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6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#FF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36">
      <style:table-cell-properties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36">
      <style:table-cell-properties style:vertical-align="automatic" fo:wrap-option="wrap" fo:background-color="#FF000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 fo:background-color="#FF0000"/>
      <style:text-properties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style:vertical-align="automatic" fo:wrap-option="wrap" fo:background-color="#00A933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 fo:wrap-option="wrap" fo:background-color="#00A933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ackground-color="#00A933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00A933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style:vertical-align="automatic" fo:wrap-option="wrap" fo:background-color="#00A933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fo:background-color="#00A933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00A933"/>
    </style:style>
    <style:style style:name="ce20" style:family="table-cell" style:parent-style-name="Default" style:data-style-name="N0">
      <style:table-cell-properties fo:background-color="#FF0000"/>
      <style:text-properties fo:color="#FF0000" style:font-name="Calibri" style:font-name-asian="Calibri" style:font-name-complex="Calibri"/>
    </style:style>
    <style:style style:name="ce21" style:family="table-cell" style:parent-style-name="Default" style:data-style-name="N36">
      <style:table-cell-properties style:vertical-align="automatic" fo:wrap-option="wrap" fo:background-color="#FF0000"/>
      <style:text-properties fo:color="#FF0000" style:font-name="Calibri" style:font-name-asian="Calibri" style:font-name-complex="Calibri"/>
    </style:style>
    <style:style style:name="ce22" style:family="table-cell" style:parent-style-name="Default" style:data-style-name="N0">
      <style:table-cell-properties style:vertical-align="automatic" fo:wrap-option="wrap" fo:background-color="#FF0000"/>
      <style:text-properties fo:color="#FF0000" style:font-name="Calibri" style:font-name-asian="Calibri" style:font-name-complex="Calibri"/>
    </style:style>
    <style:style style:name="ce23" style:family="table-cell" style:parent-style-name="Default" style:data-style-name="N36">
      <style:table-cell-properties style:vertical-align="automatic" fo:wrap-option="wrap" fo:background-color="#158466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style:vertical-align="automatic" fo:wrap-option="wrap" fo:background-color="#158466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ackground-color="#158466"/>
      <style:text-properties style:font-name="Calibri" style:font-name-asian="Calibri" style:font-name-complex="Calibri"/>
    </style:style>
    <style:style style:name="ce26" style:family="table-cell" style:parent-style-name="Default" style:data-style-name="N37">
      <style:table-cell-properties style:vertical-align="automatic" fo:wrap-option="wrap" fo:background-color="#158466"/>
      <style:text-properties style:font-name="Calibri" style:font-name-asian="Calibri" style:font-name-complex="Calibri"/>
    </style:style>
    <style:style style:name="ce27" style:family="table-cell" style:parent-style-name="Default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28" style:family="table-cell" style:parent-style-name="Default" style:data-style-name="N37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29" style:family="table-cell" style:parent-style-name="Default" style:data-style-name="N36">
      <style:table-cell-properties style:vertical-align="automatic" fo:wrap-option="wrap" fo:background-color="#158466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wrap-option="wrap" fo:background-color="#158466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0000"/>
    </style:style>
    <style:style style:name="ce32" style:family="table-cell" style:parent-style-name="Default" style:data-style-name="N36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#FFFF00"/>
    </style:style>
    <style:style style:name="ce36" style:family="table-cell" style:parent-style-name="Default" style:data-style-name="N36">
      <style:table-cell-properties style:vertical-align="automatic" fo:wrap-option="wrap" fo:background-color="#FFFF00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fo:background-color="#FFFF00"/>
      <style:text-properties fo:font-size="10pt" style:font-size-asian="10pt" style:font-size-complex="10pt"/>
    </style:style>
    <style:style style:name="ce38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/>
    </style:style>
    <style:style style:name="ce39" style:family="table-cell" style:parent-style-name="Excel_32_Built-in_32_Hyperlink" style:data-style-name="N0">
      <style:table-cell-properties fo:border-top="thin solid #DDDDDD" fo:border-bottom="none" fo:border-left="none" fo:border-right="none"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ce40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Default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/>
    </style:style>
    <style:style style:name="ce43" style:family="table-cell" style:parent-style-name="Default" style:data-style-name="N0">
      <style:table-cell-properties style:vertical-align="automatic" fo:wrap-option="wrap" fo:background-color="transparent"/>
      <style:text-properties fo:color="#FF0000" style:font-name="Calibri" style:font-name-asian="Calibri" style:font-name-complex="Calibri"/>
    </style:style>
    <style:style style:name="ce44" style:family="table-cell" style:parent-style-name="Default" style:data-style-name="N0">
      <style:table-cell-properties fo:background-color="transparent"/>
      <style:text-properties fo:color="#FF0000" style:font-name="Calibri" style:font-name-asian="Calibri" style:font-name-complex="Calibri"/>
    </style:style>
    <style:style style:name="ce45" style:family="table-cell" style:parent-style-name="Default" style:data-style-name="N30">
      <style:table-cell-properties style:vertical-align="automatic" fo:wrap-option="wrap"/>
      <style:text-properties fo:font-size="10pt" style:font-size-asian="10pt" style:font-size-complex="10pt"/>
    </style:style>
    <style:style style:name="ce46" style:family="table-cell" style:parent-style-name="Excel_32_Built-in_32_Hyperlink" style:data-style-name="N0">
      <style:table-cell-properties fo:border-top="thin solid #DDDDDD" fo:border-bottom="none" fo:border-left="none" fo:border-right="none" style:vertical-align="automatic" fo:background-color="transparent"/>
      <style:text-properties fo:color="#0563C1" style:font-name="Calibri" style:font-name-asian="Calibri" style:font-name-complex="Calibri" style:text-underline-style="none" style:text-underline-type="none"/>
    </style:style>
    <style:style style:name="ce47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48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 style:text-underline-style="solid" style:text-underline-type="single"/>
    </style:style>
    <style:style style:name="ce49" style:family="table-cell" style:parent-style-name="Default" style:data-style-name="N37">
      <style:table-cell-properties style:vertical-align="automatic" fo:wrap-option="wrap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36">
      <style:table-cell-properties style:vertical-align="automatic" fo:wrap-option="wrap" fo:background-color="#ED1C24"/>
      <style:text-properties style:font-name="Calibri" style:font-name-asian="Calibri" style:font-name-complex="Calibri"/>
    </style:style>
    <style:style style:name="ce52" style:family="table-cell" style:parent-style-name="Default" style:data-style-name="N0">
      <style:table-cell-properties style:vertical-align="automatic" fo:wrap-option="wrap" fo:background-color="#ED1C24"/>
      <style:text-properties style:font-name="Calibri" style:font-name-asian="Calibri" style:font-name-complex="Calibri"/>
    </style:style>
    <style:style style:name="ce53" style:family="table-cell" style:parent-style-name="Default" style:data-style-name="N0">
      <style:table-cell-properties fo:background-color="#ED1C24"/>
      <style:text-properties style:font-name="Calibri" style:font-name-asian="Calibri" style:font-name-complex="Calibri"/>
    </style:style>
    <style:style style:name="ce54" style:family="table-cell" style:parent-style-name="Default" style:data-style-name="N37">
      <style:table-cell-properties style:vertical-align="automatic" fo:wrap-option="wrap" fo:background-color="#00A933"/>
      <style:text-properties style:font-name="Calibri" style:font-name-asian="Calibri" style:font-name-complex="Calibri"/>
    </style:style>
    <style:style style:name="ce55" style:family="table-cell" style:parent-style-name="Default" style:data-style-name="N36">
      <style:table-cell-properties style:vertical-align="automatic" fo:wrap-option="wrap" fo:background-color="#00A65D"/>
      <style:text-properties style:font-name="Calibri" style:font-name-asian="Calibri" style:font-name-complex="Calibri"/>
    </style:style>
    <style:style style:name="ce56" style:family="table-cell" style:parent-style-name="Default" style:data-style-name="N0">
      <style:table-cell-properties style:vertical-align="automatic" fo:wrap-option="wrap" fo:background-color="#00A65D"/>
      <style:text-properties style:font-name="Calibri" style:font-name-asian="Calibri" style:font-name-complex="Calibri"/>
    </style:style>
    <style:style style:name="ce57" style:family="table-cell" style:parent-style-name="Default" style:data-style-name="N0">
      <style:table-cell-properties fo:background-color="#00A65D"/>
      <style:text-properties style:font-name="Calibri" style:font-name-asian="Calibri" style:font-name-complex="Calibri"/>
    </style:style>
    <style:style style:name="ce58" style:family="table-cell" style:parent-style-name="Default" style:data-style-name="N36">
      <style:table-cell-properties style:vertical-align="automatic" fo:wrap-option="wrap" fo:background-color="#FFF200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style:vertical-align="automatic" fo:wrap-option="wrap" fo:background-color="#FFF200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fo:background-color="#FFF200"/>
      <style:text-properties style:font-name="Calibri" style:font-name-asian="Calibri" style:font-name-complex="Calibri"/>
    </style:style>
    <style:style style:name="ce61" style:family="table-cell" style:parent-style-name="Default" style:data-style-name="N37">
      <style:table-cell-properties style:vertical-align="automatic" fo:wrap-option="wrap" fo:background-color="#00A65D"/>
      <style:text-properties style:font-name="Calibri" style:font-name-asian="Calibri" style:font-name-complex="Calibri"/>
    </style:style>
    <style:style style:name="ce62" style:family="table-cell" style:parent-style-name="Default" style:data-style-name="N36">
      <style:table-cell-properties style:vertical-align="automatic" fo:wrap-option="wrap" fo:background-color="#FF3333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vertical-align="automatic" fo:wrap-option="wrap" fo:background-color="#FF3333"/>
      <style:text-properties style:font-name="Calibri" style:font-name-asian="Calibri" style:font-name-complex="Calibri"/>
    </style:style>
    <style:style style:name="ce64" style:family="table-cell" style:parent-style-name="Default" style:data-style-name="N0">
      <style:table-cell-properties fo:background-color="#FF3333"/>
      <style:text-properties style:font-name="Calibri" style:font-name-asian="Calibri" style:font-name-complex="Calibri"/>
    </style:style>
    <style:style style:name="ce65" style:family="table-cell" style:parent-style-name="Default" style:data-style-name="N36">
      <style:table-cell-properties style:vertical-align="automatic" fo:wrap-option="wrap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ext-properties style:font-name="Calibri" style:font-name-asian="Calibri" style:font-name-complex="Calibri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36">
      <style:table-cell-properties style:vertical-align="automatic" fo:wrap-option="wrap" fo:background-color="#EF413D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style:vertical-align="automatic" fo:wrap-option="wrap" fo:background-color="#EF413D"/>
      <style:text-properties style:font-name="Calibri" style:font-name-asian="Calibri" style:font-name-complex="Calibri"/>
    </style:style>
    <style:style style:name="ce71" style:family="table-cell" style:parent-style-name="Default" style:data-style-name="N0">
      <style:table-cell-properties fo:background-color="#EF413D"/>
      <style:text-properties style:font-name="Calibri" style:font-name-asian="Calibri" style:font-name-complex="Calibri"/>
    </style:style>
    <style:style style:name="ce72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#F9F9F9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/>
    </style:style>
    <style:style style:name="ce73" style:family="table-cell" style:parent-style-name="Default" style:data-style-name="N0">
      <style:table-cell-properties fo:background-color="#FFFFFF"/>
      <style:text-properties style:font-name="Calibri" style:font-name-asian="Calibri" style:font-name-complex="Calibri"/>
    </style:style>
    <style:style style:name="ce74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/>
    </style:style>
    <style:style style:name="ce75" style:family="table-cell" style:parent-style-name="Default" style:data-style-name="N37">
      <style:table-cell-properties style:vertical-align="automatic" fo:wrap-option="wrap"/>
      <style:text-properties style:font-name="Calibri" style:font-name-asian="Calibri" style:font-name-complex="Calibri"/>
    </style:style>
    <style:style style:name="ce7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77" style:family="table-cell" style:parent-style-name="Default" style:data-style-name="N36">
      <style:table-cell-properties style:vertical-align="automatic" fo:wrap-option="wrap" fo:background-color="#009900"/>
      <style:text-properties style:font-name="Calibri" style:font-name-asian="Calibri" style:font-name-complex="Calibri"/>
    </style:style>
    <style:style style:name="ce78" style:family="table-cell" style:parent-style-name="Default" style:data-style-name="N0">
      <style:table-cell-properties style:vertical-align="automatic" fo:wrap-option="wrap" fo:background-color="#009900"/>
      <style:text-properties style:font-name="Calibri" style:font-name-asian="Calibri" style:font-name-complex="Calibri"/>
    </style:style>
    <style:style style:name="ce79" style:family="table-cell" style:parent-style-name="Default" style:data-style-name="N0">
      <style:table-cell-properties fo:background-color="#009900"/>
      <style:text-properties style:font-name="Calibri" style:font-name-asian="Calibri" style:font-name-complex="Calibri"/>
    </style:style>
    <style:style style:name="ce80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#ED1C24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/>
    </style:style>
    <style:style style:name="ce81" style:family="table-cell" style:parent-style-name="Excel_32_Built-in_32_Hyperlink" style:data-style-name="N0">
      <style:table-cell-properties fo:border-top="thin solid #DDDDDD" fo:border-bottom="none" fo:border-left="none" fo:border-right="none" style:vertical-align="automatic" fo:background-color="#ED1C24"/>
      <style:text-properties fo:color="#0563C1" style:font-name="Calibri" style:font-name-asian="Calibri" style:font-name-complex="Calibri" style:text-underline-style="solid" style:text-underline-type="single"/>
    </style:style>
    <style:style style:name="ce82" style:family="table-cell" style:parent-style-name="Default" style:data-style-name="N0">
      <style:table-cell-properties fo:background-color="#ED1C24"/>
    </style:style>
    <style:style style:name="ce83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 style:text-underline-style="solid" style:text-underline-type="single"/>
    </style:style>
    <style:style style:name="ce84" style:family="table-cell" style:parent-style-name="Default" style:data-style-name="N38">
      <style:table-cell-properties fo:border-top="thin solid #DDDDDD" fo:border-bottom="none" fo:border-left="none" fo:border-right="none" style:vertical-align="top" fo:wrap-option="wrap" fo:background-color="#F9F9F9" style:repeat-content="false"/>
      <style:paragraph-properties fo:text-align="start" fo:margin-left="0cm"/>
      <style:text-properties fo:color="#333333" style:font-name="Arial1" style:font-name-asian="Arial1" style:font-name-complex="Arial1" fo:font-size="8pt" style:font-size-asian="8pt" style:font-size-complex="8pt" style:text-underline-style="solid" style:text-underline-type="single"/>
    </style:style>
    <style:style style:name="ce85" style:family="table-cell" style:parent-style-name="Default" style:data-style-name="N36">
      <style:table-cell-properties style:vertical-align="automatic" fo:wrap-option="wrap" fo:background-color="#0066B3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style:vertical-align="automatic" fo:wrap-option="wrap" fo:background-color="#0066B3"/>
      <style:text-properties style:font-name="Calibri" style:font-name-asian="Calibri" style:font-name-complex="Calibri"/>
    </style:style>
    <style:style style:name="ce87" style:family="table-cell" style:parent-style-name="Default" style:data-style-name="N0">
      <style:table-cell-properties fo:background-color="#0066B3"/>
    </style:style>
    <style:style style:name="ce88" style:family="table-cell" style:parent-style-name="Default" style:data-style-name="N0">
      <style:table-cell-properties fo:background-color="#0066B3"/>
      <style:text-properties style:font-name="Calibri" style:font-name-asian="Calibri" style:font-name-complex="Calibri"/>
    </style:style>
    <style:style style:name="ce89" style:family="table-cell" style:parent-style-name="Default" style:data-style-name="N0">
      <style:table-cell-properties fo:background-color="#00A933"/>
    </style:style>
    <style:style style:name="ce90" style:family="table-cell" style:parent-style-name="Default" style:data-style-name="N36">
      <style:table-cell-properties style:vertical-align="automatic" fo:wrap-option="wrap" fo:background-color="#FF3333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automatic" fo:wrap-option="wrap" fo:background-color="#FF3333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3333"/>
    </style:style>
    <style:style style:name="ce93" style:family="table-cell" style:parent-style-name="Default" style:data-style-name="N38">
      <style:table-cell-properties fo:border-top="2pt solid #DDDDDD" fo:border-bottom="none" fo:border-left="none" fo:border-right="none" style:vertical-align="top" fo:wrap-option="wrap" fo:background-color="#FF4000" style:repeat-content="false"/>
      <style:paragraph-properties fo:text-align="start" fo:margin-left="0cm"/>
      <style:text-properties fo:color="#333333" fo:font-size="8pt" style:font-size-asian="8pt" style:font-size-complex="8pt"/>
    </style:style>
    <style:style style:name="ce94" style:family="table-cell" style:parent-style-name="Hyperlink" style:data-style-name="N0">
      <style:table-cell-properties fo:border-top="2pt solid #DDDDDD" fo:border-bottom="none" fo:border-left="none" fo:border-right="none" style:vertical-align="automatic" fo:background-color="#FF4000"/>
      <style:text-properties fo:color="#0563C1" fo:font-size="10pt" style:font-size-asian="10pt" style:font-size-complex="10pt" style:text-underline-style="solid" style:text-underline-type="single"/>
    </style:style>
    <style:style style:name="ce95" style:family="table-cell" style:parent-style-name="Default" style:data-style-name="N0">
      <style:table-cell-properties fo:background-color="#FF4000"/>
    </style:style>
    <style:style style:name="ce96" style:family="table-cell" style:parent-style-name="Default" style:data-style-name="N0">
      <style:table-cell-properties style:vertical-align="automatic" fo:wrap-option="wrap" fo:background-color="#00A933"/>
    </style:style>
    <style:style style:name="ce97" style:family="table-cell" style:parent-style-name="Default" style:data-style-name="N19">
      <style:table-cell-properties fo:background-color="#70AD47"/>
      <style:text-properties fo:font-size="8pt" style:font-size-asian="8pt" style:font-size-complex="8pt"/>
    </style:style>
    <style:style style:name="ce98" style:family="table-cell" style:parent-style-name="Hyperlink" style:data-style-name="N0">
      <style:table-cell-properties style:vertical-align="automatic" fo:background-color="#70AD47"/>
      <style:text-properties fo:color="#000000" fo:font-size="10pt" style:font-size-asian="10pt" style:font-size-complex="10pt" style:text-underline-style="solid" style:text-underline-type="single"/>
    </style:style>
    <style:style style:name="ce99" style:family="table-cell" style:parent-style-name="Hyperlink" style:data-style-name="N0">
      <style:table-cell-properties fo:border-top="2pt solid #DDDDDD" fo:border-bottom="none" fo:border-left="none" fo:border-right="none" style:vertical-align="top" fo:wrap-option="wrap" fo:background-color="#70AD47" style:repeat-content="false"/>
      <style:paragraph-properties fo:text-align="start" fo:margin-left="0cm"/>
      <style:text-properties fo:color="#000000" fo:font-size="10pt" style:font-size-asian="10pt" style:font-size-complex="10pt" style:text-underline-style="solid" style:text-underline-type="single"/>
    </style:style>
    <style:style style:name="ce100" style:family="table-cell" style:parent-style-name="Default" style:data-style-name="N0">
      <style:table-cell-properties fo:background-color="#70AD47"/>
      <style:text-properties style:font-name="Calibri" style:font-name-asian="Calibri" style:font-name-complex="Calibri"/>
    </style:style>
    <style:style style:name="ce101" style:family="table-cell" style:parent-style-name="Default" style:data-style-name="N37">
      <style:table-cell-properties style:vertical-align="automatic" fo:wrap-option="wrap" fo:background-color="#FF3333"/>
      <style:text-properties style:font-name="Calibri" style:font-name-asian="Calibri" style:font-name-complex="Calibri"/>
    </style:style>
    <style:style style:name="ce102" style:family="table-cell" style:parent-style-name="Default" style:data-style-name="N38">
      <style:table-cell-properties style:vertical-align="automatic" fo:wrap-option="wrap" fo:background-color="#00A933"/>
    </style:style>
    <style:style style:name="ce103" style:family="table-cell" style:parent-style-name="Default" style:data-style-name="N39">
      <style:table-cell-properties fo:border-top="2pt solid #DDDDDD" fo:border-bottom="none" fo:border-left="none" fo:border-right="none" style:vertical-align="top" fo:wrap-option="wrap" fo:background-color="#F9F9F9" style:repeat-content="false"/>
      <style:paragraph-properties fo:text-align="start" fo:margin-left="0cm"/>
      <style:text-properties fo:color="#333333" fo:font-size="8pt" style:font-size-asian="8pt" style:font-size-complex="8pt"/>
    </style:style>
    <style:style style:name="ce104" style:family="table-cell" style:parent-style-name="Hyperlink" style:data-style-name="N0">
      <style:table-cell-properties fo:border-top="2pt solid #DDDDDD" fo:border-bottom="none" fo:border-left="none" fo:border-right="none" style:vertical-align="top" fo:wrap-option="wrap" fo:background-color="#F9F9F9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105" style:family="table-cell" style:parent-style-name="Hyperlink" style:data-style-name="N0">
      <style:table-cell-properties style:vertical-align="top" fo:wrap-option="wrap" fo:background-color="#F9F9F9" style:repeat-content="false"/>
      <style:paragraph-properties fo:text-align="start" fo:margin-left="0cm"/>
      <style:text-properties fo:color="#0563C1" fo:font-size="10pt" style:font-size-asian="10pt" style:font-size-complex="10pt" style:text-underline-style="solid" style:text-underline-type="single"/>
    </style:style>
    <style:style style:name="ce106" style:family="table-cell" style:parent-style-name="Default" style:data-style-name="N0">
      <style:table-cell-properties style:vertical-align="automatic" fo:wrap-option="wrap"/>
    </style:style>
    <style:style style:name="ce107" style:family="table-cell" style:parent-style-name="Default" style:data-style-name="N0">
      <style:table-cell-properties style:vertical-align="automatic" fo:wrap-option="wrap" fo:background-color="#FF0000"/>
    </style:style>
    <style:style style:name="ce108" style:family="table-cell" style:parent-style-name="Default" style:data-style-name="N0">
      <style:table-cell-properties style:vertical-align="automatic" fo:wrap-option="wrap" fo:background-color="#00B050"/>
    </style:style>
    <style:style style:name="ce109" style:family="table-cell" style:parent-style-name="Default" style:data-style-name="N0">
      <style:table-cell-properties fo:background-color="#00B050"/>
    </style:style>
    <style:style style:name="ce110" style:family="table-cell" style:parent-style-name="Default" style:data-style-name="N19">
      <style:text-properties fo:color="#333333" fo:font-size="8pt" style:font-size-asian="8pt" style:font-size-complex="8pt"/>
    </style:style>
    <style:style style:name="ce111" style:family="table-cell" style:parent-style-name="Hyperlink" style:data-style-name="N0">
      <style:table-cell-properties style:vertical-align="automatic" fo:background-color="transparent"/>
      <style:text-properties fo:color="#0563C1" fo:font-size="10pt" style:font-size-asian="10pt" style:font-size-complex="10pt" style:text-underline-style="solid" style:text-underline-type="single"/>
    </style:style>
    <style:style style:name="ce11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3.081cm"/>
    </style:style>
    <style:style style:name="co2" style:family="table-column">
      <style:table-column-properties fo:break-before="auto" style:column-width="14.859cm"/>
    </style:style>
    <style:style style:name="co3" style:family="table-column">
      <style:table-column-properties fo:break-before="auto" style:column-width="7.6835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6.2771666666667cm"/>
    </style:style>
    <style:style style:name="co7" style:family="table-column">
      <style:table-column-properties fo:break-before="auto" style:column-width="15.4516666666667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7.38716666666667cm"/>
    </style:style>
    <style:style style:name="co10" style:family="table-column">
      <style:table-column-properties fo:break-before="auto" style:column-width="18.3515cm"/>
    </style:style>
    <style:style style:name="co11" style:family="table-column">
      <style:table-column-properties fo:break-before="auto" style:column-width="5.54566666666667cm"/>
    </style:style>
    <style:style style:name="co12" style:family="table-column">
      <style:table-column-properties fo:break-before="auto" style:column-width="5.6515cm"/>
    </style:style>
    <style:style style:name="co13" style:family="table-column">
      <style:table-column-properties fo:break-before="auto" style:column-width="3.19616666666667cm"/>
    </style:style>
    <style:style style:name="co14" style:family="table-column">
      <style:table-column-properties fo:break-before="auto" style:column-width="6.9215cm"/>
    </style:style>
    <style:style style:name="co15" style:family="table-column">
      <style:table-column-properties fo:break-before="auto" style:column-width="13.56783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1.3241666666667cm"/>
    </style:style>
    <style:style style:name="co18" style:family="table-column">
      <style:table-column-properties fo:break-before="auto" style:column-width="4.42383333333333cm"/>
    </style:style>
    <style:style style:name="co19" style:family="table-column">
      <style:table-column-properties fo:break-before="auto" style:column-width="3.556cm"/>
    </style:style>
    <style:style style:name="co20" style:family="table-column">
      <style:table-column-properties fo:break-before="auto" style:column-width="12.1285cm"/>
    </style:style>
    <style:style style:name="co21" style:family="table-column">
      <style:table-column-properties fo:break-before="auto" style:column-width="5.73616666666667cm"/>
    </style:style>
    <style:style style:name="co22" style:family="table-column">
      <style:table-column-properties fo:break-before="auto" style:column-width="2.24366666666667cm"/>
    </style:style>
    <style:style style:name="co23" style:family="table-column">
      <style:table-column-properties fo:break-before="auto" style:column-width="5.588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7.02733333333333cm"/>
    </style:style>
    <style:style style:name="co26" style:family="table-column">
      <style:table-column-properties fo:break-before="auto" style:column-width="7.3025cm"/>
    </style:style>
    <style:style style:name="co27" style:family="table-column">
      <style:table-column-properties fo:break-before="auto" style:column-width="16.8486666666667cm"/>
    </style:style>
    <style:style style:name="co28" style:family="table-column">
      <style:table-column-properties fo:break-before="auto" style:column-width="6.477cm"/>
    </style:style>
    <style:style style:name="co29" style:family="table-column">
      <style:table-column-properties fo:break-before="auto" style:column-width="7.91633333333333cm"/>
    </style:style>
    <style:style style:name="co30" style:family="table-column">
      <style:table-column-properties fo:break-before="auto" style:column-width="4.720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29.6pt" style:use-optimal-row-height="true" fo:break-before="auto"/>
    </style:style>
    <style:style style:name="ro5" style:family="table-row">
      <style:table-row-properties style:row-height="43.2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27pt" style:use-optimal-row-height="true" fo:break-before="auto"/>
    </style:style>
    <style:style style:name="ro8" style:family="table-row">
      <style:table-row-properties style:row-height="106.2pt" style:use-optimal-row-height="tru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57.6pt" style:use-optimal-row-height="true" fo:break-before="auto"/>
    </style:style>
    <style:style style:name="ro11" style:family="table-row">
      <style:table-row-properties style:row-height="28.8pt" style:use-optimal-row-height="true" fo:break-before="auto"/>
    </style:style>
    <style:style style:name="ro12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13" style:family="table-cell">
      <style:map style:condition="of:is-true-formula(ISNUMBER(SEARCH([.B2];[.C2])))" style:apply-style-name="cf16" style:base-cell-address="QuickCompare.C2"/>
    </style:style>
    <style:style style:name="ce114" style:family="table-cell">
      <style:map style:condition="of:is-true-formula(ISNUMBER(SEARCH([.B2];[.E2])))" style:apply-style-name="cf16" style:base-cell-address="QuickCompare.E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Fen Shashin Generator</text:p>
          </table:table-cell>
          <table:table-cell office:value-type="string" table:style-name="ce1">
            <text:p>Fen Chess Assistant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Mobility</text:p>
          </table:table-cell>
          <table:table-cell office:value-type="string" table:style-name="ce1">
            <text:p>Safety</text:p>
          </table:table-cell>
          <table:table-cell office:value-type="string" table:style-name="ce1">
            <text:p>Packaging density</text:p>
          </table:table-cell>
          <table:table-cell office:value-type="string" table:style-name="ce1">
            <text:p>Expansion Factor</text:p>
          </table:table-cell>
          <table:table-cell office:value-type="string" table:style-name="ce1">
            <text:p>Total - Algorith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1k1n4/1p1b1p2/1Bp1pPp1/1PP1P3/8/6P1/8/1K6 w - - bm Bc7+;</text:p>
          </table:table-cell>
          <table:table-cell office:value-type="float" office:value="0.73333334999999999" table:style-name="ce1">
            <text:p>0.7333333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307.68268" table:style-name="ce1">
            <text:p>307.68268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2.3035711999999999" table:style-name="ce1">
            <text:p>2.3035712</text:p>
          </table:table-cell>
          <table:table-cell office:value-type="string" table:style-name="ce1">
            <text:p>(154.1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1k1r2r1/pb5n/1qpp2pP/1pb1p3/4P3/1PNP1QN1/1PPB4/2K2R1R w - - bm b4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2580644999999999" table:style-name="ce1">
            <text:p>1.2580645</text:p>
          </table:table-cell>
          <table:table-cell office:value-type="float" office:value="3.6835434" table:style-name="ce1">
            <text:p>3.6835434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2.0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1k1rr2b/2q2p2/p4p1P/1p3p2/PR2bQ2/3B4/1PP5/1K1RN3 w - - bm Qc1;</text:p>
          </table:table-cell>
          <table:table-cell office:value-type="float" office:value="0.95901639999999999" table:style-name="ce1">
            <text:p>0.9590164</text:p>
          </table:table-cell>
          <table:table-cell office:value-type="float" office:value="1.3928571999999999" table:style-name="ce1">
            <text:p>1.3928572</text:p>
          </table:table-cell>
          <table:table-cell office:value-type="float" office:value="3.6590893000000002" table:style-name="ce1">
            <text:p>3.6590893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0.34545445000000002" table:style-name="ce1">
            <text:p>0.34545445</text:p>
          </table:table-cell>
          <table:table-cell office:value-type="string" table:style-name="ce1">
            <text:p>(2.0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6/bPN2pp1/Pp2p3/p1p5/2pn4/3P4/PPR5/1K6 w - - 0 1</text:p>
          </table:table-cell>
          <table:table-cell office:value-type="string" table:style-name="ce1">
            <text:p>1k6/bPN2pp1/Pp2p3/p1p5/2pn4/3P4/PPR5/1K6 w - - bm Na8;</text:p>
          </table:table-cell>
          <table:table-cell office:value-type="float" office:value="0.98113209999999995" table:style-name="ce1">
            <text:p>0.9811321</text:p>
          </table:table-cell>
          <table:table-cell office:value-type="float" office:value="1.1764706" table:style-name="ce1">
            <text:p>1.1764706</text:p>
          </table:table-cell>
          <table:table-cell office:value-type="float" office:value="8.0431000000000008" table:style-name="ce1">
            <text:p>8.0431</text:p>
          </table:table-cell>
          <table:table-cell office:value-type="float" office:value="-1.4285713E-2" table:style-name="ce1">
            <text:p>-0.014285713</text:p>
          </table:table-cell>
          <table:table-cell office:value-type="float" office:value="0.65000009999999997" table:style-name="ce1">
            <text:p>0.6500001</text:p>
          </table:table-cell>
          <table:table-cell office:value-type="string" table:style-name="ce1">
            <text:p>(3.8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6/2pp4/3k1P2/p7/1pK1P3/5P1P/3r2N1/8 w - - 0 1</text:p>
          </table:table-cell>
          <table:table-cell office:value-type="string" table:style-name="ce1">
            <text:p>1N6/2pp4/3k1P2/p7/1pK1P3/5P1P/3r2N1/8 w - - bm e5+;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0.8125" table:style-name="ce1">
            <text:p>0.8125</text:p>
          </table:table-cell>
          <table:table-cell office:value-type="float" office:value="4.6525726000000001" table:style-name="ce1">
            <text:p>4.6525726</text:p>
          </table:table-cell>
          <table:table-cell office:value-type="float" office:value="-0.10416667" table:style-name="ce1">
            <text:p>-0.10416667</text:p>
          </table:table-cell>
          <table:table-cell office:value-type="float" office:value="0.45238089999999997" table:style-name="ce1">
            <text:p>0.4523809</text:p>
          </table:table-cell>
          <table:table-cell office:value-type="string" table:style-name="ce1">
            <text:p>(1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1">
            <text:p>1nrrb1k1/1qn1bppp/pp2p3/3pP3/N2P3P/1P1B1NP1/PBR1QPK1/2R5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4838709999999999" table:style-name="ce1">
            <text:p>1.483871</text:p>
          </table:table-cell>
          <table:table-cell office:value-type="float" office:value="8.1496630000000003" table:style-name="ce1">
            <text:p>8.149663</text:p>
          </table:table-cell>
          <table:table-cell office:value-type="float" office:value="0" table:style-name="ce1">
            <text:p>0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4.3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q1r3k/3P1pp1/ppBR1n1p/4Q2P/P4P2/8/5PK1/8 w - - 0 1</text:p>
          </table:table-cell>
          <table:table-cell office:value-type="string" table:style-name="ce1">
            <text:p>1q1r3k/3P1pp1/ppBR1n1p/4Q2P/P4P2/8/5PK1/8 w - - bm Rxf6;</text:p>
          </table:table-cell>
          <table:table-cell office:value-type="float" office:value="1.0113635999999999" table:style-name="ce1">
            <text:p>1.0113636</text:p>
          </table:table-cell>
          <table:table-cell office:value-type="float" office:value="1.64" table:style-name="ce1">
            <text:p>1.64</text:p>
          </table:table-cell>
          <table:table-cell office:value-type="float" office:value="12.458329000000001" table:style-name="ce1">
            <text:p>12.458329</text:p>
          </table:table-cell>
          <table:table-cell office:value-type="float" office:value="-0.125" table:style-name="ce1">
            <text:p>-0.125</text:p>
          </table:table-cell>
          <table:table-cell office:value-type="float" office:value="2.4444442" table:style-name="ce1">
            <text:p>2.4444442</text:p>
          </table:table-cell>
          <table:table-cell office:value-type="string" table:style-name="ce1">
            <text:p>(5.9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q6/5ppk/4b2p/3pP2N/1p1p1P1B/rPbP1Q1P/6PK/2R5 w - - 0 1</text:p>
          </table:table-cell>
          <table:table-cell office:value-type="string" table:style-name="ce1">
            <text:p>1q6/5ppk/4b2p/3pP2N/1p1p1P1B/rPbP1Q1P/6PK/2R5 w - - bm Rf1;</text:p>
          </table:table-cell>
          <table:table-cell office:value-type="float" office:value="0.99056599999999995" table:style-name="ce1">
            <text:p>0.990566</text:p>
          </table:table-cell>
          <table:table-cell office:value-type="float" office:value="0.8947368" table:style-name="ce1">
            <text:p>0.8947368</text:p>
          </table:table-cell>
          <table:table-cell office:value-type="float" office:value="4.5995540000000004" table:style-name="ce1">
            <text:p>4.599554</text:p>
          </table:table-cell>
          <table:table-cell office:value-type="float" office:value="0" table:style-name="ce1">
            <text:p>0</text:p>
          </table:table-cell>
          <table:table-cell office:value-type="float" office:value="-0.36363625999999999" table:style-name="ce1">
            <text:p>-0.36363626</text:p>
          </table:table-cell>
          <table:table-cell office:value-type="string" table:style-name="ce1">
            <text:p>(2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q1r2/ppp3bk/3p3p/1P1Pnppb/P7/BQ2P1P1/4NPBP/1R1R2K1 w - - 0 1</text:p>
          </table:table-cell>
          <table:table-cell office:value-type="string" table:style-name="ce1">
            <text:p>1r1q1r2/ppp3bk/3p3p/1P1Pnppb/P7/BQ2P1P1/4NPBP/1R1R2K1 w - - bm Nd4;</text:p>
          </table:table-cell>
          <table:table-cell office:value-type="float" office:value="1" table:style-name="ce1">
            <text:p>1</text:p>
          </table:table-cell>
          <table:table-cell office:value-type="float" office:value="1.0526316" table:style-name="ce1">
            <text:p>1.0526316</text:p>
          </table:table-cell>
          <table:table-cell office:value-type="float" office:value="1.0726517" table:style-name="ce1">
            <text:p>1.072651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14285707" table:style-name="ce1">
            <text:p>0.14285707</text:p>
          </table:table-cell>
          <table:table-cell office:value-type="string" table:style-name="ce1">
            <text:p>(0.4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b1k1/5ppp/4p3/1p1p3P/1q2P2Q/pN3P2/PPP4P/1K1R2R1 w - - 0 1</text:p>
          </table:table-cell>
          <table:table-cell office:value-type="string" table:style-name="ce1">
            <text:p>1r1rb1k1/5ppp/4p3/1p1p3P/1q2P2Q/pN3P2/PPP4P/1K1R2R1 w - - bm Rxg7;</text:p>
          </table:table-cell>
          <table:table-cell office:value-type="float" office:value="0.99145300000000003" table:style-name="ce1">
            <text:p>0.991453</text:p>
          </table:table-cell>
          <table:table-cell office:value-type="float" office:value="1.2727272999999999" table:style-name="ce1">
            <text:p>1.2727273</text:p>
          </table:table-cell>
          <table:table-cell office:value-type="float" office:value="25.222190000000001" table:style-name="ce1">
            <text:p>25.22219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12.9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nrk1/5p1p/3p1Pp1/b3p1P1/8/3R2RQ/1P4BP/1KB1q3 w - - 0 1</text:p>
          </table:table-cell>
          <table:table-cell office:value-type="string" table:style-name="ce1">
            <text:p>1r2nrk1/5p1p/3p1Pp1/b3p1P1/8/3R2RQ/1P4BP/1KB1q3 w - - bm Rde3;</text:p>
          </table:table-cell>
          <table:table-cell office:value-type="float" office:value="0.97520660000000003" table:style-name="ce1">
            <text:p>0.9752066</text:p>
          </table:table-cell>
          <table:table-cell office:value-type="float" office:value="0.97222220000000004" table:style-name="ce1">
            <text:p>0.9722222</text:p>
          </table:table-cell>
          <table:table-cell office:value-type="float" office:value="8.4589269999999992" table:style-name="ce1">
            <text:p>8.458927</text:p>
          </table:table-cell>
          <table:table-cell office:value-type="float" office:value="-0.18095240000000001" table:style-name="ce1">
            <text:p>-0.1809524</text:p>
          </table:table-cell>
          <table:table-cell office:value-type="float" office:value="7.2727200000000006E-2" table:style-name="ce1">
            <text:p>0.0727272</text:p>
          </table:table-cell>
          <table:table-cell office:value-type="string" table:style-name="ce1">
            <text:p>(4.0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1">
            <text:p>1r2r1k1/1bp1qppn/1p1p3p/p7/P1PPp2n/BBP1P1NP/4QPP1/1R2R1K1 b - - bm Nf3;</text:p>
          </table:table-cell>
          <table:table-cell office:value-type="float" office:value="0.99315070000000005" table:style-name="ce1">
            <text:p>0.9931507</text:p>
          </table:table-cell>
          <table:table-cell office:value-type="float" office:value="0.97297299999999998" table:style-name="ce1">
            <text:p>0.972973</text:p>
          </table:table-cell>
          <table:table-cell office:value-type="float" office:value="3.6189597" table:style-name="ce1">
            <text:p>3.6189597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1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1">
            <text:p>1r3r1k/2q1b1np/3p1pp1/pp2p1P1/5P1P/PB2B3/1PPQ1R2/1K1R4 w - - bm f5;</text:p>
          </table:table-cell>
          <table:table-cell office:value-type="float" office:value="0.97674419999999995" table:style-name="ce1">
            <text:p>0.9767442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3.5819757000000001" table:style-name="ce1">
            <text:p>3.58197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20512820000000001" table:style-name="ce1">
            <text:p>0.2051282</text:p>
          </table:table-cell>
          <table:table-cell office:value-type="string" table:style-name="ce1">
            <text:p>(1.7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1pB2ppp/2b1p3/3pP3/p4Q2/P2B4/1P3PPP/2R3K1 w - - 0 1</text:p>
          </table:table-cell>
          <table:table-cell office:value-type="string" table:style-name="ce1">
            <text:p>1r3rk1/1pB2ppp/2b1p3/3pP3/p4Q2/P2B4/1P3PPP/2R3K1 w - - bm Bxh7+;</text:p>
          </table:table-cell>
          <table:table-cell office:value-type="float" office:value="1.3086420000000001" table:style-name="ce1">
            <text:p>1.30864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4.1664976999999999" table:style-name="ce1">
            <text:p>-4.1664977</text:p>
          </table:table-cell>
          <table:table-cell office:value-type="float" office:value="-2.5000006000000002E-2" table:style-name="ce1">
            <text:p>-0.025000006</text:p>
          </table:table-cell>
          <table:table-cell office:value-type="float" office:value="0.54545474000000005" table:style-name="ce1">
            <text:p>0.54545474</text:p>
          </table:table-cell>
          <table:table-cell office:value-type="string" table:style-name="ce1">
            <text:p>(25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1">
            <text:p>1r3rk1/3b1p1p/pp1p1p1Q/n1q1p3/2P1P3/P1PB1N2/6PP/1R3RK1 w - - bm Nd4;</text:p>
          </table:table-cell>
          <table:table-cell office:value-type="float" office:value="0.96899223000000001" table:style-name="ce1">
            <text:p>0.96899223</text:p>
          </table:table-cell>
          <table:table-cell office:value-type="float" office:value="0.10810810999999999" table:style-name="ce1">
            <text:p>0.10810811</text:p>
          </table:table-cell>
          <table:table-cell office:value-type="float" office:value="45.371180000000003" table:style-name="ce1">
            <text:p>45.37118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21153854999999999" table:style-name="ce1">
            <text:p>0.21153855</text:p>
          </table:table-cell>
          <table:table-cell office:value-type="string" table:style-name="ce1">
            <text:p>(8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1">
            <text:p>1r3rk1/3bqpp1/p3p2p/n1ppP2N/2nP1P1P/2PQ1N2/P3B1P1/2R2RK1 w - - bm Ng5;</text:p>
          </table:table-cell>
          <table:table-cell office:value-type="float" office:value="1" table:style-name="ce1">
            <text:p>1</text:p>
          </table:table-cell>
          <table:table-cell office:value-type="float" office:value="0.85365855999999996" table:style-name="ce1">
            <text:p>0.85365856</text:p>
          </table:table-cell>
          <table:table-cell office:value-type="float" office:value="7.3289967000000003" table:style-name="ce1">
            <text:p>7.3289967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21428585" table:style-name="ce1">
            <text:p>0.21428585</text:p>
          </table:table-cell>
          <table:table-cell office:value-type="string" table:style-name="ce1">
            <text:p>(3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5p1p/p2pb1p1/3Np1P1/2pRPR2/qP2Q1N1/P1PK3P/8 w - - 0 1</text:p>
          </table:table-cell>
          <table:table-cell office:value-type="string" table:style-name="ce1">
            <text:p>1r3rk1/5p1p/p2pb1p1/3Np1P1/2pRPR2/qP2Q1N1/P1PK3P/8 w - - bm Nf5;</text:p>
          </table:table-cell>
          <table:table-cell office:value-type="float" office:value="1.0598291" table:style-name="ce1">
            <text:p>1.0598291</text:p>
          </table:table-cell>
          <table:table-cell office:value-type="float" office:value="1" table:style-name="ce1">
            <text:p>1</text:p>
          </table:table-cell>
          <table:table-cell office:value-type="float" office:value="2.9903026000000001" table:style-name="ce1">
            <text:p>2.9903026</text:p>
          </table:table-cell>
          <table:table-cell office:value-type="float" office:value="1.8749997000000001E-2" table:style-name="ce1">
            <text:p>0.018749997</text:p>
          </table:table-cell>
          <table:table-cell office:value-type="float" office:value="0.41666674999999997" table:style-name="ce1">
            <text:p>0.41666675</text:p>
          </table:table-cell>
          <table:table-cell office:value-type="string" table:style-name="ce1">
            <text:p>(1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6p1/p1pb1qPp/3p4/4nPR1/2N4Q/PPP4P/2K1BR2 b - - 0 1</text:p>
          </table:table-cell>
          <table:table-cell office:value-type="string" table:style-name="ce1">
            <text:p>1r3rk1/6p1/p1pb1qPp/3p4/4nPR1/2N4Q/PPP4P/2K1BR2 b - - bm Rxb2;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1.2571429000000001" table:style-name="ce1">
            <text:p>1.2571429</text:p>
          </table:table-cell>
          <table:table-cell office:value-type="float" office:value="1.0775771000000001" table:style-name="ce1">
            <text:p>1.0775771</text:p>
          </table:table-cell>
          <table:table-cell office:value-type="float" office:value="4.1666670000000003E-2" table:style-name="ce1">
            <text:p>0.04166667</text:p>
          </table:table-cell>
          <table:table-cell office:value-type="float" office:value="5.303049E-2" table:style-name="ce1">
            <text:p>0.05303049</text:p>
          </table:table-cell>
          <table:table-cell office:value-type="string" table:style-name="ce1">
            <text:p>(0.7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4k1/1nq3pp/pp1pp1r1/8/PPP2P2/6P1/5N1P/2RQR1K1 w - - 0 1</text:p>
          </table:table-cell>
          <table:table-cell office:value-type="string" table:style-name="ce1">
            <text:p>1r4k1/1nq3pp/pp1pp1r1/8/PPP2P2/6P1/5N1P/2RQR1K1 w - - bm f5;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2.7437900000000002" table:style-name="ce1">
            <text:p>2.74379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18181824999999999" table:style-name="ce1">
            <text:p>0.18181825</text:p>
          </table:table-cell>
          <table:table-cell office:value-type="string" table:style-name="ce1">
            <text:p>(1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4k3/r2p2p1/2pR1p1p/2P1pP1P/pPK1P1P1/P7/1B6 b - - 0 1</text:p>
          </table:table-cell>
          <table:table-cell office:value-type="string" table:style-name="ce1">
            <text:p>1r6/4k3/r2p2p1/2pR1p1p/2P1pP1P/pPK1P1P1/P7/1B6 b - - bm Rxb3;</text:p>
          </table:table-cell>
          <table:table-cell office:value-type="float" office:value="1.1147541000000001" table:style-name="ce1">
            <text:p>1.1147541</text:p>
          </table:table-cell>
          <table:table-cell office:value-type="float" office:value="1.7333333" table:style-name="ce1">
            <text:p>1.7333333</text:p>
          </table:table-cell>
          <table:table-cell office:value-type="float" office:value="3.1984053000000001" table:style-name="ce1">
            <text:p>3.1984053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29999995000000002" table:style-name="ce1">
            <text:p>0.29999995</text:p>
          </table:table-cell>
          <table:table-cell office:value-type="string" table:style-name="ce1">
            <text:p>(2.7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nrk1/1p1qp2p/p1np1p1Q/3NPp2/2P5/3B1N1P/P2B2P1/R6K w - - 0 1</text:p>
          </table:table-cell>
          <table:table-cell office:value-type="string" table:style-name="ce1">
            <text:p>1rb1nrk1/1p1qp2p/p1np1p1Q/3NPp2/2P5/3B1N1P/P2B2P1/R6K w - - bm g4;</text:p>
          </table:table-cell>
          <table:table-cell office:value-type="float" office:value="0.89361703000000003" table:style-name="ce1">
            <text:p>0.89361703</text:p>
          </table:table-cell>
          <table:table-cell office:value-type="float" office:value="2.5" table:style-name="ce1">
            <text:p>2.5</text:p>
          </table:table-cell>
          <table:table-cell office:value-type="float" office:value="-38.511592999999998" table:style-name="ce1">
            <text:p>-38.511593</text:p>
          </table:table-cell>
          <table:table-cell office:value-type="float" office:value="-9.9999993999999995E-2" table:style-name="ce1">
            <text:p>-0.099999994</text:p>
          </table:table-cell>
          <table:table-cell office:value-type="float" office:value="1.0119047000000001" table:style-name="ce1">
            <text:p>1.0119047</text:p>
          </table:table-cell>
          <table:table-cell office:value-type="string" table:style-name="ce1">
            <text:p>(2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1">
            <text:p>1rb1nrk1/1p1qp2p/p1np1ppQ/3N1P2/2P1P3/3B1N1P/P2B2P1/R6K w - - bm e5;</text:p>
          </table:table-cell>
          <table:table-cell office:value-type="float" office:value="0.92198579999999997" table:style-name="ce1">
            <text:p>0.9219858</text:p>
          </table:table-cell>
          <table:table-cell office:value-type="float" office:value="2.2608695000000001" table:style-name="ce1">
            <text:p>2.2608695</text:p>
          </table:table-cell>
          <table:table-cell office:value-type="float" office:value="-10.469714" table:style-name="ce1">
            <text:p>-10.469714</text:p>
          </table:table-cell>
          <table:table-cell office:value-type="float" office:value="-0.15833335000000001" table:style-name="ce1">
            <text:p>-0.15833335</text:p>
          </table:table-cell>
          <table:table-cell office:value-type="float" office:value="1.1538463000000001" table:style-name="ce1">
            <text:p>1.1538463</text:p>
          </table:table-cell>
          <table:table-cell office:value-type="string" table:style-name="ce1">
            <text:p>(2.5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r1k1/1p3pb1/p5pp/P1pPn3/Nq3B2/R4P2/1P1QB1PP/4K2R b K - 0 1</text:p>
          </table:table-cell>
          <table:table-cell office:value-type="string" table:style-name="ce1">
            <text:p>1rb1r1k1/1p3pb1/p5pp/P1pPn3/Nq3B2/R4P2/1P1QB1PP/4K2R b K - bm Bf5;</text:p>
          </table:table-cell>
          <table:table-cell office:value-type="float" office:value="1" table:style-name="ce1">
            <text:p>1</text:p>
          </table:table-cell>
          <table:table-cell office:value-type="float" office:value="1.2352941" table:style-name="ce1">
            <text:p>1.2352941</text:p>
          </table:table-cell>
          <table:table-cell office:value-type="float" office:value="2.7484035000000002" table:style-name="ce1">
            <text:p>2.7484035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30769229999999997" table:style-name="ce1">
            <text:p>-0.3076923</text:p>
          </table:table-cell>
          <table:table-cell office:value-type="string" table:style-name="ce1">
            <text:p>(1.7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1">
            <text:p>1rb1r1k1/2qn1pbp/pp1p2p1/2nP4/P1p1PP2/2N1BQNP/1PB3P1/R4R1K w - - bm e5;</text:p>
          </table:table-cell>
          <table:table-cell office:value-type="float" office:value="1" table:style-name="ce1">
            <text:p>1</text:p>
          </table:table-cell>
          <table:table-cell office:value-type="float" office:value="1.1315789000000001" table:style-name="ce1">
            <text:p>1.1315789</text:p>
          </table:table-cell>
          <table:table-cell office:value-type="float" office:value="3.8774516999999999" table:style-name="ce1">
            <text:p>3.8774517</text:p>
          </table:table-cell>
          <table:table-cell office:value-type="float" office:value="0" table:style-name="ce1">
            <text:p>0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1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4k/p5np/3p1rp1/1ppB4/2N2P2/1P2R1P1/P1P4P/4R1K1 w - - 0 1</text:p>
          </table:table-cell>
          <table:table-cell office:value-type="string" table:style-name="ce1">
            <text:p>1rb4k/p5np/3p1rp1/1ppB4/2N2P2/1P2R1P1/P1P4P/4R1K1 w - - bm Re8+;</text:p>
          </table:table-cell>
          <table:table-cell office:value-type="float" office:value="1" table:style-name="ce1">
            <text:p>1</text:p>
          </table:table-cell>
          <table:table-cell office:value-type="float" office:value="1.6923077" table:style-name="ce1">
            <text:p>1.6923077</text:p>
          </table:table-cell>
          <table:table-cell office:value-type="float" office:value="2.9754128" table:style-name="ce1">
            <text:p>2.9754128</text:p>
          </table:table-cell>
          <table:table-cell office:value-type="float" office:value="0" table:style-name="ce1">
            <text:p>0</text:p>
          </table:table-cell>
          <table:table-cell office:value-type="float" office:value="0.36363649999999997" table:style-name="ce1">
            <text:p>0.3636365</text:p>
          </table:table-cell>
          <table:table-cell office:value-type="string" table:style-name="ce1">
            <text:p>(2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1">
            <text:p>1rr2bk1/1q3ppp/bn1p4/2nPpNP1/1p2P1N1/1p2B2P/P1B2P2/2R1Q1RK w - - bm Nf6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17.311820999999998" table:style-name="ce1">
            <text:p>17.311821</text:p>
          </table:table-cell>
          <table:table-cell office:value-type="float" office:value="-1.5476197000000001E-2" table:style-name="ce1">
            <text:p>-0.015476197</text:p>
          </table:table-cell>
          <table:table-cell office:value-type="float" office:value="0.11904764" table:style-name="ce1">
            <text:p>0.11904764</text:p>
          </table:table-cell>
          <table:table-cell office:value-type="string" table:style-name="ce1">
            <text:p>(8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Bbk1/5ppp/p3p3/8/1r3P2/4P3/P4P1P/3Q2K1 w - - 0 1</text:p>
          </table:table-cell>
          <table:table-cell office:value-type="string" table:style-name="ce1">
            <text:p>2b1Bbk1/5ppp/p3p3/8/1r3P2/4P3/P4P1P/3Q2K1 w - - bm e4;</text:p>
          </table:table-cell>
          <table:table-cell office:value-type="float" office:value="1.0454545" table:style-name="ce1">
            <text:p>1.0454545</text:p>
          </table:table-cell>
          <table:table-cell office:value-type="float" office:value="1.3076923" table:style-name="ce1">
            <text:p>1.3076923</text:p>
          </table:table-cell>
          <table:table-cell office:value-type="float" office:value="6.7079240000000002" table:style-name="ce1">
            <text:p>6.707924</text:p>
          </table:table-cell>
          <table:table-cell office:value-type="float" office:value="-6.25E-2" table:style-name="ce1">
            <text:p>-0.0625</text:p>
          </table:table-cell>
          <table:table-cell office:value-type="float" office:value="0.65277770000000002" table:style-name="ce1">
            <text:p>0.6527777</text:p>
          </table:table-cell>
          <table:table-cell office:value-type="string" table:style-name="ce1">
            <text:p>(3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3/5pkp/6p1/4P3/QppqPP2/5RPP/6BK/8 b - - 0 1</text:p>
          </table:table-cell>
          <table:table-cell office:value-type="string" table:style-name="ce1">
            <text:p>2b1r3/5pkp/6p1/4P3/QppqPP2/5RPP/6BK/8 b - - bm c3;</text:p>
          </table:table-cell>
          <table:table-cell office:value-type="float" office:value="1" table:style-name="ce1">
            <text:p>1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-0.38932075999999999" table:style-name="ce1">
            <text:p>-0.38932076</text:p>
          </table:table-cell>
          <table:table-cell office:value-type="float" office:value="-0.16071427999999999" table:style-name="ce1">
            <text:p>-0.16071428</text:p>
          </table:table-cell>
          <table:table-cell office:value-type="float" office:value="-0.44444442000000001" table:style-name="ce1">
            <text:p>-0.44444442</text:p>
          </table:table-cell>
          <table:table-cell office:value-type="string" table:style-name="ce1">
            <text:p>(0.6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1">
            <text:p>2b2bkr/2p1qn2/1p4r1/pNpPp1pp/2P1Pp2/P1Q2P1P/1P1R2PN/3BR1K1 b - - bm g4;</text:p>
          </table:table-cell>
          <table:table-cell office:value-type="float" office:value="1.0068965000000001" table:style-name="ce1">
            <text:p>1.0068965</text:p>
          </table:table-cell>
          <table:table-cell office:value-type="float" office:value="0.86486490000000005" table:style-name="ce1">
            <text:p>0.8648649</text:p>
          </table:table-cell>
          <table:table-cell office:value-type="float" office:value="3.0866140999999998" table:style-name="ce1">
            <text:p>3.0866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K1k/1p3p2/1r4p1/R5Pp/p7/1p1R2P1/4p3/8 w - - 0 1</text:p>
          </table:table-cell>
          <table:table-cell office:value-type="string" table:style-name="ce1">
            <text:p>2B2K1k/1p3p2/1r4p1/R5Pp/p7/1p1R2P1/4p3/8 w - - bm Re3;</text:p>
          </table:table-cell>
          <table:table-cell office:value-type="float" office:value="1.2708333999999999" table:style-name="ce1">
            <text:p>1.2708334</text:p>
          </table:table-cell>
          <table:table-cell office:value-type="float" office:value="2.1428569999999998" table:style-name="ce1">
            <text:p>2.142857</text:p>
          </table:table-cell>
          <table:table-cell office:value-type="float" office:value="-0.72291099999999997" table:style-name="ce1">
            <text:p>-0.722911</text:p>
          </table:table-cell>
          <table:table-cell office:value-type="float" office:value="0.10714285" table:style-name="ce1">
            <text:p>0.10714285</text:p>
          </table:table-cell>
          <table:table-cell office:value-type="float" office:value="1.6666666999999999" table:style-name="ce1">
            <text:p>1.6666667</text:p>
          </table:table-cell>
          <table:table-cell office:value-type="string" table:style-name="ce1">
            <text:p>(4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1">
            <text:p>2b2r2/2r2pbk/4n1pp/pp1pP3/2pP3q/P1P1B2P/1P1QNRPK/1B3R2 w - - bm Rf6;</text:p>
          </table:table-cell>
          <table:table-cell office:value-type="float" office:value="1" table:style-name="ce1">
            <text:p>1</text:p>
          </table:table-cell>
          <table:table-cell office:value-type="float" office:value="0.875" table:style-name="ce1">
            <text:p>0.875</text:p>
          </table:table-cell>
          <table:table-cell office:value-type="float" office:value="6.9959764" table:style-name="ce1">
            <text:p>6.9959764</text:p>
          </table:table-cell>
          <table:table-cell office:value-type="float" office:value="0" table:style-name="ce1">
            <text:p>0</text:p>
          </table:table-cell>
          <table:table-cell office:value-type="float" office:value="-0.42857146000000002" table:style-name="ce1">
            <text:p>-0.42857146</text:p>
          </table:table-cell>
          <table:table-cell office:value-type="string" table:style-name="ce1">
            <text:p>(3.5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1">
            <text:p>2b2rk1/r5p1/2n1p2p/pp1pP1BQ/q1pP1P2/P1P5/R1P3P1/2N2RK1 w - - bm f5;</text:p>
          </table:table-cell>
          <table:table-cell office:value-type="float" office:value="1" table:style-name="ce1">
            <text:p>1</text:p>
          </table:table-cell>
          <table:table-cell office:value-type="float" office:value="1.0322579999999999" table:style-name="ce1">
            <text:p>1.032258</text:p>
          </table:table-cell>
          <table:table-cell office:value-type="float" office:value="3.7204372999999999" table:style-name="ce1">
            <text:p>3.7204373</text:p>
          </table:table-cell>
          <table:table-cell office:value-type="float" office:value="2.8571427E-2" table:style-name="ce1">
            <text:p>0.0285714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q1b2/1p3k2/1r1p1p1p/pNpP1PpP/P1P3P1/6B1/1P5Q/2K1R3 w - - 0 1</text:p>
          </table:table-cell>
          <table:table-cell office:value-type="string" table:style-name="ce1">
            <text:p>2bq1b2/1p3k2/1r1p1p1p/pNpP1PpP/P1P3P1/6B1/1P5Q/2K1R3 w - - bm Re6;</text:p>
          </table:table-cell>
          <table:table-cell office:value-type="float" office:value="0.99090909999999999" table:style-name="ce1">
            <text:p>0.9909091</text:p>
          </table:table-cell>
          <table:table-cell office:value-type="float" office:value="2.6428569999999998" table:style-name="ce1">
            <text:p>2.642857</text:p>
          </table:table-cell>
          <table:table-cell office:value-type="float" office:value="-68.142700000000005" table:style-name="ce1">
            <text:p>-68.142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83333349999999995" table:style-name="ce1">
            <text:p>0.8333335</text:p>
          </table:table-cell>
          <table:table-cell office:value-type="string" table:style-name="ce1">
            <text:p>(4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2Br1/p6b/Pq1r4/1p2p1b1/1Ppp2p1/Q1P3N1/5RPP/R3N1K1 b - - 0 1</text:p>
          </table:table-cell>
          <table:table-cell office:value-type="string" table:style-name="ce1">
            <text:p>2k2Br1/p6b/Pq1r4/1p2p1b1/1Ppp2p1/Q1P3N1/5RPP/R3N1K1 b - - bm Rf6;</text:p>
          </table:table-cell>
          <table:table-cell office:value-type="float" office:value="0.94736843999999998" table:style-name="ce1">
            <text:p>0.94736844</text:p>
          </table:table-cell>
          <table:table-cell office:value-type="float" office:value="1.0769230999999999" table:style-name="ce1">
            <text:p>1.0769231</text:p>
          </table:table-cell>
          <table:table-cell office:value-type="float" office:value="2.9354968000000001" table:style-name="ce1">
            <text:p>2.9354968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(1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5/2p5/1q1p4/pPpPp1pp/N1P1Pp2/P4PbP/KQ4P1/8 w - - 0 1</text:p>
          </table:table-cell>
          <table:table-cell office:value-type="string" table:style-name="ce1">
            <text:p>2k5/2p5/1q1p4/pPpPp1pp/N1P1Pp2/P4PbP/KQ4P1/8 w - - bm h4;</text:p>
          </table:table-cell>
          <table:table-cell office:value-type="float" office:value="0.98765429999999999" table:style-name="ce1">
            <text:p>0.9876543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15.905014" table:style-name="ce1">
            <text:p>15.905014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27272750000000001" table:style-name="ce1">
            <text:p>-0.2727275</text:p>
          </table:table-cell>
          <table:table-cell office:value-type="string" table:style-name="ce1">
            <text:p>(8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5/p7/Pp1p1b2/1P1P1p2/2P2P1p/3K3P/5B2/8 w - - 0 1</text:p>
          </table:table-cell>
          <table:table-cell office:value-type="string" table:style-name="ce1">
            <text:p>2k5/p7/Pp1p1b2/1P1P1p2/2P2P1p/3K3P/5B2/8 w - - bm c5;</text:p>
          </table:table-cell>
          <table:table-cell office:value-type="float" office:value="1.1212120999999999" table:style-name="ce1">
            <text:p>1.1212121</text:p>
          </table:table-cell>
          <table:table-cell office:value-type="float" office:value="0.92857140000000005" table:style-name="ce1">
            <text:p>0.9285714</text:p>
          </table:table-cell>
          <table:table-cell office:value-type="float" office:value="4.2934403000000003" table:style-name="ce1">
            <text:p>4.2934403</text:p>
          </table:table-cell>
          <table:table-cell office:value-type="float" office:value="6.8749993999999995E-2" table:style-name="ce1">
            <text:p>0.0687499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1">
            <text:p>2q2r1k/p1p1b1pp/br1p1n2/2p1N1BP/Q1P1P3/8/PP1N1PP1/2KR3R w - - bm Ng6+;</text:p>
          </table:table-cell>
          <table:table-cell office:value-type="float" office:value="1.0217391" table:style-name="ce1">
            <text:p>1.0217391</text:p>
          </table:table-cell>
          <table:table-cell office:value-type="float" office:value="1.1842105000000001" table:style-name="ce1">
            <text:p>1.1842105</text:p>
          </table:table-cell>
          <table:table-cell office:value-type="float" office:value="7.1340193999999997" table:style-name="ce1">
            <text:p>7.1340194</text:p>
          </table:table-cell>
          <table:table-cell office:value-type="float" office:value="-1.8749997000000001E-2" table:style-name="ce1">
            <text:p>-0.018749997</text:p>
          </table:table-cell>
          <table:table-cell office:value-type="float" office:value="0.62637377000000005" table:style-name="ce1">
            <text:p>0.62637377</text:p>
          </table:table-cell>
          <table:table-cell office:value-type="string" table:style-name="ce1">
            <text:p>(3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2/3n1p2/p2p2k1/3PpRp1/P1n1P3/2P2QB1/1rB1R1P1/6K1 w - - 0 1</text:p>
          </table:table-cell>
          <table:table-cell office:value-type="string" table:style-name="ce1">
            <text:p>2q2r2/3n1p2/p2p2k1/3PpRp1/P1n1P3/2P2QB1/1rB1R1P1/6K1 w - - bm Rxg5+;</text:p>
          </table:table-cell>
          <table:table-cell office:value-type="float" office:value="1.0166667" table:style-name="ce1">
            <text:p>1.0166667</text:p>
          </table:table-cell>
          <table:table-cell office:value-type="float" office:value="0.86111110000000002" table:style-name="ce1">
            <text:p>0.8611111</text:p>
          </table:table-cell>
          <table:table-cell office:value-type="float" office:value="4.7929370000000002" table:style-name="ce1">
            <text:p>4.792937</text:p>
          </table:table-cell>
          <table:table-cell office:value-type="float" office:value="-0.11428571999999999" table:style-name="ce1">
            <text:p>-0.11428572</text:p>
          </table:table-cell>
          <table:table-cell office:value-type="float" office:value="-9.0909240000000002E-2" table:style-name="ce1">
            <text:p>-0.09090924</text:p>
          </table:table-cell>
          <table:table-cell office:value-type="string" table:style-name="ce1">
            <text:p>(2.2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bq1k/2r2p1P/1p2pPp1/p2pP1N1/3P4/nPP5/R2Q2K1/2RN4 w - - 0 1</text:p>
          </table:table-cell>
          <table:table-cell office:value-type="string" table:style-name="ce1">
            <text:p>2r1bq1k/2r2p1P/1p2pPp1/p2pP1N1/3P4/nPP5/R2Q2K1/2RN4 w - - bm Rxa3;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1.1785715000000001" table:style-name="ce1">
            <text:p>1.1785715</text:p>
          </table:table-cell>
          <table:table-cell office:value-type="float" office:value="22.490704999999998" table:style-name="ce1">
            <text:p>22.490705</text:p>
          </table:table-cell>
          <table:table-cell office:value-type="float" office:value="-5.2083329999999997E-2" table:style-name="ce1">
            <text:p>-0.05208333</text:p>
          </table:table-cell>
          <table:table-cell office:value-type="float" office:value="0.83333349999999995" table:style-name="ce1">
            <text:p>0.8333335</text:p>
          </table:table-cell>
          <table:table-cell office:value-type="string" table:style-name="ce1">
            <text:p>(10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k2r/1b2bppp/p3pn2/8/N2N1q1P/P4P2/1PPQ2P1/2KR1B1R b k - 0 1</text:p>
          </table:table-cell>
          <table:table-cell office:value-type="string" table:style-name="ce1">
            <text:p>2r1k2r/1b2bppp/p3pn2/8/N2N1q1P/P4P2/1PPQ2P1/2KR1B1R b k - bm Qb8;</text:p>
          </table:table-cell>
          <table:table-cell office:value-type="float" office:value="0.97810220000000003" table:style-name="ce1">
            <text:p>0.9781022</text:p>
          </table:table-cell>
          <table:table-cell office:value-type="float" office:value="1.9285715000000001" table:style-name="ce1">
            <text:p>1.9285715</text:p>
          </table:table-cell>
          <table:table-cell office:value-type="float" office:value="-3.6451851999999998" table:style-name="ce1">
            <text:p>-3.6451852</text:p>
          </table:table-cell>
          <table:table-cell office:value-type="float" office:value="3.125E-2" table:style-name="ce1">
            <text:p>0.03125</text:p>
          </table:table-cell>
          <table:table-cell office:value-type="float" office:value="-5.769229E-2" table:style-name="ce1">
            <text:p>-0.05769229</text:p>
          </table:table-cell>
          <table:table-cell office:value-type="string" table:style-name="ce1">
            <text:p>(0.5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2P2bp1/p1Q2pq1/2R3b1/1P6/4p1Bp/4B2P/3R3K w - - 0 1</text:p>
          </table:table-cell>
          <table:table-cell office:value-type="string" table:style-name="ce1">
            <text:p>2r1r1k1/2P2bp1/p1Q2pq1/2R3b1/1P6/4p1Bp/4B2P/3R3K w - - id ?; bm Qf3;</text:p>
          </table:table-cell>
          <table:table-cell office:value-type="float" office:value="0.93442625000000001" table:style-name="ce1">
            <text:p>0.93442625</text:p>
          </table:table-cell>
          <table:table-cell office:value-type="float" office:value="1.7419355000000001" table:style-name="ce1">
            <text:p>1.7419355</text:p>
          </table:table-cell>
          <table:table-cell office:value-type="float" office:value="-1.1461380000000001" table:style-name="ce1">
            <text:p>-1.146138</text:p>
          </table:table-cell>
          <table:table-cell office:value-type="float" office:value="-4.3367349999999999E-2" table:style-name="ce1">
            <text:p>-0.04336735</text:p>
          </table:table-cell>
          <table:table-cell office:value-type="float" office:value="0.53535339999999998" table:style-name="ce1">
            <text:p>0.5353534</text:p>
          </table:table-cell>
          <table:table-cell office:value-type="string" table:style-name="ce1">
            <text:p>(0.4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4bppp/1q4n1/3pP3/p1pP4/PnR2NBP/1P4P1/1B1QR2K w - - 0 1</text:p>
          </table:table-cell>
          <table:table-cell office:value-type="string" table:style-name="ce1">
            <text:p>2r1r1k1/4bppp/1q4n1/3pP3/p1pP4/PnR2NBP/1P4P1/1B1QR2K w - - bm e6;</text:p>
          </table:table-cell>
          <table:table-cell office:value-type="float" office:value="1.0072992999999999" table:style-name="ce1">
            <text:p>1.0072993</text:p>
          </table:table-cell>
          <table:table-cell office:value-type="float" office:value="0.73469390000000001" table:style-name="ce1">
            <text:p>0.7346939</text:p>
          </table:table-cell>
          <table:table-cell office:value-type="float" office:value="3.5472324" table:style-name="ce1">
            <text:p>3.5472324</text:p>
          </table:table-cell>
          <table:table-cell office:value-type="float" office:value="0" table:style-name="ce1">
            <text:p>0</text:p>
          </table:table-cell>
          <table:table-cell office:value-type="float" office:value="-0.38461518" table:style-name="ce1">
            <text:p>-0.38461518</text:p>
          </table:table-cell>
          <table:table-cell office:value-type="string" table:style-name="ce1">
            <text:p>(1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q4ppp/b2b1n2/p2p4/N2Q4/P3PPP1/1P4BP/R1BR3K b - - 0 1</text:p>
          </table:table-cell>
          <table:table-cell office:value-type="string" table:style-name="ce1">
            <text:p>2r1r1k1/q4ppp/b2b1n2/p2p4/N2Q4/P3PPP1/1P4BP/R1BR3K b - - bm Qb8;</text:p>
          </table:table-cell>
          <table:table-cell office:value-type="float" office:value="0.9710145" table:style-name="ce1">
            <text:p>0.9710145</text:p>
          </table:table-cell>
          <table:table-cell office:value-type="float" office:value="1.4444444000000001" table:style-name="ce1">
            <text:p>1.4444444</text:p>
          </table:table-cell>
          <table:table-cell office:value-type="string" table:style-name="ce1">
            <text:p>=</text:p>
          </table:table-cell>
          <table:table-cell office:value-type="float" office:value="-0.10416665999999999" table:style-name="ce1">
            <text:p>-0.10416666</text:p>
          </table:table-cell>
          <table:table-cell office:value-type="float" office:value="2.5640965000000002E-2" table:style-name="ce1">
            <text:p>0.025640965</text:p>
          </table:table-cell>
          <table:table-cell office:value-type="string" table:style-name="ce1">
            <text:p>(0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1">
            <text:p>2r1rnk1/n2b1pb1/p3p1p1/qp1pP1P1/3P1P2/1PN1B1N1/P2Q1KB1/2R4R w - - bm f5;</text:p>
          </table:table-cell>
          <table:table-cell office:value-type="float" office:value="1" table:style-name="ce1">
            <text:p>1</text:p>
          </table:table-cell>
          <table:table-cell office:value-type="float" office:value="1.7857143" table:style-name="ce1">
            <text:p>1.7857143</text:p>
          </table:table-cell>
          <table:table-cell office:value-type="float" office:value="2.2381690000000001" table:style-name="ce1">
            <text:p>2.238169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bk1/1b3p1p/4p1p1/3pP1B1/1P1R2Q1/3B2P1/5PKP/q7 b - - 0 1</text:p>
          </table:table-cell>
          <table:table-cell office:value-type="string" table:style-name="ce1">
            <text:p>2r2bk1/1b3p1p/4p1p1/3pP1B1/1P1R2Q1/3B2P1/5PKP/q7 b - - bm Rc4;</text:p>
          </table:table-cell>
          <table:table-cell office:value-type="float" office:value="1" table:style-name="ce1">
            <text:p>1</text:p>
          </table:table-cell>
          <table:table-cell office:value-type="float" office:value="1.075" table:style-name="ce1">
            <text:p>1.075</text:p>
          </table:table-cell>
          <table:table-cell office:value-type="float" office:value="1.7339135000000001" table:style-name="ce1">
            <text:p>1.7339135</text:p>
          </table:table-cell>
          <table:table-cell office:value-type="float" office:value="8.5714295999999995E-2" table:style-name="ce1">
            <text:p>0.085714296</text:p>
          </table:table-cell>
          <table:table-cell office:value-type="float" office:value="-0.70000004999999998" table:style-name="ce1">
            <text:p>-0.70000005</text:p>
          </table:table-cell>
          <table:table-cell office:value-type="string" table:style-name="ce1">
            <text:p>(1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1">
            <text:p>2r2rk1/1b3ppp/pn2p3/2qpP3/1p1Q1PP1/3B2R1/PPP1N2P/1K1R4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2424242000000001" table:style-name="ce1">
            <text:p>1.2424242</text:p>
          </table:table-cell>
          <table:table-cell office:value-type="float" office:value="1.1745741000000001" table:style-name="ce1">
            <text:p>1.1745741</text:p>
          </table:table-cell>
          <table:table-cell office:value-type="float" office:value="0" table:style-name="ce1">
            <text:p>0</text:p>
          </table:table-cell>
          <table:table-cell office:value-type="float" office:value="0.15384626000000001" table:style-name="ce1">
            <text:p>0.15384626</text:p>
          </table:table-cell>
          <table:table-cell office:value-type="string" table:style-name="ce1">
            <text:p>(0.7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1q4p1/p1bp1b2/1p2pPpQ/1P2P3/P1NB4/2P5/1K1R3R w - - 0 1</text:p>
          </table:table-cell>
          <table:table-cell office:value-type="string" table:style-name="ce1">
            <text:p>2r2rk1/1q4p1/p1bp1b2/1p2pPpQ/1P2P3/P1NB4/2P5/1K1R3R w - - bm Bc4+;</text:p>
          </table:table-cell>
          <table:table-cell office:value-type="float" office:value="0.96031743000000003" table:style-name="ce1">
            <text:p>0.9603174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12.412000000000001" table:style-name="ce1">
            <text:p>12.412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32575774000000002" table:style-name="ce1">
            <text:p>0.32575774</text:p>
          </table:table-cell>
          <table:table-cell office:value-type="string" table:style-name="ce1">
            <text:p>(6.6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2q2p1p/p1p1nPpQ/3p4/4p1B1/8/PPP3PP/R4R1K w - - 0 1</text:p>
          </table:table-cell>
          <table:table-cell office:value-type="string" table:style-name="ce1">
            <text:p>2r2rk1/2q2p1p/p1p1nPpQ/3p4/4p1B1/8/PPP3PP/R4R1K w - - bm Rf5;</text:p>
          </table:table-cell>
          <table:table-cell office:value-type="float" office:value="0.9741379" table:style-name="ce1">
            <text:p>0.9741379</text:p>
          </table:table-cell>
          <table:table-cell office:value-type="float" office:value="1.3548387" table:style-name="ce1">
            <text:p>1.3548387</text:p>
          </table:table-cell>
          <table:table-cell office:value-type="float" office:value="307.10287" table:style-name="ce1">
            <text:p>307.10287</text:p>
          </table:table-cell>
          <table:table-cell office:value-type="float" office:value="-5.4166674999999997E-2" table:style-name="ce1">
            <text:p>-0.054166675</text:p>
          </table:table-cell>
          <table:table-cell office:value-type="float" office:value="0.13636374000000001" table:style-name="ce1">
            <text:p>0.13636374</text:p>
          </table:table-cell>
          <table:table-cell office:value-type="string" table:style-name="ce1">
            <text:p>(153.8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pp3p2/1n2rPp1/4P2p/4R3/P1q4P/3Q2P1/2B1R1K1 w - - 0 1</text:p>
          </table:table-cell>
          <table:table-cell office:value-type="string" table:style-name="ce1">
            <text:p>2r3k1/pp3p2/1n2rPp1/4P2p/4R3/P1q4P/3Q2P1/2B1R1K1 w - - bm Qg5;</text:p>
          </table:table-cell>
          <table:table-cell office:value-type="float" office:value="1.0092592" table:style-name="ce1">
            <text:p>1.0092592</text:p>
          </table:table-cell>
          <table:table-cell office:value-type="float" office:value="0.82978724999999998" table:style-name="ce1">
            <text:p>0.82978725</text:p>
          </table:table-cell>
          <table:table-cell office:value-type="float" office:value="4.7980204000000004" table:style-name="ce1">
            <text:p>4.7980204</text:p>
          </table:table-cell>
          <table:table-cell office:value-type="float" office:value="-6.25E-2" table:style-name="ce1">
            <text:p>-0.0625</text:p>
          </table:table-cell>
          <table:table-cell office:value-type="float" office:value="9.9999905E-2" table:style-name="ce1">
            <text:p>0.099999905</text:p>
          </table:table-cell>
          <table:table-cell office:value-type="string" table:style-name="ce1">
            <text:p>(2.1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p4pkp/2br1qp1/5P2/3p4/1P2Q1NP/P1P3P1/6K1 w - - 0 1</text:p>
          </table:table-cell>
          <table:table-cell office:value-type="string" table:style-name="ce1">
            <text:p>2R5/p4pkp/2br1qp1/5P2/3p4/1P2Q1NP/P1P3P1/6K1 w - - bm Nh5+;</text:p>
          </table:table-cell>
          <table:table-cell office:value-type="float" office:value="1.0337079" table:style-name="ce1">
            <text:p>1.0337079</text:p>
          </table:table-cell>
          <table:table-cell office:value-type="float" office:value="1.4482758" table:style-name="ce1">
            <text:p>1.4482758</text:p>
          </table:table-cell>
          <table:table-cell office:value-type="float" office:value="45.006019999999999" table:style-name="ce1">
            <text:p>45.00602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42222238000000001" table:style-name="ce1">
            <text:p>0.42222238</text:p>
          </table:table-cell>
          <table:table-cell office:value-type="string" table:style-name="ce1">
            <text:p>(22.8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k3/pp1bppbp/2n3p1/q7/2BPPN2/4BP1P/P2Q2P1/2RR2K1 w - - 0 1</text:p>
          </table:table-cell>
          <table:table-cell office:value-type="string" table:style-name="ce1">
            <text:p>2rrk3/pp1bppbp/2n3p1/q7/2BPPN2/4BP1P/P2Q2P1/2RR2K1 w - - bm Qf2;</text:p>
          </table:table-cell>
          <table:table-cell office:value-type="float" office:value="1" table:style-name="ce1">
            <text:p>1</text:p>
          </table:table-cell>
          <table:table-cell office:value-type="float" office:value="0.95454543999999997" table:style-name="ce1">
            <text:p>0.95454544</text:p>
          </table:table-cell>
          <table:table-cell office:value-type="float" office:value="3.5668093999999999" table:style-name="ce1">
            <text:p>3.5668094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53846145000000001" table:style-name="ce1">
            <text:p>0.53846145</text:p>
          </table:table-cell>
          <table:table-cell office:value-type="string" table:style-name="ce1">
            <text:p>(1.4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4/4k3/1p1b1p1r/p2Q4/3B1p1p/7P/1P4P1/3R3K w - - 0 1</text:p>
          </table:table-cell>
          <table:table-cell office:value-type="string" table:style-name="ce1">
            <text:p>3q4/4k3/1p1b1p1r/p2Q4/3B1p1p/7P/1P4P1/3R3K w - - bm b4;</text:p>
          </table:table-cell>
          <table:table-cell office:value-type="float" office:value="0.91011240000000004" table:style-name="ce1">
            <text:p>0.9101124</text:p>
          </table:table-cell>
          <table:table-cell office:value-type="float" office:value="1.5769230999999999" table:style-name="ce1">
            <text:p>1.5769231</text:p>
          </table:table-cell>
          <table:table-cell office:value-type="float" office:value="2.671589" table:style-name="ce1">
            <text:p>2.671589</text:p>
          </table:table-cell>
          <table:table-cell office:value-type="float" office:value="2.9761940000000001E-3" table:style-name="ce1">
            <text:p>0.002976194</text:p>
          </table:table-cell>
          <table:table-cell office:value-type="float" office:value="-0.65079379999999998" table:style-name="ce1">
            <text:p>-0.6507938</text:p>
          </table:table-cell>
          <table:table-cell office:value-type="string" table:style-name="ce1">
            <text:p>(2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r2k/3Q3p/p2p2pB/3P1p2/4p3/PPb3P1/2P1PP1P/5BK1 w - - 0 1</text:p>
          </table:table-cell>
          <table:table-cell office:value-type="string" table:style-name="ce1">
            <text:p>3qr2k/3Q3p/p2p2pB/3P1p2/4p3/PPb3P1/2P1PP1P/5BK1 w - - bm Qc6;</text:p>
          </table:table-cell>
          <table:table-cell office:value-type="float" office:value="1.0107527000000001" table:style-name="ce1">
            <text:p>1.0107527</text:p>
          </table:table-cell>
          <table:table-cell office:value-type="float" office:value="1.1290323" table:style-name="ce1">
            <text:p>1.1290323</text:p>
          </table:table-cell>
          <table:table-cell office:value-type="float" office:value="0.607213" table:style-name="ce1">
            <text:p>0.607213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0.18333316" table:style-name="ce1">
            <text:p>0.18333316</text:p>
          </table:table-cell>
          <table:table-cell office:value-type="string" table:style-name="ce1">
            <text:p>(0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r1rk1/1pp2ppp/2np2q1/p4Q2/2B1PP2/7R/PPP2RPP/6K1 w - - 0 1</text:p>
          </table:table-cell>
          <table:table-cell office:value-type="string" table:style-name="ce1">
            <text:p>3r1rk1/1pp2ppp/2np2q1/p4Q2/2B1PP2/7R/PPP2RPP/6K1 w - - bm Qb5;</text:p>
          </table:table-cell>
          <table:table-cell office:value-type="float" office:value="1.0086207" table:style-name="ce1">
            <text:p>1.0086207</text:p>
          </table:table-cell>
          <table:table-cell office:value-type="float" office:value="1.7142857" table:style-name="ce1">
            <text:p>1.7142857</text:p>
          </table:table-cell>
          <table:table-cell office:value-type="float" office:value="0.36688292" table:style-name="ce1">
            <text:p>0.36688292</text:p>
          </table:table-cell>
          <table:table-cell office:value-type="float" office:value="0" table:style-name="ce1">
            <text:p>0</text:p>
          </table:table-cell>
          <table:table-cell office:value-type="float" office:value="0.58333325000000003" table:style-name="ce1">
            <text:p>0.58333325</text:p>
          </table:table-cell>
          <table:table-cell office:value-type="string" table:style-name="ce1">
            <text:p>(1.1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1br/1K1p1n1r/2p2pN1/P2p1N2/2P3pP/5B2/P2P4/8 w - - 0 1</text:p>
          </table:table-cell>
          <table:table-cell office:value-type="string" table:style-name="ce1">
            <text:p>4k1br/1K1p1n1r/2p2pN1/P2p1N2/2P3pP/5B2/P2P4/8 w - - bm Kc8;</text:p>
          </table:table-cell>
          <table:table-cell office:value-type="float" office:value="0.67058825" table:style-name="ce1">
            <text:p>0.67058825</text:p>
          </table:table-cell>
          <table:table-cell office:value-type="float" office:value="2.125" table:style-name="ce1">
            <text:p>2.125</text:p>
          </table:table-cell>
          <table:table-cell office:value-type="float" office:value="-4.6892357000000002" table:style-name="ce1">
            <text:p>-4.6892357</text:p>
          </table:table-cell>
          <table:table-cell office:value-type="float" office:value="-0.11499999499999999" table:style-name="ce1">
            <text:p>-0.114999995</text:p>
          </table:table-cell>
          <table:table-cell office:value-type="float" office:value="1.8222221999999999" table:style-name="ce1">
            <text:p>1.8222222</text:p>
          </table:table-cell>
          <table:table-cell office:value-type="string" table:style-name="ce1">
            <text:p>(1.1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1k1/8/1p5p/1Pp3b1/8/1P3P2/P1B2P2/8 w - - 0 1</text:p>
          </table:table-cell>
          <table:table-cell office:value-type="string" table:style-name="ce1">
            <text:p>4K1k1/8/1p5p/1Pp3b1/8/1P3P2/P1B2P2/8 w - - bm f4;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office:value-type="float" office:value="2.5759530000000002" table:style-name="ce1">
            <text:p>2.575953</text:p>
          </table:table-cell>
          <table:table-cell office:value-type="float" office:value="0" table:style-name="ce1">
            <text:p>0</text:p>
          </table:table-cell>
          <table:table-cell office:value-type="float" office:value="0.57142853999999998" table:style-name="ce1">
            <text:p>0.57142854</text:p>
          </table:table-cell>
          <table:table-cell office:value-type="string" table:style-name="ce1">
            <text:p>(1.1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n3/1p1N1k1p/p2p1p1P/P1pP1K2/2P1P3/1P6/8/8 w - - 0 1</text:p>
          </table:table-cell>
          <table:table-cell office:value-type="string" table:style-name="ce1">
            <text:p>4n3/1p1N1k1p/p2p1p1P/P1pP1K2/2P1P3/1P6/8/8 w - - bm Nf8;</text:p>
          </table:table-cell>
          <table:table-cell office:value-type="float" office:value="1" table:style-name="ce1">
            <text:p>1</text:p>
          </table:table-cell>
          <table:table-cell office:value-type="float" office:value="1.6666666000000001" table:style-name="ce1">
            <text:p>1.6666666</text:p>
          </table:table-cell>
          <table:table-cell office:value-type="float" office:value="22.694535999999999" table:style-name="ce1">
            <text:p>22.694536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2.375" table:style-name="ce1">
            <text:p>2.375</text:p>
          </table:table-cell>
          <table:table-cell office:value-type="string" table:style-name="ce1">
            <text:p>(11.2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1k1/1p2qp2/p1p2n1Q/3p1BN1/3P4/1PP5/1KP5/8 w - - 0 1</text:p>
          </table:table-cell>
          <table:table-cell office:value-type="string" table:style-name="ce1">
            <text:p>4r1k1/1p2qp2/p1p2n1Q/3p1BN1/3P4/1PP5/1KP5/8 w - - bm c4;</text:p>
          </table:table-cell>
          <table:table-cell office:value-type="float" office:value="0.875" table:style-name="ce1">
            <text:p>0.875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10.372733999999999" table:style-name="ce1">
            <text:p>10.372734</text:p>
          </table:table-cell>
          <table:table-cell office:value-type="float" office:value="0.34126984999999999" table:style-name="ce1">
            <text:p>0.34126985</text:p>
          </table:table-cell>
          <table:table-cell office:value-type="float" office:value="1.4166666999999999" table:style-name="ce1">
            <text:p>1.4166667</text:p>
          </table:table-cell>
          <table:table-cell office:value-type="string" table:style-name="ce1">
            <text:p>(4.7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2r/pppkq1pp/2n1pn2/4p1B1/4N2Q/8/PPP3PP/4RRK1 w - - 0 1</text:p>
          </table:table-cell>
          <table:table-cell office:value-type="string" table:style-name="ce1">
            <text:p>4r2r/pppkq1pp/2n1pn2/4p1B1/4N2Q/8/PPP3PP/4RRK1 w - - bm Nxf6+;</text:p>
          </table:table-cell>
          <table:table-cell office:value-type="float" office:value="0.9453125" table:style-name="ce1">
            <text:p>0.9453125</text:p>
          </table:table-cell>
          <table:table-cell office:value-type="float" office:value="1.2647059" table:style-name="ce1">
            <text:p>1.2647059</text:p>
          </table:table-cell>
          <table:table-cell office:value-type="float" office:value="2.8357736999999998" table:style-name="ce1">
            <text:p>2.8357737</text:p>
          </table:table-cell>
          <table:table-cell office:value-type="float" office:value="4.1666657000000003E-2" table:style-name="ce1">
            <text:p>0.041666657</text:p>
          </table:table-cell>
          <table:table-cell office:value-type="float" office:value="0.13286709999999999" table:style-name="ce1">
            <text:p>0.1328671</text:p>
          </table:table-cell>
          <table:table-cell office:value-type="string" table:style-name="ce1">
            <text:p>(1.6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3/p4ppp/1kp5/3p4/8/1P4P1/5PBP/2R2K2 w - - 0 1</text:p>
          </table:table-cell>
          <table:table-cell office:value-type="string" table:style-name="ce1">
            <text:p>4r3/p4ppp/1kp5/3p4/8/1P4P1/5PBP/2R2K2 w - - bm Bh3;</text:p>
          </table:table-cell>
          <table:table-cell office:value-type="float" office:value="1.1136364000000001" table:style-name="ce1">
            <text:p>1.1136364</text:p>
          </table:table-cell>
          <table:table-cell office:value-type="float" office:value="0.7241379" table:style-name="ce1">
            <text:p>0.7241379</text:p>
          </table:table-cell>
          <table:table-cell office:value-type="float" office:value="5.3359145999999997" table:style-name="ce1">
            <text:p>5.3359146</text:p>
          </table:table-cell>
          <table:table-cell office:value-type="float" office:value="-5.3571418000000003E-2" table:style-name="ce1">
            <text:p>-0.053571418</text:p>
          </table:table-cell>
          <table:table-cell office:value-type="float" office:value="-0.375" table:style-name="ce1">
            <text:p>-0.375</text:p>
          </table:table-cell>
          <table:table-cell office:value-type="string" table:style-name="ce1">
            <text:p>(2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3/P7/2bB2p1/r3pk2/2p2p1P/2P2P1K/6P1/8 w - - 0 1</text:p>
          </table:table-cell>
          <table:table-cell office:value-type="string" table:style-name="ce1">
            <text:p>4R3/P7/2bB2p1/r3pk2/2p2p1P/2P2P1K/6P1/8 w - - bm Rxe5+;</text:p>
          </table:table-cell>
          <table:table-cell office:value-type="float" office:value="1.0816326000000001" table:style-name="ce1">
            <text:p>1.0816326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7.6473303000000001" table:style-name="ce1">
            <text:p>7.6473303</text:p>
          </table:table-cell>
          <table:table-cell office:value-type="float" office:value="-0.20833334000000001" table:style-name="ce1">
            <text:p>-0.20833334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3.5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r1k/pp1b2b1/2p4p/6pn/3PBp1q/P1N1P2P/1P1QNPP1/3RR1K1 b - - 0 1</text:p>
          </table:table-cell>
          <table:table-cell office:value-type="string" table:style-name="ce1">
            <text:p>4rr1k/pp1b2b1/2p4p/6pn/3PBp1q/P1N1P2P/1P1QNPP1/3RR1K1 b - - bm Bxh3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" table:style-name="ce1">
            <text:p>1</text:p>
          </table:table-cell>
          <table:table-cell office:value-type="float" office:value="6.9673566999999998" table:style-name="ce1">
            <text:p>6.967356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33516479999999998" table:style-name="ce1">
            <text:p>0.3351648</text:p>
          </table:table-cell>
          <table:table-cell office:value-type="string" table:style-name="ce1">
            <text:p>(3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B2/ppp4p/1bp1k3/8/1P2pp2/2P5/P2K1prP/R4R2 b - - 0 1</text:p>
          </table:table-cell>
          <table:table-cell office:value-type="string" table:style-name="ce1">
            <text:p>5B2/ppp4p/1bp1k3/8/1P2pp2/2P5/P2K1prP/R4R2 b - - bm Rg5;</text:p>
          </table:table-cell>
          <table:table-cell office:value-type="float" office:value="0.94202900000000001" table:style-name="ce1">
            <text:p>0.942029</text:p>
          </table:table-cell>
          <table:table-cell office:value-type="float" office:value="0.96153843000000006" table:style-name="ce1">
            <text:p>0.96153843</text:p>
          </table:table-cell>
          <table:table-cell office:value-type="float" office:value="13.005350999999999" table:style-name="ce1">
            <text:p>13.005351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0.85227275000000002" table:style-name="ce1">
            <text:p>0.85227275</text:p>
          </table:table-cell>
          <table:table-cell office:value-type="string" table:style-name="ce1">
            <text:p>(6.0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3K1p2/3P1Pp1/pp1p4/3P4/7P/4P1p1/8 w - - 0 1</text:p>
          </table:table-cell>
          <table:table-cell office:value-type="string" table:style-name="ce1">
            <text:p>5k2/3K1p2/3P1Pp1/pp1p4/3P4/7P/4P1p1/8 w - - bm Kc8;</text:p>
          </table:table-cell>
          <table:table-cell office:value-type="float" office:value="0.83333330000000005" table:style-name="ce1">
            <text:p>0.8333333</text:p>
          </table:table-cell>
          <table:table-cell office:value-type="float" office:value="1.4" table:style-name="ce1">
            <text:p>1.4</text:p>
          </table:table-cell>
          <table:table-cell office:value-type="float" office:value="308.13049999999998" table:style-name="ce1">
            <text:p>308.1305</text:p>
          </table:table-cell>
          <table:table-cell office:value-type="float" office:value="5.7142854E-2" table:style-name="ce1">
            <text:p>0.057142854</text:p>
          </table:table-cell>
          <table:table-cell office:value-type="float" office:value="1.0952379999999999" table:style-name="ce1">
            <text:p>1.095238</text:p>
          </table:table-cell>
          <table:table-cell office:value-type="string" table:style-name="ce1">
            <text:p>(153.9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nr1/2Pp2pk/3Pp1p1/4P1P1/6P1/5K2/8/7n w - - 0 1</text:p>
          </table:table-cell>
          <table:table-cell office:value-type="string" table:style-name="ce1">
            <text:p>5nr1/2Pp2pk/3Pp1p1/4P1P1/6P1/5K2/8/7n w - - id ?; bm c8N;</text:p>
          </table:table-cell>
          <table:table-cell office:value-type="float" office:value="0.33333333999999998" table:style-name="ce1">
            <text:p>0.33333334</text:p>
          </table:table-cell>
          <table:table-cell office:value-type="float" office:value="1.5" table:style-name="ce1">
            <text:p>1.5</text:p>
          </table:table-cell>
          <table:table-cell office:value-type="float" office:value="11.173439" table:style-name="ce1">
            <text:p>11.173439</text:p>
          </table:table-cell>
          <table:table-cell office:value-type="float" office:value="-0.26" table:style-name="ce1">
            <text:p>-0.26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(2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1ppbq1pp/3p3r/pP1PppbB/2P5/P1BP4/5PPP/3QRRK1 b - - 0 1</text:p>
          </table:table-cell>
          <table:table-cell office:value-type="string" table:style-name="ce1">
            <text:p>5rk1/1ppbq1pp/3p3r/pP1PppbB/2P5/P1BP4/5PPP/3QRRK1 b - - bm Bc1;</text:p>
          </table:table-cell>
          <table:table-cell office:value-type="float" office:value="1" table:style-name="ce1">
            <text:p>1</text:p>
          </table:table-cell>
          <table:table-cell office:value-type="float" office:value="0.92105263000000004" table:style-name="ce1">
            <text:p>0.92105263</text:p>
          </table:table-cell>
          <table:table-cell office:value-type="float" office:value="3.6393583" table:style-name="ce1">
            <text:p>3.6393583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1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2p2Rpq/p2p2n1/2pPpQPp/4P2P/3P2N1/PP6/6K1 w - - 0 1</text:p>
          </table:table-cell>
          <table:table-cell office:value-type="string" table:style-name="ce1">
            <text:p>5rk1/2p2Rpq/p2p2n1/2pPpQPp/4P2P/3P2N1/PP6/6K1 w - - bm Qe6;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8.101305" table:style-name="ce1">
            <text:p>28.10130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1.0909089999999999" table:style-name="ce1">
            <text:p>1.090909</text:p>
          </table:table-cell>
          <table:table-cell office:value-type="string" table:style-name="ce1">
            <text:p>(16.4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8/pqPp1r1p/1p1Pp1bR/4B3/5PP1/PP2Q1K1/R7 w - - 0 1</text:p>
          </table:table-cell>
          <table:table-cell office:value-type="string" table:style-name="ce1">
            <text:p>5rk1/8/pqPp1r1p/1p1Pp1bR/4B3/5PP1/PP2Q1K1/R7 w - - bm Rxg5+;</text:p>
          </table:table-cell>
          <table:table-cell office:value-type="float" office:value="1.0366972999999999" table:style-name="ce1">
            <text:p>1.0366973</text:p>
          </table:table-cell>
          <table:table-cell office:value-type="float" office:value="1.1764706" table:style-name="ce1">
            <text:p>1.1764706</text:p>
          </table:table-cell>
          <table:table-cell office:value-type="float" office:value="17.343903999999998" table:style-name="ce1">
            <text:p>17.343904</text:p>
          </table:table-cell>
          <table:table-cell office:value-type="float" office:value="1.2500003000000001E-2" table:style-name="ce1">
            <text:p>0.012500003</text:p>
          </table:table-cell>
          <table:table-cell office:value-type="float" office:value="0.28181814999999999" table:style-name="ce1">
            <text:p>0.28181815</text:p>
          </table:table-cell>
          <table:table-cell office:value-type="string" table:style-name="ce1">
            <text:p>(8.7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p1p1rpb1/q1Pp2p1/3Pp2p/4Pn2/1R4N1/P1BQ1PPP/R5K1 w - - 0 1</text:p>
          </table:table-cell>
          <table:table-cell office:value-type="string" table:style-name="ce1">
            <text:p>5rk1/p1p1rpb1/q1Pp2p1/3Pp2p/4Pn2/1R4N1/P1BQ1PPP/R5K1 w - - bm Rb4;</text:p>
          </table:table-cell>
          <table:table-cell office:value-type="float" office:value="1" table:style-name="ce1">
            <text:p>1</text:p>
          </table:table-cell>
          <table:table-cell office:value-type="float" office:value="1.1666666000000001" table:style-name="ce1">
            <text:p>1.1666666</text:p>
          </table:table-cell>
          <table:table-cell office:value-type="float" office:value="1.5654684000000001" table:style-name="ce1">
            <text:p>1.5654684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pp3p1p/7b/2pR4/8/2P4P/P1PNr1P1/2K4R b - - 0 1</text:p>
          </table:table-cell>
          <table:table-cell office:value-type="string" table:style-name="ce1">
            <text:p>5rk1/pp3p1p/7b/2pR4/8/2P4P/P1PNr1P1/2K4R b - - bm Rxd2;</text:p>
          </table:table-cell>
          <table:table-cell office:value-type="float" office:value="1.0138887999999999" table:style-name="ce1">
            <text:p>1.0138888</text:p>
          </table:table-cell>
          <table:table-cell office:value-type="float" office:value="1.2083333999999999" table:style-name="ce1">
            <text:p>1.2083334</text:p>
          </table:table-cell>
          <table:table-cell office:value-type="float" office:value="4.9136350000000002" table:style-name="ce1">
            <text:p>4.913635</text:p>
          </table:table-cell>
          <table:table-cell office:value-type="float" office:value="-6.25E-2" table:style-name="ce1">
            <text:p>-0.0625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2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b1/5p2/1p3Bp1/1P3pP1/5P2/pp1B2K1/pr4P1/k7 w - - 0 1</text:p>
          </table:table-cell>
          <table:table-cell office:value-type="string" table:style-name="ce1">
            <text:p>6b1/5p2/1p3Bp1/1P3pP1/5P2/pp1B2K1/pr4P1/k7 w - - bm Kh2;</text:p>
          </table:table-cell>
          <table:table-cell office:value-type="float" office:value="0.68852460000000004" table:style-name="ce1">
            <text:p>0.6885246</text:p>
          </table:table-cell>
          <table:table-cell office:value-type="float" office:value="19" table:style-name="ce1">
            <text:p>19</text:p>
          </table:table-cell>
          <table:table-cell office:value-type="float" office:value="-126929688" table:style-name="ce1">
            <text:p>-126929688</text:p>
          </table:table-cell>
          <table:table-cell office:value-type="float" office:value="4.5068025999999997E-2" table:style-name="ce1">
            <text:p>0.045068026</text:p>
          </table:table-cell>
          <table:table-cell office:value-type="float" office:value="-0.69999979999999995" table:style-name="ce1">
            <text:p>-0.6999998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p3pp1/p1rpq2p/3Q4/P1P2P2/1P6/3R1KPP/8 w - - 0 1</text:p>
          </table:table-cell>
          <table:table-cell office:value-type="string" table:style-name="ce1">
            <text:p>6k1/1p3pp1/p1rpq2p/3Q4/P1P2P2/1P6/3R1KPP/8 w - - bm Qd4;</text:p>
          </table:table-cell>
          <table:table-cell office:value-type="float" office:value="1" table:style-name="ce1">
            <text:p>1</text:p>
          </table:table-cell>
          <table:table-cell office:value-type="float" office:value="1.0645161999999999" table:style-name="ce1">
            <text:p>1.0645162</text:p>
          </table:table-cell>
          <table:table-cell office:value-type="float" office:value="1.5637411999999999" table:style-name="ce1">
            <text:p>1.5637412</text:p>
          </table:table-cell>
          <table:table-cell office:value-type="float" office:value="0" table:style-name="ce1">
            <text:p>0</text:p>
          </table:table-cell>
          <table:table-cell office:value-type="float" office:value="0.66666674999999997" table:style-name="ce1">
            <text:p>0.66666675</text:p>
          </table:table-cell>
          <table:table-cell office:value-type="string" table:style-name="ce1">
            <text:p>(0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pp2p2/3p4/p2P1Pp1/2P1n1Pp/4B1nP/PP4B1/4K3 w - - 0 1</text:p>
          </table:table-cell>
          <table:table-cell office:value-type="string" table:style-name="ce1">
            <text:p>6k1/1pp2p2/3p4/p2P1Pp1/2P1n1Pp/4B1nP/PP4B1/4K3 w - - bm Bxe4;</text:p>
          </table:table-cell>
          <table:table-cell office:value-type="float" office:value="1.0384616" table:style-name="ce1">
            <text:p>1.0384616</text:p>
          </table:table-cell>
          <table:table-cell office:value-type="float" office:value="1.05" table:style-name="ce1">
            <text:p>1.05</text:p>
          </table:table-cell>
          <table:table-cell office:value-type="float" office:value="13.030286" table:style-name="ce1">
            <text:p>13.030286</text:p>
          </table:table-cell>
          <table:table-cell office:value-type="float" office:value="0" table:style-name="ce1">
            <text:p>0</text:p>
          </table:table-cell>
          <table:table-cell office:value-type="float" office:value="-0.30000019999999999" table:style-name="ce1">
            <text:p>-0.3000002</text:p>
          </table:table-cell>
          <table:table-cell office:value-type="string" table:style-name="ce1">
            <text:p>(6.7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5p2/5Pp1/p2p1pP1/1n3P2/2p1K3/P7/7R w - - 0 1</text:p>
          </table:table-cell>
          <table:table-cell office:value-type="string" table:style-name="ce1">
            <text:p>6k1/5p2/5Pp1/p2p1pP1/1n3P2/2p1K3/P7/7R w - - bm Kd4;</text:p>
          </table:table-cell>
          <table:table-cell office:value-type="float" office:value="1" table:style-name="ce1">
            <text:p>1</text:p>
          </table:table-cell>
          <table:table-cell office:value-type="float" office:value="2.2222222999999999" table:style-name="ce1">
            <text:p>2.2222223</text:p>
          </table:table-cell>
          <table:table-cell office:value-type="float" office:value="293.43831999999998" table:style-name="ce1">
            <text:p>293.43832</text:p>
          </table:table-cell>
          <table:table-cell office:value-type="float" office:value="-2.3809522E-2" table:style-name="ce1">
            <text:p>-0.023809522</text:p>
          </table:table-cell>
          <table:table-cell office:value-type="float" office:value="-0.125" table:style-name="ce1">
            <text:p>-0.125</text:p>
          </table:table-cell>
          <table:table-cell office:value-type="string" table:style-name="ce1">
            <text:p>(153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1p4p/2p2R2/p4p1k/8/8/8/8 w - - 0 1</text:p>
          </table:table-cell>
          <table:table-cell office:value-type="string" table:style-name="ce1">
            <text:p>6K1/p1p4p/2p2R2/p4p1k/8/8/8/8 w - - bm Kf7;</text:p>
          </table:table-cell>
          <table:table-cell office:value-type="float" office:value="0.83333330000000005" table:style-name="ce1">
            <text:p>0.8333333</text:p>
          </table:table-cell>
          <table:table-cell office:value-type="float" office:value="1.625" table:style-name="ce1">
            <text:p>1.625</text:p>
          </table:table-cell>
          <table:table-cell office:value-type="float" office:value="309.35608000000002" table:style-name="ce1">
            <text:p>309.35608</text:p>
          </table:table-cell>
          <table:table-cell office:value-type="float" office:value="0.7083334" table:style-name="ce1">
            <text:p>0.708333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153.9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r/p1p1qp1p/1p3ppB/5P2/P7/2N1N1P1/1KP4P/8 w - - 0 1</text:p>
          </table:table-cell>
          <table:table-cell office:value-type="string" table:style-name="ce1">
            <text:p>6kr/p1p1qp1p/1p3ppB/5P2/P7/2N1N1P1/1KP4P/8 w - - bm Ncd5;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1.4210526000000001" table:style-name="ce1">
            <text:p>1.4210526</text:p>
          </table:table-cell>
          <table:table-cell office:value-type="float" office:value="2.702963" table:style-name="ce1">
            <text:p>2.702963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1.2333333" table:style-name="ce1">
            <text:p>1.2333333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3q1npk/2b1pbnp/Rp1p4/1N1P3P/2PQ1pP1/1K3B2/5B1R w - - 0 1</text:p>
          </table:table-cell>
          <table:table-cell office:value-type="string" table:style-name="ce1">
            <text:p>6r1/3q1npk/2b1pbnp/Rp1p4/1N1P3P/2PQ1pP1/1K3B2/5B1R w - - bm Qxg6;</text:p>
          </table:table-cell>
          <table:table-cell office:value-type="float" office:value="1" table:style-name="ce1">
            <text:p>1</text:p>
          </table:table-cell>
          <table:table-cell office:value-type="float" office:value="1.4193548" table:style-name="ce1">
            <text:p>1.4193548</text:p>
          </table:table-cell>
          <table:table-cell office:value-type="float" office:value="17.520885" table:style-name="ce1">
            <text:p>17.520885</text:p>
          </table:table-cell>
          <table:table-cell office:value-type="float" office:value="3.8095235999999998E-2" table:style-name="ce1">
            <text:p>0.038095236</text:p>
          </table:table-cell>
          <table:table-cell office:value-type="float" office:value="-1.3985872E-2" table:style-name="ce1">
            <text:p>-0.013985872</text:p>
          </table:table-cell>
          <table:table-cell office:value-type="string" table:style-name="ce1">
            <text:p>(9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8/p7/5p2/1k3K2/7P/P1P3P1/4N3 b - - 0 1</text:p>
          </table:table-cell>
          <table:table-cell office:value-type="string" table:style-name="ce1">
            <text:p>6r1/8/p7/5p2/1k3K2/7P/P1P3P1/4N3 b - - bm Rf8;</text:p>
          </table:table-cell>
          <table:table-cell office:value-type="float" office:value="1" table:style-name="ce1">
            <text:p>1</text:p>
          </table:table-cell>
          <table:table-cell office:value-type="float" office:value="1.6153846000000001" table:style-name="ce1">
            <text:p>1.6153846</text:p>
          </table:table-cell>
          <table:table-cell office:value-type="float" office:value="8.0684050000000003" table:style-name="ce1">
            <text:p>8.068405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0.91666674999999997" table:style-name="ce1">
            <text:p>0.91666675</text:p>
          </table:table-cell>
          <table:table-cell office:value-type="string" table:style-name="ce1">
            <text:p>(4.5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k/5r2/1p1npq1p/1Pp1p2p/P1PbP2Q/3R1PP1/B6K/3RB3 b - - 0 1</text:p>
          </table:table-cell>
          <table:table-cell office:value-type="string" table:style-name="ce1">
            <text:p>6rk/5r2/1p1npq1p/1Pp1p2p/P1PbP2Q/3R1PP1/B6K/3RB3 b - - bm Qg6;</text:p>
          </table:table-cell>
          <table:table-cell office:value-type="float" office:value="0.99206346000000001" table:style-name="ce1">
            <text:p>0.99206346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5.8695054000000004" table:style-name="ce1">
            <text:p>5.8695054</text:p>
          </table:table-cell>
          <table:table-cell office:value-type="float" office:value="3.125E-2" table:style-name="ce1">
            <text:p>0.03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3.6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3q1pp1/1p3r2/p1bP4/P1P2p2/1P2rNpP/2Q3P1/4RR1K b - - 0 1</text:p>
          </table:table-cell>
          <table:table-cell office:value-type="string" table:style-name="ce1">
            <text:p>7k/3q1pp1/1p3r2/p1bP4/P1P2p2/1P2rNpP/2Q3P1/4RR1K b - - bm Rxf3;</text:p>
          </table:table-cell>
          <table:table-cell office:value-type="float" office:value="1.0089284999999999" table:style-name="ce1">
            <text:p>1.0089285</text:p>
          </table:table-cell>
          <table:table-cell office:value-type="float" office:value="1.3030303000000001" table:style-name="ce1">
            <text:p>1.3030303</text:p>
          </table:table-cell>
          <table:table-cell office:value-type="float" office:value="28.143639" table:style-name="ce1">
            <text:p>28.143639</text:p>
          </table:table-cell>
          <table:table-cell office:value-type="float" office:value="-2.9166668999999999E-2" table:style-name="ce1">
            <text:p>-0.029166669</text:p>
          </table:table-cell>
          <table:table-cell office:value-type="float" office:value="0.81818175000000004" table:style-name="ce1">
            <text:p>0.81818175</text:p>
          </table:table-cell>
          <table:table-cell office:value-type="string" table:style-name="ce1">
            <text:p>(13.9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R/5kpp/8/7P/4BK2/8/8/3r4 w - - 0 1</text:p>
          </table:table-cell>
          <table:table-cell office:value-type="string" table:style-name="ce1">
            <text:p>7R/5kpp/8/7P/4BK2/8/8/3r4 w - - bm Ke5;</text:p>
          </table:table-cell>
          <table:table-cell office:value-type="float" office:value="1.3214284999999999" table:style-name="ce1">
            <text:p>1.3214285</text:p>
          </table:table-cell>
          <table:table-cell office:value-type="float" office:value="1.45" table:style-name="ce1">
            <text:p>1.45</text:p>
          </table:table-cell>
          <table:table-cell office:value-type="float" office:value="308.72976999999997" table:style-name="ce1">
            <text:p>308.72977</text:p>
          </table:table-cell>
          <table:table-cell office:value-type="float" office:value="-0.6666666" table:style-name="ce1">
            <text:p>-0.6666666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(153.9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1k4/p2np3/3p2pp/1P1P4/1P1K2P1/7P/4R3 w - - 0 1</text:p>
          </table:table-cell>
          <table:table-cell office:value-type="string" table:style-name="ce1">
            <text:p>8/1p1k4/p2np3/3p2pp/1P1P4/1P1K2P1/7P/4R3 w - - bm b5;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1.1052630999999999" table:style-name="ce1">
            <text:p>1.1052631</text:p>
          </table:table-cell>
          <table:table-cell office:value-type="float" office:value="2.0130997000000002" table:style-name="ce1">
            <text:p>2.0130997</text:p>
          </table:table-cell>
          <table:table-cell office:value-type="float" office:value="-5.9523581999999997E-3" table:style-name="ce1">
            <text:p>-0.005952358</text:p>
          </table:table-cell>
          <table:table-cell office:value-type="float" office:value="-0.26785706999999997" table:style-name="ce1">
            <text:p>-0.26785707</text:p>
          </table:table-cell>
          <table:table-cell office:value-type="string" table:style-name="ce1">
            <text:p>(1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1P3/b1B2p2/1pPRp3/2k3P1/P4pK1/nP3p1p/N7 w - - 0 1</text:p>
          </table:table-cell>
          <table:table-cell office:value-type="string" table:style-name="ce1">
            <text:p>8/2P1P3/b1B2p2/1pPRp3/2k3P1/P4pK1/nP3p1p/N7 w - - bm e8N;</text:p>
          </table:table-cell>
          <table:table-cell office:value-type="float" office:value="1.4081633" table:style-name="ce1">
            <text:p>1.4081633</text:p>
          </table:table-cell>
          <table:table-cell office:value-type="float" office:value="2.6" table:style-name="ce1">
            <text:p>2.6</text:p>
          </table:table-cell>
          <table:table-cell office:value-type="float" office:value="67.102500000000006" table:style-name="ce1">
            <text:p>67.1025</text:p>
          </table:table-cell>
          <table:table-cell office:value-type="float" office:value="-3.3333330000000001E-2" table:style-name="ce1">
            <text:p>-0.03333333</text:p>
          </table:table-cell>
          <table:table-cell office:value-type="float" office:value="-0.81111100000000003" table:style-name="ce1">
            <text:p>-0.811111</text:p>
          </table:table-cell>
          <table:table-cell office:value-type="string" table:style-name="ce1">
            <text:p>(67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Pk1p1/1p2P1K1/1P1Bb3/7p/7P/6P1/8 w - - 0 1</text:p>
          </table:table-cell>
          <table:table-cell office:value-type="string" table:style-name="ce1">
            <text:p>8/3Pk1p1/1p2P1K1/1P1Bb3/7p/7P/6P1/8 w - - bm g4;</text:p>
          </table:table-cell>
          <table:table-cell office:value-type="float" office:value="1.32" table:style-name="ce1">
            <text:p>1.32</text:p>
          </table:table-cell>
          <table:table-cell office:value-type="float" office:value="1.0714284999999999" table:style-name="ce1">
            <text:p>1.0714285</text:p>
          </table:table-cell>
          <table:table-cell office:value-type="float" office:value="38.327269999999999" table:style-name="ce1">
            <text:p>38.32727</text:p>
          </table:table-cell>
          <table:table-cell office:value-type="float" office:value="0" table:style-name="ce1">
            <text:p>0</text:p>
          </table:table-cell>
          <table:table-cell office:value-type="float" office:value="1.6571429" table:style-name="ce1">
            <text:p>1.6571429</text:p>
          </table:table-cell>
          <table:table-cell office:value-type="string" table:style-name="ce1">
            <text:p>(18.5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k2p/8/1P3p2/p2q4/p5QK/P5PP/8 w - - 0 1</text:p>
          </table:table-cell>
          <table:table-cell office:value-type="string" table:style-name="ce1">
            <text:p>8/4k2p/8/1P3p2/p2q4/p5QK/P5PP/8 w - - bm Qh4+;</text:p>
          </table:table-cell>
          <table:table-cell office:value-type="float" office:value="1" table:style-name="ce1">
            <text:p>1</text:p>
          </table:table-cell>
          <table:table-cell office:value-type="float" office:value="0.55555560000000004" table:style-name="ce1">
            <text:p>0.5555556</text:p>
          </table:table-cell>
          <table:table-cell office:value-type="float" office:value="310.01143999999999" table:style-name="ce1">
            <text:p>310.01144</text:p>
          </table:table-cell>
          <table:table-cell office:value-type="float" office:value="3.125E-2" table:style-name="ce1">
            <text:p>0.03125</text:p>
          </table:table-cell>
          <table:table-cell office:value-type="float" office:value="-1.1666666999999999" table:style-name="ce1">
            <text:p>-1.1666667</text:p>
          </table:table-cell>
          <table:table-cell office:value-type="string" table:style-name="ce1">
            <text:p>(154.0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b1p1/2Bp3p/5P1P/1pK1Pk2/8/8 b - - 0 1</text:p>
          </table:table-cell>
          <table:table-cell office:value-type="string" table:style-name="ce1">
            <text:p>8/8/4b1p1/2Bp3p/5P1P/1pK1Pk2/8/8 b - - bm g5;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" table:style-name="ce1">
            <text:p>1</text:p>
          </table:table-cell>
          <table:table-cell office:value-type="float" office:value="25.167867999999999" table:style-name="ce1">
            <text:p>25.167868</text:p>
          </table:table-cell>
          <table:table-cell office:value-type="float" office:value="-0.15476191" table:style-name="ce1">
            <text:p>-0.15476191</text:p>
          </table:table-cell>
          <table:table-cell office:value-type="float" office:value="0.53333353999999999" table:style-name="ce1">
            <text:p>0.53333354</text:p>
          </table:table-cell>
          <table:table-cell office:value-type="string" table:style-name="ce1">
            <text:p>(12.3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kpp1/3p1b2/p6P/2B5/6P1/6K1 b - - 0 1</text:p>
          </table:table-cell>
          <table:table-cell office:value-type="string" table:style-name="ce1">
            <text:p>8/8/4kpp1/3p1b2/p6P/2B5/6P1/6K1 b - - bm Bh3;</text:p>
          </table:table-cell>
          <table:table-cell office:value-type="float" office:value="1.3809524" table:style-name="ce1">
            <text:p>1.3809524</text:p>
          </table:table-cell>
          <table:table-cell office:value-type="float" office:value="0.8125" table:style-name="ce1">
            <text:p>0.8125</text:p>
          </table:table-cell>
          <table:table-cell office:value-type="float" office:value="4.73048" table:style-name="ce1">
            <text:p>4.73048</text:p>
          </table:table-cell>
          <table:table-cell office:value-type="float" office:value="-0.13690475999999999" table:style-name="ce1">
            <text:p>-0.13690476</text:p>
          </table:table-cell>
          <table:table-cell office:value-type="float" office:value="1.1666666999999999" table:style-name="ce1">
            <text:p>1.1666667</text:p>
          </table:table-cell>
          <table:table-cell office:value-type="string" table:style-name="ce1">
            <text:p>(1.7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2n4/P4k2/7p/2BK4/8/6PP/8 w - - 0 1</text:p>
          </table:table-cell>
          <table:table-cell office:value-type="string" table:style-name="ce1">
            <text:p>8/p2n4/P4k2/7p/2BK4/8/6PP/8 w - - bm h4;</text:p>
          </table:table-cell>
          <table:table-cell office:value-type="float" office:value="1.25" table:style-name="ce1">
            <text:p>1.25</text:p>
          </table:table-cell>
          <table:table-cell office:value-type="float" office:value="1.7272727000000001" table:style-name="ce1">
            <text:p>1.7272727</text:p>
          </table:table-cell>
          <table:table-cell office:value-type="float" office:value="31.107530000000001" table:style-name="ce1">
            <text:p>31.10753</text:p>
          </table:table-cell>
          <table:table-cell office:value-type="float" office:value="-2.4999998999999998E-2" table:style-name="ce1">
            <text:p>-0.024999999</text:p>
          </table:table-cell>
          <table:table-cell office:value-type="float" office:value="0.84999990000000003" table:style-name="ce1">
            <text:p>0.8499999</text:p>
          </table:table-cell>
          <table:table-cell office:value-type="string" table:style-name="ce1">
            <text:p>(16.5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2p4/r7/1k6/8/pK5Q/P7/b7 w - - 0 1</text:p>
          </table:table-cell>
          <table:table-cell office:value-type="string" table:style-name="ce1">
            <text:p>8/p2p4/r7/1k6/8/pK5Q/P7/b7 w - - bm Qd3;</text:p>
          </table:table-cell>
          <table:table-cell office:value-type="float" office:value="0.88888889999999998" table:style-name="ce1">
            <text:p>0.8888889</text:p>
          </table:table-cell>
          <table:table-cell office:value-type="float" office:value="0.86363639999999997" table:style-name="ce1">
            <text:p>0.8636364</text:p>
          </table:table-cell>
          <table:table-cell office:value-type="float" office:value="6.7603109999999997" table:style-name="ce1">
            <text:p>6.760311</text:p>
          </table:table-cell>
          <table:table-cell office:value-type="float" office:value="0.3" table:style-name="ce1">
            <text:p>0.3</text:p>
          </table:table-cell>
          <table:table-cell office:value-type="float" office:value="-1.4999998000000001" table:style-name="ce1">
            <text:p>-1.4999998</text:p>
          </table:table-cell>
          <table:table-cell office:value-type="string" table:style-name="ce1">
            <text:p>(4.0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R4ppp/5k2/2r5/8/7P/P4PP1/4K3 w - - 0 1</text:p>
          </table:table-cell>
          <table:table-cell office:value-type="string" table:style-name="ce1">
            <text:p>8/R4ppp/5k2/2r5/8/7P/P4PP1/4K3 w - - bm Ra3;</text:p>
          </table:table-cell>
          <table:table-cell office:value-type="float" office:value="1.125" table:style-name="ce1">
            <text:p>1.125</text:p>
          </table:table-cell>
          <table:table-cell office:value-type="float" office:value="0.91304350000000001" table:style-name="ce1">
            <text:p>0.9130435</text:p>
          </table:table-cell>
          <table:table-cell office:value-type="float" office:value="2.6817706000000001" table:style-name="ce1">
            <text:p>2.6817706</text:p>
          </table:table-cell>
          <table:table-cell office:value-type="float" office:value="-0.45833337000000002" table:style-name="ce1">
            <text:p>-0.45833337</text:p>
          </table:table-cell>
          <table:table-cell office:value-type="float" office:value="0.23333334999999999" table:style-name="ce1">
            <text:p>0.23333335</text:p>
          </table:table-cell>
          <table:table-cell office:value-type="string" table:style-name="ce1">
            <text:p>(0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r1/pp3p1p/2n2Pp1/q3p3/2Bp3Q/8/P3NPPP/R4RK1 w q - 0 1</text:p>
          </table:table-cell>
          <table:table-cell office:value-type="string" table:style-name="ce1">
            <text:p>r1b1k1r1/pp3p1p/2n2Pp1/q3p3/2Bp3Q/8/P3NPPP/R4RK1 w q - bm Bxf7;</text:p>
          </table:table-cell>
          <table:table-cell office:value-type="float" office:value="0.93798446999999996" table:style-name="ce1">
            <text:p>0.93798447</text:p>
          </table:table-cell>
          <table:table-cell office:value-type="float" office:value="1" table:style-name="ce1">
            <text:p>1</text:p>
          </table:table-cell>
          <table:table-cell office:value-type="float" office:value="5.2976770000000002" table:style-name="ce1">
            <text:p>5.29767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6.9930080000000006E-2" table:style-name="ce1">
            <text:p>0.06993008</text:p>
          </table:table-cell>
          <table:table-cell office:value-type="string" table:style-name="ce1">
            <text:p>(2.5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1">
            <text:p>r1b1kq1r/1p1n2bp/p2p2p1/3PppB1/Q1P1N3/8/PP2BPPP/R4RK1 w kq - bm f4;</text:p>
          </table:table-cell>
          <table:table-cell office:value-type="float" office:value="1" table:style-name="ce1">
            <text:p>1</text:p>
          </table:table-cell>
          <table:table-cell office:value-type="float" office:value="2.8823528" table:style-name="ce1">
            <text:p>2.8823528</text:p>
          </table:table-cell>
          <table:table-cell office:value-type="float" office:value="-179.19550000000001" table:style-name="ce1">
            <text:p>-179.19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r2k/pp1n1pp1/1qpb3p/8/3PB2B/5N2/PPQ2PPP/R3R1K1 w - - 0 1</text:p>
          </table:table-cell>
          <table:table-cell office:value-type="string" table:style-name="ce1">
            <text:p>r1b1r2k/pp1n1pp1/1qpb3p/8/3PB2B/5N2/PPQ2PPP/R3R1K1 w - - bm Bg6;</text:p>
          </table:table-cell>
          <table:table-cell office:value-type="float" office:value="1" table:style-name="ce1">
            <text:p>1</text:p>
          </table:table-cell>
          <table:table-cell office:value-type="float" office:value="1.0465116999999999" table:style-name="ce1">
            <text:p>1.0465117</text:p>
          </table:table-cell>
          <table:table-cell office:value-type="float" office:value="3.606922" table:style-name="ce1">
            <text:p>3.606922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1.6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k1r/pp4qp/4p2Q/PPbp4/8/2PB4/5PPP/RN3RK1 w - - 0 1</text:p>
          </table:table-cell>
          <table:table-cell office:value-type="string" table:style-name="ce1">
            <text:p>r1b2k1r/pp4qp/4p2Q/PPbp4/8/2PB4/5PPP/RN3RK1 w - - bm Qf4+;</text:p>
          </table:table-cell>
          <table:table-cell office:value-type="float" office:value="1.0245900999999999" table:style-name="ce1">
            <text:p>1.0245901</text:p>
          </table:table-cell>
          <table:table-cell office:value-type="float" office:value="1.8" table:style-name="ce1">
            <text:p>1.8</text:p>
          </table:table-cell>
          <table:table-cell office:value-type="float" office:value="-0.67634240000000001" table:style-name="ce1">
            <text:p>-0.6763424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57575774000000002" table:style-name="ce1">
            <text:p>0.57575774</text:p>
          </table:table-cell>
          <table:table-cell office:value-type="string" table:style-name="ce1">
            <text:p>(0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1p1nq1pp/p1pb1p2/8/4Q3/1P2PN2/PB2BPPP/1R2R1K1 w - - 0 1</text:p>
          </table:table-cell>
          <table:table-cell office:value-type="string" table:style-name="ce1">
            <text:p>r1b2rk1/1p1nq1pp/p1pb1p2/8/4Q3/1P2PN2/PB2BPPP/1R2R1K1 w - - bm Qh4;</text:p>
          </table:table-cell>
          <table:table-cell office:value-type="float" office:value="1" table:style-name="ce1">
            <text:p>1</text:p>
          </table:table-cell>
          <table:table-cell office:value-type="float" office:value="1.4285715000000001" table:style-name="ce1">
            <text:p>1.4285715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0.15384626000000001" table:style-name="ce1">
            <text:p>0.15384626</text:p>
          </table:table-cell>
          <table:table-cell office:value-type="string" table:style-name="ce1">
            <text:p>(0.5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1">
            <text:p>r1b2rk1/2q1bppp/p2pp3/2n3PQ/1p1BP3/1BN5/PPP2P1P/2KR2R1 w - - bm Bf6;</text:p>
          </table:table-cell>
          <table:table-cell office:value-type="float" office:value="1" table:style-name="ce1">
            <text:p>1</text:p>
          </table:table-cell>
          <table:table-cell office:value-type="float" office:value="1.34375" table:style-name="ce1">
            <text:p>1.34375</text:p>
          </table:table-cell>
          <table:table-cell office:value-type="float" office:value="1.9268501" table:style-name="ce1">
            <text:p>1.9268501</text:p>
          </table:table-cell>
          <table:table-cell office:value-type="float" office:value="0" table:style-name="ce1">
            <text:p>0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1.1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1">
            <text:p>r1b3k1/pp1n3p/2pbpq1r/3p4/2PPp1p1/PP2P1P1/1BQN1P1P/3RRBK1 b - - bm Rxh2;</text:p>
          </table:table-cell>
          <table:table-cell office:value-type="float" office:value="1" table:style-name="ce1">
            <text:p>1</text:p>
          </table:table-cell>
          <table:table-cell office:value-type="float" office:value="1.6206896" table:style-name="ce1">
            <text:p>1.6206896</text:p>
          </table:table-cell>
          <table:table-cell office:value-type="float" office:value="1.9383808" table:style-name="ce1">
            <text:p>1.9383808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1.7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r/pp1n2Bp/2pb2q1/3p3N/3P4/2P2Q2/P1P3PP/4RRK1 w - - 0 1</text:p>
          </table:table-cell>
          <table:table-cell office:value-type="string" table:style-name="ce1">
            <text:p>r1b3kr/pp1n2Bp/2pb2q1/3p3N/3P4/2P2Q2/P1P3PP/4RRK1 w - - bm Re5;</text:p>
          </table:table-cell>
          <table:table-cell office:value-type="float" office:value="0.93283579999999999" table:style-name="ce1">
            <text:p>0.9328358</text:p>
          </table:table-cell>
          <table:table-cell office:value-type="float" office:value="1.1282052" table:style-name="ce1">
            <text:p>1.1282052</text:p>
          </table:table-cell>
          <table:table-cell office:value-type="float" office:value="36.857044000000002" table:style-name="ce1">
            <text:p>36.857044</text:p>
          </table:table-cell>
          <table:table-cell office:value-type="float" office:value="3.125E-2" table:style-name="ce1">
            <text:p>0.03125</text:p>
          </table:table-cell>
          <table:table-cell office:value-type="float" office:value="0.66666674999999997" table:style-name="ce1">
            <text:p>0.66666675</text:p>
          </table:table-cell>
          <table:table-cell office:value-type="string" table:style-name="ce1">
            <text:p>(18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1">
            <text:p>r1bq1rk1/p4p1p/1np3p1/3p2Pn/1p2PP2/1PbQB3/P1P1BN1P/2KR2NR b - - bm Nc4;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7.1071790000000004" table:style-name="ce1">
            <text:p>7.107179</text:p>
          </table:table-cell>
          <table:table-cell office:value-type="float" office:value="0" table:style-name="ce1">
            <text:p>0</text:p>
          </table:table-cell>
          <table:table-cell office:value-type="float" office:value="0.19999981" table:style-name="ce1">
            <text:p>0.19999981</text:p>
          </table:table-cell>
          <table:table-cell office:value-type="string" table:style-name="ce1">
            <text:p>(3.9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1">
            <text:p>r1bq1rk1/pp1n1pp1/4pn1p/2p3B1/3P4/P1PB1N2/2P3PP/R3QRK1 w - - bm Qh4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6666666000000001" table:style-name="ce1">
            <text:p>1.6666666</text:p>
          </table:table-cell>
          <table:table-cell office:value-type="float" office:value="3.7796726" table:style-name="ce1">
            <text:p>3.7796726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8461541999999999" table:style-name="ce1">
            <text:p>0.38461542</text:p>
          </table:table-cell>
          <table:table-cell office:value-type="string" table:style-name="ce1">
            <text:p>(2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2b2p/2p1pppQ/8/1n1PN2P/3B1N2/PPP2PP1/2KR3R w - - 0 1</text:p>
          </table:table-cell>
          <table:table-cell office:value-type="string" table:style-name="ce1">
            <text:p>r1bq1rk1/pp2b2p/2p1pppQ/8/1n1PN2P/3B1N2/PPP2PP1/2KR3R w - - bm Neg5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6206896" table:style-name="ce1">
            <text:p>1.6206896</text:p>
          </table:table-cell>
          <table:table-cell office:value-type="float" office:value="4.4910920000000001" table:style-name="ce1">
            <text:p>4.491092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2.9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1">
            <text:p>r1bq1rk1/ppp3b1/3p1nn1/P1PPp1Bp/1P2P3/1QNN1Pp1/4B1P1/R4RK1 b - - bm Bh6;</text:p>
          </table:table-cell>
          <table:table-cell office:value-type="float" office:value="1" table:style-name="ce1">
            <text:p>1</text:p>
          </table:table-cell>
          <table:table-cell office:value-type="float" office:value="0.7111111" table:style-name="ce1">
            <text:p>0.7111111</text:p>
          </table:table-cell>
          <table:table-cell office:value-type="float" office:value="5.9386435000000004" table:style-name="ce1">
            <text:p>5.9386435</text:p>
          </table:table-cell>
          <table:table-cell office:value-type="float" office:value="-6.1904760000000003E-2" table:style-name="ce1">
            <text:p>-0.06190476</text:p>
          </table:table-cell>
          <table:table-cell office:value-type="float" office:value="-0.73333334999999999" table:style-name="ce1">
            <text:p>-0.73333335</text:p>
          </table:table-cell>
          <table:table-cell office:value-type="string" table:style-name="ce1">
            <text:p>(2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1">
            <text:p>r1bqr1k1/3n1ppp/p2p1b2/3N1PP1/1p1B1P2/1P6/1PP1Q2P/2KR2R1 w - - bm Qxe8;</text:p>
          </table:table-cell>
          <table:table-cell office:value-type="float" office:value="0.93478260000000002" table:style-name="ce1">
            <text:p>0.9347826</text:p>
          </table:table-cell>
          <table:table-cell office:value-type="float" office:value="1.7586207" table:style-name="ce1">
            <text:p>1.7586207</text:p>
          </table:table-cell>
          <table:table-cell office:value-type="float" office:value="2.3865694999999998" table:style-name="ce1">
            <text:p>2.3865695</text:p>
          </table:table-cell>
          <table:table-cell office:value-type="float" office:value="5.3571433000000002E-2" table:style-name="ce1">
            <text:p>0.053571433</text:p>
          </table:table-cell>
          <table:table-cell office:value-type="float" office:value="0.76923059999999999" table:style-name="ce1">
            <text:p>0.7692306</text:p>
          </table:table-cell>
          <table:table-cell office:value-type="string" table:style-name="ce1">
            <text:p>(2.2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r2k1/1p3pp1/p1nBp2p/q3n3/2P1N1P1/4Q3/3RB2P/5RK1 w - - 0 1</text:p>
          </table:table-cell>
          <table:table-cell office:value-type="string" table:style-name="ce1">
            <text:p>r1br2k1/1p3pp1/p1nBp2p/q3n3/2P1N1P1/4Q3/3RB2P/5RK1 w - - bm h4;</text:p>
          </table:table-cell>
          <table:table-cell office:value-type="float" office:value="0.91970799999999997" table:style-name="ce1">
            <text:p>0.919708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0.93146499999999999" table:style-name="ce1">
            <text:p>0.931465</text:p>
          </table:table-cell>
          <table:table-cell office:value-type="float" office:value="-0.12499998499999999" table:style-name="ce1">
            <text:p>-0.124999985</text:p>
          </table:table-cell>
          <table:table-cell office:value-type="float" office:value="0.59230780000000005" table:style-name="ce1">
            <text:p>0.5923078</text:p>
          </table:table-cell>
          <table:table-cell office:value-type="string" table:style-name="ce1">
            <text:p>(0.6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k1n2n/8/pP6/5R2/8/1b1B4/4N3/1K5N w - - 0 1</text:p>
          </table:table-cell>
          <table:table-cell office:value-type="string" table:style-name="ce1">
            <text:p>r1k1n2n/8/pP6/5R2/8/1b1B4/4N3/1K5N w - - bm b7+;</text:p>
          </table:table-cell>
          <table:table-cell office:value-type="float" office:value="1" table:style-name="ce1">
            <text:p>1</text:p>
          </table:table-cell>
          <table:table-cell office:value-type="float" office:value="1.4090909" table:style-name="ce1">
            <text:p>1.4090909</text:p>
          </table:table-cell>
          <table:table-cell office:value-type="float" office:value="2.3948247" table:style-name="ce1">
            <text:p>2.3948247</text:p>
          </table:table-cell>
          <table:table-cell office:value-type="float" office:value="0.11111111999999999" table:style-name="ce1">
            <text:p>0.11111112</text:p>
          </table:table-cell>
          <table:table-cell office:value-type="float" office:value="0.83333325000000003" table:style-name="ce1">
            <text:p>0.83333325</text:p>
          </table:table-cell>
          <table:table-cell office:value-type="string" table:style-name="ce1">
            <text:p>(1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1rbk1/2pp1ppp/p1b5/1p1NP3/3Q4/3R2B1/PPP2PPP/5RK1 w - - 0 1</text:p>
          </table:table-cell>
          <table:table-cell office:value-type="string" table:style-name="ce1">
            <text:p>r1q1rbk1/2pp1ppp/p1b5/1p1NP3/3Q4/3R2B1/PPP2PPP/5RK1 w - - bm Nf6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1.7692307" table:style-name="ce1">
            <text:p>1.7692307</text:p>
          </table:table-cell>
          <table:table-cell office:value-type="float" office:value="-1.3988959000000001" table:style-name="ce1">
            <text:p>-1.3988959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69230769999999997" table:style-name="ce1">
            <text:p>0.6923077</text:p>
          </table:table-cell>
          <table:table-cell office:value-type="string" table:style-name="ce1">
            <text:p>(0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2rk1/ppp1bp2/6p1/3pNPn1/7p/2PP3P/P6B/1R1Q1RK1 w - - 0 1</text:p>
          </table:table-cell>
          <table:table-cell office:value-type="string" table:style-name="ce1">
            <text:p>r1q2rk1/ppp1bp2/6p1/3pNPn1/7p/2PP3P/P6B/1R1Q1RK1 w - - bm f6;</text:p>
          </table:table-cell>
          <table:table-cell office:value-type="float" office:value="0.93798446999999996" table:style-name="ce1">
            <text:p>0.93798447</text:p>
          </table:table-cell>
          <table:table-cell office:value-type="float" office:value="1.25" table:style-name="ce1">
            <text:p>1.25</text:p>
          </table:table-cell>
          <table:table-cell office:value-type="float" office:value="3.1296040000000001" table:style-name="ce1">
            <text:p>3.12960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14685321000000001" table:style-name="ce1">
            <text:p>0.14685321</text:p>
          </table:table-cell>
          <table:table-cell office:value-type="string" table:style-name="ce1">
            <text:p>(1.6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r3k1/p4ppp/4p3/3p4/3B3P/6P1/P1q2PB1/R2Q2K1 w - - 0 1</text:p>
          </table:table-cell>
          <table:table-cell office:value-type="string" table:style-name="ce1">
            <text:p>r1r3k1/p4ppp/4p3/3p4/3B3P/6P1/P1q2PB1/R2Q2K1 w - - bm Qg4;</text:p>
          </table:table-cell>
          <table:table-cell office:value-type="float" office:value="0.98" table:style-name="ce1">
            <text:p>0.98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2.7514036000000002" table:style-name="ce1">
            <text:p>2.7514036</text:p>
          </table:table-cell>
          <table:table-cell office:value-type="float" office:value="-6.25E-2" table:style-name="ce1">
            <text:p>-0.0625</text:p>
          </table:table-cell>
          <table:table-cell office:value-type="float" office:value="-0.27777766999999998" table:style-name="ce1">
            <text:p>-0.27777767</text:p>
          </table:table-cell>
          <table:table-cell office:value-type="string" table:style-name="ce1">
            <text:p>(1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br1k1/1b3q1p/pp1p1ppB/3Nn3/n1PNP2R/4Q3/1P2B1PP/5R1K w - - 0 1</text:p>
          </table:table-cell>
          <table:table-cell office:value-type="string" table:style-name="ce1">
            <text:p>r2br1k1/1b3q1p/pp1p1ppB/3Nn3/n1PNP2R/4Q3/1P2B1PP/5R1K w - - bm Nf5;</text:p>
          </table:table-cell>
          <table:table-cell office:value-type="float" office:value="0.97333336000000004" table:style-name="ce1">
            <text:p>0.97333336</text:p>
          </table:table-cell>
          <table:table-cell office:value-type="float" office:value="1.8125" table:style-name="ce1">
            <text:p>1.8125</text:p>
          </table:table-cell>
          <table:table-cell office:value-type="string" table:style-name="ce1">
            <text:p>=</text:p>
          </table:table-cell>
          <table:table-cell office:value-type="float" office:value="-7.7380939999999995E-2" table:style-name="ce1">
            <text:p>-0.07738094</text:p>
          </table:table-cell>
          <table:table-cell office:value-type="float" office:value="0.64835167000000005" table:style-name="ce1">
            <text:p>0.64835167</text:p>
          </table:table-cell>
          <table:table-cell office:value-type="string" table:style-name="ce1">
            <text:p>(1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1">
            <text:p>r2q1rk1/2pb2b1/1p1p1n2/PN1Pp3/1BP1Pppn/8/3N1PP1/R2QRBK1 b - - bm Nxg2;</text:p>
          </table:table-cell>
          <table:table-cell office:value-type="float" office:value="1" table:style-name="ce1">
            <text:p>1</text:p>
          </table:table-cell>
          <table:table-cell office:value-type="float" office:value="0.97297299999999998" table:style-name="ce1">
            <text:p>0.972973</text:p>
          </table:table-cell>
          <table:table-cell office:value-type="float" office:value="13.410569000000001" table:style-name="ce1">
            <text:p>13.410569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6.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p1b1ppp/4p1n1/2p5/2P5/1QP1B1P1/P3PPBP/R3K2R b - - 0 1</text:p>
          </table:table-cell>
          <table:table-cell office:value-type="string" table:style-name="ce1">
            <text:p>r2q1rk1/pp1b1ppp/4p1n1/2p5/2P5/1QP1B1P1/P3PPBP/R3K2R b - - bm b6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0.84615386000000004" table:style-name="ce1">
            <text:p>0.84615386</text:p>
          </table:table-cell>
          <table:table-cell office:value-type="float" office:value="1.3833249999999999" table:style-name="ce1">
            <text:p>1.383325</text:p>
          </table:table-cell>
          <table:table-cell office:value-type="float" office:value="0" table:style-name="ce1">
            <text:p>0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0.6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1">
            <text:p>r2q2k1/1bp1rp2/p1np1n2/1p1N2N1/P2bP3/1B6/1P3PPP/R2QR1K1 w - - bm Re3;</text:p>
          </table:table-cell>
          <table:table-cell office:value-type="float" office:value="0.93835615999999999" table:style-name="ce1">
            <text:p>0.93835616</text:p>
          </table:table-cell>
          <table:table-cell office:value-type="float" office:value="1.05" table:style-name="ce1">
            <text:p>1.05</text:p>
          </table:table-cell>
          <table:table-cell office:value-type="float" office:value="7.7055593" table:style-name="ce1">
            <text:p>7.7055593</text:p>
          </table:table-cell>
          <table:table-cell office:value-type="float" office:value="4.4642835999999997E-3" table:style-name="ce1">
            <text:p>0.004464284</text:p>
          </table:table-cell>
          <table:table-cell office:value-type="float" office:value="7.6922889999999994E-2" table:style-name="ce1">
            <text:p>0.07692289</text:p>
          </table:table-cell>
          <table:table-cell office:value-type="string" table:style-name="ce1">
            <text:p>(3.8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1">
            <text:p>r2qk2r/ppp1b1pp/2n1p3/3pP1n1/3P2b1/2PB1NN1/PP4PP/R1BQK2R w KQkq - bm Nxg5;</text:p>
          </table:table-cell>
          <table:table-cell office:value-type="float" office:value="1" table:style-name="ce1">
            <text:p>1</text:p>
          </table:table-cell>
          <table:table-cell office:value-type="float" office:value="1.1578946999999999" table:style-name="ce1">
            <text:p>1.1578947</text:p>
          </table:table-cell>
          <table:table-cell office:value-type="float" office:value="3.9073354999999999" table:style-name="ce1">
            <text:p>3.90733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2.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1">
            <text:p>r2qkb1r/pp2pp2/1np3pn/6N1/3P2b1/5N2/PPP2PP1/R1BQKB1R w KQkq - bm Rxh6;</text:p>
          </table:table-cell>
          <table:table-cell office:value-type="float" office:value="1" table:style-name="ce1">
            <text:p>1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2.1445669999999999" table:style-name="ce1">
            <text:p>2.144567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nrk1/p4pp1/1p2b2p/2p1Pp2/2P5/PnPB1QN1/6PP/R1B2RK1 w - - 0 1</text:p>
          </table:table-cell>
          <table:table-cell office:value-type="string" table:style-name="ce1">
            <text:p>r2qnrk1/p4pp1/1p2b2p/2p1Pp2/2P5/PnPB1QN1/6PP/R1B2RK1 w - - bm Bxh6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0833333999999999" table:style-name="ce1">
            <text:p>1.0833334</text:p>
          </table:table-cell>
          <table:table-cell office:value-type="float" office:value="4.8506393000000001" table:style-name="ce1">
            <text:p>4.8506393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3.2967089999999998E-2" table:style-name="ce1">
            <text:p>0.03296709</text:p>
          </table:table-cell>
          <table:table-cell office:value-type="string" table:style-name="ce1">
            <text:p>(2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r2k1/5pp1/2bPp3/p1N4p/1qQ5/2P2P2/BP4PP/1K1R4 b - - 0 1</text:p>
          </table:table-cell>
          <table:table-cell office:value-type="string" table:style-name="ce1">
            <text:p>r2r2k1/5pp1/2bPp3/p1N4p/1qQ5/2P2P2/BP4PP/1K1R4 b - - bm Qb8;</text:p>
          </table:table-cell>
          <table:table-cell office:value-type="float" office:value="1.0380952000000001" table:style-name="ce1">
            <text:p>1.0380952</text:p>
          </table:table-cell>
          <table:table-cell office:value-type="float" office:value="0.90697676000000005" table:style-name="ce1">
            <text:p>0.90697676</text:p>
          </table:table-cell>
          <table:table-cell office:value-type="float" office:value="2.8188898999999998" table:style-name="ce1">
            <text:p>2.8188899</text:p>
          </table:table-cell>
          <table:table-cell office:value-type="float" office:value="2.0833328000000002E-2" table:style-name="ce1">
            <text:p>0.020833328</text:p>
          </table:table-cell>
          <table:table-cell office:value-type="float" office:value="-0.21818185000000001" table:style-name="ce1">
            <text:p>-0.21818185</text:p>
          </table:table-cell>
          <table:table-cell office:value-type="string" table:style-name="ce1">
            <text:p>(1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2r/5ppp/3pbb2/qp1Np3/2BnP3/N7/PP1Q1PPP/R3K2R w KQkq - 0 1</text:p>
          </table:table-cell>
          <table:table-cell office:value-type="string" table:style-name="ce1">
            <text:p>r3k2r/5ppp/3pbb2/qp1Np3/2BnP3/N7/PP1Q1PPP/R3K2R w KQkq - bm Nxb5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0.81818179999999996" table:style-name="ce1">
            <text:p>0.8181818</text:p>
          </table:table-cell>
          <table:table-cell office:value-type="float" office:value="2.3750287999999999" table:style-name="ce1">
            <text:p>2.3750288</text:p>
          </table:table-cell>
          <table:table-cell office:value-type="float" office:value="-3.125E-2" table:style-name="ce1">
            <text:p>-0.03125</text:p>
          </table:table-cell>
          <table:table-cell office:value-type="float" office:value="-0.30769229999999997" table:style-name="ce1">
            <text:p>-0.3076923</text:p>
          </table:table-cell>
          <table:table-cell office:value-type="string" table:style-name="ce1">
            <text:p>(1.1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2r/pp2pp1p/8/q2Pb3/2P5/4p3/B1Q2PPP/2R2RK1 w kq - 0 1</text:p>
          </table:table-cell>
          <table:table-cell office:value-type="string" table:style-name="ce1">
            <text:p>r3k2r/pp2pp1p/8/q2Pb3/2P5/4p3/B1Q2PPP/2R2RK1 w kq - bm c5;</text:p>
          </table:table-cell>
          <table:table-cell office:value-type="float" office:value="0.96460175999999997" table:style-name="ce1">
            <text:p>0.96460176</text:p>
          </table:table-cell>
          <table:table-cell office:value-type="float" office:value="0.67391305999999995" table:style-name="ce1">
            <text:p>0.67391306</text:p>
          </table:table-cell>
          <table:table-cell office:value-type="float" office:value="4.8608865999999997" table:style-name="ce1">
            <text:p>4.8608866</text:p>
          </table:table-cell>
          <table:table-cell office:value-type="float" office:value="5.4166674999999997E-2" table:style-name="ce1">
            <text:p>0.054166675</text:p>
          </table:table-cell>
          <table:table-cell office:value-type="float" office:value="-0.25454545000000001" table:style-name="ce1">
            <text:p>-0.25454545</text:p>
          </table:table-cell>
          <table:table-cell office:value-type="string" table:style-name="ce1">
            <text:p>(1.8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b1r/1b1n2p1/p3Nn1p/3Pp3/1p4PP/3QBP2/qPP5/2KR1B1R w kq - 0 1</text:p>
          </table:table-cell>
          <table:table-cell office:value-type="string" table:style-name="ce1">
            <text:p>r3kb1r/1b1n2p1/p3Nn1p/3Pp3/1p4PP/3QBP2/qPP5/2KR1B1R w kq - bm Qg6;</text:p>
          </table:table-cell>
          <table:table-cell office:value-type="float" office:value="0.94520545" table:style-name="ce1">
            <text:p>0.94520545</text:p>
          </table:table-cell>
          <table:table-cell office:value-type="float" office:value="1.2368421999999999" table:style-name="ce1">
            <text:p>1.2368422</text:p>
          </table:table-cell>
          <table:table-cell office:value-type="float" office:value="6.7487199999999996" table:style-name="ce1">
            <text:p>6.74872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3.5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r2/pp2bpp1/2b4p/q3p3/2B1p1PP/1Q2B3/PPP2P2/2KR2R1 w q - 0 1</text:p>
          </table:table-cell>
          <table:table-cell office:value-type="string" table:style-name="ce1">
            <text:p>r3kr2/pp2bpp1/2b4p/q3p3/2B1p1PP/1Q2B3/PPP2P2/2KR2R1 w q - bm Rd5;</text:p>
          </table:table-cell>
          <table:table-cell office:value-type="float" office:value="0.96923079999999995" table:style-name="ce1">
            <text:p>0.9692308</text:p>
          </table:table-cell>
          <table:table-cell office:value-type="float" office:value="1.1794872000000001" table:style-name="ce1">
            <text:p>1.1794872</text:p>
          </table:table-cell>
          <table:table-cell office:value-type="float" office:value="2.8382876000000001" table:style-name="ce1">
            <text:p>2.8382876</text:p>
          </table:table-cell>
          <table:table-cell office:value-type="float" office:value="1.8749997000000001E-2" table:style-name="ce1">
            <text:p>0.018749997</text:p>
          </table:table-cell>
          <table:table-cell office:value-type="float" office:value="-4.4871807E-2" table:style-name="ce1">
            <text:p>-0.044871807</text:p>
          </table:table-cell>
          <table:table-cell office:value-type="string" table:style-name="ce1">
            <text:p>(1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n3/3b2kp/1qNp2p1/1p1Pp2n/1P2Pp2/3B1N1P/1Q3PP1/2R3K1 w - - 0 1</text:p>
          </table:table-cell>
          <table:table-cell office:value-type="string" table:style-name="ce1">
            <text:p>r3n3/3b2kp/1qNp2p1/1p1Pp2n/1P2Pp2/3B1N1P/1Q3PP1/2R3K1 w - - bm Rc5;</text:p>
          </table:table-cell>
          <table:table-cell office:value-type="float" office:value="1" table:style-name="ce1">
            <text:p>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0171549999999998" table:style-name="ce1">
            <text:p>4.0171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16666675" table:style-name="ce1">
            <text:p>0.16666675</text:p>
          </table:table-cell>
          <table:table-cell office:value-type="string" table:style-name="ce1">
            <text:p>(2.0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1">
            <text:p>r3r1k1/1b1n1p2/1q1p1n1p/2p1p2P/p1P3p1/P1QNPPB1/1P2B1P1/2KR3R w - - bm Rh4;</text:p>
          </table:table-cell>
          <table:table-cell office:value-type="float" office:value="1.0070922" table:style-name="ce1">
            <text:p>1.0070922</text:p>
          </table:table-cell>
          <table:table-cell office:value-type="float" office:value="0.9512195" table:style-name="ce1">
            <text:p>0.9512195</text:p>
          </table:table-cell>
          <table:table-cell office:value-type="float" office:value="1.5014050999999999" table:style-name="ce1">
            <text:p>1.5014051</text:p>
          </table:table-cell>
          <table:table-cell office:value-type="float" office:value="0" table:style-name="ce1">
            <text:p>0</text:p>
          </table:table-cell>
          <table:table-cell office:value-type="float" office:value="-0.21428585" table:style-name="ce1">
            <text:p>-0.21428585</text:p>
          </table:table-cell>
          <table:table-cell office:value-type="string" table:style-name="ce1">
            <text:p>(0.8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1">
            <text:p>r3r1k1/1bppq2p/1p1n1bp1/3P1p2/p4N1P/P1PB1P2/1P1Q1BP1/1K1R3R w - - bm g4;</text:p>
          </table:table-cell>
          <table:table-cell office:value-type="float" office:value="1" table:style-name="ce1">
            <text:p>1</text:p>
          </table:table-cell>
          <table:table-cell office:value-type="float" office:value="0.95652174999999995" table:style-name="ce1">
            <text:p>0.95652175</text:p>
          </table:table-cell>
          <table:table-cell office:value-type="float" office:value="3.8148209999999998" table:style-name="ce1">
            <text:p>3.814821</text:p>
          </table:table-cell>
          <table:table-cell office:value-type="float" office:value="0" table:style-name="ce1">
            <text:p>0</text:p>
          </table:table-cell>
          <table:table-cell office:value-type="float" office:value="0.14285707" table:style-name="ce1">
            <text:p>0.14285707</text:p>
          </table:table-cell>
          <table:table-cell office:value-type="string" table:style-name="ce1">
            <text:p>(1.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b2/1q1n1ppk/1pp1p1np/3pP2N/PP1P4/7R/3B1PPP/2Q1NRK1 w - - 0 1</text:p>
          </table:table-cell>
          <table:table-cell office:value-type="string" table:style-name="ce1">
            <text:p>r3rb2/1q1n1ppk/1pp1p1np/3pP2N/PP1P4/7R/3B1PPP/2Q1NRK1 w - - bm g4;</text:p>
          </table:table-cell>
          <table:table-cell office:value-type="float" office:value="1" table:style-name="ce1">
            <text:p>1</text:p>
          </table:table-cell>
          <table:table-cell office:value-type="float" office:value="1.0571429000000001" table:style-name="ce1">
            <text:p>1.0571429</text:p>
          </table:table-cell>
          <table:table-cell office:value-type="float" office:value="5.2472405000000002" table:style-name="ce1">
            <text:p>5.2472405</text:p>
          </table:table-cell>
          <table:table-cell office:value-type="float" office:value="-0.18095238999999999" table:style-name="ce1">
            <text:p>-0.18095239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k2/6b1/5qP1/2p2pQ1/p2p4/8/1P1N1PP1/4R1K1 w - - 0 1</text:p>
          </table:table-cell>
          <table:table-cell office:value-type="string" table:style-name="ce1">
            <text:p>r4k2/6b1/5qP1/2p2pQ1/p2p4/8/1P1N1PP1/4R1K1 w - - bm Qg3;</text:p>
          </table:table-cell>
          <table:table-cell office:value-type="float" office:value="0.98823530000000004" table:style-name="ce1">
            <text:p>0.9882353</text:p>
          </table:table-cell>
          <table:table-cell office:value-type="float" office:value="1.44" table:style-name="ce1">
            <text:p>1.44</text:p>
          </table:table-cell>
          <table:table-cell office:value-type="float" office:value="-0.87143159999999997" table:style-name="ce1">
            <text:p>-0.8714316</text:p>
          </table:table-cell>
          <table:table-cell office:value-type="float" office:value="-2.7777776000000001E-2" table:style-name="ce1">
            <text:p>-0.027777776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1k/1p1n1ppp/1qb1p3/2b1P3/2B3Q1/p1NR4/PPP3PP/1KB1R3 w - - 0 1</text:p>
          </table:table-cell>
          <table:table-cell office:value-type="string" table:style-name="ce1">
            <text:p>r4r1k/1p1n1ppp/1qb1p3/2b1P3/2B3Q1/p1NR4/PPP3PP/1KB1R3 w - - bm Rh3;</text:p>
          </table:table-cell>
          <table:table-cell office:value-type="float" office:value="1" table:style-name="ce1">
            <text:p>1</text:p>
          </table:table-cell>
          <table:table-cell office:value-type="float" office:value="1.173913" table:style-name="ce1">
            <text:p>1.173913</text:p>
          </table:table-cell>
          <table:table-cell office:value-type="float" office:value="6.0801372999999996" table:style-name="ce1">
            <text:p>6.0801373</text:p>
          </table:table-cell>
          <table:table-cell office:value-type="float" office:value="2.9166668999999999E-2" table:style-name="ce1">
            <text:p>0.0291666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3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1k/6qp/3R1bb1/pNp2p2/PnB1pP2/4B2P/1P3Q1K/6R1 w - - 0 1</text:p>
          </table:table-cell>
          <table:table-cell office:value-type="string" table:style-name="ce1">
            <text:p>r4r1k/6qp/3R1bb1/pNp2p2/PnB1pP2/4B2P/1P3Q1K/6R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358975" table:style-name="ce1">
            <text:p>1.4358975</text:p>
          </table:table-cell>
          <table:table-cell office:value-type="float" office:value="3.5298142000000001" table:style-name="ce1">
            <text:p>3.5298142</text:p>
          </table:table-cell>
          <table:table-cell office:value-type="float" office:value="5.8333322E-2" table:style-name="ce1">
            <text:p>0.058333322</text:p>
          </table:table-cell>
          <table:table-cell office:value-type="float" office:value="0.3560605" table:style-name="ce1">
            <text:p>0.3560605</text:p>
          </table:table-cell>
          <table:table-cell office:value-type="string" table:style-name="ce1">
            <text:p>(2.1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2/6k1/p2p4/3P4/8/1BN3P1/PPP4P/7K b - - 0 1</text:p>
          </table:table-cell>
          <table:table-cell office:value-type="string" table:style-name="ce1">
            <text:p>r4r2/6k1/p2p4/3P4/8/1BN3P1/PPP4P/7K b - - bm Rab8;</text:p>
          </table:table-cell>
          <table:table-cell office:value-type="float" office:value="0.97959185000000004" table:style-name="ce1">
            <text:p>0.97959185</text:p>
          </table:table-cell>
          <table:table-cell office:value-type="float" office:value="1.7333333" table:style-name="ce1">
            <text:p>1.7333333</text:p>
          </table:table-cell>
          <table:table-cell office:value-type="float" office:value="-0.45803874999999999" table:style-name="ce1">
            <text:p>-0.45803875</text:p>
          </table:table-cell>
          <table:table-cell office:value-type="float" office:value="3.9285720000000003E-2" table:style-name="ce1">
            <text:p>0.03928572</text:p>
          </table:table-cell>
          <table:table-cell office:value-type="float" office:value="-0.55555560000000004" table:style-name="ce1">
            <text:p>-0.5555556</text:p>
          </table:table-cell>
          <table:table-cell office:value-type="string" table:style-name="ce1">
            <text:p>(1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4bppp/bq2p3/npnpP3/p2B1P2/P1PB1N2/1P2QNPP/R4RK1 w - - 0 1</text:p>
          </table:table-cell>
          <table:table-cell office:value-type="string" table:style-name="ce1">
            <text:p>r4rk1/4bppp/bq2p3/npnpP3/p2B1P2/P1PB1N2/1P2QNPP/R4RK1 w - - bm Bxh7+;</text:p>
          </table:table-cell>
          <table:table-cell office:value-type="float" office:value="1" table:style-name="ce1">
            <text:p>1</text:p>
          </table:table-cell>
          <table:table-cell office:value-type="float" office:value="1.075" table:style-name="ce1">
            <text:p>1.075</text:p>
          </table:table-cell>
          <table:table-cell office:value-type="float" office:value="7.7596273" table:style-name="ce1">
            <text:p>7.7596273</text:p>
          </table:table-cell>
          <table:table-cell office:value-type="float" office:value="0" table:style-name="ce1">
            <text:p>0</text:p>
          </table:table-cell>
          <table:table-cell office:value-type="float" office:value="-0.20000005000000001" table:style-name="ce1">
            <text:p>-0.20000005</text:p>
          </table:table-cell>
          <table:table-cell office:value-type="string" table:style-name="ce1">
            <text:p>(4.0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p2qn1bp/1pnp2p1/2p2p2/4PP1N/2PPB3/PP2QN1P/R4RK1 b - - 0 1</text:p>
          </table:table-cell>
          <table:table-cell office:value-type="string" table:style-name="ce1">
            <text:p>r4rk1/p2qn1bp/1pnp2p1/2p2p2/4PP1N/2PPB3/PP2QN1P/R4RK1 b - - bm Rae8;</text:p>
          </table:table-cell>
          <table:table-cell office:value-type="float" office:value="1" table:style-name="ce1">
            <text:p>1</text:p>
          </table:table-cell>
          <table:table-cell office:value-type="float" office:value="1.0789473999999999" table:style-name="ce1">
            <text:p>1.0789474</text:p>
          </table:table-cell>
          <table:table-cell office:value-type="float" office:value="1.1615331" table:style-name="ce1">
            <text:p>1.1615331</text:p>
          </table:table-cell>
          <table:table-cell office:value-type="float" office:value="0" table:style-name="ce1">
            <text:p>0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0.6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ppp2ppp/1nnb4/8/1P1P3q/PBN1B2P/4bPP1/R2QR1K1 w - - 0 1</text:p>
          </table:table-cell>
          <table:table-cell office:value-type="string" table:style-name="ce1">
            <text:p>r4rk1/ppp2ppp/1nnb4/8/1P1P3q/PBN1B2P/4bPP1/R2QR1K1 w - - bm Qxe2;</text:p>
          </table:table-cell>
          <table:table-cell office:value-type="float" office:value="0.92" table:style-name="ce1">
            <text:p>0.92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3.7971300000000001" table:style-name="ce1">
            <text:p>3.79713</text:p>
          </table:table-cell>
          <table:table-cell office:value-type="float" office:value="-0.21875" table:style-name="ce1">
            <text:p>-0.21875</text:p>
          </table:table-cell>
          <table:table-cell office:value-type="float" office:value="-0.18681312" table:style-name="ce1">
            <text:p>-0.18681312</text:p>
          </table:table-cell>
          <table:table-cell office:value-type="string" table:style-name="ce1">
            <text:p>(1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2p1brpp/p1nqbp2/P2pp3/BP6/2P1BN2/1P3PPP/R2QR1K1 w - - 0 1</text:p>
          </table:table-cell>
          <table:table-cell office:value-type="string" table:style-name="ce1">
            <text:p>r5k1/2p1brpp/p1nqbp2/P2pp3/BP6/2P1BN2/1P3PPP/R2QR1K1 w - - bm Rac1;</text:p>
          </table:table-cell>
          <table:table-cell office:value-type="float" office:value="1" table:style-name="ce1">
            <text:p>1</text:p>
          </table:table-cell>
          <table:table-cell office:value-type="float" office:value="1.2727272999999999" table:style-name="ce1">
            <text:p>1.2727273</text:p>
          </table:table-cell>
          <table:table-cell office:value-type="float" office:value="2.7739234000000002" table:style-name="ce1">
            <text:p>2.773923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1.6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6b1/2Nq4/2pP1p2/p1P1pPr1/Pp6/3R2PQ/1K3R2 b - - 0 1</text:p>
          </table:table-cell>
          <table:table-cell office:value-type="string" table:style-name="ce1">
            <text:p>r5k1/6b1/2Nq4/2pP1p2/p1P1pPr1/Pp6/3R2PQ/1K3R2 b - - bm e3;</text:p>
          </table:table-cell>
          <table:table-cell office:value-type="float" office:value="1.0092592" table:style-name="ce1">
            <text:p>1.0092592</text:p>
          </table:table-cell>
          <table:table-cell office:value-type="float" office:value="1.2058823000000001" table:style-name="ce1">
            <text:p>1.2058823</text:p>
          </table:table-cell>
          <table:table-cell office:value-type="float" office:value="12.196037" table:style-name="ce1">
            <text:p>12.196037</text:p>
          </table:table-cell>
          <table:table-cell office:value-type="float" office:value="-2.8571427E-2" table:style-name="ce1">
            <text:p>-0.028571427</text:p>
          </table:table-cell>
          <table:table-cell office:value-type="float" office:value="0.59999990000000003" table:style-name="ce1">
            <text:p>0.5999999</text:p>
          </table:table-cell>
          <table:table-cell office:value-type="string" table:style-name="ce1">
            <text:p>(5.9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p1pb2bp/3p3r/P1pPp1p1/2B1Pq2/1R2QPp1/1P4PP/5RBK b - - 0 1</text:p>
          </table:table-cell>
          <table:table-cell office:value-type="string" table:style-name="ce1">
            <text:p>r5k1/p1pb2bp/3p3r/P1pPp1p1/2B1Pq2/1R2QPp1/1P4PP/5RBK b - - bm Rxh2;</text:p>
          </table:table-cell>
          <table:table-cell office:value-type="float" office:value="1.0307691999999999" table:style-name="ce1">
            <text:p>1.0307692</text:p>
          </table:table-cell>
          <table:table-cell office:value-type="float" office:value="1.25" table:style-name="ce1">
            <text:p>1.25</text:p>
          </table:table-cell>
          <table:table-cell office:value-type="float" office:value="1.3875294" table:style-name="ce1">
            <text:p>1.3875294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15934061999999999" table:style-name="ce1">
            <text:p>0.15934062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1">
            <text:p>r5rk/1bq1bpp1/1p1ppn1p/pP5P/2P1P3/P1N2P2/1B1Q1P2/1K1R1BR1 w - - bm Nd5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071486000000002" table:style-name="ce1">
            <text:p>2.407148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1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6k/N1Rb2bp/p2p1nr1/3Pp2q/1P2Pp1P/5N2/P3QBP1/4R1K1 b - - 0 1</text:p>
          </table:table-cell>
          <table:table-cell office:value-type="string" table:style-name="ce1">
            <text:p>r6k/N1Rb2bp/p2p1nr1/3Pp2q/1P2Pp1P/5N2/P3QBP1/4R1K1 b - - bm Bh3;</text:p>
          </table:table-cell>
          <table:table-cell office:value-type="float" office:value="0.97810220000000003" table:style-name="ce1">
            <text:p>0.9781022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9.0184660000000001" table:style-name="ce1">
            <text:p>9.018466</text:p>
          </table:table-cell>
          <table:table-cell office:value-type="float" office:value="-2.4999990999999999E-2" table:style-name="ce1">
            <text:p>-0.024999991</text:p>
          </table:table-cell>
          <table:table-cell office:value-type="float" office:value="-0.63461540000000005" table:style-name="ce1">
            <text:p>-0.6346154</text:p>
          </table:table-cell>
          <table:table-cell office:value-type="string" table:style-name="ce1">
            <text:p>(4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7/4bpkp/4p1p1/pq1nP3/Q2P3P/5PP1/3BNK2/R7 b - - 0 1</text:p>
          </table:table-cell>
          <table:table-cell office:value-type="string" table:style-name="ce1">
            <text:p>r7/4bpkp/4p1p1/pq1nP3/Q2P3P/5PP1/3BNK2/R7 b - - bm Qd3;</text:p>
          </table:table-cell>
          <table:table-cell office:value-type="float" office:value="1" table:style-name="ce1">
            <text:p>1</text:p>
          </table:table-cell>
          <table:table-cell office:value-type="float" office:value="1.2894737000000001" table:style-name="ce1">
            <text:p>1.2894737</text:p>
          </table:table-cell>
          <table:table-cell office:value-type="float" office:value="2.2153277" table:style-name="ce1">
            <text:p>2.2153277</text:p>
          </table:table-cell>
          <table:table-cell office:value-type="float" office:value="-5.0000012000000003E-2" table:style-name="ce1">
            <text:p>-0.050000012</text:p>
          </table:table-cell>
          <table:table-cell office:value-type="float" office:value="-0.29999995000000002" table:style-name="ce1">
            <text:p>-0.29999995</text:p>
          </table:table-cell>
          <table:table-cell office:value-type="string" table:style-name="ce1">
            <text:p>(1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1q1rk1/2b2ppp/pp6/1R1p4/3P2b1/2PB1N1P/P4PP1/2BQ1RK1 w - - 0 1</text:p>
          </table:table-cell>
          <table:table-cell office:value-type="string" table:style-name="ce1">
            <text:p>rn1q1rk1/2b2ppp/pp6/1R1p4/3P2b1/2PB1N1P/P4PP1/2BQ1RK1 w - - bm hxg4</text:p>
          </table:table-cell>
          <table:table-cell office:value-type="float" office:value="1" table:style-name="ce1">
            <text:p>1</text:p>
          </table:table-cell>
          <table:table-cell office:value-type="float" office:value="1.3030303000000001" table:style-name="ce1">
            <text:p>1.3030303</text:p>
          </table:table-cell>
          <table:table-cell office:value-type="float" office:value="1.9741415" table:style-name="ce1">
            <text:p>1.9741415</text:p>
          </table:table-cell>
          <table:table-cell office:value-type="float" office:value="0" table:style-name="ce1">
            <text:p>0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1qr1k1/1p2bppp/p3p3/3pP3/P2P1B2/2RB1Q1P/1P3PP1/R5K1 w - - 0 1</text:p>
          </table:table-cell>
          <table:table-cell office:value-type="string" table:style-name="ce1">
            <text:p>rn1qr1k1/1p2bppp/p3p3/3pP3/P2P1B2/2RB1Q1P/1P3PP1/R5K1 w - - bm Bxh7+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7586207" table:style-name="ce1">
            <text:p>1.7586207</text:p>
          </table:table-cell>
          <table:table-cell office:value-type="float" office:value="4.5620729999999998" table:style-name="ce1">
            <text:p>4.562073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92307687000000005" table:style-name="ce1">
            <text:p>0.92307687</text:p>
          </table:table-cell>
          <table:table-cell office:value-type="string" table:style-name="ce1">
            <text:p>(3.2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2k2r/p2p1ppp/bp6/2pP4/1b2P2q/2N5/PP4PP/R1BQKBNR w KQkq - 0 1</text:p>
          </table:table-cell>
          <table:table-cell office:value-type="string" table:style-name="ce1">
            <text:p>rn2k2r/p2p1ppp/bp6/2pP4/1b2P2q/2N5/PP4PP/R1BQKBNR w KQkq - bm g3;</text:p>
          </table:table-cell>
          <table:table-cell office:value-type="float" office:value="1.0563381000000001" table:style-name="ce1">
            <text:p>1.0563381</text:p>
          </table:table-cell>
          <table:table-cell office:value-type="float" office:value="0.05" table:style-name="ce1">
            <text:p>0.05</text:p>
          </table:table-cell>
          <table:table-cell office:value-type="float" office:value="40.587375999999999" table:style-name="ce1">
            <text:p>40.587376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2.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3r1k/pn1p1ppq/bpp4p/7P/4N1Q1/6P1/PP3PB1/R1B1R1K1 w - - 0 1</text:p>
          </table:table-cell>
          <table:table-cell office:value-type="string" table:style-name="ce1">
            <text:p>rn3r1k/pn1p1ppq/bpp4p/7P/4N1Q1/6P1/PP3PB1/R1B1R1K1 w - - bm Bg5;</text:p>
          </table:table-cell>
          <table:table-cell office:value-type="float" office:value="0.95035464000000003" table:style-name="ce1">
            <text:p>0.95035464</text:p>
          </table:table-cell>
          <table:table-cell office:value-type="float" office:value="1.5384616" table:style-name="ce1">
            <text:p>1.5384616</text:p>
          </table:table-cell>
          <table:table-cell office:value-type="float" office:value="-0.35448950000000001" table:style-name="ce1">
            <text:p>-0.3544895</text:p>
          </table:table-cell>
          <table:table-cell office:value-type="float" office:value="-0.18333334000000001" table:style-name="ce1">
            <text:p>-0.18333334</text:p>
          </table:table-cell>
          <table:table-cell office:value-type="float" office:value="0.33333325000000003" table:style-name="ce1">
            <text:p>0.33333325</text:p>
          </table:table-cell>
          <table:table-cell office:value-type="string" table:style-name="ce1">
            <text:p>(0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bRrk2/2p5/1p2PB1p/pP4p1/8/P3R2P/2P2P2/6K1 w - - 0 1</text:p>
          </table:table-cell>
          <table:table-cell office:value-type="string" table:style-name="ce1">
            <text:p>rnbRrk2/2p5/1p2PB1p/pP4p1/8/P3R2P/2P2P2/6K1 w - - bm h4;</text:p>
          </table:table-cell>
          <table:table-cell office:value-type="float" office:value="0.90588236" table:style-name="ce1">
            <text:p>0.90588236</text:p>
          </table:table-cell>
          <table:table-cell office:value-type="float" office:value="2.375" table:style-name="ce1">
            <text:p>2.375</text:p>
          </table:table-cell>
          <table:table-cell office:value-type="float" office:value="-18.222300000000001" table:style-name="ce1">
            <text:p>-18.2223</text:p>
          </table:table-cell>
          <table:table-cell office:value-type="float" office:value="-4.1666670000000003E-2" table:style-name="ce1">
            <text:p>-0.04166667</text:p>
          </table:table-cell>
          <table:table-cell office:value-type="float" office:value="1.8000001999999999" table:style-name="ce1">
            <text:p>1.8000002</text:p>
          </table:table-cell>
          <table:table-cell office:value-type="string" table:style-name="ce1">
            <text:p>(3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1">
            <text:p>5r1r/pb1nk1b1/1qpNp3/1p1nP1pB/P1pP4/6B1/1P3PPP/R2Q1RK1 b - - bm Rf4;</text:p>
          </table:table-cell>
          <table:table-cell office:value-type="float" office:value="1.0563381000000001" table:style-name="ce1">
            <text:p>1.0563381</text:p>
          </table:table-cell>
          <table:table-cell office:value-type="float" office:value="1.1499999999999999" table:style-name="ce1">
            <text:p>1.15</text:p>
          </table:table-cell>
          <table:table-cell office:value-type="string" table:style-name="ce1">
            <text:p>=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7.1428775999999999E-2" table:style-name="ce1">
            <text:p>-0.071428776</text:p>
          </table:table-cell>
          <table:table-cell office:value-type="string" table:style-name="ce1">
            <text:p>(0.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1">
            <text:p>r2qk2r/ppp1bppp/2n5/3p1b2/3P1Bn1/1QN1P3/PP3P1P/R3KBNR w KQkq - bm Qxd5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0228903" table:style-name="ce1">
            <text:p>1.0228903</text:p>
          </table:table-cell>
          <table:table-cell office:value-type="float" office:value="-3.125E-2" table:style-name="ce1">
            <text:p>-0.03125</text:p>
          </table:table-cell>
          <table:table-cell office:value-type="float" office:value="-0.123809576" table:style-name="ce1">
            <text:p>-0.123809576</text:p>
          </table:table-cell>
          <table:table-cell office:value-type="string" table:style-name="ce1">
            <text:p>(0.5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1r3p2/1qb1pPpR/3pP1N1/p1pP4/PpP5/1Pn1BB1P/3R3K w - - 0 1</text:p>
          </table:table-cell>
          <table:table-cell office:value-type="string" table:style-name="ce1">
            <text:p>2r3k1/1r3p2/1qb1pPpR/3pP1N1/p1pP4/PpP5/1Pn1BB1P/3R3K w - - bm Rg1;</text:p>
          </table:table-cell>
          <table:table-cell office:value-type="float" office:value="0.82170540000000003" table:style-name="ce1">
            <text:p>0.8217054</text:p>
          </table:table-cell>
          <table:table-cell office:value-type="float" office:value="1.1666666000000001" table:style-name="ce1">
            <text:p>1.1666666</text:p>
          </table:table-cell>
          <table:table-cell office:value-type="float" office:value="28.464407000000001" table:style-name="ce1">
            <text:p>28.464407</text:p>
          </table:table-cell>
          <table:table-cell office:value-type="float" office:value="-2.3809522E-2" table:style-name="ce1">
            <text:p>-0.023809522</text:p>
          </table:table-cell>
          <table:table-cell office:value-type="float" office:value="-0.23076940000000001" table:style-name="ce1">
            <text:p>-0.2307694</text:p>
          </table:table-cell>
          <table:table-cell office:value-type="string" table:style-name="ce1">
            <text:p>(14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B3/5K2/7p/3p4/3pn3/4NN2/8/1b4B1 w - - 0 1</text:p>
          </table:table-cell>
          <table:table-cell office:value-type="string" table:style-name="ce1">
            <text:p>3kB3/5K2/7p/3p4/3pn3/4NN2/8/1b4B1 w - - bm Nf5;</text:p>
          </table:table-cell>
          <table:table-cell office:value-type="float" office:value="1.3513514" table:style-name="ce1">
            <text:p>1.3513514</text:p>
          </table:table-cell>
          <table:table-cell office:value-type="float" office:value="1.625" table:style-name="ce1">
            <text:p>1.625</text:p>
          </table:table-cell>
          <table:table-cell office:value-type="float" office:value="-2.1023611999999998" table:style-name="ce1">
            <text:p>-2.1023612</text:p>
          </table:table-cell>
          <table:table-cell office:value-type="float" office:value="0.84000003000000001" table:style-name="ce1">
            <text:p>0.84000003</text:p>
          </table:table-cell>
          <table:table-cell office:value-type="float" office:value="6.6666600000000006E-2" table:style-name="ce1">
            <text:p>0.0666666</text:p>
          </table:table-cell>
          <table:table-cell office:value-type="string" table:style-name="ce1">
            <text:p>(0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1k1/4rppn/pNp5/3p1P2/PP2nqP1/4Q2P/2P1R1B1/4R1K1 b - - 0 1</text:p>
          </table:table-cell>
          <table:table-cell office:value-type="string" table:style-name="ce1">
            <text:p>4r1k1/4rppn/pNp5/3p1P2/PP2nqP1/4Q2P/2P1R1B1/4R1K1 b - - bm Qd6;</text:p>
          </table:table-cell>
          <table:table-cell office:value-type="float" office:value="0.96" table:style-name="ce1">
            <text:p>0.96</text:p>
          </table:table-cell>
          <table:table-cell office:value-type="float" office:value="1.1891891999999999" table:style-name="ce1">
            <text:p>1.1891892</text:p>
          </table:table-cell>
          <table:table-cell office:value-type="string" table:style-name="ce1">
            <text:p>=</text:p>
          </table:table-cell>
          <table:table-cell office:value-type="float" office:value="3.9285720000000003E-2" table:style-name="ce1">
            <text:p>0.03928572</text:p>
          </table:table-cell>
          <table:table-cell office:value-type="float" office:value="-0.3560605" table:style-name="ce1">
            <text:p>-0.3560605</text:p>
          </table:table-cell>
          <table:table-cell office:value-type="string" table:style-name="ce1">
            <text:p>(0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1">
            <text:p>4rrk1/p1q1bpp1/b1n1p2p/1pppP1N1/n4B1P/3P2P1/PPP1QPBN/R3R1K1 w - - bm Qh5;</text:p>
          </table:table-cell>
          <table:table-cell office:value-type="float" office:value="1" table:style-name="ce1">
            <text:p>1</text:p>
          </table:table-cell>
          <table:table-cell office:value-type="float" office:value="1.1891891999999999" table:style-name="ce1">
            <text:p>1.1891892</text:p>
          </table:table-cell>
          <table:table-cell office:value-type="float" office:value="6.4883480000000002" table:style-name="ce1">
            <text:p>6.488348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-6.25E-2" table:style-name="ce1">
            <text:p>-0.0625</text:p>
          </table:table-cell>
          <table:table-cell office:value-type="string" table:style-name="ce1">
            <text:p>(3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q2rnpp/p4p2/1pp5/6Q1/1P3P2/PBP3PP/3RR1K1 w - - 0 1</text:p>
          </table:table-cell>
          <table:table-cell office:value-type="string" table:style-name="ce1">
            <text:p>5r1k/1q2rnpp/p4p2/1pp5/6Q1/1P3P2/PBP3PP/3RR1K1 w - - bm Kf2;</text:p>
          </table:table-cell>
          <table:table-cell office:value-type="float" office:value="1.0089284999999999" table:style-name="ce1">
            <text:p>1.0089285</text:p>
          </table:table-cell>
          <table:table-cell office:value-type="float" office:value="1.325" table:style-name="ce1">
            <text:p>1.325</text:p>
          </table:table-cell>
          <table:table-cell office:value-type="float" office:value="0.65993243000000001" table:style-name="ce1">
            <text:p>0.65993243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-0.27272724999999998" table:style-name="ce1">
            <text:p>-0.27272725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2/6k1/Pb1pBn1p/p2Pq3/5pPP/5K2/4Q3/3N3R b - - 0 1</text:p>
          </table:table-cell>
          <table:table-cell office:value-type="string" table:style-name="ce1">
            <text:p>5r2/6k1/Pb1pBn1p/p2Pq3/5pPP/5K2/4Q3/3N3R b - - bm Be3;</text:p>
          </table:table-cell>
          <table:table-cell office:value-type="float" office:value="1" table:style-name="ce1">
            <text:p>1</text:p>
          </table:table-cell>
          <table:table-cell office:value-type="float" office:value="1.2424242000000001" table:style-name="ce1">
            <text:p>1.2424242</text:p>
          </table:table-cell>
          <table:table-cell office:value-type="float" office:value="1.5762833000000001" table:style-name="ce1">
            <text:p>1.5762833</text:p>
          </table:table-cell>
          <table:table-cell office:value-type="float" office:value="0" table:style-name="ce1">
            <text:p>0</text:p>
          </table:table-cell>
          <table:table-cell office:value-type="float" office:value="-0.44444442000000001" table:style-name="ce1">
            <text:p>-0.44444442</text:p>
          </table:table-cell>
          <table:table-cell office:value-type="string" table:style-name="ce1">
            <text:p>(1.2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b6/1p3pk1/1Prp1pp1/3Nq3/4P3/5PPP/1Q1R2K1 w - - 0 1</text:p>
          </table:table-cell>
          <table:table-cell office:value-type="string" table:style-name="ce1">
            <text:p>8/1b6/1p3pk1/1Prp1pp1/3Nq3/4P3/5PPP/1Q1R2K1 w - - bm Qa1;</text:p>
          </table:table-cell>
          <table:table-cell office:value-type="float" office:value="0.98876405000000001" table:style-name="ce1">
            <text:p>0.98876405</text:p>
          </table:table-cell>
          <table:table-cell office:value-type="float" office:value="0.87878789999999996" table:style-name="ce1">
            <text:p>0.8787879</text:p>
          </table:table-cell>
          <table:table-cell office:value-type="string" table:style-name="ce1">
            <text:p>=</text:p>
          </table:table-cell>
          <table:table-cell office:value-type="float" office:value="-0.32857143999999999" table:style-name="ce1">
            <text:p>-0.32857144</text:p>
          </table:table-cell>
          <table:table-cell office:value-type="float" office:value="-1.2222223000000001" table:style-name="ce1">
            <text:p>-1.2222223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p1Pk/1rp1K1p1/4P1P1/1nP2Q2/p2b1P2/8 w - - 0 1</text:p>
          </table:table-cell>
          <table:table-cell office:value-type="string" table:style-name="ce1">
            <text:p>8/8/4p1Pk/1rp1K1p1/4P1P1/1nP2Q2/p2b1P2/8 w - - bm Kf6;</text:p>
          </table:table-cell>
          <table:table-cell office:value-type="float" office:value="0.91803277000000005" table:style-name="ce1">
            <text:p>0.91803277</text:p>
          </table:table-cell>
          <table:table-cell office:value-type="float" office:value="1" table:style-name="ce1">
            <text:p>1</text:p>
          </table:table-cell>
          <table:table-cell office:value-type="float" office:value="5.3844614000000002" table:style-name="ce1">
            <text:p>5.3844614</text:p>
          </table:table-cell>
          <table:table-cell office:value-type="float" office:value="0.11499999499999999" table:style-name="ce1">
            <text:p>0.114999995</text:p>
          </table:table-cell>
          <table:table-cell office:value-type="float" office:value="-0.89285709999999996" table:style-name="ce1">
            <text:p>-0.8928571</text:p>
          </table:table-cell>
          <table:table-cell office:value-type="string" table:style-name="ce1">
            <text:p>(3.1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3nrk1/4bppp/3p4/r3nPP1/4P2P/NpQ1B3/1P4B1/1K1R3R b - - 0 1</text:p>
          </table:table-cell>
          <table:table-cell office:value-type="string" table:style-name="ce1">
            <text:p>q3nrk1/4bppp/3p4/r3nPP1/4P2P/NpQ1B3/1P4B1/1K1R3R b - - bm Nc7;</text:p>
          </table:table-cell>
          <table:table-cell office:value-type="float" office:value="0.99253729999999996" table:style-name="ce1">
            <text:p>0.9925373</text:p>
          </table:table-cell>
          <table:table-cell office:value-type="float" office:value="0.69387759999999998" table:style-name="ce1">
            <text:p>0.6938776</text:p>
          </table:table-cell>
          <table:table-cell office:value-type="float" office:value="1.9915354999999999" table:style-name="ce1">
            <text:p>1.9915355</text:p>
          </table:table-cell>
          <table:table-cell office:value-type="float" office:value="-2.8571427E-2" table:style-name="ce1">
            <text:p>-0.028571427</text:p>
          </table:table-cell>
          <table:table-cell office:value-type="float" office:value="-0.4166665" table:style-name="ce1">
            <text:p>-0.4166665</text:p>
          </table:table-cell>
          <table:table-cell office:value-type="string" table:style-name="ce1">
            <text:p>(0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nr/1p1pqppp/p1nQ4/4p3/4P3/8/PPP2PPP/RNB1KB1R w KQkq - 0 1</text:p>
          </table:table-cell>
          <table:table-cell office:value-type="string" table:style-name="ce1">
            <text:p>r1b1k1nr/1p1pqppp/p1nQ4/4p3/4P3/8/PPP2PPP/RNB1KB1R w KQkq - bm Qd1;</text:p>
          </table:table-cell>
          <table:table-cell office:value-type="float" office:value="1.0070922" table:style-name="ce1">
            <text:p>1.0070922</text:p>
          </table:table-cell>
          <table:table-cell office:value-type="float" office:value="1.6785715000000001" table:style-name="ce1">
            <text:p>1.6785715</text:p>
          </table:table-cell>
          <table:table-cell office:value-type="float" office:value="-1.4982245000000001" table:style-name="ce1">
            <text:p>-1.4982245</text:p>
          </table:table-cell>
          <table:table-cell office:value-type="float" office:value="0" table:style-name="ce1">
            <text:p>0</text:p>
          </table:table-cell>
          <table:table-cell office:value-type="float" office:value="7.1428539999999999E-2" table:style-name="ce1">
            <text:p>0.07142854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1">
            <text:p>r1b1k1nr/pppq1pbp/6p1/4n3/Q1p5/4BNP1/PP1NPPBP/R3K2R w KQkq - bm Qa3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-0.99546889999999999" table:style-name="ce1">
            <text:p>-0.9954689</text:p>
          </table:table-cell>
          <table:table-cell office:value-type="float" office:value="9.1666654E-2" table:style-name="ce1">
            <text:p>0.091666654</text:p>
          </table:table-cell>
          <table:table-cell office:value-type="float" office:value="7.6190469999999996E-2" table:style-name="ce1">
            <text:p>0.07619047</text:p>
          </table:table-cell>
          <table:table-cell office:value-type="string" table:style-name="ce1">
            <text:p>(0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1">
            <text:p>r3r1k1/1b1n1pbp/pq1p2p1/1pp1P3/3P1B2/nP1B1NNP/P4PP1/R2QR1K1 w - - bm Nh5;</text:p>
          </table:table-cell>
          <table:table-cell office:value-type="float" office:value="1" table:style-name="ce1">
            <text:p>1</text:p>
          </table:table-cell>
          <table:table-cell office:value-type="float" office:value="0.95652174999999995" table:style-name="ce1">
            <text:p>0.95652175</text:p>
          </table:table-cell>
          <table:table-cell office:value-type="float" office:value="1.0952976000000001" table:style-name="ce1">
            <text:p>1.095297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0.5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1">
            <text:p>rn2kbnr/pp2ppp1/2p5/3pP1Bp/3P3P/3Q4/PqP2PP1/RN2K1NR w KQkq - id ?; bm e6;</text:p>
          </table:table-cell>
          <table:table-cell office:value-type="float" office:value="0.97241379999999999" table:style-name="ce1">
            <text:p>0.9724138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0.54450553999999995" table:style-name="ce1">
            <text:p>0.54450554</text:p>
          </table:table-cell>
          <table:table-cell office:value-type="float" office:value="-8.1250000000000003E-2" table:style-name="ce1">
            <text:p>-0.08125</text:p>
          </table:table-cell>
          <table:table-cell office:value-type="float" office:value="0.16190481000000001" table:style-name="ce1">
            <text:p>0.16190481</text:p>
          </table:table-cell>
          <table:table-cell office:value-type="string" table:style-name="ce1">
            <text:p>(1.0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q2ppp/p1p2n2/3ppPP1/4P3/1PbB4/PBP1Q2P/R4R1K w - - 0 1</text:p>
          </table:table-cell>
          <table:table-cell office:value-type="string" table:style-name="ce1">
            <text:p>r3r1k1/1bq2ppp/p1p2n2/3ppPP1/4P3/1PbB4/PBP1Q2P/R4R1K w - - bm gxf6;</text:p>
          </table:table-cell>
          <table:table-cell office:value-type="float" office:value="0.91549294999999997" table:style-name="ce1">
            <text:p>0.91549295</text:p>
          </table:table-cell>
          <table:table-cell office:value-type="float" office:value="0.9736842" table:style-name="ce1">
            <text:p>0.9736842</text:p>
          </table:table-cell>
          <table:table-cell office:value-type="float" office:value="11.454691" table:style-name="ce1">
            <text:p>11.454691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3.2967089999999998E-2" table:style-name="ce1">
            <text:p>-0.03296709</text:p>
          </table:table-cell>
          <table:table-cell office:value-type="string" table:style-name="ce1">
            <text:p>(5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2/1b2bpkp/p3p1p1/2ppP1P1/7R/1PN1BQR1/1PP2P1P/4K3 w - - 0 1</text:p>
          </table:table-cell>
          <table:table-cell office:value-type="string" table:style-name="ce1">
            <text:p>r2q1r2/1b2bpkp/p3p1p1/2ppP1P1/7R/1PN1BQR1/1PP2P1P/4K3 w - - bm Qf6+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1.6428571999999999" table:style-name="ce1">
            <text:p>1.6428572</text:p>
          </table:table-cell>
          <table:table-cell office:value-type="float" office:value="1.2084048000000001" table:style-name="ce1">
            <text:p>1.2084048</text:p>
          </table:table-cell>
          <table:table-cell office:value-type="float" office:value="-0.10476191" table:style-name="ce1">
            <text:p>-0.10476191</text:p>
          </table:table-cell>
          <table:table-cell office:value-type="float" office:value="0.61538459999999995" table:style-name="ce1">
            <text:p>0.6153846</text:p>
          </table:table-cell>
          <table:table-cell office:value-type="string" table:style-name="ce1">
            <text:p>(1.2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2/3pk1p1/3p3p/7q/P2bP1n1/5N2/1P1N1PP1/R1BQ1RK1 b - - 0 1</text:p>
          </table:table-cell>
          <table:table-cell office:value-type="string" table:style-name="ce1">
            <text:p>r4r2/3pk1p1/3p3p/7q/P2bP1n1/5N2/1P1N1PP1/R1BQ1RK1 b - - bm Rf4;</text:p>
          </table:table-cell>
          <table:table-cell office:value-type="float" office:value="0.87969923000000005" table:style-name="ce1">
            <text:p>0.87969923</text:p>
          </table:table-cell>
          <table:table-cell office:value-type="float" office:value="2.5" table:style-name="ce1">
            <text:p>2.5</text:p>
          </table:table-cell>
          <table:table-cell office:value-type="float" office:value="-41.992159999999998" table:style-name="ce1">
            <text:p>-41.99216</text:p>
          </table:table-cell>
          <table:table-cell office:value-type="float" office:value="0.28571426999999999" table:style-name="ce1">
            <text:p>0.28571427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1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2k1/4bppp/4p3/4P3/2q1QBPn/2N5/PP3R1P/5R1K b - - 0 1</text:p>
          </table:table-cell>
          <table:table-cell office:value-type="string" table:style-name="ce1">
            <text:p>2rr2k1/4bppp/4p3/4P3/2q1QBPn/2N5/PP3R1P/5R1K b - - bm Qa6;</text:p>
          </table:table-cell>
          <table:table-cell office:value-type="float" office:value="0.96694212999999996" table:style-name="ce1">
            <text:p>0.96694213</text:p>
          </table:table-cell>
          <table:table-cell office:value-type="float" office:value="1.0425532" table:style-name="ce1">
            <text:p>1.0425532</text:p>
          </table:table-cell>
          <table:table-cell office:value-type="float" office:value="1.7657233000000001" table:style-name="ce1">
            <text:p>1.7657233</text:p>
          </table:table-cell>
          <table:table-cell office:value-type="float" office:value="0.26666665000000001" table:style-name="ce1">
            <text:p>0.26666665</text:p>
          </table:table-cell>
          <table:table-cell office:value-type="float" office:value="-0.32727265" table:style-name="ce1">
            <text:p>-0.32727265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bk/4n1pp/1P1pp1P1/Rnp2P1K/4P1pR/2QP4/1pPB4/rB2NN2 w - - 0 1</text:p>
          </table:table-cell>
          <table:table-cell office:value-type="string" table:style-name="ce1">
            <text:p>2q2rbk/4n1pp/1P1pp1P1/Rnp2P1K/4P1pR/2QP4/1pPB4/rB2NN2 w - - bm b7;</text:p>
          </table:table-cell>
          <table:table-cell office:value-type="float" office:value="1.0638297999999999" table:style-name="ce1">
            <text:p>1.0638298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2.6611083" table:style-name="ce1">
            <text:p>2.6611083</text:p>
          </table:table-cell>
          <table:table-cell office:value-type="float" office:value="3.6734700000000002E-2" table:style-name="ce1">
            <text:p>0.0367347</text:p>
          </table:table-cell>
          <table:table-cell office:value-type="float" office:value="0.28571439999999998" table:style-name="ce1">
            <text:p>0.2857144</text:p>
          </table:table-cell>
          <table:table-cell office:value-type="string" table:style-name="ce1">
            <text:p>(1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1bk1/ppq2pp1/2b1p2p/8/2P2PQ1/2BB4/PP4PP/3R1RK1 b - - 0 1</text:p>
          </table:table-cell>
          <table:table-cell office:value-type="string" table:style-name="ce1">
            <text:p>2rr1bk1/ppq2pp1/2b1p2p/8/2P2PQ1/2BB4/PP4PP/3R1RK1 b - - bm Rxd3;</text:p>
          </table:table-cell>
          <table:table-cell office:value-type="float" office:value="1" table:style-name="ce1">
            <text:p>1</text:p>
          </table:table-cell>
          <table:table-cell office:value-type="float" office:value="0.88888889999999998" table:style-name="ce1">
            <text:p>0.8888889</text:p>
          </table:table-cell>
          <table:table-cell office:value-type="string" table:style-name="ce1">
            <text:p>=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-0.50000009999999995" table:style-name="ce1">
            <text:p>-0.5000001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qn2rk1/1p2ppb1/p1b3pp/2R1P1N1/8/4BB1Q/3R1PPP/6K1 w - - 0 1</text:p>
          </table:table-cell>
          <table:table-cell office:value-type="string" table:style-name="ce1">
            <text:p>rqn2rk1/1p2ppb1/p1b3pp/2R1P1N1/8/4BB1Q/3R1PPP/6K1 w - - bm Nxf7;</text:p>
          </table:table-cell>
          <table:table-cell office:value-type="float" office:value="0.94202900000000001" table:style-name="ce1">
            <text:p>0.942029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0.34650686000000003" table:style-name="ce1">
            <text:p>0.34650686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1.0769230999999999" table:style-name="ce1">
            <text:p>1.0769231</text:p>
          </table:table-cell>
          <table:table-cell office:value-type="string" table:style-name="ce1">
            <text:p>(0.4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qk1r/pn3pp1/1p2p3/3pP1Bp/1bPN4/4Q1R1/P2N1PP1/R5K1 w - - 0 1</text:p>
          </table:table-cell>
          <table:table-cell office:value-type="string" table:style-name="ce1">
            <text:p>r1b1qk1r/pn3pp1/1p2p3/3pP1Bp/1bPN4/4Q1R1/P2N1PP1/R5K1 w - - bm Bf6;</text:p>
          </table:table-cell>
          <table:table-cell office:value-type="float" office:value="0.93661970000000005" table:style-name="ce1">
            <text:p>0.9366197</text:p>
          </table:table-cell>
          <table:table-cell office:value-type="float" office:value="1.451613" table:style-name="ce1">
            <text:p>1.451613</text:p>
          </table:table-cell>
          <table:table-cell office:value-type="float" office:value="0.80457179999999995" table:style-name="ce1">
            <text:p>0.8045718</text:p>
          </table:table-cell>
          <table:table-cell office:value-type="float" office:value="-7.8571424000000001E-2" table:style-name="ce1">
            <text:p>-0.078571424</text:p>
          </table:table-cell>
          <table:table-cell office:value-type="float" office:value="0.54761886999999998" table:style-name="ce1">
            <text:p>0.54761887</text:p>
          </table:table-cell>
          <table:table-cell office:value-type="string" table:style-name="ce1">
            <text:p>(0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1k1r2r1/pb5n/1qpp2pP/1pb1p3/4P3/1PNP1QN1/1PPB4/2K2R1R w - - bm b4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2580644999999999" table:style-name="ce1">
            <text:p>1.2580645</text:p>
          </table:table-cell>
          <table:table-cell office:value-type="float" office:value="2.9635432000000002" table:style-name="ce1">
            <text:p>2.9635432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1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1k1rr2b/2q2p2/p4p1P/1p3p2/PR2bQ2/3B4/1PP5/1K1RN3 w - - bm Qc1;</text:p>
          </table:table-cell>
          <table:table-cell office:value-type="float" office:value="0.95901639999999999" table:style-name="ce1">
            <text:p>0.9590164</text:p>
          </table:table-cell>
          <table:table-cell office:value-type="float" office:value="1.3928571999999999" table:style-name="ce1">
            <text:p>1.3928572</text:p>
          </table:table-cell>
          <table:table-cell office:value-type="float" office:value="3.8390895999999999" table:style-name="ce1">
            <text:p>3.8390896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0.34545445000000002" table:style-name="ce1">
            <text:p>0.34545445</text:p>
          </table:table-cell>
          <table:table-cell office:value-type="string" table:style-name="ce1">
            <text:p>(2.1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1rr1b1k1/1pq1bp2/p2p1np1/4p3/P2BP3/2NB2Q1/1PP3PP/4RR1K w - - bm Rxf6;</text:p>
          </table:table-cell>
          <table:table-cell office:value-type="float" office:value="1" table:style-name="ce1">
            <text:p>1</text:p>
          </table:table-cell>
          <table:table-cell office:value-type="float" office:value="1.40625" table:style-name="ce1">
            <text:p>1.40625</text:p>
          </table:table-cell>
          <table:table-cell office:value-type="float" office:value="7.5624037" table:style-name="ce1">
            <text:p>7.5624037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4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2b2bnr/pq1p1k2/2p2pp1/8/5R2/PrNQ2B1/1P2P1BP/5RK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7.7817470000000002" table:style-name="ce1">
            <text:p>7.781747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0.11363625500000001" table:style-name="ce1">
            <text:p>0.113636255</text:p>
          </table:table-cell>
          <table:table-cell office:value-type="string" table:style-name="ce1">
            <text:p>(4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q1b1r/pp4pp/2b1p3/2p2p2/2P1P3/P1B2P2/1PQ4P/2K2BR1 b - - 0 1</text:p>
          </table:table-cell>
          <table:table-cell office:value-type="string" table:style-name="ce1">
            <text:p>2kq1b1r/pp4pp/2b1p3/2p2p2/2P1P3/P1B2P2/1PQ4P/2K2BR1 b - - bm g6;</text:p>
          </table:table-cell>
          <table:table-cell office:value-type="float" office:value="1.0377358000000001" table:style-name="ce1">
            <text:p>1.0377358</text:p>
          </table:table-cell>
          <table:table-cell office:value-type="float" office:value="1.0270269999999999" table:style-name="ce1">
            <text:p>1.027027</text:p>
          </table:table-cell>
          <table:table-cell office:value-type="float" office:value="0.85921700000000001" table:style-name="ce1">
            <text:p>0.859217</text:p>
          </table:table-cell>
          <table:table-cell office:value-type="float" office:value="3.125E-2" table:style-name="ce1">
            <text:p>0.03125</text:p>
          </table:table-cell>
          <table:table-cell office:value-type="float" office:value="-0.19696950999999999" table:style-name="ce1">
            <text:p>-0.19696951</text:p>
          </table:table-cell>
          <table:table-cell office:value-type="string" table:style-name="ce1">
            <text:p>(0.5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1">
            <text:p>4bbk1/3nq2r/pr2p3/Np1p1p1p/1PpP1Pp1/2P1P1P1/PQ1NB1PR/2K4R b - - bm e5;</text:p>
          </table:table-cell>
          <table:table-cell office:value-type="float" office:value="1.0068965000000001" table:style-name="ce1">
            <text:p>1.0068965</text:p>
          </table:table-cell>
          <table:table-cell office:value-type="float" office:value="0.88235295000000002" table:style-name="ce1">
            <text:p>0.88235295</text:p>
          </table:table-cell>
          <table:table-cell office:value-type="float" office:value="5.9232597" table:style-name="ce1">
            <text:p>5.9232597</text:p>
          </table:table-cell>
          <table:table-cell office:value-type="float" office:value="-9.6428570000000005E-2" table:style-name="ce1">
            <text:p>-0.09642857</text:p>
          </table:table-cell>
          <table:table-cell office:value-type="float" office:value="0.26666665000000001" table:style-name="ce1">
            <text:p>0.26666665</text:p>
          </table:table-cell>
          <table:table-cell office:value-type="string" table:style-name="ce1">
            <text:p>(2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2r/1b1qbppp/p2p4/2n1pPP1/1rBNP1Q1/1PN5/2P4P/2KR2R1 w k - 0 1</text:p>
          </table:table-cell>
          <table:table-cell office:value-type="string" table:style-name="ce1">
            <text:p>4k2r/1b1qbppp/p2p4/2n1pPP1/1rBNP1Q1/1PN5/2P4P/2KR2R1 w k - bm Bxf7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1025640999999999" table:style-name="ce1">
            <text:p>1.1025641</text:p>
          </table:table-cell>
          <table:table-cell office:value-type="float" office:value="8.5578430000000001" table:style-name="ce1">
            <text:p>8.557843</text:p>
          </table:table-cell>
          <table:table-cell office:value-type="float" office:value="-1.8749997000000001E-2" table:style-name="ce1">
            <text:p>-0.018749997</text:p>
          </table:table-cell>
          <table:table-cell office:value-type="float" office:value="0.46153854999999999" table:style-name="ce1">
            <text:p>0.46153855</text:p>
          </table:table-cell>
          <table:table-cell office:value-type="string" table:style-name="ce1">
            <text:p>(4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Qp2q1p/2Pp2p1/3Pp2n/8/2N2P2/4B2R/4K3 w - - 0 1</text:p>
          </table:table-cell>
          <table:table-cell office:value-type="string" table:style-name="ce1">
            <text:p>5r1k/1Qp2q1p/2Pp2p1/3Pp2n/8/2N2P2/4B2R/4K3 w - - bm Kd1;</text:p>
          </table:table-cell>
          <table:table-cell office:value-type="float" office:value="1.0568181000000001" table:style-name="ce1">
            <text:p>1.0568181</text:p>
          </table:table-cell>
          <table:table-cell office:value-type="float" office:value="1.3461539" table:style-name="ce1">
            <text:p>1.3461539</text:p>
          </table:table-cell>
          <table:table-cell office:value-type="float" office:value="2.5401899999999999" table:style-name="ce1">
            <text:p>2.54019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1.1805555999999999" table:style-name="ce1">
            <text:p>1.1805556</text:p>
          </table:table-cell>
          <table:table-cell office:value-type="string" table:style-name="ce1">
            <text:p>(1.0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2rp1kpp/2qQp3/p3Pp1P/1pP2P2/1P2KP2/P5R1/6R1 w - - 0 1</text:p>
          </table:table-cell>
          <table:table-cell office:value-type="string" table:style-name="ce1">
            <text:p>6r1/2rp1kpp/2qQp3/p3Pp1P/1pP2P2/1P2KP2/P5R1/6R1 w - - bm Rxg7+;</text:p>
          </table:table-cell>
          <table:table-cell office:value-type="float" office:value="1" table:style-name="ce1">
            <text:p>1</text:p>
          </table:table-cell>
          <table:table-cell office:value-type="float" office:value="1.4814814000000001" table:style-name="ce1">
            <text:p>1.4814814</text:p>
          </table:table-cell>
          <table:table-cell office:value-type="float" office:value="3.1471228999999998" table:style-name="ce1">
            <text:p>3.1471229</text:p>
          </table:table-cell>
          <table:table-cell office:value-type="float" office:value="0" table:style-name="ce1">
            <text:p>0</text:p>
          </table:table-cell>
          <table:table-cell office:value-type="float" office:value="0.72727275000000002" table:style-name="ce1">
            <text:p>0.72727275</text:p>
          </table:table-cell>
          <table:table-cell office:value-type="string" table:style-name="ce1">
            <text:p>(1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1r2R1/p5p1/5bp1/2PB1k2/1PK5/P7/8 b - - 0 1</text:p>
          </table:table-cell>
          <table:table-cell office:value-type="string" table:style-name="ce1">
            <text:p>8/1p1r2R1/p5p1/5bp1/2PB1k2/1PK5/P7/8 b - - bm Rxd4;</text:p>
          </table:table-cell>
          <table:table-cell office:value-type="float" office:value="1.0888888999999999" table:style-name="ce1">
            <text:p>1.0888889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8.3310080000000006" table:style-name="ce1">
            <text:p>8.331008</text:p>
          </table:table-cell>
          <table:table-cell office:value-type="float" office:value="-0.26587301000000002" table:style-name="ce1">
            <text:p>-0.26587301</text:p>
          </table:table-cell>
          <table:table-cell office:value-type="float" office:value="-0.54761886999999998" table:style-name="ce1">
            <text:p>-0.54761887</text:p>
          </table:table-cell>
          <table:table-cell office:value-type="string" table:style-name="ce1">
            <text:p>(4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2K2k/8/2p3rr/8/PPR4B/2P3P1/8 w - - 0 1</text:p>
          </table:table-cell>
          <table:table-cell office:value-type="string" table:style-name="ce1">
            <text:p>8/1p2K2k/8/2p3rr/8/PPR4B/2P3P1/8 w - - bm Bf5+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3735359999999996" table:style-name="ce1">
            <text:p>4.373536</text:p>
          </table:table-cell>
          <table:table-cell office:value-type="float" office:value="-2.3809529999999999E-2" table:style-name="ce1">
            <text:p>-0.02380953</text:p>
          </table:table-cell>
          <table:table-cell office:value-type="float" office:value="8.571434E-2" table:style-name="ce1">
            <text:p>0.08571434</text:p>
          </table:table-cell>
          <table:table-cell office:value-type="string" table:style-name="ce1">
            <text:p>(2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PpP2/1P1qk1p1/1p4P1/1P4p1/1p1QK1P1/2PpPp2/8 w - - 0 1</text:p>
          </table:table-cell>
          <table:table-cell office:value-type="string" table:style-name="ce1">
            <text:p>8/2pPpP2/1P1qk1p1/1p4P1/1P4p1/1p1QK1P1/2PpPp2/8 w - - bm f8=Q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7.92" table:style-name="ce1">
            <text:p>307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53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1k/4r1p1/3K3p/8/2Q3PP/8/8 w - - 0 1</text:p>
          </table:table-cell>
          <table:table-cell office:value-type="string" table:style-name="ce1">
            <text:p>8/5p1k/4r1p1/3K3p/8/2Q3PP/8/8 w - - bm Kc5;</text:p>
          </table:table-cell>
          <table:table-cell office:value-type="float" office:value="1.375" table:style-name="ce1">
            <text:p>1.375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16.961832000000001" table:style-name="ce1">
            <text:p>16.961832</text:p>
          </table:table-cell>
          <table:table-cell office:value-type="float" office:value="-0.24444444000000001" table:style-name="ce1">
            <text:p>-0.24444444</text:p>
          </table:table-cell>
          <table:table-cell office:value-type="float" office:value="0.70000004999999998" table:style-name="ce1">
            <text:p>0.70000005</text:p>
          </table:table-cell>
          <table:table-cell office:value-type="string" table:style-name="ce1">
            <text:p>(9.0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1/qp2p2k/pQ1nPp2/P2P1Pn1/5NP1/1B2K3/8 b - - 0 1</text:p>
          </table:table-cell>
          <table:table-cell office:value-type="string" table:style-name="ce1">
            <text:p>8/6p1/qp2p2k/pQ1nPp2/P2P1Pn1/5NP1/1B2K3/8 b - - bm Qa8;</text:p>
          </table:table-cell>
          <table:table-cell office:value-type="float" office:value="0.98765429999999999" table:style-name="ce1">
            <text:p>0.9876543</text:p>
          </table:table-cell>
          <table:table-cell office:value-type="float" office:value="1.2222222" table:style-name="ce1">
            <text:p>1.2222222</text:p>
          </table:table-cell>
          <table:table-cell office:value-type="float" office:value="4.237012" table:style-name="ce1">
            <text:p>4.237012</text:p>
          </table:table-cell>
          <table:table-cell office:value-type="float" office:value="3.5714283999999999E-2" table:style-name="ce1">
            <text:p>0.035714284</text:p>
          </table:table-cell>
          <table:table-cell office:value-type="float" office:value="-0.111111164" table:style-name="ce1">
            <text:p>-0.111111164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5p2/6Q1/8/p1K5/p2pp2p/k5B1 w - - 0 1</text:p>
          </table:table-cell>
          <table:table-cell office:value-type="string" table:style-name="ce1">
            <text:p>8/8/5p2/6Q1/8/p1K5/p2pp2p/k5B1 w - - bm Bd4;</text:p>
          </table:table-cell>
          <table:table-cell office:value-type="float" office:value="2.0416666999999999" table:style-name="ce1">
            <text:p>2.0416667</text:p>
          </table:table-cell>
          <table:table-cell office:value-type="float" office:value="4.7142860000000004" table:style-name="ce1">
            <text:p>4.714286</text:p>
          </table:table-cell>
          <table:table-cell office:value-type="float" office:value="-11126.464" table:style-name="ce1">
            <text:p>-11126.464</text:p>
          </table:table-cell>
          <table:table-cell office:value-type="float" office:value="0.85416669999999995" table:style-name="ce1">
            <text:p>0.8541667</text:p>
          </table:table-cell>
          <table:table-cell office:value-type="float" office:value="-3.4285711999999999" table:style-name="ce1">
            <text:p>-3.4285712</text:p>
          </table:table-cell>
          <table:table-cell office:value-type="string" table:style-name="ce1">
            <text:p>(154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4pk1/r1p1p1p1/P1PpRnPp/1P3P2/2P5/4RK2/8 w - - 0 1</text:p>
          </table:table-cell>
          <table:table-cell office:value-type="string" table:style-name="ce1">
            <text:p>8/p4pk1/r1p1p1p1/P1PpRnPp/1P3P2/2P5/4RK2/8 w - - bm Rxf5;</text:p>
          </table:table-cell>
          <table:table-cell office:value-type="float" office:value="1.0666667000000001" table:style-name="ce1">
            <text:p>1.0666667</text:p>
          </table:table-cell>
          <table:table-cell office:value-type="float" office:value="1.1875" table:style-name="ce1">
            <text:p>1.1875</text:p>
          </table:table-cell>
          <table:table-cell office:value-type="float" office:value="14.957497" table:style-name="ce1">
            <text:p>14.957497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0.88888884000000001" table:style-name="ce1">
            <text:p>0.88888884</text:p>
          </table:table-cell>
          <table:table-cell office:value-type="string" table:style-name="ce1">
            <text:p>(7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5k1/P5p1/5pKp/4bP1P/6P1/5B2/8 w - - 0 1</text:p>
          </table:table-cell>
          <table:table-cell office:value-type="string" table:style-name="ce1">
            <text:p>8/P5k1/P5p1/5pKp/4bP1P/6P1/5B2/8 w - - bm g4;</text:p>
          </table:table-cell>
          <table:table-cell office:value-type="float" office:value="1.32" table:style-name="ce1">
            <text:p>1.32</text:p>
          </table:table-cell>
          <table:table-cell office:value-type="float" office:value="0.53333335999999998" table:style-name="ce1">
            <text:p>0.53333336</text:p>
          </table:table-cell>
          <table:table-cell office:value-type="float" office:value="23.012363000000001" table:style-name="ce1">
            <text:p>23.012363</text:p>
          </table:table-cell>
          <table:table-cell office:value-type="float" office:value="-0.29444443999999997" table:style-name="ce1">
            <text:p>-0.29444444</text:p>
          </table:table-cell>
          <table:table-cell office:value-type="float" office:value="0.82857130000000001" table:style-name="ce1">
            <text:p>0.8285713</text:p>
          </table:table-cell>
          <table:table-cell office:value-type="string" table:style-name="ce1">
            <text:p>(9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r6/p1q5/Bpb1pP2/2rp4/P2Q2P1/R1P3P1/2P3K1/1R6 b - - 0 1</text:p>
          </table:table-cell>
          <table:table-cell office:value-type="string" table:style-name="ce1">
            <text:p>kr6/p1q5/Bpb1pP2/2rp4/P2Q2P1/R1P3P1/2P3K1/1R6 b - - bm Rc4;</text:p>
          </table:table-cell>
          <table:table-cell office:value-type="float" office:value="0.92920349999999996" table:style-name="ce1">
            <text:p>0.9292035</text:p>
          </table:table-cell>
          <table:table-cell office:value-type="float" office:value="0.65217393999999995" table:style-name="ce1">
            <text:p>0.65217394</text:p>
          </table:table-cell>
          <table:table-cell office:value-type="float" office:value="4.3639159999999997" table:style-name="ce1">
            <text:p>4.363916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89898990000000001" table:style-name="ce1">
            <text:p>-0.8989899</text:p>
          </table:table-cell>
          <table:table-cell office:value-type="string" table:style-name="ce1">
            <text:p>(1.8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1pq2ppp/p1p1p3/2n1P3/2N2P2/3B4/PPP3PP/R2Q1RK1 w - - 0 1</text:p>
          </table:table-cell>
          <table:table-cell office:value-type="string" table:style-name="ce1">
            <text:p>r1b2rk1/1pq2ppp/p1p1p3/2n1P3/2N2P2/3B4/PPP3PP/R2Q1RK1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2857143" table:style-name="ce1">
            <text:p>1.2857143</text:p>
          </table:table-cell>
          <table:table-cell office:value-type="float" office:value="6.0008344999999998" table:style-name="ce1">
            <text:p>6.0008345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3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1">
            <text:p>r1bq1rk1/1p1nbppp/p3p3/2ppP3/5B1P/2PBP3/PP1N1PP1/R2QK2R w - - bm Bxh7+;</text:p>
          </table:table-cell>
          <table:table-cell office:value-type="float" office:value="1" table:style-name="ce1">
            <text:p>1</text:p>
          </table:table-cell>
          <table:table-cell office:value-type="float" office:value="1.7777778" table:style-name="ce1">
            <text:p>1.7777778</text:p>
          </table:table-cell>
          <table:table-cell office:value-type="float" office:value="1.9934981000000001" table:style-name="ce1">
            <text:p>1.9934981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2.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1">
            <text:p>r1q1nrk1/pb2n2p/3bppp1/3pN3/1ppP1PPB/2P1PN1Q/PPB2R1P/6RK w - - bm f5;</text:p>
          </table:table-cell>
          <table:table-cell office:value-type="float" office:value="1" table:style-name="ce1">
            <text:p>1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10.933159" table:style-name="ce1">
            <text:p>10.933159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0.375" table:style-name="ce1">
            <text:p>0.375</text:p>
          </table:table-cell>
          <table:table-cell office:value-type="string" table:style-name="ce1">
            <text:p>(5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4pbp/bp1p4/2pPn2p/P3P3/R7/1PQN1PPP/2BN1RK1 w - - 0 1</text:p>
          </table:table-cell>
          <table:table-cell office:value-type="string" table:style-name="ce1">
            <text:p>r2qr1k1/p4pbp/bp1p4/2pPn2p/P3P3/R7/1PQN1PPP/2BN1RK1 w - - bm Rh3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0.82051282999999997" table:style-name="ce1">
            <text:p>0.82051283</text:p>
          </table:table-cell>
          <table:table-cell office:value-type="float" office:value="2.4010036000000001" table:style-name="ce1">
            <text:p>2.401003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1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p1bbp2/n5p1/2pPp2p/8/P2PP1PP/1P2N1BK/R1BQ1R2 w - - 0 1</text:p>
          </table:table-cell>
          <table:table-cell office:value-type="string" table:style-name="ce1">
            <text:p>r2qr1k1/pp1bbp2/n5p1/2pPp2p/8/P2PP1PP/1P2N1BK/R1BQ1R2 w - - bm d6;</text:p>
          </table:table-cell>
          <table:table-cell office:value-type="float" office:value="1" table:style-name="ce1">
            <text:p>1</text:p>
          </table:table-cell>
          <table:table-cell office:value-type="float" office:value="0.94444439999999996" table:style-name="ce1">
            <text:p>0.9444444</text:p>
          </table:table-cell>
          <table:table-cell office:value-type="float" office:value="2.7735362000000001" table:style-name="ce1">
            <text:p>2.7735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3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1">
            <text:p>r2qrbk1/1b3p2/3p2pB/1p1P1N2/1np1P3/5NRP/1P3PP1/1B1Qn1K1 w - - bm N3h4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91111109999999995" table:style-name="ce1">
            <text:p>0.9111111</text:p>
          </table:table-cell>
          <table:table-cell office:value-type="float" office:value="2.2589765000000002" table:style-name="ce1">
            <text:p>2.2589765</text:p>
          </table:table-cell>
          <table:table-cell office:value-type="float" office:value="0" table:style-name="ce1">
            <text:p>0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qk1/5p1p/2bppnp1/2pn2N1/8/P5P1/1P1Q1PBP/1R2R1K1 w - - 0 1</text:p>
          </table:table-cell>
          <table:table-cell office:value-type="string" table:style-name="ce1">
            <text:p>r4qk1/5p1p/2bppnp1/2pn2N1/8/P5P1/1P1Q1PBP/1R2R1K1 w - - bm Nxe6;</text:p>
          </table:table-cell>
          <table:table-cell office:value-type="float" office:value="1.0341880000000001" table:style-name="ce1">
            <text:p>1.034188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1.528964" table:style-name="ce1">
            <text:p>1.528964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-0.31818174999999999" table:style-name="ce1">
            <text:p>-0.31818175</text:p>
          </table:table-cell>
          <table:table-cell office:value-type="string" table:style-name="ce1">
            <text:p>(1.0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6r/4k3/p2bP2p/2n2PP1/2BQn2P/1pP1p3/1q1BK3/3R3R b - - 0 1</text:p>
          </table:table-cell>
          <table:table-cell office:value-type="string" table:style-name="ce1">
            <text:p>r6r/4k3/p2bP2p/2n2PP1/2BQn2P/1pP1p3/1q1BK3/3R3R b - - bm Qc2;</text:p>
          </table:table-cell>
          <table:table-cell office:value-type="float" office:value="1.0573771000000001" table:style-name="ce1">
            <text:p>1.0573771</text:p>
          </table:table-cell>
          <table:table-cell office:value-type="float" office:value="1.3529412000000001" table:style-name="ce1">
            <text:p>1.3529412</text:p>
          </table:table-cell>
          <table:table-cell office:value-type="float" office:value="9.9910130000000006" table:style-name="ce1">
            <text:p>9.991013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36363649999999997" table:style-name="ce1">
            <text:p>0.3636365</text:p>
          </table:table-cell>
          <table:table-cell office:value-type="string" table:style-name="ce1">
            <text:p>(5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1">
            <text:p>1rb2r1k/3p1pp1/p3p2p/1p2P3/4q3/1N2B1R1/PPP1N1P1/2KR1B2 w - - bm Nf4;</text:p>
          </table:table-cell>
          <table:table-cell office:value-type="float" office:value="0.94017094000000001" table:style-name="ce1">
            <text:p>0.94017094</text:p>
          </table:table-cell>
          <table:table-cell office:value-type="float" office:value="1" table:style-name="ce1">
            <text:p>1</text:p>
          </table:table-cell>
          <table:table-cell office:value-type="float" office:value="0.74594530000000003" table:style-name="ce1">
            <text:p>0.7459453</text:p>
          </table:table-cell>
          <table:table-cell office:value-type="float" office:value="-7.8571424000000001E-2" table:style-name="ce1">
            <text:p>-0.078571424</text:p>
          </table:table-cell>
          <table:table-cell office:value-type="float" office:value="-8.3333253999999995E-2" table:style-name="ce1">
            <text:p>-0.083333254</text:p>
          </table:table-cell>
          <table:table-cell office:value-type="string" table:style-name="ce1">
            <text:p>(0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1pn1p2/1p2pPp1/3p2B1/2PP3Q/2b5/PP3P1P/2KR2Nb w - - 0 1</text:p>
          </table:table-cell>
          <table:table-cell office:value-type="string" table:style-name="ce1">
            <text:p>r2q1rk1/p1pn1p2/1p2pPp1/3p2B1/2PP3Q/2b5/PP3P1P/2KR2Nb w - - bm Rd3;</text:p>
          </table:table-cell>
          <table:table-cell office:value-type="float" office:value="0.76760565999999997" table:style-name="ce1">
            <text:p>0.76760566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7.9905963" table:style-name="ce1">
            <text:p>7.9905963</text:p>
          </table:table-cell>
          <table:table-cell office:value-type="float" office:value="-0.11904763" table:style-name="ce1">
            <text:p>-0.11904763</text:p>
          </table:table-cell>
          <table:table-cell office:value-type="float" office:value="4.7618866000000003E-2" table:style-name="ce1">
            <text:p>0.047618866</text:p>
          </table:table-cell>
          <table:table-cell office:value-type="string" table:style-name="ce1">
            <text:p>(3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bppp/1qn2P2/p2pP1P1/3P4/2PB1N2/6K1/qNBQ1R2 w - - 0 1</text:p>
          </table:table-cell>
          <table:table-cell office:value-type="string" table:style-name="ce1">
            <text:p>1r3rk1/3bbppp/1qn2P2/p2pP1P1/3P4/2PB1N2/6K1/qNBQ1R2 w - - bm Bxh7+;</text:p>
          </table:table-cell>
          <table:table-cell office:value-type="float" office:value="0.74117650000000002" table:style-name="ce1">
            <text:p>0.7411765</text:p>
          </table:table-cell>
          <table:table-cell office:value-type="float" office:value="0.83673470000000005" table:style-name="ce1">
            <text:p>0.8367347</text:p>
          </table:table-cell>
          <table:table-cell office:value-type="float" office:value="17.378022999999999" table:style-name="ce1">
            <text:p>17.378023</text:p>
          </table:table-cell>
          <table:table-cell office:value-type="float" office:value="5.2499995000000001E-2" table:style-name="ce1">
            <text:p>0.052499995</text:p>
          </table:table-cell>
          <table:table-cell office:value-type="float" office:value="0.22435904000000001" table:style-name="ce1">
            <text:p>0.22435904</text:p>
          </table:table-cell>
          <table:table-cell office:value-type="string" table:style-name="ce1">
            <text:p>(8.2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1rr1b1k1/1pq1bp2/p2p1np1/4p3/P2BP3/2NB2Q1/1PP3PP/4RR1K w - - bm Rxf6;</text:p>
          </table:table-cell>
          <table:table-cell office:value-type="float" office:value="1" table:style-name="ce1">
            <text:p>1</text:p>
          </table:table-cell>
          <table:table-cell office:value-type="float" office:value="1.40625" table:style-name="ce1">
            <text:p>1.40625</text:p>
          </table:table-cell>
          <table:table-cell office:value-type="float" office:value="7.4624043000000002" table:style-name="ce1">
            <text:p>7.4624043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4.0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2b2bnr/pq1p1k2/2p2pp1/8/5R2/PrNQ2B1/1P2P1BP/5RK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8.0417459999999998" table:style-name="ce1">
            <text:p>8.041746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0.11363625500000001" table:style-name="ce1">
            <text:p>0.113636255</text:p>
          </table:table-cell>
          <table:table-cell office:value-type="string" table:style-name="ce1">
            <text:p>(4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1">
            <text:p>r1b3r1/5p1k/p1n2P1p/P1qpp1P1/1p1p4/3P2Q1/BPPB2P1/R4RK1 w - - bm Kf2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6.2988280000000003" table:style-name="ce1">
            <text:p>6.298828</text:p>
          </table:table-cell>
          <table:table-cell office:value-type="float" office:value="-5.9523805999999999E-2" table:style-name="ce1">
            <text:p>-0.059523806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3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1">
            <text:p>r1b3r1/5p1k/p1n2P1p/P1qpp1P1/1p1p4/3P2Q1/BPPB2P1/R4RK1 w - - bm Kf2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3.8788279999999999" table:style-name="ce1">
            <text:p>3.878828</text:p>
          </table:table-cell>
          <table:table-cell office:value-type="float" office:value="-5.9523805999999999E-2" table:style-name="ce1">
            <text:p>-0.059523806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2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B2r1/n3Pp2/P7/5k1p/q3NP2/7K/5P2/4NB2 w - - 0 1</text:p>
          </table:table-cell>
          <table:table-cell office:value-type="string" table:style-name="ce1">
            <text:p>3B2r1/n3Pp2/P7/5k1p/q3NP2/7K/5P2/4NB2 w - - bm Nf6;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0.63888889999999998" table:style-name="ce1">
            <text:p>0.6388889</text:p>
          </table:table-cell>
          <table:table-cell office:value-type="float" office:value="3.1087639999999999" table:style-name="ce1">
            <text:p>3.108764</text:p>
          </table:table-cell>
          <table:table-cell office:value-type="float" office:value="-0.22916669000000001" table:style-name="ce1">
            <text:p>-0.22916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N1k2/p4p1p/Pn1R4/3b4/6Pp/1P3K1P/8 w - - 0 1</text:p>
          </table:table-cell>
          <table:table-cell office:value-type="string" table:style-name="ce1">
            <text:p>8/2pN1k2/p4p1p/Pn1R4/3b4/6Pp/1P3K1P/8 w - - bm Ke1;</text:p>
          </table:table-cell>
          <table:table-cell office:value-type="float" office:value="1.0666667000000001" table:style-name="ce1">
            <text:p>1.0666667</text:p>
          </table:table-cell>
          <table:table-cell office:value-type="float" office:value="0.22727273000000001" table:style-name="ce1">
            <text:p>0.22727273</text:p>
          </table:table-cell>
          <table:table-cell office:value-type="float" office:value="17.466839" table:style-name="ce1">
            <text:p>17.466839</text:p>
          </table:table-cell>
          <table:table-cell office:value-type="float" office:value="6.249994E-3" table:style-name="ce1">
            <text:p>0.006249994</text:p>
          </table:table-cell>
          <table:table-cell office:value-type="float" office:value="0.21428560999999999" table:style-name="ce1">
            <text:p>0.2142856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p/1K6/N5P1/3N4/8/npn1P3/k7 w - - 0 1</text:p>
          </table:table-cell>
          <table:table-cell office:value-type="string" table:style-name="ce1">
            <text:p>8/6pp/1K6/N5P1/3N4/8/npn1P3/k7 w - - bm Nab3+;</text:p>
          </table:table-cell>
          <table:table-cell office:value-type="float" office:value="0.88888889999999998" table:style-name="ce1">
            <text:p>0.8888889</text:p>
          </table:table-cell>
          <table:table-cell office:value-type="float" office:value="1.6153846000000001" table:style-name="ce1">
            <text:p>1.6153846</text:p>
          </table:table-cell>
          <table:table-cell office:value-type="float" office:value="-2.9737382000000001" table:style-name="ce1">
            <text:p>-2.9737382</text:p>
          </table:table-cell>
          <table:table-cell office:value-type="float" office:value="2.8571427E-2" table:style-name="ce1">
            <text:p>0.028571427</text:p>
          </table:table-cell>
          <table:table-cell office:value-type="float" office:value="-1.0999999" table:style-name="ce1">
            <text:p>-1.099999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8/5P2/P2bP2P/P2r1kP1/8/1R2K3 b - - 0 1</text:p>
          </table:table-cell>
          <table:table-cell office:value-type="string" table:style-name="ce1">
            <text:p>8/8/8/5P2/P2bP2P/P2r1kP1/8/1R2K3 b - - bm Bc3+;</text:p>
          </table:table-cell>
          <table:table-cell office:value-type="float" office:value="0.75" table:style-name="ce1">
            <text:p>0.75</text:p>
          </table:table-cell>
          <table:table-cell office:value-type="float" office:value="1.5" table:style-name="ce1">
            <text:p>1.5</text:p>
          </table:table-cell>
          <table:table-cell office:value-type="float" office:value="0.69626975000000002" table:style-name="ce1">
            <text:p>0.69626975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2.5416664999999998" table:style-name="ce1">
            <text:p>2.541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q7/8/2pp4/5K2/5N2/2R2B2/7k w - - 0 1</text:p>
          </table:table-cell>
          <table:table-cell office:value-type="string" table:style-name="ce1">
            <text:p>8/q7/8/2pp4/5K2/5N2/2R2B2/7k w - - bm Bd4;</text:p>
          </table:table-cell>
          <table:table-cell office:value-type="float" office:value="1.0227272999999999" table:style-name="ce1">
            <text:p>1.0227273</text:p>
          </table:table-cell>
          <table:table-cell office:value-type="float" office:value="1.5263157999999999" table:style-name="ce1">
            <text:p>1.5263158</text:p>
          </table:table-cell>
          <table:table-cell office:value-type="float" office:value="-4.1850250000000004" table:style-name="ce1">
            <text:p>-4.185025</text:p>
          </table:table-cell>
          <table:table-cell office:value-type="float" office:value="0.9" table:style-name="ce1">
            <text:p>0.9</text:p>
          </table:table-cell>
          <table:table-cell office:value-type="float" office:value="-1.75" table:style-name="ce1">
            <text:p>-1.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r1b4/p1p2B2/2p5/2p1p3/KpP1P3/1P4N1/8/7R w - - 0 1</text:p>
          </table:table-cell>
          <table:table-cell office:value-type="string" table:style-name="ce1">
            <text:p>kr1b4/p1p2B2/2p5/2p1p3/KpP1P3/1P4N1/8/7R w - - id ?; bm Rh6;</text:p>
          </table:table-cell>
          <table:table-cell office:value-type="float" office:value="1" table:style-name="ce1">
            <text:p>1</text:p>
          </table:table-cell>
          <table:table-cell office:value-type="float" office:value="2.2727273000000001" table:style-name="ce1">
            <text:p>2.2727273</text:p>
          </table:table-cell>
          <table:table-cell office:value-type="float" office:value="-16.707884" table:style-name="ce1">
            <text:p>-16.707884</text:p>
          </table:table-cell>
          <table:table-cell office:value-type="float" office:value="0.12000000500000001" table:style-name="ce1">
            <text:p>0.120000005</text:p>
          </table:table-cell>
          <table:table-cell office:value-type="float" office:value="1.15873" table:style-name="ce1">
            <text:p>1.1587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q6/5k2/p3pP1p/3p2p1/6PP/1PB1Q3/2P5/1K6 w - - 0 1</text:p>
          </table:table-cell>
          <table:table-cell office:value-type="string" table:style-name="ce1">
            <text:p>rq6/5k2/p3pP1p/3p2p1/6PP/1PB1Q3/2P5/1K6 w - - bm Qd3;</text:p>
          </table:table-cell>
          <table:table-cell office:value-type="float" office:value="0.90789472999999998" table:style-name="ce1">
            <text:p>0.90789473</text:p>
          </table:table-cell>
          <table:table-cell office:value-type="float" office:value="1.2142857" table:style-name="ce1">
            <text:p>1.2142857</text:p>
          </table:table-cell>
          <table:table-cell office:value-type="float" office:value="0.40918737999999999" table:style-name="ce1">
            <text:p>0.40918738</text:p>
          </table:table-cell>
          <table:table-cell office:value-type="float" office:value="-0.10714285" table:style-name="ce1">
            <text:p>-0.10714285</text:p>
          </table:table-cell>
          <table:table-cell office:value-type="float" office:value="0.625" table:style-name="ce1">
            <text:p>0.6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4k1/1brp1pp1/1p3n1p/2q1p3/2P1P3/1PNBQ3/P3RP1P/3R3K w - - 0 1</text:p>
          </table:table-cell>
          <table:table-cell office:value-type="string" table:style-name="ce1">
            <text:p>1r4k1/1brp1pp1/1p3n1p/2q1p3/2P1P3/1PNBQ3/P3RP1P/3R3K w - - bm Qh3;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55811840000000001" table:style-name="ce1">
            <text:p>0.5581184</text:p>
          </table:table-cell>
          <table:table-cell office:value-type="float" office:value="-3.125E-2" table:style-name="ce1">
            <text:p>-0.03125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kb1r/5p2/p1npb2p/1p1NppqQ/4P3/N1PB4/PP3PPP/R3R1K1 w k - 0 1</text:p>
          </table:table-cell>
          <table:table-cell office:value-type="string" table:style-name="ce1">
            <text:p>2r1kb1r/5p2/p1npb2p/1p1NppqQ/4P3/N1PB4/PP3PPP/R3R1K1 w k - bm Qe2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2631578000000001" table:style-name="ce1">
            <text:p>1.2631578</text:p>
          </table:table-cell>
          <table:table-cell office:value-type="float" office:value="-0.34276800000000002" table:style-name="ce1">
            <text:p>-0.342768</text:p>
          </table:table-cell>
          <table:table-cell office:value-type="float" office:value="0" table:style-name="ce1">
            <text:p>0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7/p1pR4/1p3p2/2P2rpB/PbP4p/2N1p2p/KP6/8 w - - 0 1</text:p>
          </table:table-cell>
          <table:table-cell office:value-type="string" table:style-name="ce1">
            <text:p>k7/p1pR4/1p3p2/2P2rpB/PbP4p/2N1p2p/KP6/8 w - - bm Bf3;</text:p>
          </table:table-cell>
          <table:table-cell office:value-type="float" office:value="0.93846154000000004" table:style-name="ce1">
            <text:p>0.93846154</text:p>
          </table:table-cell>
          <table:table-cell office:value-type="float" office:value="1.5238096000000001" table:style-name="ce1">
            <text:p>1.5238096</text:p>
          </table:table-cell>
          <table:table-cell office:value-type="float" office:value="-1.4098618999999999" table:style-name="ce1">
            <text:p>-1.4098619</text:p>
          </table:table-cell>
          <table:table-cell office:value-type="float" office:value="0.22916665999999999" table:style-name="ce1">
            <text:p>0.22916666</text:p>
          </table:table-cell>
          <table:table-cell office:value-type="float" office:value="0.27272724999999998" table:style-name="ce1">
            <text:p>0.272727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1">
            <text:p>r3r1k1/ppqbbpp1/2pp1nnp/3Pp3/2P1P3/5N1P/PPBN1PP1/R1BQR1K1 w - - bm a4;</text:p>
          </table:table-cell>
          <table:table-cell office:value-type="float" office:value="1" table:style-name="ce1">
            <text:p>1</text:p>
          </table:table-cell>
          <table:table-cell office:value-type="float" office:value="0.76315789999999994" table:style-name="ce1">
            <text:p>0.7631579</text:p>
          </table:table-cell>
          <table:table-cell office:value-type="float" office:value="0.73848944999999999" table:style-name="ce1">
            <text:p>0.73848945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k1p1p1K1/P1p1Pp2/5P2/7P/pB6/2p5/2r5 w - - 0 1</text:p>
          </table:table-cell>
          <table:table-cell office:value-type="string" table:style-name="ce1">
            <text:p>2R5/k1p1p1K1/P1p1Pp2/5P2/7P/pB6/2p5/2r5 w - - bm Rxc7;</text:p>
          </table:table-cell>
          <table:table-cell office:value-type="float" office:value="1.1136364000000001" table:style-name="ce1">
            <text:p>1.1136364</text:p>
          </table:table-cell>
          <table:table-cell office:value-type="float" office:value="1.9090909" table:style-name="ce1">
            <text:p>1.9090909</text:p>
          </table:table-cell>
          <table:table-cell office:value-type="float" office:value="-3.0166415999999998" table:style-name="ce1">
            <text:p>-3.0166416</text:p>
          </table:table-cell>
          <table:table-cell office:value-type="float" office:value="-3.8194447999999999E-2" table:style-name="ce1">
            <text:p>-0.038194448</text:p>
          </table:table-cell>
          <table:table-cell office:value-type="float" office:value="1.4464288000000001" table:style-name="ce1">
            <text:p>1.44642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q1r1k/7p/2np2p1/p2N1p2/R1B1PP1b/1PP1N3/8/3Q1K1R w - - 0 1</text:p>
          </table:table-cell>
          <table:table-cell office:value-type="string" table:style-name="ce1">
            <text:p>1rbq1r1k/7p/2np2p1/p2N1p2/R1B1PP1b/1PP1N3/8/3Q1K1R w - - bm Ra2;</text:p>
          </table:table-cell>
          <table:table-cell office:value-type="float" office:value="0.96268653999999998" table:style-name="ce1">
            <text:p>0.96268654</text:p>
          </table:table-cell>
          <table:table-cell office:value-type="float" office:value="1.0526316" table:style-name="ce1">
            <text:p>1.0526316</text:p>
          </table:table-cell>
          <table:table-cell office:value-type="float" office:value="0.46793696000000001" table:style-name="ce1">
            <text:p>0.46793696</text:p>
          </table:table-cell>
          <table:table-cell office:value-type="float" office:value="6.25E-2" table:style-name="ce1">
            <text:p>0.0625</text:p>
          </table:table-cell>
          <table:table-cell office:value-type="float" office:value="0.58333325000000003" table:style-name="ce1">
            <text:p>0.583333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k2/5p2/p1P5/2p2P2/2p5/7B/P7/2KR4 w - - 0 1</text:p>
          </table:table-cell>
          <table:table-cell office:value-type="string" table:style-name="ce1">
            <text:p>2b1rk2/5p2/p1P5/2p2P2/2p5/7B/P7/2KR4 w - - bm f6;</text:p>
          </table:table-cell>
          <table:table-cell office:value-type="float" office:value="0.9183673" table:style-name="ce1">
            <text:p>0.9183673</text:p>
          </table:table-cell>
          <table:table-cell office:value-type="float" office:value="1.2222222" table:style-name="ce1">
            <text:p>1.2222222</text:p>
          </table:table-cell>
          <table:table-cell office:value-type="float" office:value="0.27288805999999999" table:style-name="ce1">
            <text:p>0.27288806</text:p>
          </table:table-cell>
          <table:table-cell office:value-type="float" office:value="-5.5555559999999997E-2" table:style-name="ce1">
            <text:p>-0.05555556</text:p>
          </table:table-cell>
          <table:table-cell office:value-type="float" office:value="0.57142853999999998" table:style-name="ce1">
            <text:p>0.571428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4N/Q1np4/2p2Bpp/1p1P4/pPP1p2P/P7/7q/1K6 w - - 0 1</text:p>
          </table:table-cell>
          <table:table-cell office:value-type="string" table:style-name="ce1">
            <text:p>2k4N/Q1np4/2p2Bpp/1p1P4/pPP1p2P/P7/7q/1K6 w - - bm Nf7;</text:p>
          </table:table-cell>
          <table:table-cell office:value-type="float" office:value="1.0657894999999999" table:style-name="ce1">
            <text:p>1.0657895</text:p>
          </table:table-cell>
          <table:table-cell office:value-type="float" office:value="1.1481482000000001" table:style-name="ce1">
            <text:p>1.1481482</text:p>
          </table:table-cell>
          <table:table-cell office:value-type="float" office:value="0.90844879999999995" table:style-name="ce1">
            <text:p>0.9084488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1.1666665000000001" table:style-name="ce1">
            <text:p>1.166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prkpR1p1/2p1ppK1/P1p1N1B1/P1P1P3/8/8/8 w - - 0 1</text:p>
          </table:table-cell>
          <table:table-cell office:value-type="string" table:style-name="ce1">
            <text:p>2r5/prkpR1p1/2p1ppK1/P1p1N1B1/P1P1P3/8/8/8 w - - bm Bf4;</text:p>
          </table:table-cell>
          <table:table-cell office:value-type="float" office:value="0.89705884000000002" table:style-name="ce1">
            <text:p>0.89705884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2.6827838000000002" table:style-name="ce1">
            <text:p>2.6827838</text:p>
          </table:table-cell>
          <table:table-cell office:value-type="float" office:value="-0.14285714999999999" table:style-name="ce1">
            <text:p>-0.14285715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4/3p4/P2p4/N2b4/8/4P3/5p1p/5Kbk w - - 0 1</text:p>
          </table:table-cell>
          <table:table-cell office:value-type="string" table:style-name="ce1">
            <text:p>3Q4/3p4/P2p4/N2b4/8/4P3/5p1p/5Kbk w - - bm Qa8;</text:p>
          </table:table-cell>
          <table:table-cell office:value-type="float" office:value="1.3333333999999999" table:style-name="ce1">
            <text:p>1.3333334</text:p>
          </table:table-cell>
          <table:table-cell office:value-type="float" office:value="1.75" table:style-name="ce1">
            <text:p>1.75</text:p>
          </table:table-cell>
          <table:table-cell office:value-type="float" office:value="-4.0694100000000004" table:style-name="ce1">
            <text:p>-4.06941</text:p>
          </table:table-cell>
          <table:table-cell office:value-type="float" office:value="-5.9523813000000002E-2" table:style-name="ce1">
            <text:p>-0.059523813</text:p>
          </table:table-cell>
          <table:table-cell office:value-type="float" office:value="-0.97142890000000004" table:style-name="ce1">
            <text:p>-0.971428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r1rk1/1p2qpp1/p1nNp1np/4P2Q/P3N3/1P2R3/3P1PPP/2R3K1 w - - 0 1</text:p>
          </table:table-cell>
          <table:table-cell office:value-type="string" table:style-name="ce1">
            <text:p>3r1rk1/1p2qpp1/p1nNp1np/4P2Q/P3N3/1P2R3/3P1PPP/2R3K1 w - - bm Rxc6;</text:p>
          </table:table-cell>
          <table:table-cell office:value-type="float" office:value="1.0322579999999999" table:style-name="ce1">
            <text:p>1.032258</text:p>
          </table:table-cell>
          <table:table-cell office:value-type="float" office:value="1.6451613" table:style-name="ce1">
            <text:p>1.6451613</text:p>
          </table:table-cell>
          <table:table-cell office:value-type="float" office:value="-0.87426495999999998" table:style-name="ce1">
            <text:p>-0.87426496</text:p>
          </table:table-cell>
          <table:table-cell office:value-type="float" office:value="-9.1666654E-2" table:style-name="ce1">
            <text:p>-0.091666654</text:p>
          </table:table-cell>
          <table:table-cell office:value-type="float" office:value="0.91025639999999997" table:style-name="ce1">
            <text:p>0.910256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q1kr/p6p/1prQPppB/4n3/4P3/2P5/PP2B2P/R5K1 w - - 0 1</text:p>
          </table:table-cell>
          <table:table-cell office:value-type="string" table:style-name="ce1">
            <text:p>4q1kr/p6p/1prQPppB/4n3/4P3/2P5/PP2B2P/R5K1 w - - bm Qxe5;</text:p>
          </table:table-cell>
          <table:table-cell office:value-type="float" office:value="0.98148150000000001" table:style-name="ce1">
            <text:p>0.9814815</text:p>
          </table:table-cell>
          <table:table-cell office:value-type="float" office:value="1.8846153999999999" table:style-name="ce1">
            <text:p>1.8846154</text:p>
          </table:table-cell>
          <table:table-cell office:value-type="float" office:value="-3.0798771" table:style-name="ce1">
            <text:p>-3.0798771</text:p>
          </table:table-cell>
          <table:table-cell office:value-type="float" office:value="-0.10416667" table:style-name="ce1">
            <text:p>-0.10416667</text:p>
          </table:table-cell>
          <table:table-cell office:value-type="float" office:value="0.88181830000000005" table:style-name="ce1">
            <text:p>0.881818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q2r/1b1kbp2/1p2p1p1/pP1pP1N1/P2P1PQP/3BK3/2R5/8 w - - 0 1</text:p>
          </table:table-cell>
          <table:table-cell office:value-type="string" table:style-name="ce1">
            <text:p>4q2r/1b1kbp2/1p2p1p1/pP1pP1N1/P2P1PQP/3BK3/2R5/8 w - - bm Bxg6;</text:p>
          </table:table-cell>
          <table:table-cell office:value-type="float" office:value="0.99056599999999995" table:style-name="ce1">
            <text:p>0.990566</text:p>
          </table:table-cell>
          <table:table-cell office:value-type="float" office:value="1.5555555999999999" table:style-name="ce1">
            <text:p>1.5555556</text:p>
          </table:table-cell>
          <table:table-cell office:value-type="string" table:style-name="ce1">
            <text:p>=</text:p>
          </table:table-cell>
          <table:table-cell office:value-type="float" office:value="-4.1666687000000001E-2" table:style-name="ce1">
            <text:p>-0.041666687</text:p>
          </table:table-cell>
          <table:table-cell office:value-type="float" office:value="1.4545455" table:style-name="ce1">
            <text:p>1.454545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r1q1p2/pp3Pp1/7p/3Q4/1P4P1/1P3P2/2R1R1K1 w - - 0 1</text:p>
          </table:table-cell>
          <table:table-cell office:value-type="string" table:style-name="ce1">
            <text:p>5r1k/1r1q1p2/pp3Pp1/7p/3Q4/1P4P1/1P3P2/2R1R1K1 w - - bm Qf4;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-1.1569328000000001" table:style-name="ce1">
            <text:p>-1.1569328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0.22222233" table:style-name="ce1">
            <text:p>0.2222223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r2bppp/p3pn2/Pp2q3/2pN4/5P1P/1PP3P1/3RQRK1 b - - 0 1</text:p>
          </table:table-cell>
          <table:table-cell office:value-type="string" table:style-name="ce1">
            <text:p>6k1/1r2bppp/p3pn2/Pp2q3/2pN4/5P1P/1PP3P1/3RQRK1 b - - bm Qc5;</text:p>
          </table:table-cell>
          <table:table-cell office:value-type="float" office:value="0.97321427000000005" table:style-name="ce1">
            <text:p>0.97321427</text:p>
          </table:table-cell>
          <table:table-cell office:value-type="float" office:value="1.3225807000000001" table:style-name="ce1">
            <text:p>1.3225807</text:p>
          </table:table-cell>
          <table:table-cell office:value-type="float" office:value="-0.24537244" table:style-name="ce1">
            <text:p>-0.24537244</text:p>
          </table:table-cell>
          <table:table-cell office:value-type="float" office:value="2.5000006000000002E-2" table:style-name="ce1">
            <text:p>0.025000006</text:p>
          </table:table-cell>
          <table:table-cell office:value-type="float" office:value="0.47727275000000002" table:style-name="ce1">
            <text:p>0.477272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q/2p4p/6P1/5nN1/K7/2P5/7B/3B4 w - - 0 1</text:p>
          </table:table-cell>
          <table:table-cell office:value-type="string" table:style-name="ce1">
            <text:p>6kq/2p4p/6P1/5nN1/K7/2P5/7B/3B4 w - - bm Bb3+;</text:p>
          </table:table-cell>
          <table:table-cell office:value-type="float" office:value="0.82142859999999995" table:style-name="ce1">
            <text:p>0.8214286</text:p>
          </table:table-cell>
          <table:table-cell office:value-type="float" office:value="1.3" table:style-name="ce1">
            <text:p>1.3</text:p>
          </table:table-cell>
          <table:table-cell office:value-type="float" office:value="1.2023950999999999" table:style-name="ce1">
            <text:p>1.2023951</text:p>
          </table:table-cell>
          <table:table-cell office:value-type="float" office:value="-0.14285713" table:style-name="ce1">
            <text:p>-0.14285713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pp2Np1p/2p2P1N/5pP1/7K/P4n2/1q3Q2/5n2 w - - 0 1</text:p>
          </table:table-cell>
          <table:table-cell office:value-type="string" table:style-name="ce1">
            <text:p>7k/pp2Np1p/2p2P1N/5pP1/7K/P4n2/1q3Q2/5n2 w - - bm Kh5;</text:p>
          </table:table-cell>
          <table:table-cell office:value-type="float" office:value="0.85714287" table:style-name="ce1">
            <text:p>0.85714287</text:p>
          </table:table-cell>
          <table:table-cell office:value-type="float" office:value="8.5714289999999999E-2" table:style-name="ce1">
            <text:p>0.08571429</text:p>
          </table:table-cell>
          <table:table-cell office:value-type="float" office:value="32.236899999999999" table:style-name="ce1">
            <text:p>32.2369</text:p>
          </table:table-cell>
          <table:table-cell office:value-type="float" office:value="-9.375E-2" table:style-name="ce1">
            <text:p>-0.09375</text:p>
          </table:table-cell>
          <table:table-cell office:value-type="float" office:value="1.0142857999999999" table:style-name="ce1">
            <text:p>1.014285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q/b1p5/1p1Npkb1/pPP2ppP/P1P5/3B2P1/5P1R/K3R3 w - - 0 1</text:p>
          </table:table-cell>
          <table:table-cell office:value-type="string" table:style-name="ce1">
            <text:p>7q/b1p5/1p1Npkb1/pPP2ppP/P1P5/3B2P1/5P1R/K3R3 w - - bm hxg6;</text:p>
          </table:table-cell>
          <table:table-cell office:value-type="float" office:value="1.0813953999999999" table:style-name="ce1">
            <text:p>1.0813954</text:p>
          </table:table-cell>
          <table:table-cell office:value-type="float" office:value="1.5416666000000001" table:style-name="ce1">
            <text:p>1.5416666</text:p>
          </table:table-cell>
          <table:table-cell office:value-type="float" office:value="-1.0030057000000001" table:style-name="ce1">
            <text:p>-1.003005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51666665000000001" table:style-name="ce1">
            <text:p>0.5166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1q3/p3P3/2P4p/1PBP2kP/2N3P1/7K/8 w - - 0 1</text:p>
          </table:table-cell>
          <table:table-cell office:value-type="string" table:style-name="ce1">
            <text:p>8/2p1q3/p3P3/2P4p/1PBP2kP/2N3P1/7K/8 w - - bm Be2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1.2941176999999999" table:style-name="ce1">
            <text:p>1.2941177</text:p>
          </table:table-cell>
          <table:table-cell office:value-type="string" table:style-name="ce1">
            <text:p>=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68888879999999997" table:style-name="ce1">
            <text:p>0.68888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q3n1k/8/P1p2Npp/2Kp3R/pp6/n3p3/8/4Q3 w - - 0 1</text:p>
          </table:table-cell>
          <table:table-cell office:value-type="string" table:style-name="ce1">
            <text:p>Nq3n1k/8/P1p2Npp/2Kp3R/pp6/n3p3/8/4Q3 w - - bm Nc7;</text:p>
          </table:table-cell>
          <table:table-cell office:value-type="float" office:value="0.95454543999999997" table:style-name="ce1">
            <text:p>0.95454544</text:p>
          </table:table-cell>
          <table:table-cell office:value-type="float" office:value="1.3333333999999999" table:style-name="ce1">
            <text:p>1.3333334</text:p>
          </table:table-cell>
          <table:table-cell office:value-type="float" office:value="0.82813780000000004" table:style-name="ce1">
            <text:p>0.8281378</text:p>
          </table:table-cell>
          <table:table-cell office:value-type="float" office:value="0.16666666999999999" table:style-name="ce1">
            <text:p>0.16666667</text:p>
          </table:table-cell>
          <table:table-cell office:value-type="float" office:value="1.712121" table:style-name="ce1">
            <text:p>1.71212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2b1pp/2p1pn2/8/P1p1Pq2/2N5/1P2BP1P/R1Q2RK1 b - - 0 1</text:p>
          </table:table-cell>
          <table:table-cell office:value-type="string" table:style-name="ce1">
            <text:p>r1b3k1/pp2b1pp/2p1pn2/8/P1p1Pq2/2N5/1P2BP1P/R1Q2RK1 b - - bm Qe5;</text:p>
          </table:table-cell>
          <table:table-cell office:value-type="float" office:value="1.0082644000000001" table:style-name="ce1">
            <text:p>1.0082644</text:p>
          </table:table-cell>
          <table:table-cell office:value-type="float" office:value="1.375" table:style-name="ce1">
            <text:p>1.375</text:p>
          </table:table-cell>
          <table:table-cell office:value-type="string" table:style-name="ce1">
            <text:p>=</text:p>
          </table:table-cell>
          <table:table-cell office:value-type="float" office:value="1.2500003000000001E-2" table:style-name="ce1">
            <text:p>0.012500003</text:p>
          </table:table-cell>
          <table:table-cell office:value-type="float" office:value="0.37062954999999997" table:style-name="ce1">
            <text:p>0.37062955</text:p>
          </table:table-cell>
          <table:table-cell office:value-type="string" table:style-name="ce1">
            <text:p>(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1b3ppp/p2p1b2/2nNp3/1R2P3/2P5/1PN2PPP/3QKB1R w Kkq - 0 1</text:p>
          </table:table-cell>
          <table:table-cell office:value-type="string" table:style-name="ce1">
            <text:p>r2qk2r/1b3ppp/p2p1b2/2nNp3/1R2P3/2P5/1PN2PPP/3QKB1R w Kkq - bm Rxb7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34375" table:style-name="ce1">
            <text:p>1.34375</text:p>
          </table:table-cell>
          <table:table-cell office:value-type="float" office:value="-0.53882759999999996" table:style-name="ce1">
            <text:p>-0.5388276</text:p>
          </table:table-cell>
          <table:table-cell office:value-type="float" office:value="3.125E-2" table:style-name="ce1">
            <text:p>0.03125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2p4p/6P1/1p3n2/3q4/PB4BN/KP5P/8 w - - 0 1</text:p>
          </table:table-cell>
          <table:table-cell office:value-type="string" table:style-name="ce1">
            <text:p>5k2/2p4p/6P1/1p3n2/3q4/PB4BN/KP5P/8 w - - bm Ng5;</text:p>
          </table:table-cell>
          <table:table-cell office:value-type="float" office:value="0.9" table:style-name="ce1">
            <text:p>0.9</text:p>
          </table:table-cell>
          <table:table-cell office:value-type="float" office:value="0.57142859999999995" table:style-name="ce1">
            <text:p>0.5714286</text:p>
          </table:table-cell>
          <table:table-cell office:value-type="float" office:value="2.8640680000000001" table:style-name="ce1">
            <text:p>2.864068</text:p>
          </table:table-cell>
          <table:table-cell office:value-type="float" office:value="-1.7857149999999999E-2" table:style-name="ce1">
            <text:p>-0.017857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b1r1p1p/1b1r2pP/p3p1q1/4P3/PN1B1RN1/1RPQ4/7K b - - 0 1</text:p>
          </table:table-cell>
          <table:table-cell office:value-type="string" table:style-name="ce1">
            <text:p>6k1/pb1r1p1p/1b1r2pP/p3p1q1/4P3/PN1B1RN1/1RPQ4/7K b - - bm Qd8;</text:p>
          </table:table-cell>
          <table:table-cell office:value-type="float" office:value="0.97674419999999995" table:style-name="ce1">
            <text:p>0.9767442</text:p>
          </table:table-cell>
          <table:table-cell office:value-type="float" office:value="0.97560979999999997" table:style-name="ce1">
            <text:p>0.9756098</text:p>
          </table:table-cell>
          <table:table-cell office:value-type="float" office:value="-0.29866927999999998" table:style-name="ce1">
            <text:p>-0.29866928</text:p>
          </table:table-cell>
          <table:table-cell office:value-type="float" office:value="0.11458333599999999" table:style-name="ce1">
            <text:p>0.114583336</text:p>
          </table:table-cell>
          <table:table-cell office:value-type="float" office:value="-0.24242425000000001" table:style-name="ce1">
            <text:p>-0.242424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2k1/5pp1/p2b2bp/1q1Pp3/1p6/1P2P1P1/R2NQPB1/2R3K1 w - - 0 1</text:p>
          </table:table-cell>
          <table:table-cell office:value-type="string" table:style-name="ce1">
            <text:p>1r1r2k1/5pp1/p2b2bp/1q1Pp3/1p6/1P2P1P1/R2NQPB1/2R3K1 w - - bm Qg4;</text:p>
          </table:table-cell>
          <table:table-cell office:value-type="float" office:value="0.96031743000000003" table:style-name="ce1">
            <text:p>0.96031743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-0.30284292000000002" table:style-name="ce1">
            <text:p>-0.30284292</text:p>
          </table:table-cell>
          <table:table-cell office:value-type="float" office:value="2.5000006000000002E-2" table:style-name="ce1">
            <text:p>0.025000006</text:p>
          </table:table-cell>
          <table:table-cell office:value-type="float" office:value="-0.30303049999999998" table:style-name="ce1">
            <text:p>-0.3030305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qr1k1/2n2pb1/5np1/3Pp1B1/1pp5/2N3NP/1PB3P1/R2Q1RK1 w - - 0 1</text:p>
          </table:table-cell>
          <table:table-cell office:value-type="string" table:style-name="ce1">
            <text:p>1rbqr1k1/2n2pb1/5np1/3Pp1B1/1pp5/2N3NP/1PB3P1/R2Q1RK1 w - - bm Nh5;</text:p>
          </table:table-cell>
          <table:table-cell office:value-type="float" office:value="0.97260270000000004" table:style-name="ce1">
            <text:p>0.9726027</text:p>
          </table:table-cell>
          <table:table-cell office:value-type="float" office:value="1.4736842000000001" table:style-name="ce1">
            <text:p>1.4736842</text:p>
          </table:table-cell>
          <table:table-cell office:value-type="float" office:value="-1.1756915999999999" table:style-name="ce1">
            <text:p>-1.1756916</text:p>
          </table:table-cell>
          <table:table-cell office:value-type="float" office:value="-5.7142854E-2" table:style-name="ce1">
            <text:p>-0.057142854</text:p>
          </table:table-cell>
          <table:table-cell office:value-type="float" office:value="3.2051324999999999E-2" table:style-name="ce1">
            <text:p>0.0320513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r2r1/1p3p2/1R2p3/p3Pn2/b4P2/P1pB4/2P3PP/2B1K1R1 b - - 0 1</text:p>
          </table:table-cell>
          <table:table-cell office:value-type="string" table:style-name="ce1">
            <text:p>2kr2r1/1p3p2/1R2p3/p3Pn2/b4P2/P1pB4/2P3PP/2B1K1R1 b - - bm Rxd3;</text:p>
          </table:table-cell>
          <table:table-cell office:value-type="float" office:value="0.94444439999999996" table:style-name="ce1">
            <text:p>0.9444444</text:p>
          </table:table-cell>
          <table:table-cell office:value-type="float" office:value="1.1333333000000001" table:style-name="ce1">
            <text:p>1.1333333</text:p>
          </table:table-cell>
          <table:table-cell office:value-type="string" table:style-name="ce1">
            <text:p>=</text:p>
          </table:table-cell>
          <table:table-cell office:value-type="float" office:value="-8.3333250000000008E-3" table:style-name="ce1">
            <text:p>-0.008333325</text:p>
          </table:table-cell>
          <table:table-cell office:value-type="float" office:value="0.17272735" table:style-name="ce1">
            <text:p>0.172727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1r1k/6rp/3p4/P2Pbp1Q/N3Pp1n/2P5/P1B2RPP/R6K b - - 0 1</text:p>
          </table:table-cell>
          <table:table-cell office:value-type="string" table:style-name="ce1">
            <text:p>3q1r1k/6rp/3p4/P2Pbp1Q/N3Pp1n/2P5/P1B2RPP/R6K b - - bm f3;</text:p>
          </table:table-cell>
          <table:table-cell office:value-type="float" office:value="0.90697676000000005" table:style-name="ce1">
            <text:p>0.90697676</text:p>
          </table:table-cell>
          <table:table-cell office:value-type="float" office:value="0.9736842" table:style-name="ce1">
            <text:p>0.9736842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-0.12307691599999999" table:style-name="ce1">
            <text:p>-0.123076916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2/N1p3p1/3pP1P1/7P/2kP4/Pb6/7K w - - 0 1</text:p>
          </table:table-cell>
          <table:table-cell office:value-type="string" table:style-name="ce1">
            <text:p>8/5p2/N1p3p1/3pP1P1/7P/2kP4/Pb6/7K w - - bm h5;</text:p>
          </table:table-cell>
          <table:table-cell office:value-type="float" office:value="1.1034482999999999" table:style-name="ce1">
            <text:p>1.1034483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-0.43490403999999999" table:style-name="ce1">
            <text:p>-0.4349040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0.45238089999999997" table:style-name="ce1">
            <text:p>-0.4523809</text:p>
          </table:table-cell>
          <table:table-cell office:value-type="string" table:style-name="ce1">
            <text:p>(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p/5k2/1p1r4/4R3/7P/5PP1/5K2 w - - 0 1</text:p>
          </table:table-cell>
          <table:table-cell office:value-type="string" table:style-name="ce1">
            <text:p>8/6pp/5k2/1p1r4/4R3/7P/5PP1/5K2 w - - bm g4;</text:p>
          </table:table-cell>
          <table:table-cell office:value-type="float" office:value="1" table:style-name="ce1">
            <text:p>1</text:p>
          </table:table-cell>
          <table:table-cell office:value-type="float" office:value="1.0476190999999999" table:style-name="ce1">
            <text:p>1.0476191</text:p>
          </table:table-cell>
          <table:table-cell office:value-type="float" office:value="-0.92943220000000004" table:style-name="ce1">
            <text:p>-0.9294322</text:p>
          </table:table-cell>
          <table:table-cell office:value-type="float" office:value="0.25396824000000001" table:style-name="ce1">
            <text:p>0.25396824</text:p>
          </table:table-cell>
          <table:table-cell office:value-type="float" office:value="-0.59999990000000003" table:style-name="ce1">
            <text:p>-0.599999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bp4Pk/4KB2/R6p/2pNp1P1/p7/3p1Pnq/2r5 w - - 0 1</text:p>
          </table:table-cell>
          <table:table-cell office:value-type="string" table:style-name="ce1">
            <text:p>8/bp4Pk/4KB2/R6p/2pNp1P1/p7/3p1Pnq/2r5 w - - bm Nc6;</text:p>
          </table:table-cell>
          <table:table-cell office:value-type="float" office:value="0.54285717" table:style-name="ce1">
            <text:p>0.54285717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1.6946357000000001" table:style-name="ce1">
            <text:p>1.6946357</text:p>
          </table:table-cell>
          <table:table-cell office:value-type="float" office:value="7.6388895999999998E-2" table:style-name="ce1">
            <text:p>0.07638889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p3pp1/2p2n1p/8/2BQ2b1/4PN2/PP3PPP/2R2RK1 w - - 0 1</text:p>
          </table:table-cell>
          <table:table-cell office:value-type="string" table:style-name="ce1">
            <text:p>r2q1rk1/pp3pp1/2p2n1p/8/2BQ2b1/4PN2/PP3PPP/2R2RK1 w - - bm Qf4;</text:p>
          </table:table-cell>
          <table:table-cell office:value-type="float" office:value="1" table:style-name="ce1">
            <text:p>1</text:p>
          </table:table-cell>
          <table:table-cell office:value-type="float" office:value="1.2432432" table:style-name="ce1">
            <text:p>1.2432432</text:p>
          </table:table-cell>
          <table:table-cell office:value-type="float" office:value="-0.39815852000000002" table:style-name="ce1">
            <text:p>-0.39815852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b1r/1p1n1p2/p3pP1p/q7/3N3p/2N5/P1PQB1PP/1R3R1K b kq - 0 1</text:p>
          </table:table-cell>
          <table:table-cell office:value-type="string" table:style-name="ce1">
            <text:p>r1b1kb1r/1p1n1p2/p3pP1p/q7/3N3p/2N5/P1PQB1PP/1R3R1K b kq - bm Qg5;</text:p>
          </table:table-cell>
          <table:table-cell office:value-type="float" office:value="1.0375939999999999" table:style-name="ce1">
            <text:p>1.037594</text:p>
          </table:table-cell>
          <table:table-cell office:value-type="float" office:value="0.70588240000000002" table:style-name="ce1">
            <text:p>0.7058824</text:p>
          </table:table-cell>
          <table:table-cell office:value-type="float" office:value="0.88969620000000005" table:style-name="ce1">
            <text:p>0.8896962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10256410000000001" table:style-name="ce1">
            <text:p>-0.102564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6/4R3/1p6/p1p3p1/qnBn2Qp/5P2/1P6/1K6 w - - 0 1</text:p>
          </table:table-cell>
          <table:table-cell office:value-type="string" table:style-name="ce1">
            <text:p>1k6/4R3/1p6/p1p3p1/qnBn2Qp/5P2/1P6/1K6 w - - bm Bb3;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-2.1716378000000001" table:style-name="ce1">
            <text:p>-2.1716378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1k1n4/1p1b1p2/1Bp1pPp1/1PP1P3/8/6P1/8/1K6 w - - bm Bc7+;</text:p>
          </table:table-cell>
          <table:table-cell office:value-type="float" office:value="0.73333334999999999" table:style-name="ce1">
            <text:p>0.7333333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0.59729900000000002" table:style-name="ce1">
            <text:p>-0.597299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2.3035711999999999" table:style-name="ce1">
            <text:p>2.3035712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N1/3p1q2/5P2/5PP1/2pK4/1p1R4/1P6/8 w - - 0 1</text:p>
          </table:table-cell>
          <table:table-cell office:value-type="string" table:style-name="ce1">
            <text:p>5kN1/3p1q2/5P2/5PP1/2pK4/1p1R4/1P6/8 w - - bm Rxb3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809585000000001" table:style-name="ce1">
            <text:p>1.4809585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1.5142857999999999" table:style-name="ce1">
            <text:p>1.514285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q2k1/R5pp/8/Q2pnp2/8/1P2P1P1/7P/5B1K w - - 0 1</text:p>
          </table:table-cell>
          <table:table-cell office:value-type="string" table:style-name="ce1">
            <text:p>2rq2k1/R5pp/8/Q2pnp2/8/1P2P1P1/7P/5B1K w - - bm Qa1;</text:p>
          </table:table-cell>
          <table:table-cell office:value-type="float" office:value="1.0119047000000001" table:style-name="ce1">
            <text:p>1.0119047</text:p>
          </table:table-cell>
          <table:table-cell office:value-type="float" office:value="1.0277778" table:style-name="ce1">
            <text:p>1.0277778</text:p>
          </table:table-cell>
          <table:table-cell office:value-type="float" office:value="1.1085655999999999" table:style-name="ce1">
            <text:p>1.1085656</text:p>
          </table:table-cell>
          <table:table-cell office:value-type="float" office:value="-1.1904761E-2" table:style-name="ce1">
            <text:p>-0.011904761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(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7/8/4B3/Pp3p1P/qP5P/P1Rb2K1/8 w - - 0 1</text:p>
          </table:table-cell>
          <table:table-cell office:value-type="string" table:style-name="ce1">
            <text:p>6k1/p7/8/4B3/Pp3p1P/qP5P/P1Rb2K1/8 w - - bm Kf3;</text:p>
          </table:table-cell>
          <table:table-cell office:value-type="float" office:value="0.86885243999999995" table:style-name="ce1">
            <text:p>0.86885244</text:p>
          </table:table-cell>
          <table:table-cell office:value-type="float" office:value="1.8666666999999999" table:style-name="ce1">
            <text:p>1.8666667</text:p>
          </table:table-cell>
          <table:table-cell office:value-type="float" office:value="-5.0766669999999996" table:style-name="ce1">
            <text:p>-5.076667</text:p>
          </table:table-cell>
          <table:table-cell office:value-type="float" office:value="0.13571428999999999" table:style-name="ce1">
            <text:p>0.13571429</text:p>
          </table:table-cell>
          <table:table-cell office:value-type="float" office:value="-1.2083334999999999" table:style-name="ce1">
            <text:p>-1.208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8/2pB3k/2P4p/5p1q/5P2/4P1K1/8 w - - 0 1</text:p>
          </table:table-cell>
          <table:table-cell office:value-type="string" table:style-name="ce1">
            <text:p>6R1/8/2pB3k/2P4p/5p1q/5P2/4P1K1/8 w - - bm Bf8+;</text:p>
          </table:table-cell>
          <table:table-cell office:value-type="float" office:value="0.9375" table:style-name="ce1">
            <text:p>0.937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3.0922234" table:style-name="ce1">
            <text:p>-3.0922234</text:p>
          </table:table-cell>
          <table:table-cell office:value-type="float" office:value="-2.2222220000000001E-2" table:style-name="ce1">
            <text:p>-0.02222222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k4/2p5/8/p1p5/PpP5/1P2B3/r1NK4 w - - 0 1</text:p>
          </table:table-cell>
          <table:table-cell office:value-type="string" table:style-name="ce1">
            <text:p>8/3k4/2p5/8/p1p5/PpP5/1P2B3/r1NK4 w - - bm Bg4+;</text:p>
          </table:table-cell>
          <table:table-cell office:value-type="float" office:value="1.0277778" table:style-name="ce1">
            <text:p>1.0277778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-1.5043086999999999" table:style-name="ce1">
            <text:p>-1.5043087</text:p>
          </table:table-cell>
          <table:table-cell office:value-type="float" office:value="8.3333340000000006E-2" table:style-name="ce1">
            <text:p>0.08333334</text:p>
          </table:table-cell>
          <table:table-cell office:value-type="float" office:value="-2.8333335000000002" table:style-name="ce1">
            <text:p>-2.83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r1pk/2B5/1P3P2/2PrPb1p/6qP/1R1p2P1/3R2QK b - - 0 1</text:p>
          </table:table-cell>
          <table:table-cell office:value-type="string" table:style-name="ce1">
            <text:p>8/4r1pk/2B5/1P3P2/2PrPb1p/6qP/1R1p2P1/3R2QK b - - bm Ra7;</text:p>
          </table:table-cell>
          <table:table-cell office:value-type="float" office:value="0.89380530000000002" table:style-name="ce1">
            <text:p>0.8938053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-0.3277755" table:style-name="ce1">
            <text:p>-0.3277755</text:p>
          </table:table-cell>
          <table:table-cell office:value-type="float" office:value="-6.6666660000000003E-2" table:style-name="ce1">
            <text:p>-0.06666666</text:p>
          </table:table-cell>
          <table:table-cell office:value-type="float" office:value="1.1590910000000001" table:style-name="ce1">
            <text:p>1.15909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7p/5P1k/1p5P/5p2/2p1p3/P1P1P1P1/1K3Nb1 w - - 0 1</text:p>
          </table:table-cell>
          <table:table-cell office:value-type="string" table:style-name="ce1">
            <text:p>8/7p/5P1k/1p5P/5p2/2p1p3/P1P1P1P1/1K3Nb1 w - - bm Ng3;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5.7813296000000003" table:style-name="ce1">
            <text:p>-5.7813296</text:p>
          </table:table-cell>
          <table:table-cell office:value-type="float" office:value="-2.5595248000000001E-2" table:style-name="ce1">
            <text:p>-0.025595248</text:p>
          </table:table-cell>
          <table:table-cell office:value-type="float" office:value="-2.2321430000000002" table:style-name="ce1">
            <text:p>-2.23214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8/2pK3p/8/5N2/1P4pq/5Rbk w - - 0 1</text:p>
          </table:table-cell>
          <table:table-cell office:value-type="string" table:style-name="ce1">
            <text:p>8/8/8/2pK3p/8/5N2/1P4pq/5Rbk w - - bm Rb1;</text:p>
          </table:table-cell>
          <table:table-cell office:value-type="float" office:value="0.59016394999999999" table:style-name="ce1">
            <text:p>0.59016395</text:p>
          </table:table-cell>
          <table:table-cell office:value-type="float" office:value="1.9090909" table:style-name="ce1">
            <text:p>1.9090909</text:p>
          </table:table-cell>
          <table:table-cell office:value-type="float" office:value="-6.8053512999999999" table:style-name="ce1">
            <text:p>-6.8053513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3.5833335000000002" table:style-name="ce1">
            <text:p>-3.58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q1p1N1p1/3p1p1p/pk5P/1p2BB2/8/PK3P2/8 w - - 0 1</text:p>
          </table:table-cell>
          <table:table-cell office:value-type="string" table:style-name="ce1">
            <text:p>8/q1p1N1p1/3p1p1p/pk5P/1p2BB2/8/PK3P2/8 w - - bm Be3;</text:p>
          </table:table-cell>
          <table:table-cell office:value-type="float" office:value="0.78125" table:style-name="ce1">
            <text:p>0.78125</text:p>
          </table:table-cell>
          <table:table-cell office:value-type="float" office:value="1.6363635999999999" table:style-name="ce1">
            <text:p>1.6363636</text:p>
          </table:table-cell>
          <table:table-cell office:value-type="float" office:value="-1.0404812999999999" table:style-name="ce1">
            <text:p>-1.0404813</text:p>
          </table:table-cell>
          <table:table-cell office:value-type="float" office:value="-0.125" table:style-name="ce1">
            <text:p>-0.125</text:p>
          </table:table-cell>
          <table:table-cell office:value-type="float" office:value="0.60317445000000003" table:style-name="ce1">
            <text:p>0.603174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1r5/k3ppp1/2R5/PP1KP2r/2p4Q/2p1p3/5pP1/3R4 w - - 0 1</text:p>
          </table:table-cell>
          <table:table-cell office:value-type="string" table:style-name="ce1">
            <text:p>q1r5/k3ppp1/2R5/PP1KP2r/2p4Q/2p1p3/5pP1/3R4 w - - bm Qd4+;</text:p>
          </table:table-cell>
          <table:table-cell office:value-type="float" office:value="0.88461535999999996" table:style-name="ce1">
            <text:p>0.88461536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0.54741709999999999" table:style-name="ce1">
            <text:p>0.5474171</text:p>
          </table:table-cell>
          <table:table-cell office:value-type="float" office:value="-1.1904761E-2" table:style-name="ce1">
            <text:p>-0.011904761</text:p>
          </table:table-cell>
          <table:table-cell office:value-type="float" office:value="0.67045449999999995" table:style-name="ce1">
            <text:p>0.67045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bb2r1k/1p3pp1/p3q2p/B7/4Q3/1N4P1/PP3P1P/3R1RK1 w - - 0 1</text:p>
          </table:table-cell>
          <table:table-cell office:value-type="string" table:style-name="ce1">
            <text:p>rbb2r1k/1p3pp1/p3q2p/B7/4Q3/1N4P1/PP3P1P/3R1RK1 w - - bm Qb4;</text:p>
          </table:table-cell>
          <table:table-cell office:value-type="float" office:value="0.99180330000000005" table:style-name="ce1">
            <text:p>0.9918033</text:p>
          </table:table-cell>
          <table:table-cell office:value-type="float" office:value="1.6285714" table:style-name="ce1">
            <text:p>1.6285714</text:p>
          </table:table-cell>
          <table:table-cell office:value-type="float" office:value="-1.4679123999999999" table:style-name="ce1">
            <text:p>-1.4679124</text:p>
          </table:table-cell>
          <table:table-cell office:value-type="float" office:value="0" table:style-name="ce1">
            <text:p>0</text:p>
          </table:table-cell>
          <table:table-cell office:value-type="float" office:value="0.54545440000000001" table:style-name="ce1">
            <text:p>0.545454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8/1ppp1qkp/5pn1/2P2B2/2Q3R1/1P3PP1/6K1 w - - 0 1</text:p>
          </table:table-cell>
          <table:table-cell office:value-type="string" table:style-name="ce1">
            <text:p>1r6/8/1ppp1qkp/5pn1/2P2B2/2Q3R1/1P3PP1/6K1 w - - bm Qd2;</text:p>
          </table:table-cell>
          <table:table-cell office:value-type="float" office:value="0.96590905999999999" table:style-name="ce1">
            <text:p>0.96590906</text:p>
          </table:table-cell>
          <table:table-cell office:value-type="float" office:value="1.2692307" table:style-name="ce1">
            <text:p>1.2692307</text:p>
          </table:table-cell>
          <table:table-cell office:value-type="float" office:value="-0.68132669999999995" table:style-name="ce1">
            <text:p>-0.6813267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-0.375" table:style-name="ce1">
            <text:p>-0.3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1">
            <text:p>1rN1r1k1/1pq2pp1/2p1nn1p/p2p1B2/3P4/4P2P/PPQ1NPP1/2R2RK1 b - - bm Rbxc8;</text:p>
          </table:table-cell>
          <table:table-cell office:value-type="float" office:value="0.90780139999999998" table:style-name="ce1">
            <text:p>0.9078014</text:p>
          </table:table-cell>
          <table:table-cell office:value-type="float" office:value="0.87804879999999996" table:style-name="ce1">
            <text:p>0.8780488</text:p>
          </table:table-cell>
          <table:table-cell office:value-type="float" office:value="-0.40995055000000002" table:style-name="ce1">
            <text:p>-0.40995055</text:p>
          </table:table-cell>
          <table:table-cell office:value-type="float" office:value="0" table:style-name="ce1">
            <text:p>0</text:p>
          </table:table-cell>
          <table:table-cell office:value-type="float" office:value="-0.32967020000000002" table:style-name="ce1">
            <text:p>-0.3296702</text:p>
          </table:table-cell>
          <table:table-cell office:value-type="string" table:style-name="ce1">
            <text:p>(-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bk1/1R3p2/3p1np1/p1rPp2p/P3P3/1N2N2P/R4PP1/6K1 b - - 0 1</text:p>
          </table:table-cell>
          <table:table-cell office:value-type="string" table:style-name="ce1">
            <text:p>2r2bk1/1R3p2/3p1np1/p1rPp2p/P3P3/1N2N2P/R4PP1/6K1 b - - bm Rc1+;</text:p>
          </table:table-cell>
          <table:table-cell office:value-type="float" office:value="1.0113635999999999" table:style-name="ce1">
            <text:p>1.0113636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=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54545449999999995" table:style-name="ce1">
            <text:p>-0.54545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nk2/1p3p2/1r1p2pp/1P1R1N1P/6P1/3KPP2/8 w - - 0 1</text:p>
          </table:table-cell>
          <table:table-cell office:value-type="string" table:style-name="ce1">
            <text:p>8/4nk2/1p3p2/1r1p2pp/1P1R1N1P/6P1/3KPP2/8 w - - bm Nd3;</text:p>
          </table:table-cell>
          <table:table-cell office:value-type="float" office:value="1" table:style-name="ce1">
            <text:p>1</text:p>
          </table:table-cell>
          <table:table-cell office:value-type="float" office:value="1.4375" table:style-name="ce1">
            <text:p>1.4375</text:p>
          </table:table-cell>
          <table:table-cell office:value-type="float" office:value="-1.263625" table:style-name="ce1">
            <text:p>-1.263625</text:p>
          </table:table-cell>
          <table:table-cell office:value-type="float" office:value="0" table:style-name="ce1">
            <text:p>0</text:p>
          </table:table-cell>
          <table:table-cell office:value-type="float" office:value="-0.125" table:style-name="ce1">
            <text:p>-0.1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nk2/1p3p2/2rp2pp/1P1R1N1P/6P1/3KPP2/8 b - - 0 1</text:p>
          </table:table-cell>
          <table:table-cell office:value-type="string" table:style-name="ce1">
            <text:p>8/4nk2/1p3p2/2rp2pp/1P1R1N1P/6P1/3KPP2/8 b - - bm Rc4;</text:p>
          </table:table-cell>
          <table:table-cell office:value-type="float" office:value="1" table:style-name="ce1">
            <text:p>1</text:p>
          </table:table-cell>
          <table:table-cell office:value-type="float" office:value="1.0454545" table:style-name="ce1">
            <text:p>1.0454545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r1k1/pp3pbp/2n2np1/2Pp4/3N4/2N1BP2/PP1QB1PP/R4RK1 b - - 0 1</text:p>
          </table:table-cell>
          <table:table-cell office:value-type="string" table:style-name="ce1">
            <text:p>r1bqr1k1/pp3pbp/2n2np1/2Pp4/3N4/2N1BP2/PP1QB1PP/R4RK1 b - - bm Rxe3;</text:p>
          </table:table-cell>
          <table:table-cell office:value-type="float" office:value="1" table:style-name="ce1">
            <text:p>1</text:p>
          </table:table-cell>
          <table:table-cell office:value-type="float" office:value="0.86956520000000004" table:style-name="ce1">
            <text:p>0.8695652</text:p>
          </table:table-cell>
          <table:table-cell office:value-type="string" table:style-name="ce1">
            <text:p>=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35714293000000003" table:style-name="ce1">
            <text:p>-0.35714293</text:p>
          </table:table-cell>
          <table:table-cell office:value-type="string" table:style-name="ce1">
            <text:p>(0.09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r2bk1/5p1p/5qp1/2np4/2pN1Q2/1P2P3/P3NPPP/R4RK1 b - - 0 1</text:p>
          </table:table-cell>
          <table:table-cell office:value-type="string" table:style-name="ce1">
            <text:p>r1r2bk1/5p1p/5qp1/2np4/2pN1Q2/1P2P3/P3NPPP/R4RK1 b - - bm Qa6;</text:p>
          </table:table-cell>
          <table:table-cell office:value-type="float" office:value="0.97580650000000002" table:style-name="ce1">
            <text:p>0.9758065</text:p>
          </table:table-cell>
          <table:table-cell office:value-type="float" office:value="1.1219512" table:style-name="ce1">
            <text:p>1.1219512</text:p>
          </table:table-cell>
          <table:table-cell office:value-type="string" table:style-name="ce1">
            <text:p>=</text:p>
          </table:table-cell>
          <table:table-cell office:value-type="float" office:value="-9.1666654E-2" table:style-name="ce1">
            <text:p>-0.091666654</text:p>
          </table:table-cell>
          <table:table-cell office:value-type="float" office:value="0.20454549999999999" table:style-name="ce1">
            <text:p>0.204545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4bppp/p1p1pn2/4B3/8/2N3P1/PPP2P1P/R2Q1RK1 w - - 0 1</text:p>
          </table:table-cell>
          <table:table-cell office:value-type="string" table:style-name="ce1">
            <text:p>r2q1rk1/4bppp/p1p1pn2/4B3/8/2N3P1/PPP2P1P/R2Q1RK1 w - - bm Qe2;</text:p>
          </table:table-cell>
          <table:table-cell office:value-type="float" office:value="1" table:style-name="ce1">
            <text:p>1</text:p>
          </table:table-cell>
          <table:table-cell office:value-type="float" office:value="1.1764706" table:style-name="ce1">
            <text:p>1.1764706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1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4/p4pkp/bp4p1/2nP1r2/8/2N2B2/PP4PP/R2Q1R1K w - - 0 1</text:p>
          </table:table-cell>
          <table:table-cell office:value-type="string" table:style-name="ce1">
            <text:p>r2q4/p4pkp/bp4p1/2nP1r2/8/2N2B2/PP4PP/R2Q1R1K w - - bm b4;</text:p>
          </table:table-cell>
          <table:table-cell office:value-type="float" office:value="1" table:style-name="ce1">
            <text:p>1</text:p>
          </table:table-cell>
          <table:table-cell office:value-type="float" office:value="0.72340420000000005" table:style-name="ce1">
            <text:p>0.7234042</text:p>
          </table:table-cell>
          <table:table-cell office:value-type="float" office:value="0.79825824000000001" table:style-name="ce1">
            <text:p>0.79825824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0.36363649999999997" table:style-name="ce1">
            <text:p>-0.36363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bk1/5bp1/p2p3p/1pp2P2/PB6/R4N1P/1q3PP1/1B1QR1K1 w - - 0 1</text:p>
          </table:table-cell>
          <table:table-cell office:value-type="string" table:style-name="ce1">
            <text:p>r3rbk1/5bp1/p2p3p/1pp2P2/PB6/R4N1P/1q3PP1/1B1QR1K1 w - - bm Re6;</text:p>
          </table:table-cell>
          <table:table-cell office:value-type="float" office:value="1.0634920999999999" table:style-name="ce1">
            <text:p>1.0634921</text:p>
          </table:table-cell>
          <table:table-cell office:value-type="float" office:value="0.97872340000000002" table:style-name="ce1">
            <text:p>0.9787234</text:p>
          </table:table-cell>
          <table:table-cell office:value-type="string" table:style-name="ce1">
            <text:p>=</text:p>
          </table:table-cell>
          <table:table-cell office:value-type="float" office:value="-6.8749993999999995E-2" table:style-name="ce1">
            <text:p>-0.068749994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3r2/p3b1k1/2p3p1/1p4p1/8/q1P1B1P1/P4P2/3RR1KQ w - - 0 1</text:p>
          </table:table-cell>
          <table:table-cell office:value-type="string" table:style-name="ce1">
            <text:p>rn3r2/p3b1k1/2p3p1/1p4p1/8/q1P1B1P1/P4P2/3RR1KQ w - - bm Qh3;</text:p>
          </table:table-cell>
          <table:table-cell office:value-type="float" office:value="0.8677686" table:style-name="ce1">
            <text:p>0.8677686</text:p>
          </table:table-cell>
          <table:table-cell office:value-type="float" office:value="1.054054" table:style-name="ce1">
            <text:p>1.054054</text:p>
          </table:table-cell>
          <table:table-cell office:value-type="float" office:value="-0.43369162" table:style-name="ce1">
            <text:p>-0.43369162</text:p>
          </table:table-cell>
          <table:table-cell office:value-type="float" office:value="-4.7619059999999998E-2" table:style-name="ce1">
            <text:p>-0.04761906</text:p>
          </table:table-cell>
          <table:table-cell office:value-type="float" office:value="-0.74747490000000005" table:style-name="ce1">
            <text:p>-0.7474749</text:p>
          </table:table-cell>
          <table:table-cell office:value-type="string" table:style-name="ce1">
            <text:p>(0.1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3q2/2r2n2/5NR1/3p1p2/p2PbP1p/P1n3bK/8/5Q2 w - - 0 1</text:p>
          </table:table-cell>
          <table:table-cell office:value-type="string" table:style-name="ce1">
            <text:p>1k3q2/2r2n2/5NR1/3p1p2/p2PbP1p/P1n3bK/8/5Q2 w - - bm Nd7+;</text:p>
          </table:table-cell>
          <table:table-cell office:value-type="float" office:value="0.65573769999999998" table:style-name="ce1">
            <text:p>0.6557377</text:p>
          </table:table-cell>
          <table:table-cell office:value-type="float" office:value="0.64444447000000005" table:style-name="ce1">
            <text:p>0.64444447</text:p>
          </table:table-cell>
          <table:table-cell office:value-type="float" office:value="2.4622220000000001" table:style-name="ce1">
            <text:p>2.462222</text:p>
          </table:table-cell>
          <table:table-cell office:value-type="float" office:value="0.125" table:style-name="ce1">
            <text:p>0.125</text:p>
          </table:table-cell>
          <table:table-cell office:value-type="float" office:value="0.12987018" table:style-name="ce1">
            <text:p>0.1298701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1">
            <text:p>r2q1r2/1b2bpkp/n3p1p1/2ppP1P1/p6R/1PN1BQR1/NPP2P1P/4K3 w - - bm Qf6+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5" table:style-name="ce1">
            <text:p>1.5</text:p>
          </table:table-cell>
          <table:table-cell office:value-type="float" office:value="-1.2157891999999999" table:style-name="ce1">
            <text:p>-1.2157892</text:p>
          </table:table-cell>
          <table:table-cell office:value-type="float" office:value="-2.1428570000000001E-2" table:style-name="ce1">
            <text:p>-0.02142857</text:p>
          </table:table-cell>
          <table:table-cell office:value-type="float" office:value="0.35714293000000003" table:style-name="ce1">
            <text:p>0.35714293</text:p>
          </table:table-cell>
          <table:table-cell office:value-type="string" table:style-name="ce1">
            <text:p>(-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nrk1/5pB1/p2q1P1b/1p2P3/3p4/3B1N2/PPP5/5R1K w - - 0 1</text:p>
          </table:table-cell>
          <table:table-cell office:value-type="string" table:style-name="ce1">
            <text:p>r3nrk1/5pB1/p2q1P1b/1p2P3/3p4/3B1N2/PPP5/5R1K w - - bm Bxh6;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1.2068965" table:style-name="ce1">
            <text:p>1.2068965</text:p>
          </table:table-cell>
          <table:table-cell office:value-type="float" office:value="1.1473396" table:style-name="ce1">
            <text:p>1.1473396</text:p>
          </table:table-cell>
          <table:table-cell office:value-type="float" office:value="-1.7857149999999999E-2" table:style-name="ce1">
            <text:p>-0.01785715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K2p/6pr/5pk1/1pB2R2/p4PP1/8/8 w - - 0 1</text:p>
          </table:table-cell>
          <table:table-cell office:value-type="string" table:style-name="ce1">
            <text:p>8/4K2p/6pr/5pk1/1pB2R2/p4PP1/8/8 w - - bm Rg4;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3" table:style-name="ce1">
            <text:p>3</text:p>
          </table:table-cell>
          <table:table-cell office:value-type="float" office:value="-262.22018000000003" table:style-name="ce1">
            <text:p>-262.22018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0.34285687999999997" table:style-name="ce1">
            <text:p>0.342856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Pr1N/8/6PN/8/3K1ppp/4prkb/4Bbnn w - - 0 1</text:p>
          </table:table-cell>
          <table:table-cell office:value-type="string" table:style-name="ce1">
            <text:p>8/4Pr1N/8/6PN/8/3K1ppp/4prkb/4Bbnn w - - bm Nf8;</text:p>
          </table:table-cell>
          <table:table-cell office:value-type="float" office:value="0.42452830000000003" table:style-name="ce1">
            <text:p>0.4245283</text:p>
          </table:table-cell>
          <table:table-cell office:value-type="float" office:value="2.8571430000000002" table:style-name="ce1">
            <text:p>2.857143</text:p>
          </table:table-cell>
          <table:table-cell office:value-type="float" office:value="-163.97528" table:style-name="ce1">
            <text:p>-163.97528</text:p>
          </table:table-cell>
          <table:table-cell office:value-type="float" office:value="-0.47499999999999998" table:style-name="ce1">
            <text:p>-0.475</text:p>
          </table:table-cell>
          <table:table-cell office:value-type="float" office:value="-1.8787879999999999" table:style-name="ce1">
            <text:p>-1.8787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p1q1pp/2n1p3/3pP2P/8/2NB2Q1/PPP3P1/2K2R2 w - - 0 1</text:p>
          </table:table-cell>
          <table:table-cell office:value-type="string" table:style-name="ce1">
            <text:p>r1b3k1/ppp1q1pp/2n1p3/3pP2P/8/2NB2Q1/PPP3P1/2K2R2 w - - bm Bg6;</text:p>
          </table:table-cell>
          <table:table-cell office:value-type="float" office:value="0.96330273" table:style-name="ce1">
            <text:p>0.96330273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-1.1429194" table:style-name="ce1">
            <text:p>-1.142919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55303049999999998" table:style-name="ce1">
            <text:p>0.553030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1">
            <text:p>r3r1k1/pp1q1p2/2p2npb/PPPp4/3Pp3/2NNPpP1/1R1B1P1K/3Q3R b - - bm Kg7;</text:p>
          </table:table-cell>
          <table:table-cell office:value-type="float" office:value="0.94326239999999995" table:style-name="ce1">
            <text:p>0.9432624</text:p>
          </table:table-cell>
          <table:table-cell office:value-type="float" office:value="0.97297299999999998" table:style-name="ce1">
            <text:p>0.972973</text:p>
          </table:table-cell>
          <table:table-cell office:value-type="string" table:style-name="ce1">
            <text:p>=</text:p>
          </table:table-cell>
          <table:table-cell office:value-type="float" office:value="-3.5714283999999999E-2" table:style-name="ce1">
            <text:p>-0.035714284</text:p>
          </table:table-cell>
          <table:table-cell office:value-type="float" office:value="-0.21428585" table:style-name="ce1">
            <text:p>-0.2142858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5p/n1pp2p1/4bp2/2P5/BP4P1/P2NPPBP/R2Q1RK1 w - - 0 1</text:p>
          </table:table-cell>
          <table:table-cell office:value-type="string" table:style-name="ce1">
            <text:p>r1bq1rk1/pp5p/n1pp2p1/4bp2/2P5/BP4P1/P2NPPBP/R2Q1RK1 w - - bm Nf3;</text:p>
          </table:table-cell>
          <table:table-cell office:value-type="float" office:value="1" table:style-name="ce1">
            <text:p>1</text:p>
          </table:table-cell>
          <table:table-cell office:value-type="float" office:value="0.79487180000000002" table:style-name="ce1">
            <text:p>0.7948718</text:p>
          </table:table-cell>
          <table:table-cell office:value-type="float" office:value="0.83984320000000001" table:style-name="ce1">
            <text:p>0.8398432</text:p>
          </table:table-cell>
          <table:table-cell office:value-type="float" office:value="0" table:style-name="ce1">
            <text:p>0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0.2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4/2pq3p/pp5R/4P3/P6P/2PN4/1PN3K1/8 w - - 0 1</text:p>
          </table:table-cell>
          <table:table-cell office:value-type="string" table:style-name="ce1">
            <text:p>3k4/2pq3p/pp5R/4P3/P6P/2PN4/1PN3K1/8 w - - bm Nd4;</text:p>
          </table:table-cell>
          <table:table-cell office:value-type="float" office:value="1.2307693" table:style-name="ce1">
            <text:p>1.2307693</text:p>
          </table:table-cell>
          <table:table-cell office:value-type="float" office:value="1.4347825999999999" table:style-name="ce1">
            <text:p>1.4347826</text:p>
          </table:table-cell>
          <table:table-cell office:value-type="string" table:style-name="ce1">
            <text:p>=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1.2777776999999999" table:style-name="ce1">
            <text:p>1.2777777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r2k1/2p2p1p/1p4p1/pBnPq3/P3p3/2R1P2P/1P1Q1PP1/2R3K1 w - - 0 1</text:p>
          </table:table-cell>
          <table:table-cell office:value-type="string" table:style-name="ce1">
            <text:p>r2r2k1/2p2p1p/1p4p1/pBnPq3/P3p3/2R1P2P/1P1Q1PP1/2R3K1 w - - bm Rxc5;</text:p>
          </table:table-cell>
          <table:table-cell office:value-type="float" office:value="1.0086207" table:style-name="ce1">
            <text:p>1.0086207</text:p>
          </table:table-cell>
          <table:table-cell office:value-type="float" office:value="0.83720930000000005" table:style-name="ce1">
            <text:p>0.8372093</text:p>
          </table:table-cell>
          <table:table-cell office:value-type="float" office:value="0.43369915999999997" table:style-name="ce1">
            <text:p>0.43369916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2b3/6k1/5p2/p2NbP1p/P1B1P1p1/1P5P/6K1 w - - 0 1</text:p>
          </table:table-cell>
          <table:table-cell office:value-type="string" table:style-name="ce1">
            <text:p>8/1p2b3/6k1/5p2/p2NbP1p/P1B1P1p1/1P5P/6K1 w - - bm h3;</text:p>
          </table:table-cell>
          <table:table-cell office:value-type="float" office:value="0.97826089999999999" table:style-name="ce1">
            <text:p>0.9782609</text:p>
          </table:table-cell>
          <table:table-cell office:value-type="float" office:value="0.62962960000000001" table:style-name="ce1">
            <text:p>0.6296296</text:p>
          </table:table-cell>
          <table:table-cell office:value-type="string" table:style-name="ce1">
            <text:p>=</text:p>
          </table:table-cell>
          <table:table-cell office:value-type="float" office:value="3.7499994000000002E-2" table:style-name="ce1">
            <text:p>0.037499994</text:p>
          </table:table-cell>
          <table:table-cell office:value-type="float" office:value="-1.25" table:style-name="ce1">
            <text:p>-1.25</text:p>
          </table:table-cell>
          <table:table-cell office:value-type="string" table:style-name="ce1">
            <text:p>(-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b2/1b3p1p/p2Ppp2/2p5/2Q2Br1/2P2NPP/P4P2/R4RK1 b q - 0 1</text:p>
          </table:table-cell>
          <table:table-cell office:value-type="string" table:style-name="ce1">
            <text:p>r2qkb2/1b3p1p/p2Ppp2/2p5/2Q2Br1/2P2NPP/P4P2/R4RK1 b q - bm Rxf4;</text:p>
          </table:table-cell>
          <table:table-cell office:value-type="float" office:value="1.008" table:style-name="ce1">
            <text:p>1.008</text:p>
          </table:table-cell>
          <table:table-cell office:value-type="float" office:value="0.80487805999999995" table:style-name="ce1">
            <text:p>0.80487806</text:p>
          </table:table-cell>
          <table:table-cell office:value-type="string" table:style-name="ce1">
            <text:p>=</text:p>
          </table:table-cell>
          <table:table-cell office:value-type="float" office:value="7.2916670000000003E-2" table:style-name="ce1">
            <text:p>0.07291667</text:p>
          </table:table-cell>
          <table:table-cell office:value-type="float" office:value="-0.41666674999999997" table:style-name="ce1">
            <text:p>-0.416666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8/8/2p5/p1k5/6r1/1K6/8 w - - 0 1</text:p>
          </table:table-cell>
          <table:table-cell office:value-type="string" table:style-name="ce1">
            <text:p>1R6/8/8/2p5/p1k5/6r1/1K6/8 w - - bm Rh8;</text:p>
          </table:table-cell>
          <table:table-cell office:value-type="float" office:value="0.71428572999999995" table:style-name="ce1">
            <text:p>0.71428573</text:p>
          </table:table-cell>
          <table:table-cell office:value-type="float" office:value="0.94444439999999996" table:style-name="ce1">
            <text:p>0.9444444</text:p>
          </table:table-cell>
          <table:table-cell office:value-type="string" table:style-name="ce1">
            <text:p>=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R7/p4p2/r7/5KPP/8/8/8 b - - 0 1</text:p>
          </table:table-cell>
          <table:table-cell office:value-type="string" table:style-name="ce1">
            <text:p>5k2/R7/p4p2/r7/5KPP/8/8/8 b - - bm Kg8;</text:p>
          </table:table-cell>
          <table:table-cell office:value-type="float" office:value="1" table:style-name="ce1">
            <text:p>1</text:p>
          </table:table-cell>
          <table:table-cell office:value-type="float" office:value="0.93333334000000001" table:style-name="ce1">
            <text:p>0.93333334</text:p>
          </table:table-cell>
          <table:table-cell office:value-type="float" office:value="-1.3523692" table:style-name="ce1">
            <text:p>-1.3523692</text:p>
          </table:table-cell>
          <table:table-cell office:value-type="float" office:value="-0.83333330000000005" table:style-name="ce1">
            <text:p>-0.8333333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(-0.15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qr1p2p/ppN5/3p1N2/6p1/1P1P2Pp/PP1KPP1P/2R5 w - - 0 1</text:p>
          </table:table-cell>
          <table:table-cell office:value-type="string" table:style-name="ce1">
            <text:p>6k1/1qr1p2p/ppN5/3p1N2/6p1/1P1P2Pp/PP1KPP1P/2R5 w - - bm Ncxe7+;</text:p>
          </table:table-cell>
          <table:table-cell office:value-type="float" office:value="0.90476190000000001" table:style-name="ce1">
            <text:p>0.9047619</text:p>
          </table:table-cell>
          <table:table-cell office:value-type="float" office:value="2.1666666999999999" table:style-name="ce1">
            <text:p>2.1666667</text:p>
          </table:table-cell>
          <table:table-cell office:value-type="float" office:value="-21.616876999999999" table:style-name="ce1">
            <text:p>-21.616877</text:p>
          </table:table-cell>
          <table:table-cell office:value-type="float" office:value="0.3958333" table:style-name="ce1">
            <text:p>0.3958333</text:p>
          </table:table-cell>
          <table:table-cell office:value-type="float" office:value="-0.25" table:style-name="ce1">
            <text:p>-0.25</text:p>
          </table:table-cell>
          <table:table-cell office:value-type="string" table:style-name="ce1">
            <text:p>(-4.8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7/b1p5/kp1p4/p2PN3/PPP5/1K6/8/5B2 w - - 0 1</text:p>
          </table:table-cell>
          <table:table-cell office:value-type="string" table:style-name="ce1">
            <text:p>q7/b1p5/kp1p4/p2PN3/PPP5/1K6/8/5B2 w - - bm c5+;</text:p>
          </table:table-cell>
          <table:table-cell office:value-type="float" office:value="0.63076924999999995" table:style-name="ce1">
            <text:p>0.63076925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-15.127845000000001" table:style-name="ce1">
            <text:p>-15.127845</text:p>
          </table:table-cell>
          <table:table-cell office:value-type="float" office:value="0" table:style-name="ce1">
            <text:p>0</text:p>
          </table:table-cell>
          <table:table-cell office:value-type="float" office:value="1.1428571000000001" table:style-name="ce1">
            <text:p>1.1428571</text:p>
          </table:table-cell>
          <table:table-cell office:value-type="string" table:style-name="ce1">
            <text:p>(-8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1">
            <text:p>r1b1r1k1/3p1pP1/pp1P1q2/2bQ4/5P1n/P1N5/1PP1B1PP/R1B2K1R b - - bm Bb7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84782606000000005" table:style-name="ce1">
            <text:p>0.84782606</text:p>
          </table:table-cell>
          <table:table-cell office:value-type="float" office:value="-2.0681471999999999" table:style-name="ce1">
            <text:p>-2.0681472</text:p>
          </table:table-cell>
          <table:table-cell office:value-type="float" office:value="7.7380955000000001E-2" table:style-name="ce1">
            <text:p>0.077380955</text:p>
          </table:table-cell>
          <table:table-cell office:value-type="float" office:value="-0.43636370000000002" table:style-name="ce1">
            <text:p>-0.4363637</text:p>
          </table:table-cell>
          <table:table-cell office:value-type="string" table:style-name="ce1">
            <text:p>(-0.9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n2N1k/2n2K1p/3pp3/5Pp1/b5R1/8/1PPP4/8 w - - 0 1</text:p>
          </table:table-cell>
          <table:table-cell office:value-type="string" table:style-name="ce1">
            <text:p>r1n2N1k/2n2K1p/3pp3/5Pp1/b5R1/8/1PPP4/8 w - - bm Ng6;</text:p>
          </table:table-cell>
          <table:table-cell office:value-type="float" office:value="0.65753424000000005" table:style-name="ce1">
            <text:p>0.65753424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-16.657036000000002" table:style-name="ce1">
            <text:p>-16.657036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1.8412697" table:style-name="ce1">
            <text:p>1.8412697</text:p>
          </table:table-cell>
          <table:table-cell office:value-type="string" table:style-name="ce1">
            <text:p>(-9.6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nQ1/7r/3p2p1/2bP1pP1/5P1N/6K1/8/8 b - - 0 1</text:p>
          </table:table-cell>
          <table:table-cell office:value-type="string" table:style-name="ce1">
            <text:p>4knQ1/7r/3p2p1/2bP1pP1/5P1N/6K1/8/8 b - - bm Rxh4;</text:p>
          </table:table-cell>
          <table:table-cell office:value-type="float" office:value="0.95" table:style-name="ce1">
            <text:p>0.95</text:p>
          </table:table-cell>
          <table:table-cell office:value-type="float" office:value="1.4666667" table:style-name="ce1">
            <text:p>1.4666667</text:p>
          </table:table-cell>
          <table:table-cell office:value-type="float" office:value="-10.794568999999999" table:style-name="ce1">
            <text:p>-10.794569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-2.2619050000000001" table:style-name="ce1">
            <text:p>-2.261905</text:p>
          </table:table-cell>
          <table:table-cell office:value-type="string" table:style-name="ce1">
            <text:p>(-3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1">
            <text:p>r1b3r1/ppk1qp2/3p1n1R/2pPn3/2P1p3/1QP1P1BP/P5P1/1R1B1NK1 b - - bm Nf3+;</text:p>
          </table:table-cell>
          <table:table-cell office:value-type="float" office:value="0.96478872999999998" table:style-name="ce1">
            <text:p>0.96478873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-1.0793439" table:style-name="ce1">
            <text:p>-1.0793439</text:p>
          </table:table-cell>
          <table:table-cell office:value-type="float" office:value="9.1666654E-2" table:style-name="ce1">
            <text:p>0.091666654</text:p>
          </table:table-cell>
          <table:table-cell office:value-type="float" office:value="-0.25274706000000002" table:style-name="ce1">
            <text:p>-0.25274706</text:p>
          </table:table-cell>
          <table:table-cell office:value-type="string" table:style-name="ce1">
            <text:p>(-0.2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2k1/2pq3p/4p3/2Q1Pp2/1PNn1R2/P5P1/5P1P/4R2K b - - 0 1</text:p>
          </table:table-cell>
          <table:table-cell office:value-type="string" table:style-name="ce1">
            <text:p>1r1r2k1/2pq3p/4p3/2Q1Pp2/1PNn1R2/P5P1/5P1P/4R2K b - - bm Rb5;</text:p>
          </table:table-cell>
          <table:table-cell office:value-type="float" office:value="0.92857140000000005" table:style-name="ce1">
            <text:p>0.9285714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-5.5105633999999997" table:style-name="ce1">
            <text:p>-5.5105634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0.75757574999999999" table:style-name="ce1">
            <text:p>-0.75757575</text:p>
          </table:table-cell>
          <table:table-cell office:value-type="string" table:style-name="ce1">
            <text:p>(-2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N4r/1p3pkp/8/5K1p/2P4N/P3Bn2/8 w - - 0 1</text:p>
          </table:table-cell>
          <table:table-cell office:value-type="string" table:style-name="ce1">
            <text:p>8/2N4r/1p3pkp/8/5K1p/2P4N/P3Bn2/8 w - - id ?; bm Bh5;</text:p>
          </table:table-cell>
          <table:table-cell office:value-type="float" office:value="0.9375" table:style-name="ce1">
            <text:p>0.9375</text:p>
          </table:table-cell>
          <table:table-cell office:value-type="float" office:value="1.3529412000000001" table:style-name="ce1">
            <text:p>1.3529412</text:p>
          </table:table-cell>
          <table:table-cell office:value-type="float" office:value="-3.9116642000000001" table:style-name="ce1">
            <text:p>-3.9116642</text:p>
          </table:table-cell>
          <table:table-cell office:value-type="float" office:value="-7.1428569999999997E-2" table:style-name="ce1">
            <text:p>-0.07142857</text:p>
          </table:table-cell>
          <table:table-cell office:value-type="float" office:value="-0.21428560999999999" table:style-name="ce1">
            <text:p>-0.21428561</text:p>
          </table:table-cell>
          <table:table-cell office:value-type="string" table:style-name="ce1">
            <text:p>(-1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P3k/n2K3p/2p3n1/1b4N1/2p1p1P1/8/3B4 w - - 0 1</text:p>
          </table:table-cell>
          <table:table-cell office:value-type="string" table:style-name="ce1">
            <text:p>8/3P3k/n2K3p/2p3n1/1b4N1/2p1p1P1/8/3B4 w - - bm Nf6+;</text:p>
          </table:table-cell>
          <table:table-cell office:value-type="float" office:value="0.62264149999999996" table:style-name="ce1">
            <text:p>0.6226415</text:p>
          </table:table-cell>
          <table:table-cell office:value-type="float" office:value="0.94117649999999997" table:style-name="ce1">
            <text:p>0.9411765</text:p>
          </table:table-cell>
          <table:table-cell office:value-type="float" office:value="-5.6101270000000003" table:style-name="ce1">
            <text:p>-5.610127</text:p>
          </table:table-cell>
          <table:table-cell office:value-type="float" office:value="-1.6666666E-2" table:style-name="ce1">
            <text:p>-0.016666666</text:p>
          </table:table-cell>
          <table:table-cell office:value-type="float" office:value="7.499981E-2" table:style-name="ce1">
            <text:p>0.07499981</text:p>
          </table:table-cell>
          <table:table-cell office:value-type="string" table:style-name="ce1">
            <text:p>(-3.3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7/8/2KQ2rp/6k1/3p3p/2p4P/4PP2/5N2 w - - 0 1</text:p>
          </table:table-cell>
          <table:table-cell office:value-type="string" table:style-name="ce1">
            <text:p>N7/8/2KQ2rp/6k1/3p3p/2p4P/4PP2/5N2 w - - bm f4+;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16.897738" table:style-name="ce1">
            <text:p>-16.897738</text:p>
          </table:table-cell>
          <table:table-cell office:value-type="float" office:value="-7.4999990000000002E-2" table:style-name="ce1">
            <text:p>-0.07499999</text:p>
          </table:table-cell>
          <table:table-cell office:value-type="float" office:value="-0.3333335" table:style-name="ce1">
            <text:p>-0.3333335</text:p>
          </table:table-cell>
          <table:table-cell office:value-type="string" table:style-name="ce1">
            <text:p>(-3.82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3/2k1Bp1N/6p1/5PP1/8/7p/b7/8 w - - 0 1</text:p>
          </table:table-cell>
          <table:table-cell office:value-type="string" table:style-name="ce1">
            <text:p>4K3/2k1Bp1N/6p1/5PP1/8/7p/b7/8 w - - bm Bf6;</text:p>
          </table:table-cell>
          <table:table-cell office:value-type="float" office:value="1.32" table:style-name="ce1">
            <text:p>1.32</text:p>
          </table:table-cell>
          <table:table-cell office:value-type="float" office:value="0.92307689999999998" table:style-name="ce1">
            <text:p>0.9230769</text:p>
          </table:table-cell>
          <table:table-cell office:value-type="float" office:value="-16.797765999999999" table:style-name="ce1">
            <text:p>-16.797766</text:p>
          </table:table-cell>
          <table:table-cell office:value-type="float" office:value="0.11666666000000001" table:style-name="ce1">
            <text:p>0.1166666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(-9.4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pP2/4r3/4p3/ppp1P3/7p/R4K1P/3k4 w - - 0 1</text:p>
          </table:table-cell>
          <table:table-cell office:value-type="string" table:style-name="ce1">
            <text:p>8/4pP2/4r3/4p3/ppp1P3/7p/R4K1P/3k4 w - - bm Ra1+;</text:p>
          </table:table-cell>
          <table:table-cell office:value-type="float" office:value="0.72727275000000002" table:style-name="ce1">
            <text:p>0.72727275</text:p>
          </table:table-cell>
          <table:table-cell office:value-type="float" office:value="1.1818181000000001" table:style-name="ce1">
            <text:p>1.1818181</text:p>
          </table:table-cell>
          <table:table-cell office:value-type="float" office:value="-31.565586" table:style-name="ce1">
            <text:p>-31.565586</text:p>
          </table:table-cell>
          <table:table-cell office:value-type="float" office:value="4.1666670000000003E-2" table:style-name="ce1">
            <text:p>0.04166667</text:p>
          </table:table-cell>
          <table:table-cell office:value-type="float" office:value="-1.3499999" table:style-name="ce1">
            <text:p>-1.3499999</text:p>
          </table:table-cell>
          <table:table-cell office:value-type="string" table:style-name="ce1">
            <text:p>(-15.1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k3/2Rp4/3Ppqp1/1p1b3r/p2P3P/P3B1Q1/1P3P2/2R1K3 b - - 0 1</text:p>
          </table:table-cell>
          <table:table-cell office:value-type="string" table:style-name="ce1">
            <text:p>1r2k3/2Rp4/3Ppqp1/1p1b3r/p2P3P/P3B1Q1/1P3P2/2R1K3 b - - bm Bc4;</text:p>
          </table:table-cell>
          <table:table-cell office:value-type="float" office:value="0.96460175999999997" table:style-name="ce1">
            <text:p>0.96460176</text:p>
          </table:table-cell>
          <table:table-cell office:value-type="float" office:value="1.0769230999999999" table:style-name="ce1">
            <text:p>1.0769231</text:p>
          </table:table-cell>
          <table:table-cell office:value-type="float" office:value="-2.5929305999999999" table:style-name="ce1">
            <text:p>-2.5929306</text:p>
          </table:table-cell>
          <table:table-cell office:value-type="float" office:value="2.5595248000000001E-2" table:style-name="ce1">
            <text:p>0.025595248</text:p>
          </table:table-cell>
          <table:table-cell office:value-type="float" office:value="-0.27272724999999998" table:style-name="ce1">
            <text:p>-0.27272725</text:p>
          </table:table-cell>
          <table:table-cell office:value-type="string" table:style-name="ce1">
            <text:p>(-1.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B4/1r2p3/r2p1p2/bkp1P1p1/1p1P1PPp/p1P1K2P/PPB5/8 w - - 0 1</text:p>
          </table:table-cell>
          <table:table-cell office:value-type="string" table:style-name="ce1">
            <text:p>3B4/1r2p3/r2p1p2/bkp1P1p1/1p1P1PPp/p1P1K2P/PPB5/8 w - - bm Ba4+;</text:p>
          </table:table-cell>
          <table:table-cell office:value-type="float" office:value="0.68235296000000001" table:style-name="ce1">
            <text:p>0.68235296</text:p>
          </table:table-cell>
          <table:table-cell office:value-type="float" office:value="1.2" table:style-name="ce1">
            <text:p>1.2</text:p>
          </table:table-cell>
          <table:table-cell office:value-type="float" office:value="-25.301459999999999" table:style-name="ce1">
            <text:p>-25.30146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11363625500000001" table:style-name="ce1">
            <text:p>-0.113636255</text:p>
          </table:table-cell>
          <table:table-cell office:value-type="string" table:style-name="ce1">
            <text:p>(-12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r3k1/8/1p1p1p2/p2PbPp1/PB4P1/1P1K4/5R2 w - - 0 1</text:p>
          </table:table-cell>
          <table:table-cell office:value-type="string" table:style-name="ce1">
            <text:p>8/2r3k1/8/1p1p1p2/p2PbPp1/PB4P1/1P1K4/5R2 w - - bm Rc1;</text:p>
          </table:table-cell>
          <table:table-cell office:value-type="float" office:value="1" table:style-name="ce1">
            <text:p>1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-6.4415345000000004" table:style-name="ce1">
            <text:p>-6.4415345</text:p>
          </table:table-cell>
          <table:table-cell office:value-type="float" office:value="7.1428580000000005E-2" table:style-name="ce1">
            <text:p>0.07142858</text:p>
          </table:table-cell>
          <table:table-cell office:value-type="float" office:value="-1.125" table:style-name="ce1">
            <text:p>-1.125</text:p>
          </table:table-cell>
          <table:table-cell office:value-type="string" table:style-name="ce1">
            <text:p>(-3.2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k1/p5p1/4r2p/3R4/5P1P/6N1/6K1 b - - 0 1</text:p>
          </table:table-cell>
          <table:table-cell office:value-type="string" table:style-name="ce1">
            <text:p>8/5pk1/p5p1/4r2p/3R4/5P1P/6N1/6K1 b - - bm g5;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-2.0432293000000001" table:style-name="ce1">
            <text:p>-2.0432293</text:p>
          </table:table-cell>
          <table:table-cell office:value-type="float" office:value="-0.12500000999999999" table:style-name="ce1">
            <text:p>-0.12500001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-1.3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B1/5N2/3p1k2/1bb3p1/6Pp/5K1P/8 w - - 0 1</text:p>
          </table:table-cell>
          <table:table-cell office:value-type="string" table:style-name="ce1">
            <text:p>8/6B1/5N2/3p1k2/1bb3p1/6Pp/5K1P/8 w - - bm Nxd5;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0.61904764000000001" table:style-name="ce1">
            <text:p>0.61904764</text:p>
          </table:table-cell>
          <table:table-cell office:value-type="float" office:value="-10.429356" table:style-name="ce1">
            <text:p>-10.429356</text:p>
          </table:table-cell>
          <table:table-cell office:value-type="float" office:value="0.23333332000000001" table:style-name="ce1">
            <text:p>0.23333332</text:p>
          </table:table-cell>
          <table:table-cell office:value-type="float" office:value="-0.83333349999999995" table:style-name="ce1">
            <text:p>-0.8333335</text:p>
          </table:table-cell>
          <table:table-cell office:value-type="string" table:style-name="ce1">
            <text:p>(-5.7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1">
            <text:p>1r3r1k/2qbbpnp/3p1np1/p1pPp3/P1P1P1P1/2B1NNRP/Q1B1KP2/6R1 b - - bm Rb4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2.8199939999999999" table:style-name="ce1">
            <text:p>-2.819994</text:p>
          </table:table-cell>
          <table:table-cell office:value-type="float" office:value="0" table:style-name="ce1">
            <text:p>0</text:p>
          </table:table-cell>
          <table:table-cell office:value-type="float" office:value="-0.59999990000000003" table:style-name="ce1">
            <text:p>-0.5999999</text:p>
          </table:table-cell>
          <table:table-cell office:value-type="string" table:style-name="ce1">
            <text:p>(-1.1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3qppb1/2Np1np1/1p1Pn2p/1P6/4BP2/P2QB1PP/3R2K1 b - - 0 1</text:p>
          </table:table-cell>
          <table:table-cell office:value-type="string" table:style-name="ce1">
            <text:p>2r3k1/3qppb1/2Np1np1/1p1Pn2p/1P6/4BP2/P2QB1PP/3R2K1 b - - bm Rxc6;</text:p>
          </table:table-cell>
          <table:table-cell office:value-type="float" office:value="0.9915254" table:style-name="ce1">
            <text:p>0.9915254</text:p>
          </table:table-cell>
          <table:table-cell office:value-type="float" office:value="0.87804879999999996" table:style-name="ce1">
            <text:p>0.8780488</text:p>
          </table:table-cell>
          <table:table-cell office:value-type="float" office:value="-1.3582854" table:style-name="ce1">
            <text:p>-1.3582854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-0.6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2/4brkp/6p1/nBq1p3/P1P1P3/R4PNb/2NR1P1P/3Q2K1 b - - 0 1</text:p>
          </table:table-cell>
          <table:table-cell office:value-type="string" table:style-name="ce1">
            <text:p>5r2/4brkp/6p1/nBq1p3/P1P1P3/R4PNb/2NR1P1P/3Q2K1 b - - bm Nc6;</text:p>
          </table:table-cell>
          <table:table-cell office:value-type="float" office:value="0.91970799999999997" table:style-name="ce1">
            <text:p>0.919708</text:p>
          </table:table-cell>
          <table:table-cell office:value-type="float" office:value="1.3714286" table:style-name="ce1">
            <text:p>1.3714286</text:p>
          </table:table-cell>
          <table:table-cell office:value-type="float" office:value="-3.1806649999999999" table:style-name="ce1">
            <text:p>-3.180665</text:p>
          </table:table-cell>
          <table:table-cell office:value-type="float" office:value="0.11458334000000001" table:style-name="ce1">
            <text:p>0.11458334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-1.2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1">
            <text:p>r2qr1k1/ppp2pbp/2np2pn/8/2PPN1b1/5PP1/PP2N1BP/R1BQ1RK1 b - - bm Rxe4;</text:p>
          </table:table-cell>
          <table:table-cell office:value-type="float" office:value="1" table:style-name="ce1">
            <text:p>1</text:p>
          </table:table-cell>
          <table:table-cell office:value-type="float" office:value="1.1621622" table:style-name="ce1">
            <text:p>1.1621622</text:p>
          </table:table-cell>
          <table:table-cell office:value-type="float" office:value="-1.1284092999999999" table:style-name="ce1">
            <text:p>-1.1284093</text:p>
          </table:table-cell>
          <table:table-cell office:value-type="float" office:value="8.3333340000000006E-2" table:style-name="ce1">
            <text:p>0.083333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-0.3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bq3r/pppp4/3b1pkp/5p2/2BP4/4P3/PPP2PPP/RN1QK2R w KQ - 0 1</text:p>
          </table:table-cell>
          <table:table-cell office:value-type="string" table:style-name="ce1">
            <text:p>rnbq3r/pppp4/3b1pkp/5p2/2BP4/4P3/PPP2PPP/RN1QK2R w KQ - bm Qh5+;</text:p>
          </table:table-cell>
          <table:table-cell office:value-type="float" office:value="0.93661970000000005" table:style-name="ce1">
            <text:p>0.9366197</text:p>
          </table:table-cell>
          <table:table-cell office:value-type="float" office:value="1.3" table:style-name="ce1">
            <text:p>1.3</text:p>
          </table:table-cell>
          <table:table-cell office:value-type="float" office:value="-1.6524574000000001" table:style-name="ce1">
            <text:p>-1.6524574</text:p>
          </table:table-cell>
          <table:table-cell office:value-type="float" office:value="-5.2083342999999997E-2" table:style-name="ce1">
            <text:p>-0.052083343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-0.52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b6/2p5/1kB5/1PN5/8/3K4/8/q7 w - - 0 1</text:p>
          </table:table-cell>
          <table:table-cell office:value-type="string" table:style-name="ce1">
            <text:p>1b6/2p5/1kB5/1PN5/8/3K4/8/q7 w - - bm Nb3;</text:p>
          </table:table-cell>
          <table:table-cell office:value-type="float" office:value="0.54716980000000004" table:style-name="ce1">
            <text:p>0.5471698</text:p>
          </table:table-cell>
          <table:table-cell office:value-type="float" office:value="0.88" table:style-name="ce1">
            <text:p>0.88</text:p>
          </table:table-cell>
          <table:table-cell office:value-type="float" office:value="-13.433018000000001" table:style-name="ce1">
            <text:p>-13.433018</text:p>
          </table:table-cell>
          <table:table-cell office:value-type="float" office:value="-0.27777780000000002" table:style-name="ce1">
            <text:p>-0.2777778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(-8.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4K1/1pp1p3/7k/2r3pP/p2pp1P1/P6N/8/2B5 w - - 0 1</text:p>
          </table:table-cell>
          <table:table-cell office:value-type="string" table:style-name="ce1">
            <text:p>1N4K1/1pp1p3/7k/2r3pP/p2pp1P1/P6N/8/2B5 w - - bm Nc6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0.88235295000000002" table:style-name="ce1">
            <text:p>0.88235295</text:p>
          </table:table-cell>
          <table:table-cell office:value-type="float" office:value="-9.8682990000000004" table:style-name="ce1">
            <text:p>-9.868299</text:p>
          </table:table-cell>
          <table:table-cell office:value-type="float" office:value="-0.16666665999999999" table:style-name="ce1">
            <text:p>-0.16666666</text:p>
          </table:table-cell>
          <table:table-cell office:value-type="float" office:value="1.0158731999999999" table:style-name="ce1">
            <text:p>1.0158732</text:p>
          </table:table-cell>
          <table:table-cell office:value-type="string" table:style-name="ce1">
            <text:p>(-5.6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1">
            <text:p>1r3rk1/2qbppbp/3p1np1/nP1P2B1/2p2P2/2N1P2P/1P1NB1P1/R2Q1RK1 b - - bm Qb6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0.93023259999999997" table:style-name="ce1">
            <text:p>0.9302326</text:p>
          </table:table-cell>
          <table:table-cell office:value-type="float" office:value="-2.0729434000000002" table:style-name="ce1">
            <text:p>-2.0729434</text:p>
          </table:table-cell>
          <table:table-cell office:value-type="float" office:value="4.7619044999999997E-3" table:style-name="ce1">
            <text:p>0.004761905</text:p>
          </table:table-cell>
          <table:table-cell office:value-type="float" office:value="-0.30952382000000001" table:style-name="ce1">
            <text:p>-0.30952382</text:p>
          </table:table-cell>
          <table:table-cell office:value-type="string" table:style-name="ce1">
            <text:p>(-0.9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1">
            <text:p>1rnr2k1/p4pp1/2qp1n1p/4pb1P/2p1P3/B1P2BP1/P1QR1PN1/3R2K1 w - - bm Rd5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0.68085103999999996" table:style-name="ce1">
            <text:p>0.68085104</text:p>
          </table:table-cell>
          <table:table-cell office:value-type="float" office:value="-3.4063504" table:style-name="ce1">
            <text:p>-3.4063504</text:p>
          </table:table-cell>
          <table:table-cell office:value-type="float" office:value="-2.5000006000000002E-2" table:style-name="ce1">
            <text:p>-0.025000006</text:p>
          </table:table-cell>
          <table:table-cell office:value-type="float" office:value="3.8461447000000003E-2" table:style-name="ce1">
            <text:p>0.038461447</text:p>
          </table:table-cell>
          <table:table-cell office:value-type="string" table:style-name="ce1">
            <text:p>(-2.3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3/r2ppN2/8/1p1p1k2/pP1P4/2P3R1/PP3PP1/2K5 w - - 0 1</text:p>
          </table:table-cell>
          <table:table-cell office:value-type="string" table:style-name="ce1">
            <text:p>2b1r3/r2ppN2/8/1p1p1k2/pP1P4/2P3R1/PP3PP1/2K5 w - - bm Nd6+;</text:p>
          </table:table-cell>
          <table:table-cell office:value-type="float" office:value="0.82191782999999996" table:style-name="ce1">
            <text:p>0.82191783</text:p>
          </table:table-cell>
          <table:table-cell office:value-type="float" office:value="1.2631578000000001" table:style-name="ce1">
            <text:p>1.2631578</text:p>
          </table:table-cell>
          <table:table-cell office:value-type="float" office:value="-11.6647005" table:style-name="ce1">
            <text:p>-11.6647005</text:p>
          </table:table-cell>
          <table:table-cell office:value-type="float" office:value="3.5714299999999997E-2" table:style-name="ce1">
            <text:p>0.0357143</text:p>
          </table:table-cell>
          <table:table-cell office:value-type="float" office:value="0.22222233" table:style-name="ce1">
            <text:p>0.22222233</text:p>
          </table:table-cell>
          <table:table-cell office:value-type="string" table:style-name="ce1">
            <text:p>(-5.76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5/8/3kp3/1P3pp1/3b4/7P/6K1/8 w - - 0 1</text:p>
          </table:table-cell>
          <table:table-cell office:value-type="string" table:style-name="ce1">
            <text:p>2B5/8/3kp3/1P3pp1/3b4/7P/6K1/8 w - - bm b6;</text:p>
          </table:table-cell>
          <table:table-cell office:value-type="float" office:value="0.84" table:style-name="ce1">
            <text:p>0.84</text:p>
          </table:table-cell>
          <table:table-cell office:value-type="float" office:value="0.52380954999999996" table:style-name="ce1">
            <text:p>0.52380955</text:p>
          </table:table-cell>
          <table:table-cell office:value-type="float" office:value="1.9829483999999999" table:style-name="ce1">
            <text:p>1.9829484</text:p>
          </table:table-cell>
          <table:table-cell office:value-type="float" office:value="-0.39285713" table:style-name="ce1">
            <text:p>-0.39285713</text:p>
          </table:table-cell>
          <table:table-cell office:value-type="float" office:value="0.70000004999999998" table:style-name="ce1">
            <text:p>0.70000005</text:p>
          </table:table-cell>
          <table:table-cell office:value-type="string" table:style-name="ce1">
            <text:p>(-1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1k/qb3p1p/p2p1Np1/np1Pp1P1/2P5/3RP2P/5R2/4Q1K1 w - - 0 1</text:p>
          </table:table-cell>
          <table:table-cell office:value-type="string" table:style-name="ce1">
            <text:p>2r2r1k/qb3p1p/p2p1Np1/np1Pp1P1/2P5/3RP2P/5R2/4Q1K1 w - - bm Rf4;</text:p>
          </table:table-cell>
          <table:table-cell office:value-type="float" office:value="0.83720930000000005" table:style-name="ce1">
            <text:p>0.8372093</text:p>
          </table:table-cell>
          <table:table-cell office:value-type="float" office:value="1.4482758" table:style-name="ce1">
            <text:p>1.4482758</text:p>
          </table:table-cell>
          <table:table-cell office:value-type="float" office:value="-9.8549959999999999" table:style-name="ce1">
            <text:p>-9.85499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83846140000000002" table:style-name="ce1">
            <text:p>0.8384614</text:p>
          </table:table-cell>
          <table:table-cell office:value-type="string" table:style-name="ce1">
            <text:p>(-4.8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q1rk1/pb2pp1p/1p4pb/n2n4/3PN3/5NP1/PBP2P1P/2RQRBK1 w - - 0 1</text:p>
          </table:table-cell>
          <table:table-cell office:value-type="string" table:style-name="ce1">
            <text:p>2rq1rk1/pb2pp1p/1p4pb/n2n4/3PN3/5NP1/PBP2P1P/2RQRBK1 w - - bm c4;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2.4264052" table:style-name="ce1">
            <text:p>-2.4264052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-1.2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4/4pp2/n2n4/5BN1/3N4/b7/4K3/8 w - - 0 1</text:p>
          </table:table-cell>
          <table:table-cell office:value-type="string" table:style-name="ce1">
            <text:p>3k4/4pp2/n2n4/5BN1/3N4/b7/4K3/8 w - - bm Nxf7+;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1.55" table:style-name="ce1">
            <text:p>1.55</text:p>
          </table:table-cell>
          <table:table-cell office:value-type="float" office:value="-4.3744050000000003" table:style-name="ce1">
            <text:p>-4.374405</text:p>
          </table:table-cell>
          <table:table-cell office:value-type="float" office:value="0.5" table:style-name="ce1">
            <text:p>0.5</text:p>
          </table:table-cell>
          <table:table-cell office:value-type="float" office:value="1.1666666999999999" table:style-name="ce1">
            <text:p>1.1666667</text:p>
          </table:table-cell>
          <table:table-cell office:value-type="string" table:style-name="ce1">
            <text:p>(-1.8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1">
            <text:p>3q1rk1/3n1ppp/p2b1r2/P1pPp2P/1pP1P1Q1/1N2B3/1P4P1/R4RK1 b - - bm Rf4;</text:p>
          </table:table-cell>
          <table:table-cell office:value-type="float" office:value="1" table:style-name="ce1">
            <text:p>1</text:p>
          </table:table-cell>
          <table:table-cell office:value-type="float" office:value="0.57777780000000001" table:style-name="ce1">
            <text:p>0.5777778</text:p>
          </table:table-cell>
          <table:table-cell office:value-type="float" office:value="-0.77526729999999999" table:style-name="ce1">
            <text:p>-0.7752673</text:p>
          </table:table-cell>
          <table:table-cell office:value-type="float" office:value="0" table:style-name="ce1">
            <text:p>0</text:p>
          </table:table-cell>
          <table:table-cell office:value-type="float" office:value="-0.53846170000000004" table:style-name="ce1">
            <text:p>-0.5384617</text:p>
          </table:table-cell>
          <table:table-cell office:value-type="string" table:style-name="ce1">
            <text:p>(-1.4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3r/4kpb1/Q1ppp3/3b3p/PP1P1np1/6P1/5P1P/R1R1NBK1 b - - 0 1</text:p>
          </table:table-cell>
          <table:table-cell office:value-type="string" table:style-name="ce1">
            <text:p>3q3r/4kpb1/Q1ppp3/3b3p/PP1P1np1/6P1/5P1P/R1R1NBK1 b - - bm Bxd4;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1.1081082" table:style-name="ce1">
            <text:p>1.1081082</text:p>
          </table:table-cell>
          <table:table-cell office:value-type="float" office:value="-0.64735330000000002" table:style-name="ce1">
            <text:p>-0.6473533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0.41666674999999997" table:style-name="ce1">
            <text:p>0.41666675</text:p>
          </table:table-cell>
          <table:table-cell office:value-type="string" table:style-name="ce1">
            <text:p>(-0.4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B3/k1K1pp2/p3bq2/2p1p3/1p2P1P1/4P2Q/nR6/8 w - - 0 1</text:p>
          </table:table-cell>
          <table:table-cell office:value-type="string" table:style-name="ce1">
            <text:p>4B3/k1K1pp2/p3bq2/2p1p3/1p2P1P1/4P2Q/nR6/8 w - - bm g5;</text:p>
          </table:table-cell>
          <table:table-cell office:value-type="float" office:value="0.95294120000000004" table:style-name="ce1">
            <text:p>0.9529412</text:p>
          </table:table-cell>
          <table:table-cell office:value-type="float" office:value="1.2083333999999999" table:style-name="ce1">
            <text:p>1.2083334</text:p>
          </table:table-cell>
          <table:table-cell office:value-type="float" office:value="-6.2318334999999996" table:style-name="ce1">
            <text:p>-6.2318335</text:p>
          </table:table-cell>
          <table:table-cell office:value-type="float" office:value="-0.13166665999999999" table:style-name="ce1">
            <text:p>-0.13166666</text:p>
          </table:table-cell>
          <table:table-cell office:value-type="float" office:value="0.92857120000000004" table:style-name="ce1">
            <text:p>0.9285712</text:p>
          </table:table-cell>
          <table:table-cell office:value-type="string" table:style-name="ce1">
            <text:p>(-3.4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4bp2/2B3p1/1P4p1/3R4/3P2PP/2r2PK1/8 b - - 0 1</text:p>
          </table:table-cell>
          <table:table-cell office:value-type="string" table:style-name="ce1">
            <text:p>5k2/4bp2/2B3p1/1P4p1/3R4/3P2PP/2r2PK1/8 b - - bm Rxf2+;</text:p>
          </table:table-cell>
          <table:table-cell office:value-type="float" office:value="0.84905660000000005" table:style-name="ce1">
            <text:p>0.8490566</text:p>
          </table:table-cell>
          <table:table-cell office:value-type="float" office:value="0.80769230000000003" table:style-name="ce1">
            <text:p>0.8076923</text:p>
          </table:table-cell>
          <table:table-cell office:value-type="float" office:value="-3.1322196" table:style-name="ce1">
            <text:p>-3.1322196</text:p>
          </table:table-cell>
          <table:table-cell office:value-type="float" office:value="0.28571426999999999" table:style-name="ce1">
            <text:p>0.28571427</text:p>
          </table:table-cell>
          <table:table-cell office:value-type="float" office:value="-0.33333325000000003" table:style-name="ce1">
            <text:p>-0.33333325</text:p>
          </table:table-cell>
          <table:table-cell office:value-type="string" table:style-name="ce1">
            <text:p>(-1.5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1pp5/5rbp/p1nPp1q1/2P2p2/2N2B2/PP1Q1RPP/5R1K w - - 0 1</text:p>
          </table:table-cell>
          <table:table-cell office:value-type="string" table:style-name="ce1">
            <text:p>5rk1/1pp5/5rbp/p1nPp1q1/2P2p2/2N2B2/PP1Q1RPP/5R1K w - - bm Re1;</text:p>
          </table:table-cell>
          <table:table-cell office:value-type="float" office:value="1" table:style-name="ce1">
            <text:p>1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-1.4729477" table:style-name="ce1">
            <text:p>-1.4729477</text:p>
          </table:table-cell>
          <table:table-cell office:value-type="float" office:value="0" table:style-name="ce1">
            <text:p>0</text:p>
          </table:table-cell>
          <table:table-cell office:value-type="float" office:value="-0.58333325000000003" table:style-name="ce1">
            <text:p>-0.58333325</text:p>
          </table:table-cell>
          <table:table-cell office:value-type="string" table:style-name="ce1">
            <text:p>(-0.6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6r1/2p1k1pp/p1pbP2q/Pp1p1PpP/1P1P2NR/1KPQ3R/8 b - - 0 1</text:p>
          </table:table-cell>
          <table:table-cell office:value-type="string" table:style-name="ce1">
            <text:p>6r1/6r1/2p1k1pp/p1pbP2q/Pp1p1PpP/1P1P2NR/1KPQ3R/8 b - - bm Qf5;</text:p>
          </table:table-cell>
          <table:table-cell office:value-type="float" office:value="1.0431035" table:style-name="ce1">
            <text:p>1.0431035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-14.851483999999999" table:style-name="ce1">
            <text:p>-14.851484</text:p>
          </table:table-cell>
          <table:table-cell office:value-type="float" office:value="0.125" table:style-name="ce1">
            <text:p>0.125</text:p>
          </table:table-cell>
          <table:table-cell office:value-type="float" office:value="0.45512819999999998" table:style-name="ce1">
            <text:p>0.4551282</text:p>
          </table:table-cell>
          <table:table-cell office:value-type="string" table:style-name="ce1">
            <text:p>(-7.4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4PBNp/7P/2p5/2P5/2rq2Pp/1P3P1K/8 b - - 0 1</text:p>
          </table:table-cell>
          <table:table-cell office:value-type="string" table:style-name="ce1">
            <text:p>7k/4PBNp/7P/2p5/2P5/2rq2Pp/1P3P1K/8 b - - bm Qxg3+;</text:p>
          </table:table-cell>
          <table:table-cell office:value-type="float" office:value="1.3877552" table:style-name="ce1">
            <text:p>1.3877552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-7.1552579999999999" table:style-name="ce1">
            <text:p>-7.155258</text:p>
          </table:table-cell>
          <table:table-cell office:value-type="float" office:value="-5.5555559999999997E-2" table:style-name="ce1">
            <text:p>-0.05555556</text:p>
          </table:table-cell>
          <table:table-cell office:value-type="float" office:value="-0.27777815" table:style-name="ce1">
            <text:p>-0.27777815</text:p>
          </table:table-cell>
          <table:table-cell office:value-type="string" table:style-name="ce1">
            <text:p>(-3.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r/p3k3/2p5/1pPp4/3P4/PP4P1/3P1PB1/2K5 w - - 0 1</text:p>
          </table:table-cell>
          <table:table-cell office:value-type="string" table:style-name="ce1">
            <text:p>7r/p3k3/2p5/1pPp4/3P4/PP4P1/3P1PB1/2K5 w - - bm Kd1;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-3.2283015000000002" table:style-name="ce1">
            <text:p>-3.2283015</text:p>
          </table:table-cell>
          <table:table-cell office:value-type="float" office:value="-0.10476191" table:style-name="ce1">
            <text:p>-0.10476191</text:p>
          </table:table-cell>
          <table:table-cell office:value-type="float" office:value="0.111110926" table:style-name="ce1">
            <text:p>0.111110926</text:p>
          </table:table-cell>
          <table:table-cell office:value-type="string" table:style-name="ce1">
            <text:p>(-2.3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B3b1p/7P/p2p4/P2pp1kp/Q7/1N1Pq2P/7K w - - 0 1</text:p>
          </table:table-cell>
          <table:table-cell office:value-type="string" table:style-name="ce1">
            <text:p>8/1B3b1p/7P/p2p4/P2pp1kp/Q7/1N1Pq2P/7K w - - bm Qh3;</text:p>
          </table:table-cell>
          <table:table-cell office:value-type="float" office:value="1.0547945000000001" table:style-name="ce1">
            <text:p>1.0547945</text:p>
          </table:table-cell>
          <table:table-cell office:value-type="float" office:value="1" table:style-name="ce1">
            <text:p>1</text:p>
          </table:table-cell>
          <table:table-cell office:value-type="float" office:value="-4.827267" table:style-name="ce1">
            <text:p>-4.827267</text:p>
          </table:table-cell>
          <table:table-cell office:value-type="float" office:value="-0.11458333599999999" table:style-name="ce1">
            <text:p>-0.114583336</text:p>
          </table:table-cell>
          <table:table-cell office:value-type="float" office:value="-0.95833349999999995" table:style-name="ce1">
            <text:p>-0.9583335</text:p>
          </table:table-cell>
          <table:table-cell office:value-type="string" table:style-name="ce1">
            <text:p>(-1.9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1">
            <text:p>r4rk1/1bq1bppp/p1npp3/2nB1NP1/1p2P3/2N1B3/PPP1QP1P/2KR2R1 w - - bm Qh5;</text:p>
          </table:table-cell>
          <table:table-cell office:value-type="float" office:value="1" table:style-name="ce1">
            <text:p>1</text:p>
          </table:table-cell>
          <table:table-cell office:value-type="float" office:value="1.2195122" table:style-name="ce1">
            <text:p>1.2195122</text:p>
          </table:table-cell>
          <table:table-cell office:value-type="float" office:value="-1.5124854999999999" table:style-name="ce1">
            <text:p>-1.5124855</text:p>
          </table:table-cell>
          <table:table-cell office:value-type="float" office:value="0" table:style-name="ce1">
            <text:p>0</text:p>
          </table:table-cell>
          <table:table-cell office:value-type="float" office:value="0.26666665000000001" table:style-name="ce1">
            <text:p>0.26666665</text:p>
          </table:table-cell>
          <table:table-cell office:value-type="string" table:style-name="ce1">
            <text:p>(-0.6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5p2/4p1n1/6Q1/1p2b3/1P1p3B/2p5/5RK1 b - - 0 1</text:p>
          </table:table-cell>
          <table:table-cell office:value-type="string" table:style-name="ce1">
            <text:p>r5k1/5p2/4p1n1/6Q1/1p2b3/1P1p3B/2p5/5RK1 b - - bm Rc8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75675680000000001" table:style-name="ce1">
            <text:p>0.7567568</text:p>
          </table:table-cell>
          <table:table-cell office:value-type="float" office:value="-2.0833235000000001" table:style-name="ce1">
            <text:p>-2.0833235</text:p>
          </table:table-cell>
          <table:table-cell office:value-type="float" office:value="3.1746036999999998E-2" table:style-name="ce1">
            <text:p>0.031746037</text:p>
          </table:table-cell>
          <table:table-cell office:value-type="float" office:value="1.0666667999999999" table:style-name="ce1">
            <text:p>1.0666668</text:p>
          </table:table-cell>
          <table:table-cell office:value-type="string" table:style-name="ce1">
            <text:p>(-1.97) - Petrosian</text:p>
          </table:table-cell>
          <table:table-cell table:number-columns-repeated="16376"/>
        </table:table-row>
        <table:table-row table:number-rows-repeated="1048257" table:style-name="ro1">
          <table:table-cell table:number-columns-repeated="16384"/>
        </table:table-row>
      </table:table>
      <table:table table:name="Tal" table:style-name="ta2">
        <table:table-column table:style-name="co5" table:default-cell-style-name="ce1"/>
        <table:table-column table:style-name="co6" table:default-cell-style-name="ce1"/>
        <table:table-column table:style-name="co5" table:number-columns-repeated="62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Fen Shashin Generator</text:p>
          </table:table-cell>
          <table:table-cell office:value-type="string" table:style-name="ce1">
            <text:p>Fen Chess Assistant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Mobility</text:p>
          </table:table-cell>
          <table:table-cell office:value-type="string" table:style-name="ce1">
            <text:p>Safety</text:p>
          </table:table-cell>
          <table:table-cell office:value-type="string" table:style-name="ce1">
            <text:p>Packaging density</text:p>
          </table:table-cell>
          <table:table-cell office:value-type="string" table:style-name="ce1">
            <text:p>Expansion Factor</text:p>
          </table:table-cell>
          <table:table-cell office:value-type="string" table:style-name="ce1">
            <text:p>Total - Algorith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1k1n4/1p1b1p2/1Bp1pPp1/1PP1P3/8/6P1/8/1K6 w - - bm Bc7+;</text:p>
          </table:table-cell>
          <table:table-cell office:value-type="float" office:value="0.73333334999999999" table:style-name="ce1">
            <text:p>0.7333333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307.68268" table:style-name="ce1">
            <text:p>307.68268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2.3035711999999999" table:style-name="ce1">
            <text:p>2.3035712</text:p>
          </table:table-cell>
          <table:table-cell office:value-type="string" table:style-name="ce1">
            <text:p>(154.1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1k1r2r1/pb5n/1qpp2pP/1pb1p3/4P3/1PNP1QN1/1PPB4/2K2R1R w - - bm b4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2580644999999999" table:style-name="ce1">
            <text:p>1.2580645</text:p>
          </table:table-cell>
          <table:table-cell office:value-type="float" office:value="3.6835434" table:style-name="ce1">
            <text:p>3.6835434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2.0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1k1rr2b/2q2p2/p4p1P/1p3p2/PR2bQ2/3B4/1PP5/1K1RN3 w - - bm Qc1;</text:p>
          </table:table-cell>
          <table:table-cell office:value-type="float" office:value="0.95901639999999999" table:style-name="ce1">
            <text:p>0.9590164</text:p>
          </table:table-cell>
          <table:table-cell office:value-type="float" office:value="1.3928571999999999" table:style-name="ce1">
            <text:p>1.3928572</text:p>
          </table:table-cell>
          <table:table-cell office:value-type="float" office:value="3.6590893000000002" table:style-name="ce1">
            <text:p>3.6590893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0.34545445000000002" table:style-name="ce1">
            <text:p>0.34545445</text:p>
          </table:table-cell>
          <table:table-cell office:value-type="string" table:style-name="ce1">
            <text:p>(2.0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6/bPN2pp1/Pp2p3/p1p5/2pn4/3P4/PPR5/1K6 w - - 0 1</text:p>
          </table:table-cell>
          <table:table-cell office:value-type="string" table:style-name="ce1">
            <text:p>1k6/bPN2pp1/Pp2p3/p1p5/2pn4/3P4/PPR5/1K6 w - - bm Na8;</text:p>
          </table:table-cell>
          <table:table-cell office:value-type="float" office:value="0.98113209999999995" table:style-name="ce1">
            <text:p>0.9811321</text:p>
          </table:table-cell>
          <table:table-cell office:value-type="float" office:value="1.1764706" table:style-name="ce1">
            <text:p>1.1764706</text:p>
          </table:table-cell>
          <table:table-cell office:value-type="float" office:value="8.0431000000000008" table:style-name="ce1">
            <text:p>8.0431</text:p>
          </table:table-cell>
          <table:table-cell office:value-type="float" office:value="-1.4285713E-2" table:style-name="ce1">
            <text:p>-0.014285713</text:p>
          </table:table-cell>
          <table:table-cell office:value-type="float" office:value="0.65000009999999997" table:style-name="ce1">
            <text:p>0.6500001</text:p>
          </table:table-cell>
          <table:table-cell office:value-type="string" table:style-name="ce1">
            <text:p>(3.8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6/2pp4/3k1P2/p7/1pK1P3/5P1P/3r2N1/8 w - - 0 1</text:p>
          </table:table-cell>
          <table:table-cell office:value-type="string" table:style-name="ce1">
            <text:p>1N6/2pp4/3k1P2/p7/1pK1P3/5P1P/3r2N1/8 w - - bm e5+;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0.8125" table:style-name="ce1">
            <text:p>0.8125</text:p>
          </table:table-cell>
          <table:table-cell office:value-type="float" office:value="4.6525726000000001" table:style-name="ce1">
            <text:p>4.6525726</text:p>
          </table:table-cell>
          <table:table-cell office:value-type="float" office:value="-0.10416667" table:style-name="ce1">
            <text:p>-0.10416667</text:p>
          </table:table-cell>
          <table:table-cell office:value-type="float" office:value="0.45238089999999997" table:style-name="ce1">
            <text:p>0.4523809</text:p>
          </table:table-cell>
          <table:table-cell office:value-type="string" table:style-name="ce1">
            <text:p>(1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1">
            <text:p>1nrrb1k1/1qn1bppp/pp2p3/3pP3/N2P3P/1P1B1NP1/PBR1QPK1/2R5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4838709999999999" table:style-name="ce1">
            <text:p>1.483871</text:p>
          </table:table-cell>
          <table:table-cell office:value-type="float" office:value="8.1496630000000003" table:style-name="ce1">
            <text:p>8.149663</text:p>
          </table:table-cell>
          <table:table-cell office:value-type="float" office:value="0" table:style-name="ce1">
            <text:p>0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4.3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q1r3k/3P1pp1/ppBR1n1p/4Q2P/P4P2/8/5PK1/8 w - - 0 1</text:p>
          </table:table-cell>
          <table:table-cell office:value-type="string" table:style-name="ce1">
            <text:p>1q1r3k/3P1pp1/ppBR1n1p/4Q2P/P4P2/8/5PK1/8 w - - bm Rxf6;</text:p>
          </table:table-cell>
          <table:table-cell office:value-type="float" office:value="1.0113635999999999" table:style-name="ce1">
            <text:p>1.0113636</text:p>
          </table:table-cell>
          <table:table-cell office:value-type="float" office:value="1.64" table:style-name="ce1">
            <text:p>1.64</text:p>
          </table:table-cell>
          <table:table-cell office:value-type="float" office:value="12.458329000000001" table:style-name="ce1">
            <text:p>12.458329</text:p>
          </table:table-cell>
          <table:table-cell office:value-type="float" office:value="-0.125" table:style-name="ce1">
            <text:p>-0.125</text:p>
          </table:table-cell>
          <table:table-cell office:value-type="float" office:value="2.4444442" table:style-name="ce1">
            <text:p>2.4444442</text:p>
          </table:table-cell>
          <table:table-cell office:value-type="string" table:style-name="ce1">
            <text:p>(5.9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q6/5ppk/4b2p/3pP2N/1p1p1P1B/rPbP1Q1P/6PK/2R5 w - - 0 1</text:p>
          </table:table-cell>
          <table:table-cell office:value-type="string" table:style-name="ce1">
            <text:p>1q6/5ppk/4b2p/3pP2N/1p1p1P1B/rPbP1Q1P/6PK/2R5 w - - bm Rf1;</text:p>
          </table:table-cell>
          <table:table-cell office:value-type="float" office:value="0.99056599999999995" table:style-name="ce1">
            <text:p>0.990566</text:p>
          </table:table-cell>
          <table:table-cell office:value-type="float" office:value="0.8947368" table:style-name="ce1">
            <text:p>0.8947368</text:p>
          </table:table-cell>
          <table:table-cell office:value-type="float" office:value="4.5995540000000004" table:style-name="ce1">
            <text:p>4.599554</text:p>
          </table:table-cell>
          <table:table-cell office:value-type="float" office:value="0" table:style-name="ce1">
            <text:p>0</text:p>
          </table:table-cell>
          <table:table-cell office:value-type="float" office:value="-0.36363625999999999" table:style-name="ce1">
            <text:p>-0.36363626</text:p>
          </table:table-cell>
          <table:table-cell office:value-type="string" table:style-name="ce1">
            <text:p>(2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q1r2/ppp3bk/3p3p/1P1Pnppb/P7/BQ2P1P1/4NPBP/1R1R2K1 w - - 0 1</text:p>
          </table:table-cell>
          <table:table-cell office:value-type="string" table:style-name="ce1">
            <text:p>1r1q1r2/ppp3bk/3p3p/1P1Pnppb/P7/BQ2P1P1/4NPBP/1R1R2K1 w - - bm Nd4;</text:p>
          </table:table-cell>
          <table:table-cell office:value-type="float" office:value="1" table:style-name="ce1">
            <text:p>1</text:p>
          </table:table-cell>
          <table:table-cell office:value-type="float" office:value="1.0526316" table:style-name="ce1">
            <text:p>1.0526316</text:p>
          </table:table-cell>
          <table:table-cell office:value-type="float" office:value="1.0726517" table:style-name="ce1">
            <text:p>1.072651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14285707" table:style-name="ce1">
            <text:p>0.14285707</text:p>
          </table:table-cell>
          <table:table-cell office:value-type="string" table:style-name="ce1">
            <text:p>(0.4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b1k1/5ppp/4p3/1p1p3P/1q2P2Q/pN3P2/PPP4P/1K1R2R1 w - - 0 1</text:p>
          </table:table-cell>
          <table:table-cell office:value-type="string" table:style-name="ce1">
            <text:p>1r1rb1k1/5ppp/4p3/1p1p3P/1q2P2Q/pN3P2/PPP4P/1K1R2R1 w - - bm Rxg7;</text:p>
          </table:table-cell>
          <table:table-cell office:value-type="float" office:value="0.99145300000000003" table:style-name="ce1">
            <text:p>0.991453</text:p>
          </table:table-cell>
          <table:table-cell office:value-type="float" office:value="1.2727272999999999" table:style-name="ce1">
            <text:p>1.2727273</text:p>
          </table:table-cell>
          <table:table-cell office:value-type="float" office:value="25.222190000000001" table:style-name="ce1">
            <text:p>25.22219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12.9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nrk1/5p1p/3p1Pp1/b3p1P1/8/3R2RQ/1P4BP/1KB1q3 w - - 0 1</text:p>
          </table:table-cell>
          <table:table-cell office:value-type="string" table:style-name="ce1">
            <text:p>1r2nrk1/5p1p/3p1Pp1/b3p1P1/8/3R2RQ/1P4BP/1KB1q3 w - - bm Rde3;</text:p>
          </table:table-cell>
          <table:table-cell office:value-type="float" office:value="0.97520660000000003" table:style-name="ce1">
            <text:p>0.9752066</text:p>
          </table:table-cell>
          <table:table-cell office:value-type="float" office:value="0.97222220000000004" table:style-name="ce1">
            <text:p>0.9722222</text:p>
          </table:table-cell>
          <table:table-cell office:value-type="float" office:value="8.4589269999999992" table:style-name="ce1">
            <text:p>8.458927</text:p>
          </table:table-cell>
          <table:table-cell office:value-type="float" office:value="-0.18095240000000001" table:style-name="ce1">
            <text:p>-0.1809524</text:p>
          </table:table-cell>
          <table:table-cell office:value-type="float" office:value="7.2727200000000006E-2" table:style-name="ce1">
            <text:p>0.0727272</text:p>
          </table:table-cell>
          <table:table-cell office:value-type="string" table:style-name="ce1">
            <text:p>(4.0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1">
            <text:p>1r2r1k1/1bp1qppn/1p1p3p/p7/P1PPp2n/BBP1P1NP/4QPP1/1R2R1K1 b - - bm Nf3;</text:p>
          </table:table-cell>
          <table:table-cell office:value-type="float" office:value="0.99315070000000005" table:style-name="ce1">
            <text:p>0.9931507</text:p>
          </table:table-cell>
          <table:table-cell office:value-type="float" office:value="0.97297299999999998" table:style-name="ce1">
            <text:p>0.972973</text:p>
          </table:table-cell>
          <table:table-cell office:value-type="float" office:value="3.6189597" table:style-name="ce1">
            <text:p>3.6189597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1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1">
            <text:p>1r3r1k/2q1b1np/3p1pp1/pp2p1P1/5P1P/PB2B3/1PPQ1R2/1K1R4 w - - bm f5;</text:p>
          </table:table-cell>
          <table:table-cell office:value-type="float" office:value="0.97674419999999995" table:style-name="ce1">
            <text:p>0.9767442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3.5819757000000001" table:style-name="ce1">
            <text:p>3.58197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20512820000000001" table:style-name="ce1">
            <text:p>0.2051282</text:p>
          </table:table-cell>
          <table:table-cell office:value-type="string" table:style-name="ce1">
            <text:p>(1.7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1pB2ppp/2b1p3/3pP3/p4Q2/P2B4/1P3PPP/2R3K1 w - - 0 1</text:p>
          </table:table-cell>
          <table:table-cell office:value-type="string" table:style-name="ce1">
            <text:p>1r3rk1/1pB2ppp/2b1p3/3pP3/p4Q2/P2B4/1P3PPP/2R3K1 w - - bm Bxh7+;</text:p>
          </table:table-cell>
          <table:table-cell office:value-type="float" office:value="1.3086420000000001" table:style-name="ce1">
            <text:p>1.30864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4.1664976999999999" table:style-name="ce1">
            <text:p>-4.1664977</text:p>
          </table:table-cell>
          <table:table-cell office:value-type="float" office:value="-2.5000006000000002E-2" table:style-name="ce1">
            <text:p>-0.025000006</text:p>
          </table:table-cell>
          <table:table-cell office:value-type="float" office:value="0.54545474000000005" table:style-name="ce1">
            <text:p>0.54545474</text:p>
          </table:table-cell>
          <table:table-cell office:value-type="string" table:style-name="ce1">
            <text:p>(25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1">
            <text:p>1r3rk1/3b1p1p/pp1p1p1Q/n1q1p3/2P1P3/P1PB1N2/6PP/1R3RK1 w - - bm Nd4;</text:p>
          </table:table-cell>
          <table:table-cell office:value-type="float" office:value="0.96899223000000001" table:style-name="ce1">
            <text:p>0.96899223</text:p>
          </table:table-cell>
          <table:table-cell office:value-type="float" office:value="0.10810810999999999" table:style-name="ce1">
            <text:p>0.10810811</text:p>
          </table:table-cell>
          <table:table-cell office:value-type="float" office:value="45.371180000000003" table:style-name="ce1">
            <text:p>45.37118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21153854999999999" table:style-name="ce1">
            <text:p>0.21153855</text:p>
          </table:table-cell>
          <table:table-cell office:value-type="string" table:style-name="ce1">
            <text:p>(8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1">
            <text:p>1r3rk1/3bqpp1/p3p2p/n1ppP2N/2nP1P1P/2PQ1N2/P3B1P1/2R2RK1 w - - bm Ng5;</text:p>
          </table:table-cell>
          <table:table-cell office:value-type="float" office:value="1" table:style-name="ce1">
            <text:p>1</text:p>
          </table:table-cell>
          <table:table-cell office:value-type="float" office:value="0.85365855999999996" table:style-name="ce1">
            <text:p>0.85365856</text:p>
          </table:table-cell>
          <table:table-cell office:value-type="float" office:value="7.3289967000000003" table:style-name="ce1">
            <text:p>7.3289967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21428585" table:style-name="ce1">
            <text:p>0.21428585</text:p>
          </table:table-cell>
          <table:table-cell office:value-type="string" table:style-name="ce1">
            <text:p>(3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5p1p/p2pb1p1/3Np1P1/2pRPR2/qP2Q1N1/P1PK3P/8 w - - 0 1</text:p>
          </table:table-cell>
          <table:table-cell office:value-type="string" table:style-name="ce1">
            <text:p>1r3rk1/5p1p/p2pb1p1/3Np1P1/2pRPR2/qP2Q1N1/P1PK3P/8 w - - bm Nf5;</text:p>
          </table:table-cell>
          <table:table-cell office:value-type="float" office:value="1.0598291" table:style-name="ce1">
            <text:p>1.0598291</text:p>
          </table:table-cell>
          <table:table-cell office:value-type="float" office:value="1" table:style-name="ce1">
            <text:p>1</text:p>
          </table:table-cell>
          <table:table-cell office:value-type="float" office:value="2.9903026000000001" table:style-name="ce1">
            <text:p>2.9903026</text:p>
          </table:table-cell>
          <table:table-cell office:value-type="float" office:value="1.8749997000000001E-2" table:style-name="ce1">
            <text:p>0.018749997</text:p>
          </table:table-cell>
          <table:table-cell office:value-type="float" office:value="0.41666674999999997" table:style-name="ce1">
            <text:p>0.41666675</text:p>
          </table:table-cell>
          <table:table-cell office:value-type="string" table:style-name="ce1">
            <text:p>(1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6p1/p1pb1qPp/3p4/4nPR1/2N4Q/PPP4P/2K1BR2 b - - 0 1</text:p>
          </table:table-cell>
          <table:table-cell office:value-type="string" table:style-name="ce1">
            <text:p>1r3rk1/6p1/p1pb1qPp/3p4/4nPR1/2N4Q/PPP4P/2K1BR2 b - - bm Rxb2;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1.2571429000000001" table:style-name="ce1">
            <text:p>1.2571429</text:p>
          </table:table-cell>
          <table:table-cell office:value-type="float" office:value="1.0775771000000001" table:style-name="ce1">
            <text:p>1.0775771</text:p>
          </table:table-cell>
          <table:table-cell office:value-type="float" office:value="4.1666670000000003E-2" table:style-name="ce1">
            <text:p>0.04166667</text:p>
          </table:table-cell>
          <table:table-cell office:value-type="float" office:value="5.303049E-2" table:style-name="ce1">
            <text:p>0.05303049</text:p>
          </table:table-cell>
          <table:table-cell office:value-type="string" table:style-name="ce1">
            <text:p>(0.7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4k1/1nq3pp/pp1pp1r1/8/PPP2P2/6P1/5N1P/2RQR1K1 w - - 0 1</text:p>
          </table:table-cell>
          <table:table-cell office:value-type="string" table:style-name="ce1">
            <text:p>1r4k1/1nq3pp/pp1pp1r1/8/PPP2P2/6P1/5N1P/2RQR1K1 w - - bm f5;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2.7437900000000002" table:style-name="ce1">
            <text:p>2.74379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18181824999999999" table:style-name="ce1">
            <text:p>0.18181825</text:p>
          </table:table-cell>
          <table:table-cell office:value-type="string" table:style-name="ce1">
            <text:p>(1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4k3/r2p2p1/2pR1p1p/2P1pP1P/pPK1P1P1/P7/1B6 b - - 0 1</text:p>
          </table:table-cell>
          <table:table-cell office:value-type="string" table:style-name="ce1">
            <text:p>1r6/4k3/r2p2p1/2pR1p1p/2P1pP1P/pPK1P1P1/P7/1B6 b - - bm Rxb3;</text:p>
          </table:table-cell>
          <table:table-cell office:value-type="float" office:value="1.1147541000000001" table:style-name="ce1">
            <text:p>1.1147541</text:p>
          </table:table-cell>
          <table:table-cell office:value-type="float" office:value="1.7333333" table:style-name="ce1">
            <text:p>1.7333333</text:p>
          </table:table-cell>
          <table:table-cell office:value-type="float" office:value="3.1984053000000001" table:style-name="ce1">
            <text:p>3.1984053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29999995000000002" table:style-name="ce1">
            <text:p>0.29999995</text:p>
          </table:table-cell>
          <table:table-cell office:value-type="string" table:style-name="ce1">
            <text:p>(2.7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nrk1/1p1qp2p/p1np1p1Q/3NPp2/2P5/3B1N1P/P2B2P1/R6K w - - 0 1</text:p>
          </table:table-cell>
          <table:table-cell office:value-type="string" table:style-name="ce1">
            <text:p>1rb1nrk1/1p1qp2p/p1np1p1Q/3NPp2/2P5/3B1N1P/P2B2P1/R6K w - - bm g4;</text:p>
          </table:table-cell>
          <table:table-cell office:value-type="float" office:value="0.89361703000000003" table:style-name="ce1">
            <text:p>0.89361703</text:p>
          </table:table-cell>
          <table:table-cell office:value-type="float" office:value="2.5" table:style-name="ce1">
            <text:p>2.5</text:p>
          </table:table-cell>
          <table:table-cell office:value-type="float" office:value="-38.511592999999998" table:style-name="ce1">
            <text:p>-38.511593</text:p>
          </table:table-cell>
          <table:table-cell office:value-type="float" office:value="-9.9999993999999995E-2" table:style-name="ce1">
            <text:p>-0.099999994</text:p>
          </table:table-cell>
          <table:table-cell office:value-type="float" office:value="1.0119047000000001" table:style-name="ce1">
            <text:p>1.0119047</text:p>
          </table:table-cell>
          <table:table-cell office:value-type="string" table:style-name="ce1">
            <text:p>(2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1">
            <text:p>1rb1nrk1/1p1qp2p/p1np1ppQ/3N1P2/2P1P3/3B1N1P/P2B2P1/R6K w - - bm e5;</text:p>
          </table:table-cell>
          <table:table-cell office:value-type="float" office:value="0.92198579999999997" table:style-name="ce1">
            <text:p>0.9219858</text:p>
          </table:table-cell>
          <table:table-cell office:value-type="float" office:value="2.2608695000000001" table:style-name="ce1">
            <text:p>2.2608695</text:p>
          </table:table-cell>
          <table:table-cell office:value-type="float" office:value="-10.469714" table:style-name="ce1">
            <text:p>-10.469714</text:p>
          </table:table-cell>
          <table:table-cell office:value-type="float" office:value="-0.15833335000000001" table:style-name="ce1">
            <text:p>-0.15833335</text:p>
          </table:table-cell>
          <table:table-cell office:value-type="float" office:value="1.1538463000000001" table:style-name="ce1">
            <text:p>1.1538463</text:p>
          </table:table-cell>
          <table:table-cell office:value-type="string" table:style-name="ce1">
            <text:p>(2.5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r1k1/1p3pb1/p5pp/P1pPn3/Nq3B2/R4P2/1P1QB1PP/4K2R b K - 0 1</text:p>
          </table:table-cell>
          <table:table-cell office:value-type="string" table:style-name="ce1">
            <text:p>1rb1r1k1/1p3pb1/p5pp/P1pPn3/Nq3B2/R4P2/1P1QB1PP/4K2R b K - bm Bf5;</text:p>
          </table:table-cell>
          <table:table-cell office:value-type="float" office:value="1" table:style-name="ce1">
            <text:p>1</text:p>
          </table:table-cell>
          <table:table-cell office:value-type="float" office:value="1.2352941" table:style-name="ce1">
            <text:p>1.2352941</text:p>
          </table:table-cell>
          <table:table-cell office:value-type="float" office:value="2.7484035000000002" table:style-name="ce1">
            <text:p>2.7484035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30769229999999997" table:style-name="ce1">
            <text:p>-0.3076923</text:p>
          </table:table-cell>
          <table:table-cell office:value-type="string" table:style-name="ce1">
            <text:p>(1.7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1">
            <text:p>1rb1r1k1/2qn1pbp/pp1p2p1/2nP4/P1p1PP2/2N1BQNP/1PB3P1/R4R1K w - - bm e5;</text:p>
          </table:table-cell>
          <table:table-cell office:value-type="float" office:value="1" table:style-name="ce1">
            <text:p>1</text:p>
          </table:table-cell>
          <table:table-cell office:value-type="float" office:value="1.1315789000000001" table:style-name="ce1">
            <text:p>1.1315789</text:p>
          </table:table-cell>
          <table:table-cell office:value-type="float" office:value="3.8774516999999999" table:style-name="ce1">
            <text:p>3.8774517</text:p>
          </table:table-cell>
          <table:table-cell office:value-type="float" office:value="0" table:style-name="ce1">
            <text:p>0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1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4k/p5np/3p1rp1/1ppB4/2N2P2/1P2R1P1/P1P4P/4R1K1 w - - 0 1</text:p>
          </table:table-cell>
          <table:table-cell office:value-type="string" table:style-name="ce1">
            <text:p>1rb4k/p5np/3p1rp1/1ppB4/2N2P2/1P2R1P1/P1P4P/4R1K1 w - - bm Re8+;</text:p>
          </table:table-cell>
          <table:table-cell office:value-type="float" office:value="1" table:style-name="ce1">
            <text:p>1</text:p>
          </table:table-cell>
          <table:table-cell office:value-type="float" office:value="1.6923077" table:style-name="ce1">
            <text:p>1.6923077</text:p>
          </table:table-cell>
          <table:table-cell office:value-type="float" office:value="2.9754128" table:style-name="ce1">
            <text:p>2.9754128</text:p>
          </table:table-cell>
          <table:table-cell office:value-type="float" office:value="0" table:style-name="ce1">
            <text:p>0</text:p>
          </table:table-cell>
          <table:table-cell office:value-type="float" office:value="0.36363649999999997" table:style-name="ce1">
            <text:p>0.3636365</text:p>
          </table:table-cell>
          <table:table-cell office:value-type="string" table:style-name="ce1">
            <text:p>(2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1">
            <text:p>1rr2bk1/1q3ppp/bn1p4/2nPpNP1/1p2P1N1/1p2B2P/P1B2P2/2R1Q1RK w - - bm Nf6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17.311820999999998" table:style-name="ce1">
            <text:p>17.311821</text:p>
          </table:table-cell>
          <table:table-cell office:value-type="float" office:value="-1.5476197000000001E-2" table:style-name="ce1">
            <text:p>-0.015476197</text:p>
          </table:table-cell>
          <table:table-cell office:value-type="float" office:value="0.11904764" table:style-name="ce1">
            <text:p>0.11904764</text:p>
          </table:table-cell>
          <table:table-cell office:value-type="string" table:style-name="ce1">
            <text:p>(8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Bbk1/5ppp/p3p3/8/1r3P2/4P3/P4P1P/3Q2K1 w - - 0 1</text:p>
          </table:table-cell>
          <table:table-cell office:value-type="string" table:style-name="ce1">
            <text:p>2b1Bbk1/5ppp/p3p3/8/1r3P2/4P3/P4P1P/3Q2K1 w - - bm e4;</text:p>
          </table:table-cell>
          <table:table-cell office:value-type="float" office:value="1.0454545" table:style-name="ce1">
            <text:p>1.0454545</text:p>
          </table:table-cell>
          <table:table-cell office:value-type="float" office:value="1.3076923" table:style-name="ce1">
            <text:p>1.3076923</text:p>
          </table:table-cell>
          <table:table-cell office:value-type="float" office:value="6.7079240000000002" table:style-name="ce1">
            <text:p>6.707924</text:p>
          </table:table-cell>
          <table:table-cell office:value-type="float" office:value="-6.25E-2" table:style-name="ce1">
            <text:p>-0.0625</text:p>
          </table:table-cell>
          <table:table-cell office:value-type="float" office:value="0.65277770000000002" table:style-name="ce1">
            <text:p>0.6527777</text:p>
          </table:table-cell>
          <table:table-cell office:value-type="string" table:style-name="ce1">
            <text:p>(3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3/5pkp/6p1/4P3/QppqPP2/5RPP/6BK/8 b - - 0 1</text:p>
          </table:table-cell>
          <table:table-cell office:value-type="string" table:style-name="ce1">
            <text:p>2b1r3/5pkp/6p1/4P3/QppqPP2/5RPP/6BK/8 b - - bm c3;</text:p>
          </table:table-cell>
          <table:table-cell office:value-type="float" office:value="1" table:style-name="ce1">
            <text:p>1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-0.38932075999999999" table:style-name="ce1">
            <text:p>-0.38932076</text:p>
          </table:table-cell>
          <table:table-cell office:value-type="float" office:value="-0.16071427999999999" table:style-name="ce1">
            <text:p>-0.16071428</text:p>
          </table:table-cell>
          <table:table-cell office:value-type="float" office:value="-0.44444442000000001" table:style-name="ce1">
            <text:p>-0.44444442</text:p>
          </table:table-cell>
          <table:table-cell office:value-type="string" table:style-name="ce1">
            <text:p>(0.6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1">
            <text:p>2b2bkr/2p1qn2/1p4r1/pNpPp1pp/2P1Pp2/P1Q2P1P/1P1R2PN/3BR1K1 b - - bm g4;</text:p>
          </table:table-cell>
          <table:table-cell office:value-type="float" office:value="1.0068965000000001" table:style-name="ce1">
            <text:p>1.0068965</text:p>
          </table:table-cell>
          <table:table-cell office:value-type="float" office:value="0.86486490000000005" table:style-name="ce1">
            <text:p>0.8648649</text:p>
          </table:table-cell>
          <table:table-cell office:value-type="float" office:value="3.0866140999999998" table:style-name="ce1">
            <text:p>3.0866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K1k/1p3p2/1r4p1/R5Pp/p7/1p1R2P1/4p3/8 w - - 0 1</text:p>
          </table:table-cell>
          <table:table-cell office:value-type="string" table:style-name="ce1">
            <text:p>2B2K1k/1p3p2/1r4p1/R5Pp/p7/1p1R2P1/4p3/8 w - - bm Re3;</text:p>
          </table:table-cell>
          <table:table-cell office:value-type="float" office:value="1.2708333999999999" table:style-name="ce1">
            <text:p>1.2708334</text:p>
          </table:table-cell>
          <table:table-cell office:value-type="float" office:value="2.1428569999999998" table:style-name="ce1">
            <text:p>2.142857</text:p>
          </table:table-cell>
          <table:table-cell office:value-type="float" office:value="-0.72291099999999997" table:style-name="ce1">
            <text:p>-0.722911</text:p>
          </table:table-cell>
          <table:table-cell office:value-type="float" office:value="0.10714285" table:style-name="ce1">
            <text:p>0.10714285</text:p>
          </table:table-cell>
          <table:table-cell office:value-type="float" office:value="1.6666666999999999" table:style-name="ce1">
            <text:p>1.6666667</text:p>
          </table:table-cell>
          <table:table-cell office:value-type="string" table:style-name="ce1">
            <text:p>(4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1">
            <text:p>2b2r2/2r2pbk/4n1pp/pp1pP3/2pP3q/P1P1B2P/1P1QNRPK/1B3R2 w - - bm Rf6;</text:p>
          </table:table-cell>
          <table:table-cell office:value-type="float" office:value="1" table:style-name="ce1">
            <text:p>1</text:p>
          </table:table-cell>
          <table:table-cell office:value-type="float" office:value="0.875" table:style-name="ce1">
            <text:p>0.875</text:p>
          </table:table-cell>
          <table:table-cell office:value-type="float" office:value="6.9959764" table:style-name="ce1">
            <text:p>6.9959764</text:p>
          </table:table-cell>
          <table:table-cell office:value-type="float" office:value="0" table:style-name="ce1">
            <text:p>0</text:p>
          </table:table-cell>
          <table:table-cell office:value-type="float" office:value="-0.42857146000000002" table:style-name="ce1">
            <text:p>-0.42857146</text:p>
          </table:table-cell>
          <table:table-cell office:value-type="string" table:style-name="ce1">
            <text:p>(3.5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1">
            <text:p>2b2rk1/r5p1/2n1p2p/pp1pP1BQ/q1pP1P2/P1P5/R1P3P1/2N2RK1 w - - bm f5;</text:p>
          </table:table-cell>
          <table:table-cell office:value-type="float" office:value="1" table:style-name="ce1">
            <text:p>1</text:p>
          </table:table-cell>
          <table:table-cell office:value-type="float" office:value="1.0322579999999999" table:style-name="ce1">
            <text:p>1.032258</text:p>
          </table:table-cell>
          <table:table-cell office:value-type="float" office:value="3.7204372999999999" table:style-name="ce1">
            <text:p>3.7204373</text:p>
          </table:table-cell>
          <table:table-cell office:value-type="float" office:value="2.8571427E-2" table:style-name="ce1">
            <text:p>0.0285714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q1b2/1p3k2/1r1p1p1p/pNpP1PpP/P1P3P1/6B1/1P5Q/2K1R3 w - - 0 1</text:p>
          </table:table-cell>
          <table:table-cell office:value-type="string" table:style-name="ce1">
            <text:p>2bq1b2/1p3k2/1r1p1p1p/pNpP1PpP/P1P3P1/6B1/1P5Q/2K1R3 w - - bm Re6;</text:p>
          </table:table-cell>
          <table:table-cell office:value-type="float" office:value="0.99090909999999999" table:style-name="ce1">
            <text:p>0.9909091</text:p>
          </table:table-cell>
          <table:table-cell office:value-type="float" office:value="2.6428569999999998" table:style-name="ce1">
            <text:p>2.642857</text:p>
          </table:table-cell>
          <table:table-cell office:value-type="float" office:value="-68.142700000000005" table:style-name="ce1">
            <text:p>-68.142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83333349999999995" table:style-name="ce1">
            <text:p>0.8333335</text:p>
          </table:table-cell>
          <table:table-cell office:value-type="string" table:style-name="ce1">
            <text:p>(4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2Br1/p6b/Pq1r4/1p2p1b1/1Ppp2p1/Q1P3N1/5RPP/R3N1K1 b - - 0 1</text:p>
          </table:table-cell>
          <table:table-cell office:value-type="string" table:style-name="ce1">
            <text:p>2k2Br1/p6b/Pq1r4/1p2p1b1/1Ppp2p1/Q1P3N1/5RPP/R3N1K1 b - - bm Rf6;</text:p>
          </table:table-cell>
          <table:table-cell office:value-type="float" office:value="0.94736843999999998" table:style-name="ce1">
            <text:p>0.94736844</text:p>
          </table:table-cell>
          <table:table-cell office:value-type="float" office:value="1.0769230999999999" table:style-name="ce1">
            <text:p>1.0769231</text:p>
          </table:table-cell>
          <table:table-cell office:value-type="float" office:value="2.9354968000000001" table:style-name="ce1">
            <text:p>2.9354968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(1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5/2p5/1q1p4/pPpPp1pp/N1P1Pp2/P4PbP/KQ4P1/8 w - - 0 1</text:p>
          </table:table-cell>
          <table:table-cell office:value-type="string" table:style-name="ce1">
            <text:p>2k5/2p5/1q1p4/pPpPp1pp/N1P1Pp2/P4PbP/KQ4P1/8 w - - bm h4;</text:p>
          </table:table-cell>
          <table:table-cell office:value-type="float" office:value="0.98765429999999999" table:style-name="ce1">
            <text:p>0.9876543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15.905014" table:style-name="ce1">
            <text:p>15.905014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27272750000000001" table:style-name="ce1">
            <text:p>-0.2727275</text:p>
          </table:table-cell>
          <table:table-cell office:value-type="string" table:style-name="ce1">
            <text:p>(8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5/p7/Pp1p1b2/1P1P1p2/2P2P1p/3K3P/5B2/8 w - - 0 1</text:p>
          </table:table-cell>
          <table:table-cell office:value-type="string" table:style-name="ce1">
            <text:p>2k5/p7/Pp1p1b2/1P1P1p2/2P2P1p/3K3P/5B2/8 w - - bm c5;</text:p>
          </table:table-cell>
          <table:table-cell office:value-type="float" office:value="1.1212120999999999" table:style-name="ce1">
            <text:p>1.1212121</text:p>
          </table:table-cell>
          <table:table-cell office:value-type="float" office:value="0.92857140000000005" table:style-name="ce1">
            <text:p>0.9285714</text:p>
          </table:table-cell>
          <table:table-cell office:value-type="float" office:value="4.2934403000000003" table:style-name="ce1">
            <text:p>4.2934403</text:p>
          </table:table-cell>
          <table:table-cell office:value-type="float" office:value="6.8749993999999995E-2" table:style-name="ce1">
            <text:p>0.0687499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1">
            <text:p>2q2r1k/p1p1b1pp/br1p1n2/2p1N1BP/Q1P1P3/8/PP1N1PP1/2KR3R w - - bm Ng6+;</text:p>
          </table:table-cell>
          <table:table-cell office:value-type="float" office:value="1.0217391" table:style-name="ce1">
            <text:p>1.0217391</text:p>
          </table:table-cell>
          <table:table-cell office:value-type="float" office:value="1.1842105000000001" table:style-name="ce1">
            <text:p>1.1842105</text:p>
          </table:table-cell>
          <table:table-cell office:value-type="float" office:value="7.1340193999999997" table:style-name="ce1">
            <text:p>7.1340194</text:p>
          </table:table-cell>
          <table:table-cell office:value-type="float" office:value="-1.8749997000000001E-2" table:style-name="ce1">
            <text:p>-0.018749997</text:p>
          </table:table-cell>
          <table:table-cell office:value-type="float" office:value="0.62637377000000005" table:style-name="ce1">
            <text:p>0.62637377</text:p>
          </table:table-cell>
          <table:table-cell office:value-type="string" table:style-name="ce1">
            <text:p>(3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2/3n1p2/p2p2k1/3PpRp1/P1n1P3/2P2QB1/1rB1R1P1/6K1 w - - 0 1</text:p>
          </table:table-cell>
          <table:table-cell office:value-type="string" table:style-name="ce1">
            <text:p>2q2r2/3n1p2/p2p2k1/3PpRp1/P1n1P3/2P2QB1/1rB1R1P1/6K1 w - - bm Rxg5+;</text:p>
          </table:table-cell>
          <table:table-cell office:value-type="float" office:value="1.0166667" table:style-name="ce1">
            <text:p>1.0166667</text:p>
          </table:table-cell>
          <table:table-cell office:value-type="float" office:value="0.86111110000000002" table:style-name="ce1">
            <text:p>0.8611111</text:p>
          </table:table-cell>
          <table:table-cell office:value-type="float" office:value="4.7929370000000002" table:style-name="ce1">
            <text:p>4.792937</text:p>
          </table:table-cell>
          <table:table-cell office:value-type="float" office:value="-0.11428571999999999" table:style-name="ce1">
            <text:p>-0.11428572</text:p>
          </table:table-cell>
          <table:table-cell office:value-type="float" office:value="-9.0909240000000002E-2" table:style-name="ce1">
            <text:p>-0.09090924</text:p>
          </table:table-cell>
          <table:table-cell office:value-type="string" table:style-name="ce1">
            <text:p>(2.2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bq1k/2r2p1P/1p2pPp1/p2pP1N1/3P4/nPP5/R2Q2K1/2RN4 w - - 0 1</text:p>
          </table:table-cell>
          <table:table-cell office:value-type="string" table:style-name="ce1">
            <text:p>2r1bq1k/2r2p1P/1p2pPp1/p2pP1N1/3P4/nPP5/R2Q2K1/2RN4 w - - bm Rxa3;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1.1785715000000001" table:style-name="ce1">
            <text:p>1.1785715</text:p>
          </table:table-cell>
          <table:table-cell office:value-type="float" office:value="22.490704999999998" table:style-name="ce1">
            <text:p>22.490705</text:p>
          </table:table-cell>
          <table:table-cell office:value-type="float" office:value="-5.2083329999999997E-2" table:style-name="ce1">
            <text:p>-0.05208333</text:p>
          </table:table-cell>
          <table:table-cell office:value-type="float" office:value="0.83333349999999995" table:style-name="ce1">
            <text:p>0.8333335</text:p>
          </table:table-cell>
          <table:table-cell office:value-type="string" table:style-name="ce1">
            <text:p>(10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k2r/1b2bppp/p3pn2/8/N2N1q1P/P4P2/1PPQ2P1/2KR1B1R b k - 0 1</text:p>
          </table:table-cell>
          <table:table-cell office:value-type="string" table:style-name="ce1">
            <text:p>2r1k2r/1b2bppp/p3pn2/8/N2N1q1P/P4P2/1PPQ2P1/2KR1B1R b k - bm Qb8;</text:p>
          </table:table-cell>
          <table:table-cell office:value-type="float" office:value="0.97810220000000003" table:style-name="ce1">
            <text:p>0.9781022</text:p>
          </table:table-cell>
          <table:table-cell office:value-type="float" office:value="1.9285715000000001" table:style-name="ce1">
            <text:p>1.9285715</text:p>
          </table:table-cell>
          <table:table-cell office:value-type="float" office:value="-3.6451851999999998" table:style-name="ce1">
            <text:p>-3.6451852</text:p>
          </table:table-cell>
          <table:table-cell office:value-type="float" office:value="3.125E-2" table:style-name="ce1">
            <text:p>0.03125</text:p>
          </table:table-cell>
          <table:table-cell office:value-type="float" office:value="-5.769229E-2" table:style-name="ce1">
            <text:p>-0.05769229</text:p>
          </table:table-cell>
          <table:table-cell office:value-type="string" table:style-name="ce1">
            <text:p>(0.5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2P2bp1/p1Q2pq1/2R3b1/1P6/4p1Bp/4B2P/3R3K w - - 0 1</text:p>
          </table:table-cell>
          <table:table-cell office:value-type="string" table:style-name="ce1">
            <text:p>2r1r1k1/2P2bp1/p1Q2pq1/2R3b1/1P6/4p1Bp/4B2P/3R3K w - - id ?; bm Qf3;</text:p>
          </table:table-cell>
          <table:table-cell office:value-type="float" office:value="0.93442625000000001" table:style-name="ce1">
            <text:p>0.93442625</text:p>
          </table:table-cell>
          <table:table-cell office:value-type="float" office:value="1.7419355000000001" table:style-name="ce1">
            <text:p>1.7419355</text:p>
          </table:table-cell>
          <table:table-cell office:value-type="float" office:value="-1.1461380000000001" table:style-name="ce1">
            <text:p>-1.146138</text:p>
          </table:table-cell>
          <table:table-cell office:value-type="float" office:value="-4.3367349999999999E-2" table:style-name="ce1">
            <text:p>-0.04336735</text:p>
          </table:table-cell>
          <table:table-cell office:value-type="float" office:value="0.53535339999999998" table:style-name="ce1">
            <text:p>0.5353534</text:p>
          </table:table-cell>
          <table:table-cell office:value-type="string" table:style-name="ce1">
            <text:p>(0.4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4bppp/1q4n1/3pP3/p1pP4/PnR2NBP/1P4P1/1B1QR2K w - - 0 1</text:p>
          </table:table-cell>
          <table:table-cell office:value-type="string" table:style-name="ce1">
            <text:p>2r1r1k1/4bppp/1q4n1/3pP3/p1pP4/PnR2NBP/1P4P1/1B1QR2K w - - bm e6;</text:p>
          </table:table-cell>
          <table:table-cell office:value-type="float" office:value="1.0072992999999999" table:style-name="ce1">
            <text:p>1.0072993</text:p>
          </table:table-cell>
          <table:table-cell office:value-type="float" office:value="0.73469390000000001" table:style-name="ce1">
            <text:p>0.7346939</text:p>
          </table:table-cell>
          <table:table-cell office:value-type="float" office:value="3.5472324" table:style-name="ce1">
            <text:p>3.5472324</text:p>
          </table:table-cell>
          <table:table-cell office:value-type="float" office:value="0" table:style-name="ce1">
            <text:p>0</text:p>
          </table:table-cell>
          <table:table-cell office:value-type="float" office:value="-0.38461518" table:style-name="ce1">
            <text:p>-0.38461518</text:p>
          </table:table-cell>
          <table:table-cell office:value-type="string" table:style-name="ce1">
            <text:p>(1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1k1/q4ppp/b2b1n2/p2p4/N2Q4/P3PPP1/1P4BP/R1BR3K b - - 0 1</text:p>
          </table:table-cell>
          <table:table-cell office:value-type="string" table:style-name="ce1">
            <text:p>2r1r1k1/q4ppp/b2b1n2/p2p4/N2Q4/P3PPP1/1P4BP/R1BR3K b - - bm Qb8;</text:p>
          </table:table-cell>
          <table:table-cell office:value-type="float" office:value="0.9710145" table:style-name="ce1">
            <text:p>0.9710145</text:p>
          </table:table-cell>
          <table:table-cell office:value-type="float" office:value="1.4444444000000001" table:style-name="ce1">
            <text:p>1.4444444</text:p>
          </table:table-cell>
          <table:table-cell office:value-type="string" table:style-name="ce1">
            <text:p>=</text:p>
          </table:table-cell>
          <table:table-cell office:value-type="float" office:value="-0.10416665999999999" table:style-name="ce1">
            <text:p>-0.10416666</text:p>
          </table:table-cell>
          <table:table-cell office:value-type="float" office:value="2.5640965000000002E-2" table:style-name="ce1">
            <text:p>0.025640965</text:p>
          </table:table-cell>
          <table:table-cell office:value-type="string" table:style-name="ce1">
            <text:p>(0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1">
            <text:p>2r1rnk1/n2b1pb1/p3p1p1/qp1pP1P1/3P1P2/1PN1B1N1/P2Q1KB1/2R4R w - - bm f5;</text:p>
          </table:table-cell>
          <table:table-cell office:value-type="float" office:value="1" table:style-name="ce1">
            <text:p>1</text:p>
          </table:table-cell>
          <table:table-cell office:value-type="float" office:value="1.7857143" table:style-name="ce1">
            <text:p>1.7857143</text:p>
          </table:table-cell>
          <table:table-cell office:value-type="float" office:value="2.2381690000000001" table:style-name="ce1">
            <text:p>2.238169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bk1/1b3p1p/4p1p1/3pP1B1/1P1R2Q1/3B2P1/5PKP/q7 b - - 0 1</text:p>
          </table:table-cell>
          <table:table-cell office:value-type="string" table:style-name="ce1">
            <text:p>2r2bk1/1b3p1p/4p1p1/3pP1B1/1P1R2Q1/3B2P1/5PKP/q7 b - - bm Rc4;</text:p>
          </table:table-cell>
          <table:table-cell office:value-type="float" office:value="1" table:style-name="ce1">
            <text:p>1</text:p>
          </table:table-cell>
          <table:table-cell office:value-type="float" office:value="1.075" table:style-name="ce1">
            <text:p>1.075</text:p>
          </table:table-cell>
          <table:table-cell office:value-type="float" office:value="1.7339135000000001" table:style-name="ce1">
            <text:p>1.7339135</text:p>
          </table:table-cell>
          <table:table-cell office:value-type="float" office:value="8.5714295999999995E-2" table:style-name="ce1">
            <text:p>0.085714296</text:p>
          </table:table-cell>
          <table:table-cell office:value-type="float" office:value="-0.70000004999999998" table:style-name="ce1">
            <text:p>-0.70000005</text:p>
          </table:table-cell>
          <table:table-cell office:value-type="string" table:style-name="ce1">
            <text:p>(1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1">
            <text:p>2r2rk1/1b3ppp/pn2p3/2qpP3/1p1Q1PP1/3B2R1/PPP1N2P/1K1R4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2424242000000001" table:style-name="ce1">
            <text:p>1.2424242</text:p>
          </table:table-cell>
          <table:table-cell office:value-type="float" office:value="1.1745741000000001" table:style-name="ce1">
            <text:p>1.1745741</text:p>
          </table:table-cell>
          <table:table-cell office:value-type="float" office:value="0" table:style-name="ce1">
            <text:p>0</text:p>
          </table:table-cell>
          <table:table-cell office:value-type="float" office:value="0.15384626000000001" table:style-name="ce1">
            <text:p>0.15384626</text:p>
          </table:table-cell>
          <table:table-cell office:value-type="string" table:style-name="ce1">
            <text:p>(0.7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1q4p1/p1bp1b2/1p2pPpQ/1P2P3/P1NB4/2P5/1K1R3R w - - 0 1</text:p>
          </table:table-cell>
          <table:table-cell office:value-type="string" table:style-name="ce1">
            <text:p>2r2rk1/1q4p1/p1bp1b2/1p2pPpQ/1P2P3/P1NB4/2P5/1K1R3R w - - bm Bc4+;</text:p>
          </table:table-cell>
          <table:table-cell office:value-type="float" office:value="0.96031743000000003" table:style-name="ce1">
            <text:p>0.9603174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12.412000000000001" table:style-name="ce1">
            <text:p>12.412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32575774000000002" table:style-name="ce1">
            <text:p>0.32575774</text:p>
          </table:table-cell>
          <table:table-cell office:value-type="string" table:style-name="ce1">
            <text:p>(6.6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k1/2q2p1p/p1p1nPpQ/3p4/4p1B1/8/PPP3PP/R4R1K w - - 0 1</text:p>
          </table:table-cell>
          <table:table-cell office:value-type="string" table:style-name="ce1">
            <text:p>2r2rk1/2q2p1p/p1p1nPpQ/3p4/4p1B1/8/PPP3PP/R4R1K w - - bm Rf5;</text:p>
          </table:table-cell>
          <table:table-cell office:value-type="float" office:value="0.9741379" table:style-name="ce1">
            <text:p>0.9741379</text:p>
          </table:table-cell>
          <table:table-cell office:value-type="float" office:value="1.3548387" table:style-name="ce1">
            <text:p>1.3548387</text:p>
          </table:table-cell>
          <table:table-cell office:value-type="float" office:value="307.10287" table:style-name="ce1">
            <text:p>307.10287</text:p>
          </table:table-cell>
          <table:table-cell office:value-type="float" office:value="-5.4166674999999997E-2" table:style-name="ce1">
            <text:p>-0.054166675</text:p>
          </table:table-cell>
          <table:table-cell office:value-type="float" office:value="0.13636374000000001" table:style-name="ce1">
            <text:p>0.13636374</text:p>
          </table:table-cell>
          <table:table-cell office:value-type="string" table:style-name="ce1">
            <text:p>(153.8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pp3p2/1n2rPp1/4P2p/4R3/P1q4P/3Q2P1/2B1R1K1 w - - 0 1</text:p>
          </table:table-cell>
          <table:table-cell office:value-type="string" table:style-name="ce1">
            <text:p>2r3k1/pp3p2/1n2rPp1/4P2p/4R3/P1q4P/3Q2P1/2B1R1K1 w - - bm Qg5;</text:p>
          </table:table-cell>
          <table:table-cell office:value-type="float" office:value="1.0092592" table:style-name="ce1">
            <text:p>1.0092592</text:p>
          </table:table-cell>
          <table:table-cell office:value-type="float" office:value="0.82978724999999998" table:style-name="ce1">
            <text:p>0.82978725</text:p>
          </table:table-cell>
          <table:table-cell office:value-type="float" office:value="4.7980204000000004" table:style-name="ce1">
            <text:p>4.7980204</text:p>
          </table:table-cell>
          <table:table-cell office:value-type="float" office:value="-6.25E-2" table:style-name="ce1">
            <text:p>-0.0625</text:p>
          </table:table-cell>
          <table:table-cell office:value-type="float" office:value="9.9999905E-2" table:style-name="ce1">
            <text:p>0.099999905</text:p>
          </table:table-cell>
          <table:table-cell office:value-type="string" table:style-name="ce1">
            <text:p>(2.1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p4pkp/2br1qp1/5P2/3p4/1P2Q1NP/P1P3P1/6K1 w - - 0 1</text:p>
          </table:table-cell>
          <table:table-cell office:value-type="string" table:style-name="ce1">
            <text:p>2R5/p4pkp/2br1qp1/5P2/3p4/1P2Q1NP/P1P3P1/6K1 w - - bm Nh5+;</text:p>
          </table:table-cell>
          <table:table-cell office:value-type="float" office:value="1.0337079" table:style-name="ce1">
            <text:p>1.0337079</text:p>
          </table:table-cell>
          <table:table-cell office:value-type="float" office:value="1.4482758" table:style-name="ce1">
            <text:p>1.4482758</text:p>
          </table:table-cell>
          <table:table-cell office:value-type="float" office:value="45.006019999999999" table:style-name="ce1">
            <text:p>45.00602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42222238000000001" table:style-name="ce1">
            <text:p>0.42222238</text:p>
          </table:table-cell>
          <table:table-cell office:value-type="string" table:style-name="ce1">
            <text:p>(22.8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k3/pp1bppbp/2n3p1/q7/2BPPN2/4BP1P/P2Q2P1/2RR2K1 w - - 0 1</text:p>
          </table:table-cell>
          <table:table-cell office:value-type="string" table:style-name="ce1">
            <text:p>2rrk3/pp1bppbp/2n3p1/q7/2BPPN2/4BP1P/P2Q2P1/2RR2K1 w - - bm Qf2;</text:p>
          </table:table-cell>
          <table:table-cell office:value-type="float" office:value="1" table:style-name="ce1">
            <text:p>1</text:p>
          </table:table-cell>
          <table:table-cell office:value-type="float" office:value="0.95454543999999997" table:style-name="ce1">
            <text:p>0.95454544</text:p>
          </table:table-cell>
          <table:table-cell office:value-type="float" office:value="3.5668093999999999" table:style-name="ce1">
            <text:p>3.5668094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53846145000000001" table:style-name="ce1">
            <text:p>0.53846145</text:p>
          </table:table-cell>
          <table:table-cell office:value-type="string" table:style-name="ce1">
            <text:p>(1.4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4/4k3/1p1b1p1r/p2Q4/3B1p1p/7P/1P4P1/3R3K w - - 0 1</text:p>
          </table:table-cell>
          <table:table-cell office:value-type="string" table:style-name="ce1">
            <text:p>3q4/4k3/1p1b1p1r/p2Q4/3B1p1p/7P/1P4P1/3R3K w - - bm b4;</text:p>
          </table:table-cell>
          <table:table-cell office:value-type="float" office:value="0.91011240000000004" table:style-name="ce1">
            <text:p>0.9101124</text:p>
          </table:table-cell>
          <table:table-cell office:value-type="float" office:value="1.5769230999999999" table:style-name="ce1">
            <text:p>1.5769231</text:p>
          </table:table-cell>
          <table:table-cell office:value-type="float" office:value="2.671589" table:style-name="ce1">
            <text:p>2.671589</text:p>
          </table:table-cell>
          <table:table-cell office:value-type="float" office:value="2.9761940000000001E-3" table:style-name="ce1">
            <text:p>0.002976194</text:p>
          </table:table-cell>
          <table:table-cell office:value-type="float" office:value="-0.65079379999999998" table:style-name="ce1">
            <text:p>-0.6507938</text:p>
          </table:table-cell>
          <table:table-cell office:value-type="string" table:style-name="ce1">
            <text:p>(2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r2k/3Q3p/p2p2pB/3P1p2/4p3/PPb3P1/2P1PP1P/5BK1 w - - 0 1</text:p>
          </table:table-cell>
          <table:table-cell office:value-type="string" table:style-name="ce1">
            <text:p>3qr2k/3Q3p/p2p2pB/3P1p2/4p3/PPb3P1/2P1PP1P/5BK1 w - - bm Qc6;</text:p>
          </table:table-cell>
          <table:table-cell office:value-type="float" office:value="1.0107527000000001" table:style-name="ce1">
            <text:p>1.0107527</text:p>
          </table:table-cell>
          <table:table-cell office:value-type="float" office:value="1.1290323" table:style-name="ce1">
            <text:p>1.1290323</text:p>
          </table:table-cell>
          <table:table-cell office:value-type="float" office:value="0.607213" table:style-name="ce1">
            <text:p>0.607213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0.18333316" table:style-name="ce1">
            <text:p>0.18333316</text:p>
          </table:table-cell>
          <table:table-cell office:value-type="string" table:style-name="ce1">
            <text:p>(0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r1rk1/1pp2ppp/2np2q1/p4Q2/2B1PP2/7R/PPP2RPP/6K1 w - - 0 1</text:p>
          </table:table-cell>
          <table:table-cell office:value-type="string" table:style-name="ce1">
            <text:p>3r1rk1/1pp2ppp/2np2q1/p4Q2/2B1PP2/7R/PPP2RPP/6K1 w - - bm Qb5;</text:p>
          </table:table-cell>
          <table:table-cell office:value-type="float" office:value="1.0086207" table:style-name="ce1">
            <text:p>1.0086207</text:p>
          </table:table-cell>
          <table:table-cell office:value-type="float" office:value="1.7142857" table:style-name="ce1">
            <text:p>1.7142857</text:p>
          </table:table-cell>
          <table:table-cell office:value-type="float" office:value="0.36688292" table:style-name="ce1">
            <text:p>0.36688292</text:p>
          </table:table-cell>
          <table:table-cell office:value-type="float" office:value="0" table:style-name="ce1">
            <text:p>0</text:p>
          </table:table-cell>
          <table:table-cell office:value-type="float" office:value="0.58333325000000003" table:style-name="ce1">
            <text:p>0.58333325</text:p>
          </table:table-cell>
          <table:table-cell office:value-type="string" table:style-name="ce1">
            <text:p>(1.1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1br/1K1p1n1r/2p2pN1/P2p1N2/2P3pP/5B2/P2P4/8 w - - 0 1</text:p>
          </table:table-cell>
          <table:table-cell office:value-type="string" table:style-name="ce1">
            <text:p>4k1br/1K1p1n1r/2p2pN1/P2p1N2/2P3pP/5B2/P2P4/8 w - - bm Kc8;</text:p>
          </table:table-cell>
          <table:table-cell office:value-type="float" office:value="0.67058825" table:style-name="ce1">
            <text:p>0.67058825</text:p>
          </table:table-cell>
          <table:table-cell office:value-type="float" office:value="2.125" table:style-name="ce1">
            <text:p>2.125</text:p>
          </table:table-cell>
          <table:table-cell office:value-type="float" office:value="-4.6892357000000002" table:style-name="ce1">
            <text:p>-4.6892357</text:p>
          </table:table-cell>
          <table:table-cell office:value-type="float" office:value="-0.11499999499999999" table:style-name="ce1">
            <text:p>-0.114999995</text:p>
          </table:table-cell>
          <table:table-cell office:value-type="float" office:value="1.8222221999999999" table:style-name="ce1">
            <text:p>1.8222222</text:p>
          </table:table-cell>
          <table:table-cell office:value-type="string" table:style-name="ce1">
            <text:p>(1.1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1k1/8/1p5p/1Pp3b1/8/1P3P2/P1B2P2/8 w - - 0 1</text:p>
          </table:table-cell>
          <table:table-cell office:value-type="string" table:style-name="ce1">
            <text:p>4K1k1/8/1p5p/1Pp3b1/8/1P3P2/P1B2P2/8 w - - bm f4;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office:value-type="float" office:value="2.5759530000000002" table:style-name="ce1">
            <text:p>2.575953</text:p>
          </table:table-cell>
          <table:table-cell office:value-type="float" office:value="0" table:style-name="ce1">
            <text:p>0</text:p>
          </table:table-cell>
          <table:table-cell office:value-type="float" office:value="0.57142853999999998" table:style-name="ce1">
            <text:p>0.57142854</text:p>
          </table:table-cell>
          <table:table-cell office:value-type="string" table:style-name="ce1">
            <text:p>(1.1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n3/1p1N1k1p/p2p1p1P/P1pP1K2/2P1P3/1P6/8/8 w - - 0 1</text:p>
          </table:table-cell>
          <table:table-cell office:value-type="string" table:style-name="ce1">
            <text:p>4n3/1p1N1k1p/p2p1p1P/P1pP1K2/2P1P3/1P6/8/8 w - - bm Nf8;</text:p>
          </table:table-cell>
          <table:table-cell office:value-type="float" office:value="1" table:style-name="ce1">
            <text:p>1</text:p>
          </table:table-cell>
          <table:table-cell office:value-type="float" office:value="1.6666666000000001" table:style-name="ce1">
            <text:p>1.6666666</text:p>
          </table:table-cell>
          <table:table-cell office:value-type="float" office:value="22.694535999999999" table:style-name="ce1">
            <text:p>22.694536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2.375" table:style-name="ce1">
            <text:p>2.375</text:p>
          </table:table-cell>
          <table:table-cell office:value-type="string" table:style-name="ce1">
            <text:p>(11.2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1k1/1p2qp2/p1p2n1Q/3p1BN1/3P4/1PP5/1KP5/8 w - - 0 1</text:p>
          </table:table-cell>
          <table:table-cell office:value-type="string" table:style-name="ce1">
            <text:p>4r1k1/1p2qp2/p1p2n1Q/3p1BN1/3P4/1PP5/1KP5/8 w - - bm c4;</text:p>
          </table:table-cell>
          <table:table-cell office:value-type="float" office:value="0.875" table:style-name="ce1">
            <text:p>0.875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10.372733999999999" table:style-name="ce1">
            <text:p>10.372734</text:p>
          </table:table-cell>
          <table:table-cell office:value-type="float" office:value="0.34126984999999999" table:style-name="ce1">
            <text:p>0.34126985</text:p>
          </table:table-cell>
          <table:table-cell office:value-type="float" office:value="1.4166666999999999" table:style-name="ce1">
            <text:p>1.4166667</text:p>
          </table:table-cell>
          <table:table-cell office:value-type="string" table:style-name="ce1">
            <text:p>(4.7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2r/pppkq1pp/2n1pn2/4p1B1/4N2Q/8/PPP3PP/4RRK1 w - - 0 1</text:p>
          </table:table-cell>
          <table:table-cell office:value-type="string" table:style-name="ce1">
            <text:p>4r2r/pppkq1pp/2n1pn2/4p1B1/4N2Q/8/PPP3PP/4RRK1 w - - bm Nxf6+;</text:p>
          </table:table-cell>
          <table:table-cell office:value-type="float" office:value="0.9453125" table:style-name="ce1">
            <text:p>0.9453125</text:p>
          </table:table-cell>
          <table:table-cell office:value-type="float" office:value="1.2647059" table:style-name="ce1">
            <text:p>1.2647059</text:p>
          </table:table-cell>
          <table:table-cell office:value-type="float" office:value="2.8357736999999998" table:style-name="ce1">
            <text:p>2.8357737</text:p>
          </table:table-cell>
          <table:table-cell office:value-type="float" office:value="4.1666657000000003E-2" table:style-name="ce1">
            <text:p>0.041666657</text:p>
          </table:table-cell>
          <table:table-cell office:value-type="float" office:value="0.13286709999999999" table:style-name="ce1">
            <text:p>0.1328671</text:p>
          </table:table-cell>
          <table:table-cell office:value-type="string" table:style-name="ce1">
            <text:p>(1.6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3/p4ppp/1kp5/3p4/8/1P4P1/5PBP/2R2K2 w - - 0 1</text:p>
          </table:table-cell>
          <table:table-cell office:value-type="string" table:style-name="ce1">
            <text:p>4r3/p4ppp/1kp5/3p4/8/1P4P1/5PBP/2R2K2 w - - bm Bh3;</text:p>
          </table:table-cell>
          <table:table-cell office:value-type="float" office:value="1.1136364000000001" table:style-name="ce1">
            <text:p>1.1136364</text:p>
          </table:table-cell>
          <table:table-cell office:value-type="float" office:value="0.7241379" table:style-name="ce1">
            <text:p>0.7241379</text:p>
          </table:table-cell>
          <table:table-cell office:value-type="float" office:value="5.3359145999999997" table:style-name="ce1">
            <text:p>5.3359146</text:p>
          </table:table-cell>
          <table:table-cell office:value-type="float" office:value="-5.3571418000000003E-2" table:style-name="ce1">
            <text:p>-0.053571418</text:p>
          </table:table-cell>
          <table:table-cell office:value-type="float" office:value="-0.375" table:style-name="ce1">
            <text:p>-0.375</text:p>
          </table:table-cell>
          <table:table-cell office:value-type="string" table:style-name="ce1">
            <text:p>(2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3/P7/2bB2p1/r3pk2/2p2p1P/2P2P1K/6P1/8 w - - 0 1</text:p>
          </table:table-cell>
          <table:table-cell office:value-type="string" table:style-name="ce1">
            <text:p>4R3/P7/2bB2p1/r3pk2/2p2p1P/2P2P1K/6P1/8 w - - bm Rxe5+;</text:p>
          </table:table-cell>
          <table:table-cell office:value-type="float" office:value="1.0816326000000001" table:style-name="ce1">
            <text:p>1.0816326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7.6473303000000001" table:style-name="ce1">
            <text:p>7.6473303</text:p>
          </table:table-cell>
          <table:table-cell office:value-type="float" office:value="-0.20833334000000001" table:style-name="ce1">
            <text:p>-0.20833334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3.5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r1k/pp1b2b1/2p4p/6pn/3PBp1q/P1N1P2P/1P1QNPP1/3RR1K1 b - - 0 1</text:p>
          </table:table-cell>
          <table:table-cell office:value-type="string" table:style-name="ce1">
            <text:p>4rr1k/pp1b2b1/2p4p/6pn/3PBp1q/P1N1P2P/1P1QNPP1/3RR1K1 b - - bm Bxh3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" table:style-name="ce1">
            <text:p>1</text:p>
          </table:table-cell>
          <table:table-cell office:value-type="float" office:value="6.9673566999999998" table:style-name="ce1">
            <text:p>6.967356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33516479999999998" table:style-name="ce1">
            <text:p>0.3351648</text:p>
          </table:table-cell>
          <table:table-cell office:value-type="string" table:style-name="ce1">
            <text:p>(3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B2/ppp4p/1bp1k3/8/1P2pp2/2P5/P2K1prP/R4R2 b - - 0 1</text:p>
          </table:table-cell>
          <table:table-cell office:value-type="string" table:style-name="ce1">
            <text:p>5B2/ppp4p/1bp1k3/8/1P2pp2/2P5/P2K1prP/R4R2 b - - bm Rg5;</text:p>
          </table:table-cell>
          <table:table-cell office:value-type="float" office:value="0.94202900000000001" table:style-name="ce1">
            <text:p>0.942029</text:p>
          </table:table-cell>
          <table:table-cell office:value-type="float" office:value="0.96153843000000006" table:style-name="ce1">
            <text:p>0.96153843</text:p>
          </table:table-cell>
          <table:table-cell office:value-type="float" office:value="13.005350999999999" table:style-name="ce1">
            <text:p>13.005351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0.85227275000000002" table:style-name="ce1">
            <text:p>0.85227275</text:p>
          </table:table-cell>
          <table:table-cell office:value-type="string" table:style-name="ce1">
            <text:p>(6.0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3K1p2/3P1Pp1/pp1p4/3P4/7P/4P1p1/8 w - - 0 1</text:p>
          </table:table-cell>
          <table:table-cell office:value-type="string" table:style-name="ce1">
            <text:p>5k2/3K1p2/3P1Pp1/pp1p4/3P4/7P/4P1p1/8 w - - bm Kc8;</text:p>
          </table:table-cell>
          <table:table-cell office:value-type="float" office:value="0.83333330000000005" table:style-name="ce1">
            <text:p>0.8333333</text:p>
          </table:table-cell>
          <table:table-cell office:value-type="float" office:value="1.4" table:style-name="ce1">
            <text:p>1.4</text:p>
          </table:table-cell>
          <table:table-cell office:value-type="float" office:value="308.13049999999998" table:style-name="ce1">
            <text:p>308.1305</text:p>
          </table:table-cell>
          <table:table-cell office:value-type="float" office:value="5.7142854E-2" table:style-name="ce1">
            <text:p>0.057142854</text:p>
          </table:table-cell>
          <table:table-cell office:value-type="float" office:value="1.0952379999999999" table:style-name="ce1">
            <text:p>1.095238</text:p>
          </table:table-cell>
          <table:table-cell office:value-type="string" table:style-name="ce1">
            <text:p>(153.9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nr1/2Pp2pk/3Pp1p1/4P1P1/6P1/5K2/8/7n w - - 0 1</text:p>
          </table:table-cell>
          <table:table-cell office:value-type="string" table:style-name="ce1">
            <text:p>5nr1/2Pp2pk/3Pp1p1/4P1P1/6P1/5K2/8/7n w - - id ?; bm c8N;</text:p>
          </table:table-cell>
          <table:table-cell office:value-type="float" office:value="0.33333333999999998" table:style-name="ce1">
            <text:p>0.33333334</text:p>
          </table:table-cell>
          <table:table-cell office:value-type="float" office:value="1.5" table:style-name="ce1">
            <text:p>1.5</text:p>
          </table:table-cell>
          <table:table-cell office:value-type="float" office:value="11.173439" table:style-name="ce1">
            <text:p>11.173439</text:p>
          </table:table-cell>
          <table:table-cell office:value-type="float" office:value="-0.26" table:style-name="ce1">
            <text:p>-0.26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(2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1ppbq1pp/3p3r/pP1PppbB/2P5/P1BP4/5PPP/3QRRK1 b - - 0 1</text:p>
          </table:table-cell>
          <table:table-cell office:value-type="string" table:style-name="ce1">
            <text:p>5rk1/1ppbq1pp/3p3r/pP1PppbB/2P5/P1BP4/5PPP/3QRRK1 b - - bm Bc1;</text:p>
          </table:table-cell>
          <table:table-cell office:value-type="float" office:value="1" table:style-name="ce1">
            <text:p>1</text:p>
          </table:table-cell>
          <table:table-cell office:value-type="float" office:value="0.92105263000000004" table:style-name="ce1">
            <text:p>0.92105263</text:p>
          </table:table-cell>
          <table:table-cell office:value-type="float" office:value="3.6393583" table:style-name="ce1">
            <text:p>3.6393583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1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2p2Rpq/p2p2n1/2pPpQPp/4P2P/3P2N1/PP6/6K1 w - - 0 1</text:p>
          </table:table-cell>
          <table:table-cell office:value-type="string" table:style-name="ce1">
            <text:p>5rk1/2p2Rpq/p2p2n1/2pPpQPp/4P2P/3P2N1/PP6/6K1 w - - bm Qe6;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8.101305" table:style-name="ce1">
            <text:p>28.10130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1.0909089999999999" table:style-name="ce1">
            <text:p>1.090909</text:p>
          </table:table-cell>
          <table:table-cell office:value-type="string" table:style-name="ce1">
            <text:p>(16.4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8/pqPp1r1p/1p1Pp1bR/4B3/5PP1/PP2Q1K1/R7 w - - 0 1</text:p>
          </table:table-cell>
          <table:table-cell office:value-type="string" table:style-name="ce1">
            <text:p>5rk1/8/pqPp1r1p/1p1Pp1bR/4B3/5PP1/PP2Q1K1/R7 w - - bm Rxg5+;</text:p>
          </table:table-cell>
          <table:table-cell office:value-type="float" office:value="1.0366972999999999" table:style-name="ce1">
            <text:p>1.0366973</text:p>
          </table:table-cell>
          <table:table-cell office:value-type="float" office:value="1.1764706" table:style-name="ce1">
            <text:p>1.1764706</text:p>
          </table:table-cell>
          <table:table-cell office:value-type="float" office:value="17.343903999999998" table:style-name="ce1">
            <text:p>17.343904</text:p>
          </table:table-cell>
          <table:table-cell office:value-type="float" office:value="1.2500003000000001E-2" table:style-name="ce1">
            <text:p>0.012500003</text:p>
          </table:table-cell>
          <table:table-cell office:value-type="float" office:value="0.28181814999999999" table:style-name="ce1">
            <text:p>0.28181815</text:p>
          </table:table-cell>
          <table:table-cell office:value-type="string" table:style-name="ce1">
            <text:p>(8.7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p1p1rpb1/q1Pp2p1/3Pp2p/4Pn2/1R4N1/P1BQ1PPP/R5K1 w - - 0 1</text:p>
          </table:table-cell>
          <table:table-cell office:value-type="string" table:style-name="ce1">
            <text:p>5rk1/p1p1rpb1/q1Pp2p1/3Pp2p/4Pn2/1R4N1/P1BQ1PPP/R5K1 w - - bm Rb4;</text:p>
          </table:table-cell>
          <table:table-cell office:value-type="float" office:value="1" table:style-name="ce1">
            <text:p>1</text:p>
          </table:table-cell>
          <table:table-cell office:value-type="float" office:value="1.1666666000000001" table:style-name="ce1">
            <text:p>1.1666666</text:p>
          </table:table-cell>
          <table:table-cell office:value-type="float" office:value="1.5654684000000001" table:style-name="ce1">
            <text:p>1.5654684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8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pp3p1p/7b/2pR4/8/2P4P/P1PNr1P1/2K4R b - - 0 1</text:p>
          </table:table-cell>
          <table:table-cell office:value-type="string" table:style-name="ce1">
            <text:p>5rk1/pp3p1p/7b/2pR4/8/2P4P/P1PNr1P1/2K4R b - - bm Rxd2;</text:p>
          </table:table-cell>
          <table:table-cell office:value-type="float" office:value="1.0138887999999999" table:style-name="ce1">
            <text:p>1.0138888</text:p>
          </table:table-cell>
          <table:table-cell office:value-type="float" office:value="1.2083333999999999" table:style-name="ce1">
            <text:p>1.2083334</text:p>
          </table:table-cell>
          <table:table-cell office:value-type="float" office:value="4.9136350000000002" table:style-name="ce1">
            <text:p>4.913635</text:p>
          </table:table-cell>
          <table:table-cell office:value-type="float" office:value="-6.25E-2" table:style-name="ce1">
            <text:p>-0.0625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2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b1/5p2/1p3Bp1/1P3pP1/5P2/pp1B2K1/pr4P1/k7 w - - 0 1</text:p>
          </table:table-cell>
          <table:table-cell office:value-type="string" table:style-name="ce1">
            <text:p>6b1/5p2/1p3Bp1/1P3pP1/5P2/pp1B2K1/pr4P1/k7 w - - bm Kh2;</text:p>
          </table:table-cell>
          <table:table-cell office:value-type="float" office:value="0.68852460000000004" table:style-name="ce1">
            <text:p>0.6885246</text:p>
          </table:table-cell>
          <table:table-cell office:value-type="float" office:value="19" table:style-name="ce1">
            <text:p>19</text:p>
          </table:table-cell>
          <table:table-cell office:value-type="float" office:value="-126929688" table:style-name="ce1">
            <text:p>-126929688</text:p>
          </table:table-cell>
          <table:table-cell office:value-type="float" office:value="4.5068025999999997E-2" table:style-name="ce1">
            <text:p>0.045068026</text:p>
          </table:table-cell>
          <table:table-cell office:value-type="float" office:value="-0.69999979999999995" table:style-name="ce1">
            <text:p>-0.6999998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p3pp1/p1rpq2p/3Q4/P1P2P2/1P6/3R1KPP/8 w - - 0 1</text:p>
          </table:table-cell>
          <table:table-cell office:value-type="string" table:style-name="ce1">
            <text:p>6k1/1p3pp1/p1rpq2p/3Q4/P1P2P2/1P6/3R1KPP/8 w - - bm Qd4;</text:p>
          </table:table-cell>
          <table:table-cell office:value-type="float" office:value="1" table:style-name="ce1">
            <text:p>1</text:p>
          </table:table-cell>
          <table:table-cell office:value-type="float" office:value="1.0645161999999999" table:style-name="ce1">
            <text:p>1.0645162</text:p>
          </table:table-cell>
          <table:table-cell office:value-type="float" office:value="1.5637411999999999" table:style-name="ce1">
            <text:p>1.5637412</text:p>
          </table:table-cell>
          <table:table-cell office:value-type="float" office:value="0" table:style-name="ce1">
            <text:p>0</text:p>
          </table:table-cell>
          <table:table-cell office:value-type="float" office:value="0.66666674999999997" table:style-name="ce1">
            <text:p>0.66666675</text:p>
          </table:table-cell>
          <table:table-cell office:value-type="string" table:style-name="ce1">
            <text:p>(0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pp2p2/3p4/p2P1Pp1/2P1n1Pp/4B1nP/PP4B1/4K3 w - - 0 1</text:p>
          </table:table-cell>
          <table:table-cell office:value-type="string" table:style-name="ce1">
            <text:p>6k1/1pp2p2/3p4/p2P1Pp1/2P1n1Pp/4B1nP/PP4B1/4K3 w - - bm Bxe4;</text:p>
          </table:table-cell>
          <table:table-cell office:value-type="float" office:value="1.0384616" table:style-name="ce1">
            <text:p>1.0384616</text:p>
          </table:table-cell>
          <table:table-cell office:value-type="float" office:value="1.05" table:style-name="ce1">
            <text:p>1.05</text:p>
          </table:table-cell>
          <table:table-cell office:value-type="float" office:value="13.030286" table:style-name="ce1">
            <text:p>13.030286</text:p>
          </table:table-cell>
          <table:table-cell office:value-type="float" office:value="0" table:style-name="ce1">
            <text:p>0</text:p>
          </table:table-cell>
          <table:table-cell office:value-type="float" office:value="-0.30000019999999999" table:style-name="ce1">
            <text:p>-0.3000002</text:p>
          </table:table-cell>
          <table:table-cell office:value-type="string" table:style-name="ce1">
            <text:p>(6.7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5p2/5Pp1/p2p1pP1/1n3P2/2p1K3/P7/7R w - - 0 1</text:p>
          </table:table-cell>
          <table:table-cell office:value-type="string" table:style-name="ce1">
            <text:p>6k1/5p2/5Pp1/p2p1pP1/1n3P2/2p1K3/P7/7R w - - bm Kd4;</text:p>
          </table:table-cell>
          <table:table-cell office:value-type="float" office:value="1" table:style-name="ce1">
            <text:p>1</text:p>
          </table:table-cell>
          <table:table-cell office:value-type="float" office:value="2.2222222999999999" table:style-name="ce1">
            <text:p>2.2222223</text:p>
          </table:table-cell>
          <table:table-cell office:value-type="float" office:value="293.43831999999998" table:style-name="ce1">
            <text:p>293.43832</text:p>
          </table:table-cell>
          <table:table-cell office:value-type="float" office:value="-2.3809522E-2" table:style-name="ce1">
            <text:p>-0.023809522</text:p>
          </table:table-cell>
          <table:table-cell office:value-type="float" office:value="-0.125" table:style-name="ce1">
            <text:p>-0.125</text:p>
          </table:table-cell>
          <table:table-cell office:value-type="string" table:style-name="ce1">
            <text:p>(153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1p4p/2p2R2/p4p1k/8/8/8/8 w - - 0 1</text:p>
          </table:table-cell>
          <table:table-cell office:value-type="string" table:style-name="ce1">
            <text:p>6K1/p1p4p/2p2R2/p4p1k/8/8/8/8 w - - bm Kf7;</text:p>
          </table:table-cell>
          <table:table-cell office:value-type="float" office:value="0.83333330000000005" table:style-name="ce1">
            <text:p>0.8333333</text:p>
          </table:table-cell>
          <table:table-cell office:value-type="float" office:value="1.625" table:style-name="ce1">
            <text:p>1.625</text:p>
          </table:table-cell>
          <table:table-cell office:value-type="float" office:value="309.35608000000002" table:style-name="ce1">
            <text:p>309.35608</text:p>
          </table:table-cell>
          <table:table-cell office:value-type="float" office:value="0.7083334" table:style-name="ce1">
            <text:p>0.708333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153.9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r/p1p1qp1p/1p3ppB/5P2/P7/2N1N1P1/1KP4P/8 w - - 0 1</text:p>
          </table:table-cell>
          <table:table-cell office:value-type="string" table:style-name="ce1">
            <text:p>6kr/p1p1qp1p/1p3ppB/5P2/P7/2N1N1P1/1KP4P/8 w - - bm Ncd5;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1.4210526000000001" table:style-name="ce1">
            <text:p>1.4210526</text:p>
          </table:table-cell>
          <table:table-cell office:value-type="float" office:value="2.702963" table:style-name="ce1">
            <text:p>2.702963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1.2333333" table:style-name="ce1">
            <text:p>1.2333333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3q1npk/2b1pbnp/Rp1p4/1N1P3P/2PQ1pP1/1K3B2/5B1R w - - 0 1</text:p>
          </table:table-cell>
          <table:table-cell office:value-type="string" table:style-name="ce1">
            <text:p>6r1/3q1npk/2b1pbnp/Rp1p4/1N1P3P/2PQ1pP1/1K3B2/5B1R w - - bm Qxg6;</text:p>
          </table:table-cell>
          <table:table-cell office:value-type="float" office:value="1" table:style-name="ce1">
            <text:p>1</text:p>
          </table:table-cell>
          <table:table-cell office:value-type="float" office:value="1.4193548" table:style-name="ce1">
            <text:p>1.4193548</text:p>
          </table:table-cell>
          <table:table-cell office:value-type="float" office:value="17.520885" table:style-name="ce1">
            <text:p>17.520885</text:p>
          </table:table-cell>
          <table:table-cell office:value-type="float" office:value="3.8095235999999998E-2" table:style-name="ce1">
            <text:p>0.038095236</text:p>
          </table:table-cell>
          <table:table-cell office:value-type="float" office:value="-1.3985872E-2" table:style-name="ce1">
            <text:p>-0.013985872</text:p>
          </table:table-cell>
          <table:table-cell office:value-type="string" table:style-name="ce1">
            <text:p>(9.3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8/p7/5p2/1k3K2/7P/P1P3P1/4N3 b - - 0 1</text:p>
          </table:table-cell>
          <table:table-cell office:value-type="string" table:style-name="ce1">
            <text:p>6r1/8/p7/5p2/1k3K2/7P/P1P3P1/4N3 b - - bm Rf8;</text:p>
          </table:table-cell>
          <table:table-cell office:value-type="float" office:value="1" table:style-name="ce1">
            <text:p>1</text:p>
          </table:table-cell>
          <table:table-cell office:value-type="float" office:value="1.6153846000000001" table:style-name="ce1">
            <text:p>1.6153846</text:p>
          </table:table-cell>
          <table:table-cell office:value-type="float" office:value="8.0684050000000003" table:style-name="ce1">
            <text:p>8.068405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0.91666674999999997" table:style-name="ce1">
            <text:p>0.91666675</text:p>
          </table:table-cell>
          <table:table-cell office:value-type="string" table:style-name="ce1">
            <text:p>(4.5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k/5r2/1p1npq1p/1Pp1p2p/P1PbP2Q/3R1PP1/B6K/3RB3 b - - 0 1</text:p>
          </table:table-cell>
          <table:table-cell office:value-type="string" table:style-name="ce1">
            <text:p>6rk/5r2/1p1npq1p/1Pp1p2p/P1PbP2Q/3R1PP1/B6K/3RB3 b - - bm Qg6;</text:p>
          </table:table-cell>
          <table:table-cell office:value-type="float" office:value="0.99206346000000001" table:style-name="ce1">
            <text:p>0.99206346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5.8695054000000004" table:style-name="ce1">
            <text:p>5.8695054</text:p>
          </table:table-cell>
          <table:table-cell office:value-type="float" office:value="3.125E-2" table:style-name="ce1">
            <text:p>0.03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3.6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3q1pp1/1p3r2/p1bP4/P1P2p2/1P2rNpP/2Q3P1/4RR1K b - - 0 1</text:p>
          </table:table-cell>
          <table:table-cell office:value-type="string" table:style-name="ce1">
            <text:p>7k/3q1pp1/1p3r2/p1bP4/P1P2p2/1P2rNpP/2Q3P1/4RR1K b - - bm Rxf3;</text:p>
          </table:table-cell>
          <table:table-cell office:value-type="float" office:value="1.0089284999999999" table:style-name="ce1">
            <text:p>1.0089285</text:p>
          </table:table-cell>
          <table:table-cell office:value-type="float" office:value="1.3030303000000001" table:style-name="ce1">
            <text:p>1.3030303</text:p>
          </table:table-cell>
          <table:table-cell office:value-type="float" office:value="28.143639" table:style-name="ce1">
            <text:p>28.143639</text:p>
          </table:table-cell>
          <table:table-cell office:value-type="float" office:value="-2.9166668999999999E-2" table:style-name="ce1">
            <text:p>-0.029166669</text:p>
          </table:table-cell>
          <table:table-cell office:value-type="float" office:value="0.81818175000000004" table:style-name="ce1">
            <text:p>0.81818175</text:p>
          </table:table-cell>
          <table:table-cell office:value-type="string" table:style-name="ce1">
            <text:p>(13.9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R/5kpp/8/7P/4BK2/8/8/3r4 w - - 0 1</text:p>
          </table:table-cell>
          <table:table-cell office:value-type="string" table:style-name="ce1">
            <text:p>7R/5kpp/8/7P/4BK2/8/8/3r4 w - - bm Ke5;</text:p>
          </table:table-cell>
          <table:table-cell office:value-type="float" office:value="1.3214284999999999" table:style-name="ce1">
            <text:p>1.3214285</text:p>
          </table:table-cell>
          <table:table-cell office:value-type="float" office:value="1.45" table:style-name="ce1">
            <text:p>1.45</text:p>
          </table:table-cell>
          <table:table-cell office:value-type="float" office:value="308.72976999999997" table:style-name="ce1">
            <text:p>308.72977</text:p>
          </table:table-cell>
          <table:table-cell office:value-type="float" office:value="-0.6666666" table:style-name="ce1">
            <text:p>-0.6666666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(153.9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1k4/p2np3/3p2pp/1P1P4/1P1K2P1/7P/4R3 w - - 0 1</text:p>
          </table:table-cell>
          <table:table-cell office:value-type="string" table:style-name="ce1">
            <text:p>8/1p1k4/p2np3/3p2pp/1P1P4/1P1K2P1/7P/4R3 w - - bm b5;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1.1052630999999999" table:style-name="ce1">
            <text:p>1.1052631</text:p>
          </table:table-cell>
          <table:table-cell office:value-type="float" office:value="2.0130997000000002" table:style-name="ce1">
            <text:p>2.0130997</text:p>
          </table:table-cell>
          <table:table-cell office:value-type="float" office:value="-5.9523581999999997E-3" table:style-name="ce1">
            <text:p>-0.005952358</text:p>
          </table:table-cell>
          <table:table-cell office:value-type="float" office:value="-0.26785706999999997" table:style-name="ce1">
            <text:p>-0.26785707</text:p>
          </table:table-cell>
          <table:table-cell office:value-type="string" table:style-name="ce1">
            <text:p>(1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1P3/b1B2p2/1pPRp3/2k3P1/P4pK1/nP3p1p/N7 w - - 0 1</text:p>
          </table:table-cell>
          <table:table-cell office:value-type="string" table:style-name="ce1">
            <text:p>8/2P1P3/b1B2p2/1pPRp3/2k3P1/P4pK1/nP3p1p/N7 w - - bm e8N;</text:p>
          </table:table-cell>
          <table:table-cell office:value-type="float" office:value="1.4081633" table:style-name="ce1">
            <text:p>1.4081633</text:p>
          </table:table-cell>
          <table:table-cell office:value-type="float" office:value="2.6" table:style-name="ce1">
            <text:p>2.6</text:p>
          </table:table-cell>
          <table:table-cell office:value-type="float" office:value="67.102500000000006" table:style-name="ce1">
            <text:p>67.1025</text:p>
          </table:table-cell>
          <table:table-cell office:value-type="float" office:value="-3.3333330000000001E-2" table:style-name="ce1">
            <text:p>-0.03333333</text:p>
          </table:table-cell>
          <table:table-cell office:value-type="float" office:value="-0.81111100000000003" table:style-name="ce1">
            <text:p>-0.811111</text:p>
          </table:table-cell>
          <table:table-cell office:value-type="string" table:style-name="ce1">
            <text:p>(67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Pk1p1/1p2P1K1/1P1Bb3/7p/7P/6P1/8 w - - 0 1</text:p>
          </table:table-cell>
          <table:table-cell office:value-type="string" table:style-name="ce1">
            <text:p>8/3Pk1p1/1p2P1K1/1P1Bb3/7p/7P/6P1/8 w - - bm g4;</text:p>
          </table:table-cell>
          <table:table-cell office:value-type="float" office:value="1.32" table:style-name="ce1">
            <text:p>1.32</text:p>
          </table:table-cell>
          <table:table-cell office:value-type="float" office:value="1.0714284999999999" table:style-name="ce1">
            <text:p>1.0714285</text:p>
          </table:table-cell>
          <table:table-cell office:value-type="float" office:value="38.327269999999999" table:style-name="ce1">
            <text:p>38.32727</text:p>
          </table:table-cell>
          <table:table-cell office:value-type="float" office:value="0" table:style-name="ce1">
            <text:p>0</text:p>
          </table:table-cell>
          <table:table-cell office:value-type="float" office:value="1.6571429" table:style-name="ce1">
            <text:p>1.6571429</text:p>
          </table:table-cell>
          <table:table-cell office:value-type="string" table:style-name="ce1">
            <text:p>(18.5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k2p/8/1P3p2/p2q4/p5QK/P5PP/8 w - - 0 1</text:p>
          </table:table-cell>
          <table:table-cell office:value-type="string" table:style-name="ce1">
            <text:p>8/4k2p/8/1P3p2/p2q4/p5QK/P5PP/8 w - - bm Qh4+;</text:p>
          </table:table-cell>
          <table:table-cell office:value-type="float" office:value="1" table:style-name="ce1">
            <text:p>1</text:p>
          </table:table-cell>
          <table:table-cell office:value-type="float" office:value="0.55555560000000004" table:style-name="ce1">
            <text:p>0.5555556</text:p>
          </table:table-cell>
          <table:table-cell office:value-type="float" office:value="310.01143999999999" table:style-name="ce1">
            <text:p>310.01144</text:p>
          </table:table-cell>
          <table:table-cell office:value-type="float" office:value="3.125E-2" table:style-name="ce1">
            <text:p>0.03125</text:p>
          </table:table-cell>
          <table:table-cell office:value-type="float" office:value="-1.1666666999999999" table:style-name="ce1">
            <text:p>-1.1666667</text:p>
          </table:table-cell>
          <table:table-cell office:value-type="string" table:style-name="ce1">
            <text:p>(154.0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b1p1/2Bp3p/5P1P/1pK1Pk2/8/8 b - - 0 1</text:p>
          </table:table-cell>
          <table:table-cell office:value-type="string" table:style-name="ce1">
            <text:p>8/8/4b1p1/2Bp3p/5P1P/1pK1Pk2/8/8 b - - bm g5;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" table:style-name="ce1">
            <text:p>1</text:p>
          </table:table-cell>
          <table:table-cell office:value-type="float" office:value="25.167867999999999" table:style-name="ce1">
            <text:p>25.167868</text:p>
          </table:table-cell>
          <table:table-cell office:value-type="float" office:value="-0.15476191" table:style-name="ce1">
            <text:p>-0.15476191</text:p>
          </table:table-cell>
          <table:table-cell office:value-type="float" office:value="0.53333353999999999" table:style-name="ce1">
            <text:p>0.53333354</text:p>
          </table:table-cell>
          <table:table-cell office:value-type="string" table:style-name="ce1">
            <text:p>(12.3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kpp1/3p1b2/p6P/2B5/6P1/6K1 b - - 0 1</text:p>
          </table:table-cell>
          <table:table-cell office:value-type="string" table:style-name="ce1">
            <text:p>8/8/4kpp1/3p1b2/p6P/2B5/6P1/6K1 b - - bm Bh3;</text:p>
          </table:table-cell>
          <table:table-cell office:value-type="float" office:value="1.3809524" table:style-name="ce1">
            <text:p>1.3809524</text:p>
          </table:table-cell>
          <table:table-cell office:value-type="float" office:value="0.8125" table:style-name="ce1">
            <text:p>0.8125</text:p>
          </table:table-cell>
          <table:table-cell office:value-type="float" office:value="4.73048" table:style-name="ce1">
            <text:p>4.73048</text:p>
          </table:table-cell>
          <table:table-cell office:value-type="float" office:value="-0.13690475999999999" table:style-name="ce1">
            <text:p>-0.13690476</text:p>
          </table:table-cell>
          <table:table-cell office:value-type="float" office:value="1.1666666999999999" table:style-name="ce1">
            <text:p>1.1666667</text:p>
          </table:table-cell>
          <table:table-cell office:value-type="string" table:style-name="ce1">
            <text:p>(1.7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2n4/P4k2/7p/2BK4/8/6PP/8 w - - 0 1</text:p>
          </table:table-cell>
          <table:table-cell office:value-type="string" table:style-name="ce1">
            <text:p>8/p2n4/P4k2/7p/2BK4/8/6PP/8 w - - bm h4;</text:p>
          </table:table-cell>
          <table:table-cell office:value-type="float" office:value="1.25" table:style-name="ce1">
            <text:p>1.25</text:p>
          </table:table-cell>
          <table:table-cell office:value-type="float" office:value="1.7272727000000001" table:style-name="ce1">
            <text:p>1.7272727</text:p>
          </table:table-cell>
          <table:table-cell office:value-type="float" office:value="31.107530000000001" table:style-name="ce1">
            <text:p>31.10753</text:p>
          </table:table-cell>
          <table:table-cell office:value-type="float" office:value="-2.4999998999999998E-2" table:style-name="ce1">
            <text:p>-0.024999999</text:p>
          </table:table-cell>
          <table:table-cell office:value-type="float" office:value="0.84999990000000003" table:style-name="ce1">
            <text:p>0.8499999</text:p>
          </table:table-cell>
          <table:table-cell office:value-type="string" table:style-name="ce1">
            <text:p>(16.5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2p4/r7/1k6/8/pK5Q/P7/b7 w - - 0 1</text:p>
          </table:table-cell>
          <table:table-cell office:value-type="string" table:style-name="ce1">
            <text:p>8/p2p4/r7/1k6/8/pK5Q/P7/b7 w - - bm Qd3;</text:p>
          </table:table-cell>
          <table:table-cell office:value-type="float" office:value="0.88888889999999998" table:style-name="ce1">
            <text:p>0.8888889</text:p>
          </table:table-cell>
          <table:table-cell office:value-type="float" office:value="0.86363639999999997" table:style-name="ce1">
            <text:p>0.8636364</text:p>
          </table:table-cell>
          <table:table-cell office:value-type="float" office:value="6.7603109999999997" table:style-name="ce1">
            <text:p>6.760311</text:p>
          </table:table-cell>
          <table:table-cell office:value-type="float" office:value="0.3" table:style-name="ce1">
            <text:p>0.3</text:p>
          </table:table-cell>
          <table:table-cell office:value-type="float" office:value="-1.4999998000000001" table:style-name="ce1">
            <text:p>-1.4999998</text:p>
          </table:table-cell>
          <table:table-cell office:value-type="string" table:style-name="ce1">
            <text:p>(4.0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R4ppp/5k2/2r5/8/7P/P4PP1/4K3 w - - 0 1</text:p>
          </table:table-cell>
          <table:table-cell office:value-type="string" table:style-name="ce1">
            <text:p>8/R4ppp/5k2/2r5/8/7P/P4PP1/4K3 w - - bm Ra3;</text:p>
          </table:table-cell>
          <table:table-cell office:value-type="float" office:value="1.125" table:style-name="ce1">
            <text:p>1.125</text:p>
          </table:table-cell>
          <table:table-cell office:value-type="float" office:value="0.91304350000000001" table:style-name="ce1">
            <text:p>0.9130435</text:p>
          </table:table-cell>
          <table:table-cell office:value-type="float" office:value="2.6817706000000001" table:style-name="ce1">
            <text:p>2.6817706</text:p>
          </table:table-cell>
          <table:table-cell office:value-type="float" office:value="-0.45833337000000002" table:style-name="ce1">
            <text:p>-0.45833337</text:p>
          </table:table-cell>
          <table:table-cell office:value-type="float" office:value="0.23333334999999999" table:style-name="ce1">
            <text:p>0.23333335</text:p>
          </table:table-cell>
          <table:table-cell office:value-type="string" table:style-name="ce1">
            <text:p>(0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r1/pp3p1p/2n2Pp1/q3p3/2Bp3Q/8/P3NPPP/R4RK1 w q - 0 1</text:p>
          </table:table-cell>
          <table:table-cell office:value-type="string" table:style-name="ce1">
            <text:p>r1b1k1r1/pp3p1p/2n2Pp1/q3p3/2Bp3Q/8/P3NPPP/R4RK1 w q - bm Bxf7;</text:p>
          </table:table-cell>
          <table:table-cell office:value-type="float" office:value="0.93798446999999996" table:style-name="ce1">
            <text:p>0.93798447</text:p>
          </table:table-cell>
          <table:table-cell office:value-type="float" office:value="1" table:style-name="ce1">
            <text:p>1</text:p>
          </table:table-cell>
          <table:table-cell office:value-type="float" office:value="5.2976770000000002" table:style-name="ce1">
            <text:p>5.29767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6.9930080000000006E-2" table:style-name="ce1">
            <text:p>0.06993008</text:p>
          </table:table-cell>
          <table:table-cell office:value-type="string" table:style-name="ce1">
            <text:p>(2.5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1">
            <text:p>r1b1kq1r/1p1n2bp/p2p2p1/3PppB1/Q1P1N3/8/PP2BPPP/R4RK1 w kq - bm f4;</text:p>
          </table:table-cell>
          <table:table-cell office:value-type="float" office:value="1" table:style-name="ce1">
            <text:p>1</text:p>
          </table:table-cell>
          <table:table-cell office:value-type="float" office:value="2.8823528" table:style-name="ce1">
            <text:p>2.8823528</text:p>
          </table:table-cell>
          <table:table-cell office:value-type="float" office:value="-179.19550000000001" table:style-name="ce1">
            <text:p>-179.19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r2k/pp1n1pp1/1qpb3p/8/3PB2B/5N2/PPQ2PPP/R3R1K1 w - - 0 1</text:p>
          </table:table-cell>
          <table:table-cell office:value-type="string" table:style-name="ce1">
            <text:p>r1b1r2k/pp1n1pp1/1qpb3p/8/3PB2B/5N2/PPQ2PPP/R3R1K1 w - - bm Bg6;</text:p>
          </table:table-cell>
          <table:table-cell office:value-type="float" office:value="1" table:style-name="ce1">
            <text:p>1</text:p>
          </table:table-cell>
          <table:table-cell office:value-type="float" office:value="1.0465116999999999" table:style-name="ce1">
            <text:p>1.0465117</text:p>
          </table:table-cell>
          <table:table-cell office:value-type="float" office:value="3.606922" table:style-name="ce1">
            <text:p>3.606922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1.6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k1r/pp4qp/4p2Q/PPbp4/8/2PB4/5PPP/RN3RK1 w - - 0 1</text:p>
          </table:table-cell>
          <table:table-cell office:value-type="string" table:style-name="ce1">
            <text:p>r1b2k1r/pp4qp/4p2Q/PPbp4/8/2PB4/5PPP/RN3RK1 w - - bm Qf4+;</text:p>
          </table:table-cell>
          <table:table-cell office:value-type="float" office:value="1.0245900999999999" table:style-name="ce1">
            <text:p>1.0245901</text:p>
          </table:table-cell>
          <table:table-cell office:value-type="float" office:value="1.8" table:style-name="ce1">
            <text:p>1.8</text:p>
          </table:table-cell>
          <table:table-cell office:value-type="float" office:value="-0.67634240000000001" table:style-name="ce1">
            <text:p>-0.6763424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57575774000000002" table:style-name="ce1">
            <text:p>0.57575774</text:p>
          </table:table-cell>
          <table:table-cell office:value-type="string" table:style-name="ce1">
            <text:p>(0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1p1nq1pp/p1pb1p2/8/4Q3/1P2PN2/PB2BPPP/1R2R1K1 w - - 0 1</text:p>
          </table:table-cell>
          <table:table-cell office:value-type="string" table:style-name="ce1">
            <text:p>r1b2rk1/1p1nq1pp/p1pb1p2/8/4Q3/1P2PN2/PB2BPPP/1R2R1K1 w - - bm Qh4;</text:p>
          </table:table-cell>
          <table:table-cell office:value-type="float" office:value="1" table:style-name="ce1">
            <text:p>1</text:p>
          </table:table-cell>
          <table:table-cell office:value-type="float" office:value="1.4285715000000001" table:style-name="ce1">
            <text:p>1.4285715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0.15384626000000001" table:style-name="ce1">
            <text:p>0.15384626</text:p>
          </table:table-cell>
          <table:table-cell office:value-type="string" table:style-name="ce1">
            <text:p>(0.5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1">
            <text:p>r1b2rk1/2q1bppp/p2pp3/2n3PQ/1p1BP3/1BN5/PPP2P1P/2KR2R1 w - - bm Bf6;</text:p>
          </table:table-cell>
          <table:table-cell office:value-type="float" office:value="1" table:style-name="ce1">
            <text:p>1</text:p>
          </table:table-cell>
          <table:table-cell office:value-type="float" office:value="1.34375" table:style-name="ce1">
            <text:p>1.34375</text:p>
          </table:table-cell>
          <table:table-cell office:value-type="float" office:value="1.9268501" table:style-name="ce1">
            <text:p>1.9268501</text:p>
          </table:table-cell>
          <table:table-cell office:value-type="float" office:value="0" table:style-name="ce1">
            <text:p>0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1.1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1">
            <text:p>r1b3k1/pp1n3p/2pbpq1r/3p4/2PPp1p1/PP2P1P1/1BQN1P1P/3RRBK1 b - - bm Rxh2;</text:p>
          </table:table-cell>
          <table:table-cell office:value-type="float" office:value="1" table:style-name="ce1">
            <text:p>1</text:p>
          </table:table-cell>
          <table:table-cell office:value-type="float" office:value="1.6206896" table:style-name="ce1">
            <text:p>1.6206896</text:p>
          </table:table-cell>
          <table:table-cell office:value-type="float" office:value="1.9383808" table:style-name="ce1">
            <text:p>1.9383808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1.7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r/pp1n2Bp/2pb2q1/3p3N/3P4/2P2Q2/P1P3PP/4RRK1 w - - 0 1</text:p>
          </table:table-cell>
          <table:table-cell office:value-type="string" table:style-name="ce1">
            <text:p>r1b3kr/pp1n2Bp/2pb2q1/3p3N/3P4/2P2Q2/P1P3PP/4RRK1 w - - bm Re5;</text:p>
          </table:table-cell>
          <table:table-cell office:value-type="float" office:value="0.93283579999999999" table:style-name="ce1">
            <text:p>0.9328358</text:p>
          </table:table-cell>
          <table:table-cell office:value-type="float" office:value="1.1282052" table:style-name="ce1">
            <text:p>1.1282052</text:p>
          </table:table-cell>
          <table:table-cell office:value-type="float" office:value="36.857044000000002" table:style-name="ce1">
            <text:p>36.857044</text:p>
          </table:table-cell>
          <table:table-cell office:value-type="float" office:value="3.125E-2" table:style-name="ce1">
            <text:p>0.03125</text:p>
          </table:table-cell>
          <table:table-cell office:value-type="float" office:value="0.66666674999999997" table:style-name="ce1">
            <text:p>0.66666675</text:p>
          </table:table-cell>
          <table:table-cell office:value-type="string" table:style-name="ce1">
            <text:p>(18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1">
            <text:p>r1bq1rk1/p4p1p/1np3p1/3p2Pn/1p2PP2/1PbQB3/P1P1BN1P/2KR2NR b - - bm Nc4;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7.1071790000000004" table:style-name="ce1">
            <text:p>7.107179</text:p>
          </table:table-cell>
          <table:table-cell office:value-type="float" office:value="0" table:style-name="ce1">
            <text:p>0</text:p>
          </table:table-cell>
          <table:table-cell office:value-type="float" office:value="0.19999981" table:style-name="ce1">
            <text:p>0.19999981</text:p>
          </table:table-cell>
          <table:table-cell office:value-type="string" table:style-name="ce1">
            <text:p>(3.9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1">
            <text:p>r1bq1rk1/pp1n1pp1/4pn1p/2p3B1/3P4/P1PB1N2/2P3PP/R3QRK1 w - - bm Qh4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6666666000000001" table:style-name="ce1">
            <text:p>1.6666666</text:p>
          </table:table-cell>
          <table:table-cell office:value-type="float" office:value="3.7796726" table:style-name="ce1">
            <text:p>3.7796726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8461541999999999" table:style-name="ce1">
            <text:p>0.38461542</text:p>
          </table:table-cell>
          <table:table-cell office:value-type="string" table:style-name="ce1">
            <text:p>(2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2b2p/2p1pppQ/8/1n1PN2P/3B1N2/PPP2PP1/2KR3R w - - 0 1</text:p>
          </table:table-cell>
          <table:table-cell office:value-type="string" table:style-name="ce1">
            <text:p>r1bq1rk1/pp2b2p/2p1pppQ/8/1n1PN2P/3B1N2/PPP2PP1/2KR3R w - - bm Neg5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6206896" table:style-name="ce1">
            <text:p>1.6206896</text:p>
          </table:table-cell>
          <table:table-cell office:value-type="float" office:value="4.4910920000000001" table:style-name="ce1">
            <text:p>4.491092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(2.9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1">
            <text:p>r1bq1rk1/ppp3b1/3p1nn1/P1PPp1Bp/1P2P3/1QNN1Pp1/4B1P1/R4RK1 b - - bm Bh6;</text:p>
          </table:table-cell>
          <table:table-cell office:value-type="float" office:value="1" table:style-name="ce1">
            <text:p>1</text:p>
          </table:table-cell>
          <table:table-cell office:value-type="float" office:value="0.7111111" table:style-name="ce1">
            <text:p>0.7111111</text:p>
          </table:table-cell>
          <table:table-cell office:value-type="float" office:value="5.9386435000000004" table:style-name="ce1">
            <text:p>5.9386435</text:p>
          </table:table-cell>
          <table:table-cell office:value-type="float" office:value="-6.1904760000000003E-2" table:style-name="ce1">
            <text:p>-0.06190476</text:p>
          </table:table-cell>
          <table:table-cell office:value-type="float" office:value="-0.73333334999999999" table:style-name="ce1">
            <text:p>-0.73333335</text:p>
          </table:table-cell>
          <table:table-cell office:value-type="string" table:style-name="ce1">
            <text:p>(2.7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1">
            <text:p>r1bqr1k1/3n1ppp/p2p1b2/3N1PP1/1p1B1P2/1P6/1PP1Q2P/2KR2R1 w - - bm Qxe8;</text:p>
          </table:table-cell>
          <table:table-cell office:value-type="float" office:value="0.93478260000000002" table:style-name="ce1">
            <text:p>0.9347826</text:p>
          </table:table-cell>
          <table:table-cell office:value-type="float" office:value="1.7586207" table:style-name="ce1">
            <text:p>1.7586207</text:p>
          </table:table-cell>
          <table:table-cell office:value-type="float" office:value="2.3865694999999998" table:style-name="ce1">
            <text:p>2.3865695</text:p>
          </table:table-cell>
          <table:table-cell office:value-type="float" office:value="5.3571433000000002E-2" table:style-name="ce1">
            <text:p>0.053571433</text:p>
          </table:table-cell>
          <table:table-cell office:value-type="float" office:value="0.76923059999999999" table:style-name="ce1">
            <text:p>0.7692306</text:p>
          </table:table-cell>
          <table:table-cell office:value-type="string" table:style-name="ce1">
            <text:p>(2.2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r2k1/1p3pp1/p1nBp2p/q3n3/2P1N1P1/4Q3/3RB2P/5RK1 w - - 0 1</text:p>
          </table:table-cell>
          <table:table-cell office:value-type="string" table:style-name="ce1">
            <text:p>r1br2k1/1p3pp1/p1nBp2p/q3n3/2P1N1P1/4Q3/3RB2P/5RK1 w - - bm h4;</text:p>
          </table:table-cell>
          <table:table-cell office:value-type="float" office:value="0.91970799999999997" table:style-name="ce1">
            <text:p>0.919708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0.93146499999999999" table:style-name="ce1">
            <text:p>0.931465</text:p>
          </table:table-cell>
          <table:table-cell office:value-type="float" office:value="-0.12499998499999999" table:style-name="ce1">
            <text:p>-0.124999985</text:p>
          </table:table-cell>
          <table:table-cell office:value-type="float" office:value="0.59230780000000005" table:style-name="ce1">
            <text:p>0.5923078</text:p>
          </table:table-cell>
          <table:table-cell office:value-type="string" table:style-name="ce1">
            <text:p>(0.6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k1n2n/8/pP6/5R2/8/1b1B4/4N3/1K5N w - - 0 1</text:p>
          </table:table-cell>
          <table:table-cell office:value-type="string" table:style-name="ce1">
            <text:p>r1k1n2n/8/pP6/5R2/8/1b1B4/4N3/1K5N w - - bm b7+;</text:p>
          </table:table-cell>
          <table:table-cell office:value-type="float" office:value="1" table:style-name="ce1">
            <text:p>1</text:p>
          </table:table-cell>
          <table:table-cell office:value-type="float" office:value="1.4090909" table:style-name="ce1">
            <text:p>1.4090909</text:p>
          </table:table-cell>
          <table:table-cell office:value-type="float" office:value="2.3948247" table:style-name="ce1">
            <text:p>2.3948247</text:p>
          </table:table-cell>
          <table:table-cell office:value-type="float" office:value="0.11111111999999999" table:style-name="ce1">
            <text:p>0.11111112</text:p>
          </table:table-cell>
          <table:table-cell office:value-type="float" office:value="0.83333325000000003" table:style-name="ce1">
            <text:p>0.83333325</text:p>
          </table:table-cell>
          <table:table-cell office:value-type="string" table:style-name="ce1">
            <text:p>(1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1rbk1/2pp1ppp/p1b5/1p1NP3/3Q4/3R2B1/PPP2PPP/5RK1 w - - 0 1</text:p>
          </table:table-cell>
          <table:table-cell office:value-type="string" table:style-name="ce1">
            <text:p>r1q1rbk1/2pp1ppp/p1b5/1p1NP3/3Q4/3R2B1/PPP2PPP/5RK1 w - - bm Nf6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1.7692307" table:style-name="ce1">
            <text:p>1.7692307</text:p>
          </table:table-cell>
          <table:table-cell office:value-type="float" office:value="-1.3988959000000001" table:style-name="ce1">
            <text:p>-1.3988959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69230769999999997" table:style-name="ce1">
            <text:p>0.6923077</text:p>
          </table:table-cell>
          <table:table-cell office:value-type="string" table:style-name="ce1">
            <text:p>(0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2rk1/ppp1bp2/6p1/3pNPn1/7p/2PP3P/P6B/1R1Q1RK1 w - - 0 1</text:p>
          </table:table-cell>
          <table:table-cell office:value-type="string" table:style-name="ce1">
            <text:p>r1q2rk1/ppp1bp2/6p1/3pNPn1/7p/2PP3P/P6B/1R1Q1RK1 w - - bm f6;</text:p>
          </table:table-cell>
          <table:table-cell office:value-type="float" office:value="0.93798446999999996" table:style-name="ce1">
            <text:p>0.93798447</text:p>
          </table:table-cell>
          <table:table-cell office:value-type="float" office:value="1.25" table:style-name="ce1">
            <text:p>1.25</text:p>
          </table:table-cell>
          <table:table-cell office:value-type="float" office:value="3.1296040000000001" table:style-name="ce1">
            <text:p>3.12960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14685321000000001" table:style-name="ce1">
            <text:p>0.14685321</text:p>
          </table:table-cell>
          <table:table-cell office:value-type="string" table:style-name="ce1">
            <text:p>(1.6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r3k1/p4ppp/4p3/3p4/3B3P/6P1/P1q2PB1/R2Q2K1 w - - 0 1</text:p>
          </table:table-cell>
          <table:table-cell office:value-type="string" table:style-name="ce1">
            <text:p>r1r3k1/p4ppp/4p3/3p4/3B3P/6P1/P1q2PB1/R2Q2K1 w - - bm Qg4;</text:p>
          </table:table-cell>
          <table:table-cell office:value-type="float" office:value="0.98" table:style-name="ce1">
            <text:p>0.98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2.7514036000000002" table:style-name="ce1">
            <text:p>2.7514036</text:p>
          </table:table-cell>
          <table:table-cell office:value-type="float" office:value="-6.25E-2" table:style-name="ce1">
            <text:p>-0.0625</text:p>
          </table:table-cell>
          <table:table-cell office:value-type="float" office:value="-0.27777766999999998" table:style-name="ce1">
            <text:p>-0.27777767</text:p>
          </table:table-cell>
          <table:table-cell office:value-type="string" table:style-name="ce1">
            <text:p>(1.4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br1k1/1b3q1p/pp1p1ppB/3Nn3/n1PNP2R/4Q3/1P2B1PP/5R1K w - - 0 1</text:p>
          </table:table-cell>
          <table:table-cell office:value-type="string" table:style-name="ce1">
            <text:p>r2br1k1/1b3q1p/pp1p1ppB/3Nn3/n1PNP2R/4Q3/1P2B1PP/5R1K w - - bm Nf5;</text:p>
          </table:table-cell>
          <table:table-cell office:value-type="float" office:value="0.97333336000000004" table:style-name="ce1">
            <text:p>0.97333336</text:p>
          </table:table-cell>
          <table:table-cell office:value-type="float" office:value="1.8125" table:style-name="ce1">
            <text:p>1.8125</text:p>
          </table:table-cell>
          <table:table-cell office:value-type="string" table:style-name="ce1">
            <text:p>=</text:p>
          </table:table-cell>
          <table:table-cell office:value-type="float" office:value="-7.7380939999999995E-2" table:style-name="ce1">
            <text:p>-0.07738094</text:p>
          </table:table-cell>
          <table:table-cell office:value-type="float" office:value="0.64835167000000005" table:style-name="ce1">
            <text:p>0.64835167</text:p>
          </table:table-cell>
          <table:table-cell office:value-type="string" table:style-name="ce1">
            <text:p>(1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1">
            <text:p>r2q1rk1/2pb2b1/1p1p1n2/PN1Pp3/1BP1Pppn/8/3N1PP1/R2QRBK1 b - - bm Nxg2;</text:p>
          </table:table-cell>
          <table:table-cell office:value-type="float" office:value="1" table:style-name="ce1">
            <text:p>1</text:p>
          </table:table-cell>
          <table:table-cell office:value-type="float" office:value="0.97297299999999998" table:style-name="ce1">
            <text:p>0.972973</text:p>
          </table:table-cell>
          <table:table-cell office:value-type="float" office:value="13.410569000000001" table:style-name="ce1">
            <text:p>13.410569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6.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p1b1ppp/4p1n1/2p5/2P5/1QP1B1P1/P3PPBP/R3K2R b - - 0 1</text:p>
          </table:table-cell>
          <table:table-cell office:value-type="string" table:style-name="ce1">
            <text:p>r2q1rk1/pp1b1ppp/4p1n1/2p5/2P5/1QP1B1P1/P3PPBP/R3K2R b - - bm b6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0.84615386000000004" table:style-name="ce1">
            <text:p>0.84615386</text:p>
          </table:table-cell>
          <table:table-cell office:value-type="float" office:value="1.3833249999999999" table:style-name="ce1">
            <text:p>1.383325</text:p>
          </table:table-cell>
          <table:table-cell office:value-type="float" office:value="0" table:style-name="ce1">
            <text:p>0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0.6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1">
            <text:p>r2q2k1/1bp1rp2/p1np1n2/1p1N2N1/P2bP3/1B6/1P3PPP/R2QR1K1 w - - bm Re3;</text:p>
          </table:table-cell>
          <table:table-cell office:value-type="float" office:value="0.93835615999999999" table:style-name="ce1">
            <text:p>0.93835616</text:p>
          </table:table-cell>
          <table:table-cell office:value-type="float" office:value="1.05" table:style-name="ce1">
            <text:p>1.05</text:p>
          </table:table-cell>
          <table:table-cell office:value-type="float" office:value="7.7055593" table:style-name="ce1">
            <text:p>7.7055593</text:p>
          </table:table-cell>
          <table:table-cell office:value-type="float" office:value="4.4642835999999997E-3" table:style-name="ce1">
            <text:p>0.004464284</text:p>
          </table:table-cell>
          <table:table-cell office:value-type="float" office:value="7.6922889999999994E-2" table:style-name="ce1">
            <text:p>0.07692289</text:p>
          </table:table-cell>
          <table:table-cell office:value-type="string" table:style-name="ce1">
            <text:p>(3.8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1">
            <text:p>r2qk2r/ppp1b1pp/2n1p3/3pP1n1/3P2b1/2PB1NN1/PP4PP/R1BQK2R w KQkq - bm Nxg5;</text:p>
          </table:table-cell>
          <table:table-cell office:value-type="float" office:value="1" table:style-name="ce1">
            <text:p>1</text:p>
          </table:table-cell>
          <table:table-cell office:value-type="float" office:value="1.1578946999999999" table:style-name="ce1">
            <text:p>1.1578947</text:p>
          </table:table-cell>
          <table:table-cell office:value-type="float" office:value="3.9073354999999999" table:style-name="ce1">
            <text:p>3.90733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2.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1">
            <text:p>r2qkb1r/pp2pp2/1np3pn/6N1/3P2b1/5N2/PPP2PP1/R1BQKB1R w KQkq - bm Rxh6;</text:p>
          </table:table-cell>
          <table:table-cell office:value-type="float" office:value="1" table:style-name="ce1">
            <text:p>1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2.1445669999999999" table:style-name="ce1">
            <text:p>2.144567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nrk1/p4pp1/1p2b2p/2p1Pp2/2P5/PnPB1QN1/6PP/R1B2RK1 w - - 0 1</text:p>
          </table:table-cell>
          <table:table-cell office:value-type="string" table:style-name="ce1">
            <text:p>r2qnrk1/p4pp1/1p2b2p/2p1Pp2/2P5/PnPB1QN1/6PP/R1B2RK1 w - - bm Bxh6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0833333999999999" table:style-name="ce1">
            <text:p>1.0833334</text:p>
          </table:table-cell>
          <table:table-cell office:value-type="float" office:value="4.8506393000000001" table:style-name="ce1">
            <text:p>4.8506393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3.2967089999999998E-2" table:style-name="ce1">
            <text:p>0.03296709</text:p>
          </table:table-cell>
          <table:table-cell office:value-type="string" table:style-name="ce1">
            <text:p>(2.4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r2k1/5pp1/2bPp3/p1N4p/1qQ5/2P2P2/BP4PP/1K1R4 b - - 0 1</text:p>
          </table:table-cell>
          <table:table-cell office:value-type="string" table:style-name="ce1">
            <text:p>r2r2k1/5pp1/2bPp3/p1N4p/1qQ5/2P2P2/BP4PP/1K1R4 b - - bm Qb8;</text:p>
          </table:table-cell>
          <table:table-cell office:value-type="float" office:value="1.0380952000000001" table:style-name="ce1">
            <text:p>1.0380952</text:p>
          </table:table-cell>
          <table:table-cell office:value-type="float" office:value="0.90697676000000005" table:style-name="ce1">
            <text:p>0.90697676</text:p>
          </table:table-cell>
          <table:table-cell office:value-type="float" office:value="2.8188898999999998" table:style-name="ce1">
            <text:p>2.8188899</text:p>
          </table:table-cell>
          <table:table-cell office:value-type="float" office:value="2.0833328000000002E-2" table:style-name="ce1">
            <text:p>0.020833328</text:p>
          </table:table-cell>
          <table:table-cell office:value-type="float" office:value="-0.21818185000000001" table:style-name="ce1">
            <text:p>-0.21818185</text:p>
          </table:table-cell>
          <table:table-cell office:value-type="string" table:style-name="ce1">
            <text:p>(1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2r/5ppp/3pbb2/qp1Np3/2BnP3/N7/PP1Q1PPP/R3K2R w KQkq - 0 1</text:p>
          </table:table-cell>
          <table:table-cell office:value-type="string" table:style-name="ce1">
            <text:p>r3k2r/5ppp/3pbb2/qp1Np3/2BnP3/N7/PP1Q1PPP/R3K2R w KQkq - bm Nxb5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0.81818179999999996" table:style-name="ce1">
            <text:p>0.8181818</text:p>
          </table:table-cell>
          <table:table-cell office:value-type="float" office:value="2.3750287999999999" table:style-name="ce1">
            <text:p>2.3750288</text:p>
          </table:table-cell>
          <table:table-cell office:value-type="float" office:value="-3.125E-2" table:style-name="ce1">
            <text:p>-0.03125</text:p>
          </table:table-cell>
          <table:table-cell office:value-type="float" office:value="-0.30769229999999997" table:style-name="ce1">
            <text:p>-0.3076923</text:p>
          </table:table-cell>
          <table:table-cell office:value-type="string" table:style-name="ce1">
            <text:p>(1.1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2r/pp2pp1p/8/q2Pb3/2P5/4p3/B1Q2PPP/2R2RK1 w kq - 0 1</text:p>
          </table:table-cell>
          <table:table-cell office:value-type="string" table:style-name="ce1">
            <text:p>r3k2r/pp2pp1p/8/q2Pb3/2P5/4p3/B1Q2PPP/2R2RK1 w kq - bm c5;</text:p>
          </table:table-cell>
          <table:table-cell office:value-type="float" office:value="0.96460175999999997" table:style-name="ce1">
            <text:p>0.96460176</text:p>
          </table:table-cell>
          <table:table-cell office:value-type="float" office:value="0.67391305999999995" table:style-name="ce1">
            <text:p>0.67391306</text:p>
          </table:table-cell>
          <table:table-cell office:value-type="float" office:value="4.8608865999999997" table:style-name="ce1">
            <text:p>4.8608866</text:p>
          </table:table-cell>
          <table:table-cell office:value-type="float" office:value="5.4166674999999997E-2" table:style-name="ce1">
            <text:p>0.054166675</text:p>
          </table:table-cell>
          <table:table-cell office:value-type="float" office:value="-0.25454545000000001" table:style-name="ce1">
            <text:p>-0.25454545</text:p>
          </table:table-cell>
          <table:table-cell office:value-type="string" table:style-name="ce1">
            <text:p>(1.8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b1r/1b1n2p1/p3Nn1p/3Pp3/1p4PP/3QBP2/qPP5/2KR1B1R w kq - 0 1</text:p>
          </table:table-cell>
          <table:table-cell office:value-type="string" table:style-name="ce1">
            <text:p>r3kb1r/1b1n2p1/p3Nn1p/3Pp3/1p4PP/3QBP2/qPP5/2KR1B1R w kq - bm Qg6;</text:p>
          </table:table-cell>
          <table:table-cell office:value-type="float" office:value="0.94520545" table:style-name="ce1">
            <text:p>0.94520545</text:p>
          </table:table-cell>
          <table:table-cell office:value-type="float" office:value="1.2368421999999999" table:style-name="ce1">
            <text:p>1.2368422</text:p>
          </table:table-cell>
          <table:table-cell office:value-type="float" office:value="6.7487199999999996" table:style-name="ce1">
            <text:p>6.74872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3.5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kr2/pp2bpp1/2b4p/q3p3/2B1p1PP/1Q2B3/PPP2P2/2KR2R1 w q - 0 1</text:p>
          </table:table-cell>
          <table:table-cell office:value-type="string" table:style-name="ce1">
            <text:p>r3kr2/pp2bpp1/2b4p/q3p3/2B1p1PP/1Q2B3/PPP2P2/2KR2R1 w q - bm Rd5;</text:p>
          </table:table-cell>
          <table:table-cell office:value-type="float" office:value="0.96923079999999995" table:style-name="ce1">
            <text:p>0.9692308</text:p>
          </table:table-cell>
          <table:table-cell office:value-type="float" office:value="1.1794872000000001" table:style-name="ce1">
            <text:p>1.1794872</text:p>
          </table:table-cell>
          <table:table-cell office:value-type="float" office:value="2.8382876000000001" table:style-name="ce1">
            <text:p>2.8382876</text:p>
          </table:table-cell>
          <table:table-cell office:value-type="float" office:value="1.8749997000000001E-2" table:style-name="ce1">
            <text:p>0.018749997</text:p>
          </table:table-cell>
          <table:table-cell office:value-type="float" office:value="-4.4871807E-2" table:style-name="ce1">
            <text:p>-0.044871807</text:p>
          </table:table-cell>
          <table:table-cell office:value-type="string" table:style-name="ce1">
            <text:p>(1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n3/3b2kp/1qNp2p1/1p1Pp2n/1P2Pp2/3B1N1P/1Q3PP1/2R3K1 w - - 0 1</text:p>
          </table:table-cell>
          <table:table-cell office:value-type="string" table:style-name="ce1">
            <text:p>r3n3/3b2kp/1qNp2p1/1p1Pp2n/1P2Pp2/3B1N1P/1Q3PP1/2R3K1 w - - bm Rc5;</text:p>
          </table:table-cell>
          <table:table-cell office:value-type="float" office:value="1" table:style-name="ce1">
            <text:p>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0171549999999998" table:style-name="ce1">
            <text:p>4.017155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16666675" table:style-name="ce1">
            <text:p>0.16666675</text:p>
          </table:table-cell>
          <table:table-cell office:value-type="string" table:style-name="ce1">
            <text:p>(2.0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1">
            <text:p>r3r1k1/1b1n1p2/1q1p1n1p/2p1p2P/p1P3p1/P1QNPPB1/1P2B1P1/2KR3R w - - bm Rh4;</text:p>
          </table:table-cell>
          <table:table-cell office:value-type="float" office:value="1.0070922" table:style-name="ce1">
            <text:p>1.0070922</text:p>
          </table:table-cell>
          <table:table-cell office:value-type="float" office:value="0.9512195" table:style-name="ce1">
            <text:p>0.9512195</text:p>
          </table:table-cell>
          <table:table-cell office:value-type="float" office:value="1.5014050999999999" table:style-name="ce1">
            <text:p>1.5014051</text:p>
          </table:table-cell>
          <table:table-cell office:value-type="float" office:value="0" table:style-name="ce1">
            <text:p>0</text:p>
          </table:table-cell>
          <table:table-cell office:value-type="float" office:value="-0.21428585" table:style-name="ce1">
            <text:p>-0.21428585</text:p>
          </table:table-cell>
          <table:table-cell office:value-type="string" table:style-name="ce1">
            <text:p>(0.8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1">
            <text:p>r3r1k1/1bppq2p/1p1n1bp1/3P1p2/p4N1P/P1PB1P2/1P1Q1BP1/1K1R3R w - - bm g4;</text:p>
          </table:table-cell>
          <table:table-cell office:value-type="float" office:value="1" table:style-name="ce1">
            <text:p>1</text:p>
          </table:table-cell>
          <table:table-cell office:value-type="float" office:value="0.95652174999999995" table:style-name="ce1">
            <text:p>0.95652175</text:p>
          </table:table-cell>
          <table:table-cell office:value-type="float" office:value="3.8148209999999998" table:style-name="ce1">
            <text:p>3.814821</text:p>
          </table:table-cell>
          <table:table-cell office:value-type="float" office:value="0" table:style-name="ce1">
            <text:p>0</text:p>
          </table:table-cell>
          <table:table-cell office:value-type="float" office:value="0.14285707" table:style-name="ce1">
            <text:p>0.14285707</text:p>
          </table:table-cell>
          <table:table-cell office:value-type="string" table:style-name="ce1">
            <text:p>(1.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b2/1q1n1ppk/1pp1p1np/3pP2N/PP1P4/7R/3B1PPP/2Q1NRK1 w - - 0 1</text:p>
          </table:table-cell>
          <table:table-cell office:value-type="string" table:style-name="ce1">
            <text:p>r3rb2/1q1n1ppk/1pp1p1np/3pP2N/PP1P4/7R/3B1PPP/2Q1NRK1 w - - bm g4;</text:p>
          </table:table-cell>
          <table:table-cell office:value-type="float" office:value="1" table:style-name="ce1">
            <text:p>1</text:p>
          </table:table-cell>
          <table:table-cell office:value-type="float" office:value="1.0571429000000001" table:style-name="ce1">
            <text:p>1.0571429</text:p>
          </table:table-cell>
          <table:table-cell office:value-type="float" office:value="5.2472405000000002" table:style-name="ce1">
            <text:p>5.2472405</text:p>
          </table:table-cell>
          <table:table-cell office:value-type="float" office:value="-0.18095238999999999" table:style-name="ce1">
            <text:p>-0.18095239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k2/6b1/5qP1/2p2pQ1/p2p4/8/1P1N1PP1/4R1K1 w - - 0 1</text:p>
          </table:table-cell>
          <table:table-cell office:value-type="string" table:style-name="ce1">
            <text:p>r4k2/6b1/5qP1/2p2pQ1/p2p4/8/1P1N1PP1/4R1K1 w - - bm Qg3;</text:p>
          </table:table-cell>
          <table:table-cell office:value-type="float" office:value="0.98823530000000004" table:style-name="ce1">
            <text:p>0.9882353</text:p>
          </table:table-cell>
          <table:table-cell office:value-type="float" office:value="1.44" table:style-name="ce1">
            <text:p>1.44</text:p>
          </table:table-cell>
          <table:table-cell office:value-type="float" office:value="-0.87143159999999997" table:style-name="ce1">
            <text:p>-0.8714316</text:p>
          </table:table-cell>
          <table:table-cell office:value-type="float" office:value="-2.7777776000000001E-2" table:style-name="ce1">
            <text:p>-0.027777776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1k/1p1n1ppp/1qb1p3/2b1P3/2B3Q1/p1NR4/PPP3PP/1KB1R3 w - - 0 1</text:p>
          </table:table-cell>
          <table:table-cell office:value-type="string" table:style-name="ce1">
            <text:p>r4r1k/1p1n1ppp/1qb1p3/2b1P3/2B3Q1/p1NR4/PPP3PP/1KB1R3 w - - bm Rh3;</text:p>
          </table:table-cell>
          <table:table-cell office:value-type="float" office:value="1" table:style-name="ce1">
            <text:p>1</text:p>
          </table:table-cell>
          <table:table-cell office:value-type="float" office:value="1.173913" table:style-name="ce1">
            <text:p>1.173913</text:p>
          </table:table-cell>
          <table:table-cell office:value-type="float" office:value="6.0801372999999996" table:style-name="ce1">
            <text:p>6.0801373</text:p>
          </table:table-cell>
          <table:table-cell office:value-type="float" office:value="2.9166668999999999E-2" table:style-name="ce1">
            <text:p>0.0291666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3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1k/6qp/3R1bb1/pNp2p2/PnB1pP2/4B2P/1P3Q1K/6R1 w - - 0 1</text:p>
          </table:table-cell>
          <table:table-cell office:value-type="string" table:style-name="ce1">
            <text:p>r4r1k/6qp/3R1bb1/pNp2p2/PnB1pP2/4B2P/1P3Q1K/6R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358975" table:style-name="ce1">
            <text:p>1.4358975</text:p>
          </table:table-cell>
          <table:table-cell office:value-type="float" office:value="3.5298142000000001" table:style-name="ce1">
            <text:p>3.5298142</text:p>
          </table:table-cell>
          <table:table-cell office:value-type="float" office:value="5.8333322E-2" table:style-name="ce1">
            <text:p>0.058333322</text:p>
          </table:table-cell>
          <table:table-cell office:value-type="float" office:value="0.3560605" table:style-name="ce1">
            <text:p>0.3560605</text:p>
          </table:table-cell>
          <table:table-cell office:value-type="string" table:style-name="ce1">
            <text:p>(2.1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2/6k1/p2p4/3P4/8/1BN3P1/PPP4P/7K b - - 0 1</text:p>
          </table:table-cell>
          <table:table-cell office:value-type="string" table:style-name="ce1">
            <text:p>r4r2/6k1/p2p4/3P4/8/1BN3P1/PPP4P/7K b - - bm Rab8;</text:p>
          </table:table-cell>
          <table:table-cell office:value-type="float" office:value="0.97959185000000004" table:style-name="ce1">
            <text:p>0.97959185</text:p>
          </table:table-cell>
          <table:table-cell office:value-type="float" office:value="1.7333333" table:style-name="ce1">
            <text:p>1.7333333</text:p>
          </table:table-cell>
          <table:table-cell office:value-type="float" office:value="-0.45803874999999999" table:style-name="ce1">
            <text:p>-0.45803875</text:p>
          </table:table-cell>
          <table:table-cell office:value-type="float" office:value="3.9285720000000003E-2" table:style-name="ce1">
            <text:p>0.03928572</text:p>
          </table:table-cell>
          <table:table-cell office:value-type="float" office:value="-0.55555560000000004" table:style-name="ce1">
            <text:p>-0.5555556</text:p>
          </table:table-cell>
          <table:table-cell office:value-type="string" table:style-name="ce1">
            <text:p>(1.3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4bppp/bq2p3/npnpP3/p2B1P2/P1PB1N2/1P2QNPP/R4RK1 w - - 0 1</text:p>
          </table:table-cell>
          <table:table-cell office:value-type="string" table:style-name="ce1">
            <text:p>r4rk1/4bppp/bq2p3/npnpP3/p2B1P2/P1PB1N2/1P2QNPP/R4RK1 w - - bm Bxh7+;</text:p>
          </table:table-cell>
          <table:table-cell office:value-type="float" office:value="1" table:style-name="ce1">
            <text:p>1</text:p>
          </table:table-cell>
          <table:table-cell office:value-type="float" office:value="1.075" table:style-name="ce1">
            <text:p>1.075</text:p>
          </table:table-cell>
          <table:table-cell office:value-type="float" office:value="7.7596273" table:style-name="ce1">
            <text:p>7.7596273</text:p>
          </table:table-cell>
          <table:table-cell office:value-type="float" office:value="0" table:style-name="ce1">
            <text:p>0</text:p>
          </table:table-cell>
          <table:table-cell office:value-type="float" office:value="-0.20000005000000001" table:style-name="ce1">
            <text:p>-0.20000005</text:p>
          </table:table-cell>
          <table:table-cell office:value-type="string" table:style-name="ce1">
            <text:p>(4.0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p2qn1bp/1pnp2p1/2p2p2/4PP1N/2PPB3/PP2QN1P/R4RK1 b - - 0 1</text:p>
          </table:table-cell>
          <table:table-cell office:value-type="string" table:style-name="ce1">
            <text:p>r4rk1/p2qn1bp/1pnp2p1/2p2p2/4PP1N/2PPB3/PP2QN1P/R4RK1 b - - bm Rae8;</text:p>
          </table:table-cell>
          <table:table-cell office:value-type="float" office:value="1" table:style-name="ce1">
            <text:p>1</text:p>
          </table:table-cell>
          <table:table-cell office:value-type="float" office:value="1.0789473999999999" table:style-name="ce1">
            <text:p>1.0789474</text:p>
          </table:table-cell>
          <table:table-cell office:value-type="float" office:value="1.1615331" table:style-name="ce1">
            <text:p>1.1615331</text:p>
          </table:table-cell>
          <table:table-cell office:value-type="float" office:value="0" table:style-name="ce1">
            <text:p>0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0.6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ppp2ppp/1nnb4/8/1P1P3q/PBN1B2P/4bPP1/R2QR1K1 w - - 0 1</text:p>
          </table:table-cell>
          <table:table-cell office:value-type="string" table:style-name="ce1">
            <text:p>r4rk1/ppp2ppp/1nnb4/8/1P1P3q/PBN1B2P/4bPP1/R2QR1K1 w - - bm Qxe2;</text:p>
          </table:table-cell>
          <table:table-cell office:value-type="float" office:value="0.92" table:style-name="ce1">
            <text:p>0.92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3.7971300000000001" table:style-name="ce1">
            <text:p>3.79713</text:p>
          </table:table-cell>
          <table:table-cell office:value-type="float" office:value="-0.21875" table:style-name="ce1">
            <text:p>-0.21875</text:p>
          </table:table-cell>
          <table:table-cell office:value-type="float" office:value="-0.18681312" table:style-name="ce1">
            <text:p>-0.18681312</text:p>
          </table:table-cell>
          <table:table-cell office:value-type="string" table:style-name="ce1">
            <text:p>(1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2p1brpp/p1nqbp2/P2pp3/BP6/2P1BN2/1P3PPP/R2QR1K1 w - - 0 1</text:p>
          </table:table-cell>
          <table:table-cell office:value-type="string" table:style-name="ce1">
            <text:p>r5k1/2p1brpp/p1nqbp2/P2pp3/BP6/2P1BN2/1P3PPP/R2QR1K1 w - - bm Rac1;</text:p>
          </table:table-cell>
          <table:table-cell office:value-type="float" office:value="1" table:style-name="ce1">
            <text:p>1</text:p>
          </table:table-cell>
          <table:table-cell office:value-type="float" office:value="1.2727272999999999" table:style-name="ce1">
            <text:p>1.2727273</text:p>
          </table:table-cell>
          <table:table-cell office:value-type="float" office:value="2.7739234000000002" table:style-name="ce1">
            <text:p>2.773923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1.6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6b1/2Nq4/2pP1p2/p1P1pPr1/Pp6/3R2PQ/1K3R2 b - - 0 1</text:p>
          </table:table-cell>
          <table:table-cell office:value-type="string" table:style-name="ce1">
            <text:p>r5k1/6b1/2Nq4/2pP1p2/p1P1pPr1/Pp6/3R2PQ/1K3R2 b - - bm e3;</text:p>
          </table:table-cell>
          <table:table-cell office:value-type="float" office:value="1.0092592" table:style-name="ce1">
            <text:p>1.0092592</text:p>
          </table:table-cell>
          <table:table-cell office:value-type="float" office:value="1.2058823000000001" table:style-name="ce1">
            <text:p>1.2058823</text:p>
          </table:table-cell>
          <table:table-cell office:value-type="float" office:value="12.196037" table:style-name="ce1">
            <text:p>12.196037</text:p>
          </table:table-cell>
          <table:table-cell office:value-type="float" office:value="-2.8571427E-2" table:style-name="ce1">
            <text:p>-0.028571427</text:p>
          </table:table-cell>
          <table:table-cell office:value-type="float" office:value="0.59999990000000003" table:style-name="ce1">
            <text:p>0.5999999</text:p>
          </table:table-cell>
          <table:table-cell office:value-type="string" table:style-name="ce1">
            <text:p>(5.9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p1pb2bp/3p3r/P1pPp1p1/2B1Pq2/1R2QPp1/1P4PP/5RBK b - - 0 1</text:p>
          </table:table-cell>
          <table:table-cell office:value-type="string" table:style-name="ce1">
            <text:p>r5k1/p1pb2bp/3p3r/P1pPp1p1/2B1Pq2/1R2QPp1/1P4PP/5RBK b - - bm Rxh2;</text:p>
          </table:table-cell>
          <table:table-cell office:value-type="float" office:value="1.0307691999999999" table:style-name="ce1">
            <text:p>1.0307692</text:p>
          </table:table-cell>
          <table:table-cell office:value-type="float" office:value="1.25" table:style-name="ce1">
            <text:p>1.25</text:p>
          </table:table-cell>
          <table:table-cell office:value-type="float" office:value="1.3875294" table:style-name="ce1">
            <text:p>1.3875294</text:p>
          </table:table-cell>
          <table:table-cell office:value-type="float" office:value="-1.2500003000000001E-2" table:style-name="ce1">
            <text:p>-0.012500003</text:p>
          </table:table-cell>
          <table:table-cell office:value-type="float" office:value="0.15934061999999999" table:style-name="ce1">
            <text:p>0.15934062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1">
            <text:p>r5rk/1bq1bpp1/1p1ppn1p/pP5P/2P1P3/P1N2P2/1B1Q1P2/1K1R1BR1 w - - bm Nd5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4071486000000002" table:style-name="ce1">
            <text:p>2.407148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35714269999999998" table:style-name="ce1">
            <text:p>0.3571427</text:p>
          </table:table-cell>
          <table:table-cell office:value-type="string" table:style-name="ce1">
            <text:p>(1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6k/N1Rb2bp/p2p1nr1/3Pp2q/1P2Pp1P/5N2/P3QBP1/4R1K1 b - - 0 1</text:p>
          </table:table-cell>
          <table:table-cell office:value-type="string" table:style-name="ce1">
            <text:p>r6k/N1Rb2bp/p2p1nr1/3Pp2q/1P2Pp1P/5N2/P3QBP1/4R1K1 b - - bm Bh3;</text:p>
          </table:table-cell>
          <table:table-cell office:value-type="float" office:value="0.97810220000000003" table:style-name="ce1">
            <text:p>0.9781022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9.0184660000000001" table:style-name="ce1">
            <text:p>9.018466</text:p>
          </table:table-cell>
          <table:table-cell office:value-type="float" office:value="-2.4999990999999999E-2" table:style-name="ce1">
            <text:p>-0.024999991</text:p>
          </table:table-cell>
          <table:table-cell office:value-type="float" office:value="-0.63461540000000005" table:style-name="ce1">
            <text:p>-0.6346154</text:p>
          </table:table-cell>
          <table:table-cell office:value-type="string" table:style-name="ce1">
            <text:p>(4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7/4bpkp/4p1p1/pq1nP3/Q2P3P/5PP1/3BNK2/R7 b - - 0 1</text:p>
          </table:table-cell>
          <table:table-cell office:value-type="string" table:style-name="ce1">
            <text:p>r7/4bpkp/4p1p1/pq1nP3/Q2P3P/5PP1/3BNK2/R7 b - - bm Qd3;</text:p>
          </table:table-cell>
          <table:table-cell office:value-type="float" office:value="1" table:style-name="ce1">
            <text:p>1</text:p>
          </table:table-cell>
          <table:table-cell office:value-type="float" office:value="1.2894737000000001" table:style-name="ce1">
            <text:p>1.2894737</text:p>
          </table:table-cell>
          <table:table-cell office:value-type="float" office:value="2.2153277" table:style-name="ce1">
            <text:p>2.2153277</text:p>
          </table:table-cell>
          <table:table-cell office:value-type="float" office:value="-5.0000012000000003E-2" table:style-name="ce1">
            <text:p>-0.050000012</text:p>
          </table:table-cell>
          <table:table-cell office:value-type="float" office:value="-0.29999995000000002" table:style-name="ce1">
            <text:p>-0.29999995</text:p>
          </table:table-cell>
          <table:table-cell office:value-type="string" table:style-name="ce1">
            <text:p>(1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1q1rk1/2b2ppp/pp6/1R1p4/3P2b1/2PB1N1P/P4PP1/2BQ1RK1 w - - 0 1</text:p>
          </table:table-cell>
          <table:table-cell office:value-type="string" table:style-name="ce1">
            <text:p>rn1q1rk1/2b2ppp/pp6/1R1p4/3P2b1/2PB1N1P/P4PP1/2BQ1RK1 w - - bm hxg4</text:p>
          </table:table-cell>
          <table:table-cell office:value-type="float" office:value="1" table:style-name="ce1">
            <text:p>1</text:p>
          </table:table-cell>
          <table:table-cell office:value-type="float" office:value="1.3030303000000001" table:style-name="ce1">
            <text:p>1.3030303</text:p>
          </table:table-cell>
          <table:table-cell office:value-type="float" office:value="1.9741415" table:style-name="ce1">
            <text:p>1.9741415</text:p>
          </table:table-cell>
          <table:table-cell office:value-type="float" office:value="0" table:style-name="ce1">
            <text:p>0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1qr1k1/1p2bppp/p3p3/3pP3/P2P1B2/2RB1Q1P/1P3PP1/R5K1 w - - 0 1</text:p>
          </table:table-cell>
          <table:table-cell office:value-type="string" table:style-name="ce1">
            <text:p>rn1qr1k1/1p2bppp/p3p3/3pP3/P2P1B2/2RB1Q1P/1P3PP1/R5K1 w - - bm Bxh7+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7586207" table:style-name="ce1">
            <text:p>1.7586207</text:p>
          </table:table-cell>
          <table:table-cell office:value-type="float" office:value="4.5620729999999998" table:style-name="ce1">
            <text:p>4.562073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92307687000000005" table:style-name="ce1">
            <text:p>0.92307687</text:p>
          </table:table-cell>
          <table:table-cell office:value-type="string" table:style-name="ce1">
            <text:p>(3.2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2k2r/p2p1ppp/bp6/2pP4/1b2P2q/2N5/PP4PP/R1BQKBNR w KQkq - 0 1</text:p>
          </table:table-cell>
          <table:table-cell office:value-type="string" table:style-name="ce1">
            <text:p>rn2k2r/p2p1ppp/bp6/2pP4/1b2P2q/2N5/PP4PP/R1BQKBNR w KQkq - bm g3;</text:p>
          </table:table-cell>
          <table:table-cell office:value-type="float" office:value="1.0563381000000001" table:style-name="ce1">
            <text:p>1.0563381</text:p>
          </table:table-cell>
          <table:table-cell office:value-type="float" office:value="0.05" table:style-name="ce1">
            <text:p>0.05</text:p>
          </table:table-cell>
          <table:table-cell office:value-type="float" office:value="40.587375999999999" table:style-name="ce1">
            <text:p>40.587376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2.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3r1k/pn1p1ppq/bpp4p/7P/4N1Q1/6P1/PP3PB1/R1B1R1K1 w - - 0 1</text:p>
          </table:table-cell>
          <table:table-cell office:value-type="string" table:style-name="ce1">
            <text:p>rn3r1k/pn1p1ppq/bpp4p/7P/4N1Q1/6P1/PP3PB1/R1B1R1K1 w - - bm Bg5;</text:p>
          </table:table-cell>
          <table:table-cell office:value-type="float" office:value="0.95035464000000003" table:style-name="ce1">
            <text:p>0.95035464</text:p>
          </table:table-cell>
          <table:table-cell office:value-type="float" office:value="1.5384616" table:style-name="ce1">
            <text:p>1.5384616</text:p>
          </table:table-cell>
          <table:table-cell office:value-type="float" office:value="-0.35448950000000001" table:style-name="ce1">
            <text:p>-0.3544895</text:p>
          </table:table-cell>
          <table:table-cell office:value-type="float" office:value="-0.18333334000000001" table:style-name="ce1">
            <text:p>-0.18333334</text:p>
          </table:table-cell>
          <table:table-cell office:value-type="float" office:value="0.33333325000000003" table:style-name="ce1">
            <text:p>0.33333325</text:p>
          </table:table-cell>
          <table:table-cell office:value-type="string" table:style-name="ce1">
            <text:p>(0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bRrk2/2p5/1p2PB1p/pP4p1/8/P3R2P/2P2P2/6K1 w - - 0 1</text:p>
          </table:table-cell>
          <table:table-cell office:value-type="string" table:style-name="ce1">
            <text:p>rnbRrk2/2p5/1p2PB1p/pP4p1/8/P3R2P/2P2P2/6K1 w - - bm h4;</text:p>
          </table:table-cell>
          <table:table-cell office:value-type="float" office:value="0.90588236" table:style-name="ce1">
            <text:p>0.90588236</text:p>
          </table:table-cell>
          <table:table-cell office:value-type="float" office:value="2.375" table:style-name="ce1">
            <text:p>2.375</text:p>
          </table:table-cell>
          <table:table-cell office:value-type="float" office:value="-18.222300000000001" table:style-name="ce1">
            <text:p>-18.2223</text:p>
          </table:table-cell>
          <table:table-cell office:value-type="float" office:value="-4.1666670000000003E-2" table:style-name="ce1">
            <text:p>-0.04166667</text:p>
          </table:table-cell>
          <table:table-cell office:value-type="float" office:value="1.8000001999999999" table:style-name="ce1">
            <text:p>1.8000002</text:p>
          </table:table-cell>
          <table:table-cell office:value-type="string" table:style-name="ce1">
            <text:p>(3.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1">
            <text:p>5r1r/pb1nk1b1/1qpNp3/1p1nP1pB/P1pP4/6B1/1P3PPP/R2Q1RK1 b - - bm Rf4;</text:p>
          </table:table-cell>
          <table:table-cell office:value-type="float" office:value="1.0563381000000001" table:style-name="ce1">
            <text:p>1.0563381</text:p>
          </table:table-cell>
          <table:table-cell office:value-type="float" office:value="1.1499999999999999" table:style-name="ce1">
            <text:p>1.15</text:p>
          </table:table-cell>
          <table:table-cell office:value-type="string" table:style-name="ce1">
            <text:p>=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7.1428775999999999E-2" table:style-name="ce1">
            <text:p>-0.071428776</text:p>
          </table:table-cell>
          <table:table-cell office:value-type="string" table:style-name="ce1">
            <text:p>(0.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1">
            <text:p>r2qk2r/ppp1bppp/2n5/3p1b2/3P1Bn1/1QN1P3/PP3P1P/R3KBNR w KQkq - bm Qxd5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1.0228903" table:style-name="ce1">
            <text:p>1.0228903</text:p>
          </table:table-cell>
          <table:table-cell office:value-type="float" office:value="-3.125E-2" table:style-name="ce1">
            <text:p>-0.03125</text:p>
          </table:table-cell>
          <table:table-cell office:value-type="float" office:value="-0.123809576" table:style-name="ce1">
            <text:p>-0.123809576</text:p>
          </table:table-cell>
          <table:table-cell office:value-type="string" table:style-name="ce1">
            <text:p>(0.5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1r3p2/1qb1pPpR/3pP1N1/p1pP4/PpP5/1Pn1BB1P/3R3K w - - 0 1</text:p>
          </table:table-cell>
          <table:table-cell office:value-type="string" table:style-name="ce1">
            <text:p>2r3k1/1r3p2/1qb1pPpR/3pP1N1/p1pP4/PpP5/1Pn1BB1P/3R3K w - - bm Rg1;</text:p>
          </table:table-cell>
          <table:table-cell office:value-type="float" office:value="0.82170540000000003" table:style-name="ce1">
            <text:p>0.8217054</text:p>
          </table:table-cell>
          <table:table-cell office:value-type="float" office:value="1.1666666000000001" table:style-name="ce1">
            <text:p>1.1666666</text:p>
          </table:table-cell>
          <table:table-cell office:value-type="float" office:value="28.464407000000001" table:style-name="ce1">
            <text:p>28.464407</text:p>
          </table:table-cell>
          <table:table-cell office:value-type="float" office:value="-2.3809522E-2" table:style-name="ce1">
            <text:p>-0.023809522</text:p>
          </table:table-cell>
          <table:table-cell office:value-type="float" office:value="-0.23076940000000001" table:style-name="ce1">
            <text:p>-0.2307694</text:p>
          </table:table-cell>
          <table:table-cell office:value-type="string" table:style-name="ce1">
            <text:p>(14.3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B3/5K2/7p/3p4/3pn3/4NN2/8/1b4B1 w - - 0 1</text:p>
          </table:table-cell>
          <table:table-cell office:value-type="string" table:style-name="ce1">
            <text:p>3kB3/5K2/7p/3p4/3pn3/4NN2/8/1b4B1 w - - bm Nf5;</text:p>
          </table:table-cell>
          <table:table-cell office:value-type="float" office:value="1.3513514" table:style-name="ce1">
            <text:p>1.3513514</text:p>
          </table:table-cell>
          <table:table-cell office:value-type="float" office:value="1.625" table:style-name="ce1">
            <text:p>1.625</text:p>
          </table:table-cell>
          <table:table-cell office:value-type="float" office:value="-2.1023611999999998" table:style-name="ce1">
            <text:p>-2.1023612</text:p>
          </table:table-cell>
          <table:table-cell office:value-type="float" office:value="0.84000003000000001" table:style-name="ce1">
            <text:p>0.84000003</text:p>
          </table:table-cell>
          <table:table-cell office:value-type="float" office:value="6.6666600000000006E-2" table:style-name="ce1">
            <text:p>0.0666666</text:p>
          </table:table-cell>
          <table:table-cell office:value-type="string" table:style-name="ce1">
            <text:p>(0.5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1k1/4rppn/pNp5/3p1P2/PP2nqP1/4Q2P/2P1R1B1/4R1K1 b - - 0 1</text:p>
          </table:table-cell>
          <table:table-cell office:value-type="string" table:style-name="ce1">
            <text:p>4r1k1/4rppn/pNp5/3p1P2/PP2nqP1/4Q2P/2P1R1B1/4R1K1 b - - bm Qd6;</text:p>
          </table:table-cell>
          <table:table-cell office:value-type="float" office:value="0.96" table:style-name="ce1">
            <text:p>0.96</text:p>
          </table:table-cell>
          <table:table-cell office:value-type="float" office:value="1.1891891999999999" table:style-name="ce1">
            <text:p>1.1891892</text:p>
          </table:table-cell>
          <table:table-cell office:value-type="string" table:style-name="ce1">
            <text:p>=</text:p>
          </table:table-cell>
          <table:table-cell office:value-type="float" office:value="3.9285720000000003E-2" table:style-name="ce1">
            <text:p>0.03928572</text:p>
          </table:table-cell>
          <table:table-cell office:value-type="float" office:value="-0.3560605" table:style-name="ce1">
            <text:p>-0.3560605</text:p>
          </table:table-cell>
          <table:table-cell office:value-type="string" table:style-name="ce1">
            <text:p>(0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1">
            <text:p>4rrk1/p1q1bpp1/b1n1p2p/1pppP1N1/n4B1P/3P2P1/PPP1QPBN/R3R1K1 w - - bm Qh5;</text:p>
          </table:table-cell>
          <table:table-cell office:value-type="float" office:value="1" table:style-name="ce1">
            <text:p>1</text:p>
          </table:table-cell>
          <table:table-cell office:value-type="float" office:value="1.1891891999999999" table:style-name="ce1">
            <text:p>1.1891892</text:p>
          </table:table-cell>
          <table:table-cell office:value-type="float" office:value="6.4883480000000002" table:style-name="ce1">
            <text:p>6.488348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-6.25E-2" table:style-name="ce1">
            <text:p>-0.0625</text:p>
          </table:table-cell>
          <table:table-cell office:value-type="string" table:style-name="ce1">
            <text:p>(3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q2rnpp/p4p2/1pp5/6Q1/1P3P2/PBP3PP/3RR1K1 w - - 0 1</text:p>
          </table:table-cell>
          <table:table-cell office:value-type="string" table:style-name="ce1">
            <text:p>5r1k/1q2rnpp/p4p2/1pp5/6Q1/1P3P2/PBP3PP/3RR1K1 w - - bm Kf2;</text:p>
          </table:table-cell>
          <table:table-cell office:value-type="float" office:value="1.0089284999999999" table:style-name="ce1">
            <text:p>1.0089285</text:p>
          </table:table-cell>
          <table:table-cell office:value-type="float" office:value="1.325" table:style-name="ce1">
            <text:p>1.325</text:p>
          </table:table-cell>
          <table:table-cell office:value-type="float" office:value="0.65993243000000001" table:style-name="ce1">
            <text:p>0.65993243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-0.27272724999999998" table:style-name="ce1">
            <text:p>-0.27272725</text:p>
          </table:table-cell>
          <table:table-cell office:value-type="string" table:style-name="ce1">
            <text:p>(0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2/6k1/Pb1pBn1p/p2Pq3/5pPP/5K2/4Q3/3N3R b - - 0 1</text:p>
          </table:table-cell>
          <table:table-cell office:value-type="string" table:style-name="ce1">
            <text:p>5r2/6k1/Pb1pBn1p/p2Pq3/5pPP/5K2/4Q3/3N3R b - - bm Be3;</text:p>
          </table:table-cell>
          <table:table-cell office:value-type="float" office:value="1" table:style-name="ce1">
            <text:p>1</text:p>
          </table:table-cell>
          <table:table-cell office:value-type="float" office:value="1.2424242000000001" table:style-name="ce1">
            <text:p>1.2424242</text:p>
          </table:table-cell>
          <table:table-cell office:value-type="float" office:value="1.5762833000000001" table:style-name="ce1">
            <text:p>1.5762833</text:p>
          </table:table-cell>
          <table:table-cell office:value-type="float" office:value="0" table:style-name="ce1">
            <text:p>0</text:p>
          </table:table-cell>
          <table:table-cell office:value-type="float" office:value="-0.44444442000000001" table:style-name="ce1">
            <text:p>-0.44444442</text:p>
          </table:table-cell>
          <table:table-cell office:value-type="string" table:style-name="ce1">
            <text:p>(1.2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b6/1p3pk1/1Prp1pp1/3Nq3/4P3/5PPP/1Q1R2K1 w - - 0 1</text:p>
          </table:table-cell>
          <table:table-cell office:value-type="string" table:style-name="ce1">
            <text:p>8/1b6/1p3pk1/1Prp1pp1/3Nq3/4P3/5PPP/1Q1R2K1 w - - bm Qa1;</text:p>
          </table:table-cell>
          <table:table-cell office:value-type="float" office:value="0.98876405000000001" table:style-name="ce1">
            <text:p>0.98876405</text:p>
          </table:table-cell>
          <table:table-cell office:value-type="float" office:value="0.87878789999999996" table:style-name="ce1">
            <text:p>0.8787879</text:p>
          </table:table-cell>
          <table:table-cell office:value-type="string" table:style-name="ce1">
            <text:p>=</text:p>
          </table:table-cell>
          <table:table-cell office:value-type="float" office:value="-0.32857143999999999" table:style-name="ce1">
            <text:p>-0.32857144</text:p>
          </table:table-cell>
          <table:table-cell office:value-type="float" office:value="-1.2222223000000001" table:style-name="ce1">
            <text:p>-1.2222223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4p1Pk/1rp1K1p1/4P1P1/1nP2Q2/p2b1P2/8 w - - 0 1</text:p>
          </table:table-cell>
          <table:table-cell office:value-type="string" table:style-name="ce1">
            <text:p>8/8/4p1Pk/1rp1K1p1/4P1P1/1nP2Q2/p2b1P2/8 w - - bm Kf6;</text:p>
          </table:table-cell>
          <table:table-cell office:value-type="float" office:value="0.91803277000000005" table:style-name="ce1">
            <text:p>0.91803277</text:p>
          </table:table-cell>
          <table:table-cell office:value-type="float" office:value="1" table:style-name="ce1">
            <text:p>1</text:p>
          </table:table-cell>
          <table:table-cell office:value-type="float" office:value="5.3844614000000002" table:style-name="ce1">
            <text:p>5.3844614</text:p>
          </table:table-cell>
          <table:table-cell office:value-type="float" office:value="0.11499999499999999" table:style-name="ce1">
            <text:p>0.114999995</text:p>
          </table:table-cell>
          <table:table-cell office:value-type="float" office:value="-0.89285709999999996" table:style-name="ce1">
            <text:p>-0.8928571</text:p>
          </table:table-cell>
          <table:table-cell office:value-type="string" table:style-name="ce1">
            <text:p>(3.1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3nrk1/4bppp/3p4/r3nPP1/4P2P/NpQ1B3/1P4B1/1K1R3R b - - 0 1</text:p>
          </table:table-cell>
          <table:table-cell office:value-type="string" table:style-name="ce1">
            <text:p>q3nrk1/4bppp/3p4/r3nPP1/4P2P/NpQ1B3/1P4B1/1K1R3R b - - bm Nc7;</text:p>
          </table:table-cell>
          <table:table-cell office:value-type="float" office:value="0.99253729999999996" table:style-name="ce1">
            <text:p>0.9925373</text:p>
          </table:table-cell>
          <table:table-cell office:value-type="float" office:value="0.69387759999999998" table:style-name="ce1">
            <text:p>0.6938776</text:p>
          </table:table-cell>
          <table:table-cell office:value-type="float" office:value="1.9915354999999999" table:style-name="ce1">
            <text:p>1.9915355</text:p>
          </table:table-cell>
          <table:table-cell office:value-type="float" office:value="-2.8571427E-2" table:style-name="ce1">
            <text:p>-0.028571427</text:p>
          </table:table-cell>
          <table:table-cell office:value-type="float" office:value="-0.4166665" table:style-name="ce1">
            <text:p>-0.4166665</text:p>
          </table:table-cell>
          <table:table-cell office:value-type="string" table:style-name="ce1">
            <text:p>(0.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nr/1p1pqppp/p1nQ4/4p3/4P3/8/PPP2PPP/RNB1KB1R w KQkq - 0 1</text:p>
          </table:table-cell>
          <table:table-cell office:value-type="string" table:style-name="ce1">
            <text:p>r1b1k1nr/1p1pqppp/p1nQ4/4p3/4P3/8/PPP2PPP/RNB1KB1R w KQkq - bm Qd1;</text:p>
          </table:table-cell>
          <table:table-cell office:value-type="float" office:value="1.0070922" table:style-name="ce1">
            <text:p>1.0070922</text:p>
          </table:table-cell>
          <table:table-cell office:value-type="float" office:value="1.6785715000000001" table:style-name="ce1">
            <text:p>1.6785715</text:p>
          </table:table-cell>
          <table:table-cell office:value-type="float" office:value="-1.4982245000000001" table:style-name="ce1">
            <text:p>-1.4982245</text:p>
          </table:table-cell>
          <table:table-cell office:value-type="float" office:value="0" table:style-name="ce1">
            <text:p>0</text:p>
          </table:table-cell>
          <table:table-cell office:value-type="float" office:value="7.1428539999999999E-2" table:style-name="ce1">
            <text:p>0.07142854</text:p>
          </table:table-cell>
          <table:table-cell office:value-type="string" table:style-name="ce1">
            <text:p>(0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1">
            <text:p>r1b1k1nr/pppq1pbp/6p1/4n3/Q1p5/4BNP1/PP1NPPBP/R3K2R w KQkq - bm Qa3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-0.99546889999999999" table:style-name="ce1">
            <text:p>-0.9954689</text:p>
          </table:table-cell>
          <table:table-cell office:value-type="float" office:value="9.1666654E-2" table:style-name="ce1">
            <text:p>0.091666654</text:p>
          </table:table-cell>
          <table:table-cell office:value-type="float" office:value="7.6190469999999996E-2" table:style-name="ce1">
            <text:p>0.07619047</text:p>
          </table:table-cell>
          <table:table-cell office:value-type="string" table:style-name="ce1">
            <text:p>(0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1">
            <text:p>r3r1k1/1b1n1pbp/pq1p2p1/1pp1P3/3P1B2/nP1B1NNP/P4PP1/R2QR1K1 w - - bm Nh5;</text:p>
          </table:table-cell>
          <table:table-cell office:value-type="float" office:value="1" table:style-name="ce1">
            <text:p>1</text:p>
          </table:table-cell>
          <table:table-cell office:value-type="float" office:value="0.95652174999999995" table:style-name="ce1">
            <text:p>0.95652175</text:p>
          </table:table-cell>
          <table:table-cell office:value-type="float" office:value="1.0952976000000001" table:style-name="ce1">
            <text:p>1.095297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6.6666600000000006E-2" table:style-name="ce1">
            <text:p>-0.0666666</text:p>
          </table:table-cell>
          <table:table-cell office:value-type="string" table:style-name="ce1">
            <text:p>(0.5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1">
            <text:p>rn2kbnr/pp2ppp1/2p5/3pP1Bp/3P3P/3Q4/PqP2PP1/RN2K1NR w KQkq - id ?; bm e6;</text:p>
          </table:table-cell>
          <table:table-cell office:value-type="float" office:value="0.97241379999999999" table:style-name="ce1">
            <text:p>0.9724138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0.54450553999999995" table:style-name="ce1">
            <text:p>0.54450554</text:p>
          </table:table-cell>
          <table:table-cell office:value-type="float" office:value="-8.1250000000000003E-2" table:style-name="ce1">
            <text:p>-0.08125</text:p>
          </table:table-cell>
          <table:table-cell office:value-type="float" office:value="0.16190481000000001" table:style-name="ce1">
            <text:p>0.16190481</text:p>
          </table:table-cell>
          <table:table-cell office:value-type="string" table:style-name="ce1">
            <text:p>(1.0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1bq2ppp/p1p2n2/3ppPP1/4P3/1PbB4/PBP1Q2P/R4R1K w - - 0 1</text:p>
          </table:table-cell>
          <table:table-cell office:value-type="string" table:style-name="ce1">
            <text:p>r3r1k1/1bq2ppp/p1p2n2/3ppPP1/4P3/1PbB4/PBP1Q2P/R4R1K w - - bm gxf6;</text:p>
          </table:table-cell>
          <table:table-cell office:value-type="float" office:value="0.91549294999999997" table:style-name="ce1">
            <text:p>0.91549295</text:p>
          </table:table-cell>
          <table:table-cell office:value-type="float" office:value="0.9736842" table:style-name="ce1">
            <text:p>0.9736842</text:p>
          </table:table-cell>
          <table:table-cell office:value-type="float" office:value="11.454691" table:style-name="ce1">
            <text:p>11.454691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3.2967089999999998E-2" table:style-name="ce1">
            <text:p>-0.03296709</text:p>
          </table:table-cell>
          <table:table-cell office:value-type="string" table:style-name="ce1">
            <text:p>(5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2/1b2bpkp/p3p1p1/2ppP1P1/7R/1PN1BQR1/1PP2P1P/4K3 w - - 0 1</text:p>
          </table:table-cell>
          <table:table-cell office:value-type="string" table:style-name="ce1">
            <text:p>r2q1r2/1b2bpkp/p3p1p1/2ppP1P1/7R/1PN1BQR1/1PP2P1P/4K3 w - - bm Qf6+;</text:p>
          </table:table-cell>
          <table:table-cell office:value-type="float" office:value="0.99230766000000004" table:style-name="ce1">
            <text:p>0.99230766</text:p>
          </table:table-cell>
          <table:table-cell office:value-type="float" office:value="1.6428571999999999" table:style-name="ce1">
            <text:p>1.6428572</text:p>
          </table:table-cell>
          <table:table-cell office:value-type="float" office:value="1.2084048000000001" table:style-name="ce1">
            <text:p>1.2084048</text:p>
          </table:table-cell>
          <table:table-cell office:value-type="float" office:value="-0.10476191" table:style-name="ce1">
            <text:p>-0.10476191</text:p>
          </table:table-cell>
          <table:table-cell office:value-type="float" office:value="0.61538459999999995" table:style-name="ce1">
            <text:p>0.6153846</text:p>
          </table:table-cell>
          <table:table-cell office:value-type="string" table:style-name="ce1">
            <text:p>(1.2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2/3pk1p1/3p3p/7q/P2bP1n1/5N2/1P1N1PP1/R1BQ1RK1 b - - 0 1</text:p>
          </table:table-cell>
          <table:table-cell office:value-type="string" table:style-name="ce1">
            <text:p>r4r2/3pk1p1/3p3p/7q/P2bP1n1/5N2/1P1N1PP1/R1BQ1RK1 b - - bm Rf4;</text:p>
          </table:table-cell>
          <table:table-cell office:value-type="float" office:value="0.87969923000000005" table:style-name="ce1">
            <text:p>0.87969923</text:p>
          </table:table-cell>
          <table:table-cell office:value-type="float" office:value="2.5" table:style-name="ce1">
            <text:p>2.5</text:p>
          </table:table-cell>
          <table:table-cell office:value-type="float" office:value="-41.992159999999998" table:style-name="ce1">
            <text:p>-41.99216</text:p>
          </table:table-cell>
          <table:table-cell office:value-type="float" office:value="0.28571426999999999" table:style-name="ce1">
            <text:p>0.28571427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1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2k1/4bppp/4p3/4P3/2q1QBPn/2N5/PP3R1P/5R1K b - - 0 1</text:p>
          </table:table-cell>
          <table:table-cell office:value-type="string" table:style-name="ce1">
            <text:p>2rr2k1/4bppp/4p3/4P3/2q1QBPn/2N5/PP3R1P/5R1K b - - bm Qa6;</text:p>
          </table:table-cell>
          <table:table-cell office:value-type="float" office:value="0.96694212999999996" table:style-name="ce1">
            <text:p>0.96694213</text:p>
          </table:table-cell>
          <table:table-cell office:value-type="float" office:value="1.0425532" table:style-name="ce1">
            <text:p>1.0425532</text:p>
          </table:table-cell>
          <table:table-cell office:value-type="float" office:value="1.7657233000000001" table:style-name="ce1">
            <text:p>1.7657233</text:p>
          </table:table-cell>
          <table:table-cell office:value-type="float" office:value="0.26666665000000001" table:style-name="ce1">
            <text:p>0.26666665</text:p>
          </table:table-cell>
          <table:table-cell office:value-type="float" office:value="-0.32727265" table:style-name="ce1">
            <text:p>-0.32727265</text:p>
          </table:table-cell>
          <table:table-cell office:value-type="string" table:style-name="ce1">
            <text:p>(1.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q2rbk/4n1pp/1P1pp1P1/Rnp2P1K/4P1pR/2QP4/1pPB4/rB2NN2 w - - 0 1</text:p>
          </table:table-cell>
          <table:table-cell office:value-type="string" table:style-name="ce1">
            <text:p>2q2rbk/4n1pp/1P1pp1P1/Rnp2P1K/4P1pR/2QP4/1pPB4/rB2NN2 w - - bm b7;</text:p>
          </table:table-cell>
          <table:table-cell office:value-type="float" office:value="1.0638297999999999" table:style-name="ce1">
            <text:p>1.0638298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2.6611083" table:style-name="ce1">
            <text:p>2.6611083</text:p>
          </table:table-cell>
          <table:table-cell office:value-type="float" office:value="3.6734700000000002E-2" table:style-name="ce1">
            <text:p>0.0367347</text:p>
          </table:table-cell>
          <table:table-cell office:value-type="float" office:value="0.28571439999999998" table:style-name="ce1">
            <text:p>0.2857144</text:p>
          </table:table-cell>
          <table:table-cell office:value-type="string" table:style-name="ce1">
            <text:p>(1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r1bk1/ppq2pp1/2b1p2p/8/2P2PQ1/2BB4/PP4PP/3R1RK1 b - - 0 1</text:p>
          </table:table-cell>
          <table:table-cell office:value-type="string" table:style-name="ce1">
            <text:p>2rr1bk1/ppq2pp1/2b1p2p/8/2P2PQ1/2BB4/PP4PP/3R1RK1 b - - bm Rxd3;</text:p>
          </table:table-cell>
          <table:table-cell office:value-type="float" office:value="1" table:style-name="ce1">
            <text:p>1</text:p>
          </table:table-cell>
          <table:table-cell office:value-type="float" office:value="0.88888889999999998" table:style-name="ce1">
            <text:p>0.8888889</text:p>
          </table:table-cell>
          <table:table-cell office:value-type="string" table:style-name="ce1">
            <text:p>=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-0.50000009999999995" table:style-name="ce1">
            <text:p>-0.5000001</text:p>
          </table:table-cell>
          <table:table-cell office:value-type="string" table:style-name="ce1">
            <text:p>(0.2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qn2rk1/1p2ppb1/p1b3pp/2R1P1N1/8/4BB1Q/3R1PPP/6K1 w - - 0 1</text:p>
          </table:table-cell>
          <table:table-cell office:value-type="string" table:style-name="ce1">
            <text:p>rqn2rk1/1p2ppb1/p1b3pp/2R1P1N1/8/4BB1Q/3R1PPP/6K1 w - - bm Nxf7;</text:p>
          </table:table-cell>
          <table:table-cell office:value-type="float" office:value="0.94202900000000001" table:style-name="ce1">
            <text:p>0.942029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0.34650686000000003" table:style-name="ce1">
            <text:p>0.34650686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1.0769230999999999" table:style-name="ce1">
            <text:p>1.0769231</text:p>
          </table:table-cell>
          <table:table-cell office:value-type="string" table:style-name="ce1">
            <text:p>(0.4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qk1r/pn3pp1/1p2p3/3pP1Bp/1bPN4/4Q1R1/P2N1PP1/R5K1 w - - 0 1</text:p>
          </table:table-cell>
          <table:table-cell office:value-type="string" table:style-name="ce1">
            <text:p>r1b1qk1r/pn3pp1/1p2p3/3pP1Bp/1bPN4/4Q1R1/P2N1PP1/R5K1 w - - bm Bf6;</text:p>
          </table:table-cell>
          <table:table-cell office:value-type="float" office:value="0.93661970000000005" table:style-name="ce1">
            <text:p>0.9366197</text:p>
          </table:table-cell>
          <table:table-cell office:value-type="float" office:value="1.451613" table:style-name="ce1">
            <text:p>1.451613</text:p>
          </table:table-cell>
          <table:table-cell office:value-type="float" office:value="0.80457179999999995" table:style-name="ce1">
            <text:p>0.8045718</text:p>
          </table:table-cell>
          <table:table-cell office:value-type="float" office:value="-7.8571424000000001E-2" table:style-name="ce1">
            <text:p>-0.078571424</text:p>
          </table:table-cell>
          <table:table-cell office:value-type="float" office:value="0.54761886999999998" table:style-name="ce1">
            <text:p>0.54761887</text:p>
          </table:table-cell>
          <table:table-cell office:value-type="string" table:style-name="ce1">
            <text:p>(0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2r1/pb5n/1qpp2pP/1pb1p3/4P3/1PNP1QN1/1PPB4/2K2R1R w - - 0 1</text:p>
          </table:table-cell>
          <table:table-cell office:value-type="string" table:style-name="ce1">
            <text:p>1k1r2r1/pb5n/1qpp2pP/1pb1p3/4P3/1PNP1QN1/1PPB4/2K2R1R w - - bm b4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2580644999999999" table:style-name="ce1">
            <text:p>1.2580645</text:p>
          </table:table-cell>
          <table:table-cell office:value-type="float" office:value="2.9635432000000002" table:style-name="ce1">
            <text:p>2.9635432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1.6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rr2b/2q2p2/p4p1P/1p3p2/PR2bQ2/3B4/1PP5/1K1RN3 w - - 0 1</text:p>
          </table:table-cell>
          <table:table-cell office:value-type="string" table:style-name="ce1">
            <text:p>1k1rr2b/2q2p2/p4p1P/1p3p2/PR2bQ2/3B4/1PP5/1K1RN3 w - - bm Qc1;</text:p>
          </table:table-cell>
          <table:table-cell office:value-type="float" office:value="0.95901639999999999" table:style-name="ce1">
            <text:p>0.9590164</text:p>
          </table:table-cell>
          <table:table-cell office:value-type="float" office:value="1.3928571999999999" table:style-name="ce1">
            <text:p>1.3928572</text:p>
          </table:table-cell>
          <table:table-cell office:value-type="float" office:value="3.8390895999999999" table:style-name="ce1">
            <text:p>3.8390896</text:p>
          </table:table-cell>
          <table:table-cell office:value-type="float" office:value="-0.14583334000000001" table:style-name="ce1">
            <text:p>-0.14583334</text:p>
          </table:table-cell>
          <table:table-cell office:value-type="float" office:value="0.34545445000000002" table:style-name="ce1">
            <text:p>0.34545445</text:p>
          </table:table-cell>
          <table:table-cell office:value-type="string" table:style-name="ce1">
            <text:p>(2.1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1rr1b1k1/1pq1bp2/p2p1np1/4p3/P2BP3/2NB2Q1/1PP3PP/4RR1K w - - bm Rxf6;</text:p>
          </table:table-cell>
          <table:table-cell office:value-type="float" office:value="1" table:style-name="ce1">
            <text:p>1</text:p>
          </table:table-cell>
          <table:table-cell office:value-type="float" office:value="1.40625" table:style-name="ce1">
            <text:p>1.40625</text:p>
          </table:table-cell>
          <table:table-cell office:value-type="float" office:value="7.5624037" table:style-name="ce1">
            <text:p>7.5624037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4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2b2bnr/pq1p1k2/2p2pp1/8/5R2/PrNQ2B1/1P2P1BP/5RK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7.7817470000000002" table:style-name="ce1">
            <text:p>7.781747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0.11363625500000001" table:style-name="ce1">
            <text:p>0.113636255</text:p>
          </table:table-cell>
          <table:table-cell office:value-type="string" table:style-name="ce1">
            <text:p>(4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q1b1r/pp4pp/2b1p3/2p2p2/2P1P3/P1B2P2/1PQ4P/2K2BR1 b - - 0 1</text:p>
          </table:table-cell>
          <table:table-cell office:value-type="string" table:style-name="ce1">
            <text:p>2kq1b1r/pp4pp/2b1p3/2p2p2/2P1P3/P1B2P2/1PQ4P/2K2BR1 b - - bm g6;</text:p>
          </table:table-cell>
          <table:table-cell office:value-type="float" office:value="1.0377358000000001" table:style-name="ce1">
            <text:p>1.0377358</text:p>
          </table:table-cell>
          <table:table-cell office:value-type="float" office:value="1.0270269999999999" table:style-name="ce1">
            <text:p>1.027027</text:p>
          </table:table-cell>
          <table:table-cell office:value-type="float" office:value="0.85921700000000001" table:style-name="ce1">
            <text:p>0.859217</text:p>
          </table:table-cell>
          <table:table-cell office:value-type="float" office:value="3.125E-2" table:style-name="ce1">
            <text:p>0.03125</text:p>
          </table:table-cell>
          <table:table-cell office:value-type="float" office:value="-0.19696950999999999" table:style-name="ce1">
            <text:p>-0.19696951</text:p>
          </table:table-cell>
          <table:table-cell office:value-type="string" table:style-name="ce1">
            <text:p>(0.58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1">
            <text:p>4bbk1/3nq2r/pr2p3/Np1p1p1p/1PpP1Pp1/2P1P1P1/PQ1NB1PR/2K4R b - - bm e5;</text:p>
          </table:table-cell>
          <table:table-cell office:value-type="float" office:value="1.0068965000000001" table:style-name="ce1">
            <text:p>1.0068965</text:p>
          </table:table-cell>
          <table:table-cell office:value-type="float" office:value="0.88235295000000002" table:style-name="ce1">
            <text:p>0.88235295</text:p>
          </table:table-cell>
          <table:table-cell office:value-type="float" office:value="5.9232597" table:style-name="ce1">
            <text:p>5.9232597</text:p>
          </table:table-cell>
          <table:table-cell office:value-type="float" office:value="-9.6428570000000005E-2" table:style-name="ce1">
            <text:p>-0.09642857</text:p>
          </table:table-cell>
          <table:table-cell office:value-type="float" office:value="0.26666665000000001" table:style-name="ce1">
            <text:p>0.26666665</text:p>
          </table:table-cell>
          <table:table-cell office:value-type="string" table:style-name="ce1">
            <text:p>(2.6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2r/1b1qbppp/p2p4/2n1pPP1/1rBNP1Q1/1PN5/2P4P/2KR2R1 w k - 0 1</text:p>
          </table:table-cell>
          <table:table-cell office:value-type="string" table:style-name="ce1">
            <text:p>4k2r/1b1qbppp/p2p4/2n1pPP1/1rBNP1Q1/1PN5/2P4P/2KR2R1 w k - bm Bxf7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1025640999999999" table:style-name="ce1">
            <text:p>1.1025641</text:p>
          </table:table-cell>
          <table:table-cell office:value-type="float" office:value="8.5578430000000001" table:style-name="ce1">
            <text:p>8.557843</text:p>
          </table:table-cell>
          <table:table-cell office:value-type="float" office:value="-1.8749997000000001E-2" table:style-name="ce1">
            <text:p>-0.018749997</text:p>
          </table:table-cell>
          <table:table-cell office:value-type="float" office:value="0.46153854999999999" table:style-name="ce1">
            <text:p>0.46153855</text:p>
          </table:table-cell>
          <table:table-cell office:value-type="string" table:style-name="ce1">
            <text:p>(4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Qp2q1p/2Pp2p1/3Pp2n/8/2N2P2/4B2R/4K3 w - - 0 1</text:p>
          </table:table-cell>
          <table:table-cell office:value-type="string" table:style-name="ce1">
            <text:p>5r1k/1Qp2q1p/2Pp2p1/3Pp2n/8/2N2P2/4B2R/4K3 w - - bm Kd1;</text:p>
          </table:table-cell>
          <table:table-cell office:value-type="float" office:value="1.0568181000000001" table:style-name="ce1">
            <text:p>1.0568181</text:p>
          </table:table-cell>
          <table:table-cell office:value-type="float" office:value="1.3461539" table:style-name="ce1">
            <text:p>1.3461539</text:p>
          </table:table-cell>
          <table:table-cell office:value-type="float" office:value="2.5401899999999999" table:style-name="ce1">
            <text:p>2.54019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1.1805555999999999" table:style-name="ce1">
            <text:p>1.1805556</text:p>
          </table:table-cell>
          <table:table-cell office:value-type="string" table:style-name="ce1">
            <text:p>(1.0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2rp1kpp/2qQp3/p3Pp1P/1pP2P2/1P2KP2/P5R1/6R1 w - - 0 1</text:p>
          </table:table-cell>
          <table:table-cell office:value-type="string" table:style-name="ce1">
            <text:p>6r1/2rp1kpp/2qQp3/p3Pp1P/1pP2P2/1P2KP2/P5R1/6R1 w - - bm Rxg7+;</text:p>
          </table:table-cell>
          <table:table-cell office:value-type="float" office:value="1" table:style-name="ce1">
            <text:p>1</text:p>
          </table:table-cell>
          <table:table-cell office:value-type="float" office:value="1.4814814000000001" table:style-name="ce1">
            <text:p>1.4814814</text:p>
          </table:table-cell>
          <table:table-cell office:value-type="float" office:value="3.1471228999999998" table:style-name="ce1">
            <text:p>3.1471229</text:p>
          </table:table-cell>
          <table:table-cell office:value-type="float" office:value="0" table:style-name="ce1">
            <text:p>0</text:p>
          </table:table-cell>
          <table:table-cell office:value-type="float" office:value="0.72727275000000002" table:style-name="ce1">
            <text:p>0.72727275</text:p>
          </table:table-cell>
          <table:table-cell office:value-type="string" table:style-name="ce1">
            <text:p>(1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1r2R1/p5p1/5bp1/2PB1k2/1PK5/P7/8 b - - 0 1</text:p>
          </table:table-cell>
          <table:table-cell office:value-type="string" table:style-name="ce1">
            <text:p>8/1p1r2R1/p5p1/5bp1/2PB1k2/1PK5/P7/8 b - - bm Rxd4;</text:p>
          </table:table-cell>
          <table:table-cell office:value-type="float" office:value="1.0888888999999999" table:style-name="ce1">
            <text:p>1.0888889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8.3310080000000006" table:style-name="ce1">
            <text:p>8.331008</text:p>
          </table:table-cell>
          <table:table-cell office:value-type="float" office:value="-0.26587301000000002" table:style-name="ce1">
            <text:p>-0.26587301</text:p>
          </table:table-cell>
          <table:table-cell office:value-type="float" office:value="-0.54761886999999998" table:style-name="ce1">
            <text:p>-0.54761887</text:p>
          </table:table-cell>
          <table:table-cell office:value-type="string" table:style-name="ce1">
            <text:p>(4.4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2K2k/8/2p3rr/8/PPR4B/2P3P1/8 w - - 0 1</text:p>
          </table:table-cell>
          <table:table-cell office:value-type="string" table:style-name="ce1">
            <text:p>8/1p2K2k/8/2p3rr/8/PPR4B/2P3P1/8 w - - bm Bf5+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.3735359999999996" table:style-name="ce1">
            <text:p>4.373536</text:p>
          </table:table-cell>
          <table:table-cell office:value-type="float" office:value="-2.3809529999999999E-2" table:style-name="ce1">
            <text:p>-0.02380953</text:p>
          </table:table-cell>
          <table:table-cell office:value-type="float" office:value="8.571434E-2" table:style-name="ce1">
            <text:p>0.08571434</text:p>
          </table:table-cell>
          <table:table-cell office:value-type="string" table:style-name="ce1">
            <text:p>(2.2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PpP2/1P1qk1p1/1p4P1/1P4p1/1p1QK1P1/2PpPp2/8 w - - 0 1</text:p>
          </table:table-cell>
          <table:table-cell office:value-type="string" table:style-name="ce1">
            <text:p>8/2pPpP2/1P1qk1p1/1p4P1/1P4p1/1p1QK1P1/2PpPp2/8 w - - bm f8=Q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7.92" table:style-name="ce1">
            <text:p>307.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53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1k/4r1p1/3K3p/8/2Q3PP/8/8 w - - 0 1</text:p>
          </table:table-cell>
          <table:table-cell office:value-type="string" table:style-name="ce1">
            <text:p>8/5p1k/4r1p1/3K3p/8/2Q3PP/8/8 w - - bm Kc5;</text:p>
          </table:table-cell>
          <table:table-cell office:value-type="float" office:value="1.375" table:style-name="ce1">
            <text:p>1.375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16.961832000000001" table:style-name="ce1">
            <text:p>16.961832</text:p>
          </table:table-cell>
          <table:table-cell office:value-type="float" office:value="-0.24444444000000001" table:style-name="ce1">
            <text:p>-0.24444444</text:p>
          </table:table-cell>
          <table:table-cell office:value-type="float" office:value="0.70000004999999998" table:style-name="ce1">
            <text:p>0.70000005</text:p>
          </table:table-cell>
          <table:table-cell office:value-type="string" table:style-name="ce1">
            <text:p>(9.0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1/qp2p2k/pQ1nPp2/P2P1Pn1/5NP1/1B2K3/8 b - - 0 1</text:p>
          </table:table-cell>
          <table:table-cell office:value-type="string" table:style-name="ce1">
            <text:p>8/6p1/qp2p2k/pQ1nPp2/P2P1Pn1/5NP1/1B2K3/8 b - - bm Qa8;</text:p>
          </table:table-cell>
          <table:table-cell office:value-type="float" office:value="0.98765429999999999" table:style-name="ce1">
            <text:p>0.9876543</text:p>
          </table:table-cell>
          <table:table-cell office:value-type="float" office:value="1.2222222" table:style-name="ce1">
            <text:p>1.2222222</text:p>
          </table:table-cell>
          <table:table-cell office:value-type="float" office:value="4.237012" table:style-name="ce1">
            <text:p>4.237012</text:p>
          </table:table-cell>
          <table:table-cell office:value-type="float" office:value="3.5714283999999999E-2" table:style-name="ce1">
            <text:p>0.035714284</text:p>
          </table:table-cell>
          <table:table-cell office:value-type="float" office:value="-0.111111164" table:style-name="ce1">
            <text:p>-0.111111164</text:p>
          </table:table-cell>
          <table:table-cell office:value-type="string" table:style-name="ce1">
            <text:p>(2.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5p2/6Q1/8/p1K5/p2pp2p/k5B1 w - - 0 1</text:p>
          </table:table-cell>
          <table:table-cell office:value-type="string" table:style-name="ce1">
            <text:p>8/8/5p2/6Q1/8/p1K5/p2pp2p/k5B1 w - - bm Bd4;</text:p>
          </table:table-cell>
          <table:table-cell office:value-type="float" office:value="2.0416666999999999" table:style-name="ce1">
            <text:p>2.0416667</text:p>
          </table:table-cell>
          <table:table-cell office:value-type="float" office:value="4.7142860000000004" table:style-name="ce1">
            <text:p>4.714286</text:p>
          </table:table-cell>
          <table:table-cell office:value-type="float" office:value="-11126.464" table:style-name="ce1">
            <text:p>-11126.464</text:p>
          </table:table-cell>
          <table:table-cell office:value-type="float" office:value="0.85416669999999995" table:style-name="ce1">
            <text:p>0.8541667</text:p>
          </table:table-cell>
          <table:table-cell office:value-type="float" office:value="-3.4285711999999999" table:style-name="ce1">
            <text:p>-3.4285712</text:p>
          </table:table-cell>
          <table:table-cell office:value-type="string" table:style-name="ce1">
            <text:p>(154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4pk1/r1p1p1p1/P1PpRnPp/1P3P2/2P5/4RK2/8 w - - 0 1</text:p>
          </table:table-cell>
          <table:table-cell office:value-type="string" table:style-name="ce1">
            <text:p>8/p4pk1/r1p1p1p1/P1PpRnPp/1P3P2/2P5/4RK2/8 w - - bm Rxf5;</text:p>
          </table:table-cell>
          <table:table-cell office:value-type="float" office:value="1.0666667000000001" table:style-name="ce1">
            <text:p>1.0666667</text:p>
          </table:table-cell>
          <table:table-cell office:value-type="float" office:value="1.1875" table:style-name="ce1">
            <text:p>1.1875</text:p>
          </table:table-cell>
          <table:table-cell office:value-type="float" office:value="14.957497" table:style-name="ce1">
            <text:p>14.957497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0.88888884000000001" table:style-name="ce1">
            <text:p>0.88888884</text:p>
          </table:table-cell>
          <table:table-cell office:value-type="string" table:style-name="ce1">
            <text:p>(7.19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P5k1/P5p1/5pKp/4bP1P/6P1/5B2/8 w - - 0 1</text:p>
          </table:table-cell>
          <table:table-cell office:value-type="string" table:style-name="ce1">
            <text:p>8/P5k1/P5p1/5pKp/4bP1P/6P1/5B2/8 w - - bm g4;</text:p>
          </table:table-cell>
          <table:table-cell office:value-type="float" office:value="1.32" table:style-name="ce1">
            <text:p>1.32</text:p>
          </table:table-cell>
          <table:table-cell office:value-type="float" office:value="0.53333335999999998" table:style-name="ce1">
            <text:p>0.53333336</text:p>
          </table:table-cell>
          <table:table-cell office:value-type="float" office:value="23.012363000000001" table:style-name="ce1">
            <text:p>23.012363</text:p>
          </table:table-cell>
          <table:table-cell office:value-type="float" office:value="-0.29444443999999997" table:style-name="ce1">
            <text:p>-0.29444444</text:p>
          </table:table-cell>
          <table:table-cell office:value-type="float" office:value="0.82857130000000001" table:style-name="ce1">
            <text:p>0.8285713</text:p>
          </table:table-cell>
          <table:table-cell office:value-type="string" table:style-name="ce1">
            <text:p>(9.3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r6/p1q5/Bpb1pP2/2rp4/P2Q2P1/R1P3P1/2P3K1/1R6 b - - 0 1</text:p>
          </table:table-cell>
          <table:table-cell office:value-type="string" table:style-name="ce1">
            <text:p>kr6/p1q5/Bpb1pP2/2rp4/P2Q2P1/R1P3P1/2P3K1/1R6 b - - bm Rc4;</text:p>
          </table:table-cell>
          <table:table-cell office:value-type="float" office:value="0.92920349999999996" table:style-name="ce1">
            <text:p>0.9292035</text:p>
          </table:table-cell>
          <table:table-cell office:value-type="float" office:value="0.65217393999999995" table:style-name="ce1">
            <text:p>0.65217394</text:p>
          </table:table-cell>
          <table:table-cell office:value-type="float" office:value="4.3639159999999997" table:style-name="ce1">
            <text:p>4.363916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89898990000000001" table:style-name="ce1">
            <text:p>-0.8989899</text:p>
          </table:table-cell>
          <table:table-cell office:value-type="string" table:style-name="ce1">
            <text:p>(1.8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2rk1/1pq2ppp/p1p1p3/2n1P3/2N2P2/3B4/PPP3PP/R2Q1RK1 w - - 0 1</text:p>
          </table:table-cell>
          <table:table-cell office:value-type="string" table:style-name="ce1">
            <text:p>r1b2rk1/1pq2ppp/p1p1p3/2n1P3/2N2P2/3B4/PPP3PP/R2Q1RK1 w - - bm Bxh7;</text:p>
          </table:table-cell>
          <table:table-cell office:value-type="float" office:value="1" table:style-name="ce1">
            <text:p>1</text:p>
          </table:table-cell>
          <table:table-cell office:value-type="float" office:value="1.2857143" table:style-name="ce1">
            <text:p>1.2857143</text:p>
          </table:table-cell>
          <table:table-cell office:value-type="float" office:value="6.0008344999999998" table:style-name="ce1">
            <text:p>6.0008345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3.1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1">
            <text:p>r1bq1rk1/1p1nbppp/p3p3/2ppP3/5B1P/2PBP3/PP1N1PP1/R2QK2R w - - bm Bxh7+;</text:p>
          </table:table-cell>
          <table:table-cell office:value-type="float" office:value="1" table:style-name="ce1">
            <text:p>1</text:p>
          </table:table-cell>
          <table:table-cell office:value-type="float" office:value="1.7777778" table:style-name="ce1">
            <text:p>1.7777778</text:p>
          </table:table-cell>
          <table:table-cell office:value-type="float" office:value="1.9934981000000001" table:style-name="ce1">
            <text:p>1.9934981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2.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1">
            <text:p>r1q1nrk1/pb2n2p/3bppp1/3pN3/1ppP1PPB/2P1PN1Q/PPB2R1P/6RK w - - bm f5;</text:p>
          </table:table-cell>
          <table:table-cell office:value-type="float" office:value="1" table:style-name="ce1">
            <text:p>1</text:p>
          </table:table-cell>
          <table:table-cell office:value-type="float" office:value="1.4827585999999999" table:style-name="ce1">
            <text:p>1.4827586</text:p>
          </table:table-cell>
          <table:table-cell office:value-type="float" office:value="10.933159" table:style-name="ce1">
            <text:p>10.933159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0.375" table:style-name="ce1">
            <text:p>0.375</text:p>
          </table:table-cell>
          <table:table-cell office:value-type="string" table:style-name="ce1">
            <text:p>(5.9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4pbp/bp1p4/2pPn2p/P3P3/R7/1PQN1PPP/2BN1RK1 w - - 0 1</text:p>
          </table:table-cell>
          <table:table-cell office:value-type="string" table:style-name="ce1">
            <text:p>r2qr1k1/p4pbp/bp1p4/2pPn2p/P3P3/R7/1PQN1PPP/2BN1RK1 w - - bm Rh3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0.82051282999999997" table:style-name="ce1">
            <text:p>0.82051283</text:p>
          </table:table-cell>
          <table:table-cell office:value-type="float" office:value="2.4010036000000001" table:style-name="ce1">
            <text:p>2.401003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1.0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p1bbp2/n5p1/2pPp2p/8/P2PP1PP/1P2N1BK/R1BQ1R2 w - - 0 1</text:p>
          </table:table-cell>
          <table:table-cell office:value-type="string" table:style-name="ce1">
            <text:p>r2qr1k1/pp1bbp2/n5p1/2pPp2p/8/P2PP1PP/1P2N1BK/R1BQ1R2 w - - bm d6;</text:p>
          </table:table-cell>
          <table:table-cell office:value-type="float" office:value="1" table:style-name="ce1">
            <text:p>1</text:p>
          </table:table-cell>
          <table:table-cell office:value-type="float" office:value="0.94444439999999996" table:style-name="ce1">
            <text:p>0.9444444</text:p>
          </table:table-cell>
          <table:table-cell office:value-type="float" office:value="2.7735362000000001" table:style-name="ce1">
            <text:p>2.7735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1.34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1">
            <text:p>r2qrbk1/1b3p2/3p2pB/1p1P1N2/1np1P3/5NRP/1P3PP1/1B1Qn1K1 w - - bm N3h4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91111109999999995" table:style-name="ce1">
            <text:p>0.9111111</text:p>
          </table:table-cell>
          <table:table-cell office:value-type="float" office:value="2.2589765000000002" table:style-name="ce1">
            <text:p>2.2589765</text:p>
          </table:table-cell>
          <table:table-cell office:value-type="float" office:value="0" table:style-name="ce1">
            <text:p>0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9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qk1/5p1p/2bppnp1/2pn2N1/8/P5P1/1P1Q1PBP/1R2R1K1 w - - 0 1</text:p>
          </table:table-cell>
          <table:table-cell office:value-type="string" table:style-name="ce1">
            <text:p>r4qk1/5p1p/2bppnp1/2pn2N1/8/P5P1/1P1Q1PBP/1R2R1K1 w - - bm Nxe6;</text:p>
          </table:table-cell>
          <table:table-cell office:value-type="float" office:value="1.0341880000000001" table:style-name="ce1">
            <text:p>1.034188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1.528964" table:style-name="ce1">
            <text:p>1.528964</text:p>
          </table:table-cell>
          <table:table-cell office:value-type="float" office:value="-4.1666657000000003E-2" table:style-name="ce1">
            <text:p>-0.041666657</text:p>
          </table:table-cell>
          <table:table-cell office:value-type="float" office:value="-0.31818174999999999" table:style-name="ce1">
            <text:p>-0.31818175</text:p>
          </table:table-cell>
          <table:table-cell office:value-type="string" table:style-name="ce1">
            <text:p>(1.0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6r/4k3/p2bP2p/2n2PP1/2BQn2P/1pP1p3/1q1BK3/3R3R b - - 0 1</text:p>
          </table:table-cell>
          <table:table-cell office:value-type="string" table:style-name="ce1">
            <text:p>r6r/4k3/p2bP2p/2n2PP1/2BQn2P/1pP1p3/1q1BK3/3R3R b - - bm Qc2;</text:p>
          </table:table-cell>
          <table:table-cell office:value-type="float" office:value="1.0573771000000001" table:style-name="ce1">
            <text:p>1.0573771</text:p>
          </table:table-cell>
          <table:table-cell office:value-type="float" office:value="1.3529412000000001" table:style-name="ce1">
            <text:p>1.3529412</text:p>
          </table:table-cell>
          <table:table-cell office:value-type="float" office:value="9.9910130000000006" table:style-name="ce1">
            <text:p>9.991013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36363649999999997" table:style-name="ce1">
            <text:p>0.3636365</text:p>
          </table:table-cell>
          <table:table-cell office:value-type="string" table:style-name="ce1">
            <text:p>(5.21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1">
            <text:p>1rb2r1k/3p1pp1/p3p2p/1p2P3/4q3/1N2B1R1/PPP1N1P1/2KR1B2 w - - bm Nf4;</text:p>
          </table:table-cell>
          <table:table-cell office:value-type="float" office:value="0.94017094000000001" table:style-name="ce1">
            <text:p>0.94017094</text:p>
          </table:table-cell>
          <table:table-cell office:value-type="float" office:value="1" table:style-name="ce1">
            <text:p>1</text:p>
          </table:table-cell>
          <table:table-cell office:value-type="float" office:value="0.74594530000000003" table:style-name="ce1">
            <text:p>0.7459453</text:p>
          </table:table-cell>
          <table:table-cell office:value-type="float" office:value="-7.8571424000000001E-2" table:style-name="ce1">
            <text:p>-0.078571424</text:p>
          </table:table-cell>
          <table:table-cell office:value-type="float" office:value="-8.3333253999999995E-2" table:style-name="ce1">
            <text:p>-0.083333254</text:p>
          </table:table-cell>
          <table:table-cell office:value-type="string" table:style-name="ce1">
            <text:p>(0.35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1pn1p2/1p2pPp1/3p2B1/2PP3Q/2b5/PP3P1P/2KR2Nb w - - 0 1</text:p>
          </table:table-cell>
          <table:table-cell office:value-type="string" table:style-name="ce1">
            <text:p>r2q1rk1/p1pn1p2/1p2pPp1/3p2B1/2PP3Q/2b5/PP3P1P/2KR2Nb w - - bm Rd3;</text:p>
          </table:table-cell>
          <table:table-cell office:value-type="float" office:value="0.76760565999999997" table:style-name="ce1">
            <text:p>0.76760566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7.9905963" table:style-name="ce1">
            <text:p>7.9905963</text:p>
          </table:table-cell>
          <table:table-cell office:value-type="float" office:value="-0.11904763" table:style-name="ce1">
            <text:p>-0.11904763</text:p>
          </table:table-cell>
          <table:table-cell office:value-type="float" office:value="4.7618866000000003E-2" table:style-name="ce1">
            <text:p>0.047618866</text:p>
          </table:table-cell>
          <table:table-cell office:value-type="string" table:style-name="ce1">
            <text:p>(3.8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3bbppp/1qn2P2/p2pP1P1/3P4/2PB1N2/6K1/qNBQ1R2 w - - 0 1</text:p>
          </table:table-cell>
          <table:table-cell office:value-type="string" table:style-name="ce1">
            <text:p>1r3rk1/3bbppp/1qn2P2/p2pP1P1/3P4/2PB1N2/6K1/qNBQ1R2 w - - bm Bxh7+;</text:p>
          </table:table-cell>
          <table:table-cell office:value-type="float" office:value="0.74117650000000002" table:style-name="ce1">
            <text:p>0.7411765</text:p>
          </table:table-cell>
          <table:table-cell office:value-type="float" office:value="0.83673470000000005" table:style-name="ce1">
            <text:p>0.8367347</text:p>
          </table:table-cell>
          <table:table-cell office:value-type="float" office:value="17.378022999999999" table:style-name="ce1">
            <text:p>17.378023</text:p>
          </table:table-cell>
          <table:table-cell office:value-type="float" office:value="5.2499995000000001E-2" table:style-name="ce1">
            <text:p>0.052499995</text:p>
          </table:table-cell>
          <table:table-cell office:value-type="float" office:value="0.22435904000000001" table:style-name="ce1">
            <text:p>0.22435904</text:p>
          </table:table-cell>
          <table:table-cell office:value-type="string" table:style-name="ce1">
            <text:p>(8.22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1">
            <text:p>1rr1b1k1/1pq1bp2/p2p1np1/4p3/P2BP3/2NB2Q1/1PP3PP/4RR1K w - - bm Rxf6;</text:p>
          </table:table-cell>
          <table:table-cell office:value-type="float" office:value="1" table:style-name="ce1">
            <text:p>1</text:p>
          </table:table-cell>
          <table:table-cell office:value-type="float" office:value="1.40625" table:style-name="ce1">
            <text:p>1.40625</text:p>
          </table:table-cell>
          <table:table-cell office:value-type="float" office:value="7.4624043000000002" table:style-name="ce1">
            <text:p>7.4624043</text:p>
          </table:table-cell>
          <table:table-cell office:value-type="float" office:value="-3.125E-2" table:style-name="ce1">
            <text:p>-0.03125</text:p>
          </table:table-cell>
          <table:table-cell office:value-type="float" office:value="0.30769229999999997" table:style-name="ce1">
            <text:p>0.3076923</text:p>
          </table:table-cell>
          <table:table-cell office:value-type="string" table:style-name="ce1">
            <text:p>(4.07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2bnr/pq1p1k2/2p2pp1/8/5R2/PrNQ2B1/1P2P1BP/5RK1 w - - 0 1</text:p>
          </table:table-cell>
          <table:table-cell office:value-type="string" table:style-name="ce1">
            <text:p>2b2bnr/pq1p1k2/2p2pp1/8/5R2/PrNQ2B1/1P2P1BP/5RK1 w - - bm Rxf6;</text:p>
          </table:table-cell>
          <table:table-cell office:value-type="float" office:value="0.97014929999999999" table:style-name="ce1">
            <text:p>0.9701493</text:p>
          </table:table-cell>
          <table:table-cell office:value-type="float" office:value="1.4615384" table:style-name="ce1">
            <text:p>1.4615384</text:p>
          </table:table-cell>
          <table:table-cell office:value-type="float" office:value="8.0417459999999998" table:style-name="ce1">
            <text:p>8.041746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0.11363625500000001" table:style-name="ce1">
            <text:p>0.113636255</text:p>
          </table:table-cell>
          <table:table-cell office:value-type="string" table:style-name="ce1">
            <text:p>(4.46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1">
            <text:p>r1b3r1/5p1k/p1n2P1p/P1qpp1P1/1p1p4/3P2Q1/BPPB2P1/R4RK1 w - - bm Kf2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6.2988280000000003" table:style-name="ce1">
            <text:p>6.298828</text:p>
          </table:table-cell>
          <table:table-cell office:value-type="float" office:value="-5.9523805999999999E-2" table:style-name="ce1">
            <text:p>-0.059523806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3.33) - 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1">
            <text:p>r1b3r1/5p1k/p1n2P1p/P1qpp1P1/1p1p4/3P2Q1/BPPB2P1/R4RK1 w - - bm Kf2;</text:p>
          </table:table-cell>
          <table:table-cell office:value-type="float" office:value="1.007752" table:style-name="ce1">
            <text:p>1.007752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3.8788279999999999" table:style-name="ce1">
            <text:p>3.878828</text:p>
          </table:table-cell>
          <table:table-cell office:value-type="float" office:value="-5.9523805999999999E-2" table:style-name="ce1">
            <text:p>-0.059523806</text:p>
          </table:table-cell>
          <table:table-cell office:value-type="float" office:value="-0.23076916" table:style-name="ce1">
            <text:p>-0.23076916</text:p>
          </table:table-cell>
          <table:table-cell office:value-type="string" table:style-name="ce1">
            <text:p>(2.12) - Tal</text:p>
          </table:table-cell>
          <table:table-cell table:number-columns-repeated="16376"/>
        </table:table-row>
        <table:table-row table:number-rows-repeated="1048377" table:style-name="ro1">
          <table:table-cell table:number-columns-repeated="16384"/>
        </table:table-row>
      </table:table>
      <table:table table:name="Capablanca" table:style-name="ta2">
        <table:table-column table:style-name="co5" table:default-cell-style-name="ce1"/>
        <table:table-column table:style-name="co7" table:default-cell-style-name="ce1"/>
        <table:table-column table:style-name="co5" table:number-columns-repeated="5" table:default-cell-style-name="ce1"/>
        <table:table-column table:style-name="co8" table:default-cell-style-name="ce1"/>
        <table:table-column table:style-name="co5" table:number-columns-repeated="56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Fen Shashin Generator</text:p>
          </table:table-cell>
          <table:table-cell office:value-type="string" table:style-name="ce1">
            <text:p>Fen Chess Assistant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Mobility</text:p>
          </table:table-cell>
          <table:table-cell office:value-type="string" table:style-name="ce1">
            <text:p>Safety</text:p>
          </table:table-cell>
          <table:table-cell office:value-type="string" table:style-name="ce1">
            <text:p>Packaging density</text:p>
          </table:table-cell>
          <table:table-cell office:value-type="string" table:style-name="ce1">
            <text:p>Expansion Factor</text:p>
          </table:table-cell>
          <table:table-cell office:value-type="string" table:style-name="ce1">
            <text:p>Total - Algorith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B2r1/n3Pp2/P7/5k1p/q3NP2/7K/5P2/4NB2 w - - 0 1</text:p>
          </table:table-cell>
          <table:table-cell office:value-type="string" table:style-name="ce1">
            <text:p>3B2r1/n3Pp2/P7/5k1p/q3NP2/7K/5P2/4NB2 w - - bm Nf6;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0.63888889999999998" table:style-name="ce1">
            <text:p>0.6388889</text:p>
          </table:table-cell>
          <table:table-cell office:value-type="float" office:value="3.1087639999999999" table:style-name="ce1">
            <text:p>3.108764</text:p>
          </table:table-cell>
          <table:table-cell office:value-type="float" office:value="-0.22916669000000001" table:style-name="ce1">
            <text:p>-0.22916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N1k2/p4p1p/Pn1R4/3b4/6Pp/1P3K1P/8 w - - 0 1</text:p>
          </table:table-cell>
          <table:table-cell office:value-type="string" table:style-name="ce1">
            <text:p>8/2pN1k2/p4p1p/Pn1R4/3b4/6Pp/1P3K1P/8 w - - bm Ke1;</text:p>
          </table:table-cell>
          <table:table-cell office:value-type="float" office:value="1.0666667000000001" table:style-name="ce1">
            <text:p>1.0666667</text:p>
          </table:table-cell>
          <table:table-cell office:value-type="float" office:value="0.22727273000000001" table:style-name="ce1">
            <text:p>0.22727273</text:p>
          </table:table-cell>
          <table:table-cell office:value-type="float" office:value="17.466839" table:style-name="ce1">
            <text:p>17.466839</text:p>
          </table:table-cell>
          <table:table-cell office:value-type="float" office:value="6.249994E-3" table:style-name="ce1">
            <text:p>0.006249994</text:p>
          </table:table-cell>
          <table:table-cell office:value-type="float" office:value="0.21428560999999999" table:style-name="ce1">
            <text:p>0.2142856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p/1K6/N5P1/3N4/8/npn1P3/k7 w - - 0 1</text:p>
          </table:table-cell>
          <table:table-cell office:value-type="string" table:style-name="ce1">
            <text:p>8/6pp/1K6/N5P1/3N4/8/npn1P3/k7 w - - bm Nab3+;</text:p>
          </table:table-cell>
          <table:table-cell office:value-type="float" office:value="0.88888889999999998" table:style-name="ce1">
            <text:p>0.8888889</text:p>
          </table:table-cell>
          <table:table-cell office:value-type="float" office:value="1.6153846000000001" table:style-name="ce1">
            <text:p>1.6153846</text:p>
          </table:table-cell>
          <table:table-cell office:value-type="float" office:value="-2.9737382000000001" table:style-name="ce1">
            <text:p>-2.9737382</text:p>
          </table:table-cell>
          <table:table-cell office:value-type="float" office:value="2.8571427E-2" table:style-name="ce1">
            <text:p>0.028571427</text:p>
          </table:table-cell>
          <table:table-cell office:value-type="float" office:value="-1.0999999" table:style-name="ce1">
            <text:p>-1.099999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8/5P2/P2bP2P/P2r1kP1/8/1R2K3 b - - 0 1</text:p>
          </table:table-cell>
          <table:table-cell office:value-type="string" table:style-name="ce1">
            <text:p>8/8/8/5P2/P2bP2P/P2r1kP1/8/1R2K3 b - - bm Bc3+;</text:p>
          </table:table-cell>
          <table:table-cell office:value-type="float" office:value="0.75" table:style-name="ce1">
            <text:p>0.75</text:p>
          </table:table-cell>
          <table:table-cell office:value-type="float" office:value="1.5" table:style-name="ce1">
            <text:p>1.5</text:p>
          </table:table-cell>
          <table:table-cell office:value-type="float" office:value="0.69626975000000002" table:style-name="ce1">
            <text:p>0.69626975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2.5416664999999998" table:style-name="ce1">
            <text:p>2.541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q7/8/2pp4/5K2/5N2/2R2B2/7k w - - 0 1</text:p>
          </table:table-cell>
          <table:table-cell office:value-type="string" table:style-name="ce1">
            <text:p>8/q7/8/2pp4/5K2/5N2/2R2B2/7k w - - bm Bd4;</text:p>
          </table:table-cell>
          <table:table-cell office:value-type="float" office:value="1.0227272999999999" table:style-name="ce1">
            <text:p>1.0227273</text:p>
          </table:table-cell>
          <table:table-cell office:value-type="float" office:value="1.5263157999999999" table:style-name="ce1">
            <text:p>1.5263158</text:p>
          </table:table-cell>
          <table:table-cell office:value-type="float" office:value="-4.1850250000000004" table:style-name="ce1">
            <text:p>-4.185025</text:p>
          </table:table-cell>
          <table:table-cell office:value-type="float" office:value="0.9" table:style-name="ce1">
            <text:p>0.9</text:p>
          </table:table-cell>
          <table:table-cell office:value-type="float" office:value="-1.75" table:style-name="ce1">
            <text:p>-1.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r1b4/p1p2B2/2p5/2p1p3/KpP1P3/1P4N1/8/7R w - - 0 1</text:p>
          </table:table-cell>
          <table:table-cell office:value-type="string" table:style-name="ce1">
            <text:p>kr1b4/p1p2B2/2p5/2p1p3/KpP1P3/1P4N1/8/7R w - - id ?; bm Rh6;</text:p>
          </table:table-cell>
          <table:table-cell office:value-type="float" office:value="1" table:style-name="ce1">
            <text:p>1</text:p>
          </table:table-cell>
          <table:table-cell office:value-type="float" office:value="2.2727273000000001" table:style-name="ce1">
            <text:p>2.2727273</text:p>
          </table:table-cell>
          <table:table-cell office:value-type="float" office:value="-16.707884" table:style-name="ce1">
            <text:p>-16.707884</text:p>
          </table:table-cell>
          <table:table-cell office:value-type="float" office:value="0.12000000500000001" table:style-name="ce1">
            <text:p>0.120000005</text:p>
          </table:table-cell>
          <table:table-cell office:value-type="float" office:value="1.15873" table:style-name="ce1">
            <text:p>1.1587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q6/5k2/p3pP1p/3p2p1/6PP/1PB1Q3/2P5/1K6 w - - 0 1</text:p>
          </table:table-cell>
          <table:table-cell office:value-type="string" table:style-name="ce1">
            <text:p>rq6/5k2/p3pP1p/3p2p1/6PP/1PB1Q3/2P5/1K6 w - - bm Qd3;</text:p>
          </table:table-cell>
          <table:table-cell office:value-type="float" office:value="0.90789472999999998" table:style-name="ce1">
            <text:p>0.90789473</text:p>
          </table:table-cell>
          <table:table-cell office:value-type="float" office:value="1.2142857" table:style-name="ce1">
            <text:p>1.2142857</text:p>
          </table:table-cell>
          <table:table-cell office:value-type="float" office:value="0.40918737999999999" table:style-name="ce1">
            <text:p>0.40918738</text:p>
          </table:table-cell>
          <table:table-cell office:value-type="float" office:value="-0.10714285" table:style-name="ce1">
            <text:p>-0.10714285</text:p>
          </table:table-cell>
          <table:table-cell office:value-type="float" office:value="0.625" table:style-name="ce1">
            <text:p>0.6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4k1/1brp1pp1/1p3n1p/2q1p3/2P1P3/1PNBQ3/P3RP1P/3R3K w - - 0 1</text:p>
          </table:table-cell>
          <table:table-cell office:value-type="string" table:style-name="ce1">
            <text:p>1r4k1/1brp1pp1/1p3n1p/2q1p3/2P1P3/1PNBQ3/P3RP1P/3R3K w - - bm Qh3;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.55811840000000001" table:style-name="ce1">
            <text:p>0.5581184</text:p>
          </table:table-cell>
          <table:table-cell office:value-type="float" office:value="-3.125E-2" table:style-name="ce1">
            <text:p>-0.03125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1kb1r/5p2/p1npb2p/1p1NppqQ/4P3/N1PB4/PP3PPP/R3R1K1 w k - 0 1</text:p>
          </table:table-cell>
          <table:table-cell office:value-type="string" table:style-name="ce1">
            <text:p>2r1kb1r/5p2/p1npb2p/1p1NppqQ/4P3/N1PB4/PP3PPP/R3R1K1 w k - bm Qe2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2631578000000001" table:style-name="ce1">
            <text:p>1.2631578</text:p>
          </table:table-cell>
          <table:table-cell office:value-type="float" office:value="-0.34276800000000002" table:style-name="ce1">
            <text:p>-0.342768</text:p>
          </table:table-cell>
          <table:table-cell office:value-type="float" office:value="0" table:style-name="ce1">
            <text:p>0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7/p1pR4/1p3p2/2P2rpB/PbP4p/2N1p2p/KP6/8 w - - 0 1</text:p>
          </table:table-cell>
          <table:table-cell office:value-type="string" table:style-name="ce1">
            <text:p>k7/p1pR4/1p3p2/2P2rpB/PbP4p/2N1p2p/KP6/8 w - - bm Bf3;</text:p>
          </table:table-cell>
          <table:table-cell office:value-type="float" office:value="0.93846154000000004" table:style-name="ce1">
            <text:p>0.93846154</text:p>
          </table:table-cell>
          <table:table-cell office:value-type="float" office:value="1.5238096000000001" table:style-name="ce1">
            <text:p>1.5238096</text:p>
          </table:table-cell>
          <table:table-cell office:value-type="float" office:value="-1.4098618999999999" table:style-name="ce1">
            <text:p>-1.4098619</text:p>
          </table:table-cell>
          <table:table-cell office:value-type="float" office:value="0.22916665999999999" table:style-name="ce1">
            <text:p>0.22916666</text:p>
          </table:table-cell>
          <table:table-cell office:value-type="float" office:value="0.27272724999999998" table:style-name="ce1">
            <text:p>0.272727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1">
            <text:p>r3r1k1/ppqbbpp1/2pp1nnp/3Pp3/2P1P3/5N1P/PPBN1PP1/R1BQR1K1 w - - bm a4;</text:p>
          </table:table-cell>
          <table:table-cell office:value-type="float" office:value="1" table:style-name="ce1">
            <text:p>1</text:p>
          </table:table-cell>
          <table:table-cell office:value-type="float" office:value="0.76315789999999994" table:style-name="ce1">
            <text:p>0.7631579</text:p>
          </table:table-cell>
          <table:table-cell office:value-type="float" office:value="0.73848944999999999" table:style-name="ce1">
            <text:p>0.73848945</text:p>
          </table:table-cell>
          <table:table-cell office:value-type="float" office:value="-5.6250005999999998E-2" table:style-name="ce1">
            <text:p>-0.0562500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k1p1p1K1/P1p1Pp2/5P2/7P/pB6/2p5/2r5 w - - 0 1</text:p>
          </table:table-cell>
          <table:table-cell office:value-type="string" table:style-name="ce1">
            <text:p>2R5/k1p1p1K1/P1p1Pp2/5P2/7P/pB6/2p5/2r5 w - - bm Rxc7;</text:p>
          </table:table-cell>
          <table:table-cell office:value-type="float" office:value="1.1136364000000001" table:style-name="ce1">
            <text:p>1.1136364</text:p>
          </table:table-cell>
          <table:table-cell office:value-type="float" office:value="1.9090909" table:style-name="ce1">
            <text:p>1.9090909</text:p>
          </table:table-cell>
          <table:table-cell office:value-type="float" office:value="-3.0166415999999998" table:style-name="ce1">
            <text:p>-3.0166416</text:p>
          </table:table-cell>
          <table:table-cell office:value-type="float" office:value="-3.8194447999999999E-2" table:style-name="ce1">
            <text:p>-0.038194448</text:p>
          </table:table-cell>
          <table:table-cell office:value-type="float" office:value="1.4464288000000001" table:style-name="ce1">
            <text:p>1.44642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q1r1k/7p/2np2p1/p2N1p2/R1B1PP1b/1PP1N3/8/3Q1K1R w - - 0 1</text:p>
          </table:table-cell>
          <table:table-cell office:value-type="string" table:style-name="ce1">
            <text:p>1rbq1r1k/7p/2np2p1/p2N1p2/R1B1PP1b/1PP1N3/8/3Q1K1R w - - bm Ra2;</text:p>
          </table:table-cell>
          <table:table-cell office:value-type="float" office:value="0.96268653999999998" table:style-name="ce1">
            <text:p>0.96268654</text:p>
          </table:table-cell>
          <table:table-cell office:value-type="float" office:value="1.0526316" table:style-name="ce1">
            <text:p>1.0526316</text:p>
          </table:table-cell>
          <table:table-cell office:value-type="float" office:value="0.46793696000000001" table:style-name="ce1">
            <text:p>0.46793696</text:p>
          </table:table-cell>
          <table:table-cell office:value-type="float" office:value="6.25E-2" table:style-name="ce1">
            <text:p>0.0625</text:p>
          </table:table-cell>
          <table:table-cell office:value-type="float" office:value="0.58333325000000003" table:style-name="ce1">
            <text:p>0.583333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k2/5p2/p1P5/2p2P2/2p5/7B/P7/2KR4 w - - 0 1</text:p>
          </table:table-cell>
          <table:table-cell office:value-type="string" table:style-name="ce1">
            <text:p>2b1rk2/5p2/p1P5/2p2P2/2p5/7B/P7/2KR4 w - - bm f6;</text:p>
          </table:table-cell>
          <table:table-cell office:value-type="float" office:value="0.9183673" table:style-name="ce1">
            <text:p>0.9183673</text:p>
          </table:table-cell>
          <table:table-cell office:value-type="float" office:value="1.2222222" table:style-name="ce1">
            <text:p>1.2222222</text:p>
          </table:table-cell>
          <table:table-cell office:value-type="float" office:value="0.27288805999999999" table:style-name="ce1">
            <text:p>0.27288806</text:p>
          </table:table-cell>
          <table:table-cell office:value-type="float" office:value="-5.5555559999999997E-2" table:style-name="ce1">
            <text:p>-0.05555556</text:p>
          </table:table-cell>
          <table:table-cell office:value-type="float" office:value="0.57142853999999998" table:style-name="ce1">
            <text:p>0.571428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4N/Q1np4/2p2Bpp/1p1P4/pPP1p2P/P7/7q/1K6 w - - 0 1</text:p>
          </table:table-cell>
          <table:table-cell office:value-type="string" table:style-name="ce1">
            <text:p>2k4N/Q1np4/2p2Bpp/1p1P4/pPP1p2P/P7/7q/1K6 w - - bm Nf7;</text:p>
          </table:table-cell>
          <table:table-cell office:value-type="float" office:value="1.0657894999999999" table:style-name="ce1">
            <text:p>1.0657895</text:p>
          </table:table-cell>
          <table:table-cell office:value-type="float" office:value="1.1481482000000001" table:style-name="ce1">
            <text:p>1.1481482</text:p>
          </table:table-cell>
          <table:table-cell office:value-type="float" office:value="0.90844879999999995" table:style-name="ce1">
            <text:p>0.9084488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1.1666665000000001" table:style-name="ce1">
            <text:p>1.166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5/prkpR1p1/2p1ppK1/P1p1N1B1/P1P1P3/8/8/8 w - - 0 1</text:p>
          </table:table-cell>
          <table:table-cell office:value-type="string" table:style-name="ce1">
            <text:p>2r5/prkpR1p1/2p1ppK1/P1p1N1B1/P1P1P3/8/8/8 w - - bm Bf4;</text:p>
          </table:table-cell>
          <table:table-cell office:value-type="float" office:value="0.89705884000000002" table:style-name="ce1">
            <text:p>0.89705884</text:p>
          </table:table-cell>
          <table:table-cell office:value-type="float" office:value="1.0952381" table:style-name="ce1">
            <text:p>1.0952381</text:p>
          </table:table-cell>
          <table:table-cell office:value-type="float" office:value="2.6827838000000002" table:style-name="ce1">
            <text:p>2.6827838</text:p>
          </table:table-cell>
          <table:table-cell office:value-type="float" office:value="-0.14285714999999999" table:style-name="ce1">
            <text:p>-0.14285715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4/3p4/P2p4/N2b4/8/4P3/5p1p/5Kbk w - - 0 1</text:p>
          </table:table-cell>
          <table:table-cell office:value-type="string" table:style-name="ce1">
            <text:p>3Q4/3p4/P2p4/N2b4/8/4P3/5p1p/5Kbk w - - bm Qa8;</text:p>
          </table:table-cell>
          <table:table-cell office:value-type="float" office:value="1.3333333999999999" table:style-name="ce1">
            <text:p>1.3333334</text:p>
          </table:table-cell>
          <table:table-cell office:value-type="float" office:value="1.75" table:style-name="ce1">
            <text:p>1.75</text:p>
          </table:table-cell>
          <table:table-cell office:value-type="float" office:value="-4.0694100000000004" table:style-name="ce1">
            <text:p>-4.06941</text:p>
          </table:table-cell>
          <table:table-cell office:value-type="float" office:value="-5.9523813000000002E-2" table:style-name="ce1">
            <text:p>-0.059523813</text:p>
          </table:table-cell>
          <table:table-cell office:value-type="float" office:value="-0.97142890000000004" table:style-name="ce1">
            <text:p>-0.971428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r1rk1/1p2qpp1/p1nNp1np/4P2Q/P3N3/1P2R3/3P1PPP/2R3K1 w - - 0 1</text:p>
          </table:table-cell>
          <table:table-cell office:value-type="string" table:style-name="ce1">
            <text:p>3r1rk1/1p2qpp1/p1nNp1np/4P2Q/P3N3/1P2R3/3P1PPP/2R3K1 w - - bm Rxc6;</text:p>
          </table:table-cell>
          <table:table-cell office:value-type="float" office:value="1.0322579999999999" table:style-name="ce1">
            <text:p>1.032258</text:p>
          </table:table-cell>
          <table:table-cell office:value-type="float" office:value="1.6451613" table:style-name="ce1">
            <text:p>1.6451613</text:p>
          </table:table-cell>
          <table:table-cell office:value-type="float" office:value="-0.87426495999999998" table:style-name="ce1">
            <text:p>-0.87426496</text:p>
          </table:table-cell>
          <table:table-cell office:value-type="float" office:value="-9.1666654E-2" table:style-name="ce1">
            <text:p>-0.091666654</text:p>
          </table:table-cell>
          <table:table-cell office:value-type="float" office:value="0.91025639999999997" table:style-name="ce1">
            <text:p>0.9102564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q1kr/p6p/1prQPppB/4n3/4P3/2P5/PP2B2P/R5K1 w - - 0 1</text:p>
          </table:table-cell>
          <table:table-cell office:value-type="string" table:style-name="ce1">
            <text:p>4q1kr/p6p/1prQPppB/4n3/4P3/2P5/PP2B2P/R5K1 w - - bm Qxe5;</text:p>
          </table:table-cell>
          <table:table-cell office:value-type="float" office:value="0.98148150000000001" table:style-name="ce1">
            <text:p>0.9814815</text:p>
          </table:table-cell>
          <table:table-cell office:value-type="float" office:value="1.8846153999999999" table:style-name="ce1">
            <text:p>1.8846154</text:p>
          </table:table-cell>
          <table:table-cell office:value-type="float" office:value="-3.0798771" table:style-name="ce1">
            <text:p>-3.0798771</text:p>
          </table:table-cell>
          <table:table-cell office:value-type="float" office:value="-0.10416667" table:style-name="ce1">
            <text:p>-0.10416667</text:p>
          </table:table-cell>
          <table:table-cell office:value-type="float" office:value="0.88181830000000005" table:style-name="ce1">
            <text:p>0.881818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q2r/1b1kbp2/1p2p1p1/pP1pP1N1/P2P1PQP/3BK3/2R5/8 w - - 0 1</text:p>
          </table:table-cell>
          <table:table-cell office:value-type="string" table:style-name="ce1">
            <text:p>4q2r/1b1kbp2/1p2p1p1/pP1pP1N1/P2P1PQP/3BK3/2R5/8 w - - bm Bxg6;</text:p>
          </table:table-cell>
          <table:table-cell office:value-type="float" office:value="0.99056599999999995" table:style-name="ce1">
            <text:p>0.990566</text:p>
          </table:table-cell>
          <table:table-cell office:value-type="float" office:value="1.5555555999999999" table:style-name="ce1">
            <text:p>1.5555556</text:p>
          </table:table-cell>
          <table:table-cell office:value-type="string" table:style-name="ce1">
            <text:p>=</text:p>
          </table:table-cell>
          <table:table-cell office:value-type="float" office:value="-4.1666687000000001E-2" table:style-name="ce1">
            <text:p>-0.041666687</text:p>
          </table:table-cell>
          <table:table-cell office:value-type="float" office:value="1.4545455" table:style-name="ce1">
            <text:p>1.454545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1k/1r1q1p2/pp3Pp1/7p/3Q4/1P4P1/1P3P2/2R1R1K1 w - - 0 1</text:p>
          </table:table-cell>
          <table:table-cell office:value-type="string" table:style-name="ce1">
            <text:p>5r1k/1r1q1p2/pp3Pp1/7p/3Q4/1P4P1/1P3P2/2R1R1K1 w - - bm Qf4;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-1.1569328000000001" table:style-name="ce1">
            <text:p>-1.1569328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0.22222233" table:style-name="ce1">
            <text:p>0.2222223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r2bppp/p3pn2/Pp2q3/2pN4/5P1P/1PP3P1/3RQRK1 b - - 0 1</text:p>
          </table:table-cell>
          <table:table-cell office:value-type="string" table:style-name="ce1">
            <text:p>6k1/1r2bppp/p3pn2/Pp2q3/2pN4/5P1P/1PP3P1/3RQRK1 b - - bm Qc5;</text:p>
          </table:table-cell>
          <table:table-cell office:value-type="float" office:value="0.97321427000000005" table:style-name="ce1">
            <text:p>0.97321427</text:p>
          </table:table-cell>
          <table:table-cell office:value-type="float" office:value="1.3225807000000001" table:style-name="ce1">
            <text:p>1.3225807</text:p>
          </table:table-cell>
          <table:table-cell office:value-type="float" office:value="-0.24537244" table:style-name="ce1">
            <text:p>-0.24537244</text:p>
          </table:table-cell>
          <table:table-cell office:value-type="float" office:value="2.5000006000000002E-2" table:style-name="ce1">
            <text:p>0.025000006</text:p>
          </table:table-cell>
          <table:table-cell office:value-type="float" office:value="0.47727275000000002" table:style-name="ce1">
            <text:p>0.477272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q/2p4p/6P1/5nN1/K7/2P5/7B/3B4 w - - 0 1</text:p>
          </table:table-cell>
          <table:table-cell office:value-type="string" table:style-name="ce1">
            <text:p>6kq/2p4p/6P1/5nN1/K7/2P5/7B/3B4 w - - bm Bb3+;</text:p>
          </table:table-cell>
          <table:table-cell office:value-type="float" office:value="0.82142859999999995" table:style-name="ce1">
            <text:p>0.8214286</text:p>
          </table:table-cell>
          <table:table-cell office:value-type="float" office:value="1.3" table:style-name="ce1">
            <text:p>1.3</text:p>
          </table:table-cell>
          <table:table-cell office:value-type="float" office:value="1.2023950999999999" table:style-name="ce1">
            <text:p>1.2023951</text:p>
          </table:table-cell>
          <table:table-cell office:value-type="float" office:value="-0.14285713" table:style-name="ce1">
            <text:p>-0.14285713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pp2Np1p/2p2P1N/5pP1/7K/P4n2/1q3Q2/5n2 w - - 0 1</text:p>
          </table:table-cell>
          <table:table-cell office:value-type="string" table:style-name="ce1">
            <text:p>7k/pp2Np1p/2p2P1N/5pP1/7K/P4n2/1q3Q2/5n2 w - - bm Kh5;</text:p>
          </table:table-cell>
          <table:table-cell office:value-type="float" office:value="0.85714287" table:style-name="ce1">
            <text:p>0.85714287</text:p>
          </table:table-cell>
          <table:table-cell office:value-type="float" office:value="8.5714289999999999E-2" table:style-name="ce1">
            <text:p>0.08571429</text:p>
          </table:table-cell>
          <table:table-cell office:value-type="float" office:value="32.236899999999999" table:style-name="ce1">
            <text:p>32.2369</text:p>
          </table:table-cell>
          <table:table-cell office:value-type="float" office:value="-9.375E-2" table:style-name="ce1">
            <text:p>-0.09375</text:p>
          </table:table-cell>
          <table:table-cell office:value-type="float" office:value="1.0142857999999999" table:style-name="ce1">
            <text:p>1.014285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q/b1p5/1p1Npkb1/pPP2ppP/P1P5/3B2P1/5P1R/K3R3 w - - 0 1</text:p>
          </table:table-cell>
          <table:table-cell office:value-type="string" table:style-name="ce1">
            <text:p>7q/b1p5/1p1Npkb1/pPP2ppP/P1P5/3B2P1/5P1R/K3R3 w - - bm hxg6;</text:p>
          </table:table-cell>
          <table:table-cell office:value-type="float" office:value="1.0813953999999999" table:style-name="ce1">
            <text:p>1.0813954</text:p>
          </table:table-cell>
          <table:table-cell office:value-type="float" office:value="1.5416666000000001" table:style-name="ce1">
            <text:p>1.5416666</text:p>
          </table:table-cell>
          <table:table-cell office:value-type="float" office:value="-1.0030057000000001" table:style-name="ce1">
            <text:p>-1.0030057</text:p>
          </table:table-cell>
          <table:table-cell office:value-type="float" office:value="-0.13333333999999999" table:style-name="ce1">
            <text:p>-0.13333334</text:p>
          </table:table-cell>
          <table:table-cell office:value-type="float" office:value="0.51666665000000001" table:style-name="ce1">
            <text:p>0.516666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p1q3/p3P3/2P4p/1PBP2kP/2N3P1/7K/8 w - - 0 1</text:p>
          </table:table-cell>
          <table:table-cell office:value-type="string" table:style-name="ce1">
            <text:p>8/2p1q3/p3P3/2P4p/1PBP2kP/2N3P1/7K/8 w - - bm Be2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1.2941176999999999" table:style-name="ce1">
            <text:p>1.2941177</text:p>
          </table:table-cell>
          <table:table-cell office:value-type="string" table:style-name="ce1">
            <text:p>=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68888879999999997" table:style-name="ce1">
            <text:p>0.68888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q3n1k/8/P1p2Npp/2Kp3R/pp6/n3p3/8/4Q3 w - - 0 1</text:p>
          </table:table-cell>
          <table:table-cell office:value-type="string" table:style-name="ce1">
            <text:p>Nq3n1k/8/P1p2Npp/2Kp3R/pp6/n3p3/8/4Q3 w - - bm Nc7;</text:p>
          </table:table-cell>
          <table:table-cell office:value-type="float" office:value="0.95454543999999997" table:style-name="ce1">
            <text:p>0.95454544</text:p>
          </table:table-cell>
          <table:table-cell office:value-type="float" office:value="1.3333333999999999" table:style-name="ce1">
            <text:p>1.3333334</text:p>
          </table:table-cell>
          <table:table-cell office:value-type="float" office:value="0.82813780000000004" table:style-name="ce1">
            <text:p>0.8281378</text:p>
          </table:table-cell>
          <table:table-cell office:value-type="float" office:value="0.16666666999999999" table:style-name="ce1">
            <text:p>0.16666667</text:p>
          </table:table-cell>
          <table:table-cell office:value-type="float" office:value="1.712121" table:style-name="ce1">
            <text:p>1.71212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2b1pp/2p1pn2/8/P1p1Pq2/2N5/1P2BP1P/R1Q2RK1 b - - 0 1</text:p>
          </table:table-cell>
          <table:table-cell office:value-type="string" table:style-name="ce1">
            <text:p>r1b3k1/pp2b1pp/2p1pn2/8/P1p1Pq2/2N5/1P2BP1P/R1Q2RK1 b - - bm Qe5;</text:p>
          </table:table-cell>
          <table:table-cell office:value-type="float" office:value="1.0082644000000001" table:style-name="ce1">
            <text:p>1.0082644</text:p>
          </table:table-cell>
          <table:table-cell office:value-type="float" office:value="1.375" table:style-name="ce1">
            <text:p>1.375</text:p>
          </table:table-cell>
          <table:table-cell office:value-type="string" table:style-name="ce1">
            <text:p>=</text:p>
          </table:table-cell>
          <table:table-cell office:value-type="float" office:value="1.2500003000000001E-2" table:style-name="ce1">
            <text:p>0.012500003</text:p>
          </table:table-cell>
          <table:table-cell office:value-type="float" office:value="0.37062954999999997" table:style-name="ce1">
            <text:p>0.37062955</text:p>
          </table:table-cell>
          <table:table-cell office:value-type="string" table:style-name="ce1">
            <text:p>(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2r/1b3ppp/p2p1b2/2nNp3/1R2P3/2P5/1PN2PPP/3QKB1R w Kkq - 0 1</text:p>
          </table:table-cell>
          <table:table-cell office:value-type="string" table:style-name="ce1">
            <text:p>r2qk2r/1b3ppp/p2p1b2/2nNp3/1R2P3/2P5/1PN2PPP/3QKB1R w Kkq - bm Rxb7;</text:p>
          </table:table-cell>
          <table:table-cell office:value-type="float" office:value="0.99275360000000001" table:style-name="ce1">
            <text:p>0.9927536</text:p>
          </table:table-cell>
          <table:table-cell office:value-type="float" office:value="1.34375" table:style-name="ce1">
            <text:p>1.34375</text:p>
          </table:table-cell>
          <table:table-cell office:value-type="float" office:value="-0.53882759999999996" table:style-name="ce1">
            <text:p>-0.5388276</text:p>
          </table:table-cell>
          <table:table-cell office:value-type="float" office:value="3.125E-2" table:style-name="ce1">
            <text:p>0.03125</text:p>
          </table:table-cell>
          <table:table-cell office:value-type="float" office:value="7.6923130000000006E-2" table:style-name="ce1">
            <text:p>0.07692313</text:p>
          </table:table-cell>
          <table:table-cell office:value-type="string" table:style-name="ce1">
            <text:p>(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2p4p/6P1/1p3n2/3q4/PB4BN/KP5P/8 w - - 0 1</text:p>
          </table:table-cell>
          <table:table-cell office:value-type="string" table:style-name="ce1">
            <text:p>5k2/2p4p/6P1/1p3n2/3q4/PB4BN/KP5P/8 w - - bm Ng5;</text:p>
          </table:table-cell>
          <table:table-cell office:value-type="float" office:value="0.9" table:style-name="ce1">
            <text:p>0.9</text:p>
          </table:table-cell>
          <table:table-cell office:value-type="float" office:value="0.57142859999999995" table:style-name="ce1">
            <text:p>0.5714286</text:p>
          </table:table-cell>
          <table:table-cell office:value-type="float" office:value="2.8640680000000001" table:style-name="ce1">
            <text:p>2.864068</text:p>
          </table:table-cell>
          <table:table-cell office:value-type="float" office:value="-1.7857149999999999E-2" table:style-name="ce1">
            <text:p>-0.017857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b1r1p1p/1b1r2pP/p3p1q1/4P3/PN1B1RN1/1RPQ4/7K b - - 0 1</text:p>
          </table:table-cell>
          <table:table-cell office:value-type="string" table:style-name="ce1">
            <text:p>6k1/pb1r1p1p/1b1r2pP/p3p1q1/4P3/PN1B1RN1/1RPQ4/7K b - - bm Qd8;</text:p>
          </table:table-cell>
          <table:table-cell office:value-type="float" office:value="0.97674419999999995" table:style-name="ce1">
            <text:p>0.9767442</text:p>
          </table:table-cell>
          <table:table-cell office:value-type="float" office:value="0.97560979999999997" table:style-name="ce1">
            <text:p>0.9756098</text:p>
          </table:table-cell>
          <table:table-cell office:value-type="float" office:value="-0.29866927999999998" table:style-name="ce1">
            <text:p>-0.29866928</text:p>
          </table:table-cell>
          <table:table-cell office:value-type="float" office:value="0.11458333599999999" table:style-name="ce1">
            <text:p>0.114583336</text:p>
          </table:table-cell>
          <table:table-cell office:value-type="float" office:value="-0.24242425000000001" table:style-name="ce1">
            <text:p>-0.242424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2k1/5pp1/p2b2bp/1q1Pp3/1p6/1P2P1P1/R2NQPB1/2R3K1 w - - 0 1</text:p>
          </table:table-cell>
          <table:table-cell office:value-type="string" table:style-name="ce1">
            <text:p>1r1r2k1/5pp1/p2b2bp/1q1Pp3/1p6/1P2P1P1/R2NQPB1/2R3K1 w - - bm Qg4;</text:p>
          </table:table-cell>
          <table:table-cell office:value-type="float" office:value="0.96031743000000003" table:style-name="ce1">
            <text:p>0.96031743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-0.30284292000000002" table:style-name="ce1">
            <text:p>-0.30284292</text:p>
          </table:table-cell>
          <table:table-cell office:value-type="float" office:value="2.5000006000000002E-2" table:style-name="ce1">
            <text:p>0.025000006</text:p>
          </table:table-cell>
          <table:table-cell office:value-type="float" office:value="-0.30303049999999998" table:style-name="ce1">
            <text:p>-0.3030305</text:p>
          </table:table-cell>
          <table:table-cell office:value-type="string" table:style-name="ce1">
            <text:p>(0.1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bqr1k1/2n2pb1/5np1/3Pp1B1/1pp5/2N3NP/1PB3P1/R2Q1RK1 w - - 0 1</text:p>
          </table:table-cell>
          <table:table-cell office:value-type="string" table:style-name="ce1">
            <text:p>1rbqr1k1/2n2pb1/5np1/3Pp1B1/1pp5/2N3NP/1PB3P1/R2Q1RK1 w - - bm Nh5;</text:p>
          </table:table-cell>
          <table:table-cell office:value-type="float" office:value="0.97260270000000004" table:style-name="ce1">
            <text:p>0.9726027</text:p>
          </table:table-cell>
          <table:table-cell office:value-type="float" office:value="1.4736842000000001" table:style-name="ce1">
            <text:p>1.4736842</text:p>
          </table:table-cell>
          <table:table-cell office:value-type="float" office:value="-1.1756915999999999" table:style-name="ce1">
            <text:p>-1.1756916</text:p>
          </table:table-cell>
          <table:table-cell office:value-type="float" office:value="-5.7142854E-2" table:style-name="ce1">
            <text:p>-0.057142854</text:p>
          </table:table-cell>
          <table:table-cell office:value-type="float" office:value="3.2051324999999999E-2" table:style-name="ce1">
            <text:p>0.0320513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kr2r1/1p3p2/1R2p3/p3Pn2/b4P2/P1pB4/2P3PP/2B1K1R1 b - - 0 1</text:p>
          </table:table-cell>
          <table:table-cell office:value-type="string" table:style-name="ce1">
            <text:p>2kr2r1/1p3p2/1R2p3/p3Pn2/b4P2/P1pB4/2P3PP/2B1K1R1 b - - bm Rxd3;</text:p>
          </table:table-cell>
          <table:table-cell office:value-type="float" office:value="0.94444439999999996" table:style-name="ce1">
            <text:p>0.9444444</text:p>
          </table:table-cell>
          <table:table-cell office:value-type="float" office:value="1.1333333000000001" table:style-name="ce1">
            <text:p>1.1333333</text:p>
          </table:table-cell>
          <table:table-cell office:value-type="string" table:style-name="ce1">
            <text:p>=</text:p>
          </table:table-cell>
          <table:table-cell office:value-type="float" office:value="-8.3333250000000008E-3" table:style-name="ce1">
            <text:p>-0.008333325</text:p>
          </table:table-cell>
          <table:table-cell office:value-type="float" office:value="0.17272735" table:style-name="ce1">
            <text:p>0.172727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1r1k/6rp/3p4/P2Pbp1Q/N3Pp1n/2P5/P1B2RPP/R6K b - - 0 1</text:p>
          </table:table-cell>
          <table:table-cell office:value-type="string" table:style-name="ce1">
            <text:p>3q1r1k/6rp/3p4/P2Pbp1Q/N3Pp1n/2P5/P1B2RPP/R6K b - - bm f3;</text:p>
          </table:table-cell>
          <table:table-cell office:value-type="float" office:value="0.90697676000000005" table:style-name="ce1">
            <text:p>0.90697676</text:p>
          </table:table-cell>
          <table:table-cell office:value-type="float" office:value="0.9736842" table:style-name="ce1">
            <text:p>0.9736842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-0.12307691599999999" table:style-name="ce1">
            <text:p>-0.123076916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2/N1p3p1/3pP1P1/7P/2kP4/Pb6/7K w - - 0 1</text:p>
          </table:table-cell>
          <table:table-cell office:value-type="string" table:style-name="ce1">
            <text:p>8/5p2/N1p3p1/3pP1P1/7P/2kP4/Pb6/7K w - - bm h5;</text:p>
          </table:table-cell>
          <table:table-cell office:value-type="float" office:value="1.1034482999999999" table:style-name="ce1">
            <text:p>1.1034483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-0.43490403999999999" table:style-name="ce1">
            <text:p>-0.43490404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-0.45238089999999997" table:style-name="ce1">
            <text:p>-0.4523809</text:p>
          </table:table-cell>
          <table:table-cell office:value-type="string" table:style-name="ce1">
            <text:p>(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pp/5k2/1p1r4/4R3/7P/5PP1/5K2 w - - 0 1</text:p>
          </table:table-cell>
          <table:table-cell office:value-type="string" table:style-name="ce1">
            <text:p>8/6pp/5k2/1p1r4/4R3/7P/5PP1/5K2 w - - bm g4;</text:p>
          </table:table-cell>
          <table:table-cell office:value-type="float" office:value="1" table:style-name="ce1">
            <text:p>1</text:p>
          </table:table-cell>
          <table:table-cell office:value-type="float" office:value="1.0476190999999999" table:style-name="ce1">
            <text:p>1.0476191</text:p>
          </table:table-cell>
          <table:table-cell office:value-type="float" office:value="-0.92943220000000004" table:style-name="ce1">
            <text:p>-0.9294322</text:p>
          </table:table-cell>
          <table:table-cell office:value-type="float" office:value="0.25396824000000001" table:style-name="ce1">
            <text:p>0.25396824</text:p>
          </table:table-cell>
          <table:table-cell office:value-type="float" office:value="-0.59999990000000003" table:style-name="ce1">
            <text:p>-0.5999999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bp4Pk/4KB2/R6p/2pNp1P1/p7/3p1Pnq/2r5 w - - 0 1</text:p>
          </table:table-cell>
          <table:table-cell office:value-type="string" table:style-name="ce1">
            <text:p>8/bp4Pk/4KB2/R6p/2pNp1P1/p7/3p1Pnq/2r5 w - - bm Nc6;</text:p>
          </table:table-cell>
          <table:table-cell office:value-type="float" office:value="0.54285717" table:style-name="ce1">
            <text:p>0.54285717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1.6946357000000001" table:style-name="ce1">
            <text:p>1.6946357</text:p>
          </table:table-cell>
          <table:table-cell office:value-type="float" office:value="7.6388895999999998E-2" table:style-name="ce1">
            <text:p>0.07638889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pp3pp1/2p2n1p/8/2BQ2b1/4PN2/PP3PPP/2R2RK1 w - - 0 1</text:p>
          </table:table-cell>
          <table:table-cell office:value-type="string" table:style-name="ce1">
            <text:p>r2q1rk1/pp3pp1/2p2n1p/8/2BQ2b1/4PN2/PP3PPP/2R2RK1 w - - bm Qf4;</text:p>
          </table:table-cell>
          <table:table-cell office:value-type="float" office:value="1" table:style-name="ce1">
            <text:p>1</text:p>
          </table:table-cell>
          <table:table-cell office:value-type="float" office:value="1.2432432" table:style-name="ce1">
            <text:p>1.2432432</text:p>
          </table:table-cell>
          <table:table-cell office:value-type="float" office:value="-0.39815852000000002" table:style-name="ce1">
            <text:p>-0.39815852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kb1r/1p1n1p2/p3pP1p/q7/3N3p/2N5/P1PQB1PP/1R3R1K b kq - 0 1</text:p>
          </table:table-cell>
          <table:table-cell office:value-type="string" table:style-name="ce1">
            <text:p>r1b1kb1r/1p1n1p2/p3pP1p/q7/3N3p/2N5/P1PQB1PP/1R3R1K b kq - bm Qg5;</text:p>
          </table:table-cell>
          <table:table-cell office:value-type="float" office:value="1.0375939999999999" table:style-name="ce1">
            <text:p>1.037594</text:p>
          </table:table-cell>
          <table:table-cell office:value-type="float" office:value="0.70588240000000002" table:style-name="ce1">
            <text:p>0.7058824</text:p>
          </table:table-cell>
          <table:table-cell office:value-type="float" office:value="0.88969620000000005" table:style-name="ce1">
            <text:p>0.8896962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10256410000000001" table:style-name="ce1">
            <text:p>-0.102564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6/4R3/1p6/p1p3p1/qnBn2Qp/5P2/1P6/1K6 w - - 0 1</text:p>
          </table:table-cell>
          <table:table-cell office:value-type="string" table:style-name="ce1">
            <text:p>1k6/4R3/1p6/p1p3p1/qnBn2Qp/5P2/1P6/1K6 w - - bm Bb3;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-2.1716378000000001" table:style-name="ce1">
            <text:p>-2.1716378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-0.5" table:style-name="ce1">
            <text:p>-0.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1n4/1p1b1p2/1Bp1pPp1/1PP1P3/8/6P1/8/1K6 w - - 0 1</text:p>
          </table:table-cell>
          <table:table-cell office:value-type="string" table:style-name="ce1">
            <text:p>1k1n4/1p1b1p2/1Bp1pPp1/1PP1P3/8/6P1/8/1K6 w - - bm Bc7+;</text:p>
          </table:table-cell>
          <table:table-cell office:value-type="float" office:value="0.73333334999999999" table:style-name="ce1">
            <text:p>0.7333333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0.59729900000000002" table:style-name="ce1">
            <text:p>-0.597299</text:p>
          </table:table-cell>
          <table:table-cell office:value-type="float" office:value="-0.16666666999999999" table:style-name="ce1">
            <text:p>-0.16666667</text:p>
          </table:table-cell>
          <table:table-cell office:value-type="float" office:value="2.3035711999999999" table:style-name="ce1">
            <text:p>2.3035712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N1/3p1q2/5P2/5PP1/2pK4/1p1R4/1P6/8 w - - 0 1</text:p>
          </table:table-cell>
          <table:table-cell office:value-type="string" table:style-name="ce1">
            <text:p>5kN1/3p1q2/5P2/5PP1/2pK4/1p1R4/1P6/8 w - - bm Rxb3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809585000000001" table:style-name="ce1">
            <text:p>1.4809585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1.5142857999999999" table:style-name="ce1">
            <text:p>1.514285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q2k1/R5pp/8/Q2pnp2/8/1P2P1P1/7P/5B1K w - - 0 1</text:p>
          </table:table-cell>
          <table:table-cell office:value-type="string" table:style-name="ce1">
            <text:p>2rq2k1/R5pp/8/Q2pnp2/8/1P2P1P1/7P/5B1K w - - bm Qa1;</text:p>
          </table:table-cell>
          <table:table-cell office:value-type="float" office:value="1.0119047000000001" table:style-name="ce1">
            <text:p>1.0119047</text:p>
          </table:table-cell>
          <table:table-cell office:value-type="float" office:value="1.0277778" table:style-name="ce1">
            <text:p>1.0277778</text:p>
          </table:table-cell>
          <table:table-cell office:value-type="float" office:value="1.1085655999999999" table:style-name="ce1">
            <text:p>1.1085656</text:p>
          </table:table-cell>
          <table:table-cell office:value-type="float" office:value="-1.1904761E-2" table:style-name="ce1">
            <text:p>-0.011904761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(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p7/8/4B3/Pp3p1P/qP5P/P1Rb2K1/8 w - - 0 1</text:p>
          </table:table-cell>
          <table:table-cell office:value-type="string" table:style-name="ce1">
            <text:p>6k1/p7/8/4B3/Pp3p1P/qP5P/P1Rb2K1/8 w - - bm Kf3;</text:p>
          </table:table-cell>
          <table:table-cell office:value-type="float" office:value="0.86885243999999995" table:style-name="ce1">
            <text:p>0.86885244</text:p>
          </table:table-cell>
          <table:table-cell office:value-type="float" office:value="1.8666666999999999" table:style-name="ce1">
            <text:p>1.8666667</text:p>
          </table:table-cell>
          <table:table-cell office:value-type="float" office:value="-5.0766669999999996" table:style-name="ce1">
            <text:p>-5.076667</text:p>
          </table:table-cell>
          <table:table-cell office:value-type="float" office:value="0.13571428999999999" table:style-name="ce1">
            <text:p>0.13571429</text:p>
          </table:table-cell>
          <table:table-cell office:value-type="float" office:value="-1.2083334999999999" table:style-name="ce1">
            <text:p>-1.208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8/2pB3k/2P4p/5p1q/5P2/4P1K1/8 w - - 0 1</text:p>
          </table:table-cell>
          <table:table-cell office:value-type="string" table:style-name="ce1">
            <text:p>6R1/8/2pB3k/2P4p/5p1q/5P2/4P1K1/8 w - - bm Bf8+;</text:p>
          </table:table-cell>
          <table:table-cell office:value-type="float" office:value="0.9375" table:style-name="ce1">
            <text:p>0.9375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3.0922234" table:style-name="ce1">
            <text:p>-3.0922234</text:p>
          </table:table-cell>
          <table:table-cell office:value-type="float" office:value="-2.2222220000000001E-2" table:style-name="ce1">
            <text:p>-0.02222222</text:p>
          </table:table-cell>
          <table:table-cell office:value-type="float" office:value="0.3333335" table:style-name="ce1">
            <text:p>0.33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k4/2p5/8/p1p5/PpP5/1P2B3/r1NK4 w - - 0 1</text:p>
          </table:table-cell>
          <table:table-cell office:value-type="string" table:style-name="ce1">
            <text:p>8/3k4/2p5/8/p1p5/PpP5/1P2B3/r1NK4 w - - bm Bg4+;</text:p>
          </table:table-cell>
          <table:table-cell office:value-type="float" office:value="1.0277778" table:style-name="ce1">
            <text:p>1.0277778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-1.5043086999999999" table:style-name="ce1">
            <text:p>-1.5043087</text:p>
          </table:table-cell>
          <table:table-cell office:value-type="float" office:value="8.3333340000000006E-2" table:style-name="ce1">
            <text:p>0.08333334</text:p>
          </table:table-cell>
          <table:table-cell office:value-type="float" office:value="-2.8333335000000002" table:style-name="ce1">
            <text:p>-2.83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r1pk/2B5/1P3P2/2PrPb1p/6qP/1R1p2P1/3R2QK b - - 0 1</text:p>
          </table:table-cell>
          <table:table-cell office:value-type="string" table:style-name="ce1">
            <text:p>8/4r1pk/2B5/1P3P2/2PrPb1p/6qP/1R1p2P1/3R2QK b - - bm Ra7;</text:p>
          </table:table-cell>
          <table:table-cell office:value-type="float" office:value="0.89380530000000002" table:style-name="ce1">
            <text:p>0.8938053</text:p>
          </table:table-cell>
          <table:table-cell office:value-type="float" office:value="1.5555555999999999" table:style-name="ce1">
            <text:p>1.5555556</text:p>
          </table:table-cell>
          <table:table-cell office:value-type="float" office:value="-0.3277755" table:style-name="ce1">
            <text:p>-0.3277755</text:p>
          </table:table-cell>
          <table:table-cell office:value-type="float" office:value="-6.6666660000000003E-2" table:style-name="ce1">
            <text:p>-0.06666666</text:p>
          </table:table-cell>
          <table:table-cell office:value-type="float" office:value="1.1590910000000001" table:style-name="ce1">
            <text:p>1.159091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7p/5P1k/1p5P/5p2/2p1p3/P1P1P1P1/1K3Nb1 w - - 0 1</text:p>
          </table:table-cell>
          <table:table-cell office:value-type="string" table:style-name="ce1">
            <text:p>8/7p/5P1k/1p5P/5p2/2p1p3/P1P1P1P1/1K3Nb1 w - - bm Ng3;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1.8333333999999999" table:style-name="ce1">
            <text:p>1.8333334</text:p>
          </table:table-cell>
          <table:table-cell office:value-type="float" office:value="-5.7813296000000003" table:style-name="ce1">
            <text:p>-5.7813296</text:p>
          </table:table-cell>
          <table:table-cell office:value-type="float" office:value="-2.5595248000000001E-2" table:style-name="ce1">
            <text:p>-0.025595248</text:p>
          </table:table-cell>
          <table:table-cell office:value-type="float" office:value="-2.2321430000000002" table:style-name="ce1">
            <text:p>-2.232143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8/8/2pK3p/8/5N2/1P4pq/5Rbk w - - 0 1</text:p>
          </table:table-cell>
          <table:table-cell office:value-type="string" table:style-name="ce1">
            <text:p>8/8/8/2pK3p/8/5N2/1P4pq/5Rbk w - - bm Rb1;</text:p>
          </table:table-cell>
          <table:table-cell office:value-type="float" office:value="0.59016394999999999" table:style-name="ce1">
            <text:p>0.59016395</text:p>
          </table:table-cell>
          <table:table-cell office:value-type="float" office:value="1.9090909" table:style-name="ce1">
            <text:p>1.9090909</text:p>
          </table:table-cell>
          <table:table-cell office:value-type="float" office:value="-6.8053512999999999" table:style-name="ce1">
            <text:p>-6.8053513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3.5833335000000002" table:style-name="ce1">
            <text:p>-3.583333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q1p1N1p1/3p1p1p/pk5P/1p2BB2/8/PK3P2/8 w - - 0 1</text:p>
          </table:table-cell>
          <table:table-cell office:value-type="string" table:style-name="ce1">
            <text:p>8/q1p1N1p1/3p1p1p/pk5P/1p2BB2/8/PK3P2/8 w - - bm Be3;</text:p>
          </table:table-cell>
          <table:table-cell office:value-type="float" office:value="0.78125" table:style-name="ce1">
            <text:p>0.78125</text:p>
          </table:table-cell>
          <table:table-cell office:value-type="float" office:value="1.6363635999999999" table:style-name="ce1">
            <text:p>1.6363636</text:p>
          </table:table-cell>
          <table:table-cell office:value-type="float" office:value="-1.0404812999999999" table:style-name="ce1">
            <text:p>-1.0404813</text:p>
          </table:table-cell>
          <table:table-cell office:value-type="float" office:value="-0.125" table:style-name="ce1">
            <text:p>-0.125</text:p>
          </table:table-cell>
          <table:table-cell office:value-type="float" office:value="0.60317445000000003" table:style-name="ce1">
            <text:p>0.603174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1r5/k3ppp1/2R5/PP1KP2r/2p4Q/2p1p3/5pP1/3R4 w - - 0 1</text:p>
          </table:table-cell>
          <table:table-cell office:value-type="string" table:style-name="ce1">
            <text:p>q1r5/k3ppp1/2R5/PP1KP2r/2p4Q/2p1p3/5pP1/3R4 w - - bm Qd4+;</text:p>
          </table:table-cell>
          <table:table-cell office:value-type="float" office:value="0.88461535999999996" table:style-name="ce1">
            <text:p>0.88461536</text:p>
          </table:table-cell>
          <table:table-cell office:value-type="float" office:value="1.1428571999999999" table:style-name="ce1">
            <text:p>1.1428572</text:p>
          </table:table-cell>
          <table:table-cell office:value-type="float" office:value="0.54741709999999999" table:style-name="ce1">
            <text:p>0.5474171</text:p>
          </table:table-cell>
          <table:table-cell office:value-type="float" office:value="-1.1904761E-2" table:style-name="ce1">
            <text:p>-0.011904761</text:p>
          </table:table-cell>
          <table:table-cell office:value-type="float" office:value="0.67045449999999995" table:style-name="ce1">
            <text:p>0.67045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bb2r1k/1p3pp1/p3q2p/B7/4Q3/1N4P1/PP3P1P/3R1RK1 w - - 0 1</text:p>
          </table:table-cell>
          <table:table-cell office:value-type="string" table:style-name="ce1">
            <text:p>rbb2r1k/1p3pp1/p3q2p/B7/4Q3/1N4P1/PP3P1P/3R1RK1 w - - bm Qb4;</text:p>
          </table:table-cell>
          <table:table-cell office:value-type="float" office:value="0.99180330000000005" table:style-name="ce1">
            <text:p>0.9918033</text:p>
          </table:table-cell>
          <table:table-cell office:value-type="float" office:value="1.6285714" table:style-name="ce1">
            <text:p>1.6285714</text:p>
          </table:table-cell>
          <table:table-cell office:value-type="float" office:value="-1.4679123999999999" table:style-name="ce1">
            <text:p>-1.4679124</text:p>
          </table:table-cell>
          <table:table-cell office:value-type="float" office:value="0" table:style-name="ce1">
            <text:p>0</text:p>
          </table:table-cell>
          <table:table-cell office:value-type="float" office:value="0.54545440000000001" table:style-name="ce1">
            <text:p>0.545454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8/1ppp1qkp/5pn1/2P2B2/2Q3R1/1P3PP1/6K1 w - - 0 1</text:p>
          </table:table-cell>
          <table:table-cell office:value-type="string" table:style-name="ce1">
            <text:p>1r6/8/1ppp1qkp/5pn1/2P2B2/2Q3R1/1P3PP1/6K1 w - - bm Qd2;</text:p>
          </table:table-cell>
          <table:table-cell office:value-type="float" office:value="0.96590905999999999" table:style-name="ce1">
            <text:p>0.96590906</text:p>
          </table:table-cell>
          <table:table-cell office:value-type="float" office:value="1.2692307" table:style-name="ce1">
            <text:p>1.2692307</text:p>
          </table:table-cell>
          <table:table-cell office:value-type="float" office:value="-0.68132669999999995" table:style-name="ce1">
            <text:p>-0.6813267</text:p>
          </table:table-cell>
          <table:table-cell office:value-type="float" office:value="-0.22023809999999999" table:style-name="ce1">
            <text:p>-0.2202381</text:p>
          </table:table-cell>
          <table:table-cell office:value-type="float" office:value="-0.375" table:style-name="ce1">
            <text:p>-0.3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1">
            <text:p>1rN1r1k1/1pq2pp1/2p1nn1p/p2p1B2/3P4/4P2P/PPQ1NPP1/2R2RK1 b - - bm Rbxc8;</text:p>
          </table:table-cell>
          <table:table-cell office:value-type="float" office:value="0.90780139999999998" table:style-name="ce1">
            <text:p>0.9078014</text:p>
          </table:table-cell>
          <table:table-cell office:value-type="float" office:value="0.87804879999999996" table:style-name="ce1">
            <text:p>0.8780488</text:p>
          </table:table-cell>
          <table:table-cell office:value-type="float" office:value="-0.40995055000000002" table:style-name="ce1">
            <text:p>-0.40995055</text:p>
          </table:table-cell>
          <table:table-cell office:value-type="float" office:value="0" table:style-name="ce1">
            <text:p>0</text:p>
          </table:table-cell>
          <table:table-cell office:value-type="float" office:value="-0.32967020000000002" table:style-name="ce1">
            <text:p>-0.3296702</text:p>
          </table:table-cell>
          <table:table-cell office:value-type="string" table:style-name="ce1">
            <text:p>(-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bk1/1R3p2/3p1np1/p1rPp2p/P3P3/1N2N2P/R4PP1/6K1 b - - 0 1</text:p>
          </table:table-cell>
          <table:table-cell office:value-type="string" table:style-name="ce1">
            <text:p>2r2bk1/1R3p2/3p1np1/p1rPp2p/P3P3/1N2N2P/R4PP1/6K1 b - - bm Rc1+;</text:p>
          </table:table-cell>
          <table:table-cell office:value-type="float" office:value="1.0113635999999999" table:style-name="ce1">
            <text:p>1.0113636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=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54545449999999995" table:style-name="ce1">
            <text:p>-0.545454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nk2/1p3p2/1r1p2pp/1P1R1N1P/6P1/3KPP2/8 w - - 0 1</text:p>
          </table:table-cell>
          <table:table-cell office:value-type="string" table:style-name="ce1">
            <text:p>8/4nk2/1p3p2/1r1p2pp/1P1R1N1P/6P1/3KPP2/8 w - - bm Nd3;</text:p>
          </table:table-cell>
          <table:table-cell office:value-type="float" office:value="1" table:style-name="ce1">
            <text:p>1</text:p>
          </table:table-cell>
          <table:table-cell office:value-type="float" office:value="1.4375" table:style-name="ce1">
            <text:p>1.4375</text:p>
          </table:table-cell>
          <table:table-cell office:value-type="float" office:value="-1.263625" table:style-name="ce1">
            <text:p>-1.263625</text:p>
          </table:table-cell>
          <table:table-cell office:value-type="float" office:value="0" table:style-name="ce1">
            <text:p>0</text:p>
          </table:table-cell>
          <table:table-cell office:value-type="float" office:value="-0.125" table:style-name="ce1">
            <text:p>-0.1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nk2/1p3p2/2rp2pp/1P1R1N1P/6P1/3KPP2/8 b - - 0 1</text:p>
          </table:table-cell>
          <table:table-cell office:value-type="string" table:style-name="ce1">
            <text:p>8/4nk2/1p3p2/2rp2pp/1P1R1N1P/6P1/3KPP2/8 b - - bm Rc4;</text:p>
          </table:table-cell>
          <table:table-cell office:value-type="float" office:value="1" table:style-name="ce1">
            <text:p>1</text:p>
          </table:table-cell>
          <table:table-cell office:value-type="float" office:value="1.0454545" table:style-name="ce1">
            <text:p>1.0454545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r1k1/pp3pbp/2n2np1/2Pp4/3N4/2N1BP2/PP1QB1PP/R4RK1 b - - 0 1</text:p>
          </table:table-cell>
          <table:table-cell office:value-type="string" table:style-name="ce1">
            <text:p>r1bqr1k1/pp3pbp/2n2np1/2Pp4/3N4/2N1BP2/PP1QB1PP/R4RK1 b - - bm Rxe3;</text:p>
          </table:table-cell>
          <table:table-cell office:value-type="float" office:value="1" table:style-name="ce1">
            <text:p>1</text:p>
          </table:table-cell>
          <table:table-cell office:value-type="float" office:value="0.86956520000000004" table:style-name="ce1">
            <text:p>0.8695652</text:p>
          </table:table-cell>
          <table:table-cell office:value-type="string" table:style-name="ce1">
            <text:p>=</text:p>
          </table:table-cell>
          <table:table-cell office:value-type="float" office:value="4.3750003000000003E-2" table:style-name="ce1">
            <text:p>0.043750003</text:p>
          </table:table-cell>
          <table:table-cell office:value-type="float" office:value="-0.35714293000000003" table:style-name="ce1">
            <text:p>-0.35714293</text:p>
          </table:table-cell>
          <table:table-cell office:value-type="string" table:style-name="ce1">
            <text:p>(0.09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r2bk1/5p1p/5qp1/2np4/2pN1Q2/1P2P3/P3NPPP/R4RK1 b - - 0 1</text:p>
          </table:table-cell>
          <table:table-cell office:value-type="string" table:style-name="ce1">
            <text:p>r1r2bk1/5p1p/5qp1/2np4/2pN1Q2/1P2P3/P3NPPP/R4RK1 b - - bm Qa6;</text:p>
          </table:table-cell>
          <table:table-cell office:value-type="float" office:value="0.97580650000000002" table:style-name="ce1">
            <text:p>0.9758065</text:p>
          </table:table-cell>
          <table:table-cell office:value-type="float" office:value="1.1219512" table:style-name="ce1">
            <text:p>1.1219512</text:p>
          </table:table-cell>
          <table:table-cell office:value-type="string" table:style-name="ce1">
            <text:p>=</text:p>
          </table:table-cell>
          <table:table-cell office:value-type="float" office:value="-9.1666654E-2" table:style-name="ce1">
            <text:p>-0.091666654</text:p>
          </table:table-cell>
          <table:table-cell office:value-type="float" office:value="0.20454549999999999" table:style-name="ce1">
            <text:p>0.204545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k1/4bppp/p1p1pn2/4B3/8/2N3P1/PPP2P1P/R2Q1RK1 w - - 0 1</text:p>
          </table:table-cell>
          <table:table-cell office:value-type="string" table:style-name="ce1">
            <text:p>r2q1rk1/4bppp/p1p1pn2/4B3/8/2N3P1/PPP2P1P/R2Q1RK1 w - - bm Qe2;</text:p>
          </table:table-cell>
          <table:table-cell office:value-type="float" office:value="1" table:style-name="ce1">
            <text:p>1</text:p>
          </table:table-cell>
          <table:table-cell office:value-type="float" office:value="1.1764706" table:style-name="ce1">
            <text:p>1.1764706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1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4/p4pkp/bp4p1/2nP1r2/8/2N2B2/PP4PP/R2Q1R1K w - - 0 1</text:p>
          </table:table-cell>
          <table:table-cell office:value-type="string" table:style-name="ce1">
            <text:p>r2q4/p4pkp/bp4p1/2nP1r2/8/2N2B2/PP4PP/R2Q1R1K w - - bm b4;</text:p>
          </table:table-cell>
          <table:table-cell office:value-type="float" office:value="1" table:style-name="ce1">
            <text:p>1</text:p>
          </table:table-cell>
          <table:table-cell office:value-type="float" office:value="0.72340420000000005" table:style-name="ce1">
            <text:p>0.7234042</text:p>
          </table:table-cell>
          <table:table-cell office:value-type="float" office:value="0.79825824000000001" table:style-name="ce1">
            <text:p>0.79825824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-0.36363649999999997" table:style-name="ce1">
            <text:p>-0.363636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bk1/5bp1/p2p3p/1pp2P2/PB6/R4N1P/1q3PP1/1B1QR1K1 w - - 0 1</text:p>
          </table:table-cell>
          <table:table-cell office:value-type="string" table:style-name="ce1">
            <text:p>r3rbk1/5bp1/p2p3p/1pp2P2/PB6/R4N1P/1q3PP1/1B1QR1K1 w - - bm Re6;</text:p>
          </table:table-cell>
          <table:table-cell office:value-type="float" office:value="1.0634920999999999" table:style-name="ce1">
            <text:p>1.0634921</text:p>
          </table:table-cell>
          <table:table-cell office:value-type="float" office:value="0.97872340000000002" table:style-name="ce1">
            <text:p>0.9787234</text:p>
          </table:table-cell>
          <table:table-cell office:value-type="string" table:style-name="ce1">
            <text:p>=</text:p>
          </table:table-cell>
          <table:table-cell office:value-type="float" office:value="-6.8749993999999995E-2" table:style-name="ce1">
            <text:p>-0.068749994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3r2/p3b1k1/2p3p1/1p4p1/8/q1P1B1P1/P4P2/3RR1KQ w - - 0 1</text:p>
          </table:table-cell>
          <table:table-cell office:value-type="string" table:style-name="ce1">
            <text:p>rn3r2/p3b1k1/2p3p1/1p4p1/8/q1P1B1P1/P4P2/3RR1KQ w - - bm Qh3;</text:p>
          </table:table-cell>
          <table:table-cell office:value-type="float" office:value="0.8677686" table:style-name="ce1">
            <text:p>0.8677686</text:p>
          </table:table-cell>
          <table:table-cell office:value-type="float" office:value="1.054054" table:style-name="ce1">
            <text:p>1.054054</text:p>
          </table:table-cell>
          <table:table-cell office:value-type="float" office:value="-0.43369162" table:style-name="ce1">
            <text:p>-0.43369162</text:p>
          </table:table-cell>
          <table:table-cell office:value-type="float" office:value="-4.7619059999999998E-2" table:style-name="ce1">
            <text:p>-0.04761906</text:p>
          </table:table-cell>
          <table:table-cell office:value-type="float" office:value="-0.74747490000000005" table:style-name="ce1">
            <text:p>-0.7474749</text:p>
          </table:table-cell>
          <table:table-cell office:value-type="string" table:style-name="ce1">
            <text:p>(0.1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k3q2/2r2n2/5NR1/3p1p2/p2PbP1p/P1n3bK/8/5Q2 w - - 0 1</text:p>
          </table:table-cell>
          <table:table-cell office:value-type="string" table:style-name="ce1">
            <text:p>1k3q2/2r2n2/5NR1/3p1p2/p2PbP1p/P1n3bK/8/5Q2 w - - bm Nd7+;</text:p>
          </table:table-cell>
          <table:table-cell office:value-type="float" office:value="0.65573769999999998" table:style-name="ce1">
            <text:p>0.6557377</text:p>
          </table:table-cell>
          <table:table-cell office:value-type="float" office:value="0.64444447000000005" table:style-name="ce1">
            <text:p>0.64444447</text:p>
          </table:table-cell>
          <table:table-cell office:value-type="float" office:value="2.4622220000000001" table:style-name="ce1">
            <text:p>2.462222</text:p>
          </table:table-cell>
          <table:table-cell office:value-type="float" office:value="0.125" table:style-name="ce1">
            <text:p>0.125</text:p>
          </table:table-cell>
          <table:table-cell office:value-type="float" office:value="0.12987018" table:style-name="ce1">
            <text:p>0.1298701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1">
            <text:p>r2q1r2/1b2bpkp/n3p1p1/2ppP1P1/p6R/1PN1BQR1/NPP2P1P/4K3 w - - bm Qf6+;</text:p>
          </table:table-cell>
          <table:table-cell office:value-type="float" office:value="0.9929578" table:style-name="ce1">
            <text:p>0.9929578</text:p>
          </table:table-cell>
          <table:table-cell office:value-type="float" office:value="1.5" table:style-name="ce1">
            <text:p>1.5</text:p>
          </table:table-cell>
          <table:table-cell office:value-type="float" office:value="-1.2157891999999999" table:style-name="ce1">
            <text:p>-1.2157892</text:p>
          </table:table-cell>
          <table:table-cell office:value-type="float" office:value="-2.1428570000000001E-2" table:style-name="ce1">
            <text:p>-0.02142857</text:p>
          </table:table-cell>
          <table:table-cell office:value-type="float" office:value="0.35714293000000003" table:style-name="ce1">
            <text:p>0.35714293</text:p>
          </table:table-cell>
          <table:table-cell office:value-type="string" table:style-name="ce1">
            <text:p>(-0.1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nrk1/5pB1/p2q1P1b/1p2P3/3p4/3B1N2/PPP5/5R1K w - - 0 1</text:p>
          </table:table-cell>
          <table:table-cell office:value-type="string" table:style-name="ce1">
            <text:p>r3nrk1/5pB1/p2q1P1b/1p2P3/3p4/3B1N2/PPP5/5R1K w - - bm Bxh6;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1.2068965" table:style-name="ce1">
            <text:p>1.2068965</text:p>
          </table:table-cell>
          <table:table-cell office:value-type="float" office:value="1.1473396" table:style-name="ce1">
            <text:p>1.1473396</text:p>
          </table:table-cell>
          <table:table-cell office:value-type="float" office:value="-1.7857149999999999E-2" table:style-name="ce1">
            <text:p>-0.01785715</text:p>
          </table:table-cell>
          <table:table-cell office:value-type="float" office:value="0.79999995000000002" table:style-name="ce1">
            <text:p>0.7999999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K2p/6pr/5pk1/1pB2R2/p4PP1/8/8 w - - 0 1</text:p>
          </table:table-cell>
          <table:table-cell office:value-type="string" table:style-name="ce1">
            <text:p>8/4K2p/6pr/5pk1/1pB2R2/p4PP1/8/8 w - - bm Rg4;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3" table:style-name="ce1">
            <text:p>3</text:p>
          </table:table-cell>
          <table:table-cell office:value-type="float" office:value="-262.22018000000003" table:style-name="ce1">
            <text:p>-262.22018</text:p>
          </table:table-cell>
          <table:table-cell office:value-type="float" office:value="4.9999996999999997E-2" table:style-name="ce1">
            <text:p>0.049999997</text:p>
          </table:table-cell>
          <table:table-cell office:value-type="float" office:value="0.34285687999999997" table:style-name="ce1">
            <text:p>0.342856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Pr1N/8/6PN/8/3K1ppp/4prkb/4Bbnn w - - 0 1</text:p>
          </table:table-cell>
          <table:table-cell office:value-type="string" table:style-name="ce1">
            <text:p>8/4Pr1N/8/6PN/8/3K1ppp/4prkb/4Bbnn w - - bm Nf8;</text:p>
          </table:table-cell>
          <table:table-cell office:value-type="float" office:value="0.42452830000000003" table:style-name="ce1">
            <text:p>0.4245283</text:p>
          </table:table-cell>
          <table:table-cell office:value-type="float" office:value="2.8571430000000002" table:style-name="ce1">
            <text:p>2.857143</text:p>
          </table:table-cell>
          <table:table-cell office:value-type="float" office:value="-163.97528" table:style-name="ce1">
            <text:p>-163.97528</text:p>
          </table:table-cell>
          <table:table-cell office:value-type="float" office:value="-0.47499999999999998" table:style-name="ce1">
            <text:p>-0.475</text:p>
          </table:table-cell>
          <table:table-cell office:value-type="float" office:value="-1.8787879999999999" table:style-name="ce1">
            <text:p>-1.878788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k1/ppp1q1pp/2n1p3/3pP2P/8/2NB2Q1/PPP3P1/2K2R2 w - - 0 1</text:p>
          </table:table-cell>
          <table:table-cell office:value-type="string" table:style-name="ce1">
            <text:p>r1b3k1/ppp1q1pp/2n1p3/3pP2P/8/2NB2Q1/PPP3P1/2K2R2 w - - bm Bg6;</text:p>
          </table:table-cell>
          <table:table-cell office:value-type="float" office:value="0.96330273" table:style-name="ce1">
            <text:p>0.96330273</text:p>
          </table:table-cell>
          <table:table-cell office:value-type="float" office:value="1.5862069000000001" table:style-name="ce1">
            <text:p>1.5862069</text:p>
          </table:table-cell>
          <table:table-cell office:value-type="float" office:value="-1.1429194" table:style-name="ce1">
            <text:p>-1.142919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0.55303049999999998" table:style-name="ce1">
            <text:p>0.553030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1">
            <text:p>r3r1k1/pp1q1p2/2p2npb/PPPp4/3Pp3/2NNPpP1/1R1B1P1K/3Q3R b - - bm Kg7;</text:p>
          </table:table-cell>
          <table:table-cell office:value-type="float" office:value="0.94326239999999995" table:style-name="ce1">
            <text:p>0.9432624</text:p>
          </table:table-cell>
          <table:table-cell office:value-type="float" office:value="0.97297299999999998" table:style-name="ce1">
            <text:p>0.972973</text:p>
          </table:table-cell>
          <table:table-cell office:value-type="string" table:style-name="ce1">
            <text:p>=</text:p>
          </table:table-cell>
          <table:table-cell office:value-type="float" office:value="-3.5714283999999999E-2" table:style-name="ce1">
            <text:p>-0.035714284</text:p>
          </table:table-cell>
          <table:table-cell office:value-type="float" office:value="-0.21428585" table:style-name="ce1">
            <text:p>-0.2142858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q1rk1/pp5p/n1pp2p1/4bp2/2P5/BP4P1/P2NPPBP/R2Q1RK1 w - - 0 1</text:p>
          </table:table-cell>
          <table:table-cell office:value-type="string" table:style-name="ce1">
            <text:p>r1bq1rk1/pp5p/n1pp2p1/4bp2/2P5/BP4P1/P2NPPBP/R2Q1RK1 w - - bm Nf3;</text:p>
          </table:table-cell>
          <table:table-cell office:value-type="float" office:value="1" table:style-name="ce1">
            <text:p>1</text:p>
          </table:table-cell>
          <table:table-cell office:value-type="float" office:value="0.79487180000000002" table:style-name="ce1">
            <text:p>0.7948718</text:p>
          </table:table-cell>
          <table:table-cell office:value-type="float" office:value="0.83984320000000001" table:style-name="ce1">
            <text:p>0.8398432</text:p>
          </table:table-cell>
          <table:table-cell office:value-type="float" office:value="0" table:style-name="ce1">
            <text:p>0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0.23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4/2pq3p/pp5R/4P3/P6P/2PN4/1PN3K1/8 w - - 0 1</text:p>
          </table:table-cell>
          <table:table-cell office:value-type="string" table:style-name="ce1">
            <text:p>3k4/2pq3p/pp5R/4P3/P6P/2PN4/1PN3K1/8 w - - bm Nd4;</text:p>
          </table:table-cell>
          <table:table-cell office:value-type="float" office:value="1.2307693" table:style-name="ce1">
            <text:p>1.2307693</text:p>
          </table:table-cell>
          <table:table-cell office:value-type="float" office:value="1.4347825999999999" table:style-name="ce1">
            <text:p>1.4347826</text:p>
          </table:table-cell>
          <table:table-cell office:value-type="string" table:style-name="ce1">
            <text:p>=</text:p>
          </table:table-cell>
          <table:table-cell office:value-type="float" office:value="-2.0833328000000002E-2" table:style-name="ce1">
            <text:p>-0.020833328</text:p>
          </table:table-cell>
          <table:table-cell office:value-type="float" office:value="1.2777776999999999" table:style-name="ce1">
            <text:p>1.2777777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r2k1/2p2p1p/1p4p1/pBnPq3/P3p3/2R1P2P/1P1Q1PP1/2R3K1 w - - 0 1</text:p>
          </table:table-cell>
          <table:table-cell office:value-type="string" table:style-name="ce1">
            <text:p>r2r2k1/2p2p1p/1p4p1/pBnPq3/P3p3/2R1P2P/1P1Q1PP1/2R3K1 w - - bm Rxc5;</text:p>
          </table:table-cell>
          <table:table-cell office:value-type="float" office:value="1.0086207" table:style-name="ce1">
            <text:p>1.0086207</text:p>
          </table:table-cell>
          <table:table-cell office:value-type="float" office:value="0.83720930000000005" table:style-name="ce1">
            <text:p>0.8372093</text:p>
          </table:table-cell>
          <table:table-cell office:value-type="float" office:value="0.43369915999999997" table:style-name="ce1">
            <text:p>0.43369916</text:p>
          </table:table-cell>
          <table:table-cell office:value-type="float" office:value="0" table:style-name="ce1">
            <text:p>0</text:p>
          </table:table-cell>
          <table:table-cell office:value-type="float" office:value="8.3333253999999995E-2" table:style-name="ce1">
            <text:p>0.083333254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p2b3/6k1/5p2/p2NbP1p/P1B1P1p1/1P5P/6K1 w - - 0 1</text:p>
          </table:table-cell>
          <table:table-cell office:value-type="string" table:style-name="ce1">
            <text:p>8/1p2b3/6k1/5p2/p2NbP1p/P1B1P1p1/1P5P/6K1 w - - bm h3;</text:p>
          </table:table-cell>
          <table:table-cell office:value-type="float" office:value="0.97826089999999999" table:style-name="ce1">
            <text:p>0.9782609</text:p>
          </table:table-cell>
          <table:table-cell office:value-type="float" office:value="0.62962960000000001" table:style-name="ce1">
            <text:p>0.6296296</text:p>
          </table:table-cell>
          <table:table-cell office:value-type="string" table:style-name="ce1">
            <text:p>=</text:p>
          </table:table-cell>
          <table:table-cell office:value-type="float" office:value="3.7499994000000002E-2" table:style-name="ce1">
            <text:p>0.037499994</text:p>
          </table:table-cell>
          <table:table-cell office:value-type="float" office:value="-1.25" table:style-name="ce1">
            <text:p>-1.25</text:p>
          </table:table-cell>
          <table:table-cell office:value-type="string" table:style-name="ce1">
            <text:p>(-0.2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kb2/1b3p1p/p2Ppp2/2p5/2Q2Br1/2P2NPP/P4P2/R4RK1 b q - 0 1</text:p>
          </table:table-cell>
          <table:table-cell office:value-type="string" table:style-name="ce1">
            <text:p>r2qkb2/1b3p1p/p2Ppp2/2p5/2Q2Br1/2P2NPP/P4P2/R4RK1 b q - bm Rxf4;</text:p>
          </table:table-cell>
          <table:table-cell office:value-type="float" office:value="1.008" table:style-name="ce1">
            <text:p>1.008</text:p>
          </table:table-cell>
          <table:table-cell office:value-type="float" office:value="0.80487805999999995" table:style-name="ce1">
            <text:p>0.80487806</text:p>
          </table:table-cell>
          <table:table-cell office:value-type="string" table:style-name="ce1">
            <text:p>=</text:p>
          </table:table-cell>
          <table:table-cell office:value-type="float" office:value="7.2916670000000003E-2" table:style-name="ce1">
            <text:p>0.07291667</text:p>
          </table:table-cell>
          <table:table-cell office:value-type="float" office:value="-0.41666674999999997" table:style-name="ce1">
            <text:p>-0.41666675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6/8/8/2p5/p1k5/6r1/1K6/8 w - - 0 1</text:p>
          </table:table-cell>
          <table:table-cell office:value-type="string" table:style-name="ce1">
            <text:p>1R6/8/8/2p5/p1k5/6r1/1K6/8 w - - bm Rh8;</text:p>
          </table:table-cell>
          <table:table-cell office:value-type="float" office:value="0.71428572999999995" table:style-name="ce1">
            <text:p>0.71428573</text:p>
          </table:table-cell>
          <table:table-cell office:value-type="float" office:value="0.94444439999999996" table:style-name="ce1">
            <text:p>0.9444444</text:p>
          </table:table-cell>
          <table:table-cell office:value-type="string" table:style-name="ce1">
            <text:p>=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0.0) - Capablanc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R7/p4p2/r7/5KPP/8/8/8 b - - 0 1</text:p>
          </table:table-cell>
          <table:table-cell office:value-type="string" table:style-name="ce1">
            <text:p>5k2/R7/p4p2/r7/5KPP/8/8/8 b - - bm Kg8;</text:p>
          </table:table-cell>
          <table:table-cell office:value-type="float" office:value="1" table:style-name="ce1">
            <text:p>1</text:p>
          </table:table-cell>
          <table:table-cell office:value-type="float" office:value="0.93333334000000001" table:style-name="ce1">
            <text:p>0.93333334</text:p>
          </table:table-cell>
          <table:table-cell office:value-type="float" office:value="-1.3523692" table:style-name="ce1">
            <text:p>-1.3523692</text:p>
          </table:table-cell>
          <table:table-cell office:value-type="float" office:value="-0.83333330000000005" table:style-name="ce1">
            <text:p>-0.8333333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(-0.15) - Capablanca</text:p>
          </table:table-cell>
          <table:table-cell table:number-columns-repeated="16376"/>
        </table:table-row>
        <table:table-row table:number-rows-repeated="1048497" table:style-name="ro1">
          <table:table-cell table:number-columns-repeated="16384"/>
        </table:table-row>
      </table:table>
      <table:table table:name="Petrosian" table:style-name="ta2">
        <table:table-column table:style-name="co9" table:default-cell-style-name="ce1"/>
        <table:table-column table:style-name="co10" table:default-cell-style-name="ce1"/>
        <table:table-column table:style-name="co5" table:number-columns-repeated="5" table:default-cell-style-name="ce1"/>
        <table:table-column table:style-name="co11" table:default-cell-style-name="ce1"/>
        <table:table-column table:style-name="co5" table:number-columns-repeated="56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Fen Shashin Generator</text:p>
          </table:table-cell>
          <table:table-cell office:value-type="string" table:style-name="ce1">
            <text:p>Fen Chess Assistant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Mobility</text:p>
          </table:table-cell>
          <table:table-cell office:value-type="string" table:style-name="ce1">
            <text:p>Safety</text:p>
          </table:table-cell>
          <table:table-cell office:value-type="string" table:style-name="ce1">
            <text:p>Packaging density</text:p>
          </table:table-cell>
          <table:table-cell office:value-type="string" table:style-name="ce1">
            <text:p>Expansion Factor</text:p>
          </table:table-cell>
          <table:table-cell office:value-type="string" table:style-name="ce1">
            <text:p>Total - Algorith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k1/1qr1p2p/ppN5/3p1N2/6p1/1P1P2Pp/PP1KPP1P/2R5 w - - 0 1</text:p>
          </table:table-cell>
          <table:table-cell office:value-type="string" table:style-name="ce1">
            <text:p>6k1/1qr1p2p/ppN5/3p1N2/6p1/1P1P2Pp/PP1KPP1P/2R5 w - - bm Ncxe7+;</text:p>
          </table:table-cell>
          <table:table-cell office:value-type="float" office:value="0.90476190000000001" table:style-name="ce1">
            <text:p>0.9047619</text:p>
          </table:table-cell>
          <table:table-cell office:value-type="float" office:value="2.1666666999999999" table:style-name="ce1">
            <text:p>2.1666667</text:p>
          </table:table-cell>
          <table:table-cell office:value-type="float" office:value="-21.616876999999999" table:style-name="ce1">
            <text:p>-21.616877</text:p>
          </table:table-cell>
          <table:table-cell office:value-type="float" office:value="0.3958333" table:style-name="ce1">
            <text:p>0.3958333</text:p>
          </table:table-cell>
          <table:table-cell office:value-type="float" office:value="-0.25" table:style-name="ce1">
            <text:p>-0.25</text:p>
          </table:table-cell>
          <table:table-cell office:value-type="string" table:style-name="ce1">
            <text:p>(-4.8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7/b1p5/kp1p4/p2PN3/PPP5/1K6/8/5B2 w - - 0 1</text:p>
          </table:table-cell>
          <table:table-cell office:value-type="string" table:style-name="ce1">
            <text:p>q7/b1p5/kp1p4/p2PN3/PPP5/1K6/8/5B2 w - - bm c5+;</text:p>
          </table:table-cell>
          <table:table-cell office:value-type="float" office:value="0.63076924999999995" table:style-name="ce1">
            <text:p>0.63076925</text:p>
          </table:table-cell>
          <table:table-cell office:value-type="float" office:value="1.1176470000000001" table:style-name="ce1">
            <text:p>1.117647</text:p>
          </table:table-cell>
          <table:table-cell office:value-type="float" office:value="-15.127845000000001" table:style-name="ce1">
            <text:p>-15.127845</text:p>
          </table:table-cell>
          <table:table-cell office:value-type="float" office:value="0" table:style-name="ce1">
            <text:p>0</text:p>
          </table:table-cell>
          <table:table-cell office:value-type="float" office:value="1.1428571000000001" table:style-name="ce1">
            <text:p>1.1428571</text:p>
          </table:table-cell>
          <table:table-cell office:value-type="string" table:style-name="ce1">
            <text:p>(-8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1">
            <text:p>r1b1r1k1/3p1pP1/pp1P1q2/2bQ4/5P1n/P1N5/1PP1B1PP/R1B2K1R b - - bm Bb7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84782606000000005" table:style-name="ce1">
            <text:p>0.84782606</text:p>
          </table:table-cell>
          <table:table-cell office:value-type="float" office:value="-2.0681471999999999" table:style-name="ce1">
            <text:p>-2.0681472</text:p>
          </table:table-cell>
          <table:table-cell office:value-type="float" office:value="7.7380955000000001E-2" table:style-name="ce1">
            <text:p>0.077380955</text:p>
          </table:table-cell>
          <table:table-cell office:value-type="float" office:value="-0.43636370000000002" table:style-name="ce1">
            <text:p>-0.4363637</text:p>
          </table:table-cell>
          <table:table-cell office:value-type="string" table:style-name="ce1">
            <text:p>(-0.9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n2N1k/2n2K1p/3pp3/5Pp1/b5R1/8/1PPP4/8 w - - 0 1</text:p>
          </table:table-cell>
          <table:table-cell office:value-type="string" table:style-name="ce1">
            <text:p>r1n2N1k/2n2K1p/3pp3/5Pp1/b5R1/8/1PPP4/8 w - - bm Ng6;</text:p>
          </table:table-cell>
          <table:table-cell office:value-type="float" office:value="0.65753424000000005" table:style-name="ce1">
            <text:p>0.65753424</text:p>
          </table:table-cell>
          <table:table-cell office:value-type="float" office:value="1.0909091" table:style-name="ce1">
            <text:p>1.0909091</text:p>
          </table:table-cell>
          <table:table-cell office:value-type="float" office:value="-16.657036000000002" table:style-name="ce1">
            <text:p>-16.657036</text:p>
          </table:table-cell>
          <table:table-cell office:value-type="float" office:value="-8.3333329999999997E-2" table:style-name="ce1">
            <text:p>-0.08333333</text:p>
          </table:table-cell>
          <table:table-cell office:value-type="float" office:value="1.8412697" table:style-name="ce1">
            <text:p>1.8412697</text:p>
          </table:table-cell>
          <table:table-cell office:value-type="string" table:style-name="ce1">
            <text:p>(-9.6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nQ1/7r/3p2p1/2bP1pP1/5P1N/6K1/8/8 b - - 0 1</text:p>
          </table:table-cell>
          <table:table-cell office:value-type="string" table:style-name="ce1">
            <text:p>4knQ1/7r/3p2p1/2bP1pP1/5P1N/6K1/8/8 b - - bm Rxh4;</text:p>
          </table:table-cell>
          <table:table-cell office:value-type="float" office:value="0.95" table:style-name="ce1">
            <text:p>0.95</text:p>
          </table:table-cell>
          <table:table-cell office:value-type="float" office:value="1.4666667" table:style-name="ce1">
            <text:p>1.4666667</text:p>
          </table:table-cell>
          <table:table-cell office:value-type="float" office:value="-10.794568999999999" table:style-name="ce1">
            <text:p>-10.794569</text:p>
          </table:table-cell>
          <table:table-cell office:value-type="float" office:value="-8.3333340000000006E-2" table:style-name="ce1">
            <text:p>-0.08333334</text:p>
          </table:table-cell>
          <table:table-cell office:value-type="float" office:value="-2.2619050000000001" table:style-name="ce1">
            <text:p>-2.261905</text:p>
          </table:table-cell>
          <table:table-cell office:value-type="string" table:style-name="ce1">
            <text:p>(-3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1">
            <text:p>r1b3r1/ppk1qp2/3p1n1R/2pPn3/2P1p3/1QP1P1BP/P5P1/1R1B1NK1 b - - bm Nf3+;</text:p>
          </table:table-cell>
          <table:table-cell office:value-type="float" office:value="0.96478872999999998" table:style-name="ce1">
            <text:p>0.96478873</text:p>
          </table:table-cell>
          <table:table-cell office:value-type="float" office:value="1.1111112000000001" table:style-name="ce1">
            <text:p>1.1111112</text:p>
          </table:table-cell>
          <table:table-cell office:value-type="float" office:value="-1.0793439" table:style-name="ce1">
            <text:p>-1.0793439</text:p>
          </table:table-cell>
          <table:table-cell office:value-type="float" office:value="9.1666654E-2" table:style-name="ce1">
            <text:p>0.091666654</text:p>
          </table:table-cell>
          <table:table-cell office:value-type="float" office:value="-0.25274706000000002" table:style-name="ce1">
            <text:p>-0.25274706</text:p>
          </table:table-cell>
          <table:table-cell office:value-type="string" table:style-name="ce1">
            <text:p>(-0.2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1r2k1/2pq3p/4p3/2Q1Pp2/1PNn1R2/P5P1/5P1P/4R2K b - - 0 1</text:p>
          </table:table-cell>
          <table:table-cell office:value-type="string" table:style-name="ce1">
            <text:p>1r1r2k1/2pq3p/4p3/2Q1Pp2/1PNn1R2/P5P1/5P1P/4R2K b - - bm Rb5;</text:p>
          </table:table-cell>
          <table:table-cell office:value-type="float" office:value="0.92857140000000005" table:style-name="ce1">
            <text:p>0.9285714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-5.5105633999999997" table:style-name="ce1">
            <text:p>-5.5105634</text:p>
          </table:table-cell>
          <table:table-cell office:value-type="float" office:value="3.3333330000000001E-2" table:style-name="ce1">
            <text:p>0.03333333</text:p>
          </table:table-cell>
          <table:table-cell office:value-type="float" office:value="-0.75757574999999999" table:style-name="ce1">
            <text:p>-0.75757575</text:p>
          </table:table-cell>
          <table:table-cell office:value-type="string" table:style-name="ce1">
            <text:p>(-2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N4r/1p3pkp/8/5K1p/2P4N/P3Bn2/8 w - - 0 1</text:p>
          </table:table-cell>
          <table:table-cell office:value-type="string" table:style-name="ce1">
            <text:p>8/2N4r/1p3pkp/8/5K1p/2P4N/P3Bn2/8 w - - id ?; bm Bh5;</text:p>
          </table:table-cell>
          <table:table-cell office:value-type="float" office:value="0.9375" table:style-name="ce1">
            <text:p>0.9375</text:p>
          </table:table-cell>
          <table:table-cell office:value-type="float" office:value="1.3529412000000001" table:style-name="ce1">
            <text:p>1.3529412</text:p>
          </table:table-cell>
          <table:table-cell office:value-type="float" office:value="-3.9116642000000001" table:style-name="ce1">
            <text:p>-3.9116642</text:p>
          </table:table-cell>
          <table:table-cell office:value-type="float" office:value="-7.1428569999999997E-2" table:style-name="ce1">
            <text:p>-0.07142857</text:p>
          </table:table-cell>
          <table:table-cell office:value-type="float" office:value="-0.21428560999999999" table:style-name="ce1">
            <text:p>-0.21428561</text:p>
          </table:table-cell>
          <table:table-cell office:value-type="string" table:style-name="ce1">
            <text:p>(-1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3P3k/n2K3p/2p3n1/1b4N1/2p1p1P1/8/3B4 w - - 0 1</text:p>
          </table:table-cell>
          <table:table-cell office:value-type="string" table:style-name="ce1">
            <text:p>8/3P3k/n2K3p/2p3n1/1b4N1/2p1p1P1/8/3B4 w - - bm Nf6+;</text:p>
          </table:table-cell>
          <table:table-cell office:value-type="float" office:value="0.62264149999999996" table:style-name="ce1">
            <text:p>0.6226415</text:p>
          </table:table-cell>
          <table:table-cell office:value-type="float" office:value="0.94117649999999997" table:style-name="ce1">
            <text:p>0.9411765</text:p>
          </table:table-cell>
          <table:table-cell office:value-type="float" office:value="-5.6101270000000003" table:style-name="ce1">
            <text:p>-5.610127</text:p>
          </table:table-cell>
          <table:table-cell office:value-type="float" office:value="-1.6666666E-2" table:style-name="ce1">
            <text:p>-0.016666666</text:p>
          </table:table-cell>
          <table:table-cell office:value-type="float" office:value="7.499981E-2" table:style-name="ce1">
            <text:p>0.07499981</text:p>
          </table:table-cell>
          <table:table-cell office:value-type="string" table:style-name="ce1">
            <text:p>(-3.3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7/8/2KQ2rp/6k1/3p3p/2p4P/4PP2/5N2 w - - 0 1</text:p>
          </table:table-cell>
          <table:table-cell office:value-type="string" table:style-name="ce1">
            <text:p>N7/8/2KQ2rp/6k1/3p3p/2p4P/4PP2/5N2 w - - bm f4+;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16.897738" table:style-name="ce1">
            <text:p>-16.897738</text:p>
          </table:table-cell>
          <table:table-cell office:value-type="float" office:value="-7.4999990000000002E-2" table:style-name="ce1">
            <text:p>-0.07499999</text:p>
          </table:table-cell>
          <table:table-cell office:value-type="float" office:value="-0.3333335" table:style-name="ce1">
            <text:p>-0.3333335</text:p>
          </table:table-cell>
          <table:table-cell office:value-type="string" table:style-name="ce1">
            <text:p>(-3.82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K3/2k1Bp1N/6p1/5PP1/8/7p/b7/8 w - - 0 1</text:p>
          </table:table-cell>
          <table:table-cell office:value-type="string" table:style-name="ce1">
            <text:p>4K3/2k1Bp1N/6p1/5PP1/8/7p/b7/8 w - - bm Bf6;</text:p>
          </table:table-cell>
          <table:table-cell office:value-type="float" office:value="1.32" table:style-name="ce1">
            <text:p>1.32</text:p>
          </table:table-cell>
          <table:table-cell office:value-type="float" office:value="0.92307689999999998" table:style-name="ce1">
            <text:p>0.9230769</text:p>
          </table:table-cell>
          <table:table-cell office:value-type="float" office:value="-16.797765999999999" table:style-name="ce1">
            <text:p>-16.797766</text:p>
          </table:table-cell>
          <table:table-cell office:value-type="float" office:value="0.11666666000000001" table:style-name="ce1">
            <text:p>0.1166666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(-9.4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4pP2/4r3/4p3/ppp1P3/7p/R4K1P/3k4 w - - 0 1</text:p>
          </table:table-cell>
          <table:table-cell office:value-type="string" table:style-name="ce1">
            <text:p>8/4pP2/4r3/4p3/ppp1P3/7p/R4K1P/3k4 w - - bm Ra1+;</text:p>
          </table:table-cell>
          <table:table-cell office:value-type="float" office:value="0.72727275000000002" table:style-name="ce1">
            <text:p>0.72727275</text:p>
          </table:table-cell>
          <table:table-cell office:value-type="float" office:value="1.1818181000000001" table:style-name="ce1">
            <text:p>1.1818181</text:p>
          </table:table-cell>
          <table:table-cell office:value-type="float" office:value="-31.565586" table:style-name="ce1">
            <text:p>-31.565586</text:p>
          </table:table-cell>
          <table:table-cell office:value-type="float" office:value="4.1666670000000003E-2" table:style-name="ce1">
            <text:p>0.04166667</text:p>
          </table:table-cell>
          <table:table-cell office:value-type="float" office:value="-1.3499999" table:style-name="ce1">
            <text:p>-1.3499999</text:p>
          </table:table-cell>
          <table:table-cell office:value-type="string" table:style-name="ce1">
            <text:p>(-15.1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2k3/2Rp4/3Ppqp1/1p1b3r/p2P3P/P3B1Q1/1P3P2/2R1K3 b - - 0 1</text:p>
          </table:table-cell>
          <table:table-cell office:value-type="string" table:style-name="ce1">
            <text:p>1r2k3/2Rp4/3Ppqp1/1p1b3r/p2P3P/P3B1Q1/1P3P2/2R1K3 b - - bm Bc4;</text:p>
          </table:table-cell>
          <table:table-cell office:value-type="float" office:value="0.96460175999999997" table:style-name="ce1">
            <text:p>0.96460176</text:p>
          </table:table-cell>
          <table:table-cell office:value-type="float" office:value="1.0769230999999999" table:style-name="ce1">
            <text:p>1.0769231</text:p>
          </table:table-cell>
          <table:table-cell office:value-type="float" office:value="-2.5929305999999999" table:style-name="ce1">
            <text:p>-2.5929306</text:p>
          </table:table-cell>
          <table:table-cell office:value-type="float" office:value="2.5595248000000001E-2" table:style-name="ce1">
            <text:p>0.025595248</text:p>
          </table:table-cell>
          <table:table-cell office:value-type="float" office:value="-0.27272724999999998" table:style-name="ce1">
            <text:p>-0.27272725</text:p>
          </table:table-cell>
          <table:table-cell office:value-type="string" table:style-name="ce1">
            <text:p>(-1.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B4/1r2p3/r2p1p2/bkp1P1p1/1p1P1PPp/p1P1K2P/PPB5/8 w - - 0 1</text:p>
          </table:table-cell>
          <table:table-cell office:value-type="string" table:style-name="ce1">
            <text:p>3B4/1r2p3/r2p1p2/bkp1P1p1/1p1P1PPp/p1P1K2P/PPB5/8 w - - bm Ba4+;</text:p>
          </table:table-cell>
          <table:table-cell office:value-type="float" office:value="0.68235296000000001" table:style-name="ce1">
            <text:p>0.68235296</text:p>
          </table:table-cell>
          <table:table-cell office:value-type="float" office:value="1.2" table:style-name="ce1">
            <text:p>1.2</text:p>
          </table:table-cell>
          <table:table-cell office:value-type="float" office:value="-25.301459999999999" table:style-name="ce1">
            <text:p>-25.30146</text:p>
          </table:table-cell>
          <table:table-cell office:value-type="float" office:value="5.6250005999999998E-2" table:style-name="ce1">
            <text:p>0.056250006</text:p>
          </table:table-cell>
          <table:table-cell office:value-type="float" office:value="-0.11363625500000001" table:style-name="ce1">
            <text:p>-0.113636255</text:p>
          </table:table-cell>
          <table:table-cell office:value-type="string" table:style-name="ce1">
            <text:p>(-12.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2r3k1/8/1p1p1p2/p2PbPp1/PB4P1/1P1K4/5R2 w - - 0 1</text:p>
          </table:table-cell>
          <table:table-cell office:value-type="string" table:style-name="ce1">
            <text:p>8/2r3k1/8/1p1p1p2/p2PbPp1/PB4P1/1P1K4/5R2 w - - bm Rc1;</text:p>
          </table:table-cell>
          <table:table-cell office:value-type="float" office:value="1" table:style-name="ce1">
            <text:p>1</text:p>
          </table:table-cell>
          <table:table-cell office:value-type="float" office:value="0.67857140000000005" table:style-name="ce1">
            <text:p>0.6785714</text:p>
          </table:table-cell>
          <table:table-cell office:value-type="float" office:value="-6.4415345000000004" table:style-name="ce1">
            <text:p>-6.4415345</text:p>
          </table:table-cell>
          <table:table-cell office:value-type="float" office:value="7.1428580000000005E-2" table:style-name="ce1">
            <text:p>0.07142858</text:p>
          </table:table-cell>
          <table:table-cell office:value-type="float" office:value="-1.125" table:style-name="ce1">
            <text:p>-1.125</text:p>
          </table:table-cell>
          <table:table-cell office:value-type="string" table:style-name="ce1">
            <text:p>(-3.2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5pk1/p5p1/4r2p/3R4/5P1P/6N1/6K1 b - - 0 1</text:p>
          </table:table-cell>
          <table:table-cell office:value-type="string" table:style-name="ce1">
            <text:p>8/5pk1/p5p1/4r2p/3R4/5P1P/6N1/6K1 b - - bm g5;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-2.0432293000000001" table:style-name="ce1">
            <text:p>-2.0432293</text:p>
          </table:table-cell>
          <table:table-cell office:value-type="float" office:value="-0.12500000999999999" table:style-name="ce1">
            <text:p>-0.12500001</text:p>
          </table:table-cell>
          <table:table-cell office:value-type="float" office:value="0.40000010000000003" table:style-name="ce1">
            <text:p>0.4000001</text:p>
          </table:table-cell>
          <table:table-cell office:value-type="string" table:style-name="ce1">
            <text:p>(-1.3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6B1/5N2/3p1k2/1bb3p1/6Pp/5K1P/8 w - - 0 1</text:p>
          </table:table-cell>
          <table:table-cell office:value-type="string" table:style-name="ce1">
            <text:p>8/6B1/5N2/3p1k2/1bb3p1/6Pp/5K1P/8 w - - bm Nxd5;</text:p>
          </table:table-cell>
          <table:table-cell office:value-type="float" office:value="0.86842109999999995" table:style-name="ce1">
            <text:p>0.8684211</text:p>
          </table:table-cell>
          <table:table-cell office:value-type="float" office:value="0.61904764000000001" table:style-name="ce1">
            <text:p>0.61904764</text:p>
          </table:table-cell>
          <table:table-cell office:value-type="float" office:value="-10.429356" table:style-name="ce1">
            <text:p>-10.429356</text:p>
          </table:table-cell>
          <table:table-cell office:value-type="float" office:value="0.23333332000000001" table:style-name="ce1">
            <text:p>0.23333332</text:p>
          </table:table-cell>
          <table:table-cell office:value-type="float" office:value="-0.83333349999999995" table:style-name="ce1">
            <text:p>-0.8333335</text:p>
          </table:table-cell>
          <table:table-cell office:value-type="string" table:style-name="ce1">
            <text:p>(-5.7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1">
            <text:p>1r3r1k/2qbbpnp/3p1np1/p1pPp3/P1P1P1P1/2B1NNRP/Q1B1KP2/6R1 b - - bm Rb4;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2.8199939999999999" table:style-name="ce1">
            <text:p>-2.819994</text:p>
          </table:table-cell>
          <table:table-cell office:value-type="float" office:value="0" table:style-name="ce1">
            <text:p>0</text:p>
          </table:table-cell>
          <table:table-cell office:value-type="float" office:value="-0.59999990000000003" table:style-name="ce1">
            <text:p>-0.5999999</text:p>
          </table:table-cell>
          <table:table-cell office:value-type="string" table:style-name="ce1">
            <text:p>(-1.1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3k1/3qppb1/2Np1np1/1p1Pn2p/1P6/4BP2/P2QB1PP/3R2K1 b - - 0 1</text:p>
          </table:table-cell>
          <table:table-cell office:value-type="string" table:style-name="ce1">
            <text:p>2r3k1/3qppb1/2Np1np1/1p1Pn2p/1P6/4BP2/P2QB1PP/3R2K1 b - - bm Rxc6;</text:p>
          </table:table-cell>
          <table:table-cell office:value-type="float" office:value="0.9915254" table:style-name="ce1">
            <text:p>0.9915254</text:p>
          </table:table-cell>
          <table:table-cell office:value-type="float" office:value="0.87804879999999996" table:style-name="ce1">
            <text:p>0.8780488</text:p>
          </table:table-cell>
          <table:table-cell office:value-type="float" office:value="-1.3582854" table:style-name="ce1">
            <text:p>-1.3582854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-0.16666675" table:style-name="ce1">
            <text:p>-0.16666675</text:p>
          </table:table-cell>
          <table:table-cell office:value-type="string" table:style-name="ce1">
            <text:p>(-0.6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2/4brkp/6p1/nBq1p3/P1P1P3/R4PNb/2NR1P1P/3Q2K1 b - - 0 1</text:p>
          </table:table-cell>
          <table:table-cell office:value-type="string" table:style-name="ce1">
            <text:p>5r2/4brkp/6p1/nBq1p3/P1P1P3/R4PNb/2NR1P1P/3Q2K1 b - - bm Nc6;</text:p>
          </table:table-cell>
          <table:table-cell office:value-type="float" office:value="0.91970799999999997" table:style-name="ce1">
            <text:p>0.919708</text:p>
          </table:table-cell>
          <table:table-cell office:value-type="float" office:value="1.3714286" table:style-name="ce1">
            <text:p>1.3714286</text:p>
          </table:table-cell>
          <table:table-cell office:value-type="float" office:value="-3.1806649999999999" table:style-name="ce1">
            <text:p>-3.180665</text:p>
          </table:table-cell>
          <table:table-cell office:value-type="float" office:value="0.11458334000000001" table:style-name="ce1">
            <text:p>0.11458334</text:p>
          </table:table-cell>
          <table:table-cell office:value-type="float" office:value="0.23076916" table:style-name="ce1">
            <text:p>0.23076916</text:p>
          </table:table-cell>
          <table:table-cell office:value-type="string" table:style-name="ce1">
            <text:p>(-1.2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1">
            <text:p>r2qr1k1/ppp2pbp/2np2pn/8/2PPN1b1/5PP1/PP2N1BP/R1BQ1RK1 b - - bm Rxe4;</text:p>
          </table:table-cell>
          <table:table-cell office:value-type="float" office:value="1" table:style-name="ce1">
            <text:p>1</text:p>
          </table:table-cell>
          <table:table-cell office:value-type="float" office:value="1.1621622" table:style-name="ce1">
            <text:p>1.1621622</text:p>
          </table:table-cell>
          <table:table-cell office:value-type="float" office:value="-1.1284092999999999" table:style-name="ce1">
            <text:p>-1.1284093</text:p>
          </table:table-cell>
          <table:table-cell office:value-type="float" office:value="8.3333340000000006E-2" table:style-name="ce1">
            <text:p>0.083333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-0.3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bq3r/pppp4/3b1pkp/5p2/2BP4/4P3/PPP2PPP/RN1QK2R w KQ - 0 1</text:p>
          </table:table-cell>
          <table:table-cell office:value-type="string" table:style-name="ce1">
            <text:p>rnbq3r/pppp4/3b1pkp/5p2/2BP4/4P3/PPP2PPP/RN1QK2R w KQ - bm Qh5+;</text:p>
          </table:table-cell>
          <table:table-cell office:value-type="float" office:value="0.93661970000000005" table:style-name="ce1">
            <text:p>0.9366197</text:p>
          </table:table-cell>
          <table:table-cell office:value-type="float" office:value="1.3" table:style-name="ce1">
            <text:p>1.3</text:p>
          </table:table-cell>
          <table:table-cell office:value-type="float" office:value="-1.6524574000000001" table:style-name="ce1">
            <text:p>-1.6524574</text:p>
          </table:table-cell>
          <table:table-cell office:value-type="float" office:value="-5.2083342999999997E-2" table:style-name="ce1">
            <text:p>-0.052083343</text:p>
          </table:table-cell>
          <table:table-cell office:value-type="float" office:value="-7.1428539999999999E-2" table:style-name="ce1">
            <text:p>-0.07142854</text:p>
          </table:table-cell>
          <table:table-cell office:value-type="string" table:style-name="ce1">
            <text:p>(-0.52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b6/2p5/1kB5/1PN5/8/3K4/8/q7 w - - 0 1</text:p>
          </table:table-cell>
          <table:table-cell office:value-type="string" table:style-name="ce1">
            <text:p>1b6/2p5/1kB5/1PN5/8/3K4/8/q7 w - - bm Nb3;</text:p>
          </table:table-cell>
          <table:table-cell office:value-type="float" office:value="0.54716980000000004" table:style-name="ce1">
            <text:p>0.5471698</text:p>
          </table:table-cell>
          <table:table-cell office:value-type="float" office:value="0.88" table:style-name="ce1">
            <text:p>0.88</text:p>
          </table:table-cell>
          <table:table-cell office:value-type="float" office:value="-13.433018000000001" table:style-name="ce1">
            <text:p>-13.433018</text:p>
          </table:table-cell>
          <table:table-cell office:value-type="float" office:value="-0.27777780000000002" table:style-name="ce1">
            <text:p>-0.2777778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(-8.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N4K1/1pp1p3/7k/2r3pP/p2pp1P1/P6N/8/2B5 w - - 0 1</text:p>
          </table:table-cell>
          <table:table-cell office:value-type="string" table:style-name="ce1">
            <text:p>1N4K1/1pp1p3/7k/2r3pP/p2pp1P1/P6N/8/2B5 w - - bm Nc6;</text:p>
          </table:table-cell>
          <table:table-cell office:value-type="float" office:value="1.0208333999999999" table:style-name="ce1">
            <text:p>1.0208334</text:p>
          </table:table-cell>
          <table:table-cell office:value-type="float" office:value="0.88235295000000002" table:style-name="ce1">
            <text:p>0.88235295</text:p>
          </table:table-cell>
          <table:table-cell office:value-type="float" office:value="-9.8682990000000004" table:style-name="ce1">
            <text:p>-9.868299</text:p>
          </table:table-cell>
          <table:table-cell office:value-type="float" office:value="-0.16666665999999999" table:style-name="ce1">
            <text:p>-0.16666666</text:p>
          </table:table-cell>
          <table:table-cell office:value-type="float" office:value="1.0158731999999999" table:style-name="ce1">
            <text:p>1.0158732</text:p>
          </table:table-cell>
          <table:table-cell office:value-type="string" table:style-name="ce1">
            <text:p>(-5.6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1">
            <text:p>1r3rk1/2qbppbp/3p1np1/nP1P2B1/2p2P2/2N1P2P/1P1NB1P1/R2Q1RK1 b - - bm Qb6;</text:p>
          </table:table-cell>
          <table:table-cell office:value-type="float" office:value="0.97402595999999997" table:style-name="ce1">
            <text:p>0.97402596</text:p>
          </table:table-cell>
          <table:table-cell office:value-type="float" office:value="0.93023259999999997" table:style-name="ce1">
            <text:p>0.9302326</text:p>
          </table:table-cell>
          <table:table-cell office:value-type="float" office:value="-2.0729434000000002" table:style-name="ce1">
            <text:p>-2.0729434</text:p>
          </table:table-cell>
          <table:table-cell office:value-type="float" office:value="4.7619044999999997E-3" table:style-name="ce1">
            <text:p>0.004761905</text:p>
          </table:table-cell>
          <table:table-cell office:value-type="float" office:value="-0.30952382000000001" table:style-name="ce1">
            <text:p>-0.30952382</text:p>
          </table:table-cell>
          <table:table-cell office:value-type="string" table:style-name="ce1">
            <text:p>(-0.9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1">
            <text:p>1rnr2k1/p4pp1/2qp1n1p/4pb1P/2p1P3/B1P2BP1/P1QR1PN1/3R2K1 w - - bm Rd5;</text:p>
          </table:table-cell>
          <table:table-cell office:value-type="float" office:value="0.97872340000000002" table:style-name="ce1">
            <text:p>0.9787234</text:p>
          </table:table-cell>
          <table:table-cell office:value-type="float" office:value="0.68085103999999996" table:style-name="ce1">
            <text:p>0.68085104</text:p>
          </table:table-cell>
          <table:table-cell office:value-type="float" office:value="-3.4063504" table:style-name="ce1">
            <text:p>-3.4063504</text:p>
          </table:table-cell>
          <table:table-cell office:value-type="float" office:value="-2.5000006000000002E-2" table:style-name="ce1">
            <text:p>-0.025000006</text:p>
          </table:table-cell>
          <table:table-cell office:value-type="float" office:value="3.8461447000000003E-2" table:style-name="ce1">
            <text:p>0.038461447</text:p>
          </table:table-cell>
          <table:table-cell office:value-type="string" table:style-name="ce1">
            <text:p>(-2.39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1r3/r2ppN2/8/1p1p1k2/pP1P4/2P3R1/PP3PP1/2K5 w - - 0 1</text:p>
          </table:table-cell>
          <table:table-cell office:value-type="string" table:style-name="ce1">
            <text:p>2b1r3/r2ppN2/8/1p1p1k2/pP1P4/2P3R1/PP3PP1/2K5 w - - bm Nd6+;</text:p>
          </table:table-cell>
          <table:table-cell office:value-type="float" office:value="0.82191782999999996" table:style-name="ce1">
            <text:p>0.82191783</text:p>
          </table:table-cell>
          <table:table-cell office:value-type="float" office:value="1.2631578000000001" table:style-name="ce1">
            <text:p>1.2631578</text:p>
          </table:table-cell>
          <table:table-cell office:value-type="float" office:value="-11.6647005" table:style-name="ce1">
            <text:p>-11.6647005</text:p>
          </table:table-cell>
          <table:table-cell office:value-type="float" office:value="3.5714299999999997E-2" table:style-name="ce1">
            <text:p>0.0357143</text:p>
          </table:table-cell>
          <table:table-cell office:value-type="float" office:value="0.22222233" table:style-name="ce1">
            <text:p>0.22222233</text:p>
          </table:table-cell>
          <table:table-cell office:value-type="string" table:style-name="ce1">
            <text:p>(-5.76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B5/8/3kp3/1P3pp1/3b4/7P/6K1/8 w - - 0 1</text:p>
          </table:table-cell>
          <table:table-cell office:value-type="string" table:style-name="ce1">
            <text:p>2B5/8/3kp3/1P3pp1/3b4/7P/6K1/8 w - - bm b6;</text:p>
          </table:table-cell>
          <table:table-cell office:value-type="float" office:value="0.84" table:style-name="ce1">
            <text:p>0.84</text:p>
          </table:table-cell>
          <table:table-cell office:value-type="float" office:value="0.52380954999999996" table:style-name="ce1">
            <text:p>0.52380955</text:p>
          </table:table-cell>
          <table:table-cell office:value-type="float" office:value="1.9829483999999999" table:style-name="ce1">
            <text:p>1.9829484</text:p>
          </table:table-cell>
          <table:table-cell office:value-type="float" office:value="-0.39285713" table:style-name="ce1">
            <text:p>-0.39285713</text:p>
          </table:table-cell>
          <table:table-cell office:value-type="float" office:value="0.70000004999999998" table:style-name="ce1">
            <text:p>0.70000005</text:p>
          </table:table-cell>
          <table:table-cell office:value-type="string" table:style-name="ce1">
            <text:p>(-1.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2r1k/qb3p1p/p2p1Np1/np1Pp1P1/2P5/3RP2P/5R2/4Q1K1 w - - 0 1</text:p>
          </table:table-cell>
          <table:table-cell office:value-type="string" table:style-name="ce1">
            <text:p>2r2r1k/qb3p1p/p2p1Np1/np1Pp1P1/2P5/3RP2P/5R2/4Q1K1 w - - bm Rf4;</text:p>
          </table:table-cell>
          <table:table-cell office:value-type="float" office:value="0.83720930000000005" table:style-name="ce1">
            <text:p>0.8372093</text:p>
          </table:table-cell>
          <table:table-cell office:value-type="float" office:value="1.4482758" table:style-name="ce1">
            <text:p>1.4482758</text:p>
          </table:table-cell>
          <table:table-cell office:value-type="float" office:value="-9.8549959999999999" table:style-name="ce1">
            <text:p>-9.854996</text:p>
          </table:table-cell>
          <table:table-cell office:value-type="float" office:value="-4.9999996999999997E-2" table:style-name="ce1">
            <text:p>-0.049999997</text:p>
          </table:table-cell>
          <table:table-cell office:value-type="float" office:value="0.83846140000000002" table:style-name="ce1">
            <text:p>0.8384614</text:p>
          </table:table-cell>
          <table:table-cell office:value-type="string" table:style-name="ce1">
            <text:p>(-4.8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rq1rk1/pb2pp1p/1p4pb/n2n4/3PN3/5NP1/PBP2P1P/2RQRBK1 w - - 0 1</text:p>
          </table:table-cell>
          <table:table-cell office:value-type="string" table:style-name="ce1">
            <text:p>2rq1rk1/pb2pp1p/1p4pb/n2n4/3PN3/5NP1/PBP2P1P/2RQRBK1 w - - bm c4;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2.4264052" table:style-name="ce1">
            <text:p>-2.4264052</text:p>
          </table:table-cell>
          <table:table-cell office:value-type="float" office:value="-7.2916659999999994E-2" table:style-name="ce1">
            <text:p>-0.07291666</text:p>
          </table:table-cell>
          <table:table-cell office:value-type="float" office:value="-0.14285707" table:style-name="ce1">
            <text:p>-0.14285707</text:p>
          </table:table-cell>
          <table:table-cell office:value-type="string" table:style-name="ce1">
            <text:p>(-1.2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k4/4pp2/n2n4/5BN1/3N4/b7/4K3/8 w - - 0 1</text:p>
          </table:table-cell>
          <table:table-cell office:value-type="string" table:style-name="ce1">
            <text:p>3k4/4pp2/n2n4/5BN1/3N4/b7/4K3/8 w - - bm Nxf7+;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1.55" table:style-name="ce1">
            <text:p>1.55</text:p>
          </table:table-cell>
          <table:table-cell office:value-type="float" office:value="-4.3744050000000003" table:style-name="ce1">
            <text:p>-4.374405</text:p>
          </table:table-cell>
          <table:table-cell office:value-type="float" office:value="0.5" table:style-name="ce1">
            <text:p>0.5</text:p>
          </table:table-cell>
          <table:table-cell office:value-type="float" office:value="1.1666666999999999" table:style-name="ce1">
            <text:p>1.1666667</text:p>
          </table:table-cell>
          <table:table-cell office:value-type="string" table:style-name="ce1">
            <text:p>(-1.8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1">
            <text:p>3q1rk1/3n1ppp/p2b1r2/P1pPp2P/1pP1P1Q1/1N2B3/1P4P1/R4RK1 b - - bm Rf4;</text:p>
          </table:table-cell>
          <table:table-cell office:value-type="float" office:value="1" table:style-name="ce1">
            <text:p>1</text:p>
          </table:table-cell>
          <table:table-cell office:value-type="float" office:value="0.57777780000000001" table:style-name="ce1">
            <text:p>0.5777778</text:p>
          </table:table-cell>
          <table:table-cell office:value-type="float" office:value="-0.77526729999999999" table:style-name="ce1">
            <text:p>-0.7752673</text:p>
          </table:table-cell>
          <table:table-cell office:value-type="float" office:value="0" table:style-name="ce1">
            <text:p>0</text:p>
          </table:table-cell>
          <table:table-cell office:value-type="float" office:value="-0.53846170000000004" table:style-name="ce1">
            <text:p>-0.5384617</text:p>
          </table:table-cell>
          <table:table-cell office:value-type="string" table:style-name="ce1">
            <text:p>(-1.4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q3r/4kpb1/Q1ppp3/3b3p/PP1P1np1/6P1/5P1P/R1R1NBK1 b - - 0 1</text:p>
          </table:table-cell>
          <table:table-cell office:value-type="string" table:style-name="ce1">
            <text:p>3q3r/4kpb1/Q1ppp3/3b3p/PP1P1np1/6P1/5P1P/R1R1NBK1 b - - bm Bxd4;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1.1081082" table:style-name="ce1">
            <text:p>1.1081082</text:p>
          </table:table-cell>
          <table:table-cell office:value-type="float" office:value="-0.64735330000000002" table:style-name="ce1">
            <text:p>-0.6473533</text:p>
          </table:table-cell>
          <table:table-cell office:value-type="float" office:value="7.2916659999999994E-2" table:style-name="ce1">
            <text:p>0.07291666</text:p>
          </table:table-cell>
          <table:table-cell office:value-type="float" office:value="0.41666674999999997" table:style-name="ce1">
            <text:p>0.41666675</text:p>
          </table:table-cell>
          <table:table-cell office:value-type="string" table:style-name="ce1">
            <text:p>(-0.43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B3/k1K1pp2/p3bq2/2p1p3/1p2P1P1/4P2Q/nR6/8 w - - 0 1</text:p>
          </table:table-cell>
          <table:table-cell office:value-type="string" table:style-name="ce1">
            <text:p>4B3/k1K1pp2/p3bq2/2p1p3/1p2P1P1/4P2Q/nR6/8 w - - bm g5;</text:p>
          </table:table-cell>
          <table:table-cell office:value-type="float" office:value="0.95294120000000004" table:style-name="ce1">
            <text:p>0.9529412</text:p>
          </table:table-cell>
          <table:table-cell office:value-type="float" office:value="1.2083333999999999" table:style-name="ce1">
            <text:p>1.2083334</text:p>
          </table:table-cell>
          <table:table-cell office:value-type="float" office:value="-6.2318334999999996" table:style-name="ce1">
            <text:p>-6.2318335</text:p>
          </table:table-cell>
          <table:table-cell office:value-type="float" office:value="-0.13166665999999999" table:style-name="ce1">
            <text:p>-0.13166666</text:p>
          </table:table-cell>
          <table:table-cell office:value-type="float" office:value="0.92857120000000004" table:style-name="ce1">
            <text:p>0.9285712</text:p>
          </table:table-cell>
          <table:table-cell office:value-type="string" table:style-name="ce1">
            <text:p>(-3.4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k2/4bp2/2B3p1/1P4p1/3R4/3P2PP/2r2PK1/8 b - - 0 1</text:p>
          </table:table-cell>
          <table:table-cell office:value-type="string" table:style-name="ce1">
            <text:p>5k2/4bp2/2B3p1/1P4p1/3R4/3P2PP/2r2PK1/8 b - - bm Rxf2+;</text:p>
          </table:table-cell>
          <table:table-cell office:value-type="float" office:value="0.84905660000000005" table:style-name="ce1">
            <text:p>0.8490566</text:p>
          </table:table-cell>
          <table:table-cell office:value-type="float" office:value="0.80769230000000003" table:style-name="ce1">
            <text:p>0.8076923</text:p>
          </table:table-cell>
          <table:table-cell office:value-type="float" office:value="-3.1322196" table:style-name="ce1">
            <text:p>-3.1322196</text:p>
          </table:table-cell>
          <table:table-cell office:value-type="float" office:value="0.28571426999999999" table:style-name="ce1">
            <text:p>0.28571427</text:p>
          </table:table-cell>
          <table:table-cell office:value-type="float" office:value="-0.33333325000000003" table:style-name="ce1">
            <text:p>-0.33333325</text:p>
          </table:table-cell>
          <table:table-cell office:value-type="string" table:style-name="ce1">
            <text:p>(-1.5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rk1/1pp5/5rbp/p1nPp1q1/2P2p2/2N2B2/PP1Q1RPP/5R1K w - - 0 1</text:p>
          </table:table-cell>
          <table:table-cell office:value-type="string" table:style-name="ce1">
            <text:p>5rk1/1pp5/5rbp/p1nPp1q1/2P2p2/2N2B2/PP1Q1RPP/5R1K w - - bm Re1;</text:p>
          </table:table-cell>
          <table:table-cell office:value-type="float" office:value="1" table:style-name="ce1">
            <text:p>1</text:p>
          </table:table-cell>
          <table:table-cell office:value-type="float" office:value="0.82222223000000005" table:style-name="ce1">
            <text:p>0.82222223</text:p>
          </table:table-cell>
          <table:table-cell office:value-type="float" office:value="-1.4729477" table:style-name="ce1">
            <text:p>-1.4729477</text:p>
          </table:table-cell>
          <table:table-cell office:value-type="float" office:value="0" table:style-name="ce1">
            <text:p>0</text:p>
          </table:table-cell>
          <table:table-cell office:value-type="float" office:value="-0.58333325000000003" table:style-name="ce1">
            <text:p>-0.58333325</text:p>
          </table:table-cell>
          <table:table-cell office:value-type="string" table:style-name="ce1">
            <text:p>(-0.65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r1/6r1/2p1k1pp/p1pbP2q/Pp1p1PpP/1P1P2NR/1KPQ3R/8 b - - 0 1</text:p>
          </table:table-cell>
          <table:table-cell office:value-type="string" table:style-name="ce1">
            <text:p>6r1/6r1/2p1k1pp/p1pbP2q/Pp1p1PpP/1P1P2NR/1KPQ3R/8 b - - bm Qf5;</text:p>
          </table:table-cell>
          <table:table-cell office:value-type="float" office:value="1.0431035" table:style-name="ce1">
            <text:p>1.0431035</text:p>
          </table:table-cell>
          <table:table-cell office:value-type="float" office:value="1.1538461" table:style-name="ce1">
            <text:p>1.1538461</text:p>
          </table:table-cell>
          <table:table-cell office:value-type="float" office:value="-14.851483999999999" table:style-name="ce1">
            <text:p>-14.851484</text:p>
          </table:table-cell>
          <table:table-cell office:value-type="float" office:value="0.125" table:style-name="ce1">
            <text:p>0.125</text:p>
          </table:table-cell>
          <table:table-cell office:value-type="float" office:value="0.45512819999999998" table:style-name="ce1">
            <text:p>0.4551282</text:p>
          </table:table-cell>
          <table:table-cell office:value-type="string" table:style-name="ce1">
            <text:p>(-7.44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k/4PBNp/7P/2p5/2P5/2rq2Pp/1P3P1K/8 b - - 0 1</text:p>
          </table:table-cell>
          <table:table-cell office:value-type="string" table:style-name="ce1">
            <text:p>7k/4PBNp/7P/2p5/2P5/2rq2Pp/1P3P1K/8 b - - bm Qxg3+;</text:p>
          </table:table-cell>
          <table:table-cell office:value-type="float" office:value="1.3877552" table:style-name="ce1">
            <text:p>1.3877552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-7.1552579999999999" table:style-name="ce1">
            <text:p>-7.155258</text:p>
          </table:table-cell>
          <table:table-cell office:value-type="float" office:value="-5.5555559999999997E-2" table:style-name="ce1">
            <text:p>-0.05555556</text:p>
          </table:table-cell>
          <table:table-cell office:value-type="float" office:value="-0.27777815" table:style-name="ce1">
            <text:p>-0.27777815</text:p>
          </table:table-cell>
          <table:table-cell office:value-type="string" table:style-name="ce1">
            <text:p>(-3.1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r/p3k3/2p5/1pPp4/3P4/PP4P1/3P1PB1/2K5 w - - 0 1</text:p>
          </table:table-cell>
          <table:table-cell office:value-type="string" table:style-name="ce1">
            <text:p>7r/p3k3/2p5/1pPp4/3P4/PP4P1/3P1PB1/2K5 w - - bm Kd1;</text:p>
          </table:table-cell>
          <table:table-cell office:value-type="float" office:value="1.1388887999999999" table:style-name="ce1">
            <text:p>1.1388888</text:p>
          </table:table-cell>
          <table:table-cell office:value-type="float" office:value="0.66666669999999995" table:style-name="ce1">
            <text:p>0.6666667</text:p>
          </table:table-cell>
          <table:table-cell office:value-type="float" office:value="-3.2283015000000002" table:style-name="ce1">
            <text:p>-3.2283015</text:p>
          </table:table-cell>
          <table:table-cell office:value-type="float" office:value="-0.10476191" table:style-name="ce1">
            <text:p>-0.10476191</text:p>
          </table:table-cell>
          <table:table-cell office:value-type="float" office:value="0.111110926" table:style-name="ce1">
            <text:p>0.111110926</text:p>
          </table:table-cell>
          <table:table-cell office:value-type="string" table:style-name="ce1">
            <text:p>(-2.3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/1B3b1p/7P/p2p4/P2pp1kp/Q7/1N1Pq2P/7K w - - 0 1</text:p>
          </table:table-cell>
          <table:table-cell office:value-type="string" table:style-name="ce1">
            <text:p>8/1B3b1p/7P/p2p4/P2pp1kp/Q7/1N1Pq2P/7K w - - bm Qh3;</text:p>
          </table:table-cell>
          <table:table-cell office:value-type="float" office:value="1.0547945000000001" table:style-name="ce1">
            <text:p>1.0547945</text:p>
          </table:table-cell>
          <table:table-cell office:value-type="float" office:value="1" table:style-name="ce1">
            <text:p>1</text:p>
          </table:table-cell>
          <table:table-cell office:value-type="float" office:value="-4.827267" table:style-name="ce1">
            <text:p>-4.827267</text:p>
          </table:table-cell>
          <table:table-cell office:value-type="float" office:value="-0.11458333599999999" table:style-name="ce1">
            <text:p>-0.114583336</text:p>
          </table:table-cell>
          <table:table-cell office:value-type="float" office:value="-0.95833349999999995" table:style-name="ce1">
            <text:p>-0.9583335</text:p>
          </table:table-cell>
          <table:table-cell office:value-type="string" table:style-name="ce1">
            <text:p>(-1.97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1">
            <text:p>r4rk1/1bq1bppp/p1npp3/2nB1NP1/1p2P3/2N1B3/PPP1QP1P/2KR2R1 w - - bm Qh5;</text:p>
          </table:table-cell>
          <table:table-cell office:value-type="float" office:value="1" table:style-name="ce1">
            <text:p>1</text:p>
          </table:table-cell>
          <table:table-cell office:value-type="float" office:value="1.2195122" table:style-name="ce1">
            <text:p>1.2195122</text:p>
          </table:table-cell>
          <table:table-cell office:value-type="float" office:value="-1.5124854999999999" table:style-name="ce1">
            <text:p>-1.5124855</text:p>
          </table:table-cell>
          <table:table-cell office:value-type="float" office:value="0" table:style-name="ce1">
            <text:p>0</text:p>
          </table:table-cell>
          <table:table-cell office:value-type="float" office:value="0.26666665000000001" table:style-name="ce1">
            <text:p>0.26666665</text:p>
          </table:table-cell>
          <table:table-cell office:value-type="string" table:style-name="ce1">
            <text:p>(-0.68) - Petrosi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k1/5p2/4p1n1/6Q1/1p2b3/1P1p3B/2p5/5RK1 b - - 0 1</text:p>
          </table:table-cell>
          <table:table-cell office:value-type="string" table:style-name="ce1">
            <text:p>r5k1/5p2/4p1n1/6Q1/1p2b3/1P1p3B/2p5/5RK1 b - - bm Rc8;</text:p>
          </table:table-cell>
          <table:table-cell office:value-type="float" office:value="0.89041095999999997" table:style-name="ce1">
            <text:p>0.89041096</text:p>
          </table:table-cell>
          <table:table-cell office:value-type="float" office:value="0.75675680000000001" table:style-name="ce1">
            <text:p>0.7567568</text:p>
          </table:table-cell>
          <table:table-cell office:value-type="float" office:value="-2.0833235000000001" table:style-name="ce1">
            <text:p>-2.0833235</text:p>
          </table:table-cell>
          <table:table-cell office:value-type="float" office:value="3.1746036999999998E-2" table:style-name="ce1">
            <text:p>0.031746037</text:p>
          </table:table-cell>
          <table:table-cell office:value-type="float" office:value="1.0666667999999999" table:style-name="ce1">
            <text:p>1.0666668</text:p>
          </table:table-cell>
          <table:table-cell office:value-type="string" table:style-name="ce1">
            <text:p>(-1.97) - Petrosian</text:p>
          </table:table-cell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  <table:table table:name="PatchesOld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default-cell-style-name="ce2"/>
        <table:table-column table:style-name="co20" table:default-cell-style-name="ce2"/>
        <table:table-column table:style-name="co16" table:number-columns-repeated="54" table:default-cell-style-name="ce2"/>
        <table:table-column table:style-name="co4" table:number-columns-repeated="1632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iff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whe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atch</text:p>
          </table:table-cell>
          <table:table-cell office:value-type="string" table:style-name="ce2">
            <text:p>Suite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riority officials</text:p>
          </table:table-cell>
          <table:table-cell table:number-columns-repeated="53" table:style-name="ce2"/>
          <table:table-cell table:number-columns-repeated="16320"/>
        </table:table-row>
        <table:table-row table:style-name="ro2">
          <table:table-cell office:value-type="date" office:date-value="2023-11-19T00:00:00" table:style-name="ce3">
            <text:p>11/19/23</text:p>
          </table:table-cell>
          <table:table-cell office:value-type="string" table:style-name="ce4">
            <text:p><text:a xlink:href="http://tests.stockfishchess.org/tests/user/ddugovic">ddu</text:a></text:p>
          </table:table-cell>
          <table:table-cell office:value-type="string" table:style-name="ce4">
            <text:p><text:a xlink:href="http://tests.stockfishchess.org/tests/view/5dd962d8ac5c08470858acc3">king-bishop-defense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52.05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6">
            <text:p>20-06-09</text:p>
          </table:table-cell>
          <table:table-cell office:value-type="string" table:style-name="ce6">
            <text:p><text:a xlink:href="https://tests.stockfishchess.org/tests/user/protonspring">pro</text:a></text:p>
          </table:table-cell>
          <table:table-cell office:value-type="string" table:style-name="ce6">
            <text:p><text:a xlink:href="https://tests.stockfishchess.org/tests/view/5edfc613f29b40b0fc95adab">ps_centersquares3</text:a></text:p>
          </table:table-cell>
          <table:table-cell office:value-type="string" table:style-name="ce6">
            <text:p><text:a xlink:href="https://github.com/protonspring/Stockfish/compare/15e190e942...46ce6df026">diff</text:a></text:p>
          </table:table-cell>
          <table:table-cell office:value-type="string" table:style-name="ce7">
            <text:p>25.5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6-06-20T00:00:00" table:style-name="ce9">
            <text:p>6/20/06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<text:a xlink:href="https://tests.stockfishchess.org/tests/view/5edb147bf29b40b0fc95aaee">ps_learning4</text:a></text:p>
          </table:table-cell>
          <table:table-cell office:value-type="string" table:style-name="ce6">
            <text:p><text:a xlink:href="https://github.com/protonspring/Stockfish/compare/16566a8fcf...04da453a07">diff</text:a></text:p>
          </table:table-cell>
          <table:table-cell office:value-type="string" table:style-name="ce7">
            <text:p>23.8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01-20T00:00:00" table:style-name="ce3">
            <text:p>1/20/20</text:p>
          </table:table-cell>
          <table:table-cell office:value-type="string" table:style-name="ce4">
            <text:p><text:a xlink:href="http://tests.stockfishchess.org/tests/user/Chess13234">Che</text:a></text:p>
          </table:table-cell>
          <table:table-cell office:value-type="string" table:style-name="ce4">
            <text:p><text:a xlink:href="http://tests.stockfishchess.org/tests/view/5e257591c3b97aa0d75bbfd9">TL_LE_AlphaSelDepth1_4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17.08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6-11-19T00:00:00" table:style-name="ce3">
            <text:p>11/19/16</text:p>
          </table:table-cell>
          <table:table-cell office:value-type="string" table:style-name="ce4">
            <text:p><text:a xlink:href="http://tests.stockfishchess.org/tests/user/Fisherman">Fis</text:a></text:p>
          </table:table-cell>
          <table:table-cell office:value-type="string" table:style-name="ce4">
            <text:p><text:a xlink:href="http://tests.stockfishchess.org/tests/view/5dcf736b0ebc590256326272">FianchettoPSQT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12.6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0-01-20T00:00:00" table:style-name="ce3">
            <text:p>1/20/20</text:p>
          </table:table-cell>
          <table:table-cell office:value-type="string" table:style-name="ce4">
            <text:p><text:a xlink:href="http://tests.stockfishchess.org/tests/user/vdv">vdv</text:a></text:p>
          </table:table-cell>
          <table:table-cell office:value-type="string" table:style-name="ce4">
            <text:p><text:a xlink:href="http://tests.stockfishchess.org/tests/view/5e254d69c3b97aa0d75bbfc0">npm4fmc</text:a></text:p>
          </table:table-cell>
          <table:table-cell office:value-type="string" table:style-name="ce4">
            <text:p><text:a xlink:href="https://github.com/vondele/Stockfish/compare/c3483fa...4aaffec">diff</text:a></text:p>
          </table:table-cell>
          <table:table-cell office:value-type="string" table:style-name="ce4">
            <text:p>11.66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1-09-19T00:00:00" table:style-name="ce3">
            <text:p>9/19/01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6c2d300ebc595bbb6ea284">pcCountTweak1</text:a></text:p>
          </table:table-cell>
          <table:table-cell office:value-type="string" table:style-name="ce5">
            <text:p><text:a xlink:href="https://github.com/Vizvezdenec/Stockfish/compare/8fec883...0c0496a">https://github.com/Vizvezdenec/Stockfish/compare/8fec883...0c0496a</text:a></text:p>
          </table:table-cell>
          <table:table-cell office:value-type="string" table:style-name="ce5">
            <text:p>11.32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0-11-19T00:00:00" table:style-name="ce3">
            <text:p>11/19/20</text:p>
          </table:table-cell>
          <table:table-cell office:value-type="string" table:style-name="ce4">
            <text:p><text:a xlink:href="http://tests.stockfishchess.org/tests/user/MJZ1977">MJZ</text:a></text:p>
          </table:table-cell>
          <table:table-cell office:value-type="string" table:style-name="ce4">
            <text:p><text:a xlink:href="http://tests.stockfishchess.org/tests/view/5dd549ebf531e81cf278eaea">ttAverageUpdate</text:a></text:p>
          </table:table-cell>
          <table:table-cell office:value-type="string" table:style-name="ce4">
            <text:p><text:a xlink:href="https://github.com/MJZ1977/Stockfish/compare/e0f42aa...1839b72">diff</text:a></text:p>
          </table:table-cell>
          <table:table-cell office:value-type="string" table:style-name="ce5">
            <text:p>11.25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0-06-20T00:00:00" table:style-name="ce10">
            <text:p>6/20/20</text:p>
          </table:table-cell>
          <table:table-cell office:value-type="string" table:style-name="ce11">
            <text:p>dor</text:p>
          </table:table-cell>
          <table:table-cell office:value-type="string" table:style-name="ce11">
            <text:p><text:a xlink:href="https://tests.stockfishchess.org/tests/view/5eee6913447c5b640047a41f">mob2sides</text:a></text:p>
          </table:table-cell>
          <table:table-cell office:value-type="string" table:style-name="ce11">
            <text:p><text:a xlink:href="https://github.com/dorzechowski/Stockfish/compare/bc3c215490...a6e0566ac1">diff</text:a></text:p>
          </table:table-cell>
          <table:table-cell office:value-type="string" table:style-name="ce5">
            <text:p>10.71</text:p>
          </table:table-cell>
          <table:table-cell office:value-type="string" table:style-name="ce5">
            <text:p>always for classical evaluate</text:p>
          </table:table-cell>
          <table:table-cell office:value-type="string" table:style-name="ce5">
            <text:p>ko for match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1-01-20T00:00:00" table:style-name="ce3">
            <text:p>1/20/21</text:p>
          </table:table-cell>
          <table:table-cell office:value-type="string" table:style-name="ce4">
            <text:p><text:a xlink:href="http://tests.stockfishchess.org/tests/user/MJZ1977">MJZ</text:a></text:p>
          </table:table-cell>
          <table:table-cell office:value-type="string" table:style-name="ce4">
            <text:p><text:a xlink:href="http://tests.stockfishchess.org/tests/view/5e26dc98c3b97aa0d75bc10d">NMP-rootDepthB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10.42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9-10-23T00:00:00" table:style-name="ce12">
            <text:p>2019-10-23</text:p>
          </table:table-cell>
          <table:table-cell office:value-type="string" table:style-name="ce4">
            <text:p><text:a xlink:href="http://tests.stockfishchess.org/tests/user/VoyagerOne">Voy</text:a></text:p>
          </table:table-cell>
          <table:table-cell office:value-type="string" table:style-name="ce4">
            <text:p><text:a xlink:href="http://tests.stockfishchess.org/tests/view/5db0a1fb0ebc59191686560a">lmrt4</text:a></text:p>
          </table:table-cell>
          <table:table-cell office:value-type="string" table:style-name="ce4">
            <text:p><text:a xlink:href="https://github.com/VoyagerOne/Stockfish/compare/7e89a71...c4623e0">diff</text:a></text:p>
          </table:table-cell>
          <table:table-cell office:value-type="float" office:value="10.28" table:style-name="ce5">
            <text:p>10.28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6-11-19T00:00:00" table:style-name="ce3">
            <text:p>11/19/26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dc6bd15a23bc8a4083316e">kfdKDtw3</text:a></text:p>
          </table:table-cell>
          <table:table-cell office:value-type="string" table:style-name="ce4">
            <text:p><text:a xlink:href="https://github.com/Vizvezdenec/Stockfish/compare/40611c0...e455730">diff</text:a></text:p>
          </table:table-cell>
          <table:table-cell office:value-type="string" table:style-name="ce5">
            <text:p>10.15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1-11-19T00:00:00" table:style-name="ce3">
            <text:p>11/19/01</text:p>
          </table:table-cell>
          <table:table-cell office:value-type="string" table:style-name="ce4">
            <text:p><text:a xlink:href="http://tests.stockfishchess.org/tests/user/SFisGOD">SFi</text:a></text:p>
          </table:table-cell>
          <table:table-cell office:value-type="string" table:style-name="ce4">
            <text:p><text:a xlink:href="http://tests.stockfishchess.org/tests/view/5dbc7c650ebc5925b64ef224">tuned_RookPSQT2</text:a></text:p>
          </table:table-cell>
          <table:table-cell office:value-type="string" table:style-name="ce4">
            <text:p><text:a xlink:href="https://github.com/SFisGOD/Stockfish/compare/e8fca71...76e208b">diff</text:a></text:p>
          </table:table-cell>
          <table:table-cell office:value-type="string" table:style-name="ce5">
            <text:p>9.29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1-01-20T00:00:00" table:style-name="ce3">
            <text:p>1/20/21</text:p>
          </table:table-cell>
          <table:table-cell office:value-type="string" table:style-name="ce4">
            <text:p><text:a xlink:href="http://tests.stockfishchess.org/tests/user/31m059">31m</text:a></text:p>
          </table:table-cell>
          <table:table-cell office:value-type="string" table:style-name="ce4">
            <text:p><text:a xlink:href="http://tests.stockfishchess.org/tests/view/5e2756adc3b97aa0d75bc187">lmr_ttCapt2^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9.07</text:p>
          </table:table-cell>
          <table:table-cell table:number-columns-repeated="59" table:style-name="ce5"/>
          <table:table-cell table:number-columns-repeated="16320"/>
        </table:table-row>
        <table:table-row table:style-name="ro3">
          <table:table-cell office:value-type="date" office:date-value="2026-03-20T00:00:00" table:style-name="ce13">
            <text:p>3/20/26</text:p>
          </table:table-cell>
          <table:table-cell office:value-type="string" table:style-name="ce14">
            <text:p><text:a xlink:href="https://tests.stockfishchess.org/tests/user/vdv">vdv</text:a></text:p>
          </table:table-cell>
          <table:table-cell office:value-type="string" table:style-name="ce14">
            <text:p><text:a xlink:href="https://tests.stockfishchess.org/tests/view/5e7d2154e42a5c3b3ca2ebe3">LMRRootDepth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9.02</text:p>
          </table:table-cell>
          <table:table-cell table:style-name="ce15"/>
          <table:table-cell office:value-type="string" table:style-name="ce16">
            <text:p>108 111</text:p>
            <text:p>41 37</text:p>
            <text:p>13 16</text:p>
            <text:p/>
          </table:table-cell>
          <table:table-cell office:value-type="string" table:style-name="ce15">
            <text:p>'=’</text:p>
          </table:table-cell>
          <table:table-cell table:number-columns-repeated="56" table:style-name="ce15"/>
          <table:table-cell table:number-columns-repeated="16320"/>
        </table:table-row>
        <table:table-row table:style-name="ro2">
          <table:table-cell office:value-type="date" office:date-value="2023-01-20T00:00:00" table:style-name="ce3">
            <text:p>1/20/23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e29f24934cb414d418a9b05">ldbExtreme1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8.94</text:p>
          </table:table-cell>
          <table:table-cell table:style-name="ce5"/>
          <table:table-cell office:value-type="string" table:style-name="ce5">
            <text:p>KO</text:p>
          </table:table-cell>
          <table:table-cell table:style-name="ce5"/>
          <table:table-cell office:value-type="string" table:style-name="ce5">
            <text:p>118 118</text:p>
          </table:table-cell>
          <table:table-cell table:number-columns-repeated="55" table:style-name="ce5"/>
          <table:table-cell table:number-columns-repeated="16320"/>
        </table:table-row>
        <table:table-row table:style-name="ro2">
          <table:table-cell office:value-type="date" office:date-value="2027-12-19T00:00:00" table:style-name="ce3">
            <text:p>12/19/27</text:p>
          </table:table-cell>
          <table:table-cell office:value-type="string" table:style-name="ce4">
            <text:p><text:a xlink:href="http://tests.stockfishchess.org/tests/user/joster">jos</text:a></text:p>
          </table:table-cell>
          <table:table-cell office:value-type="string" table:style-name="ce4">
            <text:p><text:a xlink:href="http://tests.stockfishchess.org/tests/view/5e064367c13ac2425c4a9dda">threefold2^</text:a></text:p>
          </table:table-cell>
          <table:table-cell office:value-type="string" table:style-name="ce4">
            <text:p><text:a xlink:href="https://github.com/joergoster/Stockfish/compare/13f70d0...7e67bd6">diff</text:a></text:p>
          </table:table-cell>
          <table:table-cell office:value-type="string" table:style-name="ce5">
            <text:p>8.93</text:p>
          </table:table-cell>
          <table:table-cell table:number-columns-repeated="3" table:style-name="ce5"/>
          <table:table-cell office:value-type="string" table:style-name="ce5">
            <text:p>35 35</text:p>
          </table:table-cell>
          <table:table-cell table:number-columns-repeated="55" table:style-name="ce5"/>
          <table:table-cell table:number-columns-repeated="16320"/>
        </table:table-row>
        <table:table-row table:style-name="ro2">
          <table:table-cell office:value-type="string" table:style-name="ce4">
            <text:p>19-12-05</text:p>
          </table:table-cell>
          <table:table-cell office:value-type="string" table:style-name="ce4">
            <text:p><text:a xlink:href="http://tests.stockfishchess.org/tests/user/snicolet">sni</text:a></text:p>
          </table:table-cell>
          <table:table-cell office:value-type="string" table:style-name="ce4">
            <text:p><text:a xlink:href="http://tests.stockfishchess.org/tests/view/5de9754fcaa7c610e4d18655">inversion</text:a></text:p>
          </table:table-cell>
          <table:table-cell office:value-type="string" table:style-name="ce4">
            <text:p><text:a xlink:href="https://github.com/snicolet/Stockfish/compare/97a0e4e...9154edf">diff</text:a></text:p>
          </table:table-cell>
          <table:table-cell office:value-type="string" table:style-name="ce5">
            <text:p>8.71</text:p>
          </table:table-cell>
          <table:table-cell table:number-columns-repeated="3" table:style-name="ce5"/>
          <table:table-cell office:value-type="string" table:style-name="ce5">
            <text:p>8 13</text:p>
          </table:table-cell>
          <table:table-cell table:number-columns-repeated="55" table:style-name="ce5"/>
          <table:table-cell table:number-columns-repeated="16320"/>
        </table:table-row>
        <table:table-row table:style-name="ro2">
          <table:table-cell office:value-type="date" office:date-value="2021-04-20T00:00:00" table:style-name="ce17">
            <text:p>4/20/21</text:p>
          </table:table-cell>
          <table:table-cell office:value-type="string" table:style-name="ce18">
            <text:p>Viz</text:p>
          </table:table-cell>
          <table:table-cell office:value-type="string" table:style-name="ce18">
            <text:p><text:a xlink:href="https://tests.stockfishchess.org/tests/view/5e9f42a1d761e6b2c6d39a23">QRcheckOverpal1</text:a></text:p>
          </table:table-cell>
          <table:table-cell office:value-type="string" table:style-name="ce18">
            <text:p><text:a xlink:href="https://github.com/Vizvezdenec/Stockfish/compare/221893b...5fc24af">diff</text:a></text:p>
          </table:table-cell>
          <table:table-cell office:value-type="string" table:style-name="ce15">
            <text:p>8.48</text:p>
          </table:table-cell>
          <table:table-cell table:style-name="ce15"/>
          <table:table-cell office:value-type="string" table:style-name="ce15">
            <text:p>always</text:p>
          </table:table-cell>
          <table:table-cell office:value-type="string" table:style-name="ce15">
            <text:p>draw</text:p>
          </table:table-cell>
          <table:table-cell table:style-name="ce19"/>
          <table:table-cell table:number-columns-repeated="55" table:style-name="ce15"/>
          <table:table-cell table:number-columns-repeated="16320"/>
        </table:table-row>
        <table:table-row table:style-name="ro2">
          <table:table-cell office:value-type="date" office:date-value="2014-01-20T00:00:00" table:style-name="ce3">
            <text:p>1/20/14</text:p>
          </table:table-cell>
          <table:table-cell office:value-type="string" table:style-name="ce4">
            <text:p><text:a xlink:href="http://tests.stockfishchess.org/tests/user/31m059">31m</text:a></text:p>
          </table:table-cell>
          <table:table-cell office:value-type="string" table:style-name="ce4">
            <text:p><text:a xlink:href="http://tests.stockfishchess.org/tests/view/5e1d729a75be933c8fe635f1">tweak_complexity2</text:a></text:p>
          </table:table-cell>
          <table:table-cell office:value-type="string" table:style-name="ce4">
            <text:p><text:a xlink:href="https://github.com/31m059/Stockfish/compare/7150183...229bb18">diff</text:a></text:p>
          </table:table-cell>
          <table:table-cell office:value-type="string" table:style-name="ce5">
            <text:p>8.27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2-01-20T00:00:00" table:style-name="ce3">
            <text:p>1/20/12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e1bb2ebd12216a2857e63a1">pobfTweak3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8.12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3-12-19T00:00:00" table:style-name="ce3">
            <text:p>12/19/23</text:p>
          </table:table-cell>
          <table:table-cell office:value-type="string" table:style-name="ce4">
            <text:p><text:a xlink:href="http://tests.stockfishchess.org/tests/user/MJZ1977">MJZ</text:a></text:p>
          </table:table-cell>
          <table:table-cell office:value-type="string" table:style-name="ce4">
            <text:p><text:a xlink:href="http://tests.stockfishchess.org/tests/view/5e0095adc13ac2425c4a9a41">Progressiv_LowFail</text:a></text:p>
          </table:table-cell>
          <table:table-cell office:value-type="string" table:style-name="ce4">
            <text:p><text:a xlink:href="https://github.com/MJZ1977/Stockfish/compare/b648247...07b4ce8">diff</text:a></text:p>
          </table:table-cell>
          <table:table-cell office:value-type="string" table:style-name="ce5">
            <text:p>8.07</text:p>
          </table:table-cell>
          <table:table-cell table:number-columns-repeated="2" table:style-name="ce5"/>
          <table:table-cell table:number-columns-repeated="57" table:style-name="ce20"/>
          <table:table-cell table:number-columns-repeated="16320"/>
        </table:table-row>
        <table:table-row table:style-name="ro2">
          <table:table-cell office:value-type="date" office:date-value="2026-12-19T00:00:00" table:style-name="ce3">
            <text:p>12/19/26</text:p>
          </table:table-cell>
          <table:table-cell office:value-type="string" table:style-name="ce4">
            <text:p><text:a xlink:href="http://tests.stockfishchess.org/tests/user/Chess13234">Che</text:a></text:p>
          </table:table-cell>
          <table:table-cell office:value-type="string" table:style-name="ce4">
            <text:p><text:a xlink:href="http://tests.stockfishchess.org/tests/view/5e049d66c13ac2425c4a9cb8">LEBestMoveChanges13</text:a></text:p>
          </table:table-cell>
          <table:table-cell office:value-type="string" table:style-name="ce4">
            <text:p><text:a xlink:href="https://github.com/Chess13234/Stockfish/compare/13f70d0...45cb550">diff</text:a></text:p>
          </table:table-cell>
          <table:table-cell office:value-type="string" table:style-name="ce5">
            <text:p>7.99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7-01-20T00:00:00" table:style-name="ce3">
            <text:p>1/20/27</text:p>
          </table:table-cell>
          <table:table-cell office:value-type="string" table:style-name="ce4">
            <text:p><text:a xlink:href="http://tests.stockfishchess.org/tests/user/31m059">31m</text:a></text:p>
          </table:table-cell>
          <table:table-cell office:value-type="string" table:style-name="ce4">
            <text:p><text:a xlink:href="http://tests.stockfishchess.org/tests/view/5e2f767bab2d69d58394fd04">nmp_pv</text:a></text:p>
          </table:table-cell>
          <table:table-cell office:value-type="string" table:style-name="ce4">
            <text:p><text:a xlink:href="https://github.com/31m059/Stockfish/compare/1d3efff...939e2d6">diff</text:a></text:p>
          </table:table-cell>
          <table:table-cell office:value-type="string" table:style-name="ce5">
            <text:p>7.71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2-01-20T00:00:00" table:style-name="ce3">
            <text:p>1/20/02</text:p>
          </table:table-cell>
          <table:table-cell office:value-type="string" table:style-name="ce4">
            <text:p><text:a xlink:href="http://tests.stockfishchess.org/tests/user/pb00067">pb0</text:a></text:p>
          </table:table-cell>
          <table:table-cell office:value-type="string" table:style-name="ce4">
            <text:p><text:a xlink:href="http://tests.stockfishchess.org/tests/view/5e0dd2b287585b1706b683ac">quiet_experiment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7.68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7-12-19T00:00:00" table:style-name="ce3">
            <text:p>12/19/27</text:p>
          </table:table-cell>
          <table:table-cell office:value-type="string" table:style-name="ce4">
            <text:p><text:a xlink:href="http://tests.stockfishchess.org/tests/user/sg">sg</text:a></text:p>
          </table:table-cell>
          <table:table-cell office:value-type="string" table:style-name="ce4">
            <text:p><text:a xlink:href="http://tests.stockfishchess.org/tests/view/5e069494c13ac2425c4a9e56">short_pv2</text:a></text:p>
          </table:table-cell>
          <table:table-cell office:value-type="string" table:style-name="ce4">
            <text:p>diff</text:p>
          </table:table-cell>
          <table:table-cell office:value-type="string" table:style-name="ce5">
            <text:p>7.53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23-01-20T00:00:00" table:style-name="ce3">
            <text:p>1/20/23</text:p>
          </table:table-cell>
          <table:table-cell office:value-type="string" table:style-name="ce4">
            <text:p><text:a xlink:href="http://tests.stockfishchess.org/tests/user/31m059">31m</text:a></text:p>
          </table:table-cell>
          <table:table-cell office:value-type="string" table:style-name="ce4">
            <text:p><text:a xlink:href="http://tests.stockfishchess.org/tests/view/5e2a0cd334cb414d418a9b44">tweak_WeakLever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7.23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7-01-20T00:00:00" table:style-name="ce3">
            <text:p>1/20/07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e143ce361fe5f83a67dd832">pcMovesLMR1</text:a></text:p>
          </table:table-cell>
          <table:table-cell office:value-type="string" table:style-name="ce4">
            <text:p><text:a xlink:href="https://github.com/Vizvezdenec/Stockfish/compare/44f56e0...bfc3f30">diff</text:a></text:p>
          </table:table-cell>
          <table:table-cell office:value-type="string" table:style-name="ce5">
            <text:p>7.17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9-01-20T00:00:00" table:style-name="ce3">
            <text:p>1/20/09</text:p>
          </table:table-cell>
          <table:table-cell office:value-type="string" table:style-name="ce4">
            <text:p><text:a xlink:href="http://tests.stockfishchess.org/tests/user/vdv">vdv</text:a></text:p>
          </table:table-cell>
          <table:table-cell office:value-type="string" table:style-name="ce4">
            <text:p><text:a xlink:href="http://tests.stockfishchess.org/tests/view/5e16fa020ac9162cdd5f3a13">repeatNewMove</text:a></text:p>
          </table:table-cell>
          <table:table-cell office:value-type="string" table:style-name="ce4">
            <text:p><text:a xlink:href="https://github.com/vondele/Stockfish/compare/09bef14...cf01475">diff</text:a></text:p>
          </table:table-cell>
          <table:table-cell office:value-type="string" table:style-name="ce5">
            <text:p>7.08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8-01-20T00:00:00" table:style-name="ce3">
            <text:p>1/20/18</text:p>
          </table:table-cell>
          <table:table-cell office:value-type="string" table:style-name="ce4">
            <text:p><text:a xlink:href="http://tests.stockfishchess.org/tests/user/Chess13234">Che</text:a></text:p>
          </table:table-cell>
          <table:table-cell office:value-type="string" table:style-name="ce4">
            <text:p><text:a xlink:href="http://tests.stockfishchess.org/tests/view/5e22d01e346e35ac603b7dd1">AtomicLE_BestMoveChange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6.98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1930-04-20T00:00:00" table:style-name="ce10">
            <text:p>4/20/30</text:p>
          </table:table-cell>
          <table:table-cell office:value-type="string" table:style-name="ce11">
            <text:p>lin</text:p>
          </table:table-cell>
          <table:table-cell office:value-type="string" table:style-name="ce11">
            <text:p><text:a xlink:href="https://tests.stockfishchess.org/tests/view/5eaa57ca69c5cb4e2aeb835b">outposts3</text:a></text:p>
          </table:table-cell>
          <table:table-cell office:value-type="string" table:style-name="ce11">
            <text:p><text:a xlink:href="https://github.com/linrock/Stockfish/compare/353e206...9bc632b">diff</text:a></text:p>
          </table:table-cell>
          <table:table-cell office:value-type="string" table:style-name="ce4">
            <text:p>6.79</text:p>
          </table:table-cell>
          <table:table-cell table:style-name="ce5"/>
          <table:table-cell office:value-type="string" table:style-name="ce5">
            <text:p>KO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5" table:style-name="ce5"/>
          <table:table-cell table:number-columns-repeated="16320"/>
        </table:table-row>
        <table:table-row table:style-name="ro4">
          <table:table-cell office:value-type="date" office:date-value="2017-11-19T00:00:00" table:style-name="ce21">
            <text:p>11/19/17</text:p>
          </table:table-cell>
          <table:table-cell office:value-type="string" table:style-name="ce22">
            <text:p><text:a xlink:href="http://tests.stockfishchess.org/tests/user/Vizvezdenec">Viz</text:a></text:p>
          </table:table-cell>
          <table:table-cell office:value-type="string" table:style-name="ce22">
            <text:p><text:a xlink:href="http://tests.stockfishchess.org/tests/view/5dd099577f664deb30a83d4b">queenSlidersNoQueen4</text:a></text:p>
          </table:table-cell>
          <table:table-cell office:value-type="string" table:style-name="ce22">
            <text:p>diff</text:p>
          </table:table-cell>
          <table:table-cell office:value-type="string" table:style-name="ce22">
            <text:p><text:a xlink:href="http://tests.stockfishchess.org/html/live_elo.html?5dd099577f664deb30a83d4b">http://tests.stockfishchess.org/html/live_elo.html?5dd099577f664deb30a83d4b</text:a></text:p>
          </table:table-cell>
          <table:table-cell table:number-columns-repeated="59" table:style-name="ce20"/>
          <table:table-cell table:number-columns-repeated="16320"/>
        </table:table-row>
        <table:table-row table:style-name="ro2">
          <table:table-cell office:value-type="date" office:date-value="2001-01-20T00:00:00" table:style-name="ce3">
            <text:p>1/20/01</text:p>
          </table:table-cell>
          <table:table-cell office:value-type="string" table:style-name="ce4">
            <text:p><text:a xlink:href="http://tests.stockfishchess.org/tests/user/Chess13234">Che</text:a></text:p>
          </table:table-cell>
          <table:table-cell office:value-type="string" table:style-name="ce4">
            <text:p><text:a xlink:href="http://tests.stockfishchess.org/tests/view/5e0c25a59d3fbe26f672d528">LEMinRoot9</text:a></text:p>
          </table:table-cell>
          <table:table-cell office:value-type="string" table:style-name="ce4">
            <text:p><text:a xlink:href="https://github.com/Chess13234/Stockfish/compare/13f70d0...6d88954">diff</text:a></text:p>
          </table:table-cell>
          <table:table-cell office:value-type="string" table:style-name="ce4">
            <text:p>6.5</text:p>
          </table:table-cell>
          <table:table-cell table:style-name="ce5"/>
          <table:table-cell office:value-type="string" table:style-name="ce5">
            <text:p>Only Tal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3-08-19T00:00:00" table:style-name="ce3">
            <text:p>8/19/23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5f33e00ebc5939d09f064f">cmhPdepthCutNode3</text:a></text:p>
          </table:table-cell>
          <table:table-cell office:value-type="string" table:style-name="ce5">
            <text:p><text:a xlink:href="https://github.com/Vizvezdenec/Stockfish/compare/10d2ebc...09eeb73">https://github.com/Vizvezdenec/Stockfish/compare/10d2ebc...09eeb73</text:a></text:p>
          </table:table-cell>
          <table:table-cell office:value-type="string" table:style-name="ce5">
            <text:p>6.64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string" table:style-name="ce4">
            <text:p>19-10-07</text:p>
          </table:table-cell>
          <table:table-cell office:value-type="string" table:style-name="ce4">
            <text:p><text:a xlink:href="http://tests.stockfishchess.org/tests/user/SapphireBrand">Sap</text:a></text:p>
          </table:table-cell>
          <table:table-cell office:value-type="string" table:style-name="ce4">
            <text:p><text:a xlink:href="http://tests.stockfishchess.org/tests/view/5d9b57b90ebc5902b6d00317">LMR-OnlyStats30</text:a></text:p>
          </table:table-cell>
          <table:table-cell office:value-type="string" table:style-name="ce4">
            <text:p><text:a xlink:href="https://github.com/SapphireBrand/Stockfish/compare/0b0b21c...22ec1b5">diff</text:a></text:p>
          </table:table-cell>
          <table:table-cell office:value-type="string" table:style-name="ce5">
            <text:p>6.62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9-09-27T00:00:00" table:style-name="ce12">
            <text:p>2019-09-27</text:p>
          </table:table-cell>
          <table:table-cell office:value-type="string" table:style-name="ce4">
            <text:p><text:a xlink:href="http://tests.stockfishchess.org/tests/user/Rocky">Roc</text:a></text:p>
          </table:table-cell>
          <table:table-cell office:value-type="string" table:style-name="ce4">
            <text:p><text:a xlink:href="http://tests.stockfishchess.org/tests/view/5d8d68f40ebc590f3beaf171">RookOnPawn3</text:a></text:p>
          </table:table-cell>
          <table:table-cell office:value-type="string" table:style-name="ce4">
            <text:p><text:a xlink:href="https://github.com/Rocky640/Stockfish/compare/667d24f...a5148f4">diff</text:a></text:p>
          </table:table-cell>
          <table:table-cell office:value-type="float" office:value="6.57" table:style-name="ce4">
            <text:p>6.57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07-12-19T00:00:00" table:style-name="ce3">
            <text:p>12/19/07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ec388651219d7befdc76be">blockersMob1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6.53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9-09-19T00:00:00" table:style-name="ce3">
            <text:p>9/19/19</text:p>
          </table:table-cell>
          <table:table-cell office:value-type="string" table:style-name="ce4">
            <text:p><text:a xlink:href="http://tests.stockfishchess.org/tests/user/xoroshiro">xor</text:a></text:p>
          </table:table-cell>
          <table:table-cell office:value-type="string" table:style-name="ce4">
            <text:p><text:a xlink:href="http://tests.stockfishchess.org/tests/view/5d8333840ebc5971531d3abb">rookEndgames</text:a></text:p>
          </table:table-cell>
          <table:table-cell office:value-type="string" table:style-name="ce4">
            <text:p>diff</text:p>
          </table:table-cell>
          <table:table-cell office:value-type="string" table:style-name="ce5">
            <text:p>6.47</text:p>
          </table:table-cell>
          <table:table-cell table:style-name="ce4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5-10-19T00:00:00" table:style-name="ce3">
            <text:p>10/19/25</text:p>
          </table:table-cell>
          <table:table-cell office:value-type="string" table:style-name="ce4">
            <text:p><text:a xlink:href="http://tests.stockfishchess.org/tests/user/MJZ1977">MJZ</text:a></text:p>
          </table:table-cell>
          <table:table-cell office:value-type="string" table:style-name="ce4">
            <text:p><text:a xlink:href="http://tests.stockfishchess.org/tests/view/5db2c44d0ebc590812751dbb">MG_speedUp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6.38</text:p>
          </table:table-cell>
          <table:table-cell table:style-name="ce4"/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date" office:date-value="2009-11-19T00:00:00" table:style-name="ce3">
            <text:p>11/19/09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c749fd0ebc5902ea57e07a">captFutPruning1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6.36</text:p>
          </table:table-cell>
          <table:table-cell table:style-name="ce4"/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date" office:date-value="2026-12-19T00:00:00" table:style-name="ce23">
            <text:p>12/19/26</text:p>
          </table:table-cell>
          <table:table-cell office:value-type="string" table:style-name="ce24">
            <text:p><text:a xlink:href="http://tests.stockfishchess.org/tests/user/Chess13234">Che</text:a></text:p>
          </table:table-cell>
          <table:table-cell office:value-type="string" table:style-name="ce24">
            <text:p><text:a xlink:href="http://tests.stockfishchess.org/tests/view/5e052ec6c13ac2425c4a9d25">LeafDepth7</text:a></text:p>
          </table:table-cell>
          <table:table-cell office:value-type="string" table:style-name="ce24">
            <text:p>diff</text:p>
          </table:table-cell>
          <table:table-cell office:value-type="string" table:style-name="ce24">
            <text:p>6.35</text:p>
          </table:table-cell>
          <table:table-cell table:style-name="ce24"/>
          <table:table-cell office:value-type="string" table:style-name="ce25">
            <text:p>'108 112</text:p>
            <text:p>41 35</text:p>
            <text:p>13 15</text:p>
          </table:table-cell>
          <table:table-cell table:number-columns-repeated="57" table:style-name="ce25"/>
          <table:table-cell table:number-columns-repeated="16320"/>
        </table:table-row>
        <table:table-row table:style-name="ro2">
          <table:table-cell office:value-type="date" office:date-value="2019-10-30T00:00:00" table:style-name="ce12">
            <text:p>2019-10-30</text:p>
          </table:table-cell>
          <table:table-cell office:value-type="string" table:style-name="ce4">
            <text:p><text:a xlink:href="http://tests.stockfishchess.org/tests/user/SFisGOD">SFi</text:a></text:p>
          </table:table-cell>
          <table:table-cell office:value-type="string" table:style-name="ce4">
            <text:p><text:a xlink:href="http://tests.stockfishchess.org/tests/view/5db95b390ebc5960258bfb8e">Rproc2</text:a></text:p>
          </table:table-cell>
          <table:table-cell office:value-type="string" table:style-name="ce4">
            <text:p><text:a xlink:href="https://github.com/SFisGOD/Stockfish/compare/648c7ec...8f6e381">diff</text:a></text:p>
          </table:table-cell>
          <table:table-cell office:value-type="float" office:value="6.23" table:style-name="ce4">
            <text:p>6.23</text:p>
          </table:table-cell>
          <table:table-cell table:number-columns-repeated="59" table:style-name="ce5"/>
          <table:table-cell table:number-columns-repeated="16320"/>
        </table:table-row>
        <table:table-row table:style-name="ro2">
          <table:table-cell office:value-type="date" office:date-value="2019-10-29T00:00:00" table:style-name="ce26">
            <text:p>2019-10-29</text:p>
          </table:table-cell>
          <table:table-cell office:value-type="string" table:style-name="ce24">
            <text:p><text:a xlink:href="http://tests.stockfishchess.org/tests/user/31m059">31m</text:a></text:p>
          </table:table-cell>
          <table:table-cell office:value-type="string" table:style-name="ce24">
            <text:p><text:a xlink:href="http://tests.stockfishchess.org/tests/view/5db868820ebc5902d1f38890">lmr_moveCountCapt</text:a></text:p>
          </table:table-cell>
          <table:table-cell office:value-type="string" table:style-name="ce24">
            <text:p><text:a xlink:href="https://github.com/31m059/Stockfish/compare/648c7ec...c2d4fb3">diff</text:a></text:p>
          </table:table-cell>
          <table:table-cell office:value-type="float" office:value="6.16" table:style-name="ce24">
            <text:p>6.16</text:p>
          </table:table-cell>
          <table:table-cell office:value-type="string" table:style-name="ce24">
            <text:p>always</text:p>
          </table:table-cell>
          <table:table-cell office:value-type="string" table:style-name="ce25">
            <text:p>Ok</text:p>
          </table:table-cell>
          <table:table-cell table:number-columns-repeated="57" table:style-name="ce25"/>
          <table:table-cell table:number-columns-repeated="16320"/>
        </table:table-row>
        <table:table-row table:style-name="ro2">
          <table:table-cell office:value-type="date" office:date-value="1931-01-20T00:00:00" table:style-name="ce27">
            <text:p>1/20/31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e3440d557e1ecae66ec2ac6">space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6.13</text:p>
          </table:table-cell>
          <table:table-cell office:value-type="string" table:style-name="ce7">
            <text:p>evaluate.cpp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2-03-20T00:00:00" table:style-name="ce27">
            <text:p>3/20/12</text:p>
          </table:table-cell>
          <table:table-cell office:value-type="string" table:style-name="ce7">
            <text:p><text:a xlink:href="http://tests.stockfishchess.org/tests/user/OuaisBla">Oua</text:a></text:p>
          </table:table-cell>
          <table:table-cell office:value-type="string" table:style-name="ce7">
            <text:p><text:a xlink:href="http://tests.stockfishchess.org/tests/view/5e69b273e42a5c3b3ca2e442">pseudo_Legal_speed_up_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6.05</text:p>
          </table:table-cell>
          <table:table-cell office:value-type="string" table:style-name="ce7">
            <text:p>position.cpp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5-11-19T00:00:00" table:style-name="ce27">
            <text:p>11/19/2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b4a80e75c0005326d215c">kfdQuadRetry4</text:a></text:p>
          </table:table-cell>
          <table:table-cell office:value-type="string" table:style-name="ce7">
            <text:p><text:a xlink:href="https://github.com/Vizvezdenec/Stockfish/compare/87ed9fa...7a256fb">diff</text:a></text:p>
          </table:table-cell>
          <table:table-cell office:value-type="string" table:style-name="ce7">
            <text:p>6.04</text:p>
          </table:table-cell>
          <table:table-cell office:value-type="string" table:style-name="ce7">
            <text:p>evaluate.cpp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3-11-19T00:00:00" table:style-name="ce27">
            <text:p>11/19/13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cc675d0ebc59025bcbba2a">ROutpost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6.01</text:p>
          </table:table-cell>
          <table:table-cell office:value-type="string" table:style-name="ce7">
            <text:p>evaluate.cpp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6-04-20T00:00:00" table:style-name="ce10">
            <text:p>4/20/26</text:p>
          </table:table-cell>
          <table:table-cell office:value-type="string" table:style-name="ce11">
            <text:p>lin</text:p>
          </table:table-cell>
          <table:table-cell office:value-type="string" table:style-name="ce11">
            <text:p><text:a xlink:href="https://tests.stockfishchess.org/tests/view/5ea61dca2f4ec77ea1dc3e6e">wMkProtectors2</text:a></text:p>
          </table:table-cell>
          <table:table-cell office:value-type="string" table:style-name="ce11">
            <text:p><text:a xlink:href="https://github.com/linrock/Stockfish/compare/bb5589b...af42a7e">diff</text:a></text:p>
          </table:table-cell>
          <table:table-cell office:value-type="string" table:style-name="ce4">
            <text:p>5.9</text:p>
          </table:table-cell>
          <table:table-cell table:style-name="ce4"/>
          <table:table-cell office:value-type="string" table:style-name="ce5">
            <text:p>already integrated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string" table:style-name="ce14">
            <text:p>19-12-24</text:p>
          </table:table-cell>
          <table:table-cell office:value-type="string" table:style-name="ce14">
            <text:p>Viz</text:p>
          </table:table-cell>
          <table:table-cell office:value-type="string" table:style-name="ce14">
            <text:p><text:a xlink:href="https://tests.stockfishchess.org/tests/view/5e02550ac13ac2425c4a9af2">pvNode1Ply3</text:a></text:p>
          </table:table-cell>
          <table:table-cell office:value-type="string" table:style-name="ce14">
            <text:p><text:a xlink:href="https://github.com/Vizvezdenec/Stockfish/compare/b648247...d5aec76">diff</text:a></text:p>
          </table:table-cell>
          <table:table-cell office:value-type="string" table:style-name="ce14">
            <text:p>5.89</text:p>
          </table:table-cell>
          <table:table-cell office:value-type="string" table:style-name="ce14">
            <text:p>search.cpp</text:p>
          </table:table-cell>
          <table:table-cell office:value-type="string" table:style-name="ce15">
            <text:p>OK 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078c13c13ac2425c4a9ed1">ps_openfiles11</text:a></text:p>
          </table:table-cell>
          <table:table-cell office:value-type="string" table:style-name="ce7">
            <text:p><text:a xlink:href="https://github.com/protonspring/Stockfish/compare/13f70d0...756a541">diff</text:a></text:p>
          </table:table-cell>
          <table:table-cell office:value-type="string" table:style-name="ce7">
            <text:p>5.8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9-12-31T00:00:00" table:style-name="ce28">
            <text:p>2019-12-31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e0b7ff89d3fbe26f672d4d8">reductions_table</text:a></text:p>
          </table:table-cell>
          <table:table-cell office:value-type="string" table:style-name="ce7">
            <text:p><text:a xlink:href="https://github.com/lantonov/Stockfish/compare/13f70d0...3981b7d">diff</text:a></text:p>
          </table:table-cell>
          <table:table-cell office:value-type="float" office:value="5.19" table:style-name="ce7">
            <text:p>5.1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1931-12-19T00:00:00" table:style-name="ce27">
            <text:p>12/19/31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a91879d3fbe26f672d48b">Thread_SelDepth_RDxBes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0-02-20T00:00:00" table:style-name="ce27">
            <text:p>2/20/10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40c7bce70d848499f63c0d">nmp_promotion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64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7-11-19T00:00:00" table:style-name="ce27">
            <text:p>11/19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df2a57da46dcfc84a6887">extStatsNew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4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1-01-20T00:00:00" table:style-name="ce27">
            <text:p>1/20/21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e26cd1fc3b97aa0d75bc0fe">NMP-rootDepthB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4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5-05-20T00:00:00" table:style-name="ce9">
            <text:p>5/20/05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b1d4fc2326444a3b6d33cc">bishpawns2^</text:a></text:p>
          </table:table-cell>
          <table:table-cell office:value-type="string" table:style-name="ce6">
            <text:p><text:a xlink:href="https://github.com/xoto10/stockfish-xoto10/compare/c527c3a...6ee8ca6">diff</text:a></text:p>
          </table:table-cell>
          <table:table-cell office:value-type="string" table:style-name="ce7">
            <text:p>5.3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5-11</text:p>
          </table:table-cell>
          <table:table-cell office:value-type="string" table:style-name="ce6">
            <text:p><text:a xlink:href="https://tests.stockfishchess.org/tests/user/protonspring">pro</text:a></text:p>
          </table:table-cell>
          <table:table-cell office:value-type="string" table:style-name="ce6">
            <text:p><text:a xlink:href="https://tests.stockfishchess.org/tests/view/5eb9da767dd5693aad4e671e">ps_simpletime47</text:a></text:p>
          </table:table-cell>
          <table:table-cell office:value-type="string" table:style-name="ce6">
            <text:p><text:a xlink:href="https://github.com/protonspring/Stockfish/compare/a91cb9f...1783e6b">diff</text:a></text:p>
          </table:table-cell>
          <table:table-cell office:value-type="string" table:style-name="ce7">
            <text:p>5.3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7c1dac13ac2425c4a9f01">rnPruning2</text:a></text:p>
          </table:table-cell>
          <table:table-cell office:value-type="string" table:style-name="ce7">
            <text:p><text:a xlink:href="https://github.com/Vizvezdenec/Stockfish/compare/13f70d0...8f858b8">diff</text:a></text:p>
          </table:table-cell>
          <table:table-cell office:value-type="string" table:style-name="ce7">
            <text:p>5.28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e1312e42a5c3b3ca2ec36">initqs1^</text:a></text:p>
          </table:table-cell>
          <table:table-cell office:value-type="string" table:style-name="ce7">
            <text:p><text:a xlink:href="https://github.com/xoto10/stockfish-xoto10/compare/58746d9...75bf884">diff</text:a></text:p>
          </table:table-cell>
          <table:table-cell office:value-type="string" table:style-name="ce7">
            <text:p>5.55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2af332ab2d69d58394f9b5">pawnOnBothFlank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25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9-03-20T00:00:00" table:style-name="ce27">
            <text:p>3/20/19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2bbaae42a5c3b3ca2e75e">sextsDepthTtpv3</text:a></text:p>
          </table:table-cell>
          <table:table-cell office:value-type="string" table:style-name="ce7">
            <text:p>king</text:p>
          </table:table-cell>
          <table:table-cell office:value-type="string" table:style-name="ce7">
            <text:p>5.2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9-10-29T00:00:00" table:style-name="ce28">
            <text:p>2019-10-2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80dcc0ebc5902d1f38153">tweak_dynamic_contempt_</text:a></text:p>
          </table:table-cell>
          <table:table-cell office:value-type="string" table:style-name="ce7">
            <text:p><text:a xlink:href="https://github.com/locutus2/Stockfish/compare/648c7ec...226ff23">diff</text:a></text:p>
          </table:table-cell>
          <table:table-cell office:value-type="float" office:value="5.21" table:style-name="ce7">
            <text:p>5.2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6-21</text:p>
          </table:table-cell>
          <table:table-cell office:value-type="string" table:style-name="ce6">
            <text:p><text:a xlink:href="https://tests.stockfishchess.org/tests/user/fauzi2">fau</text:a></text:p>
          </table:table-cell>
          <table:table-cell office:value-type="string" table:style-name="ce6">
            <text:p><text:a xlink:href="https://tests.stockfishchess.org/tests/view/5eefc588122d6514328d75f9">qi2</text:a></text:p>
          </table:table-cell>
          <table:table-cell office:value-type="string" table:style-name="ce6">
            <text:p><text:a xlink:href="https://github.com/FauziAkram/Stockfish/compare/bc3c215490...50ac29e944">diff</text:a></text:p>
          </table:table-cell>
          <table:table-cell office:value-type="string" table:style-name="ce7">
            <text:p>5.5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6-21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ef85925e7981876ff8abb0">Q3M</text:a></text:p>
          </table:table-cell>
          <table:table-cell office:value-type="string" table:style-name="ce6">
            <text:p><text:a xlink:href="https://github.com/locutus2/Stockfish/compare/bc3c215490...afe4b85a16">diff</text:a></text:p>
          </table:table-cell>
          <table:table-cell office:value-type="string" table:style-name="ce7">
            <text:p>5.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5">
          <table:table-cell office:value-type="date" office:date-value="2012-07-20T00:00:00" table:style-name="ce10">
            <text:p>7/20/12</text:p>
          </table:table-cell>
          <table:table-cell office:value-type="string" table:style-name="ce11">
            <text:p>Fis</text:p>
          </table:table-cell>
          <table:table-cell office:value-type="string" table:style-name="ce11">
            <text:p><text:a xlink:href="https://tests.stockfishchess.org/tests/view/5f0a862c59f6f03532894924">Lazy2</text:a></text:p>
          </table:table-cell>
          <table:table-cell office:value-type="string" table:style-name="ce11">
            <text:p><text:a xlink:href="https://github.com/mstembera/Stockfish/compare/6c197c3964...3f009fe3f7">diff</text:a></text:p>
          </table:table-cell>
          <table:table-cell office:value-type="string" table:style-name="ce4">
            <text:p>5.12</text:p>
          </table:table-cell>
          <table:table-cell office:value-type="string" table:style-name="ce4">
            <text:p>'102 111</text:p>
            <text:p>37 36</text:p>
            <text:p>15 16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5-09-19T00:00:00" table:style-name="ce27">
            <text:p>9/19/25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8b46dd0ebc59509180d02c">pawn_threats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5.12</text:p>
          </table:table-cell>
          <table:table-cell table:number-columns-repeated="2" table:style-name="ce8"/>
          <table:table-cell table:style-name="ce2"/>
          <table:table-cell table:number-columns-repeated="56" table:style-name="ce8"/>
          <table:table-cell table:number-columns-repeated="16320"/>
        </table:table-row>
        <table:table-row table:style-name="ro2">
          <table:table-cell office:value-type="date" office:date-value="2004-12-19T00:00:00" table:style-name="ce27">
            <text:p>12/19/0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e76b97b407ee7bfda68adf">pawns_by_file~1</text:a></text:p>
          </table:table-cell>
          <table:table-cell office:value-type="string" table:style-name="ce7">
            <text:p><text:a xlink:href="https://github.com/snicolet/Stockfish/compare/97a0e4e...de5477a">diff</text:a></text:p>
          </table:table-cell>
          <table:table-cell office:value-type="string" table:style-name="ce7">
            <text:p>5.1</text:p>
          </table:table-cell>
          <table:table-cell table:number-columns-repeated="59" table:style-name="ce8"/>
          <table:table-cell table:number-columns-repeated="16320"/>
        </table:table-row>
        <table:table-row table:style-name="ro6">
          <table:table-cell office:value-type="date" office:date-value="2006-10-19T00:00:00" table:style-name="ce27">
            <text:p>10/19/06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9a4cec0ebc5902b6cf2229">constant3</text:a></text:p>
          </table:table-cell>
          <table:table-cell office:value-type="string" table:style-name="ce7">
            <text:p><text:a xlink:href="https://github.com/xoto10/stockfish-xoto10/compare/2e96c51...e78643f">diff</text:a></text:p>
          </table:table-cell>
          <table:table-cell office:value-type="float" office:value="5.0599999999999996" table:style-name="ce7">
            <text:p>5.06</text:p>
          </table:table-cell>
          <table:table-cell table:number-columns-repeated="59" table:style-name="ce8"/>
          <table:table-cell table:number-columns-repeated="16320"/>
        </table:table-row>
        <table:table-row table:style-name="ro6">
          <table:table-cell office:value-type="date" office:date-value="2025-04-20T00:00:00" table:style-name="ce29">
            <text:p>4/20/25</text:p>
          </table:table-cell>
          <table:table-cell office:value-type="string" table:style-name="ce30">
            <text:p>Viz</text:p>
          </table:table-cell>
          <table:table-cell office:value-type="string" table:style-name="ce30">
            <text:p><text:a xlink:href="https://tests.stockfishchess.org/tests/view/5ea48216b908f6dd28f34b24">histSeeQ2</text:a></text:p>
          </table:table-cell>
          <table:table-cell office:value-type="string" table:style-name="ce30">
            <text:p><text:a xlink:href="https://github.com/Vizvezdenec/Stockfish/compare/bb5589b...421721a">diff</text:a></text:p>
          </table:table-cell>
          <table:table-cell office:value-type="string" table:style-name="ce30">
            <text:p>5.04</text:p>
          </table:table-cell>
          <table:table-cell table:number-columns-repeated="2" table:style-name="ce25"/>
          <table:table-cell office:value-type="string" table:style-name="ce25">
            <text:p>draw</text:p>
          </table:table-cell>
          <table:table-cell office:value-type="string" table:style-name="ce25">
            <text:p>always</text:p>
          </table:table-cell>
          <table:table-cell table:number-columns-repeated="55" table:style-name="ce25"/>
          <table:table-cell table:number-columns-repeated="16320"/>
        </table:table-row>
        <table:table-row table:style-name="ro2">
          <table:table-cell office:value-type="date" office:date-value="2024-09-19T00:00:00" table:style-name="ce27">
            <text:p>9/19/24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8a58170ebc595091806fca">psqtrk3</text:a></text:p>
          </table:table-cell>
          <table:table-cell office:value-type="string" table:style-name="ce7">
            <text:p>diff</text:p>
          </table:table-cell>
          <table:table-cell office:value-type="float" office:value="5.03" table:style-name="ce7">
            <text:p>5.0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5-01-20T00:00:00" table:style-name="ce27">
            <text:p>1/20/25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2c669bab2d69d58394fa9b">doubled10</text:a></text:p>
          </table:table-cell>
          <table:table-cell office:value-type="string" table:style-name="ce7">
            <text:p>diff</text:p>
          </table:table-cell>
          <table:table-cell office:value-type="float" office:value="5" table:style-name="ce7">
            <text:p>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073b3ab2d69d58394fdbe">tweak_nmp_pv^</text:a></text:p>
          </table:table-cell>
          <table:table-cell office:value-type="string" table:style-name="ce7">
            <text:p><text:a xlink:href="https://github.com/31m059/Stockfish/compare/71e0b53...118e73d">diff</text:a></text:p>
          </table:table-cell>
          <table:table-cell office:value-type="string" table:style-name="ce7">
            <text:p>4.9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11-19T00:00:00" table:style-name="ce27">
            <text:p>11/19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eeb840294ec4750cba8c9">kfdaOverlap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9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11-19T00:00:00" table:style-name="ce27">
            <text:p>11/19/17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d1d413ccb823d41d4b4366">kd6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9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5-02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ad6bc06ffeed51f6e325aa">backward7</text:a></text:p>
          </table:table-cell>
          <table:table-cell office:value-type="string" table:style-name="ce6">
            <text:p><text:a xlink:href="https://github.com/xoto10/stockfish-xoto10/compare/353e206...6dd545e">diff</text:a></text:p>
          </table:table-cell>
          <table:table-cell office:value-type="string" table:style-name="ce7">
            <text:p>4.8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2-01-20T00:00:00" table:style-name="ce27">
            <text:p>1/20/22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279d7cc3b97aa0d75bc1c4">trRookTw1</text:a></text:p>
          </table:table-cell>
          <table:table-cell office:value-type="string" table:style-name="ce7">
            <text:p><text:a xlink:href="https://github.com/Vizvezdenec/Stockfish/compare/c3483fa...5a3cfdc">diff</text:a></text:p>
          </table:table-cell>
          <table:table-cell office:value-type="string" table:style-name="ce7">
            <text:p>4.84</text:p>
          </table:table-cell>
          <table:table-cell table:number-columns-repeated="2" table:style-name="ce8"/>
          <table:table-cell table:style-name="ce2"/>
          <table:table-cell table:number-columns-repeated="56" table:style-name="ce8"/>
          <table:table-cell table:number-columns-repeated="16320"/>
        </table:table-row>
        <table:table-row table:style-name="ro2">
          <table:table-cell office:value-type="date" office:date-value="1930-09-19T00:00:00" table:style-name="ce27">
            <text:p>9/19/30</text:p>
          </table:table-cell>
          <table:table-cell office:value-type="string" table:style-name="ce7">
            <text:p><text:a xlink:href="http://tests.stockfishchess.org/tests/user/SapphireBrand">Sap</text:a></text:p>
          </table:table-cell>
          <table:table-cell office:value-type="string" table:style-name="ce7">
            <text:p><text:a xlink:href="http://tests.stockfishchess.org/tests/view/5d914fc80ebc594fb88eaa7a">LMRStatsConstant-Eval2</text:a></text:p>
          </table:table-cell>
          <table:table-cell office:value-type="string" table:style-name="ce7">
            <text:p><text:a xlink:href="https://github.com/SapphireBrand/Stockfish/compare/3a3ca6a...967be5d">diff</text:a></text:p>
          </table:table-cell>
          <table:table-cell office:value-type="string" table:style-name="ce7">
            <text:p>4.8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10-30T00:00:00" table:style-name="ce28">
            <text:p>2019-10-3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9f91c0ebc5925b64ec85e">slidersMultQueenNew1</text:a></text:p>
          </table:table-cell>
          <table:table-cell office:value-type="string" table:style-name="ce7">
            <text:p><text:a xlink:href="https://github.com/Vizvezdenec/Stockfish/compare/648c7ec...85ed553">diff</text:a></text:p>
          </table:table-cell>
          <table:table-cell office:value-type="float" office:value="4.79" table:style-name="ce7">
            <text:p>4.7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05-20T00:00:00" table:style-name="ce9">
            <text:p>5/20/27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ce30d78c2b60af90c5dbab">1</text:a></text:p>
          </table:table-cell>
          <table:table-cell office:value-type="string" table:style-name="ce6">
            <text:p><text:a xlink:href="https://github.com/UnaiCorzo/Stockfish/compare/fb8095718b...ee7a09836d">diff</text:a></text:p>
          </table:table-cell>
          <table:table-cell office:value-type="string" table:style-name="ce6">
            <text:p>4.7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04-20T00:00:00" table:style-name="ce9">
            <text:p>4/20/20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9dfa54caaff5d60a50a8cc">eval_history_b</text:a></text:p>
          </table:table-cell>
          <table:table-cell office:value-type="string" table:style-name="ce6">
            <text:p><text:a xlink:href="https://github.com/locutus2/Stockfish/compare/012cfd8...e1d443e">diff</text:a></text:p>
          </table:table-cell>
          <table:table-cell office:value-type="string" table:style-name="ce6">
            <text:p>4.7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5-25</text:p>
          </table:table-cell>
          <table:table-cell office:value-type="string" table:style-name="ce6">
            <text:p><text:a xlink:href="https://tests.stockfishchess.org/tests/user/UnaiCorzo">Una</text:a></text:p>
          </table:table-cell>
          <table:table-cell office:value-type="string" table:style-name="ce6">
            <text:p><text:a xlink:href="https://tests.stockfishchess.org/tests/view/5ecb896780f2c838b9655130">time3</text:a></text:p>
          </table:table-cell>
          <table:table-cell office:value-type="string" table:style-name="ce6">
            <text:p><text:a xlink:href="https://github.com/UnaiCorzo/Stockfish/compare/81c5885...96c933a">diff</text:a></text:p>
          </table:table-cell>
          <table:table-cell office:value-type="string" table:style-name="ce6">
            <text:p>4.7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3-07-20T00:00:00" table:style-name="ce29">
            <text:p>7/20/13</text:p>
          </table:table-cell>
          <table:table-cell office:value-type="string" table:style-name="ce30">
            <text:p>MJZ</text:p>
          </table:table-cell>
          <table:table-cell office:value-type="string" table:style-name="ce30">
            <text:p><text:a xlink:href="https://tests.stockfishchess.org/tests/view/5f0cc21459f6f03532894a7d">goodStatic6</text:a></text:p>
          </table:table-cell>
          <table:table-cell office:value-type="string" table:style-name="ce30">
            <text:p><text:a xlink:href="https://github.com/MJZ1977/Stockfish/compare/6c197c3964...eb48165701">diff</text:a></text:p>
          </table:table-cell>
          <table:table-cell office:value-type="string" table:style-name="ce30">
            <text:p>4.67</text:p>
          </table:table-cell>
          <table:table-cell office:value-type="string" table:style-name="ce25">
            <text:p>OK Only Petrosian no</text:p>
          </table:table-cell>
          <table:table-cell table:number-columns-repeated="58" table:style-name="ce25"/>
          <table:table-cell table:number-columns-repeated="16320"/>
        </table:table-row>
        <table:table-row table:style-name="ro2">
          <table:table-cell office:value-type="date" office:date-value="2004-11-19T00:00:00" table:style-name="ce27">
            <text:p>11/19/04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c047f20ebc590375849d82">SEcasEx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6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7-10-19T00:00:00" table:style-name="ce27">
            <text:p>10/19/07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9ac88d0ebc5902b6cf6ffb">twk_kfa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6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10-19T00:00:00" table:style-name="ce27">
            <text:p>10/19/17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a884cc0ebc597ba8eda2c8">outpost2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6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2-12-19T00:00:00" table:style-name="ce27">
            <text:p>12/19/0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e54c0bb407ee7bfda68a23">lazy_safety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10-19T00:00:00" table:style-name="ce27">
            <text:p>10/19/2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014e00ebc5902c06dbb86">noQueenKD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3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11">
            <text:p>20-07-14</text:p>
          </table:table-cell>
          <table:table-cell office:value-type="string" table:style-name="ce11">
            <text:p><text:a xlink:href="https://tests.stockfishchess.org/tests/user/Fisherman">Fis</text:a></text:p>
          </table:table-cell>
          <table:table-cell office:value-type="string" table:style-name="ce11">
            <text:p><text:a xlink:href="https://tests.stockfishchess.org/tests/view/5f0d3e303d71336d9a052e7b">Lazy2</text:a></text:p>
          </table:table-cell>
          <table:table-cell office:value-type="string" table:style-name="ce11">
            <text:p><text:a xlink:href="https://github.com/mstembera/Stockfish/compare/b17141d18d...eeab4ba192">diff</text:a></text:p>
          </table:table-cell>
          <table:table-cell office:value-type="string" table:style-name="ce4">
            <text:p>4.62</text:p>
          </table:table-cell>
          <table:table-cell office:value-type="string" table:style-name="ce5">
            <text:p>KO</text:p>
          </table:table-cell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date" office:date-value="1930-05-20T00:00:00" table:style-name="ce9">
            <text:p>5/20/30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d22009042fa6d77c35537b">bishopOnKR</text:a></text:p>
          </table:table-cell>
          <table:table-cell office:value-type="string" table:style-name="ce6">
            <text:p><text:a xlink:href="https://github.com/locutus2/Stockfish/compare/fb8095718b...718a113bfc">diff</text:a></text:p>
          </table:table-cell>
          <table:table-cell office:value-type="string" table:style-name="ce6">
            <text:p>4.6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11-19T00:00:00" table:style-name="ce27">
            <text:p>11/19/24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dafc86e75c0005326d2140">LastCaptures</text:a></text:p>
          </table:table-cell>
          <table:table-cell office:value-type="string" table:style-name="ce7">
            <text:p><text:a xlink:href="https://github.com/MJZ1977/Stockfish/compare/87ed9fa...a2dc323">diff</text:a></text:p>
          </table:table-cell>
          <table:table-cell office:value-type="string" table:style-name="ce8">
            <text:p>4.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aaba8ab2d69d58394f958">LE_OppositeKingBlocker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5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11-19T00:00:00" table:style-name="ce27">
            <text:p>11/19/1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1dd0fccb823d41d4b43cb">auwOutflanking3</text:a></text:p>
          </table:table-cell>
          <table:table-cell office:value-type="string" table:style-name="ce7">
            <text:p><text:a xlink:href="https://github.com/Vizvezdenec/Stockfish/compare/3468138...421aa99">diff</text:a></text:p>
          </table:table-cell>
          <table:table-cell office:value-type="string" table:style-name="ce8">
            <text:p>4.4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ebc3b2abad5865ae9c7966">pawn_features</text:a></text:p>
          </table:table-cell>
          <table:table-cell office:value-type="string" table:style-name="ce6">
            <text:p><text:a xlink:href="https://github.com/locutus2/Stockfish/compare/bc3c215490...e4262e4bce">diff</text:a></text:p>
          </table:table-cell>
          <table:table-cell office:value-type="string" table:style-name="ce8">
            <text:p>4.45</text:p>
          </table:table-cell>
          <table:table-cell table:number-columns-repeated="59" table:style-name="ce8"/>
          <table:table-cell table:number-columns-repeated="16320"/>
        </table:table-row>
        <table:table-row table:style-name="ro7">
          <table:table-cell office:value-type="string" table:style-name="ce9">
            <text:p>20-07-16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0fc3640640035f9d29789f">KnightFC2a</text:a></text:p>
          </table:table-cell>
          <table:table-cell office:value-type="string" table:style-name="ce6">
            <text:p><text:a xlink:href="https://tests.stockfishchess.org/html/live_elo.html?5f0fc3640640035f9d29789f">diff</text:a></text:p>
          </table:table-cell>
          <table:table-cell office:value-type="string" table:style-name="ce1">
            <text:p>4.44</text:p>
          </table:table-cell>
          <table:table-cell office:value-type="string" table:style-name="ce6">
            <text:p><text:a xlink:href="https://tests.stockfishchess.org/html/live_elo.html?5f0fc3640640035f9d29789f">https://tests.stockfishchess.org/html/live_elo.html?5f0fc3640640035f9d29789f</text:a>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3064b3ab2d69d58394fd94">doubled10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4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4-11-20T00:00:00" table:style-name="ce3">
            <text:p>11/20/14</text:p>
          </table:table-cell>
          <table:table-cell office:value-type="string" table:style-name="ce11">
            <text:p>Viz</text:p>
          </table:table-cell>
          <table:table-cell office:value-type="string" table:style-name="ce11">
            <text:p><text:a xlink:href="https://tests.stockfishchess.org/tests/view/5faf55e667cbf42301d6aa1a">rnBmcRedTwSep3</text:a></text:p>
          </table:table-cell>
          <table:table-cell office:value-type="string" table:style-name="ce11">
            <text:p><text:a xlink:href="https://github.com/Vizvezdenec/Stockfish/compare/285bf7041a...787f884621">diff</text:a></text:p>
          </table:table-cell>
          <table:table-cell office:value-type="string" table:style-name="ce31">
            <text:p>4.38</text:p>
          </table:table-cell>
          <table:table-cell office:value-type="string" table:style-name="ce11">
            <text:p>KO</text:p>
          </table:table-cell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string" table:style-name="ce6">
            <text:p>20-05-25</text:p>
          </table:table-cell>
          <table:table-cell office:value-type="string" table:style-name="ce6">
            <text:p><text:a xlink:href="https://tests.stockfishchess.org/tests/user/silversolver1">sil</text:a></text:p>
          </table:table-cell>
          <table:table-cell office:value-type="string" table:style-name="ce6">
            <text:p><text:a xlink:href="https://tests.stockfishchess.org/tests/view/5ecb451680f2c838b9655106">test_mat_1</text:a></text:p>
          </table:table-cell>
          <table:table-cell office:value-type="string" table:style-name="ce6">
            <text:p><text:a xlink:href="https://github.com/silversolver1/Stockfish/compare/81c5885...d5d9b06">diff</text:a></text:p>
          </table:table-cell>
          <table:table-cell office:value-type="float" office:value="4.3099999999999996" table:style-name="ce8">
            <text:p>4.3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12-19T00:00:00" table:style-name="ce27">
            <text:p>12/19/0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5db4ab407ee7bfda68a63">outflPawnEg1</text:a></text:p>
          </table:table-cell>
          <table:table-cell office:value-type="string" table:style-name="ce7">
            <text:p><text:a xlink:href="https://github.com/Vizvezdenec/Stockfish/compare/97a0e4e...5b74b10">diff</text:a></text:p>
          </table:table-cell>
          <table:table-cell office:value-type="string" table:style-name="ce8">
            <text:p>4.22</text:p>
          </table:table-cell>
          <table:table-cell table:number-columns-repeated="59" table:style-name="ce8"/>
          <table:table-cell table:number-columns-repeated="16320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6">
            <text:p>20-05-23</text:p>
          </table:table-cell>
          <table:table-cell office:value-type="string" table:style-name="ce6">
            <text:p><text:a xlink:href="https://tests.stockfishchess.org/tests/user/UnaiCorzo">Una</text:a></text:p>
          </table:table-cell>
          <table:table-cell office:value-type="string" table:style-name="ce6">
            <text:p><text:a xlink:href="https://tests.stockfishchess.org/tests/view/5ec953c4404591b279300886">my_branch</text:a></text:p>
          </table:table-cell>
          <table:table-cell office:value-type="string" table:style-name="ce6">
            <text:p><text:a xlink:href="https://github.com/UnaiCorzo/Stockfish/compare/383b12e...2dad017">diff</text:a></text:p>
          </table:table-cell>
          <table:table-cell office:value-type="string" table:style-name="ce8">
            <text:p>4.19</text:p>
          </table:table-cell>
          <table:table-cell table:number-columns-repeated="59" table:style-name="ce8"/>
          <table:table-cell table:number-columns-repeated="16320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date" office:date-value="2002-12-19T00:00:00" table:style-name="ce27">
            <text:p>12/19/02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e4bf5f5e868d334be516d1">abandon</text:a></text:p>
          </table:table-cell>
          <table:table-cell office:value-type="string" table:style-name="ce7">
            <text:p><text:a xlink:href="https://github.com/pb00068/Stockfish/compare/f0047ce...61e19fe">diff</text:a></text:p>
          </table:table-cell>
          <table:table-cell office:value-type="string" table:style-name="ce8">
            <text:p>4.1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1931-05-20T00:00:00" table:style-name="ce9">
            <text:p>5/20/31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d3b555f29b40b0fc95a6c4">pawnatk9</text:a></text:p>
          </table:table-cell>
          <table:table-cell office:value-type="string" table:style-name="ce6">
            <text:p><text:a xlink:href="https://github.com/xoto10/stockfish-xoto10/compare/616eb60008...c6dbdfe331">diff</text:a></text:p>
          </table:table-cell>
          <table:table-cell office:value-type="string" table:style-name="ce8">
            <text:p>4.1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4-09-19T00:00:00" table:style-name="ce27">
            <text:p>9/19/14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7cd1700ebc5902d38650b6">threatrook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4.0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a1880b35bceeb8e64a0067">Low_lazy</text:a></text:p>
          </table:table-cell>
          <table:table-cell office:value-type="string" table:style-name="ce6">
            <text:p><text:a xlink:href="https://github.com/MJZ1977/Stockfish/compare/bb5589b...1452d08">diff</text:a></text:p>
          </table:table-cell>
          <table:table-cell office:value-type="string" table:style-name="ce8">
            <text:p>4.0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3-01-20T00:00:00" table:style-name="ce27">
            <text:p>1/20/13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e1c31b3d12216a2857e63bb">Outpost3</text:a></text:p>
          </table:table-cell>
          <table:table-cell office:value-type="string" table:style-name="ce7">
            <text:p><text:a xlink:href="https://github.com/SFisGOD/Stockfish/compare/9f800a2...69b53f9">diff</text:a></text:p>
          </table:table-cell>
          <table:table-cell office:value-type="string" table:style-name="ce8">
            <text:p>4.0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5-01-20T00:00:00" table:style-name="ce27">
            <text:p>1/20/05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25672aaa74b7dfee12186">unconnected1</text:a></text:p>
          </table:table-cell>
          <table:table-cell office:value-type="string" table:style-name="ce7">
            <text:p><text:a xlink:href="https://github.com/xoto10/stockfish-xoto10/compare/44f56e0...4950a08">diff</text:a></text:p>
          </table:table-cell>
          <table:table-cell office:value-type="string" table:style-name="ce8">
            <text:p>4.0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4-01-20T00:00:00" table:style-name="ce27">
            <text:p>1/20/04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11091612ef906c8b38874a">Supporting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9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6-09-19T00:00:00" table:style-name="ce27">
            <text:p>9/19/16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7f43b40ebc590a01ac287a">initwin1</text:a></text:p>
          </table:table-cell>
          <table:table-cell office:value-type="string" table:style-name="ce7">
            <text:p><text:a xlink:href="https://github.com/xoto10/stockfish-xoto10/compare/7b06475...35ffdef">diff</text:a></text:p>
          </table:table-cell>
          <table:table-cell office:value-type="string" table:style-name="ce8">
            <text:p>3.9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1-20T00:00:00" table:style-name="ce27">
            <text:p>1/20/0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e857ae97ea42ea89da9cc">Kinfiltration1</text:a></text:p>
          </table:table-cell>
          <table:table-cell office:value-type="string" table:style-name="ce7">
            <text:p><text:a xlink:href="https://github.com/Vizvezdenec/Stockfish/compare/13f70d0...d9967cd">diff</text:a></text:p>
          </table:table-cell>
          <table:table-cell office:value-type="string" table:style-name="ce8">
            <text:p>3.9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1-12-19T00:00:00" table:style-name="ce27">
            <text:p>12/19/01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de3e85a5e868d334be51635">LazyThreshold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9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21fbf0346e35ac603b7d39">notEnoughBlockers2</text:a></text:p>
          </table:table-cell>
          <table:table-cell office:value-type="string" table:style-name="ce7">
            <text:p><text:a xlink:href="https://github.com/Vizvezdenec/Stockfish/compare/446a3c2...cbc144b">diff</text:a></text:p>
          </table:table-cell>
          <table:table-cell office:value-type="string" table:style-name="ce8">
            <text:p>3.9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9-17T00:00:00" table:style-name="ce28">
            <text:p>2019-09-17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8151f00ebc5971531d244f">ps_connected35</text:a></text:p>
          </table:table-cell>
          <table:table-cell office:value-type="string" table:style-name="ce7">
            <text:p><text:a xlink:href="https://github.com/protonspring/Stockfish/compare/a858def...5368ad2">diff</text:a></text:p>
          </table:table-cell>
          <table:table-cell office:value-type="float" office:value="3.88" table:style-name="ce8">
            <text:p>3.88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2-11-19T00:00:00" table:style-name="ce27">
            <text:p>11/19/22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d7c0ff42f722cd3149e745">TimeIncrement</text:a></text:p>
          </table:table-cell>
          <table:table-cell office:value-type="string" table:style-name="ce7">
            <text:p><text:a xlink:href="https://github.com/mstembera/Stockfish/compare/3f41913...b774b49">diff</text:a></text:p>
          </table:table-cell>
          <table:table-cell office:value-type="float" office:value="3.86" table:style-name="ce8">
            <text:p>3.8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7-12-19T00:00:00" table:style-name="ce27">
            <text:p>12/19/27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5f0b9c13ac2425c4a9d94">ThreadLocal_LEBestMoveC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8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0-07-20T00:00:00" table:style-name="ce9">
            <text:p>7/20/10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082e7559f6f03532894786">KnSiberia5c</text:a></text:p>
          </table:table-cell>
          <table:table-cell office:value-type="string" table:style-name="ce6">
            <text:p><text:a xlink:href="https://github.com/SFisGOD/Stockfish/compare/4006f2c913...211f7ebd74">diff</text:a></text:p>
          </table:table-cell>
          <table:table-cell office:value-type="string" table:style-name="ce7">
            <text:p>3.83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2">
          <table:table-cell office:value-type="date" office:date-value="2026-11-19T00:00:00" table:style-name="ce32">
            <text:p>11/19/26</text:p>
          </table:table-cell>
          <table:table-cell office:value-type="string" table:style-name="ce33">
            <text:p><text:a xlink:href="http://tests.stockfishchess.org/tests/user/xoto">xot</text:a></text:p>
          </table:table-cell>
          <table:table-cell office:value-type="string" table:style-name="ce33">
            <text:p><text:a xlink:href="http://tests.stockfishchess.org/tests/view/5ddd512d7da46dcfc84a684d">tthitavg1</text:a></text:p>
          </table:table-cell>
          <table:table-cell office:value-type="string" table:style-name="ce33">
            <text:p><text:a xlink:href="https://github.com/xoto10/stockfish-xoto10/compare/df340a8...d84c75e">diff</text:a></text:p>
          </table:table-cell>
          <table:table-cell office:value-type="string" table:style-name="ce34">
            <text:p>3.8</text:p>
          </table:table-cell>
          <table:table-cell table:number-columns-repeated="59" table:style-name="ce35"/>
          <table:table-cell table:number-columns-repeated="16320"/>
        </table:table-row>
        <table:table-row table:style-name="ro1">
          <table:table-cell office:value-type="date" office:date-value="2006-09-20T00:00:00" table:style-name="ce36">
            <text:p>9/20/06</text:p>
          </table:table-cell>
          <table:table-cell office:value-type="string" table:style-name="ce37">
            <text:p>Voy</text:p>
          </table:table-cell>
          <table:table-cell office:value-type="string" table:style-name="ce37">
            <text:p><text:a xlink:href="https://tests.stockfishchess.org/tests/view/5f5432822d02727c56b36d3b">lmrStats</text:a></text:p>
          </table:table-cell>
          <table:table-cell office:value-type="string" table:style-name="ce37">
            <text:p><text:a xlink:href="https://github.com/VoyagerOne/Stockfish/compare/d539da19d2...bd1489bd39">diff</text:a></text:p>
          </table:table-cell>
          <table:table-cell office:value-type="string" table:style-name="ce37">
            <text:p>3.79</text:p>
          </table:table-cell>
          <table:table-cell table:number-columns-repeated="59" table:style-name="ce35"/>
          <table:table-cell table:number-columns-repeated="16320"/>
        </table:table-row>
        <table:table-row table:style-name="ro2">
          <table:table-cell office:value-type="date" office:date-value="2007-10-19T00:00:00" table:style-name="ce32">
            <text:p>10/19/07</text:p>
          </table:table-cell>
          <table:table-cell office:value-type="string" table:style-name="ce33">
            <text:p><text:a xlink:href="http://tests.stockfishchess.org/tests/user/xoto">xot</text:a></text:p>
          </table:table-cell>
          <table:table-cell office:value-type="string" table:style-name="ce33">
            <text:p><text:a xlink:href="http://tests.stockfishchess.org/tests/view/5d9ac1770ebc5902b6cf6554">ala_evalwindow2</text:a></text:p>
          </table:table-cell>
          <table:table-cell office:value-type="string" table:style-name="ce33">
            <text:p>diff</text:p>
          </table:table-cell>
          <table:table-cell office:value-type="string" table:style-name="ce33">
            <text:p>3.77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string" table:style-name="ce37">
            <text:p>20-07-13</text:p>
          </table:table-cell>
          <table:table-cell office:value-type="string" table:style-name="ce37">
            <text:p><text:a xlink:href="https://tests.stockfishchess.org/tests/user/Vizvezdenec">Viz</text:a></text:p>
          </table:table-cell>
          <table:table-cell office:value-type="string" table:style-name="ce37">
            <text:p><text:a xlink:href="https://tests.stockfishchess.org/tests/view/5f0cb93059f6f03532894a77">noBadExtAtt2</text:a></text:p>
          </table:table-cell>
          <table:table-cell office:value-type="string" table:style-name="ce37">
            <text:p><text:a xlink:href="https://github.com/Vizvezdenec/Stockfish/compare/6c197c3964...1d12fe09b0">diff</text:a></text:p>
          </table:table-cell>
          <table:table-cell office:value-type="string" table:style-name="ce33">
            <text:p>3.75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string" table:style-name="ce33">
            <text:p>20-01-03</text:p>
          </table:table-cell>
          <table:table-cell office:value-type="string" table:style-name="ce33">
            <text:p><text:a xlink:href="http://tests.stockfishchess.org/tests/user/vdv">vdv</text:a></text:p>
          </table:table-cell>
          <table:table-cell office:value-type="string" table:style-name="ce33">
            <text:p><text:a xlink:href="http://tests.stockfishchess.org/tests/view/5e0f6a2db5d99ee6822b719b">bcTweak~2</text:a></text:p>
          </table:table-cell>
          <table:table-cell office:value-type="string" table:style-name="ce33">
            <text:p><text:a xlink:href="https://github.com/vondele/Stockfish/compare/13f70d0...99aeb70">diff</text:a></text:p>
          </table:table-cell>
          <table:table-cell office:value-type="string" table:style-name="ce33">
            <text:p>3.74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date" office:date-value="2002-01-20T00:00:00" table:style-name="ce27">
            <text:p>1/20/02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e7ab7e97ea42ea89da9bc">ocbPassersBlocking3</text:a></text:p>
          </table:table-cell>
          <table:table-cell office:value-type="string" table:style-name="ce7">
            <text:p><text:a xlink:href="https://github.com/Vizvezdenec/Stockfish/compare/13f70d0...70a5689">diff</text:a></text:p>
          </table:table-cell>
          <table:table-cell office:value-type="string" table:style-name="ce7">
            <text:p>3.74</text:p>
          </table:table-cell>
          <table:table-cell table:number-columns-repeated="2" table:style-name="ce2"/>
          <table:table-cell table:number-columns-repeated="2" table:style-name="ce8"/>
          <table:table-cell table:number-columns-repeated="55" table:style-name="ce2"/>
          <table:table-cell table:number-columns-repeated="16320"/>
        </table:table-row>
        <table:table-row table:style-name="ro2">
          <table:table-cell office:value-type="date" office:date-value="2013-07-20T00:00:00" table:style-name="ce36">
            <text:p>7/20/13</text:p>
          </table:table-cell>
          <table:table-cell office:value-type="string" table:style-name="ce37">
            <text:p>Viz</text:p>
          </table:table-cell>
          <table:table-cell office:value-type="string" table:style-name="ce37">
            <text:p><text:a xlink:href="https://tests.stockfishchess.org/tests/view/5f0cb93059f6f03532894a77">noBadExtAtt2</text:a></text:p>
          </table:table-cell>
          <table:table-cell office:value-type="string" table:style-name="ce37">
            <text:p><text:a xlink:href="https://github.com/Vizvezdenec/Stockfish/compare/6c197c3964...1d12fe09b0">diff</text:a></text:p>
          </table:table-cell>
          <table:table-cell office:value-type="string" table:style-name="ce37">
            <text:p>3.72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date" office:date-value="2029-01-20T00:00:00" table:style-name="ce32">
            <text:p>1/20/29</text:p>
          </table:table-cell>
          <table:table-cell office:value-type="string" table:style-name="ce33">
            <text:p><text:a xlink:href="http://tests.stockfishchess.org/tests/user/31m059">31m</text:a></text:p>
          </table:table-cell>
          <table:table-cell office:value-type="string" table:style-name="ce33">
            <text:p><text:a xlink:href="http://tests.stockfishchess.org/tests/view/5e30ffd8ec661e2e6a340ca0">tweak_nmp_pv2</text:a></text:p>
          </table:table-cell>
          <table:table-cell office:value-type="string" table:style-name="ce33">
            <text:p><text:a xlink:href="https://github.com/31m059/Stockfish/compare/a910ba7...8b91b68">diff</text:a></text:p>
          </table:table-cell>
          <table:table-cell office:value-type="string" table:style-name="ce33">
            <text:p>3.72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date" office:date-value="1931-12-19T00:00:00" table:style-name="ce32">
            <text:p>12/19/31</text:p>
          </table:table-cell>
          <table:table-cell office:value-type="string" table:style-name="ce33">
            <text:p><text:a xlink:href="http://tests.stockfishchess.org/tests/user/lantonov">lan</text:a></text:p>
          </table:table-cell>
          <table:table-cell office:value-type="string" table:style-name="ce33">
            <text:p><text:a xlink:href="http://tests.stockfishchess.org/tests/view/5e0bb8519d3fbe26f672d4fd">nullmoves</text:a></text:p>
          </table:table-cell>
          <table:table-cell office:value-type="string" table:style-name="ce33">
            <text:p><text:a xlink:href="https://github.com/lantonov/Stockfish/compare/13f70d0...1413e45">diff</text:a></text:p>
          </table:table-cell>
          <table:table-cell office:value-type="float" office:value="3.72" table:style-name="ce33">
            <text:p>3.72</text:p>
          </table:table-cell>
          <table:table-cell table:number-columns-repeated="2" table:style-name="ce35"/>
          <table:table-cell table:number-columns-repeated="2" table:style-name="ce34"/>
          <table:table-cell table:number-columns-repeated="55" table:style-name="ce35"/>
          <table:table-cell table:number-columns-repeated="16320"/>
        </table:table-row>
        <table:table-row table:style-name="ro2">
          <table:table-cell office:value-type="date" office:date-value="2021-01-20T00:00:00" table:style-name="ce27">
            <text:p>1/20/21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786a2c3b97aa0d75bc1af">lmr_cap4</text:a></text:p>
          </table:table-cell>
          <table:table-cell office:value-type="string" table:style-name="ce7">
            <text:p><text:a xlink:href="https://github.com/locutus2/Stockfish/compare/7f1b08e...74f6b42">diff</text:a></text:p>
          </table:table-cell>
          <table:table-cell office:value-type="string" table:style-name="ce7">
            <text:p>3.71</text:p>
          </table:table-cell>
          <table:table-cell table:number-columns-repeated="2" table:style-name="ce2"/>
          <table:table-cell table:number-columns-repeated="2" table:style-name="ce8"/>
          <table:table-cell table:number-columns-repeated="55" table:style-name="ce2"/>
          <table:table-cell table:number-columns-repeated="16320"/>
        </table:table-row>
        <table:table-row table:style-name="ro2">
          <table:table-cell office:value-type="date" office:date-value="1931-03-20T00:00:00" table:style-name="ce27">
            <text:p>3/20/31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82f08ae42a5c3b3ca2ee68">traprook7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68</text:p>
          </table:table-cell>
          <table:table-cell table:number-columns-repeated="2" table:style-name="ce2"/>
          <table:table-cell table:number-columns-repeated="2" table:style-name="ce8"/>
          <table:table-cell table:number-columns-repeated="55" table:style-name="ce2"/>
          <table:table-cell table:number-columns-repeated="16320"/>
        </table:table-row>
        <table:table-row table:style-name="ro2">
          <table:table-cell office:value-type="date" office:date-value="2008-10-19T00:00:00" table:style-name="ce27">
            <text:p>10/19/08</text:p>
          </table:table-cell>
          <table:table-cell office:value-type="string" table:style-name="ce7">
            <text:p><text:a xlink:href="http://tests.stockfishchess.org/tests/user/SapphireBrand">Sap</text:a></text:p>
          </table:table-cell>
          <table:table-cell office:value-type="string" table:style-name="ce7">
            <text:p><text:a xlink:href="http://tests.stockfishchess.org/tests/view/5d9ce2100ebc597ba8ecb635">EgMg-Complexity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6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5-10-19T00:00:00" table:style-name="ce27">
            <text:p>10/19/25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b2aab30ebc590812751ba2">lmr_cutNod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6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9-04-20T00:00:00" table:style-name="ce9">
            <text:p>4/20/29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9233069c5cb4e2aeb82ac">captFutilityPrHist5</text:a></text:p>
          </table:table-cell>
          <table:table-cell office:value-type="string" table:style-name="ce6">
            <text:p><text:a xlink:href="https://github.com/Vizvezdenec/Stockfish/compare/fcaea28...3752a2a">diff</text:a></text:p>
          </table:table-cell>
          <table:table-cell office:value-type="string" table:style-name="ce7">
            <text:p>3.6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9aebeb06caddbae133f15">pobfTweak1</text:a></text:p>
          </table:table-cell>
          <table:table-cell office:value-type="string" table:style-name="ce7">
            <text:p><text:a xlink:href="https://github.com/Vizvezdenec/Stockfish/compare/114ddb7...a8cbe8a">diff</text:a></text:p>
          </table:table-cell>
          <table:table-cell office:value-type="string" table:style-name="ce7">
            <text:p>3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9-12-19T00:00:00" table:style-name="ce27">
            <text:p>12/19/29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090cf89d3fbe26f672d390">ps_openfiles12</text:a></text:p>
          </table:table-cell>
          <table:table-cell office:value-type="string" table:style-name="ce7">
            <text:p><text:a xlink:href="https://github.com/protonspring/Stockfish/compare/13f70d0...a8ec672">diff</text:a></text:p>
          </table:table-cell>
          <table:table-cell office:value-type="string" table:style-name="ce7">
            <text:p>3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01-20T00:00:00" table:style-name="ce27">
            <text:p>1/20/23</text:p>
          </table:table-cell>
          <table:table-cell office:value-type="string" table:style-name="ce7">
            <text:p><text:a xlink:href="http://tests.stockfishchess.org/tests/user/Lolligerhans">Lol</text:a></text:p>
          </table:table-cell>
          <table:table-cell office:value-type="string" table:style-name="ce7">
            <text:p><text:a xlink:href="http://tests.stockfishchess.org/tests/view/5e29e63d34cb414d418a9aec">freestrict</text:a></text:p>
          </table:table-cell>
          <table:table-cell office:value-type="string" table:style-name="ce7">
            <text:p><text:a xlink:href="https://github.com/Lolligerhans/Stockfish/compare/01b6088...cf03367">diff</text:a></text:p>
          </table:table-cell>
          <table:table-cell office:value-type="string" table:style-name="ce7">
            <text:p>3.5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12-19T00:00:00" table:style-name="ce27">
            <text:p>12/19/27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e05ed58c13ac2425c4a9d8e">reductions_tabl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5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16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e9451f563bc7aa755ffc74">value_draw6</text:a></text:p>
          </table:table-cell>
          <table:table-cell office:value-type="string" table:style-name="ce6">
            <text:p><text:a xlink:href="https://github.com/snicolet/Stockfish/compare/995ee4b311...a96006676e">diff</text:a></text:p>
          </table:table-cell>
          <table:table-cell office:value-type="string" table:style-name="ce7">
            <text:p>3.5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1930-01-20T00:00:00" table:style-name="ce27">
            <text:p>1/20/30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330bdcec661e2e6a34254c">764b9adda6cf59719b5c9c8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5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59865ca6c451633a9a01d">conn1</text:a></text:p>
          </table:table-cell>
          <table:table-cell office:value-type="string" table:style-name="ce6">
            <text:p><text:a xlink:href="https://github.com/xoto10/stockfish-xoto10/compare/42b7dbcb5e...fbe40441fd">diff</text:a></text:p>
          </table:table-cell>
          <table:table-cell office:value-type="string" table:style-name="ce7">
            <text:p>3.5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07596ab2d69d58394fdc6">dynCmplKS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5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b072854f9fb1153ca2a445">sg_doubled3</text:a></text:p>
          </table:table-cell>
          <table:table-cell office:value-type="string" table:style-name="ce6">
            <text:p><text:a xlink:href="https://github.com/xoto10/stockfish-xoto10/compare/c527c3a...1fed740">diff</text:a></text:p>
          </table:table-cell>
          <table:table-cell office:value-type="string" table:style-name="ce7">
            <text:p>3.5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02-20T00:00:00" table:style-name="ce27">
            <text:p>2/20/27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581ec284a82b4acd414a2e">traprook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5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5-01-20T00:00:00" table:style-name="ce27">
            <text:p>1/20/15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f7c4e72790daaa907ce24">timeeval1</text:a></text:p>
          </table:table-cell>
          <table:table-cell office:value-type="string" table:style-name="ce7">
            <text:p><text:a xlink:href="https://github.com/xoto10/stockfish-xoto10/compare/baf184e...35d1f30">diff</text:a></text:p>
          </table:table-cell>
          <table:table-cell office:value-type="string" table:style-name="ce7">
            <text:p>3.5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8-01-20T00:00:00" table:style-name="ce27">
            <text:p>1/20/18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233babc3b97aa0d75bbe65">ps_pawnchains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5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1-20T00:00:00" table:style-name="ce27">
            <text:p>1/20/03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0e8c69e97ea42ea89da9d0">Supporting</text:a></text:p>
          </table:table-cell>
          <table:table-cell office:value-type="string" table:style-name="ce7">
            <text:p><text:a xlink:href="https://github.com/mstembera/Stockfish/compare/13f70d0...c3a0a07">diff</text:a></text:p>
          </table:table-cell>
          <table:table-cell office:value-type="string" table:style-name="ce7">
            <text:p>3.5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6-11-19T00:00:00" table:style-name="ce27">
            <text:p>11/19/26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c6c0a5a23bc8a40833172">kfdKDtw4</text:a></text:p>
          </table:table-cell>
          <table:table-cell office:value-type="string" table:style-name="ce7">
            <text:p><text:a xlink:href="https://github.com/Vizvezdenec/Stockfish/compare/40611c0...1121a44">diff</text:a></text:p>
          </table:table-cell>
          <table:table-cell office:value-type="string" table:style-name="ce7">
            <text:p>3.5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2fff38ab2d69d58394fd55">updStats_tt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8-11-19T00:00:00" table:style-name="ce27">
            <text:p>11/19/18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2b60352f6aceed28086a9">thresholdTweak</text:a></text:p>
          </table:table-cell>
          <table:table-cell office:value-type="string" table:style-name="ce7">
            <text:p><text:a xlink:href="https://github.com/vondele/Stockfish/compare/fe12489...30e46f0">diff</text:a></text:p>
          </table:table-cell>
          <table:table-cell office:value-type="string" table:style-name="ce7">
            <text:p>3.4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97342563bc7aa75600301">evRedTw2</text:a></text:p>
          </table:table-cell>
          <table:table-cell office:value-type="string" table:style-name="ce6">
            <text:p><text:a xlink:href="https://github.com/Vizvezdenec/Stockfish/compare/995ee4b311...e6b5fff688">diff</text:a></text:p>
          </table:table-cell>
          <table:table-cell office:value-type="string" table:style-name="ce7">
            <text:p>3.4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2-01-20T00:00:00" table:style-name="ce27">
            <text:p>1/20/22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89a9ac3b97aa0d75bc29a">TL_LE_BMC_LT13_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1930-09-19T00:00:00" table:style-name="ce27">
            <text:p>9/19/30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9288a50ebc594fb88ec44b">BB_NN~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5-05T00:00:00" table:style-name="ce27">
            <text:p>5/5/19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<text:a xlink:href="http://tests.stockfishchess.org/tests/view/5ccf04310ebc5925cf041ab0">capture_lmr</text:a></text:p>
          </table:table-cell>
          <table:table-cell office:value-type="string" table:style-name="ce7">
            <text:p><text:a xlink:href="https://github.com/locutus2/Stockfish/compare/aba906b...8e54ddc">https://github.com/locutus2/Stockfish/compare/aba906b...8e54ddc</text:a></text:p>
          </table:table-cell>
          <table:table-cell office:value-type="string" table:style-name="ce7">
            <text:p>3.46</text:p>
          </table:table-cell>
          <table:table-cell table:style-name="ce8"/>
          <table:table-cell table:number-columns-spanned="1" table:number-rows-spanned="2" table:style-name="ce50"/>
          <table:table-cell table:number-columns-repeated="57" table:style-name="ce8"/>
          <table:table-cell table:number-columns-repeated="16320"/>
        </table:table-row>
        <table:table-row table:style-name="ro2">
          <table:table-cell table:style-name="ce27"/>
          <table:table-cell table:style-name="ce7"/>
          <table:table-cell office:value-type="string" table:style-name="ce7">
            <text:p><text:a xlink:href="http://tests.stockfishchess.org/tests/view/5ccf04310ebc5925cf041ab0">capture_lmr bis (without cutnode)</text:a></text:p>
          </table:table-cell>
          <table:table-cell table:number-columns-repeated="2" table:style-name="ce7"/>
          <table:table-cell table:style-name="ce8"/>
          <table:covered-table-cell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1-11-19T00:00:00" table:style-name="ce27">
            <text:p>11/19/11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c99d6c0ebc5902ea5812b9">queen_xray_attacks</text:a></text:p>
          </table:table-cell>
          <table:table-cell office:value-type="string" table:style-name="ce7">
            <text:p><text:a xlink:href="https://github.com/locutus2/Stockfish/compare/9f312c8...a9eec00">diff</text:a></text:p>
          </table:table-cell>
          <table:table-cell office:value-type="string" table:style-name="ce7">
            <text:p>3.4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8c11169c5cb4e2aeb8289">captFutilityPrHist3</text:a></text:p>
          </table:table-cell>
          <table:table-cell office:value-type="string" table:style-name="ce6">
            <text:p><text:a xlink:href="https://github.com/Vizvezdenec/Stockfish/compare/fcaea28...a91b1a0">diff</text:a></text:p>
          </table:table-cell>
          <table:table-cell office:value-type="string" table:style-name="ce7">
            <text:p>3.4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a6af9563bc7aa7560063d">captHistPstatic1</text:a></text:p>
          </table:table-cell>
          <table:table-cell office:value-type="string" table:style-name="ce6">
            <text:p><text:a xlink:href="https://github.com/Vizvezdenec/Stockfish/compare/bc3c215490...7d184225e7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02-20T00:00:00" table:style-name="ce27">
            <text:p>2/20/2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51d8c290a0a02810d097fa">lowPHexp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4-03-20T00:00:00" table:style-name="ce27">
            <text:p>3/20/0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5f5102e42a5c3b3ca2e104">QvsNoQSFsn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02-20T00:00:00" table:style-name="ce38">
            <text:p>20/2/23</text:p>
          </table:table-cell>
          <table:table-cell office:value-type="string" table:style-name="ce39">
            <text:p><text:a xlink:href="http://tests.stockfishchess.org/tests/user/Vizvezdenec">Viz</text:a></text:p>
          </table:table-cell>
          <table:table-cell office:value-type="string" table:style-name="ce39">
            <text:p><text:a xlink:href="http://tests.stockfishchess.org/tests/view/5e51d8c290a0a02810d097fa">lowPHexp1</text:a></text:p>
          </table:table-cell>
          <table:table-cell office:value-type="string" table:style-name="ce39">
            <text:p><text:a xlink:href="https://github.com/Vizvezdenec/Stockfish/compare/b8c00ef...209179d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17a6fc27dab692fcf9a0b9">NullMinRD5</text:a></text:p>
          </table:table-cell>
          <table:table-cell office:value-type="string" table:style-name="ce7">
            <text:p><text:a xlink:href="https://github.com/Chess13234/Stockfish/compare/384bff4...394924b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8-01-20T00:00:00" table:style-name="ce27">
            <text:p>1/20/08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60cfe61fe5f83a67dd956">research2</text:a></text:p>
          </table:table-cell>
          <table:table-cell office:value-type="string" table:style-name="ce7">
            <text:p><text:a xlink:href="https://github.com/xoto10/stockfish-xoto10/compare/44f79bd...8cef22b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2-12-19T00:00:00" table:style-name="ce27">
            <text:p>12/19/12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f2a9156932658fe9b450e7">bishops</text:a></text:p>
          </table:table-cell>
          <table:table-cell office:value-type="string" table:style-name="ce7">
            <text:p><text:a xlink:href="https://github.com/snicolet/Stockfish/compare/b648247...5d4073c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9-11-19T00:00:00" table:style-name="ce27">
            <text:p>11/19/0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62b570ebc5902562bcb4a">strongSliders3</text:a></text:p>
          </table:table-cell>
          <table:table-cell office:value-type="string" table:style-name="ce7">
            <text:p><text:a xlink:href="https://github.com/Vizvezdenec/Stockfish/compare/9f312c8...55b0fb5">diff</text:a>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4-03-20T00:00:00" table:style-name="ce27">
            <text:p>3/20/0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5f5102e42a5c3b3ca2e104">QvsNoQSFsn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4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2-12-19T00:00:00" table:style-name="ce27">
            <text:p>12/19/12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f2a9156932658fe9b450e7">bishops</text:a></text:p>
          </table:table-cell>
          <table:table-cell office:value-type="string" table:style-name="ce7">
            <text:p><text:a xlink:href="https://github.com/snicolet/Stockfish/compare/b648247...5d4073c">diff</text:a></text:p>
          </table:table-cell>
          <table:table-cell office:value-type="string" table:style-name="ce7">
            <text:p>3.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0-07-20T00:00:00" table:style-name="ce9">
            <text:p>7/20/10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0838ed59f6f035328947a2">KnSiberia5e</text:a></text:p>
          </table:table-cell>
          <table:table-cell office:value-type="string" table:style-name="ce6">
            <text:p><text:a xlink:href="https://github.com/SFisGOD/Stockfish/compare/4006f2c913...90e364893f">diff</text:a></text:p>
          </table:table-cell>
          <table:table-cell office:value-type="string" table:style-name="ce6">
            <text:p>3.3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2-01-20T00:00:00" table:style-name="ce27">
            <text:p>1/20/2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8995fc3b97aa0d75bc294">history_updat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3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3-08-19T00:00:00" table:style-name="ce27">
            <text:p>8/19/23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5f92560ebc5939d09f0955">psq_npm3</text:a></text:p>
          </table:table-cell>
          <table:table-cell office:value-type="string" table:style-name="ce2">
            <text:p><text:a xlink:href="https://github.com/MJZ1977/Stockfish/compare/10d2ebc...ed5ba10">https://github.com/MJZ1977/Stockfish/compare/10d2ebc...ed5ba10</text:a></text:p>
          </table:table-cell>
          <table:table-cell office:value-type="string" table:style-name="ce2">
            <text:p>3.37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20-04-20T00:00:00" table:style-name="ce9">
            <text:p>4/20/20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9d5130caaff5d60a50a85e">seeCaptLmrdepth4</text:a></text:p>
          </table:table-cell>
          <table:table-cell office:value-type="string" table:style-name="ce6">
            <text:p><text:a xlink:href="https://github.com/Vizvezdenec/Stockfish/compare/221893b...6bc7b65">diff</text:a></text:p>
          </table:table-cell>
          <table:table-cell office:value-type="string" table:style-name="ce2">
            <text:p>3.3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2-20T00:00:00" table:style-name="ce27">
            <text:p>2/20/11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e426ca6e70d848499f63c93">ttAverage-alphaReductio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3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0-19T00:00:00" table:style-name="ce27">
            <text:p>10/19/2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884180ebc5902d1f38a7f">prCaptMcLMR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 .3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6-03-20T00:00:00" table:style-name="ce27">
            <text:p>3/20/26</text:p>
          </table:table-cell>
          <table:table-cell office:value-type="string" table:style-name="ce7">
            <text:p><text:a xlink:href="https://tests.stockfishchess.org/tests/user/lantonov">lan</text:a></text:p>
          </table:table-cell>
          <table:table-cell office:value-type="string" table:style-name="ce7">
            <text:p><text:a xlink:href="https://tests.stockfishchess.org/tests/view/5e7c8be7e42a5c3b3ca2eb75">hreduc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3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6-08-19T00:00:00" table:style-name="ce27">
            <text:p>8/19/26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642b040ebc5939d09f4bd9">Check_Index-TC2</text:a></text:p>
          </table:table-cell>
          <table:table-cell office:value-type="string" table:style-name="ce8">
            <text:p><text:a xlink:href="https://github.com/MJZ1977/Stockfish/compare/8fec883...96bc509">https://github.com/MJZ1977/Stockfish/compare/8fec883...96bc509</text:a></text:p>
          </table:table-cell>
          <table:table-cell office:value-type="string" table:style-name="ce8">
            <text:p>3.3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7-17</text:p>
          </table:table-cell>
          <table:table-cell office:value-type="string" table:style-name="ce6">
            <text:p><text:a xlink:href="https://tests.stockfishchess.org/tests/user/SFisGOD">SFi</text:a></text:p>
          </table:table-cell>
          <table:table-cell office:value-type="string" table:style-name="ce6">
            <text:p><text:a xlink:href="https://tests.stockfishchess.org/tests/view/5f1150ee0640035f9d29799d">KnightFR1a</text:a></text:p>
          </table:table-cell>
          <table:table-cell office:value-type="string" table:style-name="ce6">
            <text:p><text:a xlink:href="https://github.com/SFisGOD/Stockfish/compare/6c197c3964...cdc80e3a4f">diff</text:a></text:p>
          </table:table-cell>
          <table:table-cell office:value-type="string" table:style-name="ce8">
            <text:p>3.3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2-20T00:00:00" table:style-name="ce27">
            <text:p>2/20/03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8ee4e70d848499f63920">probcut_pv</text:a></text:p>
          </table:table-cell>
          <table:table-cell office:value-type="string" table:style-name="ce7">
            <text:p><text:a xlink:href="https://github.com/31m059/Stockfish/compare/0f37da0...eda1207">diff</text:a></text:p>
          </table:table-cell>
          <table:table-cell office:value-type="string" table:style-name="ce8">
            <text:p>3.3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2-20T00:00:00" table:style-name="ce27">
            <text:p>2/20/03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384070e70d848499f63903">ps_passedrank8</text:a></text:p>
          </table:table-cell>
          <table:table-cell office:value-type="string" table:style-name="ce7">
            <text:p><text:a xlink:href="https://github.com/protonspring/Stockfish/compare/0f37da0...57d4ef8">diff</text:a></text:p>
          </table:table-cell>
          <table:table-cell office:value-type="string" table:style-name="ce8">
            <text:p>3.3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21</text:p>
          </table:table-cell>
          <table:table-cell office:value-type="string" table:style-name="ce6">
            <text:p><text:a xlink:href="https://tests.stockfishchess.org/tests/user/vdv">vdv</text:a></text:p>
          </table:table-cell>
          <table:table-cell office:value-type="string" table:style-name="ce6">
            <text:p><text:a xlink:href="https://tests.stockfishchess.org/tests/view/5eefbf105e7981876ff8abea">underPromo^</text:a></text:p>
          </table:table-cell>
          <table:table-cell office:value-type="string" table:style-name="ce6">
            <text:p><text:a xlink:href="https://github.com/vondele/Stockfish/compare/8a3f155b1c...3423873260">diff</text:a></text:p>
          </table:table-cell>
          <table:table-cell office:value-type="string" table:style-name="ce8">
            <text:p>3.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02-20T00:00:00" table:style-name="ce38">
            <text:p>20/2/20</text:p>
          </table:table-cell>
          <table:table-cell office:value-type="string" table:style-name="ce39">
            <text:p><text:a xlink:href="http://tests.stockfishchess.org/tests/user/protonspring">pro</text:a></text:p>
          </table:table-cell>
          <table:table-cell office:value-type="string" table:style-name="ce39">
            <text:p><text:a xlink:href="http://tests.stockfishchess.org/tests/view/5e4eca3c90a0a02810d09742">ps_endings3</text:a></text:p>
          </table:table-cell>
          <table:table-cell office:value-type="string" table:style-name="ce39">
            <text:p><text:a xlink:href="https://github.com/protonspring/Stockfish/compare/ab930f8...4e6327e">diff</text:a></text:p>
          </table:table-cell>
          <table:table-cell office:value-type="string" table:style-name="ce8">
            <text:p>3.2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10-19T00:00:00" table:style-name="ce27">
            <text:p>10/19/17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a803ed0ebc597ba8ed9b67">retunePpsqt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09-19T00:00:00" table:style-name="ce27">
            <text:p>9/19/27</text:p>
          </table:table-cell>
          <table:table-cell table:style-name="ce7"/>
          <table:table-cell office:value-type="string" table:style-name="ce7">
            <text:p><text:a xlink:href="http://tests.stockfishchess.org/tests/view/5d8d99cd0ebc590f3beb1899">reorder_extension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8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0-07-20T00:00:00" table:style-name="ce9">
            <text:p>7/20/10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0835b959f6f03532894796">KnSiberia5d</text:a></text:p>
          </table:table-cell>
          <table:table-cell office:value-type="string" table:style-name="ce6">
            <text:p><text:a xlink:href="https://github.com/SFisGOD/Stockfish/compare/4006f2c913...6308f1cfa5">diff</text:a></text:p>
          </table:table-cell>
          <table:table-cell office:value-type="string" table:style-name="ce7">
            <text:p>3.26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6-01-20T00:00:00" table:style-name="ce27">
            <text:p>1/20/16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0ea06346e35ac603b7caf">lmr_cap3^</text:a></text:p>
          </table:table-cell>
          <table:table-cell office:value-type="string" table:style-name="ce7">
            <text:p><text:a xlink:href="https://github.com/locutus2/Stockfish/compare/446a3c2...17c1c2f">diff</text:a></text:p>
          </table:table-cell>
          <table:table-cell office:value-type="string" table:style-name="ce7">
            <text:p>3.2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6-16</text:p>
          </table:table-cell>
          <table:table-cell office:value-type="string" table:style-name="ce6">
            <text:p><text:a xlink:href="https://tests.stockfishchess.org/tests/user/Lolligerhans">Lol</text:a></text:p>
          </table:table-cell>
          <table:table-cell office:value-type="string" table:style-name="ce6">
            <text:p><text:a xlink:href="https://tests.stockfishchess.org/tests/view/5ee8db6f563bc7aa755ffbca">connect-bishpawns</text:a></text:p>
          </table:table-cell>
          <table:table-cell office:value-type="string" table:style-name="ce6">
            <text:p><text:a xlink:href="https://github.com/Lolligerhans/Stockfish/compare/995ee4b311...1f4081dbd9">diff</text:a></text:p>
          </table:table-cell>
          <table:table-cell office:value-type="string" table:style-name="ce7">
            <text:p>3.2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07e0299d3fbe26f672d336">PasserSpan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1931-01-20T00:00:00" table:style-name="ce27">
            <text:p>1/20/31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34211f57e1ecae66ec2ab6">killer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2-04-20T00:00:00" table:style-name="ce9">
            <text:p>4/20/2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9fec206c9315ea7547beb9">cmhpCheck1</text:a></text:p>
          </table:table-cell>
          <table:table-cell office:value-type="string" table:style-name="ce6">
            <text:p><text:a xlink:href="https://github.com/Vizvezdenec/Stockfish/compare/bb5589b...dc14131">diff</text:a></text:p>
          </table:table-cell>
          <table:table-cell office:value-type="string" table:style-name="ce7">
            <text:p>3.2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3-20T00:00:00" table:style-name="ce27">
            <text:p>3/20/19</text:p>
          </table:table-cell>
          <table:table-cell office:value-type="string" table:style-name="ce7">
            <text:p><text:a xlink:href="https://tests.stockfishchess.org/tests/user/MJZ1977">MJZ</text:a></text:p>
          </table:table-cell>
          <table:table-cell office:value-type="string" table:style-name="ce7">
            <text:p><text:a xlink:href="https://tests.stockfishchess.org/tests/view/5e736488e42a5c3b3ca2e789">SpUp_oppositBisho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11-19T00:00:00" table:style-name="ce27">
            <text:p>11/19/19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3c8a104b24da3ec1c6048">progressScan^^</text:a></text:p>
          </table:table-cell>
          <table:table-cell office:value-type="string" table:style-name="ce7">
            <text:p><text:a xlink:href="https://github.com/vondele/Stockfish/compare/fe12489...c3d366e">diff</text:a></text:p>
          </table:table-cell>
          <table:table-cell office:value-type="string" table:style-name="ce7">
            <text:p>3.2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11-19T00:00:00" table:style-name="ce27">
            <text:p>11/19/2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4d376f531e81cf278eaa8">outflankingTweaks3</text:a></text:p>
          </table:table-cell>
          <table:table-cell office:value-type="string" table:style-name="ce7">
            <text:p><text:a xlink:href="https://github.com/Vizvezdenec/Stockfish/compare/e0f42aa...6e3a3e3">diff</text:a></text:p>
          </table:table-cell>
          <table:table-cell office:value-type="string" table:style-name="ce7">
            <text:p>3.2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11-19T00:00:00" table:style-name="ce27">
            <text:p>11/19/2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52265f531e81cf278eace">explRateLMR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4-11-19T00:00:00" table:style-name="ce27">
            <text:p>11/19/04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0866a0ebc5904493afd54">timect2^</text:a></text:p>
          </table:table-cell>
          <table:table-cell office:value-type="string" table:style-name="ce7">
            <text:p><text:a xlink:href="https://github.com/vondele/Stockfish/compare/474d133...abd3055">diff</text:a></text:p>
          </table:table-cell>
          <table:table-cell office:value-type="string" table:style-name="ce7">
            <text:p>3.2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0d0a4587585b1706b68352">QSC</text:a></text:p>
          </table:table-cell>
          <table:table-cell office:value-type="string" table:style-name="ce7">
            <text:p><text:a xlink:href="https://github.com/vondele/Stockfish/compare/13f70d0...bb4a3ea">diff</text:a></text:p>
          </table:table-cell>
          <table:table-cell office:value-type="string" table:style-name="ce7">
            <text:p>3.1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5-05-20T00:00:00" table:style-name="ce9">
            <text:p>5/20/05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b0ccdd4f9fb1153ca2a53b">mpb12</text:a></text:p>
          </table:table-cell>
          <table:table-cell office:value-type="string" table:style-name="ce6">
            <text:p><text:a xlink:href="https://github.com/linrock/Stockfish/compare/c527c3a...a55c3dc">diff</text:a></text:p>
          </table:table-cell>
          <table:table-cell office:value-type="string" table:style-name="ce7">
            <text:p>3.1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1-11-19T00:00:00" table:style-name="ce27">
            <text:p>11/19/0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tuned_Rook</text:p>
          </table:table-cell>
          <table:table-cell office:value-type="string" table:style-name="ce7">
            <text:p><text:a xlink:href="https://github.com/SFisGOD/Stockfish/compare/e8fca71...e3096cc">diff</text:a></text:p>
          </table:table-cell>
          <table:table-cell office:value-type="string" table:style-name="ce7">
            <text:p>3.17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9-12-31T00:00:00" table:style-name="ce28">
            <text:p>2019-12-3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b2c1f9d3fbe26f672d4b9">prevQpenalty2</text:a></text:p>
          </table:table-cell>
          <table:table-cell office:value-type="string" table:style-name="ce7">
            <text:p><text:a xlink:href="https://github.com/Vizvezdenec/Stockfish/compare/13f70d0...1beb6e9">diff</text:a></text:p>
          </table:table-cell>
          <table:table-cell office:value-type="float" office:value="3.16" table:style-name="ce7">
            <text:p>3.1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0-12-19T00:00:00" table:style-name="ce27">
            <text:p>12/19/10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f14283cff9a249bb9e495">rank23p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16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1931-08-20T00:00:00" table:style-name="ce9">
            <text:p>8/20/31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4c4094ba100690c5cc5d08">probMc5</text:a></text:p>
          </table:table-cell>
          <table:table-cell office:value-type="string" table:style-name="ce6">
            <text:p><text:a xlink:href="https://github.com/Vizvezdenec/Stockfish/compare/e0bafa1911...287a8263a4">diff</text:a></text:p>
          </table:table-cell>
          <table:table-cell office:value-type="string" table:style-name="ce7">
            <text:p>3.15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string" table:style-name="ce40">
            <text:p>ppNoDoubled1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801f56e42a5c3b3ca2ed05">auwPP1</text:a></text:p>
          </table:table-cell>
          <table:table-cell office:value-type="string" table:style-name="ce7">
            <text:p><text:a xlink:href="https://github.com/Vizvezdenec/Stockfish/compare/58746d9...ac73b27">diff</text:a></text:p>
          </table:table-cell>
          <table:table-cell office:value-type="string" table:style-name="ce7">
            <text:p>3.15</text:p>
          </table:table-cell>
          <table:table-cell table:style-name="ce8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9826a2cc590e03c3c2f52">research3b</text:a></text:p>
          </table:table-cell>
          <table:table-cell office:value-type="string" table:style-name="ce7">
            <text:p><text:a xlink:href="https://github.com/xoto10/stockfish-xoto10/compare/114ddb7...8396359">diff</text:a></text:p>
          </table:table-cell>
          <table:table-cell office:value-type="string" table:style-name="ce7">
            <text:p>3.1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5-11-19T00:00:00" table:style-name="ce27">
            <text:p>11/19/2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b4ac4e75c0005326d215e">kfdQuadRetry5</text:a></text:p>
          </table:table-cell>
          <table:table-cell office:value-type="string" table:style-name="ce7">
            <text:p><text:a xlink:href="https://github.com/Vizvezdenec/Stockfish/compare/87ed9fa...6ea6903">diff</text:a></text:p>
          </table:table-cell>
          <table:table-cell office:value-type="string" table:style-name="ce7">
            <text:p>3.1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7">
            <text:p>19-11-0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bf0bc0ebc5925b64ee8ff">tuned_QueenPSQT</text:a></text:p>
          </table:table-cell>
          <table:table-cell office:value-type="string" table:style-name="ce7">
            <text:p><text:a xlink:href="https://github.com/SFisGOD/Stockfish/compare/e8fca71...e3096cc">diff</text:a></text:p>
          </table:table-cell>
          <table:table-cell office:value-type="string" table:style-name="ce7">
            <text:p>3.1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a6661ab2d69d58394f91d">Ply1_SkipPruning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3-20T00:00:00" table:style-name="ce27">
            <text:p>3/20/03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e5e5421e42a5c3b3ca2e0a3">rootLmrT</text:a></text:p>
          </table:table-cell>
          <table:table-cell office:value-type="string" table:style-name="ce7">
            <text:p><text:a xlink:href="https://github.com/miguel-l/Stockfish/compare/c6839a2...1d82856">diff</text:a></text:p>
          </table:table-cell>
          <table:table-cell office:value-type="string" table:style-name="ce7">
            <text:p>3.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8-02-20T00:00:00" table:style-name="ce27">
            <text:p>2/20/08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e607fe70d848499f63b74">futilityChild_ttPv</text:a></text:p>
          </table:table-cell>
          <table:table-cell office:value-type="string" table:style-name="ce7">
            <text:p><text:a xlink:href="https://github.com/31m059/Stockfish/compare/0c878ad...85a71b1">diff</text:a></text:p>
          </table:table-cell>
          <table:table-cell office:value-type="string" table:style-name="ce7">
            <text:p>3.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5-04-20T00:00:00" table:style-name="ce9">
            <text:p>4/20/25</text:p>
          </table:table-cell>
          <table:table-cell office:value-type="string" table:style-name="ce6">
            <text:p>Roc</text:p>
          </table:table-cell>
          <table:table-cell office:value-type="string" table:style-name="ce6">
            <text:p><text:a xlink:href="https://tests.stockfishchess.org/tests/view/5ea3947913fcd4bb2f00a0af">QTradeOption</text:a></text:p>
          </table:table-cell>
          <table:table-cell office:value-type="string" table:style-name="ce6">
            <text:p><text:a xlink:href="https://github.com/Rocky640/Stockfish/compare/bb5589b...29817dd">diff</text:a></text:p>
          </table:table-cell>
          <table:table-cell office:value-type="string" table:style-name="ce7">
            <text:p>3.0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3-02-20T00:00:00" table:style-name="ce27">
            <text:p>2/20/03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37ff52e70d848499f638eb">LE_WeakQueenIntersect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0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307decab2d69d58394fdd7">ps_kingbloc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0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5-05-20T00:00:00" table:style-name="ce9">
            <text:p>5/20/05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b1e2dd2326444a3b6d33f9">bishpawns2</text:a></text:p>
          </table:table-cell>
          <table:table-cell office:value-type="string" table:style-name="ce6">
            <text:p><text:a xlink:href="https://github.com/xoto10/stockfish-xoto10/compare/c527c3a...bf6e049">diff</text:a></text:p>
          </table:table-cell>
          <table:table-cell office:value-type="string" table:style-name="ce6">
            <text:p>3.0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6-04-20T00:00:00" table:style-name="ce9">
            <text:p>4/20/26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4f22cb908f6dd28f34c12">combo2Ys1</text:a></text:p>
          </table:table-cell>
          <table:table-cell office:value-type="string" table:style-name="ce6">
            <text:p><text:a xlink:href="https://github.com/linrock/Stockfish/compare/bb5589b...1d7fd9f">diff</text:a></text:p>
          </table:table-cell>
          <table:table-cell office:value-type="string" table:style-name="ce6">
            <text:p>3.0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6">
            <text:p>20-07-16</text:p>
          </table:table-cell>
          <table:table-cell office:value-type="string" table:style-name="ce6">
            <text:p><text:a xlink:href="https://tests.stockfishchess.org/tests/user/silversolver1">sil</text:a></text:p>
          </table:table-cell>
          <table:table-cell office:value-type="string" table:style-name="ce6">
            <text:p><text:a xlink:href="https://tests.stockfishchess.org/tests/view/5f0fef560640035f9d2978cf">castling_ext_test_1</text:a></text:p>
          </table:table-cell>
          <table:table-cell office:value-type="string" table:style-name="ce6">
            <text:p><text:a xlink:href="https://github.com/silversolver1/Stockfish/compare/6c197c3964...8515e46f72">diff</text:a></text:p>
          </table:table-cell>
          <table:table-cell office:value-type="string" table:style-name="ce6">
            <text:p>3.0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7-12T00:00:00" table:style-name="ce27">
            <text:p>7/12/19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lmr_update2</text:p>
          </table:table-cell>
          <table:table-cell office:value-type="string" table:style-name="ce7">
            <text:p><text:a xlink:href="https://github.com/locutus2/Stockfish/compare/4ae5a7b...1b406fb">https://github.com/locutus2/Stockfish/compare/4ae5a7b...1b406fb</text:a></text:p>
          </table:table-cell>
          <table:table-cell office:value-type="string" table:style-name="ce7">
            <text:p>3.0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9-19T00:00:00" table:style-name="ce27">
            <text:p>9/19/2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8a55e50ebc595091806e2c">french5</text:a></text:p>
          </table:table-cell>
          <table:table-cell office:value-type="string" table:style-name="ce7">
            <text:p><text:a xlink:href="https://github.com/snicolet/Stockfish/compare/667d24f...13b1f61">diff</text:a></text:p>
          </table:table-cell>
          <table:table-cell office:value-type="string" table:style-name="ce8">
            <text:p>3.05</text:p>
          </table:table-cell>
          <table:table-cell table:number-columns-repeated="59" table:style-name="ce8"/>
          <table:table-cell table:number-columns-repeated="16320"/>
        </table:table-row>
        <table:table-row table:style-name="ro7">
          <table:table-cell table:style-name="ce41"/>
          <table:table-cell table:style-name="ce1"/>
          <table:table-cell office:value-type="string" table:style-name="ce6">
            <text:p><text:a xlink:href="https://tests.stockfishchess.org/html/live_elo.html?5ead6d3b6ffeed51f6e325b0">20-05-02Viz</text:a></text:p>
          </table:table-cell>
          <table:table-cell office:value-type="string" table:style-name="ce6">
            <text:p><text:a xlink:href="https://tests.stockfishchess.org/tests/view/5ead6d3b6ffeed51f6e325b0">ocbSFneww3</text:a></text:p>
          </table:table-cell>
          <table:table-cell office:value-type="string" table:style-name="ce6">
            <text:p><text:a xlink:href="https://github.com/Vizvezdenec/Stockfish/compare/353e206...f608a22">diff</text:a></text:p>
          </table:table-cell>
          <table:table-cell office:value-type="string" table:style-name="ce6">
            <text:p><text:a xlink:href="https://tests.stockfishchess.org/html/live_elo.html?5ead6d3b6ffeed51f6e325b0">https://tests.stockfishchess.org/html/live_elo.html?5ead6d3b6ffeed51f6e325b0</text:a>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d2c6f87585b1706b6835b">kawTuning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0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9-19T00:00:00" table:style-name="ce27">
            <text:p>9/19/2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89c2f70ebc595091802358">french4</text:a></text:p>
          </table:table-cell>
          <table:table-cell office:value-type="string" table:style-name="ce7">
            <text:p><text:a xlink:href="https://github.com/snicolet/Stockfish/compare/defa1cc...5f6d915">diff</text:a></text:p>
          </table:table-cell>
          <table:table-cell office:value-type="string" table:style-name="ce7">
            <text:p>3.0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0-01-20T00:00:00" table:style-name="ce27">
            <text:p>1/20/1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7d79727dab692fcf9a0f9">strongKFA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3.0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6-11-19T00:00:00" table:style-name="ce27">
            <text:p>11/19/26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ddd136f5a23bc8a408331a7">EarlyCounter</text:a></text:p>
          </table:table-cell>
          <table:table-cell office:value-type="string" table:style-name="ce7">
            <text:p><text:a xlink:href="https://github.com/Chess13234/Stockfish/compare/df340a8...19761f5">diff</text:a></text:p>
          </table:table-cell>
          <table:table-cell office:value-type="string" table:style-name="ce7">
            <text:p>3.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<text:a xlink:href="https://tests.stockfishchess.org/tests/view/5eebedfdabad5865ae9c799a">ps_mkpd22</text:a></text:p>
          </table:table-cell>
          <table:table-cell office:value-type="string" table:style-name="ce6">
            <text:p><text:a xlink:href="https://github.com/protonspring/Stockfish/compare/bc3c215490...daa800a7da">diff</text:a></text:p>
          </table:table-cell>
          <table:table-cell office:value-type="float" office:value="3" table:style-name="ce6">
            <text:p>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6-03-20T00:00:00" table:style-name="ce27">
            <text:p>3/20/26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ce8c9e42a5c3b3ca2ebb6">ttpvNodeLMR4</text:a></text:p>
          </table:table-cell>
          <table:table-cell office:value-type="string" table:style-name="ce7">
            <text:p><text:a xlink:href="https://github.com/Vizvezdenec/Stockfish/compare/58746d9...de3c6f0">diff</text:a>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1930-01-20T00:00:00" table:style-name="ce27">
            <text:p>1/20/30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330c33ec661e2e6a342555">d00b2ec6bdd63bd88f5553b</text:a></text:p>
          </table:table-cell>
          <table:table-cell office:value-type="string" table:style-name="ce7">
            <text:p><text:a xlink:href="https://github.com/snicolet/Stockfish/compare/78eeba2...d00b2ec">diff</text:a>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3-01-20T00:00:00" table:style-name="ce27">
            <text:p>1/20/23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9245a4744cfa4d6af414f">TL_LE_AlphaSelDepth1_4</text:a></text:p>
          </table:table-cell>
          <table:table-cell office:value-type="string" table:style-name="ce7">
            <text:p>diff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4">
          <table:table-cell office:value-type="date" office:date-value="2007-10-19T00:00:00" table:style-name="ce27">
            <text:p>10/19/07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9acf7f0ebc5902b6cf7c27">twk_kfa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d9acf7f0ebc5902b6cf7c27">http://tests.stockfishchess.org/html/live_elo.html?5d9acf7f0ebc5902b6cf7c272.99</text:a>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19b4494341d6500dc29f1d">BB_NN5</text:a></text:p>
          </table:table-cell>
          <table:table-cell office:value-type="string" table:style-name="ce7">
            <text:p><text:a xlink:href="https://github.com/snicolet/Stockfish/compare/114ddb7...9635530">diff</text:a></text:p>
          </table:table-cell>
          <table:table-cell office:value-type="string" table:style-name="ce7">
            <text:p>2.9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9-08-19T00:00:00" table:style-name="ce27">
            <text:p>8/19/09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4d70b70ebc5925cf104219">nmpCons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98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ad97956ffeed51f6e3267c">blocked_storm</text:a></text:p>
          </table:table-cell>
          <table:table-cell office:value-type="string" table:style-name="ce6">
            <text:p><text:a xlink:href="https://github.com/locutus2/Stockfish/compare/c527c3a...752c471">diff</text:a></text:p>
          </table:table-cell>
          <table:table-cell office:value-type="string" table:style-name="ce6">
            <text:p>2.9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6-16</text:p>
          </table:table-cell>
          <table:table-cell office:value-type="string" table:style-name="ce6">
            <text:p><text:a xlink:href="https://tests.stockfishchess.org/tests/user/Lolligerhans">Lol</text:a></text:p>
          </table:table-cell>
          <table:table-cell office:value-type="string" table:style-name="ce6">
            <text:p><text:a xlink:href="https://tests.stockfishchess.org/tests/view/5ee8dacb563bc7aa755ffbc6">double-bishpawns</text:a></text:p>
          </table:table-cell>
          <table:table-cell office:value-type="string" table:style-name="ce6">
            <text:p><text:a xlink:href="https://github.com/Lolligerhans/Stockfish/compare/995ee4b311...e2dba3bb01">diff</text:a></text:p>
          </table:table-cell>
          <table:table-cell office:value-type="string" table:style-name="ce6">
            <text:p>2.9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7">
            <text:p>19-12-04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e807e8caa7c610e4d18585">futility_pruning^</text:a></text:p>
          </table:table-cell>
          <table:table-cell office:value-type="string" table:style-name="ce7">
            <text:p><text:a xlink:href="https://github.com/locutus2/Stockfish/compare/97a0e4e...1f6a89f">diff</text:a></text:p>
          </table:table-cell>
          <table:table-cell office:value-type="string" table:style-name="ce7">
            <text:p>2.9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6-10-19T00:00:00" table:style-name="ce27">
            <text:p>10/19/06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9a65f20ebc5902b6cf303d">reply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94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7-12-19T00:00:00" table:style-name="ce27">
            <text:p>12/19/07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eb1e98b7bdefd50db28ce0">kd_KFDquad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9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6-10-19T00:00:00" table:style-name="ce27">
            <text:p>10/19/06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a03ec0ebc5902b6cf0bf5">partInsert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9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5-22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c72cc1c23f5b0710632b3d">seeLeafs1</text:a></text:p>
          </table:table-cell>
          <table:table-cell office:value-type="string" table:style-name="ce6">
            <text:p><text:a xlink:href="https://github.com/Vizvezdenec/Stockfish/compare/09c6917...6ded80b">diff</text:a></text:p>
          </table:table-cell>
          <table:table-cell office:value-type="string" table:style-name="ce7">
            <text:p>2.9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5-22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c8161a2a585b485af5444e">ttHAresTw5</text:a></text:p>
          </table:table-cell>
          <table:table-cell office:value-type="string" table:style-name="ce6">
            <text:p><text:a xlink:href="https://github.com/Vizvezdenec/Stockfish/compare/09c6917...7e10686">diff</text:a></text:p>
          </table:table-cell>
          <table:table-cell office:value-type="string" table:style-name="ce7">
            <text:p>2.9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6">
            <text:p>20-06-22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f0167b122d6514328d760f">lessCapturePruning5</text:a></text:p>
          </table:table-cell>
          <table:table-cell office:value-type="string" table:style-name="ce6">
            <text:p><text:a xlink:href="https://github.com/Vizvezdenec/Stockfish/compare/bc3c215490...9c97ff2b46">diff</text:a></text:p>
          </table:table-cell>
          <table:table-cell office:value-type="string" table:style-name="ce7">
            <text:p>2.9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7-02-20T00:00:00" table:style-name="ce27">
            <text:p>2/20/27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57bb6e84a82b4acd414a13">mpc_ttpv</text:a></text:p>
          </table:table-cell>
          <table:table-cell office:value-type="string" table:style-name="ce7">
            <text:p><text:a xlink:href="https://github.com/pb00068/Stockfish/compare/09f53db...6464aa1">diff</text:a></text:p>
          </table:table-cell>
          <table:table-cell office:value-type="string" table:style-name="ce7">
            <text:p>2.9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4">
          <table:table-cell office:value-type="date" office:date-value="2019-01-20T00:00:00" table:style-name="ce27">
            <text:p>1/20/1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24cfddc3b97aa0d75bbf70">pawnfwsupp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e24cfddc3b97aa0d75bbf70">http://tests.stockfishchess.org/html/live_elo.html?5e24cfddc3b97aa0d75bbf70</text:a>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0-12-19T00:00:00" table:style-name="ce27">
            <text:p>12/19/20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fc1742e70446e17e45100d">ps_templates3</text:a></text:p>
          </table:table-cell>
          <table:table-cell office:value-type="string" table:style-name="ce7">
            <text:p><text:a xlink:href="https://github.com/protonspring/Stockfish/compare/b648247...e67ab95">diff</text:a></text:p>
          </table:table-cell>
          <table:table-cell office:value-type="string" table:style-name="ce7">
            <text:p>2.91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304ba1ab2d69d58394fd80">probcut_tt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6-06-20T00:00:00" table:style-name="ce9">
            <text:p>6/20/06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db032cf29b40b0fc95aae4">pvDrawLMR6</text:a></text:p>
          </table:table-cell>
          <table:table-cell office:value-type="string" table:style-name="ce6">
            <text:p><text:a xlink:href="https://github.com/Vizvezdenec/Stockfish/compare/16566a8fcf...448f4ee7f7">diff</text:a></text:p>
          </table:table-cell>
          <table:table-cell office:value-type="string" table:style-name="ce7">
            <text:p>2.8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8">
          <table:table-cell office:value-type="date" office:date-value="2025-05-20T00:00:00" table:style-name="ce9">
            <text:p>5/20/25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cc339a80f2c838b96557fa">KingDangerB2</text:a></text:p>
          </table:table-cell>
          <table:table-cell office:value-type="string" table:style-name="ce6">
            <text:p><text:a xlink:href="https://github.com/MJZ1977/Stockfish/compare/d40d04c...fe59f57">diff</text:a></text:p>
          </table:table-cell>
          <table:table-cell office:value-type="string" table:style-name="ce6">
            <text:p><text:a xlink:href="https://tests.stockfishchess.org/html/live_elo.html?5ecc339a80f2c838b96557fa">https://tests.stockfishchess.org/html/live_elo.html?5ecc339a80f2c838b96557fa</text:a>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8-11-19T00:00:00" table:style-name="ce27">
            <text:p>11/19/1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d2a6c052f6aceed2808697">delayed_ext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88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2-01-20T00:00:00" table:style-name="ce27">
            <text:p>1/20/22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283848c3b97aa0d75bc254">reductions_check2</text:a></text:p>
          </table:table-cell>
          <table:table-cell office:value-type="string" table:style-name="ce7">
            <text:p><text:a xlink:href="https://github.com/snicolet/Stockfish/compare/783f125...d48a87a">diff</text:a></text:p>
          </table:table-cell>
          <table:table-cell office:value-type="string" table:style-name="ce7">
            <text:p>2.8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5-11-19T00:00:00" table:style-name="ce27">
            <text:p>11/19/25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dc3ba3e0b4af579302bae1">LinkingRooks</text:a></text:p>
          </table:table-cell>
          <table:table-cell office:value-type="string" table:style-name="ce7">
            <text:p><text:a xlink:href="https://github.com/MJZ1977/Stockfish/compare/87ed9fa...fe9eb37">diff</text:a></text:p>
          </table:table-cell>
          <table:table-cell office:value-type="string" table:style-name="ce7">
            <text:p>2.8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9-08-19T00:00:00" table:style-name="ce27">
            <text:p>8/19/1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5b2f8e0ebc5925cf1111b8">captLMRcutnode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86</text:p>
          </table:table-cell>
          <table:table-cell table:number-columns-repeated="2" table:style-name="ce7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string" table:style-name="ce7">
            <text:p>19-12-25</text:p>
          </table:table-cell>
          <table:table-cell office:value-type="string" table:style-name="ce7">
            <text:p><text:a xlink:href="https://tests.stockfishchess.org/tests/user/vdv">vdv</text:a></text:p>
          </table:table-cell>
          <table:table-cell office:value-type="string" table:style-name="ce7">
            <text:p><text:a xlink:href="https://tests.stockfishchess.org/tests/view/5e02debdc13ac2425c4a9b53">pvDraw3~7</text:a></text:p>
          </table:table-cell>
          <table:table-cell office:value-type="string" table:style-name="ce7">
            <text:p><text:a xlink:href="https://github.com/vondele/Stockfish/compare/13f70d0...5c189e8">diff</text:a></text:p>
          </table:table-cell>
          <table:table-cell office:value-type="string" table:style-name="ce7">
            <text:p>2.85</text:p>
          </table:table-cell>
          <table:table-cell table:number-columns-repeated="2" table:style-name="ce7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string" table:style-name="ce7">
            <text:p>19-12-0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8469acaa7c610e4d185cb">queenlessSpace1</text:a></text:p>
          </table:table-cell>
          <table:table-cell office:value-type="string" table:style-name="ce7">
            <text:p><text:a xlink:href="https://github.com/Vizvezdenec/Stockfish/compare/97a0e4e...f3a1190">diff</text:a></text:p>
          </table:table-cell>
          <table:table-cell office:value-type="string" table:style-name="ce7">
            <text:p>2.85</text:p>
          </table:table-cell>
          <table:table-cell table:number-columns-repeated="2" table:style-name="ce7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22-12-19T00:00:00" table:style-name="ce27">
            <text:p>12/19/22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ff894dc13ac2425c4a99a3">rmSzLmr^</text:a></text:p>
          </table:table-cell>
          <table:table-cell office:value-type="string" table:style-name="ce7">
            <text:p><text:a xlink:href="https://github.com/miguel-l/Stockfish/compare/b648247...8fb6a27">diff</text:a></text:p>
          </table:table-cell>
          <table:table-cell office:value-type="string" table:style-name="ce7">
            <text:p>2.83</text:p>
          </table:table-cell>
          <table:table-cell table:number-columns-repeated="2" table:style-name="ce7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28-09-19T00:00:00" table:style-name="ce27">
            <text:p>9/19/28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8f31a40ebc59085c6be11f">lmrT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8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7">
            <text:p>19-12-05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e97c53caa7c610e4d18664">french8^^</text:a></text:p>
          </table:table-cell>
          <table:table-cell office:value-type="string" table:style-name="ce7">
            <text:p><text:a xlink:href="https://github.com/snicolet/Stockfish/compare/97a0e4e...e541a90">diff</text:a></text:p>
          </table:table-cell>
          <table:table-cell office:value-type="string" table:style-name="ce7">
            <text:p>2.82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string" table:style-name="ce7">
            <text:p>19-12-12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f22e979adce9e7e53b9c48">Improving</text:a></text:p>
          </table:table-cell>
          <table:table-cell office:value-type="string" table:style-name="ce7">
            <text:p><text:a xlink:href="https://github.com/mstembera/Stockfish/compare/b648247...87a20d9">diff</text:a></text:p>
          </table:table-cell>
          <table:table-cell office:value-type="string" table:style-name="ce7">
            <text:p>2.81</text:p>
          </table:table-cell>
          <table:table-cell table:style-name="ce7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8-01-20T00:00:00" table:style-name="ce27">
            <text:p>1/20/1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23485ac3b97aa0d75bbe81">fPrCutNode8</text:a></text:p>
          </table:table-cell>
          <table:table-cell office:value-type="string" table:style-name="ce7">
            <text:p><text:a xlink:href="https://github.com/Vizvezdenec/Stockfish/compare/c3483fa...ce58b14">diff</text:a></text:p>
          </table:table-cell>
          <table:table-cell office:value-type="string" table:style-name="ce7">
            <text:p>2.7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1-12-19T00:00:00" table:style-name="ce27">
            <text:p>12/19/2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fe6c76e70446e17e45114a">kfdTweak4</text:a></text:p>
          </table:table-cell>
          <table:table-cell office:value-type="string" table:style-name="ce7">
            <text:p><text:a xlink:href="https://github.com/Vizvezdenec/Stockfish/compare/b648247...2fa2d5b">diff</text:a></text:p>
          </table:table-cell>
          <table:table-cell office:value-type="string" table:style-name="ce7">
            <text:p>2.79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6-05-20T00:00:00" table:style-name="ce9">
            <text:p>5/20/06</text:p>
          </table:table-cell>
          <table:table-cell office:value-type="string" table:style-name="ce6">
            <text:p>Elb</text:p>
          </table:table-cell>
          <table:table-cell office:value-type="string" table:style-name="ce6">
            <text:p><text:a xlink:href="https://tests.stockfishchess.org/tests/view/5eb284252326444a3b6d349d">psr8B</text:a></text:p>
          </table:table-cell>
          <table:table-cell office:value-type="string" table:style-name="ce6">
            <text:p><text:a xlink:href="https://github.com/ElbertoOne/Stockfish/compare/c527c3a...6546c68">diff</text:a></text:p>
          </table:table-cell>
          <table:table-cell office:value-type="string" table:style-name="ce6">
            <text:p>2.78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1-06-20T00:00:00" table:style-name="ce9">
            <text:p>6/20/11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e24439f29b40b0fc95af6a">PPawn_storm3</text:a></text:p>
          </table:table-cell>
          <table:table-cell office:value-type="string" table:style-name="ce6">
            <text:p><text:a xlink:href="https://github.com/MJZ1977/Stockfish/compare/3af083a7cd...2084002e00">diff</text:a></text:p>
          </table:table-cell>
          <table:table-cell office:value-type="string" table:style-name="ce6">
            <text:p>2.7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8-06-20T00:00:00" table:style-name="ce9">
            <text:p>6/20/0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ddcb21f29b40b0fc95ac4f">captHistPhyb1</text:a></text:p>
          </table:table-cell>
          <table:table-cell office:value-type="string" table:style-name="ce6">
            <text:p><text:a xlink:href="https://github.com/Vizvezdenec/Stockfish/compare/15e190e942...297b1be67a">diff</text:a></text:p>
          </table:table-cell>
          <table:table-cell office:value-type="string" table:style-name="ce6">
            <text:p>2.7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214c3346e35ac603b7d48">lmr_non_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cba7b87585b1706b6831e">prevQpenalty6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dd79e6ffeed51f6e327e0">rookb4</text:a></text:p>
          </table:table-cell>
          <table:table-cell office:value-type="string" table:style-name="ce6">
            <text:p><text:a xlink:href="https://github.com/linrock/Stockfish/compare/c527c3a...19aecca">diff</text:a></text:p>
          </table:table-cell>
          <table:table-cell office:value-type="string" table:style-name="ce7">
            <text:p>2.7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5-12-19T00:00:00" table:style-name="ce27">
            <text:p>12/19/15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f646466932658fe9b451e9">Root_sacrifice</text:a></text:p>
          </table:table-cell>
          <table:table-cell office:value-type="string" table:style-name="ce7">
            <text:p><text:a xlink:href="https://github.com/MJZ1977/Stockfish/compare/b648247...0b5811c">diff</text:a></text:p>
          </table:table-cell>
          <table:table-cell office:value-type="string" table:style-name="ce7">
            <text:p>2.76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8-03-20T00:00:00" table:style-name="ce27">
            <text:p>3/20/18</text:p>
          </table:table-cell>
          <table:table-cell office:value-type="string" table:style-name="ce7">
            <text:p><text:a xlink:href="https://tests.stockfishchess.org/tests/user/snicolet">sni</text:a></text:p>
          </table:table-cell>
          <table:table-cell office:value-type="string" table:style-name="ce7">
            <text:p><text:a xlink:href="https://tests.stockfishchess.org/tests/view/5e726126e42a5c3b3ca2e72b">bad_bishop1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5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8-08-19T00:00:00" table:style-name="ce27">
            <text:p>8/19/18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59d1110ebc5925cf10fb59">nmpSC6b</text:a></text:p>
          </table:table-cell>
          <table:table-cell office:value-type="string" table:style-name="ce7">
            <text:p><text:a xlink:href="https://github.com/VoyagerOne/Stockfish/compare/7efc39d...98b5236">diff</text:a></text:p>
          </table:table-cell>
          <table:table-cell office:value-type="string" table:style-name="ce7">
            <text:p>2.74</text:p>
          </table:table-cell>
          <table:table-cell table:number-columns-repeated="2" table:style-name="ce7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04-08-19T00:00:00" table:style-name="ce27">
            <text:p>8/19/04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472a430ebc5925cf0ff132">NMP-ply_lastMove</text:a></text:p>
          </table:table-cell>
          <table:table-cell office:value-type="string" table:style-name="ce7">
            <text:p><text:a xlink:href="https://github.com/MJZ1977/Stockfish/compare/fcee0ce...adf1bbc">diff</text:a></text:p>
          </table:table-cell>
          <table:table-cell office:value-type="string" table:style-name="ce7">
            <text:p>2.74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fe360ab2d69d58394fd4c">lmr_escape2</text:a></text:p>
          </table:table-cell>
          <table:table-cell office:value-type="string" table:style-name="ce7">
            <text:p><text:a xlink:href="https://github.com/locutus2/Stockfish/compare/1d3efff...1e11a75">diff</text:a></text:p>
          </table:table-cell>
          <table:table-cell office:value-type="string" table:style-name="ce7">
            <text:p>2.73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5-07-19T00:00:00" table:style-name="ce27">
            <text:p>7/19/15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2c907e0ebc5925cf0dcf40">nmp_pin</text:a></text:p>
          </table:table-cell>
          <table:table-cell office:value-type="string" table:style-name="ce7">
            <text:p><text:a xlink:href="https://github.com/31m059/Stockfish/compare/7090d25...3cde1cc">diff</text:a></text:p>
          </table:table-cell>
          <table:table-cell office:value-type="string" table:style-name="ce7">
            <text:p>2.73</text:p>
          </table:table-cell>
          <table:table-cell table:style-name="ce7"/>
          <table:table-cell table:style-name="ce2"/>
          <table:table-cell table:number-columns-repeated="57" table:style-name="ce8"/>
          <table:table-cell table:number-columns-repeated="16320"/>
        </table:table-row>
        <table:table-row table:style-name="ro2">
          <table:table-cell office:value-type="date" office:date-value="2015-08-19T00:00:00" table:style-name="ce27">
            <text:p>8/19/1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55cde40ebc5925cf10b79d">futilityArrayLTC</text:a></text:p>
          </table:table-cell>
          <table:table-cell office:value-type="string" table:style-name="ce7">
            <text:p><text:a xlink:href="https://github.com/Vizvezdenec/Stockfish/compare/7efc39d...b624353">diff</text:a></text:p>
          </table:table-cell>
          <table:table-cell office:value-type="string" table:style-name="ce7">
            <text:p>2.45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7-12-19T00:00:00" table:style-name="ce27">
            <text:p>12/19/0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b2ba5b7bdefd50db28cf6">lastCaptLMR1</text:a></text:p>
          </table:table-cell>
          <table:table-cell office:value-type="string" table:style-name="ce7">
            <text:p><text:a xlink:href="https://github.com/Vizvezdenec/Stockfish/compare/97a0e4e...3b7e77b">diff</text:a></text:p>
          </table:table-cell>
          <table:table-cell office:value-type="string" table:style-name="ce7">
            <text:p>2.74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4-10-19T00:00:00" table:style-name="ce27">
            <text:p>10/19/04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7ccb90ebc590c21aa7bc0">cmhCap3c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3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26-05-20T00:00:00" table:style-name="ce9">
            <text:p>5/20/26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cd184780f2c838b9655961">egCaptHistP2</text:a></text:p>
          </table:table-cell>
          <table:table-cell office:value-type="string" table:style-name="ce6">
            <text:p><text:a xlink:href="https://github.com/Vizvezdenec/Stockfish/compare/fb80957...e22e7cf">diff</text:a></text:p>
          </table:table-cell>
          <table:table-cell office:value-type="string" table:style-name="ce6">
            <text:p>2.72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08-01-20T00:00:00" table:style-name="ce27">
            <text:p>1/20/08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15fe7f61fe5f83a67dd94e">ps_infiltration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2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070b90ebc5902579e20c2">TTprogressPR1024</text:a></text:p>
          </table:table-cell>
          <table:table-cell office:value-type="string" table:style-name="ce7">
            <text:p><text:a xlink:href="https://github.com/vondele/Stockfish/compare/3468138...83c5fd4">diff</text:a></text:p>
          </table:table-cell>
          <table:table-cell office:value-type="string" table:style-name="ce7">
            <text:p>2.72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26-07-20T00:00:00" table:style-name="ce9">
            <text:p>7/20/26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1d2e70c09435d870cb9e26">scbwp</text:a></text:p>
          </table:table-cell>
          <table:table-cell office:value-type="string" table:style-name="ce6">
            <text:p><text:a xlink:href="https://github.com/SFisGOD/Stockfish/compare/d89730d5c8...fe5a3ea452">diff</text:a></text:p>
          </table:table-cell>
          <table:table-cell office:value-type="string" table:style-name="ce7">
            <text:p>2.7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13-11-19T00:00:00" table:style-name="ce27">
            <text:p>11/19/13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cbca5e0ebc59025692440f">swap_ext_prun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7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02-09-20T00:00:00" table:style-name="ce9">
            <text:p>9/20/0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4fee34ba100690c5cc5e9b">cmhDCqs1</text:a></text:p>
          </table:table-cell>
          <table:table-cell office:value-type="string" table:style-name="ce6">
            <text:p><text:a xlink:href="https://github.com/Vizvezdenec/Stockfish/compare/a8bbaa1795...d3c016778d">diff</text:a></text:p>
          </table:table-cell>
          <table:table-cell office:value-type="string" table:style-name="ce7">
            <text:p>2.68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22-08-19T00:00:00" table:style-name="ce42">
            <text:p>8/19/22</text:p>
          </table:table-cell>
          <table:table-cell office:value-type="string" table:style-name="ce43">
            <text:p><text:a xlink:href="http://tests.stockfishchess.org/tests/user/VoyagerOne">Voy</text:a></text:p>
          </table:table-cell>
          <table:table-cell office:value-type="string" table:style-name="ce43">
            <text:p><text:a xlink:href="http://tests.stockfishchess.org/tests/view/5d5ec7310ebc5925cf113610">nmpT2'</text:a></text:p>
          </table:table-cell>
          <table:table-cell office:value-type="string" table:style-name="ce43">
            <text:p>diff</text:p>
          </table:table-cell>
          <table:table-cell office:value-type="string" table:style-name="ce43">
            <text:p>2.68</text:p>
          </table:table-cell>
          <table:table-cell table:style-name="ce43"/>
          <table:table-cell table:style-name="ce8"/>
          <table:table-cell table:number-columns-repeated="2" table:style-name="ce44"/>
          <table:table-cell table:style-name="ce43"/>
          <table:table-cell table:number-columns-repeated="54" table:style-name="ce44"/>
          <table:table-cell table:number-columns-repeated="16320"/>
        </table:table-row>
        <table:table-row table:style-name="ro2">
          <table:table-cell office:value-type="date" office:date-value="2003-01-20T00:00:00" table:style-name="ce27">
            <text:p>1/20/0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f21c2587812f4f2886fe1">KinfTweaks2</text:a></text:p>
          </table:table-cell>
          <table:table-cell office:value-type="string" table:style-name="ce7">
            <text:p><text:a xlink:href="https://github.com/Vizvezdenec/Stockfish/compare/d9967cd...0525089">diff</text:a></text:p>
          </table:table-cell>
          <table:table-cell office:value-type="string" table:style-name="ce7">
            <text:p>2.69</text:p>
          </table:table-cell>
          <table:table-cell table:style-name="ce7"/>
          <table:table-cell table:number-columns-repeated="3" table:style-name="ce8"/>
          <table:table-cell table:style-name="ce7"/>
          <table:table-cell table:number-columns-repeated="54" table:style-name="ce8"/>
          <table:table-cell table:number-columns-repeated="16320"/>
        </table:table-row>
        <table:table-row table:style-name="ro2">
          <table:table-cell office:value-type="date" office:date-value="2021-08-19T00:00:00" table:style-name="ce27">
            <text:p>8/19/21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5d60bb0ebc5925cf112619">lmr_cutnode_cap</text:a></text:p>
          </table:table-cell>
          <table:table-cell office:value-type="string" table:style-name="ce7">
            <text:p><text:a xlink:href="https://github.com/locutus2/Stockfish/compare/10d2ebc...7bcfc36">diff</text:a></text:p>
          </table:table-cell>
          <table:table-cell office:value-type="string" table:style-name="ce7">
            <text:p>2.68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9-01-20T00:00:00" table:style-name="ce27">
            <text:p>1/20/19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23dd62c3b97aa0d75bbed4">kd_pawnChainFront</text:a></text:p>
          </table:table-cell>
          <table:table-cell office:value-type="string" table:style-name="ce7">
            <text:p><text:a xlink:href="https://github.com/31m059/Stockfish/compare/c3483fa...b4676f7">diff</text:a></text:p>
          </table:table-cell>
          <table:table-cell office:value-type="string" table:style-name="ce7">
            <text:p>2.6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02-12-19T00:00:00" table:style-name="ce27">
            <text:p>12/19/02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46a185e868d334be516a8">kfaKfdInc3</text:a></text:p>
          </table:table-cell>
          <table:table-cell office:value-type="string" table:style-name="ce7">
            <text:p>u</text:p>
          </table:table-cell>
          <table:table-cell office:value-type="string" table:style-name="ce7">
            <text:p>2.67</text:p>
          </table:table-cell>
          <table:table-cell table:style-name="ce7"/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22-09-19T00:00:00" table:style-name="ce27">
            <text:p>9/19/22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8732c80ebc5971531d7328">samePSqUpdate3</text:a></text:p>
          </table:table-cell>
          <table:table-cell office:value-type="string" table:style-name="ce7">
            <text:p>diff</text:p>
          </table:table-cell>
          <table:table-cell office:value-type="string" table:style-name="ce8">
            <text:p>2.6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1-20T00:00:00" table:style-name="ce27">
            <text:p>1/20/1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47b8ec3b97aa0d75bbf28">lmr_cap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6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string" table:style-name="ce7">
            <text:p>19-10-07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9b3d230ebc5902b6cff38b">twkC4</text:a></text:p>
          </table:table-cell>
          <table:table-cell office:value-type="string" table:style-name="ce7">
            <text:p><text:a xlink:href="https://github.com/SFisGOD/Stockfish/compare/0b0b21c...166b3cd">diff</text:a></text:p>
          </table:table-cell>
          <table:table-cell office:value-type="string" table:style-name="ce8">
            <text:p>2.6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7-20T00:00:00" table:style-name="ce9">
            <text:p>7/20/19</text:p>
          </table:table-cell>
          <table:table-cell office:value-type="string" table:style-name="ce6">
            <text:p>fau</text:p>
          </table:table-cell>
          <table:table-cell office:value-type="string" table:style-name="ce6">
            <text:p><text:a xlink:href="https://tests.stockfishchess.org/tests/view/5f14b910da64229ef7dc1792">pp6b</text:a></text:p>
          </table:table-cell>
          <table:table-cell office:value-type="string" table:style-name="ce6">
            <text:p><text:a xlink:href="https://github.com/FauziAkram/Stockfish/compare/d89730d5c8...717bf4e1b9">diff</text:a></text:p>
          </table:table-cell>
          <table:table-cell office:value-type="string" table:style-name="ce8">
            <text:p>2.6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2-07-20T00:00:00" table:style-name="ce9">
            <text:p>7/20/2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18c17ec09435d870cb9c21">ttPvNode5</text:a></text:p>
          </table:table-cell>
          <table:table-cell office:value-type="string" table:style-name="ce6">
            <text:p><text:a xlink:href="https://github.com/Vizvezdenec/Stockfish/compare/d89730d5c8...7187c134a2">diff</text:a></text:p>
          </table:table-cell>
          <table:table-cell office:value-type="string" table:style-name="ce6">
            <text:p>2.6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1-04-20T00:00:00" table:style-name="ce9">
            <text:p>4/20/21</text:p>
          </table:table-cell>
          <table:table-cell office:value-type="string" table:style-name="ce6">
            <text:p>fau</text:p>
          </table:table-cell>
          <table:table-cell office:value-type="string" table:style-name="ce6">
            <text:p><text:a xlink:href="https://tests.stockfishchess.org/tests/view/5e9f29ce706a5136207c784d">FauziNB6</text:a></text:p>
          </table:table-cell>
          <table:table-cell office:value-type="string" table:style-name="ce6">
            <text:p><text:a xlink:href="https://github.com/FauziAkram/Stockfish/compare/221893b...bd5a6a8">diff</text:a></text:p>
          </table:table-cell>
          <table:table-cell office:value-type="string" table:style-name="ce8">
            <text:p>2.6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0-11-19T00:00:00" table:style-name="ce27">
            <text:p>11/19/2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4d51df531e81cf278eaac">explRateLMR2</text:a></text:p>
          </table:table-cell>
          <table:table-cell office:value-type="string" table:style-name="ce7">
            <text:p><text:a xlink:href="https://github.com/Vizvezdenec/Stockfish/compare/e0f42aa...d924736">diff</text:a></text:p>
          </table:table-cell>
          <table:table-cell office:value-type="string" table:style-name="ce8">
            <text:p>2.6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04-20T00:00:00" table:style-name="ce9">
            <text:p>4/20/19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9cd377f03b66e36d35ed40">thdepth1</text:a></text:p>
          </table:table-cell>
          <table:table-cell office:value-type="string" table:style-name="ce6">
            <text:p><text:a xlink:href="https://github.com/xoto10/stockfish-xoto10/compare/221893b...23173c5">diff</text:a></text:p>
          </table:table-cell>
          <table:table-cell office:value-type="string" table:style-name="ce8">
            <text:p>2.64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11-19T00:00:00" table:style-name="ce27">
            <text:p>11/19/24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db0401e75c0005326d2150">LastCapture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6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8259c53a4548a0348ede8">kfaBlockKD2</text:a></text:p>
          </table:table-cell>
          <table:table-cell office:value-type="string" table:style-name="ce6">
            <text:p><text:a xlink:href="https://github.com/Vizvezdenec/Stockfish/compare/bb5589b...e43cc93">diff</text:a></text:p>
          </table:table-cell>
          <table:table-cell office:value-type="string" table:style-name="ce7">
            <text:p>2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0-01-20T00:00:00" table:style-name="ce27">
            <text:p>1/20/1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8da3b27dab692fcf9a158">futPruningPNtw2</text:a></text:p>
          </table:table-cell>
          <table:table-cell office:value-type="string" table:style-name="ce7">
            <text:p><text:a xlink:href="https://github.com/Vizvezdenec/Stockfish/compare/114ddb7...98baeb7">diff</text:a></text:p>
          </table:table-cell>
          <table:table-cell office:value-type="string" table:style-name="ce7">
            <text:p>2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fa5760ebc590256326464">kfadBalance3</text:a></text:p>
          </table:table-cell>
          <table:table-cell office:value-type="string" table:style-name="ce7">
            <text:p><text:a xlink:href="https://github.com/Vizvezdenec/Stockfish/compare/a00a336...e6a78d0">diff</text:a></text:p>
          </table:table-cell>
          <table:table-cell office:value-type="string" table:style-name="ce8">
            <text:p>2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9-19T00:00:00" table:style-name="ce27">
            <text:p>9/19/24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a77120ebc595091807ada">threadAspi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3-01-20T00:00:00" table:style-name="ce27">
            <text:p>1/20/1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cef5475be933c8fe635ac">futPrETweak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62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8068953a4548a0348ed87">singLMRalpha1</text:a></text:p>
          </table:table-cell>
          <table:table-cell office:value-type="string" table:style-name="ce6">
            <text:p><text:a xlink:href="https://github.com/Vizvezdenec/Stockfish/compare/bb5589b...0514015">diff</text:a></text:p>
          </table:table-cell>
          <table:table-cell office:value-type="string" table:style-name="ce7">
            <text:p>2.61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5-01-20T00:00:00" table:style-name="ce27">
            <text:p>1/20/1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e6a078fd5f550e4ae1c0f">captMcLMR1</text:a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2.5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1930-05-20T00:00:00" table:style-name="ce9">
            <text:p>5/20/30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d23644042fa6d77c355391">kingdanger_tweak</text:a></text:p>
          </table:table-cell>
          <table:table-cell office:value-type="string" table:style-name="ce6">
            <text:p><text:a xlink:href="https://github.com/locutus2/Stockfish/compare/fb8095718b...eb3ae5f034">diff</text:a></text:p>
          </table:table-cell>
          <table:table-cell office:value-type="string" table:style-name="ce7">
            <text:p>2.58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7-11-19T00:00:00" table:style-name="ce27">
            <text:p>11/19/27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dde2cbb7da46dcfc84a689f">razor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7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11-19T00:00:00" table:style-name="ce27">
            <text:p>11/19/2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9ca29ac5c08470858acfa">kfdQuadRetry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6</text:p>
          </table:table-cell>
          <table:table-cell table:number-columns-repeated="59" table:style-name="ce8"/>
          <table:table-cell table:number-columns-repeated="16320"/>
        </table:table-row>
        <table:table-row table:style-name="ro7">
          <table:table-cell table:style-name="ce41"/>
          <table:table-cell table:style-name="ce1"/>
          <table:table-cell office:value-type="string" table:style-name="ce6">
            <text:p><text:a xlink:href="https://tests.stockfishchess.org/html/live_elo.html?5ecac0f980f2c838b965509f">20-05-24Una</text:a></text:p>
          </table:table-cell>
          <table:table-cell office:value-type="string" table:style-name="ce6">
            <text:p><text:a xlink:href="https://tests.stockfishchess.org/tests/view/5ecac0f980f2c838b965509f">imp</text:a></text:p>
          </table:table-cell>
          <table:table-cell office:value-type="string" table:style-name="ce6">
            <text:p><text:a xlink:href="https://github.com/UnaiCorzo/Stockfish/compare/81c5885...409fb60">diff</text:a></text:p>
          </table:table-cell>
          <table:table-cell office:value-type="string" table:style-name="ce6">
            <text:p><text:a xlink:href="https://tests.stockfishchess.org/html/live_elo.html?5ecac0f980f2c838b965509f">https://tests.stockfishchess.org/html/live_elo.html?5ecac0f980f2c838b965509f</text:a></text:p>
          </table:table-cell>
          <table:table-cell table:number-columns-repeated="58" table:style-name="ce8"/>
          <table:table-cell table:number-columns-repeated="16320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210006346e35ac603b7ce2">pawnChain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2-09-19T00:00:00" table:style-name="ce27">
            <text:p>9/19/12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7a40590ebc5902d38577a2">noRevCastle</text:a></text:p>
          </table:table-cell>
          <table:table-cell office:value-type="string" table:style-name="ce2">
            <text:p><text:a xlink:href="https://github.com/miguel-l/Stockfish/compare/8aecf26...d60cf1f">https://github.com/miguel-l/Stockfish/compare/8aecf26...d60cf1f</text:a></text:p>
          </table:table-cell>
          <table:table-cell office:value-type="string" table:style-name="ce2">
            <text:p>2.55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string" table:style-name="ce6">
            <text:p>20-05-24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c9fc96a586eee45aa2abae">doubled5^</text:a></text:p>
          </table:table-cell>
          <table:table-cell office:value-type="string" table:style-name="ce6">
            <text:p><text:a xlink:href="https://github.com/locutus2/Stockfish/compare/81c5885...23b7709">diff</text:a></text:p>
          </table:table-cell>
          <table:table-cell office:value-type="string" table:style-name="ce2">
            <text:p>2.5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5-11-19T00:00:00" table:style-name="ce27">
            <text:p>11/19/0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0c6680ebc5904493b0185">noReLMR2</text:a></text:p>
          </table:table-cell>
          <table:table-cell office:value-type="string" table:style-name="ce7">
            <text:p><text:a xlink:href="https://github.com/Vizvezdenec/Stockfish/compare/3804eff...9a41e1b">diff</text:a></text:p>
          </table:table-cell>
          <table:table-cell office:value-type="string" table:style-name="ce2">
            <text:p>2.54</text:p>
          </table:table-cell>
          <table:table-cell table:number-columns-repeated="59" table:style-name="ce2"/>
          <table:table-cell table:number-columns-repeated="16320"/>
        </table:table-row>
        <table:table-row table:style-name="ro4">
          <table:table-cell office:value-type="date" office:date-value="1931-03-20T00:00:00" table:style-name="ce27">
            <text:p>3/20/31</text:p>
          </table:table-cell>
          <table:table-cell office:value-type="string" table:style-name="ce7">
            <text:p><text:a xlink:href="https://tests.stockfishchess.org/tests/user/vdv">vdv</text:a></text:p>
          </table:table-cell>
          <table:table-cell office:value-type="string" table:style-name="ce7">
            <text:p><text:a xlink:href="https://tests.stockfishchess.org/tests/view/5e838b48e42a5c3b3ca2eeeb">colorBia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s://tests.stockfishchess.org/html/live_elo.html?5e838b48e42a5c3b3ca2eeeb">https://tests.stockfishchess.org/html/live_elo.html?5e838b48e42a5c3b3ca2eeeb</text:a>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25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cb826d80f2c838b9655126">ks_tweak^</text:a></text:p>
          </table:table-cell>
          <table:table-cell office:value-type="string" table:style-name="ce6">
            <text:p><text:a xlink:href="https://github.com/locutus2/Stockfish/compare/81c5885...277e423">diff</text:a></text:p>
          </table:table-cell>
          <table:table-cell office:value-type="string" table:style-name="ce7">
            <text:p>2.5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fauzi2">fau</text:a></text:p>
          </table:table-cell>
          <table:table-cell office:value-type="string" table:style-name="ce7">
            <text:p><text:a xlink:href="http://tests.stockfishchess.org/tests/view/5e19e325d12216a2857e62f7">pf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08-19T00:00:00" table:style-name="ce27">
            <text:p>8/19/19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5a96be0ebc5925cf110841">Alpha-ReductionB</text:a></text:p>
          </table:table-cell>
          <table:table-cell office:value-type="string" table:style-name="ce7">
            <text:p><text:a xlink:href="https://github.com/MJZ1977/Stockfish/compare/7efc39d...1233390">diff</text:a></text:p>
          </table:table-cell>
          <table:table-cell office:value-type="string" table:style-name="ce2">
            <text:p>2.53</text:p>
          </table:table-cell>
          <table:table-cell table:number-columns-repeated="16379"/>
        </table:table-row>
        <table:table-row table:style-name="ro1">
          <table:table-cell office:value-type="date" office:date-value="2012-07-20T00:00:00" table:style-name="ce9">
            <text:p>7/20/12</text:p>
          </table:table-cell>
          <table:table-cell office:value-type="string" table:style-name="ce6">
            <text:p>Fis</text:p>
          </table:table-cell>
          <table:table-cell office:value-type="string" table:style-name="ce6">
            <text:p><text:a xlink:href="https://tests.stockfishchess.org/tests/view/5f0ac0e159f6f0353289495b">Lazy2</text:a></text:p>
          </table:table-cell>
          <table:table-cell office:value-type="string" table:style-name="ce6">
            <text:p><text:a xlink:href="https://github.com/mstembera/Stockfish/compare/6c197c3964...3f009fe3f7">diff</text:a></text:p>
          </table:table-cell>
          <table:table-cell office:value-type="string" table:style-name="ce6">
            <text:p>2.52</text:p>
          </table:table-cell>
          <table:table-cell table:number-columns-repeated="16379"/>
        </table:table-row>
        <table:table-row table:style-name="ro2">
          <table:table-cell office:value-type="date" office:date-value="2022-03-20T00:00:00" table:style-name="ce27">
            <text:p>3/20/22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78152e42a5c3b3ca2e915">pcQueenCapt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2</text:p>
          </table:table-cell>
          <table:table-cell table:number-columns-repeated="16379"/>
        </table:table-row>
        <table:table-row table:style-name="ro2">
          <table:table-cell office:value-type="date" office:date-value="2019-12-19T00:00:00" table:style-name="ce27">
            <text:p>12/19/1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fc0c95e70446e17e451009">cutNodeSbeta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2</text:p>
          </table:table-cell>
          <table:table-cell table:number-columns-repeated="16379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efb1f0ebc590256325c0e">TTprogress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2</text:p>
          </table:table-cell>
          <table:table-cell table:number-columns-repeated="16379"/>
        </table:table-row>
        <table:table-row table:style-name="ro2">
          <table:table-cell office:value-type="date" office:date-value="2026-08-19T00:00:00" table:style-name="ce27">
            <text:p>8/19/26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63926c0ebc5939d09f4360">TTsave-bestMove2</text:a></text:p>
          </table:table-cell>
          <table:table-cell office:value-type="string" table:style-name="ce2">
            <text:p><text:a xlink:href="https://github.com/MJZ1977/Stockfish/compare/8fec883...3832dd8">https://github.com/MJZ1977/Stockfish/compare/8fec883...3832dd8</text:a></text:p>
          </table:table-cell>
          <table:table-cell office:value-type="string" table:style-name="ce2">
            <text:p>2.52</text:p>
          </table:table-cell>
          <table:table-cell table:number-columns-repeated="16379"/>
        </table:table-row>
        <table:table-row table:style-name="ro2">
          <table:table-cell office:value-type="date" office:date-value="2023-03-20T00:00:00" table:style-name="ce27">
            <text:p>3/20/23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8a9fae42a5c3b3ca2e979">timewinning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5</text:p>
          </table:table-cell>
          <table:table-cell table:number-columns-repeated="16379"/>
        </table:table-row>
        <table:table-row table:style-name="ro1">
          <table:table-cell office:value-type="date" office:date-value="2007-06-20T00:00:00" table:style-name="ce9">
            <text:p>6/20/07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dc9ba8f29b40b0fc95ab99">evalrnd2</text:a></text:p>
          </table:table-cell>
          <table:table-cell office:value-type="string" table:style-name="ce6">
            <text:p><text:a xlink:href="https://github.com/xoto10/stockfish-xoto10/compare/15e190e942...407880d389">diff</text:a></text:p>
          </table:table-cell>
          <table:table-cell office:value-type="string" table:style-name="ce6">
            <text:p>2.49</text:p>
          </table:table-cell>
          <table:table-cell table:number-columns-repeated="16379"/>
        </table:table-row>
        <table:table-row table:style-name="ro2">
          <table:table-cell office:value-type="date" office:date-value="2019-12-31T00:00:00" table:style-name="ce28">
            <text:p>2019-12-31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0b69e59d3fbe26f672d4cc">failhl1</text:a></text:p>
          </table:table-cell>
          <table:table-cell office:value-type="string" table:style-name="ce7">
            <text:p><text:a xlink:href="https://github.com/xoto10/stockfish-xoto10/compare/13f70d0...4db0c21">diff</text:a></text:p>
          </table:table-cell>
          <table:table-cell office:value-type="float" office:value="2.48" table:style-name="ce2">
            <text:p>2.48</text:p>
          </table:table-cell>
          <table:table-cell table:number-columns-repeated="16379"/>
        </table:table-row>
        <table:table-row table:style-name="ro2">
          <table:table-cell office:value-type="date" office:date-value="2014-09-19T00:00:00" table:style-name="ce27">
            <text:p>9/19/1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7c991a0ebc5902d3863744">full_depth3</text:a></text:p>
          </table:table-cell>
          <table:table-cell office:value-type="string" table:style-name="ce7">
            <text:p><text:a xlink:href="https://github.com/snicolet/Stockfish/compare/e5cfa14...4eea431">diff</text:a></text:p>
          </table:table-cell>
          <table:table-cell office:value-type="string" table:style-name="ce2">
            <text:p>2.48</text:p>
          </table:table-cell>
          <table:table-cell table:number-columns-repeated="16379"/>
        </table:table-row>
        <table:table-row table:style-name="ro2">
          <table:table-cell office:value-type="date" office:date-value="2011-09-19T00:00:00" table:style-name="ce27">
            <text:p>9/19/11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7948ea0ebc5902d3852a08">only_defender2</text:a></text:p>
          </table:table-cell>
          <table:table-cell office:value-type="string" table:style-name="ce2">
            <text:p><text:a xlink:href="https://github.com/snicolet/Stockfish/compare/61f44ce...1e58816">https://github.com/snicolet/Stockfish/compare/61f44ce...1e58816</text:a></text:p>
          </table:table-cell>
          <table:table-cell office:value-type="string" table:style-name="ce2">
            <text:p>2.48</text:p>
          </table:table-cell>
          <table:table-cell table:number-columns-repeated="16379"/>
        </table:table-row>
        <table:table-row table:style-name="ro2">
          <table:table-cell office:value-type="date" office:date-value="2011-02-20T00:00:00" table:style-name="ce27">
            <text:p>2/20/11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42b556e70d848499f63cb9">badGoodCap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7</text:p>
          </table:table-cell>
          <table:table-cell table:number-columns-repeated="16379"/>
        </table:table-row>
        <table:table-row table:style-name="ro2">
          <table:table-cell office:value-type="date" office:date-value="2011-02-20T00:00:00" table:style-name="ce27">
            <text:p>2/20/11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42b556e70d848499f63cb9">badGoodCapt</text:a></text:p>
          </table:table-cell>
          <table:table-cell office:value-type="string" table:style-name="ce7">
            <text:p><text:a xlink:href="https://github.com/pb00068/Stockfish/compare/4e89864...bdbc53d">diff</text:a></text:p>
          </table:table-cell>
          <table:table-cell office:value-type="string" table:style-name="ce2">
            <text:p>2.47</text:p>
          </table:table-cell>
          <table:table-cell table:number-columns-repeated="16379"/>
        </table:table-row>
        <table:table-row table:style-name="ro2">
          <table:table-cell office:value-type="date" office:date-value="2002-12-19T00:00:00" table:style-name="ce27">
            <text:p>12/19/02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e4c6565e868d334be516d4">abandon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7</text:p>
          </table:table-cell>
          <table:table-cell table:number-columns-repeated="16379"/>
        </table:table-row>
        <table:table-row table:style-name="ro1">
          <table:table-cell office:value-type="date" office:date-value="2004-06-20T00:00:00" table:style-name="ce9">
            <text:p>6/20/04</text:p>
          </table:table-cell>
          <table:table-cell office:value-type="string" table:style-name="ce6">
            <text:p>Fis</text:p>
          </table:table-cell>
          <table:table-cell office:value-type="string" table:style-name="ce6">
            <text:p><text:a xlink:href="https://tests.stockfishchess.org/tests/view/5ed87448f29b40b0fc95a960">lmrD</text:a></text:p>
          </table:table-cell>
          <table:table-cell office:value-type="string" table:style-name="ce6">
            <text:p><text:a xlink:href="https://github.com/mstembera/Stockfish/compare/d1ec10cd4f...297cf55599">diff</text:a></text:p>
          </table:table-cell>
          <table:table-cell office:value-type="string" table:style-name="ce6">
            <text:p>2.46</text:p>
          </table:table-cell>
          <table:table-cell table:number-columns-repeated="16379"/>
        </table:table-row>
        <table:table-row table:style-name="ro2">
          <table:table-cell office:value-type="date" office:date-value="2022-11-19T00:00:00" table:style-name="ce27">
            <text:p>11/19/22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d7528a42f722cd3149e19a">TimeIncrement</text:a></text:p>
          </table:table-cell>
          <table:table-cell office:value-type="string" table:style-name="ce7">
            <text:p><text:a xlink:href="https://github.com/mstembera/Stockfish/compare/3f41913...b774b49">diff</text:a></text:p>
          </table:table-cell>
          <table:table-cell office:value-type="string" table:style-name="ce2">
            <text:p>2.46</text:p>
          </table:table-cell>
          <table:table-cell table:number-columns-repeated="16379"/>
        </table:table-row>
        <table:table-row table:style-name="ro2">
          <table:table-cell office:value-type="date" office:date-value="2022-11-19T00:00:00" table:style-name="ce27">
            <text:p>11/19/22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d7528a42f722cd3149e19a">TimeIncremen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6</text:p>
          </table:table-cell>
          <table:table-cell table:number-columns-repeated="4" table:style-name="ce2"/>
          <table:table-cell table:number-columns-repeated="14" table:style-name="ce1"/>
          <table:table-cell table:number-columns-repeated="41" table:style-name="ce2"/>
          <table:table-cell table:number-columns-repeated="16320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ee2700ebc590256325956">sbetaCutNode1</text:a></text:p>
          </table:table-cell>
          <table:table-cell office:value-type="string" table:style-name="ce7">
            <text:p><text:a xlink:href="https://github.com/Vizvezdenec/Stockfish/compare/a00a336...e328971">diff</text:a></text:p>
          </table:table-cell>
          <table:table-cell office:value-type="string" table:style-name="ce2">
            <text:p>2.46</text:p>
          </table:table-cell>
          <table:table-cell table:number-columns-repeated="4" table:style-name="ce2"/>
          <table:table-cell table:number-columns-repeated="14" table:style-name="ce1"/>
          <table:table-cell table:number-columns-repeated="41" table:style-name="ce2"/>
          <table:table-cell table:number-columns-repeated="16320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lantonov">lan</text:a></text:p>
          </table:table-cell>
          <table:table-cell office:value-type="string" table:style-name="ce7">
            <text:p><text:a xlink:href="https://tests.stockfishchess.org/tests/view/5e7de6b8e42a5c3b3ca2ec1d">KingAttackWeight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5</text:p>
          </table:table-cell>
          <table:table-cell table:number-columns-repeated="4" table:style-name="ce2"/>
          <table:table-cell table:number-columns-repeated="14" table:style-name="ce1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date" office:date-value="2007-05-20T00:00:00" table:style-name="ce9">
            <text:p>5/20/07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<text:a xlink:href="https://tests.stockfishchess.org/tests/view/5eb3b5c82326444a3b6d3888">bishpawns_b</text:a></text:p>
          </table:table-cell>
          <table:table-cell office:value-type="string" table:style-name="ce6">
            <text:p><text:a xlink:href="https://github.com/pb00068/Stockfish/compare/a91cb9f...ea4bbe8">diff</text:a></text:p>
          </table:table-cell>
          <table:table-cell office:value-type="string" table:style-name="ce6">
            <text:p>2.44</text:p>
          </table:table-cell>
          <table:table-cell table:number-columns-repeated="4" table:style-name="ce2"/>
          <table:table-cell table:number-columns-repeated="28" table:style-name="ce1"/>
          <table:table-cell table:number-columns-repeated="16347"/>
        </table:table-row>
        <table:table-row table:style-name="ro1">
          <table:table-cell office:value-type="date" office:date-value="2029-04-20T00:00:00" table:style-name="ce9">
            <text:p>4/20/29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90be969c5cb4e2aeb82a0">mbp2</text:a></text:p>
          </table:table-cell>
          <table:table-cell office:value-type="string" table:style-name="ce6">
            <text:p><text:a xlink:href="https://github.com/linrock/Stockfish/compare/bb5589b...1535b9d">diff</text:a></text:p>
          </table:table-cell>
          <table:table-cell office:value-type="string" table:style-name="ce6">
            <text:p>2.44</text:p>
          </table:table-cell>
          <table:table-cell table:number-columns-repeated="4" table:style-name="ce2"/>
          <table:table-cell table:number-columns-repeated="28" table:style-name="ce1"/>
          <table:table-cell table:number-columns-repeated="16347"/>
        </table:table-row>
        <table:table-row table:style-name="ro2">
          <table:table-cell office:value-type="date" office:date-value="2020-04-20T00:00:00" table:style-name="ce9">
            <text:p>4/20/20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9cfbedcaaff5d60a50a82a">timered2</text:a></text:p>
          </table:table-cell>
          <table:table-cell office:value-type="string" table:style-name="ce6">
            <text:p><text:a xlink:href="https://github.com/xoto10/stockfish-xoto10/compare/221893b...cbdcd03">diff</text:a></text:p>
          </table:table-cell>
          <table:table-cell office:value-type="string" table:style-name="ce7">
            <text:p>2.4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31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d42c4af29b40b0fc95a72b">tweak_bishopOnKR</text:a></text:p>
          </table:table-cell>
          <table:table-cell office:value-type="string" table:style-name="ce6">
            <text:p><text:a xlink:href="https://github.com/locutus2/Stockfish/compare/a531bf8b87...fabafd8152">diff</text:a></text:p>
          </table:table-cell>
          <table:table-cell office:value-type="string" table:style-name="ce7">
            <text:p>2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06-20T00:00:00" table:style-name="ce9">
            <text:p>6/20/03</text:p>
          </table:table-cell>
          <table:table-cell office:value-type="string" table:style-name="ce6">
            <text:p>sni</text:p>
          </table:table-cell>
          <table:table-cell office:value-type="string" table:style-name="ce6">
            <text:p><text:a xlink:href="https://tests.stockfishchess.org/tests/view/5ed72addf29b40b0fc95a8ab">rook_on_king</text:a></text:p>
          </table:table-cell>
          <table:table-cell office:value-type="string" table:style-name="ce6">
            <text:p><text:a xlink:href="https://github.com/snicolet/Stockfish/compare/d1ec10cd4f...830ac7d916">diff</text:a></text:p>
          </table:table-cell>
          <table:table-cell office:value-type="string" table:style-name="ce7">
            <text:p>2.4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4-06-20T00:00:00" table:style-name="ce9">
            <text:p>6/20/04</text:p>
          </table:table-cell>
          <table:table-cell office:value-type="string" table:style-name="ce6">
            <text:p>sni</text:p>
          </table:table-cell>
          <table:table-cell office:value-type="string" table:style-name="ce6">
            <text:p><text:a xlink:href="https://tests.stockfishchess.org/tests/view/5ed8c009f29b40b0fc95a99e">safe_pawn_pushes</text:a></text:p>
          </table:table-cell>
          <table:table-cell office:value-type="string" table:style-name="ce6">
            <text:p><text:a xlink:href="https://github.com/snicolet/Stockfish/compare/d1ec10cd4f...0acaed420b">diff</text:a></text:p>
          </table:table-cell>
          <table:table-cell office:value-type="string" table:style-name="ce7">
            <text:p>2.4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1931-01-20T00:00:00" table:style-name="ce27">
            <text:p>1/20/3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4ae3ce70d848499f63799">futPrSs1New3</text:a></text:p>
          </table:table-cell>
          <table:table-cell office:value-type="string" table:style-name="ce7">
            <text:p><text:a xlink:href="https://github.com/Vizvezdenec/Stockfish/compare/6ccb1ca...20eddaa">diff</text:a></text:p>
          </table:table-cell>
          <table:table-cell office:value-type="string" table:style-name="ce2">
            <text:p>2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7-12-19T00:00:00" table:style-name="ce27">
            <text:p>12/19/07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bb790b7bdefd50db28d14">iterscores2pr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12-19T00:00:00" table:style-name="ce27">
            <text:p>12/19/03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68a5bb407ee7bfda68a94">iterscores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5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6c16587586124bc2c10c9">cmhKill9</text:a></text:p>
          </table:table-cell>
          <table:table-cell office:value-type="string" table:style-name="ce6">
            <text:p><text:a xlink:href="https://github.com/Vizvezdenec/Stockfish/compare/42b7dbcb5e...d6adae904b">diff</text:a></text:p>
          </table:table-cell>
          <table:table-cell office:value-type="string" table:style-name="ce7">
            <text:p>2.3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6-20T00:00:00" table:style-name="ce9">
            <text:p>6/20/11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e24eb3f29b40b0fc95af6f">hurry</text:a></text:p>
          </table:table-cell>
          <table:table-cell office:value-type="string" table:style-name="ce6">
            <text:p><text:a xlink:href="https://github.com/unaiic/Stockfish/compare/3af083a7cd...1edf703709">diff</text:a></text:p>
          </table:table-cell>
          <table:table-cell office:value-type="string" table:style-name="ce7">
            <text:p>2.39</text:p>
          </table:table-cell>
          <table:table-cell table:number-columns-repeated="59" table:style-name="ce2"/>
          <table:table-cell table:number-columns-repeated="16320"/>
        </table:table-row>
        <table:table-row table:style-name="ro4">
          <table:table-cell office:value-type="date" office:date-value="1931-12-19T00:00:00" table:style-name="ce27">
            <text:p>12/19/31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e0b17089d3fbe26f672d4ab">reductions_tabl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e0b17089d3fbe26f672d4ab">http://tests.stockfishchess.org/html/live_elo.html?5e0b17089d3fbe26f672d4ab</text:a>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3-01-20T00:00:00" table:style-name="ce27">
            <text:p>1/20/23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943734744cfa4d6af415b">history_updat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3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6-11-19T00:00:00" table:style-name="ce27">
            <text:p>11/19/26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dcf4645a23bc8a40833195">abandon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38</text:p>
          </table:table-cell>
          <table:table-cell table:number-columns-repeated="16379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8d93370ebc590f3beb1304">ps_connected45</text:a></text:p>
          </table:table-cell>
          <table:table-cell office:value-type="string" table:style-name="ce7">
            <text:p><text:a xlink:href="https://github.com/protonspring/Stockfish/compare/d703d2b...b0f36f0">diff</text:a></text:p>
          </table:table-cell>
          <table:table-cell office:value-type="float" office:value="2.37" table:style-name="ce2">
            <text:p>2.37</text:p>
          </table:table-cell>
          <table:table-cell table:number-columns-repeated="16379"/>
        </table:table-row>
        <table:table-row table:style-name="ro2">
          <table:table-cell office:value-type="date" office:date-value="2019-02-20T00:00:00" table:style-name="ce38">
            <text:p>20/2/19</text:p>
          </table:table-cell>
          <table:table-cell office:value-type="string" table:style-name="ce39">
            <text:p><text:a xlink:href="http://tests.stockfishchess.org/tests/user/xoto">xot</text:a></text:p>
          </table:table-cell>
          <table:table-cell office:value-type="string" table:style-name="ce39">
            <text:p><text:a xlink:href="http://tests.stockfishchess.org/tests/view/5e4d1c6d90a0a02810d096d4">pawnsupp3</text:a></text:p>
          </table:table-cell>
          <table:table-cell office:value-type="string" table:style-name="ce39">
            <text:p><text:a xlink:href="https://github.com/xoto10/stockfish-xoto10/compare/10ead8a...66f2b87">diff</text:a></text:p>
          </table:table-cell>
          <table:table-cell office:value-type="string" table:style-name="ce2">
            <text:p>2.36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d056c80ebc5902579e1f69">prepRankedTBSP</text:a></text:p>
          </table:table-cell>
          <table:table-cell office:value-type="string" table:style-name="ce7">
            <text:p><text:a xlink:href="https://github.com/SFisGOD/Stockfish/compare/3468138...05819d9">diff</text:a></text:p>
          </table:table-cell>
          <table:table-cell office:value-type="string" table:style-name="ce2">
            <text:p>2.36</text:p>
          </table:table-cell>
          <table:table-cell table:number-columns-repeated="16379"/>
        </table:table-row>
        <table:table-row table:style-name="ro2">
          <table:table-cell office:value-type="date" office:date-value="2012-07-19T00:00:00" table:style-name="ce27">
            <text:p>7/19/1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282e9c0ebc5925cf0d529b">lmr_update3</text:a></text:p>
          </table:table-cell>
          <table:table-cell office:value-type="string" table:style-name="ce7">
            <text:p>diff</text:p>
          </table:table-cell>
          <table:table-cell office:value-type="float" office:value="2.36" table:style-name="ce7">
            <text:p>2.36</text:p>
          </table:table-cell>
          <table:table-cell table:number-columns-repeated="16379"/>
        </table:table-row>
        <table:table-row table:style-name="ro2">
          <table:table-cell office:value-type="string" table:style-name="ce45">
            <text:p>0-06-17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a57cf563bc7aa756005e2">futXoto2</text:a></text:p>
          </table:table-cell>
          <table:table-cell office:value-type="string" table:style-name="ce6">
            <text:p><text:a xlink:href="https://github.com/Vizvezdenec/Stockfish/compare/bc3c215490...0a0ff72310">diff</text:a></text:p>
          </table:table-cell>
          <table:table-cell office:value-type="string" table:style-name="ce7">
            <text:p>2.34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174ae50ac9162cdd5f3a4f">NMC_rootDepth1_4</text:a></text:p>
          </table:table-cell>
          <table:table-cell office:value-type="string" table:style-name="ce7">
            <text:p><text:a xlink:href="https://github.com/Chess13234/Stockfish/compare/09bef14...17549c8">diff</text:a></text:p>
          </table:table-cell>
          <table:table-cell office:value-type="float" office:value="2.34" table:style-name="ce7">
            <text:p>2.34</text:p>
          </table:table-cell>
          <table:table-cell table:number-columns-repeated="16379"/>
        </table:table-row>
        <table:table-row table:style-name="ro2">
          <table:table-cell office:value-type="date" office:date-value="1930-04-20T00:00:00" table:style-name="ce9">
            <text:p>4/20/30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a72cc69c5cb4e2aeb8362">captFutilityPrHist6</text:a></text:p>
          </table:table-cell>
          <table:table-cell office:value-type="string" table:style-name="ce6">
            <text:p><text:a xlink:href="https://github.com/Vizvezdenec/Stockfish/compare/353e206...35f868d">diff</text:a></text:p>
          </table:table-cell>
          <table:table-cell office:value-type="float" office:value="2.33" table:style-name="ce7">
            <text:p>2.33</text:p>
          </table:table-cell>
          <table:table-cell table:number-columns-repeated="16379"/>
        </table:table-row>
        <table:table-row table:style-name="ro4">
          <table:table-cell office:value-type="date" office:date-value="1930-09-19T00:00:00" table:style-name="ce27">
            <text:p>9/19/30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91c3da0ebc594fb88eafa3">bishop_pawns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d91c3da0ebc594fb88eafa3">http://tests.stockfishchess.org/html/live_elo.html?5d91c3da0ebc594fb88eafa32.35</text:a></text:p>
          </table:table-cell>
          <table:table-cell table:number-columns-repeated="16379"/>
        </table:table-row>
        <table:table-row table:style-name="ro2">
          <table:table-cell office:value-type="date" office:date-value="1930-04-20T00:00:00" table:style-name="ce9">
            <text:p>4/20/30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a72cc69c5cb4e2aeb8362">captFutilityPrHist6</text:a></text:p>
          </table:table-cell>
          <table:table-cell office:value-type="string" table:style-name="ce6">
            <text:p><text:a xlink:href="https://github.com/Vizvezdenec/Stockfish/compare/353e206...35f868d">diff</text:a></text:p>
          </table:table-cell>
          <table:table-cell office:value-type="string" table:style-name="ce7">
            <text:p>2.33</text:p>
          </table:table-cell>
          <table:table-cell table:number-columns-repeated="16379"/>
        </table:table-row>
        <table:table-row table:style-name="ro2">
          <table:table-cell office:value-type="date" office:date-value="2024-11-19T00:00:00" table:style-name="ce27">
            <text:p>11/19/2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a98a5e75c0005326d20e7">ocbSFnew4</text:a></text:p>
          </table:table-cell>
          <table:table-cell office:value-type="string" table:style-name="ce7">
            <text:p><text:a xlink:href="https://github.com/Vizvezdenec/Stockfish/compare/87ed9fa...8dbd6b3">diff</text:a></text:p>
          </table:table-cell>
          <table:table-cell office:value-type="string" table:style-name="ce7">
            <text:p>2.33</text:p>
          </table:table-cell>
          <table:table-cell table:number-columns-repeated="16379"/>
        </table:table-row>
        <table:table-row table:style-name="ro2">
          <table:table-cell office:value-type="date" office:date-value="2001-11-19T00:00:00" table:style-name="ce27">
            <text:p>11/19/0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c6cce0ebc5925b64ef117">sepCmplx3</text:a></text:p>
          </table:table-cell>
          <table:table-cell office:value-type="string" table:style-name="ce7">
            <text:p><text:a xlink:href="https://github.com/SFisGOD/Stockfish/compare/e8fca71...dac2534">diff</text:a></text:p>
          </table:table-cell>
          <table:table-cell office:value-type="string" table:style-name="ce7">
            <text:p>2.33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27">
            <text:p>9/19/23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885da60ebc5906dd3e9fcd">psqtr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33</text:p>
          </table:table-cell>
          <table:table-cell table:number-columns-repeated="16379"/>
        </table:table-row>
        <table:table-row table:style-name="ro2">
          <table:table-cell office:value-type="date" office:date-value="2026-05-20T00:00:00" table:style-name="ce9">
            <text:p>5/20/26</text:p>
          </table:table-cell>
          <table:table-cell office:value-type="string" table:style-name="ce6">
            <text:p>vdv</text:p>
          </table:table-cell>
          <table:table-cell office:value-type="string" table:style-name="ce6">
            <text:p><text:a xlink:href="https://tests.stockfishchess.org/tests/view/5ecca63980f2c838b965588e">evalTweak4</text:a></text:p>
          </table:table-cell>
          <table:table-cell office:value-type="string" table:style-name="ce6">
            <text:p><text:a xlink:href="https://github.com/vondele/Stockfish/compare/fb80957...6b5d7b8">diff</text:a></text:p>
          </table:table-cell>
          <table:table-cell office:value-type="string" table:style-name="ce7">
            <text:p>2.32</text:p>
          </table:table-cell>
          <table:table-cell table:number-columns-repeated="16379"/>
        </table:table-row>
        <table:table-row table:style-name="ro2">
          <table:table-cell office:value-type="date" office:date-value="2015-03-20T00:00:00" table:style-name="ce27">
            <text:p>3/20/15</text:p>
          </table:table-cell>
          <table:table-cell office:value-type="string" table:style-name="ce7">
            <text:p><text:a xlink:href="https://tests.stockfishchess.org/tests/user/protonspring">pro</text:a></text:p>
          </table:table-cell>
          <table:table-cell office:value-type="string" table:style-name="ce7">
            <text:p><text:a xlink:href="https://tests.stockfishchess.org/tests/view/5e6e8020e42a5c3b3ca2e60a">ps_outposts25</text:a></text:p>
          </table:table-cell>
          <table:table-cell office:value-type="string" table:style-name="ce7">
            <text:p><text:a xlink:href="https://github.com/protonspring/Stockfish/compare/ddcbacd...b7fe604">diff</text:a></text:p>
          </table:table-cell>
          <table:table-cell office:value-type="string" table:style-name="ce7">
            <text:p>2.32</text:p>
          </table:table-cell>
          <table:table-cell table:number-columns-repeated="16379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838f253a4548a0348ee1f">captFutilityPr3</text:a></text:p>
          </table:table-cell>
          <table:table-cell office:value-type="string" table:style-name="ce6">
            <text:p><text:a xlink:href="https://github.com/Vizvezdenec/Stockfish/compare/bb5589b...c761ae4">diff</text:a></text:p>
          </table:table-cell>
          <table:table-cell office:value-type="string" table:style-name="ce7">
            <text:p>2.31</text:p>
          </table:table-cell>
          <table:table-cell table:number-columns-repeated="16379"/>
        </table:table-row>
        <table:table-row table:style-name="ro2">
          <table:table-cell office:value-type="date" office:date-value="2008-12-19T00:00:00" table:style-name="ce27">
            <text:p>12/19/08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ded04bc51219d7befdc773a">KingTun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3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2-19T00:00:00" table:style-name="ce27">
            <text:p>12/19/2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9236b9d3fbe26f672d39b">sbetaBetaSing3</text:a></text:p>
          </table:table-cell>
          <table:table-cell office:value-type="string" table:style-name="ce7">
            <text:p><text:a xlink:href="https://github.com/Vizvezdenec/Stockfish/compare/13f70d0...d65ac47">diff</text:a></text:p>
          </table:table-cell>
          <table:table-cell office:value-type="string" table:style-name="ce7">
            <text:p>2.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0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03b06f29b40b0fc95ae0c">fortress13</text:a></text:p>
          </table:table-cell>
          <table:table-cell office:value-type="string" table:style-name="ce6">
            <text:p><text:a xlink:href="https://github.com/snicolet/Stockfish/compare/4b10578acb...84290cf454">diff</text:a></text:p>
          </table:table-cell>
          <table:table-cell office:value-type="string" table:style-name="ce7">
            <text:p>2.2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5-03-20T00:00:00" table:style-name="ce27">
            <text:p>3/20/25</text:p>
          </table:table-cell>
          <table:table-cell office:value-type="string" table:style-name="ce7">
            <text:p><text:a xlink:href="https://tests.stockfishchess.org/tests/user/pb00067">pb0</text:a></text:p>
          </table:table-cell>
          <table:table-cell office:value-type="string" table:style-name="ce7">
            <text:p><text:a xlink:href="https://tests.stockfishchess.org/tests/view/5e7b6d89e42a5c3b3ca2eaf4">preventDiscoCheck</text:a></text:p>
          </table:table-cell>
          <table:table-cell office:value-type="string" table:style-name="ce7">
            <text:p><text:a xlink:href="https://github.com/pb00068/Stockfish/compare/6ecab03...53f6a91">diff</text:a></text:p>
          </table:table-cell>
          <table:table-cell office:value-type="string" table:style-name="ce7">
            <text:p>2.2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7">
            <text:p>19-10-07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b9fcc0ebc5902b6d05985">cmhIncheck2</text:a></text:p>
          </table:table-cell>
          <table:table-cell office:value-type="string" table:style-name="ce7">
            <text:p><text:a xlink:href="https://github.com/VoyagerOne/Stockfish/compare/7264540...c7df470">diff</text:a></text:p>
          </table:table-cell>
          <table:table-cell office:value-type="string" table:style-name="ce7">
            <text:p>2.29</text:p>
          </table:table-cell>
          <table:table-cell table:number-columns-repeated="59" table:style-name="ce2"/>
          <table:table-cell table:number-columns-repeated="16320"/>
        </table:table-row>
        <table:table-row table:number-rows-repeated="2" table:style-name="ro2">
          <table:table-cell office:value-type="date" office:date-value="2028-11-19T00:00:00" table:style-name="ce27">
            <text:p>11/19/28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dfaffa0294ec4750cba8ff">escape4</text:a></text:p>
          </table:table-cell>
          <table:table-cell office:value-type="string" table:style-name="ce7">
            <text:p><text:a xlink:href="https://github.com/pb00068/Stockfish/compare/df340a8...6961c6e">diff</text:a></text:p>
          </table:table-cell>
          <table:table-cell office:value-type="string" table:style-name="ce7">
            <text:p>2.28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8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b16cf87fea5b81edade03">bestMoveMovecount2</text:a></text:p>
          </table:table-cell>
          <table:table-cell office:value-type="string" table:style-name="ce6">
            <text:p><text:a xlink:href="https://github.com/Vizvezdenec/Stockfish/compare/bc3c215490...9f3ef3f0d4">diff</text:a></text:p>
          </table:table-cell>
          <table:table-cell office:value-type="string" table:style-name="ce7">
            <text:p>2.2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06-20T00:00:00" table:style-name="ce9">
            <text:p>6/20/03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d7b3e6f29b40b0fc95a8f9">pawnh1</text:a></text:p>
          </table:table-cell>
          <table:table-cell office:value-type="string" table:style-name="ce6">
            <text:p><text:a xlink:href="https://github.com/xoto10/stockfish-xoto10/compare/d1ec10cd4f...a34c66e2db">diff</text:a></text:p>
          </table:table-cell>
          <table:table-cell office:value-type="string" table:style-name="ce7">
            <text:p>2.27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17-05-20T00:00:00" table:style-name="ce9">
            <text:p>5/20/17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c0a6dce9d85f94dc42995a">opt2</text:a></text:p>
          </table:table-cell>
          <table:table-cell office:value-type="string" table:style-name="ce6">
            <text:p><text:a xlink:href="https://github.com/xoto10/stockfish-xoto10/compare/c6ce612...3b49ada">diff</text:a></text:p>
          </table:table-cell>
          <table:table-cell office:value-type="string" table:style-name="ce6">
            <text:p>2.2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2f8d7bab2d69d58394fd0f">LateSort</text:a></text:p>
          </table:table-cell>
          <table:table-cell office:value-type="string" table:style-name="ce7">
            <text:p><text:a xlink:href="https://github.com/mstembera/Stockfish/compare/1d3efff...2538a2b">diff</text:a></text:p>
          </table:table-cell>
          <table:table-cell office:value-type="string" table:style-name="ce7">
            <text:p>2.2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7">
            <text:p>19-12-13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f3a97d6932658fe9b45145">Root_sacrifice</text:a></text:p>
          </table:table-cell>
          <table:table-cell office:value-type="string" table:style-name="ce7">
            <text:p><text:a xlink:href="https://github.com/MJZ1977/Stockfish/compare/b648247...09ae37b">diff</text:a></text:p>
          </table:table-cell>
          <table:table-cell office:value-type="string" table:style-name="ce2">
            <text:p>2.27</text:p>
          </table:table-cell>
          <table:table-cell table:style-name="ce7"/>
          <table:table-cell table:number-columns-repeated="58" table:style-name="ce2"/>
          <table:table-cell table:number-columns-repeated="16320"/>
        </table:table-row>
        <table:table-row table:style-name="ro2">
          <table:table-cell office:value-type="date" office:date-value="2019-06-20T00:00:00" table:style-name="ce9">
            <text:p>6/20/19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ec46ae7c7bec7c0099c750">pawn_features2</text:a></text:p>
          </table:table-cell>
          <table:table-cell office:value-type="string" table:style-name="ce6">
            <text:p><text:a xlink:href="https://github.com/locutus2/Stockfish/compare/bc3c215490...f6ac6b4c77">diff</text:a></text:p>
          </table:table-cell>
          <table:table-cell office:value-type="string" table:style-name="ce2">
            <text:p>2.26</text:p>
          </table:table-cell>
          <table:table-cell table:style-name="ce7"/>
          <table:table-cell table:number-columns-repeated="58" table:style-name="ce2"/>
          <table:table-cell table:number-columns-repeated="16320"/>
        </table:table-row>
        <table:table-row table:style-name="ro2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Fis</text:p>
          </table:table-cell>
          <table:table-cell office:value-type="string" table:style-name="ce6">
            <text:p><text:a xlink:href="https://tests.stockfishchess.org/tests/view/5ea2295b2bbc513269426a50">DoubledBehind</text:a></text:p>
          </table:table-cell>
          <table:table-cell office:value-type="string" table:style-name="ce6">
            <text:p><text:a xlink:href="https://github.com/mstembera/Stockfish/compare/bb5589b...26ff03b">diff</text:a></text:p>
          </table:table-cell>
          <table:table-cell office:value-type="string" table:style-name="ce2">
            <text:p>2.26</text:p>
          </table:table-cell>
          <table:table-cell table:style-name="ce7"/>
          <table:table-cell table:number-columns-repeated="58" table:style-name="ce2"/>
          <table:table-cell table:number-columns-repeated="16320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d2cdc87585b1706b6835e">kawTuning4</text:a></text:p>
          </table:table-cell>
          <table:table-cell office:value-type="string" table:style-name="ce7">
            <text:p><text:a xlink:href="https://github.com/Vizvezdenec/Stockfish/compare/13f70d0...ed3e86b">diff</text:a></text:p>
          </table:table-cell>
          <table:table-cell office:value-type="string" table:style-name="ce2">
            <text:p>2.26</text:p>
          </table:table-cell>
          <table:table-cell table:style-name="ce7"/>
          <table:table-cell table:number-columns-repeated="58" table:style-name="ce2"/>
          <table:table-cell table:number-columns-repeated="16320"/>
        </table:table-row>
        <table:table-row table:style-name="ro2">
          <table:table-cell office:value-type="date" office:date-value="2017-11-19T00:00:00" table:style-name="ce27">
            <text:p>11/19/17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0f58e6f544e798086f224">TTprogressPR102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26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e07306ffeed51f6e3285d">evadingCaptRed2</text:a></text:p>
          </table:table-cell>
          <table:table-cell office:value-type="string" table:style-name="ce6">
            <text:p><text:a xlink:href="https://github.com/Vizvezdenec/Stockfish/compare/c527c3a...33603ed">diff</text:a></text:p>
          </table:table-cell>
          <table:table-cell office:value-type="string" table:style-name="ce6">
            <text:p>2.2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4-03-20T00:00:00" table:style-name="ce27">
            <text:p>3/20/24</text:p>
          </table:table-cell>
          <table:table-cell office:value-type="string" table:style-name="ce7">
            <text:p><text:a xlink:href="https://tests.stockfishchess.org/tests/user/snicolet">sni</text:a></text:p>
          </table:table-cell>
          <table:table-cell office:value-type="string" table:style-name="ce7">
            <text:p><text:a xlink:href="https://tests.stockfishchess.org/tests/view/5e79f884e42a5c3b3ca2ea25">cooperative_knights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25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25-08-19T00:00:00" table:style-name="ce27">
            <text:p>8/19/25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62681a0ebc5939d09f2f27">lmr_bestmove</text:a></text:p>
          </table:table-cell>
          <table:table-cell office:value-type="string" table:style-name="ce7">
            <text:p><text:a xlink:href="https://github.com/locutus2/Stockfish/compare/0e295fe...b82b80a">diff</text:a></text:p>
          </table:table-cell>
          <table:table-cell office:value-type="string" table:style-name="ce7">
            <text:p>2.2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30ad4fab2d69d58394fdf9">probcut_ttPv2</text:a></text:p>
          </table:table-cell>
          <table:table-cell office:value-type="string" table:style-name="ce7">
            <text:p><text:a xlink:href="https://github.com/locutus2/Stockfish/compare/a910ba7...dbe7fac">diff</text:a></text:p>
          </table:table-cell>
          <table:table-cell office:value-type="string" table:style-name="ce7">
            <text:p>2.2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2-11-19T00:00:00" table:style-name="ce27">
            <text:p>11/19/12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a9dad0ebc590256922bc4">RankedOutposts</text:a></text:p>
          </table:table-cell>
          <table:table-cell office:value-type="string" table:style-name="ce7">
            <text:p><text:a xlink:href="https://github.com/SFisGOD/Stockfish/compare/9ab2590...5041490">diff</text:a></text:p>
          </table:table-cell>
          <table:table-cell office:value-type="string" table:style-name="ce7">
            <text:p>2.2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20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c5ab9e377121ac09e1027e">quietShuffleBadHist1</text:a></text:p>
          </table:table-cell>
          <table:table-cell office:value-type="string" table:style-name="ce6">
            <text:p><text:a xlink:href="https://github.com/Vizvezdenec/Stockfish/compare/b36a1fa...556d850">diff</text:a></text:p>
          </table:table-cell>
          <table:table-cell office:value-type="string" table:style-name="ce7">
            <text:p>2.2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1223358daf47772cc5a89">ttRefutedCheckEv3</text:a></text:p>
          </table:table-cell>
          <table:table-cell office:value-type="string" table:style-name="ce6">
            <text:p><text:a xlink:href="https://github.com/Vizvezdenec/Stockfish/compare/bb5589b...4fafa41">diff</text:a></text:p>
          </table:table-cell>
          <table:table-cell office:value-type="string" table:style-name="ce7">
            <text:p>2.2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7-05-20T00:00:00" table:style-name="ce9">
            <text:p>5/20/07</text:p>
          </table:table-cell>
          <table:table-cell office:value-type="string" table:style-name="ce6">
            <text:p>sni</text:p>
          </table:table-cell>
          <table:table-cell office:value-type="string" table:style-name="ce6">
            <text:p><text:a xlink:href="https://tests.stockfishchess.org/tests/view/5eb401212326444a3b6d38b9">anti_suicide</text:a></text:p>
          </table:table-cell>
          <table:table-cell office:value-type="string" table:style-name="ce6">
            <text:p><text:a xlink:href="https://github.com/snicolet/Stockfish/compare/a91cb9f...c31d3b8">diff</text:a></text:p>
          </table:table-cell>
          <table:table-cell office:value-type="string" table:style-name="ce7">
            <text:p>2.21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1fa4935bceeb8e64a0173">W-mBehindPawnType</text:a></text:p>
          </table:table-cell>
          <table:table-cell office:value-type="string" table:style-name="ce6">
            <text:p><text:a xlink:href="https://github.com/linrock/Stockfish/compare/bb5589b...cbe2e99">diff</text:a></text:p>
          </table:table-cell>
          <table:table-cell office:value-type="string" table:style-name="ce6">
            <text:p>2.2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9-12-19T00:00:00" table:style-name="ce27">
            <text:p>12/19/09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dee4e273cff9a249bb9e473">razor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table:style-name="ce27"/>
          <table:table-cell office:value-type="date" office:date-value="2001-11-19T00:00:00" table:style-name="ce27">
            <text:p>11/19/0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b817d0ebc5925b64ee368">extCaptLMR1</text:a></text:p>
          </table:table-cell>
          <table:table-cell office:value-type="string" table:style-name="ce7">
            <text:p>2.1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5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e6c4e687586124bc2c10d4">fawn_a_h</text:a></text:p>
          </table:table-cell>
          <table:table-cell office:value-type="string" table:style-name="ce6">
            <text:p><text:a xlink:href="https://github.com/snicolet/Stockfish/compare/42b7dbcb5e...12c358fa6b">diff</text:a></text:p>
          </table:table-cell>
          <table:table-cell office:value-type="string" table:style-name="ce7">
            <text:p>2.1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8-01-20T00:00:00" table:style-name="ce27">
            <text:p>1/20/0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5f56d61fe5f83a67dd947">probcutSequence6</text:a></text:p>
          </table:table-cell>
          <table:table-cell office:value-type="string" table:style-name="ce7">
            <text:p><text:a xlink:href="https://github.com/Vizvezdenec/Stockfish/compare/44f79bd...52725c9">diff</text:a></text:p>
          </table:table-cell>
          <table:table-cell office:value-type="string" table:style-name="ce7">
            <text:p>2.1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3-09-19T00:00:00" table:style-name="ce27">
            <text:p>9/19/13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7c1fa40ebc5902d386058e">SpaceThreshold</text:a></text:p>
          </table:table-cell>
          <table:table-cell office:value-type="string" table:style-name="ce7">
            <text:p><text:a xlink:href="https://github.com/mstembera/Stockfish/compare/8aecf26...96ae0f3">diff</text:a></text:p>
          </table:table-cell>
          <table:table-cell office:value-type="string" table:style-name="ce2">
            <text:p>2.15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a0354563bc7aa756004ed">ttCaptPenHPM1</text:a></text:p>
          </table:table-cell>
          <table:table-cell office:value-type="string" table:style-name="ce6">
            <text:p><text:a xlink:href="https://github.com/Vizvezdenec/Stockfish/compare/bc3c215490...e33d61eafb">diff</text:a></text:p>
          </table:table-cell>
          <table:table-cell office:value-type="string" table:style-name="ce2">
            <text:p>2.1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10-19T00:00:00" table:style-name="ce27">
            <text:p>10/19/03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9655a10ebc590c21aa5c2a">ps_operators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5-04-20T00:00:00" table:style-name="ce9">
            <text:p>4/20/25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a47a90b908f6dd28f34b13">new_pv</text:a></text:p>
          </table:table-cell>
          <table:table-cell office:value-type="string" table:style-name="ce6">
            <text:p><text:a xlink:href="https://github.com/locutus2/Stockfish/compare/bb5589b...c7ad654">diff</text:a></text:p>
          </table:table-cell>
          <table:table-cell office:value-type="string" table:style-name="ce7">
            <text:p>2.13</text:p>
          </table:table-cell>
          <table:table-cell table:number-columns-repeated="16379"/>
        </table:table-row>
        <table:table-row table:style-name="ro2">
          <table:table-cell office:value-type="date" office:date-value="2025-01-20T00:00:00" table:style-name="ce27">
            <text:p>1/20/2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2c0f0eab2d69d58394fa63">cmhPrevNeg1</text:a></text:p>
          </table:table-cell>
          <table:table-cell office:value-type="string" table:style-name="ce7">
            <text:p><text:a xlink:href="https://github.com/Vizvezdenec/Stockfish/compare/01b6088...5e7420c">diff</text:a></text:p>
          </table:table-cell>
          <table:table-cell office:value-type="string" table:style-name="ce7">
            <text:p>2.13</text:p>
          </table:table-cell>
          <table:table-cell table:number-columns-repeated="16379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86bd52141237a731f0be4">wMinorKingProtectors7</text:a></text:p>
          </table:table-cell>
          <table:table-cell office:value-type="string" table:style-name="ce6">
            <text:p><text:a xlink:href="https://github.com/linrock/Stockfish/compare/bb5589b...4a55121">diff</text:a>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22-01-20T00:00:00" table:style-name="ce27">
            <text:p>1/20/22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28d7014744cfa4d6af412d">fortress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08-11-19T00:00:00" table:style-name="ce27">
            <text:p>11/19/08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c51acd0ebc5902562bb4cd">probCutVar</text:a></text:p>
          </table:table-cell>
          <table:table-cell office:value-type="string" table:style-name="ce7">
            <text:p><text:a xlink:href="https://github.com/pb00068/Stockfish/compare/9f312c8...90761fb">diff</text:a>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173f6e0ac9162cdd5f3a3f">NMC_HalfRootDepth</text:a></text:p>
          </table:table-cell>
          <table:table-cell office:value-type="string" table:style-name="ce7">
            <text:p><text:a xlink:href="https://github.com/Chess13234/Stockfish/compare/09bef14...db98965">diff</text:a></text:p>
          </table:table-cell>
          <table:table-cell office:value-type="string" table:style-name="ce7">
            <text:p>2.11</text:p>
          </table:table-cell>
          <table:table-cell table:number-columns-repeated="16379"/>
        </table:table-row>
        <table:table-row table:style-name="ro2">
          <table:table-cell office:value-type="date" office:date-value="2003-12-19T00:00:00" table:style-name="ce27">
            <text:p>12/19/03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e6ef79b407ee7bfda68ab5">kd_KFDquad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1</text:p>
          </table:table-cell>
          <table:table-cell table:number-columns-repeated="16379"/>
        </table:table-row>
        <table:table-row table:style-name="ro2">
          <table:table-cell office:value-type="date" office:date-value="2013-11-19T00:00:00" table:style-name="ce27">
            <text:p>11/19/1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c63780ebc59025bcbb9b2">bishopPsQueen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1</text:p>
          </table:table-cell>
          <table:table-cell table:number-columns-repeated="16379"/>
        </table:table-row>
        <table:table-row table:style-name="ro2">
          <table:table-cell office:value-type="date" office:date-value="2024-10-19T00:00:00" table:style-name="ce27">
            <text:p>10/19/24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16dd50ebc5908127504ad">unsafe_checks2</text:a></text:p>
          </table:table-cell>
          <table:table-cell office:value-type="string" table:style-name="ce7">
            <text:p><text:a xlink:href="https://github.com/locutus2/Stockfish/compare/7e89a71...8989e24">https://github.com/locutus2/Stockfish/compare/7e89a71...8989e24</text:a></text:p>
          </table:table-cell>
          <table:table-cell office:value-type="string" table:style-name="ce7">
            <text:p>2.11</text:p>
          </table:table-cell>
          <table:table-cell table:number-columns-repeated="16379"/>
        </table:table-row>
        <table:table-row table:style-name="ro2">
          <table:table-cell office:value-type="date" office:date-value="2018-03-20T00:00:00" table:style-name="ce27">
            <text:p>3/20/18</text:p>
          </table:table-cell>
          <table:table-cell office:value-type="string" table:style-name="ce7">
            <text:p><text:a xlink:href="https://tests.stockfishchess.org/tests/user/snicolet">sni</text:a></text:p>
          </table:table-cell>
          <table:table-cell office:value-type="string" table:style-name="ce7">
            <text:p><text:a xlink:href="https://tests.stockfishchess.org/tests/view/5e7245e9e42a5c3b3ca2e70f">bad_bishop1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07-03-20T00:00:00" table:style-name="ce27">
            <text:p>3/20/07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63ba6ae42a5c3b3ca2e252">SAC</text:a></text:p>
          </table:table-cell>
          <table:table-cell office:value-type="string" table:style-name="ce7">
            <text:p><text:a xlink:href="https://github.com/mstembera/Stockfish/compare/37e3863...54b6358">diff</text:a>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1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b097ae4f9fb1153ca2a4c7">mpb9</text:a></text:p>
          </table:table-cell>
          <table:table-cell office:value-type="string" table:style-name="ce6">
            <text:p><text:a xlink:href="https://github.com/linrock/Stockfish/compare/c527c3a...4680d21">diff</text:a></text:p>
          </table:table-cell>
          <table:table-cell office:value-type="string" table:style-name="ce6">
            <text:p>2.58</text:p>
          </table:table-cell>
          <table:table-cell table:number-columns-repeated="16379"/>
        </table:table-row>
        <table:table-row table:style-name="ro1">
          <table:table-cell office:value-type="date" office:date-value="2007-06-20T00:00:00" table:style-name="ce9">
            <text:p>6/20/07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dc9ba8f29b40b0fc95ab99">evalrnd2</text:a></text:p>
          </table:table-cell>
          <table:table-cell office:value-type="string" table:style-name="ce6">
            <text:p><text:a xlink:href="https://github.com/xoto10/stockfish-xoto10/compare/15e190e942...407880d389">diff</text:a></text:p>
          </table:table-cell>
          <table:table-cell office:value-type="string" table:style-name="ce6">
            <text:p>2.49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6-03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d72addf29b40b0fc95a8ab">rook_on_king</text:a></text:p>
          </table:table-cell>
          <table:table-cell office:value-type="string" table:style-name="ce6">
            <text:p><text:a xlink:href="https://github.com/snicolet/Stockfish/compare/d1ec10cd4f...830ac7d916">diff</text:a></text:p>
          </table:table-cell>
          <table:table-cell office:value-type="string" table:style-name="ce6">
            <text:p>2.41</text:p>
          </table:table-cell>
          <table:table-cell table:number-columns-repeated="16379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b0a8474f9fb1153ca2a505">bishpawns2</text:a></text:p>
          </table:table-cell>
          <table:table-cell office:value-type="string" table:style-name="ce6">
            <text:p><text:a xlink:href="https://github.com/xoto10/stockfish-xoto10/compare/c527c3a...fff2076">diff</text:a></text:p>
          </table:table-cell>
          <table:table-cell office:value-type="string" table:style-name="ce7">
            <text:p>2.4</text:p>
          </table:table-cell>
          <table:table-cell table:number-columns-repeated="16379"/>
        </table:table-row>
        <table:table-row table:style-name="ro2">
          <table:table-cell office:value-type="date" office:date-value="2005-09-20T00:00:00" table:style-name="ce9">
            <text:p>9/20/05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f537f1c2d02727c56b36ce3">class3</text:a></text:p>
          </table:table-cell>
          <table:table-cell office:value-type="string" table:style-name="ce6">
            <text:p><text:a xlink:href="https://github.com/xoto10/stockfish-xoto10/compare/d539da19d2...8a60dc4237">diff</text:a>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date" office:date-value="2004-02-20T00:00:00" table:style-name="ce27">
            <text:p>2/20/04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be87e70d848499f6393a">probcut_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2</text:p>
          </table:table-cell>
          <table:table-cell table:number-columns-repeated="16379"/>
        </table:table-row>
        <table:table-row table:style-name="ro1">
          <table:table-cell office:value-type="date" office:date-value="2001-09-20T00:00:00" table:style-name="ce9">
            <text:p>9/20/01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4e4417ba100690c5cc5de4">isLMRqs4</text:a></text:p>
          </table:table-cell>
          <table:table-cell office:value-type="string" table:style-name="ce6">
            <text:p><text:a xlink:href="https://github.com/Vizvezdenec/Stockfish/compare/a8bbaa1795...df02e55eb8">diff</text:a></text:p>
          </table:table-cell>
          <table:table-cell office:value-type="string" table:style-name="ce6">
            <text:p>2.25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21</text:p>
          </table:table-cell>
          <table:table-cell office:value-type="string" table:style-name="ce6">
            <text:p><text:a xlink:href="https://tests.stockfishchess.org/tests/user/Lolligerhans">Lol</text:a></text:p>
          </table:table-cell>
          <table:table-cell office:value-type="string" table:style-name="ce6">
            <text:p><text:a xlink:href="https://tests.stockfishchess.org/tests/view/5eef0533445bb021dcbcc376">imbal-pawns</text:a></text:p>
          </table:table-cell>
          <table:table-cell office:value-type="string" table:style-name="ce6">
            <text:p><text:a xlink:href="https://github.com/Lolligerhans/Stockfish/compare/bc3c215490...ddb87ea328">diff</text:a></text:p>
          </table:table-cell>
          <table:table-cell office:value-type="string" table:style-name="ce7">
            <text:p>2.15</text:p>
          </table:table-cell>
          <table:table-cell table:number-columns-repeated="16379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9aff0b06caddbae133f17">pobfTwea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9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710d10ac9162cdd5f3a2b">research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9</text:p>
          </table:table-cell>
          <table:table-cell table:number-columns-repeated="16379"/>
        </table:table-row>
        <table:table-row table:style-name="ro2">
          <table:table-cell office:value-type="date" office:date-value="2002-01-20T00:00:00" table:style-name="ce27">
            <text:p>1/20/0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0d7c5387585b1706b68370">prune_twea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9</text:p>
          </table:table-cell>
          <table:table-cell table:number-columns-repeated="16379"/>
        </table:table-row>
        <table:table-row table:style-name="ro2">
          <table:table-cell office:value-type="date" office:date-value="2021-07-19T00:00:00" table:style-name="ce27">
            <text:p>7/19/21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33ed3c0ebc5925cf0e804c">lmr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9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pb00067">pb0</text:a></text:p>
          </table:table-cell>
          <table:table-cell office:value-type="string" table:style-name="ce7">
            <text:p><text:a xlink:href="https://tests.stockfishchess.org/tests/view/5e7e14dfe42a5c3b3ca2ec3a">distinctPawnCapture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5-01</text:p>
          </table:table-cell>
          <table:table-cell office:value-type="string" table:style-name="ce6">
            <text:p><text:a xlink:href="https://tests.stockfishchess.org/tests/user/xoroshiro">xor</text:a></text:p>
          </table:table-cell>
          <table:table-cell office:value-type="string" table:style-name="ce6">
            <text:p><text:a xlink:href="https://tests.stockfishchess.org/tests/view/5eac60bc6ffeed51f6e32220">ocblock</text:a></text:p>
          </table:table-cell>
          <table:table-cell office:value-type="string" table:style-name="ce6">
            <text:p><text:a xlink:href="https://github.com/miguel-l/Stockfish/compare/353e206...4ea521e">diff</text:a></text:p>
          </table:table-cell>
          <table:table-cell office:value-type="string" table:style-name="ce7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23-01-20T00:00:00" table:style-name="ce27">
            <text:p>1/20/23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29ab7934cb414d418a9aa4">disco_see_prune</text:a></text:p>
          </table:table-cell>
          <table:table-cell office:value-type="string" table:style-name="ce7">
            <text:p><text:a xlink:href="https://github.com/pb00068/Stockfish/compare/75d8cc2...b8626ae">diff</text:a></text:p>
          </table:table-cell>
          <table:table-cell office:value-type="string" table:style-name="ce7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76fd7c13ac2425c4a9ebb">LeafDepthSelDepthLTEQ2</text:a></text:p>
          </table:table-cell>
          <table:table-cell office:value-type="string" table:style-name="ce7">
            <text:p><text:a xlink:href="https://github.com/Chess13234/Stockfish/compare/13f70d0...ecbe775">diff</text:a></text:p>
          </table:table-cell>
          <table:table-cell office:value-type="string" table:style-name="ce7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ddugovic">ddu</text:a></text:p>
          </table:table-cell>
          <table:table-cell office:value-type="string" table:style-name="ce7">
            <text:p><text:a xlink:href="http://tests.stockfishchess.org/tests/view/5dd00b530ebc5902563269c8">king-flank-attack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2b7767ab2d69d58394fa26">ps_doubled2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8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Lolligerhans">Lol</text:a></text:p>
          </table:table-cell>
          <table:table-cell office:value-type="string" table:style-name="ce7">
            <text:p><text:a xlink:href="http://tests.stockfishchess.org/tests/view/5e2ae7f4ab2d69d58394f9a6">freestrict</text:a></text:p>
          </table:table-cell>
          <table:table-cell office:value-type="string" table:style-name="ce7">
            <text:p><text:a xlink:href="https://github.com/Lolligerhans/Stockfish/compare/01b6088...b71502b">diff</text:a></text:p>
          </table:table-cell>
          <table:table-cell office:value-type="string" table:style-name="ce7">
            <text:p>2.25</text:p>
          </table:table-cell>
          <table:table-cell table:number-columns-repeated="16379"/>
        </table:table-row>
        <table:table-row table:style-name="ro2">
          <table:table-cell office:value-type="date" office:date-value="2004-02-20T00:00:00" table:style-name="ce27">
            <text:p>2/20/04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be87e70d848499f6393a">probcut_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2</text:p>
          </table:table-cell>
          <table:table-cell table:number-columns-repeated="16379"/>
        </table:table-row>
        <table:table-row table:style-name="ro2">
          <table:table-cell office:value-type="date" office:date-value="2017-03-20T00:00:00" table:style-name="ce27">
            <text:p>3/20/17</text:p>
          </table:table-cell>
          <table:table-cell office:value-type="string" table:style-name="ce7">
            <text:p><text:a xlink:href="https://tests.stockfishchess.org/tests/user/snicolet">sni</text:a></text:p>
          </table:table-cell>
          <table:table-cell office:value-type="string" table:style-name="ce7">
            <text:p><text:a xlink:href="https://tests.stockfishchess.org/tests/view/5e701382e42a5c3b3ca2e661">bad_bishop1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07-03-20T00:00:00" table:style-name="ce27">
            <text:p>3/20/07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63ba6ae42a5c3b3ca2e252">SAC</text:a></text:p>
          </table:table-cell>
          <table:table-cell office:value-type="string" table:style-name="ce7">
            <text:p><text:a xlink:href="https://github.com/mstembera/Stockfish/compare/37e3863...54b6358">diff</text:a></text:p>
          </table:table-cell>
          <table:table-cell office:value-type="string" table:style-name="ce7">
            <text:p>2.1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618c2ca6c451633a9a142">ocbpure1</text:a></text:p>
          </table:table-cell>
          <table:table-cell office:value-type="string" table:style-name="ce6">
            <text:p><text:a xlink:href="https://github.com/xoto10/stockfish-xoto10/compare/42b7dbcb5e...8abf1f67e6">diff</text:a></text:p>
          </table:table-cell>
          <table:table-cell office:value-type="string" table:style-name="ce7">
            <text:p>2.09</text:p>
          </table:table-cell>
          <table:table-cell table:number-columns-repeated="16379"/>
        </table:table-row>
        <table:table-row table:style-name="ro2">
          <table:table-cell office:value-type="date" office:date-value="2010-12-19T00:00:00" table:style-name="ce27">
            <text:p>12/19/1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fda119adce9e7e53b9b4c">e1KingCastl1</text:a></text:p>
          </table:table-cell>
          <table:table-cell office:value-type="string" table:style-name="ce7">
            <text:p><text:a xlink:href="https://github.com/Vizvezdenec/Stockfish/compare/b648247...1f88125">diff</text:a></text:p>
          </table:table-cell>
          <table:table-cell office:value-type="string" table:style-name="ce7">
            <text:p>2.08</text:p>
          </table:table-cell>
          <table:table-cell table:number-columns-repeated="16379"/>
        </table:table-row>
        <table:table-row table:style-name="ro4">
          <table:table-cell office:value-type="date" office:date-value="2010-11-19T00:00:00" table:style-name="ce27">
            <text:p>11/19/10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876e60ebc5902ea57fa29">futility3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dc876e60ebc5902ea57fa29">http://tests.stockfishchess.org/html/live_elo.html?5dc876e60ebc5902ea57fa29</text:a>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1-03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f1a690ebc5925b64f1849">LMRdepth</text:a></text:p>
          </table:table-cell>
          <table:table-cell office:value-type="string" table:style-name="ce7">
            <text:p><text:a xlink:href="https://github.com/locutus2/Stockfish/compare/474d133...adbab98">diff</text:a></text:p>
          </table:table-cell>
          <table:table-cell office:value-type="string" table:style-name="ce7">
            <text:p>2.0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8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eb03e487fea5b81edaddcd">combo14</text:a></text:p>
          </table:table-cell>
          <table:table-cell office:value-type="string" table:style-name="ce6">
            <text:p><text:a xlink:href="https://github.com/snicolet/Stockfish/compare/bc3c215490...074ddd3ecf">diff</text:a></text:p>
          </table:table-cell>
          <table:table-cell office:value-type="string" table:style-name="ce7">
            <text:p>2.07</text:p>
          </table:table-cell>
          <table:table-cell table:number-columns-repeated="16379"/>
        </table:table-row>
        <table:table-row table:style-name="ro2">
          <table:table-cell office:value-type="date" office:date-value="2003-03-20T00:00:00" table:style-name="ce27">
            <text:p>3/20/03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5ea226e42a5c3b3ca2e0db">ps_knightforks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7</text:p>
          </table:table-cell>
          <table:table-cell table:number-columns-repeated="16379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71cd1c13ac2425c4a9e8a">LeafDepthSelDepth4</text:a></text:p>
          </table:table-cell>
          <table:table-cell office:value-type="string" table:style-name="ce7">
            <text:p><text:a xlink:href="https://github.com/Chess13234/Stockfish/compare/13f70d0...4c709b6">diff</text:a></text:p>
          </table:table-cell>
          <table:table-cell office:value-type="string" table:style-name="ce7">
            <text:p>2.07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70c8f0ac9162cdd5f3a28">research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5</text:p>
          </table:table-cell>
          <table:table-cell table:number-columns-repeated="16379"/>
        </table:table-row>
        <table:table-row table:style-name="ro2">
          <table:table-cell office:value-type="date" office:date-value="2002-01-20T00:00:00" table:style-name="ce27">
            <text:p>1/20/02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d735687585b1706b68366">Min_attacker_loop2</text:a></text:p>
          </table:table-cell>
          <table:table-cell office:value-type="string" table:style-name="ce7">
            <text:p><text:a xlink:href="https://github.com/Chess13234/Stockfish/compare/13f70d0...a63d7ff">diff</text:a></text:p>
          </table:table-cell>
          <table:table-cell office:value-type="string" table:style-name="ce7">
            <text:p>2.05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2-24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02a259c13ac2425c4a9b27">threatOnQueen2</text:a></text:p>
          </table:table-cell>
          <table:table-cell office:value-type="string" table:style-name="ce7">
            <text:p><text:a xlink:href="https://github.com/Vizvezdenec/Stockfish/compare/13f70d0...f14509b">diff</text:a></text:p>
          </table:table-cell>
          <table:table-cell office:value-type="string" table:style-name="ce7">
            <text:p>2.04</text:p>
          </table:table-cell>
          <table:table-cell table:number-columns-repeated="16379"/>
        </table:table-row>
        <table:table-row table:style-name="ro2">
          <table:table-cell office:value-type="date" office:date-value="2003-12-19T00:00:00" table:style-name="ce27">
            <text:p>12/19/03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68a5bb407ee7bfda68a94">iterscores1</text:a></text:p>
          </table:table-cell>
          <table:table-cell office:value-type="string" table:style-name="ce7">
            <text:p>abase.</text:p>
          </table:table-cell>
          <table:table-cell office:value-type="string" table:style-name="ce7">
            <text:p>2.04</text:p>
          </table:table-cell>
          <table:table-cell table:number-columns-repeated="16379"/>
        </table:table-row>
        <table:table-row table:style-name="ro2">
          <table:table-cell office:value-type="date" office:date-value="2022-11-19T00:00:00" table:style-name="ce27">
            <text:p>11/19/2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d833089b6a7a2aa0a90020">lmr_interaction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4</text:p>
          </table:table-cell>
          <table:table-cell table:number-columns-repeated="16379"/>
        </table:table-row>
        <table:table-row table:style-name="ro2">
          <table:table-cell office:value-type="date" office:date-value="2024-07-19T00:00:00" table:style-name="ce27">
            <text:p>7/19/24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38aeb10ebc5925cf0efa92">noLMR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4</text:p>
          </table:table-cell>
          <table:table-cell table:number-columns-repeated="16379"/>
        </table:table-row>
        <table:table-row table:style-name="ro2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Elb</text:p>
          </table:table-cell>
          <table:table-cell office:value-type="string" table:style-name="ce6">
            <text:p><text:a xlink:href="https://tests.stockfishchess.org/tests/view/5eeb6df5abad5865ae9c78dd">wuo</text:a></text:p>
          </table:table-cell>
          <table:table-cell office:value-type="string" table:style-name="ce6">
            <text:p><text:a xlink:href="https://github.com/ElbertoOne/Stockfish/compare/bc3c215490...5f76c72e0e">diff</text:a></text:p>
          </table:table-cell>
          <table:table-cell office:value-type="string" table:style-name="ce7">
            <text:p>2.0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01</text:p>
          </table:table-cell>
          <table:table-cell office:value-type="string" table:style-name="ce6">
            <text:p><text:a xlink:href="https://tests.stockfishchess.org/tests/user/Fisherman">Fis</text:a></text:p>
          </table:table-cell>
          <table:table-cell office:value-type="string" table:style-name="ce6">
            <text:p><text:a xlink:href="https://tests.stockfishchess.org/tests/view/5ed56a39f29b40b0fc95a7d3">fpD</text:a></text:p>
          </table:table-cell>
          <table:table-cell office:value-type="string" table:style-name="ce6">
            <text:p><text:a xlink:href="https://github.com/mstembera/Stockfish/compare/d1ec10cd4f...9f19f6a2cc">diff</text:a></text:p>
          </table:table-cell>
          <table:table-cell office:value-type="string" table:style-name="ce7">
            <text:p>2.0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9c68c563bc7aa756003df">checkExtTweak2</text:a></text:p>
          </table:table-cell>
          <table:table-cell office:value-type="string" table:style-name="ce6">
            <text:p><text:a xlink:href="https://github.com/Vizvezdenec/Stockfish/compare/bc3c215490...ecf007e887">diff</text:a>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25-01-20T00:00:00" table:style-name="ce27">
            <text:p>1/20/25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e2c85ccab2d69d58394faa7">DynamicComplexity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10-01-20T00:00:00" table:style-name="ce27">
            <text:p>1/20/10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18e04627dab692fcf9a16d">repeatNewMove</text:a></text:p>
          </table:table-cell>
          <table:table-cell office:value-type="string" table:style-name="ce7">
            <text:p><text:a xlink:href="https://github.com/vondele/Stockfish/compare/114ddb7...e6dc965">diff</text:a>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fauzi2">fau</text:a></text:p>
          </table:table-cell>
          <table:table-cell office:value-type="string" table:style-name="ce7">
            <text:p><text:a xlink:href="http://tests.stockfishchess.org/tests/view/5e19d069d12216a2857e62ea">koq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14-11-19T00:00:00" table:style-name="ce27">
            <text:p>11/19/14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ca1360ebc590256323ae4">moreRestricted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04-11-19T00:00:00" table:style-name="ce27">
            <text:p>11/19/04</text:p>
          </table:table-cell>
          <table:table-cell office:value-type="string" table:style-name="ce7">
            <text:p><text:a xlink:href="http://tests.stockfishchess.org/tests/user/gvreuls">gvr</text:a></text:p>
          </table:table-cell>
          <table:table-cell office:value-type="string" table:style-name="ce7">
            <text:p><text:a xlink:href="http://tests.stockfishchess.org/tests/view/5dc092520ebc5904493afe7d">scoreunderflow</text:a></text:p>
          </table:table-cell>
          <table:table-cell office:value-type="string" table:style-name="ce7">
            <text:p><text:a xlink:href="https://github.com/gvreuls/Stockfish/compare/474d133...4c4bd62">diff</text:a>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date" office:date-value="2006-10-19T00:00:00" table:style-name="ce27">
            <text:p>10/19/06</text:p>
          </table:table-cell>
          <table:table-cell office:value-type="string" table:style-name="ce7">
            <text:p><text:a xlink:href="http://tests.stockfishchess.org/tests/user/Alayan">Ala</text:a></text:p>
          </table:table-cell>
          <table:table-cell office:value-type="string" table:style-name="ce7">
            <text:p><text:a xlink:href="http://tests.stockfishchess.org/tests/view/5d9a70d40ebc5902b6cf39ba">EvalWindow0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02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d5e3a6f29b40b0fc95a7f8">queenOnKR</text:a></text:p>
          </table:table-cell>
          <table:table-cell office:value-type="string" table:style-name="ce6">
            <text:p><text:a xlink:href="https://github.com/locutus2/Stockfish/compare/d1ec10cd4f...460c4c4fac">diff</text:a></text:p>
          </table:table-cell>
          <table:table-cell office:value-type="string" table:style-name="ce7">
            <text:p>2.0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2-05</text:p>
          </table:table-cell>
          <table:table-cell office:value-type="string" table:style-name="ce7">
            <text:p><text:a xlink:href="http://tests.stockfishchess.org/tests/user/Lolligerhans">Lol</text:a></text:p>
          </table:table-cell>
          <table:table-cell office:value-type="string" table:style-name="ce7">
            <text:p><text:a xlink:href="http://tests.stockfishchess.org/tests/view/5de92cd9caa7c610e4d1861b">pawnterpolate</text:a></text:p>
          </table:table-cell>
          <table:table-cell office:value-type="string" table:style-name="ce7">
            <text:p><text:a xlink:href="https://github.com/Lolligerhans/Stockfish/compare/97a0e4e...b4cccea">diff</text:a></text:p>
          </table:table-cell>
          <table:table-cell office:value-type="string" table:style-name="ce7">
            <text:p>2.01</text:p>
          </table:table-cell>
          <table:table-cell table:number-columns-repeated="16379"/>
        </table:table-row>
        <table:table-row table:style-name="ro2">
          <table:table-cell office:value-type="date" office:date-value="2012-11-19T00:00:00" table:style-name="ce27">
            <text:p>11/19/12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adba20ebc590256922f09">RankedOutposts_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2.01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27">
            <text:p>9/19/23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88ab3f0ebc5906dd3ec690">Adaptive_rule50</text:a></text:p>
          </table:table-cell>
          <table:table-cell office:value-type="string" table:style-name="ce7">
            <text:p><text:a xlink:href="https://github.com/MJZ1977/Stockfish/compare/defa1cc...2c99ab4">diff</text:a></text:p>
          </table:table-cell>
          <table:table-cell office:value-type="string" table:style-name="ce2">
            <text:p>2.0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e66d5a87586124bc2c1004">sf_non_ocb</text:a></text:p>
          </table:table-cell>
          <table:table-cell office:value-type="string" table:style-name="ce6">
            <text:p><text:a xlink:href="https://github.com/locutus2/Stockfish/compare/42b7dbcb5e...b14c6b94a5">diff</text:a>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5-01</text:p>
          </table:table-cell>
          <table:table-cell office:value-type="string" table:style-name="ce6">
            <text:p><text:a xlink:href="https://tests.stockfishchess.org/tests/user/pb00067">pb0</text:a></text:p>
          </table:table-cell>
          <table:table-cell office:value-type="string" table:style-name="ce6">
            <text:p><text:a xlink:href="https://tests.stockfishchess.org/tests/view/5eac8b166ffeed51f6e3224f">penalty2</text:a></text:p>
          </table:table-cell>
          <table:table-cell office:value-type="string" table:style-name="ce6">
            <text:p><text:a xlink:href="https://github.com/pb00068/Stockfish/compare/353e206...1b7c275">diff</text:a></text:p>
          </table:table-cell>
          <table:table-cell office:value-type="string" table:style-name="ce2">
            <text:p>2.00</text:p>
          </table:table-cell>
          <table:table-cell table:number-columns-repeated="16379"/>
        </table:table-row>
        <table:table-row table:style-name="ro2">
          <table:table-cell office:value-type="date" office:date-value="2026-08-19T00:00:00" table:style-name="ce27">
            <text:p>8/19/26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632ed10ebc5939d09f3dfd">nmpImpT3</text:a></text:p>
          </table:table-cell>
          <table:table-cell office:value-type="string" table:style-name="ce2">
            <text:p><text:a xlink:href="https://github.com/VoyagerOne/Stockfish/compare/0e295fe...739f30e">https://github.com/VoyagerOne/Stockfish/compare/0e295fe...739f30e</text:a></text:p>
          </table:table-cell>
          <table:table-cell office:value-type="string" table:style-name="ce2">
            <text:p>2.00</text:p>
          </table:table-cell>
          <table:table-cell table:number-columns-repeated="16379"/>
        </table:table-row>
        <table:table-row table:style-name="ro1">
          <table:table-cell office:value-type="date" office:date-value="2013-05-20T00:00:00" table:style-name="ce9">
            <text:p>5/20/13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bbfe947dd5693aad4e6854">MCP-ply</text:a></text:p>
          </table:table-cell>
          <table:table-cell office:value-type="string" table:style-name="ce6">
            <text:p><text:a xlink:href="https://github.com/MJZ1977/Stockfish/compare/66ed8b6...550ca62">diff</text:a></text:p>
          </table:table-cell>
          <table:table-cell office:value-type="string" table:style-name="ce2">
            <text:p>1.99</text:p>
          </table:table-cell>
          <table:table-cell table:number-columns-repeated="16379"/>
        </table:table-row>
        <table:table-row table:style-name="ro2">
          <table:table-cell office:value-type="date" office:date-value="1931-01-20T00:00:00" table:style-name="ce27">
            <text:p>1/20/31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3ff2357e1ecae66ec2aa8">tweak_nmp_c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9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16712c0ac9162cdd5f39c9">research3</text:a></text:p>
          </table:table-cell>
          <table:table-cell office:value-type="string" table:style-name="ce7">
            <text:p><text:a xlink:href="https://github.com/xoto10/stockfish-xoto10/compare/44f79bd...932f678">diff</text:a></text:p>
          </table:table-cell>
          <table:table-cell office:value-type="string" table:style-name="ce2">
            <text:p>1.98</text:p>
          </table:table-cell>
          <table:table-cell table:number-columns-repeated="16379"/>
        </table:table-row>
        <table:table-row table:style-name="ro2">
          <table:table-cell office:value-type="date" office:date-value="2002-01-20T00:00:00" table:style-name="ce27">
            <text:p>1/20/02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0e28b187585b1706b683d3">complexityParam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8</text:p>
          </table:table-cell>
          <table:table-cell table:number-columns-repeated="16379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ce6e8c0ebc590256325248">fallingevalth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8</text:p>
          </table:table-cell>
          <table:table-cell table:number-columns-repeated="16379"/>
        </table:table-row>
        <table:table-row table:style-name="ro2">
          <table:table-cell office:value-type="date" office:date-value="2007-01-20T00:00:00" table:style-name="ce27">
            <text:p>1/20/07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14318061fe5f83a67dd821">probcutBonus</text:a></text:p>
          </table:table-cell>
          <table:table-cell office:value-type="string" table:style-name="ce7">
            <text:p><text:a xlink:href="https://github.com/pb00068/Stockfish/compare/44f56e0...5b2f2ab">diff</text:a></text:p>
          </table:table-cell>
          <table:table-cell office:value-type="string" table:style-name="ce7">
            <text:p>1.97</text:p>
          </table:table-cell>
          <table:table-cell table:number-columns-repeated="16379"/>
        </table:table-row>
        <table:table-row table:style-name="ro2">
          <table:table-cell office:value-type="date" office:date-value="2026-11-19T00:00:00" table:style-name="ce27">
            <text:p>11/19/26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dd391b7da46dcfc84a6831">escape9</text:a></text:p>
          </table:table-cell>
          <table:table-cell office:value-type="string" table:style-name="ce7">
            <text:p><text:a xlink:href="https://github.com/pb00068/Stockfish/compare/df340a8...acdfc98">diff</text:a></text:p>
          </table:table-cell>
          <table:table-cell office:value-type="string" table:style-name="ce7">
            <text:p>1.97</text:p>
          </table:table-cell>
          <table:table-cell table:number-columns-repeated="16379"/>
        </table:table-row>
        <table:table-row table:style-name="ro2">
          <table:table-cell office:value-type="date" office:date-value="2020-06-20T00:00:00" table:style-name="ce9">
            <text:p>6/20/20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<text:a xlink:href="https://tests.stockfishchess.org/tests/view/5eee271c447c5b640047a3f9">ps_pawns27</text:a></text:p>
          </table:table-cell>
          <table:table-cell office:value-type="string" table:style-name="ce6">
            <text:p><text:a xlink:href="https://github.com/protonspring/Stockfish/compare/bc3c215490...094fc74c4f">diff</text:a></text:p>
          </table:table-cell>
          <table:table-cell office:value-type="string" table:style-name="ce7">
            <text:p>1.95</text:p>
          </table:table-cell>
          <table:table-cell table:number-columns-repeated="16379"/>
        </table:table-row>
        <table:table-row table:style-name="ro2">
          <table:table-cell office:value-type="date" office:date-value="2029-01-20T00:00:00" table:style-name="ce27">
            <text:p>1/20/2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318402ec661e2e6a340ccb">pawnsc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5</text:p>
          </table:table-cell>
          <table:table-cell table:number-columns-repeated="16379"/>
        </table:table-row>
        <table:table-row table:style-name="ro2">
          <table:table-cell office:value-type="date" office:date-value="2027-12-19T00:00:00" table:style-name="ce27">
            <text:p>12/19/27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66107c13ac2425c4a9e1a">LeafDepth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5</text:p>
          </table:table-cell>
          <table:table-cell table:number-columns-repeated="16379"/>
        </table:table-row>
        <table:table-row table:style-name="ro4">
          <table:table-cell office:value-type="date" office:date-value="2007-10-19T00:00:00" table:style-name="ce27">
            <text:p>10/19/07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9ad97a0ebc5902b6cf85fb">bishoppawn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d9ad97a0ebc5902b6cf85fb">http://tests.stockfishchess.org/html/live_elo.html?5d9ad97a0ebc5902b6cf85fb1.99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vdv">vdv</text:a></text:p>
          </table:table-cell>
          <table:table-cell office:value-type="string" table:style-name="ce6">
            <text:p><text:a xlink:href="https://tests.stockfishchess.org/tests/view/5eea7cae563bc7aa7560065c">lmrEval^</text:a></text:p>
          </table:table-cell>
          <table:table-cell office:value-type="string" table:style-name="ce6">
            <text:p><text:a xlink:href="https://github.com/vondele/Stockfish/compare/bc3c215490...26b021a170">diff</text:a></text:p>
          </table:table-cell>
          <table:table-cell office:value-type="string" table:style-name="ce7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2019-10-31T00:00:00" table:style-name="ce28">
            <text:p>2019-10-3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aa6bb0ebc5925b64ed5ee">tuned_BishopPSQT3</text:a></text:p>
          </table:table-cell>
          <table:table-cell office:value-type="string" table:style-name="ce7">
            <text:p><text:a xlink:href="https://github.com/SFisGOD/Stockfish/compare/648c7ec...c0bafb2">diff</text:a></text:p>
          </table:table-cell>
          <table:table-cell office:value-type="float" office:value="1.94" table:style-name="ce7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1931-10-19T00:00:00" table:style-name="ce27">
            <text:p>10/19/3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aa6bb0ebc5925b64ed5ee">tuned_BishopPSQT3</text:a></text:p>
          </table:table-cell>
          <table:table-cell office:value-type="string" table:style-name="ce7">
            <text:p><text:a xlink:href="https://github.com/SFisGOD/Stockfish/compare/648c7ec...c0bafb2">diff</text:a></text:p>
          </table:table-cell>
          <table:table-cell office:value-type="string" table:style-name="ce7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1930-09-19T00:00:00" table:style-name="ce27">
            <text:p>9/19/30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9231120ebc594fb88ebacd">ps_threatbyran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2025-11-19T00:00:00" table:style-name="ce27">
            <text:p>11/19/25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ddc5be15a23bc8a40833163">TimeIncrement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3</text:p>
          </table:table-cell>
          <table:table-cell table:number-columns-repeated="16379"/>
        </table:table-row>
        <table:table-row table:style-name="ro2">
          <table:table-cell office:value-type="date" office:date-value="2027-02-20T00:00:00" table:style-name="ce27">
            <text:p>2/20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57493884a82b4acd4149de">pcLowHitrate1</text:a></text:p>
          </table:table-cell>
          <table:table-cell office:value-type="string" table:style-name="ce7">
            <text:p><text:a xlink:href="https://github.com/Vizvezdenec/Stockfish/compare/2e1369d...de95409">diff</text:a></text:p>
          </table:table-cell>
          <table:table-cell office:value-type="string" table:style-name="ce7">
            <text:p>1.92</text:p>
          </table:table-cell>
          <table:table-cell table:number-columns-repeated="16379"/>
        </table:table-row>
        <table:table-row table:style-name="ro2">
          <table:table-cell office:value-type="date" office:date-value="2002-12-19T00:00:00" table:style-name="ce27">
            <text:p>12/19/02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e4e65e5e868d334be516da">tempoMat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2</text:p>
          </table:table-cell>
          <table:table-cell table:number-columns-repeated="16379"/>
        </table:table-row>
        <table:table-row table:style-name="ro2">
          <table:table-cell office:value-type="date" office:date-value="1931-03-20T00:00:00" table:style-name="ce27">
            <text:p>3/20/31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83153fe42a5c3b3ca2ee90">traprook7</text:a></text:p>
          </table:table-cell>
          <table:table-cell office:value-type="string" table:style-name="ce7">
            <text:p><text:a xlink:href="https://github.com/xoto10/stockfish-xoto10/compare/209e942...83cfcd1">diff</text:a></text:p>
          </table:table-cell>
          <table:table-cell office:value-type="string" table:style-name="ce7">
            <text:p>1.91</text:p>
          </table:table-cell>
          <table:table-cell table:number-columns-repeated="16379"/>
        </table:table-row>
        <table:table-row table:style-name="ro2">
          <table:table-cell office:value-type="date" office:date-value="2010-03-20T00:00:00" table:style-name="ce27">
            <text:p>3/20/10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6776b6e42a5c3b3ca2e392">KRPvKBP_testing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91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27">
            <text:p>1/20/24</text:p>
          </table:table-cell>
          <table:table-cell office:value-type="string" table:style-name="ce7">
            <text:p><text:a xlink:href="http://tests.stockfishchess.org/tests/user/Lolligerhans">Lol</text:a></text:p>
          </table:table-cell>
          <table:table-cell office:value-type="string" table:style-name="ce7">
            <text:p><text:a xlink:href="http://tests.stockfishchess.org/tests/view/5e2aa15dab2d69d58394f94d">freestrict</text:a></text:p>
          </table:table-cell>
          <table:table-cell office:value-type="string" table:style-name="ce7">
            <text:p><text:a xlink:href="https://github.com/Lolligerhans/Stockfish/compare/01b6088...b71502b">diff</text:a></text:p>
          </table:table-cell>
          <table:table-cell office:value-type="string" table:style-name="ce7">
            <text:p>1.9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2-1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f1455a9adce9e7e53b9be6">noNpmCaptExt1</text:a></text:p>
          </table:table-cell>
          <table:table-cell office:value-type="string" table:style-name="ce7">
            <text:p><text:a xlink:href="https://github.com/Vizvezdenec/Stockfish/compare/b648247...2bcd77c">diff</text:a></text:p>
          </table:table-cell>
          <table:table-cell office:value-type="string" table:style-name="ce7">
            <text:p>1.8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3</text:p>
          </table:table-cell>
          <table:table-cell office:value-type="string" table:style-name="ce6">
            <text:p><text:a xlink:href="https://tests.stockfishchess.org/tests/user/MJZ1977">MJZ</text:a></text:p>
          </table:table-cell>
          <table:table-cell office:value-type="string" table:style-name="ce6">
            <text:p><text:a xlink:href="https://tests.stockfishchess.org/tests/view/5ee547f8ca6c451633a99f5a">OCB-set1</text:a></text:p>
          </table:table-cell>
          <table:table-cell office:value-type="string" table:style-name="ce6">
            <text:p><text:a xlink:href="https://github.com/MJZ1977/Stockfish/compare/42b7dbcb5e...0974d6796c">diff</text:a></text:p>
          </table:table-cell>
          <table:table-cell office:value-type="string" table:style-name="ce7">
            <text:p>1.8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5993bca6c451633a9a024">lmrCaptHist3</text:a></text:p>
          </table:table-cell>
          <table:table-cell office:value-type="string" table:style-name="ce6">
            <text:p><text:a xlink:href="https://github.com/Vizvezdenec/Stockfish/compare/42b7dbcb5e...f143a4e325">diff</text:a></text:p>
          </table:table-cell>
          <table:table-cell office:value-type="string" table:style-name="ce7">
            <text:p>1.8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5-23</text:p>
          </table:table-cell>
          <table:table-cell office:value-type="string" table:style-name="ce6">
            <text:p><text:a xlink:href="https://tests.stockfishchess.org/tests/user/vdv">vdv</text:a></text:p>
          </table:table-cell>
          <table:table-cell office:value-type="string" table:style-name="ce6">
            <text:p><text:a xlink:href="https://tests.stockfishchess.org/tests/view/5ec94ca9404591b279300865">3foldRed^</text:a></text:p>
          </table:table-cell>
          <table:table-cell office:value-type="string" table:style-name="ce6">
            <text:p><text:a xlink:href="https://github.com/vondele/Stockfish/compare/383b12e...9c74b35">diff</text:a></text:p>
          </table:table-cell>
          <table:table-cell office:value-type="string" table:style-name="ce7">
            <text:p>1.88</text:p>
          </table:table-cell>
          <table:table-cell table:number-columns-repeated="16379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b061a5a460c0e4b8b9bf5b">reverse2</text:a></text:p>
          </table:table-cell>
          <table:table-cell office:value-type="string" table:style-name="ce6">
            <text:p><text:a xlink:href="https://github.com/xoto10/stockfish-xoto10/compare/c527c3a...1287cc1">diff</text:a></text:p>
          </table:table-cell>
          <table:table-cell office:value-type="string" table:style-name="ce7">
            <text:p>1.88</text:p>
          </table:table-cell>
          <table:table-cell table:number-columns-repeated="16379"/>
        </table:table-row>
        <table:table-row table:style-name="ro2">
          <table:table-cell office:value-type="date" office:date-value="2029-11-19T00:00:00" table:style-name="ce27">
            <text:p>11/19/29</text:p>
          </table:table-cell>
          <table:table-cell office:value-type="string" table:style-name="ce7">
            <text:p><text:a xlink:href="http://tests.stockfishchess.org/tests/user/fauzi2">fau</text:a></text:p>
          </table:table-cell>
          <table:table-cell office:value-type="string" table:style-name="ce7">
            <text:p><text:a xlink:href="http://tests.stockfishchess.org/tests/view/5de155980294ec4750cba9bd">fuz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8</text:p>
          </table:table-cell>
          <table:table-cell table:number-columns-repeated="16379"/>
        </table:table-row>
        <table:table-row table:style-name="ro2">
          <table:table-cell office:value-type="date" office:date-value="2013-07-20T00:00:00" table:style-name="ce9">
            <text:p>7/20/13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0bd94c59f6f035328949f3">pcDataCarefulWrite1</text:a></text:p>
          </table:table-cell>
          <table:table-cell office:value-type="string" table:style-name="ce6">
            <text:p><text:a xlink:href="https://github.com/Vizvezdenec/Stockfish/compare/6c197c3964...1017b96174">diff</text:a></text:p>
          </table:table-cell>
          <table:table-cell office:value-type="string" table:style-name="ce7">
            <text:p>1.87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MJZ1977">MJZ</text:a></text:p>
          </table:table-cell>
          <table:table-cell office:value-type="string" table:style-name="ce7">
            <text:p><text:a xlink:href="https://tests.stockfishchess.org/tests/view/5e7e3cdee42a5c3b3ca2ec53">PPawn-OCB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7</text:p>
          </table:table-cell>
          <table:table-cell table:number-columns-repeated="16379"/>
        </table:table-row>
        <table:table-row table:style-name="ro4">
          <table:table-cell office:value-type="date" office:date-value="1931-03-20T00:00:00" table:style-name="ce27">
            <text:p>3/20/31</text:p>
          </table:table-cell>
          <table:table-cell office:value-type="string" table:style-name="ce7">
            <text:p><text:a xlink:href="https://tests.stockfishchess.org/tests/user/31m059">31m</text:a></text:p>
          </table:table-cell>
          <table:table-cell office:value-type="string" table:style-name="ce7">
            <text:p><text:a xlink:href="https://tests.stockfishchess.org/tests/view/5e82f07de42a5c3b3ca2ee66">lmr_allFormer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s://tests.stockfishchess.org/html/live_elo.html?5e82f07de42a5c3b3ca2ee66">https://tests.stockfishchess.org/html/live_elo.html?5e82f07de42a5c3b3ca2ee66</text:a></text:p>
          </table:table-cell>
          <table:table-cell table:number-columns-repeated="16379"/>
        </table:table-row>
        <table:table-row table:style-name="ro2">
          <table:table-cell office:value-type="date" office:date-value="2014-11-19T00:00:00" table:style-name="ce27">
            <text:p>11/19/14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cdb8320ebc5902563249e4">ps_pawnscoring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6</text:p>
          </table:table-cell>
          <table:table-cell table:number-columns-repeated="16379"/>
        </table:table-row>
        <table:table-row table:style-name="ro2">
          <table:table-cell office:value-type="date" office:date-value="2025-09-19T00:00:00" table:style-name="ce27">
            <text:p>9/19/25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8bc63b0ebc59509180f64b">french6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6</text:p>
          </table:table-cell>
          <table:table-cell table:number-columns-repeated="16379"/>
        </table:table-row>
        <table:table-row table:style-name="ro2">
          <table:table-cell office:value-type="date" office:date-value="2017-02-20T00:00:00" table:style-name="ce38">
            <text:p>20/2/17</text:p>
          </table:table-cell>
          <table:table-cell office:value-type="string" table:style-name="ce39">
            <text:p><text:a xlink:href="http://tests.stockfishchess.org/tests/user/svivanov">svi</text:a></text:p>
          </table:table-cell>
          <table:table-cell office:value-type="string" table:style-name="ce39">
            <text:p><text:a xlink:href="http://tests.stockfishchess.org/tests/view/5e4a845416fb3df8c4cc01c0">no_singular_tt</text:a></text:p>
          </table:table-cell>
          <table:table-cell office:value-type="string" table:style-name="ce39">
            <text:p><text:a xlink:href="https://github.com/svivanov72/Stockfish/compare/10ead8a...ddd69d3">diff</text:a></text:p>
          </table:table-cell>
          <table:table-cell office:value-type="string" table:style-name="ce7">
            <text:p>1.85</text:p>
          </table:table-cell>
          <table:table-cell table:number-columns-repeated="16379"/>
        </table:table-row>
        <table:table-row table:number-rows-repeated="2" table:style-name="ro2">
          <table:table-cell office:value-type="date" office:date-value="2004-02-20T00:00:00" table:style-name="ce27">
            <text:p>2/20/04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bf24e70d848499f6393c">probcut_pv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5</text:p>
          </table:table-cell>
          <table:table-cell table:number-columns-repeated="16379"/>
        </table:table-row>
        <table:table-row table:style-name="ro2">
          <table:table-cell office:value-type="date" office:date-value="2004-02-20T00:00:00" table:style-name="ce27">
            <text:p>2/20/04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bf24e70d848499f6393c">probcut_pv</text:a></text:p>
          </table:table-cell>
          <table:table-cell office:value-type="string" table:style-name="ce7">
            <text:p><text:a xlink:href="https://github.com/31m059/Stockfish/compare/0f37da0...04fbd53">diff</text:a></text:p>
          </table:table-cell>
          <table:table-cell office:value-type="string" table:style-name="ce7">
            <text:p>1.85</text:p>
          </table:table-cell>
          <table:table-cell table:number-columns-repeated="16379"/>
        </table:table-row>
        <table:table-row table:style-name="ro2">
          <table:table-cell office:value-type="date" office:date-value="2004-01-20T00:00:00" table:style-name="ce27">
            <text:p>1/20/04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e10febf12ef906c8b388745">CFishSe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4</text:p>
          </table:table-cell>
          <table:table-cell table:number-columns-repeated="16379"/>
        </table:table-row>
        <table:table-row table:style-name="ro2">
          <table:table-cell office:value-type="date" office:date-value="2010-02-20T00:00:00" table:style-name="ce27">
            <text:p>2/20/10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413262e70d848499f63c36">rootMoveOrder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f40560ebc590256325f30">kfadBalance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0-02-20T00:00:00" table:style-name="ce27">
            <text:p>2/20/10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413262e70d848499f63c36">rootMoveOrder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SapphireBrand">Sap</text:a></text:p>
          </table:table-cell>
          <table:table-cell office:value-type="string" table:style-name="ce7">
            <text:p><text:a xlink:href="http://tests.stockfishchess.org/tests/view/5d8d65570ebc590f3beaef72">CutSizeOfPawnEntry</text:a></text:p>
          </table:table-cell>
          <table:table-cell office:value-type="string" table:style-name="ce7">
            <text:p><text:a xlink:href="https://github.com/SapphireBrand/Stockfish/compare/d703d2b...d4cc60d">diff</text:a></text:p>
          </table:table-cell>
          <table:table-cell office:value-type="float" office:value="1.83" table:style-name="ce7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24-08-19T00:00:00" table:style-name="ce27">
            <text:p>8/19/2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61ac750ebc5939d09f21f7">quanta</text:a></text:p>
          </table:table-cell>
          <table:table-cell office:value-type="string" table:style-name="ce2">
            <text:p><text:a xlink:href="https://github.com/snicolet/Stockfish/compare/d799529...bbb3bba">https://github.com/snicolet/Stockfish/compare/d799529...bbb3bba</text:a></text:p>
          </table:table-cell>
          <table:table-cell office:value-type="string" table:style-name="ce2">
            <text:p>1.83</text:p>
          </table:table-cell>
          <table:table-cell table:number-columns-repeated="16379"/>
        </table:table-row>
        <table:table-row table:style-name="ro1">
          <table:table-cell office:value-type="date" office:date-value="1931-05-20T00:00:00" table:style-name="ce9">
            <text:p>5/20/31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d30375596e6dc1e1f97425">bishopOnKR_rebased</text:a></text:p>
          </table:table-cell>
          <table:table-cell office:value-type="string" table:style-name="ce6">
            <text:p><text:a xlink:href="https://github.com/locutus2/Stockfish/compare/616eb60008...cc6a704b91">diff</text:a></text:p>
          </table:table-cell>
          <table:table-cell office:value-type="string" table:style-name="ce6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19-03-20T00:00:00" table:style-name="ce27">
            <text:p>3/20/19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31228e42a5c3b3ca2e76b">kingshelter3b</text:a></text:p>
          </table:table-cell>
          <table:table-cell office:value-type="string" table:style-name="ce7">
            <text:p><text:a xlink:href="https://github.com/xoto10/stockfish-xoto10/compare/ff27109...b29f1f1">diff</text:a></text:p>
          </table:table-cell>
          <table:table-cell office:value-type="string" table:style-name="ce2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20-03-20T00:00:00" table:style-name="ce27">
            <text:p>3/20/20</text:p>
          </table:table-cell>
          <table:table-cell office:value-type="string" table:style-name="ce7">
            <text:p><text:a xlink:href="https://tests.stockfishchess.org/tests/user/MJZ1977">MJZ</text:a></text:p>
          </table:table-cell>
          <table:table-cell office:value-type="string" table:style-name="ce7">
            <text:p><text:a xlink:href="https://tests.stockfishchess.org/tests/view/5e7493ace42a5c3b3ca2e7e8">SpUp_complexity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28-12-19T00:00:00" table:style-name="ce27">
            <text:p>12/19/2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072f81c13ac2425c4a9e95">short_pv2a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2-06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e9d40ecaa7c610e4d1867a">kd_KFDquad^</text:a></text:p>
          </table:table-cell>
          <table:table-cell office:value-type="string" table:style-name="ce7">
            <text:p><text:a xlink:href="https://github.com/31m059/Stockfish/compare/97a0e4e...bce1ce9">diff</text:a></text:p>
          </table:table-cell>
          <table:table-cell office:value-type="string" table:style-name="ce2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ede8b0ebc5902563258fa">TTprogress^</text:a></text:p>
          </table:table-cell>
          <table:table-cell office:value-type="string" table:style-name="ce7">
            <text:p><text:a xlink:href="https://github.com/vondele/Stockfish/compare/a00a336...aa8be7d">diff</text:a></text:p>
          </table:table-cell>
          <table:table-cell office:value-type="string" table:style-name="ce2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17-10-19T00:00:00" table:style-name="ce27">
            <text:p>10/19/17</text:p>
          </table:table-cell>
          <table:table-cell office:value-type="string" table:style-name="ce7">
            <text:p>1.82</text:p>
          </table:table-cell>
          <table:table-cell office:value-type="string" table:style-name="ce7">
            <text:p><text:a xlink:href="http://tests.stockfishchess.org/tests/view/5da8e99d0ebc597ba8eda9ca">cmhCur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14-05-20T00:00:00" table:style-name="ce9">
            <text:p>5/20/14</text:p>
          </table:table-cell>
          <table:table-cell office:value-type="string" table:style-name="ce6">
            <text:p>xor</text:p>
          </table:table-cell>
          <table:table-cell office:value-type="string" table:style-name="ce6">
            <text:p><text:a xlink:href="https://tests.stockfishchess.org/tests/view/5ebd2ecd75bec66815b88739">nopruneP^</text:a></text:p>
          </table:table-cell>
          <table:table-cell office:value-type="string" table:style-name="ce6">
            <text:p><text:a xlink:href="https://github.com/miguel-l/Stockfish/compare/d476342...9cd35f8">diff</text:a></text:p>
          </table:table-cell>
          <table:table-cell office:value-type="string" table:style-name="ce7">
            <text:p>1.81</text:p>
          </table:table-cell>
          <table:table-cell table:number-columns-repeated="16379"/>
        </table:table-row>
        <table:table-row table:style-name="ro2">
          <table:table-cell office:value-type="date" office:date-value="2022-04-20T00:00:00" table:style-name="ce9">
            <text:p>4/20/2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0d37c42ded1542b24b7ee">priorCaptConthist2</text:a></text:p>
          </table:table-cell>
          <table:table-cell office:value-type="string" table:style-name="ce6">
            <text:p><text:a xlink:href="https://github.com/Vizvezdenec/Stockfish/compare/bb5589b...9f6d332">diff</text:a></text:p>
          </table:table-cell>
          <table:table-cell office:value-type="string" table:style-name="ce7">
            <text:p>1.81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e351ae42a5c3b3ca2ec4d">initqs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81</text:p>
          </table:table-cell>
          <table:table-cell table:number-columns-repeated="16379"/>
        </table:table-row>
        <table:table-row table:style-name="ro2">
          <table:table-cell office:value-type="date" office:date-value="2009-12-19T00:00:00" table:style-name="ce27">
            <text:p>12/19/09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ee1b5a3cff9a249bb9e465">improvingInCheck</text:a></text:p>
          </table:table-cell>
          <table:table-cell office:value-type="string" table:style-name="ce7">
            <text:p><text:a xlink:href="https://github.com/pb00068/Stockfish/compare/764b9ad...ad9099e">diff</text:a></text:p>
          </table:table-cell>
          <table:table-cell office:value-type="string" table:style-name="ce7">
            <text:p>1.81</text:p>
          </table:table-cell>
          <table:table-cell table:number-columns-repeated="16379"/>
        </table:table-row>
        <table:table-row table:style-name="ro1">
          <table:table-cell office:value-type="date" office:date-value="2025-04-20T00:00:00" table:style-name="ce9">
            <text:p>4/20/25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49635b908f6dd28f34b82">combo2Y</text:a></text:p>
          </table:table-cell>
          <table:table-cell office:value-type="string" table:style-name="ce6">
            <text:p><text:a xlink:href="https://github.com/linrock/Stockfish/compare/bb5589b...896bc86">diff</text:a></text:p>
          </table:table-cell>
          <table:table-cell office:value-type="string" table:style-name="ce6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e5e0de42a5c3b3ca2ec6b">initocb1^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2023-01-20T00:00:00" table:style-name="ce27">
            <text:p>1/20/23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9eb8434cb414d418a9afb">LE_KingBlocker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1678080ac9162cdd5f39da">lmr_root</text:a></text:p>
          </table:table-cell>
          <table:table-cell office:value-type="string" table:style-name="ce7">
            <text:p><text:a xlink:href="https://github.com/locutus2/Stockfish/compare/44f79bd...7553a3f">diff</text:a></text:p>
          </table:table-cell>
          <table:table-cell office:value-type="string" table:style-name="ce7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2019-11-19T00:00:00" table:style-name="ce27">
            <text:p>11/19/19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3d6be14339111b9b6bead">badCapt50</text:a></text:p>
          </table:table-cell>
          <table:table-cell office:value-type="string" table:style-name="ce7">
            <text:p><text:a xlink:href="https://github.com/vondele/Stockfish/compare/fe12489...07038ee">diff</text:a></text:p>
          </table:table-cell>
          <table:table-cell office:value-type="string" table:style-name="ce7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2007-10-19T00:00:00" table:style-name="ce27">
            <text:p>10/19/07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b9bcf0ebc5902b6d053b8">cmhGivesChec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9</text:p>
          </table:table-cell>
          <table:table-cell table:number-columns-repeated="16379"/>
        </table:table-row>
        <table:table-row table:style-name="ro2">
          <table:table-cell office:value-type="date" office:date-value="1930-01-20T00:00:00" table:style-name="ce27">
            <text:p>1/20/30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e32e3d6ec661e2e6a340dc3">b64a9bba9a4f5466c5b4795</text:a></text:p>
          </table:table-cell>
          <table:table-cell office:value-type="string" table:style-name="ce7">
            <text:p><text:a xlink:href="https://github.com/snicolet/Stockfish/compare/0559eba...b64a9bb">diff</text:a></text:p>
          </table:table-cell>
          <table:table-cell office:value-type="string" table:style-name="ce7">
            <text:p>1.78</text:p>
          </table:table-cell>
          <table:table-cell table:number-columns-repeated="16379"/>
        </table:table-row>
        <table:table-row table:style-name="ro2">
          <table:table-cell office:value-type="date" office:date-value="2004-01-20T00:00:00" table:style-name="ce27">
            <text:p>1/20/04</text:p>
          </table:table-cell>
          <table:table-cell office:value-type="string" table:style-name="ce7">
            <text:p><text:a xlink:href="http://tests.stockfishchess.org/tests/user/lantonov">lan</text:a></text:p>
          </table:table-cell>
          <table:table-cell office:value-type="string" table:style-name="ce7">
            <text:p><text:a xlink:href="http://tests.stockfishchess.org/tests/view/5e1032d5b48e44a99a9bb595">history</text:a></text:p>
          </table:table-cell>
          <table:table-cell office:value-type="string" table:style-name="ce7">
            <text:p><text:a xlink:href="https://github.com/lantonov/Stockfish/compare/13f70d0...a30f59b">diff</text:a></text:p>
          </table:table-cell>
          <table:table-cell office:value-type="string" table:style-name="ce7">
            <text:p>1.78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27">
            <text:p>11/19/16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fe2470ebc5902563266a9">RankedLDB5</text:a></text:p>
          </table:table-cell>
          <table:table-cell office:value-type="string" table:style-name="ce7">
            <text:p><text:a xlink:href="https://github.com/SFisGOD/Stockfish/compare/a00a336...bcb5738">diff</text:a></text:p>
          </table:table-cell>
          <table:table-cell office:value-type="string" table:style-name="ce7">
            <text:p>1.77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0-07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b68ac0ebc5902b6d01346">cmhGivesCheck</text:a></text:p>
          </table:table-cell>
          <table:table-cell office:value-type="string" table:style-name="ce7">
            <text:p><text:a xlink:href="https://github.com/VoyagerOne/Stockfish/compare/7264540...d3d04ed">diff</text:a></text:p>
          </table:table-cell>
          <table:table-cell office:value-type="string" table:style-name="ce7">
            <text:p><text:a xlink:href="http://tests.stockfishchess.org/html/live_elo.html?5d9b68ac0ebc5902b6d01346">LLR</text:a></text:p>
          </table:table-cell>
          <table:table-cell table:number-columns-repeated="16379"/>
        </table:table-row>
        <table:table-row table:style-name="ro2">
          <table:table-cell office:value-type="date" office:date-value="2009-03-20T00:00:00" table:style-name="ce27">
            <text:p>3/20/09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66c2dae42a5c3b3ca2e34d">lmr_ttCaptPv2^</text:a></text:p>
          </table:table-cell>
          <table:table-cell office:value-type="string" table:style-name="ce7">
            <text:p><text:a xlink:href="https://github.com/31m059/Stockfish/compare/c077bfb...44b0555">diff</text:a></text:p>
          </table:table-cell>
          <table:table-cell office:value-type="string" table:style-name="ce7">
            <text:p>1.77</text:p>
          </table:table-cell>
          <table:table-cell table:number-columns-repeated="16379"/>
        </table:table-row>
        <table:table-row table:style-name="ro2">
          <table:table-cell office:value-type="date" office:date-value="2024-09-19T00:00:00" table:style-name="ce27">
            <text:p>9/19/24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89a7c70ebc595091801b8d">simplify_RookOnPawn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7</text:p>
          </table:table-cell>
          <table:table-cell table:number-columns-repeated="16379"/>
        </table:table-row>
        <table:table-row table:style-name="ro2">
          <table:table-cell office:value-type="date" office:date-value="2020-06-20T00:00:00" table:style-name="ce9">
            <text:p>6/20/20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<text:a xlink:href="https://tests.stockfishchess.org/tests/view/5eee1180447c5b640047a3e7">ps_rooks9</text:a></text:p>
          </table:table-cell>
          <table:table-cell office:value-type="string" table:style-name="ce6">
            <text:p><text:a xlink:href="https://github.com/protonspring/Stockfish/compare/bc3c215490...9ae23a868a">diff</text:a></text:p>
          </table:table-cell>
          <table:table-cell office:value-type="string" table:style-name="ce7">
            <text:p>1.7</text:p>
          </table:table-cell>
          <table:table-cell table:number-columns-repeated="16379"/>
        </table:table-row>
        <table:table-row table:style-name="ro9">
          <table:table-cell office:value-type="string" table:style-name="ce6">
            <text:p>20-06-02</text:p>
          </table:table-cell>
          <table:table-cell office:value-type="string" table:style-name="ce6">
            <text:p><text:a xlink:href="https://tests.stockfishchess.org/tests/user/MJZ1977">MJZ</text:a></text:p>
          </table:table-cell>
          <table:table-cell office:value-type="string" table:style-name="ce6">
            <text:p><text:a xlink:href="https://tests.stockfishchess.org/tests/view/5ed6b666f29b40b0fc95a884">Singular-ttCapture</text:a></text:p>
          </table:table-cell>
          <table:table-cell office:value-type="string" table:style-name="ce6">
            <text:p><text:a xlink:href="https://tests.stockfishchess.org/html/live_elo.html?5ed6b666f29b40b0fc95a884">diff</text:a></text:p>
          </table:table-cell>
          <table:table-cell office:value-type="string" table:style-name="ce1">
            <text:p>1.76</text:p>
          </table:table-cell>
          <table:table-cell office:value-type="string" table:style-name="ce6">
            <text:p><text:a xlink:href="https://tests.stockfishchess.org/html/live_elo.html?5ed6b666f29b40b0fc95a884">https://tests.stockfishchess.org/html/live_elo.html?5ed6b666f29b40b0fc95a884</text:a></text:p>
          </table:table-cell>
          <table:table-cell table:number-columns-repeated="16378"/>
        </table:table-row>
        <table:table-row table:style-name="ro1">
          <table:table-cell office:value-type="date" office:date-value="2009-07-20T00:00:00" table:style-name="ce9">
            <text:p>7/20/09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06b54059f6f035328946bb">fullTtProbcut4</text:a></text:p>
          </table:table-cell>
          <table:table-cell office:value-type="string" table:style-name="ce6">
            <text:p><text:a xlink:href="https://github.com/Vizvezdenec/Stockfish/compare/7225d254f9...167b942c69">diff</text:a></text:p>
          </table:table-cell>
          <table:table-cell office:value-type="string" table:style-name="ce1">
            <text:p>1.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12-12-19T00:00:00" table:style-name="ce27">
            <text:p>12/19/12</text:p>
          </table:table-cell>
          <table:table-cell office:value-type="string" table:style-name="ce7">
            <text:p><text:a xlink:href="http://tests.stockfishchess.org/tests/user/praveentml">pra</text:a></text:p>
          </table:table-cell>
          <table:table-cell office:value-type="string" table:style-name="ce7">
            <text:p><text:a xlink:href="http://tests.stockfishchess.org/tests/view/5df1eb0a9adce9e7e53b9c13">pr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5</text:p>
          </table:table-cell>
          <table:table-cell table:number-columns-repeated="59" table:style-name="ce2"/>
          <table:table-cell table:number-columns-repeated="16320"/>
        </table:table-row>
        <table:table-row table:style-name="ro4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174a840ac9162cdd5f3a4d">research3prB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e174a840ac9162cdd5f3a4d">http://tests.stockfishchess.org/html/live_elo.html?5e174a840ac9162cdd5f3a4d</text:a>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6-05-20T00:00:00" table:style-name="ce9">
            <text:p>5/20/26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ccdf9e80f2c838b96558d9">c</text:a></text:p>
          </table:table-cell>
          <table:table-cell office:value-type="string" table:style-name="ce6">
            <text:p><text:a xlink:href="https://github.com/UnaiCorzo/Stockfish/compare/fb80957...7a653ca">diff</text:a></text:p>
          </table:table-cell>
          <table:table-cell office:value-type="string" table:style-name="ce7">
            <text:p>1.7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1930-03-20T00:00:00" table:style-name="ce27">
            <text:p>3/20/30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828270e42a5c3b3ca2ee37">ppProtAttPawn3</text:a></text:p>
          </table:table-cell>
          <table:table-cell office:value-type="string" table:style-name="ce7">
            <text:p><text:a xlink:href="https://github.com/Vizvezdenec/Stockfish/compare/209e942...a890439">diff</text:a></text:p>
          </table:table-cell>
          <table:table-cell office:value-type="string" table:style-name="ce7">
            <text:p>1.7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11-19T00:00:00" table:style-name="ce27">
            <text:p>11/19/11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c967e40ebc5902ea580e16">capture_killer_repl_ttm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2-01-20T00:00:00" table:style-name="ce27">
            <text:p>1/20/12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1b33abd12216a2857e6359">lmr_cap^</text:a></text:p>
          </table:table-cell>
          <table:table-cell office:value-type="string" table:style-name="ce7">
            <text:p><text:a xlink:href="https://github.com/locutus2/Stockfish/compare/114ddb7...bf67845">diff</text:a></text:p>
          </table:table-cell>
          <table:table-cell office:value-type="string" table:style-name="ce7">
            <text:p>1.7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23</text:p>
          </table:table-cell>
          <table:table-cell office:value-type="string" table:style-name="ce6">
            <text:p><text:a xlink:href="https://tests.stockfishchess.org/tests/user/MJZ1977">MJZ</text:a></text:p>
          </table:table-cell>
          <table:table-cell office:value-type="string" table:style-name="ce6">
            <text:p><text:a xlink:href="https://tests.stockfishchess.org/tests/view/5ec976a8a586eee45aa2ab40">BlockedStorm_noexch2</text:a></text:p>
          </table:table-cell>
          <table:table-cell office:value-type="string" table:style-name="ce6">
            <text:p><text:a xlink:href="https://github.com/MJZ1977/Stockfish/compare/cdf5cfd...f931281">diff</text:a></text:p>
          </table:table-cell>
          <table:table-cell office:value-type="string" table:style-name="ce7">
            <text:p>1.72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16-05-20T00:00:00" table:style-name="ce9">
            <text:p>5/20/16</text:p>
          </table:table-cell>
          <table:table-cell office:value-type="string" table:style-name="ce6">
            <text:p>pro</text:p>
          </table:table-cell>
          <table:table-cell office:value-type="string" table:style-name="ce6">
            <text:p><text:a xlink:href="https://tests.stockfishchess.org/tests/view/5ec071f4e9d85f94dc429937">ps_badpawns5</text:a></text:p>
          </table:table-cell>
          <table:table-cell office:value-type="string" table:style-name="ce6">
            <text:p><text:a xlink:href="https://github.com/protonspring/Stockfish/compare/d116e27...45afd68">diff</text:a></text:p>
          </table:table-cell>
          <table:table-cell office:value-type="string" table:style-name="ce6">
            <text:p>1.7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8-01-20T00:00:00" table:style-name="ce27">
            <text:p>1/20/2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0c6d0ec661e2e6a340c8a">futPrSs1Hist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2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string" table:style-name="ce6">
            <text:p>20-05-17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c145efe9d85f94dc4299b0">low1</text:a></text:p>
          </table:table-cell>
          <table:table-cell office:value-type="string" table:style-name="ce6">
            <text:p><text:a xlink:href="https://github.com/xoto10/stockfish-xoto10/compare/d116e27...acb8728">diff</text:a></text:p>
          </table:table-cell>
          <table:table-cell office:value-type="string" table:style-name="ce6">
            <text:p>1.7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20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c55ca2377121ac09e10249">ti2</text:a></text:p>
          </table:table-cell>
          <table:table-cell office:value-type="string" table:style-name="ce6">
            <text:p><text:a xlink:href="https://github.com/snicolet/Stockfish/compare/b36a1fa...666b6b1">diff</text:a></text:p>
          </table:table-cell>
          <table:table-cell office:value-type="string" table:style-name="ce7">
            <text:p>1.7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d9c8b6ffeed51f6e3268d">unwinOcbInit2</text:a></text:p>
          </table:table-cell>
          <table:table-cell office:value-type="string" table:style-name="ce6">
            <text:p><text:a xlink:href="https://github.com/Vizvezdenec/Stockfish/compare/c527c3a...9bb5e1b">diff</text:a></text:p>
          </table:table-cell>
          <table:table-cell office:value-type="string" table:style-name="ce7">
            <text:p>1.7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10-28T00:00:00" table:style-name="ce28">
            <text:p>2019-10-2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74b6f0ebc5902d1f37405">tweak_dynamic_contempt</text:a></text:p>
          </table:table-cell>
          <table:table-cell office:value-type="string" table:style-name="ce7">
            <text:p><text:a xlink:href="https://github.com/locutus2/Stockfish/compare/648c7ec...c033aba">diff</text:a></text:p>
          </table:table-cell>
          <table:table-cell office:value-type="string" table:style-name="ce7">
            <text:p>1.7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1930-11-19T00:00:00" table:style-name="ce27">
            <text:p>11/19/30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de281b2727dc1d26718a673">KProxTweak2</text:a></text:p>
          </table:table-cell>
          <table:table-cell office:value-type="string" table:style-name="ce7">
            <text:p><text:a xlink:href="https://github.com/Rocky640/Stockfish/compare/54253bc...8133c11">diff</text:a></text:p>
          </table:table-cell>
          <table:table-cell office:value-type="string" table:style-name="ce7">
            <text:p>1.7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11-19T00:00:00" table:style-name="ce27">
            <text:p>11/19/19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d3d6be14339111b9b6bead">badCapt50</text:a></text:p>
          </table:table-cell>
          <table:table-cell office:value-type="string" table:style-name="ce7">
            <text:p><text:a xlink:href="https://github.com/vondele/Stockfish/compare/fe12489...07038ee">diff</text:a></text:p>
          </table:table-cell>
          <table:table-cell office:value-type="string" table:style-name="ce7">
            <text:p>1.7</text:p>
          </table:table-cell>
          <table:table-cell table:number-columns-repeated="16379"/>
        </table:table-row>
        <table:table-row table:style-name="ro2">
          <table:table-cell office:value-type="date" office:date-value="2019-10-23T00:00:00" table:style-name="ce28">
            <text:p>2019-10-23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0dd120ebc59081274fd3d">counterExt</text:a></text:p>
          </table:table-cell>
          <table:table-cell office:value-type="string" table:style-name="ce7">
            <text:p><text:a xlink:href="https://github.com/Vizvezdenec/Stockfish/compare/7e89a71...684470f">diff</text:a></text:p>
          </table:table-cell>
          <table:table-cell office:value-type="float" office:value="1.7" table:style-name="ce7">
            <text:p>1.7</text:p>
          </table:table-cell>
          <table:table-cell table:number-columns-repeated="16379"/>
        </table:table-row>
        <table:table-row table:style-name="ro2">
          <table:table-cell office:value-type="date" office:date-value="2022-09-19T00:00:00" table:style-name="ce27">
            <text:p>9/19/22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763620ebc595f57c22b15">drawRandom3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62f25ca6c451633a9a162">searchconsttune6</text:a></text:p>
          </table:table-cell>
          <table:table-cell office:value-type="string" table:style-name="ce6">
            <text:p><text:a xlink:href="https://github.com/xoto10/stockfish-xoto10/compare/42b7dbcb5e...2ef8db2d2b">diff</text:a></text:p>
          </table:table-cell>
          <table:table-cell office:value-type="string" table:style-name="ce7">
            <text:p>1.69</text:p>
          </table:table-cell>
          <table:table-cell table:number-columns-repeated="16379"/>
        </table:table-row>
        <table:table-row table:style-name="ro2">
          <table:table-cell office:value-type="date" office:date-value="2019-03-20T00:00:00" table:style-name="ce27">
            <text:p>3/20/19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3981ce42a5c3b3ca2e79e">sextsDepthTtpv4</text:a></text:p>
          </table:table-cell>
          <table:table-cell office:value-type="string" table:style-name="ce7">
            <text:p><text:a xlink:href="https://github.com/Vizvezdenec/Stockfish/compare/ff27109...ecde1cc">diff</text:a></text:p>
          </table:table-cell>
          <table:table-cell office:value-type="string" table:style-name="ce7">
            <text:p>1.69</text:p>
          </table:table-cell>
          <table:table-cell table:number-columns-repeated="16379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15aac346e35ac603b7d02">lmr_non_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9</text:p>
          </table:table-cell>
          <table:table-cell table:number-columns-repeated="16379"/>
        </table:table-row>
        <table:table-row table:style-name="ro2">
          <table:table-cell office:value-type="date" office:date-value="2013-01-20T00:00:00" table:style-name="ce27">
            <text:p>1/20/13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1c9afed12216a2857e6401">ExtFailLow</text:a></text:p>
          </table:table-cell>
          <table:table-cell office:value-type="string" table:style-name="ce7">
            <text:p><text:a xlink:href="https://github.com/vondele/Stockfish/compare/7150183...e2b0aa1">diff</text:a></text:p>
          </table:table-cell>
          <table:table-cell office:value-type="string" table:style-name="ce7">
            <text:p>1.69</text:p>
          </table:table-cell>
          <table:table-cell table:number-columns-repeated="16379"/>
        </table:table-row>
        <table:table-row table:style-name="ro2">
          <table:table-cell office:value-type="date" office:date-value="2025-09-19T00:00:00" table:style-name="ce27">
            <text:p>9/19/25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bbf4d0ebc59509180f217">threadReduct^</text:a></text:p>
          </table:table-cell>
          <table:table-cell office:value-type="string" table:style-name="ce7">
            <text:p><text:a xlink:href="https://github.com/vondele/Stockfish/compare/667d24f...1c98b78">diff</text:a></text:p>
          </table:table-cell>
          <table:table-cell office:value-type="string" table:style-name="ce7">
            <text:p>1.69</text:p>
          </table:table-cell>
          <table:table-cell table:number-columns-repeated="16379"/>
        </table:table-row>
        <table:table-row table:style-name="ro2">
          <table:table-cell office:value-type="date" office:date-value="2025-05-20T00:00:00" table:style-name="ce9">
            <text:p>5/20/25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cb639f80f2c838b9655117">rookOnKF7</text:a></text:p>
          </table:table-cell>
          <table:table-cell office:value-type="string" table:style-name="ce6">
            <text:p><text:a xlink:href="https://github.com/Vizvezdenec/Stockfish/compare/81c5885...5e1af88">diff</text:a></text:p>
          </table:table-cell>
          <table:table-cell office:value-type="string" table:style-name="ce7">
            <text:p>1.68</text:p>
          </table:table-cell>
          <table:table-cell table:number-columns-repeated="16379"/>
        </table:table-row>
        <table:table-row table:style-name="ro2">
          <table:table-cell office:value-type="date" office:date-value="2018-03-20T00:00:00" table:style-name="ce27">
            <text:p>3/20/18</text:p>
          </table:table-cell>
          <table:table-cell office:value-type="string" table:style-name="ce7">
            <text:p><text:a xlink:href="https://tests.stockfishchess.org/tests/user/Fisherman">Fis</text:a></text:p>
          </table:table-cell>
          <table:table-cell office:value-type="string" table:style-name="ce7">
            <text:p><text:a xlink:href="https://tests.stockfishchess.org/tests/view/5e716d20e42a5c3b3ca2e6e0">BP</text:a></text:p>
          </table:table-cell>
          <table:table-cell office:value-type="string" table:style-name="ce7">
            <text:p><text:a xlink:href="https://github.com/mstembera/Stockfish/compare/ff27109...e86d96e">diff</text:a></text:p>
          </table:table-cell>
          <table:table-cell office:value-type="string" table:style-name="ce7">
            <text:p>1.68</text:p>
          </table:table-cell>
          <table:table-cell table:number-columns-repeated="16379"/>
        </table:table-row>
        <table:table-row table:style-name="ro2">
          <table:table-cell office:value-type="date" office:date-value="2012-11-19T00:00:00" table:style-name="ce27">
            <text:p>11/19/12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aea880ebc5902569230bc">RankedOutposts_2</text:a></text:p>
          </table:table-cell>
          <table:table-cell office:value-type="string" table:style-name="ce7">
            <text:p><text:a xlink:href="https://github.com/SFisGOD/Stockfish/compare/9ab2590...4cd6d4f">diff</text:a></text:p>
          </table:table-cell>
          <table:table-cell office:value-type="string" table:style-name="ce7">
            <text:p>1.68</text:p>
          </table:table-cell>
          <table:table-cell table:number-columns-repeated="16379"/>
        </table:table-row>
        <table:table-row table:style-name="ro2">
          <table:table-cell office:value-type="date" office:date-value="2004-10-19T00:00:00" table:style-name="ce27">
            <text:p>10/19/04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9784e60ebc590c21aa7013">cmh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8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27">
            <text:p>9/19/23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8618c0ebc5906dd3ea45f">psqtrk2</text:a></text:p>
          </table:table-cell>
          <table:table-cell office:value-type="string" table:style-name="ce7">
            <text:p><text:a xlink:href="https://github.com/xoto10/stockfish-xoto10/compare/770c8d9...c7bdc01">diff</text:a></text:p>
          </table:table-cell>
          <table:table-cell office:value-type="string" table:style-name="ce7">
            <text:p>1.68</text:p>
          </table:table-cell>
          <table:table-cell table:number-columns-repeated="16379"/>
        </table:table-row>
        <table:table-row table:style-name="ro2">
          <table:table-cell office:value-type="string" table:style-name="ce45">
            <text:p>0-06-13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54059ca6c451633a99f35">blkstsupp1</text:a></text:p>
          </table:table-cell>
          <table:table-cell office:value-type="string" table:style-name="ce6">
            <text:p><text:a xlink:href="https://github.com/xoto10/stockfish-xoto10/compare/42b7dbcb5e...86f03b3182">diff</text:a></text:p>
          </table:table-cell>
          <table:table-cell office:value-type="string" table:style-name="ce7">
            <text:p>1.67</text:p>
          </table:table-cell>
          <table:table-cell table:number-columns-repeated="16379"/>
        </table:table-row>
        <table:table-row table:style-name="ro2">
          <table:table-cell office:value-type="date" office:date-value="2020-01-20T00:00:00" table:style-name="ce27">
            <text:p>1/20/20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618c1c3b97aa0d75bc03c">lmr_pv</text:a></text:p>
          </table:table-cell>
          <table:table-cell office:value-type="string" table:style-name="ce7">
            <text:p><text:a xlink:href="https://github.com/locutus2/Stockfish/compare/c3483fa...a964263">diff</text:a></text:p>
          </table:table-cell>
          <table:table-cell office:value-type="string" table:style-name="ce7">
            <text:p>1.67</text:p>
          </table:table-cell>
          <table:table-cell table:number-columns-repeated="16379"/>
        </table:table-row>
        <table:table-row table:style-name="ro1">
          <table:table-cell office:value-type="date" office:date-value="2017-05-20T00:00:00" table:style-name="ce9">
            <text:p>5/20/17</text:p>
          </table:table-cell>
          <table:table-cell office:value-type="string" table:style-name="ce6">
            <text:p>xor</text:p>
          </table:table-cell>
          <table:table-cell office:value-type="string" table:style-name="ce6">
            <text:p><text:a xlink:href="https://tests.stockfishchess.org/tests/view/5ec0b366e9d85f94dc429968">dcsee</text:a></text:p>
          </table:table-cell>
          <table:table-cell office:value-type="string" table:style-name="ce6">
            <text:p><text:a xlink:href="https://github.com/miguel-l/Stockfish/compare/d116e27...3bf639f">diff</text:a></text:p>
          </table:table-cell>
          <table:table-cell office:value-type="string" table:style-name="ce6">
            <text:p>1.6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6-15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e7dd25aae8aec816ab75d0">blocked_count2</text:a></text:p>
          </table:table-cell>
          <table:table-cell office:value-type="string" table:style-name="ce6">
            <text:p><text:a xlink:href="https://github.com/locutus2/Stockfish/compare/995ee4b311...0874e103fe">diff</text:a></text:p>
          </table:table-cell>
          <table:table-cell office:value-type="string" table:style-name="ce6">
            <text:p>1.66</text:p>
          </table:table-cell>
          <table:table-cell table:number-columns-repeated="16379"/>
        </table:table-row>
        <table:table-row table:style-name="ro2">
          <table:table-cell office:value-type="date" office:date-value="2014-03-20T00:00:00" table:style-name="ce27">
            <text:p>3/20/14</text:p>
          </table:table-cell>
          <table:table-cell office:value-type="string" table:style-name="ce7">
            <text:p><text:a xlink:href="https://tests.stockfishchess.org/tests/user/protonspring">pro</text:a></text:p>
          </table:table-cell>
          <table:table-cell office:value-type="string" table:style-name="ce7">
            <text:p><text:a xlink:href="https://tests.stockfishchess.org/tests/view/5e6ce904e42a5c3b3ca2e556">ps_ourRan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6</text:p>
          </table:table-cell>
          <table:table-cell table:number-columns-repeated="16379"/>
        </table:table-row>
        <table:table-row table:style-name="ro2">
          <table:table-cell office:value-type="date" office:date-value="2024-02-20T00:00:00" table:style-name="ce27">
            <text:p>2/20/24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e53c6ab84a82b4acd4148fa">Weak_QProtection4</text:a></text:p>
          </table:table-cell>
          <table:table-cell office:value-type="string" table:style-name="ce7">
            <text:p><text:a xlink:href="https://github.com/MJZ1977/Stockfish/compare/b8c00ef...e8bc7c1">diff</text:a></text:p>
          </table:table-cell>
          <table:table-cell office:value-type="string" table:style-name="ce7">
            <text:p>1.66</text:p>
          </table:table-cell>
          <table:table-cell table:number-columns-repeated="16379"/>
        </table:table-row>
        <table:table-row table:style-name="ro2">
          <table:table-cell office:value-type="date" office:date-value="2024-02-20T00:00:00" table:style-name="ce38">
            <text:p>20/2/24</text:p>
          </table:table-cell>
          <table:table-cell office:value-type="string" table:style-name="ce39">
            <text:p><text:a xlink:href="http://tests.stockfishchess.org/tests/user/MJZ1977">MJZ</text:a></text:p>
          </table:table-cell>
          <table:table-cell office:value-type="string" table:style-name="ce39">
            <text:p><text:a xlink:href="http://tests.stockfishchess.org/tests/view/5e53c6ab84a82b4acd4148fa">Weak_QProtection4</text:a></text:p>
          </table:table-cell>
          <table:table-cell office:value-type="string" table:style-name="ce46">
            <text:p><text:a xlink:href="https://github.com/MJZ1977/Stockfish/compare/b8c00ef...e8bc7c1">diff</text:a></text:p>
          </table:table-cell>
          <table:table-cell office:value-type="string" table:style-name="ce7">
            <text:p>1.66</text:p>
          </table:table-cell>
          <table:table-cell table:number-columns-repeated="16379"/>
        </table:table-row>
        <table:table-row table:style-name="ro2">
          <table:table-cell office:value-type="date" office:date-value="1930-11-19T00:00:00" table:style-name="ce27">
            <text:p>11/19/30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de2a2ff727dc1d26718a67b">KProxTweak2</text:a></text:p>
          </table:table-cell>
          <table:table-cell office:value-type="string" table:style-name="ce7">
            <text:p><text:a xlink:href="https://github.com/Rocky640/Stockfish/compare/54253bc...8133c11">diff</text:a></text:p>
          </table:table-cell>
          <table:table-cell office:value-type="string" table:style-name="ce7">
            <text:p>1.66</text:p>
          </table:table-cell>
          <table:table-cell table:number-columns-repeated="16379"/>
        </table:table-row>
        <table:table-row table:style-name="ro2">
          <table:table-cell office:value-type="date" office:date-value="2006-05-20T00:00:00" table:style-name="ce9">
            <text:p>5/20/06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b21c132326444a3b6d3464">50extOtherMovesMore2</text:a></text:p>
          </table:table-cell>
          <table:table-cell office:value-type="string" table:style-name="ce6">
            <text:p><text:a xlink:href="https://github.com/Vizvezdenec/Stockfish/compare/c527c3a...3f7d458">diff</text:a></text:p>
          </table:table-cell>
          <table:table-cell office:value-type="string" table:style-name="ce7">
            <text:p>1.65</text:p>
          </table:table-cell>
          <table:table-cell table:number-columns-repeated="16379"/>
        </table:table-row>
        <table:table-row table:style-name="ro2">
          <table:table-cell office:value-type="date" office:date-value="2019-11-19T00:00:00" table:style-name="ce27">
            <text:p>11/19/1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d4422414339111b9b6bec9">lmr_ext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5</text:p>
          </table:table-cell>
          <table:table-cell table:number-columns-repeated="16379"/>
        </table:table-row>
        <table:table-row table:style-name="ro2">
          <table:table-cell office:value-type="date" office:date-value="2018-01-20T00:00:00" table:style-name="ce27">
            <text:p>1/20/18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36fcdc3b97aa0d75bbea3">AtomicLE_TS_BestMoveCha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4</text:p>
          </table:table-cell>
          <table:table-cell table:number-columns-repeated="16379"/>
        </table:table-row>
        <table:table-row table:style-name="ro2">
          <table:table-cell office:value-type="date" office:date-value="2014-09-19T00:00:00" table:style-name="ce27">
            <text:p>9/19/14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7ca1aa0ebc5902d38640a9">rookfile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3</text:p>
          </table:table-cell>
          <table:table-cell table:number-columns-repeated="16379"/>
        </table:table-row>
        <table:table-row table:style-name="ro2">
          <table:table-cell office:value-type="date" office:date-value="2023-09-19T00:00:00" table:style-name="ce27">
            <text:p>9/19/23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8618c0ebc5906dd3ea45f">psqtrk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3</text:p>
          </table:table-cell>
          <table:table-cell table:number-columns-repeated="16379"/>
        </table:table-row>
        <table:table-row table:style-name="ro1">
          <table:table-cell office:value-type="date" office:date-value="2005-09-20T00:00:00" table:style-name="ce9">
            <text:p>9/20/05</text:p>
          </table:table-cell>
          <table:table-cell office:value-type="string" table:style-name="ce6">
            <text:p>fau</text:p>
          </table:table-cell>
          <table:table-cell office:value-type="string" table:style-name="ce6">
            <text:p><text:a xlink:href="https://tests.stockfishchess.org/tests/view/5f537a342d02727c56b36ce1">Queen3</text:a></text:p>
          </table:table-cell>
          <table:table-cell office:value-type="string" table:style-name="ce6">
            <text:p><text:a xlink:href="https://github.com/FauziAkram/Stockfish/compare/d539da19d2...0c7882193e">diff</text:a></text:p>
          </table:table-cell>
          <table:table-cell office:value-type="string" table:style-name="ce6">
            <text:p>1.62</text:p>
          </table:table-cell>
          <table:table-cell table:number-columns-repeated="16379"/>
        </table:table-row>
        <table:table-row table:style-name="ro2">
          <table:table-cell office:value-type="date" office:date-value="2020-07-20T00:00:00" table:style-name="ce9">
            <text:p>7/20/20</text:p>
          </table:table-cell>
          <table:table-cell office:value-type="string" table:style-name="ce6">
            <text:p>fau</text:p>
          </table:table-cell>
          <table:table-cell office:value-type="string" table:style-name="ce6">
            <text:p><text:a xlink:href="https://tests.stockfishchess.org/tests/view/5f16006bda64229ef7dc180c">bb1</text:a></text:p>
          </table:table-cell>
          <table:table-cell office:value-type="string" table:style-name="ce6">
            <text:p><text:a xlink:href="https://github.com/FauziAkram/Stockfish/compare/d89730d5c8...52eaf543e6">diff</text:a></text:p>
          </table:table-cell>
          <table:table-cell office:value-type="string" table:style-name="ce7">
            <text:p>1.62</text:p>
          </table:table-cell>
          <table:table-cell table:number-columns-repeated="16379"/>
        </table:table-row>
        <table:table-row table:style-name="ro2">
          <table:table-cell office:value-type="date" office:date-value="2028-05-20T00:00:00" table:style-name="ce9">
            <text:p>5/20/28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cfa17d75787cc0c05d9823">11</text:a></text:p>
          </table:table-cell>
          <table:table-cell office:value-type="string" table:style-name="ce6">
            <text:p><text:a xlink:href="https://github.com/UnaiCorzo/Stockfish/compare/fb8095718b...48614805b9">diff</text:a></text:p>
          </table:table-cell>
          <table:table-cell office:value-type="string" table:style-name="ce7">
            <text:p>1.61</text:p>
          </table:table-cell>
          <table:table-cell table:number-columns-repeated="16379"/>
        </table:table-row>
        <table:table-row table:style-name="ro2">
          <table:table-cell office:value-type="date" office:date-value="2027-11-19T00:00:00" table:style-name="ce27">
            <text:p>11/19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df2df7da46dcfc84a6889">extStatsNew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6</text:p>
          </table:table-cell>
          <table:table-cell table:number-columns-repeated="16379"/>
        </table:table-row>
        <table:table-row table:style-name="ro2">
          <table:table-cell office:value-type="date" office:date-value="1931-08-20T00:00:00" table:style-name="ce9">
            <text:p>8/20/31</text:p>
          </table:table-cell>
          <table:table-cell office:value-type="string" table:style-name="ce6">
            <text:p>big</text:p>
          </table:table-cell>
          <table:table-cell office:value-type="string" table:style-name="ce6">
            <text:p><text:a xlink:href="https://tests.stockfishchess.org/tests/view/5f4d6815ba100690c5cc5d9e">ext_end3</text:a></text:p>
          </table:table-cell>
          <table:table-cell office:value-type="string" table:style-name="ce6">
            <text:p><text:a xlink:href="https://github.com/candirufish/Stockfish/compare/e0bafa1911...0ef47bfc73">diff</text:a></text:p>
          </table:table-cell>
          <table:table-cell office:value-type="string" table:style-name="ce7">
            <text:p>1.62</text:p>
          </table:table-cell>
          <table:table-cell table:number-columns-repeated="16379"/>
        </table:table-row>
        <table:table-row table:style-name="ro1">
          <table:table-cell office:value-type="date" office:date-value="2015-05-20T00:00:00" table:style-name="ce9">
            <text:p>5/20/15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beac74b1cc369081107f34">BP_Knight</text:a></text:p>
          </table:table-cell>
          <table:table-cell office:value-type="string" table:style-name="ce6">
            <text:p><text:a xlink:href="https://github.com/MJZ1977/Stockfish/compare/c6ce612...0559706">diff</text:a></text:p>
          </table:table-cell>
          <table:table-cell office:value-type="string" table:style-name="ce6">
            <text:p>1.62</text:p>
          </table:table-cell>
          <table:table-cell table:number-columns-repeated="16379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b054f5a460c0e4b8b9bf1d">AwfulPos</text:a></text:p>
          </table:table-cell>
          <table:table-cell office:value-type="string" table:style-name="ce6">
            <text:p><text:a xlink:href="https://github.com/MJZ1977/Stockfish/compare/c527c3a...6c335c5">diff</text:a></text:p>
          </table:table-cell>
          <table:table-cell office:value-type="string" table:style-name="ce7">
            <text:p>1.6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7-07-20T00:00:00" table:style-name="ce9">
            <text:p>7/20/27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<text:a xlink:href="https://tests.stockfishchess.org/tests/view/5f1ed745c09435d870cb9eb8">search_instability</text:a></text:p>
          </table:table-cell>
          <table:table-cell office:value-type="string" table:style-name="ce6">
            <text:p><text:a xlink:href="https://github.com/pb00068/Stockfish/compare/d89730d5c8...1c16d0dc5d">diff</text:a></text:p>
          </table:table-cell>
          <table:table-cell office:value-type="float" office:value="1.61" table:style-name="ce7">
            <text:p>1.6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09-24T00:00:00" table:style-name="ce28">
            <text:p>2019-09-24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89ca7f0ebc595091802680">french4^</text:a></text:p>
          </table:table-cell>
          <table:table-cell office:value-type="string" table:style-name="ce7">
            <text:p><text:a xlink:href="https://github.com/snicolet/Stockfish/compare/defa1cc...f35ecfd">diff</text:a></text:p>
          </table:table-cell>
          <table:table-cell office:value-type="float" office:value="1.6" table:style-name="ce7">
            <text:p>1.6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12-07-20T00:00:00" table:style-name="ce9">
            <text:p>7/20/1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0aba8c59f6f0353289494b">statsUpdNmp2</text:a></text:p>
          </table:table-cell>
          <table:table-cell office:value-type="string" table:style-name="ce6">
            <text:p><text:a xlink:href="https://github.com/Vizvezdenec/Stockfish/compare/6c197c3964...49bd91d387">diff</text:a></text:p>
          </table:table-cell>
          <table:table-cell office:value-type="string" table:style-name="ce6">
            <text:p>1.5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1-04-20T00:00:00" table:style-name="ce9">
            <text:p>4/20/21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9f2e2b706a5136207c785b">eval_history2a</text:a></text:p>
          </table:table-cell>
          <table:table-cell office:value-type="string" table:style-name="ce6">
            <text:p><text:a xlink:href="https://github.com/locutus2/Stockfish/compare/c36046a...37c88f2">diff</text:a></text:p>
          </table:table-cell>
          <table:table-cell office:value-type="string" table:style-name="ce7">
            <text:p>1.5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5-03-20T00:00:00" table:style-name="ce27">
            <text:p>3/20/25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b4162e42a5c3b3ca2ead7">outpost1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vdv">vdv</text:a></text:p>
          </table:table-cell>
          <table:table-cell office:value-type="string" table:style-name="ce7">
            <text:p><text:a xlink:href="https://tests.stockfishchess.org/tests/view/5e7e46aae42a5c3b3ca2ec58">LMRRootDepth</text:a></text:p>
          </table:table-cell>
          <table:table-cell office:value-type="string" table:style-name="ce7">
            <text:p><text:a xlink:href="https://github.com/vondele/Stockfish/compare/58746d9...67fda52">diff</text:a></text:p>
          </table:table-cell>
          <table:table-cell office:value-type="string" table:style-name="ce7">
            <text:p>1.5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9-02-20T00:00:00" table:style-name="ce27">
            <text:p>2/20/0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405561e70d848499f63bfa">pvnTtpvSub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01-11-19T00:00:00" table:style-name="ce27">
            <text:p>11/19/01</text:p>
          </table:table-cell>
          <table:table-cell office:value-type="string" table:style-name="ce47">
            <text:p><text:a xlink:href="https://tests.stockfishchess.org/html/live_elo.html?5ee09dcbf29b40b0fc95ae32">20-06-10MJZ</text:a></text:p>
          </table:table-cell>
          <table:table-cell office:value-type="string" table:style-name="ce7">
            <text:p><text:a xlink:href="http://tests.stockfishchess.org/tests/view/5dbc30dc0ebc5925b64eee0c">comboAll</text:a></text:p>
          </table:table-cell>
          <table:table-cell office:value-type="string" table:style-name="ce7">
            <text:p><text:a xlink:href="https://github.com/SFisGOD/Stockfish/compare/e8fca71...1bc6f2f">diff</text:a></text:p>
          </table:table-cell>
          <table:table-cell office:value-type="string" table:style-name="ce7">
            <text:p>1.59</text:p>
          </table:table-cell>
          <table:table-cell table:number-columns-repeated="59" table:style-name="ce2"/>
          <table:table-cell table:number-columns-repeated="16320"/>
        </table:table-row>
        <table:table-row table:style-name="ro9">
          <table:table-cell office:value-type="string" table:style-name="ce6">
            <text:p>20-06-10</text:p>
          </table:table-cell>
          <table:table-cell office:value-type="string" table:style-name="ce6">
            <text:p><text:a xlink:href="https://tests.stockfishchess.org/tests/user/MJZ1977">MJZ</text:a></text:p>
          </table:table-cell>
          <table:table-cell office:value-type="string" table:style-name="ce6">
            <text:p><text:a xlink:href="https://tests.stockfishchess.org/tests/view/5ee09dcbf29b40b0fc95ae32">PPawn_blockSq</text:a></text:p>
          </table:table-cell>
          <table:table-cell office:value-type="string" table:style-name="ce6">
            <text:p><text:a xlink:href="https://github.com/MJZ1977/Stockfish/compare/4b10578acb...d5039182a8">diff</text:a></text:p>
          </table:table-cell>
          <table:table-cell office:value-type="string" table:style-name="ce1">
            <text:p>1.58</text:p>
          </table:table-cell>
          <table:table-cell office:value-type="string" table:style-name="ce6">
            <text:p><text:a xlink:href="https://tests.stockfishchess.org/html/live_elo.html?5ee09dcbf29b40b0fc95ae32">https://tests.stockfishchess.org/html/live_elo.html?5ee09dcbf29b40b0fc95ae32</text:a></text:p>
          </table:table-cell>
          <table:table-cell table:number-columns-repeated="58" table:style-name="ce2"/>
          <table:table-cell table:number-columns-repeated="16320"/>
        </table:table-row>
        <table:table-row table:style-name="ro2">
          <table:table-cell office:value-type="date" office:date-value="2027-01-20T00:00:00" table:style-name="ce27">
            <text:p>1/20/27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2f25c3ab2d69d58394fcd7">bishoppawn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8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1-19T00:00:00" table:style-name="ce27">
            <text:p>11/19/2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1af6e0294ec4750cba9cf">cnLowTthitCapt1</text:a></text:p>
          </table:table-cell>
          <table:table-cell office:value-type="string" table:style-name="ce7">
            <text:p><text:a xlink:href="https://github.com/Vizvezdenec/Stockfish/compare/54253bc...5e6874f">diff</text:a></text:p>
          </table:table-cell>
          <table:table-cell office:value-type="string" table:style-name="ce7">
            <text:p>1.58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20-07-20T00:00:00" table:style-name="ce9">
            <text:p>7/20/20</text:p>
          </table:table-cell>
          <table:table-cell office:value-type="string" table:style-name="ce6">
            <text:p>SFi</text:p>
          </table:table-cell>
          <table:table-cell office:value-type="string" table:style-name="ce6">
            <text:p><text:a xlink:href="https://tests.stockfishchess.org/tests/view/5f15039bda64229ef7dc17a5">BadROutpost2a</text:a></text:p>
          </table:table-cell>
          <table:table-cell office:value-type="string" table:style-name="ce6">
            <text:p><text:a xlink:href="https://github.com/SFisGOD/Stockfish/compare/d89730d5c8...97c7965b1b">diff</text:a></text:p>
          </table:table-cell>
          <table:table-cell office:value-type="string" table:style-name="ce6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08-06-20T00:00:00" table:style-name="ce9">
            <text:p>6/20/08</text:p>
          </table:table-cell>
          <table:table-cell office:value-type="string" table:style-name="ce6">
            <text:p>vdv</text:p>
          </table:table-cell>
          <table:table-cell office:value-type="string" table:style-name="ce6">
            <text:p><text:a xlink:href="https://tests.stockfishchess.org/tests/view/5eddd456f29b40b0fc95ac68">SEcount2</text:a></text:p>
          </table:table-cell>
          <table:table-cell office:value-type="string" table:style-name="ce6">
            <text:p><text:a xlink:href="https://github.com/vondele/Stockfish/compare/15e190e942...951b8e047e">diff</text:a></text:p>
          </table:table-cell>
          <table:table-cell office:value-type="string" table:style-name="ce6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06-20T00:00:00" table:style-name="ce9">
            <text:p>6/20/03</text:p>
          </table:table-cell>
          <table:table-cell office:value-type="string" table:style-name="ce6">
            <text:p>MJZ</text:p>
          </table:table-cell>
          <table:table-cell office:value-type="string" table:style-name="ce6">
            <text:p><text:a xlink:href="https://tests.stockfishchess.org/tests/view/5ed7578bf29b40b0fc95a8c9">Singular-ttCapture</text:a></text:p>
          </table:table-cell>
          <table:table-cell office:value-type="string" table:style-name="ce6">
            <text:p><text:a xlink:href="https://github.com/MJZ1977/Stockfish/compare/d1ec10cd4f...77a523bbbd">diff</text:a></text:p>
          </table:table-cell>
          <table:table-cell office:value-type="string" table:style-name="ce7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8-02-20T00:00:00" table:style-name="ce38">
            <text:p>20/2/18</text:p>
          </table:table-cell>
          <table:table-cell office:value-type="string" table:style-name="ce39">
            <text:p><text:a xlink:href="http://tests.stockfishchess.org/tests/user/xoto">xot</text:a></text:p>
          </table:table-cell>
          <table:table-cell office:value-type="string" table:style-name="ce39">
            <text:p><text:a xlink:href="http://tests.stockfishchess.org/tests/view/5e4c3f9890a0a02810d0968c">unopposed4</text:a></text:p>
          </table:table-cell>
          <table:table-cell office:value-type="string" table:style-name="ce39">
            <text:p><text:a xlink:href="https://github.com/xoto10/stockfish-xoto10/compare/10ead8a...1394a05">diff</text:a></text:p>
          </table:table-cell>
          <table:table-cell office:value-type="string" table:style-name="ce7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6-01-20T00:00:00" table:style-name="ce27">
            <text:p>1/20/06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2eae9aaa74b7dfee121b7">kdTweaks1</text:a></text:p>
          </table:table-cell>
          <table:table-cell office:value-type="string" table:style-name="ce7">
            <text:p><text:a xlink:href="https://github.com/Vizvezdenec/Stockfish/compare/44f56e0...f6b97d2">diff</text:a></text:p>
          </table:table-cell>
          <table:table-cell office:value-type="string" table:style-name="ce7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0d023687585b1706b6834f">lmr_statScor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2-19T00:00:00" table:style-name="ce27">
            <text:p>12/19/29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0906d29d3fbe26f672d386">sbetaBetaSing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snicolet">sni</text:a></text:p>
          </table:table-cell>
          <table:table-cell office:value-type="string" table:style-name="ce6">
            <text:p><text:a xlink:href="https://tests.stockfishchess.org/tests/view/5ee5bbfcca6c451633a9a095">keep_pieces10</text:a></text:p>
          </table:table-cell>
          <table:table-cell office:value-type="string" table:style-name="ce6">
            <text:p><text:a xlink:href="https://github.com/snicolet/Stockfish/compare/42b7dbcb5e...a1385ef162">diff</text:a></text:p>
          </table:table-cell>
          <table:table-cell office:value-type="string" table:style-name="ce7">
            <text:p>1.5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table:style-name="ce41"/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cd139080f2c838b9655957">f</text:a></text:p>
          </table:table-cell>
          <table:table-cell office:value-type="string" table:style-name="ce6">
            <text:p><text:a xlink:href="https://github.com/UnaiCorzo/Stockfish/compare/fb80957...10712dd">diff</text:a></text:p>
          </table:table-cell>
          <table:table-cell office:value-type="string" table:style-name="ce7">
            <text:p>1.5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1dbed346e35ac603b7d25">lmr_non_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1-12-19T00:00:00" table:style-name="ce27">
            <text:p>12/19/0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3747ab39de935f7b0d720">ocbSFflat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ebf930abad5865ae9c79b4">captCntRed3</text:a></text:p>
          </table:table-cell>
          <table:table-cell office:value-type="string" table:style-name="ce6">
            <text:p><text:a xlink:href="https://github.com/Vizvezdenec/Stockfish/compare/bc3c215490...dfa38e2272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8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ae36a563bc7aa75600735">mcpFpvCn1</text:a></text:p>
          </table:table-cell>
          <table:table-cell office:value-type="string" table:style-name="ce6">
            <text:p><text:a xlink:href="https://github.com/Vizvezdenec/Stockfish/compare/bc3c215490...a98f567fa0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6-20T00:00:00" table:style-name="ce9">
            <text:p>6/20/11</text:p>
          </table:table-cell>
          <table:table-cell office:value-type="string" table:style-name="ce6">
            <text:p>Lol</text:p>
          </table:table-cell>
          <table:table-cell office:value-type="string" table:style-name="ce6">
            <text:p><text:a xlink:href="https://tests.stockfishchess.org/tests/view/5ee17fe5f29b40b0fc95aee0">trapped-bishop</text:a></text:p>
          </table:table-cell>
          <table:table-cell office:value-type="string" table:style-name="ce6">
            <text:p><text:a xlink:href="https://github.com/Lolligerhans/Stockfish/compare/3af083a7cd...ab3bc96e62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29-04-20T00:00:00" table:style-name="ce9">
            <text:p>4/20/29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921e269c5cb4e2aeb82aa">captFutilityPrHist4</text:a></text:p>
          </table:table-cell>
          <table:table-cell office:value-type="string" table:style-name="ce6">
            <text:p><text:a xlink:href="https://github.com/Vizvezdenec/Stockfish/compare/fcaea28...26e713b">diff</text:a></text:p>
          </table:table-cell>
          <table:table-cell office:value-type="string" table:style-name="ce6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1def935bceeb8e64a0105">blockedTw4</text:a></text:p>
          </table:table-cell>
          <table:table-cell office:value-type="string" table:style-name="ce6">
            <text:p><text:a xlink:href="https://github.com/Vizvezdenec/Stockfish/compare/bb5589b...4bc7c65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1930-03-20T00:00:00" table:style-name="ce27">
            <text:p>3/20/30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81aea2e42a5c3b3ca2edc2">captStatsSeep5</text:a></text:p>
          </table:table-cell>
          <table:table-cell office:value-type="string" table:style-name="ce7">
            <text:p><text:a xlink:href="https://github.com/Vizvezdenec/Stockfish/compare/f2430bf...598de62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03-20T00:00:00" table:style-name="ce27">
            <text:p>3/20/29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806441e42a5c3b3ca2ed2b">ppNoDoubled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5</text:p>
          </table:table-cell>
          <table:table-cell table:number-columns-repeated="3" table:style-name="ce8"/>
          <table:table-cell table:style-name="ce2"/>
          <table:table-cell table:style-name="ce8"/>
          <table:table-cell table:number-columns-repeated="16374"/>
        </table:table-row>
        <table:table-row table:style-name="ro2">
          <table:table-cell office:value-type="date" office:date-value="2009-12-19T00:00:00" table:style-name="ce27">
            <text:p>12/19/09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ee06bf3cff9a249bb9e459">futureCheck</text:a></text:p>
          </table:table-cell>
          <table:table-cell office:value-type="string" table:style-name="ce7">
            <text:p><text:a xlink:href="https://github.com/vondele/Stockfish/compare/764b9ad...3693571">diff</text:a></text:p>
          </table:table-cell>
          <table:table-cell office:value-type="string" table:style-name="ce7">
            <text:p>1.5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6-02-20T00:00:00" table:style-name="ce38">
            <text:p>20/2/16</text:p>
          </table:table-cell>
          <table:table-cell office:value-type="string" table:style-name="ce39">
            <text:p><text:a xlink:href="http://tests.stockfishchess.org/tests/user/Vizvezdenec">Viz</text:a></text:p>
          </table:table-cell>
          <table:table-cell office:value-type="string" table:style-name="ce39">
            <text:p><text:a xlink:href="http://tests.stockfishchess.org/tests/view/5e497e14f8d1d52b40cd319b">QimbDeg2</text:a></text:p>
          </table:table-cell>
          <table:table-cell office:value-type="string" table:style-name="ce39">
            <text:p><text:a xlink:href="https://github.com/Vizvezdenec/Stockfish/compare/10ead8a...f493419">diff</text:a></text:p>
          </table:table-cell>
          <table:table-cell office:value-type="string" table:style-name="ce7">
            <text:p>1.5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01-20T00:00:00" table:style-name="ce27">
            <text:p>1/20/03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0eee7be97ea42ea89da9e7">complexityParams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4</text:p>
          </table:table-cell>
          <table:table-cell table:number-columns-repeated="16379"/>
        </table:table-row>
        <table:table-row table:style-name="ro2">
          <table:table-cell office:value-type="date" office:date-value="2004-11-19T00:00:00" table:style-name="ce27">
            <text:p>11/19/04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086720ebc5904493afd56">timect2</text:a></text:p>
          </table:table-cell>
          <table:table-cell office:value-type="string" table:style-name="ce7">
            <text:p><text:a xlink:href="https://github.com/vondele/Stockfish/compare/474d133...82be129">diff</text:a></text:p>
          </table:table-cell>
          <table:table-cell office:value-type="string" table:style-name="ce7">
            <text:p>1.54</text:p>
          </table:table-cell>
          <table:table-cell table:number-columns-repeated="16379"/>
        </table:table-row>
        <table:table-row table:style-name="ro2">
          <table:table-cell office:value-type="date" office:date-value="2017-03-20T00:00:00" table:style-name="ce27">
            <text:p>3/20/1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13640e42a5c3b3ca2e6af">kingshelter2</text:a></text:p>
          </table:table-cell>
          <table:table-cell office:value-type="string" table:style-name="ce7">
            <text:p><text:a xlink:href="https://github.com/xoto10/stockfish-xoto10/compare/ff27109...9703d41">diff</text:a></text:p>
          </table:table-cell>
          <table:table-cell office:value-type="string" table:style-name="ce7">
            <text:p>1.53</text:p>
          </table:table-cell>
          <table:table-cell table:number-columns-repeated="16379"/>
        </table:table-row>
        <table:table-row table:style-name="ro2">
          <table:table-cell office:value-type="date" office:date-value="2025-03-20T00:00:00" table:style-name="ce27">
            <text:p>3/20/25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b57f0e42a5c3b3ca2eae5">kingshelter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3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e30ede42a5c3b3ca2ec48">initkcenter1</text:a></text:p>
          </table:table-cell>
          <table:table-cell office:value-type="string" table:style-name="ce7">
            <text:p><text:a xlink:href="https://github.com/xoto10/stockfish-xoto10/compare/58746d9...69bf8a9">diff</text:a></text:p>
          </table:table-cell>
          <table:table-cell office:value-type="string" table:style-name="ce7">
            <text:p>1.53</text:p>
          </table:table-cell>
          <table:table-cell table:number-columns-repeated="16379"/>
        </table:table-row>
        <table:table-row table:style-name="ro2">
          <table:table-cell office:value-type="date" office:date-value="2020-11-19T00:00:00" table:style-name="ce27">
            <text:p>11/19/2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4d376f531e81cf278eaa8">outflankingTweaks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3</text:p>
          </table:table-cell>
          <table:table-cell table:number-columns-repeated="16379"/>
        </table:table-row>
        <table:table-row table:style-name="ro2">
          <table:table-cell office:value-type="date" office:date-value="2025-05-20T00:00:00" table:style-name="ce9">
            <text:p>5/20/25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cc1cbb80f2c838b96557a5">st</text:a></text:p>
          </table:table-cell>
          <table:table-cell office:value-type="string" table:style-name="ce6">
            <text:p><text:a xlink:href="https://github.com/UnaiCorzo/Stockfish/compare/81c5885...562c29c">diff</text:a></text:p>
          </table:table-cell>
          <table:table-cell office:value-type="string" table:style-name="ce7">
            <text:p>1.52</text:p>
          </table:table-cell>
          <table:table-cell table:number-columns-repeated="16379"/>
        </table:table-row>
        <table:table-row table:style-name="ro2">
          <table:table-cell office:value-type="date" office:date-value="2017-05-20T00:00:00" table:style-name="ce9">
            <text:p>5/20/17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c0f027e9d85f94dc429980">cmh_sentinal</text:a></text:p>
          </table:table-cell>
          <table:table-cell office:value-type="string" table:style-name="ce6">
            <text:p><text:a xlink:href="https://github.com/locutus2/Stockfish/compare/d116e27...28fe8a5">diff</text:a></text:p>
          </table:table-cell>
          <table:table-cell office:value-type="string" table:style-name="ce7">
            <text:p>1.51</text:p>
          </table:table-cell>
          <table:table-cell table:number-columns-repeated="16379"/>
        </table:table-row>
        <table:table-row table:style-name="ro2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ddf236ffeed51f6e327f0">qweaksq1</text:a></text:p>
          </table:table-cell>
          <table:table-cell office:value-type="string" table:style-name="ce6">
            <text:p><text:a xlink:href="https://github.com/linrock/Stockfish/compare/c527c3a...b25b17e">diff</text:a></text:p>
          </table:table-cell>
          <table:table-cell office:value-type="string" table:style-name="ce7">
            <text:p>1.51</text:p>
          </table:table-cell>
          <table:table-cell table:number-columns-repeated="16379"/>
        </table:table-row>
        <table:table-row table:style-name="ro2">
          <table:table-cell office:value-type="date" office:date-value="2017-03-20T00:00:00" table:style-name="ce27">
            <text:p>3/20/17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068eae42a5c3b3ca2e687">sLMRttpv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1</text:p>
          </table:table-cell>
          <table:table-cell table:number-columns-repeated="16379"/>
        </table:table-row>
        <table:table-row table:style-name="ro2">
          <table:table-cell office:value-type="date" office:date-value="2019-01-20T00:00:00" table:style-name="ce27">
            <text:p>1/20/1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43d3fc3b97aa0d75bbf09">lmr_non_cap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1</text:p>
          </table:table-cell>
          <table:table-cell table:number-columns-repeated="16379"/>
        </table:table-row>
        <table:table-row table:style-name="ro2">
          <table:table-cell office:value-type="date" office:date-value="1931-10-19T00:00:00" table:style-name="ce27">
            <text:p>10/19/31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aa1600ebc5925b64ed57b">tuned_BishopPSQT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51</text:p>
          </table:table-cell>
          <table:table-cell table:number-columns-repeated="16379"/>
        </table:table-row>
        <table:table-row table:style-name="ro2">
          <table:table-cell office:value-type="date" office:date-value="2029-12-19T00:00:00" table:style-name="ce27">
            <text:p>12/19/29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08d0089d3fbe26f672d36f">ps_openfiles12</text:a></text:p>
          </table:table-cell>
          <table:table-cell office:value-type="string" table:style-name="ce7">
            <text:p><text:a xlink:href="https://github.com/protonspring/Stockfish/compare/13f70d0...db90e5f">diff</text:a></text:p>
          </table:table-cell>
          <table:table-cell office:value-type="string" table:style-name="ce7">
            <text:p>1.5</text:p>
          </table:table-cell>
          <table:table-cell table:number-columns-repeated="16379"/>
        </table:table-row>
        <table:table-row table:style-name="ro2">
          <table:table-cell office:value-type="date" office:date-value="2008-02-20T00:00:00" table:style-name="ce27">
            <text:p>2/20/0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f2f0ce70d848499f63ba8">pvnTtpvSub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sa</text:p>
          </table:table-cell>
          <table:table-cell table:number-columns-repeated="16379"/>
        </table:table-row>
        <table:table-row table:style-name="ro2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eb306087fea5b81edade2b">pcfpv1</text:a></text:p>
          </table:table-cell>
          <table:table-cell office:value-type="string" table:style-name="ce6">
            <text:p><text:a xlink:href="https://github.com/Vizvezdenec/Stockfish/compare/bc3c215490...78832037d7">diff</text:a></text:p>
          </table:table-cell>
          <table:table-cell office:value-type="string" table:style-name="ce7">
            <text:p>1.49</text:p>
          </table:table-cell>
          <table:table-cell table:number-columns-repeated="16379"/>
        </table:table-row>
        <table:table-row table:style-name="ro2">
          <table:table-cell office:value-type="date" office:date-value="1930-04-20T00:00:00" table:style-name="ce9">
            <text:p>4/20/30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ab176f09d25e8e5058170e">mpb2</text:a></text:p>
          </table:table-cell>
          <table:table-cell office:value-type="string" table:style-name="ce6">
            <text:p><text:a xlink:href="https://github.com/linrock/Stockfish/compare/353e206...7d14886">diff</text:a></text:p>
          </table:table-cell>
          <table:table-cell office:value-type="string" table:style-name="ce7">
            <text:p>1.49</text:p>
          </table:table-cell>
          <table:table-cell table:number-columns-repeated="16379"/>
        </table:table-row>
        <table:table-row table:style-name="ro1">
          <table:table-cell office:value-type="date" office:date-value="2002-05-20T00:00:00" table:style-name="ce9">
            <text:p>5/20/0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d94376ffeed51f6e3266f">revMoveIC3</text:a></text:p>
          </table:table-cell>
          <table:table-cell office:value-type="string" table:style-name="ce6">
            <text:p><text:a xlink:href="https://github.com/Vizvezdenec/Stockfish/compare/353e206...5dccf87">diff</text:a></text:p>
          </table:table-cell>
          <table:table-cell office:value-type="string" table:style-name="ce6">
            <text:p>1.48</text:p>
          </table:table-cell>
          <table:table-cell table:number-columns-repeated="16379"/>
        </table:table-row>
        <table:table-row table:style-name="ro2">
          <table:table-cell office:value-type="date" office:date-value="2020-02-20T00:00:00" table:style-name="ce38">
            <text:p>20/2/20</text:p>
          </table:table-cell>
          <table:table-cell office:value-type="string" table:style-name="ce39">
            <text:p><text:a xlink:href="http://tests.stockfishchess.org/tests/user/pb00067">pb0</text:a></text:p>
          </table:table-cell>
          <table:table-cell office:value-type="string" table:style-name="ce39">
            <text:p><text:a xlink:href="http://tests.stockfishchess.org/tests/view/5e4e2cb790a0a02810d09714">lowPlyHistory</text:a></text:p>
          </table:table-cell>
          <table:table-cell office:value-type="string" table:style-name="ce39">
            <text:p><text:a xlink:href="https://github.com/pb00068/Stockfish/compare/10ead8a...1f8205a">diff</text:a></text:p>
          </table:table-cell>
          <table:table-cell office:value-type="string" table:style-name="ce7">
            <text:p>1.48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27">
            <text:p>1/20/09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173a7e0ac9162cdd5f3a3a">ResearchNewMovesD16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8</text:p>
          </table:table-cell>
          <table:table-cell table:number-columns-repeated="16379"/>
        </table:table-row>
        <table:table-row table:style-name="ro2">
          <table:table-cell office:value-type="date" office:date-value="2013-11-19T00:00:00" table:style-name="ce27">
            <text:p>11/19/13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cc62840ebc59025bcbb96f">swap_ext_prune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8</text:p>
          </table:table-cell>
          <table:table-cell table:number-columns-repeated="16379"/>
        </table:table-row>
        <table:table-row table:style-name="ro2">
          <table:table-cell office:value-type="date" office:date-value="2013-08-19T00:00:00" table:style-name="ce27">
            <text:p>8/19/13</text:p>
          </table:table-cell>
          <table:table-cell office:value-type="string" table:style-name="ce7">
            <text:p><text:a xlink:href="http://tests.stockfishchess.org/tests/user/VoyagerOne">Voy</text:a></text:p>
          </table:table-cell>
          <table:table-cell office:value-type="string" table:style-name="ce7">
            <text:p><text:a xlink:href="http://tests.stockfishchess.org/tests/view/5d52dcbc0ebc5925cf108552">nmpCombo</text:a></text:p>
          </table:table-cell>
          <table:table-cell office:value-type="string" table:style-name="ce7">
            <text:p><text:a xlink:href="https://github.com/VoyagerOne/Stockfish/compare/8152a74...5ff074d">diff</text:a></text:p>
          </table:table-cell>
          <table:table-cell office:value-type="string" table:style-name="ce7">
            <text:p>1.48</text:p>
          </table:table-cell>
          <table:table-cell table:number-columns-repeated="16379"/>
        </table:table-row>
        <table:table-row table:style-name="ro2">
          <table:table-cell office:value-type="date" office:date-value="2015-05-20T00:00:00" table:style-name="ce9">
            <text:p>5/20/15</text:p>
          </table:table-cell>
          <table:table-cell office:value-type="string" table:style-name="ce6">
            <text:p>lin</text:p>
          </table:table-cell>
          <table:table-cell office:value-type="string" table:style-name="ce6">
            <text:p><text:a xlink:href="https://tests.stockfishchess.org/tests/view/5ebec346b1cc369081107f5a">dblpawns3</text:a></text:p>
          </table:table-cell>
          <table:table-cell office:value-type="string" table:style-name="ce6">
            <text:p><text:a xlink:href="https://github.com/linrock/Stockfish/compare/c6ce612...0179159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7-04-20T00:00:00" table:style-name="ce9">
            <text:p>4/20/27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a73105a5713a09e907b473">minorbp1^</text:a></text:p>
          </table:table-cell>
          <table:table-cell office:value-type="string" table:style-name="ce6">
            <text:p><text:a xlink:href="https://github.com/xoto10/stockfish-xoto10/compare/bb5589b...90b6137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dv</text:p>
          </table:table-cell>
          <table:table-cell office:value-type="string" table:style-name="ce6">
            <text:p><text:a xlink:href="https://tests.stockfishchess.org/tests/view/5ea87c842141237a731f0c7d">captFutilityPr6</text:a></text:p>
          </table:table-cell>
          <table:table-cell office:value-type="string" table:style-name="ce6">
            <text:p><text:a xlink:href="https://github.com/Vizvezdenec/Stockfish/compare/bb5589b...fcaea28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1-04-20T00:00:00" table:style-name="ce9">
            <text:p>4/20/21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9f5ded67d271f01242388a">eval_history3</text:a></text:p>
          </table:table-cell>
          <table:table-cell office:value-type="string" table:style-name="ce6">
            <text:p><text:a xlink:href="https://github.com/locutus2/Stockfish/compare/c36046a...b6c1dcc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1">
          <table:table-cell office:value-type="date" office:date-value="2020-04-20T00:00:00" table:style-name="ce9">
            <text:p>4/20/20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9d93c9caaff5d60a50a886">eval_history</text:a></text:p>
          </table:table-cell>
          <table:table-cell office:value-type="string" table:style-name="ce6">
            <text:p><text:a xlink:href="https://github.com/locutus2/Stockfish/compare/012cfd8...bca47de">diff</text:a></text:p>
          </table:table-cell>
          <table:table-cell office:value-type="string" table:style-name="ce6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27">
            <text:p>3/20/27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e477ee42a5c3b3ca2ec5a">initocb1</text:a></text:p>
          </table:table-cell>
          <table:table-cell office:value-type="string" table:style-name="ce7">
            <text:p><text:a xlink:href="https://github.com/xoto10/stockfish-xoto10/compare/58746d9...b1185cd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4-02-20T00:00:00" table:style-name="ce27">
            <text:p>2/20/24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e538eae84a82b4acd4148e1">lowPlyCapturesToo</text:a></text:p>
          </table:table-cell>
          <table:table-cell office:value-type="string" table:style-name="ce7">
            <text:p><text:a xlink:href="https://github.com/pb00068/Stockfish/compare/b8c00ef...a32f5c1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4-02-20T00:00:00" table:style-name="ce48">
            <text:p>20/2/24</text:p>
          </table:table-cell>
          <table:table-cell office:value-type="string" table:style-name="ce39">
            <text:p><text:a xlink:href="http://tests.stockfishchess.org/tests/user/pb00067">pb0</text:a></text:p>
          </table:table-cell>
          <table:table-cell office:value-type="string" table:style-name="ce39">
            <text:p><text:a xlink:href="http://tests.stockfishchess.org/tests/view/5e538eae84a82b4acd4148e1">lowPlyCapturesToo</text:a></text:p>
          </table:table-cell>
          <table:table-cell office:value-type="string" table:style-name="ce39">
            <text:p><text:a xlink:href="https://github.com/pb00068/Stockfish/compare/b8c00ef...a32f5c1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21-01-20T00:00:00" table:style-name="ce27">
            <text:p>1/20/21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2683dec3b97aa0d75bc0a3">pieceDifference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01-01-20T00:00:00" table:style-name="ce27">
            <text:p>1/20/01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c6ebff9e17fb4192cdf59">LEMinRoot1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03-12-19T00:00:00" table:style-name="ce27">
            <text:p>12/19/03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6d466b407ee7bfda68a9e">iterscores1</text:a></text:p>
          </table:table-cell>
          <table:table-cell office:value-type="string" table:style-name="ce7">
            <text:p><text:a xlink:href="https://github.com/xoto10/stockfish-xoto10/compare/97a0e4e...2a05f5c">diff</text:a></text:p>
          </table:table-cell>
          <table:table-cell office:value-type="string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db1f50ebc590f3beb24ef">threadReduct^</text:a></text:p>
          </table:table-cell>
          <table:table-cell office:value-type="string" table:style-name="ce7">
            <text:p><text:a xlink:href="https://github.com/vondele/Stockfish/compare/667d24f...1c98b78">diff</text:a></text:p>
          </table:table-cell>
          <table:table-cell office:value-type="float" office:value="1.47" table:style-name="ce7">
            <text:p>1.47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5-12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ba09717dd5693aad4e6743">weakfutcapt1</text:a></text:p>
          </table:table-cell>
          <table:table-cell office:value-type="string" table:style-name="ce6">
            <text:p><text:a xlink:href="https://github.com/xoto10/stockfish-xoto10/compare/2865307...df4c2d5">diff</text:a></text:p>
          </table:table-cell>
          <table:table-cell office:value-type="string" table:style-name="ce7">
            <text:p>1.46</text:p>
          </table:table-cell>
          <table:table-cell table:number-columns-repeated="16379"/>
        </table:table-row>
        <table:table-row table:style-name="ro2">
          <table:table-cell office:value-type="date" office:date-value="2026-10-19T00:00:00" table:style-name="ce27">
            <text:p>10/19/26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41c350ebc5908127530e0">bishop_pawns3</text:a></text:p>
          </table:table-cell>
          <table:table-cell office:value-type="string" table:style-name="ce7">
            <text:p><text:a xlink:href="https://github.com/locutus2/Stockfish/compare/648c7ec...f15c7d4">diff</text:a></text:p>
          </table:table-cell>
          <table:table-cell office:value-type="string" table:style-name="ce7">
            <text:p>1.46</text:p>
          </table:table-cell>
          <table:table-cell table:number-columns-repeated="16379"/>
        </table:table-row>
        <table:table-row table:style-name="ro2">
          <table:table-cell office:value-type="date" office:date-value="2025-10-19T00:00:00" table:style-name="ce27">
            <text:p>10/19/2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33c070ebc590812752597">extStatsRespin4</text:a></text:p>
          </table:table-cell>
          <table:table-cell office:value-type="string" table:style-name="ce7">
            <text:p><text:a xlink:href="https://github.com/Vizvezdenec/Stockfish/compare/7e89a71...2f38cdb">diff</text:a></text:p>
          </table:table-cell>
          <table:table-cell office:value-type="string" table:style-name="ce7">
            <text:p>1.46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a27a3563bc7aa7560059c">ocbcv1</text:a></text:p>
          </table:table-cell>
          <table:table-cell office:value-type="string" table:style-name="ce6">
            <text:p><text:a xlink:href="https://github.com/xoto10/stockfish-xoto10/compare/bc3c215490...e9aa1af349">diff</text:a></text:p>
          </table:table-cell>
          <table:table-cell office:value-type="string" table:style-name="ce7">
            <text:p>1.45</text:p>
          </table:table-cell>
          <table:table-cell table:number-columns-repeated="16379"/>
        </table:table-row>
        <table:table-row table:style-name="ro2">
          <table:table-cell office:value-type="date" office:date-value="2015-02-20T00:00:00" table:style-name="ce48">
            <text:p>20/2/15</text:p>
          </table:table-cell>
          <table:table-cell office:value-type="string" table:style-name="ce39">
            <text:p><text:a xlink:href="http://tests.stockfishchess.org/tests/user/vdv">vdv</text:a></text:p>
          </table:table-cell>
          <table:table-cell office:value-type="string" table:style-name="ce39">
            <text:p><text:a xlink:href="http://tests.stockfishchess.org/tests/view/5e483e4d43e6cbcdc92d78a1">qsearchLMR^</text:a></text:p>
          </table:table-cell>
          <table:table-cell office:value-type="string" table:style-name="ce39">
            <text:p><text:a xlink:href="https://github.com/vondele/Stockfish/compare/10ead8a...a2cd16f">diff</text:a></text:p>
          </table:table-cell>
          <table:table-cell office:value-type="string" table:style-name="ce7">
            <text:p>1.45</text:p>
          </table:table-cell>
          <table:table-cell table:number-columns-repeated="16379"/>
        </table:table-row>
        <table:table-row table:style-name="ro2">
          <table:table-cell office:value-type="date" office:date-value="2009-12-19T00:00:00" table:style-name="ce27">
            <text:p>12/19/09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dee1c1e3cff9a249bb9e46d">kingtune2rocky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5</text:p>
          </table:table-cell>
          <table:table-cell table:number-columns-repeated="16379"/>
        </table:table-row>
        <table:table-row table:style-name="ro2">
          <table:table-cell office:value-type="date" office:date-value="2029-11-19T00:00:00" table:style-name="ce27">
            <text:p>11/19/2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e12be40294ec4750cba99c">ocb_scaling3a</text:a></text:p>
          </table:table-cell>
          <table:table-cell office:value-type="string" table:style-name="ce7">
            <text:p><text:a xlink:href="https://github.com/locutus2/Stockfish/compare/54253bc...aadd005">diff</text:a></text:p>
          </table:table-cell>
          <table:table-cell office:value-type="string" table:style-name="ce7">
            <text:p>1.45</text:p>
          </table:table-cell>
          <table:table-cell table:number-columns-repeated="16379"/>
        </table:table-row>
        <table:table-row table:style-name="ro2">
          <table:table-cell office:value-type="date" office:date-value="2001-12-19T00:00:00" table:style-name="ce27">
            <text:p>12/19/01</text:p>
          </table:table-cell>
          <table:table-cell office:value-type="string" table:style-name="ce7">
            <text:p><text:a xlink:href="http://tests.stockfishchess.org/tests/user/Lolligerhans">Lol</text:a></text:p>
          </table:table-cell>
          <table:table-cell office:value-type="string" table:style-name="ce7">
            <text:p><text:a xlink:href="http://tests.stockfishchess.org/tests/view/5de34070727dc1d26718a6b8">viz_squareflat</text:a></text:p>
          </table:table-cell>
          <table:table-cell office:value-type="string" table:style-name="ce7">
            <text:p><text:a xlink:href="https://github.com/Lolligerhans/Stockfish/compare/54253bc...1c68b5c">diff</text:a></text:p>
          </table:table-cell>
          <table:table-cell office:value-type="string" table:style-name="ce7">
            <text:p>1.45</text:p>
          </table:table-cell>
          <table:table-cell table:number-columns-repeated="16379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b072904f9fb1153ca2a447">goodInNmp1</text:a></text:p>
          </table:table-cell>
          <table:table-cell office:value-type="string" table:style-name="ce6">
            <text:p><text:a xlink:href="https://github.com/Vizvezdenec/Stockfish/compare/c527c3a...72f41ad">diff</text:a></text:p>
          </table:table-cell>
          <table:table-cell office:value-type="string" table:style-name="ce7">
            <text:p>1.44</text:p>
          </table:table-cell>
          <table:table-cell table:number-columns-repeated="16379"/>
        </table:table-row>
        <table:table-row table:style-name="ro2">
          <table:table-cell office:value-type="date" office:date-value="2029-03-20T00:00:00" table:style-name="ce27">
            <text:p>3/20/29</text:p>
          </table:table-cell>
          <table:table-cell office:value-type="string" table:style-name="ce7">
            <text:p><text:a xlink:href="https://tests.stockfishchess.org/tests/user/praveentml">pra</text:a></text:p>
          </table:table-cell>
          <table:table-cell office:value-type="string" table:style-name="ce7">
            <text:p><text:a xlink:href="https://tests.stockfishchess.org/tests/view/5e80bb13e42a5c3b3ca2ed4b">bp2</text:a></text:p>
          </table:table-cell>
          <table:table-cell office:value-type="string" table:style-name="ce7">
            <text:p><text:a xlink:href="https://github.com/praveentml/Stockfish/compare/58746d9...3a44913">diff</text:a></text:p>
          </table:table-cell>
          <table:table-cell office:value-type="string" table:style-name="ce7">
            <text:p>1.44</text:p>
          </table:table-cell>
          <table:table-cell table:number-columns-repeated="16379"/>
        </table:table-row>
        <table:table-row table:style-name="ro2">
          <table:table-cell office:value-type="date" office:date-value="2026-03-20T00:00:00" table:style-name="ce27">
            <text:p>3/20/26</text:p>
          </table:table-cell>
          <table:table-cell office:value-type="string" table:style-name="ce7">
            <text:p><text:a xlink:href="https://tests.stockfishchess.org/tests/user/pb00067">pb0</text:a></text:p>
          </table:table-cell>
          <table:table-cell office:value-type="string" table:style-name="ce7">
            <text:p><text:a xlink:href="https://tests.stockfishchess.org/tests/view/5e7ce776e42a5c3b3ca2ebad">lowPlynext</text:a></text:p>
          </table:table-cell>
          <table:table-cell office:value-type="string" table:style-name="ce7">
            <text:p><text:a xlink:href="https://github.com/pb00068/Stockfish/compare/58746d9...32a9571">diff</text:a></text:p>
          </table:table-cell>
          <table:table-cell office:value-type="string" table:style-name="ce7">
            <text:p>1.44</text:p>
          </table:table-cell>
          <table:table-cell table:number-columns-repeated="16379"/>
        </table:table-row>
        <table:table-row table:style-name="ro2">
          <table:table-cell office:value-type="date" office:date-value="2020-01-20T00:00:00" table:style-name="ce27">
            <text:p>1/20/20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5d77fc3b97aa0d75bc013">lmr_pv</text:a></text:p>
          </table:table-cell>
          <table:table-cell office:value-type="string" table:style-name="ce7">
            <text:p><text:a xlink:href="https://github.com/locutus2/Stockfish/compare/c3483fa...a964263">diff</text:a></text:p>
          </table:table-cell>
          <table:table-cell office:value-type="string" table:style-name="ce7">
            <text:p>1.44</text:p>
          </table:table-cell>
          <table:table-cell table:number-columns-repeated="16379"/>
        </table:table-row>
        <table:table-row table:style-name="ro2">
          <table:table-cell office:value-type="date" office:date-value="2026-12-19T00:00:00" table:style-name="ce27">
            <text:p>12/19/26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e04d6c8c13ac2425c4a9cf2">PPawn-unsym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4</text:p>
          </table:table-cell>
          <table:table-cell table:number-columns-repeated="16379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8de9bc0ebc590f3beb3d00">Pawn_attack_spanB2</text:a></text:p>
          </table:table-cell>
          <table:table-cell office:value-type="string" table:style-name="ce7">
            <text:p><text:a xlink:href="https://github.com/MJZ1977/Stockfish/compare/28dcd70...ff3c96d">diff</text:a></text:p>
          </table:table-cell>
          <table:table-cell office:value-type="float" office:value="1.44" table:style-name="ce2">
            <text:p>1.4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e9dfc9563bc7aa7560041c">rnDrawRed1</text:a></text:p>
          </table:table-cell>
          <table:table-cell office:value-type="string" table:style-name="ce6">
            <text:p><text:a xlink:href="https://github.com/Vizvezdenec/Stockfish/compare/bc3c215490...d69f2e1c19">diff</text:a></text:p>
          </table:table-cell>
          <table:table-cell office:value-type="string" table:style-name="ce2">
            <text:p>1.4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5-24</text:p>
          </table:table-cell>
          <table:table-cell office:value-type="string" table:style-name="ce6">
            <text:p><text:a xlink:href="https://tests.stockfishchess.org/tests/user/Vizvezdenec">Viz</text:a></text:p>
          </table:table-cell>
          <table:table-cell office:value-type="string" table:style-name="ce6">
            <text:p><text:a xlink:href="https://tests.stockfishchess.org/tests/view/5ecb093680f2c838b96550f9">rookOnKF7</text:a></text:p>
          </table:table-cell>
          <table:table-cell office:value-type="string" table:style-name="ce6">
            <text:p><text:a xlink:href="https://github.com/Vizvezdenec/Stockfish/compare/81c5885...5e1af88">diff</text:a></text:p>
          </table:table-cell>
          <table:table-cell office:value-type="string" table:style-name="ce2">
            <text:p>1.4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7-12-19T00:00:00" table:style-name="ce27">
            <text:p>12/19/27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05b5e1c13ac2425c4a9d66">Multithreaded_LE_bestMo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8-12-19T00:00:00" table:style-name="ce27">
            <text:p>12/19/0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ed76ebd835690e23bded7a">checkCaptLMR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0-11-19T00:00:00" table:style-name="ce27">
            <text:p>11/19/10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c8050d0ebc5902ea57f491">nonpvpush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3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9-10-26T00:00:00" table:style-name="ce28">
            <text:p>2019-10-26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b408010ebc590812752e51">bishop_pawns3</text:a></text:p>
          </table:table-cell>
          <table:table-cell office:value-type="string" table:style-name="ce7">
            <text:p><text:a xlink:href="https://github.com/locutus2/Stockfish/compare/648c7ec...8878552">diff</text:a></text:p>
          </table:table-cell>
          <table:table-cell office:value-type="float" office:value="1.43" table:style-name="ce2">
            <text:p>1.43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12-07-20T00:00:00" table:style-name="ce9">
            <text:p>7/20/1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0b52e959f6f035328949a6">pcDataCarefulWrite1</text:a></text:p>
          </table:table-cell>
          <table:table-cell office:value-type="string" table:style-name="ce6">
            <text:p><text:a xlink:href="https://github.com/Vizvezdenec/Stockfish/compare/6c197c3964...1017b96174">diff</text:a></text:p>
          </table:table-cell>
          <table:table-cell office:value-type="string" table:style-name="ce2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7-01-20T00:00:00" table:style-name="ce27">
            <text:p>1/20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2eb8f2ab2d69d58394fcb0">dynCmplKing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8-01-20T00:00:00" table:style-name="ce27">
            <text:p>1/20/18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2fafec3b97aa0d75bbe3c">AtomicLE_TS_BestMoveCha</text:a></text:p>
          </table:table-cell>
          <table:table-cell office:value-type="string" table:style-name="ce7">
            <text:p><text:a xlink:href="https://github.com/Chess13234/Stockfish/compare/c3483fa...a29bb2a">diff</text:a></text:p>
          </table:table-cell>
          <table:table-cell office:value-type="string" table:style-name="ce2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8-11-19T00:00:00" table:style-name="ce27">
            <text:p>11/19/28</text:p>
          </table:table-cell>
          <table:table-cell office:value-type="string" table:style-name="ce7">
            <text:p><text:a xlink:href="http://tests.stockfishchess.org/tests/user/pb00067">pb0</text:a></text:p>
          </table:table-cell>
          <table:table-cell office:value-type="string" table:style-name="ce7">
            <text:p><text:a xlink:href="http://tests.stockfishchess.org/tests/view/5ddf74d00294ec4750cba8f0">escape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11-19T00:00:00" table:style-name="ce27">
            <text:p>11/19/19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d444d914339111b9b6bed7">simplify_kdB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7-10-19T00:00:00" table:style-name="ce27">
            <text:p>10/19/07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d9aeed60ebc5902b6cf9751">simplify_outpostB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6-20T00:00:00" table:style-name="ce9">
            <text:p>6/20/11</text:p>
          </table:table-cell>
          <table:table-cell office:value-type="string" table:style-name="ce6">
            <text:p>una</text:p>
          </table:table-cell>
          <table:table-cell office:value-type="string" table:style-name="ce6">
            <text:p><text:a xlink:href="https://tests.stockfishchess.org/tests/view/5ee20ea5f29b40b0fc95af39">rookie</text:a></text:p>
          </table:table-cell>
          <table:table-cell office:value-type="string" table:style-name="ce6">
            <text:p><text:a xlink:href="https://github.com/unaiic/Stockfish/compare/3af083a7cd...25d9155f56">diff</text:a></text:p>
          </table:table-cell>
          <table:table-cell office:value-type="string" table:style-name="ce7">
            <text:p>1.4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7-12-19T00:00:00" table:style-name="ce27">
            <text:p>12/19/07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ec39ad51219d7befdc76c0">ps_connected5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1-19T00:00:00" table:style-name="ce27">
            <text:p>11/19/29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e0fce40294ec4750cba96f">LinkingRooks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5-18</text:p>
          </table:table-cell>
          <table:table-cell office:value-type="string" table:style-name="ce6">
            <text:p><text:a xlink:href="https://tests.stockfishchess.org/tests/user/protonspring">pro</text:a></text:p>
          </table:table-cell>
          <table:table-cell office:value-type="string" table:style-name="ce6">
            <text:p><text:a xlink:href="https://tests.stockfishchess.org/tests/view/5ec2f38105aa4bc72d97598e">ps_mkpd22</text:a></text:p>
          </table:table-cell>
          <table:table-cell office:value-type="string" table:style-name="ce6">
            <text:p><text:a xlink:href="https://github.com/protonspring/Stockfish/compare/83c9e59...2f1d423">diff</text:a></text:p>
          </table:table-cell>
          <table:table-cell office:value-type="string" table:style-name="ce7">
            <text:p>1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3-02-20T00:00:00" table:style-name="ce27">
            <text:p>2/20/03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388ee4e70d848499f63920">probcut_pv</text:a></text:p>
          </table:table-cell>
          <table:table-cell office:value-type="string" table:style-name="ce7">
            <text:p><text:a xlink:href="https://github.com/31m059/Stockfish/compare/0f37da0...eda1207">diff</text:a></text:p>
          </table:table-cell>
          <table:table-cell office:value-type="string" table:style-name="ce7">
            <text:p>1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01-20T00:00:00" table:style-name="ce27">
            <text:p>1/20/29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319271ec661e2e6a340cd8">cmh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xoroshiro">xor</text:a></text:p>
          </table:table-cell>
          <table:table-cell office:value-type="string" table:style-name="ce6">
            <text:p><text:a xlink:href="https://tests.stockfishchess.org/tests/view/5ee6b68587586124bc2c10ad">statLim</text:a></text:p>
          </table:table-cell>
          <table:table-cell office:value-type="string" table:style-name="ce6">
            <text:p><text:a xlink:href="https://github.com/miguel-l/Stockfish/compare/42b7dbcb5e...f1f09cc2e6">diff</text:a></text:p>
          </table:table-cell>
          <table:table-cell office:value-type="string" table:style-name="ce7">
            <text:p>1.3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0-01-20T00:00:00" table:style-name="ce27">
            <text:p>1/20/20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52016c3b97aa0d75bbfa2">ThreadLocal_BMC_LTEQRoo</text:a></text:p>
          </table:table-cell>
          <table:table-cell office:value-type="string" table:style-name="ce7">
            <text:p><text:a xlink:href="https://github.com/Chess13234/Stockfish/compare/c3483fa...0c66813">diff</text:a></text:p>
          </table:table-cell>
          <table:table-cell office:value-type="string" table:style-name="ce7">
            <text:p>1.39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8-11-19T00:00:00" table:style-name="ce27">
            <text:p>11/19/1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d2fe1752f6aceed28086e2">passed_pawn_ext</text:a></text:p>
          </table:table-cell>
          <table:table-cell office:value-type="string" table:style-name="ce7">
            <text:p><text:a xlink:href="https://github.com/locutus2/Stockfish/compare/fe12489...d4e8c6c">diff</text:a></text:p>
          </table:table-cell>
          <table:table-cell office:value-type="string" table:style-name="ce7">
            <text:p>1.3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6-10-19T00:00:00" table:style-name="ce27">
            <text:p>10/19/16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a78bda0ebc597ba8ed96b2">ps_attackerscount30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8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2-07-20T00:00:00" table:style-name="ce9">
            <text:p>7/20/2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f17a2f1c09435d870cb9ba5">lateCaptLMRtw7</text:a></text:p>
          </table:table-cell>
          <table:table-cell office:value-type="string" table:style-name="ce6">
            <text:p><text:a xlink:href="https://github.com/Vizvezdenec/Stockfish/compare/d89730d5c8...47b0c4fe9e">diff</text:a></text:p>
          </table:table-cell>
          <table:table-cell office:value-type="string" table:style-name="ce7">
            <text:p>1.3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4-05-20T00:00:00" table:style-name="ce9">
            <text:p>5/20/04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b05812a460c0e4b8b9bf32">ttFutility2</text:a></text:p>
          </table:table-cell>
          <table:table-cell office:value-type="string" table:style-name="ce6">
            <text:p><text:a xlink:href="https://github.com/Vizvezdenec/Stockfish/compare/c527c3a...ff1899a">diff</text:a></text:p>
          </table:table-cell>
          <table:table-cell office:value-type="string" table:style-name="ce7">
            <text:p>1.3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6-04-20T00:00:00" table:style-name="ce9">
            <text:p>4/20/26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a53acdb908f6dd28f34c4b">connected_passed</text:a></text:p>
          </table:table-cell>
          <table:table-cell office:value-type="string" table:style-name="ce6">
            <text:p><text:a xlink:href="https://github.com/locutus2/Stockfish/compare/bb5589b...d3cce60">diff</text:a></text:p>
          </table:table-cell>
          <table:table-cell office:value-type="string" table:style-name="ce7">
            <text:p>1.3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1930-01-20T00:00:00" table:style-name="ce27">
            <text:p>1/20/30</text:p>
          </table:table-cell>
          <table:table-cell office:value-type="string" table:style-name="ce7">
            <text:p><text:a xlink:href="http://tests.stockfishchess.org/tests/user/xoto">xot</text:a></text:p>
          </table:table-cell>
          <table:table-cell office:value-type="string" table:style-name="ce7">
            <text:p><text:a xlink:href="http://tests.stockfishchess.org/tests/view/5e3339ff708b13464ceea325">bishoppawn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7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29-11-19T00:00:00" table:style-name="ce27">
            <text:p>11/19/29</text:p>
          </table:table-cell>
          <table:table-cell office:value-type="string" table:style-name="ce7">
            <text:p><text:a xlink:href="http://tests.stockfishchess.org/tests/user/MJZ1977">MJZ</text:a></text:p>
          </table:table-cell>
          <table:table-cell office:value-type="string" table:style-name="ce7">
            <text:p><text:a xlink:href="http://tests.stockfishchess.org/tests/view/5de121a40294ec4750cba998">LinkingRooks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7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office:value-type="date" office:date-value="2023-04-20T00:00:00" table:style-name="ce9">
            <text:p>4/20/23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1dd3c35bceeb8e64a0101">blockedTw3</text:a></text:p>
          </table:table-cell>
          <table:table-cell office:value-type="string" table:style-name="ce6">
            <text:p><text:a xlink:href="https://github.com/Vizvezdenec/Stockfish/compare/bb5589b...a6a8f65">diff</text:a></text:p>
          </table:table-cell>
          <table:table-cell office:value-type="string" table:style-name="ce6">
            <text:p>1.3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06-11-19T00:00:00" table:style-name="ce27">
            <text:p>11/19/06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20e190ebc5904493b11b4">strPrNoBlockers1</text:a></text:p>
          </table:table-cell>
          <table:table-cell office:value-type="string" table:style-name="ce7">
            <text:p><text:a xlink:href="https://github.com/Vizvezdenec/Stockfish/compare/3804eff...7492a74">diff</text:a></text:p>
          </table:table-cell>
          <table:table-cell office:value-type="string" table:style-name="ce7">
            <text:p>1.3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10-19T00:00:00" table:style-name="ce27">
            <text:p>10/19/11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a0a37b0ebc597ba8ed1d74">ps_passedrank12</text:a></text:p>
          </table:table-cell>
          <table:table-cell office:value-type="string" table:style-name="ce7">
            <text:p><text:a xlink:href="https://github.com/protonspring/Stockfish/compare/80d59ee...53ee29f">diff</text:a></text:p>
          </table:table-cell>
          <table:table-cell office:value-type="string" table:style-name="ce2">
            <text:p>1.36</text:p>
          </table:table-cell>
          <table:table-cell table:number-columns-repeated="59" table:style-name="ce2"/>
          <table:table-cell table:number-columns-repeated="16320"/>
        </table:table-row>
        <table:table-row table:number-rows-repeated="2" table:style-name="ro2">
          <table:table-cell office:value-type="date" office:date-value="2005-02-20T00:00:00" table:style-name="ce27">
            <text:p>2/20/05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e3b3410e70d848499f63a26">quadraticTune</text:a></text:p>
          </table:table-cell>
          <table:table-cell office:value-type="string" table:style-name="ce7">
            <text:p><text:a xlink:href="https://github.com/vondele/Stockfish/compare/0c878ad...2e7ab16">diff</text:a></text:p>
          </table:table-cell>
          <table:table-cell office:value-type="string" table:style-name="ce2">
            <text:p>1.3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1-01-20T00:00:00" table:style-name="ce27">
            <text:p>1/20/11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949e72cc590e03c3c2f39">futPruningPNtw8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5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string" table:style-name="ce6">
            <text:p>20-06-14</text:p>
          </table:table-cell>
          <table:table-cell office:value-type="string" table:style-name="ce6">
            <text:p><text:a xlink:href="https://tests.stockfishchess.org/tests/user/xoto">xot</text:a></text:p>
          </table:table-cell>
          <table:table-cell office:value-type="string" table:style-name="ce6">
            <text:p><text:a xlink:href="https://tests.stockfishchess.org/tests/view/5ee6b8c087586124bc2c10b4">ocbcv1</text:a></text:p>
          </table:table-cell>
          <table:table-cell office:value-type="string" table:style-name="ce6">
            <text:p><text:a xlink:href="https://github.com/xoto10/stockfish-xoto10/compare/42b7dbcb5e...6225d93ba2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3-06-20T00:00:00" table:style-name="ce9">
            <text:p>6/20/03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ed7aa6ff29b40b0fc95a8f1">untried_pieces</text:a></text:p>
          </table:table-cell>
          <table:table-cell office:value-type="string" table:style-name="ce6">
            <text:p><text:a xlink:href="https://github.com/locutus2/Stockfish/compare/d1ec10cd4f...c7a10fd252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5-18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c22ea3e9d85f94dc429a4b">passed_pawns^^</text:a></text:p>
          </table:table-cell>
          <table:table-cell office:value-type="string" table:style-name="ce6">
            <text:p><text:a xlink:href="https://github.com/locutus2/Stockfish/compare/83c9e59...1657337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26-03-20T00:00:00" table:style-name="ce27">
            <text:p>3/20/26</text:p>
          </table:table-cell>
          <table:table-cell office:value-type="string" table:style-name="ce7">
            <text:p><text:a xlink:href="https://tests.stockfishchess.org/tests/user/vdv">vdv</text:a></text:p>
          </table:table-cell>
          <table:table-cell office:value-type="string" table:style-name="ce7">
            <text:p><text:a xlink:href="https://tests.stockfishchess.org/tests/view/5e7d1aa3e42a5c3b3ca2ebdc">ttCheck</text:a></text:p>
          </table:table-cell>
          <table:table-cell office:value-type="string" table:style-name="ce7">
            <text:p><text:a xlink:href="https://github.com/vondele/Stockfish/compare/58746d9...1b9b661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24-03-20T00:00:00" table:style-name="ce27">
            <text:p>3/20/24</text:p>
          </table:table-cell>
          <table:table-cell office:value-type="string" table:style-name="ce7">
            <text:p><text:a xlink:href="https://tests.stockfishchess.org/tests/user/xoto">xot</text:a></text:p>
          </table:table-cell>
          <table:table-cell office:value-type="string" table:style-name="ce7">
            <text:p><text:a xlink:href="https://tests.stockfishchess.org/tests/view/5e7a25e4e42a5c3b3ca2ea50">timeswap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5-02-20T00:00:00" table:style-name="ce27">
            <text:p>2/20/0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a1e13e70d848499f639d8">FutCnDepth1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5-02-20T00:00:00" table:style-name="ce27">
            <text:p>2/20/0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a1e13e70d848499f639d8">FutCnDepth1</text:a></text:p>
          </table:table-cell>
          <table:table-cell office:value-type="string" table:style-name="ce7">
            <text:p><text:a xlink:href="https://github.com/Vizvezdenec/Stockfish/compare/0f37da0...c1e2aee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1931-01-20T00:00:00" table:style-name="ce27">
            <text:p>1/20/31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e3453d657e1ecae66ec2aca">spaceT</text:a></text:p>
          </table:table-cell>
          <table:table-cell office:value-type="string" table:style-name="ce7">
            <text:p><text:a xlink:href="https://github.com/miguel-l/Stockfish/compare/3b70932...46ef8b7">diff</text:a>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1-03</text:p>
          </table:table-cell>
          <table:table-cell office:value-type="string" table:style-name="ce7">
            <text:p><text:a xlink:href="http://tests.stockfishchess.org/tests/user/xoroshiro">xor</text:a></text:p>
          </table:table-cell>
          <table:table-cell office:value-type="string" table:style-name="ce7">
            <text:p><text:a xlink:href="http://tests.stockfishchess.org/tests/view/5dbee7eb0ebc5925b64f1513">SEchkExt</text:a></text:p>
          </table:table-cell>
          <table:table-cell office:value-type="string" table:style-name="ce7">
            <text:p><text:a xlink:href="https://github.com/miguel-l/Stockfish/compare/474d133...21f5892">diff</text:a></text:p>
          </table:table-cell>
          <table:table-cell office:value-type="string" table:style-name="ce2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2-11-19T00:00:00" table:style-name="ce27">
            <text:p>11/19/02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bd888c0ebc5925b64f034a">tuned_QueenPSQT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11-07-20T00:00:00" table:style-name="ce9">
            <text:p>7/20/11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<text:a xlink:href="https://tests.stockfishchess.org/tests/view/5f09634b59f6f03532894844">king_safety2^</text:a></text:p>
          </table:table-cell>
          <table:table-cell office:value-type="string" table:style-name="ce6">
            <text:p><text:a xlink:href="https://github.com/locutus2/Stockfish/compare/4006f2c913...2d5365803e">diff</text:a></text:p>
          </table:table-cell>
          <table:table-cell office:value-type="string" table:style-name="ce7">
            <text:p>1.33</text:p>
          </table:table-cell>
          <table:table-cell table:number-columns-repeated="16379"/>
        </table:table-row>
        <table:table-row table:style-name="ro2">
          <table:table-cell office:value-type="date" office:date-value="2019-04-20T00:00:00" table:style-name="ce9">
            <text:p>4/20/19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9ccbe5f03b66e36d35ed27">timered2</text:a></text:p>
          </table:table-cell>
          <table:table-cell office:value-type="string" table:style-name="ce6">
            <text:p><text:a xlink:href="https://github.com/xoto10/stockfish-xoto10/compare/221893b...f9c9893">diff</text:a></text:p>
          </table:table-cell>
          <table:table-cell office:value-type="string" table:style-name="ce7">
            <text:p>1.33</text:p>
          </table:table-cell>
          <table:table-cell table:number-columns-repeated="16379"/>
        </table:table-row>
        <table:table-row table:style-name="ro2">
          <table:table-cell office:value-type="date" office:date-value="2022-04-20T00:00:00" table:style-name="ce9">
            <text:p>4/20/22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9ff96e6c9315ea7547bece">logThreadsFmc4</text:a></text:p>
          </table:table-cell>
          <table:table-cell office:value-type="string" table:style-name="ce6">
            <text:p><text:a xlink:href="https://github.com/Vizvezdenec/Stockfish/compare/bb5589b...8fb315a">diff</text:a></text:p>
          </table:table-cell>
          <table:table-cell office:value-type="string" table:style-name="ce7">
            <text:p>1.33</text:p>
          </table:table-cell>
          <table:table-cell table:number-columns-repeated="16379"/>
        </table:table-row>
        <table:table-row table:style-name="ro2">
          <table:table-cell office:value-type="date" office:date-value="2025-04-20T00:00:00" table:style-name="ce9">
            <text:p>4/20/25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444710e509edc9a1f8d8a">badCaptLMRcutNode2</text:a></text:p>
          </table:table-cell>
          <table:table-cell office:value-type="string" table:style-name="ce6">
            <text:p><text:a xlink:href="https://github.com/Vizvezdenec/Stockfish/compare/bb5589b...77e4ece">diff</text:a></text:p>
          </table:table-cell>
          <table:table-cell office:value-type="string" table:style-name="ce7">
            <text:p>1.33</text:p>
          </table:table-cell>
          <table:table-cell table:number-columns-repeated="16379"/>
        </table:table-row>
        <table:table-row table:style-name="ro2">
          <table:table-cell office:value-type="date" office:date-value="2022-07-20T00:00:00" table:style-name="ce9">
            <text:p>7/20/22</text:p>
          </table:table-cell>
          <table:table-cell office:value-type="string" table:style-name="ce6">
            <text:p>Lol</text:p>
          </table:table-cell>
          <table:table-cell office:value-type="string" table:style-name="ce6">
            <text:p><text:a xlink:href="https://tests.stockfishchess.org/tests/view/5f17e8eec09435d870cb9bb0">anti-passer-count^</text:a></text:p>
          </table:table-cell>
          <table:table-cell office:value-type="string" table:style-name="ce6">
            <text:p><text:a xlink:href="https://github.com/Lolligerhans/Stockfish/compare/d89730d5c8...75ea00b32e">diff</text:a></text:p>
          </table:table-cell>
          <table:table-cell office:value-type="string" table:style-name="ce7">
            <text:p>1.32</text:p>
          </table:table-cell>
          <table:table-cell table:number-columns-repeated="16379"/>
        </table:table-row>
        <table:table-row table:style-name="ro2">
          <table:table-cell office:value-type="date" office:date-value="1930-05-20T00:00:00" table:style-name="ce9">
            <text:p>5/20/30</text:p>
          </table:table-cell>
          <table:table-cell office:value-type="string" table:style-name="ce6">
            <text:p>Elb</text:p>
          </table:table-cell>
          <table:table-cell office:value-type="string" table:style-name="ce6">
            <text:p><text:a xlink:href="https://tests.stockfishchess.org/tests/view/5ed22e40042fa6d77c355387">idt</text:a></text:p>
          </table:table-cell>
          <table:table-cell office:value-type="string" table:style-name="ce6">
            <text:p><text:a xlink:href="https://github.com/ElbertoOne/Stockfish/compare/fb8095718b...159f92538e">diff</text:a></text:p>
          </table:table-cell>
          <table:table-cell office:value-type="string" table:style-name="ce7">
            <text:p>1.32</text:p>
          </table:table-cell>
          <table:table-cell table:number-columns-repeated="16379"/>
        </table:table-row>
        <table:table-row table:style-name="ro2">
          <table:table-cell office:value-type="date" office:date-value="2005-01-20T00:00:00" table:style-name="ce27">
            <text:p>1/20/0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122d28aaa74b7dfee12168">ocbScalingReRe3</text:a></text:p>
          </table:table-cell>
          <table:table-cell office:value-type="string" table:style-name="ce7">
            <text:p><text:a xlink:href="https://github.com/Vizvezdenec/Stockfish/compare/d9967cd...e906b48">diff</text:a></text:p>
          </table:table-cell>
          <table:table-cell office:value-type="string" table:style-name="ce7">
            <text:p>1.32</text:p>
          </table:table-cell>
          <table:table-cell table:number-columns-repeated="16379"/>
        </table:table-row>
        <table:table-row table:style-name="ro2">
          <table:table-cell office:value-type="date" office:date-value="2012-11-19T00:00:00" table:style-name="ce27">
            <text:p>11/19/12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b13b30ebc590256923390">RankedMBP</text:a></text:p>
          </table:table-cell>
          <table:table-cell office:value-type="string" table:style-name="ce7">
            <text:p><text:a xlink:href="https://github.com/SFisGOD/Stockfish/compare/9ab2590...6317d09">diff</text:a></text:p>
          </table:table-cell>
          <table:table-cell office:value-type="string" table:style-name="ce7">
            <text:p>1.3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17</text:p>
          </table:table-cell>
          <table:table-cell office:value-type="string" table:style-name="ce6">
            <text:p><text:a xlink:href="https://tests.stockfishchess.org/tests/user/MJZ1977">MJZ</text:a></text:p>
          </table:table-cell>
          <table:table-cell office:value-type="string" table:style-name="ce6">
            <text:p><text:a xlink:href="https://tests.stockfishchess.org/tests/view/5ee9cb97563bc7aa756003ec">PPawn_mg-eg3</text:a></text:p>
          </table:table-cell>
          <table:table-cell office:value-type="string" table:style-name="ce6">
            <text:p><text:a xlink:href="https://github.com/MJZ1977/Stockfish/compare/bc3c215490...76e60abb22">diff</text:a></text:p>
          </table:table-cell>
          <table:table-cell office:value-type="string" table:style-name="ce7">
            <text:p>1.31</text:p>
          </table:table-cell>
          <table:table-cell table:number-columns-repeated="16379"/>
        </table:table-row>
        <table:table-row table:style-name="ro2">
          <table:table-cell office:value-type="date" office:date-value="2025-03-20T00:00:00" table:style-name="ce27">
            <text:p>3/20/25</text:p>
          </table:table-cell>
          <table:table-cell office:value-type="string" table:style-name="ce7">
            <text:p><text:a xlink:href="https://tests.stockfishchess.org/tests/user/Vizvezdenec">Viz</text:a></text:p>
          </table:table-cell>
          <table:table-cell office:value-type="string" table:style-name="ce7">
            <text:p><text:a xlink:href="https://tests.stockfishchess.org/tests/view/5e7b2591e42a5c3b3ca2eace">probcutStats5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1</text:p>
          </table:table-cell>
          <table:table-cell table:number-columns-repeated="16379"/>
        </table:table-row>
        <table:table-row table:style-name="ro2">
          <table:table-cell office:value-type="date" office:date-value="2012-02-20T00:00:00" table:style-name="ce27">
            <text:p>2/20/12</text:p>
          </table:table-cell>
          <table:table-cell office:value-type="string" table:style-name="ce7">
            <text:p><text:a xlink:href="http://tests.stockfishchess.org/tests/user/Fisherman">Fis</text:a></text:p>
          </table:table-cell>
          <table:table-cell office:value-type="string" table:style-name="ce7">
            <text:p><text:a xlink:href="http://tests.stockfishchess.org/tests/view/5e4467fde70d848499f63d44">Combo</text:a></text:p>
          </table:table-cell>
          <table:table-cell office:value-type="string" table:style-name="ce7">
            <text:p><text:a xlink:href="https://github.com/mstembera/Stockfish/compare/4e89864...899571f">diff</text:a></text:p>
          </table:table-cell>
          <table:table-cell office:value-type="string" table:style-name="ce7">
            <text:p>1.31</text:p>
          </table:table-cell>
          <table:table-cell table:number-columns-repeated="16379"/>
        </table:table-row>
        <table:table-row table:style-name="ro2">
          <table:table-cell office:value-type="date" office:date-value="2021-01-20T00:00:00" table:style-name="ce27">
            <text:p>1/20/21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278f7ec3b97aa0d75bc1ba">lmr_ttCapt2</text:a></text:p>
          </table:table-cell>
          <table:table-cell office:value-type="string" table:style-name="ce7">
            <text:p><text:a xlink:href="https://github.com/31m059/Stockfish/compare/7f1b08e...a949774">diff</text:a></text:p>
          </table:table-cell>
          <table:table-cell office:value-type="string" table:style-name="ce7">
            <text:p>1.31</text:p>
          </table:table-cell>
          <table:table-cell table:number-columns-repeated="16379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eaa9a0ebc5902563255e0">RankedLDB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3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21</text:p>
          </table:table-cell>
          <table:table-cell office:value-type="string" table:style-name="ce6">
            <text:p><text:a xlink:href="https://tests.stockfishchess.org/tests/user/vdv">vdv</text:a></text:p>
          </table:table-cell>
          <table:table-cell office:value-type="string" table:style-name="ce6">
            <text:p><text:a xlink:href="https://tests.stockfishchess.org/tests/view/5eefc3325e7981876ff8abf9">extMore^</text:a></text:p>
          </table:table-cell>
          <table:table-cell office:value-type="string" table:style-name="ce6">
            <text:p><text:a xlink:href="https://github.com/vondele/Stockfish/compare/8a3f155b1c...cf522aaa4c">diff</text:a></text:p>
          </table:table-cell>
          <table:table-cell office:value-type="string" table:style-name="ce7">
            <text:p>1.3</text:p>
          </table:table-cell>
          <table:table-cell table:number-columns-repeated="16379"/>
        </table:table-row>
        <table:table-row table:style-name="ro2">
          <table:table-cell office:value-type="date" office:date-value="2029-04-20T00:00:00" table:style-name="ce9">
            <text:p>4/20/29</text:p>
          </table:table-cell>
          <table:table-cell office:value-type="string" table:style-name="ce6">
            <text:p>xot</text:p>
          </table:table-cell>
          <table:table-cell office:value-type="string" table:style-name="ce6">
            <text:p><text:a xlink:href="https://tests.stockfishchess.org/tests/view/5ea9b21069c5cb4e2aeb82f0">count1</text:a></text:p>
          </table:table-cell>
          <table:table-cell office:value-type="string" table:style-name="ce6">
            <text:p><text:a xlink:href="https://github.com/xoto10/stockfish-xoto10/compare/353e206...acc3f5f">diff</text:a></text:p>
          </table:table-cell>
          <table:table-cell office:value-type="string" table:style-name="ce7">
            <text:p>1.3</text:p>
          </table:table-cell>
          <table:table-cell table:number-columns-repeated="16379"/>
        </table:table-row>
        <table:table-row table:style-name="ro2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dced08c0ebc590256325858">history_pruning^</text:a></text:p>
          </table:table-cell>
          <table:table-cell office:value-type="string" table:style-name="ce7">
            <text:p><text:a xlink:href="https://github.com/locutus2/Stockfish/compare/a00a336...4235f10">diff</text:a></text:p>
          </table:table-cell>
          <table:table-cell office:value-type="string" table:style-name="ce7">
            <text:p>1.3</text:p>
          </table:table-cell>
          <table:table-cell table:number-columns-repeated="16379"/>
        </table:table-row>
        <table:table-row table:style-name="ro4">
          <table:table-cell office:value-type="date" office:date-value="2015-11-19T00:00:00" table:style-name="ce27">
            <text:p>11/19/15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ceaa9a0ebc5902563255e0">RankedLDB3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<text:a xlink:href="http://tests.stockfishchess.org/html/live_elo.html?5dceaa9a0ebc5902563255e0">http://tests.stockfishchess.org/html/live_elo.html?5dceaa9a0ebc5902563255e01.31</text:a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6-01</text:p>
          </table:table-cell>
          <table:table-cell office:value-type="string" table:style-name="ce6">
            <text:p><text:a xlink:href="https://tests.stockfishchess.org/tests/user/silversolver1">sil</text:a></text:p>
          </table:table-cell>
          <table:table-cell office:value-type="string" table:style-name="ce6">
            <text:p><text:a xlink:href="https://tests.stockfishchess.org/tests/view/5ed52bdaf29b40b0fc95a79f">add_cond_killers_2</text:a></text:p>
          </table:table-cell>
          <table:table-cell office:value-type="string" table:style-name="ce6">
            <text:p><text:a xlink:href="https://github.com/silversolver1/Stockfish/compare/d1ec10cd4f...4221e1eb7e">diff</text:a></text:p>
          </table:table-cell>
          <table:table-cell office:value-type="string" table:style-name="ce7">
            <text:p>1.29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20-05-17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c146b0e9d85f94dc4299b4">cmh_sentinal</text:a></text:p>
          </table:table-cell>
          <table:table-cell office:value-type="string" table:style-name="ce6">
            <text:p><text:a xlink:href="https://github.com/locutus2/Stockfish/compare/d116e27...b2436a8">diff</text:a></text:p>
          </table:table-cell>
          <table:table-cell office:value-type="string" table:style-name="ce7">
            <text:p>1.29</text:p>
          </table:table-cell>
          <table:table-cell table:number-columns-repeated="16379"/>
        </table:table-row>
        <table:table-row table:style-name="ro2">
          <table:table-cell office:value-type="date" office:date-value="2026-03-20T00:00:00" table:style-name="ce27">
            <text:p>3/20/26</text:p>
          </table:table-cell>
          <table:table-cell office:value-type="string" table:style-name="ce7">
            <text:p><text:a xlink:href="https://tests.stockfishchess.org/tests/user/pb00067">pb0</text:a></text:p>
          </table:table-cell>
          <table:table-cell office:value-type="string" table:style-name="ce7">
            <text:p><text:a xlink:href="https://tests.stockfishchess.org/tests/view/5e7c8760e42a5c3b3ca2eb72">lowPlynext</text:a></text:p>
          </table:table-cell>
          <table:table-cell office:value-type="string" table:style-name="ce7">
            <text:p><text:a xlink:href="https://github.com/pb00068/Stockfish/compare/8b22938...0a2137e">diff</text:a></text:p>
          </table:table-cell>
          <table:table-cell office:value-type="string" table:style-name="ce7">
            <text:p>1.29</text:p>
          </table:table-cell>
          <table:table-cell table:number-columns-repeated="16379"/>
        </table:table-row>
        <table:table-row table:style-name="ro2">
          <table:table-cell office:value-type="date" office:date-value="2027-02-20T00:00:00" table:style-name="ce27">
            <text:p>2/20/27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583dfd84a82b4acd414a32">mjzOverTw2</text:a></text:p>
          </table:table-cell>
          <table:table-cell office:value-type="string" table:style-name="ce7">
            <text:p><text:a xlink:href="https://github.com/Vizvezdenec/Stockfish/compare/09f53db...cb435f4">diff</text:a></text:p>
          </table:table-cell>
          <table:table-cell office:value-type="string" table:style-name="ce7">
            <text:p>1.29</text:p>
          </table:table-cell>
          <table:table-cell table:number-columns-repeated="16379"/>
        </table:table-row>
        <table:table-row table:style-name="ro2">
          <table:table-cell office:value-type="date" office:date-value="2018-01-20T00:00:00" table:style-name="ce27">
            <text:p>1/20/18</text:p>
          </table:table-cell>
          <table:table-cell office:value-type="string" table:style-name="ce7">
            <text:p><text:a xlink:href="http://tests.stockfishchess.org/tests/user/sg">sg</text:a></text:p>
          </table:table-cell>
          <table:table-cell office:value-type="string" table:style-name="ce7">
            <text:p><text:a xlink:href="http://tests.stockfishchess.org/tests/view/5e237ec9c3b97aa0d75bbead">lmr_non_cap</text:a></text:p>
          </table:table-cell>
          <table:table-cell office:value-type="string" table:style-name="ce7">
            <text:p><text:a xlink:href="https://github.com/locutus2/Stockfish/compare/c3483fa...9fe7b9e">diff</text:a></text:p>
          </table:table-cell>
          <table:table-cell office:value-type="string" table:style-name="ce7">
            <text:p>1.29</text:p>
          </table:table-cell>
          <table:table-cell table:number-columns-repeated="16379"/>
        </table:table-row>
        <table:table-row table:style-name="ro1">
          <table:table-cell office:value-type="date" office:date-value="2029-05-20T00:00:00" table:style-name="ce9">
            <text:p>5/20/29</text:p>
          </table:table-cell>
          <table:table-cell office:value-type="string" table:style-name="ce6">
            <text:p>vdv</text:p>
          </table:table-cell>
          <table:table-cell office:value-type="string" table:style-name="ce6">
            <text:p><text:a xlink:href="https://tests.stockfishchess.org/tests/view/5ed0b1bb042fa6d77c355295">3foldRed2^^^</text:a></text:p>
          </table:table-cell>
          <table:table-cell office:value-type="string" table:style-name="ce6">
            <text:p><text:a xlink:href="https://github.com/vondele/Stockfish/compare/fb8095718b...a4e2b5493c">diff</text:a></text:p>
          </table:table-cell>
          <table:table-cell office:value-type="string" table:style-name="ce6">
            <text:p>1.28</text:p>
          </table:table-cell>
          <table:table-cell table:number-columns-repeated="16379"/>
        </table:table-row>
        <table:table-row table:style-name="ro2">
          <table:table-cell office:value-type="date" office:date-value="2005-05-20T00:00:00" table:style-name="ce9">
            <text:p>5/20/05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b0d20b4f9fb1153ca2a548">goodInNmp5</text:a></text:p>
          </table:table-cell>
          <table:table-cell office:value-type="string" table:style-name="ce6">
            <text:p><text:a xlink:href="https://github.com/Vizvezdenec/Stockfish/compare/c527c3a...49fc73f">diff</text:a></text:p>
          </table:table-cell>
          <table:table-cell office:value-type="string" table:style-name="ce7">
            <text:p>1.28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9-12-25</text:p>
          </table:table-cell>
          <table:table-cell office:value-type="string" table:style-name="ce7">
            <text:p><text:a xlink:href="https://tests.stockfishchess.org/tests/user/vdv">vdv</text:a></text:p>
          </table:table-cell>
          <table:table-cell office:value-type="string" table:style-name="ce7">
            <text:p><text:a xlink:href="https://tests.stockfishchess.org/tests/view/5e02ded9c13ac2425c4a9b59">pvDraw3~4</text:a></text:p>
          </table:table-cell>
          <table:table-cell office:value-type="string" table:style-name="ce7">
            <text:p><text:a xlink:href="https://github.com/vondele/Stockfish/compare/13f70d0...a470fae">diff</text:a></text:p>
          </table:table-cell>
          <table:table-cell office:value-type="string" table:style-name="ce7">
            <text:p>1.28</text:p>
          </table:table-cell>
          <table:table-cell table:number-columns-repeated="16379"/>
        </table:table-row>
        <table:table-row table:style-name="ro2">
          <table:table-cell office:value-type="date" office:date-value="2025-11-19T00:00:00" table:style-name="ce27">
            <text:p>11/19/25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c3168e0b4af579302bade">kfdExperiments1</text:a></text:p>
          </table:table-cell>
          <table:table-cell office:value-type="string" table:style-name="ce7">
            <text:p><text:a xlink:href="https://github.com/Vizvezdenec/Stockfish/compare/87ed9fa...83f1a1c">diff</text:a></text:p>
          </table:table-cell>
          <table:table-cell office:value-type="string" table:style-name="ce7">
            <text:p>1.28</text:p>
          </table:table-cell>
          <table:table-cell table:number-columns-repeated="16379"/>
        </table:table-row>
        <table:table-row table:style-name="ro2">
          <table:table-cell office:value-type="date" office:date-value="2024-11-19T00:00:00" table:style-name="ce27">
            <text:p>11/19/2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da8c3ee75c0005326d20e2">kfdQuadRetry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28</text:p>
          </table:table-cell>
          <table:table-cell table:number-columns-repeated="16379"/>
        </table:table-row>
        <table:table-row table:style-name="ro2">
          <table:table-cell office:value-type="date" office:date-value="1930-10-19T00:00:00" table:style-name="ce27">
            <text:p>10/19/30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b9378e0ebc5960258bf86e">qOverloadNew4</text:a></text:p>
          </table:table-cell>
          <table:table-cell office:value-type="string" table:style-name="ce7">
            <text:p><text:a xlink:href="https://github.com/Vizvezdenec/Stockfish/compare/648c7ec...00fd8c8">diff</text:a></text:p>
          </table:table-cell>
          <table:table-cell office:value-type="string" table:style-name="ce2">
            <text:p>1.28</text:p>
          </table:table-cell>
          <table:table-cell table:number-columns-repeated="16379"/>
        </table:table-row>
        <table:table-row table:style-name="ro1">
          <table:table-cell office:value-type="date" office:date-value="2028-04-20T00:00:00" table:style-name="ce9">
            <text:p>4/20/28</text:p>
          </table:table-cell>
          <table:table-cell office:value-type="string" table:style-name="ce6">
            <text:p>Viz</text:p>
          </table:table-cell>
          <table:table-cell office:value-type="string" table:style-name="ce6">
            <text:p><text:a xlink:href="https://tests.stockfishchess.org/tests/view/5ea808bc53a4548a0348ed91">kfaBlockKD1</text:a></text:p>
          </table:table-cell>
          <table:table-cell office:value-type="string" table:style-name="ce6">
            <text:p><text:a xlink:href="https://github.com/Vizvezdenec/Stockfish/compare/bb5589b...5fb907f">diff</text:a></text:p>
          </table:table-cell>
          <table:table-cell office:value-type="string" table:style-name="ce2">
            <text:p>1.27</text:p>
          </table:table-cell>
          <table:table-cell table:number-columns-repeated="16379"/>
        </table:table-row>
        <table:table-row table:style-name="ro2">
          <table:table-cell office:value-type="date" office:date-value="2007-03-20T00:00:00" table:style-name="ce27">
            <text:p>3/20/07</text:p>
          </table:table-cell>
          <table:table-cell office:value-type="string" table:style-name="ce7">
            <text:p><text:a xlink:href="http://tests.stockfishchess.org/tests/user/31m059">31m</text:a></text:p>
          </table:table-cell>
          <table:table-cell office:value-type="string" table:style-name="ce7">
            <text:p><text:a xlink:href="http://tests.stockfishchess.org/tests/view/5e632695e42a5c3b3ca2e200">lmr_alpha_pv^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1.27</text:p>
          </table:table-cell>
          <table:table-cell table:number-columns-repeated="16379"/>
        </table:table-row>
        <table:table-row table:style-name="ro2">
          <table:table-cell office:value-type="date" office:date-value="2008-02-20T00:00:00" table:style-name="ce27">
            <text:p>2/20/08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e3ede77e70d848499f63b93">pvnTtpvSub2</text:a></text:p>
          </table:table-cell>
          <table:table-cell office:value-type="string" table:style-name="ce7">
            <text:p><text:a xlink:href="https://github.com/Vizvezdenec/Stockfish/compare/0c878ad...1be34cd">diff</text:a></text:p>
          </table:table-cell>
          <table:table-cell office:value-type="string" table:style-name="ce2">
            <text:p>1.27</text:p>
          </table:table-cell>
          <table:table-cell table:number-columns-repeated="16379"/>
        </table:table-row>
        <table:table-row table:style-name="ro2">
          <table:table-cell office:value-type="date" office:date-value="2019-01-20T00:00:00" table:style-name="ce27">
            <text:p>1/20/19</text:p>
          </table:table-cell>
          <table:table-cell office:value-type="string" table:style-name="ce7">
            <text:p><text:a xlink:href="http://tests.stockfishchess.org/tests/user/Chess13234">Che</text:a></text:p>
          </table:table-cell>
          <table:table-cell office:value-type="string" table:style-name="ce7">
            <text:p><text:a xlink:href="http://tests.stockfishchess.org/tests/view/5e240b4dc3b97aa0d75bbeea">NullMove_CheckSquareBlo</text:a></text:p>
          </table:table-cell>
          <table:table-cell office:value-type="string" table:style-name="ce7">
            <text:p><text:a xlink:href="https://github.com/Chess13234/Stockfish/compare/c3483fa...53c041a">diff</text:a></text:p>
          </table:table-cell>
          <table:table-cell office:value-type="string" table:style-name="ce2">
            <text:p>1.27</text:p>
          </table:table-cell>
          <table:table-cell table:number-columns-repeated="16379"/>
        </table:table-row>
        <table:table-row table:style-name="ro2">
          <table:table-cell office:value-type="date" office:date-value="2019-10-27T00:00:00" table:style-name="ce28">
            <text:p>2019-10-27</text:p>
          </table:table-cell>
          <table:table-cell office:value-type="string" table:style-name="ce7">
            <text:p><text:a xlink:href="http://tests.stockfishchess.org/tests/user/snicolet">sni</text:a></text:p>
          </table:table-cell>
          <table:table-cell office:value-type="string" table:style-name="ce7">
            <text:p><text:a xlink:href="http://tests.stockfishchess.org/tests/view/5db58ddc0ebc5902d6b151ed">no_rook</text:a></text:p>
          </table:table-cell>
          <table:table-cell office:value-type="string" table:style-name="ce7">
            <text:p><text:a xlink:href="https://github.com/snicolet/Stockfish/compare/648c7ec...c7cfa17">diff</text:a></text:p>
          </table:table-cell>
          <table:table-cell office:value-type="float" office:value="1.27" table:style-name="ce2">
            <text:p>1.27</text:p>
          </table:table-cell>
          <table:table-cell table:number-columns-repeated="16379"/>
        </table:table-row>
        <table:table-row table:style-name="ro1">
          <table:table-cell office:value-type="date" office:date-value="2018-06-20T00:00:00" table:style-name="ce9">
            <text:p>6/20/18</text:p>
          </table:table-cell>
          <table:table-cell office:value-type="string" table:style-name="ce6">
            <text:p>vdv</text:p>
          </table:table-cell>
          <table:table-cell office:value-type="string" table:style-name="ce6">
            <text:p><text:a xlink:href="https://tests.stockfishchess.org/tests/view/5eebbd91abad5865ae9c7953">winDraw</text:a></text:p>
          </table:table-cell>
          <table:table-cell office:value-type="string" table:style-name="ce6">
            <text:p><text:a xlink:href="https://github.com/vondele/Stockfish/compare/bc3c215490...8369358182">diff</text:a></text:p>
          </table:table-cell>
          <table:table-cell office:value-type="string" table:style-name="ce2">
            <text:p>1.26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0-05-11</text:p>
          </table:table-cell>
          <table:table-cell office:value-type="string" table:style-name="ce6">
            <text:p><text:a xlink:href="https://tests.stockfishchess.org/tests/user/sg">sg</text:a></text:p>
          </table:table-cell>
          <table:table-cell office:value-type="string" table:style-name="ce6">
            <text:p><text:a xlink:href="https://tests.stockfishchess.org/tests/view/5eb998667dd5693aad4e60bd">connected_blocked</text:a></text:p>
          </table:table-cell>
          <table:table-cell office:value-type="string" table:style-name="ce6">
            <text:p><text:a xlink:href="https://github.com/locutus2/Stockfish/compare/fcaf073...727b22f">diff</text:a></text:p>
          </table:table-cell>
          <table:table-cell office:value-type="string" table:style-name="ce2">
            <text:p>1.26</text:p>
          </table:table-cell>
          <table:table-cell table:number-columns-repeated="16379"/>
        </table:table-row>
        <table:table-row table:style-name="ro1">
          <table:table-cell office:value-type="date" office:date-value="2000-04-20T00:00:00" table:style-name="ce49">
            <text:p>2000-04-20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<text:a xlink:href="https://tests.stockfishchess.org/tests/view/5e9e0ddecaaff5d60a50b0ac">special_cont</text:a></text:p>
          </table:table-cell>
          <table:table-cell office:value-type="string" table:style-name="ce6">
            <text:p><text:a xlink:href="https://github.com/pb00068/Stockfish/compare/221893b...f731d54">diff</text:a></text:p>
          </table:table-cell>
          <table:table-cell office:value-type="string" table:style-name="ce2">
            <text:p>1.26</text:p>
          </table:table-cell>
          <table:table-cell table:number-columns-repeated="16379"/>
        </table:table-row>
        <table:table-row table:style-name="ro2">
          <table:table-cell office:value-type="date" office:date-value="2017-01-20T00:00:00" table:style-name="ce27">
            <text:p>1/20/17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e222cb3346e35ac603b7d5b">ps_pawnchains2</text:a></text:p>
          </table:table-cell>
          <table:table-cell office:value-type="string" table:style-name="ce7">
            <text:p><text:a xlink:href="https://github.com/protonspring/Stockfish/compare/baf184e...7eb2509">diff</text:a></text:p>
          </table:table-cell>
          <table:table-cell office:value-type="string" table:style-name="ce2">
            <text:p>1.25</text:p>
          </table:table-cell>
          <table:table-cell table:number-columns-repeated="16379"/>
        </table:table-row>
        <table:table-row table:style-name="ro2">
          <table:table-cell office:value-type="date" office:date-value="1930-11-19T00:00:00" table:style-name="ce27">
            <text:p>11/19/30</text:p>
          </table:table-cell>
          <table:table-cell office:value-type="string" table:style-name="ce7">
            <text:p><text:a xlink:href="http://tests.stockfishchess.org/tests/user/fauzi2">fau</text:a></text:p>
          </table:table-cell>
          <table:table-cell office:value-type="string" table:style-name="ce7">
            <text:p><text:a xlink:href="http://tests.stockfishchess.org/tests/view/5de22f6f0294ec4750cba9e7">fuz3</text:a></text:p>
          </table:table-cell>
          <table:table-cell office:value-type="string" table:style-name="ce7">
            <text:p><text:a xlink:href="https://github.com/FauziAkram/Stockfish/compare/54253bc...44b1f2c">diff</text:a></text:p>
          </table:table-cell>
          <table:table-cell office:value-type="string" table:style-name="ce2">
            <text:p>1.03</text:p>
          </table:table-cell>
          <table:table-cell table:number-columns-repeated="16379"/>
        </table:table-row>
        <table:table-row table:style-name="ro2">
          <table:table-cell office:value-type="date" office:date-value="2025-09-19T00:00:00" table:style-name="ce27">
            <text:p>9/19/25</text:p>
          </table:table-cell>
          <table:table-cell office:value-type="string" table:style-name="ce7">
            <text:p>0.94</text:p>
          </table:table-cell>
          <table:table-cell office:value-type="string" table:style-name="ce7">
            <text:p><text:a xlink:href="http://tests.stockfishchess.org/tests/view/5d8bc33d0ebc59509180f42f">Shuffle-ksq4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0.94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table:number-columns-repeated="2" table:style-name="ce8"/>
          <table:table-cell office:value-type="string" table:style-name="ce7">
            <text:p><text:a xlink:href="http://tests.stockfishchess.org/html/live_elo.html?5d9a7ca30ebc5902b6cf4028">19-10-06Ala</text:a></text:p>
          </table:table-cell>
          <table:table-cell office:value-type="string" table:style-name="ce7">
            <text:p><text:a xlink:href="http://tests.stockfishchess.org/tests/view/5d9a7ca30ebc5902b6cf4028">EvalWindow01</text:a></text:p>
          </table:table-cell>
          <table:table-cell office:value-type="string" table:style-name="ce7">
            <text:p><text:a xlink:href="https://github.com/Alayan-stk-2/Stockfish/compare/2e96c51...83507b1">diff</text:a></text:p>
          </table:table-cell>
          <table:table-cell table:number-columns-repeated="4" table:style-name="ce2"/>
          <table:table-cell table:style-name="ce7"/>
          <table:table-cell table:number-columns-repeated="54" table:style-name="ce2"/>
          <table:table-cell table:number-columns-repeated="16320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8e4b4f0ebc590f3bebb165">simpRand</text:a></text:p>
          </table:table-cell>
          <table:table-cell office:value-type="string" table:style-name="ce7">
            <text:p><text:a xlink:href="https://github.com/vondele/Stockfish/compare/3a3ca6a...e8ff1da">diff</text:a></text:p>
          </table:table-cell>
          <table:table-cell office:value-type="float" office:value="0.76" table:style-name="ce2">
            <text:p>0.76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7">
            <text:p><text:a xlink:href="http://tests.stockfishchess.org/tests/user/protonspring">pro</text:a></text:p>
          </table:table-cell>
          <table:table-cell office:value-type="string" table:style-name="ce7">
            <text:p><text:a xlink:href="http://tests.stockfishchess.org/tests/view/5d8e813c0ebc590f3bebd3d7">ps_threatbyrank2</text:a></text:p>
          </table:table-cell>
          <table:table-cell office:value-type="string" table:style-name="ce7">
            <text:p><text:a xlink:href="https://github.com/protonspring/Stockfish/compare/3a3ca6a...b6e07fb">diff</text:a></text:p>
          </table:table-cell>
          <table:table-cell office:value-type="float" office:value="0.62" table:style-name="ce7">
            <text:p>0.62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9-09-27T00:00:00" table:style-name="ce28">
            <text:p>2019-09-27</text:p>
          </table:table-cell>
          <table:table-cell office:value-type="string" table:style-name="ce2">
            <text:p>Roc</text:p>
          </table:table-cell>
          <table:table-cell office:value-type="string" table:style-name="ce7">
            <text:p><text:a xlink:href="http://tests.stockfishchess.org/tests/view/5d99d14e0ebc5902b6cf0692">PawnSpanSimple2</text:a></text:p>
          </table:table-cell>
          <table:table-cell office:value-type="string" table:style-name="ce7">
            <text:p><text:a xlink:href="https://github.com/Rocky640/Stockfish/compare/2e96c51...66879ed">diff</text:a></text:p>
          </table:table-cell>
          <table:table-cell office:value-type="float" office:value="0.38" table:style-name="ce2">
            <text:p>0.38</text:p>
          </table:table-cell>
          <table:table-cell table:number-columns-repeated="4" table:style-name="ce2"/>
          <table:table-cell table:style-name="ce7"/>
          <table:table-cell table:number-columns-repeated="54" table:style-name="ce2"/>
          <table:table-cell table:number-columns-repeated="16320"/>
        </table:table-row>
        <table:table-row table:style-name="ro2">
          <table:table-cell office:value-type="date" office:date-value="2022-10-19T00:00:00" table:style-name="ce27">
            <text:p>10/19/22</text:p>
          </table:table-cell>
          <table:table-cell office:value-type="string" table:style-name="ce7">
            <text:p><text:a xlink:href="http://tests.stockfishchess.org/tests/user/vdv">vdv</text:a></text:p>
          </table:table-cell>
          <table:table-cell office:value-type="string" table:style-name="ce7">
            <text:p><text:a xlink:href="http://tests.stockfishchess.org/tests/view/5daf2f3c0ebc5902c06da6c7">extSimp2</text:a></text:p>
          </table:table-cell>
          <table:table-cell office:value-type="string" table:style-name="ce7">
            <text:p><text:a xlink:href="https://github.com/vondele/Stockfish/compare/215cd19...eeab128">diff</text:a></text:p>
          </table:table-cell>
          <table:table-cell office:value-type="string" table:style-name="ce8">
            <text:p>0.29</text:p>
          </table:table-cell>
          <table:table-cell table:number-columns-repeated="59" table:style-name="ce8"/>
          <table:table-cell table:number-columns-repeated="16320"/>
        </table:table-row>
        <table:table-row table:style-name="ro2">
          <table:table-cell office:value-type="date" office:date-value="2017-11-19T00:00:00" table:style-name="ce27">
            <text:p>11/19/17</text:p>
          </table:table-cell>
          <table:table-cell office:value-type="string" table:style-name="ce7">
            <text:p><text:a xlink:href="http://tests.stockfishchess.org/tests/user/Rocky">Roc</text:a></text:p>
          </table:table-cell>
          <table:table-cell office:value-type="string" table:style-name="ce7">
            <text:p><text:a xlink:href="http://tests.stockfishchess.org/tests/view/5dd146e342928ff08153dab1">OutpostEg2</text:a></text:p>
          </table:table-cell>
          <table:table-cell office:value-type="string" table:style-name="ce7">
            <text:p>diff</text:p>
          </table:table-cell>
          <table:table-cell office:value-type="string" table:style-name="ce7">
            <text:p>-0.1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4-11-19T00:00:00" table:style-name="ce27">
            <text:p>11/19/14</text:p>
          </table:table-cell>
          <table:table-cell office:value-type="string" table:style-name="ce7">
            <text:p><text:a xlink:href="http://tests.stockfishchess.org/tests/user/Vizvezdenec">Viz</text:a></text:p>
          </table:table-cell>
          <table:table-cell office:value-type="string" table:style-name="ce7">
            <text:p><text:a xlink:href="http://tests.stockfishchess.org/tests/view/5dcdb3110ebc5902563249d7">appSimpl1</text:a></text:p>
          </table:table-cell>
          <table:table-cell office:value-type="string" table:style-name="ce7">
            <text:p><text:a xlink:href="https://github.com/Vizvezdenec/Stockfish/compare/a00a336...b5dd933">diff</text:a></text:p>
          </table:table-cell>
          <table:table-cell office:value-type="string" table:style-name="ce2">
            <text:p>-0.63</text:p>
          </table:table-cell>
          <table:table-cell table:number-columns-repeated="59" table:style-name="ce2"/>
          <table:table-cell table:number-columns-repeated="16320"/>
        </table:table-row>
        <table:table-row table:style-name="ro2">
          <table:table-cell office:value-type="date" office:date-value="2018-11-19T00:00:00" table:style-name="ce27">
            <text:p>11/19/18</text:p>
          </table:table-cell>
          <table:table-cell office:value-type="string" table:style-name="ce7">
            <text:p><text:a xlink:href="http://tests.stockfishchess.org/tests/user/SFisGOD">SFi</text:a></text:p>
          </table:table-cell>
          <table:table-cell office:value-type="string" table:style-name="ce7">
            <text:p><text:a xlink:href="http://tests.stockfishchess.org/tests/view/5dd24572ccb823d41d4b47bb">simplifyOCB</text:a></text:p>
          </table:table-cell>
          <table:table-cell office:value-type="string" table:style-name="ce7">
            <text:p><text:a xlink:href="https://github.com/SFisGOD/Stockfish/compare/3468138...3410d76">diff</text:a></text:p>
          </table:table-cell>
          <table:table-cell office:value-type="string" table:style-name="ce2">
            <text:p>-0.41</text:p>
          </table:table-cell>
          <table:table-cell table:number-columns-repeated="59" table:style-name="ce2"/>
          <table:table-cell table:number-columns-repeated="16320"/>
        </table:table-row>
        <table:table-row table:number-rows-repeated="1047847" table:style-name="ro1">
          <table:table-cell table:number-columns-repeated="16384"/>
        </table:table-row>
      </table:table>
      <table:table table:name="PatchesOldOld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6" table:number-columns-repeated="54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elo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Match</text:p>
          </table:table-cell>
          <table:table-cell office:value-type="string" table:style-name="ce1">
            <text:p>Suite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riority officials</text:p>
          </table:table-cell>
          <table:table-cell table:number-columns-repeated="16373" table:style-name="ce1"/>
        </table:table-row>
        <table:table-row table:style-name="ro2">
          <table:table-cell office:value-type="date" office:date-value="2023-11-19T00:00:00" table:style-name="ce51">
            <text:p>11/19/23</text:p>
          </table:table-cell>
          <table:table-cell office:value-type="string" table:style-name="ce52">
            <text:p><text:a xlink:href="http://tests.stockfishchess.org/tests/user/ddugovic">ddu</text:a></text:p>
          </table:table-cell>
          <table:table-cell office:value-type="string" table:style-name="ce52">
            <text:p><text:a xlink:href="http://tests.stockfishchess.org/tests/view/5dd962d8ac5c08470858acc3">king-bishop-defense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52.05</text:p>
          </table:table-cell>
          <table:table-cell office:value-type="string" table:style-name="ce53">
            <text:p>Capablanca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0-01-20T00:00:00" table:style-name="ce51">
            <text:p>1/20/20</text:p>
          </table:table-cell>
          <table:table-cell office:value-type="string" table:style-name="ce52">
            <text:p><text:a xlink:href="http://tests.stockfishchess.org/tests/user/Chess13234">Che</text:a></text:p>
          </table:table-cell>
          <table:table-cell office:value-type="string" table:style-name="ce52">
            <text:p><text:a xlink:href="http://tests.stockfishchess.org/tests/view/5e257591c3b97aa0d75bbfd9">TL_LE_AlphaSelDepth1_4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17.08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16-11-19T00:00:00" table:style-name="ce51">
            <text:p>11/19/16</text:p>
          </table:table-cell>
          <table:table-cell office:value-type="string" table:style-name="ce52">
            <text:p><text:a xlink:href="http://tests.stockfishchess.org/tests/user/Fisherman">Fis</text:a></text:p>
          </table:table-cell>
          <table:table-cell office:value-type="string" table:style-name="ce52">
            <text:p><text:a xlink:href="http://tests.stockfishchess.org/tests/view/5dcf736b0ebc590256326272">FianchettoPSQT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12.6</text:p>
          </table:table-cell>
          <table:table-cell table:style-name="ce53"/>
          <table:table-cell office:value-type="string" table:style-name="ce53">
            <text:p>KO</text:p>
          </table:table-cell>
          <table:table-cell office:value-type="float" office:value="-1" table:style-name="ce53">
            <text:p>-1</text:p>
          </table:table-cell>
          <table:table-cell table:number-columns-repeated="56" table:style-name="ce53"/>
          <table:table-cell table:number-columns-repeated="16320"/>
        </table:table-row>
        <table:table-row table:style-name="ro2">
          <table:table-cell office:value-type="date" office:date-value="2020-01-20T00:00:00" table:style-name="ce13">
            <text:p>1/20/20</text:p>
          </table:table-cell>
          <table:table-cell office:value-type="string" table:style-name="ce14">
            <text:p><text:a xlink:href="http://tests.stockfishchess.org/tests/user/vdv">vdv</text:a></text:p>
          </table:table-cell>
          <table:table-cell office:value-type="string" table:style-name="ce14">
            <text:p><text:a xlink:href="http://tests.stockfishchess.org/tests/view/5e254d69c3b97aa0d75bbfc0">npm4fmc</text:a></text:p>
          </table:table-cell>
          <table:table-cell office:value-type="string" table:style-name="ce14">
            <text:p><text:a xlink:href="https://github.com/vondele/Stockfish/compare/c3483fa...4aaffec">diff</text:a></text:p>
          </table:table-cell>
          <table:table-cell office:value-type="string" table:style-name="ce14">
            <text:p>11.66</text:p>
          </table:table-cell>
          <table:table-cell office:value-type="string" table:style-name="ce15">
            <text:p>!CapablancaStrong</text:p>
          </table:table-cell>
          <table:table-cell office:value-type="string" table:style-name="ce15">
            <text:p>OK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01-09-19T00:00:00" table:style-name="ce51">
            <text:p>9/19/01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6c2d300ebc595bbb6ea284">pcCountTweak1</text:a></text:p>
          </table:table-cell>
          <table:table-cell office:value-type="string" table:style-name="ce53">
            <text:p><text:a xlink:href="https://github.com/Vizvezdenec/Stockfish/compare/8fec883...0c0496a">https://github.com/Vizvezdenec/Stockfish/compare/8fec883...0c0496a</text:a></text:p>
          </table:table-cell>
          <table:table-cell office:value-type="string" table:style-name="ce53">
            <text:p>11.32</text:p>
          </table:table-cell>
          <table:table-cell office:value-type="string" table:style-name="ce53">
            <text:p>always→Quiescent_MaxScore→Capablanca</text:p>
          </table:table-cell>
          <table:table-cell office:value-type="string" table:style-name="ce53">
            <text:p>KO : instable</text:p>
          </table:table-cell>
          <table:table-cell office:value-type="float" office:value="1" table:style-name="ce53">
            <text:p>1</text:p>
          </table:table-cell>
          <table:table-cell office:value-type="string" table:style-name="ce53">
            <text:p>¨-3¨</text:p>
          </table:table-cell>
          <table:table-cell table:number-columns-repeated="55" table:style-name="ce53"/>
          <table:table-cell table:number-columns-repeated="16320"/>
        </table:table-row>
        <table:table-row table:style-name="ro2">
          <table:table-cell office:value-type="date" office:date-value="2020-11-19T00:00:00" table:style-name="ce51">
            <text:p>11/19/20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dd549ebf531e81cf278eaea">ttAverageUpdate</text:a></text:p>
          </table:table-cell>
          <table:table-cell office:value-type="string" table:style-name="ce52">
            <text:p><text:a xlink:href="https://github.com/MJZ1977/Stockfish/compare/e0f42aa...1839b72">diff</text:a></text:p>
          </table:table-cell>
          <table:table-cell office:value-type="string" table:style-name="ce53">
            <text:p>11.25</text:p>
          </table:table-cell>
          <table:table-cell table:style-name="ce53"/>
          <table:table-cell office:value-type="string" table:style-name="ce53">
            <text:p>KO : only STC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1-01-20T00:00:00" table:style-name="ce51">
            <text:p>1/20/21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e26dc98c3b97aa0d75bc10d">NMP-rootDepthB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10.42</text:p>
          </table:table-cell>
          <table:table-cell office:value-type="string" table:style-name="ce53">
            <text:p>!CapablancaStrong</text:p>
          </table:table-cell>
          <table:table-cell office:value-type="string" table:style-name="ce53">
            <text:p>old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19-10-23T00:00:00" table:style-name="ce54">
            <text:p>2019-10-23</text:p>
          </table:table-cell>
          <table:table-cell office:value-type="string" table:style-name="ce14">
            <text:p><text:a xlink:href="http://tests.stockfishchess.org/tests/user/VoyagerOne">Voy</text:a></text:p>
          </table:table-cell>
          <table:table-cell office:value-type="string" table:style-name="ce14">
            <text:p><text:a xlink:href="http://tests.stockfishchess.org/tests/view/5db0a1fb0ebc59191686560a">lmrt4</text:a></text:p>
          </table:table-cell>
          <table:table-cell office:value-type="string" table:style-name="ce14">
            <text:p><text:a xlink:href="https://github.com/VoyagerOne/Stockfish/compare/7e89a71...c4623e0">diff</text:a></text:p>
          </table:table-cell>
          <table:table-cell office:value-type="float" office:value="10.28" table:style-name="ce15">
            <text:p>10.28</text:p>
          </table:table-cell>
          <table:table-cell office:value-type="string" table:style-name="ce15">
            <text:p>only Petrosian strong</text:p>
          </table:table-cell>
          <table:table-cell office:value-type="string" table:style-name="ce15">
            <text:p>OK</text:p>
          </table:table-cell>
          <table:table-cell office:value-type="float" office:value="2" table:style-name="ce15">
            <text:p>2</text:p>
          </table:table-cell>
          <table:table-cell table:number-columns-repeated="56" table:style-name="ce15"/>
          <table:table-cell table:number-columns-repeated="16320"/>
        </table:table-row>
        <table:table-row table:style-name="ro2">
          <table:table-cell office:value-type="date" office:date-value="2026-11-19T00:00:00" table:style-name="ce3">
            <text:p>11/19/26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dc6bd15a23bc8a4083316e">kfdKDtw3</text:a></text:p>
          </table:table-cell>
          <table:table-cell office:value-type="string" table:style-name="ce4">
            <text:p><text:a xlink:href="https://github.com/Vizvezdenec/Stockfish/compare/40611c0...e455730">diff</text:a></text:p>
          </table:table-cell>
          <table:table-cell office:value-type="string" table:style-name="ce5">
            <text:p>10.15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01-11-19T00:00:00" table:style-name="ce3">
            <text:p>11/19/01</text:p>
          </table:table-cell>
          <table:table-cell office:value-type="string" table:style-name="ce4">
            <text:p><text:a xlink:href="http://tests.stockfishchess.org/tests/user/SFisGOD">SFi</text:a></text:p>
          </table:table-cell>
          <table:table-cell office:value-type="string" table:style-name="ce4">
            <text:p><text:a xlink:href="http://tests.stockfishchess.org/tests/view/5dbc7c650ebc5925b64ef224">tuned_RookPSQT2</text:a></text:p>
          </table:table-cell>
          <table:table-cell office:value-type="string" table:style-name="ce4">
            <text:p><text:a xlink:href="https://github.com/SFisGOD/Stockfish/compare/e8fca71...76e208b">diff</text:a></text:p>
          </table:table-cell>
          <table:table-cell office:value-type="string" table:style-name="ce5">
            <text:p>9.29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1-01-20T00:00:00" table:style-name="ce51">
            <text:p>1/20/21</text:p>
          </table:table-cell>
          <table:table-cell office:value-type="string" table:style-name="ce52">
            <text:p><text:a xlink:href="http://tests.stockfishchess.org/tests/user/31m059">31m</text:a></text:p>
          </table:table-cell>
          <table:table-cell office:value-type="string" table:style-name="ce52">
            <text:p><text:a xlink:href="http://tests.stockfishchess.org/tests/view/5e2756adc3b97aa0d75bc187">lmr_ttCapt2^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9.07</text:p>
          </table:table-cell>
          <table:table-cell table:style-name="ce53"/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6-03-20T00:00:00" table:style-name="ce13">
            <text:p>3/20/26</text:p>
          </table:table-cell>
          <table:table-cell office:value-type="string" table:style-name="ce14">
            <text:p><text:a xlink:href="https://tests.stockfishchess.org/tests/user/vdv">vdv</text:a></text:p>
          </table:table-cell>
          <table:table-cell office:value-type="string" table:style-name="ce14">
            <text:p><text:a xlink:href="https://tests.stockfishchess.org/tests/view/5e7d2154e42a5c3b3ca2ebe3">LMRRootDepth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9.02</text:p>
          </table:table-cell>
          <table:table-cell office:value-type="string" table:style-name="ce15">
            <text:p>Petrosian stretto</text:p>
          </table:table-cell>
          <table:table-cell office:value-type="string" table:style-name="ce15">
            <text:p>on going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23-01-20T00:00:00" table:style-name="ce55">
            <text:p>1/20/23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e29f24934cb414d418a9b05">ldbExtreme1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8.94</text:p>
          </table:table-cell>
          <table:table-cell office:value-type="string" table:style-name="ce57">
            <text:p>Capablanca stretto</text:p>
          </table:table-cell>
          <table:table-cell office:value-type="string" table:style-name="ce57">
            <text:p>OK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27-12-19T00:00:00" table:style-name="ce51">
            <text:p>12/19/27</text:p>
          </table:table-cell>
          <table:table-cell office:value-type="string" table:style-name="ce52">
            <text:p><text:a xlink:href="http://tests.stockfishchess.org/tests/user/joster">jos</text:a></text:p>
          </table:table-cell>
          <table:table-cell office:value-type="string" table:style-name="ce52">
            <text:p><text:a xlink:href="http://tests.stockfishchess.org/tests/view/5e064367c13ac2425c4a9dda">threefold2^</text:a></text:p>
          </table:table-cell>
          <table:table-cell office:value-type="string" table:style-name="ce52">
            <text:p><text:a xlink:href="https://github.com/joergoster/Stockfish/compare/13f70d0...7e67bd6">diff</text:a></text:p>
          </table:table-cell>
          <table:table-cell office:value-type="string" table:style-name="ce53">
            <text:p>8.93</text:p>
          </table:table-cell>
          <table:table-cell office:value-type="string" table:style-name="ce53">
            <text:p>only Petrosian strong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string" table:style-name="ce52">
            <text:p>19-12-05</text:p>
          </table:table-cell>
          <table:table-cell office:value-type="string" table:style-name="ce52">
            <text:p><text:a xlink:href="http://tests.stockfishchess.org/tests/user/snicolet">sni</text:a></text:p>
          </table:table-cell>
          <table:table-cell office:value-type="string" table:style-name="ce52">
            <text:p><text:a xlink:href="http://tests.stockfishchess.org/tests/view/5de9754fcaa7c610e4d18655">inversion</text:a></text:p>
          </table:table-cell>
          <table:table-cell office:value-type="string" table:style-name="ce52">
            <text:p><text:a xlink:href="https://github.com/snicolet/Stockfish/compare/97a0e4e...9154edf">diff</text:a></text:p>
          </table:table-cell>
          <table:table-cell office:value-type="string" table:style-name="ce53">
            <text:p>8.71</text:p>
          </table:table-cell>
          <table:table-cell office:value-type="string" table:style-name="ce53">
            <text:p>only Petrosian</text:p>
          </table:table-cell>
          <table:table-cell office:value-type="string" table:style-name="ce53">
            <text:p>KO</text:p>
          </table:table-cell>
          <table:table-cell table:style-name="ce53"/>
          <table:table-cell office:value-type="string" table:style-name="ce53">
            <text:p>KO</text:p>
          </table:table-cell>
          <table:table-cell table:number-columns-repeated="55" table:style-name="ce53"/>
          <table:table-cell table:number-columns-repeated="16320"/>
        </table:table-row>
        <table:table-row table:style-name="ro2">
          <table:table-cell office:value-type="date" office:date-value="2014-01-20T00:00:00" table:style-name="ce13">
            <text:p>1/20/14</text:p>
          </table:table-cell>
          <table:table-cell office:value-type="string" table:style-name="ce14">
            <text:p><text:a xlink:href="http://tests.stockfishchess.org/tests/user/31m059">31m</text:a></text:p>
          </table:table-cell>
          <table:table-cell office:value-type="string" table:style-name="ce14">
            <text:p><text:a xlink:href="http://tests.stockfishchess.org/tests/view/5e1d729a75be933c8fe635f1">tweak_complexity2</text:a></text:p>
          </table:table-cell>
          <table:table-cell office:value-type="string" table:style-name="ce14">
            <text:p><text:a xlink:href="https://github.com/31m059/Stockfish/compare/7150183...229bb18">diff</text:a></text:p>
          </table:table-cell>
          <table:table-cell office:value-type="string" table:style-name="ce15">
            <text:p>8.27</text:p>
          </table:table-cell>
          <table:table-cell office:value-type="string" table:style-name="ce15">
            <text:p>always</text:p>
          </table:table-cell>
          <table:table-cell office:value-type="string" table:style-name="ce15">
            <text:p>OK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12-01-20T00:00:00" table:style-name="ce51">
            <text:p>1/20/12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e1bb2ebd12216a2857e63a1">pobfTweak3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8.12</text:p>
          </table:table-cell>
          <table:table-cell office:value-type="string" table:style-name="ce53">
            <text:p>always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3-12-19T00:00:00" table:style-name="ce3">
            <text:p>12/19/23</text:p>
          </table:table-cell>
          <table:table-cell office:value-type="string" table:style-name="ce4">
            <text:p><text:a xlink:href="http://tests.stockfishchess.org/tests/user/MJZ1977">MJZ</text:a></text:p>
          </table:table-cell>
          <table:table-cell office:value-type="string" table:style-name="ce4">
            <text:p><text:a xlink:href="http://tests.stockfishchess.org/tests/view/5e0095adc13ac2425c4a9a41">Progressiv_LowFail</text:a></text:p>
          </table:table-cell>
          <table:table-cell office:value-type="string" table:style-name="ce4">
            <text:p><text:a xlink:href="https://github.com/MJZ1977/Stockfish/compare/b648247...07b4ce8">diff</text:a></text:p>
          </table:table-cell>
          <table:table-cell office:value-type="string" table:style-name="ce5">
            <text:p>8.07</text:p>
          </table:table-cell>
          <table:table-cell office:value-type="string" table:style-name="ce5">
            <text:p>only Petrosian strong</text:p>
          </table:table-cell>
          <table:table-cell office:value-type="string" table:style-name="ce5">
            <text:p>KO</text:p>
          </table:table-cell>
          <table:table-cell table:number-columns-repeated="57" table:style-name="ce20"/>
          <table:table-cell table:number-columns-repeated="16320"/>
        </table:table-row>
        <table:table-row table:style-name="ro2">
          <table:table-cell office:value-type="date" office:date-value="2026-12-19T00:00:00" table:style-name="ce51">
            <text:p>12/19/26</text:p>
          </table:table-cell>
          <table:table-cell office:value-type="string" table:style-name="ce52">
            <text:p><text:a xlink:href="http://tests.stockfishchess.org/tests/user/Chess13234">Che</text:a></text:p>
          </table:table-cell>
          <table:table-cell office:value-type="string" table:style-name="ce52">
            <text:p><text:a xlink:href="http://tests.stockfishchess.org/tests/view/5e049d66c13ac2425c4a9cb8">LEBestMoveChanges13</text:a></text:p>
          </table:table-cell>
          <table:table-cell office:value-type="string" table:style-name="ce52">
            <text:p><text:a xlink:href="https://github.com/Chess13234/Stockfish/compare/13f70d0...45cb550">diff</text:a></text:p>
          </table:table-cell>
          <table:table-cell office:value-type="string" table:style-name="ce53">
            <text:p>7.99</text:p>
          </table:table-cell>
          <table:table-cell office:value-type="string" table:style-name="ce53">
            <text:p>only Petrosian strong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7-01-20T00:00:00" table:style-name="ce55">
            <text:p>1/20/27</text:p>
          </table:table-cell>
          <table:table-cell office:value-type="string" table:style-name="ce56">
            <text:p><text:a xlink:href="http://tests.stockfishchess.org/tests/user/31m059">31m</text:a></text:p>
          </table:table-cell>
          <table:table-cell office:value-type="string" table:style-name="ce56">
            <text:p><text:a xlink:href="http://tests.stockfishchess.org/tests/view/5e2f767bab2d69d58394fd04">nmp_pv</text:a></text:p>
          </table:table-cell>
          <table:table-cell office:value-type="string" table:style-name="ce56">
            <text:p><text:a xlink:href="https://github.com/31m059/Stockfish/compare/1d3efff...939e2d6">diff</text:a></text:p>
          </table:table-cell>
          <table:table-cell office:value-type="string" table:style-name="ce57">
            <text:p>7.71</text:p>
          </table:table-cell>
          <table:table-cell table:number-columns-repeated="59" table:style-name="ce57"/>
          <table:table-cell table:number-columns-repeated="16320"/>
        </table:table-row>
        <table:table-row table:style-name="ro2">
          <table:table-cell office:value-type="date" office:date-value="2002-01-20T00:00:00" table:style-name="ce3">
            <text:p>1/20/02</text:p>
          </table:table-cell>
          <table:table-cell office:value-type="string" table:style-name="ce4">
            <text:p><text:a xlink:href="http://tests.stockfishchess.org/tests/user/pb00067">pb0</text:a></text:p>
          </table:table-cell>
          <table:table-cell office:value-type="string" table:style-name="ce4">
            <text:p><text:a xlink:href="http://tests.stockfishchess.org/tests/view/5e0dd2b287585b1706b683ac">quiet_experiment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7.68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7-12-19T00:00:00" table:style-name="ce51">
            <text:p>12/19/27</text:p>
          </table:table-cell>
          <table:table-cell office:value-type="string" table:style-name="ce52">
            <text:p><text:a xlink:href="http://tests.stockfishchess.org/tests/user/sg">sg</text:a></text:p>
          </table:table-cell>
          <table:table-cell office:value-type="string" table:style-name="ce52">
            <text:p><text:a xlink:href="http://tests.stockfishchess.org/tests/view/5e069494c13ac2425c4a9e56">short_pv2</text:a></text:p>
          </table:table-cell>
          <table:table-cell office:value-type="string" table:style-name="ce52">
            <text:p>diff</text:p>
          </table:table-cell>
          <table:table-cell office:value-type="string" table:style-name="ce53">
            <text:p>7.53</text:p>
          </table:table-cell>
          <table:table-cell office:value-type="string" table:style-name="ce53">
            <text:p>Not Tal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3-01-20T00:00:00" table:style-name="ce13">
            <text:p>1/20/23</text:p>
          </table:table-cell>
          <table:table-cell office:value-type="string" table:style-name="ce14">
            <text:p><text:a xlink:href="http://tests.stockfishchess.org/tests/user/31m059">31m</text:a></text:p>
          </table:table-cell>
          <table:table-cell office:value-type="string" table:style-name="ce14">
            <text:p><text:a xlink:href="http://tests.stockfishchess.org/tests/view/5e2a0cd334cb414d418a9b44">tweak_WeakLever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7.23</text:p>
          </table:table-cell>
          <table:table-cell office:value-type="string" table:style-name="ce15">
            <text:p>!Petrosian &amp; !Tal</text:p>
          </table:table-cell>
          <table:table-cell office:value-type="string" table:style-name="ce15">
            <text:p>on going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07-01-20T00:00:00" table:style-name="ce51">
            <text:p>1/20/07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e143ce361fe5f83a67dd832">pcMovesLMR1</text:a></text:p>
          </table:table-cell>
          <table:table-cell office:value-type="string" table:style-name="ce52">
            <text:p><text:a xlink:href="https://github.com/Vizvezdenec/Stockfish/compare/44f56e0...bfc3f30">diff</text:a></text:p>
          </table:table-cell>
          <table:table-cell office:value-type="string" table:style-name="ce53">
            <text:p>7.17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09-01-20T00:00:00" table:style-name="ce51">
            <text:p>1/20/09</text:p>
          </table:table-cell>
          <table:table-cell office:value-type="string" table:style-name="ce52">
            <text:p><text:a xlink:href="http://tests.stockfishchess.org/tests/user/vdv">vdv</text:a></text:p>
          </table:table-cell>
          <table:table-cell office:value-type="string" table:style-name="ce52">
            <text:p><text:a xlink:href="http://tests.stockfishchess.org/tests/view/5e16fa020ac9162cdd5f3a13">repeatNewMove</text:a></text:p>
          </table:table-cell>
          <table:table-cell office:value-type="string" table:style-name="ce52">
            <text:p><text:a xlink:href="https://github.com/vondele/Stockfish/compare/09bef14...cf01475">diff</text:a></text:p>
          </table:table-cell>
          <table:table-cell office:value-type="string" table:style-name="ce53">
            <text:p>7.08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18-01-20T00:00:00" table:style-name="ce51">
            <text:p>1/20/18</text:p>
          </table:table-cell>
          <table:table-cell office:value-type="string" table:style-name="ce52">
            <text:p><text:a xlink:href="http://tests.stockfishchess.org/tests/user/Chess13234">Che</text:a></text:p>
          </table:table-cell>
          <table:table-cell office:value-type="string" table:style-name="ce52">
            <text:p><text:a xlink:href="http://tests.stockfishchess.org/tests/view/5e22d01e346e35ac603b7dd1">AtomicLE_BestMoveChange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6.98</text:p>
          </table:table-cell>
          <table:table-cell office:value-type="string" table:style-name="ce53">
            <text:p>always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4">
          <table:table-cell office:value-type="date" office:date-value="2017-11-19T00:00:00" table:style-name="ce21">
            <text:p>11/19/17</text:p>
          </table:table-cell>
          <table:table-cell office:value-type="string" table:style-name="ce22">
            <text:p><text:a xlink:href="http://tests.stockfishchess.org/tests/user/Vizvezdenec">Viz</text:a></text:p>
          </table:table-cell>
          <table:table-cell office:value-type="string" table:style-name="ce22">
            <text:p><text:a xlink:href="http://tests.stockfishchess.org/tests/view/5dd099577f664deb30a83d4b">queenSlidersNoQueen4</text:a></text:p>
          </table:table-cell>
          <table:table-cell office:value-type="string" table:style-name="ce22">
            <text:p>diff</text:p>
          </table:table-cell>
          <table:table-cell office:value-type="string" table:style-name="ce22">
            <text:p><text:a xlink:href="http://tests.stockfishchess.org/html/live_elo.html?5dd099577f664deb30a83d4b">http://tests.stockfishchess.org/html/live_elo.html?5dd099577f664deb30a83d4b</text:a></text:p>
          </table:table-cell>
          <table:table-cell table:style-name="ce20"/>
          <table:table-cell office:value-type="string" table:style-name="ce20">
            <text:p>KO</text:p>
          </table:table-cell>
          <table:table-cell table:number-columns-repeated="57" table:style-name="ce20"/>
          <table:table-cell table:number-columns-repeated="16320"/>
        </table:table-row>
        <table:table-row table:style-name="ro2">
          <table:table-cell office:value-type="date" office:date-value="2001-01-20T00:00:00" table:style-name="ce58">
            <text:p>1/20/01</text:p>
          </table:table-cell>
          <table:table-cell office:value-type="string" table:style-name="ce59">
            <text:p><text:a xlink:href="http://tests.stockfishchess.org/tests/user/Chess13234">Che</text:a></text:p>
          </table:table-cell>
          <table:table-cell office:value-type="string" table:style-name="ce59">
            <text:p><text:a xlink:href="http://tests.stockfishchess.org/tests/view/5e0c25a59d3fbe26f672d528">LEMinRoot9</text:a></text:p>
          </table:table-cell>
          <table:table-cell office:value-type="string" table:style-name="ce59">
            <text:p><text:a xlink:href="https://github.com/Chess13234/Stockfish/compare/13f70d0...6d88954">diff</text:a></text:p>
          </table:table-cell>
          <table:table-cell office:value-type="string" table:style-name="ce59">
            <text:p>6.5</text:p>
          </table:table-cell>
          <table:table-cell table:style-name="ce60"/>
          <table:table-cell office:value-type="string" table:style-name="ce60">
            <text:p>to check</text:p>
          </table:table-cell>
          <table:table-cell table:number-columns-repeated="57" table:style-name="ce60"/>
          <table:table-cell table:number-columns-repeated="16320"/>
        </table:table-row>
        <table:table-row table:style-name="ro2">
          <table:table-cell office:value-type="date" office:date-value="2023-08-19T00:00:00" table:style-name="ce51">
            <text:p>8/19/23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5f33e00ebc5939d09f064f">cmhPdepthCutNode3</text:a></text:p>
          </table:table-cell>
          <table:table-cell office:value-type="string" table:style-name="ce53">
            <text:p><text:a xlink:href="https://github.com/Vizvezdenec/Stockfish/compare/10d2ebc...09eeb73">https://github.com/Vizvezdenec/Stockfish/compare/10d2ebc...09eeb73</text:a></text:p>
          </table:table-cell>
          <table:table-cell office:value-type="string" table:style-name="ce53">
            <text:p>6.64</text:p>
          </table:table-cell>
          <table:table-cell office:value-type="string" table:style-name="ce53">
            <text:p>!Petrosian &amp; !Tal</text:p>
          </table:table-cell>
          <table:table-cell office:value-type="string" table:style-name="ce53">
            <text:p>KO</text:p>
          </table:table-cell>
          <table:table-cell office:value-type="float" office:value="1" table:style-name="ce53">
            <text:p>1</text:p>
          </table:table-cell>
          <table:table-cell office:value-type="string" table:style-name="ce53">
            <text:p>"-2"</text:p>
          </table:table-cell>
          <table:table-cell table:number-columns-repeated="55" table:style-name="ce53"/>
          <table:table-cell table:number-columns-repeated="16320"/>
        </table:table-row>
        <table:table-row table:style-name="ro2">
          <table:table-cell office:value-type="string" table:style-name="ce4">
            <text:p>19-10-07</text:p>
          </table:table-cell>
          <table:table-cell office:value-type="string" table:style-name="ce4">
            <text:p><text:a xlink:href="http://tests.stockfishchess.org/tests/user/SapphireBrand">Sap</text:a></text:p>
          </table:table-cell>
          <table:table-cell office:value-type="string" table:style-name="ce4">
            <text:p><text:a xlink:href="http://tests.stockfishchess.org/tests/view/5d9b57b90ebc5902b6d00317">LMR-OnlyStats30</text:a></text:p>
          </table:table-cell>
          <table:table-cell office:value-type="string" table:style-name="ce4">
            <text:p><text:a xlink:href="https://github.com/SapphireBrand/Stockfish/compare/0b0b21c...22ec1b5">diff</text:a></text:p>
          </table:table-cell>
          <table:table-cell office:value-type="string" table:style-name="ce5">
            <text:p>6.62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56">
            <text:p><text:a xlink:href="http://tests.stockfishchess.org/tests/user/Rocky">Roc</text:a></text:p>
          </table:table-cell>
          <table:table-cell office:value-type="string" table:style-name="ce56">
            <text:p><text:a xlink:href="http://tests.stockfishchess.org/tests/view/5d8d68f40ebc590f3beaf171">RookOnPawn3</text:a></text:p>
          </table:table-cell>
          <table:table-cell office:value-type="string" table:style-name="ce56">
            <text:p><text:a xlink:href="https://github.com/Rocky640/Stockfish/compare/667d24f...a5148f4">diff</text:a></text:p>
          </table:table-cell>
          <table:table-cell office:value-type="float" office:value="6.57" table:style-name="ce56">
            <text:p>6.57</text:p>
          </table:table-cell>
          <table:table-cell office:value-type="string" table:style-name="ce57">
            <text:p>always</text:p>
          </table:table-cell>
          <table:table-cell office:value-type="string" table:style-name="ce57">
            <text:p>OK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07-12-19T00:00:00" table:style-name="ce55">
            <text:p>12/19/07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dec388651219d7befdc76be">blockersMob1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6.53</text:p>
          </table:table-cell>
          <table:table-cell table:style-name="ce57"/>
          <table:table-cell office:value-type="string" table:style-name="ce57">
            <text:p>OK</text:p>
          </table:table-cell>
          <table:table-cell table:number-columns-repeated="2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9-09-19T00:00:00" table:style-name="ce55">
            <text:p>9/19/19</text:p>
          </table:table-cell>
          <table:table-cell office:value-type="string" table:style-name="ce56">
            <text:p><text:a xlink:href="http://tests.stockfishchess.org/tests/user/xoroshiro">xor</text:a></text:p>
          </table:table-cell>
          <table:table-cell office:value-type="string" table:style-name="ce56">
            <text:p><text:a xlink:href="http://tests.stockfishchess.org/tests/view/5d8333840ebc5971531d3abb">rookEndgames</text:a></text:p>
          </table:table-cell>
          <table:table-cell office:value-type="string" table:style-name="ce56">
            <text:p>diff</text:p>
          </table:table-cell>
          <table:table-cell office:value-type="string" table:style-name="ce57">
            <text:p>6.47</text:p>
          </table:table-cell>
          <table:table-cell office:value-type="string" table:style-name="ce56">
            <text:p>always</text:p>
          </table:table-cell>
          <table:table-cell office:value-type="string" table:style-name="ce57">
            <text:p>ok</text:p>
          </table:table-cell>
          <table:table-cell office:value-type="float" office:value="2" table:style-name="ce57">
            <text:p>2</text:p>
          </table:table-cell>
          <table:table-cell office:value-type="float" office:value="1" table:style-name="ce57">
            <text:p>1</text:p>
          </table:table-cell>
          <table:table-cell table:number-columns-repeated="55" table:style-name="ce57"/>
          <table:table-cell table:number-columns-repeated="16320"/>
        </table:table-row>
        <table:table-row table:style-name="ro2">
          <table:table-cell office:value-type="date" office:date-value="2025-10-19T00:00:00" table:style-name="ce51">
            <text:p>10/19/25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db2c44d0ebc590812751dbb">MG_speedUp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6.38</text:p>
          </table:table-cell>
          <table:table-cell table:style-name="ce52"/>
          <table:table-cell table:number-columns-repeated="58" table:style-name="ce53"/>
          <table:table-cell table:number-columns-repeated="16320"/>
        </table:table-row>
        <table:table-row table:style-name="ro2">
          <table:table-cell office:value-type="date" office:date-value="2009-11-19T00:00:00" table:style-name="ce51">
            <text:p>11/19/09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c749fd0ebc5902ea57e07a">captFutPruning1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6.36</text:p>
          </table:table-cell>
          <table:table-cell table:style-name="ce52"/>
          <table:table-cell table:number-columns-repeated="2" table:style-name="ce53"/>
          <table:table-cell office:value-type="string" table:style-name="ce53">
            <text:p>¨-2¨</text:p>
          </table:table-cell>
          <table:table-cell table:number-columns-repeated="55" table:style-name="ce53"/>
          <table:table-cell table:number-columns-repeated="16320"/>
        </table:table-row>
        <table:table-row table:style-name="ro2">
          <table:table-cell office:value-type="date" office:date-value="2026-12-19T00:00:00" table:style-name="ce55">
            <text:p>12/19/26</text:p>
          </table:table-cell>
          <table:table-cell office:value-type="string" table:style-name="ce56">
            <text:p><text:a xlink:href="http://tests.stockfishchess.org/tests/user/Chess13234">Che</text:a></text:p>
          </table:table-cell>
          <table:table-cell office:value-type="string" table:style-name="ce56">
            <text:p><text:a xlink:href="http://tests.stockfishchess.org/tests/view/5e052ec6c13ac2425c4a9d25">LeafDepth7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6.35</text:p>
          </table:table-cell>
          <table:table-cell office:value-type="string" table:style-name="ce56">
            <text:p>Petrosian strong</text:p>
          </table:table-cell>
          <table:table-cell office:value-type="string" table:style-name="ce57">
            <text:p>OK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19-10-30T00:00:00" table:style-name="ce12">
            <text:p>2019-10-30</text:p>
          </table:table-cell>
          <table:table-cell office:value-type="string" table:style-name="ce4">
            <text:p><text:a xlink:href="http://tests.stockfishchess.org/tests/user/SFisGOD">SFi</text:a></text:p>
          </table:table-cell>
          <table:table-cell office:value-type="string" table:style-name="ce4">
            <text:p><text:a xlink:href="http://tests.stockfishchess.org/tests/view/5db95b390ebc5960258bfb8e">Rproc2</text:a></text:p>
          </table:table-cell>
          <table:table-cell office:value-type="string" table:style-name="ce4">
            <text:p><text:a xlink:href="https://github.com/SFisGOD/Stockfish/compare/648c7ec...8f6e381">diff</text:a></text:p>
          </table:table-cell>
          <table:table-cell office:value-type="float" office:value="6.23" table:style-name="ce4">
            <text:p>6.23</text:p>
          </table:table-cell>
          <table:table-cell office:value-type="string" table:style-name="ce5">
            <text:p>no tal &lt; = 0.25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19-10-29T00:00:00" table:style-name="ce61">
            <text:p>2019-10-29</text:p>
          </table:table-cell>
          <table:table-cell office:value-type="string" table:style-name="ce56">
            <text:p><text:a xlink:href="http://tests.stockfishchess.org/tests/user/31m059">31m</text:a></text:p>
          </table:table-cell>
          <table:table-cell office:value-type="string" table:style-name="ce56">
            <text:p><text:a xlink:href="http://tests.stockfishchess.org/tests/view/5db868820ebc5902d1f38890">lmr_moveCountCapt</text:a></text:p>
          </table:table-cell>
          <table:table-cell office:value-type="string" table:style-name="ce56">
            <text:p><text:a xlink:href="https://github.com/31m059/Stockfish/compare/648c7ec...c2d4fb3">diff</text:a></text:p>
          </table:table-cell>
          <table:table-cell office:value-type="float" office:value="6.16" table:style-name="ce56">
            <text:p>6.16</text:p>
          </table:table-cell>
          <table:table-cell office:value-type="string" table:style-name="ce56">
            <text:p>Capablanca</text:p>
          </table:table-cell>
          <table:table-cell office:value-type="string" table:style-name="ce57">
            <text:p>OK</text:p>
          </table:table-cell>
          <table:table-cell table:number-columns-repeated="2" table:style-name="ce57"/>
          <table:table-cell office:value-type="string" table:style-name="ce57">
            <text:p>lmr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1931-01-20T00:00:00" table:style-name="ce23">
            <text:p>1/20/31</text:p>
          </table:table-cell>
          <table:table-cell office:value-type="string" table:style-name="ce24">
            <text:p><text:a xlink:href="http://tests.stockfishchess.org/tests/user/xoroshiro">xor</text:a></text:p>
          </table:table-cell>
          <table:table-cell office:value-type="string" table:style-name="ce24">
            <text:p><text:a xlink:href="http://tests.stockfishchess.org/tests/view/5e3440d557e1ecae66ec2ac6">spaceT</text:a></text:p>
          </table:table-cell>
          <table:table-cell office:value-type="string" table:style-name="ce24">
            <text:p>diff</text:p>
          </table:table-cell>
          <table:table-cell office:value-type="string" table:style-name="ce24">
            <text:p>6.13</text:p>
          </table:table-cell>
          <table:table-cell office:value-type="string" table:style-name="ce24">
            <text:p>!Petrosian</text:p>
          </table:table-cell>
          <table:table-cell office:value-type="string" table:style-name="ce25">
            <text:p>ok</text:p>
          </table:table-cell>
          <table:table-cell table:number-columns-repeated="57" table:style-name="ce25"/>
          <table:table-cell table:number-columns-repeated="16320"/>
        </table:table-row>
        <table:table-row table:style-name="ro2">
          <table:table-cell office:value-type="date" office:date-value="2012-03-20T00:00:00" table:style-name="ce32">
            <text:p>3/20/12</text:p>
          </table:table-cell>
          <table:table-cell office:value-type="string" table:style-name="ce33">
            <text:p><text:a xlink:href="http://tests.stockfishchess.org/tests/user/OuaisBla">Oua</text:a></text:p>
          </table:table-cell>
          <table:table-cell office:value-type="string" table:style-name="ce33">
            <text:p><text:a xlink:href="http://tests.stockfishchess.org/tests/view/5e69b273e42a5c3b3ca2e442">pseudo_Legal_speed_up_t</text:a></text:p>
          </table:table-cell>
          <table:table-cell office:value-type="string" table:style-name="ce33">
            <text:p>diff</text:p>
          </table:table-cell>
          <table:table-cell office:value-type="string" table:style-name="ce33">
            <text:p>6.05</text:p>
          </table:table-cell>
          <table:table-cell office:value-type="string" table:style-name="ce33">
            <text:p>only Petrosian Strong</text:p>
          </table:table-cell>
          <table:table-cell table:number-columns-repeated="58" table:style-name="ce34"/>
          <table:table-cell table:number-columns-repeated="16320"/>
        </table:table-row>
        <table:table-row table:style-name="ro2">
          <table:table-cell office:value-type="date" office:date-value="2025-11-19T00:00:00" table:style-name="ce3">
            <text:p>11/19/25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db4a80e75c0005326d215c">kfdQuadRetry4</text:a></text:p>
          </table:table-cell>
          <table:table-cell office:value-type="string" table:style-name="ce4">
            <text:p><text:a xlink:href="https://github.com/Vizvezdenec/Stockfish/compare/87ed9fa...7a256fb">diff</text:a></text:p>
          </table:table-cell>
          <table:table-cell office:value-type="string" table:style-name="ce4">
            <text:p>6.04</text:p>
          </table:table-cell>
          <table:table-cell table:style-name="ce4"/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date" office:date-value="2013-11-19T00:00:00" table:style-name="ce3">
            <text:p>11/19/13</text:p>
          </table:table-cell>
          <table:table-cell office:value-type="string" table:style-name="ce4">
            <text:p><text:a xlink:href="http://tests.stockfishchess.org/tests/user/Fisherman">Fis</text:a></text:p>
          </table:table-cell>
          <table:table-cell office:value-type="string" table:style-name="ce4">
            <text:p><text:a xlink:href="http://tests.stockfishchess.org/tests/view/5dcc675d0ebc59025bcbba2a">ROutposts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6.01</text:p>
          </table:table-cell>
          <table:table-cell table:style-name="ce4"/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string" table:style-name="ce4">
            <text:p>19-12-24</text:p>
          </table:table-cell>
          <table:table-cell office:value-type="string" table:style-name="ce4">
            <text:p>Viz</text:p>
          </table:table-cell>
          <table:table-cell office:value-type="string" table:style-name="ce4">
            <text:p><text:a xlink:href="https://tests.stockfishchess.org/tests/view/5e02550ac13ac2425c4a9af2">pvNode1Ply3</text:a></text:p>
          </table:table-cell>
          <table:table-cell office:value-type="string" table:style-name="ce4">
            <text:p><text:a xlink:href="https://github.com/Vizvezdenec/Stockfish/compare/b648247...d5aec76">diff</text:a></text:p>
          </table:table-cell>
          <table:table-cell office:value-type="string" table:style-name="ce4">
            <text:p>5.89</text:p>
          </table:table-cell>
          <table:table-cell office:value-type="string" table:style-name="ce4">
            <text:p>kO</text:p>
          </table:table-cell>
          <table:table-cell office:value-type="string" table:style-name="ce5">
            <text:p>only Petrosian strong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8-12-19T00:00:00" table:style-name="ce62">
            <text:p>12/19/28</text:p>
          </table:table-cell>
          <table:table-cell office:value-type="string" table:style-name="ce63">
            <text:p><text:a xlink:href="http://tests.stockfishchess.org/tests/user/protonspring">pro</text:a></text:p>
          </table:table-cell>
          <table:table-cell office:value-type="string" table:style-name="ce63">
            <text:p><text:a xlink:href="http://tests.stockfishchess.org/tests/view/5e078c13c13ac2425c4a9ed1">ps_openfiles11</text:a></text:p>
          </table:table-cell>
          <table:table-cell office:value-type="string" table:style-name="ce63">
            <text:p><text:a xlink:href="https://github.com/protonspring/Stockfish/compare/13f70d0...756a541">diff</text:a></text:p>
          </table:table-cell>
          <table:table-cell office:value-type="string" table:style-name="ce63">
            <text:p>5.81</text:p>
          </table:table-cell>
          <table:table-cell table:style-name="ce63"/>
          <table:table-cell office:value-type="string" table:style-name="ce64">
            <text:p>KO</text:p>
          </table:table-cell>
          <table:table-cell table:number-columns-repeated="57" table:style-name="ce64"/>
          <table:table-cell table:number-columns-repeated="16320"/>
        </table:table-row>
        <table:table-row table:style-name="ro2">
          <table:table-cell office:value-type="date" office:date-value="2019-12-31T00:00:00" table:style-name="ce61">
            <text:p>2019-12-31</text:p>
          </table:table-cell>
          <table:table-cell office:value-type="string" table:style-name="ce56">
            <text:p><text:a xlink:href="http://tests.stockfishchess.org/tests/user/lantonov">lan</text:a></text:p>
          </table:table-cell>
          <table:table-cell office:value-type="string" table:style-name="ce56">
            <text:p><text:a xlink:href="http://tests.stockfishchess.org/tests/view/5e0b7ff89d3fbe26f672d4d8">reductions_table</text:a></text:p>
          </table:table-cell>
          <table:table-cell office:value-type="string" table:style-name="ce56">
            <text:p><text:a xlink:href="https://github.com/lantonov/Stockfish/compare/13f70d0...3981b7d">diff</text:a></text:p>
          </table:table-cell>
          <table:table-cell office:value-type="float" office:value="5.19" table:style-name="ce56">
            <text:p>5.19</text:p>
          </table:table-cell>
          <table:table-cell office:value-type="string" table:style-name="ce56">
            <text:p>OK</text:p>
          </table:table-cell>
          <table:table-cell office:value-type="string" table:style-name="ce57">
            <text:p>only Tal strong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1931-12-19T00:00:00" table:style-name="ce32">
            <text:p>12/19/31</text:p>
          </table:table-cell>
          <table:table-cell office:value-type="string" table:style-name="ce33">
            <text:p><text:a xlink:href="http://tests.stockfishchess.org/tests/user/Chess13234">Che</text:a></text:p>
          </table:table-cell>
          <table:table-cell office:value-type="string" table:style-name="ce33">
            <text:p><text:a xlink:href="http://tests.stockfishchess.org/tests/view/5e0a91879d3fbe26f672d48b">Thread_SelDepth_RDxBest</text:a></text:p>
          </table:table-cell>
          <table:table-cell office:value-type="string" table:style-name="ce33">
            <text:p>diff</text:p>
          </table:table-cell>
          <table:table-cell office:value-type="string" table:style-name="ce33">
            <text:p>5.7</text:p>
          </table:table-cell>
          <table:table-cell table:style-name="ce33"/>
          <table:table-cell office:value-type="string" table:style-name="ce34">
            <text:p>To check</text:p>
          </table:table-cell>
          <table:table-cell table:number-columns-repeated="57" table:style-name="ce34"/>
          <table:table-cell table:number-columns-repeated="16320"/>
        </table:table-row>
        <table:table-row table:style-name="ro2">
          <table:table-cell office:value-type="date" office:date-value="2010-02-20T00:00:00" table:style-name="ce65">
            <text:p>2/20/10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40c7bce70d848499f63c0d">nmp_promotion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5.64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7-11-19T00:00:00" table:style-name="ce51">
            <text:p>11/19/27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ddf2a57da46dcfc84a6887">extStatsNew1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5.49</text:p>
          </table:table-cell>
          <table:table-cell table:style-name="ce52"/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1-01-20T00:00:00" table:style-name="ce65">
            <text:p>1/20/21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e26cd1fc3b97aa0d75bc0fe">NMP-rootDepthB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5.42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8-12-19T00:00:00" table:style-name="ce51">
            <text:p>12/19/28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e07c1dac13ac2425c4a9f01">rnPruning2</text:a></text:p>
          </table:table-cell>
          <table:table-cell office:value-type="string" table:style-name="ce52">
            <text:p><text:a xlink:href="https://github.com/Vizvezdenec/Stockfish/compare/13f70d0...8f858b8">diff</text:a></text:p>
          </table:table-cell>
          <table:table-cell office:value-type="string" table:style-name="ce52">
            <text:p>5.28</text:p>
          </table:table-cell>
          <table:table-cell office:value-type="string" table:style-name="ce52">
            <text:p>Petrosian strong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e1312e42a5c3b3ca2ec36">initqs1^</text:a></text:p>
          </table:table-cell>
          <table:table-cell office:value-type="string" table:style-name="ce66">
            <text:p><text:a xlink:href="https://github.com/xoto10/stockfish-xoto10/compare/58746d9...75bf884">diff</text:a></text:p>
          </table:table-cell>
          <table:table-cell office:value-type="string" table:style-name="ce66">
            <text:p>5.55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2af332ab2d69d58394f9b5">pawnOnBothFlank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5.25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9-03-20T00:00:00" table:style-name="ce65">
            <text:p>3/20/19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2bbaae42a5c3b3ca2e75e">sextsDepthTtpv3</text:a></text:p>
          </table:table-cell>
          <table:table-cell office:value-type="string" table:style-name="ce66">
            <text:p>king</text:p>
          </table:table-cell>
          <table:table-cell office:value-type="string" table:style-name="ce66">
            <text:p>5.2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9-10-29T00:00:00" table:style-name="ce61">
            <text:p>2019-10-29</text:p>
          </table:table-cell>
          <table:table-cell office:value-type="string" table:style-name="ce56">
            <text:p><text:a xlink:href="http://tests.stockfishchess.org/tests/user/sg">sg</text:a></text:p>
          </table:table-cell>
          <table:table-cell office:value-type="string" table:style-name="ce56">
            <text:p><text:a xlink:href="http://tests.stockfishchess.org/tests/view/5db80dcc0ebc5902d1f38153">tweak_dynamic_contempt_</text:a></text:p>
          </table:table-cell>
          <table:table-cell office:value-type="string" table:style-name="ce56">
            <text:p><text:a xlink:href="https://github.com/locutus2/Stockfish/compare/648c7ec...226ff23">diff</text:a></text:p>
          </table:table-cell>
          <table:table-cell office:value-type="float" office:value="5.21" table:style-name="ce56">
            <text:p>5.21</text:p>
          </table:table-cell>
          <table:table-cell office:value-type="string" table:style-name="ce56">
            <text:p>&lt;</text:p>
          </table:table-cell>
          <table:table-cell office:value-type="string" table:style-name="ce57">
            <text:p>OK:my version</text:p>
          </table:table-cell>
          <table:table-cell office:value-type="float" office:value="2" table:style-name="ce57">
            <text:p>2</text:p>
          </table:table-cell>
          <table:table-cell table:style-name="ce57"/>
          <table:table-cell office:value-type="string" table:style-name="ce57">
            <text:p>Official with my modification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5-03-20T00:00:00" table:style-name="ce65">
            <text:p>3/20/15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6eaa88e42a5c3b3ca2e617">sLMRttpv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5.2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5-09-19T00:00:00" table:style-name="ce55">
            <text:p>9/19/25</text:p>
          </table:table-cell>
          <table:table-cell office:value-type="string" table:style-name="ce56">
            <text:p><text:a xlink:href="http://tests.stockfishchess.org/tests/user/snicolet">sni</text:a></text:p>
          </table:table-cell>
          <table:table-cell office:value-type="string" table:style-name="ce56">
            <text:p><text:a xlink:href="http://tests.stockfishchess.org/tests/view/5d8b46dd0ebc59509180d02c">pawn_threats2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5.12</text:p>
          </table:table-cell>
          <table:table-cell office:value-type="string" table:style-name="ce57">
            <text:p>Tal &amp; Capablanca</text:p>
          </table:table-cell>
          <table:table-cell table:style-name="ce57"/>
          <table:table-cell office:value-type="float" office:value="2" table:style-name="ce68">
            <text:p>2</text:p>
          </table:table-cell>
          <table:table-cell office:value-type="float" office:value="1" table:style-name="ce57">
            <text:p>1</text:p>
          </table:table-cell>
          <table:table-cell table:number-columns-repeated="55" table:style-name="ce57"/>
          <table:table-cell table:number-columns-repeated="16320"/>
        </table:table-row>
        <table:table-row table:style-name="ro2">
          <table:table-cell office:value-type="date" office:date-value="2004-12-19T00:00:00" table:style-name="ce13">
            <text:p>12/19/04</text:p>
          </table:table-cell>
          <table:table-cell office:value-type="string" table:style-name="ce14">
            <text:p><text:a xlink:href="http://tests.stockfishchess.org/tests/user/snicolet">sni</text:a></text:p>
          </table:table-cell>
          <table:table-cell office:value-type="string" table:style-name="ce14">
            <text:p><text:a xlink:href="http://tests.stockfishchess.org/tests/view/5de76b97b407ee7bfda68adf">pawns_by_file~1</text:a></text:p>
          </table:table-cell>
          <table:table-cell office:value-type="string" table:style-name="ce14">
            <text:p><text:a xlink:href="https://github.com/snicolet/Stockfish/compare/97a0e4e...de5477a">diff</text:a></text:p>
          </table:table-cell>
          <table:table-cell office:value-type="string" table:style-name="ce14">
            <text:p>5.1</text:p>
          </table:table-cell>
          <table:table-cell office:value-type="string" table:style-name="ce15">
            <text:p>!capablanca</text:p>
          </table:table-cell>
          <table:table-cell office:value-type="string" table:style-name="ce15">
            <text:p>OK</text:p>
          </table:table-cell>
          <table:table-cell table:number-columns-repeated="57" table:style-name="ce15"/>
          <table:table-cell table:number-columns-repeated="16320"/>
        </table:table-row>
        <table:table-row table:style-name="ro6">
          <table:table-cell office:value-type="date" office:date-value="2006-10-19T00:00:00" table:style-name="ce51">
            <text:p>10/19/06</text:p>
          </table:table-cell>
          <table:table-cell office:value-type="string" table:style-name="ce52">
            <text:p><text:a xlink:href="http://tests.stockfishchess.org/tests/user/xoto">xot</text:a></text:p>
          </table:table-cell>
          <table:table-cell office:value-type="string" table:style-name="ce52">
            <text:p><text:a xlink:href="http://tests.stockfishchess.org/tests/view/5d9a4cec0ebc5902b6cf2229">constant3</text:a></text:p>
          </table:table-cell>
          <table:table-cell office:value-type="string" table:style-name="ce52">
            <text:p><text:a xlink:href="https://github.com/xoto10/stockfish-xoto10/compare/2e96c51...e78643f">diff</text:a></text:p>
          </table:table-cell>
          <table:table-cell office:value-type="float" office:value="5.0599999999999996" table:style-name="ce52">
            <text:p>5.06</text:p>
          </table:table-cell>
          <table:table-cell table:style-name="ce53"/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4-09-19T00:00:00" table:style-name="ce51">
            <text:p>9/19/24</text:p>
          </table:table-cell>
          <table:table-cell office:value-type="string" table:style-name="ce52">
            <text:p><text:a xlink:href="http://tests.stockfishchess.org/tests/user/xoto">xot</text:a></text:p>
          </table:table-cell>
          <table:table-cell office:value-type="string" table:style-name="ce52">
            <text:p><text:a xlink:href="http://tests.stockfishchess.org/tests/view/5d8a58170ebc595091806fca">psqtrk3</text:a></text:p>
          </table:table-cell>
          <table:table-cell office:value-type="string" table:style-name="ce52">
            <text:p>diff</text:p>
          </table:table-cell>
          <table:table-cell office:value-type="float" office:value="5.03" table:style-name="ce52">
            <text:p>5.03</text:p>
          </table:table-cell>
          <table:table-cell office:value-type="string" table:style-name="ce53">
            <text:p>!Quiescent_MaxScore</text:p>
          </table:table-cell>
          <table:table-cell office:value-type="string" table:style-name="ce53">
            <text:p>already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5-01-20T00:00:00" table:style-name="ce65">
            <text:p>1/20/25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2c669bab2d69d58394fa9b">doubled10</text:a></text:p>
          </table:table-cell>
          <table:table-cell office:value-type="string" table:style-name="ce66">
            <text:p>diff</text:p>
          </table:table-cell>
          <table:table-cell office:value-type="float" office:value="5" table:style-name="ce66">
            <text:p>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073b3ab2d69d58394fdbe">tweak_nmp_pv^</text:a></text:p>
          </table:table-cell>
          <table:table-cell office:value-type="string" table:style-name="ce66">
            <text:p><text:a xlink:href="https://github.com/31m059/Stockfish/compare/71e0b53...118e73d">diff</text:a></text:p>
          </table:table-cell>
          <table:table-cell office:value-type="string" table:style-name="ce66">
            <text:p>4.9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7-11-19T00:00:00" table:style-name="ce13">
            <text:p>11/19/27</text:p>
          </table:table-cell>
          <table:table-cell office:value-type="string" table:style-name="ce14">
            <text:p><text:a xlink:href="http://tests.stockfishchess.org/tests/user/Vizvezdenec">Viz</text:a></text:p>
          </table:table-cell>
          <table:table-cell office:value-type="string" table:style-name="ce14">
            <text:p><text:a xlink:href="http://tests.stockfishchess.org/tests/view/5ddeeb840294ec4750cba8c9">kfdaOverlap3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4.95</text:p>
          </table:table-cell>
          <table:table-cell office:value-type="string" table:style-name="ce15">
            <text:p>not capablanca</text:p>
          </table:table-cell>
          <table:table-cell office:value-type="string" table:style-name="ce15">
            <text:p>on going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17-11-19T00:00:00" table:style-name="ce13">
            <text:p>11/19/17</text:p>
          </table:table-cell>
          <table:table-cell office:value-type="string" table:style-name="ce14">
            <text:p><text:a xlink:href="http://tests.stockfishchess.org/tests/user/snicolet">sni</text:a></text:p>
          </table:table-cell>
          <table:table-cell office:value-type="string" table:style-name="ce14">
            <text:p><text:a xlink:href="http://tests.stockfishchess.org/tests/view/5dd1d413ccb823d41d4b4366">kd6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4.94</text:p>
          </table:table-cell>
          <table:table-cell office:value-type="string" table:style-name="ce15">
            <text:p>Petrosian strong</text:p>
          </table:table-cell>
          <table:table-cell office:value-type="string" table:style-name="ce15">
            <text:p>on going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22-01-20T00:00:00" table:style-name="ce55">
            <text:p>1/20/22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e279d7cc3b97aa0d75bc1c4">trRookTw1</text:a></text:p>
          </table:table-cell>
          <table:table-cell office:value-type="string" table:style-name="ce56">
            <text:p><text:a xlink:href="https://github.com/Vizvezdenec/Stockfish/compare/c3483fa...5a3cfdc">diff</text:a></text:p>
          </table:table-cell>
          <table:table-cell office:value-type="string" table:style-name="ce56">
            <text:p>4.84</text:p>
          </table:table-cell>
          <table:table-cell table:number-columns-repeated="2" table:style-name="ce57"/>
          <table:table-cell table:style-name="ce68"/>
          <table:table-cell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1930-09-19T00:00:00" table:style-name="ce51">
            <text:p>9/19/30</text:p>
          </table:table-cell>
          <table:table-cell office:value-type="string" table:style-name="ce52">
            <text:p><text:a xlink:href="http://tests.stockfishchess.org/tests/user/SapphireBrand">Sap</text:a></text:p>
          </table:table-cell>
          <table:table-cell office:value-type="string" table:style-name="ce52">
            <text:p><text:a xlink:href="http://tests.stockfishchess.org/tests/view/5d914fc80ebc594fb88eaa7a">LMRStatsConstant-Eval2</text:a></text:p>
          </table:table-cell>
          <table:table-cell office:value-type="string" table:style-name="ce52">
            <text:p><text:a xlink:href="https://github.com/SapphireBrand/Stockfish/compare/3a3ca6a...967be5d">diff</text:a></text:p>
          </table:table-cell>
          <table:table-cell office:value-type="string" table:style-name="ce52">
            <text:p>4.84</text:p>
          </table:table-cell>
          <table:table-cell office:value-type="string" table:style-name="ce53">
            <text:p>Capablanca→Capablanca max score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19-10-30T00:00:00" table:style-name="ce12">
            <text:p>2019-10-30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b9f91c0ebc5925b64ec85e">slidersMultQueenNew1</text:a></text:p>
          </table:table-cell>
          <table:table-cell office:value-type="string" table:style-name="ce4">
            <text:p><text:a xlink:href="https://github.com/Vizvezdenec/Stockfish/compare/648c7ec...85ed553">diff</text:a></text:p>
          </table:table-cell>
          <table:table-cell office:value-type="float" office:value="4.79" table:style-name="ce4">
            <text:p>4.79</text:p>
          </table:table-cell>
          <table:table-cell office:value-type="string" table:style-name="ce5">
            <text:p>! Capablanca</text:p>
          </table:table-cell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date" office:date-value="2004-11-19T00:00:00" table:style-name="ce55">
            <text:p>11/19/04</text:p>
          </table:table-cell>
          <table:table-cell office:value-type="string" table:style-name="ce56">
            <text:p><text:a xlink:href="http://tests.stockfishchess.org/tests/user/xoroshiro">xor</text:a></text:p>
          </table:table-cell>
          <table:table-cell office:value-type="string" table:style-name="ce56">
            <text:p><text:a xlink:href="http://tests.stockfishchess.org/tests/view/5dc047f20ebc590375849d82">SEcasExt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4.67</text:p>
          </table:table-cell>
          <table:table-cell office:value-type="string" table:style-name="ce57">
            <text:p>Only Tal Strong</text:p>
          </table:table-cell>
          <table:table-cell office:value-type="string" table:style-name="ce57">
            <text:p>OK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07-10-19T00:00:00" table:style-name="ce55">
            <text:p>10/19/07</text:p>
          </table:table-cell>
          <table:table-cell office:value-type="string" table:style-name="ce56">
            <text:p><text:a xlink:href="http://tests.stockfishchess.org/tests/user/SFisGOD">SFi</text:a></text:p>
          </table:table-cell>
          <table:table-cell office:value-type="string" table:style-name="ce56">
            <text:p><text:a xlink:href="http://tests.stockfishchess.org/tests/view/5d9ac88d0ebc5902b6cf6ffb">twk_kfa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4.66</text:p>
          </table:table-cell>
          <table:table-cell table:number-columns-repeated="4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7-10-19T00:00:00" table:style-name="ce55">
            <text:p>10/19/17</text:p>
          </table:table-cell>
          <table:table-cell office:value-type="string" table:style-name="ce56">
            <text:p><text:a xlink:href="http://tests.stockfishchess.org/tests/user/snicolet">sni</text:a></text:p>
          </table:table-cell>
          <table:table-cell office:value-type="string" table:style-name="ce56">
            <text:p><text:a xlink:href="http://tests.stockfishchess.org/tests/view/5da884cc0ebc597ba8eda2c8">outpost22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4.63</text:p>
          </table:table-cell>
          <table:table-cell office:value-type="string" table:style-name="ce57">
            <text:p>only Capablanca max score</text:p>
          </table:table-cell>
          <table:table-cell table:number-columns-repeated="58" table:style-name="ce57"/>
          <table:table-cell table:number-columns-repeated="16320"/>
        </table:table-row>
        <table:table-row table:style-name="ro2">
          <table:table-cell office:value-type="date" office:date-value="2002-12-19T00:00:00" table:style-name="ce3">
            <text:p>12/19/02</text:p>
          </table:table-cell>
          <table:table-cell office:value-type="string" table:style-name="ce4">
            <text:p><text:a xlink:href="http://tests.stockfishchess.org/tests/user/sg">sg</text:a></text:p>
          </table:table-cell>
          <table:table-cell office:value-type="string" table:style-name="ce4">
            <text:p><text:a xlink:href="http://tests.stockfishchess.org/tests/view/5de54c0bb407ee7bfda68a23">lazy_safety2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4.62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3-10-19T00:00:00" table:style-name="ce3">
            <text:p>10/19/23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b014e00ebc5902c06dbb86">noQueenKD1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4.31</text:p>
          </table:table-cell>
          <table:table-cell office:value-type="string" table:style-name="ce5">
            <text:p>Capablanca Strong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dee04e42a5c3b3ca2ec21">mcLMRint2</text:a></text:p>
          </table:table-cell>
          <table:table-cell office:value-type="string" table:style-name="ce66">
            <text:p><text:a xlink:href="https://github.com/Vizvezdenec/Stockfish/compare/58746d9...3fe8884">diff</text:a></text:p>
          </table:table-cell>
          <table:table-cell office:value-type="string" table:style-name="ce66">
            <text:p>4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4-11-19T00:00:00" table:style-name="ce51">
            <text:p>11/19/24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ddafc86e75c0005326d2140">LastCaptures</text:a></text:p>
          </table:table-cell>
          <table:table-cell office:value-type="string" table:style-name="ce52">
            <text:p><text:a xlink:href="https://github.com/MJZ1977/Stockfish/compare/87ed9fa...a2dc323">diff</text:a></text:p>
          </table:table-cell>
          <table:table-cell office:value-type="string" table:style-name="ce53">
            <text:p>4.6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aaba8ab2d69d58394f958">LE_OppositeKingBlocker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4.58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d7296e42a5c3b3ca2ec02">ttpvNodeLMR6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4.54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12-19T00:00:00" table:style-name="ce62">
            <text:p>12/19/28</text:p>
          </table:table-cell>
          <table:table-cell office:value-type="string" table:style-name="ce63">
            <text:p><text:a xlink:href="http://tests.stockfishchess.org/tests/user/Chess13234">Che</text:a></text:p>
          </table:table-cell>
          <table:table-cell office:value-type="string" table:style-name="ce63">
            <text:p><text:a xlink:href="http://tests.stockfishchess.org/tests/view/5e07bf66c13ac2425c4a9efc">RootDepthShallowPruning</text:a></text:p>
          </table:table-cell>
          <table:table-cell office:value-type="string" table:style-name="ce63">
            <text:p><text:a xlink:href="https://github.com/Chess13234/Stockfish/compare/13f70d0...02fb2f1">diff</text:a></text:p>
          </table:table-cell>
          <table:table-cell office:value-type="string" table:style-name="ce63">
            <text:p>4.54</text:p>
          </table:table-cell>
          <table:table-cell table:style-name="ce64"/>
          <table:table-cell office:value-type="string" table:style-name="ce64">
            <text:p>KO</text:p>
          </table:table-cell>
          <table:table-cell table:number-columns-repeated="57" table:style-name="ce64"/>
          <table:table-cell table:number-columns-repeated="16320"/>
        </table:table-row>
        <table:table-row table:style-name="ro2">
          <table:table-cell office:value-type="date" office:date-value="2022-08-19T00:00:00" table:style-name="ce55">
            <text:p>8/19/22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d5e08d80ebc5925cf11308f">LMRdepthCutNode1</text:a></text:p>
          </table:table-cell>
          <table:table-cell office:value-type="string" table:style-name="ce56">
            <text:p>diff</text:p>
          </table:table-cell>
          <table:table-cell office:value-type="string" table:style-name="ce68">
            <text:p>4.50</text:p>
          </table:table-cell>
          <table:table-cell office:value-type="string" table:style-name="ce57">
            <text:p>only Petrosian</text:p>
          </table:table-cell>
          <table:table-cell office:value-type="string" table:style-name="ce68">
            <text:p>OK</text:p>
          </table:table-cell>
          <table:table-cell table:number-columns-repeated="2" table:style-name="ce57"/>
          <table:table-cell office:value-type="string" table:style-name="ce57">
            <text:p>lmr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7-11-19T00:00:00" table:style-name="ce51">
            <text:p>11/19/17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d1dd0fccb823d41d4b43cb">auwOutflanking3</text:a></text:p>
          </table:table-cell>
          <table:table-cell office:value-type="string" table:style-name="ce52">
            <text:p><text:a xlink:href="https://github.com/Vizvezdenec/Stockfish/compare/3468138...421aa99">diff</text:a></text:p>
          </table:table-cell>
          <table:table-cell office:value-type="string" table:style-name="ce53">
            <text:p>4.49</text:p>
          </table:table-cell>
          <table:table-cell office:value-type="string" table:style-name="ce53">
            <text:p>only Petrosian strong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3064b3ab2d69d58394fd94">doubled10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4.44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1-03-20T00:00:00" table:style-name="ce65">
            <text:p>3/20/11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68b062e42a5c3b3ca2e3e9">mpc_tt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4.3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4-08-19T00:00:00" table:style-name="ce51">
            <text:p>8/19/24</text:p>
          </table:table-cell>
          <table:table-cell office:value-type="string" table:style-name="ce52">
            <text:p><text:a xlink:href="http://tests.stockfishchess.org/tests/user/sg">sg</text:a></text:p>
          </table:table-cell>
          <table:table-cell office:value-type="string" table:style-name="ce52">
            <text:p><text:a xlink:href="http://tests.stockfishchess.org/tests/view/5d6116c90ebc5939d09f1a51">lmr_delayed</text:a></text:p>
          </table:table-cell>
          <table:table-cell office:value-type="string" table:style-name="ce53">
            <text:p><text:a xlink:href="https://github.com/locutus2/Stockfish/compare/d799529...3d1ebb3">https://github.com/locutus2/Stockfish/compare/d799529...3d1ebb3</text:a></text:p>
          </table:table-cell>
          <table:table-cell office:value-type="string" table:style-name="ce53">
            <text:p>4.35</text:p>
          </table:table-cell>
          <table:table-cell office:value-type="string" table:style-name="ce53">
            <text:p>!Quiescent_MaxScore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1931-10-19T00:00:00" table:style-name="ce13">
            <text:p>10/19/31</text:p>
          </table:table-cell>
          <table:table-cell office:value-type="string" table:style-name="ce14">
            <text:p><text:a xlink:href="http://tests.stockfishchess.org/tests/user/VoyagerOne">Voy</text:a></text:p>
          </table:table-cell>
          <table:table-cell office:value-type="string" table:style-name="ce14">
            <text:p><text:a xlink:href="http://tests.stockfishchess.org/tests/view/5dbafea20ebc5925b64edd4e">redCompare3</text:a></text:p>
          </table:table-cell>
          <table:table-cell office:value-type="string" table:style-name="ce14">
            <text:p><text:a xlink:href="https://github.com/VoyagerOne/Stockfish/compare/648c7ec...6695c59">diff</text:a></text:p>
          </table:table-cell>
          <table:table-cell office:value-type="string" table:style-name="ce15">
            <text:p>4.21</text:p>
          </table:table-cell>
          <table:table-cell office:value-type="string" table:style-name="ce15">
            <text:p>! Petrosian</text:p>
          </table:table-cell>
          <table:table-cell table:number-columns-repeated="3" table:style-name="ce15"/>
          <table:table-cell office:value-type="string" table:style-name="ce15">
            <text:p>null move</text:p>
          </table:table-cell>
          <table:table-cell table:number-columns-repeated="54" table:style-name="ce15"/>
          <table:table-cell table:number-columns-repeated="16320"/>
        </table:table-row>
        <table:table-row table:style-name="ro2">
          <table:table-cell office:value-type="date" office:date-value="2003-12-19T00:00:00" table:style-name="ce69">
            <text:p>12/19/03</text:p>
          </table:table-cell>
          <table:table-cell office:value-type="string" table:style-name="ce70">
            <text:p><text:a xlink:href="http://tests.stockfishchess.org/tests/user/Vizvezdenec">Viz</text:a></text:p>
          </table:table-cell>
          <table:table-cell office:value-type="string" table:style-name="ce70">
            <text:p><text:a xlink:href="http://tests.stockfishchess.org/tests/view/5de5db4ab407ee7bfda68a63">outflPawnEg1</text:a></text:p>
          </table:table-cell>
          <table:table-cell office:value-type="string" table:style-name="ce70">
            <text:p><text:a xlink:href="https://github.com/Vizvezdenec/Stockfish/compare/97a0e4e...5b74b10">diff</text:a></text:p>
          </table:table-cell>
          <table:table-cell office:value-type="string" table:style-name="ce71">
            <text:p>4.22</text:p>
          </table:table-cell>
          <table:table-cell office:value-type="string" table:style-name="ce71">
            <text:p>Tal strong</text:p>
          </table:table-cell>
          <table:table-cell table:number-columns-repeated="58" table:style-name="ce71"/>
          <table:table-cell table:number-columns-repeated="16320"/>
        </table:table-row>
        <table:table-row table:style-name="ro2">
          <table:table-cell office:value-type="date" office:date-value="2008-02-20T00:00:00" table:style-name="ce65">
            <text:p>2/20/08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3e069fe70d848499f63b50">drawpawns1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4.1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2-12-19T00:00:00" table:style-name="ce3">
            <text:p>12/19/02</text:p>
          </table:table-cell>
          <table:table-cell office:value-type="string" table:style-name="ce4">
            <text:p><text:a xlink:href="http://tests.stockfishchess.org/tests/user/pb00067">pb0</text:a></text:p>
          </table:table-cell>
          <table:table-cell office:value-type="string" table:style-name="ce4">
            <text:p><text:a xlink:href="http://tests.stockfishchess.org/tests/view/5de4bf5f5e868d334be516d1">abandon</text:a></text:p>
          </table:table-cell>
          <table:table-cell office:value-type="string" table:style-name="ce4">
            <text:p><text:a xlink:href="https://github.com/pb00068/Stockfish/compare/f0047ce...61e19fe">diff</text:a></text:p>
          </table:table-cell>
          <table:table-cell office:value-type="string" table:style-name="ce5">
            <text:p>4.15</text:p>
          </table:table-cell>
          <table:table-cell office:value-type="string" table:style-name="ce5">
            <text:p>KO</text:p>
          </table:table-cell>
          <table:table-cell table:number-columns-repeated="58" table:style-name="ce5"/>
          <table:table-cell table:number-columns-repeated="16320"/>
        </table:table-row>
        <table:table-row table:style-name="ro2">
          <table:table-cell office:value-type="string" table:style-name="ce52">
            <text:p>19-12-13</text:p>
          </table:table-cell>
          <table:table-cell office:value-type="string" table:style-name="ce52">
            <text:p><text:a xlink:href="http://tests.stockfishchess.org/tests/user/xoroshiro">xor</text:a></text:p>
          </table:table-cell>
          <table:table-cell office:value-type="string" table:style-name="ce52">
            <text:p><text:a xlink:href="http://tests.stockfishchess.org/tests/view/5df3c1cd6932658fe9b4514e">reAve</text:a></text:p>
          </table:table-cell>
          <table:table-cell office:value-type="string" table:style-name="ce52">
            <text:p><text:a xlink:href="https://github.com/miguel-l/Stockfish/compare/b648247...48bf2e1">diff</text:a></text:p>
          </table:table-cell>
          <table:table-cell office:value-type="string" table:style-name="ce53">
            <text:p>4.12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14-09-19T00:00:00" table:style-name="ce51">
            <text:p>9/19/14</text:p>
          </table:table-cell>
          <table:table-cell office:value-type="string" table:style-name="ce52">
            <text:p><text:a xlink:href="http://tests.stockfishchess.org/tests/user/xoto">xot</text:a></text:p>
          </table:table-cell>
          <table:table-cell office:value-type="string" table:style-name="ce52">
            <text:p><text:a xlink:href="http://tests.stockfishchess.org/tests/view/5d7cd1700ebc5902d38650b6">threatrook1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4.09</text:p>
          </table:table-cell>
          <table:table-cell office:value-type="string" table:style-name="ce53">
            <text:p>!Quiescent_MaxScore</text:p>
          </table:table-cell>
          <table:table-cell office:value-type="string" table:style-name="ce53">
            <text:p>already</text:p>
          </table:table-cell>
          <table:table-cell table:style-name="ce53"/>
          <table:table-cell office:value-type="float" office:value="2" table:style-name="ce53">
            <text:p>2</text:p>
          </table:table-cell>
          <table:table-cell table:number-columns-repeated="55" table:style-name="ce53"/>
          <table:table-cell table:number-columns-repeated="16320"/>
        </table:table-row>
        <table:table-row table:style-name="ro2">
          <table:table-cell office:value-type="date" office:date-value="2023-08-19T00:00:00" table:style-name="ce51">
            <text:p>8/19/23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60773c0ebc5939d09f12be">cutNodeExtBound2</text:a></text:p>
          </table:table-cell>
          <table:table-cell office:value-type="string" table:style-name="ce53">
            <text:p><text:a xlink:href="https://github.com/Vizvezdenec/Stockfish/compare/3984b8f...a3a8d1e">https://github.com/Vizvezdenec/Stockfish/compare/3984b8f...a3a8d1e</text:a></text:p>
          </table:table-cell>
          <table:table-cell office:value-type="string" table:style-name="ce53">
            <text:p>4.09</text:p>
          </table:table-cell>
          <table:table-cell office:value-type="string" table:style-name="ce53">
            <text:p>! Petrosian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19-10-29T00:00:00" table:style-name="ce54">
            <text:p>2019-10-29</text:p>
          </table:table-cell>
          <table:table-cell office:value-type="string" table:style-name="ce14">
            <text:p><text:a xlink:href="http://tests.stockfishchess.org/tests/user/31m059">31m</text:a></text:p>
          </table:table-cell>
          <table:table-cell office:value-type="string" table:style-name="ce14">
            <text:p><text:a xlink:href="http://tests.stockfishchess.org/tests/view/5db7ae6a0ebc5902d1f37c53">lmr_moveCountCapt</text:a></text:p>
          </table:table-cell>
          <table:table-cell office:value-type="string" table:style-name="ce14">
            <text:p><text:a xlink:href="https://github.com/31m059/Stockfish/compare/648c7ec...6212e7a">diff</text:a></text:p>
          </table:table-cell>
          <table:table-cell office:value-type="float" office:value="4.04" table:style-name="ce15">
            <text:p>4.04</text:p>
          </table:table-cell>
          <table:table-cell office:value-type="string" table:style-name="ce15">
            <text:p>always</text:p>
          </table:table-cell>
          <table:table-cell table:number-columns-repeated="58" table:style-name="ce15"/>
          <table:table-cell table:number-columns-repeated="16320"/>
        </table:table-row>
        <table:table-row table:style-name="ro2">
          <table:table-cell office:value-type="date" office:date-value="2013-01-20T00:00:00" table:style-name="ce65">
            <text:p>1/20/13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e1c31b3d12216a2857e63bb">Outpost3</text:a></text:p>
          </table:table-cell>
          <table:table-cell office:value-type="string" table:style-name="ce66">
            <text:p><text:a xlink:href="https://github.com/SFisGOD/Stockfish/compare/9f800a2...69b53f9">diff</text:a></text:p>
          </table:table-cell>
          <table:table-cell office:value-type="string" table:style-name="ce67">
            <text:p>4.03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5-01-20T00:00:00" table:style-name="ce65">
            <text:p>1/20/05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25672aaa74b7dfee12186">unconnected1</text:a></text:p>
          </table:table-cell>
          <table:table-cell office:value-type="string" table:style-name="ce66">
            <text:p><text:a xlink:href="https://github.com/xoto10/stockfish-xoto10/compare/44f56e0...4950a08">diff</text:a></text:p>
          </table:table-cell>
          <table:table-cell office:value-type="string" table:style-name="ce67">
            <text:p>4.01</text:p>
          </table:table-cell>
          <table:table-cell office:value-type="string" table:style-name="ce67">
            <text:p>Capablanca strict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4-01-20T00:00:00" table:style-name="ce51">
            <text:p>1/20/04</text:p>
          </table:table-cell>
          <table:table-cell office:value-type="string" table:style-name="ce52">
            <text:p><text:a xlink:href="http://tests.stockfishchess.org/tests/user/Fisherman">Fis</text:a></text:p>
          </table:table-cell>
          <table:table-cell office:value-type="string" table:style-name="ce52">
            <text:p><text:a xlink:href="http://tests.stockfishchess.org/tests/view/5e11091612ef906c8b38874a">Supporting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3.97</text:p>
          </table:table-cell>
          <table:table-cell table:number-columns-repeated="59" table:style-name="ce53"/>
          <table:table-cell table:number-columns-repeated="16320"/>
        </table:table-row>
        <table:table-row table:style-name="ro2">
          <table:table-cell office:value-type="date" office:date-value="2016-09-19T00:00:00" table:style-name="ce51">
            <text:p>9/19/16</text:p>
          </table:table-cell>
          <table:table-cell office:value-type="string" table:style-name="ce52">
            <text:p><text:a xlink:href="http://tests.stockfishchess.org/tests/user/xoto">xot</text:a></text:p>
          </table:table-cell>
          <table:table-cell office:value-type="string" table:style-name="ce52">
            <text:p><text:a xlink:href="http://tests.stockfishchess.org/tests/view/5d7f43b40ebc590a01ac287a">initwin1</text:a></text:p>
          </table:table-cell>
          <table:table-cell office:value-type="string" table:style-name="ce52">
            <text:p><text:a xlink:href="https://github.com/xoto10/stockfish-xoto10/compare/7b06475...35ffdef">diff</text:a></text:p>
          </table:table-cell>
          <table:table-cell office:value-type="string" table:style-name="ce53">
            <text:p>3.94</text:p>
          </table:table-cell>
          <table:table-cell office:value-type="string" table:style-name="ce53">
            <text:p>Tal strong→Tal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03-01-20T00:00:00" table:style-name="ce55">
            <text:p>1/20/03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e0e857ae97ea42ea89da9cc">Kinfiltration1</text:a></text:p>
          </table:table-cell>
          <table:table-cell office:value-type="string" table:style-name="ce56">
            <text:p><text:a xlink:href="https://github.com/Vizvezdenec/Stockfish/compare/13f70d0...d9967cd">diff</text:a></text:p>
          </table:table-cell>
          <table:table-cell office:value-type="string" table:style-name="ce57">
            <text:p>3.94</text:p>
          </table:table-cell>
          <table:table-cell table:number-columns-repeated="4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01-12-19T00:00:00" table:style-name="ce65">
            <text:p>12/19/01</text:p>
          </table:table-cell>
          <table:table-cell office:value-type="string" table:style-name="ce66">
            <text:p><text:a xlink:href="http://tests.stockfishchess.org/tests/user/Rocky">Roc</text:a></text:p>
          </table:table-cell>
          <table:table-cell office:value-type="string" table:style-name="ce66">
            <text:p><text:a xlink:href="http://tests.stockfishchess.org/tests/view/5de3e85a5e868d334be51635">LazyThreshold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93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0-11-19T00:00:00" table:style-name="ce65">
            <text:p>11/19/2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52265f531e81cf278eace">explRateLMR2</text:a></text:p>
          </table:table-cell>
          <table:table-cell office:value-type="string" table:style-name="ce66">
            <text:p><text:a xlink:href="https://github.com/Vizvezdenec/Stockfish/compare/e0f42aa...d924736">diff</text:a></text:p>
          </table:table-cell>
          <table:table-cell office:value-type="string" table:style-name="ce67">
            <text:p>3.9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21fbf0346e35ac603b7d39">notEnoughBlockers2</text:a></text:p>
          </table:table-cell>
          <table:table-cell office:value-type="string" table:style-name="ce66">
            <text:p><text:a xlink:href="https://github.com/Vizvezdenec/Stockfish/compare/446a3c2...cbc144b">diff</text:a></text:p>
          </table:table-cell>
          <table:table-cell office:value-type="string" table:style-name="ce67">
            <text:p>3.9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9-09-17T00:00:00" table:style-name="ce61">
            <text:p>2019-09-17</text:p>
          </table:table-cell>
          <table:table-cell office:value-type="string" table:style-name="ce56">
            <text:p><text:a xlink:href="http://tests.stockfishchess.org/tests/user/protonspring">pro</text:a></text:p>
          </table:table-cell>
          <table:table-cell office:value-type="string" table:style-name="ce56">
            <text:p><text:a xlink:href="http://tests.stockfishchess.org/tests/view/5d8151f00ebc5971531d244f">ps_connected35</text:a></text:p>
          </table:table-cell>
          <table:table-cell office:value-type="string" table:style-name="ce56">
            <text:p><text:a xlink:href="https://github.com/protonspring/Stockfish/compare/a858def...5368ad2">diff</text:a></text:p>
          </table:table-cell>
          <table:table-cell office:value-type="float" office:value="3.88" table:style-name="ce57">
            <text:p>3.88</text:p>
          </table:table-cell>
          <table:table-cell table:style-name="ce68"/>
          <table:table-cell office:value-type="string" table:style-name="ce68">
            <text:p>OK</text:p>
          </table:table-cell>
          <table:table-cell table:number-columns-repeated="2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2-11-19T00:00:00" table:style-name="ce65">
            <text:p>11/19/22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dd7c0ff42f722cd3149e745">TimeIncrement</text:a></text:p>
          </table:table-cell>
          <table:table-cell office:value-type="string" table:style-name="ce66">
            <text:p><text:a xlink:href="https://github.com/mstembera/Stockfish/compare/3f41913...b774b49">diff</text:a></text:p>
          </table:table-cell>
          <table:table-cell office:value-type="float" office:value="3.86" table:style-name="ce67">
            <text:p>3.8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12-19T00:00:00" table:style-name="ce65">
            <text:p>12/19/27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5f0b9c13ac2425c4a9d94">ThreadLocal_LEBestMoveC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6-11-19T00:00:00" table:style-name="ce65">
            <text:p>11/19/26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dd512d7da46dcfc84a684d">tthitavg1</text:a></text:p>
          </table:table-cell>
          <table:table-cell office:value-type="string" table:style-name="ce66">
            <text:p><text:a xlink:href="https://github.com/xoto10/stockfish-xoto10/compare/df340a8...d84c75e">diff</text:a></text:p>
          </table:table-cell>
          <table:table-cell office:value-type="string" table:style-name="ce67">
            <text:p>3.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10-19T00:00:00" table:style-name="ce55">
            <text:p>10/19/07</text:p>
          </table:table-cell>
          <table:table-cell office:value-type="string" table:style-name="ce56">
            <text:p><text:a xlink:href="http://tests.stockfishchess.org/tests/user/xoto">xot</text:a></text:p>
          </table:table-cell>
          <table:table-cell office:value-type="string" table:style-name="ce56">
            <text:p><text:a xlink:href="http://tests.stockfishchess.org/tests/view/5d9ac1770ebc5902b6cf6554">ala_evalwindow2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3.77</text:p>
          </table:table-cell>
          <table:table-cell office:value-type="string" table:style-name="ce68">
            <text:p>!Tal Strong</text:p>
          </table:table-cell>
          <table:table-cell office:value-type="string" table:style-name="ce68">
            <text:p>OK</text:p>
          </table:table-cell>
          <table:table-cell office:value-type="string" table:style-name="ce57">
            <text:p>¨+1¨</text:p>
          </table:table-cell>
          <table:table-cell office:value-type="string" table:style-name="ce57">
            <text:p>¨+2¨</text:p>
          </table:table-cell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string" table:style-name="ce66">
            <text:p>20-01-03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0f6a2db5d99ee6822b719b">bcTweak~2</text:a></text:p>
          </table:table-cell>
          <table:table-cell office:value-type="string" table:style-name="ce66">
            <text:p><text:a xlink:href="https://github.com/vondele/Stockfish/compare/13f70d0...99aeb70">diff</text:a></text:p>
          </table:table-cell>
          <table:table-cell office:value-type="string" table:style-name="ce66">
            <text:p>3.74</text:p>
          </table:table-cell>
          <table:table-cell table:number-columns-repeated="2" table:style-name="ce1"/>
          <table:table-cell table:number-columns-repeated="2" table:style-name="ce67"/>
          <table:table-cell table:number-columns-repeated="16375" table:style-name="ce1"/>
        </table:table-row>
        <table:table-row table:style-name="ro2">
          <table:table-cell office:value-type="date" office:date-value="2002-01-20T00:00:00" table:style-name="ce65">
            <text:p>1/20/02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e7ab7e97ea42ea89da9bc">ocbPassersBlocking3</text:a></text:p>
          </table:table-cell>
          <table:table-cell office:value-type="string" table:style-name="ce66">
            <text:p><text:a xlink:href="https://github.com/Vizvezdenec/Stockfish/compare/13f70d0...70a5689">diff</text:a></text:p>
          </table:table-cell>
          <table:table-cell office:value-type="string" table:style-name="ce66">
            <text:p>3.74</text:p>
          </table:table-cell>
          <table:table-cell table:number-columns-repeated="2" table:style-name="ce1"/>
          <table:table-cell table:number-columns-repeated="2" table:style-name="ce67"/>
          <table:table-cell table:number-columns-repeated="16375" table:style-name="ce1"/>
        </table:table-row>
        <table:table-row table:style-name="ro2">
          <table:table-cell office:value-type="date" office:date-value="2029-01-20T00:00:00" table:style-name="ce65">
            <text:p>1/20/29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0ffd8ec661e2e6a340ca0">tweak_nmp_pv2</text:a></text:p>
          </table:table-cell>
          <table:table-cell office:value-type="string" table:style-name="ce66">
            <text:p><text:a xlink:href="https://github.com/31m059/Stockfish/compare/a910ba7...8b91b68">diff</text:a></text:p>
          </table:table-cell>
          <table:table-cell office:value-type="string" table:style-name="ce66">
            <text:p>3.72</text:p>
          </table:table-cell>
          <table:table-cell table:number-columns-repeated="2" table:style-name="ce1"/>
          <table:table-cell table:number-columns-repeated="2" table:style-name="ce67"/>
          <table:table-cell table:number-columns-repeated="16375" table:style-name="ce1"/>
        </table:table-row>
        <table:table-row table:style-name="ro2">
          <table:table-cell office:value-type="date" office:date-value="1931-12-19T00:00:00" table:style-name="ce55">
            <text:p>12/19/31</text:p>
          </table:table-cell>
          <table:table-cell office:value-type="string" table:style-name="ce56">
            <text:p><text:a xlink:href="http://tests.stockfishchess.org/tests/user/lantonov">lan</text:a></text:p>
          </table:table-cell>
          <table:table-cell office:value-type="string" table:style-name="ce56">
            <text:p><text:a xlink:href="http://tests.stockfishchess.org/tests/view/5e0bb8519d3fbe26f672d4fd">nullmoves</text:a></text:p>
          </table:table-cell>
          <table:table-cell office:value-type="string" table:style-name="ce56">
            <text:p><text:a xlink:href="https://github.com/lantonov/Stockfish/compare/13f70d0...1413e45">diff</text:a></text:p>
          </table:table-cell>
          <table:table-cell office:value-type="float" office:value="3.72" table:style-name="ce56">
            <text:p>3.72</text:p>
          </table:table-cell>
          <table:table-cell table:number-columns-repeated="2" table:style-name="ce68"/>
          <table:table-cell table:number-columns-repeated="2" table:style-name="ce57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1-01-20T00:00:00" table:style-name="ce65">
            <text:p>1/20/21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786a2c3b97aa0d75bc1af">lmr_cap4</text:a></text:p>
          </table:table-cell>
          <table:table-cell office:value-type="string" table:style-name="ce66">
            <text:p><text:a xlink:href="https://github.com/locutus2/Stockfish/compare/7f1b08e...74f6b42">diff</text:a></text:p>
          </table:table-cell>
          <table:table-cell office:value-type="string" table:style-name="ce66">
            <text:p>3.71</text:p>
          </table:table-cell>
          <table:table-cell table:number-columns-repeated="2" table:style-name="ce1"/>
          <table:table-cell table:number-columns-repeated="2" table:style-name="ce67"/>
          <table:table-cell table:number-columns-repeated="16375" table:style-name="ce1"/>
        </table:table-row>
        <table:table-row table:style-name="ro2">
          <table:table-cell office:value-type="date" office:date-value="1931-03-20T00:00:00" table:style-name="ce65">
            <text:p>3/20/31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82f08ae42a5c3b3ca2ee68">traprook7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68</text:p>
          </table:table-cell>
          <table:table-cell table:number-columns-repeated="2" table:style-name="ce1"/>
          <table:table-cell table:number-columns-repeated="2" table:style-name="ce67"/>
          <table:table-cell table:number-columns-repeated="16375" table:style-name="ce1"/>
        </table:table-row>
        <table:table-row table:style-name="ro2">
          <table:table-cell office:value-type="date" office:date-value="2008-10-19T00:00:00" table:style-name="ce55">
            <text:p>10/19/08</text:p>
          </table:table-cell>
          <table:table-cell office:value-type="string" table:style-name="ce56">
            <text:p><text:a xlink:href="http://tests.stockfishchess.org/tests/user/SapphireBrand">Sap</text:a></text:p>
          </table:table-cell>
          <table:table-cell office:value-type="string" table:style-name="ce56">
            <text:p><text:a xlink:href="http://tests.stockfishchess.org/tests/view/5d9ce2100ebc597ba8ecb635">EgMg-Complexity5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3.66</text:p>
          </table:table-cell>
          <table:table-cell office:value-type="string" table:style-name="ce68">
            <text:p>! Petrosian</text:p>
          </table:table-cell>
          <table:table-cell office:value-type="string" table:style-name="ce68">
            <text:p>OK</text:p>
          </table:table-cell>
          <table:table-cell table:style-name="ce68"/>
          <table:table-cell office:value-type="string" table:style-name="ce68">
            <text:p>=</text:p>
          </table:table-cell>
          <table:table-cell table:number-columns-repeated="55" table:style-name="ce68"/>
          <table:table-cell table:number-columns-repeated="16320"/>
        </table:table-row>
        <table:table-row table:style-name="ro2">
          <table:table-cell office:value-type="date" office:date-value="2025-10-19T00:00:00" table:style-name="ce51">
            <text:p>10/19/25</text:p>
          </table:table-cell>
          <table:table-cell office:value-type="string" table:style-name="ce52">
            <text:p><text:a xlink:href="http://tests.stockfishchess.org/tests/user/31m059">31m</text:a></text:p>
          </table:table-cell>
          <table:table-cell office:value-type="string" table:style-name="ce52">
            <text:p><text:a xlink:href="http://tests.stockfishchess.org/tests/view/5db2aab30ebc590812751ba2">lmr_cutNode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3.65</text:p>
          </table:table-cell>
          <table:table-cell office:value-type="string" table:style-name="ce53">
            <text:p>only Petrosian strong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9aebeb06caddbae133f15">pobfTweak1</text:a></text:p>
          </table:table-cell>
          <table:table-cell office:value-type="string" table:style-name="ce66">
            <text:p><text:a xlink:href="https://github.com/Vizvezdenec/Stockfish/compare/114ddb7...a8cbe8a">diff</text:a></text:p>
          </table:table-cell>
          <table:table-cell office:value-type="string" table:style-name="ce66">
            <text:p>3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9-12-19T00:00:00" table:style-name="ce65">
            <text:p>12/19/29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090cf89d3fbe26f672d390">ps_openfiles12</text:a></text:p>
          </table:table-cell>
          <table:table-cell office:value-type="string" table:style-name="ce66">
            <text:p><text:a xlink:href="https://github.com/protonspring/Stockfish/compare/13f70d0...a8ec672">diff</text:a></text:p>
          </table:table-cell>
          <table:table-cell office:value-type="string" table:style-name="ce66">
            <text:p>3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3-01-20T00:00:00" table:style-name="ce55">
            <text:p>1/20/23</text:p>
          </table:table-cell>
          <table:table-cell office:value-type="string" table:style-name="ce56">
            <text:p><text:a xlink:href="http://tests.stockfishchess.org/tests/user/Lolligerhans">Lol</text:a></text:p>
          </table:table-cell>
          <table:table-cell office:value-type="string" table:style-name="ce56">
            <text:p><text:a xlink:href="http://tests.stockfishchess.org/tests/view/5e29e63d34cb414d418a9aec">freestrict</text:a></text:p>
          </table:table-cell>
          <table:table-cell office:value-type="string" table:style-name="ce56">
            <text:p><text:a xlink:href="https://github.com/Lolligerhans/Stockfish/compare/01b6088...cf03367">diff</text:a></text:p>
          </table:table-cell>
          <table:table-cell office:value-type="string" table:style-name="ce56">
            <text:p>3.58</text:p>
          </table:table-cell>
          <table:table-cell table:number-columns-repeated="4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27-12-19T00:00:00" table:style-name="ce65">
            <text:p>12/19/27</text:p>
          </table:table-cell>
          <table:table-cell office:value-type="string" table:style-name="ce66">
            <text:p><text:a xlink:href="http://tests.stockfishchess.org/tests/user/lantonov">lan</text:a></text:p>
          </table:table-cell>
          <table:table-cell office:value-type="string" table:style-name="ce66">
            <text:p><text:a xlink:href="http://tests.stockfishchess.org/tests/view/5e05ed58c13ac2425c4a9d8e">reductions_tabl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57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1930-01-20T00:00:00" table:style-name="ce65">
            <text:p>1/20/30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330bdcec661e2e6a34254c">764b9adda6cf59719b5c9c8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5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07596ab2d69d58394fdc6">dynCmplKS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54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7-02-20T00:00:00" table:style-name="ce65">
            <text:p>2/20/27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581ec284a82b4acd414a2e">traprook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5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5-01-20T00:00:00" table:style-name="ce65">
            <text:p>1/20/15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f7c4e72790daaa907ce24">timeeval1</text:a></text:p>
          </table:table-cell>
          <table:table-cell office:value-type="string" table:style-name="ce66">
            <text:p><text:a xlink:href="https://github.com/xoto10/stockfish-xoto10/compare/baf184e...35d1f30">diff</text:a></text:p>
          </table:table-cell>
          <table:table-cell office:value-type="string" table:style-name="ce66">
            <text:p>3.5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8-01-20T00:00:00" table:style-name="ce65">
            <text:p>1/20/18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233babc3b97aa0d75bbe65">ps_pawnchains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5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3-01-20T00:00:00" table:style-name="ce65">
            <text:p>1/20/03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0e8c69e97ea42ea89da9d0">Supporting</text:a></text:p>
          </table:table-cell>
          <table:table-cell office:value-type="string" table:style-name="ce66">
            <text:p><text:a xlink:href="https://github.com/mstembera/Stockfish/compare/13f70d0...c3a0a07">diff</text:a></text:p>
          </table:table-cell>
          <table:table-cell office:value-type="string" table:style-name="ce66">
            <text:p>3.5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6-11-19T00:00:00" table:style-name="ce65">
            <text:p>11/19/26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c6c0a5a23bc8a40833172">kfdKDtw4</text:a></text:p>
          </table:table-cell>
          <table:table-cell office:value-type="string" table:style-name="ce66">
            <text:p><text:a xlink:href="https://github.com/Vizvezdenec/Stockfish/compare/40611c0...1121a44">diff</text:a></text:p>
          </table:table-cell>
          <table:table-cell office:value-type="string" table:style-name="ce66">
            <text:p>3.5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2fff38ab2d69d58394fd55">updStats_tt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48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8-11-19T00:00:00" table:style-name="ce65">
            <text:p>11/19/18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2b60352f6aceed28086a9">thresholdTweak</text:a></text:p>
          </table:table-cell>
          <table:table-cell office:value-type="string" table:style-name="ce66">
            <text:p><text:a xlink:href="https://github.com/vondele/Stockfish/compare/fe12489...30e46f0">diff</text:a></text:p>
          </table:table-cell>
          <table:table-cell office:value-type="string" table:style-name="ce66">
            <text:p>3.48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2-01-20T00:00:00" table:style-name="ce65">
            <text:p>1/20/22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89a9ac3b97aa0d75bc29a">TL_LE_BMC_LT13_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4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1930-09-19T00:00:00" table:style-name="ce32">
            <text:p>9/19/30</text:p>
          </table:table-cell>
          <table:table-cell office:value-type="string" table:style-name="ce33">
            <text:p><text:a xlink:href="http://tests.stockfishchess.org/tests/user/snicolet">sni</text:a></text:p>
          </table:table-cell>
          <table:table-cell office:value-type="string" table:style-name="ce33">
            <text:p><text:a xlink:href="http://tests.stockfishchess.org/tests/view/5d9288a50ebc594fb88ec44b">BB_NN~1</text:a></text:p>
          </table:table-cell>
          <table:table-cell office:value-type="string" table:style-name="ce33">
            <text:p>diff</text:p>
          </table:table-cell>
          <table:table-cell office:value-type="string" table:style-name="ce33">
            <text:p>3.44</text:p>
          </table:table-cell>
          <table:table-cell office:value-type="string" table:style-name="ce34">
            <text:p>not Tal</text:p>
          </table:table-cell>
          <table:table-cell office:value-type="string" table:style-name="ce34">
            <text:p>not integrated</text:p>
          </table:table-cell>
          <table:table-cell office:value-type="string" table:style-name="ce34">
            <text:p>¨+2¨</text:p>
          </table:table-cell>
          <table:table-cell office:value-type="string" table:style-name="ce34">
            <text:p>¨-2¨</text:p>
          </table:table-cell>
          <table:table-cell table:number-columns-repeated="55" table:style-name="ce34"/>
          <table:table-cell table:number-columns-repeated="16320"/>
        </table:table-row>
        <table:table-row table:style-name="ro2">
          <table:table-cell office:value-type="date" office:date-value="2019-05-05T00:00:00" table:style-name="ce13">
            <text:p>5/5/19</text:p>
          </table:table-cell>
          <table:table-cell office:value-type="string" table:style-name="ce14">
            <text:p>sg</text:p>
          </table:table-cell>
          <table:table-cell office:value-type="string" table:style-name="ce14">
            <text:p><text:a xlink:href="http://tests.stockfishchess.org/tests/view/5ccf04310ebc5925cf041ab0">capture_lmr</text:a></text:p>
          </table:table-cell>
          <table:table-cell office:value-type="string" table:style-name="ce14">
            <text:p><text:a xlink:href="https://github.com/locutus2/Stockfish/compare/aba906b...8e54ddc">https://github.com/locutus2/Stockfish/compare/aba906b...8e54ddc</text:a></text:p>
          </table:table-cell>
          <table:table-cell office:value-type="string" table:style-name="ce14">
            <text:p>3.46</text:p>
          </table:table-cell>
          <table:table-cell office:value-type="string" table:style-name="ce15">
            <text:p>Revert (!Capablanca: 27-24)</text:p>
          </table:table-cell>
          <table:table-cell table:number-columns-spanned="1" table:number-rows-spanned="2" table:style-name="ce89"/>
          <table:table-cell table:number-columns-repeated="2" table:style-name="ce15"/>
          <table:table-cell office:value-type="string" table:style-name="ce15">
            <text:p>lmr</text:p>
          </table:table-cell>
          <table:table-cell table:number-columns-repeated="54" table:style-name="ce15"/>
          <table:table-cell table:number-columns-repeated="16320"/>
        </table:table-row>
        <table:table-row table:style-name="ro2">
          <table:table-cell table:style-name="ce13"/>
          <table:table-cell table:style-name="ce14"/>
          <table:table-cell office:value-type="string" table:style-name="ce14">
            <text:p><text:a xlink:href="http://tests.stockfishchess.org/tests/view/5ccf04310ebc5925cf041ab0">capture_lmr bis (without cutnode)</text:a></text:p>
          </table:table-cell>
          <table:table-cell table:number-columns-repeated="2" table:style-name="ce14"/>
          <table:table-cell office:value-type="string" table:style-name="ce15">
            <text:p>!Capablanca Strong</text:p>
          </table:table-cell>
          <table:covered-table-cell/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11-11-19T00:00:00" table:style-name="ce65">
            <text:p>11/19/11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c99d6c0ebc5902ea5812b9">queen_xray_attacks</text:a></text:p>
          </table:table-cell>
          <table:table-cell office:value-type="string" table:style-name="ce66">
            <text:p><text:a xlink:href="https://github.com/locutus2/Stockfish/compare/9f312c8...a9eec00">diff</text:a></text:p>
          </table:table-cell>
          <table:table-cell office:value-type="string" table:style-name="ce66">
            <text:p>3.45</text:p>
          </table:table-cell>
          <table:table-cell office:value-type="string" table:style-name="ce67">
            <text:p>!Tal</text:p>
          </table:table-cell>
          <table:table-cell office:value-type="string" table:style-name="ce67">
            <text:p>on going</text:p>
          </table:table-cell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date" office:date-value="2023-02-20T00:00:00" table:style-name="ce65">
            <text:p>2/20/23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51d8c290a0a02810d097fa">lowPHexp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4-03-20T00:00:00" table:style-name="ce65">
            <text:p>3/20/0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5f5102e42a5c3b3ca2e104">QvsNoQSFsn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3-02-20T00:00:00" table:style-name="ce72">
            <text:p>20/2/23</text:p>
          </table:table-cell>
          <table:table-cell office:value-type="string" table:style-name="ce39">
            <text:p><text:a xlink:href="http://tests.stockfishchess.org/tests/user/Vizvezdenec">Viz</text:a></text:p>
          </table:table-cell>
          <table:table-cell office:value-type="string" table:style-name="ce39">
            <text:p><text:a xlink:href="http://tests.stockfishchess.org/tests/view/5e51d8c290a0a02810d097fa">lowPHexp1</text:a></text:p>
          </table:table-cell>
          <table:table-cell office:value-type="string" table:style-name="ce39">
            <text:p><text:a xlink:href="https://github.com/Vizvezdenec/Stockfish/compare/b8c00ef...209179d">diff</text:a>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17a6fc27dab692fcf9a0b9">NullMinRD5</text:a></text:p>
          </table:table-cell>
          <table:table-cell office:value-type="string" table:style-name="ce66">
            <text:p><text:a xlink:href="https://github.com/Chess13234/Stockfish/compare/384bff4...394924b">diff</text:a>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8-01-20T00:00:00" table:style-name="ce65">
            <text:p>1/20/08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60cfe61fe5f83a67dd956">research2</text:a></text:p>
          </table:table-cell>
          <table:table-cell office:value-type="string" table:style-name="ce66">
            <text:p><text:a xlink:href="https://github.com/xoto10/stockfish-xoto10/compare/44f79bd...8cef22b">diff</text:a>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2-12-19T00:00:00" table:style-name="ce65">
            <text:p>12/19/12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f2a9156932658fe9b450e7">bishops</text:a></text:p>
          </table:table-cell>
          <table:table-cell office:value-type="string" table:style-name="ce66">
            <text:p><text:a xlink:href="https://github.com/snicolet/Stockfish/compare/b648247...5d4073c">diff</text:a></text:p>
          </table:table-cell>
          <table:table-cell office:value-type="string" table:style-name="ce66">
            <text:p>3.4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9-11-19T00:00:00" table:style-name="ce51">
            <text:p>11/19/09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c62b570ebc5902562bcb4a">strongSliders3</text:a></text:p>
          </table:table-cell>
          <table:table-cell office:value-type="string" table:style-name="ce52">
            <text:p><text:a xlink:href="https://github.com/Vizvezdenec/Stockfish/compare/9f312c8...55b0fb5">diff</text:a></text:p>
          </table:table-cell>
          <table:table-cell office:value-type="string" table:style-name="ce52">
            <text:p>3.41</text:p>
          </table:table-cell>
          <table:table-cell office:value-type="string" table:style-name="ce53">
            <text:p>!Petrosian</text:p>
          </table:table-cell>
          <table:table-cell office:value-type="string" table:style-name="ce53">
            <text:p>KO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04-03-20T00:00:00" table:style-name="ce65">
            <text:p>3/20/0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5f5102e42a5c3b3ca2e104">QvsNoQSFsn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41</text:p>
          </table:table-cell>
          <table:table-cell table:number-columns-repeated="59" table:style-name="ce73"/>
          <table:table-cell table:number-columns-repeated="16320"/>
        </table:table-row>
        <table:table-row table:style-name="ro2">
          <table:table-cell office:value-type="date" office:date-value="2012-12-19T00:00:00" table:style-name="ce65">
            <text:p>12/19/12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f2a9156932658fe9b450e7">bishops</text:a></text:p>
          </table:table-cell>
          <table:table-cell office:value-type="string" table:style-name="ce66">
            <text:p><text:a xlink:href="https://github.com/snicolet/Stockfish/compare/b648247...5d4073c">diff</text:a></text:p>
          </table:table-cell>
          <table:table-cell office:value-type="string" table:style-name="ce66">
            <text:p>3.4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2-01-20T00:00:00" table:style-name="ce65">
            <text:p>1/20/22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8995fc3b97aa0d75bc294">history_updat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38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3-08-19T00:00:00" table:style-name="ce65">
            <text:p>8/19/23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5f92560ebc5939d09f0955">psq_npm3</text:a></text:p>
          </table:table-cell>
          <table:table-cell office:value-type="string" table:style-name="ce1">
            <text:p><text:a xlink:href="https://github.com/MJZ1977/Stockfish/compare/10d2ebc...ed5ba10">https://github.com/MJZ1977/Stockfish/compare/10d2ebc...ed5ba10</text:a></text:p>
          </table:table-cell>
          <table:table-cell office:value-type="string" table:style-name="ce1">
            <text:p>3.37</text:p>
          </table:table-cell>
          <table:table-cell office:value-type="string" table:style-name="ce1">
            <text:p>Capablanca strict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11-02-20T00:00:00" table:style-name="ce65">
            <text:p>2/20/11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e426ca6e70d848499f63c93">ttAverage-alphaReductio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0-19T00:00:00" table:style-name="ce3">
            <text:p>10/19/29</text:p>
          </table:table-cell>
          <table:table-cell office:value-type="string" table:style-name="ce4">
            <text:p><text:a xlink:href="http://tests.stockfishchess.org/tests/user/Vizvezdenec">Viz</text:a></text:p>
          </table:table-cell>
          <table:table-cell office:value-type="string" table:style-name="ce4">
            <text:p><text:a xlink:href="http://tests.stockfishchess.org/tests/view/5db884180ebc5902d1f38a7f">prCaptMcLMR4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3 .36</text:p>
          </table:table-cell>
          <table:table-cell office:value-type="string" table:style-name="ce5">
            <text:p>KO</text:p>
          </table:table-cell>
          <table:table-cell table:number-columns-repeated="3" table:style-name="ce5"/>
          <table:table-cell office:value-type="string" table:style-name="ce5">
            <text:p>lmr</text:p>
          </table:table-cell>
          <table:table-cell table:number-columns-repeated="54" table:style-name="ce5"/>
          <table:table-cell table:number-columns-repeated="16320"/>
        </table:table-row>
        <table:table-row table:style-name="ro2">
          <table:table-cell office:value-type="date" office:date-value="2026-03-20T00:00:00" table:style-name="ce65">
            <text:p>3/20/26</text:p>
          </table:table-cell>
          <table:table-cell office:value-type="string" table:style-name="ce66">
            <text:p><text:a xlink:href="https://tests.stockfishchess.org/tests/user/lantonov">lan</text:a></text:p>
          </table:table-cell>
          <table:table-cell office:value-type="string" table:style-name="ce66">
            <text:p><text:a xlink:href="https://tests.stockfishchess.org/tests/view/5e7c8be7e42a5c3b3ca2eb75">hreduct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3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6-08-19T00:00:00" table:style-name="ce51">
            <text:p>8/19/26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d642b040ebc5939d09f4bd9">Check_Index-TC2</text:a></text:p>
          </table:table-cell>
          <table:table-cell office:value-type="string" table:style-name="ce53">
            <text:p><text:a xlink:href="https://github.com/MJZ1977/Stockfish/compare/8fec883...96bc509">https://github.com/MJZ1977/Stockfish/compare/8fec883...96bc509</text:a></text:p>
          </table:table-cell>
          <table:table-cell office:value-type="string" table:style-name="ce53">
            <text:p>3.34</text:p>
          </table:table-cell>
          <table:table-cell table:style-name="ce53"/>
          <table:table-cell office:value-type="string" table:style-name="ce53">
            <text:p>KO : crash</text:p>
          </table:table-cell>
          <table:table-cell table:number-columns-repeated="57" table:style-name="ce53"/>
          <table:table-cell table:number-columns-repeated="16320"/>
        </table:table-row>
        <table:table-row table:style-name="ro2">
          <table:table-cell office:value-type="date" office:date-value="2003-02-20T00:00:00" table:style-name="ce65">
            <text:p>2/20/03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8ee4e70d848499f63920">probcut_pv</text:a></text:p>
          </table:table-cell>
          <table:table-cell office:value-type="string" table:style-name="ce66">
            <text:p><text:a xlink:href="https://github.com/31m059/Stockfish/compare/0f37da0...eda1207">diff</text:a></text:p>
          </table:table-cell>
          <table:table-cell office:value-type="string" table:style-name="ce67">
            <text:p>3.3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3-02-20T00:00:00" table:style-name="ce65">
            <text:p>2/20/03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384070e70d848499f63903">ps_passedrank8</text:a></text:p>
          </table:table-cell>
          <table:table-cell office:value-type="string" table:style-name="ce66">
            <text:p><text:a xlink:href="https://github.com/protonspring/Stockfish/compare/0f37da0...57d4ef8">diff</text:a></text:p>
          </table:table-cell>
          <table:table-cell office:value-type="string" table:style-name="ce67">
            <text:p>3.3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0-02-20T00:00:00" table:style-name="ce74">
            <text:p>20/2/20</text:p>
          </table:table-cell>
          <table:table-cell office:value-type="string" table:style-name="ce39">
            <text:p><text:a xlink:href="http://tests.stockfishchess.org/tests/user/protonspring">pro</text:a></text:p>
          </table:table-cell>
          <table:table-cell office:value-type="string" table:style-name="ce39">
            <text:p><text:a xlink:href="http://tests.stockfishchess.org/tests/view/5e4eca3c90a0a02810d09742">ps_endings3</text:a></text:p>
          </table:table-cell>
          <table:table-cell office:value-type="string" table:style-name="ce39">
            <text:p><text:a xlink:href="https://github.com/protonspring/Stockfish/compare/ab930f8...4e6327e">diff</text:a></text:p>
          </table:table-cell>
          <table:table-cell office:value-type="string" table:style-name="ce67">
            <text:p>3.2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7-10-19T00:00:00" table:style-name="ce3">
            <text:p>10/19/17</text:p>
          </table:table-cell>
          <table:table-cell office:value-type="string" table:style-name="ce4">
            <text:p><text:a xlink:href="http://tests.stockfishchess.org/tests/user/SFisGOD">SFi</text:a></text:p>
          </table:table-cell>
          <table:table-cell office:value-type="string" table:style-name="ce4">
            <text:p><text:a xlink:href="http://tests.stockfishchess.org/tests/view/5da803ed0ebc597ba8ed9b67">retunePpsqt3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3.29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7-09-19T00:00:00" table:style-name="ce55">
            <text:p>9/19/27</text:p>
          </table:table-cell>
          <table:table-cell table:style-name="ce56"/>
          <table:table-cell office:value-type="string" table:style-name="ce56">
            <text:p><text:a xlink:href="http://tests.stockfishchess.org/tests/view/5d8d99cd0ebc590f3beb1899">reorder_extension^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3.28</text:p>
          </table:table-cell>
          <table:table-cell office:value-type="string" table:style-name="ce57">
            <text:p>Capablanca</text:p>
          </table:table-cell>
          <table:table-cell table:style-name="ce68"/>
          <table:table-cell table:number-columns-repeated="2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6-01-20T00:00:00" table:style-name="ce65">
            <text:p>1/20/16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0ea06346e35ac603b7caf">lmr_cap3^</text:a></text:p>
          </table:table-cell>
          <table:table-cell office:value-type="string" table:style-name="ce66">
            <text:p><text:a xlink:href="https://github.com/locutus2/Stockfish/compare/446a3c2...17c1c2f">diff</text:a></text:p>
          </table:table-cell>
          <table:table-cell office:value-type="string" table:style-name="ce66">
            <text:p>3.2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12-19T00:00:00" table:style-name="ce65">
            <text:p>12/19/28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07e0299d3fbe26f672d336">PasserSpan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2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1931-01-20T00:00:00" table:style-name="ce65">
            <text:p>1/20/31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34211f57e1ecae66ec2ab6">killer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2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9-03-20T00:00:00" table:style-name="ce65">
            <text:p>3/20/19</text:p>
          </table:table-cell>
          <table:table-cell office:value-type="string" table:style-name="ce66">
            <text:p><text:a xlink:href="https://tests.stockfishchess.org/tests/user/MJZ1977">MJZ</text:a></text:p>
          </table:table-cell>
          <table:table-cell office:value-type="string" table:style-name="ce66">
            <text:p><text:a xlink:href="https://tests.stockfishchess.org/tests/view/5e736488e42a5c3b3ca2e789">SpUp_oppositBisho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23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9-11-19T00:00:00" table:style-name="ce65">
            <text:p>11/19/19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3c8a104b24da3ec1c6048">progressScan^^</text:a></text:p>
          </table:table-cell>
          <table:table-cell office:value-type="string" table:style-name="ce66">
            <text:p><text:a xlink:href="https://github.com/vondele/Stockfish/compare/fe12489...c3d366e">diff</text:a></text:p>
          </table:table-cell>
          <table:table-cell office:value-type="string" table:style-name="ce66">
            <text:p>3.2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0-11-19T00:00:00" table:style-name="ce65">
            <text:p>11/19/2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4d376f531e81cf278eaa8">outflankingTweaks3</text:a></text:p>
          </table:table-cell>
          <table:table-cell office:value-type="string" table:style-name="ce66">
            <text:p><text:a xlink:href="https://github.com/Vizvezdenec/Stockfish/compare/e0f42aa...6e3a3e3">diff</text:a></text:p>
          </table:table-cell>
          <table:table-cell office:value-type="string" table:style-name="ce66">
            <text:p>3.2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0-11-19T00:00:00" table:style-name="ce65">
            <text:p>11/19/2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52265f531e81cf278eace">explRateLMR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2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4-11-19T00:00:00" table:style-name="ce65">
            <text:p>11/19/04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c0866a0ebc5904493afd54">timect2^</text:a></text:p>
          </table:table-cell>
          <table:table-cell office:value-type="string" table:style-name="ce66">
            <text:p><text:a xlink:href="https://github.com/vondele/Stockfish/compare/474d133...abd3055">diff</text:a></text:p>
          </table:table-cell>
          <table:table-cell office:value-type="string" table:style-name="ce66">
            <text:p>3.22</text:p>
          </table:table-cell>
          <table:table-cell office:value-type="string" table:style-name="ce67">
            <text:p>Petrosian strong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0d0a4587585b1706b68352">QSC</text:a></text:p>
          </table:table-cell>
          <table:table-cell office:value-type="string" table:style-name="ce66">
            <text:p><text:a xlink:href="https://github.com/vondele/Stockfish/compare/13f70d0...bb4a3ea">diff</text:a></text:p>
          </table:table-cell>
          <table:table-cell office:value-type="string" table:style-name="ce66">
            <text:p>3.18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1-11-19T00:00:00" table:style-name="ce55">
            <text:p>11/19/01</text:p>
          </table:table-cell>
          <table:table-cell office:value-type="string" table:style-name="ce56">
            <text:p><text:a xlink:href="http://tests.stockfishchess.org/tests/user/SFisGOD">SFi</text:a></text:p>
          </table:table-cell>
          <table:table-cell office:value-type="string" table:style-name="ce56">
            <text:p>tuned_Rook</text:p>
          </table:table-cell>
          <table:table-cell office:value-type="string" table:style-name="ce56">
            <text:p><text:a xlink:href="https://github.com/SFisGOD/Stockfish/compare/e8fca71...e3096cc">diff</text:a></text:p>
          </table:table-cell>
          <table:table-cell office:value-type="string" table:style-name="ce56">
            <text:p>3.17</text:p>
          </table:table-cell>
          <table:table-cell table:style-name="ce57"/>
          <table:table-cell table:style-name="ce68"/>
          <table:table-cell table:number-columns-repeated="2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9-12-31T00:00:00" table:style-name="ce75">
            <text:p>2019-12-3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b2c1f9d3fbe26f672d4b9">prevQpenalty2</text:a></text:p>
          </table:table-cell>
          <table:table-cell office:value-type="string" table:style-name="ce66">
            <text:p><text:a xlink:href="https://github.com/Vizvezdenec/Stockfish/compare/13f70d0...1beb6e9">diff</text:a></text:p>
          </table:table-cell>
          <table:table-cell office:value-type="float" office:value="3.16" table:style-name="ce66">
            <text:p>3.1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0-12-19T00:00:00" table:style-name="ce65">
            <text:p>12/19/10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ef14283cff9a249bb9e495">rank23p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16</text:p>
          </table:table-cell>
          <table:table-cell table:style-name="ce57"/>
          <table:table-cell table:style-name="ce68"/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string" table:style-name="ce76">
            <text:p>ppNoDoubled1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801f56e42a5c3b3ca2ed05">auwPP1</text:a></text:p>
          </table:table-cell>
          <table:table-cell office:value-type="string" table:style-name="ce66">
            <text:p><text:a xlink:href="https://github.com/Vizvezdenec/Stockfish/compare/58746d9...ac73b27">diff</text:a></text:p>
          </table:table-cell>
          <table:table-cell office:value-type="string" table:style-name="ce66">
            <text:p>3.15</text:p>
          </table:table-cell>
          <table:table-cell table:style-name="ce67"/>
          <table:table-cell table:style-name="ce1"/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9826a2cc590e03c3c2f52">research3b</text:a></text:p>
          </table:table-cell>
          <table:table-cell office:value-type="string" table:style-name="ce66">
            <text:p><text:a xlink:href="https://github.com/xoto10/stockfish-xoto10/compare/114ddb7...8396359">diff</text:a></text:p>
          </table:table-cell>
          <table:table-cell office:value-type="string" table:style-name="ce66">
            <text:p>3.14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5-11-19T00:00:00" table:style-name="ce65">
            <text:p>11/19/2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b4ac4e75c0005326d215e">kfdQuadRetry5</text:a></text:p>
          </table:table-cell>
          <table:table-cell office:value-type="string" table:style-name="ce66">
            <text:p><text:a xlink:href="https://github.com/Vizvezdenec/Stockfish/compare/87ed9fa...6ea6903">diff</text:a></text:p>
          </table:table-cell>
          <table:table-cell office:value-type="string" table:style-name="ce66">
            <text:p>3.13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string" table:style-name="ce52">
            <text:p>19-11-01</text:p>
          </table:table-cell>
          <table:table-cell office:value-type="string" table:style-name="ce52">
            <text:p><text:a xlink:href="http://tests.stockfishchess.org/tests/user/SFisGOD">SFi</text:a></text:p>
          </table:table-cell>
          <table:table-cell office:value-type="string" table:style-name="ce52">
            <text:p><text:a xlink:href="http://tests.stockfishchess.org/tests/view/5dbbf0bc0ebc5925b64ee8ff">tuned_QueenPSQT</text:a></text:p>
          </table:table-cell>
          <table:table-cell office:value-type="string" table:style-name="ce52">
            <text:p><text:a xlink:href="https://github.com/SFisGOD/Stockfish/compare/e8fca71...e3096cc">diff</text:a></text:p>
          </table:table-cell>
          <table:table-cell office:value-type="string" table:style-name="ce52">
            <text:p>3.13</text:p>
          </table:table-cell>
          <table:table-cell office:value-type="string" table:style-name="ce53">
            <text:p>!Petrosian</text:p>
          </table:table-cell>
          <table:table-cell table:number-columns-repeated="58" table:style-name="ce53"/>
          <table:table-cell table:number-columns-repeated="16320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a6661ab2d69d58394f91d">Ply1_SkipPruning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3-03-20T00:00:00" table:style-name="ce65">
            <text:p>3/20/03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e5e5421e42a5c3b3ca2e0a3">rootLmrT</text:a></text:p>
          </table:table-cell>
          <table:table-cell office:value-type="string" table:style-name="ce66">
            <text:p><text:a xlink:href="https://github.com/miguel-l/Stockfish/compare/c6839a2...1d82856">diff</text:a></text:p>
          </table:table-cell>
          <table:table-cell office:value-type="string" table:style-name="ce66">
            <text:p>3.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8-02-20T00:00:00" table:style-name="ce65">
            <text:p>2/20/08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e607fe70d848499f63b74">futilityChild_ttPv</text:a></text:p>
          </table:table-cell>
          <table:table-cell office:value-type="string" table:style-name="ce66">
            <text:p><text:a xlink:href="https://github.com/31m059/Stockfish/compare/0c878ad...85a71b1">diff</text:a></text:p>
          </table:table-cell>
          <table:table-cell office:value-type="string" table:style-name="ce66">
            <text:p>3.1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03-02-20T00:00:00" table:style-name="ce65">
            <text:p>2/20/03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37ff52e70d848499f638eb">LE_WeakQueenIntersect5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0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307decab2d69d58394fdd7">ps_kingbloc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0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9-07-12T00:00:00" table:style-name="ce65">
            <text:p>7/12/19</text:p>
          </table:table-cell>
          <table:table-cell office:value-type="string" table:style-name="ce66">
            <text:p>sg</text:p>
          </table:table-cell>
          <table:table-cell office:value-type="string" table:style-name="ce66">
            <text:p>lmr_update2</text:p>
          </table:table-cell>
          <table:table-cell office:value-type="string" table:style-name="ce66">
            <text:p><text:a xlink:href="https://github.com/locutus2/Stockfish/compare/4ae5a7b...1b406fb">https://github.com/locutus2/Stockfish/compare/4ae5a7b...1b406fb</text:a></text:p>
          </table:table-cell>
          <table:table-cell office:value-type="string" table:style-name="ce66">
            <text:p>3.05</text:p>
          </table:table-cell>
          <table:table-cell office:value-type="string" table:style-name="ce67">
            <text:p>Revert: only Petrosian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4-09-19T00:00:00" table:style-name="ce65">
            <text:p>9/19/24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8a55e50ebc595091806e2c">french5</text:a></text:p>
          </table:table-cell>
          <table:table-cell office:value-type="string" table:style-name="ce66">
            <text:p><text:a xlink:href="https://github.com/snicolet/Stockfish/compare/667d24f...13b1f61">diff</text:a></text:p>
          </table:table-cell>
          <table:table-cell office:value-type="string" table:style-name="ce67">
            <text:p>3.05</text:p>
          </table:table-cell>
          <table:table-cell office:value-type="string" table:style-name="ce67">
            <text:p>only Petrosian strong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d2c6f87585b1706b6835b">kawTuning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03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4-09-19T00:00:00" table:style-name="ce65">
            <text:p>9/19/24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89c2f70ebc595091802358">french4</text:a></text:p>
          </table:table-cell>
          <table:table-cell office:value-type="string" table:style-name="ce66">
            <text:p><text:a xlink:href="https://github.com/snicolet/Stockfish/compare/defa1cc...5f6d915">diff</text:a></text:p>
          </table:table-cell>
          <table:table-cell office:value-type="string" table:style-name="ce66">
            <text:p>3.03</text:p>
          </table:table-cell>
          <table:table-cell office:value-type="string" table:style-name="ce66">
            <text:p>Always (Petrosianl)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0-01-20T00:00:00" table:style-name="ce65">
            <text:p>1/20/1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7d79727dab692fcf9a0f9">strongKFA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3.02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6-11-19T00:00:00" table:style-name="ce65">
            <text:p>11/19/26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ddd136f5a23bc8a408331a7">EarlyCounter</text:a></text:p>
          </table:table-cell>
          <table:table-cell office:value-type="string" table:style-name="ce66">
            <text:p><text:a xlink:href="https://github.com/Chess13234/Stockfish/compare/df340a8...19761f5">diff</text:a></text:p>
          </table:table-cell>
          <table:table-cell office:value-type="string" table:style-name="ce66">
            <text:p>3.1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6-03-20T00:00:00" table:style-name="ce65">
            <text:p>3/20/26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ce8c9e42a5c3b3ca2ebb6">ttpvNodeLMR4</text:a></text:p>
          </table:table-cell>
          <table:table-cell office:value-type="string" table:style-name="ce66">
            <text:p><text:a xlink:href="https://github.com/Vizvezdenec/Stockfish/compare/58746d9...de3c6f0">diff</text:a></text:p>
          </table:table-cell>
          <table:table-cell office:value-type="float" office:value="3" table:style-name="ce66">
            <text:p>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1930-01-20T00:00:00" table:style-name="ce65">
            <text:p>1/20/30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330c33ec661e2e6a342555">d00b2ec6bdd63bd88f5553b</text:a></text:p>
          </table:table-cell>
          <table:table-cell office:value-type="string" table:style-name="ce66">
            <text:p><text:a xlink:href="https://github.com/snicolet/Stockfish/compare/78eeba2...d00b2ec">diff</text:a></text:p>
          </table:table-cell>
          <table:table-cell office:value-type="float" office:value="3" table:style-name="ce66">
            <text:p>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3-01-20T00:00:00" table:style-name="ce65">
            <text:p>1/20/23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9245a4744cfa4d6af414f">TL_LE_AlphaSelDepth1_4</text:a></text:p>
          </table:table-cell>
          <table:table-cell office:value-type="string" table:style-name="ce66">
            <text:p>diff</text:p>
          </table:table-cell>
          <table:table-cell office:value-type="float" office:value="3" table:style-name="ce66">
            <text:p>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4">
          <table:table-cell office:value-type="date" office:date-value="2007-10-19T00:00:00" table:style-name="ce77">
            <text:p>10/19/07</text:p>
          </table:table-cell>
          <table:table-cell office:value-type="string" table:style-name="ce78">
            <text:p><text:a xlink:href="http://tests.stockfishchess.org/tests/user/SFisGOD">SFi</text:a></text:p>
          </table:table-cell>
          <table:table-cell office:value-type="string" table:style-name="ce78">
            <text:p><text:a xlink:href="http://tests.stockfishchess.org/tests/view/5d9acf7f0ebc5902b6cf7c27">twk_kfa</text:a></text:p>
          </table:table-cell>
          <table:table-cell office:value-type="string" table:style-name="ce78">
            <text:p>diff</text:p>
          </table:table-cell>
          <table:table-cell office:value-type="string" table:style-name="ce78">
            <text:p><text:a xlink:href="http://tests.stockfishchess.org/html/live_elo.html?5d9acf7f0ebc5902b6cf7c27">http://tests.stockfishchess.org/html/live_elo.html?5d9acf7f0ebc5902b6cf7c272.99</text:a></text:p>
          </table:table-cell>
          <table:table-cell table:style-name="ce78"/>
          <table:table-cell office:value-type="string" table:style-name="ce79">
            <text:p>ok</text:p>
          </table:table-cell>
          <table:table-cell table:number-columns-repeated="2" table:style-name="ce79"/>
          <table:table-cell office:value-type="string" table:style-name="ce79">
            <text:p>Official</text:p>
          </table:table-cell>
          <table:table-cell table:number-columns-repeated="54" table:style-name="ce79"/>
          <table:table-cell table:number-columns-repeated="16320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19b4494341d6500dc29f1d">BB_NN5</text:a></text:p>
          </table:table-cell>
          <table:table-cell office:value-type="string" table:style-name="ce66">
            <text:p><text:a xlink:href="https://github.com/snicolet/Stockfish/compare/114ddb7...9635530">diff</text:a></text:p>
          </table:table-cell>
          <table:table-cell office:value-type="string" table:style-name="ce66">
            <text:p>2.99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9-08-19T00:00:00" table:style-name="ce51">
            <text:p>8/19/09</text:p>
          </table:table-cell>
          <table:table-cell office:value-type="string" table:style-name="ce52">
            <text:p><text:a xlink:href="http://tests.stockfishchess.org/tests/user/VoyagerOne">Voy</text:a></text:p>
          </table:table-cell>
          <table:table-cell office:value-type="string" table:style-name="ce52">
            <text:p><text:a xlink:href="http://tests.stockfishchess.org/tests/view/5d4d70b70ebc5925cf104219">nmpConst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2.98</text:p>
          </table:table-cell>
          <table:table-cell office:value-type="string" table:style-name="ce52">
            <text:p>always</text:p>
          </table:table-cell>
          <table:table-cell office:value-type="string" table:style-name="ce53">
            <text:p>on going</text:p>
          </table:table-cell>
          <table:table-cell table:number-columns-repeated="2" table:style-name="ce53"/>
          <table:table-cell office:value-type="string" table:style-name="ce53">
            <text:p>nmp</text:p>
          </table:table-cell>
          <table:table-cell table:number-columns-repeated="54" table:style-name="ce53"/>
          <table:table-cell table:number-columns-repeated="16320"/>
        </table:table-row>
        <table:table-row table:style-name="ro2">
          <table:table-cell office:value-type="string" table:style-name="ce66">
            <text:p>19-12-04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e807e8caa7c610e4d18585">futility_pruning^</text:a></text:p>
          </table:table-cell>
          <table:table-cell office:value-type="string" table:style-name="ce66">
            <text:p><text:a xlink:href="https://github.com/locutus2/Stockfish/compare/97a0e4e...1f6a89f">diff</text:a></text:p>
          </table:table-cell>
          <table:table-cell office:value-type="string" table:style-name="ce66">
            <text:p>2.96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6-10-19T00:00:00" table:style-name="ce58">
            <text:p>10/19/06</text:p>
          </table:table-cell>
          <table:table-cell office:value-type="string" table:style-name="ce59">
            <text:p><text:a xlink:href="http://tests.stockfishchess.org/tests/user/xoto">xot</text:a></text:p>
          </table:table-cell>
          <table:table-cell office:value-type="string" table:style-name="ce59">
            <text:p><text:a xlink:href="http://tests.stockfishchess.org/tests/view/5d9a65f20ebc5902b6cf303d">reply3</text:a></text:p>
          </table:table-cell>
          <table:table-cell office:value-type="string" table:style-name="ce59">
            <text:p>diff</text:p>
          </table:table-cell>
          <table:table-cell office:value-type="string" table:style-name="ce59">
            <text:p>2.94</text:p>
          </table:table-cell>
          <table:table-cell office:value-type="string" table:style-name="ce59">
            <text:p>!Tal Strong</text:p>
          </table:table-cell>
          <table:table-cell office:value-type="string" table:style-name="ce60">
            <text:p>not integrated</text:p>
          </table:table-cell>
          <table:table-cell office:value-type="string" table:style-name="ce60">
            <text:p>¨+1¨</text:p>
          </table:table-cell>
          <table:table-cell office:value-type="string" table:style-name="ce60">
            <text:p>¨-1</text:p>
          </table:table-cell>
          <table:table-cell office:value-type="string" table:style-name="ce60">
            <text:p>lmr</text:p>
          </table:table-cell>
          <table:table-cell table:number-columns-repeated="54" table:style-name="ce60"/>
          <table:table-cell table:number-columns-repeated="16320"/>
        </table:table-row>
        <table:table-row table:style-name="ro2">
          <table:table-cell office:value-type="date" office:date-value="2007-12-19T00:00:00" table:style-name="ce65">
            <text:p>12/19/07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deb1e98b7bdefd50db28ce0">kd_KFDquad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9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6-10-19T00:00:00" table:style-name="ce65">
            <text:p>10/19/06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9a03ec0ebc5902b6cf0bf5">partInsertT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93</text:p>
          </table:table-cell>
          <table:table-cell table:style-name="ce66"/>
          <table:table-cell office:value-type="string" table:style-name="ce67">
            <text:p>on going</text:p>
          </table:table-cell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date" office:date-value="2027-02-20T00:00:00" table:style-name="ce65">
            <text:p>2/20/27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57bb6e84a82b4acd414a13">mpc_ttpv</text:a></text:p>
          </table:table-cell>
          <table:table-cell office:value-type="string" table:style-name="ce66">
            <text:p><text:a xlink:href="https://github.com/pb00068/Stockfish/compare/09f53db...6464aa1">diff</text:a></text:p>
          </table:table-cell>
          <table:table-cell office:value-type="string" table:style-name="ce66">
            <text:p>2.91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4">
          <table:table-cell office:value-type="date" office:date-value="2019-01-20T00:00:00" table:style-name="ce65">
            <text:p>1/20/19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24cfddc3b97aa0d75bbf70">pawnfwsupp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e24cfddc3b97aa0d75bbf70">http://tests.stockfishchess.org/html/live_elo.html?5e24cfddc3b97aa0d75bbf70</text:a>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0-12-19T00:00:00" table:style-name="ce65">
            <text:p>12/19/20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fc1742e70446e17e45100d">ps_templates3</text:a></text:p>
          </table:table-cell>
          <table:table-cell office:value-type="string" table:style-name="ce66">
            <text:p><text:a xlink:href="https://github.com/protonspring/Stockfish/compare/b648247...e67ab95">diff</text:a></text:p>
          </table:table-cell>
          <table:table-cell office:value-type="string" table:style-name="ce66">
            <text:p>2.91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304ba1ab2d69d58394fd80">probcut_tt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9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8-11-19T00:00:00" table:style-name="ce65">
            <text:p>11/19/1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d2a6c052f6aceed2808697">delayed_ext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88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2-01-20T00:00:00" table:style-name="ce65">
            <text:p>1/20/22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283848c3b97aa0d75bc254">reductions_check2</text:a></text:p>
          </table:table-cell>
          <table:table-cell office:value-type="string" table:style-name="ce66">
            <text:p><text:a xlink:href="https://github.com/snicolet/Stockfish/compare/783f125...d48a87a">diff</text:a></text:p>
          </table:table-cell>
          <table:table-cell office:value-type="string" table:style-name="ce66">
            <text:p>2.86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5-11-19T00:00:00" table:style-name="ce65">
            <text:p>11/19/25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dc3ba3e0b4af579302bae1">LinkingRooks</text:a></text:p>
          </table:table-cell>
          <table:table-cell office:value-type="string" table:style-name="ce66">
            <text:p><text:a xlink:href="https://github.com/MJZ1977/Stockfish/compare/87ed9fa...fe9eb37">diff</text:a></text:p>
          </table:table-cell>
          <table:table-cell office:value-type="string" table:style-name="ce66">
            <text:p>2.86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10">
          <table:table-cell office:value-type="date" office:date-value="2019-08-19T00:00:00" table:style-name="ce51">
            <text:p>8/19/19</text:p>
          </table:table-cell>
          <table:table-cell office:value-type="string" table:style-name="ce52">
            <text:p><text:a xlink:href="http://tests.stockfishchess.org/tests/user/Vizvezdenec">Viz</text:a></text:p>
          </table:table-cell>
          <table:table-cell office:value-type="string" table:style-name="ce52">
            <text:p><text:a xlink:href="http://tests.stockfishchess.org/tests/view/5d5b2f8e0ebc5925cf1111b8">captLMRcutnode3</text:a></text:p>
          </table:table-cell>
          <table:table-cell office:value-type="string" table:style-name="ce52">
            <text:p>diff</text:p>
          </table:table-cell>
          <table:table-cell office:value-type="string" table:style-name="ce52">
            <text:p>2.86</text:p>
          </table:table-cell>
          <table:table-cell office:value-type="string" table:style-name="ce52">
            <text:p>KO</text:p>
          </table:table-cell>
          <table:table-cell office:value-type="string" table:style-name="ce52">
            <text:p>Revert: only Tal</text:p>
            <text:p>Master: 116</text:p>
            <text:p>Branch: 117</text:p>
            <text:p/>
          </table:table-cell>
          <table:table-cell table:number-columns-repeated="2" table:style-name="ce53"/>
          <table:table-cell office:value-type="string" table:style-name="ce53">
            <text:p>lmr</text:p>
          </table:table-cell>
          <table:table-cell table:number-columns-repeated="54" table:style-name="ce53"/>
          <table:table-cell table:number-columns-repeated="16320"/>
        </table:table-row>
        <table:table-row table:style-name="ro2">
          <table:table-cell office:value-type="string" table:style-name="ce66">
            <text:p>19-12-25</text:p>
          </table:table-cell>
          <table:table-cell office:value-type="string" table:style-name="ce66">
            <text:p><text:a xlink:href="https://tests.stockfishchess.org/tests/user/vdv">vdv</text:a></text:p>
          </table:table-cell>
          <table:table-cell office:value-type="string" table:style-name="ce66">
            <text:p><text:a xlink:href="https://tests.stockfishchess.org/tests/view/5e02debdc13ac2425c4a9b53">pvDraw3~7</text:a></text:p>
          </table:table-cell>
          <table:table-cell office:value-type="string" table:style-name="ce66">
            <text:p><text:a xlink:href="https://github.com/vondele/Stockfish/compare/13f70d0...5c189e8">diff</text:a></text:p>
          </table:table-cell>
          <table:table-cell office:value-type="string" table:style-name="ce66">
            <text:p>2.85</text:p>
          </table:table-cell>
          <table:table-cell table:number-columns-repeated="2" table:style-name="ce66"/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string" table:style-name="ce66">
            <text:p>19-12-0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8469acaa7c610e4d185cb">queenlessSpace1</text:a></text:p>
          </table:table-cell>
          <table:table-cell office:value-type="string" table:style-name="ce66">
            <text:p><text:a xlink:href="https://github.com/Vizvezdenec/Stockfish/compare/97a0e4e...f3a1190">diff</text:a></text:p>
          </table:table-cell>
          <table:table-cell office:value-type="string" table:style-name="ce66">
            <text:p>2.85</text:p>
          </table:table-cell>
          <table:table-cell table:number-columns-repeated="2" table:style-name="ce66"/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date" office:date-value="2022-12-19T00:00:00" table:style-name="ce65">
            <text:p>12/19/22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dff894dc13ac2425c4a99a3">rmSzLmr^</text:a></text:p>
          </table:table-cell>
          <table:table-cell office:value-type="string" table:style-name="ce66">
            <text:p><text:a xlink:href="https://github.com/miguel-l/Stockfish/compare/b648247...8fb6a27">diff</text:a></text:p>
          </table:table-cell>
          <table:table-cell office:value-type="string" table:style-name="ce66">
            <text:p>2.83</text:p>
          </table:table-cell>
          <table:table-cell table:number-columns-repeated="2" table:style-name="ce66"/>
          <table:table-cell table:number-columns-repeated="57" table:style-name="ce67"/>
          <table:table-cell table:number-columns-repeated="16320"/>
        </table:table-row>
        <table:table-row table:style-name="ro2">
          <table:table-cell office:value-type="date" office:date-value="2028-09-19T00:00:00" table:style-name="ce65">
            <text:p>9/19/28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d8f31a40ebc59085c6be11f">lmrT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83</text:p>
          </table:table-cell>
          <table:table-cell office:value-type="string" table:style-name="ce66">
            <text:p>!Tal Strong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string" table:style-name="ce66">
            <text:p>19-12-05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e97c53caa7c610e4d18664">french8^^</text:a></text:p>
          </table:table-cell>
          <table:table-cell office:value-type="string" table:style-name="ce66">
            <text:p><text:a xlink:href="https://github.com/snicolet/Stockfish/compare/97a0e4e...e541a90">diff</text:a></text:p>
          </table:table-cell>
          <table:table-cell office:value-type="string" table:style-name="ce66">
            <text:p>2.82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string" table:style-name="ce56">
            <text:p>19-12-12</text:p>
          </table:table-cell>
          <table:table-cell office:value-type="string" table:style-name="ce56">
            <text:p><text:a xlink:href="http://tests.stockfishchess.org/tests/user/Fisherman">Fis</text:a></text:p>
          </table:table-cell>
          <table:table-cell office:value-type="string" table:style-name="ce56">
            <text:p><text:a xlink:href="http://tests.stockfishchess.org/tests/view/5df22e979adce9e7e53b9c48">Improving</text:a></text:p>
          </table:table-cell>
          <table:table-cell office:value-type="string" table:style-name="ce56">
            <text:p><text:a xlink:href="https://github.com/mstembera/Stockfish/compare/b648247...87a20d9">diff</text:a></text:p>
          </table:table-cell>
          <table:table-cell office:value-type="string" table:style-name="ce56">
            <text:p>2.81</text:p>
          </table:table-cell>
          <table:table-cell table:style-name="ce56"/>
          <table:table-cell office:value-type="string" table:style-name="ce68">
            <text:p>Official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18-01-20T00:00:00" table:style-name="ce65">
            <text:p>1/20/1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23485ac3b97aa0d75bbe81">fPrCutNode8</text:a></text:p>
          </table:table-cell>
          <table:table-cell office:value-type="string" table:style-name="ce66">
            <text:p><text:a xlink:href="https://github.com/Vizvezdenec/Stockfish/compare/c3483fa...ce58b14">diff</text:a></text:p>
          </table:table-cell>
          <table:table-cell office:value-type="string" table:style-name="ce66">
            <text:p>2.79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1-12-19T00:00:00" table:style-name="ce65">
            <text:p>12/19/2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fe6c76e70446e17e45114a">kfdTweak4</text:a></text:p>
          </table:table-cell>
          <table:table-cell office:value-type="string" table:style-name="ce66">
            <text:p><text:a xlink:href="https://github.com/Vizvezdenec/Stockfish/compare/b648247...2fa2d5b">diff</text:a></text:p>
          </table:table-cell>
          <table:table-cell office:value-type="string" table:style-name="ce66">
            <text:p>2.79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214c3346e35ac603b7d48">lmr_non_ca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77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cba7b87585b1706b6831e">prevQpenalty6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77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5-12-19T00:00:00" table:style-name="ce65">
            <text:p>12/19/15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f646466932658fe9b451e9">Root_sacrifice</text:a></text:p>
          </table:table-cell>
          <table:table-cell office:value-type="string" table:style-name="ce66">
            <text:p><text:a xlink:href="https://github.com/MJZ1977/Stockfish/compare/b648247...0b5811c">diff</text:a></text:p>
          </table:table-cell>
          <table:table-cell office:value-type="string" table:style-name="ce66">
            <text:p>2.76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8-03-20T00:00:00" table:style-name="ce65">
            <text:p>3/20/18</text:p>
          </table:table-cell>
          <table:table-cell office:value-type="string" table:style-name="ce66">
            <text:p><text:a xlink:href="https://tests.stockfishchess.org/tests/user/snicolet">sni</text:a></text:p>
          </table:table-cell>
          <table:table-cell office:value-type="string" table:style-name="ce66">
            <text:p><text:a xlink:href="https://tests.stockfishchess.org/tests/view/5e726126e42a5c3b3ca2e72b">bad_bishop1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75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8-08-19T00:00:00" table:style-name="ce51">
            <text:p>8/19/18</text:p>
          </table:table-cell>
          <table:table-cell office:value-type="string" table:style-name="ce52">
            <text:p><text:a xlink:href="http://tests.stockfishchess.org/tests/user/VoyagerOne">Voy</text:a></text:p>
          </table:table-cell>
          <table:table-cell office:value-type="string" table:style-name="ce52">
            <text:p><text:a xlink:href="http://tests.stockfishchess.org/tests/view/5d59d1110ebc5925cf10fb59">nmpSC6b</text:a></text:p>
          </table:table-cell>
          <table:table-cell office:value-type="string" table:style-name="ce52">
            <text:p><text:a xlink:href="https://github.com/VoyagerOne/Stockfish/compare/7efc39d...98b5236">diff</text:a></text:p>
          </table:table-cell>
          <table:table-cell office:value-type="string" table:style-name="ce52">
            <text:p>2.74</text:p>
          </table:table-cell>
          <table:table-cell office:value-type="string" table:style-name="ce52">
            <text:p>! Capablanca Strong Revert</text:p>
          </table:table-cell>
          <table:table-cell office:value-type="string" table:style-name="ce52">
            <text:p>KO</text:p>
          </table:table-cell>
          <table:table-cell table:number-columns-repeated="2" table:style-name="ce53"/>
          <table:table-cell office:value-type="string" table:style-name="ce53">
            <text:p>null move</text:p>
          </table:table-cell>
          <table:table-cell table:number-columns-repeated="54" table:style-name="ce53"/>
          <table:table-cell table:number-columns-repeated="16320"/>
        </table:table-row>
        <table:table-row table:style-name="ro2">
          <table:table-cell office:value-type="date" office:date-value="2004-08-19T00:00:00" table:style-name="ce51">
            <text:p>8/19/04</text:p>
          </table:table-cell>
          <table:table-cell office:value-type="string" table:style-name="ce52">
            <text:p><text:a xlink:href="http://tests.stockfishchess.org/tests/user/MJZ1977">MJZ</text:a></text:p>
          </table:table-cell>
          <table:table-cell office:value-type="string" table:style-name="ce52">
            <text:p><text:a xlink:href="http://tests.stockfishchess.org/tests/view/5d472a430ebc5925cf0ff132">NMP-ply_lastMove</text:a></text:p>
          </table:table-cell>
          <table:table-cell office:value-type="string" table:style-name="ce52">
            <text:p><text:a xlink:href="https://github.com/MJZ1977/Stockfish/compare/fcee0ce...adf1bbc">diff</text:a></text:p>
          </table:table-cell>
          <table:table-cell office:value-type="string" table:style-name="ce52">
            <text:p>2.74</text:p>
          </table:table-cell>
          <table:table-cell office:value-type="string" table:style-name="ce52">
            <text:p>!Capablanca</text:p>
          </table:table-cell>
          <table:table-cell office:value-type="string" table:style-name="ce53">
            <text:p>KO</text:p>
          </table:table-cell>
          <table:table-cell table:number-columns-repeated="2" table:style-name="ce53"/>
          <table:table-cell office:value-type="string" table:style-name="ce53">
            <text:p>null move</text:p>
          </table:table-cell>
          <table:table-cell table:number-columns-repeated="54" table:style-name="ce53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fe360ab2d69d58394fd4c">lmr_escape2</text:a></text:p>
          </table:table-cell>
          <table:table-cell office:value-type="string" table:style-name="ce66">
            <text:p><text:a xlink:href="https://github.com/locutus2/Stockfish/compare/1d3efff...1e11a75">diff</text:a></text:p>
          </table:table-cell>
          <table:table-cell office:value-type="string" table:style-name="ce66">
            <text:p>2.73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15-07-19T00:00:00" table:style-name="ce55">
            <text:p>7/19/15</text:p>
          </table:table-cell>
          <table:table-cell office:value-type="string" table:style-name="ce56">
            <text:p><text:a xlink:href="http://tests.stockfishchess.org/tests/user/31m059">31m</text:a></text:p>
          </table:table-cell>
          <table:table-cell office:value-type="string" table:style-name="ce56">
            <text:p><text:a xlink:href="http://tests.stockfishchess.org/tests/view/5d2c907e0ebc5925cf0dcf40">nmp_pin</text:a></text:p>
          </table:table-cell>
          <table:table-cell office:value-type="string" table:style-name="ce56">
            <text:p><text:a xlink:href="https://github.com/31m059/Stockfish/compare/7090d25...3cde1cc">diff</text:a></text:p>
          </table:table-cell>
          <table:table-cell office:value-type="string" table:style-name="ce56">
            <text:p>2.73</text:p>
          </table:table-cell>
          <table:table-cell office:value-type="string" table:style-name="ce56">
            <text:p>!Capablanca</text:p>
          </table:table-cell>
          <table:table-cell office:value-type="string" table:style-name="ce68">
            <text:p>ok</text:p>
          </table:table-cell>
          <table:table-cell office:value-type="float" office:value="1" table:style-name="ce57">
            <text:p>1</text:p>
          </table:table-cell>
          <table:table-cell office:value-type="float" office:value="7" table:style-name="ce57">
            <text:p>7</text:p>
          </table:table-cell>
          <table:table-cell office:value-type="string" table:style-name="ce57">
            <text:p>null move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5-08-19T00:00:00" table:style-name="ce65">
            <text:p>8/19/1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55cde40ebc5925cf10b79d">futilityArrayLTC</text:a></text:p>
          </table:table-cell>
          <table:table-cell office:value-type="string" table:style-name="ce66">
            <text:p><text:a xlink:href="https://github.com/Vizvezdenec/Stockfish/compare/7efc39d...b624353">diff</text:a></text:p>
          </table:table-cell>
          <table:table-cell office:value-type="string" table:style-name="ce66">
            <text:p>2.45</text:p>
          </table:table-cell>
          <table:table-cell office:value-type="string" table:style-name="ce66">
            <text:p>!Capablanca</text:p>
          </table:table-cell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7-12-19T00:00:00" table:style-name="ce65">
            <text:p>12/19/0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b2ba5b7bdefd50db28cf6">lastCaptLMR1</text:a></text:p>
          </table:table-cell>
          <table:table-cell office:value-type="string" table:style-name="ce66">
            <text:p><text:a xlink:href="https://github.com/Vizvezdenec/Stockfish/compare/97a0e4e...3b7e77b">diff</text:a></text:p>
          </table:table-cell>
          <table:table-cell office:value-type="string" table:style-name="ce66">
            <text:p>2.74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5">
          <table:table-cell office:value-type="date" office:date-value="2004-10-19T00:00:00" table:style-name="ce55">
            <text:p>10/19/04</text:p>
          </table:table-cell>
          <table:table-cell office:value-type="string" table:style-name="ce56">
            <text:p><text:a xlink:href="http://tests.stockfishchess.org/tests/user/VoyagerOne">Voy</text:a></text:p>
          </table:table-cell>
          <table:table-cell office:value-type="string" table:style-name="ce56">
            <text:p><text:a xlink:href="http://tests.stockfishchess.org/tests/view/5d97ccb90ebc590c21aa7bc0">cmhCap3c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73</text:p>
          </table:table-cell>
          <table:table-cell table:style-name="ce56"/>
          <table:table-cell office:value-type="float" office:value="11" table:style-name="ce57">
            <text:p>11</text:p>
          </table:table-cell>
          <table:table-cell table:number-columns-repeated="2" table:style-name="ce57"/>
          <table:table-cell office:value-type="string" table:style-name="ce56">
            <text:p><text:a xlink:href="https://github.com/official-stockfish/Stockfish/commit/c78f8ddd868966b43b20ae4ef585b6cf1f7ab595">Official+ No functional https://github.com/official-stockfish/Stockfish/commit/c78f8ddd868966b43b20ae4ef585b6cf1f7ab595</text:a>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08-01-20T00:00:00" table:style-name="ce65">
            <text:p>1/20/08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15fe7f61fe5f83a67dd94e">ps_infiltration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72</text:p>
          </table:table-cell>
          <table:table-cell table:style-name="ce66"/>
          <table:table-cell table:number-columns-repeated="3" table:style-name="ce67"/>
          <table:table-cell table:style-name="ce66"/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070b90ebc5902579e20c2">TTprogressPR1024</text:a></text:p>
          </table:table-cell>
          <table:table-cell office:value-type="string" table:style-name="ce66">
            <text:p><text:a xlink:href="https://github.com/vondele/Stockfish/compare/3468138...83c5fd4">diff</text:a></text:p>
          </table:table-cell>
          <table:table-cell office:value-type="string" table:style-name="ce66">
            <text:p>2.72</text:p>
          </table:table-cell>
          <table:table-cell table:style-name="ce66"/>
          <table:table-cell table:number-columns-repeated="3" table:style-name="ce67"/>
          <table:table-cell table:style-name="ce66"/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13-11-19T00:00:00" table:style-name="ce65">
            <text:p>11/19/13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cbca5e0ebc59025692440f">swap_ext_prun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7</text:p>
          </table:table-cell>
          <table:table-cell table:style-name="ce66"/>
          <table:table-cell table:number-columns-repeated="3" table:style-name="ce67"/>
          <table:table-cell table:style-name="ce66"/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22-08-19T00:00:00" table:style-name="ce21">
            <text:p>8/19/22</text:p>
          </table:table-cell>
          <table:table-cell office:value-type="string" table:style-name="ce22">
            <text:p><text:a xlink:href="http://tests.stockfishchess.org/tests/user/VoyagerOne">Voy</text:a></text:p>
          </table:table-cell>
          <table:table-cell office:value-type="string" table:style-name="ce22">
            <text:p><text:a xlink:href="http://tests.stockfishchess.org/tests/view/5d5ec7310ebc5925cf113610">nmpT2'</text:a></text:p>
          </table:table-cell>
          <table:table-cell office:value-type="string" table:style-name="ce22">
            <text:p>diff</text:p>
          </table:table-cell>
          <table:table-cell office:value-type="string" table:style-name="ce22">
            <text:p>2.68</text:p>
          </table:table-cell>
          <table:table-cell table:style-name="ce22"/>
          <table:table-cell office:value-type="string" table:style-name="ce5">
            <text:p>KO</text:p>
          </table:table-cell>
          <table:table-cell table:number-columns-repeated="2" table:style-name="ce20"/>
          <table:table-cell office:value-type="string" table:style-name="ce22">
            <text:p>null move</text:p>
          </table:table-cell>
          <table:table-cell table:number-columns-repeated="54" table:style-name="ce20"/>
          <table:table-cell table:number-columns-repeated="16320"/>
        </table:table-row>
        <table:table-row table:style-name="ro2">
          <table:table-cell office:value-type="date" office:date-value="2003-01-20T00:00:00" table:style-name="ce65">
            <text:p>1/20/03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f21c2587812f4f2886fe1">KinfTweaks2</text:a></text:p>
          </table:table-cell>
          <table:table-cell office:value-type="string" table:style-name="ce66">
            <text:p><text:a xlink:href="https://github.com/Vizvezdenec/Stockfish/compare/d9967cd...0525089">diff</text:a></text:p>
          </table:table-cell>
          <table:table-cell office:value-type="string" table:style-name="ce66">
            <text:p>2.69</text:p>
          </table:table-cell>
          <table:table-cell table:style-name="ce66"/>
          <table:table-cell table:number-columns-repeated="3" table:style-name="ce67"/>
          <table:table-cell table:style-name="ce66"/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21-08-19T00:00:00" table:style-name="ce65">
            <text:p>8/19/21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5d60bb0ebc5925cf112619">lmr_cutnode_cap</text:a></text:p>
          </table:table-cell>
          <table:table-cell office:value-type="string" table:style-name="ce66">
            <text:p><text:a xlink:href="https://github.com/locutus2/Stockfish/compare/10d2ebc...7bcfc36">diff</text:a></text:p>
          </table:table-cell>
          <table:table-cell office:value-type="string" table:style-name="ce66">
            <text:p>2.68</text:p>
          </table:table-cell>
          <table:table-cell table:style-name="ce66"/>
          <table:table-cell table:number-columns-repeated="3" table:style-name="ce67"/>
          <table:table-cell office:value-type="string" table:style-name="ce67">
            <text:p>lmr</text:p>
          </table:table-cell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19-01-20T00:00:00" table:style-name="ce65">
            <text:p>1/20/19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23dd62c3b97aa0d75bbed4">kd_pawnChainFront</text:a></text:p>
          </table:table-cell>
          <table:table-cell office:value-type="string" table:style-name="ce66">
            <text:p><text:a xlink:href="https://github.com/31m059/Stockfish/compare/c3483fa...b4676f7">diff</text:a></text:p>
          </table:table-cell>
          <table:table-cell office:value-type="string" table:style-name="ce66">
            <text:p>2.67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02-12-19T00:00:00" table:style-name="ce65">
            <text:p>12/19/02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46a185e868d334be516a8">kfaKfdInc3</text:a></text:p>
          </table:table-cell>
          <table:table-cell office:value-type="string" table:style-name="ce66">
            <text:p>u</text:p>
          </table:table-cell>
          <table:table-cell office:value-type="string" table:style-name="ce66">
            <text:p>2.67</text:p>
          </table:table-cell>
          <table:table-cell table:style-name="ce66"/>
          <table:table-cell table:number-columns-repeated="58" table:style-name="ce67"/>
          <table:table-cell table:number-columns-repeated="16320"/>
        </table:table-row>
        <table:table-row table:style-name="ro2">
          <table:table-cell office:value-type="date" office:date-value="2022-09-19T00:00:00" table:style-name="ce55">
            <text:p>9/19/22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d8732c80ebc5971531d7328">samePSqUpdate3</text:a></text:p>
          </table:table-cell>
          <table:table-cell office:value-type="string" table:style-name="ce56">
            <text:p>diff</text:p>
          </table:table-cell>
          <table:table-cell office:value-type="string" table:style-name="ce57">
            <text:p>2.67</text:p>
          </table:table-cell>
          <table:table-cell office:value-type="string" table:style-name="ce57">
            <text:p>Tal→Tal strong</text:p>
          </table:table-cell>
          <table:table-cell office:value-type="string" table:style-name="ce57">
            <text:p>OK</text:p>
          </table:table-cell>
          <table:table-cell table:number-columns-repeated="57" table:style-name="ce57"/>
          <table:table-cell table:number-columns-repeated="16320"/>
        </table:table-row>
        <table:table-row table:style-name="ro2">
          <table:table-cell office:value-type="date" office:date-value="2019-01-20T00:00:00" table:style-name="ce65">
            <text:p>1/20/1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47b8ec3b97aa0d75bbf28">lmr_cap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6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string" table:style-name="ce66">
            <text:p>19-10-07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9b3d230ebc5902b6cff38b">twkC4</text:a></text:p>
          </table:table-cell>
          <table:table-cell office:value-type="string" table:style-name="ce66">
            <text:p><text:a xlink:href="https://github.com/SFisGOD/Stockfish/compare/0b0b21c...166b3cd">diff</text:a></text:p>
          </table:table-cell>
          <table:table-cell office:value-type="string" table:style-name="ce67">
            <text:p>2.6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0-11-19T00:00:00" table:style-name="ce55">
            <text:p>11/19/20</text:p>
          </table:table-cell>
          <table:table-cell office:value-type="string" table:style-name="ce56">
            <text:p><text:a xlink:href="http://tests.stockfishchess.org/tests/user/Vizvezdenec">Viz</text:a></text:p>
          </table:table-cell>
          <table:table-cell office:value-type="string" table:style-name="ce56">
            <text:p><text:a xlink:href="http://tests.stockfishchess.org/tests/view/5dd4d51df531e81cf278eaac">explRateLMR2</text:a></text:p>
          </table:table-cell>
          <table:table-cell office:value-type="string" table:style-name="ce56">
            <text:p><text:a xlink:href="https://github.com/Vizvezdenec/Stockfish/compare/e0f42aa...d924736">diff</text:a></text:p>
          </table:table-cell>
          <table:table-cell office:value-type="string" table:style-name="ce57">
            <text:p>2.65</text:p>
          </table:table-cell>
          <table:table-cell table:number-columns-repeated="4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24-11-19T00:00:00" table:style-name="ce55">
            <text:p>11/19/24</text:p>
          </table:table-cell>
          <table:table-cell office:value-type="string" table:style-name="ce56">
            <text:p><text:a xlink:href="http://tests.stockfishchess.org/tests/user/MJZ1977">MJZ</text:a></text:p>
          </table:table-cell>
          <table:table-cell office:value-type="string" table:style-name="ce56">
            <text:p><text:a xlink:href="http://tests.stockfishchess.org/tests/view/5ddb0401e75c0005326d2150">LastCaptures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63</text:p>
          </table:table-cell>
          <table:table-cell table:number-columns-repeated="4" table:style-name="ce57"/>
          <table:table-cell office:value-type="string" table:style-name="ce57">
            <text:p>Official</text:p>
          </table:table-cell>
          <table:table-cell table:number-columns-repeated="54" table:style-name="ce57"/>
          <table:table-cell table:number-columns-repeated="16320"/>
        </table:table-row>
        <table:table-row table:style-name="ro2">
          <table:table-cell office:value-type="date" office:date-value="2010-01-20T00:00:00" table:style-name="ce65">
            <text:p>1/20/1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8da3b27dab692fcf9a158">futPruningPNtw2</text:a></text:p>
          </table:table-cell>
          <table:table-cell office:value-type="string" table:style-name="ce66">
            <text:p><text:a xlink:href="https://github.com/Vizvezdenec/Stockfish/compare/114ddb7...98baeb7">diff</text:a></text:p>
          </table:table-cell>
          <table:table-cell office:value-type="string" table:style-name="ce66">
            <text:p>2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fa5760ebc590256326464">kfadBalance3</text:a></text:p>
          </table:table-cell>
          <table:table-cell office:value-type="string" table:style-name="ce66">
            <text:p><text:a xlink:href="https://github.com/Vizvezdenec/Stockfish/compare/a00a336...e6a78d0">diff</text:a></text:p>
          </table:table-cell>
          <table:table-cell office:value-type="string" table:style-name="ce67">
            <text:p>2.62</text:p>
          </table:table-cell>
          <table:table-cell table:number-columns-repeated="4" table:style-name="ce67"/>
          <table:table-cell office:value-type="string" table:style-name="ce67">
            <text:p>Official</text:p>
          </table:table-cell>
          <table:table-cell table:number-columns-repeated="54" table:style-name="ce67"/>
          <table:table-cell table:number-columns-repeated="16320"/>
        </table:table-row>
        <table:table-row table:style-name="ro2">
          <table:table-cell office:value-type="date" office:date-value="2024-09-19T00:00:00" table:style-name="ce65">
            <text:p>9/19/24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8a77120ebc595091807ada">threadAspi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3-01-20T00:00:00" table:style-name="ce65">
            <text:p>1/20/13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cef5475be933c8fe635ac">futPrETweak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62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5-01-20T00:00:00" table:style-name="ce65">
            <text:p>1/20/1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e6a078fd5f550e4ae1c0f">captMcLMR1</text:a></text:p>
          </table:table-cell>
          <table:table-cell office:value-type="string" table:style-name="ce66">
            <text:p>o</text:p>
          </table:table-cell>
          <table:table-cell office:value-type="string" table:style-name="ce66">
            <text:p>2.5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7-11-19T00:00:00" table:style-name="ce65">
            <text:p>11/19/27</text:p>
          </table:table-cell>
          <table:table-cell office:value-type="string" table:style-name="ce66">
            <text:p><text:a xlink:href="http://tests.stockfishchess.org/tests/user/lantonov">lan</text:a></text:p>
          </table:table-cell>
          <table:table-cell office:value-type="string" table:style-name="ce66">
            <text:p><text:a xlink:href="http://tests.stockfishchess.org/tests/view/5dde2cbb7da46dcfc84a689f">razor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7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4-11-19T00:00:00" table:style-name="ce65">
            <text:p>11/19/2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9ca29ac5c08470858acfa">kfdQuadRetry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210006346e35ac603b7ce2">pawnChain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2-09-19T00:00:00" table:style-name="ce65">
            <text:p>9/19/12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d7a40590ebc5902d38577a2">noRevCastle</text:a></text:p>
          </table:table-cell>
          <table:table-cell office:value-type="string" table:style-name="ce1">
            <text:p><text:a xlink:href="https://github.com/miguel-l/Stockfish/compare/8aecf26...d60cf1f">https://github.com/miguel-l/Stockfish/compare/8aecf26...d60cf1f</text:a></text:p>
          </table:table-cell>
          <table:table-cell office:value-type="string" table:style-name="ce1">
            <text:p>2.55</text:p>
          </table:table-cell>
          <table:table-cell office:value-type="string" table:style-name="ce1">
            <text:p>Always (only Petrosian equal)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05-11-19T00:00:00" table:style-name="ce65">
            <text:p>11/19/0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0c6680ebc5904493b0185">noReLMR2</text:a></text:p>
          </table:table-cell>
          <table:table-cell office:value-type="string" table:style-name="ce66">
            <text:p><text:a xlink:href="https://github.com/Vizvezdenec/Stockfish/compare/3804eff...9a41e1b">diff</text:a></text:p>
          </table:table-cell>
          <table:table-cell office:value-type="string" table:style-name="ce1">
            <text:p>2.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1931-03-20T00:00:00" table:style-name="ce65">
            <text:p>3/20/31</text:p>
          </table:table-cell>
          <table:table-cell office:value-type="string" table:style-name="ce66">
            <text:p><text:a xlink:href="https://tests.stockfishchess.org/tests/user/vdv">vdv</text:a></text:p>
          </table:table-cell>
          <table:table-cell office:value-type="string" table:style-name="ce66">
            <text:p><text:a xlink:href="https://tests.stockfishchess.org/tests/view/5e838b48e42a5c3b3ca2eeeb">colorBia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s://tests.stockfishchess.org/html/live_elo.html?5e838b48e42a5c3b3ca2eeeb">https://tests.stockfishchess.org/html/live_elo.html?5e838b48e42a5c3b3ca2eeeb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fauzi2">fau</text:a></text:p>
          </table:table-cell>
          <table:table-cell office:value-type="string" table:style-name="ce66">
            <text:p><text:a xlink:href="http://tests.stockfishchess.org/tests/view/5e19e325d12216a2857e62f7">pf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8-19T00:00:00" table:style-name="ce65">
            <text:p>8/19/19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5a96be0ebc5925cf110841">Alpha-ReductionB</text:a></text:p>
          </table:table-cell>
          <table:table-cell office:value-type="string" table:style-name="ce66">
            <text:p><text:a xlink:href="https://github.com/MJZ1977/Stockfish/compare/7efc39d...1233390">diff</text:a></text:p>
          </table:table-cell>
          <table:table-cell office:value-type="string" table:style-name="ce1">
            <text:p>2.53</text:p>
          </table:table-cell>
          <table:table-cell table:number-columns-repeated="4" table:style-name="ce1"/>
          <table:table-cell office:value-type="string" table:style-name="ce1">
            <text:p>lmr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22-03-20T00:00:00" table:style-name="ce65">
            <text:p>3/20/22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78152e42a5c3b3ca2e915">pcQueenCapt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2-19T00:00:00" table:style-name="ce65">
            <text:p>12/19/19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fc0c95e70446e17e451009">cutNodeSbeta5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cefb1f0ebc590256325c0e">TTprogress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6-08-19T00:00:00" table:style-name="ce65">
            <text:p>8/19/26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63926c0ebc5939d09f4360">TTsave-bestMove2</text:a></text:p>
          </table:table-cell>
          <table:table-cell office:value-type="string" table:style-name="ce1">
            <text:p><text:a xlink:href="https://github.com/MJZ1977/Stockfish/compare/8fec883...3832dd8">https://github.com/MJZ1977/Stockfish/compare/8fec883...3832dd8</text:a>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Tal strong</text:p>
          </table:table-cell>
          <table:table-cell table:number-columns-repeated="16378"/>
        </table:table-row>
        <table:table-row table:style-name="ro2">
          <table:table-cell office:value-type="date" office:date-value="2023-03-20T00:00:00" table:style-name="ce65">
            <text:p>3/20/23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8a9fae42a5c3b3ca2e979">timewinning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2-31T00:00:00" table:style-name="ce75">
            <text:p>2019-12-31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0b69e59d3fbe26f672d4cc">failhl1</text:a></text:p>
          </table:table-cell>
          <table:table-cell office:value-type="string" table:style-name="ce66">
            <text:p><text:a xlink:href="https://github.com/xoto10/stockfish-xoto10/compare/13f70d0...4db0c21">diff</text:a></text:p>
          </table:table-cell>
          <table:table-cell office:value-type="float" office:value="2.48" table:style-name="ce1">
            <text:p>2.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4-09-19T00:00:00" table:style-name="ce65">
            <text:p>9/19/14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7c991a0ebc5902d3863744">full_depth3</text:a></text:p>
          </table:table-cell>
          <table:table-cell office:value-type="string" table:style-name="ce66">
            <text:p><text:a xlink:href="https://github.com/snicolet/Stockfish/compare/e5cfa14...4eea431">diff</text:a></text:p>
          </table:table-cell>
          <table:table-cell office:value-type="string" table:style-name="ce1">
            <text:p>2.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9-19T00:00:00" table:style-name="ce65">
            <text:p>9/19/11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7948ea0ebc5902d3852a08">only_defender2</text:a></text:p>
          </table:table-cell>
          <table:table-cell office:value-type="string" table:style-name="ce1">
            <text:p><text:a xlink:href="https://github.com/snicolet/Stockfish/compare/61f44ce...1e58816">https://github.com/snicolet/Stockfish/compare/61f44ce...1e58816</text:a></text:p>
          </table:table-cell>
          <table:table-cell office:value-type="string" table:style-name="ce1">
            <text:p>2.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2-20T00:00:00" table:style-name="ce65">
            <text:p>2/20/11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42b556e70d848499f63cb9">badGoodCapt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2-20T00:00:00" table:style-name="ce65">
            <text:p>2/20/11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42b556e70d848499f63cb9">badGoodCapt</text:a></text:p>
          </table:table-cell>
          <table:table-cell office:value-type="string" table:style-name="ce66">
            <text:p><text:a xlink:href="https://github.com/pb00068/Stockfish/compare/4e89864...bdbc53d">diff</text:a></text:p>
          </table:table-cell>
          <table:table-cell office:value-type="string" table:style-name="ce1">
            <text:p>2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2-12-19T00:00:00" table:style-name="ce65">
            <text:p>12/19/02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e4c6565e868d334be516d4">abandon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19T00:00:00" table:style-name="ce65">
            <text:p>11/19/22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dd7528a42f722cd3149e19a">TimeIncrement</text:a></text:p>
          </table:table-cell>
          <table:table-cell office:value-type="string" table:style-name="ce66">
            <text:p><text:a xlink:href="https://github.com/mstembera/Stockfish/compare/3f41913...b774b49">diff</text:a></text:p>
          </table:table-cell>
          <table:table-cell office:value-type="string" table:style-name="ce1">
            <text:p>2.4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19T00:00:00" table:style-name="ce65">
            <text:p>11/19/22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dd7528a42f722cd3149e19a">TimeIncrement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ee2700ebc590256325956">sbetaCutNode1</text:a></text:p>
          </table:table-cell>
          <table:table-cell office:value-type="string" table:style-name="ce66">
            <text:p><text:a xlink:href="https://github.com/Vizvezdenec/Stockfish/compare/a00a336...e328971">diff</text:a></text:p>
          </table:table-cell>
          <table:table-cell office:value-type="string" table:style-name="ce1">
            <text:p>2.4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lantonov">lan</text:a></text:p>
          </table:table-cell>
          <table:table-cell office:value-type="string" table:style-name="ce66">
            <text:p><text:a xlink:href="https://tests.stockfishchess.org/tests/view/5e7de6b8e42a5c3b3ca2ec1d">KingAttackWeight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1-01-20T00:00:00" table:style-name="ce65">
            <text:p>1/20/3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4ae3ce70d848499f63799">futPrSs1New3</text:a></text:p>
          </table:table-cell>
          <table:table-cell office:value-type="string" table:style-name="ce66">
            <text:p><text:a xlink:href="https://github.com/Vizvezdenec/Stockfish/compare/6ccb1ca...20eddaa">diff</text:a></text:p>
          </table:table-cell>
          <table:table-cell office:value-type="string" table:style-name="ce1">
            <text:p>2.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12-19T00:00:00" table:style-name="ce65">
            <text:p>12/19/07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ebb790b7bdefd50db28d14">iterscores2pr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12-19T00:00:00" table:style-name="ce65">
            <text:p>12/19/03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e68a5bb407ee7bfda68a94">iterscores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1931-12-19T00:00:00" table:style-name="ce65">
            <text:p>12/19/31</text:p>
          </table:table-cell>
          <table:table-cell office:value-type="string" table:style-name="ce66">
            <text:p><text:a xlink:href="http://tests.stockfishchess.org/tests/user/lantonov">lan</text:a></text:p>
          </table:table-cell>
          <table:table-cell office:value-type="string" table:style-name="ce66">
            <text:p><text:a xlink:href="http://tests.stockfishchess.org/tests/view/5e0b17089d3fbe26f672d4ab">reductions_tabl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e0b17089d3fbe26f672d4ab">http://tests.stockfishchess.org/html/live_elo.html?5e0b17089d3fbe26f672d4ab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0T00:00:00" table:style-name="ce55">
            <text:p>1/20/23</text:p>
          </table:table-cell>
          <table:table-cell office:value-type="string" table:style-name="ce56">
            <text:p><text:a xlink:href="http://tests.stockfishchess.org/tests/user/sg">sg</text:a></text:p>
          </table:table-cell>
          <table:table-cell office:value-type="string" table:style-name="ce56">
            <text:p><text:a xlink:href="http://tests.stockfishchess.org/tests/view/5e2943734744cfa4d6af415b">history_update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3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6-11-19T00:00:00" table:style-name="ce65">
            <text:p>11/19/26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dcf4645a23bc8a40833195">abandon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9-27T00:00:00" table:style-name="ce75">
            <text:p>2019-09-27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8d93370ebc590f3beb1304">ps_connected45</text:a></text:p>
          </table:table-cell>
          <table:table-cell office:value-type="string" table:style-name="ce66">
            <text:p><text:a xlink:href="https://github.com/protonspring/Stockfish/compare/d703d2b...b0f36f0">diff</text:a></text:p>
          </table:table-cell>
          <table:table-cell office:value-type="float" office:value="2.37" table:style-name="ce1">
            <text:p>2.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2-20T00:00:00" table:style-name="ce72">
            <text:p>20/2/19</text:p>
          </table:table-cell>
          <table:table-cell office:value-type="string" table:style-name="ce39">
            <text:p><text:a xlink:href="http://tests.stockfishchess.org/tests/user/xoto">xot</text:a></text:p>
          </table:table-cell>
          <table:table-cell office:value-type="string" table:style-name="ce39">
            <text:p><text:a xlink:href="http://tests.stockfishchess.org/tests/view/5e4d1c6d90a0a02810d096d4">pawnsupp3</text:a></text:p>
          </table:table-cell>
          <table:table-cell office:value-type="string" table:style-name="ce39">
            <text:p><text:a xlink:href="https://github.com/xoto10/stockfish-xoto10/compare/10ead8a...66f2b87">diff</text:a></text:p>
          </table:table-cell>
          <table:table-cell office:value-type="string" table:style-name="ce1">
            <text:p>2.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d056c80ebc5902579e1f69">prepRankedTBSP</text:a></text:p>
          </table:table-cell>
          <table:table-cell office:value-type="string" table:style-name="ce66">
            <text:p><text:a xlink:href="https://github.com/SFisGOD/Stockfish/compare/3468138...05819d9">diff</text:a></text:p>
          </table:table-cell>
          <table:table-cell office:value-type="string" table:style-name="ce1">
            <text:p>2.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07-19T00:00:00" table:style-name="ce65">
            <text:p>7/19/12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282e9c0ebc5925cf0d529b">lmr_update3</text:a></text:p>
          </table:table-cell>
          <table:table-cell office:value-type="string" table:style-name="ce66">
            <text:p>diff</text:p>
          </table:table-cell>
          <table:table-cell office:value-type="float" office:value="2.36" table:style-name="ce66">
            <text:p>2.36</text:p>
          </table:table-cell>
          <table:table-cell table:number-columns-repeated="4" table:style-name="ce1"/>
          <table:table-cell office:value-type="string" table:style-name="ce1">
            <text:p>lmr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174ae50ac9162cdd5f3a4f">NMC_rootDepth1_4</text:a></text:p>
          </table:table-cell>
          <table:table-cell office:value-type="string" table:style-name="ce66">
            <text:p><text:a xlink:href="https://github.com/Chess13234/Stockfish/compare/09bef14...17549c8">diff</text:a></text:p>
          </table:table-cell>
          <table:table-cell office:value-type="float" office:value="2.34" table:style-name="ce66">
            <text:p>2.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1930-09-19T00:00:00" table:style-name="ce65">
            <text:p>9/19/30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91c3da0ebc594fb88eafa3">bishop_pawns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d91c3da0ebc594fb88eafa3">http://tests.stockfishchess.org/html/live_elo.html?5d91c3da0ebc594fb88eafa32.35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1-19T00:00:00" table:style-name="ce65">
            <text:p>11/19/2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a98a5e75c0005326d20e7">ocbSFnew4</text:a></text:p>
          </table:table-cell>
          <table:table-cell office:value-type="string" table:style-name="ce66">
            <text:p><text:a xlink:href="https://github.com/Vizvezdenec/Stockfish/compare/87ed9fa...8dbd6b3">diff</text:a></text:p>
          </table:table-cell>
          <table:table-cell office:value-type="string" table:style-name="ce66">
            <text:p>2.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1-11-19T00:00:00" table:style-name="ce65">
            <text:p>11/19/01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bc6cce0ebc5925b64ef117">sepCmplx3</text:a></text:p>
          </table:table-cell>
          <table:table-cell office:value-type="string" table:style-name="ce66">
            <text:p><text:a xlink:href="https://github.com/SFisGOD/Stockfish/compare/e8fca71...dac2534">diff</text:a></text:p>
          </table:table-cell>
          <table:table-cell office:value-type="string" table:style-name="ce66">
            <text:p>2.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9T00:00:00" table:style-name="ce65">
            <text:p>9/19/23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885da60ebc5906dd3e9fcd">psqtr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03-20T00:00:00" table:style-name="ce65">
            <text:p>3/20/15</text:p>
          </table:table-cell>
          <table:table-cell office:value-type="string" table:style-name="ce66">
            <text:p><text:a xlink:href="https://tests.stockfishchess.org/tests/user/protonspring">pro</text:a></text:p>
          </table:table-cell>
          <table:table-cell office:value-type="string" table:style-name="ce66">
            <text:p><text:a xlink:href="https://tests.stockfishchess.org/tests/view/5e6e8020e42a5c3b3ca2e60a">ps_outposts25</text:a></text:p>
          </table:table-cell>
          <table:table-cell office:value-type="string" table:style-name="ce66">
            <text:p><text:a xlink:href="https://github.com/protonspring/Stockfish/compare/ddcbacd...b7fe604">diff</text:a></text:p>
          </table:table-cell>
          <table:table-cell office:value-type="string" table:style-name="ce66">
            <text:p>2.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12-19T00:00:00" table:style-name="ce65">
            <text:p>12/19/08</text:p>
          </table:table-cell>
          <table:table-cell office:value-type="string" table:style-name="ce66">
            <text:p><text:a xlink:href="http://tests.stockfishchess.org/tests/user/Rocky">Roc</text:a></text:p>
          </table:table-cell>
          <table:table-cell office:value-type="string" table:style-name="ce66">
            <text:p><text:a xlink:href="http://tests.stockfishchess.org/tests/view/5ded04bc51219d7befdc773a">KingTun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3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2-19T00:00:00" table:style-name="ce65">
            <text:p>12/19/29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9236b9d3fbe26f672d39b">sbetaBetaSing3</text:a></text:p>
          </table:table-cell>
          <table:table-cell office:value-type="string" table:style-name="ce66">
            <text:p><text:a xlink:href="https://github.com/Vizvezdenec/Stockfish/compare/13f70d0...d65ac47">diff</text:a></text:p>
          </table:table-cell>
          <table:table-cell office:value-type="string" table:style-name="ce66">
            <text:p>2.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03-20T00:00:00" table:style-name="ce65">
            <text:p>3/20/25</text:p>
          </table:table-cell>
          <table:table-cell office:value-type="string" table:style-name="ce66">
            <text:p><text:a xlink:href="https://tests.stockfishchess.org/tests/user/pb00067">pb0</text:a></text:p>
          </table:table-cell>
          <table:table-cell office:value-type="string" table:style-name="ce66">
            <text:p><text:a xlink:href="https://tests.stockfishchess.org/tests/view/5e7b6d89e42a5c3b3ca2eaf4">preventDiscoCheck</text:a></text:p>
          </table:table-cell>
          <table:table-cell office:value-type="string" table:style-name="ce66">
            <text:p><text:a xlink:href="https://github.com/pb00068/Stockfish/compare/6ecab03...53f6a91">diff</text:a></text:p>
          </table:table-cell>
          <table:table-cell office:value-type="string" table:style-name="ce66">
            <text:p>2.2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6">
            <text:p>19-10-07</text:p>
          </table:table-cell>
          <table:table-cell office:value-type="string" table:style-name="ce56">
            <text:p><text:a xlink:href="http://tests.stockfishchess.org/tests/user/VoyagerOne">Voy</text:a></text:p>
          </table:table-cell>
          <table:table-cell office:value-type="string" table:style-name="ce56">
            <text:p><text:a xlink:href="http://tests.stockfishchess.org/tests/view/5d9b9fcc0ebc5902b6d05985">cmhIncheck2</text:a></text:p>
          </table:table-cell>
          <table:table-cell office:value-type="string" table:style-name="ce56">
            <text:p><text:a xlink:href="https://github.com/VoyagerOne/Stockfish/compare/7264540...c7df470">diff</text:a></text:p>
          </table:table-cell>
          <table:table-cell office:value-type="string" table:style-name="ce56">
            <text:p>2.2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number-rows-repeated="2" table:style-name="ro2">
          <table:table-cell office:value-type="date" office:date-value="2028-11-19T00:00:00" table:style-name="ce65">
            <text:p>11/19/28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dfaffa0294ec4750cba8ff">escape4</text:a></text:p>
          </table:table-cell>
          <table:table-cell office:value-type="string" table:style-name="ce66">
            <text:p><text:a xlink:href="https://github.com/pb00068/Stockfish/compare/df340a8...6961c6e">diff</text:a></text:p>
          </table:table-cell>
          <table:table-cell office:value-type="string" table:style-name="ce66">
            <text:p>2.2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2f8d7bab2d69d58394fd0f">LateSort</text:a></text:p>
          </table:table-cell>
          <table:table-cell office:value-type="string" table:style-name="ce66">
            <text:p><text:a xlink:href="https://github.com/mstembera/Stockfish/compare/1d3efff...2538a2b">diff</text:a></text:p>
          </table:table-cell>
          <table:table-cell office:value-type="string" table:style-name="ce66">
            <text:p>2.27</text:p>
          </table:table-cell>
          <table:table-cell table:number-columns-repeated="16379" table:style-name="ce1"/>
        </table:table-row>
        <table:table-row table:style-name="ro11">
          <table:table-cell office:value-type="string" table:style-name="ce66">
            <text:p>19-12-13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f3a97d6932658fe9b45145">Root_sacrifice</text:a></text:p>
          </table:table-cell>
          <table:table-cell office:value-type="string" table:style-name="ce66">
            <text:p><text:a xlink:href="https://github.com/MJZ1977/Stockfish/compare/b648247...09ae37b">diff</text:a></text:p>
          </table:table-cell>
          <table:table-cell office:value-type="string" table:style-name="ce1">
            <text:p>2.27</text:p>
          </table:table-cell>
          <table:table-cell office:value-type="string" table:style-name="ce66">
            <text:p><text:a xlink:href="http://tests.stockfishchess.org/html/live_elo.html?5df3a97d6932658fe9b45145">http://tests.stockfishchess.org/html/live_elo.html?5df3a97d6932658fe9b45145</text:a>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d2cdc87585b1706b6835e">kawTuning4</text:a></text:p>
          </table:table-cell>
          <table:table-cell office:value-type="string" table:style-name="ce66">
            <text:p><text:a xlink:href="https://github.com/Vizvezdenec/Stockfish/compare/13f70d0...ed3e86b">diff</text:a></text:p>
          </table:table-cell>
          <table:table-cell office:value-type="string" table:style-name="ce1">
            <text:p>2.26</text:p>
          </table:table-cell>
          <table:table-cell table:style-name="ce66"/>
          <table:table-cell table:number-columns-repeated="16378" table:style-name="ce1"/>
        </table:table-row>
        <table:table-row table:style-name="ro2">
          <table:table-cell office:value-type="date" office:date-value="2017-11-19T00:00:00" table:style-name="ce65">
            <text:p>11/19/17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0f58e6f544e798086f224">TTprogressPR102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26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4-03-20T00:00:00" table:style-name="ce65">
            <text:p>3/20/24</text:p>
          </table:table-cell>
          <table:table-cell office:value-type="string" table:style-name="ce66">
            <text:p><text:a xlink:href="https://tests.stockfishchess.org/tests/user/snicolet">sni</text:a></text:p>
          </table:table-cell>
          <table:table-cell office:value-type="string" table:style-name="ce66">
            <text:p><text:a xlink:href="https://tests.stockfishchess.org/tests/view/5e79f884e42a5c3b3ca2ea25">cooperative_knights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25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25-08-19T00:00:00" table:style-name="ce65">
            <text:p>8/19/25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62681a0ebc5939d09f2f27">lmr_bestmove</text:a></text:p>
          </table:table-cell>
          <table:table-cell office:value-type="string" table:style-name="ce66">
            <text:p><text:a xlink:href="https://github.com/locutus2/Stockfish/compare/0e295fe...b82b80a">diff</text:a></text:p>
          </table:table-cell>
          <table:table-cell office:value-type="string" table:style-name="ce66">
            <text:p>2.25</text:p>
          </table:table-cell>
          <table:table-cell table:number-columns-repeated="4" table:style-name="ce1"/>
          <table:table-cell office:value-type="string" table:style-name="ce1">
            <text:p>lmr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30ad4fab2d69d58394fdf9">probcut_ttPv2</text:a></text:p>
          </table:table-cell>
          <table:table-cell office:value-type="string" table:style-name="ce66">
            <text:p><text:a xlink:href="https://github.com/locutus2/Stockfish/compare/a910ba7...dbe7fac">diff</text:a></text:p>
          </table:table-cell>
          <table:table-cell office:value-type="string" table:style-name="ce66">
            <text:p>2.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11-19T00:00:00" table:style-name="ce55">
            <text:p>11/19/12</text:p>
          </table:table-cell>
          <table:table-cell office:value-type="string" table:style-name="ce56">
            <text:p><text:a xlink:href="http://tests.stockfishchess.org/tests/user/SFisGOD">SFi</text:a></text:p>
          </table:table-cell>
          <table:table-cell office:value-type="string" table:style-name="ce56">
            <text:p><text:a xlink:href="http://tests.stockfishchess.org/tests/view/5dca9dad0ebc590256922bc4">RankedOutposts</text:a></text:p>
          </table:table-cell>
          <table:table-cell office:value-type="string" table:style-name="ce56">
            <text:p><text:a xlink:href="https://github.com/SFisGOD/Stockfish/compare/9ab2590...5041490">diff</text:a></text:p>
          </table:table-cell>
          <table:table-cell office:value-type="string" table:style-name="ce56">
            <text:p>2.24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09-12-19T00:00:00" table:style-name="ce55">
            <text:p>12/19/09</text:p>
          </table:table-cell>
          <table:table-cell office:value-type="string" table:style-name="ce56">
            <text:p><text:a xlink:href="http://tests.stockfishchess.org/tests/user/lantonov">lan</text:a></text:p>
          </table:table-cell>
          <table:table-cell office:value-type="string" table:style-name="ce56">
            <text:p><text:a xlink:href="http://tests.stockfishchess.org/tests/view/5dee4e273cff9a249bb9e473">razor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1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table:style-name="ce65"/>
          <table:table-cell office:value-type="date" office:date-value="2001-11-19T00:00:00" table:style-name="ce65">
            <text:p>11/19/0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bb817d0ebc5925b64ee368">extCaptLMR1</text:a></text:p>
          </table:table-cell>
          <table:table-cell office:value-type="string" table:style-name="ce66">
            <text:p>2.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01-20T00:00:00" table:style-name="ce65">
            <text:p>1/20/0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5f56d61fe5f83a67dd947">probcutSequence6</text:a></text:p>
          </table:table-cell>
          <table:table-cell office:value-type="string" table:style-name="ce66">
            <text:p><text:a xlink:href="https://github.com/Vizvezdenec/Stockfish/compare/44f79bd...52725c9">diff</text:a></text:p>
          </table:table-cell>
          <table:table-cell office:value-type="string" table:style-name="ce66">
            <text:p>2.1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3-09-19T00:00:00" table:style-name="ce65">
            <text:p>9/19/13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d7c1fa40ebc5902d386058e">SpaceThreshold</text:a></text:p>
          </table:table-cell>
          <table:table-cell office:value-type="string" table:style-name="ce66">
            <text:p><text:a xlink:href="https://github.com/mstembera/Stockfish/compare/8aecf26...96ae0f3">diff</text:a></text:p>
          </table:table-cell>
          <table:table-cell office:value-type="string" table:style-name="ce1">
            <text:p>2.1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10-19T00:00:00" table:style-name="ce65">
            <text:p>10/19/03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9655a10ebc590c21aa5c2a">ps_operators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01-20T00:00:00" table:style-name="ce65">
            <text:p>1/20/2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2c0f0eab2d69d58394fa63">cmhPrevNeg1</text:a></text:p>
          </table:table-cell>
          <table:table-cell office:value-type="string" table:style-name="ce66">
            <text:p><text:a xlink:href="https://github.com/Vizvezdenec/Stockfish/compare/01b6088...5e7420c">diff</text:a></text:p>
          </table:table-cell>
          <table:table-cell office:value-type="string" table:style-name="ce66">
            <text:p>2.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01-20T00:00:00" table:style-name="ce65">
            <text:p>1/20/22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28d7014744cfa4d6af412d">fortress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11-19T00:00:00" table:style-name="ce65">
            <text:p>11/19/08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c51acd0ebc5902562bb4cd">probCutVar</text:a></text:p>
          </table:table-cell>
          <table:table-cell office:value-type="string" table:style-name="ce66">
            <text:p><text:a xlink:href="https://github.com/pb00068/Stockfish/compare/9f312c8...90761fb">diff</text:a></text:p>
          </table:table-cell>
          <table:table-cell office:value-type="string" table:style-name="ce66">
            <text:p>2.1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173f6e0ac9162cdd5f3a3f">NMC_HalfRootDepth</text:a></text:p>
          </table:table-cell>
          <table:table-cell office:value-type="string" table:style-name="ce66">
            <text:p><text:a xlink:href="https://github.com/Chess13234/Stockfish/compare/09bef14...db98965">diff</text:a></text:p>
          </table:table-cell>
          <table:table-cell office:value-type="string" table:style-name="ce66">
            <text:p>2.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12-19T00:00:00" table:style-name="ce65">
            <text:p>12/19/03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de6ef79b407ee7bfda68ab5">kd_KFDquad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3-11-19T00:00:00" table:style-name="ce65">
            <text:p>11/19/13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c63780ebc59025bcbb9b2">bishopPsQueen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19T00:00:00" table:style-name="ce65">
            <text:p>10/19/24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b16dd50ebc5908127504ad">unsafe_checks2</text:a></text:p>
          </table:table-cell>
          <table:table-cell office:value-type="string" table:style-name="ce66">
            <text:p><text:a xlink:href="https://github.com/locutus2/Stockfish/compare/7e89a71...8989e24">https://github.com/locutus2/Stockfish/compare/7e89a71...8989e24</text:a></text:p>
          </table:table-cell>
          <table:table-cell office:value-type="string" table:style-name="ce66">
            <text:p>2.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3-20T00:00:00" table:style-name="ce65">
            <text:p>3/20/18</text:p>
          </table:table-cell>
          <table:table-cell office:value-type="string" table:style-name="ce66">
            <text:p><text:a xlink:href="https://tests.stockfishchess.org/tests/user/snicolet">sni</text:a></text:p>
          </table:table-cell>
          <table:table-cell office:value-type="string" table:style-name="ce66">
            <text:p><text:a xlink:href="https://tests.stockfishchess.org/tests/view/5e7245e9e42a5c3b3ca2e70f">bad_bishop1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03-20T00:00:00" table:style-name="ce65">
            <text:p>3/20/07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63ba6ae42a5c3b3ca2e252">SAC</text:a></text:p>
          </table:table-cell>
          <table:table-cell office:value-type="string" table:style-name="ce66">
            <text:p><text:a xlink:href="https://github.com/mstembera/Stockfish/compare/37e3863...54b6358">diff</text:a></text:p>
          </table:table-cell>
          <table:table-cell office:value-type="string" table:style-name="ce66">
            <text:p>2.1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4-02-20T00:00:00" table:style-name="ce65">
            <text:p>2/20/04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be87e70d848499f6393a">probcut_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9aff0b06caddbae133f17">pobfTwea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710d10ac9162cdd5f3a2b">research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2-01-20T00:00:00" table:style-name="ce55">
            <text:p>1/20/02</text:p>
          </table:table-cell>
          <table:table-cell office:value-type="string" table:style-name="ce56">
            <text:p><text:a xlink:href="http://tests.stockfishchess.org/tests/user/sg">sg</text:a></text:p>
          </table:table-cell>
          <table:table-cell office:value-type="string" table:style-name="ce56">
            <text:p><text:a xlink:href="http://tests.stockfishchess.org/tests/view/5e0d7c5387585b1706b68370">prune_tweak2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0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1-07-19T00:00:00" table:style-name="ce65">
            <text:p>7/19/21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d33ed3c0ebc5925cf0e804c">lmr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9</text:p>
          </table:table-cell>
          <table:table-cell table:number-columns-repeated="4" table:style-name="ce1"/>
          <table:table-cell office:value-type="string" table:style-name="ce1">
            <text:p>lmr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pb00067">pb0</text:a></text:p>
          </table:table-cell>
          <table:table-cell office:value-type="string" table:style-name="ce66">
            <text:p><text:a xlink:href="https://tests.stockfishchess.org/tests/view/5e7e14dfe42a5c3b3ca2ec3a">distinctPawnCapture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0T00:00:00" table:style-name="ce65">
            <text:p>1/20/23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29ab7934cb414d418a9aa4">disco_see_prune</text:a></text:p>
          </table:table-cell>
          <table:table-cell office:value-type="string" table:style-name="ce66">
            <text:p><text:a xlink:href="https://github.com/pb00068/Stockfish/compare/75d8cc2...b8626ae">diff</text:a></text:p>
          </table:table-cell>
          <table:table-cell office:value-type="string" table:style-name="ce66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28-12-19T00:00:00" table:style-name="ce65">
            <text:p>12/19/28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76fd7c13ac2425c4a9ebb">LeafDepthSelDepthLTEQ2</text:a></text:p>
          </table:table-cell>
          <table:table-cell office:value-type="string" table:style-name="ce66">
            <text:p><text:a xlink:href="https://github.com/Chess13234/Stockfish/compare/13f70d0...ecbe775">diff</text:a></text:p>
          </table:table-cell>
          <table:table-cell office:value-type="string" table:style-name="ce66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ddugovic">ddu</text:a></text:p>
          </table:table-cell>
          <table:table-cell office:value-type="string" table:style-name="ce66">
            <text:p><text:a xlink:href="http://tests.stockfishchess.org/tests/view/5dd00b530ebc5902563269c8">king-flank-attack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6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2b7767ab2d69d58394fa26">ps_doubled2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8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Lolligerhans">Lol</text:a></text:p>
          </table:table-cell>
          <table:table-cell office:value-type="string" table:style-name="ce66">
            <text:p><text:a xlink:href="http://tests.stockfishchess.org/tests/view/5e2ae7f4ab2d69d58394f9a6">freestrict</text:a></text:p>
          </table:table-cell>
          <table:table-cell office:value-type="string" table:style-name="ce66">
            <text:p><text:a xlink:href="https://github.com/Lolligerhans/Stockfish/compare/01b6088...b71502b">diff</text:a></text:p>
          </table:table-cell>
          <table:table-cell office:value-type="string" table:style-name="ce66">
            <text:p>2.25</text:p>
          </table:table-cell>
          <table:table-cell table:number-columns-repeated="16379"/>
        </table:table-row>
        <table:table-row table:style-name="ro2">
          <table:table-cell office:value-type="date" office:date-value="2004-02-20T00:00:00" table:style-name="ce65">
            <text:p>2/20/04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be87e70d848499f6393a">probcut_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2</text:p>
          </table:table-cell>
          <table:table-cell table:number-columns-repeated="16379"/>
        </table:table-row>
        <table:table-row table:style-name="ro2">
          <table:table-cell office:value-type="date" office:date-value="2017-03-20T00:00:00" table:style-name="ce65">
            <text:p>3/20/17</text:p>
          </table:table-cell>
          <table:table-cell office:value-type="string" table:style-name="ce66">
            <text:p><text:a xlink:href="https://tests.stockfishchess.org/tests/user/snicolet">sni</text:a></text:p>
          </table:table-cell>
          <table:table-cell office:value-type="string" table:style-name="ce66">
            <text:p><text:a xlink:href="https://tests.stockfishchess.org/tests/view/5e701382e42a5c3b3ca2e661">bad_bishop1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07-03-20T00:00:00" table:style-name="ce65">
            <text:p>3/20/07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63ba6ae42a5c3b3ca2e252">SAC</text:a></text:p>
          </table:table-cell>
          <table:table-cell office:value-type="string" table:style-name="ce66">
            <text:p><text:a xlink:href="https://github.com/mstembera/Stockfish/compare/37e3863...54b6358">diff</text:a></text:p>
          </table:table-cell>
          <table:table-cell office:value-type="string" table:style-name="ce66">
            <text:p>2.12</text:p>
          </table:table-cell>
          <table:table-cell table:number-columns-repeated="16379"/>
        </table:table-row>
        <table:table-row table:style-name="ro2">
          <table:table-cell office:value-type="date" office:date-value="2010-12-19T00:00:00" table:style-name="ce65">
            <text:p>12/19/1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fda119adce9e7e53b9b4c">e1KingCastl1</text:a></text:p>
          </table:table-cell>
          <table:table-cell office:value-type="string" table:style-name="ce66">
            <text:p><text:a xlink:href="https://github.com/Vizvezdenec/Stockfish/compare/b648247...1f88125">diff</text:a></text:p>
          </table:table-cell>
          <table:table-cell office:value-type="string" table:style-name="ce66">
            <text:p>2.08</text:p>
          </table:table-cell>
          <table:table-cell table:number-columns-repeated="16379"/>
        </table:table-row>
        <table:table-row table:style-name="ro4">
          <table:table-cell office:value-type="date" office:date-value="2010-11-19T00:00:00" table:style-name="ce65">
            <text:p>11/19/10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c876e60ebc5902ea57fa29">futility3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dc876e60ebc5902ea57fa29">http://tests.stockfishchess.org/html/live_elo.html?5dc876e60ebc5902ea57fa29</text:a></text:p>
          </table:table-cell>
          <table:table-cell table:number-columns-repeated="16379"/>
        </table:table-row>
        <table:table-row table:style-name="ro2">
          <table:table-cell office:value-type="string" table:style-name="ce66">
            <text:p>19-11-03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bf1a690ebc5925b64f1849">LMRdepth</text:a></text:p>
          </table:table-cell>
          <table:table-cell office:value-type="string" table:style-name="ce66">
            <text:p><text:a xlink:href="https://github.com/locutus2/Stockfish/compare/474d133...adbab98">diff</text:a></text:p>
          </table:table-cell>
          <table:table-cell office:value-type="string" table:style-name="ce66">
            <text:p>2.08</text:p>
          </table:table-cell>
          <table:table-cell table:number-columns-repeated="16379"/>
        </table:table-row>
        <table:table-row table:style-name="ro2">
          <table:table-cell office:value-type="date" office:date-value="2003-03-20T00:00:00" table:style-name="ce65">
            <text:p>3/20/03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5ea226e42a5c3b3ca2e0db">ps_knightforks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7</text:p>
          </table:table-cell>
          <table:table-cell table:number-columns-repeated="16379"/>
        </table:table-row>
        <table:table-row table:style-name="ro2">
          <table:table-cell office:value-type="date" office:date-value="2028-12-19T00:00:00" table:style-name="ce65">
            <text:p>12/19/28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71cd1c13ac2425c4a9e8a">LeafDepthSelDepth4</text:a></text:p>
          </table:table-cell>
          <table:table-cell office:value-type="string" table:style-name="ce66">
            <text:p><text:a xlink:href="https://github.com/Chess13234/Stockfish/compare/13f70d0...4c709b6">diff</text:a></text:p>
          </table:table-cell>
          <table:table-cell office:value-type="string" table:style-name="ce66">
            <text:p>2.07</text:p>
          </table:table-cell>
          <table:table-cell table:number-columns-repeated="16379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170c8f0ac9162cdd5f3a28">research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5</text:p>
          </table:table-cell>
          <table:table-cell table:number-columns-repeated="16379"/>
        </table:table-row>
        <table:table-row table:style-name="ro2">
          <table:table-cell office:value-type="date" office:date-value="2002-01-20T00:00:00" table:style-name="ce65">
            <text:p>1/20/02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d735687585b1706b68366">Min_attacker_loop2</text:a></text:p>
          </table:table-cell>
          <table:table-cell office:value-type="string" table:style-name="ce66">
            <text:p><text:a xlink:href="https://github.com/Chess13234/Stockfish/compare/13f70d0...a63d7ff">diff</text:a></text:p>
          </table:table-cell>
          <table:table-cell office:value-type="string" table:style-name="ce66">
            <text:p>2.05</text:p>
          </table:table-cell>
          <table:table-cell table:number-columns-repeated="16379"/>
        </table:table-row>
        <table:table-row table:style-name="ro2">
          <table:table-cell office:value-type="string" table:style-name="ce66">
            <text:p>19-12-24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02a259c13ac2425c4a9b27">threatOnQueen2</text:a></text:p>
          </table:table-cell>
          <table:table-cell office:value-type="string" table:style-name="ce66">
            <text:p><text:a xlink:href="https://github.com/Vizvezdenec/Stockfish/compare/13f70d0...f14509b">diff</text:a></text:p>
          </table:table-cell>
          <table:table-cell office:value-type="string" table:style-name="ce66">
            <text:p>2.04</text:p>
          </table:table-cell>
          <table:table-cell table:number-columns-repeated="16379"/>
        </table:table-row>
        <table:table-row table:style-name="ro2">
          <table:table-cell office:value-type="date" office:date-value="2003-12-19T00:00:00" table:style-name="ce65">
            <text:p>12/19/03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e68a5bb407ee7bfda68a94">iterscores1</text:a></text:p>
          </table:table-cell>
          <table:table-cell office:value-type="string" table:style-name="ce66">
            <text:p>abase.</text:p>
          </table:table-cell>
          <table:table-cell office:value-type="string" table:style-name="ce66">
            <text:p>2.0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19T00:00:00" table:style-name="ce65">
            <text:p>11/19/22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d833089b6a7a2aa0a90020">lmr_interaction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7-19T00:00:00" table:style-name="ce65">
            <text:p>7/19/24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38aeb10ebc5925cf0efa92">noLMR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4</text:p>
          </table:table-cell>
          <table:table-cell table:number-columns-repeated="4" table:style-name="ce1"/>
          <table:table-cell office:value-type="string" table:style-name="ce1">
            <text:p>lmr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25-01-20T00:00:00" table:style-name="ce55">
            <text:p>1/20/25</text:p>
          </table:table-cell>
          <table:table-cell office:value-type="string" table:style-name="ce56">
            <text:p><text:a xlink:href="http://tests.stockfishchess.org/tests/user/Rocky">Roc</text:a></text:p>
          </table:table-cell>
          <table:table-cell office:value-type="string" table:style-name="ce56">
            <text:p><text:a xlink:href="http://tests.stockfishchess.org/tests/view/5e2c85ccab2d69d58394faa7">DynamicComplexity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2.02</text:p>
          </table:table-cell>
          <table:table-cell table:number-columns-repeated="59" table:style-name="ce68"/>
          <table:table-cell table:number-columns-repeated="16320"/>
        </table:table-row>
        <table:table-row table:style-name="ro2">
          <table:table-cell office:value-type="date" office:date-value="2010-01-20T00:00:00" table:style-name="ce65">
            <text:p>1/20/10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18e04627dab692fcf9a16d">repeatNewMove</text:a></text:p>
          </table:table-cell>
          <table:table-cell office:value-type="string" table:style-name="ce66">
            <text:p><text:a xlink:href="https://github.com/vondele/Stockfish/compare/114ddb7...e6dc965">diff</text:a></text:p>
          </table:table-cell>
          <table:table-cell office:value-type="string" table:style-name="ce66">
            <text:p>2.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fauzi2">fau</text:a></text:p>
          </table:table-cell>
          <table:table-cell office:value-type="string" table:style-name="ce66">
            <text:p><text:a xlink:href="http://tests.stockfishchess.org/tests/view/5e19d069d12216a2857e62ea">koq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4-11-19T00:00:00" table:style-name="ce65">
            <text:p>11/19/14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ca1360ebc590256323ae4">moreRestricted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4-11-19T00:00:00" table:style-name="ce65">
            <text:p>11/19/04</text:p>
          </table:table-cell>
          <table:table-cell office:value-type="string" table:style-name="ce66">
            <text:p><text:a xlink:href="http://tests.stockfishchess.org/tests/user/gvreuls">gvr</text:a></text:p>
          </table:table-cell>
          <table:table-cell office:value-type="string" table:style-name="ce66">
            <text:p><text:a xlink:href="http://tests.stockfishchess.org/tests/view/5dc092520ebc5904493afe7d">scoreunderflow</text:a></text:p>
          </table:table-cell>
          <table:table-cell office:value-type="string" table:style-name="ce66">
            <text:p><text:a xlink:href="https://github.com/gvreuls/Stockfish/compare/474d133...4c4bd62">diff</text:a></text:p>
          </table:table-cell>
          <table:table-cell office:value-type="string" table:style-name="ce66">
            <text:p>2.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6-10-19T00:00:00" table:style-name="ce65">
            <text:p>10/19/06</text:p>
          </table:table-cell>
          <table:table-cell office:value-type="string" table:style-name="ce66">
            <text:p><text:a xlink:href="http://tests.stockfishchess.org/tests/user/Alayan">Ala</text:a></text:p>
          </table:table-cell>
          <table:table-cell office:value-type="string" table:style-name="ce66">
            <text:p><text:a xlink:href="http://tests.stockfishchess.org/tests/view/5d9a70d40ebc5902b6cf39ba">EvalWindow0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6">
            <text:p>19-12-05</text:p>
          </table:table-cell>
          <table:table-cell office:value-type="string" table:style-name="ce66">
            <text:p><text:a xlink:href="http://tests.stockfishchess.org/tests/user/Lolligerhans">Lol</text:a></text:p>
          </table:table-cell>
          <table:table-cell office:value-type="string" table:style-name="ce66">
            <text:p><text:a xlink:href="http://tests.stockfishchess.org/tests/view/5de92cd9caa7c610e4d1861b">pawnterpolate</text:a></text:p>
          </table:table-cell>
          <table:table-cell office:value-type="string" table:style-name="ce66">
            <text:p><text:a xlink:href="https://github.com/Lolligerhans/Stockfish/compare/97a0e4e...b4cccea">diff</text:a></text:p>
          </table:table-cell>
          <table:table-cell office:value-type="string" table:style-name="ce66">
            <text:p>2.0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11-19T00:00:00" table:style-name="ce65">
            <text:p>11/19/12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adba20ebc590256922f09">RankedOutposts_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2.0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9T00:00:00" table:style-name="ce65">
            <text:p>9/19/23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88ab3f0ebc5906dd3ec690">Adaptive_rule50</text:a></text:p>
          </table:table-cell>
          <table:table-cell office:value-type="string" table:style-name="ce66">
            <text:p><text:a xlink:href="https://github.com/MJZ1977/Stockfish/compare/defa1cc...2c99ab4">diff</text:a></text:p>
          </table:table-cell>
          <table:table-cell office:value-type="string" table:style-name="ce1">
            <text:p>2.0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6-08-19T00:00:00" table:style-name="ce65">
            <text:p>8/19/26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632ed10ebc5939d09f3dfd">nmpImpT3</text:a></text:p>
          </table:table-cell>
          <table:table-cell office:value-type="string" table:style-name="ce1">
            <text:p><text:a xlink:href="https://github.com/VoyagerOne/Stockfish/compare/0e295fe...739f30e">https://github.com/VoyagerOne/Stockfish/compare/0e295fe...739f30e</text:a></text:p>
          </table:table-cell>
          <table:table-cell office:value-type="string" table:style-name="ce1">
            <text:p>2.00</text:p>
          </table:table-cell>
          <table:table-cell table:number-columns-repeated="4" table:style-name="ce1"/>
          <table:table-cell office:value-type="string" table:style-name="ce1">
            <text:p>Null Move</text:p>
          </table:table-cell>
          <table:table-cell table:number-columns-repeated="16374" table:style-name="ce1"/>
        </table:table-row>
        <table:table-row table:style-name="ro2">
          <table:table-cell office:value-type="date" office:date-value="1931-01-20T00:00:00" table:style-name="ce65">
            <text:p>1/20/31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3ff2357e1ecae66ec2aa8">tweak_nmp_c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1-20T00:00:00" table:style-name="ce55">
            <text:p>1/20/09</text:p>
          </table:table-cell>
          <table:table-cell office:value-type="string" table:style-name="ce56">
            <text:p><text:a xlink:href="http://tests.stockfishchess.org/tests/user/xoto">xot</text:a></text:p>
          </table:table-cell>
          <table:table-cell office:value-type="string" table:style-name="ce56">
            <text:p><text:a xlink:href="http://tests.stockfishchess.org/tests/view/5e16712c0ac9162cdd5f39c9">research3</text:a></text:p>
          </table:table-cell>
          <table:table-cell office:value-type="string" table:style-name="ce56">
            <text:p><text:a xlink:href="https://github.com/xoto10/stockfish-xoto10/compare/44f79bd...932f678">diff</text:a></text:p>
          </table:table-cell>
          <table:table-cell office:value-type="string" table:style-name="ce68">
            <text:p>1.98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02-01-20T00:00:00" table:style-name="ce65">
            <text:p>1/20/02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0e28b187585b1706b683d3">complexityParam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ce6e8c0ebc590256325248">fallingevalth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8</text:p>
          </table:table-cell>
          <table:table-cell table:number-columns-repeated="16379"/>
        </table:table-row>
        <table:table-row table:style-name="ro2">
          <table:table-cell office:value-type="date" office:date-value="2007-01-20T00:00:00" table:style-name="ce65">
            <text:p>1/20/07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14318061fe5f83a67dd821">probcutBonus</text:a></text:p>
          </table:table-cell>
          <table:table-cell office:value-type="string" table:style-name="ce66">
            <text:p><text:a xlink:href="https://github.com/pb00068/Stockfish/compare/44f56e0...5b2f2ab">diff</text:a></text:p>
          </table:table-cell>
          <table:table-cell office:value-type="string" table:style-name="ce66">
            <text:p>1.97</text:p>
          </table:table-cell>
          <table:table-cell table:number-columns-repeated="16379"/>
        </table:table-row>
        <table:table-row table:style-name="ro2">
          <table:table-cell office:value-type="date" office:date-value="2026-11-19T00:00:00" table:style-name="ce65">
            <text:p>11/19/26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dd391b7da46dcfc84a6831">escape9</text:a></text:p>
          </table:table-cell>
          <table:table-cell office:value-type="string" table:style-name="ce66">
            <text:p><text:a xlink:href="https://github.com/pb00068/Stockfish/compare/df340a8...acdfc98">diff</text:a></text:p>
          </table:table-cell>
          <table:table-cell office:value-type="string" table:style-name="ce66">
            <text:p>1.97</text:p>
          </table:table-cell>
          <table:table-cell table:number-columns-repeated="16379"/>
        </table:table-row>
        <table:table-row table:style-name="ro2">
          <table:table-cell office:value-type="date" office:date-value="2029-01-20T00:00:00" table:style-name="ce65">
            <text:p>1/20/29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318402ec661e2e6a340ccb">pawnsc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5</text:p>
          </table:table-cell>
          <table:table-cell table:number-columns-repeated="16379"/>
        </table:table-row>
        <table:table-row table:style-name="ro2">
          <table:table-cell office:value-type="date" office:date-value="2027-12-19T00:00:00" table:style-name="ce65">
            <text:p>12/19/27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66107c13ac2425c4a9e1a">LeafDepth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5</text:p>
          </table:table-cell>
          <table:table-cell table:number-columns-repeated="16379"/>
        </table:table-row>
        <table:table-row table:style-name="ro4">
          <table:table-cell office:value-type="date" office:date-value="2007-10-19T00:00:00" table:style-name="ce65">
            <text:p>10/19/07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9ad97a0ebc5902b6cf85fb">bishoppawn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d9ad97a0ebc5902b6cf85fb">http://tests.stockfishchess.org/html/live_elo.html?5d9ad97a0ebc5902b6cf85fb1.99</text:a></text:p>
          </table:table-cell>
          <table:table-cell table:number-columns-repeated="16379"/>
        </table:table-row>
        <table:table-row table:style-name="ro2">
          <table:table-cell office:value-type="date" office:date-value="2019-10-31T00:00:00" table:style-name="ce75">
            <text:p>2019-10-31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baa6bb0ebc5925b64ed5ee">tuned_BishopPSQT3</text:a></text:p>
          </table:table-cell>
          <table:table-cell office:value-type="string" table:style-name="ce66">
            <text:p><text:a xlink:href="https://github.com/SFisGOD/Stockfish/compare/648c7ec...c0bafb2">diff</text:a></text:p>
          </table:table-cell>
          <table:table-cell office:value-type="float" office:value="1.94" table:style-name="ce66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1931-10-19T00:00:00" table:style-name="ce65">
            <text:p>10/19/31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baa6bb0ebc5925b64ed5ee">tuned_BishopPSQT3</text:a></text:p>
          </table:table-cell>
          <table:table-cell office:value-type="string" table:style-name="ce66">
            <text:p><text:a xlink:href="https://github.com/SFisGOD/Stockfish/compare/648c7ec...c0bafb2">diff</text:a></text:p>
          </table:table-cell>
          <table:table-cell office:value-type="string" table:style-name="ce66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1930-09-19T00:00:00" table:style-name="ce65">
            <text:p>9/19/30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9231120ebc594fb88ebacd">ps_threatbyran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4</text:p>
          </table:table-cell>
          <table:table-cell table:number-columns-repeated="16379"/>
        </table:table-row>
        <table:table-row table:style-name="ro2">
          <table:table-cell office:value-type="date" office:date-value="2025-11-19T00:00:00" table:style-name="ce65">
            <text:p>11/19/25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ddc5be15a23bc8a40833163">TimeIncrement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3</text:p>
          </table:table-cell>
          <table:table-cell table:number-columns-repeated="16379"/>
        </table:table-row>
        <table:table-row table:style-name="ro2">
          <table:table-cell office:value-type="date" office:date-value="2027-02-20T00:00:00" table:style-name="ce65">
            <text:p>2/20/2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57493884a82b4acd4149de">pcLowHitrate1</text:a></text:p>
          </table:table-cell>
          <table:table-cell office:value-type="string" table:style-name="ce66">
            <text:p><text:a xlink:href="https://github.com/Vizvezdenec/Stockfish/compare/2e1369d...de95409">diff</text:a></text:p>
          </table:table-cell>
          <table:table-cell office:value-type="string" table:style-name="ce66">
            <text:p>1.92</text:p>
          </table:table-cell>
          <table:table-cell table:number-columns-repeated="16379"/>
        </table:table-row>
        <table:table-row table:style-name="ro2">
          <table:table-cell office:value-type="date" office:date-value="2002-12-19T00:00:00" table:style-name="ce65">
            <text:p>12/19/02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e4e65e5e868d334be516da">tempoMat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2</text:p>
          </table:table-cell>
          <table:table-cell table:number-columns-repeated="16379"/>
        </table:table-row>
        <table:table-row table:style-name="ro2">
          <table:table-cell office:value-type="date" office:date-value="1931-03-20T00:00:00" table:style-name="ce65">
            <text:p>3/20/31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83153fe42a5c3b3ca2ee90">traprook7</text:a></text:p>
          </table:table-cell>
          <table:table-cell office:value-type="string" table:style-name="ce66">
            <text:p><text:a xlink:href="https://github.com/xoto10/stockfish-xoto10/compare/209e942...83cfcd1">diff</text:a></text:p>
          </table:table-cell>
          <table:table-cell office:value-type="string" table:style-name="ce66">
            <text:p>1.91</text:p>
          </table:table-cell>
          <table:table-cell table:number-columns-repeated="16379"/>
        </table:table-row>
        <table:table-row table:style-name="ro2">
          <table:table-cell office:value-type="date" office:date-value="2010-03-20T00:00:00" table:style-name="ce65">
            <text:p>3/20/10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6776b6e42a5c3b3ca2e392">KRPvKBP_testing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91</text:p>
          </table:table-cell>
          <table:table-cell table:number-columns-repeated="16379"/>
        </table:table-row>
        <table:table-row table:style-name="ro2">
          <table:table-cell office:value-type="date" office:date-value="2024-01-20T00:00:00" table:style-name="ce65">
            <text:p>1/20/24</text:p>
          </table:table-cell>
          <table:table-cell office:value-type="string" table:style-name="ce66">
            <text:p><text:a xlink:href="http://tests.stockfishchess.org/tests/user/Lolligerhans">Lol</text:a></text:p>
          </table:table-cell>
          <table:table-cell office:value-type="string" table:style-name="ce66">
            <text:p><text:a xlink:href="http://tests.stockfishchess.org/tests/view/5e2aa15dab2d69d58394f94d">freestrict</text:a></text:p>
          </table:table-cell>
          <table:table-cell office:value-type="string" table:style-name="ce66">
            <text:p><text:a xlink:href="https://github.com/Lolligerhans/Stockfish/compare/01b6088...b71502b">diff</text:a></text:p>
          </table:table-cell>
          <table:table-cell office:value-type="string" table:style-name="ce66">
            <text:p>1.9</text:p>
          </table:table-cell>
          <table:table-cell table:number-columns-repeated="16379"/>
        </table:table-row>
        <table:table-row table:style-name="ro2">
          <table:table-cell office:value-type="string" table:style-name="ce66">
            <text:p>19-12-1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f1455a9adce9e7e53b9be6">noNpmCaptExt1</text:a></text:p>
          </table:table-cell>
          <table:table-cell office:value-type="string" table:style-name="ce66">
            <text:p><text:a xlink:href="https://github.com/Vizvezdenec/Stockfish/compare/b648247...2bcd77c">diff</text:a></text:p>
          </table:table-cell>
          <table:table-cell office:value-type="string" table:style-name="ce66">
            <text:p>1.89</text:p>
          </table:table-cell>
          <table:table-cell table:number-columns-repeated="16379"/>
        </table:table-row>
        <table:table-row table:style-name="ro2">
          <table:table-cell office:value-type="date" office:date-value="2029-11-19T00:00:00" table:style-name="ce65">
            <text:p>11/19/29</text:p>
          </table:table-cell>
          <table:table-cell office:value-type="string" table:style-name="ce66">
            <text:p><text:a xlink:href="http://tests.stockfishchess.org/tests/user/fauzi2">fau</text:a></text:p>
          </table:table-cell>
          <table:table-cell office:value-type="string" table:style-name="ce66">
            <text:p><text:a xlink:href="http://tests.stockfishchess.org/tests/view/5de155980294ec4750cba9bd">fuz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8</text:p>
          </table:table-cell>
          <table:table-cell table:number-columns-repeated="16379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MJZ1977">MJZ</text:a></text:p>
          </table:table-cell>
          <table:table-cell office:value-type="string" table:style-name="ce66">
            <text:p><text:a xlink:href="https://tests.stockfishchess.org/tests/view/5e7e3cdee42a5c3b3ca2ec53">PPawn-OCB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7</text:p>
          </table:table-cell>
          <table:table-cell table:number-columns-repeated="16379"/>
        </table:table-row>
        <table:table-row table:style-name="ro4">
          <table:table-cell office:value-type="date" office:date-value="1931-03-20T00:00:00" table:style-name="ce65">
            <text:p>3/20/31</text:p>
          </table:table-cell>
          <table:table-cell office:value-type="string" table:style-name="ce66">
            <text:p><text:a xlink:href="https://tests.stockfishchess.org/tests/user/31m059">31m</text:a></text:p>
          </table:table-cell>
          <table:table-cell office:value-type="string" table:style-name="ce66">
            <text:p><text:a xlink:href="https://tests.stockfishchess.org/tests/view/5e82f07de42a5c3b3ca2ee66">lmr_allFormer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s://tests.stockfishchess.org/html/live_elo.html?5e82f07de42a5c3b3ca2ee66">https://tests.stockfishchess.org/html/live_elo.html?5e82f07de42a5c3b3ca2ee66</text:a></text:p>
          </table:table-cell>
          <table:table-cell table:number-columns-repeated="16379"/>
        </table:table-row>
        <table:table-row table:style-name="ro2">
          <table:table-cell office:value-type="date" office:date-value="2014-11-19T00:00:00" table:style-name="ce65">
            <text:p>11/19/14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cdb8320ebc5902563249e4">ps_pawnscoring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6</text:p>
          </table:table-cell>
          <table:table-cell table:number-columns-repeated="16379"/>
        </table:table-row>
        <table:table-row table:style-name="ro2">
          <table:table-cell office:value-type="date" office:date-value="2025-09-19T00:00:00" table:style-name="ce65">
            <text:p>9/19/25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8bc63b0ebc59509180f64b">french6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6</text:p>
          </table:table-cell>
          <table:table-cell table:number-columns-repeated="16379"/>
        </table:table-row>
        <table:table-row table:style-name="ro2">
          <table:table-cell office:value-type="date" office:date-value="2017-02-20T00:00:00" table:style-name="ce74">
            <text:p>20/2/17</text:p>
          </table:table-cell>
          <table:table-cell office:value-type="string" table:style-name="ce39">
            <text:p><text:a xlink:href="http://tests.stockfishchess.org/tests/user/svivanov">svi</text:a></text:p>
          </table:table-cell>
          <table:table-cell office:value-type="string" table:style-name="ce39">
            <text:p><text:a xlink:href="http://tests.stockfishchess.org/tests/view/5e4a845416fb3df8c4cc01c0">no_singular_tt</text:a></text:p>
          </table:table-cell>
          <table:table-cell office:value-type="string" table:style-name="ce39">
            <text:p><text:a xlink:href="https://github.com/svivanov72/Stockfish/compare/10ead8a...ddd69d3">diff</text:a></text:p>
          </table:table-cell>
          <table:table-cell office:value-type="string" table:style-name="ce66">
            <text:p>1.85</text:p>
          </table:table-cell>
          <table:table-cell table:number-columns-repeated="16379"/>
        </table:table-row>
        <table:table-row table:number-rows-repeated="2" table:style-name="ro2">
          <table:table-cell office:value-type="date" office:date-value="2004-02-20T00:00:00" table:style-name="ce65">
            <text:p>2/20/04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bf24e70d848499f6393c">probcut_pv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5</text:p>
          </table:table-cell>
          <table:table-cell table:number-columns-repeated="16379"/>
        </table:table-row>
        <table:table-row table:style-name="ro2">
          <table:table-cell office:value-type="date" office:date-value="2004-02-20T00:00:00" table:style-name="ce65">
            <text:p>2/20/04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bf24e70d848499f6393c">probcut_pv</text:a></text:p>
          </table:table-cell>
          <table:table-cell office:value-type="string" table:style-name="ce66">
            <text:p><text:a xlink:href="https://github.com/31m059/Stockfish/compare/0f37da0...04fbd53">diff</text:a></text:p>
          </table:table-cell>
          <table:table-cell office:value-type="string" table:style-name="ce66">
            <text:p>1.85</text:p>
          </table:table-cell>
          <table:table-cell table:number-columns-repeated="16379"/>
        </table:table-row>
        <table:table-row table:style-name="ro2">
          <table:table-cell office:value-type="date" office:date-value="2004-01-20T00:00:00" table:style-name="ce65">
            <text:p>1/20/04</text:p>
          </table:table-cell>
          <table:table-cell office:value-type="string" table:style-name="ce66">
            <text:p><text:a xlink:href="http://tests.stockfishchess.org/tests/user/Rocky">Roc</text:a></text:p>
          </table:table-cell>
          <table:table-cell office:value-type="string" table:style-name="ce66">
            <text:p><text:a xlink:href="http://tests.stockfishchess.org/tests/view/5e10febf12ef906c8b388745">CFishSe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4</text:p>
          </table:table-cell>
          <table:table-cell table:number-columns-repeated="16379"/>
        </table:table-row>
        <table:table-row table:style-name="ro2">
          <table:table-cell office:value-type="date" office:date-value="2010-02-20T00:00:00" table:style-name="ce65">
            <text:p>2/20/10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413262e70d848499f63c36">rootMoveOrder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f40560ebc590256325f30">kfadBalance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0-02-20T00:00:00" table:style-name="ce65">
            <text:p>2/20/10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413262e70d848499f63c36">rootMoveOrder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9-09-27T00:00:00" table:style-name="ce75">
            <text:p>2019-09-27</text:p>
          </table:table-cell>
          <table:table-cell office:value-type="string" table:style-name="ce66">
            <text:p><text:a xlink:href="http://tests.stockfishchess.org/tests/user/SapphireBrand">Sap</text:a></text:p>
          </table:table-cell>
          <table:table-cell office:value-type="string" table:style-name="ce66">
            <text:p><text:a xlink:href="http://tests.stockfishchess.org/tests/view/5d8d65570ebc590f3beaef72">CutSizeOfPawnEntry</text:a></text:p>
          </table:table-cell>
          <table:table-cell office:value-type="string" table:style-name="ce66">
            <text:p><text:a xlink:href="https://github.com/SapphireBrand/Stockfish/compare/d703d2b...d4cc60d">diff</text:a></text:p>
          </table:table-cell>
          <table:table-cell office:value-type="float" office:value="1.83" table:style-name="ce66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24-08-19T00:00:00" table:style-name="ce65">
            <text:p>8/19/24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61ac750ebc5939d09f21f7">quanta</text:a></text:p>
          </table:table-cell>
          <table:table-cell office:value-type="string" table:style-name="ce1">
            <text:p><text:a xlink:href="https://github.com/snicolet/Stockfish/compare/d799529...bbb3bba">https://github.com/snicolet/Stockfish/compare/d799529...bbb3bba</text:a></text:p>
          </table:table-cell>
          <table:table-cell office:value-type="string" table:style-name="ce1">
            <text:p>1.83</text:p>
          </table:table-cell>
          <table:table-cell table:number-columns-repeated="16379"/>
        </table:table-row>
        <table:table-row table:style-name="ro2">
          <table:table-cell office:value-type="date" office:date-value="2019-03-20T00:00:00" table:style-name="ce65">
            <text:p>3/20/19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31228e42a5c3b3ca2e76b">kingshelter3b</text:a></text:p>
          </table:table-cell>
          <table:table-cell office:value-type="string" table:style-name="ce66">
            <text:p><text:a xlink:href="https://github.com/xoto10/stockfish-xoto10/compare/ff27109...b29f1f1">diff</text:a></text:p>
          </table:table-cell>
          <table:table-cell office:value-type="string" table:style-name="ce1">
            <text:p>1.82</text:p>
          </table:table-cell>
          <table:table-cell table:number-columns-repeated="16379"/>
        </table:table-row>
        <table:table-row table:style-name="ro2">
          <table:table-cell office:value-type="date" office:date-value="2020-03-20T00:00:00" table:style-name="ce65">
            <text:p>3/20/20</text:p>
          </table:table-cell>
          <table:table-cell office:value-type="string" table:style-name="ce66">
            <text:p><text:a xlink:href="https://tests.stockfishchess.org/tests/user/MJZ1977">MJZ</text:a></text:p>
          </table:table-cell>
          <table:table-cell office:value-type="string" table:style-name="ce66">
            <text:p><text:a xlink:href="https://tests.stockfishchess.org/tests/view/5e7493ace42a5c3b3ca2e7e8">SpUp_complexity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8-12-19T00:00:00" table:style-name="ce65">
            <text:p>12/19/2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072f81c13ac2425c4a9e95">short_pv2a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6">
            <text:p>19-12-06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de9d40ecaa7c610e4d1867a">kd_KFDquad^</text:a></text:p>
          </table:table-cell>
          <table:table-cell office:value-type="string" table:style-name="ce66">
            <text:p><text:a xlink:href="https://github.com/31m059/Stockfish/compare/97a0e4e...bce1ce9">diff</text:a></text:p>
          </table:table-cell>
          <table:table-cell office:value-type="string" table:style-name="ce1">
            <text:p>1.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55">
            <text:p>11/19/15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dcede8b0ebc5902563258fa">TTprogress^</text:a></text:p>
          </table:table-cell>
          <table:table-cell office:value-type="string" table:style-name="ce56">
            <text:p><text:a xlink:href="https://github.com/vondele/Stockfish/compare/a00a336...aa8be7d">diff</text:a></text:p>
          </table:table-cell>
          <table:table-cell office:value-type="string" table:style-name="ce68">
            <text:p>1.82</text:p>
          </table:table-cell>
          <table:table-cell table:number-columns-repeated="59" table:style-name="ce68"/>
          <table:table-cell table:number-columns-repeated="16320"/>
        </table:table-row>
        <table:table-row table:style-name="ro2">
          <table:table-cell office:value-type="date" office:date-value="2017-10-19T00:00:00" table:style-name="ce55">
            <text:p>10/19/17</text:p>
          </table:table-cell>
          <table:table-cell office:value-type="string" table:style-name="ce56">
            <text:p>1.82</text:p>
          </table:table-cell>
          <table:table-cell office:value-type="string" table:style-name="ce56">
            <text:p><text:a xlink:href="http://tests.stockfishchess.org/tests/view/5da8e99d0ebc597ba8eda9ca">cmhCurCap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1.82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e351ae42a5c3b3ca2ec4d">initqs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8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12-19T00:00:00" table:style-name="ce55">
            <text:p>12/19/09</text:p>
          </table:table-cell>
          <table:table-cell office:value-type="string" table:style-name="ce56">
            <text:p><text:a xlink:href="http://tests.stockfishchess.org/tests/user/pb00067">pb0</text:a></text:p>
          </table:table-cell>
          <table:table-cell office:value-type="string" table:style-name="ce56">
            <text:p><text:a xlink:href="http://tests.stockfishchess.org/tests/view/5dee1b5a3cff9a249bb9e465">improvingInCheck</text:a></text:p>
          </table:table-cell>
          <table:table-cell office:value-type="string" table:style-name="ce56">
            <text:p><text:a xlink:href="https://github.com/pb00068/Stockfish/compare/764b9ad...ad9099e">diff</text:a></text:p>
          </table:table-cell>
          <table:table-cell office:value-type="string" table:style-name="ce56">
            <text:p>1.81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e5e0de42a5c3b3ca2ec6b">initocb1^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0T00:00:00" table:style-name="ce65">
            <text:p>1/20/23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9eb8434cb414d418a9afb">LE_KingBlocker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1678080ac9162cdd5f39da">lmr_root</text:a></text:p>
          </table:table-cell>
          <table:table-cell office:value-type="string" table:style-name="ce66">
            <text:p><text:a xlink:href="https://github.com/locutus2/Stockfish/compare/44f79bd...7553a3f">diff</text:a></text:p>
          </table:table-cell>
          <table:table-cell office:value-type="string" table:style-name="ce66">
            <text:p>1.7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1-19T00:00:00" table:style-name="ce65">
            <text:p>11/19/19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3d6be14339111b9b6bead">badCapt50</text:a></text:p>
          </table:table-cell>
          <table:table-cell office:value-type="string" table:style-name="ce66">
            <text:p><text:a xlink:href="https://github.com/vondele/Stockfish/compare/fe12489...07038ee">diff</text:a></text:p>
          </table:table-cell>
          <table:table-cell office:value-type="string" table:style-name="ce66">
            <text:p>1.7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10-19T00:00:00" table:style-name="ce65">
            <text:p>10/19/07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9b9bcf0ebc5902b6d053b8">cmhGivesChec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01-20T00:00:00" table:style-name="ce65">
            <text:p>1/20/30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e32e3d6ec661e2e6a340dc3">b64a9bba9a4f5466c5b4795</text:a></text:p>
          </table:table-cell>
          <table:table-cell office:value-type="string" table:style-name="ce66">
            <text:p><text:a xlink:href="https://github.com/snicolet/Stockfish/compare/0559eba...b64a9bb">diff</text:a></text:p>
          </table:table-cell>
          <table:table-cell office:value-type="string" table:style-name="ce66">
            <text:p>1.7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4-01-20T00:00:00" table:style-name="ce65">
            <text:p>1/20/04</text:p>
          </table:table-cell>
          <table:table-cell office:value-type="string" table:style-name="ce66">
            <text:p><text:a xlink:href="http://tests.stockfishchess.org/tests/user/lantonov">lan</text:a></text:p>
          </table:table-cell>
          <table:table-cell office:value-type="string" table:style-name="ce66">
            <text:p><text:a xlink:href="http://tests.stockfishchess.org/tests/view/5e1032d5b48e44a99a9bb595">history</text:a></text:p>
          </table:table-cell>
          <table:table-cell office:value-type="string" table:style-name="ce66">
            <text:p><text:a xlink:href="https://github.com/lantonov/Stockfish/compare/13f70d0...a30f59b">diff</text:a></text:p>
          </table:table-cell>
          <table:table-cell office:value-type="string" table:style-name="ce66">
            <text:p>1.7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6-11-19T00:00:00" table:style-name="ce65">
            <text:p>11/19/16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fe2470ebc5902563266a9">RankedLDB5</text:a></text:p>
          </table:table-cell>
          <table:table-cell office:value-type="string" table:style-name="ce66">
            <text:p><text:a xlink:href="https://github.com/SFisGOD/Stockfish/compare/a00a336...bcb5738">diff</text:a></text:p>
          </table:table-cell>
          <table:table-cell office:value-type="string" table:style-name="ce66">
            <text:p>1.77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6">
            <text:p>19-10-07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9b68ac0ebc5902b6d01346">cmhGivesCheck</text:a></text:p>
          </table:table-cell>
          <table:table-cell office:value-type="string" table:style-name="ce66">
            <text:p><text:a xlink:href="https://github.com/VoyagerOne/Stockfish/compare/7264540...d3d04ed">diff</text:a></text:p>
          </table:table-cell>
          <table:table-cell office:value-type="string" table:style-name="ce66">
            <text:p><text:a xlink:href="http://tests.stockfishchess.org/html/live_elo.html?5d9b68ac0ebc5902b6d01346">LLR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3-20T00:00:00" table:style-name="ce65">
            <text:p>3/20/09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66c2dae42a5c3b3ca2e34d">lmr_ttCaptPv2^</text:a></text:p>
          </table:table-cell>
          <table:table-cell office:value-type="string" table:style-name="ce66">
            <text:p><text:a xlink:href="https://github.com/31m059/Stockfish/compare/c077bfb...44b0555">diff</text:a></text:p>
          </table:table-cell>
          <table:table-cell office:value-type="string" table:style-name="ce66">
            <text:p>1.7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9-19T00:00:00" table:style-name="ce55">
            <text:p>9/19/24</text:p>
          </table:table-cell>
          <table:table-cell office:value-type="string" table:style-name="ce56">
            <text:p><text:a xlink:href="http://tests.stockfishchess.org/tests/user/31m059">31m</text:a></text:p>
          </table:table-cell>
          <table:table-cell office:value-type="string" table:style-name="ce56">
            <text:p><text:a xlink:href="http://tests.stockfishchess.org/tests/view/5d89a7c70ebc595091801b8d">simplify_RookOnPawn3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1.77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2-12-19T00:00:00" table:style-name="ce65">
            <text:p>12/19/12</text:p>
          </table:table-cell>
          <table:table-cell office:value-type="string" table:style-name="ce66">
            <text:p><text:a xlink:href="http://tests.stockfishchess.org/tests/user/praveentml">pra</text:a></text:p>
          </table:table-cell>
          <table:table-cell office:value-type="string" table:style-name="ce66">
            <text:p><text:a xlink:href="http://tests.stockfishchess.org/tests/view/5df1eb0a9adce9e7e53b9c13">pr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174a840ac9162cdd5f3a4d">research3prB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e174a840ac9162cdd5f3a4d">http://tests.stockfishchess.org/html/live_elo.html?5e174a840ac9162cdd5f3a4d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03-20T00:00:00" table:style-name="ce65">
            <text:p>3/20/30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828270e42a5c3b3ca2ee37">ppProtAttPawn3</text:a></text:p>
          </table:table-cell>
          <table:table-cell office:value-type="string" table:style-name="ce66">
            <text:p><text:a xlink:href="https://github.com/Vizvezdenec/Stockfish/compare/209e942...a890439">diff</text:a></text:p>
          </table:table-cell>
          <table:table-cell office:value-type="string" table:style-name="ce66">
            <text:p>1.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1-11-19T00:00:00" table:style-name="ce65">
            <text:p>11/19/11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c967e40ebc5902ea580e16">capture_killer_repl_ttm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01-20T00:00:00" table:style-name="ce55">
            <text:p>1/20/12</text:p>
          </table:table-cell>
          <table:table-cell office:value-type="string" table:style-name="ce56">
            <text:p><text:a xlink:href="http://tests.stockfishchess.org/tests/user/sg">sg</text:a></text:p>
          </table:table-cell>
          <table:table-cell office:value-type="string" table:style-name="ce56">
            <text:p><text:a xlink:href="http://tests.stockfishchess.org/tests/view/5e1b33abd12216a2857e6359">lmr_cap^</text:a></text:p>
          </table:table-cell>
          <table:table-cell office:value-type="string" table:style-name="ce56">
            <text:p><text:a xlink:href="https://github.com/locutus2/Stockfish/compare/114ddb7...bf67845">diff</text:a></text:p>
          </table:table-cell>
          <table:table-cell office:value-type="string" table:style-name="ce56">
            <text:p>1.73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8-01-20T00:00:00" table:style-name="ce65">
            <text:p>1/20/2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0c6d0ec661e2e6a340c8a">futPrSs1Hist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0-28T00:00:00" table:style-name="ce75">
            <text:p>2019-10-2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b74b6f0ebc5902d1f37405">tweak_dynamic_contempt</text:a></text:p>
          </table:table-cell>
          <table:table-cell office:value-type="string" table:style-name="ce66">
            <text:p><text:a xlink:href="https://github.com/locutus2/Stockfish/compare/648c7ec...c033aba">diff</text:a></text:p>
          </table:table-cell>
          <table:table-cell office:value-type="string" table:style-name="ce66">
            <text:p>1.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11-19T00:00:00" table:style-name="ce55">
            <text:p>11/19/30</text:p>
          </table:table-cell>
          <table:table-cell office:value-type="string" table:style-name="ce56">
            <text:p><text:a xlink:href="http://tests.stockfishchess.org/tests/user/Rocky">Roc</text:a></text:p>
          </table:table-cell>
          <table:table-cell office:value-type="string" table:style-name="ce56">
            <text:p><text:a xlink:href="http://tests.stockfishchess.org/tests/view/5de281b2727dc1d26718a673">KProxTweak2</text:a></text:p>
          </table:table-cell>
          <table:table-cell office:value-type="string" table:style-name="ce56">
            <text:p><text:a xlink:href="https://github.com/Rocky640/Stockfish/compare/54253bc...8133c11">diff</text:a></text:p>
          </table:table-cell>
          <table:table-cell office:value-type="string" table:style-name="ce56">
            <text:p>1.71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9-11-19T00:00:00" table:style-name="ce65">
            <text:p>11/19/19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d3d6be14339111b9b6bead">badCapt50</text:a></text:p>
          </table:table-cell>
          <table:table-cell office:value-type="string" table:style-name="ce66">
            <text:p><text:a xlink:href="https://github.com/vondele/Stockfish/compare/fe12489...07038ee">diff</text:a></text:p>
          </table:table-cell>
          <table:table-cell office:value-type="string" table:style-name="ce66">
            <text:p>1.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0-23T00:00:00" table:style-name="ce75">
            <text:p>2019-10-23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b0dd120ebc59081274fd3d">counterExt</text:a></text:p>
          </table:table-cell>
          <table:table-cell office:value-type="string" table:style-name="ce66">
            <text:p><text:a xlink:href="https://github.com/Vizvezdenec/Stockfish/compare/7e89a71...684470f">diff</text:a></text:p>
          </table:table-cell>
          <table:table-cell office:value-type="float" office:value="1.7" table:style-name="ce66">
            <text:p>1.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09-19T00:00:00" table:style-name="ce55">
            <text:p>9/19/22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d8763620ebc595f57c22b15">drawRandom3^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1.7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9-03-20T00:00:00" table:style-name="ce65">
            <text:p>3/20/19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3981ce42a5c3b3ca2e79e">sextsDepthTtpv4</text:a></text:p>
          </table:table-cell>
          <table:table-cell office:value-type="string" table:style-name="ce66">
            <text:p><text:a xlink:href="https://github.com/Vizvezdenec/Stockfish/compare/ff27109...ecde1cc">diff</text:a></text:p>
          </table:table-cell>
          <table:table-cell office:value-type="string" table:style-name="ce66">
            <text:p>1.6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15aac346e35ac603b7d02">lmr_non_ca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3-01-20T00:00:00" table:style-name="ce55">
            <text:p>1/20/13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e1c9afed12216a2857e6401">ExtFailLow</text:a></text:p>
          </table:table-cell>
          <table:table-cell office:value-type="string" table:style-name="ce56">
            <text:p><text:a xlink:href="https://github.com/vondele/Stockfish/compare/7150183...e2b0aa1">diff</text:a></text:p>
          </table:table-cell>
          <table:table-cell office:value-type="string" table:style-name="ce56">
            <text:p>1.6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5-09-19T00:00:00" table:style-name="ce65">
            <text:p>9/19/25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8bbf4d0ebc59509180f217">threadReduct^</text:a></text:p>
          </table:table-cell>
          <table:table-cell office:value-type="string" table:style-name="ce66">
            <text:p><text:a xlink:href="https://github.com/vondele/Stockfish/compare/667d24f...1c98b78">diff</text:a></text:p>
          </table:table-cell>
          <table:table-cell office:value-type="string" table:style-name="ce66">
            <text:p>1.6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3-20T00:00:00" table:style-name="ce65">
            <text:p>3/20/18</text:p>
          </table:table-cell>
          <table:table-cell office:value-type="string" table:style-name="ce66">
            <text:p><text:a xlink:href="https://tests.stockfishchess.org/tests/user/Fisherman">Fis</text:a></text:p>
          </table:table-cell>
          <table:table-cell office:value-type="string" table:style-name="ce66">
            <text:p><text:a xlink:href="https://tests.stockfishchess.org/tests/view/5e716d20e42a5c3b3ca2e6e0">BP</text:a></text:p>
          </table:table-cell>
          <table:table-cell office:value-type="string" table:style-name="ce66">
            <text:p><text:a xlink:href="https://github.com/mstembera/Stockfish/compare/ff27109...e86d96e">diff</text:a></text:p>
          </table:table-cell>
          <table:table-cell office:value-type="string" table:style-name="ce66">
            <text:p>1.6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11-19T00:00:00" table:style-name="ce55">
            <text:p>11/19/12</text:p>
          </table:table-cell>
          <table:table-cell office:value-type="string" table:style-name="ce56">
            <text:p><text:a xlink:href="http://tests.stockfishchess.org/tests/user/SFisGOD">SFi</text:a></text:p>
          </table:table-cell>
          <table:table-cell office:value-type="string" table:style-name="ce56">
            <text:p><text:a xlink:href="http://tests.stockfishchess.org/tests/view/5dcaea880ebc5902569230bc">RankedOutposts_2</text:a></text:p>
          </table:table-cell>
          <table:table-cell office:value-type="string" table:style-name="ce56">
            <text:p><text:a xlink:href="https://github.com/SFisGOD/Stockfish/compare/9ab2590...4cd6d4f">diff</text:a></text:p>
          </table:table-cell>
          <table:table-cell office:value-type="string" table:style-name="ce56">
            <text:p>1.68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04-10-19T00:00:00" table:style-name="ce65">
            <text:p>10/19/04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9784e60ebc590c21aa7013">cmhCa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9T00:00:00" table:style-name="ce55">
            <text:p>9/19/23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d88618c0ebc5906dd3ea45f">psqtrk2</text:a></text:p>
          </table:table-cell>
          <table:table-cell office:value-type="string" table:style-name="ce56">
            <text:p><text:a xlink:href="https://github.com/xoto10/stockfish-xoto10/compare/770c8d9...c7bdc01">diff</text:a></text:p>
          </table:table-cell>
          <table:table-cell office:value-type="string" table:style-name="ce56">
            <text:p>1.68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0-01-20T00:00:00" table:style-name="ce65">
            <text:p>1/20/20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618c1c3b97aa0d75bc03c">lmr_pv</text:a></text:p>
          </table:table-cell>
          <table:table-cell office:value-type="string" table:style-name="ce66">
            <text:p><text:a xlink:href="https://github.com/locutus2/Stockfish/compare/c3483fa...a964263">diff</text:a></text:p>
          </table:table-cell>
          <table:table-cell office:value-type="string" table:style-name="ce66">
            <text:p>1.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4-03-20T00:00:00" table:style-name="ce65">
            <text:p>3/20/14</text:p>
          </table:table-cell>
          <table:table-cell office:value-type="string" table:style-name="ce66">
            <text:p><text:a xlink:href="https://tests.stockfishchess.org/tests/user/protonspring">pro</text:a></text:p>
          </table:table-cell>
          <table:table-cell office:value-type="string" table:style-name="ce66">
            <text:p><text:a xlink:href="https://tests.stockfishchess.org/tests/view/5e6ce904e42a5c3b3ca2e556">ps_ourRan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2-20T00:00:00" table:style-name="ce65">
            <text:p>2/20/24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e53c6ab84a82b4acd4148fa">Weak_QProtection4</text:a></text:p>
          </table:table-cell>
          <table:table-cell office:value-type="string" table:style-name="ce66">
            <text:p><text:a xlink:href="https://github.com/MJZ1977/Stockfish/compare/b8c00ef...e8bc7c1">diff</text:a></text:p>
          </table:table-cell>
          <table:table-cell office:value-type="string" table:style-name="ce66">
            <text:p>1.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2-20T00:00:00" table:style-name="ce72">
            <text:p>20/2/24</text:p>
          </table:table-cell>
          <table:table-cell office:value-type="string" table:style-name="ce39">
            <text:p><text:a xlink:href="http://tests.stockfishchess.org/tests/user/MJZ1977">MJZ</text:a></text:p>
          </table:table-cell>
          <table:table-cell office:value-type="string" table:style-name="ce39">
            <text:p><text:a xlink:href="http://tests.stockfishchess.org/tests/view/5e53c6ab84a82b4acd4148fa">Weak_QProtection4</text:a></text:p>
          </table:table-cell>
          <table:table-cell office:value-type="string" table:style-name="ce46">
            <text:p><text:a xlink:href="https://github.com/MJZ1977/Stockfish/compare/b8c00ef...e8bc7c1">diff</text:a></text:p>
          </table:table-cell>
          <table:table-cell office:value-type="string" table:style-name="ce66">
            <text:p>1.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11-19T00:00:00" table:style-name="ce65">
            <text:p>11/19/30</text:p>
          </table:table-cell>
          <table:table-cell office:value-type="string" table:style-name="ce66">
            <text:p><text:a xlink:href="http://tests.stockfishchess.org/tests/user/Rocky">Roc</text:a></text:p>
          </table:table-cell>
          <table:table-cell office:value-type="string" table:style-name="ce66">
            <text:p><text:a xlink:href="http://tests.stockfishchess.org/tests/view/5de2a2ff727dc1d26718a67b">KProxTweak2</text:a></text:p>
          </table:table-cell>
          <table:table-cell office:value-type="string" table:style-name="ce66">
            <text:p><text:a xlink:href="https://github.com/Rocky640/Stockfish/compare/54253bc...8133c11">diff</text:a></text:p>
          </table:table-cell>
          <table:table-cell office:value-type="string" table:style-name="ce66">
            <text:p>1.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1-19T00:00:00" table:style-name="ce65">
            <text:p>11/19/1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d4422414339111b9b6bec9">lmr_ext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1-20T00:00:00" table:style-name="ce65">
            <text:p>1/20/18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36fcdc3b97aa0d75bbea3">AtomicLE_TS_BestMoveCha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4-09-19T00:00:00" table:style-name="ce65">
            <text:p>9/19/14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7ca1aa0ebc5902d38640a9">rookfile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9-19T00:00:00" table:style-name="ce65">
            <text:p>9/19/23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88618c0ebc5906dd3ea45f">psqtrk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11-19T00:00:00" table:style-name="ce65">
            <text:p>11/19/2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df2df7da46dcfc84a6889">extStatsNew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9-24T00:00:00" table:style-name="ce61">
            <text:p>2019-09-24</text:p>
          </table:table-cell>
          <table:table-cell office:value-type="string" table:style-name="ce56">
            <text:p><text:a xlink:href="http://tests.stockfishchess.org/tests/user/snicolet">sni</text:a></text:p>
          </table:table-cell>
          <table:table-cell office:value-type="string" table:style-name="ce56">
            <text:p><text:a xlink:href="http://tests.stockfishchess.org/tests/view/5d89ca7f0ebc595091802680">french4^</text:a></text:p>
          </table:table-cell>
          <table:table-cell office:value-type="string" table:style-name="ce56">
            <text:p><text:a xlink:href="https://github.com/snicolet/Stockfish/compare/defa1cc...f35ecfd">diff</text:a></text:p>
          </table:table-cell>
          <table:table-cell office:value-type="float" office:value="1.6" table:style-name="ce56">
            <text:p>1.6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5-03-20T00:00:00" table:style-name="ce65">
            <text:p>3/20/25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b4162e42a5c3b3ca2ead7">outpost15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vdv">vdv</text:a></text:p>
          </table:table-cell>
          <table:table-cell office:value-type="string" table:style-name="ce66">
            <text:p><text:a xlink:href="https://tests.stockfishchess.org/tests/view/5e7e46aae42a5c3b3ca2ec58">LMRRootDepth</text:a></text:p>
          </table:table-cell>
          <table:table-cell office:value-type="string" table:style-name="ce66">
            <text:p><text:a xlink:href="https://github.com/vondele/Stockfish/compare/58746d9...67fda52">diff</text:a></text:p>
          </table:table-cell>
          <table:table-cell office:value-type="string" table:style-name="ce66">
            <text:p>1.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02-20T00:00:00" table:style-name="ce13">
            <text:p>2/20/09</text:p>
          </table:table-cell>
          <table:table-cell office:value-type="string" table:style-name="ce14">
            <text:p><text:a xlink:href="http://tests.stockfishchess.org/tests/user/Vizvezdenec">Viz</text:a></text:p>
          </table:table-cell>
          <table:table-cell office:value-type="string" table:style-name="ce14">
            <text:p><text:a xlink:href="http://tests.stockfishchess.org/tests/view/5e405561e70d848499f63bfa">pvnTtpvSub5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1.59</text:p>
          </table:table-cell>
          <table:table-cell office:value-type="string" table:style-name="ce15">
            <text:p>Only Petrosian Strong</text:p>
          </table:table-cell>
          <table:table-cell table:number-columns-repeated="3" table:style-name="ce15"/>
          <table:table-cell office:value-type="string" table:style-name="ce15">
            <text:p>Official</text:p>
          </table:table-cell>
          <table:table-cell table:number-columns-repeated="54" table:style-name="ce15"/>
          <table:table-cell table:number-columns-repeated="16320"/>
        </table:table-row>
        <table:table-row table:style-name="ro2">
          <table:table-cell office:value-type="date" office:date-value="2001-11-19T00:00:00" table:style-name="ce55">
            <text:p>11/19/01</text:p>
          </table:table-cell>
          <table:table-cell office:value-type="string" table:style-name="ce56">
            <text:p><text:a xlink:href="http://tests.stockfishchess.org/tests/user/SFisGOD">SFi</text:a></text:p>
          </table:table-cell>
          <table:table-cell office:value-type="string" table:style-name="ce56">
            <text:p><text:a xlink:href="http://tests.stockfishchess.org/tests/view/5dbc30dc0ebc5925b64eee0c">comboAll</text:a></text:p>
          </table:table-cell>
          <table:table-cell office:value-type="string" table:style-name="ce56">
            <text:p><text:a xlink:href="https://github.com/SFisGOD/Stockfish/compare/e8fca71...1bc6f2f">diff</text:a></text:p>
          </table:table-cell>
          <table:table-cell office:value-type="string" table:style-name="ce56">
            <text:p>1.59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7-01-20T00:00:00" table:style-name="ce65">
            <text:p>1/20/27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2f25c3ab2d69d58394fcd7">bishoppawn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1-19T00:00:00" table:style-name="ce65">
            <text:p>11/19/29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1af6e0294ec4750cba9cf">cnLowTthitCapt1</text:a></text:p>
          </table:table-cell>
          <table:table-cell office:value-type="string" table:style-name="ce66">
            <text:p><text:a xlink:href="https://github.com/Vizvezdenec/Stockfish/compare/54253bc...5e6874f">diff</text:a></text:p>
          </table:table-cell>
          <table:table-cell office:value-type="string" table:style-name="ce66">
            <text:p>1.5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2-20T00:00:00" table:style-name="ce74">
            <text:p>20/2/18</text:p>
          </table:table-cell>
          <table:table-cell office:value-type="string" table:style-name="ce39">
            <text:p><text:a xlink:href="http://tests.stockfishchess.org/tests/user/xoto">xot</text:a></text:p>
          </table:table-cell>
          <table:table-cell office:value-type="string" table:style-name="ce39">
            <text:p><text:a xlink:href="http://tests.stockfishchess.org/tests/view/5e4c3f9890a0a02810d0968c">unopposed4</text:a></text:p>
          </table:table-cell>
          <table:table-cell office:value-type="string" table:style-name="ce39">
            <text:p><text:a xlink:href="https://github.com/xoto10/stockfish-xoto10/compare/10ead8a...1394a05">diff</text:a></text:p>
          </table:table-cell>
          <table:table-cell office:value-type="string" table:style-name="ce66">
            <text:p>1.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6-01-20T00:00:00" table:style-name="ce65">
            <text:p>1/20/06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2eae9aaa74b7dfee121b7">kdTweaks1</text:a></text:p>
          </table:table-cell>
          <table:table-cell office:value-type="string" table:style-name="ce66">
            <text:p><text:a xlink:href="https://github.com/Vizvezdenec/Stockfish/compare/44f56e0...f6b97d2">diff</text:a></text:p>
          </table:table-cell>
          <table:table-cell office:value-type="string" table:style-name="ce66">
            <text:p>1.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0d023687585b1706b6834f">lmr_statScor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2-19T00:00:00" table:style-name="ce65">
            <text:p>12/19/29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0906d29d3fbe26f672d386">sbetaBetaSing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1dbed346e35ac603b7d25">lmr_non_ca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1-12-19T00:00:00" table:style-name="ce65">
            <text:p>12/19/0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3747ab39de935f7b0d720">ocbSFflat5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03-20T00:00:00" table:style-name="ce65">
            <text:p>3/20/30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81aea2e42a5c3b3ca2edc2">captStatsSeep5</text:a></text:p>
          </table:table-cell>
          <table:table-cell office:value-type="string" table:style-name="ce66">
            <text:p><text:a xlink:href="https://github.com/Vizvezdenec/Stockfish/compare/f2430bf...598de62">diff</text:a></text:p>
          </table:table-cell>
          <table:table-cell office:value-type="string" table:style-name="ce66">
            <text:p>1.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03-20T00:00:00" table:style-name="ce13">
            <text:p>3/20/29</text:p>
          </table:table-cell>
          <table:table-cell office:value-type="string" table:style-name="ce14">
            <text:p><text:a xlink:href="https://tests.stockfishchess.org/tests/user/xoto">xot</text:a></text:p>
          </table:table-cell>
          <table:table-cell office:value-type="string" table:style-name="ce14">
            <text:p><text:a xlink:href="https://tests.stockfishchess.org/tests/view/5e806441e42a5c3b3ca2ed2b">ppNoDoubled1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1.55</text:p>
          </table:table-cell>
          <table:table-cell office:value-type="string" table:style-name="ce15">
            <text:p>Only Petrosian Strong</text:p>
          </table:table-cell>
          <table:table-cell office:value-type="string" table:style-name="ce15">
            <text:p>Official</text:p>
          </table:table-cell>
          <table:table-cell table:style-name="ce15"/>
          <table:table-cell table:style-name="ce19"/>
          <table:table-cell table:style-name="ce15"/>
          <table:table-cell table:number-columns-repeated="54" table:style-name="ce19"/>
          <table:table-cell table:number-columns-repeated="16320"/>
        </table:table-row>
        <table:table-row table:style-name="ro2">
          <table:table-cell office:value-type="date" office:date-value="2009-12-19T00:00:00" table:style-name="ce65">
            <text:p>12/19/09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ee06bf3cff9a249bb9e459">futureCheck</text:a></text:p>
          </table:table-cell>
          <table:table-cell office:value-type="string" table:style-name="ce66">
            <text:p><text:a xlink:href="https://github.com/vondele/Stockfish/compare/764b9ad...3693571">diff</text:a></text:p>
          </table:table-cell>
          <table:table-cell office:value-type="string" table:style-name="ce66">
            <text:p>1.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6-02-20T00:00:00" table:style-name="ce72">
            <text:p>20/2/16</text:p>
          </table:table-cell>
          <table:table-cell office:value-type="string" table:style-name="ce39">
            <text:p><text:a xlink:href="http://tests.stockfishchess.org/tests/user/Vizvezdenec">Viz</text:a></text:p>
          </table:table-cell>
          <table:table-cell office:value-type="string" table:style-name="ce39">
            <text:p><text:a xlink:href="http://tests.stockfishchess.org/tests/view/5e497e14f8d1d52b40cd319b">QimbDeg2</text:a></text:p>
          </table:table-cell>
          <table:table-cell office:value-type="string" table:style-name="ce39">
            <text:p><text:a xlink:href="https://github.com/Vizvezdenec/Stockfish/compare/10ead8a...f493419">diff</text:a></text:p>
          </table:table-cell>
          <table:table-cell office:value-type="string" table:style-name="ce66">
            <text:p>1.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01-20T00:00:00" table:style-name="ce65">
            <text:p>1/20/03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0eee7be97ea42ea89da9e7">complexityParams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4-11-19T00:00:00" table:style-name="ce65">
            <text:p>11/19/04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dc086720ebc5904493afd56">timect2</text:a></text:p>
          </table:table-cell>
          <table:table-cell office:value-type="string" table:style-name="ce66">
            <text:p><text:a xlink:href="https://github.com/vondele/Stockfish/compare/474d133...82be129">diff</text:a></text:p>
          </table:table-cell>
          <table:table-cell office:value-type="string" table:style-name="ce66">
            <text:p>1.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7-03-20T00:00:00" table:style-name="ce65">
            <text:p>3/20/1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13640e42a5c3b3ca2e6af">kingshelter2</text:a></text:p>
          </table:table-cell>
          <table:table-cell office:value-type="string" table:style-name="ce66">
            <text:p><text:a xlink:href="https://github.com/xoto10/stockfish-xoto10/compare/ff27109...9703d41">diff</text:a></text:p>
          </table:table-cell>
          <table:table-cell office:value-type="string" table:style-name="ce66">
            <text:p>1.5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03-20T00:00:00" table:style-name="ce65">
            <text:p>3/20/25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b57f0e42a5c3b3ca2eae5">kingshelter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e30ede42a5c3b3ca2ec48">initkcenter1</text:a></text:p>
          </table:table-cell>
          <table:table-cell office:value-type="string" table:style-name="ce66">
            <text:p><text:a xlink:href="https://github.com/xoto10/stockfish-xoto10/compare/58746d9...69bf8a9">diff</text:a></text:p>
          </table:table-cell>
          <table:table-cell office:value-type="string" table:style-name="ce66">
            <text:p>1.5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0-11-19T00:00:00" table:style-name="ce65">
            <text:p>11/19/2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4d376f531e81cf278eaa8">outflankingTweaks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7-03-20T00:00:00" table:style-name="ce65">
            <text:p>3/20/17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068eae42a5c3b3ca2e687">sLMRttpv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1-20T00:00:00" table:style-name="ce65">
            <text:p>1/20/1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43d3fc3b97aa0d75bbf09">lmr_non_cap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1-10-19T00:00:00" table:style-name="ce65">
            <text:p>10/19/31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baa1600ebc5925b64ed57b">tuned_BishopPSQT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5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2-19T00:00:00" table:style-name="ce65">
            <text:p>12/19/29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08d0089d3fbe26f672d36f">ps_openfiles12</text:a></text:p>
          </table:table-cell>
          <table:table-cell office:value-type="string" table:style-name="ce66">
            <text:p><text:a xlink:href="https://github.com/protonspring/Stockfish/compare/13f70d0...db90e5f">diff</text:a></text:p>
          </table:table-cell>
          <table:table-cell office:value-type="string" table:style-name="ce66">
            <text:p>1.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02-20T00:00:00" table:style-name="ce65">
            <text:p>2/20/0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f2f0ce70d848499f63ba8">pvnTtpvSub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sa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0-02-20T00:00:00" table:style-name="ce80">
            <text:p>20/2/20</text:p>
          </table:table-cell>
          <table:table-cell office:value-type="string" table:style-name="ce81">
            <text:p><text:a xlink:href="http://tests.stockfishchess.org/tests/user/pb00067">pb0</text:a></text:p>
          </table:table-cell>
          <table:table-cell office:value-type="string" table:style-name="ce81">
            <text:p><text:a xlink:href="http://tests.stockfishchess.org/tests/view/5e4e2cb790a0a02810d09714">lowPlyHistory</text:a></text:p>
          </table:table-cell>
          <table:table-cell office:value-type="string" table:style-name="ce81">
            <text:p><text:a xlink:href="https://github.com/pb00068/Stockfish/compare/10ead8a...1f8205a">diff</text:a></text:p>
          </table:table-cell>
          <table:table-cell office:value-type="string" table:style-name="ce52">
            <text:p>1.48</text:p>
          </table:table-cell>
          <table:table-cell table:number-columns-repeated="4" table:style-name="ce82"/>
          <table:table-cell office:value-type="string" table:style-name="ce82">
            <text:p>Official</text:p>
          </table:table-cell>
          <table:table-cell table:number-columns-repeated="54" table:style-name="ce82"/>
          <table:table-cell table:number-columns-repeated="16320"/>
        </table:table-row>
        <table:table-row table:style-name="ro2">
          <table:table-cell office:value-type="date" office:date-value="2009-01-20T00:00:00" table:style-name="ce65">
            <text:p>1/20/09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173a7e0ac9162cdd5f3a3a">ResearchNewMovesD16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3-11-19T00:00:00" table:style-name="ce65">
            <text:p>11/19/13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cc62840ebc59025bcbb96f">swap_ext_prune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8</text:p>
          </table:table-cell>
          <table:table-cell table:number-columns-repeated="4" table:style-name="ce1"/>
          <table:table-cell office:value-type="string" table:style-name="ce1">
            <text:p>Official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13-08-19T00:00:00" table:style-name="ce65">
            <text:p>8/19/13</text:p>
          </table:table-cell>
          <table:table-cell office:value-type="string" table:style-name="ce66">
            <text:p><text:a xlink:href="http://tests.stockfishchess.org/tests/user/VoyagerOne">Voy</text:a></text:p>
          </table:table-cell>
          <table:table-cell office:value-type="string" table:style-name="ce66">
            <text:p><text:a xlink:href="http://tests.stockfishchess.org/tests/view/5d52dcbc0ebc5925cf108552">nmpCombo</text:a></text:p>
          </table:table-cell>
          <table:table-cell office:value-type="string" table:style-name="ce66">
            <text:p><text:a xlink:href="https://github.com/VoyagerOne/Stockfish/compare/8152a74...5ff074d">diff</text:a></text:p>
          </table:table-cell>
          <table:table-cell office:value-type="string" table:style-name="ce66">
            <text:p>1.48</text:p>
          </table:table-cell>
          <table:table-cell table:number-columns-repeated="4" table:style-name="ce1"/>
          <table:table-cell office:value-type="string" table:style-name="ce1">
            <text:p>null move</text:p>
          </table:table-cell>
          <table:table-cell table:number-columns-repeated="16374" table:style-name="ce1"/>
        </table:table-row>
        <table:table-row table:style-name="ro2">
          <table:table-cell office:value-type="date" office:date-value="2027-03-20T00:00:00" table:style-name="ce65">
            <text:p>3/20/27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e477ee42a5c3b3ca2ec5a">initocb1</text:a></text:p>
          </table:table-cell>
          <table:table-cell office:value-type="string" table:style-name="ce66">
            <text:p><text:a xlink:href="https://github.com/xoto10/stockfish-xoto10/compare/58746d9...b1185cd">diff</text:a>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2-20T00:00:00" table:style-name="ce65">
            <text:p>2/20/24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e538eae84a82b4acd4148e1">lowPlyCapturesToo</text:a></text:p>
          </table:table-cell>
          <table:table-cell office:value-type="string" table:style-name="ce66">
            <text:p><text:a xlink:href="https://github.com/pb00068/Stockfish/compare/b8c00ef...a32f5c1">diff</text:a>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02-20T00:00:00" table:style-name="ce83">
            <text:p>20/2/24</text:p>
          </table:table-cell>
          <table:table-cell office:value-type="string" table:style-name="ce39">
            <text:p><text:a xlink:href="http://tests.stockfishchess.org/tests/user/pb00067">pb0</text:a></text:p>
          </table:table-cell>
          <table:table-cell office:value-type="string" table:style-name="ce39">
            <text:p><text:a xlink:href="http://tests.stockfishchess.org/tests/view/5e538eae84a82b4acd4148e1">lowPlyCapturesToo</text:a></text:p>
          </table:table-cell>
          <table:table-cell office:value-type="string" table:style-name="ce39">
            <text:p><text:a xlink:href="https://github.com/pb00068/Stockfish/compare/b8c00ef...a32f5c1">diff</text:a>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1-01-20T00:00:00" table:style-name="ce65">
            <text:p>1/20/21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2683dec3b97aa0d75bc0a3">pieceDifference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1-01-20T00:00:00" table:style-name="ce65">
            <text:p>1/20/01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c6ebff9e17fb4192cdf59">LEMinRoot1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12-19T00:00:00" table:style-name="ce65">
            <text:p>12/19/03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de6d466b407ee7bfda68a9e">iterscores1</text:a></text:p>
          </table:table-cell>
          <table:table-cell office:value-type="string" table:style-name="ce66">
            <text:p><text:a xlink:href="https://github.com/xoto10/stockfish-xoto10/compare/97a0e4e...2a05f5c">diff</text:a></text:p>
          </table:table-cell>
          <table:table-cell office:value-type="string" table:style-name="ce66">
            <text:p>1.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d8db1f50ebc590f3beb24ef">threadReduct^</text:a></text:p>
          </table:table-cell>
          <table:table-cell office:value-type="string" table:style-name="ce56">
            <text:p><text:a xlink:href="https://github.com/vondele/Stockfish/compare/667d24f...1c98b78">diff</text:a></text:p>
          </table:table-cell>
          <table:table-cell office:value-type="float" office:value="1.47" table:style-name="ce56">
            <text:p>1.47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6-10-19T00:00:00" table:style-name="ce65">
            <text:p>10/19/26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b41c350ebc5908127530e0">bishop_pawns3</text:a></text:p>
          </table:table-cell>
          <table:table-cell office:value-type="string" table:style-name="ce66">
            <text:p><text:a xlink:href="https://github.com/locutus2/Stockfish/compare/648c7ec...f15c7d4">diff</text:a></text:p>
          </table:table-cell>
          <table:table-cell office:value-type="string" table:style-name="ce66">
            <text:p>1.4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10-19T00:00:00" table:style-name="ce65">
            <text:p>10/19/2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b33c070ebc590812752597">extStatsRespin4</text:a></text:p>
          </table:table-cell>
          <table:table-cell office:value-type="string" table:style-name="ce66">
            <text:p><text:a xlink:href="https://github.com/Vizvezdenec/Stockfish/compare/7e89a71...2f38cdb">diff</text:a></text:p>
          </table:table-cell>
          <table:table-cell office:value-type="string" table:style-name="ce66">
            <text:p>1.4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02-20T00:00:00" table:style-name="ce84">
            <text:p>20/2/15</text:p>
          </table:table-cell>
          <table:table-cell office:value-type="string" table:style-name="ce39">
            <text:p><text:a xlink:href="http://tests.stockfishchess.org/tests/user/vdv">vdv</text:a></text:p>
          </table:table-cell>
          <table:table-cell office:value-type="string" table:style-name="ce39">
            <text:p><text:a xlink:href="http://tests.stockfishchess.org/tests/view/5e483e4d43e6cbcdc92d78a1">qsearchLMR^</text:a></text:p>
          </table:table-cell>
          <table:table-cell office:value-type="string" table:style-name="ce39">
            <text:p><text:a xlink:href="https://github.com/vondele/Stockfish/compare/10ead8a...a2cd16f">diff</text:a></text:p>
          </table:table-cell>
          <table:table-cell office:value-type="string" table:style-name="ce66">
            <text:p>1.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9-12-19T00:00:00" table:style-name="ce55">
            <text:p>12/19/09</text:p>
          </table:table-cell>
          <table:table-cell office:value-type="string" table:style-name="ce56">
            <text:p><text:a xlink:href="http://tests.stockfishchess.org/tests/user/xoto">xot</text:a></text:p>
          </table:table-cell>
          <table:table-cell office:value-type="string" table:style-name="ce56">
            <text:p><text:a xlink:href="http://tests.stockfishchess.org/tests/view/5dee1c1e3cff9a249bb9e46d">kingtune2rocky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1.45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9-11-19T00:00:00" table:style-name="ce65">
            <text:p>11/19/2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e12be40294ec4750cba99c">ocb_scaling3a</text:a></text:p>
          </table:table-cell>
          <table:table-cell office:value-type="string" table:style-name="ce66">
            <text:p><text:a xlink:href="https://github.com/locutus2/Stockfish/compare/54253bc...aadd005">diff</text:a></text:p>
          </table:table-cell>
          <table:table-cell office:value-type="string" table:style-name="ce66">
            <text:p>1.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1-12-19T00:00:00" table:style-name="ce65">
            <text:p>12/19/01</text:p>
          </table:table-cell>
          <table:table-cell office:value-type="string" table:style-name="ce66">
            <text:p><text:a xlink:href="http://tests.stockfishchess.org/tests/user/Lolligerhans">Lol</text:a></text:p>
          </table:table-cell>
          <table:table-cell office:value-type="string" table:style-name="ce66">
            <text:p><text:a xlink:href="http://tests.stockfishchess.org/tests/view/5de34070727dc1d26718a6b8">viz_squareflat</text:a></text:p>
          </table:table-cell>
          <table:table-cell office:value-type="string" table:style-name="ce66">
            <text:p><text:a xlink:href="https://github.com/Lolligerhans/Stockfish/compare/54253bc...1c68b5c">diff</text:a></text:p>
          </table:table-cell>
          <table:table-cell office:value-type="string" table:style-name="ce66">
            <text:p>1.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03-20T00:00:00" table:style-name="ce65">
            <text:p>3/20/29</text:p>
          </table:table-cell>
          <table:table-cell office:value-type="string" table:style-name="ce66">
            <text:p><text:a xlink:href="https://tests.stockfishchess.org/tests/user/praveentml">pra</text:a></text:p>
          </table:table-cell>
          <table:table-cell office:value-type="string" table:style-name="ce66">
            <text:p><text:a xlink:href="https://tests.stockfishchess.org/tests/view/5e80bb13e42a5c3b3ca2ed4b">bp2</text:a></text:p>
          </table:table-cell>
          <table:table-cell office:value-type="string" table:style-name="ce66">
            <text:p><text:a xlink:href="https://github.com/praveentml/Stockfish/compare/58746d9...3a44913">diff</text:a></text:p>
          </table:table-cell>
          <table:table-cell office:value-type="string" table:style-name="ce66">
            <text:p>1.4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6-03-20T00:00:00" table:style-name="ce65">
            <text:p>3/20/26</text:p>
          </table:table-cell>
          <table:table-cell office:value-type="string" table:style-name="ce66">
            <text:p><text:a xlink:href="https://tests.stockfishchess.org/tests/user/pb00067">pb0</text:a></text:p>
          </table:table-cell>
          <table:table-cell office:value-type="string" table:style-name="ce66">
            <text:p><text:a xlink:href="https://tests.stockfishchess.org/tests/view/5e7ce776e42a5c3b3ca2ebad">lowPlynext</text:a></text:p>
          </table:table-cell>
          <table:table-cell office:value-type="string" table:style-name="ce66">
            <text:p><text:a xlink:href="https://github.com/pb00068/Stockfish/compare/58746d9...32a9571">diff</text:a></text:p>
          </table:table-cell>
          <table:table-cell office:value-type="string" table:style-name="ce66">
            <text:p>1.4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0-01-20T00:00:00" table:style-name="ce55">
            <text:p>1/20/20</text:p>
          </table:table-cell>
          <table:table-cell office:value-type="string" table:style-name="ce56">
            <text:p><text:a xlink:href="http://tests.stockfishchess.org/tests/user/sg">sg</text:a></text:p>
          </table:table-cell>
          <table:table-cell office:value-type="string" table:style-name="ce56">
            <text:p><text:a xlink:href="http://tests.stockfishchess.org/tests/view/5e25d77fc3b97aa0d75bc013">lmr_pv</text:a></text:p>
          </table:table-cell>
          <table:table-cell office:value-type="string" table:style-name="ce56">
            <text:p><text:a xlink:href="https://github.com/locutus2/Stockfish/compare/c3483fa...a964263">diff</text:a></text:p>
          </table:table-cell>
          <table:table-cell office:value-type="string" table:style-name="ce56">
            <text:p>1.44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6-12-19T00:00:00" table:style-name="ce65">
            <text:p>12/19/26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e04d6c8c13ac2425c4a9cf2">PPawn-unsym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56">
            <text:p><text:a xlink:href="http://tests.stockfishchess.org/tests/user/MJZ1977">MJZ</text:a></text:p>
          </table:table-cell>
          <table:table-cell office:value-type="string" table:style-name="ce56">
            <text:p><text:a xlink:href="http://tests.stockfishchess.org/tests/view/5d8de9bc0ebc590f3beb3d00">Pawn_attack_spanB2</text:a></text:p>
          </table:table-cell>
          <table:table-cell office:value-type="string" table:style-name="ce56">
            <text:p><text:a xlink:href="https://github.com/MJZ1977/Stockfish/compare/28dcd70...ff3c96d">diff</text:a></text:p>
          </table:table-cell>
          <table:table-cell office:value-type="float" office:value="1.44" table:style-name="ce68">
            <text:p>1.44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7-12-19T00:00:00" table:style-name="ce65">
            <text:p>12/19/27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05b5e1c13ac2425c4a9d66">Multithreaded_LE_bestMo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12-19T00:00:00" table:style-name="ce65">
            <text:p>12/19/0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ed76ebd835690e23bded7a">checkCaptLMR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0-11-19T00:00:00" table:style-name="ce13">
            <text:p>11/19/10</text:p>
          </table:table-cell>
          <table:table-cell office:value-type="string" table:style-name="ce14">
            <text:p><text:a xlink:href="http://tests.stockfishchess.org/tests/user/vdv">vdv</text:a></text:p>
          </table:table-cell>
          <table:table-cell office:value-type="string" table:style-name="ce14">
            <text:p><text:a xlink:href="http://tests.stockfishchess.org/tests/view/5dc8050d0ebc5902ea57f491">nonpvpush</text:a></text:p>
          </table:table-cell>
          <table:table-cell office:value-type="string" table:style-name="ce14">
            <text:p>diff</text:p>
          </table:table-cell>
          <table:table-cell office:value-type="string" table:style-name="ce14">
            <text:p>1.43</text:p>
          </table:table-cell>
          <table:table-cell table:number-columns-repeated="4" table:style-name="ce15"/>
          <table:table-cell office:value-type="string" table:style-name="ce15">
            <text:p>Official</text:p>
          </table:table-cell>
          <table:table-cell table:number-columns-repeated="54" table:style-name="ce15"/>
          <table:table-cell table:number-columns-repeated="16320"/>
        </table:table-row>
        <table:table-row table:style-name="ro2">
          <table:table-cell office:value-type="date" office:date-value="2019-10-26T00:00:00" table:style-name="ce75">
            <text:p>2019-10-26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b408010ebc590812752e51">bishop_pawns3</text:a></text:p>
          </table:table-cell>
          <table:table-cell office:value-type="string" table:style-name="ce66">
            <text:p><text:a xlink:href="https://github.com/locutus2/Stockfish/compare/648c7ec...8878552">diff</text:a></text:p>
          </table:table-cell>
          <table:table-cell office:value-type="float" office:value="1.43" table:style-name="ce1">
            <text:p>1.4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01-20T00:00:00" table:style-name="ce65">
            <text:p>1/20/2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2eb8f2ab2d69d58394fcb0">dynCmplKing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1-20T00:00:00" table:style-name="ce65">
            <text:p>1/20/18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2fafec3b97aa0d75bbe3c">AtomicLE_TS_BestMoveCha</text:a></text:p>
          </table:table-cell>
          <table:table-cell office:value-type="string" table:style-name="ce66">
            <text:p><text:a xlink:href="https://github.com/Chess13234/Stockfish/compare/c3483fa...a29bb2a">diff</text:a></text:p>
          </table:table-cell>
          <table:table-cell office:value-type="string" table:style-name="ce1">
            <text:p>1.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8-11-19T00:00:00" table:style-name="ce65">
            <text:p>11/19/28</text:p>
          </table:table-cell>
          <table:table-cell office:value-type="string" table:style-name="ce66">
            <text:p><text:a xlink:href="http://tests.stockfishchess.org/tests/user/pb00067">pb0</text:a></text:p>
          </table:table-cell>
          <table:table-cell office:value-type="string" table:style-name="ce66">
            <text:p><text:a xlink:href="http://tests.stockfishchess.org/tests/view/5ddf74d00294ec4750cba8f0">escape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1-19T00:00:00" table:style-name="ce85">
            <text:p>11/19/19</text:p>
          </table:table-cell>
          <table:table-cell office:value-type="string" table:style-name="ce86">
            <text:p><text:a xlink:href="http://tests.stockfishchess.org/tests/user/31m059">31m</text:a></text:p>
          </table:table-cell>
          <table:table-cell office:value-type="string" table:style-name="ce86">
            <text:p><text:a xlink:href="http://tests.stockfishchess.org/tests/view/5dd444d914339111b9b6bed7">simplify_kdB^</text:a></text:p>
          </table:table-cell>
          <table:table-cell office:value-type="string" table:style-name="ce86">
            <text:p>diff</text:p>
          </table:table-cell>
          <table:table-cell office:value-type="string" table:style-name="ce86">
            <text:p>1.42</text:p>
          </table:table-cell>
          <table:table-cell table:number-columns-repeated="59" table:style-name="ce87"/>
          <table:table-cell table:number-columns-repeated="16320"/>
        </table:table-row>
        <table:table-row table:style-name="ro2">
          <table:table-cell office:value-type="date" office:date-value="2007-10-19T00:00:00" table:style-name="ce55">
            <text:p>10/19/07</text:p>
          </table:table-cell>
          <table:table-cell office:value-type="string" table:style-name="ce56">
            <text:p><text:a xlink:href="http://tests.stockfishchess.org/tests/user/31m059">31m</text:a></text:p>
          </table:table-cell>
          <table:table-cell office:value-type="string" table:style-name="ce56">
            <text:p><text:a xlink:href="http://tests.stockfishchess.org/tests/view/5d9aeed60ebc5902b6cf9751">simplify_outpostB3</text:a></text:p>
          </table:table-cell>
          <table:table-cell office:value-type="string" table:style-name="ce56">
            <text:p>diff</text:p>
          </table:table-cell>
          <table:table-cell office:value-type="string" table:style-name="ce56">
            <text:p>1.42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07-12-19T00:00:00" table:style-name="ce65">
            <text:p>12/19/07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ec39ad51219d7befdc76c0">ps_connected5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11-19T00:00:00" table:style-name="ce65">
            <text:p>11/19/29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e0fce40294ec4750cba96f">LinkingRooks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3-02-20T00:00:00" table:style-name="ce65">
            <text:p>2/20/03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388ee4e70d848499f63920">probcut_pv</text:a></text:p>
          </table:table-cell>
          <table:table-cell office:value-type="string" table:style-name="ce66">
            <text:p><text:a xlink:href="https://github.com/31m059/Stockfish/compare/0f37da0...eda1207">diff</text:a></text:p>
          </table:table-cell>
          <table:table-cell office:value-type="string" table:style-name="ce66">
            <text:p>1.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9-01-20T00:00:00" table:style-name="ce65">
            <text:p>1/20/29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319271ec661e2e6a340cd8">cmh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0-01-20T00:00:00" table:style-name="ce65">
            <text:p>1/20/20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52016c3b97aa0d75bbfa2">ThreadLocal_BMC_LTEQRoo</text:a></text:p>
          </table:table-cell>
          <table:table-cell office:value-type="string" table:style-name="ce66">
            <text:p><text:a xlink:href="https://github.com/Chess13234/Stockfish/compare/c3483fa...0c66813">diff</text:a></text:p>
          </table:table-cell>
          <table:table-cell office:value-type="string" table:style-name="ce66">
            <text:p>1.3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11-19T00:00:00" table:style-name="ce65">
            <text:p>11/19/1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d2fe1752f6aceed28086e2">passed_pawn_ext</text:a></text:p>
          </table:table-cell>
          <table:table-cell office:value-type="string" table:style-name="ce66">
            <text:p><text:a xlink:href="https://github.com/locutus2/Stockfish/compare/fe12489...d4e8c6c">diff</text:a></text:p>
          </table:table-cell>
          <table:table-cell office:value-type="string" table:style-name="ce66">
            <text:p>1.39</text:p>
          </table:table-cell>
          <table:table-cell table:number-columns-repeated="59" table:style-name="ce67"/>
          <table:table-cell table:number-columns-repeated="16320"/>
        </table:table-row>
        <table:table-row table:style-name="ro2">
          <table:table-cell office:value-type="date" office:date-value="2016-10-19T00:00:00" table:style-name="ce65">
            <text:p>10/19/16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a78bda0ebc597ba8ed96b2">ps_attackerscount30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8</text:p>
          </table:table-cell>
          <table:table-cell table:number-columns-repeated="16379"/>
        </table:table-row>
        <table:table-row table:style-name="ro2">
          <table:table-cell office:value-type="date" office:date-value="1930-01-20T00:00:00" table:style-name="ce65">
            <text:p>1/20/30</text:p>
          </table:table-cell>
          <table:table-cell office:value-type="string" table:style-name="ce66">
            <text:p><text:a xlink:href="http://tests.stockfishchess.org/tests/user/xoto">xot</text:a></text:p>
          </table:table-cell>
          <table:table-cell office:value-type="string" table:style-name="ce66">
            <text:p><text:a xlink:href="http://tests.stockfishchess.org/tests/view/5e3339ff708b13464ceea325">bishoppawn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7</text:p>
          </table:table-cell>
          <table:table-cell table:number-columns-repeated="16379"/>
        </table:table-row>
        <table:table-row table:style-name="ro2">
          <table:table-cell office:value-type="date" office:date-value="2029-11-19T00:00:00" table:style-name="ce65">
            <text:p>11/19/29</text:p>
          </table:table-cell>
          <table:table-cell office:value-type="string" table:style-name="ce66">
            <text:p><text:a xlink:href="http://tests.stockfishchess.org/tests/user/MJZ1977">MJZ</text:a></text:p>
          </table:table-cell>
          <table:table-cell office:value-type="string" table:style-name="ce66">
            <text:p><text:a xlink:href="http://tests.stockfishchess.org/tests/view/5de121a40294ec4750cba998">LinkingRooks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7</text:p>
          </table:table-cell>
          <table:table-cell table:number-columns-repeated="16379"/>
        </table:table-row>
        <table:table-row table:style-name="ro2">
          <table:table-cell office:value-type="date" office:date-value="2006-11-19T00:00:00" table:style-name="ce65">
            <text:p>11/19/06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c20e190ebc5904493b11b4">strPrNoBlockers1</text:a></text:p>
          </table:table-cell>
          <table:table-cell office:value-type="string" table:style-name="ce66">
            <text:p><text:a xlink:href="https://github.com/Vizvezdenec/Stockfish/compare/3804eff...7492a74">diff</text:a></text:p>
          </table:table-cell>
          <table:table-cell office:value-type="string" table:style-name="ce66">
            <text:p>1.36</text:p>
          </table:table-cell>
          <table:table-cell table:number-columns-repeated="16379"/>
        </table:table-row>
        <table:table-row table:style-name="ro2">
          <table:table-cell office:value-type="date" office:date-value="2011-10-19T00:00:00" table:style-name="ce65">
            <text:p>10/19/11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da0a37b0ebc597ba8ed1d74">ps_passedrank12</text:a></text:p>
          </table:table-cell>
          <table:table-cell office:value-type="string" table:style-name="ce66">
            <text:p><text:a xlink:href="https://github.com/protonspring/Stockfish/compare/80d59ee...53ee29f">diff</text:a></text:p>
          </table:table-cell>
          <table:table-cell office:value-type="string" table:style-name="ce1">
            <text:p>1.36</text:p>
          </table:table-cell>
          <table:table-cell table:number-columns-repeated="16379"/>
        </table:table-row>
        <table:table-row table:number-rows-repeated="2" table:style-name="ro2">
          <table:table-cell office:value-type="date" office:date-value="2005-02-20T00:00:00" table:style-name="ce65">
            <text:p>2/20/05</text:p>
          </table:table-cell>
          <table:table-cell office:value-type="string" table:style-name="ce66">
            <text:p><text:a xlink:href="http://tests.stockfishchess.org/tests/user/vdv">vdv</text:a></text:p>
          </table:table-cell>
          <table:table-cell office:value-type="string" table:style-name="ce66">
            <text:p><text:a xlink:href="http://tests.stockfishchess.org/tests/view/5e3b3410e70d848499f63a26">quadraticTune</text:a></text:p>
          </table:table-cell>
          <table:table-cell office:value-type="string" table:style-name="ce66">
            <text:p><text:a xlink:href="https://github.com/vondele/Stockfish/compare/0c878ad...2e7ab16">diff</text:a></text:p>
          </table:table-cell>
          <table:table-cell office:value-type="string" table:style-name="ce1">
            <text:p>1.35</text:p>
          </table:table-cell>
          <table:table-cell table:number-columns-repeated="16379"/>
        </table:table-row>
        <table:table-row table:style-name="ro2">
          <table:table-cell office:value-type="date" office:date-value="2011-01-20T00:00:00" table:style-name="ce65">
            <text:p>1/20/11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949e72cc590e03c3c2f39">futPruningPNtw8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5</text:p>
          </table:table-cell>
          <table:table-cell table:number-columns-repeated="16379"/>
        </table:table-row>
        <table:table-row table:style-name="ro2">
          <table:table-cell office:value-type="date" office:date-value="2026-03-20T00:00:00" table:style-name="ce65">
            <text:p>3/20/26</text:p>
          </table:table-cell>
          <table:table-cell office:value-type="string" table:style-name="ce66">
            <text:p><text:a xlink:href="https://tests.stockfishchess.org/tests/user/vdv">vdv</text:a></text:p>
          </table:table-cell>
          <table:table-cell office:value-type="string" table:style-name="ce66">
            <text:p><text:a xlink:href="https://tests.stockfishchess.org/tests/view/5e7d1aa3e42a5c3b3ca2ebdc">ttCheck</text:a></text:p>
          </table:table-cell>
          <table:table-cell office:value-type="string" table:style-name="ce66">
            <text:p><text:a xlink:href="https://github.com/vondele/Stockfish/compare/58746d9...1b9b661">diff</text:a>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24-03-20T00:00:00" table:style-name="ce65">
            <text:p>3/20/24</text:p>
          </table:table-cell>
          <table:table-cell office:value-type="string" table:style-name="ce66">
            <text:p><text:a xlink:href="https://tests.stockfishchess.org/tests/user/xoto">xot</text:a></text:p>
          </table:table-cell>
          <table:table-cell office:value-type="string" table:style-name="ce66">
            <text:p><text:a xlink:href="https://tests.stockfishchess.org/tests/view/5e7a25e4e42a5c3b3ca2ea50">timeswap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5-02-20T00:00:00" table:style-name="ce65">
            <text:p>2/20/0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a1e13e70d848499f639d8">FutCnDepth1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5-02-20T00:00:00" table:style-name="ce65">
            <text:p>2/20/0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a1e13e70d848499f639d8">FutCnDepth1</text:a></text:p>
          </table:table-cell>
          <table:table-cell office:value-type="string" table:style-name="ce66">
            <text:p><text:a xlink:href="https://github.com/Vizvezdenec/Stockfish/compare/0f37da0...c1e2aee">diff</text:a>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1931-01-20T00:00:00" table:style-name="ce65">
            <text:p>1/20/31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e3453d657e1ecae66ec2aca">spaceT</text:a></text:p>
          </table:table-cell>
          <table:table-cell office:value-type="string" table:style-name="ce66">
            <text:p><text:a xlink:href="https://github.com/miguel-l/Stockfish/compare/3b70932...46ef8b7">diff</text:a>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string" table:style-name="ce66">
            <text:p>19-11-03</text:p>
          </table:table-cell>
          <table:table-cell office:value-type="string" table:style-name="ce66">
            <text:p><text:a xlink:href="http://tests.stockfishchess.org/tests/user/xoroshiro">xor</text:a></text:p>
          </table:table-cell>
          <table:table-cell office:value-type="string" table:style-name="ce66">
            <text:p><text:a xlink:href="http://tests.stockfishchess.org/tests/view/5dbee7eb0ebc5925b64f1513">SEchkExt</text:a></text:p>
          </table:table-cell>
          <table:table-cell office:value-type="string" table:style-name="ce66">
            <text:p><text:a xlink:href="https://github.com/miguel-l/Stockfish/compare/474d133...21f5892">diff</text:a></text:p>
          </table:table-cell>
          <table:table-cell office:value-type="string" table:style-name="ce1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2-11-19T00:00:00" table:style-name="ce65">
            <text:p>11/19/02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bd888c0ebc5925b64f034a">tuned_QueenPSQT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4</text:p>
          </table:table-cell>
          <table:table-cell table:number-columns-repeated="16379"/>
        </table:table-row>
        <table:table-row table:style-name="ro2">
          <table:table-cell office:value-type="date" office:date-value="2005-01-20T00:00:00" table:style-name="ce65">
            <text:p>1/20/05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122d28aaa74b7dfee12168">ocbScalingReRe3</text:a></text:p>
          </table:table-cell>
          <table:table-cell office:value-type="string" table:style-name="ce66">
            <text:p><text:a xlink:href="https://github.com/Vizvezdenec/Stockfish/compare/d9967cd...e906b48">diff</text:a></text:p>
          </table:table-cell>
          <table:table-cell office:value-type="string" table:style-name="ce66">
            <text:p>1.32</text:p>
          </table:table-cell>
          <table:table-cell table:number-columns-repeated="16379"/>
        </table:table-row>
        <table:table-row table:style-name="ro2">
          <table:table-cell office:value-type="date" office:date-value="2012-11-19T00:00:00" table:style-name="ce65">
            <text:p>11/19/12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b13b30ebc590256923390">RankedMBP</text:a></text:p>
          </table:table-cell>
          <table:table-cell office:value-type="string" table:style-name="ce66">
            <text:p><text:a xlink:href="https://github.com/SFisGOD/Stockfish/compare/9ab2590...6317d09">diff</text:a></text:p>
          </table:table-cell>
          <table:table-cell office:value-type="string" table:style-name="ce66">
            <text:p>1.3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03-20T00:00:00" table:style-name="ce65">
            <text:p>3/20/25</text:p>
          </table:table-cell>
          <table:table-cell office:value-type="string" table:style-name="ce66">
            <text:p><text:a xlink:href="https://tests.stockfishchess.org/tests/user/Vizvezdenec">Viz</text:a></text:p>
          </table:table-cell>
          <table:table-cell office:value-type="string" table:style-name="ce66">
            <text:p><text:a xlink:href="https://tests.stockfishchess.org/tests/view/5e7b2591e42a5c3b3ca2eace">probcutStats5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2-02-20T00:00:00" table:style-name="ce65">
            <text:p>2/20/12</text:p>
          </table:table-cell>
          <table:table-cell office:value-type="string" table:style-name="ce66">
            <text:p><text:a xlink:href="http://tests.stockfishchess.org/tests/user/Fisherman">Fis</text:a></text:p>
          </table:table-cell>
          <table:table-cell office:value-type="string" table:style-name="ce66">
            <text:p><text:a xlink:href="http://tests.stockfishchess.org/tests/view/5e4467fde70d848499f63d44">Combo</text:a></text:p>
          </table:table-cell>
          <table:table-cell office:value-type="string" table:style-name="ce66">
            <text:p><text:a xlink:href="https://github.com/mstembera/Stockfish/compare/4e89864...899571f">diff</text:a></text:p>
          </table:table-cell>
          <table:table-cell office:value-type="string" table:style-name="ce66">
            <text:p>1.3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1-01-20T00:00:00" table:style-name="ce65">
            <text:p>1/20/21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278f7ec3b97aa0d75bc1ba">lmr_ttCapt2</text:a></text:p>
          </table:table-cell>
          <table:table-cell office:value-type="string" table:style-name="ce66">
            <text:p><text:a xlink:href="https://github.com/31m059/Stockfish/compare/7f1b08e...a949774">diff</text:a></text:p>
          </table:table-cell>
          <table:table-cell office:value-type="string" table:style-name="ce66">
            <text:p>1.3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eaa9a0ebc5902563255e0">RankedLDB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3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dced08c0ebc590256325858">history_pruning^</text:a></text:p>
          </table:table-cell>
          <table:table-cell office:value-type="string" table:style-name="ce66">
            <text:p><text:a xlink:href="https://github.com/locutus2/Stockfish/compare/a00a336...4235f10">diff</text:a></text:p>
          </table:table-cell>
          <table:table-cell office:value-type="string" table:style-name="ce66">
            <text:p>1.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15-11-19T00:00:00" table:style-name="ce65">
            <text:p>11/19/15</text:p>
          </table:table-cell>
          <table:table-cell office:value-type="string" table:style-name="ce66">
            <text:p><text:a xlink:href="http://tests.stockfishchess.org/tests/user/SFisGOD">SFi</text:a></text:p>
          </table:table-cell>
          <table:table-cell office:value-type="string" table:style-name="ce66">
            <text:p><text:a xlink:href="http://tests.stockfishchess.org/tests/view/5dceaa9a0ebc5902563255e0">RankedLDB3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<text:a xlink:href="http://tests.stockfishchess.org/html/live_elo.html?5dceaa9a0ebc5902563255e0">http://tests.stockfishchess.org/html/live_elo.html?5dceaa9a0ebc5902563255e01.31</text:a>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6-03-20T00:00:00" table:style-name="ce65">
            <text:p>3/20/26</text:p>
          </table:table-cell>
          <table:table-cell office:value-type="string" table:style-name="ce66">
            <text:p><text:a xlink:href="https://tests.stockfishchess.org/tests/user/pb00067">pb0</text:a></text:p>
          </table:table-cell>
          <table:table-cell office:value-type="string" table:style-name="ce66">
            <text:p><text:a xlink:href="https://tests.stockfishchess.org/tests/view/5e7c8760e42a5c3b3ca2eb72">lowPlynext</text:a></text:p>
          </table:table-cell>
          <table:table-cell office:value-type="string" table:style-name="ce66">
            <text:p><text:a xlink:href="https://github.com/pb00068/Stockfish/compare/8b22938...0a2137e">diff</text:a></text:p>
          </table:table-cell>
          <table:table-cell office:value-type="string" table:style-name="ce66">
            <text:p>1.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7-02-20T00:00:00" table:style-name="ce65">
            <text:p>2/20/27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583dfd84a82b4acd414a32">mjzOverTw2</text:a></text:p>
          </table:table-cell>
          <table:table-cell office:value-type="string" table:style-name="ce66">
            <text:p><text:a xlink:href="https://github.com/Vizvezdenec/Stockfish/compare/09f53db...cb435f4">diff</text:a></text:p>
          </table:table-cell>
          <table:table-cell office:value-type="string" table:style-name="ce66">
            <text:p>1.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8-01-20T00:00:00" table:style-name="ce65">
            <text:p>1/20/18</text:p>
          </table:table-cell>
          <table:table-cell office:value-type="string" table:style-name="ce66">
            <text:p><text:a xlink:href="http://tests.stockfishchess.org/tests/user/sg">sg</text:a></text:p>
          </table:table-cell>
          <table:table-cell office:value-type="string" table:style-name="ce66">
            <text:p><text:a xlink:href="http://tests.stockfishchess.org/tests/view/5e237ec9c3b97aa0d75bbead">lmr_non_cap</text:a></text:p>
          </table:table-cell>
          <table:table-cell office:value-type="string" table:style-name="ce66">
            <text:p><text:a xlink:href="https://github.com/locutus2/Stockfish/compare/c3483fa...9fe7b9e">diff</text:a></text:p>
          </table:table-cell>
          <table:table-cell office:value-type="string" table:style-name="ce66">
            <text:p>1.2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6">
            <text:p>19-12-25</text:p>
          </table:table-cell>
          <table:table-cell office:value-type="string" table:style-name="ce66">
            <text:p><text:a xlink:href="https://tests.stockfishchess.org/tests/user/vdv">vdv</text:a></text:p>
          </table:table-cell>
          <table:table-cell office:value-type="string" table:style-name="ce66">
            <text:p><text:a xlink:href="https://tests.stockfishchess.org/tests/view/5e02ded9c13ac2425c4a9b59">pvDraw3~4</text:a></text:p>
          </table:table-cell>
          <table:table-cell office:value-type="string" table:style-name="ce66">
            <text:p><text:a xlink:href="https://github.com/vondele/Stockfish/compare/13f70d0...a470fae">diff</text:a></text:p>
          </table:table-cell>
          <table:table-cell office:value-type="string" table:style-name="ce66">
            <text:p>1.2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5-11-19T00:00:00" table:style-name="ce85">
            <text:p>11/19/25</text:p>
          </table:table-cell>
          <table:table-cell office:value-type="string" table:style-name="ce86">
            <text:p><text:a xlink:href="http://tests.stockfishchess.org/tests/user/Vizvezdenec">Viz</text:a></text:p>
          </table:table-cell>
          <table:table-cell office:value-type="string" table:style-name="ce86">
            <text:p><text:a xlink:href="http://tests.stockfishchess.org/tests/view/5ddc3168e0b4af579302bade">kfdExperiments1</text:a></text:p>
          </table:table-cell>
          <table:table-cell office:value-type="string" table:style-name="ce86">
            <text:p><text:a xlink:href="https://github.com/Vizvezdenec/Stockfish/compare/87ed9fa...83f1a1c">diff</text:a></text:p>
          </table:table-cell>
          <table:table-cell office:value-type="string" table:style-name="ce86">
            <text:p>1.28</text:p>
          </table:table-cell>
          <table:table-cell table:number-columns-repeated="59" table:style-name="ce87"/>
          <table:table-cell table:number-columns-repeated="16320"/>
        </table:table-row>
        <table:table-row table:style-name="ro2">
          <table:table-cell office:value-type="date" office:date-value="2024-11-19T00:00:00" table:style-name="ce65">
            <text:p>11/19/24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da8c3ee75c0005326d20e2">kfdQuadRetry2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2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10-19T00:00:00" table:style-name="ce65">
            <text:p>10/19/30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db9378e0ebc5960258bf86e">qOverloadNew4</text:a></text:p>
          </table:table-cell>
          <table:table-cell office:value-type="string" table:style-name="ce66">
            <text:p><text:a xlink:href="https://github.com/Vizvezdenec/Stockfish/compare/648c7ec...00fd8c8">diff</text:a></text:p>
          </table:table-cell>
          <table:table-cell office:value-type="string" table:style-name="ce1">
            <text:p>1.2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03-20T00:00:00" table:style-name="ce65">
            <text:p>3/20/07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632695e42a5c3b3ca2e200">lmr_alpha_pv^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1.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7-03-20T00:00:00" table:style-name="ce65">
            <text:p>3/20/07</text:p>
          </table:table-cell>
          <table:table-cell office:value-type="string" table:style-name="ce66">
            <text:p><text:a xlink:href="http://tests.stockfishchess.org/tests/user/31m059">31m</text:a></text:p>
          </table:table-cell>
          <table:table-cell office:value-type="string" table:style-name="ce66">
            <text:p><text:a xlink:href="http://tests.stockfishchess.org/tests/view/5e632695e42a5c3b3ca2e200">lmr_alpha_pv^</text:a></text:p>
          </table:table-cell>
          <table:table-cell office:value-type="string" table:style-name="ce66">
            <text:p><text:a xlink:href="https://github.com/31m059/Stockfish/compare/5a7b45e...d660baa">diff</text:a></text:p>
          </table:table-cell>
          <table:table-cell office:value-type="string" table:style-name="ce1">
            <text:p>1.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08-02-20T00:00:00" table:style-name="ce65">
            <text:p>2/20/08</text:p>
          </table:table-cell>
          <table:table-cell office:value-type="string" table:style-name="ce66">
            <text:p><text:a xlink:href="http://tests.stockfishchess.org/tests/user/Vizvezdenec">Viz</text:a></text:p>
          </table:table-cell>
          <table:table-cell office:value-type="string" table:style-name="ce66">
            <text:p><text:a xlink:href="http://tests.stockfishchess.org/tests/view/5e3ede77e70d848499f63b93">pvnTtpvSub2</text:a></text:p>
          </table:table-cell>
          <table:table-cell office:value-type="string" table:style-name="ce66">
            <text:p><text:a xlink:href="https://github.com/Vizvezdenec/Stockfish/compare/0c878ad...1be34cd">diff</text:a></text:p>
          </table:table-cell>
          <table:table-cell office:value-type="string" table:style-name="ce1">
            <text:p>1.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01-20T00:00:00" table:style-name="ce65">
            <text:p>1/20/19</text:p>
          </table:table-cell>
          <table:table-cell office:value-type="string" table:style-name="ce66">
            <text:p><text:a xlink:href="http://tests.stockfishchess.org/tests/user/Chess13234">Che</text:a></text:p>
          </table:table-cell>
          <table:table-cell office:value-type="string" table:style-name="ce66">
            <text:p><text:a xlink:href="http://tests.stockfishchess.org/tests/view/5e240b4dc3b97aa0d75bbeea">NullMove_CheckSquareBlo</text:a></text:p>
          </table:table-cell>
          <table:table-cell office:value-type="string" table:style-name="ce66">
            <text:p><text:a xlink:href="https://github.com/Chess13234/Stockfish/compare/c3483fa...53c041a">diff</text:a></text:p>
          </table:table-cell>
          <table:table-cell office:value-type="string" table:style-name="ce1">
            <text:p>1.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9-10-27T00:00:00" table:style-name="ce75">
            <text:p>2019-10-27</text:p>
          </table:table-cell>
          <table:table-cell office:value-type="string" table:style-name="ce66">
            <text:p><text:a xlink:href="http://tests.stockfishchess.org/tests/user/snicolet">sni</text:a></text:p>
          </table:table-cell>
          <table:table-cell office:value-type="string" table:style-name="ce66">
            <text:p><text:a xlink:href="http://tests.stockfishchess.org/tests/view/5db58ddc0ebc5902d6b151ed">no_rook</text:a></text:p>
          </table:table-cell>
          <table:table-cell office:value-type="string" table:style-name="ce66">
            <text:p><text:a xlink:href="https://github.com/snicolet/Stockfish/compare/648c7ec...c7cfa17">diff</text:a></text:p>
          </table:table-cell>
          <table:table-cell office:value-type="float" office:value="1.27" table:style-name="ce1">
            <text:p>1.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17-01-20T00:00:00" table:style-name="ce65">
            <text:p>1/20/17</text:p>
          </table:table-cell>
          <table:table-cell office:value-type="string" table:style-name="ce66">
            <text:p><text:a xlink:href="http://tests.stockfishchess.org/tests/user/protonspring">pro</text:a></text:p>
          </table:table-cell>
          <table:table-cell office:value-type="string" table:style-name="ce66">
            <text:p><text:a xlink:href="http://tests.stockfishchess.org/tests/view/5e222cb3346e35ac603b7d5b">ps_pawnchains2</text:a></text:p>
          </table:table-cell>
          <table:table-cell office:value-type="string" table:style-name="ce66">
            <text:p><text:a xlink:href="https://github.com/protonspring/Stockfish/compare/baf184e...7eb2509">diff</text:a></text:p>
          </table:table-cell>
          <table:table-cell office:value-type="string" table:style-name="ce1">
            <text:p>1.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1930-11-19T00:00:00" table:style-name="ce55">
            <text:p>11/19/30</text:p>
          </table:table-cell>
          <table:table-cell office:value-type="string" table:style-name="ce56">
            <text:p><text:a xlink:href="http://tests.stockfishchess.org/tests/user/fauzi2">fau</text:a></text:p>
          </table:table-cell>
          <table:table-cell office:value-type="string" table:style-name="ce56">
            <text:p><text:a xlink:href="http://tests.stockfishchess.org/tests/view/5de22f6f0294ec4750cba9e7">fuz3</text:a></text:p>
          </table:table-cell>
          <table:table-cell office:value-type="string" table:style-name="ce56">
            <text:p><text:a xlink:href="https://github.com/FauziAkram/Stockfish/compare/54253bc...44b1f2c">diff</text:a></text:p>
          </table:table-cell>
          <table:table-cell office:value-type="string" table:style-name="ce68">
            <text:p>1.03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5-09-19T00:00:00" table:style-name="ce65">
            <text:p>9/19/25</text:p>
          </table:table-cell>
          <table:table-cell office:value-type="string" table:style-name="ce66">
            <text:p>0.94</text:p>
          </table:table-cell>
          <table:table-cell office:value-type="string" table:style-name="ce66">
            <text:p><text:a xlink:href="http://tests.stockfishchess.org/tests/view/5d8bc33d0ebc59509180f42f">Shuffle-ksq4</text:a></text:p>
          </table:table-cell>
          <table:table-cell office:value-type="string" table:style-name="ce66">
            <text:p>diff</text:p>
          </table:table-cell>
          <table:table-cell office:value-type="string" table:style-name="ce66">
            <text:p>0.94</text:p>
          </table:table-cell>
          <table:table-cell table:number-columns-repeated="4" table:style-name="ce1"/>
          <table:table-cell office:value-type="string" table:style-name="ce1">
            <text:p>Null Move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57"/>
          <table:table-cell office:value-type="string" table:style-name="ce56">
            <text:p><text:a xlink:href="http://tests.stockfishchess.org/html/live_elo.html?5d9a7ca30ebc5902b6cf4028">19-10-06Ala</text:a></text:p>
          </table:table-cell>
          <table:table-cell office:value-type="string" table:style-name="ce56">
            <text:p><text:a xlink:href="http://tests.stockfishchess.org/tests/view/5d9a7ca30ebc5902b6cf4028">EvalWindow01</text:a></text:p>
          </table:table-cell>
          <table:table-cell office:value-type="string" table:style-name="ce56">
            <text:p><text:a xlink:href="https://github.com/Alayan-stk-2/Stockfish/compare/2e96c51...83507b1">diff</text:a></text:p>
          </table:table-cell>
          <table:table-cell table:number-columns-repeated="4" table:style-name="ce68"/>
          <table:table-cell table:style-name="ce56"/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56">
            <text:p><text:a xlink:href="http://tests.stockfishchess.org/tests/user/vdv">vdv</text:a></text:p>
          </table:table-cell>
          <table:table-cell office:value-type="string" table:style-name="ce56">
            <text:p><text:a xlink:href="http://tests.stockfishchess.org/tests/view/5d8e4b4f0ebc590f3bebb165">simpRand</text:a></text:p>
          </table:table-cell>
          <table:table-cell office:value-type="string" table:style-name="ce56">
            <text:p><text:a xlink:href="https://github.com/vondele/Stockfish/compare/3a3ca6a...e8ff1da">diff</text:a></text:p>
          </table:table-cell>
          <table:table-cell office:value-type="float" office:value="0.76" table:style-name="ce68">
            <text:p>0.76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56">
            <text:p><text:a xlink:href="http://tests.stockfishchess.org/tests/user/protonspring">pro</text:a></text:p>
          </table:table-cell>
          <table:table-cell office:value-type="string" table:style-name="ce56">
            <text:p><text:a xlink:href="http://tests.stockfishchess.org/tests/view/5d8e813c0ebc590f3bebd3d7">ps_threatbyrank2</text:a></text:p>
          </table:table-cell>
          <table:table-cell office:value-type="string" table:style-name="ce56">
            <text:p><text:a xlink:href="https://github.com/protonspring/Stockfish/compare/3a3ca6a...b6e07fb">diff</text:a></text:p>
          </table:table-cell>
          <table:table-cell office:value-type="float" office:value="0.62" table:style-name="ce56">
            <text:p>0.62</text:p>
          </table:table-cell>
          <table:table-cell table:number-columns-repeated="4" table:style-name="ce68"/>
          <table:table-cell office:value-type="string" table:style-name="ce68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19-09-27T00:00:00" table:style-name="ce61">
            <text:p>2019-09-27</text:p>
          </table:table-cell>
          <table:table-cell office:value-type="string" table:style-name="ce68">
            <text:p>Roc</text:p>
          </table:table-cell>
          <table:table-cell office:value-type="string" table:style-name="ce56">
            <text:p><text:a xlink:href="http://tests.stockfishchess.org/tests/view/5d99d14e0ebc5902b6cf0692">PawnSpanSimple2</text:a></text:p>
          </table:table-cell>
          <table:table-cell office:value-type="string" table:style-name="ce56">
            <text:p><text:a xlink:href="https://github.com/Rocky640/Stockfish/compare/2e96c51...66879ed">diff</text:a></text:p>
          </table:table-cell>
          <table:table-cell office:value-type="float" office:value="0.38" table:style-name="ce68">
            <text:p>0.38</text:p>
          </table:table-cell>
          <table:table-cell table:number-columns-repeated="4" table:style-name="ce68"/>
          <table:table-cell office:value-type="string" table:style-name="ce56">
            <text:p>Official</text:p>
          </table:table-cell>
          <table:table-cell table:number-columns-repeated="54" table:style-name="ce68"/>
          <table:table-cell table:number-columns-repeated="16320"/>
        </table:table-row>
        <table:table-row table:style-name="ro2">
          <table:table-cell office:value-type="date" office:date-value="2022-10-19T00:00:00" table:style-name="ce85">
            <text:p>10/19/22</text:p>
          </table:table-cell>
          <table:table-cell office:value-type="string" table:style-name="ce86">
            <text:p><text:a xlink:href="http://tests.stockfishchess.org/tests/user/vdv">vdv</text:a></text:p>
          </table:table-cell>
          <table:table-cell office:value-type="string" table:style-name="ce86">
            <text:p><text:a xlink:href="http://tests.stockfishchess.org/tests/view/5daf2f3c0ebc5902c06da6c7">extSimp2</text:a></text:p>
          </table:table-cell>
          <table:table-cell office:value-type="string" table:style-name="ce86">
            <text:p><text:a xlink:href="https://github.com/vondele/Stockfish/compare/215cd19...eeab128">diff</text:a></text:p>
          </table:table-cell>
          <table:table-cell office:value-type="string" table:style-name="ce88">
            <text:p>0.29</text:p>
          </table:table-cell>
          <table:table-cell table:number-columns-repeated="4" table:style-name="ce88"/>
          <table:table-cell office:value-type="string" table:style-name="ce88">
            <text:p>Official</text:p>
          </table:table-cell>
          <table:table-cell table:number-columns-repeated="54" table:style-name="ce88"/>
          <table:table-cell table:number-columns-repeated="16320"/>
        </table:table-row>
        <table:table-row table:style-name="ro2">
          <table:table-cell office:value-type="date" office:date-value="2017-11-19T00:00:00" table:style-name="ce85">
            <text:p>11/19/17</text:p>
          </table:table-cell>
          <table:table-cell office:value-type="string" table:style-name="ce86">
            <text:p><text:a xlink:href="http://tests.stockfishchess.org/tests/user/Rocky">Roc</text:a></text:p>
          </table:table-cell>
          <table:table-cell office:value-type="string" table:style-name="ce86">
            <text:p><text:a xlink:href="http://tests.stockfishchess.org/tests/view/5dd146e342928ff08153dab1">OutpostEg2</text:a></text:p>
          </table:table-cell>
          <table:table-cell office:value-type="string" table:style-name="ce86">
            <text:p>diff</text:p>
          </table:table-cell>
          <table:table-cell office:value-type="string" table:style-name="ce86">
            <text:p>-0.1</text:p>
          </table:table-cell>
          <table:table-cell table:number-columns-repeated="4" table:style-name="ce87"/>
          <table:table-cell office:value-type="string" table:style-name="ce87">
            <text:p>Official</text:p>
          </table:table-cell>
          <table:table-cell table:number-columns-repeated="54" table:style-name="ce87"/>
          <table:table-cell table:number-columns-repeated="16320"/>
        </table:table-row>
        <table:table-row table:style-name="ro2">
          <table:table-cell office:value-type="date" office:date-value="2014-11-19T00:00:00" table:style-name="ce85">
            <text:p>11/19/14</text:p>
          </table:table-cell>
          <table:table-cell office:value-type="string" table:style-name="ce86">
            <text:p><text:a xlink:href="http://tests.stockfishchess.org/tests/user/Vizvezdenec">Viz</text:a></text:p>
          </table:table-cell>
          <table:table-cell office:value-type="string" table:style-name="ce86">
            <text:p><text:a xlink:href="http://tests.stockfishchess.org/tests/view/5dcdb3110ebc5902563249d7">appSimpl1</text:a></text:p>
          </table:table-cell>
          <table:table-cell office:value-type="string" table:style-name="ce86">
            <text:p><text:a xlink:href="https://github.com/Vizvezdenec/Stockfish/compare/a00a336...b5dd933">diff</text:a></text:p>
          </table:table-cell>
          <table:table-cell office:value-type="string" table:style-name="ce87">
            <text:p>-0.63</text:p>
          </table:table-cell>
          <table:table-cell table:number-columns-repeated="59" table:style-name="ce87"/>
          <table:table-cell table:number-columns-repeated="16320"/>
        </table:table-row>
        <table:table-row table:style-name="ro2">
          <table:table-cell office:value-type="date" office:date-value="2018-11-19T00:00:00" table:style-name="ce85">
            <text:p>11/19/18</text:p>
          </table:table-cell>
          <table:table-cell office:value-type="string" table:style-name="ce86">
            <text:p><text:a xlink:href="http://tests.stockfishchess.org/tests/user/SFisGOD">SFi</text:a></text:p>
          </table:table-cell>
          <table:table-cell office:value-type="string" table:style-name="ce86">
            <text:p><text:a xlink:href="http://tests.stockfishchess.org/tests/view/5dd24572ccb823d41d4b47bb">simplifyOCB</text:a></text:p>
          </table:table-cell>
          <table:table-cell office:value-type="string" table:style-name="ce86">
            <text:p><text:a xlink:href="https://github.com/SFisGOD/Stockfish/compare/3468138...3410d76">diff</text:a></text:p>
          </table:table-cell>
          <table:table-cell office:value-type="string" table:style-name="ce87">
            <text:p>-0.41</text:p>
          </table:table-cell>
          <table:table-cell table:number-columns-repeated="59" table:style-name="ce87"/>
          <table:table-cell table:number-columns-repeated="16320"/>
        </table:table-row>
        <table:table-row table:number-rows-repeated="1048050" table:style-name="ro1">
          <table:table-cell table:number-columns-repeated="16384"/>
        </table:table-row>
      </table:table>
      <table:table table:name="QuickCompare" table:style-name="ta1">
        <table:table-column table:style-name="co5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3" table:default-cell-style-name="ce1"/>
        <table:table-column table:style-name="co24" table:number-columns-repeated="5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4" table:number-columns-repeated="47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oluzione</text:p>
          </table:table-cell>
          <table:table-cell office:value-type="string" table:style-name="ce1">
            <text:p>ShashChess 171121</text:p>
          </table:table-cell>
          <table:table-cell table:style-name="ce1"/>
          <table:table-cell office:value-type="string" table:style-name="ce1">
            <text:p>Stockfish 171121</text:p>
          </table:table-cell>
          <table:table-cell table:number-columns-repeated="11" table:style-name="ce1"/>
          <table:table-cell office:value-type="string" table:style-name="ce1">
            <text:p>ID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Dragon 2.5.1</text:p>
          </table:table-cell>
          <table:table-cell office:value-type="string" table:style-name="ce1">
            <text:p>ShashChess 171121</text:p>
          </table:table-cell>
          <table:table-cell office:value-type="string" table:style-name="ce1">
            <text:p>Stockfish 171121</text:p>
          </table:table-cell>
          <table:table-cell table:number-columns-repeated="16363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string" table:style-name="ce1">
            <text:p>Bc7+</text:p>
          </table:table-cell>
          <table:table-cell office:value-type="string" table:style-name="ce113">
            <text:p>Bc7+ (93)</text:p>
          </table:table-cell>
          <table:table-cell office:value-type="float" office:value="1" table:formula="of:=IF(ISNUMBER(SEARCH([.B2];[.C2]));1;0)" table:style-name="ce1">
            <text:p>1</text:p>
          </table:table-cell>
          <table:table-cell office:value-type="string" table:style-name="ce114">
            <text:p>Bc7+ (83)</text:p>
          </table:table-cell>
          <table:table-cell office:value-type="float" office:value="1" table:formula="of:=IF(ISNUMBER(SEARCH([.B2];[.E2]));1;0)" table:style-name="ce1">
            <text:p>1</text:p>
          </table:table-cell>
          <table:table-cell table:number-columns-repeated="10" table:style-name="ce1"/>
          <table:table-cell office:value-type="float" office:value="-1" table:style-name="ce1">
            <text:p>-1</text:p>
          </table:table-cell>
          <table:table-cell office:value-type="string" table:style-name="ce1">
            <text:p>Bc7+</text:p>
          </table:table-cell>
          <table:table-cell office:value-type="string" table:style-name="ce1">
            <text:p>Bc7+ (85)</text:p>
          </table:table-cell>
          <table:table-cell office:value-type="string" table:style-name="ce1">
            <text:p>Bc7+ (93)</text:p>
          </table:table-cell>
          <table:table-cell office:value-type="string" table:style-name="ce1">
            <text:p>Bc7+ (83)</text:p>
          </table:table-cell>
          <table:table-cell table:number-columns-repeated="16363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string" table:style-name="ce1">
            <text:p>b4</text:p>
          </table:table-cell>
          <table:table-cell office:value-type="string" table:style-name="ce113">
            <text:p>b4 (93)</text:p>
          </table:table-cell>
          <table:table-cell office:value-type="float" office:value="1" table:formula="of:=IF(ISNUMBER(SEARCH([.B3];[.C3]));1;0)" table:style-name="ce1">
            <text:p>1</text:p>
          </table:table-cell>
          <table:table-cell office:value-type="string" table:style-name="ce114">
            <text:p>b4 (100)</text:p>
          </table:table-cell>
          <table:table-cell office:value-type="float" office:value="1" table:formula="of:=IF(ISNUMBER(SEARCH([.B3];[.E3]));1;0)" table:style-name="ce1">
            <text:p>1</text:p>
          </table:table-cell>
          <table:table-cell table:number-columns-repeated="10" table:style-name="ce1"/>
          <table:table-cell office:value-type="float" office:value="-2" table:style-name="ce1">
            <text:p>-2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93)</text:p>
          </table:table-cell>
          <table:table-cell office:value-type="string" table:style-name="ce1">
            <text:p>b4 (100)</text:p>
          </table:table-cell>
          <table:table-cell table:number-columns-repeated="16363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string" table:style-name="ce1">
            <text:p>Qc1</text:p>
          </table:table-cell>
          <table:table-cell office:value-type="string" table:style-name="ce113">
            <text:p>Qf1 (0)</text:p>
          </table:table-cell>
          <table:table-cell office:value-type="float" office:value="0" table:formula="of:=IF(ISNUMBER(SEARCH([.B4];[.C4]));1;0)" table:style-name="ce1">
            <text:p>0</text:p>
          </table:table-cell>
          <table:table-cell office:value-type="string" table:style-name="ce114">
            <text:p>Qf1 (0)</text:p>
          </table:table-cell>
          <table:table-cell office:value-type="float" office:value="0" table:formula="of:=IF(ISNUMBER(SEARCH([.B4];[.E4]));1;0)" table:style-name="ce1">
            <text:p>0</text:p>
          </table:table-cell>
          <table:table-cell table:number-columns-repeated="10" table:style-name="ce1"/>
          <table:table-cell office:value-type="float" office:value="-3" table:style-name="ce1">
            <text:p>-3</text:p>
          </table:table-cell>
          <table:table-cell office:value-type="string" table:style-name="ce1">
            <text:p>Qc1</text:p>
          </table:table-cell>
          <table:table-cell office:value-type="string" table:style-name="ce1">
            <text:p>Qc1 (100)</text:p>
          </table:table-cell>
          <table:table-cell office:value-type="string" table:style-name="ce1">
            <text:p>Qf1 (0)</text:p>
          </table:table-cell>
          <table:table-cell office:value-type="string" table:style-name="ce1">
            <text:p>Qf1 (0)</text:p>
          </table:table-cell>
          <table:table-cell table:number-columns-repeated="16363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string" table:style-name="ce1">
            <text:p>Na8</text:p>
          </table:table-cell>
          <table:table-cell office:value-type="string" table:style-name="ce113">
            <text:p>Rf2 (0)</text:p>
          </table:table-cell>
          <table:table-cell office:value-type="float" office:value="0" table:formula="of:=IF(ISNUMBER(SEARCH([.B5];[.C5]));1;0)" table:style-name="ce1">
            <text:p>0</text:p>
          </table:table-cell>
          <table:table-cell office:value-type="string" table:style-name="ce114">
            <text:p>Rf2 (0)</text:p>
          </table:table-cell>
          <table:table-cell office:value-type="float" office:value="0" table:formula="of:=IF(ISNUMBER(SEARCH([.B5];[.E5]));1;0)" table:style-name="ce1">
            <text:p>0</text:p>
          </table:table-cell>
          <table:table-cell table:number-columns-repeated="10" table:style-name="ce1"/>
          <table:table-cell office:value-type="float" office:value="-4" table:style-name="ce1">
            <text:p>-4</text:p>
          </table:table-cell>
          <table:table-cell office:value-type="string" table:style-name="ce1">
            <text:p>Na8</text:p>
          </table:table-cell>
          <table:table-cell office:value-type="string" table:style-name="ce1">
            <text:p>Rf2 (0)</text:p>
          </table:table-cell>
          <table:table-cell office:value-type="string" table:style-name="ce1">
            <text:p>Rf2 (0)</text:p>
          </table:table-cell>
          <table:table-cell office:value-type="string" table:style-name="ce1">
            <text:p>Rf2 (0)</text:p>
          </table:table-cell>
          <table:table-cell table:number-columns-repeated="16363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string" table:style-name="ce1">
            <text:p>e5+</text:p>
          </table:table-cell>
          <table:table-cell office:value-type="string" table:style-name="ce113">
            <text:p>e5+ (100)</text:p>
          </table:table-cell>
          <table:table-cell office:value-type="float" office:value="1" table:formula="of:=IF(ISNUMBER(SEARCH([.B6];[.C6]));1;0)" table:style-name="ce1">
            <text:p>1</text:p>
          </table:table-cell>
          <table:table-cell office:value-type="string" table:style-name="ce114">
            <text:p>e5+ (100)</text:p>
          </table:table-cell>
          <table:table-cell office:value-type="float" office:value="1" table:formula="of:=IF(ISNUMBER(SEARCH([.B6];[.E6]));1;0)" table:style-name="ce1">
            <text:p>1</text:p>
          </table:table-cell>
          <table:table-cell table:number-columns-repeated="10" table:style-name="ce1"/>
          <table:table-cell office:value-type="float" office:value="-5" table:style-name="ce1">
            <text:p>-5</text:p>
          </table:table-cell>
          <table:table-cell office:value-type="string" table:style-name="ce1">
            <text:p>e5+</text:p>
          </table:table-cell>
          <table:table-cell office:value-type="string" table:style-name="ce1">
            <text:p>e5+ (88)</text:p>
          </table:table-cell>
          <table:table-cell office:value-type="string" table:style-name="ce1">
            <text:p>e5+ (100)</text:p>
          </table:table-cell>
          <table:table-cell office:value-type="string" table:style-name="ce1">
            <text:p>e5+ (100)</text:p>
          </table:table-cell>
          <table:table-cell table:number-columns-repeated="16363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85)</text:p>
          </table:table-cell>
          <table:table-cell office:value-type="float" office:value="1" table:formula="of:=IF(ISNUMBER(SEARCH([.B7];[.C7]));1;0)" table:style-name="ce1">
            <text:p>1</text:p>
          </table:table-cell>
          <table:table-cell office:value-type="string" table:style-name="ce114">
            <text:p>Bh7+ (93)</text:p>
          </table:table-cell>
          <table:table-cell office:value-type="float" office:value="1" table:formula="of:=IF(ISNUMBER(SEARCH([.B7];[.E7]));1;0)" table:style-name="ce1">
            <text:p>1</text:p>
          </table:table-cell>
          <table:table-cell table:number-columns-repeated="10" table:style-name="ce1"/>
          <table:table-cell office:value-type="float" office:value="-6" table:style-name="ce1">
            <text:p>-6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85)</text:p>
          </table:table-cell>
          <table:table-cell office:value-type="string" table:style-name="ce1">
            <text:p>Bh7+ (93)</text:p>
          </table:table-cell>
          <table:table-cell table:number-columns-repeated="16363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Rf6 (100)</text:p>
          </table:table-cell>
          <table:table-cell office:value-type="float" office:value="1" table:formula="of:=IF(ISNUMBER(SEARCH([.B8];[.C8]));1;0)" table:style-name="ce1">
            <text:p>1</text:p>
          </table:table-cell>
          <table:table-cell office:value-type="string" table:style-name="ce114">
            <text:p>Rf6 (100)</text:p>
          </table:table-cell>
          <table:table-cell office:value-type="float" office:value="1" table:formula="of:=IF(ISNUMBER(SEARCH([.B8];[.E8]));1;0)" table:style-name="ce1">
            <text:p>1</text:p>
          </table:table-cell>
          <table:table-cell table:number-columns-repeated="10" table:style-name="ce1"/>
          <table:table-cell office:value-type="float" office:value="-7" table:style-name="ce1">
            <text:p>-7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100)</text:p>
          </table:table-cell>
          <table:table-cell table:number-columns-repeated="16363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string" table:style-name="ce1">
            <text:p>Rf1</text:p>
          </table:table-cell>
          <table:table-cell office:value-type="string" table:style-name="ce113">
            <text:p>Rf1 (100)</text:p>
          </table:table-cell>
          <table:table-cell office:value-type="float" office:value="1" table:formula="of:=IF(ISNUMBER(SEARCH([.B9];[.C9]));1;0)" table:style-name="ce1">
            <text:p>1</text:p>
          </table:table-cell>
          <table:table-cell office:value-type="string" table:style-name="ce114">
            <text:p>Rf1 (100)</text:p>
          </table:table-cell>
          <table:table-cell office:value-type="float" office:value="1" table:formula="of:=IF(ISNUMBER(SEARCH([.B9];[.E9]));1;0)" table:style-name="ce1">
            <text:p>1</text:p>
          </table:table-cell>
          <table:table-cell table:number-columns-repeated="10" table:style-name="ce1"/>
          <table:table-cell office:value-type="float" office:value="-8" table:style-name="ce1">
            <text:p>-8</text:p>
          </table:table-cell>
          <table:table-cell office:value-type="string" table:style-name="ce1">
            <text:p>Rf1</text:p>
          </table:table-cell>
          <table:table-cell office:value-type="string" table:style-name="ce1">
            <text:p>Bf6 (0)</text:p>
          </table:table-cell>
          <table:table-cell office:value-type="string" table:style-name="ce1">
            <text:p>Rf1 (100)</text:p>
          </table:table-cell>
          <table:table-cell office:value-type="string" table:style-name="ce1">
            <text:p>Rf1 (100)</text:p>
          </table:table-cell>
          <table:table-cell table:number-columns-repeated="16363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string" table:style-name="ce1">
            <text:p>Nd4</text:p>
          </table:table-cell>
          <table:table-cell office:value-type="string" table:style-name="ce113">
            <text:p>Nd4 (100)</text:p>
          </table:table-cell>
          <table:table-cell office:value-type="float" office:value="1" table:formula="of:=IF(ISNUMBER(SEARCH([.B10];[.C10]));1;0)" table:style-name="ce1">
            <text:p>1</text:p>
          </table:table-cell>
          <table:table-cell office:value-type="string" table:style-name="ce114">
            <text:p>Nd4 (100)</text:p>
          </table:table-cell>
          <table:table-cell office:value-type="float" office:value="1" table:formula="of:=IF(ISNUMBER(SEARCH([.B10];[.E10]));1;0)" table:style-name="ce1">
            <text:p>1</text:p>
          </table:table-cell>
          <table:table-cell table:number-columns-repeated="10" table:style-name="ce1"/>
          <table:table-cell office:value-type="float" office:value="-9" table:style-name="ce1">
            <text:p>-9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Nd4 (100)</text:p>
          </table:table-cell>
          <table:table-cell office:value-type="string" table:style-name="ce1">
            <text:p>Nd4 (100)</text:p>
          </table:table-cell>
          <table:table-cell office:value-type="string" table:style-name="ce1">
            <text:p>Nd4 (100)</text:p>
          </table:table-cell>
          <table:table-cell table:number-columns-repeated="16363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string" table:style-name="ce1">
            <text:p>Rg7+</text:p>
          </table:table-cell>
          <table:table-cell office:value-type="string" table:style-name="ce113">
            <text:p>Rg7+ (77)</text:p>
          </table:table-cell>
          <table:table-cell office:value-type="float" office:value="1" table:formula="of:=IF(ISNUMBER(SEARCH([.B11];[.C11]));1;0)" table:style-name="ce1">
            <text:p>1</text:p>
          </table:table-cell>
          <table:table-cell office:value-type="string" table:style-name="ce114">
            <text:p>Rg7+ (73)</text:p>
          </table:table-cell>
          <table:table-cell office:value-type="float" office:value="1" table:formula="of:=IF(ISNUMBER(SEARCH([.B11];[.E11]));1;0)" table:style-name="ce1">
            <text:p>1</text:p>
          </table:table-cell>
          <table:table-cell table:number-columns-repeated="10" table:style-name="ce1"/>
          <table:table-cell office:value-type="float" office:value="-10" table:style-name="ce1">
            <text:p>-10</text:p>
          </table:table-cell>
          <table:table-cell office:value-type="string" table:style-name="ce1">
            <text:p>Rg7+</text:p>
          </table:table-cell>
          <table:table-cell office:value-type="string" table:style-name="ce1">
            <text:p>Rg7+ (63)</text:p>
          </table:table-cell>
          <table:table-cell office:value-type="string" table:style-name="ce1">
            <text:p>Rg7+ (77)</text:p>
          </table:table-cell>
          <table:table-cell office:value-type="string" table:style-name="ce1">
            <text:p>Rg7+ (73)</text:p>
          </table:table-cell>
          <table:table-cell table:number-columns-repeated="16363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string" table:style-name="ce1">
            <text:p>Rde3</text:p>
          </table:table-cell>
          <table:table-cell office:value-type="string" table:style-name="ce113">
            <text:p>Rde3 (100)</text:p>
          </table:table-cell>
          <table:table-cell office:value-type="float" office:value="1" table:formula="of:=IF(ISNUMBER(SEARCH([.B12];[.C12]));1;0)" table:style-name="ce1">
            <text:p>1</text:p>
          </table:table-cell>
          <table:table-cell office:value-type="string" table:style-name="ce114">
            <text:p>Rde3 (100)</text:p>
          </table:table-cell>
          <table:table-cell office:value-type="float" office:value="1" table:formula="of:=IF(ISNUMBER(SEARCH([.B12];[.E12]));1;0)" table:style-name="ce1">
            <text:p>1</text:p>
          </table:table-cell>
          <table:table-cell table:number-columns-repeated="10" table:style-name="ce1"/>
          <table:table-cell office:value-type="float" office:value="-11" table:style-name="ce1">
            <text:p>-11</text:p>
          </table:table-cell>
          <table:table-cell office:value-type="string" table:style-name="ce1">
            <text:p>Rde3</text:p>
          </table:table-cell>
          <table:table-cell office:value-type="string" table:style-name="ce1">
            <text:p>Rde3 (93)</text:p>
          </table:table-cell>
          <table:table-cell office:value-type="string" table:style-name="ce1">
            <text:p>Rde3 (100)</text:p>
          </table:table-cell>
          <table:table-cell office:value-type="string" table:style-name="ce1">
            <text:p>Rde3 (100)</text:p>
          </table:table-cell>
          <table:table-cell table:number-columns-repeated="16363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string" table:style-name="ce1">
            <text:p>Nf3+</text:p>
          </table:table-cell>
          <table:table-cell office:value-type="string" table:style-name="ce113">
            <text:p>Nf3+ (100)</text:p>
          </table:table-cell>
          <table:table-cell office:value-type="float" office:value="1" table:formula="of:=IF(ISNUMBER(SEARCH([.B13];[.C13]));1;0)" table:style-name="ce1">
            <text:p>1</text:p>
          </table:table-cell>
          <table:table-cell office:value-type="string" table:style-name="ce114">
            <text:p>Nf3+ (100)</text:p>
          </table:table-cell>
          <table:table-cell office:value-type="float" office:value="1" table:formula="of:=IF(ISNUMBER(SEARCH([.B13];[.E13]));1;0)" table:style-name="ce1">
            <text:p>1</text:p>
          </table:table-cell>
          <table:table-cell table:number-columns-repeated="10" table:style-name="ce1"/>
          <table:table-cell office:value-type="float" office:value="-12" table:style-name="ce1">
            <text:p>-12</text:p>
          </table:table-cell>
          <table:table-cell office:value-type="string" table:style-name="ce1">
            <text:p>Nf3+</text:p>
          </table:table-cell>
          <table:table-cell office:value-type="string" table:style-name="ce1">
            <text:p>Nf3+ (100)</text:p>
          </table:table-cell>
          <table:table-cell office:value-type="string" table:style-name="ce1">
            <text:p>Nf3+ (100)</text:p>
          </table:table-cell>
          <table:table-cell office:value-type="string" table:style-name="ce1">
            <text:p>Nf3+ (100)</text:p>
          </table:table-cell>
          <table:table-cell table:number-columns-repeated="16363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string" table:style-name="ce1">
            <text:p>f5</text:p>
          </table:table-cell>
          <table:table-cell office:value-type="string" table:style-name="ce113">
            <text:p>f5 (63)</text:p>
          </table:table-cell>
          <table:table-cell office:value-type="float" office:value="1" table:formula="of:=IF(ISNUMBER(SEARCH([.B14];[.C14]));1;0)" table:style-name="ce1">
            <text:p>1</text:p>
          </table:table-cell>
          <table:table-cell office:value-type="string" table:style-name="ce114">
            <text:p>h5 (0)</text:p>
          </table:table-cell>
          <table:table-cell office:value-type="float" office:value="0" table:formula="of:=IF(ISNUMBER(SEARCH([.B14];[.E14]));1;0)" table:style-name="ce1">
            <text:p>0</text:p>
          </table:table-cell>
          <table:table-cell table:number-columns-repeated="10" table:style-name="ce1"/>
          <table:table-cell office:value-type="float" office:value="-13" table:style-name="ce1">
            <text:p>-13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63)</text:p>
          </table:table-cell>
          <table:table-cell office:value-type="string" table:style-name="ce1">
            <text:p>f5 (63)</text:p>
          </table:table-cell>
          <table:table-cell office:value-type="string" table:style-name="ce1">
            <text:p>h5 (0)</text:p>
          </table:table-cell>
          <table:table-cell table:number-columns-repeated="16363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100)</text:p>
          </table:table-cell>
          <table:table-cell office:value-type="float" office:value="1" table:formula="of:=IF(ISNUMBER(SEARCH([.B15];[.C15]));1;0)" table:style-name="ce1">
            <text:p>1</text:p>
          </table:table-cell>
          <table:table-cell office:value-type="string" table:style-name="ce114">
            <text:p>Bh7+ (83)</text:p>
          </table:table-cell>
          <table:table-cell office:value-type="float" office:value="1" table:formula="of:=IF(ISNUMBER(SEARCH([.B15];[.E15]));1;0)" table:style-name="ce1">
            <text:p>1</text:p>
          </table:table-cell>
          <table:table-cell table:number-columns-repeated="10" table:style-name="ce1"/>
          <table:table-cell office:value-type="float" office:value="-14" table:style-name="ce1">
            <text:p>-1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b8 (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83)</text:p>
          </table:table-cell>
          <table:table-cell table:number-columns-repeated="16363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string" table:style-name="ce1">
            <text:p>Nd4</text:p>
          </table:table-cell>
          <table:table-cell office:value-type="string" table:style-name="ce113">
            <text:p>Nd4 (65)</text:p>
          </table:table-cell>
          <table:table-cell office:value-type="float" office:value="1" table:formula="of:=IF(ISNUMBER(SEARCH([.B16];[.C16]));1;0)" table:style-name="ce1">
            <text:p>1</text:p>
          </table:table-cell>
          <table:table-cell office:value-type="string" table:style-name="ce114">
            <text:p>Kh1 (0)</text:p>
          </table:table-cell>
          <table:table-cell office:value-type="float" office:value="0" table:formula="of:=IF(ISNUMBER(SEARCH([.B16];[.E16]));1;0)" table:style-name="ce1">
            <text:p>0</text:p>
          </table:table-cell>
          <table:table-cell table:number-columns-repeated="10" table:style-name="ce1"/>
          <table:table-cell office:value-type="float" office:value="-15" table:style-name="ce1">
            <text:p>-15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Kh1 (0)</text:p>
          </table:table-cell>
          <table:table-cell office:value-type="string" table:style-name="ce1">
            <text:p>Nd4 (65)</text:p>
          </table:table-cell>
          <table:table-cell office:value-type="string" table:style-name="ce1">
            <text:p>Kh1 (0)</text:p>
          </table:table-cell>
          <table:table-cell table:number-columns-repeated="16363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string" table:style-name="ce1">
            <text:p>Ng5</text:p>
          </table:table-cell>
          <table:table-cell office:value-type="string" table:style-name="ce113">
            <text:p>Ng5 (100)</text:p>
          </table:table-cell>
          <table:table-cell office:value-type="float" office:value="1" table:formula="of:=IF(ISNUMBER(SEARCH([.B17];[.C17]));1;0)" table:style-name="ce1">
            <text:p>1</text:p>
          </table:table-cell>
          <table:table-cell office:value-type="string" table:style-name="ce114">
            <text:p>Ng5 (100)</text:p>
          </table:table-cell>
          <table:table-cell office:value-type="float" office:value="1" table:formula="of:=IF(ISNUMBER(SEARCH([.B17];[.E17]));1;0)" table:style-name="ce1">
            <text:p>1</text:p>
          </table:table-cell>
          <table:table-cell table:number-columns-repeated="10" table:style-name="ce1"/>
          <table:table-cell office:value-type="float" office:value="-16" table:style-name="ce1">
            <text:p>-16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Ng5 (83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63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string" table:style-name="ce1">
            <text:p>Nf5</text:p>
          </table:table-cell>
          <table:table-cell office:value-type="string" table:style-name="ce113">
            <text:p>Nf6+ (0)</text:p>
          </table:table-cell>
          <table:table-cell office:value-type="float" office:value="0" table:formula="of:=IF(ISNUMBER(SEARCH([.B18];[.C18]));1;0)" table:style-name="ce1">
            <text:p>0</text:p>
          </table:table-cell>
          <table:table-cell office:value-type="string" table:style-name="ce114">
            <text:p>Nf6+ (0)</text:p>
          </table:table-cell>
          <table:table-cell office:value-type="float" office:value="0" table:formula="of:=IF(ISNUMBER(SEARCH([.B18];[.E18]));1;0)" table:style-name="ce1">
            <text:p>0</text:p>
          </table:table-cell>
          <table:table-cell table:number-columns-repeated="10" table:style-name="ce1"/>
          <table:table-cell office:value-type="float" office:value="-17" table:style-name="ce1">
            <text:p>-17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Nf6+ (0)</text:p>
          </table:table-cell>
          <table:table-cell office:value-type="string" table:style-name="ce1">
            <text:p>Nf6+ (0)</text:p>
          </table:table-cell>
          <table:table-cell office:value-type="string" table:style-name="ce1">
            <text:p>Nf6+ (0)</text:p>
          </table:table-cell>
          <table:table-cell table:number-columns-repeated="16363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string" table:style-name="ce1">
            <text:p>Rb2</text:p>
          </table:table-cell>
          <table:table-cell office:value-type="string" table:style-name="ce113">
            <text:p>Rb2 (93)</text:p>
          </table:table-cell>
          <table:table-cell office:value-type="float" office:value="1" table:formula="of:=IF(ISNUMBER(SEARCH([.B19];[.C19]));1;0)" table:style-name="ce1">
            <text:p>1</text:p>
          </table:table-cell>
          <table:table-cell office:value-type="string" table:style-name="ce114">
            <text:p>Rb2 (88)</text:p>
          </table:table-cell>
          <table:table-cell office:value-type="float" office:value="1" table:formula="of:=IF(ISNUMBER(SEARCH([.B19];[.E19]));1;0)" table:style-name="ce1">
            <text:p>1</text:p>
          </table:table-cell>
          <table:table-cell table:number-columns-repeated="10" table:style-name="ce1"/>
          <table:table-cell office:value-type="float" office:value="-18" table:style-name="ce1">
            <text:p>-18</text:p>
          </table:table-cell>
          <table:table-cell office:value-type="string" table:style-name="ce1">
            <text:p>Rb2</text:p>
          </table:table-cell>
          <table:table-cell office:value-type="string" table:style-name="ce1">
            <text:p>Rb2 (79)</text:p>
          </table:table-cell>
          <table:table-cell office:value-type="string" table:style-name="ce1">
            <text:p>Rb2 (93)</text:p>
          </table:table-cell>
          <table:table-cell office:value-type="string" table:style-name="ce1">
            <text:p>Rb2 (88)</text:p>
          </table:table-cell>
          <table:table-cell table:number-columns-repeated="16363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string" table:style-name="ce1">
            <text:p>f5</text:p>
          </table:table-cell>
          <table:table-cell office:value-type="string" table:style-name="ce113">
            <text:p>f5 (100)</text:p>
          </table:table-cell>
          <table:table-cell office:value-type="float" office:value="1" table:formula="of:=IF(ISNUMBER(SEARCH([.B20];[.C20]));1;0)" table:style-name="ce1">
            <text:p>1</text:p>
          </table:table-cell>
          <table:table-cell office:value-type="string" table:style-name="ce114">
            <text:p>f5 (100)</text:p>
          </table:table-cell>
          <table:table-cell office:value-type="float" office:value="1" table:formula="of:=IF(ISNUMBER(SEARCH([.B20];[.E20]));1;0)" table:style-name="ce1">
            <text:p>1</text:p>
          </table:table-cell>
          <table:table-cell table:number-columns-repeated="10" table:style-name="ce1"/>
          <table:table-cell office:value-type="float" office:value="-19" table:style-name="ce1">
            <text:p>-19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table:number-columns-repeated="16363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string" table:style-name="ce1">
            <text:p>Rb3+</text:p>
          </table:table-cell>
          <table:table-cell office:value-type="string" table:style-name="ce113">
            <text:p>Rb3+ (100)</text:p>
          </table:table-cell>
          <table:table-cell office:value-type="float" office:value="1" table:formula="of:=IF(ISNUMBER(SEARCH([.B21];[.C21]));1;0)" table:style-name="ce1">
            <text:p>1</text:p>
          </table:table-cell>
          <table:table-cell office:value-type="string" table:style-name="ce114">
            <text:p>Rb3+ (100)</text:p>
          </table:table-cell>
          <table:table-cell office:value-type="float" office:value="1" table:formula="of:=IF(ISNUMBER(SEARCH([.B21];[.E21]));1;0)" table:style-name="ce1">
            <text:p>1</text:p>
          </table:table-cell>
          <table:table-cell table:number-columns-repeated="10" table:style-name="ce1"/>
          <table:table-cell office:value-type="float" office:value="-20" table:style-name="ce1">
            <text:p>-20</text:p>
          </table:table-cell>
          <table:table-cell office:value-type="string" table:style-name="ce1">
            <text:p>Rb3+</text:p>
          </table:table-cell>
          <table:table-cell office:value-type="string" table:style-name="ce1">
            <text:p>Rb3+ (83)</text:p>
          </table:table-cell>
          <table:table-cell office:value-type="string" table:style-name="ce1">
            <text:p>Rb3+ (100)</text:p>
          </table:table-cell>
          <table:table-cell office:value-type="string" table:style-name="ce1">
            <text:p>Rb3+ (100)</text:p>
          </table:table-cell>
          <table:table-cell table:number-columns-repeated="16363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e6 (0)</text:p>
          </table:table-cell>
          <table:table-cell office:value-type="float" office:value="0" table:formula="of:=IF(ISNUMBER(SEARCH([.B22];[.C22]));1;0)" table:style-name="ce1">
            <text:p>0</text:p>
          </table:table-cell>
          <table:table-cell office:value-type="string" table:style-name="ce114">
            <text:p>e6 (0)</text:p>
          </table:table-cell>
          <table:table-cell office:value-type="float" office:value="0" table:formula="of:=IF(ISNUMBER(SEARCH([.B22];[.E22]));1;0)" table:style-name="ce1">
            <text:p>0</text:p>
          </table:table-cell>
          <table:table-cell table:number-columns-repeated="10" table:style-name="ce1"/>
          <table:table-cell office:value-type="float" office:value="-21" table:style-name="ce1">
            <text:p>-21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e6 (0)</text:p>
          </table:table-cell>
          <table:table-cell office:value-type="string" table:style-name="ce1">
            <text:p>e6 (0)</text:p>
          </table:table-cell>
          <table:table-cell office:value-type="string" table:style-name="ce1">
            <text:p>e6 (0)</text:p>
          </table:table-cell>
          <table:table-cell table:number-columns-repeated="16363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string" table:style-name="ce1">
            <text:p>e5</text:p>
          </table:table-cell>
          <table:table-cell office:value-type="string" table:style-name="ce113">
            <text:p>e5 (93)</text:p>
          </table:table-cell>
          <table:table-cell office:value-type="float" office:value="1" table:formula="of:=IF(ISNUMBER(SEARCH([.B23];[.C23]));1;0)" table:style-name="ce1">
            <text:p>1</text:p>
          </table:table-cell>
          <table:table-cell office:value-type="string" table:style-name="ce114">
            <text:p>Nb6 (0)</text:p>
          </table:table-cell>
          <table:table-cell office:value-type="float" office:value="0" table:formula="of:=IF(ISNUMBER(SEARCH([.B23];[.E23]));1;0)" table:style-name="ce1">
            <text:p>0</text:p>
          </table:table-cell>
          <table:table-cell table:number-columns-repeated="10" table:style-name="ce1"/>
          <table:table-cell office:value-type="float" office:value="-22" table:style-name="ce1">
            <text:p>-22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fg6 (0)</text:p>
          </table:table-cell>
          <table:table-cell office:value-type="string" table:style-name="ce1">
            <text:p>e5 (93)</text:p>
          </table:table-cell>
          <table:table-cell office:value-type="string" table:style-name="ce1">
            <text:p>Nb6 (0)</text:p>
          </table:table-cell>
          <table:table-cell table:number-columns-repeated="16363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string" table:style-name="ce1">
            <text:p>Bf5</text:p>
          </table:table-cell>
          <table:table-cell office:value-type="string" table:style-name="ce113">
            <text:p>Bf5 (100)</text:p>
          </table:table-cell>
          <table:table-cell office:value-type="float" office:value="1" table:formula="of:=IF(ISNUMBER(SEARCH([.B24];[.C24]));1;0)" table:style-name="ce1">
            <text:p>1</text:p>
          </table:table-cell>
          <table:table-cell office:value-type="string" table:style-name="ce114">
            <text:p>Bf5 (100)</text:p>
          </table:table-cell>
          <table:table-cell office:value-type="float" office:value="1" table:formula="of:=IF(ISNUMBER(SEARCH([.B24];[.E24]));1;0)" table:style-name="ce1">
            <text:p>1</text:p>
          </table:table-cell>
          <table:table-cell table:number-columns-repeated="10" table:style-name="ce1"/>
          <table:table-cell office:value-type="float" office:value="-23" table:style-name="ce1">
            <text:p>-23</text:p>
          </table:table-cell>
          <table:table-cell office:value-type="string" table:style-name="ce1">
            <text:p>Bf5</text:p>
          </table:table-cell>
          <table:table-cell office:value-type="string" table:style-name="ce1">
            <text:p>Bf5 (100)</text:p>
          </table:table-cell>
          <table:table-cell office:value-type="string" table:style-name="ce1">
            <text:p>Bf5 (100)</text:p>
          </table:table-cell>
          <table:table-cell office:value-type="string" table:style-name="ce1">
            <text:p>Bf5 (100)</text:p>
          </table:table-cell>
          <table:table-cell table:number-columns-repeated="16363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string" table:style-name="ce1">
            <text:p>e5</text:p>
          </table:table-cell>
          <table:table-cell office:value-type="string" table:style-name="ce113">
            <text:p>e5 (100)</text:p>
          </table:table-cell>
          <table:table-cell office:value-type="float" office:value="1" table:formula="of:=IF(ISNUMBER(SEARCH([.B25];[.C25]));1;0)" table:style-name="ce1">
            <text:p>1</text:p>
          </table:table-cell>
          <table:table-cell office:value-type="string" table:style-name="ce114">
            <text:p>e5 (100)</text:p>
          </table:table-cell>
          <table:table-cell office:value-type="float" office:value="1" table:formula="of:=IF(ISNUMBER(SEARCH([.B25];[.E25]));1;0)" table:style-name="ce1">
            <text:p>1</text:p>
          </table:table-cell>
          <table:table-cell table:number-columns-repeated="10" table:style-name="ce1"/>
          <table:table-cell office:value-type="float" office:value="-24" table:style-name="ce1">
            <text:p>-24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5 (93)</text:p>
          </table:table-cell>
          <table:table-cell office:value-type="string" table:style-name="ce1">
            <text:p>e5 (100)</text:p>
          </table:table-cell>
          <table:table-cell office:value-type="string" table:style-name="ce1">
            <text:p>e5 (100)</text:p>
          </table:table-cell>
          <table:table-cell table:number-columns-repeated="16363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string" table:style-name="ce1">
            <text:p>Re8+</text:p>
          </table:table-cell>
          <table:table-cell office:value-type="string" table:style-name="ce113">
            <text:p>Re8+ (100)</text:p>
          </table:table-cell>
          <table:table-cell office:value-type="float" office:value="1" table:formula="of:=IF(ISNUMBER(SEARCH([.B26];[.C26]));1;0)" table:style-name="ce1">
            <text:p>1</text:p>
          </table:table-cell>
          <table:table-cell office:value-type="string" table:style-name="ce114">
            <text:p>Re8+ (100)</text:p>
          </table:table-cell>
          <table:table-cell office:value-type="float" office:value="1" table:formula="of:=IF(ISNUMBER(SEARCH([.B26];[.E26]));1;0)" table:style-name="ce1">
            <text:p>1</text:p>
          </table:table-cell>
          <table:table-cell table:number-columns-repeated="10" table:style-name="ce1"/>
          <table:table-cell office:value-type="float" office:value="-25" table:style-name="ce1">
            <text:p>-25</text:p>
          </table:table-cell>
          <table:table-cell office:value-type="string" table:style-name="ce1">
            <text:p>Re8+</text:p>
          </table:table-cell>
          <table:table-cell office:value-type="string" table:style-name="ce1">
            <text:p>Nd2 (0)</text:p>
          </table:table-cell>
          <table:table-cell office:value-type="string" table:style-name="ce1">
            <text:p>Re8+ (100)</text:p>
          </table:table-cell>
          <table:table-cell office:value-type="string" table:style-name="ce1">
            <text:p>Re8+ (100)</text:p>
          </table:table-cell>
          <table:table-cell table:number-columns-repeated="16363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string" table:style-name="ce1">
            <text:p>Nf6+</text:p>
          </table:table-cell>
          <table:table-cell office:value-type="string" table:style-name="ce113">
            <text:p>Nf6+ (73)</text:p>
          </table:table-cell>
          <table:table-cell office:value-type="float" office:value="1" table:formula="of:=IF(ISNUMBER(SEARCH([.B27];[.C27]));1;0)" table:style-name="ce1">
            <text:p>1</text:p>
          </table:table-cell>
          <table:table-cell office:value-type="string" table:style-name="ce114">
            <text:p>Nf6+ (65)</text:p>
          </table:table-cell>
          <table:table-cell office:value-type="float" office:value="1" table:formula="of:=IF(ISNUMBER(SEARCH([.B27];[.E27]));1;0)" table:style-name="ce1">
            <text:p>1</text:p>
          </table:table-cell>
          <table:table-cell table:number-columns-repeated="10" table:style-name="ce1"/>
          <table:table-cell office:value-type="float" office:value="-26" table:style-name="ce1">
            <text:p>-26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f3 (0)</text:p>
          </table:table-cell>
          <table:table-cell office:value-type="string" table:style-name="ce1">
            <text:p>Nf6+ (73)</text:p>
          </table:table-cell>
          <table:table-cell office:value-type="string" table:style-name="ce1">
            <text:p>Nf6+ (65)</text:p>
          </table:table-cell>
          <table:table-cell table:number-columns-repeated="16363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string" table:style-name="ce1">
            <text:p>e4</text:p>
          </table:table-cell>
          <table:table-cell office:value-type="string" table:style-name="ce113">
            <text:p>a3 (0)</text:p>
          </table:table-cell>
          <table:table-cell office:value-type="float" office:value="0" table:formula="of:=IF(ISNUMBER(SEARCH([.B28];[.C28]));1;0)" table:style-name="ce1">
            <text:p>0</text:p>
          </table:table-cell>
          <table:table-cell office:value-type="string" table:style-name="ce114">
            <text:p>h3 (0)</text:p>
          </table:table-cell>
          <table:table-cell office:value-type="float" office:value="0" table:formula="of:=IF(ISNUMBER(SEARCH([.B28];[.E28]));1;0)" table:style-name="ce1">
            <text:p>0</text:p>
          </table:table-cell>
          <table:table-cell table:number-columns-repeated="10" table:style-name="ce1"/>
          <table:table-cell office:value-type="float" office:value="-27" table:style-name="ce1">
            <text:p>-27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h3 (0)</text:p>
          </table:table-cell>
          <table:table-cell table:number-columns-repeated="16363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string" table:style-name="ce1">
            <text:p>c3</text:p>
          </table:table-cell>
          <table:table-cell office:value-type="string" table:style-name="ce113">
            <text:p>c3 (93)</text:p>
          </table:table-cell>
          <table:table-cell office:value-type="float" office:value="1" table:formula="of:=IF(ISNUMBER(SEARCH([.B29];[.C29]));1;0)" table:style-name="ce1">
            <text:p>1</text:p>
          </table:table-cell>
          <table:table-cell office:value-type="string" table:style-name="ce114">
            <text:p>c3 (83)</text:p>
          </table:table-cell>
          <table:table-cell office:value-type="float" office:value="1" table:formula="of:=IF(ISNUMBER(SEARCH([.B29];[.E29]));1;0)" table:style-name="ce1">
            <text:p>1</text:p>
          </table:table-cell>
          <table:table-cell table:number-columns-repeated="10" table:style-name="ce1"/>
          <table:table-cell office:value-type="float" office:value="-28" table:style-name="ce1">
            <text:p>-28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3 (88)</text:p>
          </table:table-cell>
          <table:table-cell office:value-type="string" table:style-name="ce1">
            <text:p>c3 (93)</text:p>
          </table:table-cell>
          <table:table-cell office:value-type="string" table:style-name="ce1">
            <text:p>c3 (83)</text:p>
          </table:table-cell>
          <table:table-cell table:number-columns-repeated="16363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Nh6 (0)</text:p>
          </table:table-cell>
          <table:table-cell office:value-type="float" office:value="0" table:formula="of:=IF(ISNUMBER(SEARCH([.B30];[.C30]));1;0)" table:style-name="ce1">
            <text:p>0</text:p>
          </table:table-cell>
          <table:table-cell office:value-type="string" table:style-name="ce114">
            <text:p>Nh6 (0)</text:p>
          </table:table-cell>
          <table:table-cell office:value-type="float" office:value="0" table:formula="of:=IF(ISNUMBER(SEARCH([.B30];[.E30]));1;0)" table:style-name="ce1">
            <text:p>0</text:p>
          </table:table-cell>
          <table:table-cell table:number-columns-repeated="10" table:style-name="ce1"/>
          <table:table-cell office:value-type="float" office:value="-29" table:style-name="ce1">
            <text:p>-29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66)</text:p>
          </table:table-cell>
          <table:table-cell office:value-type="string" table:style-name="ce1">
            <text:p>Nh6 (0)</text:p>
          </table:table-cell>
          <table:table-cell office:value-type="string" table:style-name="ce1">
            <text:p>Nh6 (0)</text:p>
          </table:table-cell>
          <table:table-cell table:number-columns-repeated="16363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string" table:style-name="ce1">
            <text:p>Re3</text:p>
          </table:table-cell>
          <table:table-cell office:value-type="string" table:style-name="ce113">
            <text:p>Re3 (88)</text:p>
          </table:table-cell>
          <table:table-cell office:value-type="float" office:value="1" table:formula="of:=IF(ISNUMBER(SEARCH([.B31];[.C31]));1;0)" table:style-name="ce1">
            <text:p>1</text:p>
          </table:table-cell>
          <table:table-cell office:value-type="string" table:style-name="ce114">
            <text:p>Re3 (85)</text:p>
          </table:table-cell>
          <table:table-cell office:value-type="float" office:value="1" table:formula="of:=IF(ISNUMBER(SEARCH([.B31];[.E31]));1;0)" table:style-name="ce1">
            <text:p>1</text:p>
          </table:table-cell>
          <table:table-cell table:number-columns-repeated="10" table:style-name="ce1"/>
          <table:table-cell office:value-type="float" office:value="-30" table:style-name="ce1">
            <text:p>-30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Re3 (65)</text:p>
          </table:table-cell>
          <table:table-cell office:value-type="string" table:style-name="ce1">
            <text:p>Re3 (88)</text:p>
          </table:table-cell>
          <table:table-cell office:value-type="string" table:style-name="ce1">
            <text:p>Re3 (85)</text:p>
          </table:table-cell>
          <table:table-cell table:number-columns-repeated="16363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Rf6 (88)</text:p>
          </table:table-cell>
          <table:table-cell office:value-type="float" office:value="1" table:formula="of:=IF(ISNUMBER(SEARCH([.B32];[.C32]));1;0)" table:style-name="ce1">
            <text:p>1</text:p>
          </table:table-cell>
          <table:table-cell office:value-type="string" table:style-name="ce114">
            <text:p>g3 (0)</text:p>
          </table:table-cell>
          <table:table-cell office:value-type="float" office:value="0" table:formula="of:=IF(ISNUMBER(SEARCH([.B32];[.E32]));1;0)" table:style-name="ce1">
            <text:p>0</text:p>
          </table:table-cell>
          <table:table-cell table:number-columns-repeated="10" table:style-name="ce1"/>
          <table:table-cell office:value-type="float" office:value="-31" table:style-name="ce1">
            <text:p>-31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73)</text:p>
          </table:table-cell>
          <table:table-cell office:value-type="string" table:style-name="ce1">
            <text:p>Rf6 (88)</text:p>
          </table:table-cell>
          <table:table-cell office:value-type="string" table:style-name="ce1">
            <text:p>g3 (0)</text:p>
          </table:table-cell>
          <table:table-cell table:number-columns-repeated="16363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string" table:style-name="ce1">
            <text:p>f5</text:p>
          </table:table-cell>
          <table:table-cell office:value-type="string" table:style-name="ce113">
            <text:p>Bh6 (0)</text:p>
          </table:table-cell>
          <table:table-cell office:value-type="float" office:value="0" table:formula="of:=IF(ISNUMBER(SEARCH([.B33];[.C33]));1;0)" table:style-name="ce1">
            <text:p>0</text:p>
          </table:table-cell>
          <table:table-cell office:value-type="string" table:style-name="ce114">
            <text:p>Bh6 (0)</text:p>
          </table:table-cell>
          <table:table-cell office:value-type="float" office:value="0" table:formula="of:=IF(ISNUMBER(SEARCH([.B33];[.E33]));1;0)" table:style-name="ce1">
            <text:p>0</text:p>
          </table:table-cell>
          <table:table-cell table:number-columns-repeated="10" table:style-name="ce1"/>
          <table:table-cell office:value-type="float" office:value="-32" table:style-name="ce1">
            <text:p>-32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Bh6 (0)</text:p>
          </table:table-cell>
          <table:table-cell table:number-columns-repeated="16363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string" table:style-name="ce1">
            <text:p>Re6</text:p>
          </table:table-cell>
          <table:table-cell office:value-type="string" table:style-name="ce113">
            <text:p>Re6 (100)</text:p>
          </table:table-cell>
          <table:table-cell office:value-type="float" office:value="1" table:formula="of:=IF(ISNUMBER(SEARCH([.B34];[.C34]));1;0)" table:style-name="ce1">
            <text:p>1</text:p>
          </table:table-cell>
          <table:table-cell office:value-type="string" table:style-name="ce114">
            <text:p>Re6 (100)</text:p>
          </table:table-cell>
          <table:table-cell office:value-type="float" office:value="1" table:formula="of:=IF(ISNUMBER(SEARCH([.B34];[.E34]));1;0)" table:style-name="ce1">
            <text:p>1</text:p>
          </table:table-cell>
          <table:table-cell table:number-columns-repeated="10" table:style-name="ce1"/>
          <table:table-cell office:value-type="float" office:value="-33" table:style-name="ce1">
            <text:p>-33</text:p>
          </table:table-cell>
          <table:table-cell office:value-type="string" table:style-name="ce1">
            <text:p>Re6</text:p>
          </table:table-cell>
          <table:table-cell office:value-type="string" table:style-name="ce1">
            <text:p>Re6 (100)</text:p>
          </table:table-cell>
          <table:table-cell office:value-type="string" table:style-name="ce1">
            <text:p>Re6 (100)</text:p>
          </table:table-cell>
          <table:table-cell office:value-type="string" table:style-name="ce1">
            <text:p>Re6 (100)</text:p>
          </table:table-cell>
          <table:table-cell table:number-columns-repeated="16363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Be3 (0)</text:p>
          </table:table-cell>
          <table:table-cell office:value-type="float" office:value="0" table:formula="of:=IF(ISNUMBER(SEARCH([.B35];[.C35]));1;0)" table:style-name="ce1">
            <text:p>0</text:p>
          </table:table-cell>
          <table:table-cell office:value-type="string" table:style-name="ce114">
            <text:p>Be3 (0)</text:p>
          </table:table-cell>
          <table:table-cell office:value-type="float" office:value="0" table:formula="of:=IF(ISNUMBER(SEARCH([.B35];[.E35]));1;0)" table:style-name="ce1">
            <text:p>0</text:p>
          </table:table-cell>
          <table:table-cell table:number-columns-repeated="10" table:style-name="ce1"/>
          <table:table-cell office:value-type="float" office:value="-34" table:style-name="ce1">
            <text:p>-34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Be3 (0)</text:p>
          </table:table-cell>
          <table:table-cell office:value-type="string" table:style-name="ce1">
            <text:p>Be3 (0)</text:p>
          </table:table-cell>
          <table:table-cell office:value-type="string" table:style-name="ce1">
            <text:p>Be3 (0)</text:p>
          </table:table-cell>
          <table:table-cell table:number-columns-repeated="16363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h4</text:p>
          </table:table-cell>
          <table:table-cell office:value-type="string" table:style-name="ce113">
            <text:p>Nb6+ (0)</text:p>
          </table:table-cell>
          <table:table-cell office:value-type="float" office:value="0" table:formula="of:=IF(ISNUMBER(SEARCH([.B36];[.C36]));1;0)" table:style-name="ce1">
            <text:p>0</text:p>
          </table:table-cell>
          <table:table-cell office:value-type="string" table:style-name="ce114">
            <text:p>Nb6+ (0)</text:p>
          </table:table-cell>
          <table:table-cell office:value-type="float" office:value="0" table:formula="of:=IF(ISNUMBER(SEARCH([.B36];[.E36]));1;0)" table:style-name="ce1">
            <text:p>0</text:p>
          </table:table-cell>
          <table:table-cell table:number-columns-repeated="10" table:style-name="ce1"/>
          <table:table-cell office:value-type="float" office:value="-35" table:style-name="ce1">
            <text:p>-35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Nb6+ (0)</text:p>
          </table:table-cell>
          <table:table-cell office:value-type="string" table:style-name="ce1">
            <text:p>Nb6+ (0)</text:p>
          </table:table-cell>
          <table:table-cell office:value-type="string" table:style-name="ce1">
            <text:p>Nb6+ (0)</text:p>
          </table:table-cell>
          <table:table-cell table:number-columns-repeated="16363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string" table:style-name="ce1">
            <text:p>c5</text:p>
          </table:table-cell>
          <table:table-cell office:value-type="string" table:style-name="ce113">
            <text:p>c5 (100)</text:p>
          </table:table-cell>
          <table:table-cell office:value-type="float" office:value="1" table:formula="of:=IF(ISNUMBER(SEARCH([.B37];[.C37]));1;0)" table:style-name="ce1">
            <text:p>1</text:p>
          </table:table-cell>
          <table:table-cell office:value-type="string" table:style-name="ce114">
            <text:p>c5 (100)</text:p>
          </table:table-cell>
          <table:table-cell office:value-type="float" office:value="1" table:formula="of:=IF(ISNUMBER(SEARCH([.B37];[.E37]));1;0)" table:style-name="ce1">
            <text:p>1</text:p>
          </table:table-cell>
          <table:table-cell table:number-columns-repeated="10" table:style-name="ce1"/>
          <table:table-cell office:value-type="float" office:value="-36" table:style-name="ce1">
            <text:p>-36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table:number-columns-repeated="16363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string" table:style-name="ce1">
            <text:p>Ng6+</text:p>
          </table:table-cell>
          <table:table-cell office:value-type="string" table:style-name="ce113">
            <text:p>Ng6+ (75)</text:p>
          </table:table-cell>
          <table:table-cell office:value-type="float" office:value="1" table:formula="of:=IF(ISNUMBER(SEARCH([.B38];[.C38]));1;0)" table:style-name="ce1">
            <text:p>1</text:p>
          </table:table-cell>
          <table:table-cell office:value-type="string" table:style-name="ce114">
            <text:p>Nd3 (0)</text:p>
          </table:table-cell>
          <table:table-cell office:value-type="float" office:value="0" table:formula="of:=IF(ISNUMBER(SEARCH([.B38];[.E38]));1;0)" table:style-name="ce1">
            <text:p>0</text:p>
          </table:table-cell>
          <table:table-cell table:number-columns-repeated="10" table:style-name="ce1"/>
          <table:table-cell office:value-type="float" office:value="-37" table:style-name="ce1">
            <text:p>-37</text:p>
          </table:table-cell>
          <table:table-cell office:value-type="string" table:style-name="ce1">
            <text:p>Ng6+</text:p>
          </table:table-cell>
          <table:table-cell office:value-type="string" table:style-name="ce1">
            <text:p>Nd3 (0)</text:p>
          </table:table-cell>
          <table:table-cell office:value-type="string" table:style-name="ce1">
            <text:p>Ng6+ (75)</text:p>
          </table:table-cell>
          <table:table-cell office:value-type="string" table:style-name="ce1">
            <text:p>Nd3 (0)</text:p>
          </table:table-cell>
          <table:table-cell table:number-columns-repeated="16363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string" table:style-name="ce1">
            <text:p>Rg5+</text:p>
          </table:table-cell>
          <table:table-cell office:value-type="string" table:style-name="ce113">
            <text:p>Rg5+ (85)</text:p>
          </table:table-cell>
          <table:table-cell office:value-type="float" office:value="1" table:formula="of:=IF(ISNUMBER(SEARCH([.B39];[.C39]));1;0)" table:style-name="ce1">
            <text:p>1</text:p>
          </table:table-cell>
          <table:table-cell office:value-type="string" table:style-name="ce114">
            <text:p>Rg5+ (88)</text:p>
          </table:table-cell>
          <table:table-cell office:value-type="float" office:value="1" table:formula="of:=IF(ISNUMBER(SEARCH([.B39];[.E39]));1;0)" table:style-name="ce1">
            <text:p>1</text:p>
          </table:table-cell>
          <table:table-cell table:number-columns-repeated="10" table:style-name="ce1"/>
          <table:table-cell office:value-type="float" office:value="-38" table:style-name="ce1">
            <text:p>-38</text:p>
          </table:table-cell>
          <table:table-cell office:value-type="string" table:style-name="ce1">
            <text:p>Rg5+</text:p>
          </table:table-cell>
          <table:table-cell office:value-type="string" table:style-name="ce1">
            <text:p>Rg5+ (73)</text:p>
          </table:table-cell>
          <table:table-cell office:value-type="string" table:style-name="ce1">
            <text:p>Rg5+ (85)</text:p>
          </table:table-cell>
          <table:table-cell office:value-type="string" table:style-name="ce1">
            <text:p>Rg5+ (88)</text:p>
          </table:table-cell>
          <table:table-cell table:number-columns-repeated="16363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string" table:style-name="ce1">
            <text:p>Ra3</text:p>
          </table:table-cell>
          <table:table-cell office:value-type="string" table:style-name="ce113">
            <text:p>Ra3 (85)</text:p>
          </table:table-cell>
          <table:table-cell office:value-type="float" office:value="1" table:formula="of:=IF(ISNUMBER(SEARCH([.B40];[.C40]));1;0)" table:style-name="ce1">
            <text:p>1</text:p>
          </table:table-cell>
          <table:table-cell office:value-type="string" table:style-name="ce114">
            <text:p>Ra3 (88)</text:p>
          </table:table-cell>
          <table:table-cell office:value-type="float" office:value="1" table:formula="of:=IF(ISNUMBER(SEARCH([.B40];[.E40]));1;0)" table:style-name="ce1">
            <text:p>1</text:p>
          </table:table-cell>
          <table:table-cell table:number-columns-repeated="10" table:style-name="ce1"/>
          <table:table-cell office:value-type="float" office:value="-39" table:style-name="ce1">
            <text:p>-39</text:p>
          </table:table-cell>
          <table:table-cell office:value-type="string" table:style-name="ce1">
            <text:p>Ra3</text:p>
          </table:table-cell>
          <table:table-cell office:value-type="string" table:style-name="ce1">
            <text:p>Ra3 (100)</text:p>
          </table:table-cell>
          <table:table-cell office:value-type="string" table:style-name="ce1">
            <text:p>Ra3 (85)</text:p>
          </table:table-cell>
          <table:table-cell office:value-type="string" table:style-name="ce1">
            <text:p>Ra3 (88)</text:p>
          </table:table-cell>
          <table:table-cell table:number-columns-repeated="16363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string" table:style-name="ce1">
            <text:p>Qb8</text:p>
          </table:table-cell>
          <table:table-cell office:value-type="string" table:style-name="ce113">
            <text:p>Qc7 (0)</text:p>
          </table:table-cell>
          <table:table-cell office:value-type="float" office:value="0" table:formula="of:=IF(ISNUMBER(SEARCH([.B41];[.C41]));1;0)" table:style-name="ce1">
            <text:p>0</text:p>
          </table:table-cell>
          <table:table-cell office:value-type="string" table:style-name="ce114">
            <text:p>Qc7 (0)</text:p>
          </table:table-cell>
          <table:table-cell office:value-type="float" office:value="0" table:formula="of:=IF(ISNUMBER(SEARCH([.B41];[.E41]));1;0)" table:style-name="ce1">
            <text:p>0</text:p>
          </table:table-cell>
          <table:table-cell table:number-columns-repeated="10" table:style-name="ce1"/>
          <table:table-cell office:value-type="float" office:value="-40" table:style-name="ce1">
            <text:p>-40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b8 (88)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c7 (0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Qf3</text:p>
          </table:table-cell>
          <table:table-cell office:value-type="string" table:style-name="ce113">
            <text:p>Qf3 (100)</text:p>
          </table:table-cell>
          <table:table-cell office:value-type="float" office:value="1" table:formula="of:=IF(ISNUMBER(SEARCH([.B42];[.C42]));1;0)" table:style-name="ce1">
            <text:p>1</text:p>
          </table:table-cell>
          <table:table-cell office:value-type="string" table:style-name="ce114">
            <text:p>Qf3 (93)</text:p>
          </table:table-cell>
          <table:table-cell office:value-type="float" office:value="1" table:formula="of:=IF(ISNUMBER(SEARCH([.B42];[.E42]));1;0)" table:style-name="ce1">
            <text:p>1</text:p>
          </table:table-cell>
          <table:table-cell table:number-columns-repeated="10" table:style-name="ce1"/>
          <table:table-cell office:value-type="string" table:style-name="ce1">
            <text:p>?</text:p>
          </table:table-cell>
          <table:table-cell office:value-type="string" table:style-name="ce1">
            <text:p>Qf3</text:p>
          </table:table-cell>
          <table:table-cell office:value-type="string" table:style-name="ce1">
            <text:p>Qf3 (100)</text:p>
          </table:table-cell>
          <table:table-cell office:value-type="string" table:style-name="ce1">
            <text:p>Qf3 (100)</text:p>
          </table:table-cell>
          <table:table-cell office:value-type="string" table:style-name="ce1">
            <text:p>Qf3 (93)</text:p>
          </table:table-cell>
          <table:table-cell table:number-columns-repeated="16363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string" table:style-name="ce1">
            <text:p>e6</text:p>
          </table:table-cell>
          <table:table-cell office:value-type="string" table:style-name="ce113">
            <text:p>Bf5 (0)</text:p>
          </table:table-cell>
          <table:table-cell office:value-type="float" office:value="0" table:formula="of:=IF(ISNUMBER(SEARCH([.B43];[.C43]));1;0)" table:style-name="ce1">
            <text:p>0</text:p>
          </table:table-cell>
          <table:table-cell office:value-type="string" table:style-name="ce114">
            <text:p>Bf5 (0)</text:p>
          </table:table-cell>
          <table:table-cell office:value-type="float" office:value="0" table:formula="of:=IF(ISNUMBER(SEARCH([.B43];[.E43]));1;0)" table:style-name="ce1">
            <text:p>0</text:p>
          </table:table-cell>
          <table:table-cell table:number-columns-repeated="10" table:style-name="ce1"/>
          <table:table-cell office:value-type="float" office:value="-42" table:style-name="ce1">
            <text:p>-42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table:number-columns-repeated="16363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string" table:style-name="ce1">
            <text:p>Qb8</text:p>
          </table:table-cell>
          <table:table-cell office:value-type="string" table:style-name="ce113">
            <text:p>Qe7 (0)</text:p>
          </table:table-cell>
          <table:table-cell office:value-type="float" office:value="0" table:formula="of:=IF(ISNUMBER(SEARCH([.B44];[.C44]));1;0)" table:style-name="ce1">
            <text:p>0</text:p>
          </table:table-cell>
          <table:table-cell office:value-type="string" table:style-name="ce114">
            <text:p>Qe7 (0)</text:p>
          </table:table-cell>
          <table:table-cell office:value-type="float" office:value="0" table:formula="of:=IF(ISNUMBER(SEARCH([.B44];[.E44]));1;0)" table:style-name="ce1">
            <text:p>0</text:p>
          </table:table-cell>
          <table:table-cell table:number-columns-repeated="10" table:style-name="ce1"/>
          <table:table-cell office:value-type="float" office:value="-43" table:style-name="ce1">
            <text:p>-43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e7 (0)</text:p>
          </table:table-cell>
          <table:table-cell office:value-type="string" table:style-name="ce1">
            <text:p>Qe7 (0)</text:p>
          </table:table-cell>
          <table:table-cell office:value-type="string" table:style-name="ce1">
            <text:p>Qe7 (0)</text:p>
          </table:table-cell>
          <table:table-cell table:number-columns-repeated="16363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string" table:style-name="ce1">
            <text:p>f5</text:p>
          </table:table-cell>
          <table:table-cell office:value-type="string" table:style-name="ce113">
            <text:p>f5 (100)</text:p>
          </table:table-cell>
          <table:table-cell office:value-type="float" office:value="1" table:formula="of:=IF(ISNUMBER(SEARCH([.B45];[.C45]));1;0)" table:style-name="ce1">
            <text:p>1</text:p>
          </table:table-cell>
          <table:table-cell office:value-type="string" table:style-name="ce114">
            <text:p>f5 (100)</text:p>
          </table:table-cell>
          <table:table-cell office:value-type="float" office:value="1" table:formula="of:=IF(ISNUMBER(SEARCH([.B45];[.E45]));1;0)" table:style-name="ce1">
            <text:p>1</text:p>
          </table:table-cell>
          <table:table-cell table:number-columns-repeated="10" table:style-name="ce1"/>
          <table:table-cell office:value-type="float" office:value="-44" table:style-name="ce1">
            <text:p>-44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100)</text:p>
          </table:table-cell>
          <table:table-cell table:number-columns-repeated="16363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string" table:style-name="ce1">
            <text:p>Rc4</text:p>
          </table:table-cell>
          <table:table-cell office:value-type="string" table:style-name="ce113">
            <text:p>Ra8 (0)</text:p>
          </table:table-cell>
          <table:table-cell office:value-type="float" office:value="0" table:formula="of:=IF(ISNUMBER(SEARCH([.B46];[.C46]));1;0)" table:style-name="ce1">
            <text:p>0</text:p>
          </table:table-cell>
          <table:table-cell office:value-type="string" table:style-name="ce114">
            <text:p>h5 (0)</text:p>
          </table:table-cell>
          <table:table-cell office:value-type="float" office:value="0" table:formula="of:=IF(ISNUMBER(SEARCH([.B46];[.E46]));1;0)" table:style-name="ce1">
            <text:p>0</text:p>
          </table:table-cell>
          <table:table-cell table:number-columns-repeated="10" table:style-name="ce1"/>
          <table:table-cell office:value-type="float" office:value="-45" table:style-name="ce1">
            <text:p>-45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h5 (0)</text:p>
          </table:table-cell>
          <table:table-cell table:number-columns-repeated="16363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80)</text:p>
          </table:table-cell>
          <table:table-cell office:value-type="float" office:value="1" table:formula="of:=IF(ISNUMBER(SEARCH([.B47];[.C47]));1;0)" table:style-name="ce1">
            <text:p>1</text:p>
          </table:table-cell>
          <table:table-cell office:value-type="string" table:style-name="ce114">
            <text:p>Bh7+ (88)</text:p>
          </table:table-cell>
          <table:table-cell office:value-type="float" office:value="1" table:formula="of:=IF(ISNUMBER(SEARCH([.B47];[.E47]));1;0)" table:style-name="ce1">
            <text:p>1</text:p>
          </table:table-cell>
          <table:table-cell table:number-columns-repeated="10" table:style-name="ce1"/>
          <table:table-cell office:value-type="float" office:value="-46" table:style-name="ce1">
            <text:p>-46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93)</text:p>
          </table:table-cell>
          <table:table-cell office:value-type="string" table:style-name="ce1">
            <text:p>Bh7+ (80)</text:p>
          </table:table-cell>
          <table:table-cell office:value-type="string" table:style-name="ce1">
            <text:p>Bh7+ (88)</text:p>
          </table:table-cell>
          <table:table-cell table:number-columns-repeated="16363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string" table:style-name="ce1">
            <text:p>Bc4+</text:p>
          </table:table-cell>
          <table:table-cell office:value-type="string" table:style-name="ce113">
            <text:p>Bc4+ (100)</text:p>
          </table:table-cell>
          <table:table-cell office:value-type="float" office:value="1" table:formula="of:=IF(ISNUMBER(SEARCH([.B48];[.C48]));1;0)" table:style-name="ce1">
            <text:p>1</text:p>
          </table:table-cell>
          <table:table-cell office:value-type="string" table:style-name="ce114">
            <text:p>Bc4+ (100)</text:p>
          </table:table-cell>
          <table:table-cell office:value-type="float" office:value="1" table:formula="of:=IF(ISNUMBER(SEARCH([.B48];[.E48]));1;0)" table:style-name="ce1">
            <text:p>1</text:p>
          </table:table-cell>
          <table:table-cell table:number-columns-repeated="10" table:style-name="ce1"/>
          <table:table-cell office:value-type="float" office:value="-47" table:style-name="ce1">
            <text:p>-47</text:p>
          </table:table-cell>
          <table:table-cell office:value-type="string" table:style-name="ce1">
            <text:p>Bc4+</text:p>
          </table:table-cell>
          <table:table-cell office:value-type="string" table:style-name="ce1">
            <text:p>Bb5 (0)</text:p>
          </table:table-cell>
          <table:table-cell office:value-type="string" table:style-name="ce1">
            <text:p>Bc4+ (100)</text:p>
          </table:table-cell>
          <table:table-cell office:value-type="string" table:style-name="ce1">
            <text:p>Bc4+ (100)</text:p>
          </table:table-cell>
          <table:table-cell table:number-columns-repeated="16363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string" table:style-name="ce1">
            <text:p>Rf5</text:p>
          </table:table-cell>
          <table:table-cell office:value-type="string" table:style-name="ce113">
            <text:p>Rae1 (0)</text:p>
          </table:table-cell>
          <table:table-cell office:value-type="float" office:value="0" table:formula="of:=IF(ISNUMBER(SEARCH([.B49];[.C49]));1;0)" table:style-name="ce1">
            <text:p>0</text:p>
          </table:table-cell>
          <table:table-cell office:value-type="string" table:style-name="ce114">
            <text:p>Rf5 (64)</text:p>
          </table:table-cell>
          <table:table-cell office:value-type="float" office:value="1" table:formula="of:=IF(ISNUMBER(SEARCH([.B49];[.E49]));1;0)" table:style-name="ce1">
            <text:p>1</text:p>
          </table:table-cell>
          <table:table-cell table:number-columns-repeated="10" table:style-name="ce1"/>
          <table:table-cell office:value-type="float" office:value="-48" table:style-name="ce1">
            <text:p>-48</text:p>
          </table:table-cell>
          <table:table-cell office:value-type="string" table:style-name="ce1">
            <text:p>Rf5</text:p>
          </table:table-cell>
          <table:table-cell office:value-type="string" table:style-name="ce1">
            <text:p>Rf5 (88)</text:p>
          </table:table-cell>
          <table:table-cell office:value-type="string" table:style-name="ce1">
            <text:p>Rae1 (0)</text:p>
          </table:table-cell>
          <table:table-cell office:value-type="string" table:style-name="ce1">
            <text:p>Rf5 (64)</text:p>
          </table:table-cell>
          <table:table-cell table:number-columns-repeated="16363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string" table:style-name="ce1">
            <text:p>Qg5</text:p>
          </table:table-cell>
          <table:table-cell office:value-type="string" table:style-name="ce113">
            <text:p>Qh6 (0)</text:p>
          </table:table-cell>
          <table:table-cell office:value-type="float" office:value="0" table:formula="of:=IF(ISNUMBER(SEARCH([.B50];[.C50]));1;0)" table:style-name="ce1">
            <text:p>0</text:p>
          </table:table-cell>
          <table:table-cell office:value-type="string" table:style-name="ce114">
            <text:p>Qh6 (0)</text:p>
          </table:table-cell>
          <table:table-cell office:value-type="float" office:value="0" table:formula="of:=IF(ISNUMBER(SEARCH([.B50];[.E50]));1;0)" table:style-name="ce1">
            <text:p>0</text:p>
          </table:table-cell>
          <table:table-cell table:number-columns-repeated="10" table:style-name="ce1"/>
          <table:table-cell office:value-type="float" office:value="-49" table:style-name="ce1">
            <text:p>-49</text:p>
          </table:table-cell>
          <table:table-cell office:value-type="string" table:style-name="ce1">
            <text:p>Qg5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Qh6 (0)</text:p>
          </table:table-cell>
          <table:table-cell table:number-columns-repeated="16363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string" table:style-name="ce1">
            <text:p>Nh5+</text:p>
          </table:table-cell>
          <table:table-cell office:value-type="string" table:style-name="ce113">
            <text:p>Nh5+ (100)</text:p>
          </table:table-cell>
          <table:table-cell office:value-type="float" office:value="1" table:formula="of:=IF(ISNUMBER(SEARCH([.B51];[.C51]));1;0)" table:style-name="ce1">
            <text:p>1</text:p>
          </table:table-cell>
          <table:table-cell office:value-type="string" table:style-name="ce114">
            <text:p>Nh5+ (93)</text:p>
          </table:table-cell>
          <table:table-cell office:value-type="float" office:value="1" table:formula="of:=IF(ISNUMBER(SEARCH([.B51];[.E51]));1;0)" table:style-name="ce1">
            <text:p>1</text:p>
          </table:table-cell>
          <table:table-cell table:number-columns-repeated="10" table:style-name="ce1"/>
          <table:table-cell office:value-type="float" office:value="-50" table:style-name="ce1">
            <text:p>-50</text:p>
          </table:table-cell>
          <table:table-cell office:value-type="string" table:style-name="ce1">
            <text:p>Nh5+</text:p>
          </table:table-cell>
          <table:table-cell office:value-type="string" table:style-name="ce1">
            <text:p>Nh5+ (100)</text:p>
          </table:table-cell>
          <table:table-cell office:value-type="string" table:style-name="ce1">
            <text:p>Nh5+ (100)</text:p>
          </table:table-cell>
          <table:table-cell office:value-type="string" table:style-name="ce1">
            <text:p>Nh5+ (93)</text:p>
          </table:table-cell>
          <table:table-cell table:number-columns-repeated="16363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string" table:style-name="ce1">
            <text:p>Qf2</text:p>
          </table:table-cell>
          <table:table-cell office:value-type="string" table:style-name="ce113">
            <text:p>Qf2 (100)</text:p>
          </table:table-cell>
          <table:table-cell office:value-type="float" office:value="1" table:formula="of:=IF(ISNUMBER(SEARCH([.B52];[.C52]));1;0)" table:style-name="ce1">
            <text:p>1</text:p>
          </table:table-cell>
          <table:table-cell office:value-type="string" table:style-name="ce114">
            <text:p>Qf2 (93)</text:p>
          </table:table-cell>
          <table:table-cell office:value-type="float" office:value="1" table:formula="of:=IF(ISNUMBER(SEARCH([.B52];[.E52]));1;0)" table:style-name="ce1">
            <text:p>1</text:p>
          </table:table-cell>
          <table:table-cell table:number-columns-repeated="10" table:style-name="ce1"/>
          <table:table-cell office:value-type="float" office:value="-51" table:style-name="ce1">
            <text:p>-51</text:p>
          </table:table-cell>
          <table:table-cell office:value-type="string" table:style-name="ce1">
            <text:p>Qf2</text:p>
          </table:table-cell>
          <table:table-cell office:value-type="string" table:style-name="ce1">
            <text:p>Qf2 (93)</text:p>
          </table:table-cell>
          <table:table-cell office:value-type="string" table:style-name="ce1">
            <text:p>Qf2 (100)</text:p>
          </table:table-cell>
          <table:table-cell office:value-type="string" table:style-name="ce1">
            <text:p>Qf2 (93)</text:p>
          </table:table-cell>
          <table:table-cell table:number-columns-repeated="16363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string" table:style-name="ce1">
            <text:p>b4</text:p>
          </table:table-cell>
          <table:table-cell office:value-type="string" table:style-name="ce113">
            <text:p>b4 (100)</text:p>
          </table:table-cell>
          <table:table-cell office:value-type="float" office:value="1" table:formula="of:=IF(ISNUMBER(SEARCH([.B53];[.C53]));1;0)" table:style-name="ce1">
            <text:p>1</text:p>
          </table:table-cell>
          <table:table-cell office:value-type="string" table:style-name="ce114">
            <text:p>b4 (100)</text:p>
          </table:table-cell>
          <table:table-cell office:value-type="float" office:value="1" table:formula="of:=IF(ISNUMBER(SEARCH([.B53];[.E53]));1;0)" table:style-name="ce1">
            <text:p>1</text:p>
          </table:table-cell>
          <table:table-cell table:number-columns-repeated="10" table:style-name="ce1"/>
          <table:table-cell office:value-type="float" office:value="-52" table:style-name="ce1">
            <text:p>-52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100)</text:p>
          </table:table-cell>
          <table:table-cell table:number-columns-repeated="16363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string" table:style-name="ce1">
            <text:p>Qc6</text:p>
          </table:table-cell>
          <table:table-cell office:value-type="string" table:style-name="ce113">
            <text:p>Qa4 (0)</text:p>
          </table:table-cell>
          <table:table-cell office:value-type="float" office:value="0" table:formula="of:=IF(ISNUMBER(SEARCH([.B54];[.C54]));1;0)" table:style-name="ce1">
            <text:p>0</text:p>
          </table:table-cell>
          <table:table-cell office:value-type="string" table:style-name="ce114">
            <text:p>Qa4 (0)</text:p>
          </table:table-cell>
          <table:table-cell office:value-type="float" office:value="0" table:formula="of:=IF(ISNUMBER(SEARCH([.B54];[.E54]));1;0)" table:style-name="ce1">
            <text:p>0</text:p>
          </table:table-cell>
          <table:table-cell table:number-columns-repeated="10" table:style-name="ce1"/>
          <table:table-cell office:value-type="float" office:value="-53" table:style-name="ce1">
            <text:p>-53</text:p>
          </table:table-cell>
          <table:table-cell office:value-type="string" table:style-name="ce1">
            <text:p>Qc6</text:p>
          </table:table-cell>
          <table:table-cell office:value-type="string" table:style-name="ce1">
            <text:p>Qa4 (0)</text:p>
          </table:table-cell>
          <table:table-cell office:value-type="string" table:style-name="ce1">
            <text:p>Qa4 (0)</text:p>
          </table:table-cell>
          <table:table-cell office:value-type="string" table:style-name="ce1">
            <text:p>Qa4 (0)</text:p>
          </table:table-cell>
          <table:table-cell table:number-columns-repeated="16363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string" table:style-name="ce1">
            <text:p>Qb5</text:p>
          </table:table-cell>
          <table:table-cell office:value-type="string" table:style-name="ce113">
            <text:p>Qb5 (88)</text:p>
          </table:table-cell>
          <table:table-cell office:value-type="float" office:value="1" table:formula="of:=IF(ISNUMBER(SEARCH([.B55];[.C55]));1;0)" table:style-name="ce1">
            <text:p>1</text:p>
          </table:table-cell>
          <table:table-cell office:value-type="string" table:style-name="ce114">
            <text:p>Qb5 (100)</text:p>
          </table:table-cell>
          <table:table-cell office:value-type="float" office:value="1" table:formula="of:=IF(ISNUMBER(SEARCH([.B55];[.E55]));1;0)" table:style-name="ce1">
            <text:p>1</text:p>
          </table:table-cell>
          <table:table-cell table:number-columns-repeated="10" table:style-name="ce1"/>
          <table:table-cell office:value-type="float" office:value="-54" table:style-name="ce1">
            <text:p>-54</text:p>
          </table:table-cell>
          <table:table-cell office:value-type="string" table:style-name="ce1">
            <text:p>Qb5</text:p>
          </table:table-cell>
          <table:table-cell office:value-type="string" table:style-name="ce1">
            <text:p>Qb5 (88)</text:p>
          </table:table-cell>
          <table:table-cell office:value-type="string" table:style-name="ce1">
            <text:p>Qb5 (88)</text:p>
          </table:table-cell>
          <table:table-cell office:value-type="string" table:style-name="ce1">
            <text:p>Qb5 (100)</text:p>
          </table:table-cell>
          <table:table-cell table:number-columns-repeated="16363"/>
        </table:table-row>
        <table:table-row table:style-name="ro1">
          <table:table-cell office:value-type="float" office:value="-55" table:style-name="ce1">
            <text:p>-55</text:p>
          </table:table-cell>
          <table:table-cell office:value-type="string" table:style-name="ce1">
            <text:p>Kc8</text:p>
          </table:table-cell>
          <table:table-cell office:value-type="string" table:style-name="ce113">
            <text:p>Kc8 (64)</text:p>
          </table:table-cell>
          <table:table-cell office:value-type="float" office:value="1" table:formula="of:=IF(ISNUMBER(SEARCH([.B56];[.C56]));1;0)" table:style-name="ce1">
            <text:p>1</text:p>
          </table:table-cell>
          <table:table-cell office:value-type="string" table:style-name="ce114">
            <text:p>a6 (0)</text:p>
          </table:table-cell>
          <table:table-cell office:value-type="float" office:value="0" table:formula="of:=IF(ISNUMBER(SEARCH([.B56];[.E56]));1;0)" table:style-name="ce1">
            <text:p>0</text:p>
          </table:table-cell>
          <table:table-cell table:number-columns-repeated="10" table:style-name="ce1"/>
          <table:table-cell office:value-type="float" office:value="-55" table:style-name="ce1">
            <text:p>-55</text:p>
          </table:table-cell>
          <table:table-cell office:value-type="string" table:style-name="ce1">
            <text:p>Kc8</text:p>
          </table:table-cell>
          <table:table-cell office:value-type="string" table:style-name="ce1">
            <text:p>a6 (0)</text:p>
          </table:table-cell>
          <table:table-cell office:value-type="string" table:style-name="ce1">
            <text:p>Kc8 (64)</text:p>
          </table:table-cell>
          <table:table-cell office:value-type="string" table:style-name="ce1">
            <text:p>a6 (0)</text:p>
          </table:table-cell>
          <table:table-cell table:number-columns-repeated="16363"/>
        </table:table-row>
        <table:table-row table:style-name="ro1">
          <table:table-cell office:value-type="float" office:value="-56" table:style-name="ce1">
            <text:p>-56</text:p>
          </table:table-cell>
          <table:table-cell office:value-type="string" table:style-name="ce1">
            <text:p>f4</text:p>
          </table:table-cell>
          <table:table-cell office:value-type="string" table:style-name="ce113">
            <text:p>Kd7 (0)</text:p>
          </table:table-cell>
          <table:table-cell office:value-type="float" office:value="0" table:formula="of:=IF(ISNUMBER(SEARCH([.B57];[.C57]));1;0)" table:style-name="ce1">
            <text:p>0</text:p>
          </table:table-cell>
          <table:table-cell office:value-type="string" table:style-name="ce114">
            <text:p>Kd7 (0)</text:p>
          </table:table-cell>
          <table:table-cell office:value-type="float" office:value="0" table:formula="of:=IF(ISNUMBER(SEARCH([.B57];[.E57]));1;0)" table:style-name="ce1">
            <text:p>0</text:p>
          </table:table-cell>
          <table:table-cell table:number-columns-repeated="10" table:style-name="ce1"/>
          <table:table-cell office:value-type="float" office:value="-56" table:style-name="ce1">
            <text:p>-56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Kd7 (0)</text:p>
          </table:table-cell>
          <table:table-cell office:value-type="string" table:style-name="ce1">
            <text:p>Kd7 (0)</text:p>
          </table:table-cell>
          <table:table-cell table:number-columns-repeated="16363"/>
        </table:table-row>
        <table:table-row table:style-name="ro1">
          <table:table-cell office:value-type="float" office:value="-57" table:style-name="ce1">
            <text:p>-57</text:p>
          </table:table-cell>
          <table:table-cell office:value-type="string" table:style-name="ce1">
            <text:p>Nf8</text:p>
          </table:table-cell>
          <table:table-cell office:value-type="string" table:style-name="ce113">
            <text:p>Nf8 (100)</text:p>
          </table:table-cell>
          <table:table-cell office:value-type="float" office:value="1" table:formula="of:=IF(ISNUMBER(SEARCH([.B58];[.C58]));1;0)" table:style-name="ce1">
            <text:p>1</text:p>
          </table:table-cell>
          <table:table-cell office:value-type="string" table:style-name="ce114">
            <text:p>Nb6 (0)</text:p>
          </table:table-cell>
          <table:table-cell office:value-type="float" office:value="0" table:formula="of:=IF(ISNUMBER(SEARCH([.B58];[.E58]));1;0)" table:style-name="ce1">
            <text:p>0</text:p>
          </table:table-cell>
          <table:table-cell table:number-columns-repeated="10" table:style-name="ce1"/>
          <table:table-cell office:value-type="float" office:value="-57" table:style-name="ce1">
            <text:p>-57</text:p>
          </table:table-cell>
          <table:table-cell office:value-type="string" table:style-name="ce1">
            <text:p>Nf8</text:p>
          </table:table-cell>
          <table:table-cell office:value-type="string" table:style-name="ce1">
            <text:p>Nf8 (100)</text:p>
          </table:table-cell>
          <table:table-cell office:value-type="string" table:style-name="ce1">
            <text:p>Nf8 (100)</text:p>
          </table:table-cell>
          <table:table-cell office:value-type="string" table:style-name="ce1">
            <text:p>Nb6 (0)</text:p>
          </table:table-cell>
          <table:table-cell table:number-columns-repeated="16363"/>
        </table:table-row>
        <table:table-row table:style-name="ro1">
          <table:table-cell office:value-type="float" office:value="-58" table:style-name="ce1">
            <text:p>-58</text:p>
          </table:table-cell>
          <table:table-cell office:value-type="string" table:style-name="ce1">
            <text:p>c4</text:p>
          </table:table-cell>
          <table:table-cell office:value-type="string" table:style-name="ce113">
            <text:p>Bh7+ (0)</text:p>
          </table:table-cell>
          <table:table-cell office:value-type="float" office:value="0" table:formula="of:=IF(ISNUMBER(SEARCH([.B59];[.C59]));1;0)" table:style-name="ce1">
            <text:p>0</text:p>
          </table:table-cell>
          <table:table-cell office:value-type="string" table:style-name="ce114">
            <text:p>c4 (93)</text:p>
          </table:table-cell>
          <table:table-cell office:value-type="float" office:value="1" table:formula="of:=IF(ISNUMBER(SEARCH([.B59];[.E59]));1;0)" table:style-name="ce1">
            <text:p>1</text:p>
          </table:table-cell>
          <table:table-cell table:number-columns-repeated="10" table:style-name="ce1"/>
          <table:table-cell office:value-type="float" office:value="-58" table:style-name="ce1">
            <text:p>-58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Bh7+ (0)</text:p>
          </table:table-cell>
          <table:table-cell office:value-type="string" table:style-name="ce1">
            <text:p>Bh7+ (0)</text:p>
          </table:table-cell>
          <table:table-cell office:value-type="string" table:style-name="ce1">
            <text:p>c4 (93)</text:p>
          </table:table-cell>
          <table:table-cell table:number-columns-repeated="16363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string" table:style-name="ce1">
            <text:p>Nf6+</text:p>
          </table:table-cell>
          <table:table-cell office:value-type="string" table:style-name="ce113">
            <text:p>Nf6+ (100)</text:p>
          </table:table-cell>
          <table:table-cell office:value-type="float" office:value="1" table:formula="of:=IF(ISNUMBER(SEARCH([.B60];[.C60]));1;0)" table:style-name="ce1">
            <text:p>1</text:p>
          </table:table-cell>
          <table:table-cell office:value-type="string" table:style-name="ce114">
            <text:p>Nf6+ (100)</text:p>
          </table:table-cell>
          <table:table-cell office:value-type="float" office:value="1" table:formula="of:=IF(ISNUMBER(SEARCH([.B60];[.E60]));1;0)" table:style-name="ce1">
            <text:p>1</text:p>
          </table:table-cell>
          <table:table-cell table:number-columns-repeated="10" table:style-name="ce1"/>
          <table:table-cell office:value-type="float" office:value="-59" table:style-name="ce1">
            <text:p>-59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table:number-columns-repeated="16363"/>
        </table:table-row>
        <table:table-row table:style-name="ro1">
          <table:table-cell office:value-type="float" office:value="-60" table:style-name="ce1">
            <text:p>-60</text:p>
          </table:table-cell>
          <table:table-cell office:value-type="string" table:style-name="ce1">
            <text:p>Bh3</text:p>
          </table:table-cell>
          <table:table-cell office:value-type="string" table:style-name="ce113">
            <text:p>b4 (0)</text:p>
          </table:table-cell>
          <table:table-cell office:value-type="float" office:value="0" table:formula="of:=IF(ISNUMBER(SEARCH([.B61];[.C61]));1;0)" table:style-name="ce1">
            <text:p>0</text:p>
          </table:table-cell>
          <table:table-cell office:value-type="string" table:style-name="ce114">
            <text:p>b4 (0)</text:p>
          </table:table-cell>
          <table:table-cell office:value-type="float" office:value="0" table:formula="of:=IF(ISNUMBER(SEARCH([.B61];[.E61]));1;0)" table:style-name="ce1">
            <text:p>0</text:p>
          </table:table-cell>
          <table:table-cell table:number-columns-repeated="10" table:style-name="ce1"/>
          <table:table-cell office:value-type="float" office:value="-60" table:style-name="ce1">
            <text:p>-60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b4 (0)</text:p>
          </table:table-cell>
          <table:table-cell table:number-columns-repeated="16363"/>
        </table:table-row>
        <table:table-row table:style-name="ro1">
          <table:table-cell office:value-type="float" office:value="-61" table:style-name="ce1">
            <text:p>-61</text:p>
          </table:table-cell>
          <table:table-cell office:value-type="string" table:style-name="ce1">
            <text:p>Re5+</text:p>
          </table:table-cell>
          <table:table-cell office:value-type="string" table:style-name="ce113">
            <text:p>Rc8 (0)</text:p>
          </table:table-cell>
          <table:table-cell office:value-type="float" office:value="0" table:formula="of:=IF(ISNUMBER(SEARCH([.B62];[.C62]));1;0)" table:style-name="ce1">
            <text:p>0</text:p>
          </table:table-cell>
          <table:table-cell office:value-type="string" table:style-name="ce114">
            <text:p>Rc8 (0)</text:p>
          </table:table-cell>
          <table:table-cell office:value-type="float" office:value="0" table:formula="of:=IF(ISNUMBER(SEARCH([.B62];[.E62]));1;0)" table:style-name="ce1">
            <text:p>0</text:p>
          </table:table-cell>
          <table:table-cell table:number-columns-repeated="10" table:style-name="ce1"/>
          <table:table-cell office:value-type="float" office:value="-61" table:style-name="ce1">
            <text:p>-61</text:p>
          </table:table-cell>
          <table:table-cell office:value-type="string" table:style-name="ce1">
            <text:p>Re5+</text:p>
          </table:table-cell>
          <table:table-cell office:value-type="string" table:style-name="ce1">
            <text:p>Re5+ (93)</text:p>
          </table:table-cell>
          <table:table-cell office:value-type="string" table:style-name="ce1">
            <text:p>Rc8 (0)</text:p>
          </table:table-cell>
          <table:table-cell office:value-type="string" table:style-name="ce1">
            <text:p>Rc8 (0)</text:p>
          </table:table-cell>
          <table:table-cell table:number-columns-repeated="16363"/>
        </table:table-row>
        <table:table-row table:style-name="ro1">
          <table:table-cell office:value-type="float" office:value="-62" table:style-name="ce1">
            <text:p>-62</text:p>
          </table:table-cell>
          <table:table-cell office:value-type="string" table:style-name="ce1">
            <text:p>Bh3</text:p>
          </table:table-cell>
          <table:table-cell office:value-type="string" table:style-name="ce113">
            <text:p>Bh3 (100)</text:p>
          </table:table-cell>
          <table:table-cell office:value-type="float" office:value="1" table:formula="of:=IF(ISNUMBER(SEARCH([.B63];[.C63]));1;0)" table:style-name="ce1">
            <text:p>1</text:p>
          </table:table-cell>
          <table:table-cell office:value-type="string" table:style-name="ce114">
            <text:p>Bh3 (100)</text:p>
          </table:table-cell>
          <table:table-cell office:value-type="float" office:value="1" table:formula="of:=IF(ISNUMBER(SEARCH([.B63];[.E63]));1;0)" table:style-name="ce1">
            <text:p>1</text:p>
          </table:table-cell>
          <table:table-cell table:number-columns-repeated="10" table:style-name="ce1"/>
          <table:table-cell office:value-type="float" office:value="-62" table:style-name="ce1">
            <text:p>-62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Re4 (0)</text:p>
          </table:table-cell>
          <table:table-cell office:value-type="string" table:style-name="ce1">
            <text:p>Bh3 (100)</text:p>
          </table:table-cell>
          <table:table-cell office:value-type="string" table:style-name="ce1">
            <text:p>Bh3 (100)</text:p>
          </table:table-cell>
          <table:table-cell table:number-columns-repeated="16363"/>
        </table:table-row>
        <table:table-row table:style-name="ro1">
          <table:table-cell office:value-type="float" office:value="-63" table:style-name="ce1">
            <text:p>-63</text:p>
          </table:table-cell>
          <table:table-cell office:value-type="string" table:style-name="ce1">
            <text:p>Rg5</text:p>
          </table:table-cell>
          <table:table-cell office:value-type="string" table:style-name="ce113">
            <text:p>Ke5 (0)</text:p>
          </table:table-cell>
          <table:table-cell office:value-type="float" office:value="0" table:formula="of:=IF(ISNUMBER(SEARCH([.B64];[.C64]));1;0)" table:style-name="ce1">
            <text:p>0</text:p>
          </table:table-cell>
          <table:table-cell office:value-type="string" table:style-name="ce114">
            <text:p>Ke5 (0)</text:p>
          </table:table-cell>
          <table:table-cell office:value-type="float" office:value="0" table:formula="of:=IF(ISNUMBER(SEARCH([.B64];[.E64]));1;0)" table:style-name="ce1">
            <text:p>0</text:p>
          </table:table-cell>
          <table:table-cell table:number-columns-repeated="10" table:style-name="ce1"/>
          <table:table-cell office:value-type="float" office:value="-63" table:style-name="ce1">
            <text:p>-63</text:p>
          </table:table-cell>
          <table:table-cell office:value-type="string" table:style-name="ce1">
            <text:p>Rg5</text:p>
          </table:table-cell>
          <table:table-cell office:value-type="string" table:style-name="ce1">
            <text:p>Ke5 (0)</text:p>
          </table:table-cell>
          <table:table-cell office:value-type="string" table:style-name="ce1">
            <text:p>Ke5 (0)</text:p>
          </table:table-cell>
          <table:table-cell office:value-type="string" table:style-name="ce1">
            <text:p>Ke5 (0)</text:p>
          </table:table-cell>
          <table:table-cell table:number-columns-repeated="16363"/>
        </table:table-row>
        <table:table-row table:style-name="ro1">
          <table:table-cell office:value-type="float" office:value="-64" table:style-name="ce1">
            <text:p>-64</text:p>
          </table:table-cell>
          <table:table-cell office:value-type="string" table:style-name="ce1">
            <text:p>Kc8</text:p>
          </table:table-cell>
          <table:table-cell office:value-type="string" table:style-name="ce113">
            <text:p>Kc8 (100)</text:p>
          </table:table-cell>
          <table:table-cell office:value-type="float" office:value="1" table:formula="of:=IF(ISNUMBER(SEARCH([.B65];[.C65]));1;0)" table:style-name="ce1">
            <text:p>1</text:p>
          </table:table-cell>
          <table:table-cell office:value-type="string" table:style-name="ce114">
            <text:p>Kc8 (100)</text:p>
          </table:table-cell>
          <table:table-cell office:value-type="float" office:value="1" table:formula="of:=IF(ISNUMBER(SEARCH([.B65];[.E65]));1;0)" table:style-name="ce1">
            <text:p>1</text:p>
          </table:table-cell>
          <table:table-cell table:number-columns-repeated="10" table:style-name="ce1"/>
          <table:table-cell office:value-type="float" office:value="-64" table:style-name="ce1">
            <text:p>-64</text:p>
          </table:table-cell>
          <table:table-cell office:value-type="string" table:style-name="ce1">
            <text:p>Kc8</text:p>
          </table:table-cell>
          <table:table-cell office:value-type="string" table:style-name="ce1">
            <text:p>Kc8 (100)</text:p>
          </table:table-cell>
          <table:table-cell office:value-type="string" table:style-name="ce1">
            <text:p>Kc8 (100)</text:p>
          </table:table-cell>
          <table:table-cell office:value-type="string" table:style-name="ce1">
            <text:p>Kc8 (100)</text:p>
          </table:table-cell>
          <table:table-cell table:number-columns-repeated="16363"/>
        </table:table-row>
        <table:table-row table:style-name="ro1">
          <table:table-cell office:value-type="float" office:value="-65" table:style-name="ce1">
            <text:p>-65</text:p>
          </table:table-cell>
          <table:table-cell office:value-type="string" table:style-name="ce1">
            <text:p>c8N</text:p>
          </table:table-cell>
          <table:table-cell office:value-type="string" table:style-name="ce113">
            <text:p>c8N (93)</text:p>
          </table:table-cell>
          <table:table-cell office:value-type="float" office:value="1" table:formula="of:=IF(ISNUMBER(SEARCH([.B66];[.C66]));1;0)" table:style-name="ce1">
            <text:p>1</text:p>
          </table:table-cell>
          <table:table-cell office:value-type="string" table:style-name="ce114">
            <text:p>c8N (66)</text:p>
          </table:table-cell>
          <table:table-cell office:value-type="float" office:value="1" table:formula="of:=IF(ISNUMBER(SEARCH([.B66];[.E66]));1;0)" table:style-name="ce1">
            <text:p>1</text:p>
          </table:table-cell>
          <table:table-cell table:number-columns-repeated="10" table:style-name="ce1"/>
          <table:table-cell office:value-type="string" table:style-name="ce1">
            <text:p>?</text:p>
          </table:table-cell>
          <table:table-cell office:value-type="string" table:style-name="ce1">
            <text:p>c8N</text:p>
          </table:table-cell>
          <table:table-cell office:value-type="string" table:style-name="ce1">
            <text:p>Kg2 (0)</text:p>
          </table:table-cell>
          <table:table-cell office:value-type="string" table:style-name="ce1">
            <text:p>c8N (93)</text:p>
          </table:table-cell>
          <table:table-cell office:value-type="string" table:style-name="ce1">
            <text:p>c8N (66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Bc1</text:p>
          </table:table-cell>
          <table:table-cell office:value-type="string" table:style-name="ce113">
            <text:p>Bc1 (100)</text:p>
          </table:table-cell>
          <table:table-cell office:value-type="float" office:value="1" table:formula="of:=IF(ISNUMBER(SEARCH([.B67];[.C67]));1;0)" table:style-name="ce1">
            <text:p>1</text:p>
          </table:table-cell>
          <table:table-cell office:value-type="string" table:style-name="ce114">
            <text:p>Bc1 (100)</text:p>
          </table:table-cell>
          <table:table-cell office:value-type="float" office:value="1" table:formula="of:=IF(ISNUMBER(SEARCH([.B67];[.E67]));1;0)" table:style-name="ce1">
            <text:p>1</text:p>
          </table:table-cell>
          <table:table-cell table:number-columns-repeated="10" table:style-name="ce1"/>
          <table:table-cell office:value-type="float" office:value="-66" table:style-name="ce1">
            <text:p>-66</text:p>
          </table:table-cell>
          <table:table-cell office:value-type="string" table:style-name="ce1">
            <text:p>Bc1</text:p>
          </table:table-cell>
          <table:table-cell office:value-type="string" table:style-name="ce1">
            <text:p>Bc1 (93)</text:p>
          </table:table-cell>
          <table:table-cell office:value-type="string" table:style-name="ce1">
            <text:p>Bc1 (100)</text:p>
          </table:table-cell>
          <table:table-cell office:value-type="string" table:style-name="ce1">
            <text:p>Bc1 (100)</text:p>
          </table:table-cell>
          <table:table-cell table:number-columns-repeated="16363"/>
        </table:table-row>
        <table:table-row table:style-name="ro1">
          <table:table-cell office:value-type="float" office:value="-67" table:style-name="ce1">
            <text:p>-67</text:p>
          </table:table-cell>
          <table:table-cell office:value-type="string" table:style-name="ce1">
            <text:p>Qe6</text:p>
          </table:table-cell>
          <table:table-cell office:value-type="string" table:style-name="ce113">
            <text:p>Qe6 (93)</text:p>
          </table:table-cell>
          <table:table-cell office:value-type="float" office:value="1" table:formula="of:=IF(ISNUMBER(SEARCH([.B68];[.C68]));1;0)" table:style-name="ce1">
            <text:p>1</text:p>
          </table:table-cell>
          <table:table-cell office:value-type="string" table:style-name="ce114">
            <text:p>Qe6 (93)</text:p>
          </table:table-cell>
          <table:table-cell office:value-type="float" office:value="1" table:formula="of:=IF(ISNUMBER(SEARCH([.B68];[.E68]));1;0)" table:style-name="ce1">
            <text:p>1</text:p>
          </table:table-cell>
          <table:table-cell table:number-columns-repeated="10" table:style-name="ce1"/>
          <table:table-cell office:value-type="float" office:value="-67" table:style-name="ce1">
            <text:p>-67</text:p>
          </table:table-cell>
          <table:table-cell office:value-type="string" table:style-name="ce1">
            <text:p>Qe6</text:p>
          </table:table-cell>
          <table:table-cell office:value-type="string" table:style-name="ce1">
            <text:p>Rc7 (0)</text:p>
          </table:table-cell>
          <table:table-cell office:value-type="string" table:style-name="ce1">
            <text:p>Qe6 (93)</text:p>
          </table:table-cell>
          <table:table-cell office:value-type="string" table:style-name="ce1">
            <text:p>Qe6 (93)</text:p>
          </table:table-cell>
          <table:table-cell table:number-columns-repeated="16363"/>
        </table:table-row>
        <table:table-row table:style-name="ro1">
          <table:table-cell office:value-type="float" office:value="-68" table:style-name="ce1">
            <text:p>-68</text:p>
          </table:table-cell>
          <table:table-cell office:value-type="string" table:style-name="ce1">
            <text:p>Rg5+</text:p>
          </table:table-cell>
          <table:table-cell office:value-type="string" table:style-name="ce113">
            <text:p>a4 (0)</text:p>
          </table:table-cell>
          <table:table-cell office:value-type="float" office:value="0" table:formula="of:=IF(ISNUMBER(SEARCH([.B69];[.C69]));1;0)" table:style-name="ce1">
            <text:p>0</text:p>
          </table:table-cell>
          <table:table-cell office:value-type="string" table:style-name="ce114">
            <text:p>a4 (0)</text:p>
          </table:table-cell>
          <table:table-cell office:value-type="float" office:value="0" table:formula="of:=IF(ISNUMBER(SEARCH([.B69];[.E69]));1;0)" table:style-name="ce1">
            <text:p>0</text:p>
          </table:table-cell>
          <table:table-cell table:number-columns-repeated="10" table:style-name="ce1"/>
          <table:table-cell office:value-type="float" office:value="-68" table:style-name="ce1">
            <text:p>-68</text:p>
          </table:table-cell>
          <table:table-cell office:value-type="string" table:style-name="ce1">
            <text:p>Rg5+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a4 (0)</text:p>
          </table:table-cell>
          <table:table-cell table:number-columns-repeated="16363"/>
        </table:table-row>
        <table:table-row table:style-name="ro1">
          <table:table-cell office:value-type="float" office:value="-69" table:style-name="ce1">
            <text:p>-69</text:p>
          </table:table-cell>
          <table:table-cell office:value-type="string" table:style-name="ce1">
            <text:p>Rb4</text:p>
          </table:table-cell>
          <table:table-cell office:value-type="string" table:style-name="ce113">
            <text:p>Kh1 (0)</text:p>
          </table:table-cell>
          <table:table-cell office:value-type="float" office:value="0" table:formula="of:=IF(ISNUMBER(SEARCH([.B70];[.C70]));1;0)" table:style-name="ce1">
            <text:p>0</text:p>
          </table:table-cell>
          <table:table-cell office:value-type="string" table:style-name="ce114">
            <text:p>Bd3 (0)</text:p>
          </table:table-cell>
          <table:table-cell office:value-type="float" office:value="0" table:formula="of:=IF(ISNUMBER(SEARCH([.B70];[.E70]));1;0)" table:style-name="ce1">
            <text:p>0</text:p>
          </table:table-cell>
          <table:table-cell table:number-columns-repeated="10" table:style-name="ce1"/>
          <table:table-cell office:value-type="float" office:value="-69" table:style-name="ce1">
            <text:p>-69</text:p>
          </table:table-cell>
          <table:table-cell office:value-type="string" table:style-name="ce1">
            <text:p>Rb4</text:p>
          </table:table-cell>
          <table:table-cell office:value-type="string" table:style-name="ce1">
            <text:p>Bd3 (0)</text:p>
          </table:table-cell>
          <table:table-cell office:value-type="string" table:style-name="ce1">
            <text:p>Kh1 (0)</text:p>
          </table:table-cell>
          <table:table-cell office:value-type="string" table:style-name="ce1">
            <text:p>Bd3 (0)</text:p>
          </table:table-cell>
          <table:table-cell table:number-columns-repeated="16363"/>
        </table:table-row>
        <table:table-row table:style-name="ro1">
          <table:table-cell office:value-type="float" office:value="-70" table:style-name="ce1">
            <text:p>-70</text:p>
          </table:table-cell>
          <table:table-cell office:value-type="string" table:style-name="ce1">
            <text:p>Rd2</text:p>
          </table:table-cell>
          <table:table-cell office:value-type="string" table:style-name="ce113">
            <text:p>Rd2 (100)</text:p>
          </table:table-cell>
          <table:table-cell office:value-type="float" office:value="1" table:formula="of:=IF(ISNUMBER(SEARCH([.B71];[.C71]));1;0)" table:style-name="ce1">
            <text:p>1</text:p>
          </table:table-cell>
          <table:table-cell office:value-type="string" table:style-name="ce114">
            <text:p>Rd2 (100)</text:p>
          </table:table-cell>
          <table:table-cell office:value-type="float" office:value="1" table:formula="of:=IF(ISNUMBER(SEARCH([.B71];[.E71]));1;0)" table:style-name="ce1">
            <text:p>1</text:p>
          </table:table-cell>
          <table:table-cell table:number-columns-repeated="10" table:style-name="ce1"/>
          <table:table-cell office:value-type="float" office:value="-70" table:style-name="ce1">
            <text:p>-70</text:p>
          </table:table-cell>
          <table:table-cell office:value-type="string" table:style-name="ce1">
            <text:p>Rd2</text:p>
          </table:table-cell>
          <table:table-cell office:value-type="string" table:style-name="ce1">
            <text:p>Rd2 (100)</text:p>
          </table:table-cell>
          <table:table-cell office:value-type="string" table:style-name="ce1">
            <text:p>Rd2 (100)</text:p>
          </table:table-cell>
          <table:table-cell office:value-type="string" table:style-name="ce1">
            <text:p>Rd2 (100)</text:p>
          </table:table-cell>
          <table:table-cell table:number-columns-repeated="16363"/>
        </table:table-row>
        <table:table-row table:style-name="ro1">
          <table:table-cell office:value-type="float" office:value="-71" table:style-name="ce1">
            <text:p>-71</text:p>
          </table:table-cell>
          <table:table-cell office:value-type="string" table:style-name="ce1">
            <text:p>Kh2</text:p>
          </table:table-cell>
          <table:table-cell office:value-type="string" table:style-name="ce113">
            <text:p>Kh2 (100)</text:p>
          </table:table-cell>
          <table:table-cell office:value-type="float" office:value="1" table:formula="of:=IF(ISNUMBER(SEARCH([.B72];[.C72]));1;0)" table:style-name="ce1">
            <text:p>1</text:p>
          </table:table-cell>
          <table:table-cell office:value-type="string" table:style-name="ce114">
            <text:p>Kh2 (100)</text:p>
          </table:table-cell>
          <table:table-cell office:value-type="float" office:value="1" table:formula="of:=IF(ISNUMBER(SEARCH([.B72];[.E72]));1;0)" table:style-name="ce1">
            <text:p>1</text:p>
          </table:table-cell>
          <table:table-cell table:number-columns-repeated="10" table:style-name="ce1"/>
          <table:table-cell office:value-type="float" office:value="-71" table:style-name="ce1">
            <text:p>-71</text:p>
          </table:table-cell>
          <table:table-cell office:value-type="string" table:style-name="ce1">
            <text:p>Kh2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Kh2 (100)</text:p>
          </table:table-cell>
          <table:table-cell office:value-type="string" table:style-name="ce1">
            <text:p>Kh2 (100)</text:p>
          </table:table-cell>
          <table:table-cell table:number-columns-repeated="16363"/>
        </table:table-row>
        <table:table-row table:style-name="ro1">
          <table:table-cell office:value-type="float" office:value="-72" table:style-name="ce1">
            <text:p>-72</text:p>
          </table:table-cell>
          <table:table-cell office:value-type="string" table:style-name="ce1">
            <text:p>Qd4</text:p>
          </table:table-cell>
          <table:table-cell office:value-type="string" table:style-name="ce113">
            <text:p>Rd3 (0)</text:p>
          </table:table-cell>
          <table:table-cell office:value-type="float" office:value="0" table:formula="of:=IF(ISNUMBER(SEARCH([.B73];[.C73]));1;0)" table:style-name="ce1">
            <text:p>0</text:p>
          </table:table-cell>
          <table:table-cell office:value-type="string" table:style-name="ce114">
            <text:p>Qd3 (0)</text:p>
          </table:table-cell>
          <table:table-cell office:value-type="float" office:value="0" table:formula="of:=IF(ISNUMBER(SEARCH([.B73];[.E73]));1;0)" table:style-name="ce1">
            <text:p>0</text:p>
          </table:table-cell>
          <table:table-cell table:number-columns-repeated="10" table:style-name="ce1"/>
          <table:table-cell office:value-type="float" office:value="-72" table:style-name="ce1">
            <text:p>-72</text:p>
          </table:table-cell>
          <table:table-cell office:value-type="string" table:style-name="ce1">
            <text:p>Qd4</text:p>
          </table:table-cell>
          <table:table-cell office:value-type="string" table:style-name="ce1">
            <text:p>Rd3 (0)</text:p>
          </table:table-cell>
          <table:table-cell office:value-type="string" table:style-name="ce1">
            <text:p>Rd3 (0)</text:p>
          </table:table-cell>
          <table:table-cell office:value-type="string" table:style-name="ce1">
            <text:p>Qd3 (0)</text:p>
          </table:table-cell>
          <table:table-cell table:number-columns-repeated="16363"/>
        </table:table-row>
        <table:table-row table:style-name="ro1">
          <table:table-cell office:value-type="float" office:value="-73" table:style-name="ce1">
            <text:p>-73</text:p>
          </table:table-cell>
          <table:table-cell office:value-type="string" table:style-name="ce1">
            <text:p>Be4</text:p>
          </table:table-cell>
          <table:table-cell office:value-type="string" table:style-name="ce113">
            <text:p>Be4 (100)</text:p>
          </table:table-cell>
          <table:table-cell office:value-type="float" office:value="1" table:formula="of:=IF(ISNUMBER(SEARCH([.B74];[.C74]));1;0)" table:style-name="ce1">
            <text:p>1</text:p>
          </table:table-cell>
          <table:table-cell office:value-type="string" table:style-name="ce114">
            <text:p>Be4 (100)</text:p>
          </table:table-cell>
          <table:table-cell office:value-type="float" office:value="1" table:formula="of:=IF(ISNUMBER(SEARCH([.B74];[.E74]));1;0)" table:style-name="ce1">
            <text:p>1</text:p>
          </table:table-cell>
          <table:table-cell table:number-columns-repeated="10" table:style-name="ce1"/>
          <table:table-cell office:value-type="float" office:value="-73" table:style-name="ce1">
            <text:p>-73</text:p>
          </table:table-cell>
          <table:table-cell office:value-type="string" table:style-name="ce1">
            <text:p>Be4</text:p>
          </table:table-cell>
          <table:table-cell office:value-type="string" table:style-name="ce1">
            <text:p>Be4 (100)</text:p>
          </table:table-cell>
          <table:table-cell office:value-type="string" table:style-name="ce1">
            <text:p>Be4 (100)</text:p>
          </table:table-cell>
          <table:table-cell office:value-type="string" table:style-name="ce1">
            <text:p>Be4 (100)</text:p>
          </table:table-cell>
          <table:table-cell table:number-columns-repeated="16363"/>
        </table:table-row>
        <table:table-row table:style-name="ro1">
          <table:table-cell office:value-type="float" office:value="-74" table:style-name="ce1">
            <text:p>-74</text:p>
          </table:table-cell>
          <table:table-cell office:value-type="string" table:style-name="ce1">
            <text:p>Kd4</text:p>
          </table:table-cell>
          <table:table-cell office:value-type="string" table:style-name="ce113">
            <text:p>Kd4 (67)</text:p>
          </table:table-cell>
          <table:table-cell office:value-type="float" office:value="1" table:formula="of:=IF(ISNUMBER(SEARCH([.B75];[.C75]));1;0)" table:style-name="ce1">
            <text:p>1</text:p>
          </table:table-cell>
          <table:table-cell office:value-type="string" table:style-name="ce114">
            <text:p>Rc1 (0)</text:p>
          </table:table-cell>
          <table:table-cell office:value-type="float" office:value="0" table:formula="of:=IF(ISNUMBER(SEARCH([.B75];[.E75]));1;0)" table:style-name="ce1">
            <text:p>0</text:p>
          </table:table-cell>
          <table:table-cell table:number-columns-repeated="10" table:style-name="ce1"/>
          <table:table-cell office:value-type="float" office:value="-74" table:style-name="ce1">
            <text:p>-74</text:p>
          </table:table-cell>
          <table:table-cell office:value-type="string" table:style-name="ce1">
            <text:p>Kd4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Kd4 (67)</text:p>
          </table:table-cell>
          <table:table-cell office:value-type="string" table:style-name="ce1">
            <text:p>Rc1 (0)</text:p>
          </table:table-cell>
          <table:table-cell table:number-columns-repeated="16363"/>
        </table:table-row>
        <table:table-row table:style-name="ro1">
          <table:table-cell office:value-type="float" office:value="-75" table:style-name="ce1">
            <text:p>-75</text:p>
          </table:table-cell>
          <table:table-cell office:value-type="string" table:style-name="ce1">
            <text:p>Kf7</text:p>
          </table:table-cell>
          <table:table-cell office:value-type="string" table:style-name="ce113">
            <text:p>Kf7 (100)</text:p>
          </table:table-cell>
          <table:table-cell office:value-type="float" office:value="1" table:formula="of:=IF(ISNUMBER(SEARCH([.B76];[.C76]));1;0)" table:style-name="ce1">
            <text:p>1</text:p>
          </table:table-cell>
          <table:table-cell office:value-type="string" table:style-name="ce114">
            <text:p>Kf7 (100)</text:p>
          </table:table-cell>
          <table:table-cell office:value-type="float" office:value="1" table:formula="of:=IF(ISNUMBER(SEARCH([.B76];[.E76]));1;0)" table:style-name="ce1">
            <text:p>1</text:p>
          </table:table-cell>
          <table:table-cell table:number-columns-repeated="10" table:style-name="ce1"/>
          <table:table-cell office:value-type="float" office:value="-75" table:style-name="ce1">
            <text:p>-75</text:p>
          </table:table-cell>
          <table:table-cell office:value-type="string" table:style-name="ce1">
            <text:p>Kf7</text:p>
          </table:table-cell>
          <table:table-cell office:value-type="string" table:style-name="ce1">
            <text:p>Kf7 (100)</text:p>
          </table:table-cell>
          <table:table-cell office:value-type="string" table:style-name="ce1">
            <text:p>Kf7 (100)</text:p>
          </table:table-cell>
          <table:table-cell office:value-type="string" table:style-name="ce1">
            <text:p>Kf7 (100)</text:p>
          </table:table-cell>
          <table:table-cell table:number-columns-repeated="16363"/>
        </table:table-row>
        <table:table-row table:style-name="ro1">
          <table:table-cell office:value-type="float" office:value="-76" table:style-name="ce1">
            <text:p>-76</text:p>
          </table:table-cell>
          <table:table-cell office:value-type="string" table:style-name="ce1">
            <text:p>Ncd5</text:p>
          </table:table-cell>
          <table:table-cell office:value-type="string" table:style-name="ce113">
            <text:p>Ncd5 (100)</text:p>
          </table:table-cell>
          <table:table-cell office:value-type="float" office:value="1" table:formula="of:=IF(ISNUMBER(SEARCH([.B77];[.C77]));1;0)" table:style-name="ce1">
            <text:p>1</text:p>
          </table:table-cell>
          <table:table-cell office:value-type="string" table:style-name="ce114">
            <text:p>Ncd5 (100)</text:p>
          </table:table-cell>
          <table:table-cell office:value-type="float" office:value="1" table:formula="of:=IF(ISNUMBER(SEARCH([.B77];[.E77]));1;0)" table:style-name="ce1">
            <text:p>1</text:p>
          </table:table-cell>
          <table:table-cell table:number-columns-repeated="10" table:style-name="ce1"/>
          <table:table-cell office:value-type="float" office:value="-76" table:style-name="ce1">
            <text:p>-76</text:p>
          </table:table-cell>
          <table:table-cell office:value-type="string" table:style-name="ce1">
            <text:p>Ncd5</text:p>
          </table:table-cell>
          <table:table-cell office:value-type="string" table:style-name="ce1">
            <text:p>Ned5 (0)</text:p>
          </table:table-cell>
          <table:table-cell office:value-type="string" table:style-name="ce1">
            <text:p>Ncd5 (100)</text:p>
          </table:table-cell>
          <table:table-cell office:value-type="string" table:style-name="ce1">
            <text:p>Ncd5 (100)</text:p>
          </table:table-cell>
          <table:table-cell table:number-columns-repeated="16363"/>
        </table:table-row>
        <table:table-row table:style-name="ro1">
          <table:table-cell office:value-type="float" office:value="-77" table:style-name="ce1">
            <text:p>-77</text:p>
          </table:table-cell>
          <table:table-cell office:value-type="string" table:style-name="ce1">
            <text:p>Qg6+</text:p>
          </table:table-cell>
          <table:table-cell office:value-type="string" table:style-name="ce113">
            <text:p>Qg6+ (65)</text:p>
          </table:table-cell>
          <table:table-cell office:value-type="float" office:value="1" table:formula="of:=IF(ISNUMBER(SEARCH([.B78];[.C78]));1;0)" table:style-name="ce1">
            <text:p>1</text:p>
          </table:table-cell>
          <table:table-cell office:value-type="string" table:style-name="ce114">
            <text:p>h5 (0)</text:p>
          </table:table-cell>
          <table:table-cell office:value-type="float" office:value="0" table:formula="of:=IF(ISNUMBER(SEARCH([.B78];[.E78]));1;0)" table:style-name="ce1">
            <text:p>0</text:p>
          </table:table-cell>
          <table:table-cell table:number-columns-repeated="10" table:style-name="ce1"/>
          <table:table-cell office:value-type="float" office:value="-77" table:style-name="ce1">
            <text:p>-77</text:p>
          </table:table-cell>
          <table:table-cell office:value-type="string" table:style-name="ce1">
            <text:p>Qg6+</text:p>
          </table:table-cell>
          <table:table-cell office:value-type="string" table:style-name="ce1">
            <text:p>h5 (0)</text:p>
          </table:table-cell>
          <table:table-cell office:value-type="string" table:style-name="ce1">
            <text:p>Qg6+ (65)</text:p>
          </table:table-cell>
          <table:table-cell office:value-type="string" table:style-name="ce1">
            <text:p>h5 (0)</text:p>
          </table:table-cell>
          <table:table-cell table:number-columns-repeated="16363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string" table:style-name="ce1">
            <text:p>Rf8</text:p>
          </table:table-cell>
          <table:table-cell office:value-type="string" table:style-name="ce113">
            <text:p>Rf8 (100)</text:p>
          </table:table-cell>
          <table:table-cell office:value-type="float" office:value="1" table:formula="of:=IF(ISNUMBER(SEARCH([.B79];[.C79]));1;0)" table:style-name="ce1">
            <text:p>1</text:p>
          </table:table-cell>
          <table:table-cell office:value-type="string" table:style-name="ce114">
            <text:p>Rf8 (100)</text:p>
          </table:table-cell>
          <table:table-cell office:value-type="float" office:value="1" table:formula="of:=IF(ISNUMBER(SEARCH([.B79];[.E79]));1;0)" table:style-name="ce1">
            <text:p>1</text:p>
          </table:table-cell>
          <table:table-cell table:number-columns-repeated="10" table:style-name="ce1"/>
          <table:table-cell office:value-type="float" office:value="-78" table:style-name="ce1">
            <text:p>-78</text:p>
          </table:table-cell>
          <table:table-cell office:value-type="string" table:style-name="ce1">
            <text:p>Rf8</text:p>
          </table:table-cell>
          <table:table-cell office:value-type="string" table:style-name="ce1">
            <text:p>Rf8 (100)</text:p>
          </table:table-cell>
          <table:table-cell office:value-type="string" table:style-name="ce1">
            <text:p>Rf8 (100)</text:p>
          </table:table-cell>
          <table:table-cell office:value-type="string" table:style-name="ce1">
            <text:p>Rf8 (100)</text:p>
          </table:table-cell>
          <table:table-cell table:number-columns-repeated="16363"/>
        </table:table-row>
        <table:table-row table:style-name="ro1">
          <table:table-cell office:value-type="float" office:value="-79" table:style-name="ce1">
            <text:p>-79</text:p>
          </table:table-cell>
          <table:table-cell office:value-type="string" table:style-name="ce1">
            <text:p>Qg6</text:p>
          </table:table-cell>
          <table:table-cell office:value-type="string" table:style-name="ce113">
            <text:p>Qg6 (100)</text:p>
          </table:table-cell>
          <table:table-cell office:value-type="float" office:value="1" table:formula="of:=IF(ISNUMBER(SEARCH([.B80];[.C80]));1;0)" table:style-name="ce1">
            <text:p>1</text:p>
          </table:table-cell>
          <table:table-cell office:value-type="string" table:style-name="ce114">
            <text:p>Qg6 (100)</text:p>
          </table:table-cell>
          <table:table-cell office:value-type="float" office:value="1" table:formula="of:=IF(ISNUMBER(SEARCH([.B80];[.E80]));1;0)" table:style-name="ce1">
            <text:p>1</text:p>
          </table:table-cell>
          <table:table-cell table:number-columns-repeated="10" table:style-name="ce1"/>
          <table:table-cell office:value-type="float" office:value="-79" table:style-name="ce1">
            <text:p>-79</text:p>
          </table:table-cell>
          <table:table-cell office:value-type="string" table:style-name="ce1">
            <text:p>Qg6</text:p>
          </table:table-cell>
          <table:table-cell office:value-type="string" table:style-name="ce1">
            <text:p>Qg6 (100)</text:p>
          </table:table-cell>
          <table:table-cell office:value-type="string" table:style-name="ce1">
            <text:p>Qg6 (100)</text:p>
          </table:table-cell>
          <table:table-cell office:value-type="string" table:style-name="ce1">
            <text:p>Qg6 (100)</text:p>
          </table:table-cell>
          <table:table-cell table:number-columns-repeated="16363"/>
        </table:table-row>
        <table:table-row table:style-name="ro1">
          <table:table-cell office:value-type="float" office:value="-80" table:style-name="ce1">
            <text:p>-80</text:p>
          </table:table-cell>
          <table:table-cell office:value-type="string" table:style-name="ce1">
            <text:p>Rf3</text:p>
          </table:table-cell>
          <table:table-cell office:value-type="string" table:style-name="ce113">
            <text:p>Rf3 (65)</text:p>
          </table:table-cell>
          <table:table-cell office:value-type="float" office:value="1" table:formula="of:=IF(ISNUMBER(SEARCH([.B81];[.C81]));1;0)" table:style-name="ce1">
            <text:p>1</text:p>
          </table:table-cell>
          <table:table-cell office:value-type="string" table:style-name="ce114">
            <text:p>Rf3 (65)</text:p>
          </table:table-cell>
          <table:table-cell office:value-type="float" office:value="1" table:formula="of:=IF(ISNUMBER(SEARCH([.B81];[.E81]));1;0)" table:style-name="ce1">
            <text:p>1</text:p>
          </table:table-cell>
          <table:table-cell table:number-columns-repeated="10" table:style-name="ce1"/>
          <table:table-cell office:value-type="float" office:value="-80" table:style-name="ce1">
            <text:p>-80</text:p>
          </table:table-cell>
          <table:table-cell office:value-type="string" table:style-name="ce1">
            <text:p>Rf3</text:p>
          </table:table-cell>
          <table:table-cell office:value-type="string" table:style-name="ce1">
            <text:p>Qf5 (0)</text:p>
          </table:table-cell>
          <table:table-cell office:value-type="string" table:style-name="ce1">
            <text:p>Rf3 (65)</text:p>
          </table:table-cell>
          <table:table-cell office:value-type="string" table:style-name="ce1">
            <text:p>Rf3 (65)</text:p>
          </table:table-cell>
          <table:table-cell table:number-columns-repeated="16363"/>
        </table:table-row>
        <table:table-row table:style-name="ro1">
          <table:table-cell office:value-type="float" office:value="-81" table:style-name="ce1">
            <text:p>-81</text:p>
          </table:table-cell>
          <table:table-cell office:value-type="string" table:style-name="ce1">
            <text:p>Ke5</text:p>
          </table:table-cell>
          <table:table-cell office:value-type="string" table:style-name="ce113">
            <text:p>Rc8 (0)</text:p>
          </table:table-cell>
          <table:table-cell office:value-type="float" office:value="0" table:formula="of:=IF(ISNUMBER(SEARCH([.B82];[.C82]));1;0)" table:style-name="ce1">
            <text:p>0</text:p>
          </table:table-cell>
          <table:table-cell office:value-type="string" table:style-name="ce114">
            <text:p>Rb8 (0)</text:p>
          </table:table-cell>
          <table:table-cell office:value-type="float" office:value="0" table:formula="of:=IF(ISNUMBER(SEARCH([.B82];[.E82]));1;0)" table:style-name="ce1">
            <text:p>0</text:p>
          </table:table-cell>
          <table:table-cell table:number-columns-repeated="10" table:style-name="ce1"/>
          <table:table-cell office:value-type="float" office:value="-81" table:style-name="ce1">
            <text:p>-81</text:p>
          </table:table-cell>
          <table:table-cell office:value-type="string" table:style-name="ce1">
            <text:p>Ke5</text:p>
          </table:table-cell>
          <table:table-cell office:value-type="string" table:style-name="ce1">
            <text:p>Rc8 (0)</text:p>
          </table:table-cell>
          <table:table-cell office:value-type="string" table:style-name="ce1">
            <text:p>Rc8 (0)</text:p>
          </table:table-cell>
          <table:table-cell office:value-type="string" table:style-name="ce1">
            <text:p>Rb8 (0)</text:p>
          </table:table-cell>
          <table:table-cell table:number-columns-repeated="16363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string" table:style-name="ce1">
            <text:p>b5</text:p>
          </table:table-cell>
          <table:table-cell office:value-type="string" table:style-name="ce113">
            <text:p>Rc1 (0)</text:p>
          </table:table-cell>
          <table:table-cell office:value-type="float" office:value="0" table:formula="of:=IF(ISNUMBER(SEARCH([.B83];[.C83]));1;0)" table:style-name="ce1">
            <text:p>0</text:p>
          </table:table-cell>
          <table:table-cell office:value-type="string" table:style-name="ce114">
            <text:p>Rc1 (0)</text:p>
          </table:table-cell>
          <table:table-cell office:value-type="float" office:value="0" table:formula="of:=IF(ISNUMBER(SEARCH([.B83];[.E83]));1;0)" table:style-name="ce1">
            <text:p>0</text:p>
          </table:table-cell>
          <table:table-cell table:number-columns-repeated="10" table:style-name="ce1"/>
          <table:table-cell office:value-type="float" office:value="-82" table:style-name="ce1">
            <text:p>-82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b5 (79)</text:p>
          </table:table-cell>
          <table:table-cell office:value-type="string" table:style-name="ce1">
            <text:p>Rc1 (0)</text:p>
          </table:table-cell>
          <table:table-cell office:value-type="string" table:style-name="ce1">
            <text:p>Rc1 (0)</text:p>
          </table:table-cell>
          <table:table-cell table:number-columns-repeated="16363"/>
        </table:table-row>
        <table:table-row table:style-name="ro1">
          <table:table-cell office:value-type="float" office:value="-83" table:style-name="ce1">
            <text:p>-83</text:p>
          </table:table-cell>
          <table:table-cell office:value-type="string" table:style-name="ce1">
            <text:p>e8N</text:p>
          </table:table-cell>
          <table:table-cell office:value-type="string" table:style-name="ce113">
            <text:p>e8N (100)</text:p>
          </table:table-cell>
          <table:table-cell office:value-type="float" office:value="1" table:formula="of:=IF(ISNUMBER(SEARCH([.B84];[.C84]));1;0)" table:style-name="ce1">
            <text:p>1</text:p>
          </table:table-cell>
          <table:table-cell office:value-type="string" table:style-name="ce114">
            <text:p>e8N (69)</text:p>
          </table:table-cell>
          <table:table-cell office:value-type="float" office:value="1" table:formula="of:=IF(ISNUMBER(SEARCH([.B84];[.E84]));1;0)" table:style-name="ce1">
            <text:p>1</text:p>
          </table:table-cell>
          <table:table-cell table:number-columns-repeated="10" table:style-name="ce1"/>
          <table:table-cell office:value-type="float" office:value="-83" table:style-name="ce1">
            <text:p>-83</text:p>
          </table:table-cell>
          <table:table-cell office:value-type="string" table:style-name="ce1">
            <text:p>e8N</text:p>
          </table:table-cell>
          <table:table-cell office:value-type="string" table:style-name="ce1">
            <text:p>e8N (100)</text:p>
          </table:table-cell>
          <table:table-cell office:value-type="string" table:style-name="ce1">
            <text:p>e8N (100)</text:p>
          </table:table-cell>
          <table:table-cell office:value-type="string" table:style-name="ce1">
            <text:p>e8N (69)</text:p>
          </table:table-cell>
          <table:table-cell table:number-columns-repeated="16363"/>
        </table:table-row>
        <table:table-row table:style-name="ro1">
          <table:table-cell office:value-type="float" office:value="-84" table:style-name="ce1">
            <text:p>-84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g4 (100)</text:p>
          </table:table-cell>
          <table:table-cell office:value-type="float" office:value="1" table:formula="of:=IF(ISNUMBER(SEARCH([.B85];[.C85]));1;0)" table:style-name="ce1">
            <text:p>1</text:p>
          </table:table-cell>
          <table:table-cell office:value-type="string" table:style-name="ce114">
            <text:p>g4 (100)</text:p>
          </table:table-cell>
          <table:table-cell office:value-type="float" office:value="1" table:formula="of:=IF(ISNUMBER(SEARCH([.B85];[.E85]));1;0)" table:style-name="ce1">
            <text:p>1</text:p>
          </table:table-cell>
          <table:table-cell table:number-columns-repeated="10" table:style-name="ce1"/>
          <table:table-cell office:value-type="float" office:value="-84" table:style-name="ce1">
            <text:p>-84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63"/>
        </table:table-row>
        <table:table-row table:style-name="ro1">
          <table:table-cell office:value-type="float" office:value="-85" table:style-name="ce1">
            <text:p>-85</text:p>
          </table:table-cell>
          <table:table-cell office:value-type="string" table:style-name="ce1">
            <text:p>Qh4+</text:p>
          </table:table-cell>
          <table:table-cell office:value-type="string" table:style-name="ce113">
            <text:p>Qh4+ (100)</text:p>
          </table:table-cell>
          <table:table-cell office:value-type="float" office:value="1" table:formula="of:=IF(ISNUMBER(SEARCH([.B86];[.C86]));1;0)" table:style-name="ce1">
            <text:p>1</text:p>
          </table:table-cell>
          <table:table-cell office:value-type="string" table:style-name="ce114">
            <text:p>Qh4+ (100)</text:p>
          </table:table-cell>
          <table:table-cell office:value-type="float" office:value="1" table:formula="of:=IF(ISNUMBER(SEARCH([.B86];[.E86]));1;0)" table:style-name="ce1">
            <text:p>1</text:p>
          </table:table-cell>
          <table:table-cell table:number-columns-repeated="10" table:style-name="ce1"/>
          <table:table-cell office:value-type="float" office:value="-85" table:style-name="ce1">
            <text:p>-85</text:p>
          </table:table-cell>
          <table:table-cell office:value-type="string" table:style-name="ce1">
            <text:p>Qh4+</text:p>
          </table:table-cell>
          <table:table-cell office:value-type="string" table:style-name="ce1">
            <text:p>Qh4+ (100)</text:p>
          </table:table-cell>
          <table:table-cell office:value-type="string" table:style-name="ce1">
            <text:p>Qh4+ (100)</text:p>
          </table:table-cell>
          <table:table-cell office:value-type="string" table:style-name="ce1">
            <text:p>Qh4+ (100)</text:p>
          </table:table-cell>
          <table:table-cell table:number-columns-repeated="16363"/>
        </table:table-row>
        <table:table-row table:style-name="ro1">
          <table:table-cell office:value-type="float" office:value="-86" table:style-name="ce1">
            <text:p>-86</text:p>
          </table:table-cell>
          <table:table-cell office:value-type="string" table:style-name="ce1">
            <text:p>g5</text:p>
          </table:table-cell>
          <table:table-cell office:value-type="string" table:style-name="ce113">
            <text:p>g5 (100)</text:p>
          </table:table-cell>
          <table:table-cell office:value-type="float" office:value="1" table:formula="of:=IF(ISNUMBER(SEARCH([.B87];[.C87]));1;0)" table:style-name="ce1">
            <text:p>1</text:p>
          </table:table-cell>
          <table:table-cell office:value-type="string" table:style-name="ce114">
            <text:p>g5 (100)</text:p>
          </table:table-cell>
          <table:table-cell office:value-type="float" office:value="1" table:formula="of:=IF(ISNUMBER(SEARCH([.B87];[.E87]));1;0)" table:style-name="ce1">
            <text:p>1</text:p>
          </table:table-cell>
          <table:table-cell table:number-columns-repeated="10" table:style-name="ce1"/>
          <table:table-cell office:value-type="float" office:value="-86" table:style-name="ce1">
            <text:p>-86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5 (93)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100)</text:p>
          </table:table-cell>
          <table:table-cell table:number-columns-repeated="16363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string" table:style-name="ce1">
            <text:p>Bh3</text:p>
          </table:table-cell>
          <table:table-cell office:value-type="string" table:style-name="ce113">
            <text:p>Bh3 (93)</text:p>
          </table:table-cell>
          <table:table-cell office:value-type="float" office:value="1" table:formula="of:=IF(ISNUMBER(SEARCH([.B88];[.C88]));1;0)" table:style-name="ce1">
            <text:p>1</text:p>
          </table:table-cell>
          <table:table-cell office:value-type="string" table:style-name="ce114">
            <text:p>Bh3 (93)</text:p>
          </table:table-cell>
          <table:table-cell office:value-type="float" office:value="1" table:formula="of:=IF(ISNUMBER(SEARCH([.B88];[.E88]));1;0)" table:style-name="ce1">
            <text:p>1</text:p>
          </table:table-cell>
          <table:table-cell table:number-columns-repeated="10" table:style-name="ce1"/>
          <table:table-cell office:value-type="float" office:value="-87" table:style-name="ce1">
            <text:p>-87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h3 (74)</text:p>
          </table:table-cell>
          <table:table-cell office:value-type="string" table:style-name="ce1">
            <text:p>Bh3 (93)</text:p>
          </table:table-cell>
          <table:table-cell office:value-type="string" table:style-name="ce1">
            <text:p>Bh3 (93)</text:p>
          </table:table-cell>
          <table:table-cell table:number-columns-repeated="16363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string" table:style-name="ce1">
            <text:p>h4</text:p>
          </table:table-cell>
          <table:table-cell office:value-type="string" table:style-name="ce113">
            <text:p>Bb5 (0)</text:p>
          </table:table-cell>
          <table:table-cell office:value-type="float" office:value="0" table:formula="of:=IF(ISNUMBER(SEARCH([.B89];[.C89]));1;0)" table:style-name="ce1">
            <text:p>0</text:p>
          </table:table-cell>
          <table:table-cell office:value-type="string" table:style-name="ce114">
            <text:p>Bb5 (0)</text:p>
          </table:table-cell>
          <table:table-cell office:value-type="float" office:value="0" table:formula="of:=IF(ISNUMBER(SEARCH([.B89];[.E89]));1;0)" table:style-name="ce1">
            <text:p>0</text:p>
          </table:table-cell>
          <table:table-cell table:number-columns-repeated="10" table:style-name="ce1"/>
          <table:table-cell office:value-type="float" office:value="-88" table:style-name="ce1">
            <text:p>-88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Bb5 (0)</text:p>
          </table:table-cell>
          <table:table-cell office:value-type="string" table:style-name="ce1">
            <text:p>Bb5 (0)</text:p>
          </table:table-cell>
          <table:table-cell office:value-type="string" table:style-name="ce1">
            <text:p>Bb5 (0)</text:p>
          </table:table-cell>
          <table:table-cell table:number-columns-repeated="16363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string" table:style-name="ce1">
            <text:p>Qd3+</text:p>
          </table:table-cell>
          <table:table-cell office:value-type="string" table:style-name="ce113">
            <text:p>Qf1+ (0)</text:p>
          </table:table-cell>
          <table:table-cell office:value-type="float" office:value="0" table:formula="of:=IF(ISNUMBER(SEARCH([.B90];[.C90]));1;0)" table:style-name="ce1">
            <text:p>0</text:p>
          </table:table-cell>
          <table:table-cell office:value-type="string" table:style-name="ce114">
            <text:p>Qf1+ (0)</text:p>
          </table:table-cell>
          <table:table-cell office:value-type="float" office:value="0" table:formula="of:=IF(ISNUMBER(SEARCH([.B90];[.E90]));1;0)" table:style-name="ce1">
            <text:p>0</text:p>
          </table:table-cell>
          <table:table-cell table:number-columns-repeated="10" table:style-name="ce1"/>
          <table:table-cell office:value-type="float" office:value="-89" table:style-name="ce1">
            <text:p>-89</text:p>
          </table:table-cell>
          <table:table-cell office:value-type="string" table:style-name="ce1">
            <text:p>Qd3+</text:p>
          </table:table-cell>
          <table:table-cell office:value-type="string" table:style-name="ce1">
            <text:p>Qf1+ (0)</text:p>
          </table:table-cell>
          <table:table-cell office:value-type="string" table:style-name="ce1">
            <text:p>Qf1+ (0)</text:p>
          </table:table-cell>
          <table:table-cell office:value-type="string" table:style-name="ce1">
            <text:p>Qf1+ (0)</text:p>
          </table:table-cell>
          <table:table-cell table:number-columns-repeated="16363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string" table:style-name="ce1">
            <text:p>Ra3</text:p>
          </table:table-cell>
          <table:table-cell office:value-type="string" table:style-name="ce113">
            <text:p>Ra3 (100)</text:p>
          </table:table-cell>
          <table:table-cell office:value-type="float" office:value="1" table:formula="of:=IF(ISNUMBER(SEARCH([.B91];[.C91]));1;0)" table:style-name="ce1">
            <text:p>1</text:p>
          </table:table-cell>
          <table:table-cell office:value-type="string" table:style-name="ce114">
            <text:p>Ra3 (100)</text:p>
          </table:table-cell>
          <table:table-cell office:value-type="float" office:value="1" table:formula="of:=IF(ISNUMBER(SEARCH([.B91];[.E91]));1;0)" table:style-name="ce1">
            <text:p>1</text:p>
          </table:table-cell>
          <table:table-cell table:number-columns-repeated="10" table:style-name="ce1"/>
          <table:table-cell office:value-type="float" office:value="-90" table:style-name="ce1">
            <text:p>-90</text:p>
          </table:table-cell>
          <table:table-cell office:value-type="string" table:style-name="ce1">
            <text:p>Ra3</text:p>
          </table:table-cell>
          <table:table-cell office:value-type="string" table:style-name="ce1">
            <text:p>Ra3 (100)</text:p>
          </table:table-cell>
          <table:table-cell office:value-type="string" table:style-name="ce1">
            <text:p>Ra3 (100)</text:p>
          </table:table-cell>
          <table:table-cell office:value-type="string" table:style-name="ce1">
            <text:p>Ra3 (100)</text:p>
          </table:table-cell>
          <table:table-cell table:number-columns-repeated="16363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string" table:style-name="ce1">
            <text:p>Bf7+</text:p>
          </table:table-cell>
          <table:table-cell office:value-type="string" table:style-name="ce113">
            <text:p>Bf7+ (100)</text:p>
          </table:table-cell>
          <table:table-cell office:value-type="float" office:value="1" table:formula="of:=IF(ISNUMBER(SEARCH([.B92];[.C92]));1;0)" table:style-name="ce1">
            <text:p>1</text:p>
          </table:table-cell>
          <table:table-cell office:value-type="string" table:style-name="ce114">
            <text:p>Bf7+ (88)</text:p>
          </table:table-cell>
          <table:table-cell office:value-type="float" office:value="1" table:formula="of:=IF(ISNUMBER(SEARCH([.B92];[.E92]));1;0)" table:style-name="ce1">
            <text:p>1</text:p>
          </table:table-cell>
          <table:table-cell table:number-columns-repeated="10" table:style-name="ce1"/>
          <table:table-cell office:value-type="float" office:value="-91" table:style-name="ce1">
            <text:p>-91</text:p>
          </table:table-cell>
          <table:table-cell office:value-type="string" table:style-name="ce1">
            <text:p>Bf7+</text:p>
          </table:table-cell>
          <table:table-cell office:value-type="string" table:style-name="ce1">
            <text:p>Bf7+ (93)</text:p>
          </table:table-cell>
          <table:table-cell office:value-type="string" table:style-name="ce1">
            <text:p>Bf7+ (100)</text:p>
          </table:table-cell>
          <table:table-cell office:value-type="string" table:style-name="ce1">
            <text:p>Bf7+ (88)</text:p>
          </table:table-cell>
          <table:table-cell table:number-columns-repeated="16363"/>
        </table:table-row>
        <table:table-row table:style-name="ro1">
          <table:table-cell office:value-type="float" office:value="-92" table:style-name="ce1">
            <text:p>-92</text:p>
          </table:table-cell>
          <table:table-cell office:value-type="string" table:style-name="ce1">
            <text:p>f4</text:p>
          </table:table-cell>
          <table:table-cell office:value-type="string" table:style-name="ce113">
            <text:p>Nc3 (0)</text:p>
          </table:table-cell>
          <table:table-cell office:value-type="float" office:value="0" table:formula="of:=IF(ISNUMBER(SEARCH([.B93];[.C93]));1;0)" table:style-name="ce1">
            <text:p>0</text:p>
          </table:table-cell>
          <table:table-cell office:value-type="string" table:style-name="ce114">
            <text:p>Nc3 (0)</text:p>
          </table:table-cell>
          <table:table-cell office:value-type="float" office:value="0" table:formula="of:=IF(ISNUMBER(SEARCH([.B93];[.E93]));1;0)" table:style-name="ce1">
            <text:p>0</text:p>
          </table:table-cell>
          <table:table-cell table:number-columns-repeated="10" table:style-name="ce1"/>
          <table:table-cell office:value-type="float" office:value="-92" table:style-name="ce1">
            <text:p>-92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4 (100)</text:p>
          </table:table-cell>
          <table:table-cell office:value-type="string" table:style-name="ce1">
            <text:p>Nc3 (0)</text:p>
          </table:table-cell>
          <table:table-cell office:value-type="string" table:style-name="ce1">
            <text:p>Nc3 (0)</text:p>
          </table:table-cell>
          <table:table-cell table:number-columns-repeated="16363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string" table:style-name="ce1">
            <text:p>Bg6</text:p>
          </table:table-cell>
          <table:table-cell office:value-type="string" table:style-name="ce113">
            <text:p>Bg6 (93)</text:p>
          </table:table-cell>
          <table:table-cell office:value-type="float" office:value="1" table:formula="of:=IF(ISNUMBER(SEARCH([.B94];[.C94]));1;0)" table:style-name="ce1">
            <text:p>1</text:p>
          </table:table-cell>
          <table:table-cell office:value-type="string" table:style-name="ce114">
            <text:p>Bg6 (100)</text:p>
          </table:table-cell>
          <table:table-cell office:value-type="float" office:value="1" table:formula="of:=IF(ISNUMBER(SEARCH([.B94];[.E94]));1;0)" table:style-name="ce1">
            <text:p>1</text:p>
          </table:table-cell>
          <table:table-cell table:number-columns-repeated="10" table:style-name="ce1"/>
          <table:table-cell office:value-type="float" office:value="-93" table:style-name="ce1">
            <text:p>-93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72)</text:p>
          </table:table-cell>
          <table:table-cell office:value-type="string" table:style-name="ce1">
            <text:p>Bg6 (93)</text:p>
          </table:table-cell>
          <table:table-cell office:value-type="string" table:style-name="ce1">
            <text:p>Bg6 (100)</text:p>
          </table:table-cell>
          <table:table-cell table:number-columns-repeated="16363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string" table:style-name="ce1">
            <text:p>Qf4+</text:p>
          </table:table-cell>
          <table:table-cell office:value-type="string" table:style-name="ce113">
            <text:p>Qf4+ (64)</text:p>
          </table:table-cell>
          <table:table-cell office:value-type="float" office:value="1" table:formula="of:=IF(ISNUMBER(SEARCH([.B95];[.C95]));1;0)" table:style-name="ce1">
            <text:p>1</text:p>
          </table:table-cell>
          <table:table-cell office:value-type="string" table:style-name="ce114">
            <text:p>Qf4+ (83)</text:p>
          </table:table-cell>
          <table:table-cell office:value-type="float" office:value="1" table:formula="of:=IF(ISNUMBER(SEARCH([.B95];[.E95]));1;0)" table:style-name="ce1">
            <text:p>1</text:p>
          </table:table-cell>
          <table:table-cell table:number-columns-repeated="10" table:style-name="ce1"/>
          <table:table-cell office:value-type="float" office:value="-94" table:style-name="ce1">
            <text:p>-94</text:p>
          </table:table-cell>
          <table:table-cell office:value-type="string" table:style-name="ce1">
            <text:p>Qf4+</text:p>
          </table:table-cell>
          <table:table-cell office:value-type="string" table:style-name="ce1">
            <text:p>Qh3 (0)</text:p>
          </table:table-cell>
          <table:table-cell office:value-type="string" table:style-name="ce1">
            <text:p>Qf4+ (64)</text:p>
          </table:table-cell>
          <table:table-cell office:value-type="string" table:style-name="ce1">
            <text:p>Qf4+ (83)</text:p>
          </table:table-cell>
          <table:table-cell table:number-columns-repeated="16363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string" table:style-name="ce1">
            <text:p>Qh4</text:p>
          </table:table-cell>
          <table:table-cell office:value-type="string" table:style-name="ce113">
            <text:p>Qc2 (0)</text:p>
          </table:table-cell>
          <table:table-cell office:value-type="float" office:value="0" table:formula="of:=IF(ISNUMBER(SEARCH([.B96];[.C96]));1;0)" table:style-name="ce1">
            <text:p>0</text:p>
          </table:table-cell>
          <table:table-cell office:value-type="string" table:style-name="ce114">
            <text:p>Qc2 (0)</text:p>
          </table:table-cell>
          <table:table-cell office:value-type="float" office:value="0" table:formula="of:=IF(ISNUMBER(SEARCH([.B96];[.E96]));1;0)" table:style-name="ce1">
            <text:p>0</text:p>
          </table:table-cell>
          <table:table-cell table:number-columns-repeated="10" table:style-name="ce1"/>
          <table:table-cell office:value-type="float" office:value="-95" table:style-name="ce1">
            <text:p>-95</text:p>
          </table:table-cell>
          <table:table-cell office:value-type="string" table:style-name="ce1">
            <text:p>Qh4</text:p>
          </table:table-cell>
          <table:table-cell office:value-type="string" table:style-name="ce1">
            <text:p>Qc2 (0)</text:p>
          </table:table-cell>
          <table:table-cell office:value-type="string" table:style-name="ce1">
            <text:p>Qc2 (0)</text:p>
          </table:table-cell>
          <table:table-cell office:value-type="string" table:style-name="ce1">
            <text:p>Qc2 (0)</text:p>
          </table:table-cell>
          <table:table-cell table:number-columns-repeated="16363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string" table:style-name="ce1">
            <text:p>Bf6</text:p>
          </table:table-cell>
          <table:table-cell office:value-type="string" table:style-name="ce113">
            <text:p>Qh6 (0)</text:p>
          </table:table-cell>
          <table:table-cell office:value-type="float" office:value="0" table:formula="of:=IF(ISNUMBER(SEARCH([.B97];[.C97]));1;0)" table:style-name="ce1">
            <text:p>0</text:p>
          </table:table-cell>
          <table:table-cell office:value-type="string" table:style-name="ce114">
            <text:p>Bf6 (63)</text:p>
          </table:table-cell>
          <table:table-cell office:value-type="float" office:value="1" table:formula="of:=IF(ISNUMBER(SEARCH([.B97];[.E97]));1;0)" table:style-name="ce1">
            <text:p>1</text:p>
          </table:table-cell>
          <table:table-cell table:number-columns-repeated="10" table:style-name="ce1"/>
          <table:table-cell office:value-type="float" office:value="-96" table:style-name="ce1">
            <text:p>-96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Qh6 (0)</text:p>
          </table:table-cell>
          <table:table-cell office:value-type="string" table:style-name="ce1">
            <text:p>Bf6 (63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Rh2</text:p>
          </table:table-cell>
          <table:table-cell office:value-type="string" table:style-name="ce113">
            <text:p>Qf5 (0)</text:p>
          </table:table-cell>
          <table:table-cell office:value-type="float" office:value="0" table:formula="of:=IF(ISNUMBER(SEARCH([.B98];[.C98]));1;0)" table:style-name="ce1">
            <text:p>0</text:p>
          </table:table-cell>
          <table:table-cell office:value-type="string" table:style-name="ce114">
            <text:p>Qf7 (0)</text:p>
          </table:table-cell>
          <table:table-cell office:value-type="float" office:value="0" table:formula="of:=IF(ISNUMBER(SEARCH([.B98];[.E98]));1;0)" table:style-name="ce1">
            <text:p>0</text:p>
          </table:table-cell>
          <table:table-cell table:number-columns-repeated="10" table:style-name="ce1"/>
          <table:table-cell office:value-type="float" office:value="-97" table:style-name="ce1">
            <text:p>-97</text:p>
          </table:table-cell>
          <table:table-cell office:value-type="string" table:style-name="ce1">
            <text:p>Rh2</text:p>
          </table:table-cell>
          <table:table-cell office:value-type="string" table:style-name="ce1">
            <text:p>Qf7 (0)</text:p>
          </table:table-cell>
          <table:table-cell office:value-type="string" table:style-name="ce1">
            <text:p>Qf5 (0)</text:p>
          </table:table-cell>
          <table:table-cell office:value-type="string" table:style-name="ce1">
            <text:p>Qf7 (0)</text:p>
          </table:table-cell>
          <table:table-cell table:number-columns-repeated="16363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string" table:style-name="ce1">
            <text:p>Re5</text:p>
          </table:table-cell>
          <table:table-cell office:value-type="string" table:style-name="ce113">
            <text:p>Re5 (72)</text:p>
          </table:table-cell>
          <table:table-cell office:value-type="float" office:value="1" table:formula="of:=IF(ISNUMBER(SEARCH([.B99];[.C99]));1;0)" table:style-name="ce1">
            <text:p>1</text:p>
          </table:table-cell>
          <table:table-cell office:value-type="string" table:style-name="ce114">
            <text:p>Bh6 (0)</text:p>
          </table:table-cell>
          <table:table-cell office:value-type="float" office:value="0" table:formula="of:=IF(ISNUMBER(SEARCH([.B99];[.E99]));1;0)" table:style-name="ce1">
            <text:p>0</text:p>
          </table:table-cell>
          <table:table-cell table:number-columns-repeated="10" table:style-name="ce1"/>
          <table:table-cell office:value-type="float" office:value="-98" table:style-name="ce1">
            <text:p>-98</text:p>
          </table:table-cell>
          <table:table-cell office:value-type="string" table:style-name="ce1">
            <text:p>Re5</text:p>
          </table:table-cell>
          <table:table-cell office:value-type="string" table:style-name="ce1">
            <text:p>c4 (0)</text:p>
          </table:table-cell>
          <table:table-cell office:value-type="string" table:style-name="ce1">
            <text:p>Re5 (72)</text:p>
          </table:table-cell>
          <table:table-cell office:value-type="string" table:style-name="ce1">
            <text:p>Bh6 (0)</text:p>
          </table:table-cell>
          <table:table-cell table:number-columns-repeated="16363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string" table:style-name="ce1">
            <text:p>Nc4</text:p>
          </table:table-cell>
          <table:table-cell office:value-type="string" table:style-name="ce113">
            <text:p>a5 (0)</text:p>
          </table:table-cell>
          <table:table-cell office:value-type="float" office:value="0" table:formula="of:=IF(ISNUMBER(SEARCH([.B100];[.C100]));1;0)" table:style-name="ce1">
            <text:p>0</text:p>
          </table:table-cell>
          <table:table-cell office:value-type="string" table:style-name="ce114">
            <text:p>a5 (0)</text:p>
          </table:table-cell>
          <table:table-cell office:value-type="float" office:value="0" table:formula="of:=IF(ISNUMBER(SEARCH([.B100];[.E100]));1;0)" table:style-name="ce1">
            <text:p>0</text:p>
          </table:table-cell>
          <table:table-cell table:number-columns-repeated="10" table:style-name="ce1"/>
          <table:table-cell office:value-type="float" office:value="-99" table:style-name="ce1">
            <text:p>-99</text:p>
          </table:table-cell>
          <table:table-cell office:value-type="string" table:style-name="ce1">
            <text:p>Nc4</text:p>
          </table:table-cell>
          <table:table-cell office:value-type="string" table:style-name="ce1">
            <text:p>a5 (0)</text:p>
          </table:table-cell>
          <table:table-cell office:value-type="string" table:style-name="ce1">
            <text:p>a5 (0)</text:p>
          </table:table-cell>
          <table:table-cell office:value-type="string" table:style-name="ce1">
            <text:p>a5 (0)</text:p>
          </table:table-cell>
          <table:table-cell table:number-columns-repeated="16363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string" table:style-name="ce1">
            <text:p>Qh4</text:p>
          </table:table-cell>
          <table:table-cell office:value-type="string" table:style-name="ce113">
            <text:p>Qh4 (93)</text:p>
          </table:table-cell>
          <table:table-cell office:value-type="float" office:value="1" table:formula="of:=IF(ISNUMBER(SEARCH([.B101];[.C101]));1;0)" table:style-name="ce1">
            <text:p>1</text:p>
          </table:table-cell>
          <table:table-cell office:value-type="string" table:style-name="ce114">
            <text:p>Qh4 (93)</text:p>
          </table:table-cell>
          <table:table-cell office:value-type="float" office:value="1" table:formula="of:=IF(ISNUMBER(SEARCH([.B101];[.E101]));1;0)" table:style-name="ce1">
            <text:p>1</text:p>
          </table:table-cell>
          <table:table-cell table:number-columns-repeated="10" table:style-name="ce1"/>
          <table:table-cell office:value-type="float" office:value="-100" table:style-name="ce1">
            <text:p>-100</text:p>
          </table:table-cell>
          <table:table-cell office:value-type="string" table:style-name="ce1">
            <text:p>Qh4</text:p>
          </table:table-cell>
          <table:table-cell office:value-type="string" table:style-name="ce1">
            <text:p>Qh4 (100)</text:p>
          </table:table-cell>
          <table:table-cell office:value-type="string" table:style-name="ce1">
            <text:p>Qh4 (93)</text:p>
          </table:table-cell>
          <table:table-cell office:value-type="string" table:style-name="ce1">
            <text:p>Qh4 (93)</text:p>
          </table:table-cell>
          <table:table-cell table:number-columns-repeated="16363"/>
        </table:table-row>
        <table:table-row table:style-name="ro1">
          <table:table-cell office:value-type="float" office:value="-101" table:style-name="ce1">
            <text:p>-101</text:p>
          </table:table-cell>
          <table:table-cell office:value-type="string" table:style-name="ce1">
            <text:p>Neg5</text:p>
          </table:table-cell>
          <table:table-cell office:value-type="string" table:style-name="ce113">
            <text:p>Neg5 (100)</text:p>
          </table:table-cell>
          <table:table-cell office:value-type="float" office:value="1" table:formula="of:=IF(ISNUMBER(SEARCH([.B102];[.C102]));1;0)" table:style-name="ce1">
            <text:p>1</text:p>
          </table:table-cell>
          <table:table-cell office:value-type="string" table:style-name="ce114">
            <text:p>Neg5 (100)</text:p>
          </table:table-cell>
          <table:table-cell office:value-type="float" office:value="1" table:formula="of:=IF(ISNUMBER(SEARCH([.B102];[.E102]));1;0)" table:style-name="ce1">
            <text:p>1</text:p>
          </table:table-cell>
          <table:table-cell table:number-columns-repeated="10" table:style-name="ce1"/>
          <table:table-cell office:value-type="float" office:value="-101" table:style-name="ce1">
            <text:p>-101</text:p>
          </table:table-cell>
          <table:table-cell office:value-type="string" table:style-name="ce1">
            <text:p>Neg5</text:p>
          </table:table-cell>
          <table:table-cell office:value-type="string" table:style-name="ce1">
            <text:p>Neg5 (67)</text:p>
          </table:table-cell>
          <table:table-cell office:value-type="string" table:style-name="ce1">
            <text:p>Neg5 (100)</text:p>
          </table:table-cell>
          <table:table-cell office:value-type="string" table:style-name="ce1">
            <text:p>Neg5 (100)</text:p>
          </table:table-cell>
          <table:table-cell table:number-columns-repeated="16363"/>
        </table:table-row>
        <table:table-row table:style-name="ro1">
          <table:table-cell office:value-type="float" office:value="-102" table:style-name="ce1">
            <text:p>-102</text:p>
          </table:table-cell>
          <table:table-cell office:value-type="string" table:style-name="ce1">
            <text:p>Bh6</text:p>
          </table:table-cell>
          <table:table-cell office:value-type="string" table:style-name="ce113">
            <text:p>Bh6 (74)</text:p>
          </table:table-cell>
          <table:table-cell office:value-type="float" office:value="1" table:formula="of:=IF(ISNUMBER(SEARCH([.B103];[.C103]));1;0)" table:style-name="ce1">
            <text:p>1</text:p>
          </table:table-cell>
          <table:table-cell office:value-type="string" table:style-name="ce114">
            <text:p>Qe8 (0)</text:p>
          </table:table-cell>
          <table:table-cell office:value-type="float" office:value="0" table:formula="of:=IF(ISNUMBER(SEARCH([.B103];[.E103]));1;0)" table:style-name="ce1">
            <text:p>0</text:p>
          </table:table-cell>
          <table:table-cell table:number-columns-repeated="10" table:style-name="ce1"/>
          <table:table-cell office:value-type="float" office:value="-102" table:style-name="ce1">
            <text:p>-102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Qe8 (0)</text:p>
          </table:table-cell>
          <table:table-cell office:value-type="string" table:style-name="ce1">
            <text:p>Bh6 (74)</text:p>
          </table:table-cell>
          <table:table-cell office:value-type="string" table:style-name="ce1">
            <text:p>Qe8 (0)</text:p>
          </table:table-cell>
          <table:table-cell table:number-columns-repeated="16363"/>
        </table:table-row>
        <table:table-row table:style-name="ro1">
          <table:table-cell office:value-type="float" office:value="-103" table:style-name="ce1">
            <text:p>-103</text:p>
          </table:table-cell>
          <table:table-cell office:value-type="string" table:style-name="ce1">
            <text:p>Qe8+</text:p>
          </table:table-cell>
          <table:table-cell office:value-type="string" table:style-name="ce113">
            <text:p>Qe8+ (80)</text:p>
          </table:table-cell>
          <table:table-cell office:value-type="float" office:value="1" table:formula="of:=IF(ISNUMBER(SEARCH([.B104];[.C104]));1;0)" table:style-name="ce1">
            <text:p>1</text:p>
          </table:table-cell>
          <table:table-cell office:value-type="string" table:style-name="ce114">
            <text:p>Qe8+ (93)</text:p>
          </table:table-cell>
          <table:table-cell office:value-type="float" office:value="1" table:formula="of:=IF(ISNUMBER(SEARCH([.B104];[.E104]));1;0)" table:style-name="ce1">
            <text:p>1</text:p>
          </table:table-cell>
          <table:table-cell table:number-columns-repeated="10" table:style-name="ce1"/>
          <table:table-cell office:value-type="float" office:value="-103" table:style-name="ce1">
            <text:p>-103</text:p>
          </table:table-cell>
          <table:table-cell office:value-type="string" table:style-name="ce1">
            <text:p>Qe8+</text:p>
          </table:table-cell>
          <table:table-cell office:value-type="string" table:style-name="ce1">
            <text:p>Qe8+ (100)</text:p>
          </table:table-cell>
          <table:table-cell office:value-type="string" table:style-name="ce1">
            <text:p>Qe8+ (80)</text:p>
          </table:table-cell>
          <table:table-cell office:value-type="string" table:style-name="ce1">
            <text:p>Qe8+ (93)</text:p>
          </table:table-cell>
          <table:table-cell table:number-columns-repeated="16363"/>
        </table:table-row>
        <table:table-row table:style-name="ro1">
          <table:table-cell office:value-type="float" office:value="-104" table:style-name="ce1">
            <text:p>-104</text:p>
          </table:table-cell>
          <table:table-cell office:value-type="string" table:style-name="ce1">
            <text:p>h4</text:p>
          </table:table-cell>
          <table:table-cell office:value-type="string" table:style-name="ce113">
            <text:p>g5 (0)</text:p>
          </table:table-cell>
          <table:table-cell office:value-type="float" office:value="0" table:formula="of:=IF(ISNUMBER(SEARCH([.B105];[.C105]));1;0)" table:style-name="ce1">
            <text:p>0</text:p>
          </table:table-cell>
          <table:table-cell office:value-type="string" table:style-name="ce114">
            <text:p>g5 (0)</text:p>
          </table:table-cell>
          <table:table-cell office:value-type="float" office:value="0" table:formula="of:=IF(ISNUMBER(SEARCH([.B105];[.E105]));1;0)" table:style-name="ce1">
            <text:p>0</text:p>
          </table:table-cell>
          <table:table-cell table:number-columns-repeated="10" table:style-name="ce1"/>
          <table:table-cell office:value-type="float" office:value="-104" table:style-name="ce1">
            <text:p>-104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table:number-columns-repeated="16363"/>
        </table:table-row>
        <table:table-row table:style-name="ro1">
          <table:table-cell office:value-type="float" office:value="-105" table:style-name="ce1">
            <text:p>-105</text:p>
          </table:table-cell>
          <table:table-cell office:value-type="string" table:style-name="ce1">
            <text:p>b7+</text:p>
          </table:table-cell>
          <table:table-cell office:value-type="string" table:style-name="ce113">
            <text:p>b7+ (69)</text:p>
          </table:table-cell>
          <table:table-cell office:value-type="float" office:value="1" table:formula="of:=IF(ISNUMBER(SEARCH([.B106];[.C106]));1;0)" table:style-name="ce1">
            <text:p>1</text:p>
          </table:table-cell>
          <table:table-cell office:value-type="string" table:style-name="ce114">
            <text:p>b7+ (88)</text:p>
          </table:table-cell>
          <table:table-cell office:value-type="float" office:value="1" table:formula="of:=IF(ISNUMBER(SEARCH([.B106];[.E106]));1;0)" table:style-name="ce1">
            <text:p>1</text:p>
          </table:table-cell>
          <table:table-cell table:number-columns-repeated="10" table:style-name="ce1"/>
          <table:table-cell office:value-type="float" office:value="-105" table:style-name="ce1">
            <text:p>-105</text:p>
          </table:table-cell>
          <table:table-cell office:value-type="string" table:style-name="ce1">
            <text:p>b7+</text:p>
          </table:table-cell>
          <table:table-cell office:value-type="string" table:style-name="ce1">
            <text:p>b7+ (100)</text:p>
          </table:table-cell>
          <table:table-cell office:value-type="string" table:style-name="ce1">
            <text:p>b7+ (69)</text:p>
          </table:table-cell>
          <table:table-cell office:value-type="string" table:style-name="ce1">
            <text:p>b7+ (88)</text:p>
          </table:table-cell>
          <table:table-cell table:number-columns-repeated="16363"/>
        </table:table-row>
        <table:table-row table:style-name="ro1">
          <table:table-cell office:value-type="float" office:value="-106" table:style-name="ce1">
            <text:p>-106</text:p>
          </table:table-cell>
          <table:table-cell office:value-type="string" table:style-name="ce1">
            <text:p>Nf6+</text:p>
          </table:table-cell>
          <table:table-cell office:value-type="string" table:style-name="ce113">
            <text:p>Nf6+ (100)</text:p>
          </table:table-cell>
          <table:table-cell office:value-type="float" office:value="1" table:formula="of:=IF(ISNUMBER(SEARCH([.B107];[.C107]));1;0)" table:style-name="ce1">
            <text:p>1</text:p>
          </table:table-cell>
          <table:table-cell office:value-type="string" table:style-name="ce114">
            <text:p>Nf6+ (100)</text:p>
          </table:table-cell>
          <table:table-cell office:value-type="float" office:value="1" table:formula="of:=IF(ISNUMBER(SEARCH([.B107];[.E107]));1;0)" table:style-name="ce1">
            <text:p>1</text:p>
          </table:table-cell>
          <table:table-cell table:number-columns-repeated="10" table:style-name="ce1"/>
          <table:table-cell office:value-type="float" office:value="-106" table:style-name="ce1">
            <text:p>-106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office:value-type="string" table:style-name="ce1">
            <text:p>Nf6+ (100)</text:p>
          </table:table-cell>
          <table:table-cell table:number-columns-repeated="16363"/>
        </table:table-row>
        <table:table-row table:style-name="ro1">
          <table:table-cell office:value-type="float" office:value="-107" table:style-name="ce1">
            <text:p>-107</text:p>
          </table:table-cell>
          <table:table-cell office:value-type="string" table:style-name="ce1">
            <text:p>f6</text:p>
          </table:table-cell>
          <table:table-cell office:value-type="string" table:style-name="ce113">
            <text:p>Rb2 (0)</text:p>
          </table:table-cell>
          <table:table-cell office:value-type="float" office:value="0" table:formula="of:=IF(ISNUMBER(SEARCH([.B108];[.C108]));1;0)" table:style-name="ce1">
            <text:p>0</text:p>
          </table:table-cell>
          <table:table-cell office:value-type="string" table:style-name="ce114">
            <text:p>Rb2 (0)</text:p>
          </table:table-cell>
          <table:table-cell office:value-type="float" office:value="0" table:formula="of:=IF(ISNUMBER(SEARCH([.B108];[.E108]));1;0)" table:style-name="ce1">
            <text:p>0</text:p>
          </table:table-cell>
          <table:table-cell table:number-columns-repeated="10" table:style-name="ce1"/>
          <table:table-cell office:value-type="float" office:value="-107" table:style-name="ce1">
            <text:p>-107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table:number-columns-repeated="16363"/>
        </table:table-row>
        <table:table-row table:style-name="ro1">
          <table:table-cell office:value-type="float" office:value="-108" table:style-name="ce1">
            <text:p>-108</text:p>
          </table:table-cell>
          <table:table-cell office:value-type="string" table:style-name="ce1">
            <text:p>Qg4</text:p>
          </table:table-cell>
          <table:table-cell office:value-type="string" table:style-name="ce113">
            <text:p>Qh5 (0)</text:p>
          </table:table-cell>
          <table:table-cell office:value-type="float" office:value="0" table:formula="of:=IF(ISNUMBER(SEARCH([.B109];[.C109]));1;0)" table:style-name="ce1">
            <text:p>0</text:p>
          </table:table-cell>
          <table:table-cell office:value-type="string" table:style-name="ce114">
            <text:p>Qh5 (0)</text:p>
          </table:table-cell>
          <table:table-cell office:value-type="float" office:value="0" table:formula="of:=IF(ISNUMBER(SEARCH([.B109];[.E109]));1;0)" table:style-name="ce1">
            <text:p>0</text:p>
          </table:table-cell>
          <table:table-cell table:number-columns-repeated="10" table:style-name="ce1"/>
          <table:table-cell office:value-type="float" office:value="-108" table:style-name="ce1">
            <text:p>-108</text:p>
          </table:table-cell>
          <table:table-cell office:value-type="string" table:style-name="ce1">
            <text:p>Qg4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h5 (0)</text:p>
          </table:table-cell>
          <table:table-cell table:number-columns-repeated="16363"/>
        </table:table-row>
        <table:table-row table:style-name="ro1">
          <table:table-cell office:value-type="float" office:value="-109" table:style-name="ce1">
            <text:p>-109</text:p>
          </table:table-cell>
          <table:table-cell office:value-type="string" table:style-name="ce1">
            <text:p>Nf5</text:p>
          </table:table-cell>
          <table:table-cell office:value-type="string" table:style-name="ce113">
            <text:p>Nf5 (100)</text:p>
          </table:table-cell>
          <table:table-cell office:value-type="float" office:value="1" table:formula="of:=IF(ISNUMBER(SEARCH([.B110];[.C110]));1;0)" table:style-name="ce1">
            <text:p>1</text:p>
          </table:table-cell>
          <table:table-cell office:value-type="string" table:style-name="ce114">
            <text:p>Nf5 (100)</text:p>
          </table:table-cell>
          <table:table-cell office:value-type="float" office:value="1" table:formula="of:=IF(ISNUMBER(SEARCH([.B110];[.E110]));1;0)" table:style-name="ce1">
            <text:p>1</text:p>
          </table:table-cell>
          <table:table-cell table:number-columns-repeated="10" table:style-name="ce1"/>
          <table:table-cell office:value-type="float" office:value="-109" table:style-name="ce1">
            <text:p>-109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Nf5 (85)</text:p>
          </table:table-cell>
          <table:table-cell office:value-type="string" table:style-name="ce1">
            <text:p>Nf5 (100)</text:p>
          </table:table-cell>
          <table:table-cell office:value-type="string" table:style-name="ce1">
            <text:p>Nf5 (100)</text:p>
          </table:table-cell>
          <table:table-cell table:number-columns-repeated="16363"/>
        </table:table-row>
        <table:table-row table:style-name="ro1">
          <table:table-cell office:value-type="float" office:value="-110" table:style-name="ce1">
            <text:p>-110</text:p>
          </table:table-cell>
          <table:table-cell office:value-type="string" table:style-name="ce1">
            <text:p>Ng2</text:p>
          </table:table-cell>
          <table:table-cell office:value-type="string" table:style-name="ce113">
            <text:p>Nh5 (0)</text:p>
          </table:table-cell>
          <table:table-cell office:value-type="float" office:value="0" table:formula="of:=IF(ISNUMBER(SEARCH([.B111];[.C111]));1;0)" table:style-name="ce1">
            <text:p>0</text:p>
          </table:table-cell>
          <table:table-cell office:value-type="string" table:style-name="ce114">
            <text:p>ba5 (0)</text:p>
          </table:table-cell>
          <table:table-cell office:value-type="float" office:value="0" table:formula="of:=IF(ISNUMBER(SEARCH([.B111];[.E111]));1;0)" table:style-name="ce1">
            <text:p>0</text:p>
          </table:table-cell>
          <table:table-cell table:number-columns-repeated="10" table:style-name="ce1"/>
          <table:table-cell office:value-type="float" office:value="-110" table:style-name="ce1">
            <text:p>-110</text:p>
          </table:table-cell>
          <table:table-cell office:value-type="string" table:style-name="ce1">
            <text:p>Ng2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Nh5 (0)</text:p>
          </table:table-cell>
          <table:table-cell office:value-type="string" table:style-name="ce1">
            <text:p>ba5 (0)</text:p>
          </table:table-cell>
          <table:table-cell table:number-columns-repeated="16363"/>
        </table:table-row>
        <table:table-row table:style-name="ro1">
          <table:table-cell office:value-type="float" office:value="-111" table:style-name="ce1">
            <text:p>-111</text:p>
          </table:table-cell>
          <table:table-cell office:value-type="string" table:style-name="ce1">
            <text:p>b6</text:p>
          </table:table-cell>
          <table:table-cell office:value-type="string" table:style-name="ce113">
            <text:p>Qa5 (0)</text:p>
          </table:table-cell>
          <table:table-cell office:value-type="float" office:value="0" table:formula="of:=IF(ISNUMBER(SEARCH([.B112];[.C112]));1;0)" table:style-name="ce1">
            <text:p>0</text:p>
          </table:table-cell>
          <table:table-cell office:value-type="string" table:style-name="ce114">
            <text:p>Qa5 (0)</text:p>
          </table:table-cell>
          <table:table-cell office:value-type="float" office:value="0" table:formula="of:=IF(ISNUMBER(SEARCH([.B112];[.E112]));1;0)" table:style-name="ce1">
            <text:p>0</text:p>
          </table:table-cell>
          <table:table-cell table:number-columns-repeated="10" table:style-name="ce1"/>
          <table:table-cell office:value-type="float" office:value="-111" table:style-name="ce1">
            <text:p>-111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table:number-columns-repeated="16363"/>
        </table:table-row>
        <table:table-row table:style-name="ro1">
          <table:table-cell office:value-type="float" office:value="-112" table:style-name="ce1">
            <text:p>-112</text:p>
          </table:table-cell>
          <table:table-cell office:value-type="string" table:style-name="ce1">
            <text:p>Re3</text:p>
          </table:table-cell>
          <table:table-cell office:value-type="string" table:style-name="ce113">
            <text:p>Re3 (100)</text:p>
          </table:table-cell>
          <table:table-cell office:value-type="float" office:value="1" table:formula="of:=IF(ISNUMBER(SEARCH([.B113];[.C113]));1;0)" table:style-name="ce1">
            <text:p>1</text:p>
          </table:table-cell>
          <table:table-cell office:value-type="string" table:style-name="ce114">
            <text:p>Ne7+ (0)</text:p>
          </table:table-cell>
          <table:table-cell office:value-type="float" office:value="0" table:formula="of:=IF(ISNUMBER(SEARCH([.B113];[.E113]));1;0)" table:style-name="ce1">
            <text:p>0</text:p>
          </table:table-cell>
          <table:table-cell table:number-columns-repeated="10" table:style-name="ce1"/>
          <table:table-cell office:value-type="float" office:value="-112" table:style-name="ce1">
            <text:p>-112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Re3 (100)</text:p>
          </table:table-cell>
          <table:table-cell office:value-type="string" table:style-name="ce1">
            <text:p>Re3 (100)</text:p>
          </table:table-cell>
          <table:table-cell office:value-type="string" table:style-name="ce1">
            <text:p>Ne7+ (0)</text:p>
          </table:table-cell>
          <table:table-cell table:number-columns-repeated="16363"/>
        </table:table-row>
        <table:table-row table:style-name="ro1">
          <table:table-cell office:value-type="float" office:value="-113" table:style-name="ce1">
            <text:p>-113</text:p>
          </table:table-cell>
          <table:table-cell office:value-type="string" table:style-name="ce1">
            <text:p>Ng5</text:p>
          </table:table-cell>
          <table:table-cell office:value-type="string" table:style-name="ce113">
            <text:p>Ng5 (100)</text:p>
          </table:table-cell>
          <table:table-cell office:value-type="float" office:value="1" table:formula="of:=IF(ISNUMBER(SEARCH([.B114];[.C114]));1;0)" table:style-name="ce1">
            <text:p>1</text:p>
          </table:table-cell>
          <table:table-cell office:value-type="string" table:style-name="ce114">
            <text:p>Ng5 (100)</text:p>
          </table:table-cell>
          <table:table-cell office:value-type="float" office:value="1" table:formula="of:=IF(ISNUMBER(SEARCH([.B114];[.E114]));1;0)" table:style-name="ce1">
            <text:p>1</text:p>
          </table:table-cell>
          <table:table-cell table:number-columns-repeated="10" table:style-name="ce1"/>
          <table:table-cell office:value-type="float" office:value="-113" table:style-name="ce1">
            <text:p>-113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Ng5 (66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63"/>
        </table:table-row>
        <table:table-row table:style-name="ro1">
          <table:table-cell office:value-type="float" office:value="-114" table:style-name="ce1">
            <text:p>-114</text:p>
          </table:table-cell>
          <table:table-cell office:value-type="string" table:style-name="ce1">
            <text:p>Rh6</text:p>
          </table:table-cell>
          <table:table-cell office:value-type="string" table:style-name="ce113">
            <text:p>Rh6 (100)</text:p>
          </table:table-cell>
          <table:table-cell office:value-type="float" office:value="1" table:formula="of:=IF(ISNUMBER(SEARCH([.B115];[.C115]));1;0)" table:style-name="ce1">
            <text:p>1</text:p>
          </table:table-cell>
          <table:table-cell office:value-type="string" table:style-name="ce114">
            <text:p>Rh6 (100)</text:p>
          </table:table-cell>
          <table:table-cell office:value-type="float" office:value="1" table:formula="of:=IF(ISNUMBER(SEARCH([.B115];[.E115]));1;0)" table:style-name="ce1">
            <text:p>1</text:p>
          </table:table-cell>
          <table:table-cell table:number-columns-repeated="10" table:style-name="ce1"/>
          <table:table-cell office:value-type="float" office:value="-114" table:style-name="ce1">
            <text:p>-114</text:p>
          </table:table-cell>
          <table:table-cell office:value-type="string" table:style-name="ce1">
            <text:p>Rh6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table:number-columns-repeated="16363"/>
        </table:table-row>
        <table:table-row table:style-name="ro1">
          <table:table-cell office:value-type="float" office:value="-115" table:style-name="ce1">
            <text:p>-115</text:p>
          </table:table-cell>
          <table:table-cell office:value-type="string" table:style-name="ce1">
            <text:p>Bh6</text:p>
          </table:table-cell>
          <table:table-cell office:value-type="string" table:style-name="ce113">
            <text:p>Bf5 (0)</text:p>
          </table:table-cell>
          <table:table-cell office:value-type="float" office:value="0" table:formula="of:=IF(ISNUMBER(SEARCH([.B116];[.C116]));1;0)" table:style-name="ce1">
            <text:p>0</text:p>
          </table:table-cell>
          <table:table-cell office:value-type="string" table:style-name="ce114">
            <text:p>Bf5 (0)</text:p>
          </table:table-cell>
          <table:table-cell office:value-type="float" office:value="0" table:formula="of:=IF(ISNUMBER(SEARCH([.B116];[.E116]));1;0)" table:style-name="ce1">
            <text:p>0</text:p>
          </table:table-cell>
          <table:table-cell table:number-columns-repeated="10" table:style-name="ce1"/>
          <table:table-cell office:value-type="float" office:value="-115" table:style-name="ce1">
            <text:p>-115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office:value-type="string" table:style-name="ce1">
            <text:p>Bf5 (0)</text:p>
          </table:table-cell>
          <table:table-cell table:number-columns-repeated="16363"/>
        </table:table-row>
        <table:table-row table:style-name="ro1">
          <table:table-cell office:value-type="float" office:value="-116" table:style-name="ce1">
            <text:p>-116</text:p>
          </table:table-cell>
          <table:table-cell office:value-type="string" table:style-name="ce1">
            <text:p>Qb8</text:p>
          </table:table-cell>
          <table:table-cell office:value-type="string" table:style-name="ce113">
            <text:p>Qb6 (0)</text:p>
          </table:table-cell>
          <table:table-cell office:value-type="float" office:value="0" table:formula="of:=IF(ISNUMBER(SEARCH([.B117];[.C117]));1;0)" table:style-name="ce1">
            <text:p>0</text:p>
          </table:table-cell>
          <table:table-cell office:value-type="string" table:style-name="ce114">
            <text:p>Qb6 (0)</text:p>
          </table:table-cell>
          <table:table-cell office:value-type="float" office:value="0" table:formula="of:=IF(ISNUMBER(SEARCH([.B117];[.E117]));1;0)" table:style-name="ce1">
            <text:p>0</text:p>
          </table:table-cell>
          <table:table-cell table:number-columns-repeated="10" table:style-name="ce1"/>
          <table:table-cell office:value-type="float" office:value="-116" table:style-name="ce1">
            <text:p>-116</text:p>
          </table:table-cell>
          <table:table-cell office:value-type="string" table:style-name="ce1">
            <text:p>Qb8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table:number-columns-repeated="16363"/>
        </table:table-row>
        <table:table-row table:style-name="ro1">
          <table:table-cell office:value-type="float" office:value="-117" table:style-name="ce1">
            <text:p>-117</text:p>
          </table:table-cell>
          <table:table-cell office:value-type="string" table:style-name="ce1">
            <text:p>Nb5</text:p>
          </table:table-cell>
          <table:table-cell office:value-type="string" table:style-name="ce113">
            <text:p>Nb5 (100)</text:p>
          </table:table-cell>
          <table:table-cell office:value-type="float" office:value="1" table:formula="of:=IF(ISNUMBER(SEARCH([.B118];[.C118]));1;0)" table:style-name="ce1">
            <text:p>1</text:p>
          </table:table-cell>
          <table:table-cell office:value-type="string" table:style-name="ce114">
            <text:p>Nb5 (100)</text:p>
          </table:table-cell>
          <table:table-cell office:value-type="float" office:value="1" table:formula="of:=IF(ISNUMBER(SEARCH([.B118];[.E118]));1;0)" table:style-name="ce1">
            <text:p>1</text:p>
          </table:table-cell>
          <table:table-cell table:number-columns-repeated="10" table:style-name="ce1"/>
          <table:table-cell office:value-type="float" office:value="-117" table:style-name="ce1">
            <text:p>-117</text:p>
          </table:table-cell>
          <table:table-cell office:value-type="string" table:style-name="ce1">
            <text:p>Nb5</text:p>
          </table:table-cell>
          <table:table-cell office:value-type="string" table:style-name="ce1">
            <text:p>Nb5 (100)</text:p>
          </table:table-cell>
          <table:table-cell office:value-type="string" table:style-name="ce1">
            <text:p>Nb5 (100)</text:p>
          </table:table-cell>
          <table:table-cell office:value-type="string" table:style-name="ce1">
            <text:p>Nb5 (100)</text:p>
          </table:table-cell>
          <table:table-cell table:number-columns-repeated="16363"/>
        </table:table-row>
        <table:table-row table:style-name="ro1">
          <table:table-cell office:value-type="float" office:value="-118" table:style-name="ce1">
            <text:p>-118</text:p>
          </table:table-cell>
          <table:table-cell office:value-type="string" table:style-name="ce1">
            <text:p>c5</text:p>
          </table:table-cell>
          <table:table-cell office:value-type="string" table:style-name="ce113">
            <text:p>c5 (100)</text:p>
          </table:table-cell>
          <table:table-cell office:value-type="float" office:value="1" table:formula="of:=IF(ISNUMBER(SEARCH([.B119];[.C119]));1;0)" table:style-name="ce1">
            <text:p>1</text:p>
          </table:table-cell>
          <table:table-cell office:value-type="string" table:style-name="ce114">
            <text:p>c5 (100)</text:p>
          </table:table-cell>
          <table:table-cell office:value-type="float" office:value="1" table:formula="of:=IF(ISNUMBER(SEARCH([.B119];[.E119]));1;0)" table:style-name="ce1">
            <text:p>1</text:p>
          </table:table-cell>
          <table:table-cell table:number-columns-repeated="10" table:style-name="ce1"/>
          <table:table-cell office:value-type="float" office:value="-118" table:style-name="ce1">
            <text:p>-118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office:value-type="string" table:style-name="ce1">
            <text:p>c5 (100)</text:p>
          </table:table-cell>
          <table:table-cell table:number-columns-repeated="16363"/>
        </table:table-row>
        <table:table-row table:style-name="ro1">
          <table:table-cell office:value-type="float" office:value="-119" table:style-name="ce1">
            <text:p>-119</text:p>
          </table:table-cell>
          <table:table-cell office:value-type="string" table:style-name="ce1">
            <text:p>Qg6+</text:p>
          </table:table-cell>
          <table:table-cell office:value-type="string" table:style-name="ce113">
            <text:p>Qg6+ (100)</text:p>
          </table:table-cell>
          <table:table-cell office:value-type="float" office:value="1" table:formula="of:=IF(ISNUMBER(SEARCH([.B120];[.C120]));1;0)" table:style-name="ce1">
            <text:p>1</text:p>
          </table:table-cell>
          <table:table-cell office:value-type="string" table:style-name="ce114">
            <text:p>Qg6+ (100)</text:p>
          </table:table-cell>
          <table:table-cell office:value-type="float" office:value="1" table:formula="of:=IF(ISNUMBER(SEARCH([.B120];[.E120]));1;0)" table:style-name="ce1">
            <text:p>1</text:p>
          </table:table-cell>
          <table:table-cell table:number-columns-repeated="10" table:style-name="ce1"/>
          <table:table-cell office:value-type="float" office:value="-119" table:style-name="ce1">
            <text:p>-119</text:p>
          </table:table-cell>
          <table:table-cell office:value-type="string" table:style-name="ce1">
            <text:p>Qg6+</text:p>
          </table:table-cell>
          <table:table-cell office:value-type="string" table:style-name="ce1">
            <text:p>Qg6+ (100)</text:p>
          </table:table-cell>
          <table:table-cell office:value-type="string" table:style-name="ce1">
            <text:p>Qg6+ (100)</text:p>
          </table:table-cell>
          <table:table-cell office:value-type="string" table:style-name="ce1">
            <text:p>Qg6+ (100)</text:p>
          </table:table-cell>
          <table:table-cell table:number-columns-repeated="16363"/>
        </table:table-row>
        <table:table-row table:style-name="ro1">
          <table:table-cell office:value-type="float" office:value="-120" table:style-name="ce1">
            <text:p>-120</text:p>
          </table:table-cell>
          <table:table-cell office:value-type="string" table:style-name="ce1">
            <text:p>Rd5</text:p>
          </table:table-cell>
          <table:table-cell office:value-type="string" table:style-name="ce113">
            <text:p>g5 (0)</text:p>
          </table:table-cell>
          <table:table-cell office:value-type="float" office:value="0" table:formula="of:=IF(ISNUMBER(SEARCH([.B121];[.C121]));1;0)" table:style-name="ce1">
            <text:p>0</text:p>
          </table:table-cell>
          <table:table-cell office:value-type="string" table:style-name="ce114">
            <text:p>g5 (0)</text:p>
          </table:table-cell>
          <table:table-cell office:value-type="float" office:value="0" table:formula="of:=IF(ISNUMBER(SEARCH([.B121];[.E121]));1;0)" table:style-name="ce1">
            <text:p>0</text:p>
          </table:table-cell>
          <table:table-cell table:number-columns-repeated="10" table:style-name="ce1"/>
          <table:table-cell office:value-type="float" office:value="-120" table:style-name="ce1">
            <text:p>-120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office:value-type="string" table:style-name="ce1">
            <text:p>g5 (0)</text:p>
          </table:table-cell>
          <table:table-cell table:number-columns-repeated="16363"/>
        </table:table-row>
        <table:table-row table:style-name="ro1">
          <table:table-cell office:value-type="float" office:value="-121" table:style-name="ce1">
            <text:p>-121</text:p>
          </table:table-cell>
          <table:table-cell office:value-type="string" table:style-name="ce1">
            <text:p>Rc5</text:p>
          </table:table-cell>
          <table:table-cell office:value-type="string" table:style-name="ce113">
            <text:p>Nfe5 (0)</text:p>
          </table:table-cell>
          <table:table-cell office:value-type="float" office:value="0" table:formula="of:=IF(ISNUMBER(SEARCH([.B122];[.C122]));1;0)" table:style-name="ce1">
            <text:p>0</text:p>
          </table:table-cell>
          <table:table-cell office:value-type="string" table:style-name="ce114">
            <text:p>Nfe5 (0)</text:p>
          </table:table-cell>
          <table:table-cell office:value-type="float" office:value="0" table:formula="of:=IF(ISNUMBER(SEARCH([.B122];[.E122]));1;0)" table:style-name="ce1">
            <text:p>0</text:p>
          </table:table-cell>
          <table:table-cell table:number-columns-repeated="10" table:style-name="ce1"/>
          <table:table-cell office:value-type="float" office:value="-121" table:style-name="ce1">
            <text:p>-121</text:p>
          </table:table-cell>
          <table:table-cell office:value-type="string" table:style-name="ce1">
            <text:p>Rc5</text:p>
          </table:table-cell>
          <table:table-cell office:value-type="string" table:style-name="ce1">
            <text:p>Rc5 (100)</text:p>
          </table:table-cell>
          <table:table-cell office:value-type="string" table:style-name="ce1">
            <text:p>Nfe5 (0)</text:p>
          </table:table-cell>
          <table:table-cell office:value-type="string" table:style-name="ce1">
            <text:p>Nfe5 (0)</text:p>
          </table:table-cell>
          <table:table-cell table:number-columns-repeated="16363"/>
        </table:table-row>
        <table:table-row table:style-name="ro1">
          <table:table-cell office:value-type="float" office:value="-122" table:style-name="ce1">
            <text:p>-122</text:p>
          </table:table-cell>
          <table:table-cell office:value-type="string" table:style-name="ce1">
            <text:p>Rh4</text:p>
          </table:table-cell>
          <table:table-cell office:value-type="string" table:style-name="ce113">
            <text:p>Nf2 (0)</text:p>
          </table:table-cell>
          <table:table-cell office:value-type="float" office:value="0" table:formula="of:=IF(ISNUMBER(SEARCH([.B123];[.C123]));1;0)" table:style-name="ce1">
            <text:p>0</text:p>
          </table:table-cell>
          <table:table-cell office:value-type="string" table:style-name="ce114">
            <text:p>Nf2 (0)</text:p>
          </table:table-cell>
          <table:table-cell office:value-type="float" office:value="0" table:formula="of:=IF(ISNUMBER(SEARCH([.B123];[.E123]));1;0)" table:style-name="ce1">
            <text:p>0</text:p>
          </table:table-cell>
          <table:table-cell table:number-columns-repeated="10" table:style-name="ce1"/>
          <table:table-cell office:value-type="float" office:value="-122" table:style-name="ce1">
            <text:p>-122</text:p>
          </table:table-cell>
          <table:table-cell office:value-type="string" table:style-name="ce1">
            <text:p>Rh4</text:p>
          </table:table-cell>
          <table:table-cell office:value-type="string" table:style-name="ce1">
            <text:p>Nf2 (0)</text:p>
          </table:table-cell>
          <table:table-cell office:value-type="string" table:style-name="ce1">
            <text:p>Nf2 (0)</text:p>
          </table:table-cell>
          <table:table-cell office:value-type="string" table:style-name="ce1">
            <text:p>Nf2 (0)</text:p>
          </table:table-cell>
          <table:table-cell table:number-columns-repeated="16363"/>
        </table:table-row>
        <table:table-row table:style-name="ro1">
          <table:table-cell office:value-type="float" office:value="-123" table:style-name="ce1">
            <text:p>-123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g4 (100)</text:p>
          </table:table-cell>
          <table:table-cell office:value-type="float" office:value="1" table:formula="of:=IF(ISNUMBER(SEARCH([.B124];[.C124]));1;0)" table:style-name="ce1">
            <text:p>1</text:p>
          </table:table-cell>
          <table:table-cell office:value-type="string" table:style-name="ce114">
            <text:p>g4 (100)</text:p>
          </table:table-cell>
          <table:table-cell office:value-type="float" office:value="1" table:formula="of:=IF(ISNUMBER(SEARCH([.B124];[.E124]));1;0)" table:style-name="ce1">
            <text:p>1</text:p>
          </table:table-cell>
          <table:table-cell table:number-columns-repeated="10" table:style-name="ce1"/>
          <table:table-cell office:value-type="float" office:value="-123" table:style-name="ce1">
            <text:p>-12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63"/>
        </table:table-row>
        <table:table-row table:style-name="ro1">
          <table:table-cell office:value-type="float" office:value="-124" table:style-name="ce1">
            <text:p>-124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f4 (0)</text:p>
          </table:table-cell>
          <table:table-cell office:value-type="float" office:value="0" table:formula="of:=IF(ISNUMBER(SEARCH([.B125];[.C125]));1;0)" table:style-name="ce1">
            <text:p>0</text:p>
          </table:table-cell>
          <table:table-cell office:value-type="string" table:style-name="ce114">
            <text:p>g4 (100)</text:p>
          </table:table-cell>
          <table:table-cell office:value-type="float" office:value="1" table:formula="of:=IF(ISNUMBER(SEARCH([.B125];[.E125]));1;0)" table:style-name="ce1">
            <text:p>1</text:p>
          </table:table-cell>
          <table:table-cell table:number-columns-repeated="10" table:style-name="ce1"/>
          <table:table-cell office:value-type="float" office:value="-124" table:style-name="ce1">
            <text:p>-124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f4 (0)</text:p>
          </table:table-cell>
          <table:table-cell office:value-type="string" table:style-name="ce1">
            <text:p>g4 (100)</text:p>
          </table:table-cell>
          <table:table-cell table:number-columns-repeated="16363"/>
        </table:table-row>
        <table:table-row table:style-name="ro1">
          <table:table-cell office:value-type="float" office:value="-125" table:style-name="ce1">
            <text:p>-125</text:p>
          </table:table-cell>
          <table:table-cell office:value-type="string" table:style-name="ce1">
            <text:p>Qg3</text:p>
          </table:table-cell>
          <table:table-cell office:value-type="string" table:style-name="ce113">
            <text:p>Qh5 (0)</text:p>
          </table:table-cell>
          <table:table-cell office:value-type="float" office:value="0" table:formula="of:=IF(ISNUMBER(SEARCH([.B126];[.C126]));1;0)" table:style-name="ce1">
            <text:p>0</text:p>
          </table:table-cell>
          <table:table-cell office:value-type="string" table:style-name="ce114">
            <text:p>Qf4 (0)</text:p>
          </table:table-cell>
          <table:table-cell office:value-type="float" office:value="0" table:formula="of:=IF(ISNUMBER(SEARCH([.B126];[.E126]));1;0)" table:style-name="ce1">
            <text:p>0</text:p>
          </table:table-cell>
          <table:table-cell table:number-columns-repeated="10" table:style-name="ce1"/>
          <table:table-cell office:value-type="float" office:value="-125" table:style-name="ce1">
            <text:p>-125</text:p>
          </table:table-cell>
          <table:table-cell office:value-type="string" table:style-name="ce1">
            <text:p>Qg3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h5 (0)</text:p>
          </table:table-cell>
          <table:table-cell office:value-type="string" table:style-name="ce1">
            <text:p>Qf4 (0)</text:p>
          </table:table-cell>
          <table:table-cell table:number-columns-repeated="16363"/>
        </table:table-row>
        <table:table-row table:style-name="ro1">
          <table:table-cell office:value-type="float" office:value="-126" table:style-name="ce1">
            <text:p>-126</text:p>
          </table:table-cell>
          <table:table-cell office:value-type="string" table:style-name="ce1">
            <text:p>Rh3</text:p>
          </table:table-cell>
          <table:table-cell office:value-type="string" table:style-name="ce113">
            <text:p>Rh3 (100)</text:p>
          </table:table-cell>
          <table:table-cell office:value-type="float" office:value="1" table:formula="of:=IF(ISNUMBER(SEARCH([.B127];[.C127]));1;0)" table:style-name="ce1">
            <text:p>1</text:p>
          </table:table-cell>
          <table:table-cell office:value-type="string" table:style-name="ce114">
            <text:p>Rh3 (100)</text:p>
          </table:table-cell>
          <table:table-cell office:value-type="float" office:value="1" table:formula="of:=IF(ISNUMBER(SEARCH([.B127];[.E127]));1;0)" table:style-name="ce1">
            <text:p>1</text:p>
          </table:table-cell>
          <table:table-cell table:number-columns-repeated="10" table:style-name="ce1"/>
          <table:table-cell office:value-type="float" office:value="-126" table:style-name="ce1">
            <text:p>-126</text:p>
          </table:table-cell>
          <table:table-cell office:value-type="string" table:style-name="ce1">
            <text:p>Rh3</text:p>
          </table:table-cell>
          <table:table-cell office:value-type="string" table:style-name="ce1">
            <text:p>Rh3 (100)</text:p>
          </table:table-cell>
          <table:table-cell office:value-type="string" table:style-name="ce1">
            <text:p>Rh3 (100)</text:p>
          </table:table-cell>
          <table:table-cell office:value-type="string" table:style-name="ce1">
            <text:p>Rh3 (100)</text:p>
          </table:table-cell>
          <table:table-cell table:number-columns-repeated="16363"/>
        </table:table-row>
        <table:table-row table:style-name="ro1">
          <table:table-cell office:value-type="float" office:value="-127" table:style-name="ce1">
            <text:p>-127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Rf6 (100)</text:p>
          </table:table-cell>
          <table:table-cell office:value-type="float" office:value="1" table:formula="of:=IF(ISNUMBER(SEARCH([.B128];[.C128]));1;0)" table:style-name="ce1">
            <text:p>1</text:p>
          </table:table-cell>
          <table:table-cell office:value-type="string" table:style-name="ce114">
            <text:p>Rf6 (100)</text:p>
          </table:table-cell>
          <table:table-cell office:value-type="float" office:value="1" table:formula="of:=IF(ISNUMBER(SEARCH([.B128];[.E128]));1;0)" table:style-name="ce1">
            <text:p>1</text:p>
          </table:table-cell>
          <table:table-cell table:number-columns-repeated="10" table:style-name="ce1"/>
          <table:table-cell office:value-type="float" office:value="-127" table:style-name="ce1">
            <text:p>-127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93)</text:p>
          </table:table-cell>
          <table:table-cell office:value-type="string" table:style-name="ce1">
            <text:p>Rf6 (100)</text:p>
          </table:table-cell>
          <table:table-cell office:value-type="string" table:style-name="ce1">
            <text:p>Rf6 (100)</text:p>
          </table:table-cell>
          <table:table-cell table:number-columns-repeated="16363"/>
        </table:table-row>
        <table:table-row table:style-name="ro1">
          <table:table-cell office:value-type="float" office:value="-128" table:style-name="ce1">
            <text:p>-128</text:p>
          </table:table-cell>
          <table:table-cell office:value-type="string" table:style-name="ce1">
            <text:p>Rab8</text:p>
          </table:table-cell>
          <table:table-cell office:value-type="string" table:style-name="ce113">
            <text:p>Rab8 (100)</text:p>
          </table:table-cell>
          <table:table-cell office:value-type="float" office:value="1" table:formula="of:=IF(ISNUMBER(SEARCH([.B129];[.C129]));1;0)" table:style-name="ce1">
            <text:p>1</text:p>
          </table:table-cell>
          <table:table-cell office:value-type="string" table:style-name="ce114">
            <text:p>Rab8 (100)</text:p>
          </table:table-cell>
          <table:table-cell office:value-type="float" office:value="1" table:formula="of:=IF(ISNUMBER(SEARCH([.B129];[.E129]));1;0)" table:style-name="ce1">
            <text:p>1</text:p>
          </table:table-cell>
          <table:table-cell table:number-columns-repeated="10" table:style-name="ce1"/>
          <table:table-cell office:value-type="float" office:value="-128" table:style-name="ce1">
            <text:p>-128</text:p>
          </table:table-cell>
          <table:table-cell office:value-type="string" table:style-name="ce1">
            <text:p>Rab8</text:p>
          </table:table-cell>
          <table:table-cell office:value-type="string" table:style-name="ce1">
            <text:p>Rab8 (100)</text:p>
          </table:table-cell>
          <table:table-cell office:value-type="string" table:style-name="ce1">
            <text:p>Rab8 (100)</text:p>
          </table:table-cell>
          <table:table-cell office:value-type="string" table:style-name="ce1">
            <text:p>Rab8 (100)</text:p>
          </table:table-cell>
          <table:table-cell table:number-columns-repeated="16363"/>
        </table:table-row>
        <table:table-row table:style-name="ro1">
          <table:table-cell office:value-type="float" office:value="-129" table:style-name="ce1">
            <text:p>-129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93)</text:p>
          </table:table-cell>
          <table:table-cell office:value-type="float" office:value="1" table:formula="of:=IF(ISNUMBER(SEARCH([.B130];[.C130]));1;0)" table:style-name="ce1">
            <text:p>1</text:p>
          </table:table-cell>
          <table:table-cell office:value-type="string" table:style-name="ce114">
            <text:p>Bh7+ (75)</text:p>
          </table:table-cell>
          <table:table-cell office:value-type="float" office:value="1" table:formula="of:=IF(ISNUMBER(SEARCH([.B130];[.E130]));1;0)" table:style-name="ce1">
            <text:p>1</text:p>
          </table:table-cell>
          <table:table-cell table:number-columns-repeated="10" table:style-name="ce1"/>
          <table:table-cell office:value-type="float" office:value="-129" table:style-name="ce1">
            <text:p>-129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74)</text:p>
          </table:table-cell>
          <table:table-cell office:value-type="string" table:style-name="ce1">
            <text:p>Bh7+ (93)</text:p>
          </table:table-cell>
          <table:table-cell office:value-type="string" table:style-name="ce1">
            <text:p>Bh7+ (75)</text:p>
          </table:table-cell>
          <table:table-cell table:number-columns-repeated="16363"/>
        </table:table-row>
        <table:table-row table:style-name="ro1">
          <table:table-cell office:value-type="float" office:value="-130" table:style-name="ce1">
            <text:p>-130</text:p>
          </table:table-cell>
          <table:table-cell office:value-type="string" table:style-name="ce1">
            <text:p>Rae8</text:p>
          </table:table-cell>
          <table:table-cell office:value-type="string" table:style-name="ce113">
            <text:p>b5 (0)</text:p>
          </table:table-cell>
          <table:table-cell office:value-type="float" office:value="0" table:formula="of:=IF(ISNUMBER(SEARCH([.B131];[.C131]));1;0)" table:style-name="ce1">
            <text:p>0</text:p>
          </table:table-cell>
          <table:table-cell office:value-type="string" table:style-name="ce114">
            <text:p>b5 (0)</text:p>
          </table:table-cell>
          <table:table-cell office:value-type="float" office:value="0" table:formula="of:=IF(ISNUMBER(SEARCH([.B131];[.E131]));1;0)" table:style-name="ce1">
            <text:p>0</text:p>
          </table:table-cell>
          <table:table-cell table:number-columns-repeated="10" table:style-name="ce1"/>
          <table:table-cell office:value-type="float" office:value="-130" table:style-name="ce1">
            <text:p>-130</text:p>
          </table:table-cell>
          <table:table-cell office:value-type="string" table:style-name="ce1">
            <text:p>Rae8</text:p>
          </table:table-cell>
          <table:table-cell office:value-type="string" table:style-name="ce1">
            <text:p>Rae8 (100)</text:p>
          </table:table-cell>
          <table:table-cell office:value-type="string" table:style-name="ce1">
            <text:p>b5 (0)</text:p>
          </table:table-cell>
          <table:table-cell office:value-type="string" table:style-name="ce1">
            <text:p>b5 (0)</text:p>
          </table:table-cell>
          <table:table-cell table:number-columns-repeated="16363"/>
        </table:table-row>
        <table:table-row table:style-name="ro1">
          <table:table-cell office:value-type="float" office:value="-131" table:style-name="ce1">
            <text:p>-131</text:p>
          </table:table-cell>
          <table:table-cell office:value-type="string" table:style-name="ce1">
            <text:p>Qe2</text:p>
          </table:table-cell>
          <table:table-cell office:value-type="string" table:style-name="ce113">
            <text:p>Re2 (0)</text:p>
          </table:table-cell>
          <table:table-cell office:value-type="float" office:value="0" table:formula="of:=IF(ISNUMBER(SEARCH([.B132];[.C132]));1;0)" table:style-name="ce1">
            <text:p>0</text:p>
          </table:table-cell>
          <table:table-cell office:value-type="string" table:style-name="ce114">
            <text:p>Re2 (0)</text:p>
          </table:table-cell>
          <table:table-cell office:value-type="float" office:value="0" table:formula="of:=IF(ISNUMBER(SEARCH([.B132];[.E132]));1;0)" table:style-name="ce1">
            <text:p>0</text:p>
          </table:table-cell>
          <table:table-cell table:number-columns-repeated="10" table:style-name="ce1"/>
          <table:table-cell office:value-type="float" office:value="-131" table:style-name="ce1">
            <text:p>-131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Re2 (0)</text:p>
          </table:table-cell>
          <table:table-cell office:value-type="string" table:style-name="ce1">
            <text:p>Re2 (0)</text:p>
          </table:table-cell>
          <table:table-cell office:value-type="string" table:style-name="ce1">
            <text:p>Re2 (0)</text:p>
          </table:table-cell>
          <table:table-cell table:number-columns-repeated="16363"/>
        </table:table-row>
        <table:table-row table:style-name="ro1">
          <table:table-cell office:value-type="float" office:value="-132" table:style-name="ce1">
            <text:p>-132</text:p>
          </table:table-cell>
          <table:table-cell office:value-type="string" table:style-name="ce1">
            <text:p>Rc1</text:p>
          </table:table-cell>
          <table:table-cell office:value-type="string" table:style-name="ce113">
            <text:p>h3 (0)</text:p>
          </table:table-cell>
          <table:table-cell office:value-type="float" office:value="0" table:formula="of:=IF(ISNUMBER(SEARCH([.B133];[.C133]));1;0)" table:style-name="ce1">
            <text:p>0</text:p>
          </table:table-cell>
          <table:table-cell office:value-type="string" table:style-name="ce114">
            <text:p>h3 (0)</text:p>
          </table:table-cell>
          <table:table-cell office:value-type="float" office:value="0" table:formula="of:=IF(ISNUMBER(SEARCH([.B133];[.E133]));1;0)" table:style-name="ce1">
            <text:p>0</text:p>
          </table:table-cell>
          <table:table-cell table:number-columns-repeated="10" table:style-name="ce1"/>
          <table:table-cell office:value-type="float" office:value="-132" table:style-name="ce1">
            <text:p>-132</text:p>
          </table:table-cell>
          <table:table-cell office:value-type="string" table:style-name="ce1">
            <text:p>Rc1</text:p>
          </table:table-cell>
          <table:table-cell office:value-type="string" table:style-name="ce1">
            <text:p>Rc1 (100)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h3 (0)</text:p>
          </table:table-cell>
          <table:table-cell table:number-columns-repeated="16363"/>
        </table:table-row>
        <table:table-row table:style-name="ro1">
          <table:table-cell office:value-type="float" office:value="-133" table:style-name="ce1">
            <text:p>-133</text:p>
          </table:table-cell>
          <table:table-cell office:value-type="string" table:style-name="ce1">
            <text:p>e3</text:p>
          </table:table-cell>
          <table:table-cell office:value-type="string" table:style-name="ce113">
            <text:p>e3 (93)</text:p>
          </table:table-cell>
          <table:table-cell office:value-type="float" office:value="1" table:formula="of:=IF(ISNUMBER(SEARCH([.B134];[.C134]));1;0)" table:style-name="ce1">
            <text:p>1</text:p>
          </table:table-cell>
          <table:table-cell office:value-type="string" table:style-name="ce114">
            <text:p>e3 (100)</text:p>
          </table:table-cell>
          <table:table-cell office:value-type="float" office:value="1" table:formula="of:=IF(ISNUMBER(SEARCH([.B134];[.E134]));1;0)" table:style-name="ce1">
            <text:p>1</text:p>
          </table:table-cell>
          <table:table-cell table:number-columns-repeated="10" table:style-name="ce1"/>
          <table:table-cell office:value-type="float" office:value="-133" table:style-name="ce1">
            <text:p>-133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3 (100)</text:p>
          </table:table-cell>
          <table:table-cell office:value-type="string" table:style-name="ce1">
            <text:p>e3 (93)</text:p>
          </table:table-cell>
          <table:table-cell office:value-type="string" table:style-name="ce1">
            <text:p>e3 (100)</text:p>
          </table:table-cell>
          <table:table-cell table:number-columns-repeated="16363"/>
        </table:table-row>
        <table:table-row table:style-name="ro1">
          <table:table-cell office:value-type="float" office:value="-134" table:style-name="ce1">
            <text:p>-134</text:p>
          </table:table-cell>
          <table:table-cell office:value-type="string" table:style-name="ce1">
            <text:p>Rh2+</text:p>
          </table:table-cell>
          <table:table-cell office:value-type="string" table:style-name="ce113">
            <text:p>Rh2+ (79)</text:p>
          </table:table-cell>
          <table:table-cell office:value-type="float" office:value="1" table:formula="of:=IF(ISNUMBER(SEARCH([.B135];[.C135]));1;0)" table:style-name="ce1">
            <text:p>1</text:p>
          </table:table-cell>
          <table:table-cell office:value-type="string" table:style-name="ce114">
            <text:p>Rh2+ (70)</text:p>
          </table:table-cell>
          <table:table-cell office:value-type="float" office:value="1" table:formula="of:=IF(ISNUMBER(SEARCH([.B135];[.E135]));1;0)" table:style-name="ce1">
            <text:p>1</text:p>
          </table:table-cell>
          <table:table-cell table:number-columns-repeated="10" table:style-name="ce1"/>
          <table:table-cell office:value-type="float" office:value="-134" table:style-name="ce1">
            <text:p>-134</text:p>
          </table:table-cell>
          <table:table-cell office:value-type="string" table:style-name="ce1">
            <text:p>Rh2+</text:p>
          </table:table-cell>
          <table:table-cell office:value-type="string" table:style-name="ce1">
            <text:p>Rh2+ (100)</text:p>
          </table:table-cell>
          <table:table-cell office:value-type="string" table:style-name="ce1">
            <text:p>Rh2+ (79)</text:p>
          </table:table-cell>
          <table:table-cell office:value-type="string" table:style-name="ce1">
            <text:p>Rh2+ (70)</text:p>
          </table:table-cell>
          <table:table-cell table:number-columns-repeated="16363"/>
        </table:table-row>
        <table:table-row table:style-name="ro1">
          <table:table-cell office:value-type="float" office:value="-135" table:style-name="ce1">
            <text:p>-135</text:p>
          </table:table-cell>
          <table:table-cell office:value-type="string" table:style-name="ce1">
            <text:p>Nd5</text:p>
          </table:table-cell>
          <table:table-cell office:value-type="string" table:style-name="ce113">
            <text:p>Nd5 (72)</text:p>
          </table:table-cell>
          <table:table-cell office:value-type="float" office:value="1" table:formula="of:=IF(ISNUMBER(SEARCH([.B136];[.C136]));1;0)" table:style-name="ce1">
            <text:p>1</text:p>
          </table:table-cell>
          <table:table-cell office:value-type="string" table:style-name="ce114">
            <text:p>Bd3 (0)</text:p>
          </table:table-cell>
          <table:table-cell office:value-type="float" office:value="0" table:formula="of:=IF(ISNUMBER(SEARCH([.B136];[.E136]));1;0)" table:style-name="ce1">
            <text:p>0</text:p>
          </table:table-cell>
          <table:table-cell table:number-columns-repeated="10" table:style-name="ce1"/>
          <table:table-cell office:value-type="float" office:value="-135" table:style-name="ce1">
            <text:p>-135</text:p>
          </table:table-cell>
          <table:table-cell office:value-type="string" table:style-name="ce1">
            <text:p>Nd5</text:p>
          </table:table-cell>
          <table:table-cell office:value-type="string" table:style-name="ce1">
            <text:p>Qe3 (0)</text:p>
          </table:table-cell>
          <table:table-cell office:value-type="string" table:style-name="ce1">
            <text:p>Nd5 (72)</text:p>
          </table:table-cell>
          <table:table-cell office:value-type="string" table:style-name="ce1">
            <text:p>Bd3 (0)</text:p>
          </table:table-cell>
          <table:table-cell table:number-columns-repeated="16363"/>
        </table:table-row>
        <table:table-row table:style-name="ro1">
          <table:table-cell office:value-type="float" office:value="-136" table:style-name="ce1">
            <text:p>-136</text:p>
          </table:table-cell>
          <table:table-cell office:value-type="string" table:style-name="ce1">
            <text:p>Bh3</text:p>
          </table:table-cell>
          <table:table-cell office:value-type="string" table:style-name="ce113">
            <text:p>Rf8 (0)</text:p>
          </table:table-cell>
          <table:table-cell office:value-type="float" office:value="0" table:formula="of:=IF(ISNUMBER(SEARCH([.B137];[.C137]));1;0)" table:style-name="ce1">
            <text:p>0</text:p>
          </table:table-cell>
          <table:table-cell office:value-type="string" table:style-name="ce114">
            <text:p>Bh6 (0)</text:p>
          </table:table-cell>
          <table:table-cell office:value-type="float" office:value="0" table:formula="of:=IF(ISNUMBER(SEARCH([.B137];[.E137]));1;0)" table:style-name="ce1">
            <text:p>0</text:p>
          </table:table-cell>
          <table:table-cell table:number-columns-repeated="10" table:style-name="ce1"/>
          <table:table-cell office:value-type="float" office:value="-136" table:style-name="ce1">
            <text:p>-136</text:p>
          </table:table-cell>
          <table:table-cell office:value-type="string" table:style-name="ce1">
            <text:p>Bh3</text:p>
          </table:table-cell>
          <table:table-cell office:value-type="string" table:style-name="ce1">
            <text:p>Bh6 (0)</text:p>
          </table:table-cell>
          <table:table-cell office:value-type="string" table:style-name="ce1">
            <text:p>Rf8 (0)</text:p>
          </table:table-cell>
          <table:table-cell office:value-type="string" table:style-name="ce1">
            <text:p>Bh6 (0)</text:p>
          </table:table-cell>
          <table:table-cell table:number-columns-repeated="16363"/>
        </table:table-row>
        <table:table-row table:style-name="ro1">
          <table:table-cell office:value-type="float" office:value="-138" table:style-name="ce1">
            <text:p>-138</text:p>
          </table:table-cell>
          <table:table-cell office:value-type="string" table:style-name="ce1">
            <text:p>Qd3</text:p>
          </table:table-cell>
          <table:table-cell office:value-type="string" table:style-name="ce113">
            <text:p>Qb6 (0)</text:p>
          </table:table-cell>
          <table:table-cell office:value-type="float" office:value="0" table:formula="of:=IF(ISNUMBER(SEARCH([.B138];[.C138]));1;0)" table:style-name="ce1">
            <text:p>0</text:p>
          </table:table-cell>
          <table:table-cell office:value-type="string" table:style-name="ce114">
            <text:p>Qb6 (0)</text:p>
          </table:table-cell>
          <table:table-cell office:value-type="float" office:value="0" table:formula="of:=IF(ISNUMBER(SEARCH([.B138];[.E138]));1;0)" table:style-name="ce1">
            <text:p>0</text:p>
          </table:table-cell>
          <table:table-cell table:number-columns-repeated="10" table:style-name="ce1"/>
          <table:table-cell office:value-type="float" office:value="-137" table:style-name="ce1">
            <text:p>-137</text:p>
          </table:table-cell>
          <table:table-cell office:value-type="string" table:style-name="ce1">
            <text:p>Qd3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office:value-type="string" table:style-name="ce1">
            <text:p>Qb6 (0)</text:p>
          </table:table-cell>
          <table:table-cell table:number-columns-repeated="16363"/>
        </table:table-row>
        <table:table-row table:style-name="ro1">
          <table:table-cell office:value-type="float" office:value="-139" table:style-name="ce1">
            <text:p>-139</text:p>
          </table:table-cell>
          <table:table-cell office:value-type="string" table:style-name="ce1">
            <text:p>hg4</text:p>
          </table:table-cell>
          <table:table-cell office:value-type="string" table:style-name="ce113">
            <text:p>Rd5 (0)</text:p>
          </table:table-cell>
          <table:table-cell office:value-type="float" office:value="0" table:formula="of:=IF(ISNUMBER(SEARCH([.B139];[.C139]));1;0)" table:style-name="ce1">
            <text:p>0</text:p>
          </table:table-cell>
          <table:table-cell office:value-type="string" table:style-name="ce114">
            <text:p>Rd5 (0)</text:p>
          </table:table-cell>
          <table:table-cell office:value-type="float" office:value="0" table:formula="of:=IF(ISNUMBER(SEARCH([.B139];[.E139]));1;0)" table:style-name="ce1">
            <text:p>0</text:p>
          </table:table-cell>
          <table:table-cell table:number-columns-repeated="10" table:style-name="ce1"/>
          <table:table-cell office:value-type="float" office:value="-138" table:style-name="ce1">
            <text:p>-138</text:p>
          </table:table-cell>
          <table:table-cell office:value-type="string" table:style-name="ce1">
            <text:p>hg4</text:p>
          </table:table-cell>
          <table:table-cell office:value-type="string" table:style-name="ce1">
            <text:p>Rd5 (0)</text:p>
          </table:table-cell>
          <table:table-cell office:value-type="string" table:style-name="ce1">
            <text:p>Rd5 (0)</text:p>
          </table:table-cell>
          <table:table-cell office:value-type="string" table:style-name="ce1">
            <text:p>Rd5 (0)</text:p>
          </table:table-cell>
          <table:table-cell table:number-columns-repeated="16363"/>
        </table:table-row>
        <table:table-row table:style-name="ro1">
          <table:table-cell office:value-type="float" office:value="-140" table:style-name="ce1">
            <text:p>-140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77)</text:p>
          </table:table-cell>
          <table:table-cell office:value-type="float" office:value="1" table:formula="of:=IF(ISNUMBER(SEARCH([.B140];[.C140]));1;0)" table:style-name="ce1">
            <text:p>1</text:p>
          </table:table-cell>
          <table:table-cell office:value-type="string" table:style-name="ce114">
            <text:p>Bh7+ (100)</text:p>
          </table:table-cell>
          <table:table-cell office:value-type="float" office:value="1" table:formula="of:=IF(ISNUMBER(SEARCH([.B140];[.E140]));1;0)" table:style-name="ce1">
            <text:p>1</text:p>
          </table:table-cell>
          <table:table-cell table:number-columns-repeated="10" table:style-name="ce1"/>
          <table:table-cell office:value-type="float" office:value="-139" table:style-name="ce1">
            <text:p>-139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77)</text:p>
          </table:table-cell>
          <table:table-cell office:value-type="string" table:style-name="ce1">
            <text:p>Bh7+ (100)</text:p>
          </table:table-cell>
          <table:table-cell table:number-columns-repeated="16363"/>
        </table:table-row>
        <table:table-row table:style-name="ro1">
          <table:table-cell office:value-type="float" office:value="-141" table:style-name="ce1">
            <text:p>-141</text:p>
          </table:table-cell>
          <table:table-cell office:value-type="string" table:style-name="ce1">
            <text:p>g3</text:p>
          </table:table-cell>
          <table:table-cell office:value-type="string" table:style-name="ce113">
            <text:p>g3 (100)</text:p>
          </table:table-cell>
          <table:table-cell office:value-type="float" office:value="1" table:formula="of:=IF(ISNUMBER(SEARCH([.B141];[.C141]));1;0)" table:style-name="ce1">
            <text:p>1</text:p>
          </table:table-cell>
          <table:table-cell office:value-type="string" table:style-name="ce114">
            <text:p>g3 (100)</text:p>
          </table:table-cell>
          <table:table-cell office:value-type="float" office:value="1" table:formula="of:=IF(ISNUMBER(SEARCH([.B141];[.E141]));1;0)" table:style-name="ce1">
            <text:p>1</text:p>
          </table:table-cell>
          <table:table-cell table:number-columns-repeated="10" table:style-name="ce1"/>
          <table:table-cell office:value-type="float" office:value="-140" table:style-name="ce1">
            <text:p>-140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3 (100)</text:p>
          </table:table-cell>
          <table:table-cell office:value-type="string" table:style-name="ce1">
            <text:p>g3 (100)</text:p>
          </table:table-cell>
          <table:table-cell office:value-type="string" table:style-name="ce1">
            <text:p>g3 (100)</text:p>
          </table:table-cell>
          <table:table-cell table:number-columns-repeated="16363"/>
        </table:table-row>
        <table:table-row table:style-name="ro1">
          <table:table-cell office:value-type="float" office:value="-142" table:style-name="ce1">
            <text:p>-142</text:p>
          </table:table-cell>
          <table:table-cell office:value-type="string" table:style-name="ce1">
            <text:p>Bg5</text:p>
          </table:table-cell>
          <table:table-cell office:value-type="string" table:style-name="ce113">
            <text:p>b4 (0)</text:p>
          </table:table-cell>
          <table:table-cell office:value-type="float" office:value="0" table:formula="of:=IF(ISNUMBER(SEARCH([.B142];[.C142]));1;0)" table:style-name="ce1">
            <text:p>0</text:p>
          </table:table-cell>
          <table:table-cell office:value-type="string" table:style-name="ce114">
            <text:p>b4 (0)</text:p>
          </table:table-cell>
          <table:table-cell office:value-type="float" office:value="0" table:formula="of:=IF(ISNUMBER(SEARCH([.B142];[.E142]));1;0)" table:style-name="ce1">
            <text:p>0</text:p>
          </table:table-cell>
          <table:table-cell table:number-columns-repeated="10" table:style-name="ce1"/>
          <table:table-cell office:value-type="float" office:value="-141" table:style-name="ce1">
            <text:p>-141</text:p>
          </table:table-cell>
          <table:table-cell office:value-type="string" table:style-name="ce1">
            <text:p>Bg5</text:p>
          </table:table-cell>
          <table:table-cell office:value-type="string" table:style-name="ce1">
            <text:p>Bg5 (100)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b4 (0)</text:p>
          </table:table-cell>
          <table:table-cell table:number-columns-repeated="16363"/>
        </table:table-row>
        <table:table-row table:style-name="ro1">
          <table:table-cell office:value-type="float" office:value="-143" table:style-name="ce1">
            <text:p>-143</text:p>
          </table:table-cell>
          <table:table-cell office:value-type="string" table:style-name="ce1">
            <text:p>h4</text:p>
          </table:table-cell>
          <table:table-cell office:value-type="string" table:style-name="ce113">
            <text:p>h4 (88)</text:p>
          </table:table-cell>
          <table:table-cell office:value-type="float" office:value="1" table:formula="of:=IF(ISNUMBER(SEARCH([.B143];[.C143]));1;0)" table:style-name="ce1">
            <text:p>1</text:p>
          </table:table-cell>
          <table:table-cell office:value-type="string" table:style-name="ce114">
            <text:p>Bg7+ (0)</text:p>
          </table:table-cell>
          <table:table-cell office:value-type="float" office:value="0" table:formula="of:=IF(ISNUMBER(SEARCH([.B143];[.E143]));1;0)" table:style-name="ce1">
            <text:p>0</text:p>
          </table:table-cell>
          <table:table-cell table:number-columns-repeated="10" table:style-name="ce1"/>
          <table:table-cell office:value-type="float" office:value="-142" table:style-name="ce1">
            <text:p>-142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c4 (0)</text:p>
          </table:table-cell>
          <table:table-cell office:value-type="string" table:style-name="ce1">
            <text:p>h4 (88)</text:p>
          </table:table-cell>
          <table:table-cell office:value-type="string" table:style-name="ce1">
            <text:p>Bg7+ (0)</text:p>
          </table:table-cell>
          <table:table-cell table:number-columns-repeated="16363"/>
        </table:table-row>
        <table:table-row table:style-name="ro1">
          <table:table-cell office:value-type="float" office:value="-144" table:style-name="ce1">
            <text:p>-144</text:p>
          </table:table-cell>
          <table:table-cell office:value-type="string" table:style-name="ce1">
            <text:p>Rf4</text:p>
          </table:table-cell>
          <table:table-cell office:value-type="string" table:style-name="ce113">
            <text:p>Nf4 (0)</text:p>
          </table:table-cell>
          <table:table-cell office:value-type="float" office:value="0" table:formula="of:=IF(ISNUMBER(SEARCH([.B144];[.C144]));1;0)" table:style-name="ce1">
            <text:p>0</text:p>
          </table:table-cell>
          <table:table-cell office:value-type="string" table:style-name="ce114">
            <text:p>Nf4 (0)</text:p>
          </table:table-cell>
          <table:table-cell office:value-type="float" office:value="0" table:formula="of:=IF(ISNUMBER(SEARCH([.B144];[.E144]));1;0)" table:style-name="ce1">
            <text:p>0</text:p>
          </table:table-cell>
          <table:table-cell table:number-columns-repeated="10" table:style-name="ce1"/>
          <table:table-cell office:value-type="float" office:value="-143" table:style-name="ce1">
            <text:p>-143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Nf4 (0)</text:p>
          </table:table-cell>
          <table:table-cell office:value-type="string" table:style-name="ce1">
            <text:p>Nf4 (0)</text:p>
          </table:table-cell>
          <table:table-cell table:number-columns-repeated="16363"/>
        </table:table-row>
        <table:table-row table:style-name="ro1">
          <table:table-cell office:value-type="float" office:value="-145" table:style-name="ce1">
            <text:p>-145</text:p>
          </table:table-cell>
          <table:table-cell office:value-type="string" table:style-name="ce1">
            <text:p>Qd5</text:p>
          </table:table-cell>
          <table:table-cell office:value-type="string" table:style-name="ce113">
            <text:p>Qd5 (100)</text:p>
          </table:table-cell>
          <table:table-cell office:value-type="float" office:value="1" table:formula="of:=IF(ISNUMBER(SEARCH([.B145];[.C145]));1;0)" table:style-name="ce1">
            <text:p>1</text:p>
          </table:table-cell>
          <table:table-cell office:value-type="string" table:style-name="ce114">
            <text:p>Qd5 (100)</text:p>
          </table:table-cell>
          <table:table-cell office:value-type="float" office:value="1" table:formula="of:=IF(ISNUMBER(SEARCH([.B145];[.E145]));1;0)" table:style-name="ce1">
            <text:p>1</text:p>
          </table:table-cell>
          <table:table-cell table:number-columns-repeated="10" table:style-name="ce1"/>
          <table:table-cell office:value-type="float" office:value="-144" table:style-name="ce1">
            <text:p>-144</text:p>
          </table:table-cell>
          <table:table-cell office:value-type="string" table:style-name="ce1">
            <text:p>Qd5</text:p>
          </table:table-cell>
          <table:table-cell office:value-type="string" table:style-name="ce1">
            <text:p>Qd5 (100)</text:p>
          </table:table-cell>
          <table:table-cell office:value-type="string" table:style-name="ce1">
            <text:p>Qd5 (100)</text:p>
          </table:table-cell>
          <table:table-cell office:value-type="string" table:style-name="ce1">
            <text:p>Qd5 (100)</text:p>
          </table:table-cell>
          <table:table-cell table:number-columns-repeated="16363"/>
        </table:table-row>
        <table:table-row table:style-name="ro1">
          <table:table-cell office:value-type="float" office:value="-146" table:style-name="ce1">
            <text:p>-146</text:p>
          </table:table-cell>
          <table:table-cell office:value-type="string" table:style-name="ce1">
            <text:p>Rg1</text:p>
          </table:table-cell>
          <table:table-cell office:value-type="string" table:style-name="ce113">
            <text:p>Rg1 (100)</text:p>
          </table:table-cell>
          <table:table-cell office:value-type="float" office:value="1" table:formula="of:=IF(ISNUMBER(SEARCH([.B146];[.C146]));1;0)" table:style-name="ce1">
            <text:p>1</text:p>
          </table:table-cell>
          <table:table-cell office:value-type="string" table:style-name="ce114">
            <text:p>Rg1 (93)</text:p>
          </table:table-cell>
          <table:table-cell office:value-type="float" office:value="1" table:formula="of:=IF(ISNUMBER(SEARCH([.B146];[.E146]));1;0)" table:style-name="ce1">
            <text:p>1</text:p>
          </table:table-cell>
          <table:table-cell table:number-columns-repeated="10" table:style-name="ce1"/>
          <table:table-cell office:value-type="float" office:value="-145" table:style-name="ce1">
            <text:p>-145</text:p>
          </table:table-cell>
          <table:table-cell office:value-type="string" table:style-name="ce1">
            <text:p>Rg1</text:p>
          </table:table-cell>
          <table:table-cell office:value-type="string" table:style-name="ce1">
            <text:p>Rg1 (64)</text:p>
          </table:table-cell>
          <table:table-cell office:value-type="string" table:style-name="ce1">
            <text:p>Rg1 (100)</text:p>
          </table:table-cell>
          <table:table-cell office:value-type="string" table:style-name="ce1">
            <text:p>Rg1 (93)</text:p>
          </table:table-cell>
          <table:table-cell table:number-columns-repeated="16363"/>
        </table:table-row>
        <table:table-row table:style-name="ro1">
          <table:table-cell office:value-type="float" office:value="-147" table:style-name="ce1">
            <text:p>-147</text:p>
          </table:table-cell>
          <table:table-cell office:value-type="string" table:style-name="ce1">
            <text:p>Nf5</text:p>
          </table:table-cell>
          <table:table-cell office:value-type="string" table:style-name="ce113">
            <text:p>Kf8 (0)</text:p>
          </table:table-cell>
          <table:table-cell office:value-type="float" office:value="0" table:formula="of:=IF(ISNUMBER(SEARCH([.B147];[.C147]));1;0)" table:style-name="ce1">
            <text:p>0</text:p>
          </table:table-cell>
          <table:table-cell office:value-type="string" table:style-name="ce114">
            <text:p>Kf8 (0)</text:p>
          </table:table-cell>
          <table:table-cell office:value-type="float" office:value="0" table:formula="of:=IF(ISNUMBER(SEARCH([.B147];[.E147]));1;0)" table:style-name="ce1">
            <text:p>0</text:p>
          </table:table-cell>
          <table:table-cell table:number-columns-repeated="10" table:style-name="ce1"/>
          <table:table-cell office:value-type="float" office:value="-146" table:style-name="ce1">
            <text:p>-146</text:p>
          </table:table-cell>
          <table:table-cell office:value-type="string" table:style-name="ce1">
            <text:p>Nf5</text:p>
          </table:table-cell>
          <table:table-cell office:value-type="string" table:style-name="ce1">
            <text:p>Nd5 (0)</text:p>
          </table:table-cell>
          <table:table-cell office:value-type="string" table:style-name="ce1">
            <text:p>Kf8 (0)</text:p>
          </table:table-cell>
          <table:table-cell office:value-type="string" table:style-name="ce1">
            <text:p>Kf8 (0)</text:p>
          </table:table-cell>
          <table:table-cell table:number-columns-repeated="16363"/>
        </table:table-row>
        <table:table-row table:style-name="ro1">
          <table:table-cell office:value-type="float" office:value="-148" table:style-name="ce1">
            <text:p>-148</text:p>
          </table:table-cell>
          <table:table-cell office:value-type="string" table:style-name="ce1">
            <text:p>Qd6</text:p>
          </table:table-cell>
          <table:table-cell office:value-type="string" table:style-name="ce113">
            <text:p>Qc7 (0)</text:p>
          </table:table-cell>
          <table:table-cell office:value-type="float" office:value="0" table:formula="of:=IF(ISNUMBER(SEARCH([.B148];[.C148]));1;0)" table:style-name="ce1">
            <text:p>0</text:p>
          </table:table-cell>
          <table:table-cell office:value-type="string" table:style-name="ce114">
            <text:p>Qc7 (0)</text:p>
          </table:table-cell>
          <table:table-cell office:value-type="float" office:value="0" table:formula="of:=IF(ISNUMBER(SEARCH([.B148];[.E148]));1;0)" table:style-name="ce1">
            <text:p>0</text:p>
          </table:table-cell>
          <table:table-cell table:number-columns-repeated="10" table:style-name="ce1"/>
          <table:table-cell office:value-type="float" office:value="-147" table:style-name="ce1">
            <text:p>-147</text:p>
          </table:table-cell>
          <table:table-cell office:value-type="string" table:style-name="ce1">
            <text:p>Qd6</text:p>
          </table:table-cell>
          <table:table-cell office:value-type="string" table:style-name="ce1">
            <text:p>Qd6 (100)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c7 (0)</text:p>
          </table:table-cell>
          <table:table-cell table:number-columns-repeated="16363"/>
        </table:table-row>
        <table:table-row table:style-name="ro1">
          <table:table-cell office:value-type="float" office:value="-149" table:style-name="ce1">
            <text:p>-149</text:p>
          </table:table-cell>
          <table:table-cell office:value-type="string" table:style-name="ce1">
            <text:p>Qh5</text:p>
          </table:table-cell>
          <table:table-cell office:value-type="string" table:style-name="ce113">
            <text:p>Qh5 (93)</text:p>
          </table:table-cell>
          <table:table-cell office:value-type="float" office:value="1" table:formula="of:=IF(ISNUMBER(SEARCH([.B149];[.C149]));1;0)" table:style-name="ce1">
            <text:p>1</text:p>
          </table:table-cell>
          <table:table-cell office:value-type="string" table:style-name="ce114">
            <text:p>Qh5 (100)</text:p>
          </table:table-cell>
          <table:table-cell office:value-type="float" office:value="1" table:formula="of:=IF(ISNUMBER(SEARCH([.B149];[.E149]));1;0)" table:style-name="ce1">
            <text:p>1</text:p>
          </table:table-cell>
          <table:table-cell table:number-columns-repeated="10" table:style-name="ce1"/>
          <table:table-cell office:value-type="float" office:value="-148" table:style-name="ce1">
            <text:p>-148</text:p>
          </table:table-cell>
          <table:table-cell office:value-type="string" table:style-name="ce1">
            <text:p>Qh5</text:p>
          </table:table-cell>
          <table:table-cell office:value-type="string" table:style-name="ce1">
            <text:p>Qh5 (100)</text:p>
          </table:table-cell>
          <table:table-cell office:value-type="string" table:style-name="ce1">
            <text:p>Qh5 (93)</text:p>
          </table:table-cell>
          <table:table-cell office:value-type="string" table:style-name="ce1">
            <text:p>Qh5 (100)</text:p>
          </table:table-cell>
          <table:table-cell table:number-columns-repeated="16363"/>
        </table:table-row>
        <table:table-row table:style-name="ro1">
          <table:table-cell office:value-type="float" office:value="-150" table:style-name="ce1">
            <text:p>-150</text:p>
          </table:table-cell>
          <table:table-cell office:value-type="string" table:style-name="ce1">
            <text:p>Kf2</text:p>
          </table:table-cell>
          <table:table-cell office:value-type="string" table:style-name="ce113">
            <text:p>h3 (0)</text:p>
          </table:table-cell>
          <table:table-cell office:value-type="float" office:value="0" table:formula="of:=IF(ISNUMBER(SEARCH([.B150];[.C150]));1;0)" table:style-name="ce1">
            <text:p>0</text:p>
          </table:table-cell>
          <table:table-cell office:value-type="string" table:style-name="ce114">
            <text:p>h3 (0)</text:p>
          </table:table-cell>
          <table:table-cell office:value-type="float" office:value="0" table:formula="of:=IF(ISNUMBER(SEARCH([.B150];[.E150]));1;0)" table:style-name="ce1">
            <text:p>0</text:p>
          </table:table-cell>
          <table:table-cell table:number-columns-repeated="10" table:style-name="ce1"/>
          <table:table-cell office:value-type="float" office:value="-149" table:style-name="ce1">
            <text:p>-149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h3 (0)</text:p>
          </table:table-cell>
          <table:table-cell office:value-type="string" table:style-name="ce1">
            <text:p>h3 (0)</text:p>
          </table:table-cell>
          <table:table-cell table:number-columns-repeated="16363"/>
        </table:table-row>
        <table:table-row table:style-name="ro1">
          <table:table-cell office:value-type="float" office:value="-151" table:style-name="ce1">
            <text:p>-151</text:p>
          </table:table-cell>
          <table:table-cell office:value-type="string" table:style-name="ce1">
            <text:p>Be3</text:p>
          </table:table-cell>
          <table:table-cell office:value-type="string" table:style-name="ce113">
            <text:p>Qe2+ (0)</text:p>
          </table:table-cell>
          <table:table-cell office:value-type="float" office:value="0" table:formula="of:=IF(ISNUMBER(SEARCH([.B151];[.C151]));1;0)" table:style-name="ce1">
            <text:p>0</text:p>
          </table:table-cell>
          <table:table-cell office:value-type="string" table:style-name="ce114">
            <text:p>Qe2+ (0)</text:p>
          </table:table-cell>
          <table:table-cell office:value-type="float" office:value="0" table:formula="of:=IF(ISNUMBER(SEARCH([.B151];[.E151]));1;0)" table:style-name="ce1">
            <text:p>0</text:p>
          </table:table-cell>
          <table:table-cell table:number-columns-repeated="10" table:style-name="ce1"/>
          <table:table-cell office:value-type="float" office:value="-150" table:style-name="ce1">
            <text:p>-150</text:p>
          </table:table-cell>
          <table:table-cell office:value-type="string" table:style-name="ce1">
            <text:p>Be3</text:p>
          </table:table-cell>
          <table:table-cell office:value-type="string" table:style-name="ce1">
            <text:p>Qe2+ (0)</text:p>
          </table:table-cell>
          <table:table-cell office:value-type="string" table:style-name="ce1">
            <text:p>Qe2+ (0)</text:p>
          </table:table-cell>
          <table:table-cell office:value-type="string" table:style-name="ce1">
            <text:p>Qe2+ (0)</text:p>
          </table:table-cell>
          <table:table-cell table:number-columns-repeated="16363"/>
        </table:table-row>
        <table:table-row table:style-name="ro1">
          <table:table-cell office:value-type="float" office:value="-152" table:style-name="ce1">
            <text:p>-152</text:p>
          </table:table-cell>
          <table:table-cell office:value-type="string" table:style-name="ce1">
            <text:p>Qa1</text:p>
          </table:table-cell>
          <table:table-cell office:value-type="string" table:style-name="ce113">
            <text:p>Qb3 (0)</text:p>
          </table:table-cell>
          <table:table-cell office:value-type="float" office:value="0" table:formula="of:=IF(ISNUMBER(SEARCH([.B152];[.C152]));1;0)" table:style-name="ce1">
            <text:p>0</text:p>
          </table:table-cell>
          <table:table-cell office:value-type="string" table:style-name="ce114">
            <text:p>Qb3 (0)</text:p>
          </table:table-cell>
          <table:table-cell office:value-type="float" office:value="0" table:formula="of:=IF(ISNUMBER(SEARCH([.B152];[.E152]));1;0)" table:style-name="ce1">
            <text:p>0</text:p>
          </table:table-cell>
          <table:table-cell table:number-columns-repeated="10" table:style-name="ce1"/>
          <table:table-cell office:value-type="float" office:value="-151" table:style-name="ce1">
            <text:p>-151</text:p>
          </table:table-cell>
          <table:table-cell office:value-type="string" table:style-name="ce1">
            <text:p>Qa1</text:p>
          </table:table-cell>
          <table:table-cell office:value-type="string" table:style-name="ce1">
            <text:p>Qb3 (0)</text:p>
          </table:table-cell>
          <table:table-cell office:value-type="string" table:style-name="ce1">
            <text:p>Qb3 (0)</text:p>
          </table:table-cell>
          <table:table-cell office:value-type="string" table:style-name="ce1">
            <text:p>Qb3 (0)</text:p>
          </table:table-cell>
          <table:table-cell table:number-columns-repeated="16363"/>
        </table:table-row>
        <table:table-row table:style-name="ro1">
          <table:table-cell office:value-type="float" office:value="-153" table:style-name="ce1">
            <text:p>-153</text:p>
          </table:table-cell>
          <table:table-cell office:value-type="string" table:style-name="ce1">
            <text:p>Kf6</text:p>
          </table:table-cell>
          <table:table-cell office:value-type="string" table:style-name="ce113">
            <text:p>Kf6 (93)</text:p>
          </table:table-cell>
          <table:table-cell office:value-type="float" office:value="1" table:formula="of:=IF(ISNUMBER(SEARCH([.B153];[.C153]));1;0)" table:style-name="ce1">
            <text:p>1</text:p>
          </table:table-cell>
          <table:table-cell office:value-type="string" table:style-name="ce114">
            <text:p>Kf6 (64)</text:p>
          </table:table-cell>
          <table:table-cell office:value-type="float" office:value="1" table:formula="of:=IF(ISNUMBER(SEARCH([.B153];[.E153]));1;0)" table:style-name="ce1">
            <text:p>1</text:p>
          </table:table-cell>
          <table:table-cell table:number-columns-repeated="10" table:style-name="ce1"/>
          <table:table-cell office:value-type="float" office:value="-152" table:style-name="ce1">
            <text:p>-152</text:p>
          </table:table-cell>
          <table:table-cell office:value-type="string" table:style-name="ce1">
            <text:p>Kf6</text:p>
          </table:table-cell>
          <table:table-cell office:value-type="string" table:style-name="ce1">
            <text:p>Qf8+ (0)</text:p>
          </table:table-cell>
          <table:table-cell office:value-type="string" table:style-name="ce1">
            <text:p>Kf6 (93)</text:p>
          </table:table-cell>
          <table:table-cell office:value-type="string" table:style-name="ce1">
            <text:p>Kf6 (64)</text:p>
          </table:table-cell>
          <table:table-cell table:number-columns-repeated="16363"/>
        </table:table-row>
        <table:table-row table:style-name="ro1">
          <table:table-cell office:value-type="float" office:value="-154" table:style-name="ce1">
            <text:p>-154</text:p>
          </table:table-cell>
          <table:table-cell office:value-type="string" table:style-name="ce1">
            <text:p>Nc7</text:p>
          </table:table-cell>
          <table:table-cell office:value-type="string" table:style-name="ce113">
            <text:p>Nc7 (83)</text:p>
          </table:table-cell>
          <table:table-cell office:value-type="float" office:value="1" table:formula="of:=IF(ISNUMBER(SEARCH([.B154];[.C154]));1;0)" table:style-name="ce1">
            <text:p>1</text:p>
          </table:table-cell>
          <table:table-cell office:value-type="string" table:style-name="ce114">
            <text:p>Nc7 (77)</text:p>
          </table:table-cell>
          <table:table-cell office:value-type="float" office:value="1" table:formula="of:=IF(ISNUMBER(SEARCH([.B154];[.E154]));1;0)" table:style-name="ce1">
            <text:p>1</text:p>
          </table:table-cell>
          <table:table-cell table:number-columns-repeated="10" table:style-name="ce1"/>
          <table:table-cell office:value-type="float" office:value="-153" table:style-name="ce1">
            <text:p>-153</text:p>
          </table:table-cell>
          <table:table-cell office:value-type="string" table:style-name="ce1">
            <text:p>Nc7</text:p>
          </table:table-cell>
          <table:table-cell office:value-type="string" table:style-name="ce1">
            <text:p>Nc7 (77)</text:p>
          </table:table-cell>
          <table:table-cell office:value-type="string" table:style-name="ce1">
            <text:p>Nc7 (83)</text:p>
          </table:table-cell>
          <table:table-cell office:value-type="string" table:style-name="ce1">
            <text:p>Nc7 (77)</text:p>
          </table:table-cell>
          <table:table-cell table:number-columns-repeated="16363"/>
        </table:table-row>
        <table:table-row table:style-name="ro1">
          <table:table-cell office:value-type="float" office:value="-155" table:style-name="ce1">
            <text:p>-155</text:p>
          </table:table-cell>
          <table:table-cell office:value-type="string" table:style-name="ce1">
            <text:p>Qd1</text:p>
          </table:table-cell>
          <table:table-cell office:value-type="string" table:style-name="ce113">
            <text:p>Qd1 (93)</text:p>
          </table:table-cell>
          <table:table-cell office:value-type="float" office:value="1" table:formula="of:=IF(ISNUMBER(SEARCH([.B155];[.C155]));1;0)" table:style-name="ce1">
            <text:p>1</text:p>
          </table:table-cell>
          <table:table-cell office:value-type="string" table:style-name="ce114">
            <text:p>Qd1 (100)</text:p>
          </table:table-cell>
          <table:table-cell office:value-type="float" office:value="1" table:formula="of:=IF(ISNUMBER(SEARCH([.B155];[.E155]));1;0)" table:style-name="ce1">
            <text:p>1</text:p>
          </table:table-cell>
          <table:table-cell table:number-columns-repeated="10" table:style-name="ce1"/>
          <table:table-cell office:value-type="float" office:value="-154" table:style-name="ce1">
            <text:p>-154</text:p>
          </table:table-cell>
          <table:table-cell office:value-type="string" table:style-name="ce1">
            <text:p>Qd1</text:p>
          </table:table-cell>
          <table:table-cell office:value-type="string" table:style-name="ce1">
            <text:p>Qd1 (100)</text:p>
          </table:table-cell>
          <table:table-cell office:value-type="string" table:style-name="ce1">
            <text:p>Qd1 (93)</text:p>
          </table:table-cell>
          <table:table-cell office:value-type="string" table:style-name="ce1">
            <text:p>Qd1 (100)</text:p>
          </table:table-cell>
          <table:table-cell table:number-columns-repeated="16363"/>
        </table:table-row>
        <table:table-row table:style-name="ro1">
          <table:table-cell office:value-type="float" office:value="-156" table:style-name="ce1">
            <text:p>-156</text:p>
          </table:table-cell>
          <table:table-cell office:value-type="string" table:style-name="ce1">
            <text:p>Qa3</text:p>
          </table:table-cell>
          <table:table-cell office:value-type="string" table:style-name="ce113">
            <text:p>Qd7+ (0)</text:p>
          </table:table-cell>
          <table:table-cell office:value-type="float" office:value="0" table:formula="of:=IF(ISNUMBER(SEARCH([.B156];[.C156]));1;0)" table:style-name="ce1">
            <text:p>0</text:p>
          </table:table-cell>
          <table:table-cell office:value-type="string" table:style-name="ce114">
            <text:p>Qd7+ (0)</text:p>
          </table:table-cell>
          <table:table-cell office:value-type="float" office:value="0" table:formula="of:=IF(ISNUMBER(SEARCH([.B156];[.E156]));1;0)" table:style-name="ce1">
            <text:p>0</text:p>
          </table:table-cell>
          <table:table-cell table:number-columns-repeated="10" table:style-name="ce1"/>
          <table:table-cell office:value-type="float" office:value="-155" table:style-name="ce1">
            <text:p>-155</text:p>
          </table:table-cell>
          <table:table-cell office:value-type="string" table:style-name="ce1">
            <text:p>Qa3</text:p>
          </table:table-cell>
          <table:table-cell office:value-type="string" table:style-name="ce1">
            <text:p>Qd7+ (0)</text:p>
          </table:table-cell>
          <table:table-cell office:value-type="string" table:style-name="ce1">
            <text:p>Qd7+ (0)</text:p>
          </table:table-cell>
          <table:table-cell office:value-type="string" table:style-name="ce1">
            <text:p>Qd7+ (0)</text:p>
          </table:table-cell>
          <table:table-cell table:number-columns-repeated="16363"/>
        </table:table-row>
        <table:table-row table:style-name="ro1">
          <table:table-cell office:value-type="float" office:value="-157" table:style-name="ce1">
            <text:p>-157</text:p>
          </table:table-cell>
          <table:table-cell office:value-type="string" table:style-name="ce1">
            <text:p>Nh5</text:p>
          </table:table-cell>
          <table:table-cell office:value-type="string" table:style-name="ce113">
            <text:p>Nh5 (85)</text:p>
          </table:table-cell>
          <table:table-cell office:value-type="float" office:value="1" table:formula="of:=IF(ISNUMBER(SEARCH([.B157];[.C157]));1;0)" table:style-name="ce1">
            <text:p>1</text:p>
          </table:table-cell>
          <table:table-cell office:value-type="string" table:style-name="ce114">
            <text:p>Nh5 (88)</text:p>
          </table:table-cell>
          <table:table-cell office:value-type="float" office:value="1" table:formula="of:=IF(ISNUMBER(SEARCH([.B157];[.E157]));1;0)" table:style-name="ce1">
            <text:p>1</text:p>
          </table:table-cell>
          <table:table-cell table:number-columns-repeated="10" table:style-name="ce1"/>
          <table:table-cell office:value-type="float" office:value="-156" table:style-name="ce1">
            <text:p>-156</text:p>
          </table:table-cell>
          <table:table-cell office:value-type="string" table:style-name="ce1">
            <text:p>Nh5</text:p>
          </table:table-cell>
          <table:table-cell office:value-type="string" table:style-name="ce1">
            <text:p>Rc1 (0)</text:p>
          </table:table-cell>
          <table:table-cell office:value-type="string" table:style-name="ce1">
            <text:p>Nh5 (85)</text:p>
          </table:table-cell>
          <table:table-cell office:value-type="string" table:style-name="ce1">
            <text:p>Nh5 (88)</text:p>
          </table:table-cell>
          <table:table-cell table:number-columns-repeated="16363"/>
        </table:table-row>
        <table:table-row table:style-name="ro1">
          <table:table-cell office:value-type="float" office:value="-158" table:style-name="ce1">
            <text:p>-158</text:p>
          </table:table-cell>
          <table:table-cell office:value-type="string" table:style-name="ce1">
            <text:p>e6</text:p>
          </table:table-cell>
          <table:table-cell office:value-type="string" table:style-name="ce113">
            <text:p>e6 (88)</text:p>
          </table:table-cell>
          <table:table-cell office:value-type="float" office:value="1" table:formula="of:=IF(ISNUMBER(SEARCH([.B158];[.C158]));1;0)" table:style-name="ce1">
            <text:p>1</text:p>
          </table:table-cell>
          <table:table-cell office:value-type="string" table:style-name="ce114">
            <text:p>e6 (83)</text:p>
          </table:table-cell>
          <table:table-cell office:value-type="float" office:value="1" table:formula="of:=IF(ISNUMBER(SEARCH([.B158];[.E158]));1;0)" table:style-name="ce1">
            <text:p>1</text:p>
          </table:table-cell>
          <table:table-cell table:number-columns-repeated="10" table:style-name="ce1"/>
          <table:table-cell office:value-type="string" table:style-name="ce1">
            <text:p>?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Nf3 (0)</text:p>
          </table:table-cell>
          <table:table-cell office:value-type="string" table:style-name="ce1">
            <text:p>e6 (88)</text:p>
          </table:table-cell>
          <table:table-cell office:value-type="string" table:style-name="ce1">
            <text:p>e6 (83)</text:p>
          </table:table-cell>
          <table:table-cell table:number-columns-repeated="16363"/>
        </table:table-row>
        <table:table-row table:style-name="ro1">
          <table:table-cell office:value-type="float" office:value="-159" table:style-name="ce1">
            <text:p>-159</text:p>
          </table:table-cell>
          <table:table-cell office:value-type="string" table:style-name="ce1">
            <text:p>gf6</text:p>
          </table:table-cell>
          <table:table-cell office:value-type="string" table:style-name="ce113">
            <text:p>gf6 (100)</text:p>
          </table:table-cell>
          <table:table-cell office:value-type="float" office:value="1" table:formula="of:=IF(ISNUMBER(SEARCH([.B159];[.C159]));1;0)" table:style-name="ce1">
            <text:p>1</text:p>
          </table:table-cell>
          <table:table-cell office:value-type="string" table:style-name="ce114">
            <text:p>gf6 (100)</text:p>
          </table:table-cell>
          <table:table-cell office:value-type="float" office:value="1" table:formula="of:=IF(ISNUMBER(SEARCH([.B159];[.E159]));1;0)" table:style-name="ce1">
            <text:p>1</text:p>
          </table:table-cell>
          <table:table-cell table:number-columns-repeated="10" table:style-name="ce1"/>
          <table:table-cell office:value-type="float" office:value="-158" table:style-name="ce1">
            <text:p>-158</text:p>
          </table:table-cell>
          <table:table-cell office:value-type="string" table:style-name="ce1">
            <text:p>gf6</text:p>
          </table:table-cell>
          <table:table-cell office:value-type="string" table:style-name="ce1">
            <text:p>gf6 (100)</text:p>
          </table:table-cell>
          <table:table-cell office:value-type="string" table:style-name="ce1">
            <text:p>gf6 (100)</text:p>
          </table:table-cell>
          <table:table-cell office:value-type="string" table:style-name="ce1">
            <text:p>gf6 (100)</text:p>
          </table:table-cell>
          <table:table-cell table:number-columns-repeated="16363"/>
        </table:table-row>
        <table:table-row table:style-name="ro1">
          <table:table-cell office:value-type="float" office:value="-160" table:style-name="ce1">
            <text:p>-160</text:p>
          </table:table-cell>
          <table:table-cell office:value-type="string" table:style-name="ce1">
            <text:p>Qf6+</text:p>
          </table:table-cell>
          <table:table-cell office:value-type="string" table:style-name="ce113">
            <text:p>Qf6+ (75)</text:p>
          </table:table-cell>
          <table:table-cell office:value-type="float" office:value="1" table:formula="of:=IF(ISNUMBER(SEARCH([.B160];[.C160]));1;0)" table:style-name="ce1">
            <text:p>1</text:p>
          </table:table-cell>
          <table:table-cell office:value-type="string" table:style-name="ce114">
            <text:p>Bc5 (0)</text:p>
          </table:table-cell>
          <table:table-cell office:value-type="float" office:value="0" table:formula="of:=IF(ISNUMBER(SEARCH([.B160];[.E160]));1;0)" table:style-name="ce1">
            <text:p>0</text:p>
          </table:table-cell>
          <table:table-cell table:number-columns-repeated="10" table:style-name="ce1"/>
          <table:table-cell office:value-type="float" office:value="-159" table:style-name="ce1">
            <text:p>-159</text:p>
          </table:table-cell>
          <table:table-cell office:value-type="string" table:style-name="ce1">
            <text:p>Qf6+</text:p>
          </table:table-cell>
          <table:table-cell office:value-type="string" table:style-name="ce1">
            <text:p>Qf6+ (64)</text:p>
          </table:table-cell>
          <table:table-cell office:value-type="string" table:style-name="ce1">
            <text:p>Qf6+ (75)</text:p>
          </table:table-cell>
          <table:table-cell office:value-type="string" table:style-name="ce1">
            <text:p>Bc5 (0)</text:p>
          </table:table-cell>
          <table:table-cell table:number-columns-repeated="16363"/>
        </table:table-row>
        <table:table-row table:style-name="ro1">
          <table:table-cell office:value-type="float" office:value="-161" table:style-name="ce1">
            <text:p>-161</text:p>
          </table:table-cell>
          <table:table-cell office:value-type="string" table:style-name="ce1">
            <text:p>Rf4</text:p>
          </table:table-cell>
          <table:table-cell office:value-type="string" table:style-name="ce113">
            <text:p>Rf4 (93)</text:p>
          </table:table-cell>
          <table:table-cell office:value-type="float" office:value="1" table:formula="of:=IF(ISNUMBER(SEARCH([.B161];[.C161]));1;0)" table:style-name="ce1">
            <text:p>1</text:p>
          </table:table-cell>
          <table:table-cell office:value-type="string" table:style-name="ce114">
            <text:p>Rf4 (85)</text:p>
          </table:table-cell>
          <table:table-cell office:value-type="float" office:value="1" table:formula="of:=IF(ISNUMBER(SEARCH([.B161];[.E161]));1;0)" table:style-name="ce1">
            <text:p>1</text:p>
          </table:table-cell>
          <table:table-cell table:number-columns-repeated="10" table:style-name="ce1"/>
          <table:table-cell office:value-type="float" office:value="-160" table:style-name="ce1">
            <text:p>-160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85)</text:p>
          </table:table-cell>
          <table:table-cell office:value-type="string" table:style-name="ce1">
            <text:p>Rf4 (93)</text:p>
          </table:table-cell>
          <table:table-cell office:value-type="string" table:style-name="ce1">
            <text:p>Rf4 (85)</text:p>
          </table:table-cell>
          <table:table-cell table:number-columns-repeated="16363"/>
        </table:table-row>
        <table:table-row table:style-name="ro1">
          <table:table-cell office:value-type="float" office:value="-162" table:style-name="ce1">
            <text:p>-162</text:p>
          </table:table-cell>
          <table:table-cell office:value-type="string" table:style-name="ce1">
            <text:p>Qa6</text:p>
          </table:table-cell>
          <table:table-cell office:value-type="string" table:style-name="ce113">
            <text:p>Qa6 (88)</text:p>
          </table:table-cell>
          <table:table-cell office:value-type="float" office:value="1" table:formula="of:=IF(ISNUMBER(SEARCH([.B162];[.C162]));1;0)" table:style-name="ce1">
            <text:p>1</text:p>
          </table:table-cell>
          <table:table-cell office:value-type="string" table:style-name="ce114">
            <text:p>Qa6 (93)</text:p>
          </table:table-cell>
          <table:table-cell office:value-type="float" office:value="1" table:formula="of:=IF(ISNUMBER(SEARCH([.B162];[.E162]));1;0)" table:style-name="ce1">
            <text:p>1</text:p>
          </table:table-cell>
          <table:table-cell table:number-columns-repeated="10" table:style-name="ce1"/>
          <table:table-cell office:value-type="float" office:value="-161" table:style-name="ce1">
            <text:p>-161</text:p>
          </table:table-cell>
          <table:table-cell office:value-type="string" table:style-name="ce1">
            <text:p>Qa6</text:p>
          </table:table-cell>
          <table:table-cell office:value-type="string" table:style-name="ce1">
            <text:p>Qa6 (83)</text:p>
          </table:table-cell>
          <table:table-cell office:value-type="string" table:style-name="ce1">
            <text:p>Qa6 (88)</text:p>
          </table:table-cell>
          <table:table-cell office:value-type="string" table:style-name="ce1">
            <text:p>Qa6 (93)</text:p>
          </table:table-cell>
          <table:table-cell table:number-columns-repeated="16363"/>
        </table:table-row>
        <table:table-row table:style-name="ro1">
          <table:table-cell office:value-type="float" office:value="-163" table:style-name="ce1">
            <text:p>-163</text:p>
          </table:table-cell>
          <table:table-cell office:value-type="string" table:style-name="ce1">
            <text:p>b7</text:p>
          </table:table-cell>
          <table:table-cell office:value-type="string" table:style-name="ce113">
            <text:p>b7 (85)</text:p>
          </table:table-cell>
          <table:table-cell office:value-type="float" office:value="1" table:formula="of:=IF(ISNUMBER(SEARCH([.B163];[.C163]));1;0)" table:style-name="ce1">
            <text:p>1</text:p>
          </table:table-cell>
          <table:table-cell office:value-type="string" table:style-name="ce114">
            <text:p>b7 (93)</text:p>
          </table:table-cell>
          <table:table-cell office:value-type="float" office:value="1" table:formula="of:=IF(ISNUMBER(SEARCH([.B163];[.E163]));1;0)" table:style-name="ce1">
            <text:p>1</text:p>
          </table:table-cell>
          <table:table-cell table:number-columns-repeated="10" table:style-name="ce1"/>
          <table:table-cell office:value-type="float" office:value="-162" table:style-name="ce1">
            <text:p>-162</text:p>
          </table:table-cell>
          <table:table-cell office:value-type="string" table:style-name="ce1">
            <text:p>b7</text:p>
          </table:table-cell>
          <table:table-cell office:value-type="string" table:style-name="ce1">
            <text:p>Rb5 (0)</text:p>
          </table:table-cell>
          <table:table-cell office:value-type="string" table:style-name="ce1">
            <text:p>b7 (85)</text:p>
          </table:table-cell>
          <table:table-cell office:value-type="string" table:style-name="ce1">
            <text:p>b7 (93)</text:p>
          </table:table-cell>
          <table:table-cell table:number-columns-repeated="16363"/>
        </table:table-row>
        <table:table-row table:style-name="ro1">
          <table:table-cell office:value-type="float" office:value="-164" table:style-name="ce1">
            <text:p>-164</text:p>
          </table:table-cell>
          <table:table-cell office:value-type="string" table:style-name="ce1">
            <text:p>Rd3</text:p>
          </table:table-cell>
          <table:table-cell office:value-type="string" table:style-name="ce113">
            <text:p>Rd7 (0)</text:p>
          </table:table-cell>
          <table:table-cell office:value-type="float" office:value="0" table:formula="of:=IF(ISNUMBER(SEARCH([.B164];[.C164]));1;0)" table:style-name="ce1">
            <text:p>0</text:p>
          </table:table-cell>
          <table:table-cell office:value-type="string" table:style-name="ce114">
            <text:p>Rd7 (0)</text:p>
          </table:table-cell>
          <table:table-cell office:value-type="float" office:value="0" table:formula="of:=IF(ISNUMBER(SEARCH([.B164];[.E164]));1;0)" table:style-name="ce1">
            <text:p>0</text:p>
          </table:table-cell>
          <table:table-cell table:number-columns-repeated="10" table:style-name="ce1"/>
          <table:table-cell office:value-type="float" office:value="-163" table:style-name="ce1">
            <text:p>-163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office:value-type="string" table:style-name="ce1">
            <text:p>Rd7 (0)</text:p>
          </table:table-cell>
          <table:table-cell table:number-columns-repeated="16363"/>
        </table:table-row>
        <table:table-row table:style-name="ro1">
          <table:table-cell office:value-type="float" office:value="-165" table:style-name="ce1">
            <text:p>-165</text:p>
          </table:table-cell>
          <table:table-cell office:value-type="string" table:style-name="ce1">
            <text:p>Nf7</text:p>
          </table:table-cell>
          <table:table-cell office:value-type="string" table:style-name="ce113">
            <text:p>Nf7 (65)</text:p>
          </table:table-cell>
          <table:table-cell office:value-type="float" office:value="1" table:formula="of:=IF(ISNUMBER(SEARCH([.B165];[.C165]));1;0)" table:style-name="ce1">
            <text:p>1</text:p>
          </table:table-cell>
          <table:table-cell office:value-type="string" table:style-name="ce114">
            <text:p>Ne6 (0)</text:p>
          </table:table-cell>
          <table:table-cell office:value-type="float" office:value="0" table:formula="of:=IF(ISNUMBER(SEARCH([.B165];[.E165]));1;0)" table:style-name="ce1">
            <text:p>0</text:p>
          </table:table-cell>
          <table:table-cell table:number-columns-repeated="10" table:style-name="ce1"/>
          <table:table-cell office:value-type="float" office:value="-164" table:style-name="ce1">
            <text:p>-164</text:p>
          </table:table-cell>
          <table:table-cell office:value-type="string" table:style-name="ce1">
            <text:p>Nf7</text:p>
          </table:table-cell>
          <table:table-cell office:value-type="string" table:style-name="ce1">
            <text:p>Nf7 (100)</text:p>
          </table:table-cell>
          <table:table-cell office:value-type="string" table:style-name="ce1">
            <text:p>Nf7 (65)</text:p>
          </table:table-cell>
          <table:table-cell office:value-type="string" table:style-name="ce1">
            <text:p>Ne6 (0)</text:p>
          </table:table-cell>
          <table:table-cell table:number-columns-repeated="16363"/>
        </table:table-row>
        <table:table-row table:style-name="ro1">
          <table:table-cell office:value-type="float" office:value="-166" table:style-name="ce1">
            <text:p>-166</text:p>
          </table:table-cell>
          <table:table-cell office:value-type="string" table:style-name="ce1">
            <text:p>Bf6</text:p>
          </table:table-cell>
          <table:table-cell office:value-type="string" table:style-name="ce113">
            <text:p>N2f3 (0)</text:p>
          </table:table-cell>
          <table:table-cell office:value-type="float" office:value="0" table:formula="of:=IF(ISNUMBER(SEARCH([.B166];[.C166]));1;0)" table:style-name="ce1">
            <text:p>0</text:p>
          </table:table-cell>
          <table:table-cell office:value-type="string" table:style-name="ce114">
            <text:p>N2f3 (0)</text:p>
          </table:table-cell>
          <table:table-cell office:value-type="float" office:value="0" table:formula="of:=IF(ISNUMBER(SEARCH([.B166];[.E166]));1;0)" table:style-name="ce1">
            <text:p>0</text:p>
          </table:table-cell>
          <table:table-cell table:number-columns-repeated="10" table:style-name="ce1"/>
          <table:table-cell office:value-type="float" office:value="-165" table:style-name="ce1">
            <text:p>-165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N2f3 (0)</text:p>
          </table:table-cell>
          <table:table-cell office:value-type="string" table:style-name="ce1">
            <text:p>N2f3 (0)</text:p>
          </table:table-cell>
          <table:table-cell office:value-type="string" table:style-name="ce1">
            <text:p>N2f3 (0)</text:p>
          </table:table-cell>
          <table:table-cell table:number-columns-repeated="16363"/>
        </table:table-row>
        <table:table-row table:style-name="ro1">
          <table:table-cell office:value-type="float" office:value="-167" table:style-name="ce1">
            <text:p>-167</text:p>
          </table:table-cell>
          <table:table-cell office:value-type="string" table:style-name="ce1">
            <text:p>b4</text:p>
          </table:table-cell>
          <table:table-cell office:value-type="string" table:style-name="ce113">
            <text:p>b4 (88)</text:p>
          </table:table-cell>
          <table:table-cell office:value-type="float" office:value="1" table:formula="of:=IF(ISNUMBER(SEARCH([.B167];[.C167]));1;0)" table:style-name="ce1">
            <text:p>1</text:p>
          </table:table-cell>
          <table:table-cell office:value-type="string" table:style-name="ce114">
            <text:p>b4 (93)</text:p>
          </table:table-cell>
          <table:table-cell office:value-type="float" office:value="1" table:formula="of:=IF(ISNUMBER(SEARCH([.B167];[.E167]));1;0)" table:style-name="ce1">
            <text:p>1</text:p>
          </table:table-cell>
          <table:table-cell table:number-columns-repeated="10" table:style-name="ce1"/>
          <table:table-cell office:value-type="float" office:value="-166" table:style-name="ce1">
            <text:p>-166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4 (100)</text:p>
          </table:table-cell>
          <table:table-cell office:value-type="string" table:style-name="ce1">
            <text:p>b4 (88)</text:p>
          </table:table-cell>
          <table:table-cell office:value-type="string" table:style-name="ce1">
            <text:p>b4 (93)</text:p>
          </table:table-cell>
          <table:table-cell table:number-columns-repeated="16363"/>
        </table:table-row>
        <table:table-row table:style-name="ro1">
          <table:table-cell office:value-type="float" office:value="-168" table:style-name="ce1">
            <text:p>-168</text:p>
          </table:table-cell>
          <table:table-cell office:value-type="string" table:style-name="ce1">
            <text:p>Qc1</text:p>
          </table:table-cell>
          <table:table-cell office:value-type="string" table:style-name="ce113">
            <text:p>Qf2 (0)</text:p>
          </table:table-cell>
          <table:table-cell office:value-type="float" office:value="0" table:formula="of:=IF(ISNUMBER(SEARCH([.B168];[.C168]));1;0)" table:style-name="ce1">
            <text:p>0</text:p>
          </table:table-cell>
          <table:table-cell office:value-type="string" table:style-name="ce114">
            <text:p>Qf2 (0)</text:p>
          </table:table-cell>
          <table:table-cell office:value-type="float" office:value="0" table:formula="of:=IF(ISNUMBER(SEARCH([.B168];[.E168]));1;0)" table:style-name="ce1">
            <text:p>0</text:p>
          </table:table-cell>
          <table:table-cell table:number-columns-repeated="10" table:style-name="ce1"/>
          <table:table-cell office:value-type="float" office:value="-167" table:style-name="ce1">
            <text:p>-167</text:p>
          </table:table-cell>
          <table:table-cell office:value-type="string" table:style-name="ce1">
            <text:p>Qc1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office:value-type="string" table:style-name="ce1">
            <text:p>Qf2 (0)</text:p>
          </table:table-cell>
          <table:table-cell table:number-columns-repeated="16363"/>
        </table:table-row>
        <table:table-row table:style-name="ro1">
          <table:table-cell office:value-type="float" office:value="-169" table:style-name="ce1">
            <text:p>-169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Rf6 (93)</text:p>
          </table:table-cell>
          <table:table-cell office:value-type="float" office:value="1" table:formula="of:=IF(ISNUMBER(SEARCH([.B169];[.C169]));1;0)" table:style-name="ce1">
            <text:p>1</text:p>
          </table:table-cell>
          <table:table-cell office:value-type="string" table:style-name="ce114">
            <text:p>Rf6 (100)</text:p>
          </table:table-cell>
          <table:table-cell office:value-type="float" office:value="1" table:formula="of:=IF(ISNUMBER(SEARCH([.B169];[.E169]));1;0)" table:style-name="ce1">
            <text:p>1</text:p>
          </table:table-cell>
          <table:table-cell table:number-columns-repeated="10" table:style-name="ce1"/>
          <table:table-cell office:value-type="float" office:value="-168" table:style-name="ce1">
            <text:p>-168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71)</text:p>
          </table:table-cell>
          <table:table-cell office:value-type="string" table:style-name="ce1">
            <text:p>Rf6 (93)</text:p>
          </table:table-cell>
          <table:table-cell office:value-type="string" table:style-name="ce1">
            <text:p>Rf6 (100)</text:p>
          </table:table-cell>
          <table:table-cell table:number-columns-repeated="16363"/>
        </table:table-row>
        <table:table-row table:style-name="ro1">
          <table:table-cell office:value-type="float" office:value="-170" table:style-name="ce1">
            <text:p>-170</text:p>
          </table:table-cell>
          <table:table-cell office:value-type="string" table:style-name="ce1">
            <text:p>Rf6+</text:p>
          </table:table-cell>
          <table:table-cell office:value-type="string" table:style-name="ce113">
            <text:p>Rf6+ (100)</text:p>
          </table:table-cell>
          <table:table-cell office:value-type="float" office:value="1" table:formula="of:=IF(ISNUMBER(SEARCH([.B170];[.C170]));1;0)" table:style-name="ce1">
            <text:p>1</text:p>
          </table:table-cell>
          <table:table-cell office:value-type="string" table:style-name="ce114">
            <text:p>Rf6+ (100)</text:p>
          </table:table-cell>
          <table:table-cell office:value-type="float" office:value="1" table:formula="of:=IF(ISNUMBER(SEARCH([.B170];[.E170]));1;0)" table:style-name="ce1">
            <text:p>1</text:p>
          </table:table-cell>
          <table:table-cell table:number-columns-repeated="10" table:style-name="ce1"/>
          <table:table-cell office:value-type="float" office:value="-169" table:style-name="ce1">
            <text:p>-169</text:p>
          </table:table-cell>
          <table:table-cell office:value-type="string" table:style-name="ce1">
            <text:p>Rf6+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100)</text:p>
          </table:table-cell>
          <table:table-cell table:number-columns-repeated="16363"/>
        </table:table-row>
        <table:table-row table:style-name="ro1">
          <table:table-cell office:value-type="float" office:value="-171" table:style-name="ce1">
            <text:p>-171</text:p>
          </table:table-cell>
          <table:table-cell office:value-type="string" table:style-name="ce1">
            <text:p>g6</text:p>
          </table:table-cell>
          <table:table-cell office:value-type="string" table:style-name="ce113">
            <text:p>fe4 (0)</text:p>
          </table:table-cell>
          <table:table-cell office:value-type="float" office:value="0" table:formula="of:=IF(ISNUMBER(SEARCH([.B171];[.C171]));1;0)" table:style-name="ce1">
            <text:p>0</text:p>
          </table:table-cell>
          <table:table-cell office:value-type="string" table:style-name="ce114">
            <text:p>fe4 (0)</text:p>
          </table:table-cell>
          <table:table-cell office:value-type="float" office:value="0" table:formula="of:=IF(ISNUMBER(SEARCH([.B171];[.E171]));1;0)" table:style-name="ce1">
            <text:p>0</text:p>
          </table:table-cell>
          <table:table-cell table:number-columns-repeated="10" table:style-name="ce1"/>
          <table:table-cell office:value-type="float" office:value="-170" table:style-name="ce1">
            <text:p>-170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fe4 (0)</text:p>
          </table:table-cell>
          <table:table-cell office:value-type="string" table:style-name="ce1">
            <text:p>fe4 (0)</text:p>
          </table:table-cell>
          <table:table-cell office:value-type="string" table:style-name="ce1">
            <text:p>fe4 (0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e5</text:p>
          </table:table-cell>
          <table:table-cell office:value-type="string" table:style-name="ce113">
            <text:p>e5 (93)</text:p>
          </table:table-cell>
          <table:table-cell office:value-type="float" office:value="1" table:formula="of:=IF(ISNUMBER(SEARCH([.B172];[.C172]));1;0)" table:style-name="ce1">
            <text:p>1</text:p>
          </table:table-cell>
          <table:table-cell office:value-type="string" table:style-name="ce114">
            <text:p>e5 (64)</text:p>
          </table:table-cell>
          <table:table-cell office:value-type="float" office:value="1" table:formula="of:=IF(ISNUMBER(SEARCH([.B172];[.E172]));1;0)" table:style-name="ce1">
            <text:p>1</text:p>
          </table:table-cell>
          <table:table-cell table:number-columns-repeated="10" table:style-name="ce1"/>
          <table:table-cell office:value-type="float" office:value="-171" table:style-name="ce1">
            <text:p>-171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e5 (93)</text:p>
          </table:table-cell>
          <table:table-cell office:value-type="string" table:style-name="ce1">
            <text:p>e5 (64)</text:p>
          </table:table-cell>
          <table:table-cell table:number-columns-repeated="16363"/>
        </table:table-row>
        <table:table-row table:style-name="ro1">
          <table:table-cell office:value-type="float" office:value="-173" table:style-name="ce1">
            <text:p>-173</text:p>
          </table:table-cell>
          <table:table-cell office:value-type="string" table:style-name="ce1">
            <text:p>Bf7+</text:p>
          </table:table-cell>
          <table:table-cell office:value-type="string" table:style-name="ce113">
            <text:p>Nf3 (0)</text:p>
          </table:table-cell>
          <table:table-cell office:value-type="float" office:value="0" table:formula="of:=IF(ISNUMBER(SEARCH([.B173];[.C173]));1;0)" table:style-name="ce1">
            <text:p>0</text:p>
          </table:table-cell>
          <table:table-cell office:value-type="string" table:style-name="ce114">
            <text:p>Bf7+ (93)</text:p>
          </table:table-cell>
          <table:table-cell office:value-type="float" office:value="1" table:formula="of:=IF(ISNUMBER(SEARCH([.B173];[.E173]));1;0)" table:style-name="ce1">
            <text:p>1</text:p>
          </table:table-cell>
          <table:table-cell table:number-columns-repeated="10" table:style-name="ce1"/>
          <table:table-cell office:value-type="float" office:value="-172" table:style-name="ce1">
            <text:p>-172</text:p>
          </table:table-cell>
          <table:table-cell office:value-type="string" table:style-name="ce1">
            <text:p>Bf7+</text:p>
          </table:table-cell>
          <table:table-cell office:value-type="string" table:style-name="ce1">
            <text:p>Bf7+ (100)</text:p>
          </table:table-cell>
          <table:table-cell office:value-type="string" table:style-name="ce1">
            <text:p>Nf3 (0)</text:p>
          </table:table-cell>
          <table:table-cell office:value-type="string" table:style-name="ce1">
            <text:p>Bf7+ (93)</text:p>
          </table:table-cell>
          <table:table-cell table:number-columns-repeated="16363"/>
        </table:table-row>
        <table:table-row table:style-name="ro1">
          <table:table-cell office:value-type="float" office:value="-174" table:style-name="ce1">
            <text:p>-174</text:p>
          </table:table-cell>
          <table:table-cell office:value-type="string" table:style-name="ce1">
            <text:p>Kd1</text:p>
          </table:table-cell>
          <table:table-cell office:value-type="string" table:style-name="ce113">
            <text:p>Rh3 (0)</text:p>
          </table:table-cell>
          <table:table-cell office:value-type="float" office:value="0" table:formula="of:=IF(ISNUMBER(SEARCH([.B174];[.C174]));1;0)" table:style-name="ce1">
            <text:p>0</text:p>
          </table:table-cell>
          <table:table-cell office:value-type="string" table:style-name="ce114">
            <text:p>Kd1 (88)</text:p>
          </table:table-cell>
          <table:table-cell office:value-type="float" office:value="1" table:formula="of:=IF(ISNUMBER(SEARCH([.B174];[.E174]));1;0)" table:style-name="ce1">
            <text:p>1</text:p>
          </table:table-cell>
          <table:table-cell table:number-columns-repeated="10" table:style-name="ce1"/>
          <table:table-cell office:value-type="float" office:value="-173" table:style-name="ce1">
            <text:p>-173</text:p>
          </table:table-cell>
          <table:table-cell office:value-type="string" table:style-name="ce1">
            <text:p>Kd1</text:p>
          </table:table-cell>
          <table:table-cell office:value-type="string" table:style-name="ce1">
            <text:p>Kd1 (93)</text:p>
          </table:table-cell>
          <table:table-cell office:value-type="string" table:style-name="ce1">
            <text:p>Rh3 (0)</text:p>
          </table:table-cell>
          <table:table-cell office:value-type="string" table:style-name="ce1">
            <text:p>Kd1 (88)</text:p>
          </table:table-cell>
          <table:table-cell table:number-columns-repeated="16363"/>
        </table:table-row>
        <table:table-row table:style-name="ro1">
          <table:table-cell office:value-type="float" office:value="-175" table:style-name="ce1">
            <text:p>-175</text:p>
          </table:table-cell>
          <table:table-cell office:value-type="string" table:style-name="ce1">
            <text:p>Rg7+</text:p>
          </table:table-cell>
          <table:table-cell office:value-type="string" table:style-name="ce113">
            <text:p>Rg7+ (93)</text:p>
          </table:table-cell>
          <table:table-cell office:value-type="float" office:value="1" table:formula="of:=IF(ISNUMBER(SEARCH([.B175];[.C175]));1;0)" table:style-name="ce1">
            <text:p>1</text:p>
          </table:table-cell>
          <table:table-cell office:value-type="string" table:style-name="ce114">
            <text:p>Rg7+ (100)</text:p>
          </table:table-cell>
          <table:table-cell office:value-type="float" office:value="1" table:formula="of:=IF(ISNUMBER(SEARCH([.B175];[.E175]));1;0)" table:style-name="ce1">
            <text:p>1</text:p>
          </table:table-cell>
          <table:table-cell table:number-columns-repeated="10" table:style-name="ce1"/>
          <table:table-cell office:value-type="float" office:value="-174" table:style-name="ce1">
            <text:p>-174</text:p>
          </table:table-cell>
          <table:table-cell office:value-type="string" table:style-name="ce1">
            <text:p>Rg7+</text:p>
          </table:table-cell>
          <table:table-cell office:value-type="string" table:style-name="ce1">
            <text:p>Rg7+ (93)</text:p>
          </table:table-cell>
          <table:table-cell office:value-type="string" table:style-name="ce1">
            <text:p>Rg7+ (93)</text:p>
          </table:table-cell>
          <table:table-cell office:value-type="string" table:style-name="ce1">
            <text:p>Rg7+ (100)</text:p>
          </table:table-cell>
          <table:table-cell table:number-columns-repeated="16363"/>
        </table:table-row>
        <table:table-row table:style-name="ro1">
          <table:table-cell office:value-type="float" office:value="-176" table:style-name="ce1">
            <text:p>-176</text:p>
          </table:table-cell>
          <table:table-cell office:value-type="string" table:style-name="ce1">
            <text:p>Rd4</text:p>
          </table:table-cell>
          <table:table-cell office:value-type="string" table:style-name="ce113">
            <text:p>Rd4 (93)</text:p>
          </table:table-cell>
          <table:table-cell office:value-type="float" office:value="1" table:formula="of:=IF(ISNUMBER(SEARCH([.B176];[.C176]));1;0)" table:style-name="ce1">
            <text:p>1</text:p>
          </table:table-cell>
          <table:table-cell office:value-type="string" table:style-name="ce114">
            <text:p>Rd4 (85)</text:p>
          </table:table-cell>
          <table:table-cell office:value-type="float" office:value="1" table:formula="of:=IF(ISNUMBER(SEARCH([.B176];[.E176]));1;0)" table:style-name="ce1">
            <text:p>1</text:p>
          </table:table-cell>
          <table:table-cell table:number-columns-repeated="10" table:style-name="ce1"/>
          <table:table-cell office:value-type="float" office:value="-175" table:style-name="ce1">
            <text:p>-175</text:p>
          </table:table-cell>
          <table:table-cell office:value-type="string" table:style-name="ce1">
            <text:p>Rd4</text:p>
          </table:table-cell>
          <table:table-cell office:value-type="string" table:style-name="ce1">
            <text:p>Rd4 (80)</text:p>
          </table:table-cell>
          <table:table-cell office:value-type="string" table:style-name="ce1">
            <text:p>Rd4 (93)</text:p>
          </table:table-cell>
          <table:table-cell office:value-type="string" table:style-name="ce1">
            <text:p>Rd4 (85)</text:p>
          </table:table-cell>
          <table:table-cell table:number-columns-repeated="16363"/>
        </table:table-row>
        <table:table-row table:style-name="ro1">
          <table:table-cell office:value-type="float" office:value="-177" table:style-name="ce1">
            <text:p>-177</text:p>
          </table:table-cell>
          <table:table-cell office:value-type="string" table:style-name="ce1">
            <text:p>Bf5+</text:p>
          </table:table-cell>
          <table:table-cell office:value-type="string" table:style-name="ce113">
            <text:p>Bf5+ (100)</text:p>
          </table:table-cell>
          <table:table-cell office:value-type="float" office:value="1" table:formula="of:=IF(ISNUMBER(SEARCH([.B177];[.C177]));1;0)" table:style-name="ce1">
            <text:p>1</text:p>
          </table:table-cell>
          <table:table-cell office:value-type="string" table:style-name="ce114">
            <text:p>Bf5+ (93)</text:p>
          </table:table-cell>
          <table:table-cell office:value-type="float" office:value="1" table:formula="of:=IF(ISNUMBER(SEARCH([.B177];[.E177]));1;0)" table:style-name="ce1">
            <text:p>1</text:p>
          </table:table-cell>
          <table:table-cell table:number-columns-repeated="10" table:style-name="ce1"/>
          <table:table-cell office:value-type="float" office:value="-176" table:style-name="ce1">
            <text:p>-176</text:p>
          </table:table-cell>
          <table:table-cell office:value-type="string" table:style-name="ce1">
            <text:p>Bf5+</text:p>
          </table:table-cell>
          <table:table-cell office:value-type="string" table:style-name="ce1">
            <text:p>a4 (0)</text:p>
          </table:table-cell>
          <table:table-cell office:value-type="string" table:style-name="ce1">
            <text:p>Bf5+ (100)</text:p>
          </table:table-cell>
          <table:table-cell office:value-type="string" table:style-name="ce1">
            <text:p>Bf5+ (93)</text:p>
          </table:table-cell>
          <table:table-cell table:number-columns-repeated="16363"/>
        </table:table-row>
        <table:table-row table:style-name="ro1">
          <table:table-cell office:value-type="float" office:value="-178" table:style-name="ce1">
            <text:p>-178</text:p>
          </table:table-cell>
          <table:table-cell office:value-type="string" table:style-name="ce1">
            <text:p>f8Q</text:p>
          </table:table-cell>
          <table:table-cell office:value-type="string" table:style-name="ce113">
            <text:p>f8Q (100)</text:p>
          </table:table-cell>
          <table:table-cell office:value-type="float" office:value="1" table:formula="of:=IF(ISNUMBER(SEARCH([.B178];[.C178]));1;0)" table:style-name="ce1">
            <text:p>1</text:p>
          </table:table-cell>
          <table:table-cell office:value-type="string" table:style-name="ce114">
            <text:p>f8Q (100)</text:p>
          </table:table-cell>
          <table:table-cell office:value-type="float" office:value="1" table:formula="of:=IF(ISNUMBER(SEARCH([.B178];[.E178]));1;0)" table:style-name="ce1">
            <text:p>1</text:p>
          </table:table-cell>
          <table:table-cell table:number-columns-repeated="10" table:style-name="ce1"/>
          <table:table-cell office:value-type="float" office:value="-177" table:style-name="ce1">
            <text:p>-177</text:p>
          </table:table-cell>
          <table:table-cell office:value-type="string" table:style-name="ce1">
            <text:p>f8Q</text:p>
          </table:table-cell>
          <table:table-cell office:value-type="string" table:style-name="ce1">
            <text:p>f8Q (88)</text:p>
          </table:table-cell>
          <table:table-cell office:value-type="string" table:style-name="ce1">
            <text:p>f8Q (100)</text:p>
          </table:table-cell>
          <table:table-cell office:value-type="string" table:style-name="ce1">
            <text:p>f8Q (100)</text:p>
          </table:table-cell>
          <table:table-cell table:number-columns-repeated="16363"/>
        </table:table-row>
        <table:table-row table:style-name="ro1">
          <table:table-cell office:value-type="float" office:value="-179" table:style-name="ce1">
            <text:p>-179</text:p>
          </table:table-cell>
          <table:table-cell office:value-type="string" table:style-name="ce1">
            <text:p>Kc5</text:p>
          </table:table-cell>
          <table:table-cell office:value-type="string" table:style-name="ce113">
            <text:p>Qd2 (0)</text:p>
          </table:table-cell>
          <table:table-cell office:value-type="float" office:value="0" table:formula="of:=IF(ISNUMBER(SEARCH([.B179];[.C179]));1;0)" table:style-name="ce1">
            <text:p>0</text:p>
          </table:table-cell>
          <table:table-cell office:value-type="string" table:style-name="ce114">
            <text:p>Kc5 (88)</text:p>
          </table:table-cell>
          <table:table-cell office:value-type="float" office:value="1" table:formula="of:=IF(ISNUMBER(SEARCH([.B179];[.E179]));1;0)" table:style-name="ce1">
            <text:p>1</text:p>
          </table:table-cell>
          <table:table-cell table:number-columns-repeated="10" table:style-name="ce1"/>
          <table:table-cell office:value-type="float" office:value="-178" table:style-name="ce1">
            <text:p>-178</text:p>
          </table:table-cell>
          <table:table-cell office:value-type="string" table:style-name="ce1">
            <text:p>Kc5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d2 (0)</text:p>
          </table:table-cell>
          <table:table-cell office:value-type="string" table:style-name="ce1">
            <text:p>Kc5 (88)</text:p>
          </table:table-cell>
          <table:table-cell table:number-columns-repeated="16363"/>
        </table:table-row>
        <table:table-row table:style-name="ro1">
          <table:table-cell office:value-type="float" office:value="-180" table:style-name="ce1">
            <text:p>-180</text:p>
          </table:table-cell>
          <table:table-cell office:value-type="string" table:style-name="ce1">
            <text:p>Qa8</text:p>
          </table:table-cell>
          <table:table-cell office:value-type="string" table:style-name="ce113">
            <text:p>Qa8 (88)</text:p>
          </table:table-cell>
          <table:table-cell office:value-type="float" office:value="1" table:formula="of:=IF(ISNUMBER(SEARCH([.B180];[.C180]));1;0)" table:style-name="ce1">
            <text:p>1</text:p>
          </table:table-cell>
          <table:table-cell office:value-type="string" table:style-name="ce114">
            <text:p>Qa8 (74)</text:p>
          </table:table-cell>
          <table:table-cell office:value-type="float" office:value="1" table:formula="of:=IF(ISNUMBER(SEARCH([.B180];[.E180]));1;0)" table:style-name="ce1">
            <text:p>1</text:p>
          </table:table-cell>
          <table:table-cell table:number-columns-repeated="10" table:style-name="ce1"/>
          <table:table-cell office:value-type="float" office:value="-179" table:style-name="ce1">
            <text:p>-179</text:p>
          </table:table-cell>
          <table:table-cell office:value-type="string" table:style-name="ce1">
            <text:p>Qa8</text:p>
          </table:table-cell>
          <table:table-cell office:value-type="string" table:style-name="ce1">
            <text:p>Qb7 (0)</text:p>
          </table:table-cell>
          <table:table-cell office:value-type="string" table:style-name="ce1">
            <text:p>Qa8 (88)</text:p>
          </table:table-cell>
          <table:table-cell office:value-type="string" table:style-name="ce1">
            <text:p>Qa8 (74)</text:p>
          </table:table-cell>
          <table:table-cell table:number-columns-repeated="16363"/>
        </table:table-row>
        <table:table-row table:style-name="ro1">
          <table:table-cell office:value-type="float" office:value="-181" table:style-name="ce1">
            <text:p>-181</text:p>
          </table:table-cell>
          <table:table-cell office:value-type="string" table:style-name="ce1">
            <text:p>Bd4</text:p>
          </table:table-cell>
          <table:table-cell office:value-type="string" table:style-name="ce113">
            <text:p>Bd4 (70)</text:p>
          </table:table-cell>
          <table:table-cell office:value-type="float" office:value="1" table:formula="of:=IF(ISNUMBER(SEARCH([.B181];[.C181]));1;0)" table:style-name="ce1">
            <text:p>1</text:p>
          </table:table-cell>
          <table:table-cell office:value-type="string" table:style-name="ce114">
            <text:p>Bd4 (93)</text:p>
          </table:table-cell>
          <table:table-cell office:value-type="float" office:value="1" table:formula="of:=IF(ISNUMBER(SEARCH([.B181];[.E181]));1;0)" table:style-name="ce1">
            <text:p>1</text:p>
          </table:table-cell>
          <table:table-cell table:number-columns-repeated="10" table:style-name="ce1"/>
          <table:table-cell office:value-type="float" office:value="-180" table:style-name="ce1">
            <text:p>-180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71)</text:p>
          </table:table-cell>
          <table:table-cell office:value-type="string" table:style-name="ce1">
            <text:p>Bd4 (70)</text:p>
          </table:table-cell>
          <table:table-cell office:value-type="string" table:style-name="ce1">
            <text:p>Bd4 (93)</text:p>
          </table:table-cell>
          <table:table-cell table:number-columns-repeated="16363"/>
        </table:table-row>
        <table:table-row table:style-name="ro1">
          <table:table-cell office:value-type="float" office:value="-182" table:style-name="ce1">
            <text:p>-182</text:p>
          </table:table-cell>
          <table:table-cell office:value-type="string" table:style-name="ce1">
            <text:p>Rf5</text:p>
          </table:table-cell>
          <table:table-cell office:value-type="string" table:style-name="ce113">
            <text:p>Ra2 (0)</text:p>
          </table:table-cell>
          <table:table-cell office:value-type="float" office:value="0" table:formula="of:=IF(ISNUMBER(SEARCH([.B182];[.C182]));1;0)" table:style-name="ce1">
            <text:p>0</text:p>
          </table:table-cell>
          <table:table-cell office:value-type="string" table:style-name="ce114">
            <text:p>Rd2 (0)</text:p>
          </table:table-cell>
          <table:table-cell office:value-type="float" office:value="0" table:formula="of:=IF(ISNUMBER(SEARCH([.B182];[.E182]));1;0)" table:style-name="ce1">
            <text:p>0</text:p>
          </table:table-cell>
          <table:table-cell table:number-columns-repeated="10" table:style-name="ce1"/>
          <table:table-cell office:value-type="float" office:value="-181" table:style-name="ce1">
            <text:p>-181</text:p>
          </table:table-cell>
          <table:table-cell office:value-type="string" table:style-name="ce1">
            <text:p>Rf5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Ra2 (0)</text:p>
          </table:table-cell>
          <table:table-cell office:value-type="string" table:style-name="ce1">
            <text:p>Rd2 (0)</text:p>
          </table:table-cell>
          <table:table-cell table:number-columns-repeated="16363"/>
        </table:table-row>
        <table:table-row table:style-name="ro1">
          <table:table-cell office:value-type="float" office:value="-183" table:style-name="ce1">
            <text:p>-183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g4 (100)</text:p>
          </table:table-cell>
          <table:table-cell office:value-type="float" office:value="1" table:formula="of:=IF(ISNUMBER(SEARCH([.B183];[.C183]));1;0)" table:style-name="ce1">
            <text:p>1</text:p>
          </table:table-cell>
          <table:table-cell office:value-type="string" table:style-name="ce114">
            <text:p>g4 (100)</text:p>
          </table:table-cell>
          <table:table-cell office:value-type="float" office:value="1" table:formula="of:=IF(ISNUMBER(SEARCH([.B183];[.E183]));1;0)" table:style-name="ce1">
            <text:p>1</text:p>
          </table:table-cell>
          <table:table-cell table:number-columns-repeated="10" table:style-name="ce1"/>
          <table:table-cell office:value-type="float" office:value="-182" table:style-name="ce1">
            <text:p>-182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Bd4+ (0)</text:p>
          </table:table-cell>
          <table:table-cell office:value-type="string" table:style-name="ce1">
            <text:p>g4 (100)</text:p>
          </table:table-cell>
          <table:table-cell office:value-type="string" table:style-name="ce1">
            <text:p>g4 (100)</text:p>
          </table:table-cell>
          <table:table-cell table:number-columns-repeated="16363"/>
        </table:table-row>
        <table:table-row table:style-name="ro1">
          <table:table-cell office:value-type="float" office:value="-184" table:style-name="ce1">
            <text:p>-184</text:p>
          </table:table-cell>
          <table:table-cell office:value-type="string" table:style-name="ce1">
            <text:p>Rc4</text:p>
          </table:table-cell>
          <table:table-cell office:value-type="string" table:style-name="ce113">
            <text:p>e5 (0)</text:p>
          </table:table-cell>
          <table:table-cell office:value-type="float" office:value="0" table:formula="of:=IF(ISNUMBER(SEARCH([.B184];[.C184]));1;0)" table:style-name="ce1">
            <text:p>0</text:p>
          </table:table-cell>
          <table:table-cell office:value-type="string" table:style-name="ce114">
            <text:p>Rc4 (65)</text:p>
          </table:table-cell>
          <table:table-cell office:value-type="float" office:value="1" table:formula="of:=IF(ISNUMBER(SEARCH([.B184];[.E184]));1;0)" table:style-name="ce1">
            <text:p>1</text:p>
          </table:table-cell>
          <table:table-cell table:number-columns-repeated="10" table:style-name="ce1"/>
          <table:table-cell office:value-type="float" office:value="-183" table:style-name="ce1">
            <text:p>-183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Rc4 (64)</text:p>
          </table:table-cell>
          <table:table-cell office:value-type="string" table:style-name="ce1">
            <text:p>e5 (0)</text:p>
          </table:table-cell>
          <table:table-cell office:value-type="string" table:style-name="ce1">
            <text:p>Rc4 (65)</text:p>
          </table:table-cell>
          <table:table-cell table:number-columns-repeated="16363"/>
        </table:table-row>
        <table:table-row table:style-name="ro1">
          <table:table-cell office:value-type="float" office:value="-185" table:style-name="ce1">
            <text:p>-185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100)</text:p>
          </table:table-cell>
          <table:table-cell office:value-type="float" office:value="1" table:formula="of:=IF(ISNUMBER(SEARCH([.B185];[.C185]));1;0)" table:style-name="ce1">
            <text:p>1</text:p>
          </table:table-cell>
          <table:table-cell office:value-type="string" table:style-name="ce114">
            <text:p>Bh7+ (100)</text:p>
          </table:table-cell>
          <table:table-cell office:value-type="float" office:value="1" table:formula="of:=IF(ISNUMBER(SEARCH([.B185];[.E185]));1;0)" table:style-name="ce1">
            <text:p>1</text:p>
          </table:table-cell>
          <table:table-cell table:number-columns-repeated="10" table:style-name="ce1"/>
          <table:table-cell office:value-type="float" office:value="-184" table:style-name="ce1">
            <text:p>-18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office:value-type="string" table:style-name="ce1">
            <text:p>Bh7+ (100)</text:p>
          </table:table-cell>
          <table:table-cell table:number-columns-repeated="16363"/>
        </table:table-row>
        <table:table-row table:style-name="ro1">
          <table:table-cell office:value-type="float" office:value="-186" table:style-name="ce1">
            <text:p>-186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93)</text:p>
          </table:table-cell>
          <table:table-cell office:value-type="float" office:value="1" table:formula="of:=IF(ISNUMBER(SEARCH([.B186];[.C186]));1;0)" table:style-name="ce1">
            <text:p>1</text:p>
          </table:table-cell>
          <table:table-cell office:value-type="string" table:style-name="ce114">
            <text:p>Bh7+ (93)</text:p>
          </table:table-cell>
          <table:table-cell office:value-type="float" office:value="1" table:formula="of:=IF(ISNUMBER(SEARCH([.B186];[.E186]));1;0)" table:style-name="ce1">
            <text:p>1</text:p>
          </table:table-cell>
          <table:table-cell table:number-columns-repeated="10" table:style-name="ce1"/>
          <table:table-cell office:value-type="float" office:value="-185" table:style-name="ce1">
            <text:p>-185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Bh7+ (65)</text:p>
          </table:table-cell>
          <table:table-cell office:value-type="string" table:style-name="ce1">
            <text:p>Bh7+ (93)</text:p>
          </table:table-cell>
          <table:table-cell office:value-type="string" table:style-name="ce1">
            <text:p>Bh7+ (93)</text:p>
          </table:table-cell>
          <table:table-cell table:number-columns-repeated="16363"/>
        </table:table-row>
        <table:table-row table:style-name="ro1">
          <table:table-cell office:value-type="float" office:value="-187" table:style-name="ce1">
            <text:p>-187</text:p>
          </table:table-cell>
          <table:table-cell office:value-type="string" table:style-name="ce1">
            <text:p>f5</text:p>
          </table:table-cell>
          <table:table-cell office:value-type="string" table:style-name="ce113">
            <text:p>f5 (93)</text:p>
          </table:table-cell>
          <table:table-cell office:value-type="float" office:value="1" table:formula="of:=IF(ISNUMBER(SEARCH([.B187];[.C187]));1;0)" table:style-name="ce1">
            <text:p>1</text:p>
          </table:table-cell>
          <table:table-cell office:value-type="string" table:style-name="ce114">
            <text:p>f5 (100)</text:p>
          </table:table-cell>
          <table:table-cell office:value-type="float" office:value="1" table:formula="of:=IF(ISNUMBER(SEARCH([.B187];[.E187]));1;0)" table:style-name="ce1">
            <text:p>1</text:p>
          </table:table-cell>
          <table:table-cell table:number-columns-repeated="10" table:style-name="ce1"/>
          <table:table-cell office:value-type="float" office:value="-186" table:style-name="ce1">
            <text:p>-186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5 (100)</text:p>
          </table:table-cell>
          <table:table-cell office:value-type="string" table:style-name="ce1">
            <text:p>f5 (93)</text:p>
          </table:table-cell>
          <table:table-cell office:value-type="string" table:style-name="ce1">
            <text:p>f5 (100)</text:p>
          </table:table-cell>
          <table:table-cell table:number-columns-repeated="16363"/>
        </table:table-row>
        <table:table-row table:style-name="ro1">
          <table:table-cell office:value-type="float" office:value="-188" table:style-name="ce1">
            <text:p>-188</text:p>
          </table:table-cell>
          <table:table-cell office:value-type="string" table:style-name="ce1">
            <text:p>Rh3</text:p>
          </table:table-cell>
          <table:table-cell office:value-type="string" table:style-name="ce113">
            <text:p>Ne3 (0)</text:p>
          </table:table-cell>
          <table:table-cell office:value-type="float" office:value="0" table:formula="of:=IF(ISNUMBER(SEARCH([.B188];[.C188]));1;0)" table:style-name="ce1">
            <text:p>0</text:p>
          </table:table-cell>
          <table:table-cell office:value-type="string" table:style-name="ce114">
            <text:p>Ne3 (0)</text:p>
          </table:table-cell>
          <table:table-cell office:value-type="float" office:value="0" table:formula="of:=IF(ISNUMBER(SEARCH([.B188];[.E188]));1;0)" table:style-name="ce1">
            <text:p>0</text:p>
          </table:table-cell>
          <table:table-cell table:number-columns-repeated="10" table:style-name="ce1"/>
          <table:table-cell office:value-type="float" office:value="-187" table:style-name="ce1">
            <text:p>-187</text:p>
          </table:table-cell>
          <table:table-cell office:value-type="string" table:style-name="ce1">
            <text:p>Rh3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Ne3 (0)</text:p>
          </table:table-cell>
          <table:table-cell office:value-type="string" table:style-name="ce1">
            <text:p>Ne3 (0)</text:p>
          </table:table-cell>
          <table:table-cell table:number-columns-repeated="16363"/>
        </table:table-row>
        <table:table-row table:style-name="ro1">
          <table:table-cell office:value-type="float" office:value="-189" table:style-name="ce1">
            <text:p>-189</text:p>
          </table:table-cell>
          <table:table-cell office:value-type="string" table:style-name="ce1">
            <text:p>d6</text:p>
          </table:table-cell>
          <table:table-cell office:value-type="string" table:style-name="ce113">
            <text:p>e4 (0)</text:p>
          </table:table-cell>
          <table:table-cell office:value-type="float" office:value="0" table:formula="of:=IF(ISNUMBER(SEARCH([.B189];[.C189]));1;0)" table:style-name="ce1">
            <text:p>0</text:p>
          </table:table-cell>
          <table:table-cell office:value-type="string" table:style-name="ce114">
            <text:p>d6 (88)</text:p>
          </table:table-cell>
          <table:table-cell office:value-type="float" office:value="1" table:formula="of:=IF(ISNUMBER(SEARCH([.B189];[.E189]));1;0)" table:style-name="ce1">
            <text:p>1</text:p>
          </table:table-cell>
          <table:table-cell table:number-columns-repeated="10" table:style-name="ce1"/>
          <table:table-cell office:value-type="float" office:value="-188" table:style-name="ce1">
            <text:p>-188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 (73)</text:p>
          </table:table-cell>
          <table:table-cell office:value-type="string" table:style-name="ce1">
            <text:p>e4 (0)</text:p>
          </table:table-cell>
          <table:table-cell office:value-type="string" table:style-name="ce1">
            <text:p>d6 (88)</text:p>
          </table:table-cell>
          <table:table-cell table:number-columns-repeated="16363"/>
        </table:table-row>
        <table:table-row table:style-name="ro1">
          <table:table-cell office:value-type="float" office:value="-190" table:style-name="ce1">
            <text:p>-190</text:p>
          </table:table-cell>
          <table:table-cell office:value-type="string" table:style-name="ce1">
            <text:p>N3h4</text:p>
          </table:table-cell>
          <table:table-cell office:value-type="string" table:style-name="ce113">
            <text:p>Qe1 (0)</text:p>
          </table:table-cell>
          <table:table-cell office:value-type="float" office:value="0" table:formula="of:=IF(ISNUMBER(SEARCH([.B190];[.C190]));1;0)" table:style-name="ce1">
            <text:p>0</text:p>
          </table:table-cell>
          <table:table-cell office:value-type="string" table:style-name="ce114">
            <text:p>Qe1 (0)</text:p>
          </table:table-cell>
          <table:table-cell office:value-type="float" office:value="0" table:formula="of:=IF(ISNUMBER(SEARCH([.B190];[.E190]));1;0)" table:style-name="ce1">
            <text:p>0</text:p>
          </table:table-cell>
          <table:table-cell table:number-columns-repeated="10" table:style-name="ce1"/>
          <table:table-cell office:value-type="float" office:value="-189" table:style-name="ce1">
            <text:p>-189</text:p>
          </table:table-cell>
          <table:table-cell office:value-type="string" table:style-name="ce1">
            <text:p>N3h4</text:p>
          </table:table-cell>
          <table:table-cell office:value-type="string" table:style-name="ce1">
            <text:p>Qe1 (0)</text:p>
          </table:table-cell>
          <table:table-cell office:value-type="string" table:style-name="ce1">
            <text:p>Qe1 (0)</text:p>
          </table:table-cell>
          <table:table-cell office:value-type="string" table:style-name="ce1">
            <text:p>Qe1 (0)</text:p>
          </table:table-cell>
          <table:table-cell table:number-columns-repeated="16363"/>
        </table:table-row>
        <table:table-row table:style-name="ro1">
          <table:table-cell office:value-type="float" office:value="-191" table:style-name="ce1">
            <text:p>-191</text:p>
          </table:table-cell>
          <table:table-cell office:value-type="string" table:style-name="ce1">
            <text:p>Ne6</text:p>
          </table:table-cell>
          <table:table-cell office:value-type="string" table:style-name="ce113">
            <text:p>Ne6 (100)</text:p>
          </table:table-cell>
          <table:table-cell office:value-type="float" office:value="1" table:formula="of:=IF(ISNUMBER(SEARCH([.B191];[.C191]));1;0)" table:style-name="ce1">
            <text:p>1</text:p>
          </table:table-cell>
          <table:table-cell office:value-type="string" table:style-name="ce114">
            <text:p>Ne6 (100)</text:p>
          </table:table-cell>
          <table:table-cell office:value-type="float" office:value="1" table:formula="of:=IF(ISNUMBER(SEARCH([.B191];[.E191]));1;0)" table:style-name="ce1">
            <text:p>1</text:p>
          </table:table-cell>
          <table:table-cell table:number-columns-repeated="10" table:style-name="ce1"/>
          <table:table-cell office:value-type="float" office:value="-190" table:style-name="ce1">
            <text:p>-190</text:p>
          </table:table-cell>
          <table:table-cell office:value-type="string" table:style-name="ce1">
            <text:p>Ne6</text:p>
          </table:table-cell>
          <table:table-cell office:value-type="string" table:style-name="ce1">
            <text:p>Ne6 (100)</text:p>
          </table:table-cell>
          <table:table-cell office:value-type="string" table:style-name="ce1">
            <text:p>Ne6 (100)</text:p>
          </table:table-cell>
          <table:table-cell office:value-type="string" table:style-name="ce1">
            <text:p>Ne6 (100)</text:p>
          </table:table-cell>
          <table:table-cell table:number-columns-repeated="16363"/>
        </table:table-row>
        <table:table-row table:style-name="ro1">
          <table:table-cell office:value-type="float" office:value="-192" table:style-name="ce1">
            <text:p>-192</text:p>
          </table:table-cell>
          <table:table-cell office:value-type="string" table:style-name="ce1">
            <text:p>Qc2</text:p>
          </table:table-cell>
          <table:table-cell office:value-type="string" table:style-name="ce113">
            <text:p>Qc2 (88)</text:p>
          </table:table-cell>
          <table:table-cell office:value-type="float" office:value="1" table:formula="of:=IF(ISNUMBER(SEARCH([.B192];[.C192]));1;0)" table:style-name="ce1">
            <text:p>1</text:p>
          </table:table-cell>
          <table:table-cell office:value-type="string" table:style-name="ce114">
            <text:p>Qc2 (88)</text:p>
          </table:table-cell>
          <table:table-cell office:value-type="float" office:value="1" table:formula="of:=IF(ISNUMBER(SEARCH([.B192];[.E192]));1;0)" table:style-name="ce1">
            <text:p>1</text:p>
          </table:table-cell>
          <table:table-cell table:number-columns-repeated="10" table:style-name="ce1"/>
          <table:table-cell office:value-type="float" office:value="-191" table:style-name="ce1">
            <text:p>-191</text:p>
          </table:table-cell>
          <table:table-cell office:value-type="string" table:style-name="ce1">
            <text:p>Qc2</text:p>
          </table:table-cell>
          <table:table-cell office:value-type="string" table:style-name="ce1">
            <text:p>Qc2 (88)</text:p>
          </table:table-cell>
          <table:table-cell office:value-type="string" table:style-name="ce1">
            <text:p>Qc2 (88)</text:p>
          </table:table-cell>
          <table:table-cell office:value-type="string" table:style-name="ce1">
            <text:p>Qc2 (88)</text:p>
          </table:table-cell>
          <table:table-cell table:number-columns-repeated="16363"/>
        </table:table-row>
        <table:table-row table:style-name="ro1">
          <table:table-cell office:value-type="float" office:value="-193" table:style-name="ce1">
            <text:p>-193</text:p>
          </table:table-cell>
          <table:table-cell office:value-type="string" table:style-name="ce1">
            <text:p>Nf4</text:p>
          </table:table-cell>
          <table:table-cell office:value-type="string" table:style-name="ce113">
            <text:p>Nc5 (0)</text:p>
          </table:table-cell>
          <table:table-cell office:value-type="float" office:value="0" table:formula="of:=IF(ISNUMBER(SEARCH([.B193];[.C193]));1;0)" table:style-name="ce1">
            <text:p>0</text:p>
          </table:table-cell>
          <table:table-cell office:value-type="string" table:style-name="ce114">
            <text:p>Nc5 (0)</text:p>
          </table:table-cell>
          <table:table-cell office:value-type="float" office:value="0" table:formula="of:=IF(ISNUMBER(SEARCH([.B193];[.E193]));1;0)" table:style-name="ce1">
            <text:p>0</text:p>
          </table:table-cell>
          <table:table-cell table:number-columns-repeated="10" table:style-name="ce1"/>
          <table:table-cell office:value-type="float" office:value="-192" table:style-name="ce1">
            <text:p>-192</text:p>
          </table:table-cell>
          <table:table-cell office:value-type="string" table:style-name="ce1">
            <text:p>Nf4</text:p>
          </table:table-cell>
          <table:table-cell office:value-type="string" table:style-name="ce1">
            <text:p>Nc5 (0)</text:p>
          </table:table-cell>
          <table:table-cell office:value-type="string" table:style-name="ce1">
            <text:p>Nc5 (0)</text:p>
          </table:table-cell>
          <table:table-cell office:value-type="string" table:style-name="ce1">
            <text:p>Nc5 (0)</text:p>
          </table:table-cell>
          <table:table-cell table:number-columns-repeated="16363"/>
        </table:table-row>
        <table:table-row table:style-name="ro1">
          <table:table-cell office:value-type="float" office:value="-194" table:style-name="ce1">
            <text:p>-194</text:p>
          </table:table-cell>
          <table:table-cell office:value-type="string" table:style-name="ce1">
            <text:p>Rd3</text:p>
          </table:table-cell>
          <table:table-cell office:value-type="string" table:style-name="ce113">
            <text:p>Rd3 (100)</text:p>
          </table:table-cell>
          <table:table-cell office:value-type="float" office:value="1" table:formula="of:=IF(ISNUMBER(SEARCH([.B194];[.C194]));1;0)" table:style-name="ce1">
            <text:p>1</text:p>
          </table:table-cell>
          <table:table-cell office:value-type="string" table:style-name="ce114">
            <text:p>Rd3 (85)</text:p>
          </table:table-cell>
          <table:table-cell office:value-type="float" office:value="1" table:formula="of:=IF(ISNUMBER(SEARCH([.B194];[.E194]));1;0)" table:style-name="ce1">
            <text:p>1</text:p>
          </table:table-cell>
          <table:table-cell table:number-columns-repeated="10" table:style-name="ce1"/>
          <table:table-cell office:value-type="float" office:value="-193" table:style-name="ce1">
            <text:p>-193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bc3 (0)</text:p>
          </table:table-cell>
          <table:table-cell office:value-type="string" table:style-name="ce1">
            <text:p>Rd3 (100)</text:p>
          </table:table-cell>
          <table:table-cell office:value-type="string" table:style-name="ce1">
            <text:p>Rd3 (85)</text:p>
          </table:table-cell>
          <table:table-cell table:number-columns-repeated="16363"/>
        </table:table-row>
        <table:table-row table:style-name="ro1">
          <table:table-cell office:value-type="float" office:value="-195" table:style-name="ce1">
            <text:p>-195</text:p>
          </table:table-cell>
          <table:table-cell office:value-type="string" table:style-name="ce1">
            <text:p>Bh7+</text:p>
          </table:table-cell>
          <table:table-cell office:value-type="string" table:style-name="ce113">
            <text:p>Bh7+ (77)</text:p>
          </table:table-cell>
          <table:table-cell office:value-type="float" office:value="1" table:formula="of:=IF(ISNUMBER(SEARCH([.B195];[.C195]));1;0)" table:style-name="ce1">
            <text:p>1</text:p>
          </table:table-cell>
          <table:table-cell office:value-type="string" table:style-name="ce114">
            <text:p>Bh7+ (67)</text:p>
          </table:table-cell>
          <table:table-cell office:value-type="float" office:value="1" table:formula="of:=IF(ISNUMBER(SEARCH([.B195];[.E195]));1;0)" table:style-name="ce1">
            <text:p>1</text:p>
          </table:table-cell>
          <table:table-cell table:number-columns-repeated="10" table:style-name="ce1"/>
          <table:table-cell office:value-type="float" office:value="-194" table:style-name="ce1">
            <text:p>-194</text:p>
          </table:table-cell>
          <table:table-cell office:value-type="string" table:style-name="ce1">
            <text:p>Bh7+</text:p>
          </table:table-cell>
          <table:table-cell office:value-type="string" table:style-name="ce1">
            <text:p>Rf2 (0)</text:p>
          </table:table-cell>
          <table:table-cell office:value-type="string" table:style-name="ce1">
            <text:p>Bh7+ (77)</text:p>
          </table:table-cell>
          <table:table-cell office:value-type="string" table:style-name="ce1">
            <text:p>Bh7+ (67)</text:p>
          </table:table-cell>
          <table:table-cell table:number-columns-repeated="16363"/>
        </table:table-row>
        <table:table-row table:style-name="ro1">
          <table:table-cell office:value-type="float" office:value="-196" table:style-name="ce1">
            <text:p>-196</text:p>
          </table:table-cell>
          <table:table-cell office:value-type="string" table:style-name="ce1">
            <text:p>Rf6</text:p>
          </table:table-cell>
          <table:table-cell office:value-type="string" table:style-name="ce113">
            <text:p>Rf6 (93)</text:p>
          </table:table-cell>
          <table:table-cell office:value-type="float" office:value="1" table:formula="of:=IF(ISNUMBER(SEARCH([.B196];[.C196]));1;0)" table:style-name="ce1">
            <text:p>1</text:p>
          </table:table-cell>
          <table:table-cell office:value-type="string" table:style-name="ce114">
            <text:p>Rf6 (85)</text:p>
          </table:table-cell>
          <table:table-cell office:value-type="float" office:value="1" table:formula="of:=IF(ISNUMBER(SEARCH([.B196];[.E196]));1;0)" table:style-name="ce1">
            <text:p>1</text:p>
          </table:table-cell>
          <table:table-cell table:number-columns-repeated="10" table:style-name="ce1"/>
          <table:table-cell office:value-type="float" office:value="-195" table:style-name="ce1">
            <text:p>-195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6 (85)</text:p>
          </table:table-cell>
          <table:table-cell office:value-type="string" table:style-name="ce1">
            <text:p>Rf6 (93)</text:p>
          </table:table-cell>
          <table:table-cell office:value-type="string" table:style-name="ce1">
            <text:p>Rf6 (85)</text:p>
          </table:table-cell>
          <table:table-cell table:number-columns-repeated="16363"/>
        </table:table-row>
        <table:table-row table:style-name="ro1">
          <table:table-cell office:value-type="float" office:value="-197" table:style-name="ce1">
            <text:p>-197</text:p>
          </table:table-cell>
          <table:table-cell office:value-type="string" table:style-name="ce1">
            <text:p>Rf6+</text:p>
          </table:table-cell>
          <table:table-cell office:value-type="string" table:style-name="ce113">
            <text:p>Rf6+ (100)</text:p>
          </table:table-cell>
          <table:table-cell office:value-type="float" office:value="1" table:formula="of:=IF(ISNUMBER(SEARCH([.B197];[.C197]));1;0)" table:style-name="ce1">
            <text:p>1</text:p>
          </table:table-cell>
          <table:table-cell office:value-type="string" table:style-name="ce114">
            <text:p>Rf6+ (85)</text:p>
          </table:table-cell>
          <table:table-cell office:value-type="float" office:value="1" table:formula="of:=IF(ISNUMBER(SEARCH([.B197];[.E197]));1;0)" table:style-name="ce1">
            <text:p>1</text:p>
          </table:table-cell>
          <table:table-cell table:number-columns-repeated="10" table:style-name="ce1"/>
          <table:table-cell office:value-type="float" office:value="-196" table:style-name="ce1">
            <text:p>-196</text:p>
          </table:table-cell>
          <table:table-cell office:value-type="string" table:style-name="ce1">
            <text:p>Rf6+</text:p>
          </table:table-cell>
          <table:table-cell office:value-type="string" table:style-name="ce1">
            <text:p>Rf6+ (93)</text:p>
          </table:table-cell>
          <table:table-cell office:value-type="string" table:style-name="ce1">
            <text:p>Rf6+ (100)</text:p>
          </table:table-cell>
          <table:table-cell office:value-type="string" table:style-name="ce1">
            <text:p>Rf6+ (85)</text:p>
          </table:table-cell>
          <table:table-cell table:number-columns-repeated="16363"/>
        </table:table-row>
        <table:table-row table:style-name="ro1">
          <table:table-cell office:value-type="float" office:value="-198" table:style-name="ce1">
            <text:p>-198</text:p>
          </table:table-cell>
          <table:table-cell office:value-type="string" table:style-name="ce1">
            <text:p>Kf2</text:p>
          </table:table-cell>
          <table:table-cell office:value-type="string" table:style-name="ce113">
            <text:p>Kf2 (66)</text:p>
          </table:table-cell>
          <table:table-cell office:value-type="float" office:value="1" table:formula="of:=IF(ISNUMBER(SEARCH([.B198];[.C198]));1;0)" table:style-name="ce1">
            <text:p>1</text:p>
          </table:table-cell>
          <table:table-cell office:value-type="string" table:style-name="ce114">
            <text:p>Rae1 (0)</text:p>
          </table:table-cell>
          <table:table-cell office:value-type="float" office:value="0" table:formula="of:=IF(ISNUMBER(SEARCH([.B198];[.E198]));1;0)" table:style-name="ce1">
            <text:p>0</text:p>
          </table:table-cell>
          <table:table-cell table:number-columns-repeated="10" table:style-name="ce1"/>
          <table:table-cell office:value-type="float" office:value="-197" table:style-name="ce1">
            <text:p>-197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Bb3 (0)</text:p>
          </table:table-cell>
          <table:table-cell office:value-type="string" table:style-name="ce1">
            <text:p>Kf2 (66)</text:p>
          </table:table-cell>
          <table:table-cell office:value-type="string" table:style-name="ce1">
            <text:p>Rae1 (0)</text:p>
          </table:table-cell>
          <table:table-cell table:number-columns-repeated="16363"/>
        </table:table-row>
        <table:table-row table:style-name="ro1">
          <table:table-cell office:value-type="float" office:value="-199" table:style-name="ce1">
            <text:p>-199</text:p>
          </table:table-cell>
          <table:table-cell office:value-type="string" table:style-name="ce1">
            <text:p>Kf2</text:p>
          </table:table-cell>
          <table:table-cell office:value-type="string" table:style-name="ce113">
            <text:p>Kf2 (100)</text:p>
          </table:table-cell>
          <table:table-cell office:value-type="float" office:value="1" table:formula="of:=IF(ISNUMBER(SEARCH([.B199];[.C199]));1;0)" table:style-name="ce1">
            <text:p>1</text:p>
          </table:table-cell>
          <table:table-cell office:value-type="string" table:style-name="ce114">
            <text:p>Kf2 (100)</text:p>
          </table:table-cell>
          <table:table-cell office:value-type="float" office:value="1" table:formula="of:=IF(ISNUMBER(SEARCH([.B199];[.E199]));1;0)" table:style-name="ce1">
            <text:p>1</text:p>
          </table:table-cell>
          <table:table-cell table:number-columns-repeated="10" table:style-name="ce1"/>
          <table:table-cell office:value-type="float" office:value="-198" table:style-name="ce1">
            <text:p>-198</text:p>
          </table:table-cell>
          <table:table-cell office:value-type="string" table:style-name="ce1">
            <text:p>Kf2</text:p>
          </table:table-cell>
          <table:table-cell office:value-type="string" table:style-name="ce1">
            <text:p>Bb3 (0)</text:p>
          </table:table-cell>
          <table:table-cell office:value-type="string" table:style-name="ce1">
            <text:p>Kf2 (100)</text:p>
          </table:table-cell>
          <table:table-cell office:value-type="string" table:style-name="ce1">
            <text:p>Kf2 (100)</text:p>
          </table:table-cell>
          <table:table-cell table:number-columns-repeated="16363"/>
        </table:table-row>
        <table:table-row table:style-name="ro1">
          <table:table-cell office:value-type="float" office:value="-200" table:style-name="ce1">
            <text:p>-200</text:p>
          </table:table-cell>
          <table:table-cell office:value-type="string" table:style-name="ce1">
            <text:p>Nf6</text:p>
          </table:table-cell>
          <table:table-cell office:value-type="string" table:style-name="ce113">
            <text:p>Nf6 (100)</text:p>
          </table:table-cell>
          <table:table-cell office:value-type="float" office:value="1" table:formula="of:=IF(ISNUMBER(SEARCH([.B200];[.C200]));1;0)" table:style-name="ce1">
            <text:p>1</text:p>
          </table:table-cell>
          <table:table-cell office:value-type="string" table:style-name="ce114">
            <text:p>Nf6 (100)</text:p>
          </table:table-cell>
          <table:table-cell office:value-type="float" office:value="1" table:formula="of:=IF(ISNUMBER(SEARCH([.B200];[.E200]));1;0)" table:style-name="ce1">
            <text:p>1</text:p>
          </table:table-cell>
          <table:table-cell table:number-columns-repeated="10" table:style-name="ce1"/>
          <table:table-cell office:value-type="float" office:value="-199" table:style-name="ce1">
            <text:p>-199</text:p>
          </table:table-cell>
          <table:table-cell office:value-type="string" table:style-name="ce1">
            <text:p>Nf6</text:p>
          </table:table-cell>
          <table:table-cell office:value-type="string" table:style-name="ce1">
            <text:p>Nf6 (100)</text:p>
          </table:table-cell>
          <table:table-cell office:value-type="string" table:style-name="ce1">
            <text:p>Nf6 (100)</text:p>
          </table:table-cell>
          <table:table-cell office:value-type="string" table:style-name="ce1">
            <text:p>Nf6 (100)</text:p>
          </table:table-cell>
          <table:table-cell table:number-columns-repeated="16363"/>
        </table:table-row>
        <table:table-row table:style-name="ro1">
          <table:table-cell office:value-type="float" office:value="-201" table:style-name="ce1">
            <text:p>-201</text:p>
          </table:table-cell>
          <table:table-cell office:value-type="string" table:style-name="ce1">
            <text:p>Ke1</text:p>
          </table:table-cell>
          <table:table-cell office:value-type="string" table:style-name="ce113">
            <text:p>Ke1 (100)</text:p>
          </table:table-cell>
          <table:table-cell office:value-type="float" office:value="1" table:formula="of:=IF(ISNUMBER(SEARCH([.B201];[.C201]));1;0)" table:style-name="ce1">
            <text:p>1</text:p>
          </table:table-cell>
          <table:table-cell office:value-type="string" table:style-name="ce114">
            <text:p>Ke1 (93)</text:p>
          </table:table-cell>
          <table:table-cell office:value-type="float" office:value="1" table:formula="of:=IF(ISNUMBER(SEARCH([.B201];[.E201]));1;0)" table:style-name="ce1">
            <text:p>1</text:p>
          </table:table-cell>
          <table:table-cell table:number-columns-repeated="10" table:style-name="ce1"/>
          <table:table-cell office:value-type="float" office:value="-200" table:style-name="ce1">
            <text:p>-200</text:p>
          </table:table-cell>
          <table:table-cell office:value-type="string" table:style-name="ce1">
            <text:p>Ke1</text:p>
          </table:table-cell>
          <table:table-cell office:value-type="string" table:style-name="ce1">
            <text:p>Ke1 (100)</text:p>
          </table:table-cell>
          <table:table-cell office:value-type="string" table:style-name="ce1">
            <text:p>Ke1 (100)</text:p>
          </table:table-cell>
          <table:table-cell office:value-type="string" table:style-name="ce1">
            <text:p>Ke1 (93)</text:p>
          </table:table-cell>
          <table:table-cell table:number-columns-repeated="16363"/>
        </table:table-row>
        <table:table-row table:style-name="ro1">
          <table:table-cell office:value-type="float" office:value="-202" table:style-name="ce1">
            <text:p>-202</text:p>
          </table:table-cell>
          <table:table-cell office:value-type="string" table:style-name="ce1">
            <text:p>Nab3+</text:p>
          </table:table-cell>
          <table:table-cell office:value-type="string" table:style-name="ce113">
            <text:p>Nab3+ (100)</text:p>
          </table:table-cell>
          <table:table-cell office:value-type="float" office:value="1" table:formula="of:=IF(ISNUMBER(SEARCH([.B202];[.C202]));1;0)" table:style-name="ce1">
            <text:p>1</text:p>
          </table:table-cell>
          <table:table-cell office:value-type="string" table:style-name="ce114">
            <text:p>Nc2+ (0)</text:p>
          </table:table-cell>
          <table:table-cell office:value-type="float" office:value="0" table:formula="of:=IF(ISNUMBER(SEARCH([.B202];[.E202]));1;0)" table:style-name="ce1">
            <text:p>0</text:p>
          </table:table-cell>
          <table:table-cell table:number-columns-repeated="10" table:style-name="ce1"/>
          <table:table-cell office:value-type="float" office:value="-201" table:style-name="ce1">
            <text:p>-201</text:p>
          </table:table-cell>
          <table:table-cell office:value-type="string" table:style-name="ce1">
            <text:p>Nab3+</text:p>
          </table:table-cell>
          <table:table-cell office:value-type="string" table:style-name="ce1">
            <text:p>Nab3+ (66)</text:p>
          </table:table-cell>
          <table:table-cell office:value-type="string" table:style-name="ce1">
            <text:p>Nab3+ (100)</text:p>
          </table:table-cell>
          <table:table-cell office:value-type="string" table:style-name="ce1">
            <text:p>Nc2+ (0)</text:p>
          </table:table-cell>
          <table:table-cell table:number-columns-repeated="16363"/>
        </table:table-row>
        <table:table-row table:style-name="ro1">
          <table:table-cell office:value-type="float" office:value="-203" table:style-name="ce1">
            <text:p>-203</text:p>
          </table:table-cell>
          <table:table-cell office:value-type="string" table:style-name="ce1">
            <text:p>Bc3+</text:p>
          </table:table-cell>
          <table:table-cell office:value-type="string" table:style-name="ce113">
            <text:p>Bc3+ (100)</text:p>
          </table:table-cell>
          <table:table-cell office:value-type="float" office:value="1" table:formula="of:=IF(ISNUMBER(SEARCH([.B203];[.C203]));1;0)" table:style-name="ce1">
            <text:p>1</text:p>
          </table:table-cell>
          <table:table-cell office:value-type="string" table:style-name="ce114">
            <text:p>Bc3+ (100)</text:p>
          </table:table-cell>
          <table:table-cell office:value-type="float" office:value="1" table:formula="of:=IF(ISNUMBER(SEARCH([.B203];[.E203]));1;0)" table:style-name="ce1">
            <text:p>1</text:p>
          </table:table-cell>
          <table:table-cell table:number-columns-repeated="10" table:style-name="ce1"/>
          <table:table-cell office:value-type="float" office:value="-202" table:style-name="ce1">
            <text:p>-202</text:p>
          </table:table-cell>
          <table:table-cell office:value-type="string" table:style-name="ce1">
            <text:p>Bc3+</text:p>
          </table:table-cell>
          <table:table-cell office:value-type="string" table:style-name="ce1">
            <text:p>Bc3+ (100)</text:p>
          </table:table-cell>
          <table:table-cell office:value-type="string" table:style-name="ce1">
            <text:p>Bc3+ (100)</text:p>
          </table:table-cell>
          <table:table-cell office:value-type="string" table:style-name="ce1">
            <text:p>Bc3+ (100)</text:p>
          </table:table-cell>
          <table:table-cell table:number-columns-repeated="16363"/>
        </table:table-row>
        <table:table-row table:style-name="ro1">
          <table:table-cell office:value-type="float" office:value="-204" table:style-name="ce1">
            <text:p>-204</text:p>
          </table:table-cell>
          <table:table-cell office:value-type="string" table:style-name="ce1">
            <text:p>Bd4</text:p>
          </table:table-cell>
          <table:table-cell office:value-type="string" table:style-name="ce113">
            <text:p>Bd4 (100)</text:p>
          </table:table-cell>
          <table:table-cell office:value-type="float" office:value="1" table:formula="of:=IF(ISNUMBER(SEARCH([.B204];[.C204]));1;0)" table:style-name="ce1">
            <text:p>1</text:p>
          </table:table-cell>
          <table:table-cell office:value-type="string" table:style-name="ce114">
            <text:p>Bd4 (100)</text:p>
          </table:table-cell>
          <table:table-cell office:value-type="float" office:value="1" table:formula="of:=IF(ISNUMBER(SEARCH([.B204];[.E204]));1;0)" table:style-name="ce1">
            <text:p>1</text:p>
          </table:table-cell>
          <table:table-cell table:number-columns-repeated="10" table:style-name="ce1"/>
          <table:table-cell office:value-type="float" office:value="-203" table:style-name="ce1">
            <text:p>-203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100)</text:p>
          </table:table-cell>
          <table:table-cell table:number-columns-repeated="16363"/>
        </table:table-row>
        <table:table-row table:style-name="ro1">
          <table:table-cell office:value-type="float" office:value="-205" table:style-name="ce1">
            <text:p>-205</text:p>
          </table:table-cell>
          <table:table-cell office:value-type="string" table:style-name="ce1">
            <text:p>Rh6</text:p>
          </table:table-cell>
          <table:table-cell office:value-type="string" table:style-name="ce113">
            <text:p>Rh6 (100)</text:p>
          </table:table-cell>
          <table:table-cell office:value-type="float" office:value="1" table:formula="of:=IF(ISNUMBER(SEARCH([.B205];[.C205]));1;0)" table:style-name="ce1">
            <text:p>1</text:p>
          </table:table-cell>
          <table:table-cell office:value-type="string" table:style-name="ce114">
            <text:p>Rh6 (100)</text:p>
          </table:table-cell>
          <table:table-cell office:value-type="float" office:value="1" table:formula="of:=IF(ISNUMBER(SEARCH([.B205];[.E205]));1;0)" table:style-name="ce1">
            <text:p>1</text:p>
          </table:table-cell>
          <table:table-cell table:number-columns-repeated="10" table:style-name="ce1"/>
          <table:table-cell office:value-type="string" table:style-name="ce1">
            <text:p>?</text:p>
          </table:table-cell>
          <table:table-cell office:value-type="string" table:style-name="ce1">
            <text:p>Rh6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office:value-type="string" table:style-name="ce1">
            <text:p>Rh6 (100)</text:p>
          </table:table-cell>
          <table:table-cell table:number-columns-repeated="16363"/>
        </table:table-row>
        <table:table-row table:style-name="ro1">
          <table:table-cell office:value-type="float" office:value="-206" table:style-name="ce1">
            <text:p>-206</text:p>
          </table:table-cell>
          <table:table-cell office:value-type="string" table:style-name="ce1">
            <text:p>Qd3</text:p>
          </table:table-cell>
          <table:table-cell office:value-type="string" table:style-name="ce113">
            <text:p>Qd3 (75)</text:p>
          </table:table-cell>
          <table:table-cell office:value-type="float" office:value="1" table:formula="of:=IF(ISNUMBER(SEARCH([.B206];[.C206]));1;0)" table:style-name="ce1">
            <text:p>1</text:p>
          </table:table-cell>
          <table:table-cell office:value-type="string" table:style-name="ce114">
            <text:p>Qd3 (88)</text:p>
          </table:table-cell>
          <table:table-cell office:value-type="float" office:value="1" table:formula="of:=IF(ISNUMBER(SEARCH([.B206];[.E206]));1;0)" table:style-name="ce1">
            <text:p>1</text:p>
          </table:table-cell>
          <table:table-cell table:number-columns-repeated="10" table:style-name="ce1"/>
          <table:table-cell office:value-type="float" office:value="-205" table:style-name="ce1">
            <text:p>-205</text:p>
          </table:table-cell>
          <table:table-cell office:value-type="string" table:style-name="ce1">
            <text:p>Qd3</text:p>
          </table:table-cell>
          <table:table-cell office:value-type="string" table:style-name="ce1">
            <text:p>Qd3 (100)</text:p>
          </table:table-cell>
          <table:table-cell office:value-type="string" table:style-name="ce1">
            <text:p>Qd3 (75)</text:p>
          </table:table-cell>
          <table:table-cell office:value-type="string" table:style-name="ce1">
            <text:p>Qd3 (88)</text:p>
          </table:table-cell>
          <table:table-cell table:number-columns-repeated="16363"/>
        </table:table-row>
        <table:table-row table:style-name="ro1">
          <table:table-cell office:value-type="float" office:value="-207" table:style-name="ce1">
            <text:p>-207</text:p>
          </table:table-cell>
          <table:table-cell office:value-type="string" table:style-name="ce1">
            <text:p>Qh3</text:p>
          </table:table-cell>
          <table:table-cell office:value-type="string" table:style-name="ce113">
            <text:p>Rb2 (0)</text:p>
          </table:table-cell>
          <table:table-cell office:value-type="float" office:value="0" table:formula="of:=IF(ISNUMBER(SEARCH([.B207];[.C207]));1;0)" table:style-name="ce1">
            <text:p>0</text:p>
          </table:table-cell>
          <table:table-cell office:value-type="string" table:style-name="ce114">
            <text:p>Rb2 (0)</text:p>
          </table:table-cell>
          <table:table-cell office:value-type="float" office:value="0" table:formula="of:=IF(ISNUMBER(SEARCH([.B207];[.E207]));1;0)" table:style-name="ce1">
            <text:p>0</text:p>
          </table:table-cell>
          <table:table-cell table:number-columns-repeated="10" table:style-name="ce1"/>
          <table:table-cell office:value-type="float" office:value="-206" table:style-name="ce1">
            <text:p>-206</text:p>
          </table:table-cell>
          <table:table-cell office:value-type="string" table:style-name="ce1">
            <text:p>Qh3</text:p>
          </table:table-cell>
          <table:table-cell office:value-type="string" table:style-name="ce1">
            <text:p>Red2 (0)</text:p>
          </table:table-cell>
          <table:table-cell office:value-type="string" table:style-name="ce1">
            <text:p>Rb2 (0)</text:p>
          </table:table-cell>
          <table:table-cell office:value-type="string" table:style-name="ce1">
            <text:p>Rb2 (0)</text:p>
          </table:table-cell>
          <table:table-cell table:number-columns-repeated="16363"/>
        </table:table-row>
        <table:table-row table:style-name="ro1">
          <table:table-cell office:value-type="float" office:value="-208" table:style-name="ce1">
            <text:p>-208</text:p>
          </table:table-cell>
          <table:table-cell office:value-type="string" table:style-name="ce1">
            <text:p>Qe2</text:p>
          </table:table-cell>
          <table:table-cell office:value-type="string" table:style-name="ce113">
            <text:p>Qe2 (100)</text:p>
          </table:table-cell>
          <table:table-cell office:value-type="float" office:value="1" table:formula="of:=IF(ISNUMBER(SEARCH([.B208];[.C208]));1;0)" table:style-name="ce1">
            <text:p>1</text:p>
          </table:table-cell>
          <table:table-cell office:value-type="string" table:style-name="ce114">
            <text:p>Qe2 (100)</text:p>
          </table:table-cell>
          <table:table-cell office:value-type="float" office:value="1" table:formula="of:=IF(ISNUMBER(SEARCH([.B208];[.E208]));1;0)" table:style-name="ce1">
            <text:p>1</text:p>
          </table:table-cell>
          <table:table-cell table:number-columns-repeated="10" table:style-name="ce1"/>
          <table:table-cell office:value-type="float" office:value="-207" table:style-name="ce1">
            <text:p>-207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Qe2 (100)</text:p>
          </table:table-cell>
          <table:table-cell office:value-type="string" table:style-name="ce1">
            <text:p>Qe2 (100)</text:p>
          </table:table-cell>
          <table:table-cell office:value-type="string" table:style-name="ce1">
            <text:p>Qe2 (100)</text:p>
          </table:table-cell>
          <table:table-cell table:number-columns-repeated="16363"/>
        </table:table-row>
        <table:table-row table:style-name="ro1">
          <table:table-cell office:value-type="float" office:value="-209" table:style-name="ce1">
            <text:p>-209</text:p>
          </table:table-cell>
          <table:table-cell office:value-type="string" table:style-name="ce1">
            <text:p>Bf3+</text:p>
          </table:table-cell>
          <table:table-cell office:value-type="string" table:style-name="ce113">
            <text:p>Bf3+ (88)</text:p>
          </table:table-cell>
          <table:table-cell office:value-type="float" office:value="1" table:formula="of:=IF(ISNUMBER(SEARCH([.B209];[.C209]));1;0)" table:style-name="ce1">
            <text:p>1</text:p>
          </table:table-cell>
          <table:table-cell office:value-type="string" table:style-name="ce114">
            <text:p>Bf3+ (88)</text:p>
          </table:table-cell>
          <table:table-cell office:value-type="float" office:value="1" table:formula="of:=IF(ISNUMBER(SEARCH([.B209];[.E209]));1;0)" table:style-name="ce1">
            <text:p>1</text:p>
          </table:table-cell>
          <table:table-cell table:number-columns-repeated="10" table:style-name="ce1"/>
          <table:table-cell office:value-type="float" office:value="-208" table:style-name="ce1">
            <text:p>-208</text:p>
          </table:table-cell>
          <table:table-cell office:value-type="string" table:style-name="ce1">
            <text:p>Bf3+</text:p>
          </table:table-cell>
          <table:table-cell office:value-type="string" table:style-name="ce1">
            <text:p>Bf3+ (64)</text:p>
          </table:table-cell>
          <table:table-cell office:value-type="string" table:style-name="ce1">
            <text:p>Bf3+ (88)</text:p>
          </table:table-cell>
          <table:table-cell office:value-type="string" table:style-name="ce1">
            <text:p>Bf3+ (88)</text:p>
          </table:table-cell>
          <table:table-cell table:number-columns-repeated="16363"/>
        </table:table-row>
        <table:table-row table:style-name="ro1">
          <table:table-cell office:value-type="float" office:value="-210" table:style-name="ce1">
            <text:p>-210</text:p>
          </table:table-cell>
          <table:table-cell office:value-type="string" table:style-name="ce1">
            <text:p>a4</text:p>
          </table:table-cell>
          <table:table-cell office:value-type="string" table:style-name="ce113">
            <text:p>a4 (100)</text:p>
          </table:table-cell>
          <table:table-cell office:value-type="float" office:value="1" table:formula="of:=IF(ISNUMBER(SEARCH([.B210];[.C210]));1;0)" table:style-name="ce1">
            <text:p>1</text:p>
          </table:table-cell>
          <table:table-cell office:value-type="string" table:style-name="ce114">
            <text:p>a4 (100)</text:p>
          </table:table-cell>
          <table:table-cell office:value-type="float" office:value="1" table:formula="of:=IF(ISNUMBER(SEARCH([.B210];[.E210]));1;0)" table:style-name="ce1">
            <text:p>1</text:p>
          </table:table-cell>
          <table:table-cell table:number-columns-repeated="10" table:style-name="ce1"/>
          <table:table-cell office:value-type="float" office:value="-209" table:style-name="ce1">
            <text:p>-209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4 (93)</text:p>
          </table:table-cell>
          <table:table-cell office:value-type="string" table:style-name="ce1">
            <text:p>a4 (100)</text:p>
          </table:table-cell>
          <table:table-cell office:value-type="string" table:style-name="ce1">
            <text:p>a4 (100)</text:p>
          </table:table-cell>
          <table:table-cell table:number-columns-repeated="16363"/>
        </table:table-row>
        <table:table-row table:style-name="ro1">
          <table:table-cell office:value-type="float" office:value="-211" table:style-name="ce1">
            <text:p>-211</text:p>
          </table:table-cell>
          <table:table-cell office:value-type="string" table:style-name="ce1">
            <text:p>Rc7+</text:p>
          </table:table-cell>
          <table:table-cell office:value-type="string" table:style-name="ce113">
            <text:p>Rc7+ (68)</text:p>
          </table:table-cell>
          <table:table-cell office:value-type="float" office:value="1" table:formula="of:=IF(ISNUMBER(SEARCH([.B211];[.C211]));1;0)" table:style-name="ce1">
            <text:p>1</text:p>
          </table:table-cell>
          <table:table-cell office:value-type="string" table:style-name="ce114">
            <text:p>Rc7+ (64)</text:p>
          </table:table-cell>
          <table:table-cell office:value-type="float" office:value="1" table:formula="of:=IF(ISNUMBER(SEARCH([.B211];[.E211]));1;0)" table:style-name="ce1">
            <text:p>1</text:p>
          </table:table-cell>
          <table:table-cell table:number-columns-repeated="10" table:style-name="ce1"/>
          <table:table-cell office:value-type="float" office:value="-210" table:style-name="ce1">
            <text:p>-210</text:p>
          </table:table-cell>
          <table:table-cell office:value-type="string" table:style-name="ce1">
            <text:p>Rc7+</text:p>
          </table:table-cell>
          <table:table-cell office:value-type="string" table:style-name="ce1">
            <text:p>Kf7 (0)</text:p>
          </table:table-cell>
          <table:table-cell office:value-type="string" table:style-name="ce1">
            <text:p>Rc7+ (68)</text:p>
          </table:table-cell>
          <table:table-cell office:value-type="string" table:style-name="ce1">
            <text:p>Rc7+ (64)</text:p>
          </table:table-cell>
          <table:table-cell table:number-columns-repeated="16363"/>
        </table:table-row>
        <table:table-row table:style-name="ro1">
          <table:table-cell office:value-type="float" office:value="-212" table:style-name="ce1">
            <text:p>-212</text:p>
          </table:table-cell>
          <table:table-cell office:value-type="string" table:style-name="ce1">
            <text:p>Ra2</text:p>
          </table:table-cell>
          <table:table-cell office:value-type="string" table:style-name="ce113">
            <text:p>Ra2 (100)</text:p>
          </table:table-cell>
          <table:table-cell office:value-type="float" office:value="1" table:formula="of:=IF(ISNUMBER(SEARCH([.B212];[.C212]));1;0)" table:style-name="ce1">
            <text:p>1</text:p>
          </table:table-cell>
          <table:table-cell office:value-type="string" table:style-name="ce114">
            <text:p>Ra2 (93)</text:p>
          </table:table-cell>
          <table:table-cell office:value-type="float" office:value="1" table:formula="of:=IF(ISNUMBER(SEARCH([.B212];[.E212]));1;0)" table:style-name="ce1">
            <text:p>1</text:p>
          </table:table-cell>
          <table:table-cell table:number-columns-repeated="10" table:style-name="ce1"/>
          <table:table-cell office:value-type="float" office:value="-211" table:style-name="ce1">
            <text:p>-211</text:p>
          </table:table-cell>
          <table:table-cell office:value-type="string" table:style-name="ce1">
            <text:p>Ra2</text:p>
          </table:table-cell>
          <table:table-cell office:value-type="string" table:style-name="ce1">
            <text:p>Ra2 (100)</text:p>
          </table:table-cell>
          <table:table-cell office:value-type="string" table:style-name="ce1">
            <text:p>Ra2 (100)</text:p>
          </table:table-cell>
          <table:table-cell office:value-type="string" table:style-name="ce1">
            <text:p>Ra2 (93)</text:p>
          </table:table-cell>
          <table:table-cell table:number-columns-repeated="16363"/>
        </table:table-row>
        <table:table-row table:style-name="ro1">
          <table:table-cell office:value-type="float" office:value="-213" table:style-name="ce1">
            <text:p>-213</text:p>
          </table:table-cell>
          <table:table-cell office:value-type="string" table:style-name="ce1">
            <text:p>f6</text:p>
          </table:table-cell>
          <table:table-cell office:value-type="string" table:style-name="ce113">
            <text:p>f6 (83)</text:p>
          </table:table-cell>
          <table:table-cell office:value-type="float" office:value="1" table:formula="of:=IF(ISNUMBER(SEARCH([.B213];[.C213]));1;0)" table:style-name="ce1">
            <text:p>1</text:p>
          </table:table-cell>
          <table:table-cell office:value-type="string" table:style-name="ce114">
            <text:p>c7 (0)</text:p>
          </table:table-cell>
          <table:table-cell office:value-type="float" office:value="0" table:formula="of:=IF(ISNUMBER(SEARCH([.B213];[.E213]));1;0)" table:style-name="ce1">
            <text:p>0</text:p>
          </table:table-cell>
          <table:table-cell table:number-columns-repeated="10" table:style-name="ce1"/>
          <table:table-cell office:value-type="float" office:value="-212" table:style-name="ce1">
            <text:p>-212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f6 (64)</text:p>
          </table:table-cell>
          <table:table-cell office:value-type="string" table:style-name="ce1">
            <text:p>f6 (83)</text:p>
          </table:table-cell>
          <table:table-cell office:value-type="string" table:style-name="ce1">
            <text:p>c7 (0)</text:p>
          </table:table-cell>
          <table:table-cell table:number-columns-repeated="16363"/>
        </table:table-row>
        <table:table-row table:style-name="ro1">
          <table:table-cell office:value-type="float" office:value="-214" table:style-name="ce1">
            <text:p>-214</text:p>
          </table:table-cell>
          <table:table-cell office:value-type="string" table:style-name="ce1">
            <text:p>Nf7</text:p>
          </table:table-cell>
          <table:table-cell office:value-type="string" table:style-name="ce113">
            <text:p>Nf7 (100)</text:p>
          </table:table-cell>
          <table:table-cell office:value-type="float" office:value="1" table:formula="of:=IF(ISNUMBER(SEARCH([.B214];[.C214]));1;0)" table:style-name="ce1">
            <text:p>1</text:p>
          </table:table-cell>
          <table:table-cell office:value-type="string" table:style-name="ce114">
            <text:p>Nf7 (100)</text:p>
          </table:table-cell>
          <table:table-cell office:value-type="float" office:value="1" table:formula="of:=IF(ISNUMBER(SEARCH([.B214];[.E214]));1;0)" table:style-name="ce1">
            <text:p>1</text:p>
          </table:table-cell>
          <table:table-cell table:number-columns-repeated="10" table:style-name="ce1"/>
          <table:table-cell office:value-type="float" office:value="-213" table:style-name="ce1">
            <text:p>-213</text:p>
          </table:table-cell>
          <table:table-cell office:value-type="string" table:style-name="ce1">
            <text:p>Nf7</text:p>
          </table:table-cell>
          <table:table-cell office:value-type="string" table:style-name="ce1">
            <text:p>Nf7 (100)</text:p>
          </table:table-cell>
          <table:table-cell office:value-type="string" table:style-name="ce1">
            <text:p>Nf7 (100)</text:p>
          </table:table-cell>
          <table:table-cell office:value-type="string" table:style-name="ce1">
            <text:p>Nf7 (100)</text:p>
          </table:table-cell>
          <table:table-cell table:number-columns-repeated="16363"/>
        </table:table-row>
        <table:table-row table:style-name="ro1">
          <table:table-cell office:value-type="float" office:value="-215" table:style-name="ce1">
            <text:p>-215</text:p>
          </table:table-cell>
          <table:table-cell office:value-type="string" table:style-name="ce1">
            <text:p>Bf4</text:p>
          </table:table-cell>
          <table:table-cell office:value-type="string" table:style-name="ce113">
            <text:p>Bf4 (100)</text:p>
          </table:table-cell>
          <table:table-cell office:value-type="float" office:value="1" table:formula="of:=IF(ISNUMBER(SEARCH([.B215];[.C215]));1;0)" table:style-name="ce1">
            <text:p>1</text:p>
          </table:table-cell>
          <table:table-cell office:value-type="string" table:style-name="ce114">
            <text:p>Bf4 (64)</text:p>
          </table:table-cell>
          <table:table-cell office:value-type="float" office:value="1" table:formula="of:=IF(ISNUMBER(SEARCH([.B215];[.E215]));1;0)" table:style-name="ce1">
            <text:p>1</text:p>
          </table:table-cell>
          <table:table-cell table:number-columns-repeated="10" table:style-name="ce1"/>
          <table:table-cell office:value-type="float" office:value="-214" table:style-name="ce1">
            <text:p>-214</text:p>
          </table:table-cell>
          <table:table-cell office:value-type="string" table:style-name="ce1">
            <text:p>Bf4</text:p>
          </table:table-cell>
          <table:table-cell office:value-type="string" table:style-name="ce1">
            <text:p>Rd7+ (0)</text:p>
          </table:table-cell>
          <table:table-cell office:value-type="string" table:style-name="ce1">
            <text:p>Bf4 (100)</text:p>
          </table:table-cell>
          <table:table-cell office:value-type="string" table:style-name="ce1">
            <text:p>Bf4 (64)</text:p>
          </table:table-cell>
          <table:table-cell table:number-columns-repeated="16363"/>
        </table:table-row>
        <table:table-row table:style-name="ro1">
          <table:table-cell office:value-type="float" office:value="-216" table:style-name="ce1">
            <text:p>-216</text:p>
          </table:table-cell>
          <table:table-cell office:value-type="string" table:style-name="ce1">
            <text:p>Qa8</text:p>
          </table:table-cell>
          <table:table-cell office:value-type="string" table:style-name="ce113">
            <text:p>Qa8 (100)</text:p>
          </table:table-cell>
          <table:table-cell office:value-type="float" office:value="1" table:formula="of:=IF(ISNUMBER(SEARCH([.B216];[.C216]));1;0)" table:style-name="ce1">
            <text:p>1</text:p>
          </table:table-cell>
          <table:table-cell office:value-type="string" table:style-name="ce114">
            <text:p>Qa8 (71)</text:p>
          </table:table-cell>
          <table:table-cell office:value-type="float" office:value="1" table:formula="of:=IF(ISNUMBER(SEARCH([.B216];[.E216]));1;0)" table:style-name="ce1">
            <text:p>1</text:p>
          </table:table-cell>
          <table:table-cell table:number-columns-repeated="10" table:style-name="ce1"/>
          <table:table-cell office:value-type="float" office:value="-215" table:style-name="ce1">
            <text:p>-215</text:p>
          </table:table-cell>
          <table:table-cell office:value-type="string" table:style-name="ce1">
            <text:p>Qa8</text:p>
          </table:table-cell>
          <table:table-cell office:value-type="string" table:style-name="ce1">
            <text:p>Qa8 (70)</text:p>
          </table:table-cell>
          <table:table-cell office:value-type="string" table:style-name="ce1">
            <text:p>Qa8 (100)</text:p>
          </table:table-cell>
          <table:table-cell office:value-type="string" table:style-name="ce1">
            <text:p>Qa8 (71)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?</text:p>
          </table:table-cell>
          <table:table-cell office:value-type="string" table:style-name="ce1">
            <text:p>Rc6</text:p>
          </table:table-cell>
          <table:table-cell office:value-type="string" table:style-name="ce113">
            <text:p>Rf1 (0)</text:p>
          </table:table-cell>
          <table:table-cell office:value-type="float" office:value="0" table:formula="of:=IF(ISNUMBER(SEARCH([.B217];[.C217]));1;0)" table:style-name="ce1">
            <text:p>0</text:p>
          </table:table-cell>
          <table:table-cell office:value-type="string" table:style-name="ce114">
            <text:p>Rf1 (0)</text:p>
          </table:table-cell>
          <table:table-cell office:value-type="float" office:value="0" table:formula="of:=IF(ISNUMBER(SEARCH([.B217];[.E217]));1;0)" table:style-name="ce1">
            <text:p>0</text:p>
          </table:table-cell>
          <table:table-cell table:number-columns-repeated="10" table:style-name="ce1"/>
          <table:table-cell office:value-type="float" office:value="-216" table:style-name="ce1">
            <text:p>-216</text:p>
          </table:table-cell>
          <table:table-cell office:value-type="string" table:style-name="ce1">
            <text:p>Rc6</text:p>
          </table:table-cell>
          <table:table-cell office:value-type="string" table:style-name="ce1">
            <text:p>Rf1 (0)</text:p>
          </table:table-cell>
          <table:table-cell office:value-type="string" table:style-name="ce1">
            <text:p>Rf1 (0)</text:p>
          </table:table-cell>
          <table:table-cell office:value-type="string" table:style-name="ce1">
            <text:p>Rf1 (0)</text:p>
          </table:table-cell>
          <table:table-cell table:number-columns-repeated="16363"/>
        </table:table-row>
        <table:table-row table:style-name="ro1">
          <table:table-cell office:value-type="float" office:value="-218" table:style-name="ce1">
            <text:p>-218</text:p>
          </table:table-cell>
          <table:table-cell office:value-type="string" table:style-name="ce1">
            <text:p>Qe5</text:p>
          </table:table-cell>
          <table:table-cell office:value-type="string" table:style-name="ce113">
            <text:p>Qa3 (0)</text:p>
          </table:table-cell>
          <table:table-cell office:value-type="float" office:value="0" table:formula="of:=IF(ISNUMBER(SEARCH([.B218];[.C218]));1;0)" table:style-name="ce1">
            <text:p>0</text:p>
          </table:table-cell>
          <table:table-cell office:value-type="string" table:style-name="ce114">
            <text:p>Qa3 (0)</text:p>
          </table:table-cell>
          <table:table-cell office:value-type="float" office:value="0" table:formula="of:=IF(ISNUMBER(SEARCH([.B218];[.E218]));1;0)" table:style-name="ce1">
            <text:p>0</text:p>
          </table:table-cell>
          <table:table-cell table:number-columns-repeated="10" table:style-name="ce1"/>
          <table:table-cell office:value-type="float" office:value="-217" table:style-name="ce1">
            <text:p>-217</text:p>
          </table:table-cell>
          <table:table-cell office:value-type="string" table:style-name="ce1">
            <text:p>Qe5</text:p>
          </table:table-cell>
          <table:table-cell office:value-type="string" table:style-name="ce1">
            <text:p>Qa3 (0)</text:p>
          </table:table-cell>
          <table:table-cell office:value-type="string" table:style-name="ce1">
            <text:p>Qa3 (0)</text:p>
          </table:table-cell>
          <table:table-cell office:value-type="string" table:style-name="ce1">
            <text:p>Qa3 (0)</text:p>
          </table:table-cell>
          <table:table-cell table:number-columns-repeated="16363"/>
        </table:table-row>
        <table:table-row table:style-name="ro1">
          <table:table-cell office:value-type="float" office:value="-219" table:style-name="ce1">
            <text:p>-219</text:p>
          </table:table-cell>
          <table:table-cell office:value-type="string" table:style-name="ce1">
            <text:p>Bg6</text:p>
          </table:table-cell>
          <table:table-cell office:value-type="string" table:style-name="ce113">
            <text:p>Bg6 (100)</text:p>
          </table:table-cell>
          <table:table-cell office:value-type="float" office:value="1" table:formula="of:=IF(ISNUMBER(SEARCH([.B219];[.C219]));1;0)" table:style-name="ce1">
            <text:p>1</text:p>
          </table:table-cell>
          <table:table-cell office:value-type="string" table:style-name="ce114">
            <text:p>Bg6 (100)</text:p>
          </table:table-cell>
          <table:table-cell office:value-type="float" office:value="1" table:formula="of:=IF(ISNUMBER(SEARCH([.B219];[.E219]));1;0)" table:style-name="ce1">
            <text:p>1</text:p>
          </table:table-cell>
          <table:table-cell table:number-columns-repeated="10" table:style-name="ce1"/>
          <table:table-cell office:value-type="float" office:value="-218" table:style-name="ce1">
            <text:p>-218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100)</text:p>
          </table:table-cell>
          <table:table-cell table:number-columns-repeated="16363"/>
        </table:table-row>
        <table:table-row table:style-name="ro1">
          <table:table-cell office:value-type="float" office:value="-220" table:style-name="ce1">
            <text:p>-220</text:p>
          </table:table-cell>
          <table:table-cell office:value-type="string" table:style-name="ce1">
            <text:p>Qf4</text:p>
          </table:table-cell>
          <table:table-cell office:value-type="string" table:style-name="ce113">
            <text:p>Qf4 (100)</text:p>
          </table:table-cell>
          <table:table-cell office:value-type="float" office:value="1" table:formula="of:=IF(ISNUMBER(SEARCH([.B220];[.C220]));1;0)" table:style-name="ce1">
            <text:p>1</text:p>
          </table:table-cell>
          <table:table-cell office:value-type="string" table:style-name="ce114">
            <text:p>Qf4 (100)</text:p>
          </table:table-cell>
          <table:table-cell office:value-type="float" office:value="1" table:formula="of:=IF(ISNUMBER(SEARCH([.B220];[.E220]));1;0)" table:style-name="ce1">
            <text:p>1</text:p>
          </table:table-cell>
          <table:table-cell table:number-columns-repeated="10" table:style-name="ce1"/>
          <table:table-cell office:value-type="float" office:value="-219" table:style-name="ce1">
            <text:p>-219</text:p>
          </table:table-cell>
          <table:table-cell office:value-type="string" table:style-name="ce1">
            <text:p>Qf4</text:p>
          </table:table-cell>
          <table:table-cell office:value-type="string" table:style-name="ce1">
            <text:p>Qf4 (93)</text:p>
          </table:table-cell>
          <table:table-cell office:value-type="string" table:style-name="ce1">
            <text:p>Qf4 (100)</text:p>
          </table:table-cell>
          <table:table-cell office:value-type="string" table:style-name="ce1">
            <text:p>Qf4 (100)</text:p>
          </table:table-cell>
          <table:table-cell table:number-columns-repeated="16363"/>
        </table:table-row>
        <table:table-row table:style-name="ro1">
          <table:table-cell office:value-type="float" office:value="-221" table:style-name="ce1">
            <text:p>-221</text:p>
          </table:table-cell>
          <table:table-cell office:value-type="string" table:style-name="ce1">
            <text:p>Qc5</text:p>
          </table:table-cell>
          <table:table-cell office:value-type="string" table:style-name="ce113">
            <text:p>Qc5 (100)</text:p>
          </table:table-cell>
          <table:table-cell office:value-type="float" office:value="1" table:formula="of:=IF(ISNUMBER(SEARCH([.B221];[.C221]));1;0)" table:style-name="ce1">
            <text:p>1</text:p>
          </table:table-cell>
          <table:table-cell office:value-type="string" table:style-name="ce114">
            <text:p>Qc5 (100)</text:p>
          </table:table-cell>
          <table:table-cell office:value-type="float" office:value="1" table:formula="of:=IF(ISNUMBER(SEARCH([.B221];[.E221]));1;0)" table:style-name="ce1">
            <text:p>1</text:p>
          </table:table-cell>
          <table:table-cell table:number-columns-repeated="10" table:style-name="ce1"/>
          <table:table-cell office:value-type="float" office:value="-220" table:style-name="ce1">
            <text:p>-220</text:p>
          </table:table-cell>
          <table:table-cell office:value-type="string" table:style-name="ce1">
            <text:p>Qc5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c5 (100)</text:p>
          </table:table-cell>
          <table:table-cell office:value-type="string" table:style-name="ce1">
            <text:p>Qc5 (100)</text:p>
          </table:table-cell>
          <table:table-cell table:number-columns-repeated="16363"/>
        </table:table-row>
        <table:table-row table:style-name="ro1">
          <table:table-cell office:value-type="float" office:value="-222" table:style-name="ce1">
            <text:p>-222</text:p>
          </table:table-cell>
          <table:table-cell office:value-type="string" table:style-name="ce1">
            <text:p>Bb3+</text:p>
          </table:table-cell>
          <table:table-cell office:value-type="string" table:style-name="ce113">
            <text:p>Bb3+ (100)</text:p>
          </table:table-cell>
          <table:table-cell office:value-type="float" office:value="1" table:formula="of:=IF(ISNUMBER(SEARCH([.B222];[.C222]));1;0)" table:style-name="ce1">
            <text:p>1</text:p>
          </table:table-cell>
          <table:table-cell office:value-type="string" table:style-name="ce114">
            <text:p>gh7+ (0)</text:p>
          </table:table-cell>
          <table:table-cell office:value-type="float" office:value="0" table:formula="of:=IF(ISNUMBER(SEARCH([.B222];[.E222]));1;0)" table:style-name="ce1">
            <text:p>0</text:p>
          </table:table-cell>
          <table:table-cell table:number-columns-repeated="10" table:style-name="ce1"/>
          <table:table-cell office:value-type="float" office:value="-221" table:style-name="ce1">
            <text:p>-221</text:p>
          </table:table-cell>
          <table:table-cell office:value-type="string" table:style-name="ce1">
            <text:p>Bb3+</text:p>
          </table:table-cell>
          <table:table-cell office:value-type="string" table:style-name="ce1">
            <text:p>gh7+ (0)</text:p>
          </table:table-cell>
          <table:table-cell office:value-type="string" table:style-name="ce1">
            <text:p>Bb3+ (100)</text:p>
          </table:table-cell>
          <table:table-cell office:value-type="string" table:style-name="ce1">
            <text:p>gh7+ (0)</text:p>
          </table:table-cell>
          <table:table-cell table:number-columns-repeated="16363"/>
        </table:table-row>
        <table:table-row table:style-name="ro1">
          <table:table-cell office:value-type="float" office:value="-223" table:style-name="ce1">
            <text:p>-223</text:p>
          </table:table-cell>
          <table:table-cell office:value-type="string" table:style-name="ce1">
            <text:p>Kh5</text:p>
          </table:table-cell>
          <table:table-cell office:value-type="string" table:style-name="ce113">
            <text:p>Qf3 (0)</text:p>
          </table:table-cell>
          <table:table-cell office:value-type="float" office:value="0" table:formula="of:=IF(ISNUMBER(SEARCH([.B223];[.C223]));1;0)" table:style-name="ce1">
            <text:p>0</text:p>
          </table:table-cell>
          <table:table-cell office:value-type="string" table:style-name="ce114">
            <text:p>Kh5 (100)</text:p>
          </table:table-cell>
          <table:table-cell office:value-type="float" office:value="1" table:formula="of:=IF(ISNUMBER(SEARCH([.B223];[.E223]));1;0)" table:style-name="ce1">
            <text:p>1</text:p>
          </table:table-cell>
          <table:table-cell table:number-columns-repeated="10" table:style-name="ce1"/>
          <table:table-cell office:value-type="float" office:value="-222" table:style-name="ce1">
            <text:p>-222</text:p>
          </table:table-cell>
          <table:table-cell office:value-type="string" table:style-name="ce1">
            <text:p>Kh5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Kh5 (100)</text:p>
          </table:table-cell>
          <table:table-cell table:number-columns-repeated="16363"/>
        </table:table-row>
        <table:table-row table:style-name="ro1">
          <table:table-cell office:value-type="float" office:value="-224" table:style-name="ce1">
            <text:p>-224</text:p>
          </table:table-cell>
          <table:table-cell office:value-type="string" table:style-name="ce1">
            <text:p>hg6</text:p>
          </table:table-cell>
          <table:table-cell office:value-type="string" table:style-name="ce113">
            <text:p>Nb7 (0)</text:p>
          </table:table-cell>
          <table:table-cell office:value-type="float" office:value="0" table:formula="of:=IF(ISNUMBER(SEARCH([.B224];[.C224]));1;0)" table:style-name="ce1">
            <text:p>0</text:p>
          </table:table-cell>
          <table:table-cell office:value-type="string" table:style-name="ce114">
            <text:p>Nb7 (0)</text:p>
          </table:table-cell>
          <table:table-cell office:value-type="float" office:value="0" table:formula="of:=IF(ISNUMBER(SEARCH([.B224];[.E224]));1;0)" table:style-name="ce1">
            <text:p>0</text:p>
          </table:table-cell>
          <table:table-cell table:number-columns-repeated="10" table:style-name="ce1"/>
          <table:table-cell office:value-type="float" office:value="-223" table:style-name="ce1">
            <text:p>-223</text:p>
          </table:table-cell>
          <table:table-cell office:value-type="string" table:style-name="ce1">
            <text:p>hg6</text:p>
          </table:table-cell>
          <table:table-cell office:value-type="string" table:style-name="ce1">
            <text:p>Nb7 (0)</text:p>
          </table:table-cell>
          <table:table-cell office:value-type="string" table:style-name="ce1">
            <text:p>Nb7 (0)</text:p>
          </table:table-cell>
          <table:table-cell office:value-type="string" table:style-name="ce1">
            <text:p>Nb7 (0)</text:p>
          </table:table-cell>
          <table:table-cell table:number-columns-repeated="16363"/>
        </table:table-row>
        <table:table-row table:style-name="ro1">
          <table:table-cell office:value-type="float" office:value="-225" table:style-name="ce1">
            <text:p>-225</text:p>
          </table:table-cell>
          <table:table-cell office:value-type="string" table:style-name="ce1">
            <text:p>Be2+</text:p>
          </table:table-cell>
          <table:table-cell office:value-type="string" table:style-name="ce113">
            <text:p>Be2+ (93)</text:p>
          </table:table-cell>
          <table:table-cell office:value-type="float" office:value="1" table:formula="of:=IF(ISNUMBER(SEARCH([.B225];[.C225]));1;0)" table:style-name="ce1">
            <text:p>1</text:p>
          </table:table-cell>
          <table:table-cell office:value-type="string" table:style-name="ce114">
            <text:p>Be2+ (77)</text:p>
          </table:table-cell>
          <table:table-cell office:value-type="float" office:value="1" table:formula="of:=IF(ISNUMBER(SEARCH([.B225];[.E225]));1;0)" table:style-name="ce1">
            <text:p>1</text:p>
          </table:table-cell>
          <table:table-cell table:number-columns-repeated="10" table:style-name="ce1"/>
          <table:table-cell office:value-type="float" office:value="-224" table:style-name="ce1">
            <text:p>-224</text:p>
          </table:table-cell>
          <table:table-cell office:value-type="string" table:style-name="ce1">
            <text:p>Be2+</text:p>
          </table:table-cell>
          <table:table-cell office:value-type="string" table:style-name="ce1">
            <text:p>Bf1 (0)</text:p>
          </table:table-cell>
          <table:table-cell office:value-type="string" table:style-name="ce1">
            <text:p>Be2+ (93)</text:p>
          </table:table-cell>
          <table:table-cell office:value-type="string" table:style-name="ce1">
            <text:p>Be2+ (77)</text:p>
          </table:table-cell>
          <table:table-cell table:number-columns-repeated="16363"/>
        </table:table-row>
        <table:table-row table:style-name="ro1">
          <table:table-cell office:value-type="float" office:value="-226" table:style-name="ce1">
            <text:p>-226</text:p>
          </table:table-cell>
          <table:table-cell office:value-type="string" table:style-name="ce1">
            <text:p>Nc7</text:p>
          </table:table-cell>
          <table:table-cell office:value-type="string" table:style-name="ce113">
            <text:p>Nc7 (85)</text:p>
          </table:table-cell>
          <table:table-cell office:value-type="float" office:value="1" table:formula="of:=IF(ISNUMBER(SEARCH([.B226];[.C226]));1;0)" table:style-name="ce1">
            <text:p>1</text:p>
          </table:table-cell>
          <table:table-cell office:value-type="string" table:style-name="ce114">
            <text:p>Nc7 (66)</text:p>
          </table:table-cell>
          <table:table-cell office:value-type="float" office:value="1" table:formula="of:=IF(ISNUMBER(SEARCH([.B226];[.E226]));1;0)" table:style-name="ce1">
            <text:p>1</text:p>
          </table:table-cell>
          <table:table-cell table:number-columns-repeated="10" table:style-name="ce1"/>
          <table:table-cell office:value-type="float" office:value="-225" table:style-name="ce1">
            <text:p>-225</text:p>
          </table:table-cell>
          <table:table-cell office:value-type="string" table:style-name="ce1">
            <text:p>Nc7</text:p>
          </table:table-cell>
          <table:table-cell office:value-type="string" table:style-name="ce1">
            <text:p>Rh6+ (0)</text:p>
          </table:table-cell>
          <table:table-cell office:value-type="string" table:style-name="ce1">
            <text:p>Nc7 (85)</text:p>
          </table:table-cell>
          <table:table-cell office:value-type="string" table:style-name="ce1">
            <text:p>Nc7 (66)</text:p>
          </table:table-cell>
          <table:table-cell table:number-columns-repeated="16363"/>
        </table:table-row>
        <table:table-row table:style-name="ro1">
          <table:table-cell office:value-type="float" office:value="-227" table:style-name="ce1">
            <text:p>-227</text:p>
          </table:table-cell>
          <table:table-cell office:value-type="string" table:style-name="ce1">
            <text:p>Qe5</text:p>
          </table:table-cell>
          <table:table-cell office:value-type="string" table:style-name="ce113">
            <text:p>Qc7 (0)</text:p>
          </table:table-cell>
          <table:table-cell office:value-type="float" office:value="0" table:formula="of:=IF(ISNUMBER(SEARCH([.B227];[.C227]));1;0)" table:style-name="ce1">
            <text:p>0</text:p>
          </table:table-cell>
          <table:table-cell office:value-type="string" table:style-name="ce114">
            <text:p>Qd6 (0)</text:p>
          </table:table-cell>
          <table:table-cell office:value-type="float" office:value="0" table:formula="of:=IF(ISNUMBER(SEARCH([.B227];[.E227]));1;0)" table:style-name="ce1">
            <text:p>0</text:p>
          </table:table-cell>
          <table:table-cell table:number-columns-repeated="10" table:style-name="ce1"/>
          <table:table-cell office:value-type="float" office:value="-226" table:style-name="ce1">
            <text:p>-226</text:p>
          </table:table-cell>
          <table:table-cell office:value-type="string" table:style-name="ce1">
            <text:p>Qe5</text:p>
          </table:table-cell>
          <table:table-cell office:value-type="string" table:style-name="ce1">
            <text:p>Qd6 (0)</text:p>
          </table:table-cell>
          <table:table-cell office:value-type="string" table:style-name="ce1">
            <text:p>Qc7 (0)</text:p>
          </table:table-cell>
          <table:table-cell office:value-type="string" table:style-name="ce1">
            <text:p>Qd6 (0)</text:p>
          </table:table-cell>
          <table:table-cell table:number-columns-repeated="16363"/>
        </table:table-row>
        <table:table-row table:style-name="ro1">
          <table:table-cell office:value-type="float" office:value="-228" table:style-name="ce1">
            <text:p>-228</text:p>
          </table:table-cell>
          <table:table-cell office:value-type="string" table:style-name="ce1">
            <text:p>Rb7</text:p>
          </table:table-cell>
          <table:table-cell office:value-type="string" table:style-name="ce113">
            <text:p>Nce3 (0)</text:p>
          </table:table-cell>
          <table:table-cell office:value-type="float" office:value="0" table:formula="of:=IF(ISNUMBER(SEARCH([.B228];[.C228]));1;0)" table:style-name="ce1">
            <text:p>0</text:p>
          </table:table-cell>
          <table:table-cell office:value-type="string" table:style-name="ce114">
            <text:p>Rb7 (93)</text:p>
          </table:table-cell>
          <table:table-cell office:value-type="float" office:value="1" table:formula="of:=IF(ISNUMBER(SEARCH([.B228];[.E228]));1;0)" table:style-name="ce1">
            <text:p>1</text:p>
          </table:table-cell>
          <table:table-cell table:number-columns-repeated="10" table:style-name="ce1"/>
          <table:table-cell office:value-type="float" office:value="-227" table:style-name="ce1">
            <text:p>-227</text:p>
          </table:table-cell>
          <table:table-cell office:value-type="string" table:style-name="ce1">
            <text:p>Rb7</text:p>
          </table:table-cell>
          <table:table-cell office:value-type="string" table:style-name="ce1">
            <text:p>Rb7 (83)</text:p>
          </table:table-cell>
          <table:table-cell office:value-type="string" table:style-name="ce1">
            <text:p>Nce3 (0)</text:p>
          </table:table-cell>
          <table:table-cell office:value-type="string" table:style-name="ce1">
            <text:p>Rb7 (93)</text:p>
          </table:table-cell>
          <table:table-cell table:number-columns-repeated="16363"/>
        </table:table-row>
        <table:table-row table:style-name="ro1">
          <table:table-cell office:value-type="float" office:value="-229" table:style-name="ce1">
            <text:p>-229</text:p>
          </table:table-cell>
          <table:table-cell office:value-type="string" table:style-name="ce1">
            <text:p>Ng5</text:p>
          </table:table-cell>
          <table:table-cell office:value-type="string" table:style-name="ce113">
            <text:p>Ng5 (100)</text:p>
          </table:table-cell>
          <table:table-cell office:value-type="float" office:value="1" table:formula="of:=IF(ISNUMBER(SEARCH([.B229];[.C229]));1;0)" table:style-name="ce1">
            <text:p>1</text:p>
          </table:table-cell>
          <table:table-cell office:value-type="string" table:style-name="ce114">
            <text:p>Ng5 (100)</text:p>
          </table:table-cell>
          <table:table-cell office:value-type="float" office:value="1" table:formula="of:=IF(ISNUMBER(SEARCH([.B229];[.E229]));1;0)" table:style-name="ce1">
            <text:p>1</text:p>
          </table:table-cell>
          <table:table-cell table:number-columns-repeated="10" table:style-name="ce1"/>
          <table:table-cell office:value-type="float" office:value="-228" table:style-name="ce1">
            <text:p>-228</text:p>
          </table:table-cell>
          <table:table-cell office:value-type="string" table:style-name="ce1">
            <text:p>Ng5</text:p>
          </table:table-cell>
          <table:table-cell office:value-type="string" table:style-name="ce1">
            <text:p>gh7 (0)</text:p>
          </table:table-cell>
          <table:table-cell office:value-type="string" table:style-name="ce1">
            <text:p>Ng5 (100)</text:p>
          </table:table-cell>
          <table:table-cell office:value-type="string" table:style-name="ce1">
            <text:p>Ng5 (100)</text:p>
          </table:table-cell>
          <table:table-cell table:number-columns-repeated="16363"/>
        </table:table-row>
        <table:table-row table:style-name="ro1">
          <table:table-cell office:value-type="float" office:value="-230" table:style-name="ce1">
            <text:p>-230</text:p>
          </table:table-cell>
          <table:table-cell office:value-type="string" table:style-name="ce1">
            <text:p>Qd8</text:p>
          </table:table-cell>
          <table:table-cell office:value-type="string" table:style-name="ce113">
            <text:p>Qd8 (67)</text:p>
          </table:table-cell>
          <table:table-cell office:value-type="float" office:value="1" table:formula="of:=IF(ISNUMBER(SEARCH([.B230];[.C230]));1;0)" table:style-name="ce1">
            <text:p>1</text:p>
          </table:table-cell>
          <table:table-cell office:value-type="string" table:style-name="ce114">
            <text:p>Qd8 (88)</text:p>
          </table:table-cell>
          <table:table-cell office:value-type="float" office:value="1" table:formula="of:=IF(ISNUMBER(SEARCH([.B230];[.E230]));1;0)" table:style-name="ce1">
            <text:p>1</text:p>
          </table:table-cell>
          <table:table-cell table:number-columns-repeated="10" table:style-name="ce1"/>
          <table:table-cell office:value-type="float" office:value="-229" table:style-name="ce1">
            <text:p>-229</text:p>
          </table:table-cell>
          <table:table-cell office:value-type="string" table:style-name="ce1">
            <text:p>Qd8</text:p>
          </table:table-cell>
          <table:table-cell office:value-type="string" table:style-name="ce1">
            <text:p>Qg4 (0)</text:p>
          </table:table-cell>
          <table:table-cell office:value-type="string" table:style-name="ce1">
            <text:p>Qd8 (67)</text:p>
          </table:table-cell>
          <table:table-cell office:value-type="string" table:style-name="ce1">
            <text:p>Qd8 (88)</text:p>
          </table:table-cell>
          <table:table-cell table:number-columns-repeated="16363"/>
        </table:table-row>
        <table:table-row table:style-name="ro1">
          <table:table-cell office:value-type="float" office:value="-231" table:style-name="ce1">
            <text:p>-231</text:p>
          </table:table-cell>
          <table:table-cell office:value-type="string" table:style-name="ce1">
            <text:p>Qg4</text:p>
          </table:table-cell>
          <table:table-cell office:value-type="string" table:style-name="ce113">
            <text:p>Nc4 (0)</text:p>
          </table:table-cell>
          <table:table-cell office:value-type="float" office:value="0" table:formula="of:=IF(ISNUMBER(SEARCH([.B231];[.C231]));1;0)" table:style-name="ce1">
            <text:p>0</text:p>
          </table:table-cell>
          <table:table-cell office:value-type="string" table:style-name="ce114">
            <text:p>Nc4 (0)</text:p>
          </table:table-cell>
          <table:table-cell office:value-type="float" office:value="0" table:formula="of:=IF(ISNUMBER(SEARCH([.B231];[.E231]));1;0)" table:style-name="ce1">
            <text:p>0</text:p>
          </table:table-cell>
          <table:table-cell table:number-columns-repeated="10" table:style-name="ce1"/>
          <table:table-cell office:value-type="float" office:value="-230" table:style-name="ce1">
            <text:p>-230</text:p>
          </table:table-cell>
          <table:table-cell office:value-type="string" table:style-name="ce1">
            <text:p>Qg4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Nc4 (0)</text:p>
          </table:table-cell>
          <table:table-cell table:number-columns-repeated="16363"/>
        </table:table-row>
        <table:table-row table:style-name="ro1">
          <table:table-cell office:value-type="float" office:value="-232" table:style-name="ce1">
            <text:p>-232</text:p>
          </table:table-cell>
          <table:table-cell office:value-type="string" table:style-name="ce1">
            <text:p>Nh5</text:p>
          </table:table-cell>
          <table:table-cell office:value-type="string" table:style-name="ce113">
            <text:p>Nh5 (100)</text:p>
          </table:table-cell>
          <table:table-cell office:value-type="float" office:value="1" table:formula="of:=IF(ISNUMBER(SEARCH([.B232];[.C232]));1;0)" table:style-name="ce1">
            <text:p>1</text:p>
          </table:table-cell>
          <table:table-cell office:value-type="string" table:style-name="ce114">
            <text:p>Nh5 (100)</text:p>
          </table:table-cell>
          <table:table-cell office:value-type="float" office:value="1" table:formula="of:=IF(ISNUMBER(SEARCH([.B232];[.E232]));1;0)" table:style-name="ce1">
            <text:p>1</text:p>
          </table:table-cell>
          <table:table-cell table:number-columns-repeated="10" table:style-name="ce1"/>
          <table:table-cell office:value-type="float" office:value="-231" table:style-name="ce1">
            <text:p>-231</text:p>
          </table:table-cell>
          <table:table-cell office:value-type="string" table:style-name="ce1">
            <text:p>Nh5</text:p>
          </table:table-cell>
          <table:table-cell office:value-type="string" table:style-name="ce1">
            <text:p>Nh5 (68)</text:p>
          </table:table-cell>
          <table:table-cell office:value-type="string" table:style-name="ce1">
            <text:p>Nh5 (100)</text:p>
          </table:table-cell>
          <table:table-cell office:value-type="string" table:style-name="ce1">
            <text:p>Nh5 (100)</text:p>
          </table:table-cell>
          <table:table-cell table:number-columns-repeated="16363"/>
        </table:table-row>
        <table:table-row table:style-name="ro1">
          <table:table-cell office:value-type="float" office:value="-233" table:style-name="ce1">
            <text:p>-233</text:p>
          </table:table-cell>
          <table:table-cell office:value-type="string" table:style-name="ce1">
            <text:p>Rd3</text:p>
          </table:table-cell>
          <table:table-cell office:value-type="string" table:style-name="ce113">
            <text:p>Rd3 (88)</text:p>
          </table:table-cell>
          <table:table-cell office:value-type="float" office:value="1" table:formula="of:=IF(ISNUMBER(SEARCH([.B233];[.C233]));1;0)" table:style-name="ce1">
            <text:p>1</text:p>
          </table:table-cell>
          <table:table-cell office:value-type="string" table:style-name="ce114">
            <text:p>Kc7 (0)</text:p>
          </table:table-cell>
          <table:table-cell office:value-type="float" office:value="0" table:formula="of:=IF(ISNUMBER(SEARCH([.B233];[.E233]));1;0)" table:style-name="ce1">
            <text:p>0</text:p>
          </table:table-cell>
          <table:table-cell table:number-columns-repeated="10" table:style-name="ce1"/>
          <table:table-cell office:value-type="float" office:value="-232" table:style-name="ce1">
            <text:p>-232</text:p>
          </table:table-cell>
          <table:table-cell office:value-type="string" table:style-name="ce1">
            <text:p>Rd3</text:p>
          </table:table-cell>
          <table:table-cell office:value-type="string" table:style-name="ce1">
            <text:p>Rh8 (0)</text:p>
          </table:table-cell>
          <table:table-cell office:value-type="string" table:style-name="ce1">
            <text:p>Rd3 (88)</text:p>
          </table:table-cell>
          <table:table-cell office:value-type="string" table:style-name="ce1">
            <text:p>Kc7 (0)</text:p>
          </table:table-cell>
          <table:table-cell table:number-columns-repeated="16363"/>
        </table:table-row>
        <table:table-row table:style-name="ro1">
          <table:table-cell office:value-type="float" office:value="-234" table:style-name="ce1">
            <text:p>-234</text:p>
          </table:table-cell>
          <table:table-cell office:value-type="string" table:style-name="ce1">
            <text:p>f3</text:p>
          </table:table-cell>
          <table:table-cell office:value-type="string" table:style-name="ce113">
            <text:p>f3 (88)</text:p>
          </table:table-cell>
          <table:table-cell office:value-type="float" office:value="1" table:formula="of:=IF(ISNUMBER(SEARCH([.B234];[.C234]));1;0)" table:style-name="ce1">
            <text:p>1</text:p>
          </table:table-cell>
          <table:table-cell office:value-type="string" table:style-name="ce114">
            <text:p>f3 (79)</text:p>
          </table:table-cell>
          <table:table-cell office:value-type="float" office:value="1" table:formula="of:=IF(ISNUMBER(SEARCH([.B234];[.E234]));1;0)" table:style-name="ce1">
            <text:p>1</text:p>
          </table:table-cell>
          <table:table-cell table:number-columns-repeated="10" table:style-name="ce1"/>
          <table:table-cell office:value-type="float" office:value="-233" table:style-name="ce1">
            <text:p>-23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3 (75)</text:p>
          </table:table-cell>
          <table:table-cell office:value-type="string" table:style-name="ce1">
            <text:p>f3 (88)</text:p>
          </table:table-cell>
          <table:table-cell office:value-type="string" table:style-name="ce1">
            <text:p>f3 (79)</text:p>
          </table:table-cell>
          <table:table-cell table:number-columns-repeated="16363"/>
        </table:table-row>
        <table:table-row table:style-name="ro1">
          <table:table-cell office:value-type="float" office:value="-235" table:style-name="ce1">
            <text:p>-235</text:p>
          </table:table-cell>
          <table:table-cell office:value-type="string" table:style-name="ce1">
            <text:p>h5</text:p>
          </table:table-cell>
          <table:table-cell office:value-type="string" table:style-name="ce113">
            <text:p>h5 (79)</text:p>
          </table:table-cell>
          <table:table-cell office:value-type="float" office:value="1" table:formula="of:=IF(ISNUMBER(SEARCH([.B235];[.C235]));1;0)" table:style-name="ce1">
            <text:p>1</text:p>
          </table:table-cell>
          <table:table-cell office:value-type="string" table:style-name="ce114">
            <text:p>h5 (65)</text:p>
          </table:table-cell>
          <table:table-cell office:value-type="float" office:value="1" table:formula="of:=IF(ISNUMBER(SEARCH([.B235];[.E235]));1;0)" table:style-name="ce1">
            <text:p>1</text:p>
          </table:table-cell>
          <table:table-cell table:number-columns-repeated="10" table:style-name="ce1"/>
          <table:table-cell office:value-type="float" office:value="-234" table:style-name="ce1">
            <text:p>-234</text:p>
          </table:table-cell>
          <table:table-cell office:value-type="string" table:style-name="ce1">
            <text:p>h5</text:p>
          </table:table-cell>
          <table:table-cell office:value-type="string" table:style-name="ce1">
            <text:p>h5 (93)</text:p>
          </table:table-cell>
          <table:table-cell office:value-type="string" table:style-name="ce1">
            <text:p>h5 (79)</text:p>
          </table:table-cell>
          <table:table-cell office:value-type="string" table:style-name="ce1">
            <text:p>h5 (65)</text:p>
          </table:table-cell>
          <table:table-cell table:number-columns-repeated="16363"/>
        </table:table-row>
        <table:table-row table:style-name="ro1">
          <table:table-cell office:value-type="float" office:value="-236" table:style-name="ce1">
            <text:p>-236</text:p>
          </table:table-cell>
          <table:table-cell office:value-type="string" table:style-name="ce1">
            <text:p>g4</text:p>
          </table:table-cell>
          <table:table-cell office:value-type="string" table:style-name="ce113">
            <text:p>Re8 (0)</text:p>
          </table:table-cell>
          <table:table-cell office:value-type="float" office:value="0" table:formula="of:=IF(ISNUMBER(SEARCH([.B236];[.C236]));1;0)" table:style-name="ce1">
            <text:p>0</text:p>
          </table:table-cell>
          <table:table-cell office:value-type="string" table:style-name="ce114">
            <text:p>Re8 (0)</text:p>
          </table:table-cell>
          <table:table-cell office:value-type="float" office:value="0" table:formula="of:=IF(ISNUMBER(SEARCH([.B236];[.E236]));1;0)" table:style-name="ce1">
            <text:p>0</text:p>
          </table:table-cell>
          <table:table-cell table:number-columns-repeated="10" table:style-name="ce1"/>
          <table:table-cell office:value-type="float" office:value="-235" table:style-name="ce1">
            <text:p>-235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Re8 (0)</text:p>
          </table:table-cell>
          <table:table-cell office:value-type="string" table:style-name="ce1">
            <text:p>Re8 (0)</text:p>
          </table:table-cell>
          <table:table-cell office:value-type="string" table:style-name="ce1">
            <text:p>Re8 (0)</text:p>
          </table:table-cell>
          <table:table-cell table:number-columns-repeated="16363"/>
        </table:table-row>
        <table:table-row table:style-name="ro1">
          <table:table-cell office:value-type="float" office:value="-237" table:style-name="ce1">
            <text:p>-237</text:p>
          </table:table-cell>
          <table:table-cell office:value-type="string" table:style-name="ce1">
            <text:p>Nc6</text:p>
          </table:table-cell>
          <table:table-cell office:value-type="string" table:style-name="ce113">
            <text:p>g8Q+ (0)</text:p>
          </table:table-cell>
          <table:table-cell office:value-type="float" office:value="0" table:formula="of:=IF(ISNUMBER(SEARCH([.B237];[.C237]));1;0)" table:style-name="ce1">
            <text:p>0</text:p>
          </table:table-cell>
          <table:table-cell office:value-type="string" table:style-name="ce114">
            <text:p>Nc6 (64)</text:p>
          </table:table-cell>
          <table:table-cell office:value-type="float" office:value="1" table:formula="of:=IF(ISNUMBER(SEARCH([.B237];[.E237]));1;0)" table:style-name="ce1">
            <text:p>1</text:p>
          </table:table-cell>
          <table:table-cell table:number-columns-repeated="10" table:style-name="ce1"/>
          <table:table-cell office:value-type="float" office:value="-236" table:style-name="ce1">
            <text:p>-236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g8Q+ (0)</text:p>
          </table:table-cell>
          <table:table-cell office:value-type="string" table:style-name="ce1">
            <text:p>g8Q+ (0)</text:p>
          </table:table-cell>
          <table:table-cell office:value-type="string" table:style-name="ce1">
            <text:p>Nc6 (64)</text:p>
          </table:table-cell>
          <table:table-cell table:number-columns-repeated="16363"/>
        </table:table-row>
        <table:table-row table:style-name="ro1">
          <table:table-cell office:value-type="float" office:value="-238" table:style-name="ce1">
            <text:p>-238</text:p>
          </table:table-cell>
          <table:table-cell office:value-type="string" table:style-name="ce1">
            <text:p>Qf4</text:p>
          </table:table-cell>
          <table:table-cell office:value-type="string" table:style-name="ce113">
            <text:p>Qd8 (0)</text:p>
          </table:table-cell>
          <table:table-cell office:value-type="float" office:value="0" table:formula="of:=IF(ISNUMBER(SEARCH([.B238];[.C238]));1;0)" table:style-name="ce1">
            <text:p>0</text:p>
          </table:table-cell>
          <table:table-cell office:value-type="string" table:style-name="ce114">
            <text:p>Qd8 (0)</text:p>
          </table:table-cell>
          <table:table-cell office:value-type="float" office:value="0" table:formula="of:=IF(ISNUMBER(SEARCH([.B238];[.E238]));1;0)" table:style-name="ce1">
            <text:p>0</text:p>
          </table:table-cell>
          <table:table-cell table:number-columns-repeated="10" table:style-name="ce1"/>
          <table:table-cell office:value-type="float" office:value="-237" table:style-name="ce1">
            <text:p>-237</text:p>
          </table:table-cell>
          <table:table-cell office:value-type="string" table:style-name="ce1">
            <text:p>Qf4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Qd8 (0)</text:p>
          </table:table-cell>
          <table:table-cell office:value-type="string" table:style-name="ce1">
            <text:p>Qd8 (0)</text:p>
          </table:table-cell>
          <table:table-cell table:number-columns-repeated="16363"/>
        </table:table-row>
        <table:table-row table:style-name="ro1">
          <table:table-cell office:value-type="float" office:value="-239" table:style-name="ce1">
            <text:p>-239</text:p>
          </table:table-cell>
          <table:table-cell office:value-type="string" table:style-name="ce1">
            <text:p>Qg5</text:p>
          </table:table-cell>
          <table:table-cell office:value-type="string" table:style-name="ce113">
            <text:p>Qg5 (88)</text:p>
          </table:table-cell>
          <table:table-cell office:value-type="float" office:value="1" table:formula="of:=IF(ISNUMBER(SEARCH([.B239];[.C239]));1;0)" table:style-name="ce1">
            <text:p>1</text:p>
          </table:table-cell>
          <table:table-cell office:value-type="string" table:style-name="ce114">
            <text:p>Qg5 (83)</text:p>
          </table:table-cell>
          <table:table-cell office:value-type="float" office:value="1" table:formula="of:=IF(ISNUMBER(SEARCH([.B239];[.E239]));1;0)" table:style-name="ce1">
            <text:p>1</text:p>
          </table:table-cell>
          <table:table-cell table:number-columns-repeated="10" table:style-name="ce1"/>
          <table:table-cell office:value-type="float" office:value="-238" table:style-name="ce1">
            <text:p>-238</text:p>
          </table:table-cell>
          <table:table-cell office:value-type="string" table:style-name="ce1">
            <text:p>Qg5</text:p>
          </table:table-cell>
          <table:table-cell office:value-type="string" table:style-name="ce1">
            <text:p>Qg5 (100)</text:p>
          </table:table-cell>
          <table:table-cell office:value-type="string" table:style-name="ce1">
            <text:p>Qg5 (88)</text:p>
          </table:table-cell>
          <table:table-cell office:value-type="string" table:style-name="ce1">
            <text:p>Qg5 (83)</text:p>
          </table:table-cell>
          <table:table-cell table:number-columns-repeated="16363"/>
        </table:table-row>
        <table:table-row table:style-name="ro1">
          <table:table-cell office:value-type="float" office:value="-240" table:style-name="ce1">
            <text:p>-240</text:p>
          </table:table-cell>
          <table:table-cell office:value-type="string" table:style-name="ce1">
            <text:p>Bb3</text:p>
          </table:table-cell>
          <table:table-cell office:value-type="string" table:style-name="ce113">
            <text:p>Bb3 (100)</text:p>
          </table:table-cell>
          <table:table-cell office:value-type="float" office:value="1" table:formula="of:=IF(ISNUMBER(SEARCH([.B240];[.C240]));1;0)" table:style-name="ce1">
            <text:p>1</text:p>
          </table:table-cell>
          <table:table-cell office:value-type="string" table:style-name="ce114">
            <text:p>Bb3 (100)</text:p>
          </table:table-cell>
          <table:table-cell office:value-type="float" office:value="1" table:formula="of:=IF(ISNUMBER(SEARCH([.B240];[.E240]));1;0)" table:style-name="ce1">
            <text:p>1</text:p>
          </table:table-cell>
          <table:table-cell table:number-columns-repeated="10" table:style-name="ce1"/>
          <table:table-cell office:value-type="float" office:value="-239" table:style-name="ce1">
            <text:p>-239</text:p>
          </table:table-cell>
          <table:table-cell office:value-type="string" table:style-name="ce1">
            <text:p>Bb3</text:p>
          </table:table-cell>
          <table:table-cell office:value-type="string" table:style-name="ce1">
            <text:p>Re8+ (0)</text:p>
          </table:table-cell>
          <table:table-cell office:value-type="string" table:style-name="ce1">
            <text:p>Bb3 (100)</text:p>
          </table:table-cell>
          <table:table-cell office:value-type="string" table:style-name="ce1">
            <text:p>Bb3 (100)</text:p>
          </table:table-cell>
          <table:table-cell table:number-columns-repeated="16363"/>
        </table:table-row>
        <table:table-row table:style-name="ro1">
          <table:table-cell office:value-type="float" office:value="-241" table:style-name="ce1">
            <text:p>-241</text:p>
          </table:table-cell>
          <table:table-cell office:value-type="string" table:style-name="ce1">
            <text:p>Bc7+</text:p>
          </table:table-cell>
          <table:table-cell office:value-type="string" table:style-name="ce113">
            <text:p>Bc7+ (93)</text:p>
          </table:table-cell>
          <table:table-cell office:value-type="float" office:value="1" table:formula="of:=IF(ISNUMBER(SEARCH([.B241];[.C241]));1;0)" table:style-name="ce1">
            <text:p>1</text:p>
          </table:table-cell>
          <table:table-cell office:value-type="string" table:style-name="ce114">
            <text:p>Bc7+ (85)</text:p>
          </table:table-cell>
          <table:table-cell office:value-type="float" office:value="1" table:formula="of:=IF(ISNUMBER(SEARCH([.B241];[.E241]));1;0)" table:style-name="ce1">
            <text:p>1</text:p>
          </table:table-cell>
          <table:table-cell table:number-columns-repeated="10" table:style-name="ce1"/>
          <table:table-cell office:value-type="float" office:value="-240" table:style-name="ce1">
            <text:p>-240</text:p>
          </table:table-cell>
          <table:table-cell office:value-type="string" table:style-name="ce1">
            <text:p>Bc7+</text:p>
          </table:table-cell>
          <table:table-cell office:value-type="string" table:style-name="ce1">
            <text:p>Bc7+ (83)</text:p>
          </table:table-cell>
          <table:table-cell office:value-type="string" table:style-name="ce1">
            <text:p>Bc7+ (93)</text:p>
          </table:table-cell>
          <table:table-cell office:value-type="string" table:style-name="ce1">
            <text:p>Bc7+ (85)</text:p>
          </table:table-cell>
          <table:table-cell table:number-columns-repeated="16363"/>
        </table:table-row>
        <table:table-row table:style-name="ro1">
          <table:table-cell office:value-type="float" office:value="-242" table:style-name="ce1">
            <text:p>-242</text:p>
          </table:table-cell>
          <table:table-cell office:value-type="string" table:style-name="ce1">
            <text:p>Rb3</text:p>
          </table:table-cell>
          <table:table-cell office:value-type="string" table:style-name="ce113">
            <text:p>Rb3 (100)</text:p>
          </table:table-cell>
          <table:table-cell office:value-type="float" office:value="1" table:formula="of:=IF(ISNUMBER(SEARCH([.B242];[.C242]));1;0)" table:style-name="ce1">
            <text:p>1</text:p>
          </table:table-cell>
          <table:table-cell office:value-type="string" table:style-name="ce114">
            <text:p>Rb3 (85)</text:p>
          </table:table-cell>
          <table:table-cell office:value-type="float" office:value="1" table:formula="of:=IF(ISNUMBER(SEARCH([.B242];[.E242]));1;0)" table:style-name="ce1">
            <text:p>1</text:p>
          </table:table-cell>
          <table:table-cell table:number-columns-repeated="10" table:style-name="ce1"/>
          <table:table-cell office:value-type="float" office:value="-241" table:style-name="ce1">
            <text:p>-241</text:p>
          </table:table-cell>
          <table:table-cell office:value-type="string" table:style-name="ce1">
            <text:p>Rb3</text:p>
          </table:table-cell>
          <table:table-cell office:value-type="string" table:style-name="ce1">
            <text:p>Re3 (0)</text:p>
          </table:table-cell>
          <table:table-cell office:value-type="string" table:style-name="ce1">
            <text:p>Rb3 (100)</text:p>
          </table:table-cell>
          <table:table-cell office:value-type="string" table:style-name="ce1">
            <text:p>Rb3 (85)</text:p>
          </table:table-cell>
          <table:table-cell table:number-columns-repeated="16363"/>
        </table:table-row>
        <table:table-row table:style-name="ro1">
          <table:table-cell office:value-type="float" office:value="-243" table:style-name="ce1">
            <text:p>-243</text:p>
          </table:table-cell>
          <table:table-cell office:value-type="string" table:style-name="ce1">
            <text:p>Qa1</text:p>
          </table:table-cell>
          <table:table-cell office:value-type="string" table:style-name="ce113">
            <text:p>Qa1 (83)</text:p>
          </table:table-cell>
          <table:table-cell office:value-type="float" office:value="1" table:formula="of:=IF(ISNUMBER(SEARCH([.B243];[.C243]));1;0)" table:style-name="ce1">
            <text:p>1</text:p>
          </table:table-cell>
          <table:table-cell office:value-type="string" table:style-name="ce114">
            <text:p>Qa1 (100)</text:p>
          </table:table-cell>
          <table:table-cell office:value-type="float" office:value="1" table:formula="of:=IF(ISNUMBER(SEARCH([.B243];[.E243]));1;0)" table:style-name="ce1">
            <text:p>1</text:p>
          </table:table-cell>
          <table:table-cell table:number-columns-repeated="10" table:style-name="ce1"/>
          <table:table-cell office:value-type="float" office:value="-242" table:style-name="ce1">
            <text:p>-242</text:p>
          </table:table-cell>
          <table:table-cell office:value-type="string" table:style-name="ce1">
            <text:p>Qa1</text:p>
          </table:table-cell>
          <table:table-cell office:value-type="string" table:style-name="ce1">
            <text:p>Qd2 (0)</text:p>
          </table:table-cell>
          <table:table-cell office:value-type="string" table:style-name="ce1">
            <text:p>Qa1 (83)</text:p>
          </table:table-cell>
          <table:table-cell office:value-type="string" table:style-name="ce1">
            <text:p>Qa1 (100)</text:p>
          </table:table-cell>
          <table:table-cell table:number-columns-repeated="16363"/>
        </table:table-row>
        <table:table-row table:style-name="ro1">
          <table:table-cell office:value-type="float" office:value="-244" table:style-name="ce1">
            <text:p>-244</text:p>
          </table:table-cell>
          <table:table-cell office:value-type="string" table:style-name="ce1">
            <text:p>Kf3</text:p>
          </table:table-cell>
          <table:table-cell office:value-type="string" table:style-name="ce113">
            <text:p>Rd2 (0)</text:p>
          </table:table-cell>
          <table:table-cell office:value-type="float" office:value="0" table:formula="of:=IF(ISNUMBER(SEARCH([.B244];[.C244]));1;0)" table:style-name="ce1">
            <text:p>0</text:p>
          </table:table-cell>
          <table:table-cell office:value-type="string" table:style-name="ce114">
            <text:p>Rd2 (0)</text:p>
          </table:table-cell>
          <table:table-cell office:value-type="float" office:value="0" table:formula="of:=IF(ISNUMBER(SEARCH([.B244];[.E244]));1;0)" table:style-name="ce1">
            <text:p>0</text:p>
          </table:table-cell>
          <table:table-cell table:number-columns-repeated="10" table:style-name="ce1"/>
          <table:table-cell office:value-type="float" office:value="-243" table:style-name="ce1">
            <text:p>-243</text:p>
          </table:table-cell>
          <table:table-cell office:value-type="string" table:style-name="ce1">
            <text:p>Kf3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Rd2 (0)</text:p>
          </table:table-cell>
          <table:table-cell table:number-columns-repeated="16363"/>
        </table:table-row>
        <table:table-row table:style-name="ro1">
          <table:table-cell office:value-type="float" office:value="-245" table:style-name="ce1">
            <text:p>-245</text:p>
          </table:table-cell>
          <table:table-cell office:value-type="string" table:style-name="ce1">
            <text:p>Bf8+</text:p>
          </table:table-cell>
          <table:table-cell office:value-type="string" table:style-name="ce113">
            <text:p>Bf8+ (93)</text:p>
          </table:table-cell>
          <table:table-cell office:value-type="float" office:value="1" table:formula="of:=IF(ISNUMBER(SEARCH([.B245];[.C245]));1;0)" table:style-name="ce1">
            <text:p>1</text:p>
          </table:table-cell>
          <table:table-cell office:value-type="string" table:style-name="ce114">
            <text:p>Bf8+ (65)</text:p>
          </table:table-cell>
          <table:table-cell office:value-type="float" office:value="1" table:formula="of:=IF(ISNUMBER(SEARCH([.B245];[.E245]));1;0)" table:style-name="ce1">
            <text:p>1</text:p>
          </table:table-cell>
          <table:table-cell table:number-columns-repeated="10" table:style-name="ce1"/>
          <table:table-cell office:value-type="float" office:value="-244" table:style-name="ce1">
            <text:p>-244</text:p>
          </table:table-cell>
          <table:table-cell office:value-type="string" table:style-name="ce1">
            <text:p>Bf8+</text:p>
          </table:table-cell>
          <table:table-cell office:value-type="string" table:style-name="ce1">
            <text:p>Rf8 (0)</text:p>
          </table:table-cell>
          <table:table-cell office:value-type="string" table:style-name="ce1">
            <text:p>Bf8+ (93)</text:p>
          </table:table-cell>
          <table:table-cell office:value-type="string" table:style-name="ce1">
            <text:p>Bf8+ (65)</text:p>
          </table:table-cell>
          <table:table-cell table:number-columns-repeated="16363"/>
        </table:table-row>
        <table:table-row table:style-name="ro1">
          <table:table-cell office:value-type="float" office:value="-246" table:style-name="ce1">
            <text:p>-246</text:p>
          </table:table-cell>
          <table:table-cell office:value-type="string" table:style-name="ce1">
            <text:p>Bg4+</text:p>
          </table:table-cell>
          <table:table-cell office:value-type="string" table:style-name="ce113">
            <text:p>Bc4 (0)</text:p>
          </table:table-cell>
          <table:table-cell office:value-type="float" office:value="0" table:formula="of:=IF(ISNUMBER(SEARCH([.B246];[.C246]));1;0)" table:style-name="ce1">
            <text:p>0</text:p>
          </table:table-cell>
          <table:table-cell office:value-type="string" table:style-name="ce114">
            <text:p>Bc4 (0)</text:p>
          </table:table-cell>
          <table:table-cell office:value-type="float" office:value="0" table:formula="of:=IF(ISNUMBER(SEARCH([.B246];[.E246]));1;0)" table:style-name="ce1">
            <text:p>0</text:p>
          </table:table-cell>
          <table:table-cell table:number-columns-repeated="10" table:style-name="ce1"/>
          <table:table-cell office:value-type="float" office:value="-245" table:style-name="ce1">
            <text:p>-245</text:p>
          </table:table-cell>
          <table:table-cell office:value-type="string" table:style-name="ce1">
            <text:p>Bg4+</text:p>
          </table:table-cell>
          <table:table-cell office:value-type="string" table:style-name="ce1">
            <text:p>Bc4 (0)</text:p>
          </table:table-cell>
          <table:table-cell office:value-type="string" table:style-name="ce1">
            <text:p>Bc4 (0)</text:p>
          </table:table-cell>
          <table:table-cell office:value-type="string" table:style-name="ce1">
            <text:p>Bc4 (0)</text:p>
          </table:table-cell>
          <table:table-cell table:number-columns-repeated="16363"/>
        </table:table-row>
        <table:table-row table:style-name="ro1">
          <table:table-cell office:value-type="float" office:value="-247" table:style-name="ce1">
            <text:p>-247</text:p>
          </table:table-cell>
          <table:table-cell office:value-type="string" table:style-name="ce1">
            <text:p>Ra7</text:p>
          </table:table-cell>
          <table:table-cell office:value-type="string" table:style-name="ce113">
            <text:p>Ra7 (100)</text:p>
          </table:table-cell>
          <table:table-cell office:value-type="float" office:value="1" table:formula="of:=IF(ISNUMBER(SEARCH([.B247];[.C247]));1;0)" table:style-name="ce1">
            <text:p>1</text:p>
          </table:table-cell>
          <table:table-cell office:value-type="string" table:style-name="ce114">
            <text:p>Ra7 (100)</text:p>
          </table:table-cell>
          <table:table-cell office:value-type="float" office:value="1" table:formula="of:=IF(ISNUMBER(SEARCH([.B247];[.E247]));1;0)" table:style-name="ce1">
            <text:p>1</text:p>
          </table:table-cell>
          <table:table-cell table:number-columns-repeated="10" table:style-name="ce1"/>
          <table:table-cell office:value-type="float" office:value="-246" table:style-name="ce1">
            <text:p>-246</text:p>
          </table:table-cell>
          <table:table-cell office:value-type="string" table:style-name="ce1">
            <text:p>Ra7</text:p>
          </table:table-cell>
          <table:table-cell office:value-type="string" table:style-name="ce1">
            <text:p>Ra7 (100)</text:p>
          </table:table-cell>
          <table:table-cell office:value-type="string" table:style-name="ce1">
            <text:p>Ra7 (100)</text:p>
          </table:table-cell>
          <table:table-cell office:value-type="string" table:style-name="ce1">
            <text:p>Ra7 (100)</text:p>
          </table:table-cell>
          <table:table-cell table:number-columns-repeated="16363"/>
        </table:table-row>
        <table:table-row table:style-name="ro1">
          <table:table-cell office:value-type="float" office:value="-248" table:style-name="ce1">
            <text:p>-248</text:p>
          </table:table-cell>
          <table:table-cell office:value-type="string" table:style-name="ce1">
            <text:p>Ng3</text:p>
          </table:table-cell>
          <table:table-cell office:value-type="string" table:style-name="ce113">
            <text:p>Ng3 (88)</text:p>
          </table:table-cell>
          <table:table-cell office:value-type="float" office:value="1" table:formula="of:=IF(ISNUMBER(SEARCH([.B248];[.C248]));1;0)" table:style-name="ce1">
            <text:p>1</text:p>
          </table:table-cell>
          <table:table-cell office:value-type="string" table:style-name="ce114">
            <text:p>Ng3 (64)</text:p>
          </table:table-cell>
          <table:table-cell office:value-type="float" office:value="1" table:formula="of:=IF(ISNUMBER(SEARCH([.B248];[.E248]));1;0)" table:style-name="ce1">
            <text:p>1</text:p>
          </table:table-cell>
          <table:table-cell table:number-columns-repeated="10" table:style-name="ce1"/>
          <table:table-cell office:value-type="float" office:value="-247" table:style-name="ce1">
            <text:p>-247</text:p>
          </table:table-cell>
          <table:table-cell office:value-type="string" table:style-name="ce1">
            <text:p>Ng3</text:p>
          </table:table-cell>
          <table:table-cell office:value-type="string" table:style-name="ce1">
            <text:p>f7 (0)</text:p>
          </table:table-cell>
          <table:table-cell office:value-type="string" table:style-name="ce1">
            <text:p>Ng3 (88)</text:p>
          </table:table-cell>
          <table:table-cell office:value-type="string" table:style-name="ce1">
            <text:p>Ng3 (64)</text:p>
          </table:table-cell>
          <table:table-cell table:number-columns-repeated="16363"/>
        </table:table-row>
        <table:table-row table:style-name="ro1">
          <table:table-cell office:value-type="float" office:value="-249" table:style-name="ce1">
            <text:p>-249</text:p>
          </table:table-cell>
          <table:table-cell office:value-type="string" table:style-name="ce1">
            <text:p>Rb1</text:p>
          </table:table-cell>
          <table:table-cell office:value-type="string" table:style-name="ce113">
            <text:p>Rb1 (93)</text:p>
          </table:table-cell>
          <table:table-cell office:value-type="float" office:value="1" table:formula="of:=IF(ISNUMBER(SEARCH([.B249];[.C249]));1;0)" table:style-name="ce1">
            <text:p>1</text:p>
          </table:table-cell>
          <table:table-cell office:value-type="string" table:style-name="ce114">
            <text:p>Ra1 (0)</text:p>
          </table:table-cell>
          <table:table-cell office:value-type="float" office:value="0" table:formula="of:=IF(ISNUMBER(SEARCH([.B249];[.E249]));1;0)" table:style-name="ce1">
            <text:p>0</text:p>
          </table:table-cell>
          <table:table-cell table:number-columns-repeated="10" table:style-name="ce1"/>
          <table:table-cell office:value-type="float" office:value="-248" table:style-name="ce1">
            <text:p>-248</text:p>
          </table:table-cell>
          <table:table-cell office:value-type="string" table:style-name="ce1">
            <text:p>Rb1</text:p>
          </table:table-cell>
          <table:table-cell office:value-type="string" table:style-name="ce1">
            <text:p>Rb1 (100)</text:p>
          </table:table-cell>
          <table:table-cell office:value-type="string" table:style-name="ce1">
            <text:p>Rb1 (93)</text:p>
          </table:table-cell>
          <table:table-cell office:value-type="string" table:style-name="ce1">
            <text:p>Ra1 (0)</text:p>
          </table:table-cell>
          <table:table-cell table:number-columns-repeated="16363"/>
        </table:table-row>
        <table:table-row table:style-name="ro1">
          <table:table-cell office:value-type="float" office:value="-250" table:style-name="ce1">
            <text:p>-250</text:p>
          </table:table-cell>
          <table:table-cell office:value-type="string" table:style-name="ce1">
            <text:p>Be3</text:p>
          </table:table-cell>
          <table:table-cell office:value-type="string" table:style-name="ce113">
            <text:p>Be3 (100)</text:p>
          </table:table-cell>
          <table:table-cell office:value-type="float" office:value="1" table:formula="of:=IF(ISNUMBER(SEARCH([.B250];[.C250]));1;0)" table:style-name="ce1">
            <text:p>1</text:p>
          </table:table-cell>
          <table:table-cell office:value-type="string" table:style-name="ce114">
            <text:p>Be3 (64)</text:p>
          </table:table-cell>
          <table:table-cell office:value-type="float" office:value="1" table:formula="of:=IF(ISNUMBER(SEARCH([.B250];[.E250]));1;0)" table:style-name="ce1">
            <text:p>1</text:p>
          </table:table-cell>
          <table:table-cell table:number-columns-repeated="10" table:style-name="ce1"/>
          <table:table-cell office:value-type="float" office:value="-249" table:style-name="ce1">
            <text:p>-249</text:p>
          </table:table-cell>
          <table:table-cell office:value-type="string" table:style-name="ce1">
            <text:p>Be3</text:p>
          </table:table-cell>
          <table:table-cell office:value-type="string" table:style-name="ce1">
            <text:p>Be3 (100)</text:p>
          </table:table-cell>
          <table:table-cell office:value-type="string" table:style-name="ce1">
            <text:p>Be3 (100)</text:p>
          </table:table-cell>
          <table:table-cell office:value-type="string" table:style-name="ce1">
            <text:p>Be3 (64)</text:p>
          </table:table-cell>
          <table:table-cell table:number-columns-repeated="16363"/>
        </table:table-row>
        <table:table-row table:style-name="ro1">
          <table:table-cell office:value-type="float" office:value="-251" table:style-name="ce1">
            <text:p>-251</text:p>
          </table:table-cell>
          <table:table-cell office:value-type="string" table:style-name="ce1">
            <text:p>Qd4+</text:p>
          </table:table-cell>
          <table:table-cell office:value-type="string" table:style-name="ce113">
            <text:p>Qd4+ (100)</text:p>
          </table:table-cell>
          <table:table-cell office:value-type="float" office:value="1" table:formula="of:=IF(ISNUMBER(SEARCH([.B251];[.C251]));1;0)" table:style-name="ce1">
            <text:p>1</text:p>
          </table:table-cell>
          <table:table-cell office:value-type="string" table:style-name="ce114">
            <text:p>Qe7+ (0)</text:p>
          </table:table-cell>
          <table:table-cell office:value-type="float" office:value="0" table:formula="of:=IF(ISNUMBER(SEARCH([.B251];[.E251]));1;0)" table:style-name="ce1">
            <text:p>0</text:p>
          </table:table-cell>
          <table:table-cell table:number-columns-repeated="10" table:style-name="ce1"/>
          <table:table-cell office:value-type="float" office:value="-250" table:style-name="ce1">
            <text:p>-250</text:p>
          </table:table-cell>
          <table:table-cell office:value-type="string" table:style-name="ce1">
            <text:p>Qd4+</text:p>
          </table:table-cell>
          <table:table-cell office:value-type="string" table:style-name="ce1">
            <text:p>Qe7+ (0)</text:p>
          </table:table-cell>
          <table:table-cell office:value-type="string" table:style-name="ce1">
            <text:p>Qd4+ (100)</text:p>
          </table:table-cell>
          <table:table-cell office:value-type="string" table:style-name="ce1">
            <text:p>Qe7+ (0)</text:p>
          </table:table-cell>
          <table:table-cell table:number-columns-repeated="16363"/>
        </table:table-row>
        <table:table-row table:style-name="ro1">
          <table:table-cell office:value-type="float" office:value="-252" table:style-name="ce1">
            <text:p>-252</text:p>
          </table:table-cell>
          <table:table-cell office:value-type="string" table:style-name="ce1">
            <text:p>Qb4</text:p>
          </table:table-cell>
          <table:table-cell office:value-type="string" table:style-name="ce113">
            <text:p>Qb4 (68)</text:p>
          </table:table-cell>
          <table:table-cell office:value-type="float" office:value="1" table:formula="of:=IF(ISNUMBER(SEARCH([.B252];[.C252]));1;0)" table:style-name="ce1">
            <text:p>1</text:p>
          </table:table-cell>
          <table:table-cell office:value-type="string" table:style-name="ce114">
            <text:p>Rfe1 (0)</text:p>
          </table:table-cell>
          <table:table-cell office:value-type="float" office:value="0" table:formula="of:=IF(ISNUMBER(SEARCH([.B252];[.E252]));1;0)" table:style-name="ce1">
            <text:p>0</text:p>
          </table:table-cell>
          <table:table-cell table:number-columns-repeated="10" table:style-name="ce1"/>
          <table:table-cell office:value-type="float" office:value="-251" table:style-name="ce1">
            <text:p>-251</text:p>
          </table:table-cell>
          <table:table-cell office:value-type="string" table:style-name="ce1">
            <text:p>Qb4</text:p>
          </table:table-cell>
          <table:table-cell office:value-type="string" table:style-name="ce1">
            <text:p>Rfe1 (0)</text:p>
          </table:table-cell>
          <table:table-cell office:value-type="string" table:style-name="ce1">
            <text:p>Qb4 (68)</text:p>
          </table:table-cell>
          <table:table-cell office:value-type="string" table:style-name="ce1">
            <text:p>Rfe1 (0)</text:p>
          </table:table-cell>
          <table:table-cell table:number-columns-repeated="16363"/>
        </table:table-row>
        <table:table-row table:style-name="ro1">
          <table:table-cell office:value-type="float" office:value="-253" table:style-name="ce1">
            <text:p>-253</text:p>
          </table:table-cell>
          <table:table-cell office:value-type="string" table:style-name="ce1">
            <text:p>Qd2</text:p>
          </table:table-cell>
          <table:table-cell office:value-type="string" table:style-name="ce113">
            <text:p>Qf3 (0)</text:p>
          </table:table-cell>
          <table:table-cell office:value-type="float" office:value="0" table:formula="of:=IF(ISNUMBER(SEARCH([.B253];[.C253]));1;0)" table:style-name="ce1">
            <text:p>0</text:p>
          </table:table-cell>
          <table:table-cell office:value-type="string" table:style-name="ce114">
            <text:p>Qf3 (0)</text:p>
          </table:table-cell>
          <table:table-cell office:value-type="float" office:value="0" table:formula="of:=IF(ISNUMBER(SEARCH([.B253];[.E253]));1;0)" table:style-name="ce1">
            <text:p>0</text:p>
          </table:table-cell>
          <table:table-cell table:number-columns-repeated="10" table:style-name="ce1"/>
          <table:table-cell office:value-type="float" office:value="-252" table:style-name="ce1">
            <text:p>-252</text:p>
          </table:table-cell>
          <table:table-cell office:value-type="string" table:style-name="ce1">
            <text:p>Qd2</text:p>
          </table:table-cell>
          <table:table-cell office:value-type="string" table:style-name="ce1">
            <text:p>Qe1 (0)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Qf3 (0)</text:p>
          </table:table-cell>
          <table:table-cell table:number-columns-repeated="16363"/>
        </table:table-row>
        <table:table-row table:style-name="ro1">
          <table:table-cell office:value-type="float" office:value="-254" table:style-name="ce1">
            <text:p>-254</text:p>
          </table:table-cell>
          <table:table-cell office:value-type="string" table:style-name="ce1">
            <text:p>Rbc8</text:p>
          </table:table-cell>
          <table:table-cell office:value-type="string" table:style-name="ce113">
            <text:p>Rbc8 (100)</text:p>
          </table:table-cell>
          <table:table-cell office:value-type="float" office:value="1" table:formula="of:=IF(ISNUMBER(SEARCH([.B254];[.C254]));1;0)" table:style-name="ce1">
            <text:p>1</text:p>
          </table:table-cell>
          <table:table-cell office:value-type="string" table:style-name="ce114">
            <text:p>Rbc8 (100)</text:p>
          </table:table-cell>
          <table:table-cell office:value-type="float" office:value="1" table:formula="of:=IF(ISNUMBER(SEARCH([.B254];[.E254]));1;0)" table:style-name="ce1">
            <text:p>1</text:p>
          </table:table-cell>
          <table:table-cell table:number-columns-repeated="10" table:style-name="ce1"/>
          <table:table-cell office:value-type="float" office:value="-253" table:style-name="ce1">
            <text:p>-253</text:p>
          </table:table-cell>
          <table:table-cell office:value-type="string" table:style-name="ce1">
            <text:p>Rbc8</text:p>
          </table:table-cell>
          <table:table-cell office:value-type="string" table:style-name="ce1">
            <text:p>Rbc8 (100)</text:p>
          </table:table-cell>
          <table:table-cell office:value-type="string" table:style-name="ce1">
            <text:p>Rbc8 (100)</text:p>
          </table:table-cell>
          <table:table-cell office:value-type="string" table:style-name="ce1">
            <text:p>Rbc8 (100)</text:p>
          </table:table-cell>
          <table:table-cell table:number-columns-repeated="16363"/>
        </table:table-row>
        <table:table-row table:style-name="ro1">
          <table:table-cell office:value-type="float" office:value="-255" table:style-name="ce1">
            <text:p>-255</text:p>
          </table:table-cell>
          <table:table-cell office:value-type="string" table:style-name="ce1">
            <text:p>Rc1+</text:p>
          </table:table-cell>
          <table:table-cell office:value-type="string" table:style-name="ce113">
            <text:p>Rc3 (0)</text:p>
          </table:table-cell>
          <table:table-cell office:value-type="float" office:value="0" table:formula="of:=IF(ISNUMBER(SEARCH([.B255];[.C255]));1;0)" table:style-name="ce1">
            <text:p>0</text:p>
          </table:table-cell>
          <table:table-cell office:value-type="string" table:style-name="ce114">
            <text:p>Rc3 (0)</text:p>
          </table:table-cell>
          <table:table-cell office:value-type="float" office:value="0" table:formula="of:=IF(ISNUMBER(SEARCH([.B255];[.E255]));1;0)" table:style-name="ce1">
            <text:p>0</text:p>
          </table:table-cell>
          <table:table-cell table:number-columns-repeated="10" table:style-name="ce1"/>
          <table:table-cell office:value-type="float" office:value="-254" table:style-name="ce1">
            <text:p>-254</text:p>
          </table:table-cell>
          <table:table-cell office:value-type="string" table:style-name="ce1">
            <text:p>Rc1+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office:value-type="string" table:style-name="ce1">
            <text:p>Rc3 (0)</text:p>
          </table:table-cell>
          <table:table-cell table:number-columns-repeated="16363"/>
        </table:table-row>
        <table:table-row table:style-name="ro1">
          <table:table-cell office:value-type="float" office:value="-256" table:style-name="ce1">
            <text:p>-256</text:p>
          </table:table-cell>
          <table:table-cell office:value-type="string" table:style-name="ce1">
            <text:p>Nd3</text:p>
          </table:table-cell>
          <table:table-cell office:value-type="string" table:style-name="ce113">
            <text:p>Nd3 (64)</text:p>
          </table:table-cell>
          <table:table-cell office:value-type="float" office:value="1" table:formula="of:=IF(ISNUMBER(SEARCH([.B256];[.C256]));1;0)" table:style-name="ce1">
            <text:p>1</text:p>
          </table:table-cell>
          <table:table-cell office:value-type="string" table:style-name="ce114">
            <text:p>Nh5 (0)</text:p>
          </table:table-cell>
          <table:table-cell office:value-type="float" office:value="0" table:formula="of:=IF(ISNUMBER(SEARCH([.B256];[.E256]));1;0)" table:style-name="ce1">
            <text:p>0</text:p>
          </table:table-cell>
          <table:table-cell table:number-columns-repeated="10" table:style-name="ce1"/>
          <table:table-cell office:value-type="float" office:value="-255" table:style-name="ce1">
            <text:p>-255</text:p>
          </table:table-cell>
          <table:table-cell office:value-type="string" table:style-name="ce1">
            <text:p>Nd3</text:p>
          </table:table-cell>
          <table:table-cell office:value-type="string" table:style-name="ce1">
            <text:p>Nd3 (63)</text:p>
          </table:table-cell>
          <table:table-cell office:value-type="string" table:style-name="ce1">
            <text:p>Nd3 (64)</text:p>
          </table:table-cell>
          <table:table-cell office:value-type="string" table:style-name="ce1">
            <text:p>Nh5 (0)</text:p>
          </table:table-cell>
          <table:table-cell table:number-columns-repeated="16363"/>
        </table:table-row>
        <table:table-row table:style-name="ro1">
          <table:table-cell office:value-type="float" office:value="-257" table:style-name="ce1">
            <text:p>-257</text:p>
          </table:table-cell>
          <table:table-cell office:value-type="string" table:style-name="ce1">
            <text:p>Rc4</text:p>
          </table:table-cell>
          <table:table-cell office:value-type="string" table:style-name="ce113">
            <text:p>Rc4 (100)</text:p>
          </table:table-cell>
          <table:table-cell office:value-type="float" office:value="1" table:formula="of:=IF(ISNUMBER(SEARCH([.B257];[.C257]));1;0)" table:style-name="ce1">
            <text:p>1</text:p>
          </table:table-cell>
          <table:table-cell office:value-type="string" table:style-name="ce114">
            <text:p>Rb5 (0)</text:p>
          </table:table-cell>
          <table:table-cell office:value-type="float" office:value="0" table:formula="of:=IF(ISNUMBER(SEARCH([.B257];[.E257]));1;0)" table:style-name="ce1">
            <text:p>0</text:p>
          </table:table-cell>
          <table:table-cell table:number-columns-repeated="10" table:style-name="ce1"/>
          <table:table-cell office:value-type="float" office:value="-256" table:style-name="ce1">
            <text:p>-256</text:p>
          </table:table-cell>
          <table:table-cell office:value-type="string" table:style-name="ce1">
            <text:p>Rc4</text:p>
          </table:table-cell>
          <table:table-cell office:value-type="string" table:style-name="ce1">
            <text:p>Rc4 (100)</text:p>
          </table:table-cell>
          <table:table-cell office:value-type="string" table:style-name="ce1">
            <text:p>Rc4 (100)</text:p>
          </table:table-cell>
          <table:table-cell office:value-type="string" table:style-name="ce1">
            <text:p>Rb5 (0)</text:p>
          </table:table-cell>
          <table:table-cell table:number-columns-repeated="16363"/>
        </table:table-row>
        <table:table-row table:style-name="ro1">
          <table:table-cell office:value-type="float" office:value="-258" table:style-name="ce1">
            <text:p>-258</text:p>
          </table:table-cell>
          <table:table-cell office:value-type="string" table:style-name="ce1">
            <text:p>Re3</text:p>
          </table:table-cell>
          <table:table-cell office:value-type="string" table:style-name="ce113">
            <text:p>Bf8 (0)</text:p>
          </table:table-cell>
          <table:table-cell office:value-type="float" office:value="0" table:formula="of:=IF(ISNUMBER(SEARCH([.B258];[.C258]));1;0)" table:style-name="ce1">
            <text:p>0</text:p>
          </table:table-cell>
          <table:table-cell office:value-type="string" table:style-name="ce114">
            <text:p>Bf8 (0)</text:p>
          </table:table-cell>
          <table:table-cell office:value-type="float" office:value="0" table:formula="of:=IF(ISNUMBER(SEARCH([.B258];[.E258]));1;0)" table:style-name="ce1">
            <text:p>0</text:p>
          </table:table-cell>
          <table:table-cell table:number-columns-repeated="10" table:style-name="ce1"/>
          <table:table-cell office:value-type="float" office:value="-257" table:style-name="ce1">
            <text:p>-257</text:p>
          </table:table-cell>
          <table:table-cell office:value-type="string" table:style-name="ce1">
            <text:p>Re3</text:p>
          </table:table-cell>
          <table:table-cell office:value-type="string" table:style-name="ce1">
            <text:p>Bf8 (0)</text:p>
          </table:table-cell>
          <table:table-cell office:value-type="string" table:style-name="ce1">
            <text:p>Bf8 (0)</text:p>
          </table:table-cell>
          <table:table-cell office:value-type="string" table:style-name="ce1">
            <text:p>Bf8 (0)</text:p>
          </table:table-cell>
          <table:table-cell table:number-columns-repeated="16363"/>
        </table:table-row>
        <table:table-row table:style-name="ro1">
          <table:table-cell office:value-type="float" office:value="-259" table:style-name="ce1">
            <text:p>-259</text:p>
          </table:table-cell>
          <table:table-cell office:value-type="string" table:style-name="ce1">
            <text:p>Qa6</text:p>
          </table:table-cell>
          <table:table-cell office:value-type="string" table:style-name="ce113">
            <text:p>Qa6 (100)</text:p>
          </table:table-cell>
          <table:table-cell office:value-type="float" office:value="1" table:formula="of:=IF(ISNUMBER(SEARCH([.B259];[.C259]));1;0)" table:style-name="ce1">
            <text:p>1</text:p>
          </table:table-cell>
          <table:table-cell office:value-type="string" table:style-name="ce114">
            <text:p>Qa6 (100)</text:p>
          </table:table-cell>
          <table:table-cell office:value-type="float" office:value="1" table:formula="of:=IF(ISNUMBER(SEARCH([.B259];[.E259]));1;0)" table:style-name="ce1">
            <text:p>1</text:p>
          </table:table-cell>
          <table:table-cell table:number-columns-repeated="10" table:style-name="ce1"/>
          <table:table-cell office:value-type="float" office:value="-258" table:style-name="ce1">
            <text:p>-258</text:p>
          </table:table-cell>
          <table:table-cell office:value-type="string" table:style-name="ce1">
            <text:p>Qa6</text:p>
          </table:table-cell>
          <table:table-cell office:value-type="string" table:style-name="ce1">
            <text:p>Qa6 (100)</text:p>
          </table:table-cell>
          <table:table-cell office:value-type="string" table:style-name="ce1">
            <text:p>Qa6 (100)</text:p>
          </table:table-cell>
          <table:table-cell office:value-type="string" table:style-name="ce1">
            <text:p>Qa6 (100)</text:p>
          </table:table-cell>
          <table:table-cell table:number-columns-repeated="16363"/>
        </table:table-row>
        <table:table-row table:style-name="ro1">
          <table:table-cell office:value-type="float" office:value="-260" table:style-name="ce1">
            <text:p>-260</text:p>
          </table:table-cell>
          <table:table-cell office:value-type="string" table:style-name="ce1">
            <text:p>Qe2</text:p>
          </table:table-cell>
          <table:table-cell office:value-type="string" table:style-name="ce113">
            <text:p>Re1 (0)</text:p>
          </table:table-cell>
          <table:table-cell office:value-type="float" office:value="0" table:formula="of:=IF(ISNUMBER(SEARCH([.B260];[.C260]));1;0)" table:style-name="ce1">
            <text:p>0</text:p>
          </table:table-cell>
          <table:table-cell office:value-type="string" table:style-name="ce114">
            <text:p>Qf3 (0)</text:p>
          </table:table-cell>
          <table:table-cell office:value-type="float" office:value="0" table:formula="of:=IF(ISNUMBER(SEARCH([.B260];[.E260]));1;0)" table:style-name="ce1">
            <text:p>0</text:p>
          </table:table-cell>
          <table:table-cell table:number-columns-repeated="10" table:style-name="ce1"/>
          <table:table-cell office:value-type="float" office:value="-259" table:style-name="ce1">
            <text:p>-259</text:p>
          </table:table-cell>
          <table:table-cell office:value-type="string" table:style-name="ce1">
            <text:p>Qe2</text:p>
          </table:table-cell>
          <table:table-cell office:value-type="string" table:style-name="ce1">
            <text:p>Qf3 (0)</text:p>
          </table:table-cell>
          <table:table-cell office:value-type="string" table:style-name="ce1">
            <text:p>Re1 (0)</text:p>
          </table:table-cell>
          <table:table-cell office:value-type="string" table:style-name="ce1">
            <text:p>Qf3 (0)</text:p>
          </table:table-cell>
          <table:table-cell table:number-columns-repeated="16363"/>
        </table:table-row>
        <table:table-row table:style-name="ro1">
          <table:table-cell office:value-type="float" office:value="-261" table:style-name="ce1">
            <text:p>-261</text:p>
          </table:table-cell>
          <table:table-cell office:value-type="string" table:style-name="ce1">
            <text:p>b4</text:p>
          </table:table-cell>
          <table:table-cell office:value-type="string" table:style-name="ce113">
            <text:p>Be2 (0)</text:p>
          </table:table-cell>
          <table:table-cell office:value-type="float" office:value="0" table:formula="of:=IF(ISNUMBER(SEARCH([.B261];[.C261]));1;0)" table:style-name="ce1">
            <text:p>0</text:p>
          </table:table-cell>
          <table:table-cell office:value-type="string" table:style-name="ce114">
            <text:p>Be2 (0)</text:p>
          </table:table-cell>
          <table:table-cell office:value-type="float" office:value="0" table:formula="of:=IF(ISNUMBER(SEARCH([.B261];[.E261]));1;0)" table:style-name="ce1">
            <text:p>0</text:p>
          </table:table-cell>
          <table:table-cell table:number-columns-repeated="10" table:style-name="ce1"/>
          <table:table-cell office:value-type="float" office:value="-260" table:style-name="ce1">
            <text:p>-260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office:value-type="string" table:style-name="ce1">
            <text:p>Be2 (0)</text:p>
          </table:table-cell>
          <table:table-cell table:number-columns-repeated="16363"/>
        </table:table-row>
        <table:table-row table:style-name="ro1">
          <table:table-cell office:value-type="float" office:value="-262" table:style-name="ce1">
            <text:p>-262</text:p>
          </table:table-cell>
          <table:table-cell office:value-type="string" table:style-name="ce1">
            <text:p>Re6</text:p>
          </table:table-cell>
          <table:table-cell office:value-type="string" table:style-name="ce113">
            <text:p>ab5 (0)</text:p>
          </table:table-cell>
          <table:table-cell office:value-type="float" office:value="0" table:formula="of:=IF(ISNUMBER(SEARCH([.B262];[.C262]));1;0)" table:style-name="ce1">
            <text:p>0</text:p>
          </table:table-cell>
          <table:table-cell office:value-type="string" table:style-name="ce114">
            <text:p>ab5 (0)</text:p>
          </table:table-cell>
          <table:table-cell office:value-type="float" office:value="0" table:formula="of:=IF(ISNUMBER(SEARCH([.B262];[.E262]));1;0)" table:style-name="ce1">
            <text:p>0</text:p>
          </table:table-cell>
          <table:table-cell table:number-columns-repeated="10" table:style-name="ce1"/>
          <table:table-cell office:value-type="float" office:value="-261" table:style-name="ce1">
            <text:p>-261</text:p>
          </table:table-cell>
          <table:table-cell office:value-type="string" table:style-name="ce1">
            <text:p>Re6</text:p>
          </table:table-cell>
          <table:table-cell office:value-type="string" table:style-name="ce1">
            <text:p>ab5 (0)</text:p>
          </table:table-cell>
          <table:table-cell office:value-type="string" table:style-name="ce1">
            <text:p>ab5 (0)</text:p>
          </table:table-cell>
          <table:table-cell office:value-type="string" table:style-name="ce1">
            <text:p>ab5 (0)</text:p>
          </table:table-cell>
          <table:table-cell table:number-columns-repeated="16363"/>
        </table:table-row>
        <table:table-row table:style-name="ro1">
          <table:table-cell office:value-type="float" office:value="-263" table:style-name="ce1">
            <text:p>-263</text:p>
          </table:table-cell>
          <table:table-cell office:value-type="string" table:style-name="ce1">
            <text:p>Qh3</text:p>
          </table:table-cell>
          <table:table-cell office:value-type="string" table:style-name="ce113">
            <text:p>Bc1 (0)</text:p>
          </table:table-cell>
          <table:table-cell office:value-type="float" office:value="0" table:formula="of:=IF(ISNUMBER(SEARCH([.B263];[.C263]));1;0)" table:style-name="ce1">
            <text:p>0</text:p>
          </table:table-cell>
          <table:table-cell office:value-type="string" table:style-name="ce114">
            <text:p>Qh3 (85)</text:p>
          </table:table-cell>
          <table:table-cell office:value-type="float" office:value="1" table:formula="of:=IF(ISNUMBER(SEARCH([.B263];[.E263]));1;0)" table:style-name="ce1">
            <text:p>1</text:p>
          </table:table-cell>
          <table:table-cell table:number-columns-repeated="10" table:style-name="ce1"/>
          <table:table-cell office:value-type="float" office:value="-262" table:style-name="ce1">
            <text:p>-262</text:p>
          </table:table-cell>
          <table:table-cell office:value-type="string" table:style-name="ce1">
            <text:p>Qh3</text:p>
          </table:table-cell>
          <table:table-cell office:value-type="string" table:style-name="ce1">
            <text:p>Qh3 (100)</text:p>
          </table:table-cell>
          <table:table-cell office:value-type="string" table:style-name="ce1">
            <text:p>Bc1 (0)</text:p>
          </table:table-cell>
          <table:table-cell office:value-type="string" table:style-name="ce1">
            <text:p>Qh3 (85)</text:p>
          </table:table-cell>
          <table:table-cell table:number-columns-repeated="16363"/>
        </table:table-row>
        <table:table-row table:style-name="ro1">
          <table:table-cell office:value-type="float" office:value="-264" table:style-name="ce1">
            <text:p>-264</text:p>
          </table:table-cell>
          <table:table-cell office:value-type="string" table:style-name="ce1">
            <text:p>Nd7+</text:p>
          </table:table-cell>
          <table:table-cell office:value-type="string" table:style-name="ce113">
            <text:p>Nd7+ (88)</text:p>
          </table:table-cell>
          <table:table-cell office:value-type="float" office:value="1" table:formula="of:=IF(ISNUMBER(SEARCH([.B264];[.C264]));1;0)" table:style-name="ce1">
            <text:p>1</text:p>
          </table:table-cell>
          <table:table-cell office:value-type="string" table:style-name="ce114">
            <text:p>Nd7+ (88)</text:p>
          </table:table-cell>
          <table:table-cell office:value-type="float" office:value="1" table:formula="of:=IF(ISNUMBER(SEARCH([.B264];[.E264]));1;0)" table:style-name="ce1">
            <text:p>1</text:p>
          </table:table-cell>
          <table:table-cell table:number-columns-repeated="10" table:style-name="ce1"/>
          <table:table-cell office:value-type="float" office:value="-263" table:style-name="ce1">
            <text:p>-263</text:p>
          </table:table-cell>
          <table:table-cell office:value-type="string" table:style-name="ce1">
            <text:p>Nd7+</text:p>
          </table:table-cell>
          <table:table-cell office:value-type="string" table:style-name="ce1">
            <text:p>Qa6 (0)</text:p>
          </table:table-cell>
          <table:table-cell office:value-type="string" table:style-name="ce1">
            <text:p>Nd7+ (88)</text:p>
          </table:table-cell>
          <table:table-cell office:value-type="string" table:style-name="ce1">
            <text:p>Nd7+ (88)</text:p>
          </table:table-cell>
          <table:table-cell table:number-columns-repeated="16363"/>
        </table:table-row>
        <table:table-row table:style-name="ro1">
          <table:table-cell office:value-type="float" office:value="-265" table:style-name="ce1">
            <text:p>-265</text:p>
          </table:table-cell>
          <table:table-cell office:value-type="string" table:style-name="ce1">
            <text:p>Qf6+</text:p>
          </table:table-cell>
          <table:table-cell office:value-type="string" table:style-name="ce113">
            <text:p>ba4 (0)</text:p>
          </table:table-cell>
          <table:table-cell office:value-type="float" office:value="0" table:formula="of:=IF(ISNUMBER(SEARCH([.B265];[.C265]));1;0)" table:style-name="ce1">
            <text:p>0</text:p>
          </table:table-cell>
          <table:table-cell office:value-type="string" table:style-name="ce114">
            <text:p>ba4 (0)</text:p>
          </table:table-cell>
          <table:table-cell office:value-type="float" office:value="0" table:formula="of:=IF(ISNUMBER(SEARCH([.B265];[.E265]));1;0)" table:style-name="ce1">
            <text:p>0</text:p>
          </table:table-cell>
          <table:table-cell table:number-columns-repeated="10" table:style-name="ce1"/>
          <table:table-cell office:value-type="float" office:value="-264" table:style-name="ce1">
            <text:p>-264</text:p>
          </table:table-cell>
          <table:table-cell office:value-type="string" table:style-name="ce1">
            <text:p>Qf6+</text:p>
          </table:table-cell>
          <table:table-cell office:value-type="string" table:style-name="ce1">
            <text:p>ba4 (0)</text:p>
          </table:table-cell>
          <table:table-cell office:value-type="string" table:style-name="ce1">
            <text:p>ba4 (0)</text:p>
          </table:table-cell>
          <table:table-cell office:value-type="string" table:style-name="ce1">
            <text:p>ba4 (0)</text:p>
          </table:table-cell>
          <table:table-cell table:number-columns-repeated="16363"/>
        </table:table-row>
        <table:table-row table:style-name="ro1">
          <table:table-cell office:value-type="float" office:value="-266" table:style-name="ce1">
            <text:p>-266</text:p>
          </table:table-cell>
          <table:table-cell office:value-type="string" table:style-name="ce1">
            <text:p>Bh6</text:p>
          </table:table-cell>
          <table:table-cell office:value-type="string" table:style-name="ce113">
            <text:p>Bh6 (100)</text:p>
          </table:table-cell>
          <table:table-cell office:value-type="float" office:value="1" table:formula="of:=IF(ISNUMBER(SEARCH([.B266];[.C266]));1;0)" table:style-name="ce1">
            <text:p>1</text:p>
          </table:table-cell>
          <table:table-cell office:value-type="string" table:style-name="ce114">
            <text:p>Bh6 (93)</text:p>
          </table:table-cell>
          <table:table-cell office:value-type="float" office:value="1" table:formula="of:=IF(ISNUMBER(SEARCH([.B266];[.E266]));1;0)" table:style-name="ce1">
            <text:p>1</text:p>
          </table:table-cell>
          <table:table-cell table:number-columns-repeated="10" table:style-name="ce1"/>
          <table:table-cell office:value-type="float" office:value="-265" table:style-name="ce1">
            <text:p>-265</text:p>
          </table:table-cell>
          <table:table-cell office:value-type="string" table:style-name="ce1">
            <text:p>Bh6</text:p>
          </table:table-cell>
          <table:table-cell office:value-type="string" table:style-name="ce1">
            <text:p>Bh6 (100)</text:p>
          </table:table-cell>
          <table:table-cell office:value-type="string" table:style-name="ce1">
            <text:p>Bh6 (100)</text:p>
          </table:table-cell>
          <table:table-cell office:value-type="string" table:style-name="ce1">
            <text:p>Bh6 (93)</text:p>
          </table:table-cell>
          <table:table-cell table:number-columns-repeated="16363"/>
        </table:table-row>
        <table:table-row table:style-name="ro1">
          <table:table-cell office:value-type="float" office:value="-267" table:style-name="ce1">
            <text:p>-267</text:p>
          </table:table-cell>
          <table:table-cell office:value-type="string" table:style-name="ce1">
            <text:p>Rg4+</text:p>
          </table:table-cell>
          <table:table-cell office:value-type="string" table:style-name="ce113">
            <text:p>Rg4+ (100)</text:p>
          </table:table-cell>
          <table:table-cell office:value-type="float" office:value="1" table:formula="of:=IF(ISNUMBER(SEARCH([.B267];[.C267]));1;0)" table:style-name="ce1">
            <text:p>1</text:p>
          </table:table-cell>
          <table:table-cell office:value-type="string" table:style-name="ce114">
            <text:p>Rg4+ (75)</text:p>
          </table:table-cell>
          <table:table-cell office:value-type="float" office:value="1" table:formula="of:=IF(ISNUMBER(SEARCH([.B267];[.E267]));1;0)" table:style-name="ce1">
            <text:p>1</text:p>
          </table:table-cell>
          <table:table-cell table:number-columns-repeated="10" table:style-name="ce1"/>
          <table:table-cell office:value-type="float" office:value="-266" table:style-name="ce1">
            <text:p>-266</text:p>
          </table:table-cell>
          <table:table-cell office:value-type="string" table:style-name="ce1">
            <text:p>Rg4+</text:p>
          </table:table-cell>
          <table:table-cell office:value-type="string" table:style-name="ce1">
            <text:p>Rg4+ (64)</text:p>
          </table:table-cell>
          <table:table-cell office:value-type="string" table:style-name="ce1">
            <text:p>Rg4+ (100)</text:p>
          </table:table-cell>
          <table:table-cell office:value-type="string" table:style-name="ce1">
            <text:p>Rg4+ (75)</text:p>
          </table:table-cell>
          <table:table-cell table:number-columns-repeated="16363"/>
        </table:table-row>
        <table:table-row table:style-name="ro1">
          <table:table-cell office:value-type="float" office:value="-268" table:style-name="ce1">
            <text:p>-268</text:p>
          </table:table-cell>
          <table:table-cell office:value-type="string" table:style-name="ce1">
            <text:p>Nf8</text:p>
          </table:table-cell>
          <table:table-cell office:value-type="string" table:style-name="ce113">
            <text:p>Kc3 (0)</text:p>
          </table:table-cell>
          <table:table-cell office:value-type="float" office:value="0" table:formula="of:=IF(ISNUMBER(SEARCH([.B268];[.C268]));1;0)" table:style-name="ce1">
            <text:p>0</text:p>
          </table:table-cell>
          <table:table-cell office:value-type="string" table:style-name="ce114">
            <text:p>Nf8 (100)</text:p>
          </table:table-cell>
          <table:table-cell office:value-type="float" office:value="1" table:formula="of:=IF(ISNUMBER(SEARCH([.B268];[.E268]));1;0)" table:style-name="ce1">
            <text:p>1</text:p>
          </table:table-cell>
          <table:table-cell table:number-columns-repeated="10" table:style-name="ce1"/>
          <table:table-cell office:value-type="float" office:value="-267" table:style-name="ce1">
            <text:p>-267</text:p>
          </table:table-cell>
          <table:table-cell office:value-type="string" table:style-name="ce1">
            <text:p>Nf8</text:p>
          </table:table-cell>
          <table:table-cell office:value-type="string" table:style-name="ce1">
            <text:p>e8Q (0)</text:p>
          </table:table-cell>
          <table:table-cell office:value-type="string" table:style-name="ce1">
            <text:p>Kc3 (0)</text:p>
          </table:table-cell>
          <table:table-cell office:value-type="string" table:style-name="ce1">
            <text:p>Nf8 (100)</text:p>
          </table:table-cell>
          <table:table-cell table:number-columns-repeated="16363"/>
        </table:table-row>
        <table:table-row table:style-name="ro1">
          <table:table-cell office:value-type="float" office:value="-269" table:style-name="ce1">
            <text:p>-269</text:p>
          </table:table-cell>
          <table:table-cell office:value-type="string" table:style-name="ce1">
            <text:p>Bg6</text:p>
          </table:table-cell>
          <table:table-cell office:value-type="string" table:style-name="ce113">
            <text:p>Bg6 (88)</text:p>
          </table:table-cell>
          <table:table-cell office:value-type="float" office:value="1" table:formula="of:=IF(ISNUMBER(SEARCH([.B269];[.C269]));1;0)" table:style-name="ce1">
            <text:p>1</text:p>
          </table:table-cell>
          <table:table-cell office:value-type="string" table:style-name="ce114">
            <text:p>Bg6 (85)</text:p>
          </table:table-cell>
          <table:table-cell office:value-type="float" office:value="1" table:formula="of:=IF(ISNUMBER(SEARCH([.B269];[.E269]));1;0)" table:style-name="ce1">
            <text:p>1</text:p>
          </table:table-cell>
          <table:table-cell table:number-columns-repeated="10" table:style-name="ce1"/>
          <table:table-cell office:value-type="float" office:value="-268" table:style-name="ce1">
            <text:p>-268</text:p>
          </table:table-cell>
          <table:table-cell office:value-type="string" table:style-name="ce1">
            <text:p>Bg6</text:p>
          </table:table-cell>
          <table:table-cell office:value-type="string" table:style-name="ce1">
            <text:p>Bg6 (100)</text:p>
          </table:table-cell>
          <table:table-cell office:value-type="string" table:style-name="ce1">
            <text:p>Bg6 (88)</text:p>
          </table:table-cell>
          <table:table-cell office:value-type="string" table:style-name="ce1">
            <text:p>Bg6 (85)</text:p>
          </table:table-cell>
          <table:table-cell table:number-columns-repeated="16363"/>
        </table:table-row>
        <table:table-row table:style-name="ro1">
          <table:table-cell office:value-type="float" office:value="-270" table:style-name="ce1">
            <text:p>-270</text:p>
          </table:table-cell>
          <table:table-cell office:value-type="string" table:style-name="ce1">
            <text:p>Kg7</text:p>
          </table:table-cell>
          <table:table-cell office:value-type="string" table:style-name="ce113">
            <text:p>Kg7 (93)</text:p>
          </table:table-cell>
          <table:table-cell office:value-type="float" office:value="1" table:formula="of:=IF(ISNUMBER(SEARCH([.B270];[.C270]));1;0)" table:style-name="ce1">
            <text:p>1</text:p>
          </table:table-cell>
          <table:table-cell office:value-type="string" table:style-name="ce114">
            <text:p>Kg7 (100)</text:p>
          </table:table-cell>
          <table:table-cell office:value-type="float" office:value="1" table:formula="of:=IF(ISNUMBER(SEARCH([.B270];[.E270]));1;0)" table:style-name="ce1">
            <text:p>1</text:p>
          </table:table-cell>
          <table:table-cell table:number-columns-repeated="10" table:style-name="ce1"/>
          <table:table-cell office:value-type="float" office:value="-269" table:style-name="ce1">
            <text:p>-269</text:p>
          </table:table-cell>
          <table:table-cell office:value-type="string" table:style-name="ce1">
            <text:p>Kg7</text:p>
          </table:table-cell>
          <table:table-cell office:value-type="string" table:style-name="ce1">
            <text:p>Kg7 (100)</text:p>
          </table:table-cell>
          <table:table-cell office:value-type="string" table:style-name="ce1">
            <text:p>Kg7 (93)</text:p>
          </table:table-cell>
          <table:table-cell office:value-type="string" table:style-name="ce1">
            <text:p>Kg7 (100)</text:p>
          </table:table-cell>
          <table:table-cell table:number-columns-repeated="16363"/>
        </table:table-row>
        <table:table-row table:style-name="ro1">
          <table:table-cell office:value-type="float" office:value="-271" table:style-name="ce1">
            <text:p>-271</text:p>
          </table:table-cell>
          <table:table-cell office:value-type="string" table:style-name="ce1">
            <text:p>Nf3</text:p>
          </table:table-cell>
          <table:table-cell office:value-type="string" table:style-name="ce113">
            <text:p>Rc1 (0)</text:p>
          </table:table-cell>
          <table:table-cell office:value-type="float" office:value="0" table:formula="of:=IF(ISNUMBER(SEARCH([.B271];[.C271]));1;0)" table:style-name="ce1">
            <text:p>0</text:p>
          </table:table-cell>
          <table:table-cell office:value-type="string" table:style-name="ce114">
            <text:p>b4 (0)</text:p>
          </table:table-cell>
          <table:table-cell office:value-type="float" office:value="0" table:formula="of:=IF(ISNUMBER(SEARCH([.B271];[.E271]));1;0)" table:style-name="ce1">
            <text:p>0</text:p>
          </table:table-cell>
          <table:table-cell table:number-columns-repeated="10" table:style-name="ce1"/>
          <table:table-cell office:value-type="float" office:value="-270" table:style-name="ce1">
            <text:p>-270</text:p>
          </table:table-cell>
          <table:table-cell office:value-type="string" table:style-name="ce1">
            <text:p>Nf3</text:p>
          </table:table-cell>
          <table:table-cell office:value-type="string" table:style-name="ce1">
            <text:p>Rc1 (0)</text:p>
          </table:table-cell>
          <table:table-cell office:value-type="string" table:style-name="ce1">
            <text:p>Rc1 (0)</text:p>
          </table:table-cell>
          <table:table-cell office:value-type="string" table:style-name="ce1">
            <text:p>b4 (0)</text:p>
          </table:table-cell>
          <table:table-cell table:number-columns-repeated="16363"/>
        </table:table-row>
        <table:table-row table:style-name="ro1">
          <table:table-cell office:value-type="float" office:value="-272" table:style-name="ce1">
            <text:p>-272</text:p>
          </table:table-cell>
          <table:table-cell office:value-type="string" table:style-name="ce1">
            <text:p>Nd4</text:p>
          </table:table-cell>
          <table:table-cell office:value-type="string" table:style-name="ce113">
            <text:p>Kf3 (0)</text:p>
          </table:table-cell>
          <table:table-cell office:value-type="float" office:value="0" table:formula="of:=IF(ISNUMBER(SEARCH([.B272];[.C272]));1;0)" table:style-name="ce1">
            <text:p>0</text:p>
          </table:table-cell>
          <table:table-cell office:value-type="string" table:style-name="ce114">
            <text:p>Kf3 (0)</text:p>
          </table:table-cell>
          <table:table-cell office:value-type="float" office:value="0" table:formula="of:=IF(ISNUMBER(SEARCH([.B272];[.E272]));1;0)" table:style-name="ce1">
            <text:p>0</text:p>
          </table:table-cell>
          <table:table-cell table:number-columns-repeated="10" table:style-name="ce1"/>
          <table:table-cell office:value-type="float" office:value="-271" table:style-name="ce1">
            <text:p>-271</text:p>
          </table:table-cell>
          <table:table-cell office:value-type="string" table:style-name="ce1">
            <text:p>Nd4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Kf3 (0)</text:p>
          </table:table-cell>
          <table:table-cell office:value-type="string" table:style-name="ce1">
            <text:p>Kf3 (0)</text:p>
          </table:table-cell>
          <table:table-cell table:number-columns-repeated="16363"/>
        </table:table-row>
        <table:table-row table:style-name="ro1">
          <table:table-cell office:value-type="float" office:value="-273" table:style-name="ce1">
            <text:p>-273</text:p>
          </table:table-cell>
          <table:table-cell office:value-type="string" table:style-name="ce1">
            <text:p>Rc5</text:p>
          </table:table-cell>
          <table:table-cell office:value-type="string" table:style-name="ce113">
            <text:p>Bc6 (0)</text:p>
          </table:table-cell>
          <table:table-cell office:value-type="float" office:value="0" table:formula="of:=IF(ISNUMBER(SEARCH([.B273];[.C273]));1;0)" table:style-name="ce1">
            <text:p>0</text:p>
          </table:table-cell>
          <table:table-cell office:value-type="string" table:style-name="ce114">
            <text:p>Bc6 (0)</text:p>
          </table:table-cell>
          <table:table-cell office:value-type="float" office:value="0" table:formula="of:=IF(ISNUMBER(SEARCH([.B273];[.E273]));1;0)" table:style-name="ce1">
            <text:p>0</text:p>
          </table:table-cell>
          <table:table-cell table:number-columns-repeated="10" table:style-name="ce1"/>
          <table:table-cell office:value-type="float" office:value="-272" table:style-name="ce1">
            <text:p>-272</text:p>
          </table:table-cell>
          <table:table-cell office:value-type="string" table:style-name="ce1">
            <text:p>Rc5</text:p>
          </table:table-cell>
          <table:table-cell office:value-type="string" table:style-name="ce1">
            <text:p>Bc6 (0)</text:p>
          </table:table-cell>
          <table:table-cell office:value-type="string" table:style-name="ce1">
            <text:p>Bc6 (0)</text:p>
          </table:table-cell>
          <table:table-cell office:value-type="string" table:style-name="ce1">
            <text:p>Bc6 (0)</text:p>
          </table:table-cell>
          <table:table-cell table:number-columns-repeated="16363"/>
        </table:table-row>
        <table:table-row table:style-name="ro1">
          <table:table-cell office:value-type="float" office:value="-274" table:style-name="ce1">
            <text:p>-274</text:p>
          </table:table-cell>
          <table:table-cell office:value-type="string" table:style-name="ce1">
            <text:p>h3</text:p>
          </table:table-cell>
          <table:table-cell office:value-type="string" table:style-name="ce113">
            <text:p>Be1 (0)</text:p>
          </table:table-cell>
          <table:table-cell office:value-type="float" office:value="0" table:formula="of:=IF(ISNUMBER(SEARCH([.B274];[.C274]));1;0)" table:style-name="ce1">
            <text:p>0</text:p>
          </table:table-cell>
          <table:table-cell office:value-type="string" table:style-name="ce114">
            <text:p>Be1 (0)</text:p>
          </table:table-cell>
          <table:table-cell office:value-type="float" office:value="0" table:formula="of:=IF(ISNUMBER(SEARCH([.B274];[.E274]));1;0)" table:style-name="ce1">
            <text:p>0</text:p>
          </table:table-cell>
          <table:table-cell table:number-columns-repeated="10" table:style-name="ce1"/>
          <table:table-cell office:value-type="float" office:value="-273" table:style-name="ce1">
            <text:p>-273</text:p>
          </table:table-cell>
          <table:table-cell office:value-type="string" table:style-name="ce1">
            <text:p>h3</text:p>
          </table:table-cell>
          <table:table-cell office:value-type="string" table:style-name="ce1">
            <text:p>Be1 (0)</text:p>
          </table:table-cell>
          <table:table-cell office:value-type="string" table:style-name="ce1">
            <text:p>Be1 (0)</text:p>
          </table:table-cell>
          <table:table-cell office:value-type="string" table:style-name="ce1">
            <text:p>Be1 (0)</text:p>
          </table:table-cell>
          <table:table-cell table:number-columns-repeated="16363"/>
        </table:table-row>
        <table:table-row table:style-name="ro1">
          <table:table-cell office:value-type="float" office:value="-275" table:style-name="ce1">
            <text:p>-275</text:p>
          </table:table-cell>
          <table:table-cell office:value-type="string" table:style-name="ce1">
            <text:p>Rf4</text:p>
          </table:table-cell>
          <table:table-cell office:value-type="string" table:style-name="ce113">
            <text:p>Rf4 (100)</text:p>
          </table:table-cell>
          <table:table-cell office:value-type="float" office:value="1" table:formula="of:=IF(ISNUMBER(SEARCH([.B275];[.C275]));1;0)" table:style-name="ce1">
            <text:p>1</text:p>
          </table:table-cell>
          <table:table-cell office:value-type="string" table:style-name="ce114">
            <text:p>Rf4 (93)</text:p>
          </table:table-cell>
          <table:table-cell office:value-type="float" office:value="1" table:formula="of:=IF(ISNUMBER(SEARCH([.B275];[.E275]));1;0)" table:style-name="ce1">
            <text:p>1</text:p>
          </table:table-cell>
          <table:table-cell table:number-columns-repeated="10" table:style-name="ce1"/>
          <table:table-cell office:value-type="float" office:value="-274" table:style-name="ce1">
            <text:p>-274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Rf4 (100)</text:p>
          </table:table-cell>
          <table:table-cell office:value-type="string" table:style-name="ce1">
            <text:p>Rf4 (93)</text:p>
          </table:table-cell>
          <table:table-cell table:number-columns-repeated="16363"/>
        </table:table-row>
        <table:table-row table:style-name="ro1">
          <table:table-cell office:value-type="float" office:value="-276" table:style-name="ce1">
            <text:p>-276</text:p>
          </table:table-cell>
          <table:table-cell office:value-type="string" table:style-name="ce1">
            <text:p>Rh8</text:p>
          </table:table-cell>
          <table:table-cell office:value-type="string" table:style-name="ce113">
            <text:p>Ra8 (0)</text:p>
          </table:table-cell>
          <table:table-cell office:value-type="float" office:value="0" table:formula="of:=IF(ISNUMBER(SEARCH([.B276];[.C276]));1;0)" table:style-name="ce1">
            <text:p>0</text:p>
          </table:table-cell>
          <table:table-cell office:value-type="string" table:style-name="ce114">
            <text:p>Ra8 (0)</text:p>
          </table:table-cell>
          <table:table-cell office:value-type="float" office:value="0" table:formula="of:=IF(ISNUMBER(SEARCH([.B276];[.E276]));1;0)" table:style-name="ce1">
            <text:p>0</text:p>
          </table:table-cell>
          <table:table-cell table:number-columns-repeated="10" table:style-name="ce1"/>
          <table:table-cell office:value-type="float" office:value="-275" table:style-name="ce1">
            <text:p>-275</text:p>
          </table:table-cell>
          <table:table-cell office:value-type="string" table:style-name="ce1">
            <text:p>Rh8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Ra8 (0)</text:p>
          </table:table-cell>
          <table:table-cell office:value-type="string" table:style-name="ce1">
            <text:p>Ra8 (0)</text:p>
          </table:table-cell>
          <table:table-cell table:number-columns-repeated="16363"/>
        </table:table-row>
        <table:table-row table:style-name="ro1">
          <table:table-cell office:value-type="float" office:value="-277" table:style-name="ce1">
            <text:p>-277</text:p>
          </table:table-cell>
          <table:table-cell office:value-type="string" table:style-name="ce1">
            <text:p>Kg8</text:p>
          </table:table-cell>
          <table:table-cell office:value-type="string" table:style-name="ce113">
            <text:p>Rb5 (0)</text:p>
          </table:table-cell>
          <table:table-cell office:value-type="float" office:value="0" table:formula="of:=IF(ISNUMBER(SEARCH([.B277];[.C277]));1;0)" table:style-name="ce1">
            <text:p>0</text:p>
          </table:table-cell>
          <table:table-cell office:value-type="string" table:style-name="ce114">
            <text:p>Rb5 (0)</text:p>
          </table:table-cell>
          <table:table-cell office:value-type="float" office:value="0" table:formula="of:=IF(ISNUMBER(SEARCH([.B277];[.E277]));1;0)" table:style-name="ce1">
            <text:p>0</text:p>
          </table:table-cell>
          <table:table-cell table:number-columns-repeated="10" table:style-name="ce1"/>
          <table:table-cell office:value-type="float" office:value="-276" table:style-name="ce1">
            <text:p>-276</text:p>
          </table:table-cell>
          <table:table-cell office:value-type="string" table:style-name="ce1">
            <text:p>Kg8</text:p>
          </table:table-cell>
          <table:table-cell office:value-type="string" table:style-name="ce1">
            <text:p>Kg8 (100)</text:p>
          </table:table-cell>
          <table:table-cell office:value-type="string" table:style-name="ce1">
            <text:p>Rb5 (0)</text:p>
          </table:table-cell>
          <table:table-cell office:value-type="string" table:style-name="ce1">
            <text:p>Rb5 (0)</text:p>
          </table:table-cell>
          <table:table-cell table:number-columns-repeated="16363"/>
        </table:table-row>
        <table:table-row table:style-name="ro1">
          <table:table-cell office:value-type="float" office:value="-278" table:style-name="ce1">
            <text:p>-278</text:p>
          </table:table-cell>
          <table:table-cell office:value-type="string" table:style-name="ce1">
            <text:p>Nce7+</text:p>
          </table:table-cell>
          <table:table-cell office:value-type="string" table:style-name="ce113">
            <text:p>a3 (0)</text:p>
          </table:table-cell>
          <table:table-cell office:value-type="float" office:value="0" table:formula="of:=IF(ISNUMBER(SEARCH([.B278];[.C278]));1;0)" table:style-name="ce1">
            <text:p>0</text:p>
          </table:table-cell>
          <table:table-cell office:value-type="string" table:style-name="ce114">
            <text:p>Rc3 (0)</text:p>
          </table:table-cell>
          <table:table-cell office:value-type="float" office:value="0" table:formula="of:=IF(ISNUMBER(SEARCH([.B278];[.E278]));1;0)" table:style-name="ce1">
            <text:p>0</text:p>
          </table:table-cell>
          <table:table-cell table:number-columns-repeated="10" table:style-name="ce1"/>
          <table:table-cell office:value-type="float" office:value="-277" table:style-name="ce1">
            <text:p>-277</text:p>
          </table:table-cell>
          <table:table-cell office:value-type="string" table:style-name="ce1">
            <text:p>Nce7+</text:p>
          </table:table-cell>
          <table:table-cell office:value-type="string" table:style-name="ce1">
            <text:p>b4 (0)</text:p>
          </table:table-cell>
          <table:table-cell office:value-type="string" table:style-name="ce1">
            <text:p>a3 (0)</text:p>
          </table:table-cell>
          <table:table-cell office:value-type="string" table:style-name="ce1">
            <text:p>Rc3 (0)</text:p>
          </table:table-cell>
          <table:table-cell table:number-columns-repeated="16363"/>
        </table:table-row>
        <table:table-row table:style-name="ro1">
          <table:table-cell office:value-type="float" office:value="-279" table:style-name="ce1">
            <text:p>-279</text:p>
          </table:table-cell>
          <table:table-cell office:value-type="string" table:style-name="ce1">
            <text:p>c5+</text:p>
          </table:table-cell>
          <table:table-cell office:value-type="string" table:style-name="ce113">
            <text:p>c5+ (100)</text:p>
          </table:table-cell>
          <table:table-cell office:value-type="float" office:value="1" table:formula="of:=IF(ISNUMBER(SEARCH([.B279];[.C279]));1;0)" table:style-name="ce1">
            <text:p>1</text:p>
          </table:table-cell>
          <table:table-cell office:value-type="string" table:style-name="ce114">
            <text:p>c5+ (100)</text:p>
          </table:table-cell>
          <table:table-cell office:value-type="float" office:value="1" table:formula="of:=IF(ISNUMBER(SEARCH([.B279];[.E279]));1;0)" table:style-name="ce1">
            <text:p>1</text:p>
          </table:table-cell>
          <table:table-cell table:number-columns-repeated="10" table:style-name="ce1"/>
          <table:table-cell office:value-type="float" office:value="-278" table:style-name="ce1">
            <text:p>-278</text:p>
          </table:table-cell>
          <table:table-cell office:value-type="string" table:style-name="ce1">
            <text:p>c5+</text:p>
          </table:table-cell>
          <table:table-cell office:value-type="string" table:style-name="ce1">
            <text:p>c5+ (77)</text:p>
          </table:table-cell>
          <table:table-cell office:value-type="string" table:style-name="ce1">
            <text:p>c5+ (100)</text:p>
          </table:table-cell>
          <table:table-cell office:value-type="string" table:style-name="ce1">
            <text:p>c5+ (100)</text:p>
          </table:table-cell>
          <table:table-cell table:number-columns-repeated="16363"/>
        </table:table-row>
        <table:table-row table:style-name="ro1">
          <table:table-cell office:value-type="float" office:value="-280" table:style-name="ce1">
            <text:p>-280</text:p>
          </table:table-cell>
          <table:table-cell office:value-type="string" table:style-name="ce1">
            <text:p>Bb7</text:p>
          </table:table-cell>
          <table:table-cell office:value-type="string" table:style-name="ce113">
            <text:p>Bb7 (100)</text:p>
          </table:table-cell>
          <table:table-cell office:value-type="float" office:value="1" table:formula="of:=IF(ISNUMBER(SEARCH([.B280];[.C280]));1;0)" table:style-name="ce1">
            <text:p>1</text:p>
          </table:table-cell>
          <table:table-cell office:value-type="string" table:style-name="ce114">
            <text:p>Bb7 (93)</text:p>
          </table:table-cell>
          <table:table-cell office:value-type="float" office:value="1" table:formula="of:=IF(ISNUMBER(SEARCH([.B280];[.E280]));1;0)" table:style-name="ce1">
            <text:p>1</text:p>
          </table:table-cell>
          <table:table-cell table:number-columns-repeated="10" table:style-name="ce1"/>
          <table:table-cell office:value-type="float" office:value="-279" table:style-name="ce1">
            <text:p>-279</text:p>
          </table:table-cell>
          <table:table-cell office:value-type="string" table:style-name="ce1">
            <text:p>Bb7</text:p>
          </table:table-cell>
          <table:table-cell office:value-type="string" table:style-name="ce1">
            <text:p>Bb7 (100)</text:p>
          </table:table-cell>
          <table:table-cell office:value-type="string" table:style-name="ce1">
            <text:p>Bb7 (100)</text:p>
          </table:table-cell>
          <table:table-cell office:value-type="string" table:style-name="ce1">
            <text:p>Bb7 (93)</text:p>
          </table:table-cell>
          <table:table-cell table:number-columns-repeated="16363"/>
        </table:table-row>
        <table:table-row table:style-name="ro1">
          <table:table-cell office:value-type="float" office:value="-281" table:style-name="ce1">
            <text:p>-281</text:p>
          </table:table-cell>
          <table:table-cell office:value-type="string" table:style-name="ce1">
            <text:p>Ng6+</text:p>
          </table:table-cell>
          <table:table-cell office:value-type="string" table:style-name="ce113">
            <text:p>Ng6+ (65)</text:p>
          </table:table-cell>
          <table:table-cell office:value-type="float" office:value="1" table:formula="of:=IF(ISNUMBER(SEARCH([.B281];[.C281]));1;0)" table:style-name="ce1">
            <text:p>1</text:p>
          </table:table-cell>
          <table:table-cell office:value-type="string" table:style-name="ce114">
            <text:p>Ne6 (0)</text:p>
          </table:table-cell>
          <table:table-cell office:value-type="float" office:value="0" table:formula="of:=IF(ISNUMBER(SEARCH([.B281];[.E281]));1;0)" table:style-name="ce1">
            <text:p>0</text:p>
          </table:table-cell>
          <table:table-cell table:number-columns-repeated="10" table:style-name="ce1"/>
          <table:table-cell office:value-type="float" office:value="-280" table:style-name="ce1">
            <text:p>-280</text:p>
          </table:table-cell>
          <table:table-cell office:value-type="string" table:style-name="ce1">
            <text:p>Ng6+</text:p>
          </table:table-cell>
          <table:table-cell office:value-type="string" table:style-name="ce1">
            <text:p>Ne6 (0)</text:p>
          </table:table-cell>
          <table:table-cell office:value-type="string" table:style-name="ce1">
            <text:p>Ng6+ (65)</text:p>
          </table:table-cell>
          <table:table-cell office:value-type="string" table:style-name="ce1">
            <text:p>Ne6 (0)</text:p>
          </table:table-cell>
          <table:table-cell table:number-columns-repeated="16363"/>
        </table:table-row>
        <table:table-row table:style-name="ro1">
          <table:table-cell office:value-type="float" office:value="-282" table:style-name="ce1">
            <text:p>-282</text:p>
          </table:table-cell>
          <table:table-cell office:value-type="string" table:style-name="ce1">
            <text:p>Rh4</text:p>
          </table:table-cell>
          <table:table-cell office:value-type="string" table:style-name="ce113">
            <text:p>Bf2+ (0)</text:p>
          </table:table-cell>
          <table:table-cell office:value-type="float" office:value="0" table:formula="of:=IF(ISNUMBER(SEARCH([.B282];[.C282]));1;0)" table:style-name="ce1">
            <text:p>0</text:p>
          </table:table-cell>
          <table:table-cell office:value-type="string" table:style-name="ce114">
            <text:p>Bf2+ (0)</text:p>
          </table:table-cell>
          <table:table-cell office:value-type="float" office:value="0" table:formula="of:=IF(ISNUMBER(SEARCH([.B282];[.E282]));1;0)" table:style-name="ce1">
            <text:p>0</text:p>
          </table:table-cell>
          <table:table-cell table:number-columns-repeated="10" table:style-name="ce1"/>
          <table:table-cell office:value-type="float" office:value="-281" table:style-name="ce1">
            <text:p>-281</text:p>
          </table:table-cell>
          <table:table-cell office:value-type="string" table:style-name="ce1">
            <text:p>Rh4</text:p>
          </table:table-cell>
          <table:table-cell office:value-type="string" table:style-name="ce1">
            <text:p>Bf2+ (0)</text:p>
          </table:table-cell>
          <table:table-cell office:value-type="string" table:style-name="ce1">
            <text:p>Bf2+ (0)</text:p>
          </table:table-cell>
          <table:table-cell office:value-type="string" table:style-name="ce1">
            <text:p>Bf2+ (0)</text:p>
          </table:table-cell>
          <table:table-cell table:number-columns-repeated="16363"/>
        </table:table-row>
        <table:table-row table:style-name="ro1">
          <table:table-cell office:value-type="float" office:value="-283" table:style-name="ce1">
            <text:p>-283</text:p>
          </table:table-cell>
          <table:table-cell office:value-type="string" table:style-name="ce1">
            <text:p>Nf3+</text:p>
          </table:table-cell>
          <table:table-cell office:value-type="string" table:style-name="ce113">
            <text:p>b6 (0)</text:p>
          </table:table-cell>
          <table:table-cell office:value-type="float" office:value="0" table:formula="of:=IF(ISNUMBER(SEARCH([.B283];[.C283]));1;0)" table:style-name="ce1">
            <text:p>0</text:p>
          </table:table-cell>
          <table:table-cell office:value-type="string" table:style-name="ce114">
            <text:p>b6 (0)</text:p>
          </table:table-cell>
          <table:table-cell office:value-type="float" office:value="0" table:formula="of:=IF(ISNUMBER(SEARCH([.B283];[.E283]));1;0)" table:style-name="ce1">
            <text:p>0</text:p>
          </table:table-cell>
          <table:table-cell table:number-columns-repeated="10" table:style-name="ce1"/>
          <table:table-cell office:value-type="float" office:value="-282" table:style-name="ce1">
            <text:p>-282</text:p>
          </table:table-cell>
          <table:table-cell office:value-type="string" table:style-name="ce1">
            <text:p>Nf3+</text:p>
          </table:table-cell>
          <table:table-cell office:value-type="string" table:style-name="ce1">
            <text:p>b6 (0)</text:p>
          </table:table-cell>
          <table:table-cell office:value-type="string" table:style-name="ce1">
            <text:p>b6 (0)</text:p>
          </table:table-cell>
          <table:table-cell office:value-type="string" table:style-name="ce1">
            <text:p>b6 (0)</text:p>
          </table:table-cell>
          <table:table-cell table:number-columns-repeated="16363"/>
        </table:table-row>
        <table:table-row table:style-name="ro1">
          <table:table-cell office:value-type="float" office:value="-284" table:style-name="ce1">
            <text:p>-284</text:p>
          </table:table-cell>
          <table:table-cell office:value-type="string" table:style-name="ce1">
            <text:p>Rb5</text:p>
          </table:table-cell>
          <table:table-cell office:value-type="string" table:style-name="ce113">
            <text:p>Rb5 (100)</text:p>
          </table:table-cell>
          <table:table-cell office:value-type="float" office:value="1" table:formula="of:=IF(ISNUMBER(SEARCH([.B284];[.C284]));1;0)" table:style-name="ce1">
            <text:p>1</text:p>
          </table:table-cell>
          <table:table-cell office:value-type="string" table:style-name="ce114">
            <text:p>Rb5 (100)</text:p>
          </table:table-cell>
          <table:table-cell office:value-type="float" office:value="1" table:formula="of:=IF(ISNUMBER(SEARCH([.B284];[.E284]));1;0)" table:style-name="ce1">
            <text:p>1</text:p>
          </table:table-cell>
          <table:table-cell table:number-columns-repeated="10" table:style-name="ce1"/>
          <table:table-cell office:value-type="float" office:value="-283" table:style-name="ce1">
            <text:p>-283</text:p>
          </table:table-cell>
          <table:table-cell office:value-type="string" table:style-name="ce1">
            <text:p>Rb5</text:p>
          </table:table-cell>
          <table:table-cell office:value-type="string" table:style-name="ce1">
            <text:p>Rb5 (100)</text:p>
          </table:table-cell>
          <table:table-cell office:value-type="string" table:style-name="ce1">
            <text:p>Rb5 (100)</text:p>
          </table:table-cell>
          <table:table-cell office:value-type="string" table:style-name="ce1">
            <text:p>Rb5 (100)</text:p>
          </table:table-cell>
          <table:table-cell table:number-columns-repeated="16363"/>
        </table:table-row>
        <table:table-row table:style-name="ro1">
          <table:table-cell office:value-type="float" office:value="-285" table:style-name="ce1">
            <text:p>-285</text:p>
          </table:table-cell>
          <table:table-cell office:value-type="string" table:style-name="ce1">
            <text:p>Bh5+</text:p>
          </table:table-cell>
          <table:table-cell office:value-type="string" table:style-name="ce113">
            <text:p>Bh5+ (93)</text:p>
          </table:table-cell>
          <table:table-cell office:value-type="float" office:value="1" table:formula="of:=IF(ISNUMBER(SEARCH([.B285];[.C285]));1;0)" table:style-name="ce1">
            <text:p>1</text:p>
          </table:table-cell>
          <table:table-cell office:value-type="string" table:style-name="ce114">
            <text:p>Nf2 (0)</text:p>
          </table:table-cell>
          <table:table-cell office:value-type="float" office:value="0" table:formula="of:=IF(ISNUMBER(SEARCH([.B285];[.E285]));1;0)" table:style-name="ce1">
            <text:p>0</text:p>
          </table:table-cell>
          <table:table-cell table:number-columns-repeated="10" table:style-name="ce1"/>
          <table:table-cell office:value-type="string" table:style-name="ce1">
            <text:p>?</text:p>
          </table:table-cell>
          <table:table-cell office:value-type="string" table:style-name="ce1">
            <text:p>Bh5+</text:p>
          </table:table-cell>
          <table:table-cell office:value-type="string" table:style-name="ce1">
            <text:p>Nf2 (0)</text:p>
          </table:table-cell>
          <table:table-cell office:value-type="string" table:style-name="ce1">
            <text:p>Bh5+ (93)</text:p>
          </table:table-cell>
          <table:table-cell office:value-type="string" table:style-name="ce1">
            <text:p>Nf2 (0)</text:p>
          </table:table-cell>
          <table:table-cell table:number-columns-repeated="16363"/>
        </table:table-row>
        <table:table-row table:style-name="ro1">
          <table:table-cell office:value-type="float" office:value="-286" table:style-name="ce1">
            <text:p>-286</text:p>
          </table:table-cell>
          <table:table-cell office:value-type="string" table:style-name="ce1">
            <text:p>Nf6+</text:p>
          </table:table-cell>
          <table:table-cell office:value-type="string" table:style-name="ce113">
            <text:p>Nf6+ (72)</text:p>
          </table:table-cell>
          <table:table-cell office:value-type="float" office:value="1" table:formula="of:=IF(ISNUMBER(SEARCH([.B286];[.C286]));1;0)" table:style-name="ce1">
            <text:p>1</text:p>
          </table:table-cell>
          <table:table-cell office:value-type="string" table:style-name="ce114">
            <text:p>Ne3 (0)</text:p>
          </table:table-cell>
          <table:table-cell office:value-type="float" office:value="0" table:formula="of:=IF(ISNUMBER(SEARCH([.B286];[.E286]));1;0)" table:style-name="ce1">
            <text:p>0</text:p>
          </table:table-cell>
          <table:table-cell table:number-columns-repeated="10" table:style-name="ce1"/>
          <table:table-cell office:value-type="float" office:value="-285" table:style-name="ce1">
            <text:p>-285</text:p>
          </table:table-cell>
          <table:table-cell office:value-type="string" table:style-name="ce1">
            <text:p>Nf6+</text:p>
          </table:table-cell>
          <table:table-cell office:value-type="string" table:style-name="ce1">
            <text:p>d8R (0)</text:p>
          </table:table-cell>
          <table:table-cell office:value-type="string" table:style-name="ce1">
            <text:p>Nf6+ (72)</text:p>
          </table:table-cell>
          <table:table-cell office:value-type="string" table:style-name="ce1">
            <text:p>Ne3 (0)</text:p>
          </table:table-cell>
          <table:table-cell table:number-columns-repeated="16363"/>
        </table:table-row>
        <table:table-row table:style-name="ro1">
          <table:table-cell office:value-type="float" office:value="-287" table:style-name="ce1">
            <text:p>-287</text:p>
          </table:table-cell>
          <table:table-cell office:value-type="string" table:style-name="ce1">
            <text:p>f4+</text:p>
          </table:table-cell>
          <table:table-cell office:value-type="string" table:style-name="ce113">
            <text:p>f4+ (88)</text:p>
          </table:table-cell>
          <table:table-cell office:value-type="float" office:value="1" table:formula="of:=IF(ISNUMBER(SEARCH([.B287];[.C287]));1;0)" table:style-name="ce1">
            <text:p>1</text:p>
          </table:table-cell>
          <table:table-cell office:value-type="string" table:style-name="ce114">
            <text:p>Nc7 (0)</text:p>
          </table:table-cell>
          <table:table-cell office:value-type="float" office:value="0" table:formula="of:=IF(ISNUMBER(SEARCH([.B287];[.E287]));1;0)" table:style-name="ce1">
            <text:p>0</text:p>
          </table:table-cell>
          <table:table-cell table:number-columns-repeated="10" table:style-name="ce1"/>
          <table:table-cell office:value-type="float" office:value="-286" table:style-name="ce1">
            <text:p>-286</text:p>
          </table:table-cell>
          <table:table-cell office:value-type="string" table:style-name="ce1">
            <text:p>f4+</text:p>
          </table:table-cell>
          <table:table-cell office:value-type="string" table:style-name="ce1">
            <text:p>Nc7 (0)</text:p>
          </table:table-cell>
          <table:table-cell office:value-type="string" table:style-name="ce1">
            <text:p>f4+ (88)</text:p>
          </table:table-cell>
          <table:table-cell office:value-type="string" table:style-name="ce1">
            <text:p>Nc7 (0)</text:p>
          </table:table-cell>
          <table:table-cell table:number-columns-repeated="16363"/>
        </table:table-row>
        <table:table-row table:style-name="ro1">
          <table:table-cell office:value-type="float" office:value="-288" table:style-name="ce1">
            <text:p>-288</text:p>
          </table:table-cell>
          <table:table-cell office:value-type="string" table:style-name="ce1">
            <text:p>Bf6</text:p>
          </table:table-cell>
          <table:table-cell office:value-type="string" table:style-name="ce113">
            <text:p>f6 (0)</text:p>
          </table:table-cell>
          <table:table-cell office:value-type="float" office:value="0" table:formula="of:=IF(ISNUMBER(SEARCH([.B288];[.C288]));1;0)" table:style-name="ce1">
            <text:p>0</text:p>
          </table:table-cell>
          <table:table-cell office:value-type="string" table:style-name="ce114">
            <text:p>f6 (0)</text:p>
          </table:table-cell>
          <table:table-cell office:value-type="float" office:value="0" table:formula="of:=IF(ISNUMBER(SEARCH([.B288];[.E288]));1;0)" table:style-name="ce1">
            <text:p>0</text:p>
          </table:table-cell>
          <table:table-cell table:number-columns-repeated="10" table:style-name="ce1"/>
          <table:table-cell office:value-type="float" office:value="-287" table:style-name="ce1">
            <text:p>-287</text:p>
          </table:table-cell>
          <table:table-cell office:value-type="string" table:style-name="ce1">
            <text:p>Bf6</text:p>
          </table:table-cell>
          <table:table-cell office:value-type="string" table:style-name="ce1">
            <text:p>Bf6 (100)</text:p>
          </table:table-cell>
          <table:table-cell office:value-type="string" table:style-name="ce1">
            <text:p>f6 (0)</text:p>
          </table:table-cell>
          <table:table-cell office:value-type="string" table:style-name="ce1">
            <text:p>f6 (0)</text:p>
          </table:table-cell>
          <table:table-cell table:number-columns-repeated="16363"/>
        </table:table-row>
        <table:table-row table:style-name="ro1">
          <table:table-cell office:value-type="float" office:value="-289" table:style-name="ce1">
            <text:p>-289</text:p>
          </table:table-cell>
          <table:table-cell office:value-type="string" table:style-name="ce1">
            <text:p>Ra1+</text:p>
          </table:table-cell>
          <table:table-cell office:value-type="string" table:style-name="ce113">
            <text:p>f8R (0)</text:p>
          </table:table-cell>
          <table:table-cell office:value-type="float" office:value="0" table:formula="of:=IF(ISNUMBER(SEARCH([.B289];[.C289]));1;0)" table:style-name="ce1">
            <text:p>0</text:p>
          </table:table-cell>
          <table:table-cell office:value-type="string" table:style-name="ce114">
            <text:p>f8Q (0)</text:p>
          </table:table-cell>
          <table:table-cell office:value-type="float" office:value="0" table:formula="of:=IF(ISNUMBER(SEARCH([.B289];[.E289]));1;0)" table:style-name="ce1">
            <text:p>0</text:p>
          </table:table-cell>
          <table:table-cell table:number-columns-repeated="10" table:style-name="ce1"/>
          <table:table-cell office:value-type="float" office:value="-288" table:style-name="ce1">
            <text:p>-288</text:p>
          </table:table-cell>
          <table:table-cell office:value-type="string" table:style-name="ce1">
            <text:p>Ra1+</text:p>
          </table:table-cell>
          <table:table-cell office:value-type="string" table:style-name="ce1">
            <text:p>Ra1+ (100)</text:p>
          </table:table-cell>
          <table:table-cell office:value-type="string" table:style-name="ce1">
            <text:p>f8R (0)</text:p>
          </table:table-cell>
          <table:table-cell office:value-type="string" table:style-name="ce1">
            <text:p>f8Q (0)</text:p>
          </table:table-cell>
          <table:table-cell table:number-columns-repeated="16363"/>
        </table:table-row>
        <table:table-row table:style-name="ro1">
          <table:table-cell office:value-type="float" office:value="-290" table:style-name="ce1">
            <text:p>-290</text:p>
          </table:table-cell>
          <table:table-cell office:value-type="string" table:style-name="ce1">
            <text:p>Bc4</text:p>
          </table:table-cell>
          <table:table-cell office:value-type="string" table:style-name="ce113">
            <text:p>Bc4 (93)</text:p>
          </table:table-cell>
          <table:table-cell office:value-type="float" office:value="1" table:formula="of:=IF(ISNUMBER(SEARCH([.B290];[.C290]));1;0)" table:style-name="ce1">
            <text:p>1</text:p>
          </table:table-cell>
          <table:table-cell office:value-type="string" table:style-name="ce114">
            <text:p>Bc4 (100)</text:p>
          </table:table-cell>
          <table:table-cell office:value-type="float" office:value="1" table:formula="of:=IF(ISNUMBER(SEARCH([.B290];[.E290]));1;0)" table:style-name="ce1">
            <text:p>1</text:p>
          </table:table-cell>
          <table:table-cell table:number-columns-repeated="10" table:style-name="ce1"/>
          <table:table-cell office:value-type="float" office:value="-289" table:style-name="ce1">
            <text:p>-289</text:p>
          </table:table-cell>
          <table:table-cell office:value-type="string" table:style-name="ce1">
            <text:p>Bc4</text:p>
          </table:table-cell>
          <table:table-cell office:value-type="string" table:style-name="ce1">
            <text:p>Bc4 (100)</text:p>
          </table:table-cell>
          <table:table-cell office:value-type="string" table:style-name="ce1">
            <text:p>Bc4 (93)</text:p>
          </table:table-cell>
          <table:table-cell office:value-type="string" table:style-name="ce1">
            <text:p>Bc4 (100)</text:p>
          </table:table-cell>
          <table:table-cell table:number-columns-repeated="16363"/>
        </table:table-row>
        <table:table-row table:style-name="ro1">
          <table:table-cell office:value-type="float" office:value="-291" table:style-name="ce1">
            <text:p>-291</text:p>
          </table:table-cell>
          <table:table-cell office:value-type="string" table:style-name="ce1">
            <text:p>Ba4+</text:p>
          </table:table-cell>
          <table:table-cell office:value-type="string" table:style-name="ce113">
            <text:p>c4+ (0)</text:p>
          </table:table-cell>
          <table:table-cell office:value-type="float" office:value="0" table:formula="of:=IF(ISNUMBER(SEARCH([.B291];[.C291]));1;0)" table:style-name="ce1">
            <text:p>0</text:p>
          </table:table-cell>
          <table:table-cell office:value-type="string" table:style-name="ce114">
            <text:p>c4+ (0)</text:p>
          </table:table-cell>
          <table:table-cell office:value-type="float" office:value="0" table:formula="of:=IF(ISNUMBER(SEARCH([.B291];[.E291]));1;0)" table:style-name="ce1">
            <text:p>0</text:p>
          </table:table-cell>
          <table:table-cell table:number-columns-repeated="10" table:style-name="ce1"/>
          <table:table-cell office:value-type="float" office:value="-290" table:style-name="ce1">
            <text:p>-290</text:p>
          </table:table-cell>
          <table:table-cell office:value-type="string" table:style-name="ce1">
            <text:p>Ba4+</text:p>
          </table:table-cell>
          <table:table-cell office:value-type="string" table:style-name="ce1">
            <text:p>c4+ (0)</text:p>
          </table:table-cell>
          <table:table-cell office:value-type="string" table:style-name="ce1">
            <text:p>c4+ (0)</text:p>
          </table:table-cell>
          <table:table-cell office:value-type="string" table:style-name="ce1">
            <text:p>c4+ (0)</text:p>
          </table:table-cell>
          <table:table-cell table:number-columns-repeated="16363"/>
        </table:table-row>
        <table:table-row table:style-name="ro1">
          <table:table-cell office:value-type="float" office:value="-292" table:style-name="ce1">
            <text:p>-292</text:p>
          </table:table-cell>
          <table:table-cell office:value-type="string" table:style-name="ce1">
            <text:p>Rc1</text:p>
          </table:table-cell>
          <table:table-cell office:value-type="string" table:style-name="ce113">
            <text:p>Rc1 (100)</text:p>
          </table:table-cell>
          <table:table-cell office:value-type="float" office:value="1" table:formula="of:=IF(ISNUMBER(SEARCH([.B292];[.C292]));1;0)" table:style-name="ce1">
            <text:p>1</text:p>
          </table:table-cell>
          <table:table-cell office:value-type="string" table:style-name="ce114">
            <text:p>Rc1 (100)</text:p>
          </table:table-cell>
          <table:table-cell office:value-type="float" office:value="1" table:formula="of:=IF(ISNUMBER(SEARCH([.B292];[.E292]));1;0)" table:style-name="ce1">
            <text:p>1</text:p>
          </table:table-cell>
          <table:table-cell table:number-columns-repeated="10" table:style-name="ce1"/>
          <table:table-cell office:value-type="float" office:value="-291" table:style-name="ce1">
            <text:p>-291</text:p>
          </table:table-cell>
          <table:table-cell office:value-type="string" table:style-name="ce1">
            <text:p>Rc1</text:p>
          </table:table-cell>
          <table:table-cell office:value-type="string" table:style-name="ce1">
            <text:p>Rc1 (100)</text:p>
          </table:table-cell>
          <table:table-cell office:value-type="string" table:style-name="ce1">
            <text:p>Rc1 (100)</text:p>
          </table:table-cell>
          <table:table-cell office:value-type="string" table:style-name="ce1">
            <text:p>Rc1 (100)</text:p>
          </table:table-cell>
          <table:table-cell table:number-columns-repeated="16363"/>
        </table:table-row>
        <table:table-row table:style-name="ro1">
          <table:table-cell office:value-type="float" office:value="-293" table:style-name="ce1">
            <text:p>-293</text:p>
          </table:table-cell>
          <table:table-cell office:value-type="string" table:style-name="ce1">
            <text:p>g5</text:p>
          </table:table-cell>
          <table:table-cell office:value-type="string" table:style-name="ce113">
            <text:p>Rf5 (0)</text:p>
          </table:table-cell>
          <table:table-cell office:value-type="float" office:value="0" table:formula="of:=IF(ISNUMBER(SEARCH([.B293];[.C293]));1;0)" table:style-name="ce1">
            <text:p>0</text:p>
          </table:table-cell>
          <table:table-cell office:value-type="string" table:style-name="ce114">
            <text:p>Rf5 (0)</text:p>
          </table:table-cell>
          <table:table-cell office:value-type="float" office:value="0" table:formula="of:=IF(ISNUMBER(SEARCH([.B293];[.E293]));1;0)" table:style-name="ce1">
            <text:p>0</text:p>
          </table:table-cell>
          <table:table-cell table:number-columns-repeated="10" table:style-name="ce1"/>
          <table:table-cell office:value-type="float" office:value="-292" table:style-name="ce1">
            <text:p>-292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Rf5 (0)</text:p>
          </table:table-cell>
          <table:table-cell office:value-type="string" table:style-name="ce1">
            <text:p>Rf5 (0)</text:p>
          </table:table-cell>
          <table:table-cell office:value-type="string" table:style-name="ce1">
            <text:p>Rf5 (0)</text:p>
          </table:table-cell>
          <table:table-cell table:number-columns-repeated="16363"/>
        </table:table-row>
        <table:table-row table:style-name="ro1">
          <table:table-cell office:value-type="float" office:value="-294" table:style-name="ce1">
            <text:p>-294</text:p>
          </table:table-cell>
          <table:table-cell office:value-type="string" table:style-name="ce1">
            <text:p>Nd5</text:p>
          </table:table-cell>
          <table:table-cell office:value-type="string" table:style-name="ce113">
            <text:p>Nd5 (100)</text:p>
          </table:table-cell>
          <table:table-cell office:value-type="float" office:value="1" table:formula="of:=IF(ISNUMBER(SEARCH([.B294];[.C294]));1;0)" table:style-name="ce1">
            <text:p>1</text:p>
          </table:table-cell>
          <table:table-cell office:value-type="string" table:style-name="ce114">
            <text:p>Nd5 (100)</text:p>
          </table:table-cell>
          <table:table-cell office:value-type="float" office:value="1" table:formula="of:=IF(ISNUMBER(SEARCH([.B294];[.E294]));1;0)" table:style-name="ce1">
            <text:p>1</text:p>
          </table:table-cell>
          <table:table-cell table:number-columns-repeated="10" table:style-name="ce1"/>
          <table:table-cell office:value-type="float" office:value="-293" table:style-name="ce1">
            <text:p>-293</text:p>
          </table:table-cell>
          <table:table-cell office:value-type="string" table:style-name="ce1">
            <text:p>Nd5</text:p>
          </table:table-cell>
          <table:table-cell office:value-type="string" table:style-name="ce1">
            <text:p>Nd5 (100)</text:p>
          </table:table-cell>
          <table:table-cell office:value-type="string" table:style-name="ce1">
            <text:p>Nd5 (100)</text:p>
          </table:table-cell>
          <table:table-cell office:value-type="string" table:style-name="ce1">
            <text:p>Nd5 (100)</text:p>
          </table:table-cell>
          <table:table-cell table:number-columns-repeated="16363"/>
        </table:table-row>
        <table:table-row table:style-name="ro1">
          <table:table-cell office:value-type="float" office:value="-295" table:style-name="ce1">
            <text:p>-295</text:p>
          </table:table-cell>
          <table:table-cell office:value-type="string" table:style-name="ce1">
            <text:p>Rb4</text:p>
          </table:table-cell>
          <table:table-cell office:value-type="string" table:style-name="ce113">
            <text:p>Rb4 (100)</text:p>
          </table:table-cell>
          <table:table-cell office:value-type="float" office:value="1" table:formula="of:=IF(ISNUMBER(SEARCH([.B295];[.C295]));1;0)" table:style-name="ce1">
            <text:p>1</text:p>
          </table:table-cell>
          <table:table-cell office:value-type="string" table:style-name="ce114">
            <text:p>Kg8 (0)</text:p>
          </table:table-cell>
          <table:table-cell office:value-type="float" office:value="0" table:formula="of:=IF(ISNUMBER(SEARCH([.B295];[.E295]));1;0)" table:style-name="ce1">
            <text:p>0</text:p>
          </table:table-cell>
          <table:table-cell table:number-columns-repeated="10" table:style-name="ce1"/>
          <table:table-cell office:value-type="float" office:value="-294" table:style-name="ce1">
            <text:p>-294</text:p>
          </table:table-cell>
          <table:table-cell office:value-type="string" table:style-name="ce1">
            <text:p>Rb4</text:p>
          </table:table-cell>
          <table:table-cell office:value-type="string" table:style-name="ce1">
            <text:p>Rb4 (93)</text:p>
          </table:table-cell>
          <table:table-cell office:value-type="string" table:style-name="ce1">
            <text:p>Rb4 (100)</text:p>
          </table:table-cell>
          <table:table-cell office:value-type="string" table:style-name="ce1">
            <text:p>Kg8 (0)</text:p>
          </table:table-cell>
          <table:table-cell table:number-columns-repeated="16363"/>
        </table:table-row>
        <table:table-row table:style-name="ro1">
          <table:table-cell office:value-type="float" office:value="-296" table:style-name="ce1">
            <text:p>-296</text:p>
          </table:table-cell>
          <table:table-cell office:value-type="string" table:style-name="ce1">
            <text:p>Rc6</text:p>
          </table:table-cell>
          <table:table-cell office:value-type="string" table:style-name="ce113">
            <text:p>Nc6 (0)</text:p>
          </table:table-cell>
          <table:table-cell office:value-type="float" office:value="0" table:formula="of:=IF(ISNUMBER(SEARCH([.B296];[.C296]));1;0)" table:style-name="ce1">
            <text:p>0</text:p>
          </table:table-cell>
          <table:table-cell office:value-type="string" table:style-name="ce114">
            <text:p>Nc6 (0)</text:p>
          </table:table-cell>
          <table:table-cell office:value-type="float" office:value="0" table:formula="of:=IF(ISNUMBER(SEARCH([.B296];[.E296]));1;0)" table:style-name="ce1">
            <text:p>0</text:p>
          </table:table-cell>
          <table:table-cell table:number-columns-repeated="10" table:style-name="ce1"/>
          <table:table-cell office:value-type="float" office:value="-295" table:style-name="ce1">
            <text:p>-295</text:p>
          </table:table-cell>
          <table:table-cell office:value-type="string" table:style-name="ce1">
            <text:p>Rc6</text:p>
          </table:table-cell>
          <table:table-cell office:value-type="string" table:style-name="ce1">
            <text:p>Nc6 (0)</text:p>
          </table:table-cell>
          <table:table-cell office:value-type="string" table:style-name="ce1">
            <text:p>Nc6 (0)</text:p>
          </table:table-cell>
          <table:table-cell office:value-type="string" table:style-name="ce1">
            <text:p>Nc6 (0)</text:p>
          </table:table-cell>
          <table:table-cell table:number-columns-repeated="16363"/>
        </table:table-row>
        <table:table-row table:style-name="ro1">
          <table:table-cell office:value-type="float" office:value="-297" table:style-name="ce1">
            <text:p>-297</text:p>
          </table:table-cell>
          <table:table-cell office:value-type="string" table:style-name="ce1">
            <text:p>Nc6</text:p>
          </table:table-cell>
          <table:table-cell office:value-type="string" table:style-name="ce113">
            <text:p>Nc4 (0)</text:p>
          </table:table-cell>
          <table:table-cell office:value-type="float" office:value="0" table:formula="of:=IF(ISNUMBER(SEARCH([.B297];[.C297]));1;0)" table:style-name="ce1">
            <text:p>0</text:p>
          </table:table-cell>
          <table:table-cell office:value-type="string" table:style-name="ce114">
            <text:p>Nc4 (0)</text:p>
          </table:table-cell>
          <table:table-cell office:value-type="float" office:value="0" table:formula="of:=IF(ISNUMBER(SEARCH([.B297];[.E297]));1;0)" table:style-name="ce1">
            <text:p>0</text:p>
          </table:table-cell>
          <table:table-cell table:number-columns-repeated="10" table:style-name="ce1"/>
          <table:table-cell office:value-type="float" office:value="-296" table:style-name="ce1">
            <text:p>-296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Nc6 (65)</text:p>
          </table:table-cell>
          <table:table-cell office:value-type="string" table:style-name="ce1">
            <text:p>Nc4 (0)</text:p>
          </table:table-cell>
          <table:table-cell office:value-type="string" table:style-name="ce1">
            <text:p>Nc4 (0)</text:p>
          </table:table-cell>
          <table:table-cell table:number-columns-repeated="16363"/>
        </table:table-row>
        <table:table-row table:style-name="ro1">
          <table:table-cell office:value-type="float" office:value="-298" table:style-name="ce1">
            <text:p>-298</text:p>
          </table:table-cell>
          <table:table-cell office:value-type="string" table:style-name="ce1">
            <text:p>Re4</text:p>
          </table:table-cell>
          <table:table-cell office:value-type="string" table:style-name="ce113">
            <text:p>Bc8 (0)</text:p>
          </table:table-cell>
          <table:table-cell office:value-type="float" office:value="0" table:formula="of:=IF(ISNUMBER(SEARCH([.B298];[.C298]));1;0)" table:style-name="ce1">
            <text:p>0</text:p>
          </table:table-cell>
          <table:table-cell office:value-type="string" table:style-name="ce114">
            <text:p>Bc8 (0)</text:p>
          </table:table-cell>
          <table:table-cell office:value-type="float" office:value="0" table:formula="of:=IF(ISNUMBER(SEARCH([.B298];[.E298]));1;0)" table:style-name="ce1">
            <text:p>0</text:p>
          </table:table-cell>
          <table:table-cell table:number-columns-repeated="10" table:style-name="ce1"/>
          <table:table-cell office:value-type="float" office:value="-297" table:style-name="ce1">
            <text:p>-297</text:p>
          </table:table-cell>
          <table:table-cell office:value-type="string" table:style-name="ce1">
            <text:p>Re4</text:p>
          </table:table-cell>
          <table:table-cell office:value-type="string" table:style-name="ce1">
            <text:p>Bc8 (0)</text:p>
          </table:table-cell>
          <table:table-cell office:value-type="string" table:style-name="ce1">
            <text:p>Bc8 (0)</text:p>
          </table:table-cell>
          <table:table-cell office:value-type="string" table:style-name="ce1">
            <text:p>Bc8 (0)</text:p>
          </table:table-cell>
          <table:table-cell table:number-columns-repeated="16363"/>
        </table:table-row>
        <table:table-row table:style-name="ro1">
          <table:table-cell office:value-type="float" office:value="-299" table:style-name="ce1">
            <text:p>-299</text:p>
          </table:table-cell>
          <table:table-cell office:value-type="string" table:style-name="ce1">
            <text:p>Qh5+</text:p>
          </table:table-cell>
          <table:table-cell office:value-type="string" table:style-name="ce113">
            <text:p>Qh5+ (79)</text:p>
          </table:table-cell>
          <table:table-cell office:value-type="float" office:value="1" table:formula="of:=IF(ISNUMBER(SEARCH([.B299];[.C299]));1;0)" table:style-name="ce1">
            <text:p>1</text:p>
          </table:table-cell>
          <table:table-cell office:value-type="string" table:style-name="ce114">
            <text:p>Qf3 (0)</text:p>
          </table:table-cell>
          <table:table-cell office:value-type="float" office:value="0" table:formula="of:=IF(ISNUMBER(SEARCH([.B299];[.E299]));1;0)" table:style-name="ce1">
            <text:p>0</text:p>
          </table:table-cell>
          <table:table-cell table:number-columns-repeated="10" table:style-name="ce1"/>
          <table:table-cell office:value-type="float" office:value="-298" table:style-name="ce1">
            <text:p>-298</text:p>
          </table:table-cell>
          <table:table-cell office:value-type="string" table:style-name="ce1">
            <text:p>Qh5+</text:p>
          </table:table-cell>
          <table:table-cell office:value-type="string" table:style-name="ce1">
            <text:p>Qh5+ (85)</text:p>
          </table:table-cell>
          <table:table-cell office:value-type="string" table:style-name="ce1">
            <text:p>Qh5+ (79)</text:p>
          </table:table-cell>
          <table:table-cell office:value-type="string" table:style-name="ce1">
            <text:p>Qf3 (0)</text:p>
          </table:table-cell>
          <table:table-cell table:number-columns-repeated="16363"/>
        </table:table-row>
        <table:table-row table:style-name="ro1">
          <table:table-cell office:value-type="float" office:value="-300" table:style-name="ce1">
            <text:p>-300</text:p>
          </table:table-cell>
          <table:table-cell office:value-type="string" table:style-name="ce1">
            <text:p>Nb3</text:p>
          </table:table-cell>
          <table:table-cell office:value-type="string" table:style-name="ce113">
            <text:p>Nd7+ (0)</text:p>
          </table:table-cell>
          <table:table-cell office:value-type="float" office:value="0" table:formula="of:=IF(ISNUMBER(SEARCH([.B300];[.C300]));1;0)" table:style-name="ce1">
            <text:p>0</text:p>
          </table:table-cell>
          <table:table-cell office:value-type="string" table:style-name="ce114">
            <text:p>Nd7+ (0)</text:p>
          </table:table-cell>
          <table:table-cell office:value-type="float" office:value="0" table:formula="of:=IF(ISNUMBER(SEARCH([.B300];[.E300]));1;0)" table:style-name="ce1">
            <text:p>0</text:p>
          </table:table-cell>
          <table:table-cell table:number-columns-repeated="10" table:style-name="ce1"/>
          <table:table-cell office:value-type="float" office:value="-299" table:style-name="ce1">
            <text:p>-299</text:p>
          </table:table-cell>
          <table:table-cell office:value-type="string" table:style-name="ce1">
            <text:p>Nb3</text:p>
          </table:table-cell>
          <table:table-cell office:value-type="string" table:style-name="ce1">
            <text:p>Nd7+ (0)</text:p>
          </table:table-cell>
          <table:table-cell office:value-type="string" table:style-name="ce1">
            <text:p>Nd7+ (0)</text:p>
          </table:table-cell>
          <table:table-cell office:value-type="string" table:style-name="ce1">
            <text:p>Nd7+ (0)</text:p>
          </table:table-cell>
          <table:table-cell table:number-columns-repeated="16363"/>
        </table:table-row>
        <table:table-row table:style-name="ro1">
          <table:table-cell office:value-type="float" office:value="-301" table:style-name="ce1">
            <text:p>-301</text:p>
          </table:table-cell>
          <table:table-cell office:value-type="string" table:style-name="ce1">
            <text:p>Nc6</text:p>
          </table:table-cell>
          <table:table-cell office:value-type="string" table:style-name="ce113">
            <text:p>Nc6 (66)</text:p>
          </table:table-cell>
          <table:table-cell office:value-type="float" office:value="1" table:formula="of:=IF(ISNUMBER(SEARCH([.B301];[.C301]));1;0)" table:style-name="ce1">
            <text:p>1</text:p>
          </table:table-cell>
          <table:table-cell office:value-type="string" table:style-name="ce114">
            <text:p>Nd7 (0)</text:p>
          </table:table-cell>
          <table:table-cell office:value-type="float" office:value="0" table:formula="of:=IF(ISNUMBER(SEARCH([.B301];[.E301]));1;0)" table:style-name="ce1">
            <text:p>0</text:p>
          </table:table-cell>
          <table:table-cell table:number-columns-repeated="10" table:style-name="ce1"/>
          <table:table-cell office:value-type="float" office:value="-300" table:style-name="ce1">
            <text:p>-300</text:p>
          </table:table-cell>
          <table:table-cell office:value-type="string" table:style-name="ce1">
            <text:p>Nc6</text:p>
          </table:table-cell>
          <table:table-cell office:value-type="string" table:style-name="ce1">
            <text:p>Bd2 (0)</text:p>
          </table:table-cell>
          <table:table-cell office:value-type="string" table:style-name="ce1">
            <text:p>Nc6 (66)</text:p>
          </table:table-cell>
          <table:table-cell office:value-type="string" table:style-name="ce1">
            <text:p>Nd7 (0)</text:p>
          </table:table-cell>
          <table:table-cell table:number-columns-repeated="16363"/>
        </table:table-row>
        <table:table-row table:style-name="ro1">
          <table:table-cell office:value-type="float" office:value="-302" table:style-name="ce1">
            <text:p>-302</text:p>
          </table:table-cell>
          <table:table-cell office:value-type="string" table:style-name="ce1">
            <text:p>Qb6</text:p>
          </table:table-cell>
          <table:table-cell office:value-type="string" table:style-name="ce113">
            <text:p>Qb6 (93)</text:p>
          </table:table-cell>
          <table:table-cell office:value-type="float" office:value="1" table:formula="of:=IF(ISNUMBER(SEARCH([.B302];[.C302]));1;0)" table:style-name="ce1">
            <text:p>1</text:p>
          </table:table-cell>
          <table:table-cell office:value-type="string" table:style-name="ce114">
            <text:p>Qb6 (100)</text:p>
          </table:table-cell>
          <table:table-cell office:value-type="float" office:value="1" table:formula="of:=IF(ISNUMBER(SEARCH([.B302];[.E302]));1;0)" table:style-name="ce1">
            <text:p>1</text:p>
          </table:table-cell>
          <table:table-cell table:number-columns-repeated="10" table:style-name="ce1"/>
          <table:table-cell office:value-type="float" office:value="-301" table:style-name="ce1">
            <text:p>-301</text:p>
          </table:table-cell>
          <table:table-cell office:value-type="string" table:style-name="ce1">
            <text:p>Qb6</text:p>
          </table:table-cell>
          <table:table-cell office:value-type="string" table:style-name="ce1">
            <text:p>Qb6 (93)</text:p>
          </table:table-cell>
          <table:table-cell office:value-type="string" table:style-name="ce1">
            <text:p>Qb6 (93)</text:p>
          </table:table-cell>
          <table:table-cell office:value-type="string" table:style-name="ce1">
            <text:p>Qb6 (100)</text:p>
          </table:table-cell>
          <table:table-cell table:number-columns-repeated="16363"/>
        </table:table-row>
        <table:table-row table:style-name="ro1">
          <table:table-cell office:value-type="float" office:value="-303" table:style-name="ce1">
            <text:p>-303</text:p>
          </table:table-cell>
          <table:table-cell office:value-type="string" table:style-name="ce1">
            <text:p>Rd5</text:p>
          </table:table-cell>
          <table:table-cell office:value-type="string" table:style-name="ce113">
            <text:p>Re2 (0)</text:p>
          </table:table-cell>
          <table:table-cell office:value-type="float" office:value="0" table:formula="of:=IF(ISNUMBER(SEARCH([.B303];[.C303]));1;0)" table:style-name="ce1">
            <text:p>0</text:p>
          </table:table-cell>
          <table:table-cell office:value-type="string" table:style-name="ce114">
            <text:p>Re1 (0)</text:p>
          </table:table-cell>
          <table:table-cell office:value-type="float" office:value="0" table:formula="of:=IF(ISNUMBER(SEARCH([.B303];[.E303]));1;0)" table:style-name="ce1">
            <text:p>0</text:p>
          </table:table-cell>
          <table:table-cell table:number-columns-repeated="10" table:style-name="ce1"/>
          <table:table-cell office:value-type="float" office:value="-302" table:style-name="ce1">
            <text:p>-302</text:p>
          </table:table-cell>
          <table:table-cell office:value-type="string" table:style-name="ce1">
            <text:p>Rd5</text:p>
          </table:table-cell>
          <table:table-cell office:value-type="string" table:style-name="ce1">
            <text:p>Re1 (0)</text:p>
          </table:table-cell>
          <table:table-cell office:value-type="string" table:style-name="ce1">
            <text:p>Re2 (0)</text:p>
          </table:table-cell>
          <table:table-cell office:value-type="string" table:style-name="ce1">
            <text:p>Re1 (0)</text:p>
          </table:table-cell>
          <table:table-cell table:number-columns-repeated="16363"/>
        </table:table-row>
        <table:table-row table:style-name="ro1">
          <table:table-cell office:value-type="float" office:value="-304" table:style-name="ce1">
            <text:p>-304</text:p>
          </table:table-cell>
          <table:table-cell office:value-type="string" table:style-name="ce1">
            <text:p>Nd6+</text:p>
          </table:table-cell>
          <table:table-cell office:value-type="string" table:style-name="ce113">
            <text:p>Nh6+ (0)</text:p>
          </table:table-cell>
          <table:table-cell office:value-type="float" office:value="0" table:formula="of:=IF(ISNUMBER(SEARCH([.B304];[.C304]));1;0)" table:style-name="ce1">
            <text:p>0</text:p>
          </table:table-cell>
          <table:table-cell office:value-type="string" table:style-name="ce114">
            <text:p>Nh6+ (0)</text:p>
          </table:table-cell>
          <table:table-cell office:value-type="float" office:value="0" table:formula="of:=IF(ISNUMBER(SEARCH([.B304];[.E304]));1;0)" table:style-name="ce1">
            <text:p>0</text:p>
          </table:table-cell>
          <table:table-cell table:number-columns-repeated="10" table:style-name="ce1"/>
          <table:table-cell office:value-type="float" office:value="-303" table:style-name="ce1">
            <text:p>-303</text:p>
          </table:table-cell>
          <table:table-cell office:value-type="string" table:style-name="ce1">
            <text:p>Nd6+</text:p>
          </table:table-cell>
          <table:table-cell office:value-type="string" table:style-name="ce1">
            <text:p>Nh6+ (0)</text:p>
          </table:table-cell>
          <table:table-cell office:value-type="string" table:style-name="ce1">
            <text:p>Nh6+ (0)</text:p>
          </table:table-cell>
          <table:table-cell office:value-type="string" table:style-name="ce1">
            <text:p>Nh6+ (0)</text:p>
          </table:table-cell>
          <table:table-cell table:number-columns-repeated="16363"/>
        </table:table-row>
        <table:table-row table:style-name="ro1">
          <table:table-cell office:value-type="float" office:value="-305" table:style-name="ce1">
            <text:p>-305</text:p>
          </table:table-cell>
          <table:table-cell office:value-type="string" table:style-name="ce1">
            <text:p>b6</text:p>
          </table:table-cell>
          <table:table-cell office:value-type="string" table:style-name="ce113">
            <text:p>Kg3 (0)</text:p>
          </table:table-cell>
          <table:table-cell office:value-type="float" office:value="0" table:formula="of:=IF(ISNUMBER(SEARCH([.B305];[.C305]));1;0)" table:style-name="ce1">
            <text:p>0</text:p>
          </table:table-cell>
          <table:table-cell office:value-type="string" table:style-name="ce114">
            <text:p>Kg3 (0)</text:p>
          </table:table-cell>
          <table:table-cell office:value-type="float" office:value="0" table:formula="of:=IF(ISNUMBER(SEARCH([.B305];[.E305]));1;0)" table:style-name="ce1">
            <text:p>0</text:p>
          </table:table-cell>
          <table:table-cell table:number-columns-repeated="10" table:style-name="ce1"/>
          <table:table-cell office:value-type="float" office:value="-304" table:style-name="ce1">
            <text:p>-304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b6 (100)</text:p>
          </table:table-cell>
          <table:table-cell office:value-type="string" table:style-name="ce1">
            <text:p>Kg3 (0)</text:p>
          </table:table-cell>
          <table:table-cell office:value-type="string" table:style-name="ce1">
            <text:p>Kg3 (0)</text:p>
          </table:table-cell>
          <table:table-cell table:number-columns-repeated="16363"/>
        </table:table-row>
        <table:table-row table:style-name="ro1">
          <table:table-cell office:value-type="float" office:value="-306" table:style-name="ce1">
            <text:p>-306</text:p>
          </table:table-cell>
          <table:table-cell office:value-type="string" table:style-name="ce1">
            <text:p>Rf4</text:p>
          </table:table-cell>
          <table:table-cell office:value-type="string" table:style-name="ce113">
            <text:p>Qa5 (0)</text:p>
          </table:table-cell>
          <table:table-cell office:value-type="float" office:value="0" table:formula="of:=IF(ISNUMBER(SEARCH([.B306];[.C306]));1;0)" table:style-name="ce1">
            <text:p>0</text:p>
          </table:table-cell>
          <table:table-cell office:value-type="string" table:style-name="ce114">
            <text:p>Qa5 (0)</text:p>
          </table:table-cell>
          <table:table-cell office:value-type="float" office:value="0" table:formula="of:=IF(ISNUMBER(SEARCH([.B306];[.E306]));1;0)" table:style-name="ce1">
            <text:p>0</text:p>
          </table:table-cell>
          <table:table-cell table:number-columns-repeated="10" table:style-name="ce1"/>
          <table:table-cell office:value-type="float" office:value="-305" table:style-name="ce1">
            <text:p>-305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4 (64)</text:p>
          </table:table-cell>
          <table:table-cell office:value-type="string" table:style-name="ce1">
            <text:p>Qa5 (0)</text:p>
          </table:table-cell>
          <table:table-cell office:value-type="string" table:style-name="ce1">
            <text:p>Qa5 (0)</text:p>
          </table:table-cell>
          <table:table-cell table:number-columns-repeated="16363"/>
        </table:table-row>
        <table:table-row table:style-name="ro1">
          <table:table-cell office:value-type="float" office:value="-307" table:style-name="ce1">
            <text:p>-307</text:p>
          </table:table-cell>
          <table:table-cell office:value-type="string" table:style-name="ce1">
            <text:p>c4</text:p>
          </table:table-cell>
          <table:table-cell office:value-type="string" table:style-name="ce113">
            <text:p>c4 (100)</text:p>
          </table:table-cell>
          <table:table-cell office:value-type="float" office:value="1" table:formula="of:=IF(ISNUMBER(SEARCH([.B307];[.C307]));1;0)" table:style-name="ce1">
            <text:p>1</text:p>
          </table:table-cell>
          <table:table-cell office:value-type="string" table:style-name="ce114">
            <text:p>c4 (100)</text:p>
          </table:table-cell>
          <table:table-cell office:value-type="float" office:value="1" table:formula="of:=IF(ISNUMBER(SEARCH([.B307];[.E307]));1;0)" table:style-name="ce1">
            <text:p>1</text:p>
          </table:table-cell>
          <table:table-cell table:number-columns-repeated="10" table:style-name="ce1"/>
          <table:table-cell office:value-type="float" office:value="-306" table:style-name="ce1">
            <text:p>-306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4 (100)</text:p>
          </table:table-cell>
          <table:table-cell office:value-type="string" table:style-name="ce1">
            <text:p>c4 (100)</text:p>
          </table:table-cell>
          <table:table-cell office:value-type="string" table:style-name="ce1">
            <text:p>c4 (100)</text:p>
          </table:table-cell>
          <table:table-cell table:number-columns-repeated="16363"/>
        </table:table-row>
        <table:table-row table:style-name="ro1">
          <table:table-cell office:value-type="float" office:value="-308" table:style-name="ce1">
            <text:p>-308</text:p>
          </table:table-cell>
          <table:table-cell office:value-type="string" table:style-name="ce1">
            <text:p>Nf7+</text:p>
          </table:table-cell>
          <table:table-cell office:value-type="string" table:style-name="ce113">
            <text:p>Nf7+ (100)</text:p>
          </table:table-cell>
          <table:table-cell office:value-type="float" office:value="1" table:formula="of:=IF(ISNUMBER(SEARCH([.B308];[.C308]));1;0)" table:style-name="ce1">
            <text:p>1</text:p>
          </table:table-cell>
          <table:table-cell office:value-type="string" table:style-name="ce114">
            <text:p>Nf7+ (100)</text:p>
          </table:table-cell>
          <table:table-cell office:value-type="float" office:value="1" table:formula="of:=IF(ISNUMBER(SEARCH([.B308];[.E308]));1;0)" table:style-name="ce1">
            <text:p>1</text:p>
          </table:table-cell>
          <table:table-cell table:number-columns-repeated="10" table:style-name="ce1"/>
          <table:table-cell office:value-type="float" office:value="-307" table:style-name="ce1">
            <text:p>-307</text:p>
          </table:table-cell>
          <table:table-cell office:value-type="string" table:style-name="ce1">
            <text:p>Nf7+</text:p>
          </table:table-cell>
          <table:table-cell office:value-type="string" table:style-name="ce1">
            <text:p>Nf7+ (80)</text:p>
          </table:table-cell>
          <table:table-cell office:value-type="string" table:style-name="ce1">
            <text:p>Nf7+ (100)</text:p>
          </table:table-cell>
          <table:table-cell office:value-type="string" table:style-name="ce1">
            <text:p>Nf7+ (100)</text:p>
          </table:table-cell>
          <table:table-cell table:number-columns-repeated="16363"/>
        </table:table-row>
        <table:table-row table:style-name="ro1">
          <table:table-cell office:value-type="float" office:value="-309" table:style-name="ce1">
            <text:p>-309</text:p>
          </table:table-cell>
          <table:table-cell office:value-type="string" table:style-name="ce1">
            <text:p>Rf4</text:p>
          </table:table-cell>
          <table:table-cell office:value-type="string" table:style-name="ce113">
            <text:p>h6 (0)</text:p>
          </table:table-cell>
          <table:table-cell office:value-type="float" office:value="0" table:formula="of:=IF(ISNUMBER(SEARCH([.B309];[.C309]));1;0)" table:style-name="ce1">
            <text:p>0</text:p>
          </table:table-cell>
          <table:table-cell office:value-type="string" table:style-name="ce114">
            <text:p>h6 (0)</text:p>
          </table:table-cell>
          <table:table-cell office:value-type="float" office:value="0" table:formula="of:=IF(ISNUMBER(SEARCH([.B309];[.E309]));1;0)" table:style-name="ce1">
            <text:p>0</text:p>
          </table:table-cell>
          <table:table-cell table:number-columns-repeated="10" table:style-name="ce1"/>
          <table:table-cell office:value-type="float" office:value="-308" table:style-name="ce1">
            <text:p>-308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Be7 (0)</text:p>
          </table:table-cell>
          <table:table-cell office:value-type="string" table:style-name="ce1">
            <text:p>h6 (0)</text:p>
          </table:table-cell>
          <table:table-cell office:value-type="string" table:style-name="ce1">
            <text:p>h6 (0)</text:p>
          </table:table-cell>
          <table:table-cell table:number-columns-repeated="16363"/>
        </table:table-row>
        <table:table-row table:style-name="ro1">
          <table:table-cell office:value-type="float" office:value="-310" table:style-name="ce1">
            <text:p>-310</text:p>
          </table:table-cell>
          <table:table-cell office:value-type="string" table:style-name="ce1">
            <text:p>Bd4</text:p>
          </table:table-cell>
          <table:table-cell office:value-type="string" table:style-name="ce113">
            <text:p>Bd4 (93)</text:p>
          </table:table-cell>
          <table:table-cell office:value-type="float" office:value="1" table:formula="of:=IF(ISNUMBER(SEARCH([.B310];[.C310]));1;0)" table:style-name="ce1">
            <text:p>1</text:p>
          </table:table-cell>
          <table:table-cell office:value-type="string" table:style-name="ce114">
            <text:p>Bd4 (100)</text:p>
          </table:table-cell>
          <table:table-cell office:value-type="float" office:value="1" table:formula="of:=IF(ISNUMBER(SEARCH([.B310];[.E310]));1;0)" table:style-name="ce1">
            <text:p>1</text:p>
          </table:table-cell>
          <table:table-cell table:number-columns-repeated="10" table:style-name="ce1"/>
          <table:table-cell office:value-type="float" office:value="-309" table:style-name="ce1">
            <text:p>-309</text:p>
          </table:table-cell>
          <table:table-cell office:value-type="string" table:style-name="ce1">
            <text:p>Bd4</text:p>
          </table:table-cell>
          <table:table-cell office:value-type="string" table:style-name="ce1">
            <text:p>Bd4 (100)</text:p>
          </table:table-cell>
          <table:table-cell office:value-type="string" table:style-name="ce1">
            <text:p>Bd4 (93)</text:p>
          </table:table-cell>
          <table:table-cell office:value-type="string" table:style-name="ce1">
            <text:p>Bd4 (100)</text:p>
          </table:table-cell>
          <table:table-cell table:number-columns-repeated="16363"/>
        </table:table-row>
        <table:table-row table:style-name="ro1">
          <table:table-cell office:value-type="float" office:value="-311" table:style-name="ce1">
            <text:p>-311</text:p>
          </table:table-cell>
          <table:table-cell office:value-type="string" table:style-name="ce1">
            <text:p>g5</text:p>
          </table:table-cell>
          <table:table-cell office:value-type="string" table:style-name="ce113">
            <text:p>g5 (100)</text:p>
          </table:table-cell>
          <table:table-cell office:value-type="float" office:value="1" table:formula="of:=IF(ISNUMBER(SEARCH([.B311];[.C311]));1;0)" table:style-name="ce1">
            <text:p>1</text:p>
          </table:table-cell>
          <table:table-cell office:value-type="string" table:style-name="ce114">
            <text:p>g5 (100)</text:p>
          </table:table-cell>
          <table:table-cell office:value-type="float" office:value="1" table:formula="of:=IF(ISNUMBER(SEARCH([.B311];[.E311]));1;0)" table:style-name="ce1">
            <text:p>1</text:p>
          </table:table-cell>
          <table:table-cell table:number-columns-repeated="10" table:style-name="ce1"/>
          <table:table-cell office:value-type="float" office:value="-310" table:style-name="ce1">
            <text:p>-310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Rd2 (0)</text:p>
          </table:table-cell>
          <table:table-cell office:value-type="string" table:style-name="ce1">
            <text:p>g5 (100)</text:p>
          </table:table-cell>
          <table:table-cell office:value-type="string" table:style-name="ce1">
            <text:p>g5 (100)</text:p>
          </table:table-cell>
          <table:table-cell table:number-columns-repeated="16363"/>
        </table:table-row>
        <table:table-row table:style-name="ro1">
          <table:table-cell office:value-type="float" office:value="-312" table:style-name="ce1">
            <text:p>-312</text:p>
          </table:table-cell>
          <table:table-cell office:value-type="string" table:style-name="ce1">
            <text:p>Rf2+</text:p>
          </table:table-cell>
          <table:table-cell office:value-type="string" table:style-name="ce113">
            <text:p>Rf2+ (79)</text:p>
          </table:table-cell>
          <table:table-cell office:value-type="float" office:value="1" table:formula="of:=IF(ISNUMBER(SEARCH([.B312];[.C312]));1;0)" table:style-name="ce1">
            <text:p>1</text:p>
          </table:table-cell>
          <table:table-cell office:value-type="string" table:style-name="ce114">
            <text:p>Rf2+ (74)</text:p>
          </table:table-cell>
          <table:table-cell office:value-type="float" office:value="1" table:formula="of:=IF(ISNUMBER(SEARCH([.B312];[.E312]));1;0)" table:style-name="ce1">
            <text:p>1</text:p>
          </table:table-cell>
          <table:table-cell table:number-columns-repeated="10" table:style-name="ce1"/>
          <table:table-cell office:value-type="float" office:value="-311" table:style-name="ce1">
            <text:p>-311</text:p>
          </table:table-cell>
          <table:table-cell office:value-type="string" table:style-name="ce1">
            <text:p>Rf2+</text:p>
          </table:table-cell>
          <table:table-cell office:value-type="string" table:style-name="ce1">
            <text:p>Rf2+ (70)</text:p>
          </table:table-cell>
          <table:table-cell office:value-type="string" table:style-name="ce1">
            <text:p>Rf2+ (79)</text:p>
          </table:table-cell>
          <table:table-cell office:value-type="string" table:style-name="ce1">
            <text:p>Rf2+ (74)</text:p>
          </table:table-cell>
          <table:table-cell table:number-columns-repeated="16363"/>
        </table:table-row>
        <table:table-row table:style-name="ro1">
          <table:table-cell office:value-type="float" office:value="-313" table:style-name="ce1">
            <text:p>-313</text:p>
          </table:table-cell>
          <table:table-cell office:value-type="string" table:style-name="ce1">
            <text:p>Re1</text:p>
          </table:table-cell>
          <table:table-cell office:value-type="string" table:style-name="ce113">
            <text:p>Re1 (100)</text:p>
          </table:table-cell>
          <table:table-cell office:value-type="float" office:value="1" table:formula="of:=IF(ISNUMBER(SEARCH([.B313];[.C313]));1;0)" table:style-name="ce1">
            <text:p>1</text:p>
          </table:table-cell>
          <table:table-cell office:value-type="string" table:style-name="ce114">
            <text:p>Re1 (100)</text:p>
          </table:table-cell>
          <table:table-cell office:value-type="float" office:value="1" table:formula="of:=IF(ISNUMBER(SEARCH([.B313];[.E313]));1;0)" table:style-name="ce1">
            <text:p>1</text:p>
          </table:table-cell>
          <table:table-cell table:number-columns-repeated="10" table:style-name="ce1"/>
          <table:table-cell office:value-type="float" office:value="-312" table:style-name="ce1">
            <text:p>-312</text:p>
          </table:table-cell>
          <table:table-cell office:value-type="string" table:style-name="ce1">
            <text:p>Re1</text:p>
          </table:table-cell>
          <table:table-cell office:value-type="string" table:style-name="ce1">
            <text:p>Rg1 (0)</text:p>
          </table:table-cell>
          <table:table-cell office:value-type="string" table:style-name="ce1">
            <text:p>Re1 (100)</text:p>
          </table:table-cell>
          <table:table-cell office:value-type="string" table:style-name="ce1">
            <text:p>Re1 (100)</text:p>
          </table:table-cell>
          <table:table-cell table:number-columns-repeated="16363"/>
        </table:table-row>
        <table:table-row table:style-name="ro1">
          <table:table-cell office:value-type="float" office:value="-314" table:style-name="ce1">
            <text:p>-314</text:p>
          </table:table-cell>
          <table:table-cell office:value-type="string" table:style-name="ce1">
            <text:p>Qf5</text:p>
          </table:table-cell>
          <table:table-cell office:value-type="string" table:style-name="ce113">
            <text:p>Qf5 (88)</text:p>
          </table:table-cell>
          <table:table-cell office:value-type="float" office:value="1" table:formula="of:=IF(ISNUMBER(SEARCH([.B314];[.C314]));1;0)" table:style-name="ce1">
            <text:p>1</text:p>
          </table:table-cell>
          <table:table-cell office:value-type="string" table:style-name="ce114">
            <text:p>Qf5 (75)</text:p>
          </table:table-cell>
          <table:table-cell office:value-type="float" office:value="1" table:formula="of:=IF(ISNUMBER(SEARCH([.B314];[.E314]));1;0)" table:style-name="ce1">
            <text:p>1</text:p>
          </table:table-cell>
          <table:table-cell table:number-columns-repeated="10" table:style-name="ce1"/>
          <table:table-cell office:value-type="float" office:value="-313" table:style-name="ce1">
            <text:p>-313</text:p>
          </table:table-cell>
          <table:table-cell office:value-type="string" table:style-name="ce1">
            <text:p>Qf5</text:p>
          </table:table-cell>
          <table:table-cell office:value-type="string" table:style-name="ce1">
            <text:p>Qf5 (85)</text:p>
          </table:table-cell>
          <table:table-cell office:value-type="string" table:style-name="ce1">
            <text:p>Qf5 (88)</text:p>
          </table:table-cell>
          <table:table-cell office:value-type="string" table:style-name="ce1">
            <text:p>Qf5 (75)</text:p>
          </table:table-cell>
          <table:table-cell table:number-columns-repeated="16363"/>
        </table:table-row>
        <table:table-row table:style-name="ro1">
          <table:table-cell office:value-type="float" office:value="-315" table:style-name="ce1">
            <text:p>-315</text:p>
          </table:table-cell>
          <table:table-cell office:value-type="string" table:style-name="ce1">
            <text:p>Qg3+</text:p>
          </table:table-cell>
          <table:table-cell office:value-type="string" table:style-name="ce113">
            <text:p>Qe4 (0)</text:p>
          </table:table-cell>
          <table:table-cell office:value-type="float" office:value="0" table:formula="of:=IF(ISNUMBER(SEARCH([.B315];[.C315]));1;0)" table:style-name="ce1">
            <text:p>0</text:p>
          </table:table-cell>
          <table:table-cell office:value-type="string" table:style-name="ce114">
            <text:p>Qe4 (0)</text:p>
          </table:table-cell>
          <table:table-cell office:value-type="float" office:value="0" table:formula="of:=IF(ISNUMBER(SEARCH([.B315];[.E315]));1;0)" table:style-name="ce1">
            <text:p>0</text:p>
          </table:table-cell>
          <table:table-cell table:number-columns-repeated="10" table:style-name="ce1"/>
          <table:table-cell office:value-type="float" office:value="-314" table:style-name="ce1">
            <text:p>-314</text:p>
          </table:table-cell>
          <table:table-cell office:value-type="string" table:style-name="ce1">
            <text:p>Qg3+</text:p>
          </table:table-cell>
          <table:table-cell office:value-type="string" table:style-name="ce1">
            <text:p>Qe2 (0)</text:p>
          </table:table-cell>
          <table:table-cell office:value-type="string" table:style-name="ce1">
            <text:p>Qe4 (0)</text:p>
          </table:table-cell>
          <table:table-cell office:value-type="string" table:style-name="ce1">
            <text:p>Qe4 (0)</text:p>
          </table:table-cell>
          <table:table-cell table:number-columns-repeated="16363"/>
        </table:table-row>
        <table:table-row table:style-name="ro1">
          <table:table-cell office:value-type="float" office:value="-316" table:style-name="ce1">
            <text:p>-316</text:p>
          </table:table-cell>
          <table:table-cell office:value-type="string" table:style-name="ce1">
            <text:p>Kd1</text:p>
          </table:table-cell>
          <table:table-cell office:value-type="string" table:style-name="ce113">
            <text:p>Bf3 (0)</text:p>
          </table:table-cell>
          <table:table-cell office:value-type="float" office:value="0" table:formula="of:=IF(ISNUMBER(SEARCH([.B316];[.C316]));1;0)" table:style-name="ce1">
            <text:p>0</text:p>
          </table:table-cell>
          <table:table-cell office:value-type="string" table:style-name="ce114">
            <text:p>Bf3 (0)</text:p>
          </table:table-cell>
          <table:table-cell office:value-type="float" office:value="0" table:formula="of:=IF(ISNUMBER(SEARCH([.B316];[.E316]));1;0)" table:style-name="ce1">
            <text:p>0</text:p>
          </table:table-cell>
          <table:table-cell table:number-columns-repeated="10" table:style-name="ce1"/>
          <table:table-cell office:value-type="float" office:value="-315" table:style-name="ce1">
            <text:p>-315</text:p>
          </table:table-cell>
          <table:table-cell office:value-type="string" table:style-name="ce1">
            <text:p>Kd1</text:p>
          </table:table-cell>
          <table:table-cell office:value-type="string" table:style-name="ce1">
            <text:p>Bf3 (0)</text:p>
          </table:table-cell>
          <table:table-cell office:value-type="string" table:style-name="ce1">
            <text:p>Bf3 (0)</text:p>
          </table:table-cell>
          <table:table-cell office:value-type="string" table:style-name="ce1">
            <text:p>Bf3 (0)</text:p>
          </table:table-cell>
          <table:table-cell table:number-columns-repeated="16363"/>
        </table:table-row>
        <table:table-row table:style-name="ro1">
          <table:table-cell office:value-type="float" office:value="-317" table:style-name="ce1">
            <text:p>-317</text:p>
          </table:table-cell>
          <table:table-cell office:value-type="string" table:style-name="ce1">
            <text:p>Qh3+</text:p>
          </table:table-cell>
          <table:table-cell office:value-type="string" table:style-name="ce113">
            <text:p>Qh3+ (93)</text:p>
          </table:table-cell>
          <table:table-cell office:value-type="float" office:value="1" table:formula="of:=IF(ISNUMBER(SEARCH([.B317];[.C317]));1;0)" table:style-name="ce1">
            <text:p>1</text:p>
          </table:table-cell>
          <table:table-cell office:value-type="string" table:style-name="ce114">
            <text:p>Bc8+ (0)</text:p>
          </table:table-cell>
          <table:table-cell office:value-type="float" office:value="0" table:formula="of:=IF(ISNUMBER(SEARCH([.B317];[.E317]));1;0)" table:style-name="ce1">
            <text:p>0</text:p>
          </table:table-cell>
          <table:table-cell table:number-columns-repeated="10" table:style-name="ce1"/>
          <table:table-cell office:value-type="float" office:value="-316" table:style-name="ce1">
            <text:p>-316</text:p>
          </table:table-cell>
          <table:table-cell office:value-type="string" table:style-name="ce1">
            <text:p>Qh3+</text:p>
          </table:table-cell>
          <table:table-cell office:value-type="string" table:style-name="ce1">
            <text:p>Bc8+ (0)</text:p>
          </table:table-cell>
          <table:table-cell office:value-type="string" table:style-name="ce1">
            <text:p>Qh3+ (93)</text:p>
          </table:table-cell>
          <table:table-cell office:value-type="string" table:style-name="ce1">
            <text:p>Bc8+ (0)</text:p>
          </table:table-cell>
          <table:table-cell table:number-columns-repeated="16363"/>
        </table:table-row>
        <table:table-row table:style-name="ro1">
          <table:table-cell office:value-type="float" office:value="-318" table:style-name="ce1">
            <text:p>-318</text:p>
          </table:table-cell>
          <table:table-cell office:value-type="string" table:style-name="ce1">
            <text:p>Qh5</text:p>
          </table:table-cell>
          <table:table-cell office:value-type="string" table:style-name="ce113">
            <text:p>Qh5 (72)</text:p>
          </table:table-cell>
          <table:table-cell office:value-type="float" office:value="1" table:formula="of:=IF(ISNUMBER(SEARCH([.B318];[.C318]));1;0)" table:style-name="ce1">
            <text:p>1</text:p>
          </table:table-cell>
          <table:table-cell office:value-type="string" table:style-name="ce114">
            <text:p>Qh5 (64)</text:p>
          </table:table-cell>
          <table:table-cell office:value-type="float" office:value="1" table:formula="of:=IF(ISNUMBER(SEARCH([.B318];[.E318]));1;0)" table:style-name="ce1">
            <text:p>1</text:p>
          </table:table-cell>
          <table:table-cell table:number-columns-repeated="10" table:style-name="ce1"/>
          <table:table-cell office:value-type="float" office:value="-317" table:style-name="ce1">
            <text:p>-317</text:p>
          </table:table-cell>
          <table:table-cell office:value-type="string" table:style-name="ce1">
            <text:p>Qh5</text:p>
          </table:table-cell>
          <table:table-cell office:value-type="string" table:style-name="ce1">
            <text:p>Qh5 (66)</text:p>
          </table:table-cell>
          <table:table-cell office:value-type="string" table:style-name="ce1">
            <text:p>Qh5 (72)</text:p>
          </table:table-cell>
          <table:table-cell office:value-type="string" table:style-name="ce1">
            <text:p>Qh5 (64)</text:p>
          </table:table-cell>
          <table:table-cell table:number-columns-repeated="16363"/>
        </table:table-row>
        <table:table-row table:style-name="ro1">
          <table:table-cell office:value-type="float" office:value="-319" table:style-name="ce1">
            <text:p>-319</text:p>
          </table:table-cell>
          <table:table-cell office:value-type="string" table:style-name="ce1">
            <text:p>Rc8</text:p>
          </table:table-cell>
          <table:table-cell office:value-type="string" table:style-name="ce113">
            <text:p>Ra7 (0)</text:p>
          </table:table-cell>
          <table:table-cell office:value-type="float" office:value="0" table:formula="of:=IF(ISNUMBER(SEARCH([.B319];[.C319]));1;0)" table:style-name="ce1">
            <text:p>0</text:p>
          </table:table-cell>
          <table:table-cell office:value-type="string" table:style-name="ce114">
            <text:p>Ra7 (0)</text:p>
          </table:table-cell>
          <table:table-cell office:value-type="float" office:value="0" table:formula="of:=IF(ISNUMBER(SEARCH([.B319];[.E319]));1;0)" table:style-name="ce1">
            <text:p>0</text:p>
          </table:table-cell>
          <table:table-cell table:number-columns-repeated="10" table:style-name="ce1"/>
          <table:table-cell office:value-type="float" office:value="-318" table:style-name="ce1">
            <text:p>-318</text:p>
          </table:table-cell>
          <table:table-cell office:value-type="string" table:style-name="ce1">
            <text:p>Rc8</text:p>
          </table:table-cell>
          <table:table-cell office:value-type="string" table:style-name="ce1">
            <text:p>Ra7 (0)</text:p>
          </table:table-cell>
          <table:table-cell office:value-type="string" table:style-name="ce1">
            <text:p>Ra7 (0)</text:p>
          </table:table-cell>
          <table:table-cell office:value-type="string" table:style-name="ce1">
            <text:p>Ra7 (0)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199" table:formula="of:=SUM([.D2:.D319])" table:style-name="ce113">
            <text:p>199</text:p>
          </table:table-cell>
          <table:table-cell table:style-name="ce1"/>
          <table:table-cell office:value-type="float" office:value="179" table:formula="of:=SUM([.F2:.F319])" table:style-name="ce114">
            <text:p>179</text:p>
          </table:table-cell>
          <table:table-cell table:number-columns-repeated="11" table:style-name="ce1"/>
          <table:table-cell office:value-type="string" table:style-name="ce1">
            <text:p>Solved: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99" table:style-name="ce1">
            <text:p>199</text:p>
          </table:table-cell>
          <table:table-cell office:value-type="float" office:value="179" table:style-name="ce1">
            <text:p>179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Tal</text:p>
          </table:table-cell>
          <table:table-cell office:value-type="float" office:value="126" table:formula="of:=SUM([.D2:.D199])" table:style-name="ce113">
            <text:p>126</text:p>
          </table:table-cell>
          <table:table-cell table:style-name="ce1"/>
          <table:table-cell office:value-type="float" office:value="118" table:formula="of:=SUM([.F2:.F199])" table:style-name="ce114">
            <text:p>118</text:p>
          </table:table-cell>
          <table:table-cell table:number-columns-repeated="11" table:style-name="ce1"/>
          <table:table-cell office:value-type="string" table:style-name="ce1">
            <text:p>Points:</text:p>
          </table:table-cell>
          <table:table-cell table:style-name="ce1"/>
          <table:table-cell office:value-type="float" office:value="15121" table:style-name="ce1">
            <text:p>15121</text:p>
          </table:table-cell>
          <table:table-cell office:value-type="float" office:value="18300" table:style-name="ce1">
            <text:p>18300</text:p>
          </table:table-cell>
          <table:table-cell office:value-type="float" office:value="16359" table:style-name="ce1">
            <text:p>16359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Capablanca</text:p>
          </table:table-cell>
          <table:table-cell office:value-type="float" office:value="50" table:formula="of:=SUM([.D200:.D277])" table:style-name="ce113">
            <text:p>50</text:p>
          </table:table-cell>
          <table:table-cell table:style-name="ce1"/>
          <table:table-cell office:value-type="float" office:value="46" table:formula="of:=SUM([.F200:.F277])" table:style-name="ce114">
            <text:p>46</text:p>
          </table:table-cell>
          <table:table-cell table:number-columns-repeated="11" table:style-name="ce1"/>
          <table:table-cell office:value-type="string" table:style-name="ce1">
            <text:p>Time:</text:p>
          </table:table-cell>
          <table:table-cell table:style-name="ce1"/>
          <table:table-cell office:value-type="float" office:value="8442" table:style-name="ce1">
            <text:p>8442</text:p>
          </table:table-cell>
          <table:table-cell office:value-type="float" office:value="6398" table:style-name="ce1">
            <text:p>6398</text:p>
          </table:table-cell>
          <table:table-cell office:value-type="float" office:value="7495" table:style-name="ce1">
            <text:p>7495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Petrosian</text:p>
          </table:table-cell>
          <table:table-cell office:value-type="float" office:value="23" table:formula="of:=SUM([.D278:.D319])" table:style-name="ce113">
            <text:p>23</text:p>
          </table:table-cell>
          <table:table-cell table:style-name="ce1"/>
          <table:table-cell office:value-type="float" office:value="15" table:formula="of:=SUM([.F278:.F319])" table:style-name="ce114">
            <text:p>1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13"/>
          <table:table-cell/>
          <table:table-cell table:style-name="ce114"/>
          <table:table-cell table:number-columns-repeated="16379"/>
        </table:table-row>
        <table:table-row table:number-rows-repeated="1048252" table:style-name="ro1">
          <table:table-cell table:number-columns-repeated="16384"/>
        </table:table-row>
      </table:table>
      <table:table table:name="From_JHellis" table:style-name="ta1">
        <table:table-column table:style-name="co27" table:default-cell-style-name="ce1"/>
        <table:table-column table:style-name="co5" table:number-columns-repeated="9" table:default-cell-style-name="ce1"/>
        <table:table-column table:style-name="co28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6">
            <text:p><text:a xlink:href="https://github.com/jhellis3/Stockfish/commit/a81b2008e4f87ee87af0d90456f3021b2ca022fa">https://github.com/jhellis3/Stockfish/commit/a81b2008e4f87ee87af0d90456f3021b2ca022fa</text:a>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a xlink:href="https://github.com/jhellis3/Stockfish/commit/2a4e1b8c8a95e96576abd2d1944461a8044c9bfe">https://github.com/jhellis3/Stockfish/commit/2a4e1b8c8a95e96576abd2d1944461a8044c9bfe</text:a>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a xlink:href="https://github.com/jhellis3/Stockfish/commit/ff3f5384e802f267962b30898320fc448635916d">https://github.com/jhellis3/Stockfish/commit/ff3f5384e802f267962b30898320fc448635916d</text:a></text:p>
          </table:table-cell>
          <table:table-cell office:value-type="string" table:style-name="ce1">
            <text:p>NO</text:p>
          </table:table-cell>
          <table:table-cell table:number-columns-repeated="16382"/>
        </table:table-row>
        <table:table-row table:style-name="ro1">
          <table:table-cell table:style-name="ce41"/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Patches" table:style-name="ta3">
        <table:table-column table:style-name="co5" table:number-columns-repeated="2" table:default-cell-style-name="ce1"/>
        <table:table-column table:style-name="co29" table:default-cell-style-name="ce1"/>
        <table:table-column table:style-name="co5" table:number-columns-repeated="2" table:default-cell-style-name="ce1"/>
        <table:table-column table:style-name="co30" table:default-cell-style-name="ce1"/>
        <table:table-column table:style-name="co5" table:number-columns-repeated="58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iff</text:p>
          </table:table-cell>
          <table:table-cell office:value-type="string" table:style-name="ce2">
            <text:p>elo</text:p>
          </table:table-cell>
          <table:table-cell office:value-type="string" table:style-name="ce2">
            <text:p>whe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atch</text:p>
          </table:table-cell>
          <table:table-cell office:value-type="string" table:style-name="ce2">
            <text:p>Suite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riority officials</text:p>
          </table:table-cell>
          <table:table-cell table:number-columns-repeated="16373" table:style-name="ce1"/>
        </table:table-row>
        <table:table-row table:style-name="ro1">
          <table:table-cell office:value-type="date" office:date-value="1931-12-20T00:00:00" table:style-name="ce90">
            <text:p>12/20/31</text:p>
          </table:table-cell>
          <table:table-cell office:value-type="string" table:style-name="ce91">
            <text:p>sg</text:p>
          </table:table-cell>
          <table:table-cell office:value-type="string" table:style-name="ce91">
            <text:p><text:a xlink:href="https://tests.stockfishchess.org/tests/view/5fedb2496019e097de3eea56">lmr_captures3^</text:a></text:p>
          </table:table-cell>
          <table:table-cell office:value-type="string" table:style-name="ce91">
            <text:p><text:a xlink:href="https://github.com/locutus2/Stockfish/compare/8e62344b51...643e6ed548">diff</text:a></text:p>
          </table:table-cell>
          <table:table-cell office:value-type="string" table:style-name="ce91">
            <text:p>3.85</text:p>
          </table:table-cell>
          <table:table-cell office:value-type="string" table:style-name="ce92">
            <text:p>capablanca middle</text:p>
          </table:table-cell>
          <table:table-cell table:number-columns-repeated="58" table:style-name="ce92"/>
          <table:table-cell table:number-columns-repeated="16320"/>
        </table:table-row>
        <table:table-row table:style-name="ro1">
          <table:table-cell office:value-type="date" office:date-value="1931-12-20T00:00:00" table:style-name="ce17">
            <text:p>12/20/31</text:p>
          </table:table-cell>
          <table:table-cell office:value-type="string" table:style-name="ce18">
            <text:p>Lol</text:p>
          </table:table-cell>
          <table:table-cell office:value-type="string" table:style-name="ce18">
            <text:p><text:a xlink:href="https://tests.stockfishchess.org/tests/view/5fed2b466019e097de3eea0b">secured-passer</text:a></text:p>
          </table:table-cell>
          <table:table-cell office:value-type="string" table:style-name="ce18">
            <text:p><text:a xlink:href="https://github.com/Lolligerhans/Stockfish/compare/51deae8998...321f806b55">diff</text:a></text:p>
          </table:table-cell>
          <table:table-cell office:value-type="string" table:style-name="ce19">
            <text:p>6.8</text:p>
          </table:table-cell>
          <table:table-cell office:value-type="string" table:style-name="ce19">
            <text:p>always</text:p>
          </table:table-cell>
          <table:table-cell office:value-type="string" table:style-name="ce19">
            <text:p>OK</text:p>
          </table:table-cell>
          <table:table-cell table:number-columns-repeated="57" table:style-name="ce19"/>
          <table:table-cell table:number-columns-repeated="16320"/>
        </table:table-row>
        <table:table-row table:style-name="ro1">
          <table:table-cell office:value-type="date" office:date-value="2022-12-20T00:00:00" table:style-name="ce17">
            <text:p>12/20/22</text:p>
          </table:table-cell>
          <table:table-cell office:value-type="string" table:style-name="ce17">
            <text:p>Viz</text:p>
          </table:table-cell>
          <table:table-cell office:value-type="string" table:style-name="ce17">
            <text:p><text:a xlink:href="https://tests.stockfishchess.org/tests/view/5fe139eb3932f79192d39578">ssFalloffRed3</text:a></text:p>
          </table:table-cell>
          <table:table-cell office:value-type="string" table:style-name="ce17">
            <text:p><text:a xlink:href="https://github.com/Vizvezdenec/Stockfish/compare/1f3b5b8b54...f3cbfc47bc">diff</text:a></text:p>
          </table:table-cell>
          <table:table-cell office:value-type="string" table:style-name="ce17">
            <text:p>3.78</text:p>
          </table:table-cell>
          <table:table-cell office:value-type="string" table:style-name="ce17">
            <text:p>always</text:p>
          </table:table-cell>
          <table:table-cell office:value-type="string" table:style-name="ce17">
            <text:p>OK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20T00:00:00" table:style-name="ce17">
            <text:p>12/20/21</text:p>
          </table:table-cell>
          <table:table-cell office:value-type="string" table:style-name="ce17">
            <text:p>Viz</text:p>
          </table:table-cell>
          <table:table-cell office:value-type="string" table:style-name="ce17">
            <text:p><text:a xlink:href="https://tests.stockfishchess.org/tests/view/5fe0d7083932f79192d39541">singExtNoTt5</text:a></text:p>
          </table:table-cell>
          <table:table-cell office:value-type="string" table:style-name="ce17">
            <text:p><text:a xlink:href="https://github.com/Vizvezdenec/Stockfish/compare/1f3b5b8b54...0169debd8a">diff</text:a></text:p>
          </table:table-cell>
          <table:table-cell office:value-type="string" table:style-name="ce17">
            <text:p>2.51</text:p>
          </table:table-cell>
          <table:table-cell office:value-type="string" table:style-name="ce17">
            <text:p>always</text:p>
          </table:table-cell>
          <table:table-cell office:value-type="string" table:style-name="ce17">
            <text:p>OK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9-02-21T00:00:00" table:style-name="ce17">
            <text:p>2/21/19</text:p>
          </table:table-cell>
          <table:table-cell office:value-type="string" table:style-name="ce17">
            <text:p>sni</text:p>
          </table:table-cell>
          <table:table-cell office:value-type="string" table:style-name="ce17">
            <text:p><text:a xlink:href="https://tests.stockfishchess.org/tests/view/602f13227f517a561bc49d53">distance_from_pv4^</text:a></text:p>
          </table:table-cell>
          <table:table-cell office:value-type="string" table:style-name="ce17">
            <text:p><text:a xlink:href="https://github.com/snicolet/Stockfish/compare/9f6d69c544...b0172b6caf">diff</text:a></text:p>
          </table:table-cell>
          <table:table-cell office:value-type="date" office:date-value="1900-01-04T00:00:00" table:style-name="ce17">
            <text:p>1/4/00</text:p>
          </table:table-cell>
          <table:table-cell office:value-type="string" table:style-name="ce17">
            <text:p>not petrosian</text:p>
          </table:table-cell>
          <table:table-cell office:value-type="string" table:style-name="ce17">
            <text:p>OK</text:p>
          </table:table-cell>
          <table:table-cell table:number-columns-repeated="57" table:style-name="ce19"/>
          <table:table-cell table:number-columns-repeated="16320"/>
        </table:table-row>
        <table:table-row table:style-name="ro1">
          <table:table-cell office:value-type="string" table:style-name="ce31">
            <text:p>21-02-21</text:p>
          </table:table-cell>
          <table:table-cell office:value-type="string" table:style-name="ce31">
            <text:p><text:a xlink:href="https://tests.stockfishchess.org/tests/user/Vizvezdenec">Viz</text:a></text:p>
          </table:table-cell>
          <table:table-cell office:value-type="string" table:style-name="ce31">
            <text:p><text:a xlink:href="https://tests.stockfishchess.org/tests/view/6032e7617f517a561bc4a012">probcutCHR2</text:a></text:p>
          </table:table-cell>
          <table:table-cell office:value-type="string" table:style-name="ce31">
            <text:p><text:a xlink:href="https://github.com/Vizvezdenec/Stockfish/compare/7c30091a92...894e3f6adf">diff</text:a></text:p>
          </table:table-cell>
          <table:table-cell office:value-type="string" table:style-name="ce31">
            <text:p>2.45</text:p>
          </table:table-cell>
          <table:table-cell table:number-columns-repeated="2" table:style-name="ce31"/>
          <table:table-cell table:number-columns-repeated="16377" table:style-name="ce1"/>
        </table:table-row>
        <table:table-row table:style-name="ro1">
          <table:table-cell office:value-type="string" table:style-name="ce11">
            <text:p>21-02-11</text:p>
          </table:table-cell>
          <table:table-cell office:value-type="string" table:style-name="ce11">
            <text:p><text:a xlink:href="https://tests.stockfishchess.org/tests/user/Vizvezdenec">Viz</text:a></text:p>
          </table:table-cell>
          <table:table-cell office:value-type="string" table:style-name="ce11">
            <text:p><text:a xlink:href="https://tests.stockfishchess.org/tests/view/60251dd67f517a561bc496fc">badBVlmr1</text:a></text:p>
          </table:table-cell>
          <table:table-cell office:value-type="string" table:style-name="ce11">
            <text:p><text:a xlink:href="https://github.com/Vizvezdenec/Stockfish/compare/550fed3343...ef517d2249">diff</text:a></text:p>
          </table:table-cell>
          <table:table-cell office:value-type="string" table:style-name="ce31">
            <text:p>3.23</text:p>
          </table:table-cell>
          <table:table-cell office:value-type="string" table:style-name="ce31">
            <text:p>Tal</text:p>
          </table:table-cell>
          <table:table-cell office:value-type="string" table:style-name="ce31">
            <text:p>KO</text:p>
          </table:table-cell>
          <table:table-cell table:number-columns-repeated="57" table:style-name="ce31"/>
          <table:table-cell table:number-columns-repeated="16320"/>
        </table:table-row>
        <table:table-row table:style-name="ro1">
          <table:table-cell office:value-type="date" office:date-value="2003-03-21T00:00:00" table:style-name="ce93">
            <text:p>21/3/03</text:p>
          </table:table-cell>
          <table:table-cell office:value-type="string" table:style-name="ce94">
            <text:p><text:a xlink:href="https://tests.stockfishchess.org/tests/user/pb00067">pb0</text:a></text:p>
          </table:table-cell>
          <table:table-cell office:value-type="string" table:style-name="ce94">
            <text:p><text:a xlink:href="https://tests.stockfishchess.org/tests/view/603f90d7e8971688487001c5">boh67</text:a></text:p>
          </table:table-cell>
          <table:table-cell office:value-type="string" table:style-name="ce94">
            <text:p><text:a xlink:href="https://github.com/pb00068/Stockfish/compare/0f3f5d85fb...02eea1c477">diff</text:a></text:p>
          </table:table-cell>
          <table:table-cell table:style-name="ce95"/>
          <table:table-cell office:value-type="string" table:style-name="ce95">
            <text:p>Only Tal</text:p>
          </table:table-cell>
          <table:table-cell office:value-type="string" table:style-name="ce95">
            <text:p>KO</text:p>
          </table:table-cell>
          <table:table-cell table:number-columns-repeated="57" table:style-name="ce95"/>
          <table:table-cell table:number-columns-repeated="16320"/>
        </table:table-row>
        <table:table-row table:style-name="ro2">
          <table:table-cell office:value-type="date" office:date-value="2015-03-20T00:00:00" table:style-name="ce3">
            <text:p>3/20/15</text:p>
          </table:table-cell>
          <table:table-cell office:value-type="string" table:style-name="ce4">
            <text:p><text:a xlink:href="https://tests.stockfishchess.org/tests/user/Vizvezdenec">Viz</text:a></text:p>
          </table:table-cell>
          <table:table-cell office:value-type="string" table:style-name="ce4">
            <text:p><text:a xlink:href="https://tests.stockfishchess.org/tests/view/5e6eaa88e42a5c3b3ca2e617">sLMRttpv2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5.2</text:p>
          </table:table-cell>
          <table:table-cell office:value-type="string" table:style-name="ce4">
            <text:p>only Tal even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string" table:style-name="ce19">
            <text:p>21-09-02</text:p>
          </table:table-cell>
          <table:table-cell office:value-type="string" table:style-name="ce96">
            <text:p>Viz</text:p>
          </table:table-cell>
          <table:table-cell office:value-type="string" table:style-name="ce96">
            <text:p><text:a xlink:href="https://tests.stockfishchess.org/tests/view/6130964945091e810014af7c">capturesExtensionF12</text:a></text:p>
          </table:table-cell>
          <table:table-cell office:value-type="string" table:style-name="ce96">
            <text:p><text:a xlink:href="https://github.com/Vizvezdenec/Stockfish/compare/2807dcfab6...5c7fbd80fd">diff</text:a></text:p>
          </table:table-cell>
          <table:table-cell office:value-type="string" table:style-name="ce19">
            <text:p>4.83</text:p>
          </table:table-cell>
          <table:table-cell office:value-type="string" table:style-name="ce96">
            <text:p>only Capablanca</text:p>
          </table:table-cell>
          <table:table-cell office:value-type="string" table:style-name="ce15">
            <text:p>OK</text:p>
          </table:table-cell>
          <table:table-cell table:number-columns-repeated="57" table:style-name="ce15"/>
          <table:table-cell table:number-columns-repeated="16320" table:style-name="ce19"/>
        </table:table-row>
        <table:table-row table:style-name="ro2">
          <table:table-cell office:value-type="date" office:date-value="2027-03-20T00:00:00" table:style-name="ce13">
            <text:p>3/20/27</text:p>
          </table:table-cell>
          <table:table-cell office:value-type="string" table:style-name="ce14">
            <text:p><text:a xlink:href="https://tests.stockfishchess.org/tests/user/Vizvezdenec">Viz</text:a></text:p>
          </table:table-cell>
          <table:table-cell office:value-type="string" table:style-name="ce14">
            <text:p><text:a xlink:href="https://tests.stockfishchess.org/tests/view/5e7dee04e42a5c3b3ca2ec21">mcLMRint2</text:a></text:p>
          </table:table-cell>
          <table:table-cell office:value-type="string" table:style-name="ce14">
            <text:p><text:a xlink:href="https://github.com/Vizvezdenec/Stockfish/compare/58746d9...3fe8884">diff</text:a></text:p>
          </table:table-cell>
          <table:table-cell office:value-type="string" table:style-name="ce14">
            <text:p>4.62</text:p>
          </table:table-cell>
          <table:table-cell office:value-type="string" table:style-name="ce15">
            <text:p>only Tal</text:p>
          </table:table-cell>
          <table:table-cell office:value-type="string" table:style-name="ce15">
            <text:p>OK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27-03-20T00:00:00" table:style-name="ce3">
            <text:p>3/20/27</text:p>
          </table:table-cell>
          <table:table-cell office:value-type="string" table:style-name="ce4">
            <text:p><text:a xlink:href="https://tests.stockfishchess.org/tests/user/Vizvezdenec">Viz</text:a></text:p>
          </table:table-cell>
          <table:table-cell office:value-type="string" table:style-name="ce4">
            <text:p><text:a xlink:href="https://tests.stockfishchess.org/tests/view/5e7d7296e42a5c3b3ca2ec02">ttpvNodeLMR6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4.54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8-12-19T00:00:00" table:style-name="ce3">
            <text:p>12/19/28</text:p>
          </table:table-cell>
          <table:table-cell office:value-type="string" table:style-name="ce4">
            <text:p><text:a xlink:href="http://tests.stockfishchess.org/tests/user/Chess13234">Che</text:a></text:p>
          </table:table-cell>
          <table:table-cell office:value-type="string" table:style-name="ce4">
            <text:p><text:a xlink:href="http://tests.stockfishchess.org/tests/view/5e07bf66c13ac2425c4a9efc">RootDepthShallowPruning</text:a></text:p>
          </table:table-cell>
          <table:table-cell office:value-type="string" table:style-name="ce4">
            <text:p><text:a xlink:href="https://github.com/Chess13234/Stockfish/compare/13f70d0...02fb2f1">diff</text:a></text:p>
          </table:table-cell>
          <table:table-cell office:value-type="string" table:style-name="ce4">
            <text:p>4.54</text:p>
          </table:table-cell>
          <table:table-cell table:style-name="ce5"/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22-08-19T00:00:00" table:style-name="ce13">
            <text:p>8/19/22</text:p>
          </table:table-cell>
          <table:table-cell office:value-type="string" table:style-name="ce14">
            <text:p><text:a xlink:href="http://tests.stockfishchess.org/tests/user/Vizvezdenec">Viz</text:a></text:p>
          </table:table-cell>
          <table:table-cell office:value-type="string" table:style-name="ce14">
            <text:p><text:a xlink:href="http://tests.stockfishchess.org/tests/view/5d5e08d80ebc5925cf11308f">LMRdepthCutNode1</text:a></text:p>
          </table:table-cell>
          <table:table-cell office:value-type="string" table:style-name="ce14">
            <text:p>diff</text:p>
          </table:table-cell>
          <table:table-cell office:value-type="string" table:style-name="ce19">
            <text:p>4.50</text:p>
          </table:table-cell>
          <table:table-cell office:value-type="string" table:style-name="ce19">
            <text:p>Only Tal</text:p>
          </table:table-cell>
          <table:table-cell office:value-type="string" table:style-name="ce19">
            <text:p>OK</text:p>
          </table:table-cell>
          <table:table-cell table:number-columns-repeated="57" table:style-name="ce15"/>
          <table:table-cell table:number-columns-repeated="16320"/>
        </table:table-row>
        <table:table-row table:style-name="ro2">
          <table:table-cell office:value-type="date" office:date-value="2011-03-20T00:00:00" table:style-name="ce62">
            <text:p>3/20/11</text:p>
          </table:table-cell>
          <table:table-cell office:value-type="string" table:style-name="ce63">
            <text:p><text:a xlink:href="http://tests.stockfishchess.org/tests/user/pb00067">pb0</text:a></text:p>
          </table:table-cell>
          <table:table-cell office:value-type="string" table:style-name="ce63">
            <text:p><text:a xlink:href="http://tests.stockfishchess.org/tests/view/5e68b062e42a5c3b3ca2e3e9">mpc_ttpv</text:a></text:p>
          </table:table-cell>
          <table:table-cell office:value-type="string" table:style-name="ce63">
            <text:p>diff</text:p>
          </table:table-cell>
          <table:table-cell office:value-type="string" table:style-name="ce63">
            <text:p>4.36</text:p>
          </table:table-cell>
          <table:table-cell office:value-type="string" table:style-name="ce64">
            <text:p>KO</text:p>
          </table:table-cell>
          <table:table-cell table:number-columns-repeated="58" table:style-name="ce64"/>
          <table:table-cell table:number-columns-repeated="16320"/>
        </table:table-row>
        <table:table-row table:style-name="ro2">
          <table:table-cell office:value-type="date" office:date-value="2024-08-19T00:00:00" table:style-name="ce62">
            <text:p>8/19/24</text:p>
          </table:table-cell>
          <table:table-cell office:value-type="string" table:style-name="ce63">
            <text:p><text:a xlink:href="http://tests.stockfishchess.org/tests/user/sg">sg</text:a></text:p>
          </table:table-cell>
          <table:table-cell office:value-type="string" table:style-name="ce63">
            <text:p><text:a xlink:href="http://tests.stockfishchess.org/tests/view/5d6116c90ebc5939d09f1a51">lmr_delayed</text:a></text:p>
          </table:table-cell>
          <table:table-cell office:value-type="string" table:style-name="ce64">
            <text:p><text:a xlink:href="https://github.com/locutus2/Stockfish/compare/d799529...3d1ebb3">https://github.com/locutus2/Stockfish/compare/d799529...3d1ebb3</text:a></text:p>
          </table:table-cell>
          <table:table-cell office:value-type="string" table:style-name="ce64">
            <text:p>4.35</text:p>
          </table:table-cell>
          <table:table-cell office:value-type="string" table:style-name="ce64">
            <text:p>on going</text:p>
          </table:table-cell>
          <table:table-cell table:number-columns-repeated="58" table:style-name="ce64"/>
          <table:table-cell table:number-columns-repeated="16320"/>
        </table:table-row>
        <table:table-row table:style-name="ro2">
          <table:table-cell office:value-type="date" office:date-value="2025-08-21T00:00:00" table:style-name="ce97">
            <text:p>21/08/2025</text:p>
          </table:table-cell>
          <table:table-cell office:value-type="string" table:style-name="ce98">
            <text:p><text:a xlink:href="https://tests.stockfishchess.org/tests/user/VoyagerOne">Voy</text:a></text:p>
          </table:table-cell>
          <table:table-cell office:value-type="string" table:style-name="ce98">
            <text:p><text:a xlink:href="https://tests.stockfishchess.org/tests/view/612684885318138ee1204916">cmhPt3</text:a></text:p>
          </table:table-cell>
          <table:table-cell office:value-type="string" table:style-name="ce98">
            <text:p><text:a xlink:href="https://github.com/VoyagerOne/Stockfish/compare/d754ea50a8...3cf22bda66">diff</text:a></text:p>
          </table:table-cell>
          <table:table-cell office:value-type="float" office:value="4.29" table:style-name="ce99">
            <text:p>4.29</text:p>
          </table:table-cell>
          <table:table-cell office:value-type="string" table:style-name="ce99">
            <text:p>Petrosian</text:p>
          </table:table-cell>
          <table:table-cell table:number-columns-repeated="58" table:style-name="ce100"/>
          <table:table-cell table:number-columns-repeated="16320"/>
        </table:table-row>
        <table:table-row table:style-name="ro2">
          <table:table-cell office:value-type="date" office:date-value="1931-10-19T00:00:00" table:style-name="ce62">
            <text:p>10/19/31</text:p>
          </table:table-cell>
          <table:table-cell office:value-type="string" table:style-name="ce63">
            <text:p><text:a xlink:href="http://tests.stockfishchess.org/tests/user/VoyagerOne">Voy</text:a></text:p>
          </table:table-cell>
          <table:table-cell office:value-type="string" table:style-name="ce63">
            <text:p><text:a xlink:href="http://tests.stockfishchess.org/tests/view/5dbafea20ebc5925b64edd4e">redCompare3</text:a></text:p>
          </table:table-cell>
          <table:table-cell office:value-type="string" table:style-name="ce63">
            <text:p><text:a xlink:href="https://github.com/VoyagerOne/Stockfish/compare/648c7ec...6695c59">diff</text:a></text:p>
          </table:table-cell>
          <table:table-cell office:value-type="string" table:style-name="ce64">
            <text:p>4.21</text:p>
          </table:table-cell>
          <table:table-cell office:value-type="string" table:style-name="ce64">
            <text:p>only tal</text:p>
          </table:table-cell>
          <table:table-cell office:value-type="string" table:style-name="ce64">
            <text:p>KO</text:p>
          </table:table-cell>
          <table:table-cell table:number-columns-repeated="57" table:style-name="ce64"/>
          <table:table-cell table:number-columns-repeated="16320"/>
        </table:table-row>
        <table:table-row table:style-name="ro2">
          <table:table-cell office:value-type="date" office:date-value="2003-06-20T00:00:00" table:style-name="ce90">
            <text:p>6/20/03</text:p>
          </table:table-cell>
          <table:table-cell office:value-type="string" table:style-name="ce91">
            <text:p>sg</text:p>
          </table:table-cell>
          <table:table-cell office:value-type="string" table:style-name="ce91">
            <text:p><text:a xlink:href="https://tests.stockfishchess.org/tests/view/5ed80ca5f29b40b0fc95a945">pathMoveCount</text:a></text:p>
          </table:table-cell>
          <table:table-cell office:value-type="string" table:style-name="ce91">
            <text:p><text:a xlink:href="https://github.com/locutus2/Stockfish/compare/d1ec10cd4f...3a8174db12">diff</text:a></text:p>
          </table:table-cell>
          <table:table-cell office:value-type="string" table:style-name="ce64">
            <text:p>4.19</text:p>
          </table:table-cell>
          <table:table-cell table:number-columns-repeated="59" table:style-name="ce64"/>
          <table:table-cell table:number-columns-repeated="16320"/>
        </table:table-row>
        <table:table-row table:style-name="ro2">
          <table:table-cell office:value-type="date" office:date-value="2008-02-20T00:00:00" table:style-name="ce3">
            <text:p>2/20/08</text:p>
          </table:table-cell>
          <table:table-cell office:value-type="string" table:style-name="ce4">
            <text:p><text:a xlink:href="http://tests.stockfishchess.org/tests/user/xoto">xot</text:a></text:p>
          </table:table-cell>
          <table:table-cell office:value-type="string" table:style-name="ce4">
            <text:p><text:a xlink:href="http://tests.stockfishchess.org/tests/view/5e3e069fe70d848499f63b50">drawpawns1^</text:a></text:p>
          </table:table-cell>
          <table:table-cell office:value-type="string" table:style-name="ce4">
            <text:p>diff</text:p>
          </table:table-cell>
          <table:table-cell office:value-type="string" table:style-name="ce4">
            <text:p>4.15</text:p>
          </table:table-cell>
          <table:table-cell office:value-type="string" table:style-name="ce5">
            <text:p>only Tal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19-10-29T00:00:00" table:style-name="ce101">
            <text:p>2019-10-29</text:p>
          </table:table-cell>
          <table:table-cell office:value-type="string" table:style-name="ce63">
            <text:p><text:a xlink:href="http://tests.stockfishchess.org/tests/user/31m059">31m</text:a></text:p>
          </table:table-cell>
          <table:table-cell office:value-type="string" table:style-name="ce63">
            <text:p><text:a xlink:href="http://tests.stockfishchess.org/tests/view/5db7ae6a0ebc5902d1f37c53">lmr_moveCountCapt</text:a></text:p>
          </table:table-cell>
          <table:table-cell office:value-type="string" table:style-name="ce63">
            <text:p><text:a xlink:href="https://github.com/31m059/Stockfish/compare/648c7ec...6212e7a">diff</text:a></text:p>
          </table:table-cell>
          <table:table-cell office:value-type="float" office:value="4.04" table:style-name="ce64">
            <text:p>4.04</text:p>
          </table:table-cell>
          <table:table-cell table:style-name="ce64"/>
          <table:table-cell office:value-type="string" table:style-name="ce64">
            <text:p>KO</text:p>
          </table:table-cell>
          <table:table-cell table:number-columns-repeated="57" table:style-name="ce64"/>
          <table:table-cell table:number-columns-repeated="16320"/>
        </table:table-row>
        <table:table-row table:style-name="ro2">
          <table:table-cell office:value-type="date" office:date-value="2025-04-20T00:00:00" table:style-name="ce10">
            <text:p>4/20/25</text:p>
          </table:table-cell>
          <table:table-cell office:value-type="string" table:style-name="ce11">
            <text:p>sg</text:p>
          </table:table-cell>
          <table:table-cell office:value-type="string" table:style-name="ce11">
            <text:p><text:a xlink:href="https://tests.stockfishchess.org/tests/view/5ea414a213fcd4bb2f00a0da">skipQuiets^</text:a></text:p>
          </table:table-cell>
          <table:table-cell office:value-type="string" table:style-name="ce11">
            <text:p><text:a xlink:href="https://github.com/locutus2/Stockfish/compare/bb5589b...0df1fd9">diff</text:a></text:p>
          </table:table-cell>
          <table:table-cell office:value-type="string" table:style-name="ce5">
            <text:p>3.97</text:p>
          </table:table-cell>
          <table:table-cell office:value-type="string" table:style-name="ce5">
            <text:p>only Capablanca</text:p>
          </table:table-cell>
          <table:table-cell office:value-type="string" table:style-name="ce5">
            <text:p>KO</text:p>
          </table:table-cell>
          <table:table-cell table:number-columns-repeated="57" table:style-name="ce5"/>
          <table:table-cell table:number-columns-repeated="16320"/>
        </table:table-row>
        <table:table-row table:style-name="ro2">
          <table:table-cell office:value-type="date" office:date-value="2014-05-20T00:00:00" table:style-name="ce17">
            <text:p>5/20/14</text:p>
          </table:table-cell>
          <table:table-cell office:value-type="string" table:style-name="ce18">
            <text:p>Viz</text:p>
          </table:table-cell>
          <table:table-cell office:value-type="string" table:style-name="ce18">
            <text:p><text:a xlink:href="https://tests.stockfishchess.org/tests/view/5ebd9ebe75bec66815b8878e">captHistPegReb2</text:a></text:p>
          </table:table-cell>
          <table:table-cell office:value-type="string" table:style-name="ce18">
            <text:p><text:a xlink:href="https://github.com/Vizvezdenec/Stockfish/compare/c6ce612...72a918c">diff</text:a></text:p>
          </table:table-cell>
          <table:table-cell office:value-type="string" table:style-name="ce14">
            <text:p>3.81</text:p>
          </table:table-cell>
          <table:table-cell office:value-type="string" table:style-name="ce19">
            <text:p>!Petrosian</text:p>
          </table:table-cell>
          <table:table-cell office:value-type="string" table:style-name="ce19">
            <text:p>OK (=)</text:p>
          </table:table-cell>
          <table:table-cell table:number-columns-repeated="57" table:style-name="ce19"/>
          <table:table-cell table:number-columns-repeated="16320"/>
        </table:table-row>
        <table:table-row table:style-name="ro1">
          <table:table-cell office:value-type="date" office:date-value="2020-03-21T00:00:00" table:style-name="ce102">
            <text:p>21/3/20</text:p>
          </table:table-cell>
          <table:table-cell office:value-type="string" table:style-name="ce96">
            <text:p>Viz</text:p>
          </table:table-cell>
          <table:table-cell office:value-type="string" table:style-name="ce96">
            <text:p><text:a xlink:href="https://tests.stockfishchess.org/tests/view/60565f012433018de7a38fe0">bmMovecountR7</text:a></text:p>
          </table:table-cell>
          <table:table-cell office:value-type="string" table:style-name="ce96">
            <text:p><text:a xlink:href="https://github.com/Vizvezdenec/Stockfish/compare/ec42154ef2...8fd310c632">diff</text:a></text:p>
          </table:table-cell>
          <table:table-cell office:value-type="string" table:style-name="ce96">
            <text:p>2.95</text:p>
          </table:table-cell>
          <table:table-cell office:value-type="string" table:style-name="ce19">
            <text:p>!Capablanca</text:p>
          </table:table-cell>
          <table:table-cell office:value-type="string" table:style-name="ce19">
            <text:p>OK</text:p>
          </table:table-cell>
          <table:table-cell table:number-columns-repeated="57" table:style-name="ce19"/>
          <table:table-cell table:number-columns-repeated="16320"/>
        </table:table-row>
        <table:table-row table:style-name="ro1">
          <table:table-cell office:value-type="date" office:date-value="2028-02-21T00:00:00" table:style-name="ce103">
            <text:p>02/21/2028</text:p>
          </table:table-cell>
          <table:table-cell office:value-type="string" table:style-name="ce104">
            <text:p>Viz</text:p>
          </table:table-cell>
          <table:table-cell office:value-type="string" table:style-name="ce104">
            <text:p>ttCaptMoreRed3</text:p>
          </table:table-cell>
          <table:table-cell office:value-type="string" table:style-name="ce104">
            <text:p>diff</text:p>
          </table:table-cell>
          <table:table-cell office:value-type="string" table:style-name="ce105">
            <text:p>2.45</text:p>
          </table:table-cell>
          <table:table-cell table:style-name="ce104"/>
          <table:table-cell table:number-columns-repeated="16378" table:style-name="ce1"/>
        </table:table-row>
        <table:table-row table:style-name="ro12">
          <table:table-cell office:value-type="string" table:style-name="ce106">
            <text:p>21-07-06</text:p>
          </table:table-cell>
          <table:table-cell office:value-type="string" table:style-name="ce106">
            <text:p><text:a xlink:href="https://tests.stockfishchess.org/tests/user/bigpen0r">big</text:a></text:p>
          </table:table-cell>
          <table:table-cell office:value-type="string" table:style-name="ce107">
            <text:p><text:a xlink:href="https://tests.stockfishchess.org/tests/view/60e40daad1189bed718123d5">klmr12</text:a></text:p>
          </table:table-cell>
          <table:table-cell office:value-type="string" table:style-name="ce107">
            <text:p><text:a xlink:href="https://github.com/candirufish/Stockfish/compare/8fc297c506...d47775667d">diff</text:a></text:p>
          </table:table-cell>
          <table:table-cell office:value-type="string" table:style-name="ce31">
            <text:p>4.34</text:p>
          </table:table-cell>
          <table:table-cell office:value-type="string" table:style-name="ce107">
            <text:p><text:a xlink:href="https://tests.stockfishchess.org/html/live_elo.html?60e40daad1189bed718123d5">https://tests.stockfishchess.org/html/live_elo.html?60e40daad1189bed718123d5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8">
            <text:p>21-07-07</text:p>
          </table:table-cell>
          <table:table-cell office:value-type="string" table:style-name="ce108">
            <text:p><text:a xlink:href="https://tests.stockfishchess.org/tests/user/pb00067">pb0</text:a></text:p>
          </table:table-cell>
          <table:table-cell office:value-type="string" table:style-name="ce108">
            <text:p><text:a xlink:href="https://tests.stockfishchess.org/tests/view/60e59cadd1189bed718124d1">aspiration4</text:a></text:p>
          </table:table-cell>
          <table:table-cell office:value-type="string" table:style-name="ce108">
            <text:p><text:a xlink:href="https://github.com/pb00068/Stockfish/compare/8fc297c506...81deacf428">diff</text:a></text:p>
          </table:table-cell>
          <table:table-cell office:value-type="string" table:style-name="ce108">
            <text:p>2.4</text:p>
          </table:table-cell>
          <table:table-cell office:value-type="string" table:style-name="ce108">
            <text:p>only Tal</text:p>
          </table:table-cell>
          <table:table-cell table:number-columns-repeated="58" table:style-name="ce109"/>
          <table:table-cell table:number-columns-repeated="16320"/>
        </table:table-row>
        <table:table-row table:style-name="ro1">
          <table:table-cell office:value-type="date" office:date-value="2029-06-21T00:00:00" table:style-name="ce110">
            <text:p>21/06/2029</text:p>
          </table:table-cell>
          <table:table-cell office:value-type="string" table:style-name="ce111">
            <text:p><text:a xlink:href="https://tests.stockfishchess.org/tests/user/xoto">xot</text:a></text:p>
          </table:table-cell>
          <table:table-cell office:value-type="string" table:style-name="ce111">
            <text:p><text:a xlink:href="https://tests.stockfishchess.org/tests/view/60da98983beab81350aca041">mintim1</text:a></text:p>
          </table:table-cell>
          <table:table-cell office:value-type="string" table:style-name="ce104">
            <text:p><text:a xlink:href="https://github.com/xoto10/stockfish-xoto10/compare/49283d3a66...cc0fe81a09">diff</text:a></text:p>
          </table:table-cell>
          <table:table-cell office:value-type="float" office:value="2.0499999999999998" table:style-name="ce1">
            <text:p>2.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hellis</text:p>
          </table:table-cell>
          <table:table-cell office:value-type="string" table:style-name="ce1">
            <text:p>https://github.com/jhellis3/Stockfish/commit/9592f1d6a7468acf5ece928d991db609c600aa0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8-06-21T00:00:00" table:style-name="ce110">
            <text:p>21/06/2028</text:p>
          </table:table-cell>
          <table:table-cell office:value-type="string" table:style-name="ce111">
            <text:p><text:a xlink:href="https://tests.stockfishchess.org/tests/user/Lorenz">Lor</text:a></text:p>
          </table:table-cell>
          <table:table-cell office:value-type="string" table:style-name="ce111">
            <text:p><text:a xlink:href="https://tests.stockfishchess.org/tests/view/60da29473beab81350ac9fdd">TQ_ext_5</text:a></text:p>
          </table:table-cell>
          <table:table-cell office:value-type="string" table:style-name="ce111">
            <text:p><text:a xlink:href="https://github.com/G-Lorenz/Stockfish/compare/49283d3a66...5d9f81cf49">diff</text:a></text:p>
          </table:table-cell>
          <table:table-cell office:value-type="float" office:value="2.68" table:style-name="ce1">
            <text:p>2.68</text:p>
          </table:table-cell>
          <table:table-cell table:number-columns-repeated="16379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newstpatches" table:style-name="ta4">
        <table:table-column table:style-name="co4" table:number-columns-repeated="16384" table:default-cell-style-name="ce1"/>
        <table:table-row table:style-name="ro1">
          <table:table-cell office:value-type="string" table:style-name="ce1">
            <text:p>cmKill0Reply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Vizvezdenec/Stockfish/compare/6847be2c75...e6b7924a7d</text:p>
          </table:table-cell>
          <table:table-cell table:number-columns-repeated="6" table:style-name="ce1"/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1.57" table:style-name="ce1">
            <text:p>1.5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nSepExtRe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Vizvezdenec/Stockfish/compare/673841301b...34e2295000</text:p>
          </table:table-cell>
          <table:table-cell table:number-columns-repeated="2" table:style-name="ce1"/>
          <table:table-cell table:style-name="ce112"/>
          <table:table-cell table:number-columns-repeated="3" table:style-name="ce1"/>
          <table:table-cell office:value-type="string" table:style-name="ce1">
            <text:p>ok</text:p>
          </table:table-cell>
          <table:table-cell table:number-columns-repeated="16376"/>
        </table:table-row>
        <table:table-row table:style-name="ro1">
          <table:table-cell office:value-type="float" office:value="2.15" table:style-name="ce1">
            <text:p>2.1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stMoveCountRed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Vizvezdenec/Stockfish/compare/f21a66f70d...2160cae243</text:p>
          </table:table-cell>
          <table:table-cell table:number-columns-repeated="4" table:style-name="ce1"/>
          <table:table-cell table:style-name="ce112"/>
          <table:table-cell table:style-name="ce1"/>
          <table:table-cell office:value-type="string" table:style-name="ce1">
            <text:p>ko</text:p>
          </table:table-cell>
          <table:table-cell table:number-columns-repeated="16376"/>
        </table:table-row>
        <table:table-row table:style-name="ro1">
          <table:table-cell office:value-type="float" office:value="1.45" table:style-name="ce1">
            <text:p>1.45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month/>
      <number:text>/</number:text>
      <number:day/>
      <number:text>/</number:text>
      <number:year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number:date-style style:name="N38">
      <number:day/>
      <number:text>/</number:text>
      <number:month/>
      <number:text>/</number:text>
      <number:year/>
    </number:date-style>
    <number:date-style style:name="N39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00A65D"/>
    </style:style>
    <style:style style:name="cf10" style:family="table-cell" style:data-style-name="N0">
      <style:table-cell-properties style:vertical-align="automatic" fo:background-color="#00A65D"/>
    </style:style>
    <style:style style:name="cf11" style:family="table-cell" style:data-style-name="N0">
      <style:table-cell-properties style:vertical-align="automatic" fo:background-color="#00A65D"/>
    </style:style>
    <style:style style:name="cf12" style:family="table-cell" style:data-style-name="N0">
      <style:table-cell-properties style:vertical-align="automatic" fo:background-color="#00A65D"/>
    </style:style>
    <style:style style:name="cf13" style:family="table-cell" style:data-style-name="N0">
      <style:table-cell-properties style:vertical-align="automatic" fo:background-color="#00A65D"/>
    </style:style>
    <style:style style:name="cf14" style:family="table-cell" style:data-style-name="N0">
      <style:table-cell-properties style:vertical-align="automatic" fo:background-color="#00A65D"/>
    </style:style>
    <style:style style:name="cf15" style:family="table-cell" style:data-style-name="N0">
      <style:table-cell-properties fo:background-color="#00A65D"/>
    </style:style>
    <style:style style:name="cf2" style:family="table-cell" style:data-style-name="N0">
      <style:table-cell-properties style:vertical-align="automatic" fo:background-color="#00A65D"/>
    </style:style>
    <style:style style:name="cf3" style:family="table-cell" style:data-style-name="N0">
      <style:table-cell-properties style:vertical-align="automatic" fo:background-color="#00A65D"/>
    </style:style>
    <style:style style:name="cf4" style:family="table-cell" style:data-style-name="N0">
      <style:table-cell-properties style:vertical-align="automatic" fo:background-color="#00A65D"/>
    </style:style>
    <style:style style:name="cf5" style:family="table-cell" style:data-style-name="N0">
      <style:table-cell-properties style:vertical-align="automatic" fo:background-color="#00A65D"/>
    </style:style>
    <style:style style:name="cf6" style:family="table-cell" style:data-style-name="N0">
      <style:table-cell-properties style:vertical-align="automatic" fo:background-color="#00A65D"/>
    </style:style>
    <style:style style:name="cf7" style:family="table-cell" style:data-style-name="N0">
      <style:table-cell-properties style:vertical-align="automatic" fo:background-color="#00A65D"/>
    </style:style>
    <style:style style:name="cf8" style:family="table-cell" style:data-style-name="N0">
      <style:table-cell-properties style:vertical-align="automatic" fo:background-color="#00A65D"/>
    </style:style>
    <style:style style:name="cf9" style:family="table-cell" style:data-style-name="N0">
      <style:table-cell-properties style:vertical-align="automatic" fo:background-color="#00A65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6" style:family="table-cell">
      <style:table-cell-properties fo:background-color="#00A65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rial3" style:font-name-asian="Arial3" style:font-name-complex="Arial3" fo:font-size="12pt" style:font-size-asian="12pt" style:font-size-complex="12pt" style:font-family-generic="swiss"/>
    </style:style>
    <style:style style:name="T2" style:family="text">
      <style:text-properties fo:color="#000000" style:font-name="Arial3" style:font-name-asian="Arial3" style:font-name-complex="Arial3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0</meta:generator>
    <dc:creator>Andrea Manzo</dc:creator>
    <dc:date>2021-11-18T10:23:39Z</dc:date>
    <meta:editing-cycles>318</meta:editing-cycles>
    <meta:editing-duration>PT9211S</meta:editing-duration>
  </office:meta>
</office:document-meta>
</file>